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Mesh-Mesh" table:style-name="ta1">
        <table:table-column table:style-name="co1" table:default-cell-style-name="Default"/>
        <table:table-column table:style-name="co2" table:number-columns-repeated="484" table:default-cell-style-name="Default"/>
        <table:table-row table:style-name="ro1">
          <table:table-cell office:value-type="string" calcext:value-type="string">
            <text:p>Alignment 0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office:value-type="float" office:value="0.707082" calcext:value-type="float">
            <text:p>0.707082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24713" calcext:value-type="float">
            <text:p>0.00042471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95538" calcext:value-type="float">
            <text:p>0.195538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44443" calcext:value-type="float">
            <text:p>0.024444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1333" calcext:value-type="float">
            <text:p>0.01333</text:p>
          </table:table-cell>
          <table:table-cell office:value-type="float" office:value="0.0111975" calcext:value-type="float">
            <text:p>0.0111975</text:p>
          </table:table-cell>
          <table:table-cell office:value-type="float" office:value="0.0120839" calcext:value-type="float">
            <text:p>0.0120839</text:p>
          </table:table-cell>
          <table:table-cell office:value-type="float" office:value="0.0275459" calcext:value-type="float">
            <text:p>0.0275459</text:p>
          </table:table-cell>
          <table:table-cell office:value-type="float" office:value="0.0251884" calcext:value-type="float">
            <text:p>0.0251884</text:p>
          </table:table-cell>
          <table:table-cell office:value-type="float" office:value="0.018797" calcext:value-type="float">
            <text:p>0.018797</text:p>
          </table:table-cell>
          <table:table-cell office:value-type="float" office:value="0.0168098" calcext:value-type="float">
            <text:p>0.0168098</text:p>
          </table:table-cell>
          <table:table-cell office:value-type="float" office:value="0.0111626" calcext:value-type="float">
            <text:p>0.0111626</text:p>
          </table:table-cell>
          <table:table-cell office:value-type="float" office:value="0.0221328" calcext:value-type="float">
            <text:p>0.0221328</text:p>
          </table:table-cell>
          <table:table-cell office:value-type="float" office:value="0.0290371" calcext:value-type="float">
            <text:p>0.0290371</text:p>
          </table:table-cell>
          <table:table-cell office:value-type="float" office:value="0.0151785" calcext:value-type="float">
            <text:p>0.0151785</text:p>
          </table:table-cell>
          <table:table-cell office:value-type="float" office:value="0.0226567" calcext:value-type="float">
            <text:p>0.0226567</text:p>
          </table:table-cell>
          <table:table-cell office:value-type="float" office:value="0.0182981" calcext:value-type="float">
            <text:p>0.0182981</text:p>
          </table:table-cell>
          <table:table-cell office:value-type="float" office:value="0.019772" calcext:value-type="float">
            <text:p>0.019772</text:p>
          </table:table-cell>
          <table:table-cell office:value-type="float" office:value="0.0331498" calcext:value-type="float">
            <text:p>0.0331498</text:p>
          </table:table-cell>
          <table:table-cell office:value-type="float" office:value="0.0276733" calcext:value-type="float">
            <text:p>0.0276733</text:p>
          </table:table-cell>
          <table:table-cell office:value-type="float" office:value="0.0324135" calcext:value-type="float">
            <text:p>0.0324135</text:p>
          </table:table-cell>
          <table:table-cell office:value-type="float" office:value="0.0236696" calcext:value-type="float">
            <text:p>0.0236696</text:p>
          </table:table-cell>
          <table:table-cell office:value-type="float" office:value="0.0301015" calcext:value-type="float">
            <text:p>0.0301015</text:p>
          </table:table-cell>
          <table:table-cell office:value-type="float" office:value="0.0324201" calcext:value-type="float">
            <text:p>0.0324201</text:p>
          </table:table-cell>
          <table:table-cell office:value-type="float" office:value="0.0242238" calcext:value-type="float">
            <text:p>0.0242238</text:p>
          </table:table-cell>
          <table:table-cell office:value-type="float" office:value="0.0315605" calcext:value-type="float">
            <text:p>0.0315605</text:p>
          </table:table-cell>
          <table:table-cell office:value-type="float" office:value="0.0334644" calcext:value-type="float">
            <text:p>0.0334644</text:p>
          </table:table-cell>
          <table:table-cell office:value-type="float" office:value="0.0134364" calcext:value-type="float">
            <text:p>0.0134364</text:p>
          </table:table-cell>
          <table:table-cell office:value-type="float" office:value="0.0313788" calcext:value-type="float">
            <text:p>0.0313788</text:p>
          </table:table-cell>
          <table:table-cell office:value-type="float" office:value="0.0179029" calcext:value-type="float">
            <text:p>0.0179029</text:p>
          </table:table-cell>
          <table:table-cell office:value-type="float" office:value="0.0165595" calcext:value-type="float">
            <text:p>0.0165595</text:p>
          </table:table-cell>
          <table:table-cell office:value-type="float" office:value="0.0137253" calcext:value-type="float">
            <text:p>0.0137253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0.0179829" calcext:value-type="float">
            <text:p>0.0179829</text:p>
          </table:table-cell>
          <table:table-cell office:value-type="float" office:value="0.0203173" calcext:value-type="float">
            <text:p>0.0203173</text:p>
          </table:table-cell>
          <table:table-cell office:value-type="float" office:value="0.023971" calcext:value-type="float">
            <text:p>0.023971</text:p>
          </table:table-cell>
          <table:table-cell office:value-type="float" office:value="0.0206554" calcext:value-type="float">
            <text:p>0.0206554</text:p>
          </table:table-cell>
          <table:table-cell office:value-type="float" office:value="0.0154214" calcext:value-type="float">
            <text:p>0.0154214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0.0134081" calcext:value-type="float">
            <text:p>0.0134081</text:p>
          </table:table-cell>
          <table:table-cell office:value-type="float" office:value="0.0165189" calcext:value-type="float">
            <text:p>0.0165189</text:p>
          </table:table-cell>
          <table:table-cell office:value-type="float" office:value="0.035646" calcext:value-type="float">
            <text:p>0.035646</text:p>
          </table:table-cell>
          <table:table-cell office:value-type="float" office:value="0.0118644" calcext:value-type="float">
            <text:p>0.0118644</text:p>
          </table:table-cell>
          <table:table-cell office:value-type="float" office:value="0.0348199" calcext:value-type="float">
            <text:p>0.0348199</text:p>
          </table:table-cell>
          <table:table-cell office:value-type="float" office:value="0.0151151" calcext:value-type="float">
            <text:p>0.0151151</text:p>
          </table:table-cell>
          <table:table-cell office:value-type="float" office:value="0.0225017" calcext:value-type="float">
            <text:p>0.0225017</text:p>
          </table:table-cell>
          <table:table-cell office:value-type="float" office:value="0.013625" calcext:value-type="float">
            <text:p>0.013625</text:p>
          </table:table-cell>
          <table:table-cell office:value-type="float" office:value="0.0157107" calcext:value-type="float">
            <text:p>0.0157107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23965" calcext:value-type="float">
            <text:p>0.0123965</text:p>
          </table:table-cell>
          <table:table-cell office:value-type="float" office:value="0.0387687" calcext:value-type="float">
            <text:p>0.0387687</text:p>
          </table:table-cell>
          <table:table-cell office:value-type="float" office:value="0.0356006" calcext:value-type="float">
            <text:p>0.0356006</text:p>
          </table:table-cell>
          <table:table-cell office:value-type="float" office:value="0.0219597" calcext:value-type="float">
            <text:p>0.0219597</text:p>
          </table:table-cell>
          <table:table-cell office:value-type="float" office:value="0.0227338" calcext:value-type="float">
            <text:p>0.0227338</text:p>
          </table:table-cell>
          <table:table-cell office:value-type="float" office:value="0.0173696" calcext:value-type="float">
            <text:p>0.0173696</text:p>
          </table:table-cell>
          <table:table-cell office:value-type="float" office:value="0.0179192" calcext:value-type="float">
            <text:p>0.0179192</text:p>
          </table:table-cell>
          <table:table-cell office:value-type="float" office:value="0.0233059" calcext:value-type="float">
            <text:p>0.0233059</text:p>
          </table:table-cell>
          <table:table-cell office:value-type="float" office:value="0.0234568" calcext:value-type="float">
            <text:p>0.0234568</text:p>
          </table:table-cell>
          <table:table-cell office:value-type="float" office:value="0.0320524" calcext:value-type="float">
            <text:p>0.0320524</text:p>
          </table:table-cell>
          <table:table-cell office:value-type="float" office:value="0.0187057" calcext:value-type="float">
            <text:p>0.0187057</text:p>
          </table:table-cell>
          <table:table-cell office:value-type="float" office:value="0.0385407" calcext:value-type="float">
            <text:p>0.0385407</text:p>
          </table:table-cell>
          <table:table-cell office:value-type="float" office:value="0.01658" calcext:value-type="float">
            <text:p>0.01658</text:p>
          </table:table-cell>
          <table:table-cell office:value-type="float" office:value="0.036976" calcext:value-type="float">
            <text:p>0.036976</text:p>
          </table:table-cell>
          <table:table-cell office:value-type="float" office:value="0.021443" calcext:value-type="float">
            <text:p>0.021443</text:p>
          </table:table-cell>
          <table:table-cell office:value-type="float" office:value="0.0376991" calcext:value-type="float">
            <text:p>0.0376991</text:p>
          </table:table-cell>
          <table:table-cell office:value-type="float" office:value="0.0238883" calcext:value-type="float">
            <text:p>0.0238883</text:p>
          </table:table-cell>
          <table:table-cell office:value-type="float" office:value="0.0327462" calcext:value-type="float">
            <text:p>0.0327462</text:p>
          </table:table-cell>
          <table:table-cell office:value-type="float" office:value="0.0177108" calcext:value-type="float">
            <text:p>0.0177108</text:p>
          </table:table-cell>
          <table:table-cell office:value-type="float" office:value="0.0325569" calcext:value-type="float">
            <text:p>0.0325569</text:p>
          </table:table-cell>
          <table:table-cell office:value-type="float" office:value="0.0188168" calcext:value-type="float">
            <text:p>0.0188168</text:p>
          </table:table-cell>
          <table:table-cell office:value-type="float" office:value="0.0341933" calcext:value-type="float">
            <text:p>0.0341933</text:p>
          </table:table-cell>
          <table:table-cell office:value-type="float" office:value="0.0304027" calcext:value-type="float">
            <text:p>0.0304027</text:p>
          </table:table-cell>
          <table:table-cell office:value-type="float" office:value="0.0261344" calcext:value-type="float">
            <text:p>0.0261344</text:p>
          </table:table-cell>
          <table:table-cell office:value-type="float" office:value="0.0247954" calcext:value-type="float">
            <text:p>0.0247954</text:p>
          </table:table-cell>
          <table:table-cell office:value-type="float" office:value="0.0341577" calcext:value-type="float">
            <text:p>0.0341577</text:p>
          </table:table-cell>
          <table:table-cell office:value-type="float" office:value="0.0371845" calcext:value-type="float">
            <text:p>0.0371845</text:p>
          </table:table-cell>
          <table:table-cell office:value-type="float" office:value="0.0145734" calcext:value-type="float">
            <text:p>0.0145734</text:p>
          </table:table-cell>
          <table:table-cell office:value-type="float" office:value="0.0143029" calcext:value-type="float">
            <text:p>0.0143029</text:p>
          </table:table-cell>
          <table:table-cell office:value-type="float" office:value="0.0196411" calcext:value-type="float">
            <text:p>0.0196411</text:p>
          </table:table-cell>
          <table:table-cell office:value-type="float" office:value="0.0241047" calcext:value-type="float">
            <text:p>0.0241047</text:p>
          </table:table-cell>
          <table:table-cell office:value-type="float" office:value="0.0385699" calcext:value-type="float">
            <text:p>0.0385699</text:p>
          </table:table-cell>
          <table:table-cell office:value-type="float" office:value="0.0192123" calcext:value-type="float">
            <text:p>0.0192123</text:p>
          </table:table-cell>
          <table:table-cell office:value-type="float" office:value="0.0243787" calcext:value-type="float">
            <text:p>0.0243787</text:p>
          </table:table-cell>
          <table:table-cell office:value-type="float" office:value="0.027348" calcext:value-type="float">
            <text:p>0.027348</text:p>
          </table:table-cell>
          <table:table-cell office:value-type="float" office:value="0.0235396" calcext:value-type="float">
            <text:p>0.0235396</text:p>
          </table:table-cell>
          <table:table-cell office:value-type="float" office:value="0.0123142" calcext:value-type="float">
            <text:p>0.0123142</text:p>
          </table:table-cell>
          <table:table-cell office:value-type="float" office:value="0.0278795" calcext:value-type="float">
            <text:p>0.0278795</text:p>
          </table:table-cell>
          <table:table-cell office:value-type="float" office:value="0.0111025" calcext:value-type="float">
            <text:p>0.0111025</text:p>
          </table:table-cell>
          <table:table-cell office:value-type="float" office:value="0.0123365" calcext:value-type="float">
            <text:p>0.0123365</text:p>
          </table:table-cell>
          <table:table-cell office:value-type="float" office:value="0.0126538" calcext:value-type="float">
            <text:p>0.0126538</text:p>
          </table:table-cell>
          <table:table-cell office:value-type="float" office:value="0.0265832" calcext:value-type="float">
            <text:p>0.0265832</text:p>
          </table:table-cell>
          <table:table-cell office:value-type="float" office:value="0.014593" calcext:value-type="float">
            <text:p>0.014593</text:p>
          </table:table-cell>
          <table:table-cell office:value-type="float" office:value="0.0335027" calcext:value-type="float">
            <text:p>0.0335027</text:p>
          </table:table-cell>
          <table:table-cell office:value-type="float" office:value="0.0270201" calcext:value-type="float">
            <text:p>0.0270201</text:p>
          </table:table-cell>
          <table:table-cell office:value-type="float" office:value="0.0137727" calcext:value-type="float">
            <text:p>0.0137727</text:p>
          </table:table-cell>
          <table:table-cell office:value-type="float" office:value="0.0335123" calcext:value-type="float">
            <text:p>0.0335123</text:p>
          </table:table-cell>
          <table:table-cell office:value-type="float" office:value="0.0365404" calcext:value-type="float">
            <text:p>0.0365404</text:p>
          </table:table-cell>
          <table:table-cell office:value-type="float" office:value="0.0202427" calcext:value-type="float">
            <text:p>0.0202427</text:p>
          </table:table-cell>
          <table:table-cell office:value-type="float" office:value="0.0306925" calcext:value-type="float">
            <text:p>0.0306925</text:p>
          </table:table-cell>
          <table:table-cell office:value-type="float" office:value="0.0282512" calcext:value-type="float">
            <text:p>0.0282512</text:p>
          </table:table-cell>
          <table:table-cell office:value-type="float" office:value="0.0133755" calcext:value-type="float">
            <text:p>0.0133755</text:p>
          </table:table-cell>
          <table:table-cell office:value-type="float" office:value="0.0292735" calcext:value-type="float">
            <text:p>0.0292735</text:p>
          </table:table-cell>
          <table:table-cell office:value-type="float" office:value="0.0236379" calcext:value-type="float">
            <text:p>0.0236379</text:p>
          </table:table-cell>
          <table:table-cell office:value-type="float" office:value="0.0391735" calcext:value-type="float">
            <text:p>0.0391735</text:p>
          </table:table-cell>
          <table:table-cell office:value-type="float" office:value="0.0177415" calcext:value-type="float">
            <text:p>0.0177415</text:p>
          </table:table-cell>
          <table:table-cell office:value-type="float" office:value="0.0134613" calcext:value-type="float">
            <text:p>0.0134613</text:p>
          </table:table-cell>
          <table:table-cell office:value-type="float" office:value="0.0180157" calcext:value-type="float">
            <text:p>0.0180157</text:p>
          </table:table-cell>
          <table:table-cell office:value-type="float" office:value="0.0368204" calcext:value-type="float">
            <text:p>0.0368204</text:p>
          </table:table-cell>
          <table:table-cell office:value-type="float" office:value="0.0184768" calcext:value-type="float">
            <text:p>0.0184768</text:p>
          </table:table-cell>
          <table:table-cell office:value-type="float" office:value="0.0135689" calcext:value-type="float">
            <text:p>0.0135689</text:p>
          </table:table-cell>
          <table:table-cell office:value-type="float" office:value="0.0289628" calcext:value-type="float">
            <text:p>0.0289628</text:p>
          </table:table-cell>
          <table:table-cell office:value-type="float" office:value="0.0136043" calcext:value-type="float">
            <text:p>0.0136043</text:p>
          </table:table-cell>
          <table:table-cell office:value-type="float" office:value="0.0197478" calcext:value-type="float">
            <text:p>0.0197478</text:p>
          </table:table-cell>
          <table:table-cell office:value-type="float" office:value="0.0131118" calcext:value-type="float">
            <text:p>0.0131118</text:p>
          </table:table-cell>
          <table:table-cell office:value-type="float" office:value="0.0143099" calcext:value-type="float">
            <text:p>0.0143099</text:p>
          </table:table-cell>
          <table:table-cell office:value-type="float" office:value="0.0220695" calcext:value-type="float">
            <text:p>0.0220695</text:p>
          </table:table-cell>
          <table:table-cell office:value-type="float" office:value="0.0225441" calcext:value-type="float">
            <text:p>0.0225441</text:p>
          </table:table-cell>
          <table:table-cell office:value-type="float" office:value="0.0140008" calcext:value-type="float">
            <text:p>0.0140008</text:p>
          </table:table-cell>
          <table:table-cell office:value-type="float" office:value="0.0308394" calcext:value-type="float">
            <text:p>0.0308394</text:p>
          </table:table-cell>
          <table:table-cell office:value-type="float" office:value="0.0240874" calcext:value-type="float">
            <text:p>0.0240874</text:p>
          </table:table-cell>
          <table:table-cell office:value-type="float" office:value="0.0137498" calcext:value-type="float">
            <text:p>0.0137498</text:p>
          </table:table-cell>
          <table:table-cell office:value-type="float" office:value="0.0135477" calcext:value-type="float">
            <text:p>0.0135477</text:p>
          </table:table-cell>
          <table:table-cell office:value-type="float" office:value="0.0204595" calcext:value-type="float">
            <text:p>0.0204595</text:p>
          </table:table-cell>
          <table:table-cell office:value-type="float" office:value="0.0213621" calcext:value-type="float">
            <text:p>0.0213621</text:p>
          </table:table-cell>
          <table:table-cell office:value-type="float" office:value="0.01378" calcext:value-type="float">
            <text:p>0.01378</text:p>
          </table:table-cell>
          <table:table-cell office:value-type="float" office:value="0.034313" calcext:value-type="float">
            <text:p>0.034313</text:p>
          </table:table-cell>
          <table:table-cell office:value-type="float" office:value="0.0353806" calcext:value-type="float">
            <text:p>0.0353806</text:p>
          </table:table-cell>
          <table:table-cell office:value-type="float" office:value="0.017115" calcext:value-type="float">
            <text:p>0.017115</text:p>
          </table:table-cell>
          <table:table-cell office:value-type="float" office:value="0.0283008" calcext:value-type="float">
            <text:p>0.0283008</text:p>
          </table:table-cell>
          <table:table-cell office:value-type="float" office:value="0.0289271" calcext:value-type="float">
            <text:p>0.0289271</text:p>
          </table:table-cell>
          <table:table-cell office:value-type="float" office:value="0.0115759" calcext:value-type="float">
            <text:p>0.0115759</text:p>
          </table:table-cell>
          <table:table-cell office:value-type="float" office:value="0.0227265" calcext:value-type="float">
            <text:p>0.0227265</text:p>
          </table:table-cell>
          <table:table-cell office:value-type="float" office:value="0.0348598" calcext:value-type="float">
            <text:p>0.0348598</text:p>
          </table:table-cell>
          <table:table-cell office:value-type="float" office:value="0.0220308" calcext:value-type="float">
            <text:p>0.0220308</text:p>
          </table:table-cell>
          <table:table-cell office:value-type="float" office:value="0.0355733" calcext:value-type="float">
            <text:p>0.0355733</text:p>
          </table:table-cell>
          <table:table-cell office:value-type="float" office:value="0.030168" calcext:value-type="float">
            <text:p>0.030168</text:p>
          </table:table-cell>
          <table:table-cell office:value-type="float" office:value="0.0373053" calcext:value-type="float">
            <text:p>0.0373053</text:p>
          </table:table-cell>
          <table:table-cell office:value-type="float" office:value="0.0164062" calcext:value-type="float">
            <text:p>0.0164062</text:p>
          </table:table-cell>
          <table:table-cell office:value-type="float" office:value="0.0389052" calcext:value-type="float">
            <text:p>0.0389052</text:p>
          </table:table-cell>
          <table:table-cell office:value-type="float" office:value="0.0354876" calcext:value-type="float">
            <text:p>0.0354876</text:p>
          </table:table-cell>
          <table:table-cell office:value-type="float" office:value="0.0145091" calcext:value-type="float">
            <text:p>0.0145091</text:p>
          </table:table-cell>
          <table:table-cell office:value-type="float" office:value="0.0139847" calcext:value-type="float">
            <text:p>0.0139847</text:p>
          </table:table-cell>
          <table:table-cell office:value-type="float" office:value="0.0141765" calcext:value-type="float">
            <text:p>0.0141765</text:p>
          </table:table-cell>
          <table:table-cell office:value-type="float" office:value="0.0275579" calcext:value-type="float">
            <text:p>0.0275579</text:p>
          </table:table-cell>
          <table:table-cell office:value-type="float" office:value="0.0162113" calcext:value-type="float">
            <text:p>0.0162113</text:p>
          </table:table-cell>
          <table:table-cell office:value-type="float" office:value="0.0257576" calcext:value-type="float">
            <text:p>0.0257576</text:p>
          </table:table-cell>
          <table:table-cell office:value-type="float" office:value="0.0372035" calcext:value-type="float">
            <text:p>0.0372035</text:p>
          </table:table-cell>
          <table:table-cell office:value-type="float" office:value="0.0205214" calcext:value-type="float">
            <text:p>0.0205214</text:p>
          </table:table-cell>
          <table:table-cell office:value-type="float" office:value="0.0147631" calcext:value-type="float">
            <text:p>0.0147631</text:p>
          </table:table-cell>
          <table:table-cell office:value-type="float" office:value="0.0160049" calcext:value-type="float">
            <text:p>0.0160049</text:p>
          </table:table-cell>
          <table:table-cell office:value-type="float" office:value="0.0156438" calcext:value-type="float">
            <text:p>0.0156438</text:p>
          </table:table-cell>
          <table:table-cell office:value-type="float" office:value="0.0141519" calcext:value-type="float">
            <text:p>0.0141519</text:p>
          </table:table-cell>
          <table:table-cell office:value-type="float" office:value="0.0250432" calcext:value-type="float">
            <text:p>0.0250432</text:p>
          </table:table-cell>
          <table:table-cell office:value-type="float" office:value="0.0143696" calcext:value-type="float">
            <text:p>0.0143696</text:p>
          </table:table-cell>
          <table:table-cell office:value-type="float" office:value="0.0384348" calcext:value-type="float">
            <text:p>0.0384348</text:p>
          </table:table-cell>
          <table:table-cell office:value-type="float" office:value="0.023115" calcext:value-type="float">
            <text:p>0.023115</text:p>
          </table:table-cell>
          <table:table-cell office:value-type="float" office:value="0.026844" calcext:value-type="float">
            <text:p>0.026844</text:p>
          </table:table-cell>
          <table:table-cell office:value-type="float" office:value="0.0283502" calcext:value-type="float">
            <text:p>0.0283502</text:p>
          </table:table-cell>
          <table:table-cell office:value-type="float" office:value="0.0173235" calcext:value-type="float">
            <text:p>0.0173235</text:p>
          </table:table-cell>
          <table:table-cell office:value-type="float" office:value="0.0390482" calcext:value-type="float">
            <text:p>0.0390482</text:p>
          </table:table-cell>
          <table:table-cell office:value-type="float" office:value="0.038581" calcext:value-type="float">
            <text:p>0.038581</text:p>
          </table:table-cell>
          <table:table-cell office:value-type="float" office:value="0.0245236" calcext:value-type="float">
            <text:p>0.0245236</text:p>
          </table:table-cell>
          <table:table-cell office:value-type="float" office:value="0.0228051" calcext:value-type="float">
            <text:p>0.0228051</text:p>
          </table:table-cell>
          <table:table-cell office:value-type="float" office:value="0.0237821" calcext:value-type="float">
            <text:p>0.0237821</text:p>
          </table:table-cell>
          <table:table-cell office:value-type="float" office:value="0.0297695" calcext:value-type="float">
            <text:p>0.0297695</text:p>
          </table:table-cell>
          <table:table-cell office:value-type="float" office:value="0.0193761" calcext:value-type="float">
            <text:p>0.0193761</text:p>
          </table:table-cell>
          <table:table-cell office:value-type="float" office:value="0.0316042" calcext:value-type="float">
            <text:p>0.0316042</text:p>
          </table:table-cell>
          <table:table-cell office:value-type="float" office:value="0.0222096" calcext:value-type="float">
            <text:p>0.0222096</text:p>
          </table:table-cell>
          <table:table-cell office:value-type="float" office:value="0.015296" calcext:value-type="float">
            <text:p>0.015296</text:p>
          </table:table-cell>
          <table:table-cell office:value-type="float" office:value="0.0241946" calcext:value-type="float">
            <text:p>0.0241946</text:p>
          </table:table-cell>
          <table:table-cell office:value-type="float" office:value="0.0341531" calcext:value-type="float">
            <text:p>0.0341531</text:p>
          </table:table-cell>
          <table:table-cell office:value-type="float" office:value="0.0346974" calcext:value-type="float">
            <text:p>0.0346974</text:p>
          </table:table-cell>
          <table:table-cell office:value-type="float" office:value="0.026053" calcext:value-type="float">
            <text:p>0.026053</text:p>
          </table:table-cell>
          <table:table-cell office:value-type="float" office:value="0.021698" calcext:value-type="float">
            <text:p>0.021698</text:p>
          </table:table-cell>
          <table:table-cell office:value-type="float" office:value="0.0346601" calcext:value-type="float">
            <text:p>0.0346601</text:p>
          </table:table-cell>
          <table:table-cell office:value-type="float" office:value="0.0362857" calcext:value-type="float">
            <text:p>0.0362857</text:p>
          </table:table-cell>
          <table:table-cell office:value-type="float" office:value="0.034161" calcext:value-type="float">
            <text:p>0.034161</text:p>
          </table:table-cell>
          <table:table-cell office:value-type="float" office:value="0.0131711" calcext:value-type="float">
            <text:p>0.0131711</text:p>
          </table:table-cell>
          <table:table-cell office:value-type="float" office:value="0.0314648" calcext:value-type="float">
            <text:p>0.0314648</text:p>
          </table:table-cell>
          <table:table-cell office:value-type="float" office:value="0.0114075" calcext:value-type="float">
            <text:p>0.0114075</text:p>
          </table:table-cell>
          <table:table-cell office:value-type="float" office:value="0.0217423" calcext:value-type="float">
            <text:p>0.0217423</text:p>
          </table:table-cell>
          <table:table-cell office:value-type="float" office:value="0.0144509" calcext:value-type="float">
            <text:p>0.0144509</text:p>
          </table:table-cell>
          <table:table-cell office:value-type="float" office:value="0.029619" calcext:value-type="float">
            <text:p>0.029619</text:p>
          </table:table-cell>
          <table:table-cell office:value-type="float" office:value="0.0138378" calcext:value-type="float">
            <text:p>0.0138378</text:p>
          </table:table-cell>
          <table:table-cell office:value-type="float" office:value="0.0361161" calcext:value-type="float">
            <text:p>0.0361161</text:p>
          </table:table-cell>
          <table:table-cell office:value-type="float" office:value="0.0208521" calcext:value-type="float">
            <text:p>0.0208521</text:p>
          </table:table-cell>
          <table:table-cell office:value-type="float" office:value="0.0361509" calcext:value-type="float">
            <text:p>0.0361509</text:p>
          </table:table-cell>
          <table:table-cell office:value-type="float" office:value="0.0211303" calcext:value-type="float">
            <text:p>0.0211303</text:p>
          </table:table-cell>
          <table:table-cell office:value-type="float" office:value="0.0137296" calcext:value-type="float">
            <text:p>0.0137296</text:p>
          </table:table-cell>
          <table:table-cell office:value-type="float" office:value="0.0162085" calcext:value-type="float">
            <text:p>0.0162085</text:p>
          </table:table-cell>
          <table:table-cell office:value-type="float" office:value="0.0287272" calcext:value-type="float">
            <text:p>0.0287272</text:p>
          </table:table-cell>
          <table:table-cell office:value-type="float" office:value="0.0281963" calcext:value-type="float">
            <text:p>0.0281963</text:p>
          </table:table-cell>
          <table:table-cell office:value-type="float" office:value="0.0212245" calcext:value-type="float">
            <text:p>0.0212245</text:p>
          </table:table-cell>
          <table:table-cell office:value-type="float" office:value="0.020794" calcext:value-type="float">
            <text:p>0.020794</text:p>
          </table:table-cell>
          <table:table-cell office:value-type="float" office:value="0.0324237" calcext:value-type="float">
            <text:p>0.0324237</text:p>
          </table:table-cell>
          <table:table-cell office:value-type="float" office:value="0.0150744" calcext:value-type="float">
            <text:p>0.0150744</text:p>
          </table:table-cell>
          <table:table-cell office:value-type="float" office:value="0.0186768" calcext:value-type="float">
            <text:p>0.0186768</text:p>
          </table:table-cell>
          <table:table-cell office:value-type="float" office:value="0.0130626" calcext:value-type="float">
            <text:p>0.0130626</text:p>
          </table:table-cell>
          <table:table-cell office:value-type="float" office:value="0.0131067" calcext:value-type="float">
            <text:p>0.0131067</text:p>
          </table:table-cell>
          <table:table-cell office:value-type="float" office:value="0.013171" calcext:value-type="float">
            <text:p>0.013171</text:p>
          </table:table-cell>
          <table:table-cell office:value-type="float" office:value="0.0209411" calcext:value-type="float">
            <text:p>0.0209411</text:p>
          </table:table-cell>
          <table:table-cell office:value-type="float" office:value="0.0162449" calcext:value-type="float">
            <text:p>0.0162449</text:p>
          </table:table-cell>
          <table:table-cell office:value-type="float" office:value="0.0149383" calcext:value-type="float">
            <text:p>0.0149383</text:p>
          </table:table-cell>
          <table:table-cell office:value-type="float" office:value="0.0141682" calcext:value-type="float">
            <text:p>0.0141682</text:p>
          </table:table-cell>
          <table:table-cell office:value-type="float" office:value="0.0373067" calcext:value-type="float">
            <text:p>0.0373067</text:p>
          </table:table-cell>
          <table:table-cell office:value-type="float" office:value="0.0169456" calcext:value-type="float">
            <text:p>0.0169456</text:p>
          </table:table-cell>
          <table:table-cell office:value-type="float" office:value="0.0120794" calcext:value-type="float">
            <text:p>0.0120794</text:p>
          </table:table-cell>
          <table:table-cell office:value-type="float" office:value="0.0237774" calcext:value-type="float">
            <text:p>0.0237774</text:p>
          </table:table-cell>
          <table:table-cell office:value-type="float" office:value="0.0361088" calcext:value-type="float">
            <text:p>0.0361088</text:p>
          </table:table-cell>
          <table:table-cell office:value-type="float" office:value="0.0362787" calcext:value-type="float">
            <text:p>0.0362787</text:p>
          </table:table-cell>
          <table:table-cell office:value-type="float" office:value="0.0355585" calcext:value-type="float">
            <text:p>0.0355585</text:p>
          </table:table-cell>
          <table:table-cell office:value-type="float" office:value="0.0136941" calcext:value-type="float">
            <text:p>0.0136941</text:p>
          </table:table-cell>
          <table:table-cell office:value-type="float" office:value="0.0343362" calcext:value-type="float">
            <text:p>0.0343362</text:p>
          </table:table-cell>
          <table:table-cell office:value-type="float" office:value="0.0356842" calcext:value-type="float">
            <text:p>0.0356842</text:p>
          </table:table-cell>
          <table:table-cell office:value-type="float" office:value="0.0228875" calcext:value-type="float">
            <text:p>0.0228875</text:p>
          </table:table-cell>
          <table:table-cell office:value-type="float" office:value="0.0223145" calcext:value-type="float">
            <text:p>0.0223145</text:p>
          </table:table-cell>
          <table:table-cell office:value-type="float" office:value="0.0137042" calcext:value-type="float">
            <text:p>0.0137042</text:p>
          </table:table-cell>
          <table:table-cell office:value-type="float" office:value="0.0378467" calcext:value-type="float">
            <text:p>0.0378467</text:p>
          </table:table-cell>
          <table:table-cell office:value-type="float" office:value="0.0136597" calcext:value-type="float">
            <text:p>0.0136597</text:p>
          </table:table-cell>
          <table:table-cell office:value-type="float" office:value="0.0363129" calcext:value-type="float">
            <text:p>0.0363129</text:p>
          </table:table-cell>
          <table:table-cell office:value-type="float" office:value="0.0214037" calcext:value-type="float">
            <text:p>0.0214037</text:p>
          </table:table-cell>
          <table:table-cell office:value-type="float" office:value="0.0374571" calcext:value-type="float">
            <text:p>0.0374571</text:p>
          </table:table-cell>
          <table:table-cell office:value-type="float" office:value="0.0350027" calcext:value-type="float">
            <text:p>0.0350027</text:p>
          </table:table-cell>
          <table:table-cell office:value-type="float" office:value="0.0128481" calcext:value-type="float">
            <text:p>0.0128481</text:p>
          </table:table-cell>
          <table:table-cell office:value-type="float" office:value="0.0159097" calcext:value-type="float">
            <text:p>0.0159097</text:p>
          </table:table-cell>
          <table:table-cell office:value-type="float" office:value="0.0134781" calcext:value-type="float">
            <text:p>0.0134781</text:p>
          </table:table-cell>
          <table:table-cell office:value-type="float" office:value="0.0396073" calcext:value-type="float">
            <text:p>0.0396073</text:p>
          </table:table-cell>
          <table:table-cell office:value-type="float" office:value="0.0240622" calcext:value-type="float">
            <text:p>0.0240622</text:p>
          </table:table-cell>
          <table:table-cell office:value-type="float" office:value="0.0360515" calcext:value-type="float">
            <text:p>0.0360515</text:p>
          </table:table-cell>
          <table:table-cell office:value-type="float" office:value="0.324688" calcext:value-type="float">
            <text:p>0.324688</text:p>
          </table:table-cell>
          <table:table-cell office:value-type="float" office:value="0.015201" calcext:value-type="float">
            <text:p>0.015201</text:p>
          </table:table-cell>
          <table:table-cell office:value-type="float" office:value="0.0115009" calcext:value-type="float">
            <text:p>0.0115009</text:p>
          </table:table-cell>
          <table:table-cell office:value-type="float" office:value="0.0192415" calcext:value-type="float">
            <text:p>0.0192415</text:p>
          </table:table-cell>
          <table:table-cell office:value-type="float" office:value="0.0114807" calcext:value-type="float">
            <text:p>0.0114807</text:p>
          </table:table-cell>
          <table:table-cell office:value-type="float" office:value="0.0395247" calcext:value-type="float">
            <text:p>0.0395247</text:p>
          </table:table-cell>
          <table:table-cell office:value-type="float" office:value="0.0265559" calcext:value-type="float">
            <text:p>0.0265559</text:p>
          </table:table-cell>
          <table:table-cell office:value-type="float" office:value="0.0186585" calcext:value-type="float">
            <text:p>0.0186585</text:p>
          </table:table-cell>
          <table:table-cell office:value-type="float" office:value="0.0315238" calcext:value-type="float">
            <text:p>0.0315238</text:p>
          </table:table-cell>
          <table:table-cell office:value-type="float" office:value="0.0139378" calcext:value-type="float">
            <text:p>0.0139378</text:p>
          </table:table-cell>
          <table:table-cell office:value-type="float" office:value="0.0111799" calcext:value-type="float">
            <text:p>0.0111799</text:p>
          </table:table-cell>
          <table:table-cell office:value-type="float" office:value="0.0118578" calcext:value-type="float">
            <text:p>0.0118578</text:p>
          </table:table-cell>
          <table:table-cell office:value-type="float" office:value="0.00958855" calcext:value-type="float">
            <text:p>0.00958855</text:p>
          </table:table-cell>
          <table:table-cell office:value-type="float" office:value="0.0137014" calcext:value-type="float">
            <text:p>0.0137014</text:p>
          </table:table-cell>
          <table:table-cell office:value-type="float" office:value="0.0195544" calcext:value-type="float">
            <text:p>0.0195544</text:p>
          </table:table-cell>
          <table:table-cell office:value-type="float" office:value="0.0297405" calcext:value-type="float">
            <text:p>0.0297405</text:p>
          </table:table-cell>
          <table:table-cell office:value-type="float" office:value="0.0195643" calcext:value-type="float">
            <text:p>0.0195643</text:p>
          </table:table-cell>
          <table:table-cell office:value-type="float" office:value="0.0290334" calcext:value-type="float">
            <text:p>0.0290334</text:p>
          </table:table-cell>
          <table:table-cell office:value-type="float" office:value="0.0130514" calcext:value-type="float">
            <text:p>0.0130514</text:p>
          </table:table-cell>
          <table:table-cell office:value-type="float" office:value="0.0346928" calcext:value-type="float">
            <text:p>0.0346928</text:p>
          </table:table-cell>
          <table:table-cell office:value-type="float" office:value="0.014345" calcext:value-type="float">
            <text:p>0.014345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Alignment 1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office:value-type="float" office:value="0.675178" calcext:value-type="float">
            <text:p>0.675178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13761" calcext:value-type="float">
            <text:p>0.00041376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94628" calcext:value-type="float">
            <text:p>0.194628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4943" calcext:value-type="float">
            <text:p>0.02494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145981" calcext:value-type="float">
            <text:p>0.0145981</text:p>
          </table:table-cell>
          <table:table-cell office:value-type="float" office:value="0.0134466" calcext:value-type="float">
            <text:p>0.0134466</text:p>
          </table:table-cell>
          <table:table-cell office:value-type="float" office:value="0.0138245" calcext:value-type="float">
            <text:p>0.0138245</text:p>
          </table:table-cell>
          <table:table-cell office:value-type="float" office:value="0.0281145" calcext:value-type="float">
            <text:p>0.0281145</text:p>
          </table:table-cell>
          <table:table-cell office:value-type="float" office:value="0.0261058" calcext:value-type="float">
            <text:p>0.0261058</text:p>
          </table:table-cell>
          <table:table-cell office:value-type="float" office:value="0.0195966" calcext:value-type="float">
            <text:p>0.0195966</text:p>
          </table:table-cell>
          <table:table-cell office:value-type="float" office:value="0.0177357" calcext:value-type="float">
            <text:p>0.0177357</text:p>
          </table:table-cell>
          <table:table-cell office:value-type="float" office:value="0.0129843" calcext:value-type="float">
            <text:p>0.0129843</text:p>
          </table:table-cell>
          <table:table-cell office:value-type="float" office:value="0.0223132" calcext:value-type="float">
            <text:p>0.0223132</text:p>
          </table:table-cell>
          <table:table-cell office:value-type="float" office:value="0.0294295" calcext:value-type="float">
            <text:p>0.0294295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0.0235891" calcext:value-type="float">
            <text:p>0.0235891</text:p>
          </table:table-cell>
          <table:table-cell office:value-type="float" office:value="0.0196313" calcext:value-type="float">
            <text:p>0.0196313</text:p>
          </table:table-cell>
          <table:table-cell office:value-type="float" office:value="0.0209733" calcext:value-type="float">
            <text:p>0.0209733</text:p>
          </table:table-cell>
          <table:table-cell office:value-type="float" office:value="0.0331785" calcext:value-type="float">
            <text:p>0.0331785</text:p>
          </table:table-cell>
          <table:table-cell office:value-type="float" office:value="0.0282275" calcext:value-type="float">
            <text:p>0.0282275</text:p>
          </table:table-cell>
          <table:table-cell office:value-type="float" office:value="0.0326492" calcext:value-type="float">
            <text:p>0.0326492</text:p>
          </table:table-cell>
          <table:table-cell office:value-type="float" office:value="0.0243748" calcext:value-type="float">
            <text:p>0.0243748</text:p>
          </table:table-cell>
          <table:table-cell office:value-type="float" office:value="0.0306805" calcext:value-type="float">
            <text:p>0.0306805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252156" calcext:value-type="float">
            <text:p>0.0252156</text:p>
          </table:table-cell>
          <table:table-cell office:value-type="float" office:value="0.0318564" calcext:value-type="float">
            <text:p>0.0318564</text:p>
          </table:table-cell>
          <table:table-cell office:value-type="float" office:value="0.034454" calcext:value-type="float">
            <text:p>0.034454</text:p>
          </table:table-cell>
          <table:table-cell office:value-type="float" office:value="0.0171215" calcext:value-type="float">
            <text:p>0.0171215</text:p>
          </table:table-cell>
          <table:table-cell office:value-type="float" office:value="0.0318348" calcext:value-type="float">
            <text:p>0.0318348</text:p>
          </table:table-cell>
          <table:table-cell office:value-type="float" office:value="0.0209184" calcext:value-type="float">
            <text:p>0.0209184</text:p>
          </table:table-cell>
          <table:table-cell office:value-type="float" office:value="0.017677" calcext:value-type="float">
            <text:p>0.017677</text:p>
          </table:table-cell>
          <table:table-cell office:value-type="float" office:value="0.0175712" calcext:value-type="float">
            <text:p>0.0175712</text:p>
          </table:table-cell>
          <table:table-cell office:value-type="float" office:value="0.020002" calcext:value-type="float">
            <text:p>0.020002</text:p>
          </table:table-cell>
          <table:table-cell office:value-type="float" office:value="0.0201112" calcext:value-type="float">
            <text:p>0.0201112</text:p>
          </table:table-cell>
          <table:table-cell office:value-type="float" office:value="0.0215973" calcext:value-type="float">
            <text:p>0.0215973</text:p>
          </table:table-cell>
          <table:table-cell office:value-type="float" office:value="0.0249867" calcext:value-type="float">
            <text:p>0.0249867</text:p>
          </table:table-cell>
          <table:table-cell office:value-type="float" office:value="0.0217345" calcext:value-type="float">
            <text:p>0.0217345</text:p>
          </table:table-cell>
          <table:table-cell office:value-type="float" office:value="0.018812" calcext:value-type="float">
            <text:p>0.018812</text:p>
          </table:table-cell>
          <table:table-cell office:value-type="float" office:value="0.0180372" calcext:value-type="float">
            <text:p>0.0180372</text:p>
          </table:table-cell>
          <table:table-cell office:value-type="float" office:value="0.0265551" calcext:value-type="float">
            <text:p>0.0265551</text:p>
          </table:table-cell>
          <table:table-cell office:value-type="float" office:value="0.016289" calcext:value-type="float">
            <text:p>0.016289</text:p>
          </table:table-cell>
          <table:table-cell office:value-type="float" office:value="0.0186935" calcext:value-type="float">
            <text:p>0.0186935</text:p>
          </table:table-cell>
          <table:table-cell office:value-type="float" office:value="0.0362669" calcext:value-type="float">
            <text:p>0.0362669</text:p>
          </table:table-cell>
          <table:table-cell office:value-type="float" office:value="0.0158151" calcext:value-type="float">
            <text:p>0.0158151</text:p>
          </table:table-cell>
          <table:table-cell office:value-type="float" office:value="0.0358957" calcext:value-type="float">
            <text:p>0.0358957</text:p>
          </table:table-cell>
          <table:table-cell office:value-type="float" office:value="0.0175294" calcext:value-type="float">
            <text:p>0.0175294</text:p>
          </table:table-cell>
          <table:table-cell office:value-type="float" office:value="0.0240678" calcext:value-type="float">
            <text:p>0.0240678</text:p>
          </table:table-cell>
          <table:table-cell office:value-type="float" office:value="0.0170436" calcext:value-type="float">
            <text:p>0.0170436</text:p>
          </table:table-cell>
          <table:table-cell office:value-type="float" office:value="0.0189527" calcext:value-type="float">
            <text:p>0.0189527</text:p>
          </table:table-cell>
          <table:table-cell office:value-type="float" office:value="0.0168676" calcext:value-type="float">
            <text:p>0.0168676</text:p>
          </table:table-cell>
          <table:table-cell office:value-type="float" office:value="0.0160007" calcext:value-type="float">
            <text:p>0.0160007</text:p>
          </table:table-cell>
          <table:table-cell office:value-type="float" office:value="0.0393322" calcext:value-type="float">
            <text:p>0.0393322</text:p>
          </table:table-cell>
          <table:table-cell office:value-type="float" office:value="0.0362104" calcext:value-type="float">
            <text:p>0.0362104</text:p>
          </table:table-cell>
          <table:table-cell office:value-type="float" office:value="0.0246025" calcext:value-type="float">
            <text:p>0.0246025</text:p>
          </table:table-cell>
          <table:table-cell office:value-type="float" office:value="0.0233429" calcext:value-type="float">
            <text:p>0.0233429</text:p>
          </table:table-cell>
          <table:table-cell office:value-type="float" office:value="0.0200842" calcext:value-type="float">
            <text:p>0.0200842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40075" calcext:value-type="float">
            <text:p>0.0240075</text:p>
          </table:table-cell>
          <table:table-cell office:value-type="float" office:value="0.0243922" calcext:value-type="float">
            <text:p>0.0243922</text:p>
          </table:table-cell>
          <table:table-cell office:value-type="float" office:value="0.0333964" calcext:value-type="float">
            <text:p>0.0333964</text:p>
          </table:table-cell>
          <table:table-cell office:value-type="float" office:value="0.0204184" calcext:value-type="float">
            <text:p>0.0204184</text:p>
          </table:table-cell>
          <table:table-cell office:value-type="float" office:value="0.0392745" calcext:value-type="float">
            <text:p>0.0392745</text:p>
          </table:table-cell>
          <table:table-cell office:value-type="float" office:value="0.0182031" calcext:value-type="float">
            <text:p>0.0182031</text:p>
          </table:table-cell>
          <table:table-cell office:value-type="float" office:value="0.0379455" calcext:value-type="float">
            <text:p>0.0379455</text:p>
          </table:table-cell>
          <table:table-cell office:value-type="float" office:value="0.0227275" calcext:value-type="float">
            <text:p>0.0227275</text:p>
          </table:table-cell>
          <table:table-cell office:value-type="float" office:value="0.038289" calcext:value-type="float">
            <text:p>0.038289</text:p>
          </table:table-cell>
          <table:table-cell office:value-type="float" office:value="0.0245295" calcext:value-type="float">
            <text:p>0.0245295</text:p>
          </table:table-cell>
          <table:table-cell office:value-type="float" office:value="0.0337751" calcext:value-type="float">
            <text:p>0.0337751</text:p>
          </table:table-cell>
          <table:table-cell office:value-type="float" office:value="0.0191076" calcext:value-type="float">
            <text:p>0.0191076</text:p>
          </table:table-cell>
          <table:table-cell office:value-type="float" office:value="0.0334174" calcext:value-type="float">
            <text:p>0.0334174</text:p>
          </table:table-cell>
          <table:table-cell office:value-type="float" office:value="0.0203076" calcext:value-type="float">
            <text:p>0.0203076</text:p>
          </table:table-cell>
          <table:table-cell office:value-type="float" office:value="0.0345121" calcext:value-type="float">
            <text:p>0.0345121</text:p>
          </table:table-cell>
          <table:table-cell office:value-type="float" office:value="0.0309011" calcext:value-type="float">
            <text:p>0.0309011</text:p>
          </table:table-cell>
          <table:table-cell office:value-type="float" office:value="0.0251627" calcext:value-type="float">
            <text:p>0.0251627</text:p>
          </table:table-cell>
          <table:table-cell office:value-type="float" office:value="0.0262515" calcext:value-type="float">
            <text:p>0.0262515</text:p>
          </table:table-cell>
          <table:table-cell office:value-type="float" office:value="0.0350155" calcext:value-type="float">
            <text:p>0.0350155</text:p>
          </table:table-cell>
          <table:table-cell office:value-type="float" office:value="0.0376428" calcext:value-type="float">
            <text:p>0.0376428</text:p>
          </table:table-cell>
          <table:table-cell office:value-type="float" office:value="0.0170395" calcext:value-type="float">
            <text:p>0.0170395</text:p>
          </table:table-cell>
          <table:table-cell office:value-type="float" office:value="0.0170487" calcext:value-type="float">
            <text:p>0.0170487</text:p>
          </table:table-cell>
          <table:table-cell office:value-type="float" office:value="0.0213547" calcext:value-type="float">
            <text:p>0.0213547</text:p>
          </table:table-cell>
          <table:table-cell office:value-type="float" office:value="0.0254181" calcext:value-type="float">
            <text:p>0.0254181</text:p>
          </table:table-cell>
          <table:table-cell office:value-type="float" office:value="0.0393184" calcext:value-type="float">
            <text:p>0.0393184</text:p>
          </table:table-cell>
          <table:table-cell office:value-type="float" office:value="0.0211025" calcext:value-type="float">
            <text:p>0.0211025</text:p>
          </table:table-cell>
          <table:table-cell office:value-type="float" office:value="0.0248123" calcext:value-type="float">
            <text:p>0.0248123</text:p>
          </table:table-cell>
          <table:table-cell office:value-type="float" office:value="0.0285183" calcext:value-type="float">
            <text:p>0.028518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152933" calcext:value-type="float">
            <text:p>0.0152933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0149397" calcext:value-type="float">
            <text:p>0.0149397</text:p>
          </table:table-cell>
          <table:table-cell office:value-type="float" office:value="0.0155688" calcext:value-type="float">
            <text:p>0.0155688</text:p>
          </table:table-cell>
          <table:table-cell office:value-type="float" office:value="0.0157277" calcext:value-type="float">
            <text:p>0.0157277</text:p>
          </table:table-cell>
          <table:table-cell office:value-type="float" office:value="0.0276812" calcext:value-type="float">
            <text:p>0.0276812</text:p>
          </table:table-cell>
          <table:table-cell office:value-type="float" office:value="0.0184022" calcext:value-type="float">
            <text:p>0.0184022</text:p>
          </table:table-cell>
          <table:table-cell office:value-type="float" office:value="0.0343433" calcext:value-type="float">
            <text:p>0.0343433</text:p>
          </table:table-cell>
          <table:table-cell office:value-type="float" office:value="0.0277425" calcext:value-type="float">
            <text:p>0.0277425</text:p>
          </table:table-cell>
          <table:table-cell office:value-type="float" office:value="0.0178601" calcext:value-type="float">
            <text:p>0.0178601</text:p>
          </table:table-cell>
          <table:table-cell office:value-type="float" office:value="0.0338754" calcext:value-type="float">
            <text:p>0.0338754</text:p>
          </table:table-cell>
          <table:table-cell office:value-type="float" office:value="0.0367364" calcext:value-type="float">
            <text:p>0.0367364</text:p>
          </table:table-cell>
          <table:table-cell office:value-type="float" office:value="0.0214165" calcext:value-type="float">
            <text:p>0.0214165</text:p>
          </table:table-cell>
          <table:table-cell office:value-type="float" office:value="0.0312063" calcext:value-type="float">
            <text:p>0.0312063</text:p>
          </table:table-cell>
          <table:table-cell office:value-type="float" office:value="0.0286724" calcext:value-type="float">
            <text:p>0.0286724</text:p>
          </table:table-cell>
          <table:table-cell office:value-type="float" office:value="0.0161739" calcext:value-type="float">
            <text:p>0.0161739</text:p>
          </table:table-cell>
          <table:table-cell office:value-type="float" office:value="0.0307212" calcext:value-type="float">
            <text:p>0.0307212</text:p>
          </table:table-cell>
          <table:table-cell office:value-type="float" office:value="0.0240884" calcext:value-type="float">
            <text:p>0.0240884</text:p>
          </table:table-cell>
          <table:table-cell office:value-type="float" office:value="0.0397738" calcext:value-type="float">
            <text:p>0.0397738</text:p>
          </table:table-cell>
          <table:table-cell office:value-type="float" office:value="0.020016" calcext:value-type="float">
            <text:p>0.020016</text:p>
          </table:table-cell>
          <table:table-cell office:value-type="float" office:value="0.0199222" calcext:value-type="float">
            <text:p>0.0199222</text:p>
          </table:table-cell>
          <table:table-cell office:value-type="float" office:value="0.0161736" calcext:value-type="float">
            <text:p>0.0161736</text:p>
          </table:table-cell>
          <table:table-cell office:value-type="float" office:value="0.0373198" calcext:value-type="float">
            <text:p>0.0373198</text:p>
          </table:table-cell>
          <table:table-cell office:value-type="float" office:value="0.0215074" calcext:value-type="float">
            <text:p>0.0215074</text:p>
          </table:table-cell>
          <table:table-cell office:value-type="float" office:value="0.0172657" calcext:value-type="float">
            <text:p>0.0172657</text:p>
          </table:table-cell>
          <table:table-cell office:value-type="float" office:value="0.0302429" calcext:value-type="float">
            <text:p>0.0302429</text:p>
          </table:table-cell>
          <table:table-cell office:value-type="float" office:value="0.0175595" calcext:value-type="float">
            <text:p>0.0175595</text:p>
          </table:table-cell>
          <table:table-cell office:value-type="float" office:value="0.021458" calcext:value-type="float">
            <text:p>0.021458</text:p>
          </table:table-cell>
          <table:table-cell office:value-type="float" office:value="0.0165605" calcext:value-type="float">
            <text:p>0.0165605</text:p>
          </table:table-cell>
          <table:table-cell office:value-type="float" office:value="0.0171815" calcext:value-type="float">
            <text:p>0.0171815</text:p>
          </table:table-cell>
          <table:table-cell office:value-type="float" office:value="0.0243389" calcext:value-type="float">
            <text:p>0.0243389</text:p>
          </table:table-cell>
          <table:table-cell office:value-type="float" office:value="0.0241271" calcext:value-type="float">
            <text:p>0.0241271</text:p>
          </table:table-cell>
          <table:table-cell office:value-type="float" office:value="0.0180711" calcext:value-type="float">
            <text:p>0.0180711</text:p>
          </table:table-cell>
          <table:table-cell office:value-type="float" office:value="0.0321322" calcext:value-type="float">
            <text:p>0.0321322</text:p>
          </table:table-cell>
          <table:table-cell office:value-type="float" office:value="0.0253948" calcext:value-type="float">
            <text:p>0.0253948</text:p>
          </table:table-cell>
          <table:table-cell office:value-type="float" office:value="0.0175502" calcext:value-type="float">
            <text:p>0.0175502</text:p>
          </table:table-cell>
          <table:table-cell office:value-type="float" office:value="0.0168895" calcext:value-type="float">
            <text:p>0.0168895</text:p>
          </table:table-cell>
          <table:table-cell office:value-type="float" office:value="0.0231543" calcext:value-type="float">
            <text:p>0.0231543</text:p>
          </table:table-cell>
          <table:table-cell office:value-type="float" office:value="0.0236294" calcext:value-type="float">
            <text:p>0.0236294</text:p>
          </table:table-cell>
          <table:table-cell office:value-type="float" office:value="0.0173411" calcext:value-type="float">
            <text:p>0.0173411</text:p>
          </table:table-cell>
          <table:table-cell office:value-type="float" office:value="0.0349302" calcext:value-type="float">
            <text:p>0.0349302</text:p>
          </table:table-cell>
          <table:table-cell office:value-type="float" office:value="0.0362763" calcext:value-type="float">
            <text:p>0.0362763</text:p>
          </table:table-cell>
          <table:table-cell office:value-type="float" office:value="0.0204903" calcext:value-type="float">
            <text:p>0.0204903</text:p>
          </table:table-cell>
          <table:table-cell office:value-type="float" office:value="0.0293243" calcext:value-type="float">
            <text:p>0.0293243</text:p>
          </table:table-cell>
          <table:table-cell office:value-type="float" office:value="0.0303142" calcext:value-type="float">
            <text:p>0.0303142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241232" calcext:value-type="float">
            <text:p>0.0241232</text:p>
          </table:table-cell>
          <table:table-cell office:value-type="float" office:value="0.0354403" calcext:value-type="float">
            <text:p>0.0354403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0.0363103" calcext:value-type="float">
            <text:p>0.0363103</text:p>
          </table:table-cell>
          <table:table-cell office:value-type="float" office:value="0.0316126" calcext:value-type="float">
            <text:p>0.0316126</text:p>
          </table:table-cell>
          <table:table-cell office:value-type="float" office:value="0.037963" calcext:value-type="float">
            <text:p>0.037963</text:p>
          </table:table-cell>
          <table:table-cell office:value-type="float" office:value="0.017481" calcext:value-type="float">
            <text:p>0.017481</text:p>
          </table:table-cell>
          <table:table-cell office:value-type="float" office:value="0.0392746" calcext:value-type="float">
            <text:p>0.0392746</text:p>
          </table:table-cell>
          <table:table-cell office:value-type="float" office:value="0.0360202" calcext:value-type="float">
            <text:p>0.0360202</text:p>
          </table:table-cell>
          <table:table-cell office:value-type="float" office:value="0.0173577" calcext:value-type="float">
            <text:p>0.0173577</text:p>
          </table:table-cell>
          <table:table-cell office:value-type="float" office:value="0.0170264" calcext:value-type="float">
            <text:p>0.0170264</text:p>
          </table:table-cell>
          <table:table-cell office:value-type="float" office:value="0.0172272" calcext:value-type="float">
            <text:p>0.0172272</text:p>
          </table:table-cell>
          <table:table-cell office:value-type="float" office:value="0.0286867" calcext:value-type="float">
            <text:p>0.0286867</text:p>
          </table:table-cell>
          <table:table-cell office:value-type="float" office:value="0.0187671" calcext:value-type="float">
            <text:p>0.0187671</text:p>
          </table:table-cell>
          <table:table-cell office:value-type="float" office:value="0.0270227" calcext:value-type="float">
            <text:p>0.0270227</text:p>
          </table:table-cell>
          <table:table-cell office:value-type="float" office:value="0.0375616" calcext:value-type="float">
            <text:p>0.0375616</text:p>
          </table:table-cell>
          <table:table-cell office:value-type="float" office:value="0.0224152" calcext:value-type="float">
            <text:p>0.0224152</text:p>
          </table:table-cell>
          <table:table-cell office:value-type="float" office:value="0.0183396" calcext:value-type="float">
            <text:p>0.0183396</text:p>
          </table:table-cell>
          <table:table-cell office:value-type="float" office:value="0.019601" calcext:value-type="float">
            <text:p>0.019601</text:p>
          </table:table-cell>
          <table:table-cell office:value-type="float" office:value="0.0190576" calcext:value-type="float">
            <text:p>0.0190576</text:p>
          </table:table-cell>
          <table:table-cell office:value-type="float" office:value="0.0253964" calcext:value-type="float">
            <text:p>0.0253964</text:p>
          </table:table-cell>
          <table:table-cell office:value-type="float" office:value="0.0170986" calcext:value-type="float">
            <text:p>0.0170986</text:p>
          </table:table-cell>
          <table:table-cell office:value-type="float" office:value="0.0390781" calcext:value-type="float">
            <text:p>0.0390781</text:p>
          </table:table-cell>
          <table:table-cell office:value-type="float" office:value="0.0235919" calcext:value-type="float">
            <text:p>0.0235919</text:p>
          </table:table-cell>
          <table:table-cell office:value-type="float" office:value="0.0279204" calcext:value-type="float">
            <text:p>0.0279204</text:p>
          </table:table-cell>
          <table:table-cell office:value-type="float" office:value="0.0293815" calcext:value-type="float">
            <text:p>0.0293815</text:p>
          </table:table-cell>
          <table:table-cell office:value-type="float" office:value="0.0182695" calcext:value-type="float">
            <text:p>0.0182695</text:p>
          </table:table-cell>
          <table:table-cell office:value-type="float" office:value="0.0389761" calcext:value-type="float">
            <text:p>0.0389761</text:p>
          </table:table-cell>
          <table:table-cell office:value-type="float" office:value="0.0391287" calcext:value-type="float">
            <text:p>0.0391287</text:p>
          </table:table-cell>
          <table:table-cell office:value-type="float" office:value="0.0247818" calcext:value-type="float">
            <text:p>0.0247818</text:p>
          </table:table-cell>
          <table:table-cell office:value-type="float" office:value="0.0234527" calcext:value-type="float">
            <text:p>0.0234527</text:p>
          </table:table-cell>
          <table:table-cell office:value-type="float" office:value="0.0244487" calcext:value-type="float">
            <text:p>0.0244487</text:p>
          </table:table-cell>
          <table:table-cell office:value-type="float" office:value="0.0303634" calcext:value-type="float">
            <text:p>0.0303634</text:p>
          </table:table-cell>
          <table:table-cell office:value-type="float" office:value="0.0206266" calcext:value-type="float">
            <text:p>0.0206266</text:p>
          </table:table-cell>
          <table:table-cell office:value-type="float" office:value="0.0325969" calcext:value-type="float">
            <text:p>0.0325969</text:p>
          </table:table-cell>
          <table:table-cell office:value-type="float" office:value="0.024476" calcext:value-type="float">
            <text:p>0.024476</text:p>
          </table:table-cell>
          <table:table-cell office:value-type="float" office:value="0.0187979" calcext:value-type="float">
            <text:p>0.0187979</text:p>
          </table:table-cell>
          <table:table-cell office:value-type="float" office:value="0.0248459" calcext:value-type="float">
            <text:p>0.0248459</text:p>
          </table:table-cell>
          <table:table-cell office:value-type="float" office:value="0.0347643" calcext:value-type="float">
            <text:p>0.0347643</text:p>
          </table:table-cell>
          <table:table-cell office:value-type="float" office:value="0.0352817" calcext:value-type="float">
            <text:p>0.0352817</text:p>
          </table:table-cell>
          <table:table-cell office:value-type="float" office:value="0.0267551" calcext:value-type="float">
            <text:p>0.0267551</text:p>
          </table:table-cell>
          <table:table-cell office:value-type="float" office:value="0.0239177" calcext:value-type="float">
            <text:p>0.0239177</text:p>
          </table:table-cell>
          <table:table-cell office:value-type="float" office:value="0.0349891" calcext:value-type="float">
            <text:p>0.0349891</text:p>
          </table:table-cell>
          <table:table-cell office:value-type="float" office:value="0.0366127" calcext:value-type="float">
            <text:p>0.0366127</text:p>
          </table:table-cell>
          <table:table-cell office:value-type="float" office:value="0.0351785" calcext:value-type="float">
            <text:p>0.0351785</text:p>
          </table:table-cell>
          <table:table-cell office:value-type="float" office:value="0.0166093" calcext:value-type="float">
            <text:p>0.0166093</text:p>
          </table:table-cell>
          <table:table-cell office:value-type="float" office:value="0.0326323" calcext:value-type="float">
            <text:p>0.0326323</text:p>
          </table:table-cell>
          <table:table-cell office:value-type="float" office:value="0.0139648" calcext:value-type="float">
            <text:p>0.0139648</text:p>
          </table:table-cell>
          <table:table-cell office:value-type="float" office:value="0.0242547" calcext:value-type="float">
            <text:p>0.0242547</text:p>
          </table:table-cell>
          <table:table-cell office:value-type="float" office:value="0.0184905" calcext:value-type="float">
            <text:p>0.0184905</text:p>
          </table:table-cell>
          <table:table-cell office:value-type="float" office:value="0.0309436" calcext:value-type="float">
            <text:p>0.0309436</text:p>
          </table:table-cell>
          <table:table-cell office:value-type="float" office:value="0.0179919" calcext:value-type="float">
            <text:p>0.0179919</text:p>
          </table:table-cell>
          <table:table-cell office:value-type="float" office:value="0.0365417" calcext:value-type="float">
            <text:p>0.0365417</text:p>
          </table:table-cell>
          <table:table-cell office:value-type="float" office:value="0.0229412" calcext:value-type="float">
            <text:p>0.0229412</text:p>
          </table:table-cell>
          <table:table-cell office:value-type="float" office:value="0.0369807" calcext:value-type="float">
            <text:p>0.0369807</text:p>
          </table:table-cell>
          <table:table-cell office:value-type="float" office:value="0.0233499" calcext:value-type="float">
            <text:p>0.0233499</text:p>
          </table:table-cell>
          <table:table-cell office:value-type="float" office:value="0.0171107" calcext:value-type="float">
            <text:p>0.0171107</text:p>
          </table:table-cell>
          <table:table-cell office:value-type="float" office:value="0.0172579" calcext:value-type="float">
            <text:p>0.0172579</text:p>
          </table:table-cell>
          <table:table-cell office:value-type="float" office:value="0.0299884" calcext:value-type="float">
            <text:p>0.0299884</text:p>
          </table:table-cell>
          <table:table-cell office:value-type="float" office:value="0.0288097" calcext:value-type="float">
            <text:p>0.0288097</text:p>
          </table:table-cell>
          <table:table-cell office:value-type="float" office:value="0.0220418" calcext:value-type="float">
            <text:p>0.0220418</text:p>
          </table:table-cell>
          <table:table-cell office:value-type="float" office:value="0.0223628" calcext:value-type="float">
            <text:p>0.0223628</text:p>
          </table:table-cell>
          <table:table-cell office:value-type="float" office:value="0.0328738" calcext:value-type="float">
            <text:p>0.0328738</text:p>
          </table:table-cell>
          <table:table-cell office:value-type="float" office:value="0.0186231" calcext:value-type="float">
            <text:p>0.0186231</text:p>
          </table:table-cell>
          <table:table-cell office:value-type="float" office:value="0.0204765" calcext:value-type="float">
            <text:p>0.0204765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65892" calcext:value-type="float">
            <text:p>0.0165892</text:p>
          </table:table-cell>
          <table:table-cell office:value-type="float" office:value="0.0165332" calcext:value-type="float">
            <text:p>0.0165332</text:p>
          </table:table-cell>
          <table:table-cell office:value-type="float" office:value="0.0227553" calcext:value-type="float">
            <text:p>0.0227553</text:p>
          </table:table-cell>
          <table:table-cell office:value-type="float" office:value="0.0187283" calcext:value-type="float">
            <text:p>0.0187283</text:p>
          </table:table-cell>
          <table:table-cell office:value-type="float" office:value="0.0176504" calcext:value-type="float">
            <text:p>0.0176504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190033" calcext:value-type="float">
            <text:p>0.0190033</text:p>
          </table:table-cell>
          <table:table-cell office:value-type="float" office:value="0.0150805" calcext:value-type="float">
            <text:p>0.0150805</text:p>
          </table:table-cell>
          <table:table-cell office:value-type="float" office:value="0.0250501" calcext:value-type="float">
            <text:p>0.0250501</text:p>
          </table:table-cell>
          <table:table-cell office:value-type="float" office:value="0.0367791" calcext:value-type="float">
            <text:p>0.0367791</text:p>
          </table:table-cell>
          <table:table-cell office:value-type="float" office:value="0.0370369" calcext:value-type="float">
            <text:p>0.0370369</text:p>
          </table:table-cell>
          <table:table-cell office:value-type="float" office:value="0.0362021" calcext:value-type="float">
            <text:p>0.0362021</text:p>
          </table:table-cell>
          <table:table-cell office:value-type="float" office:value="0.0172932" calcext:value-type="float">
            <text:p>0.0172932</text:p>
          </table:table-cell>
          <table:table-cell office:value-type="float" office:value="0.0348874" calcext:value-type="float">
            <text:p>0.0348874</text:p>
          </table:table-cell>
          <table:table-cell office:value-type="float" office:value="0.0362274" calcext:value-type="float">
            <text:p>0.0362274</text:p>
          </table:table-cell>
          <table:table-cell office:value-type="float" office:value="0.0235917" calcext:value-type="float">
            <text:p>0.0235917</text:p>
          </table:table-cell>
          <table:table-cell office:value-type="float" office:value="0.0246884" calcext:value-type="float">
            <text:p>0.0246884</text:p>
          </table:table-cell>
          <table:table-cell office:value-type="float" office:value="0.0177324" calcext:value-type="float">
            <text:p>0.0177324</text:p>
          </table:table-cell>
          <table:table-cell office:value-type="float" office:value="0.0385112" calcext:value-type="float">
            <text:p>0.0385112</text:p>
          </table:table-cell>
          <table:table-cell office:value-type="float" office:value="0.0166566" calcext:value-type="float">
            <text:p>0.0166566</text:p>
          </table:table-cell>
          <table:table-cell office:value-type="float" office:value="0.03679" calcext:value-type="float">
            <text:p>0.03679</text:p>
          </table:table-cell>
          <table:table-cell office:value-type="float" office:value="0.0239472" calcext:value-type="float">
            <text:p>0.0239472</text:p>
          </table:table-cell>
          <table:table-cell office:value-type="float" office:value="0.0379938" calcext:value-type="float">
            <text:p>0.0379938</text:p>
          </table:table-cell>
          <table:table-cell office:value-type="float" office:value="0.0355558" calcext:value-type="float">
            <text:p>0.0355558</text:p>
          </table:table-cell>
          <table:table-cell office:value-type="float" office:value="0.0158904" calcext:value-type="float">
            <text:p>0.0158904</text:p>
          </table:table-cell>
          <table:table-cell office:value-type="float" office:value="0.0194087" calcext:value-type="float">
            <text:p>0.0194087</text:p>
          </table:table-cell>
          <table:table-cell office:value-type="float" office:value="0.0168781" calcext:value-type="float">
            <text:p>0.0168781</text:p>
          </table:table-cell>
          <table:table-cell office:value-type="float" office:value="0.0401845" calcext:value-type="float">
            <text:p>0.0401845</text:p>
          </table:table-cell>
          <table:table-cell office:value-type="float" office:value="0.0254759" calcext:value-type="float">
            <text:p>0.0254759</text:p>
          </table:table-cell>
          <table:table-cell office:value-type="float" office:value="0.036479" calcext:value-type="float">
            <text:p>0.036479</text:p>
          </table:table-cell>
          <table:table-cell office:value-type="float" office:value="0.0174782" calcext:value-type="float">
            <text:p>0.0174782</text:p>
          </table:table-cell>
          <table:table-cell office:value-type="float" office:value="0.0189006" calcext:value-type="float">
            <text:p>0.0189006</text:p>
          </table:table-cell>
          <table:table-cell office:value-type="float" office:value="0.0137044" calcext:value-type="float">
            <text:p>0.0137044</text:p>
          </table:table-cell>
          <table:table-cell office:value-type="float" office:value="0.0202658" calcext:value-type="float">
            <text:p>0.0202658</text:p>
          </table:table-cell>
          <table:table-cell office:value-type="float" office:value="0.0139608" calcext:value-type="float">
            <text:p>0.0139608</text:p>
          </table:table-cell>
          <table:table-cell office:value-type="float" office:value="0.0401119" calcext:value-type="float">
            <text:p>0.0401119</text:p>
          </table:table-cell>
          <table:table-cell office:value-type="float" office:value="0.0275751" calcext:value-type="float">
            <text:p>0.0275751</text:p>
          </table:table-cell>
          <table:table-cell office:value-type="float" office:value="0.0217222" calcext:value-type="float">
            <text:p>0.0217222</text:p>
          </table:table-cell>
          <table:table-cell office:value-type="float" office:value="0.032566" calcext:value-type="float">
            <text:p>0.032566</text:p>
          </table:table-cell>
          <table:table-cell office:value-type="float" office:value="0.0174333" calcext:value-type="float">
            <text:p>0.0174333</text:p>
          </table:table-cell>
          <table:table-cell office:value-type="float" office:value="0.0148279" calcext:value-type="float">
            <text:p>0.0148279</text:p>
          </table:table-cell>
          <table:table-cell office:value-type="float" office:value="0.0142813" calcext:value-type="float">
            <text:p>0.0142813</text:p>
          </table:table-cell>
          <table:table-cell office:value-type="float" office:value="0.0124611" calcext:value-type="float">
            <text:p>0.0124611</text:p>
          </table:table-cell>
          <table:table-cell office:value-type="float" office:value="0.0174191" calcext:value-type="float">
            <text:p>0.0174191</text:p>
          </table:table-cell>
          <table:table-cell office:value-type="float" office:value="0.0224149" calcext:value-type="float">
            <text:p>0.0224149</text:p>
          </table:table-cell>
          <table:table-cell office:value-type="float" office:value="0.0312259" calcext:value-type="float">
            <text:p>0.0312259</text:p>
          </table:table-cell>
          <table:table-cell office:value-type="float" office:value="0.0215582" calcext:value-type="float">
            <text:p>0.0215582</text:p>
          </table:table-cell>
          <table:table-cell office:value-type="float" office:value="0.0305055" calcext:value-type="float">
            <text:p>0.0305055</text:p>
          </table:table-cell>
          <table:table-cell office:value-type="float" office:value="0.0164987" calcext:value-type="float">
            <text:p>0.0164987</text:p>
          </table:table-cell>
          <table:table-cell office:value-type="float" office:value="0.0354368" calcext:value-type="float">
            <text:p>0.0354368</text:p>
          </table:table-cell>
          <table:table-cell office:value-type="float" office:value="0.0172583" calcext:value-type="float">
            <text:p>0.0172583</text:p>
          </table:table-cell>
          <table:table-cell table:number-columns-repeated="239"/>
        </table:table-row>
        <table:table-row table:style-name="ro1">
          <table:table-cell office:value-type="string" calcext:value-type="string">
            <text:p>Alignment 2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office:value-type="float" office:value="0.584118" calcext:value-type="float">
            <text:p>0.584118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62621" calcext:value-type="float">
            <text:p>0.00046262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210467" calcext:value-type="float">
            <text:p>0.21046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29639" calcext:value-type="float">
            <text:p>0.022963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137595" calcext:value-type="float">
            <text:p>0.0137595</text:p>
          </table:table-cell>
          <table:table-cell office:value-type="float" office:value="0.0117446" calcext:value-type="float">
            <text:p>0.0117446</text:p>
          </table:table-cell>
          <table:table-cell office:value-type="float" office:value="0.0116591" calcext:value-type="float">
            <text:p>0.0116591</text:p>
          </table:table-cell>
          <table:table-cell office:value-type="float" office:value="0.0280655" calcext:value-type="float">
            <text:p>0.0280655</text:p>
          </table:table-cell>
          <table:table-cell office:value-type="float" office:value="0.025535" calcext:value-type="float">
            <text:p>0.025535</text:p>
          </table:table-cell>
          <table:table-cell office:value-type="float" office:value="0.020495" calcext:value-type="float">
            <text:p>0.020495</text:p>
          </table:table-cell>
          <table:table-cell office:value-type="float" office:value="0.0180917" calcext:value-type="float">
            <text:p>0.0180917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239566" calcext:value-type="float">
            <text:p>0.0239566</text:p>
          </table:table-cell>
          <table:table-cell office:value-type="float" office:value="0.0302522" calcext:value-type="float">
            <text:p>0.0302522</text:p>
          </table:table-cell>
          <table:table-cell office:value-type="float" office:value="0.0151797" calcext:value-type="float">
            <text:p>0.0151797</text:p>
          </table:table-cell>
          <table:table-cell office:value-type="float" office:value="0.0251833" calcext:value-type="float">
            <text:p>0.0251833</text:p>
          </table:table-cell>
          <table:table-cell office:value-type="float" office:value="0.0202612" calcext:value-type="float">
            <text:p>0.0202612</text:p>
          </table:table-cell>
          <table:table-cell office:value-type="float" office:value="0.0223453" calcext:value-type="float">
            <text:p>0.0223453</text:p>
          </table:table-cell>
          <table:table-cell office:value-type="float" office:value="0.0355024" calcext:value-type="float">
            <text:p>0.0355024</text:p>
          </table:table-cell>
          <table:table-cell office:value-type="float" office:value="0.0287275" calcext:value-type="float">
            <text:p>0.0287275</text:p>
          </table:table-cell>
          <table:table-cell office:value-type="float" office:value="0.034461" calcext:value-type="float">
            <text:p>0.034461</text:p>
          </table:table-cell>
          <table:table-cell office:value-type="float" office:value="0.0264249" calcext:value-type="float">
            <text:p>0.0264249</text:p>
          </table:table-cell>
          <table:table-cell office:value-type="float" office:value="0.0321917" calcext:value-type="float">
            <text:p>0.0321917</text:p>
          </table:table-cell>
          <table:table-cell office:value-type="float" office:value="0.0348377" calcext:value-type="float">
            <text:p>0.0348377</text:p>
          </table:table-cell>
          <table:table-cell office:value-type="float" office:value="0.0243297" calcext:value-type="float">
            <text:p>0.0243297</text:p>
          </table:table-cell>
          <table:table-cell office:value-type="float" office:value="0.0336869" calcext:value-type="float">
            <text:p>0.0336869</text:p>
          </table:table-cell>
          <table:table-cell office:value-type="float" office:value="0.0324463" calcext:value-type="float">
            <text:p>0.0324463</text:p>
          </table:table-cell>
          <table:table-cell office:value-type="float" office:value="0.0129314" calcext:value-type="float">
            <text:p>0.0129314</text:p>
          </table:table-cell>
          <table:table-cell office:value-type="float" office:value="0.0322976" calcext:value-type="float">
            <text:p>0.0322976</text:p>
          </table:table-cell>
          <table:table-cell office:value-type="float" office:value="0.0155343" calcext:value-type="float">
            <text:p>0.0155343</text:p>
          </table:table-cell>
          <table:table-cell office:value-type="float" office:value="0.0165852" calcext:value-type="float">
            <text:p>0.0165852</text:p>
          </table:table-cell>
          <table:table-cell office:value-type="float" office:value="0.0127615" calcext:value-type="float">
            <text:p>0.0127615</text:p>
          </table:table-cell>
          <table:table-cell office:value-type="float" office:value="0.015056" calcext:value-type="float">
            <text:p>0.015056</text:p>
          </table:table-cell>
          <table:table-cell office:value-type="float" office:value="0.0168343" calcext:value-type="float">
            <text:p>0.0168343</text:p>
          </table:table-cell>
          <table:table-cell office:value-type="float" office:value="0.0228952" calcext:value-type="float">
            <text:p>0.0228952</text:p>
          </table:table-cell>
          <table:table-cell office:value-type="float" office:value="0.0239117" calcext:value-type="float">
            <text:p>0.0239117</text:p>
          </table:table-cell>
          <table:table-cell office:value-type="float" office:value="0.0230884" calcext:value-type="float">
            <text:p>0.0230884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148512" calcext:value-type="float">
            <text:p>0.0148512</text:p>
          </table:table-cell>
          <table:table-cell office:value-type="float" office:value="0.0290544" calcext:value-type="float">
            <text:p>0.0290544</text:p>
          </table:table-cell>
          <table:table-cell office:value-type="float" office:value="0.0123702" calcext:value-type="float">
            <text:p>0.0123702</text:p>
          </table:table-cell>
          <table:table-cell office:value-type="float" office:value="0.0151123" calcext:value-type="float">
            <text:p>0.0151123</text:p>
          </table:table-cell>
          <table:table-cell office:value-type="float" office:value="0.0357148" calcext:value-type="float">
            <text:p>0.0357148</text:p>
          </table:table-cell>
          <table:table-cell office:value-type="float" office:value="0.0117273" calcext:value-type="float">
            <text:p>0.0117273</text:p>
          </table:table-cell>
          <table:table-cell office:value-type="float" office:value="0.0338161" calcext:value-type="float">
            <text:p>0.0338161</text:p>
          </table:table-cell>
          <table:table-cell office:value-type="float" office:value="0.0138674" calcext:value-type="float">
            <text:p>0.0138674</text:p>
          </table:table-cell>
          <table:table-cell office:value-type="float" office:value="0.0215704" calcext:value-type="float">
            <text:p>0.0215704</text:p>
          </table:table-cell>
          <table:table-cell office:value-type="float" office:value="0.011246" calcext:value-type="float">
            <text:p>0.011246</text:p>
          </table:table-cell>
          <table:table-cell office:value-type="float" office:value="0.0131471" calcext:value-type="float">
            <text:p>0.0131471</text:p>
          </table:table-cell>
          <table:table-cell office:value-type="float" office:value="0.0118874" calcext:value-type="float">
            <text:p>0.0118874</text:p>
          </table:table-cell>
          <table:table-cell office:value-type="float" office:value="0.010903" calcext:value-type="float">
            <text:p>0.010903</text:p>
          </table:table-cell>
          <table:table-cell office:value-type="float" office:value="0.0388453" calcext:value-type="float">
            <text:p>0.0388453</text:p>
          </table:table-cell>
          <table:table-cell office:value-type="float" office:value="0.0357583" calcext:value-type="float">
            <text:p>0.0357583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0.0251914" calcext:value-type="float">
            <text:p>0.0251914</text:p>
          </table:table-cell>
          <table:table-cell office:value-type="float" office:value="0.0149922" calcext:value-type="float">
            <text:p>0.0149922</text:p>
          </table:table-cell>
          <table:table-cell office:value-type="float" office:value="0.0156803" calcext:value-type="float">
            <text:p>0.0156803</text:p>
          </table:table-cell>
          <table:table-cell office:value-type="float" office:value="0.0244493" calcext:value-type="float">
            <text:p>0.0244493</text:p>
          </table:table-cell>
          <table:table-cell office:value-type="float" office:value="0.0236997" calcext:value-type="float">
            <text:p>0.0236997</text:p>
          </table:table-cell>
          <table:table-cell office:value-type="float" office:value="0.0309175" calcext:value-type="float">
            <text:p>0.0309175</text:p>
          </table:table-cell>
          <table:table-cell office:value-type="float" office:value="0.0211721" calcext:value-type="float">
            <text:p>0.0211721</text:p>
          </table:table-cell>
          <table:table-cell office:value-type="float" office:value="0.0381143" calcext:value-type="float">
            <text:p>0.0381143</text:p>
          </table:table-cell>
          <table:table-cell office:value-type="float" office:value="0.0159176" calcext:value-type="float">
            <text:p>0.0159176</text:p>
          </table:table-cell>
          <table:table-cell office:value-type="float" office:value="0.0363484" calcext:value-type="float">
            <text:p>0.0363484</text:p>
          </table:table-cell>
          <table:table-cell office:value-type="float" office:value="0.0242596" calcext:value-type="float">
            <text:p>0.0242596</text:p>
          </table:table-cell>
          <table:table-cell office:value-type="float" office:value="0.0379032" calcext:value-type="float">
            <text:p>0.0379032</text:p>
          </table:table-cell>
          <table:table-cell office:value-type="float" office:value="0.0252686" calcext:value-type="float">
            <text:p>0.0252686</text:p>
          </table:table-cell>
          <table:table-cell office:value-type="float" office:value="0.0318421" calcext:value-type="float">
            <text:p>0.0318421</text:p>
          </table:table-cell>
          <table:table-cell office:value-type="float" office:value="0.0173168" calcext:value-type="float">
            <text:p>0.0173168</text:p>
          </table:table-cell>
          <table:table-cell office:value-type="float" office:value="0.0315466" calcext:value-type="float">
            <text:p>0.0315466</text:p>
          </table:table-cell>
          <table:table-cell office:value-type="float" office:value="0.0182235" calcext:value-type="float">
            <text:p>0.0182235</text:p>
          </table:table-cell>
          <table:table-cell office:value-type="float" office:value="0.0353078" calcext:value-type="float">
            <text:p>0.0353078</text:p>
          </table:table-cell>
          <table:table-cell office:value-type="float" office:value="0.031469" calcext:value-type="float">
            <text:p>0.031469</text:p>
          </table:table-cell>
          <table:table-cell office:value-type="float" office:value="0.0273985" calcext:value-type="float">
            <text:p>0.0273985</text:p>
          </table:table-cell>
          <table:table-cell office:value-type="float" office:value="0.0286587" calcext:value-type="float">
            <text:p>0.0286587</text:p>
          </table:table-cell>
          <table:table-cell office:value-type="float" office:value="0.0331245" calcext:value-type="float">
            <text:p>0.0331245</text:p>
          </table:table-cell>
          <table:table-cell office:value-type="float" office:value="0.0376091" calcext:value-type="float">
            <text:p>0.0376091</text:p>
          </table:table-cell>
          <table:table-cell office:value-type="float" office:value="0.0131485" calcext:value-type="float">
            <text:p>0.0131485</text:p>
          </table:table-cell>
          <table:table-cell office:value-type="float" office:value="0.0127802" calcext:value-type="float">
            <text:p>0.0127802</text:p>
          </table:table-cell>
          <table:table-cell office:value-type="float" office:value="0.0185524" calcext:value-type="float">
            <text:p>0.0185524</text:p>
          </table:table-cell>
          <table:table-cell office:value-type="float" office:value="0.0235626" calcext:value-type="float">
            <text:p>0.0235626</text:p>
          </table:table-cell>
          <table:table-cell office:value-type="float" office:value="0.0381913" calcext:value-type="float">
            <text:p>0.0381913</text:p>
          </table:table-cell>
          <table:table-cell office:value-type="float" office:value="0.0178007" calcext:value-type="float">
            <text:p>0.0178007</text:p>
          </table:table-cell>
          <table:table-cell office:value-type="float" office:value="0.0269188" calcext:value-type="float">
            <text:p>0.0269188</text:p>
          </table:table-cell>
          <table:table-cell office:value-type="float" office:value="0.0268592" calcext:value-type="float">
            <text:p>0.0268592</text:p>
          </table:table-cell>
          <table:table-cell office:value-type="float" office:value="0.0225617" calcext:value-type="float">
            <text:p>0.0225617</text:p>
          </table:table-cell>
          <table:table-cell office:value-type="float" office:value="0.012159" calcext:value-type="float">
            <text:p>0.012159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0.0103419" calcext:value-type="float">
            <text:p>0.0103419</text:p>
          </table:table-cell>
          <table:table-cell office:value-type="float" office:value="0.0117664" calcext:value-type="float">
            <text:p>0.0117664</text:p>
          </table:table-cell>
          <table:table-cell office:value-type="float" office:value="0.0130503" calcext:value-type="float">
            <text:p>0.0130503</text:p>
          </table:table-cell>
          <table:table-cell office:value-type="float" office:value="0.0261013" calcext:value-type="float">
            <text:p>0.0261013</text:p>
          </table:table-cell>
          <table:table-cell office:value-type="float" office:value="0.0124851" calcext:value-type="float">
            <text:p>0.0124851</text:p>
          </table:table-cell>
          <table:table-cell office:value-type="float" office:value="0.0325352" calcext:value-type="float">
            <text:p>0.0325352</text:p>
          </table:table-cell>
          <table:table-cell office:value-type="float" office:value="0.027755" calcext:value-type="float">
            <text:p>0.027755</text:p>
          </table:table-cell>
          <table:table-cell office:value-type="float" office:value="0.0132526" calcext:value-type="float">
            <text:p>0.0132526</text:p>
          </table:table-cell>
          <table:table-cell office:value-type="float" office:value="0.0349452" calcext:value-type="float">
            <text:p>0.0349452</text:p>
          </table:table-cell>
          <table:table-cell office:value-type="float" office:value="0.0382729" calcext:value-type="float">
            <text:p>0.0382729</text:p>
          </table:table-cell>
          <table:table-cell office:value-type="float" office:value="0.0201201" calcext:value-type="float">
            <text:p>0.0201201</text:p>
          </table:table-cell>
          <table:table-cell office:value-type="float" office:value="0.0314535" calcext:value-type="float">
            <text:p>0.0314535</text:p>
          </table:table-cell>
          <table:table-cell office:value-type="float" office:value="0.0291445" calcext:value-type="float">
            <text:p>0.0291445</text:p>
          </table:table-cell>
          <table:table-cell office:value-type="float" office:value="0.0135237" calcext:value-type="float">
            <text:p>0.0135237</text:p>
          </table:table-cell>
          <table:table-cell office:value-type="float" office:value="0.0277668" calcext:value-type="float">
            <text:p>0.0277668</text:p>
          </table:table-cell>
          <table:table-cell office:value-type="float" office:value="0.0260481" calcext:value-type="float">
            <text:p>0.0260481</text:p>
          </table:table-cell>
          <table:table-cell office:value-type="float" office:value="0.0390377" calcext:value-type="float">
            <text:p>0.0390377</text:p>
          </table:table-cell>
          <table:table-cell office:value-type="float" office:value="0.0162947" calcext:value-type="float">
            <text:p>0.0162947</text:p>
          </table:table-cell>
          <table:table-cell office:value-type="float" office:value="0.0118923" calcext:value-type="float">
            <text:p>0.0118923</text:p>
          </table:table-cell>
          <table:table-cell office:value-type="float" office:value="0.0166323" calcext:value-type="float">
            <text:p>0.0166323</text:p>
          </table:table-cell>
          <table:table-cell office:value-type="float" office:value="0.0374457" calcext:value-type="float">
            <text:p>0.0374457</text:p>
          </table:table-cell>
          <table:table-cell office:value-type="float" office:value="0.0160743" calcext:value-type="float">
            <text:p>0.0160743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27398" calcext:value-type="float">
            <text:p>0.027398</text:p>
          </table:table-cell>
          <table:table-cell office:value-type="float" office:value="0.0132007" calcext:value-type="float">
            <text:p>0.0132007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0128928" calcext:value-type="float">
            <text:p>0.0128928</text:p>
          </table:table-cell>
          <table:table-cell office:value-type="float" office:value="0.0131451" calcext:value-type="float">
            <text:p>0.0131451</text:p>
          </table:table-cell>
          <table:table-cell office:value-type="float" office:value="0.0199644" calcext:value-type="float">
            <text:p>0.0199644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128079" calcext:value-type="float">
            <text:p>0.0128079</text:p>
          </table:table-cell>
          <table:table-cell office:value-type="float" office:value="0.0297769" calcext:value-type="float">
            <text:p>0.0297769</text:p>
          </table:table-cell>
          <table:table-cell office:value-type="float" office:value="0.0234656" calcext:value-type="float">
            <text:p>0.0234656</text:p>
          </table:table-cell>
          <table:table-cell office:value-type="float" office:value="0.0137151" calcext:value-type="float">
            <text:p>0.0137151</text:p>
          </table:table-cell>
          <table:table-cell office:value-type="float" office:value="0.0127377" calcext:value-type="float">
            <text:p>0.0127377</text:p>
          </table:table-cell>
          <table:table-cell office:value-type="float" office:value="0.0180409" calcext:value-type="float">
            <text:p>0.0180409</text:p>
          </table:table-cell>
          <table:table-cell office:value-type="float" office:value="0.0192723" calcext:value-type="float">
            <text:p>0.0192723</text:p>
          </table:table-cell>
          <table:table-cell office:value-type="float" office:value="0.0141402" calcext:value-type="float">
            <text:p>0.0141402</text:p>
          </table:table-cell>
          <table:table-cell office:value-type="float" office:value="0.0344934" calcext:value-type="float">
            <text:p>0.0344934</text:p>
          </table:table-cell>
          <table:table-cell office:value-type="float" office:value="0.0346999" calcext:value-type="float">
            <text:p>0.0346999</text:p>
          </table:table-cell>
          <table:table-cell office:value-type="float" office:value="0.0148213" calcext:value-type="float">
            <text:p>0.0148213</text:p>
          </table:table-cell>
          <table:table-cell office:value-type="float" office:value="0.0279366" calcext:value-type="float">
            <text:p>0.0279366</text:p>
          </table:table-cell>
          <table:table-cell office:value-type="float" office:value="0.0275088" calcext:value-type="float">
            <text:p>0.0275088</text:p>
          </table:table-cell>
          <table:table-cell office:value-type="float" office:value="0.0108403" calcext:value-type="float">
            <text:p>0.0108403</text:p>
          </table:table-cell>
          <table:table-cell office:value-type="float" office:value="0.0218629" calcext:value-type="float">
            <text:p>0.0218629</text:p>
          </table:table-cell>
          <table:table-cell office:value-type="float" office:value="0.0352345" calcext:value-type="float">
            <text:p>0.0352345</text:p>
          </table:table-cell>
          <table:table-cell office:value-type="float" office:value="0.0197692" calcext:value-type="float">
            <text:p>0.0197692</text:p>
          </table:table-cell>
          <table:table-cell office:value-type="float" office:value="0.0356535" calcext:value-type="float">
            <text:p>0.0356535</text:p>
          </table:table-cell>
          <table:table-cell office:value-type="float" office:value="0.0286468" calcext:value-type="float">
            <text:p>0.0286468</text:p>
          </table:table-cell>
          <table:table-cell office:value-type="float" office:value="0.037199" calcext:value-type="float">
            <text:p>0.037199</text:p>
          </table:table-cell>
          <table:table-cell office:value-type="float" office:value="0.0163494" calcext:value-type="float">
            <text:p>0.0163494</text:p>
          </table:table-cell>
          <table:table-cell office:value-type="float" office:value="0.0398168" calcext:value-type="float">
            <text:p>0.0398168</text:p>
          </table:table-cell>
          <table:table-cell office:value-type="float" office:value="0.0359998" calcext:value-type="float">
            <text:p>0.0359998</text:p>
          </table:table-cell>
          <table:table-cell office:value-type="float" office:value="0.0152001" calcext:value-type="float">
            <text:p>0.0152001</text:p>
          </table:table-cell>
          <table:table-cell office:value-type="float" office:value="0.0140087" calcext:value-type="float">
            <text:p>0.0140087</text:p>
          </table:table-cell>
          <table:table-cell office:value-type="float" office:value="0.0136381" calcext:value-type="float">
            <text:p>0.0136381</text:p>
          </table:table-cell>
          <table:table-cell office:value-type="float" office:value="0.027002" calcext:value-type="float">
            <text:p>0.027002</text:p>
          </table:table-cell>
          <table:table-cell office:value-type="float" office:value="0.0148236" calcext:value-type="float">
            <text:p>0.0148236</text:p>
          </table:table-cell>
          <table:table-cell office:value-type="float" office:value="0.0249022" calcext:value-type="float">
            <text:p>0.0249022</text:p>
          </table:table-cell>
          <table:table-cell office:value-type="float" office:value="0.0375552" calcext:value-type="float">
            <text:p>0.0375552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0.0131585" calcext:value-type="float">
            <text:p>0.0131585</text:p>
          </table:table-cell>
          <table:table-cell office:value-type="float" office:value="0.0138554" calcext:value-type="float">
            <text:p>0.0138554</text:p>
          </table:table-cell>
          <table:table-cell office:value-type="float" office:value="0.0137146" calcext:value-type="float">
            <text:p>0.0137146</text:p>
          </table:table-cell>
          <table:table-cell office:value-type="float" office:value="0.0145152" calcext:value-type="float">
            <text:p>0.0145152</text:p>
          </table:table-cell>
          <table:table-cell office:value-type="float" office:value="0.0275816" calcext:value-type="float">
            <text:p>0.0275816</text:p>
          </table:table-cell>
          <table:table-cell office:value-type="float" office:value="0.0149967" calcext:value-type="float">
            <text:p>0.0149967</text:p>
          </table:table-cell>
          <table:table-cell office:value-type="float" office:value="0.0381192" calcext:value-type="float">
            <text:p>0.0381192</text:p>
          </table:table-cell>
          <table:table-cell office:value-type="float" office:value="0.0254494" calcext:value-type="float">
            <text:p>0.0254494</text:p>
          </table:table-cell>
          <table:table-cell office:value-type="float" office:value="0.026561" calcext:value-type="float">
            <text:p>0.026561</text:p>
          </table:table-cell>
          <table:table-cell office:value-type="float" office:value="0.027932" calcext:value-type="float">
            <text:p>0.027932</text:p>
          </table:table-cell>
          <table:table-cell office:value-type="float" office:value="0.0173243" calcext:value-type="float">
            <text:p>0.0173243</text:p>
          </table:table-cell>
          <table:table-cell office:value-type="float" office:value="0.0420819" calcext:value-type="float">
            <text:p>0.0420819</text:p>
          </table:table-cell>
          <table:table-cell office:value-type="float" office:value="0.0381161" calcext:value-type="float">
            <text:p>0.0381161</text:p>
          </table:table-cell>
          <table:table-cell office:value-type="float" office:value="0.0268466" calcext:value-type="float">
            <text:p>0.0268466</text:p>
          </table:table-cell>
          <table:table-cell office:value-type="float" office:value="0.0233601" calcext:value-type="float">
            <text:p>0.0233601</text:p>
          </table:table-cell>
          <table:table-cell office:value-type="float" office:value="0.0242826" calcext:value-type="float">
            <text:p>0.0242826</text:p>
          </table:table-cell>
          <table:table-cell office:value-type="float" office:value="0.030395" calcext:value-type="float">
            <text:p>0.030395</text:p>
          </table:table-cell>
          <table:table-cell office:value-type="float" office:value="0.0191354" calcext:value-type="float">
            <text:p>0.0191354</text:p>
          </table:table-cell>
          <table:table-cell office:value-type="float" office:value="0.0305782" calcext:value-type="float">
            <text:p>0.0305782</text:p>
          </table:table-cell>
          <table:table-cell office:value-type="float" office:value="0.0200032" calcext:value-type="float">
            <text:p>0.0200032</text:p>
          </table:table-cell>
          <table:table-cell office:value-type="float" office:value="0.0134645" calcext:value-type="float">
            <text:p>0.0134645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43493" calcext:value-type="float">
            <text:p>0.0343493</text:p>
          </table:table-cell>
          <table:table-cell office:value-type="float" office:value="0.0349236" calcext:value-type="float">
            <text:p>0.0349236</text:p>
          </table:table-cell>
          <table:table-cell office:value-type="float" office:value="0.026564" calcext:value-type="float">
            <text:p>0.026564</text:p>
          </table:table-cell>
          <table:table-cell office:value-type="float" office:value="0.0195212" calcext:value-type="float">
            <text:p>0.0195212</text:p>
          </table:table-cell>
          <table:table-cell office:value-type="float" office:value="0.0362244" calcext:value-type="float">
            <text:p>0.0362244</text:p>
          </table:table-cell>
          <table:table-cell office:value-type="float" office:value="0.0376535" calcext:value-type="float">
            <text:p>0.0376535</text:p>
          </table:table-cell>
          <table:table-cell office:value-type="float" office:value="0.0334255" calcext:value-type="float">
            <text:p>0.0334255</text:p>
          </table:table-cell>
          <table:table-cell office:value-type="float" office:value="0.0132098" calcext:value-type="float">
            <text:p>0.0132098</text:p>
          </table:table-cell>
          <table:table-cell office:value-type="float" office:value="0.0304168" calcext:value-type="float">
            <text:p>0.0304168</text:p>
          </table:table-cell>
          <table:table-cell office:value-type="float" office:value="0.0111201" calcext:value-type="float">
            <text:p>0.0111201</text:p>
          </table:table-cell>
          <table:table-cell office:value-type="float" office:value="0.0193803" calcext:value-type="float">
            <text:p>0.0193803</text:p>
          </table:table-cell>
          <table:table-cell office:value-type="float" office:value="0.0130323" calcext:value-type="float">
            <text:p>0.0130323</text:p>
          </table:table-cell>
          <table:table-cell office:value-type="float" office:value="0.0284062" calcext:value-type="float">
            <text:p>0.0284062</text:p>
          </table:table-cell>
          <table:table-cell office:value-type="float" office:value="0.0130885" calcext:value-type="float">
            <text:p>0.0130885</text:p>
          </table:table-cell>
          <table:table-cell office:value-type="float" office:value="0.0367323" calcext:value-type="float">
            <text:p>0.0367323</text:p>
          </table:table-cell>
          <table:table-cell office:value-type="float" office:value="0.0185295" calcext:value-type="float">
            <text:p>0.0185295</text:p>
          </table:table-cell>
          <table:table-cell office:value-type="float" office:value="0.0356397" calcext:value-type="float">
            <text:p>0.0356397</text:p>
          </table:table-cell>
          <table:table-cell office:value-type="float" office:value="0.0186858" calcext:value-type="float">
            <text:p>0.0186858</text:p>
          </table:table-cell>
          <table:table-cell office:value-type="float" office:value="0.0141821" calcext:value-type="float">
            <text:p>0.0141821</text:p>
          </table:table-cell>
          <table:table-cell office:value-type="float" office:value="0.0161093" calcext:value-type="float">
            <text:p>0.0161093</text:p>
          </table:table-cell>
          <table:table-cell office:value-type="float" office:value="0.0272357" calcext:value-type="float">
            <text:p>0.0272357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212573" calcext:value-type="float">
            <text:p>0.0212573</text:p>
          </table:table-cell>
          <table:table-cell office:value-type="float" office:value="0.0203623" calcext:value-type="float">
            <text:p>0.0203623</text:p>
          </table:table-cell>
          <table:table-cell office:value-type="float" office:value="0.0337733" calcext:value-type="float">
            <text:p>0.0337733</text:p>
          </table:table-cell>
          <table:table-cell office:value-type="float" office:value="0.0133336" calcext:value-type="float">
            <text:p>0.0133336</text:p>
          </table:table-cell>
          <table:table-cell office:value-type="float" office:value="0.0174634" calcext:value-type="float">
            <text:p>0.0174634</text:p>
          </table:table-cell>
          <table:table-cell office:value-type="float" office:value="0.0117913" calcext:value-type="float">
            <text:p>0.0117913</text:p>
          </table:table-cell>
          <table:table-cell office:value-type="float" office:value="0.013165" calcext:value-type="float">
            <text:p>0.013165</text:p>
          </table:table-cell>
          <table:table-cell office:value-type="float" office:value="0.012579" calcext:value-type="float">
            <text:p>0.012579</text:p>
          </table:table-cell>
          <table:table-cell office:value-type="float" office:value="0.0196692" calcext:value-type="float">
            <text:p>0.0196692</text:p>
          </table:table-cell>
          <table:table-cell office:value-type="float" office:value="0.0147629" calcext:value-type="float">
            <text:p>0.0147629</text:p>
          </table:table-cell>
          <table:table-cell office:value-type="float" office:value="0.0135444" calcext:value-type="float">
            <text:p>0.0135444</text:p>
          </table:table-cell>
          <table:table-cell office:value-type="float" office:value="0.0127165" calcext:value-type="float">
            <text:p>0.0127165</text:p>
          </table:table-cell>
          <table:table-cell office:value-type="float" office:value="0.0372354" calcext:value-type="float">
            <text:p>0.0372354</text:p>
          </table:table-cell>
          <table:table-cell office:value-type="float" office:value="0.015615" calcext:value-type="float">
            <text:p>0.01561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230926" calcext:value-type="float">
            <text:p>0.0230926</text:p>
          </table:table-cell>
          <table:table-cell office:value-type="float" office:value="0.036183" calcext:value-type="float">
            <text:p>0.036183</text:p>
          </table:table-cell>
          <table:table-cell office:value-type="float" office:value="0.0355375" calcext:value-type="float">
            <text:p>0.0355375</text:p>
          </table:table-cell>
          <table:table-cell office:value-type="float" office:value="0.0357171" calcext:value-type="float">
            <text:p>0.0357171</text:p>
          </table:table-cell>
          <table:table-cell office:value-type="float" office:value="0.0138842" calcext:value-type="float">
            <text:p>0.0138842</text:p>
          </table:table-cell>
          <table:table-cell office:value-type="float" office:value="0.0357812" calcext:value-type="float">
            <text:p>0.0357812</text:p>
          </table:table-cell>
          <table:table-cell office:value-type="float" office:value="0.0345492" calcext:value-type="float">
            <text:p>0.0345492</text:p>
          </table:table-cell>
          <table:table-cell office:value-type="float" office:value="0.0233892" calcext:value-type="float">
            <text:p>0.0233892</text:p>
          </table:table-cell>
          <table:table-cell office:value-type="float" office:value="0.0199904" calcext:value-type="float">
            <text:p>0.0199904</text:p>
          </table:table-cell>
          <table:table-cell office:value-type="float" office:value="0.0132419" calcext:value-type="float">
            <text:p>0.0132419</text:p>
          </table:table-cell>
          <table:table-cell office:value-type="float" office:value="0.0377882" calcext:value-type="float">
            <text:p>0.0377882</text:p>
          </table:table-cell>
          <table:table-cell office:value-type="float" office:value="0.0128203" calcext:value-type="float">
            <text:p>0.0128203</text:p>
          </table:table-cell>
          <table:table-cell office:value-type="float" office:value="0.036311" calcext:value-type="float">
            <text:p>0.036311</text:p>
          </table:table-cell>
          <table:table-cell office:value-type="float" office:value="0.0190051" calcext:value-type="float">
            <text:p>0.0190051</text:p>
          </table:table-cell>
          <table:table-cell office:value-type="float" office:value="0.0373954" calcext:value-type="float">
            <text:p>0.0373954</text:p>
          </table:table-cell>
          <table:table-cell office:value-type="float" office:value="0.035163" calcext:value-type="float">
            <text:p>0.035163</text:p>
          </table:table-cell>
          <table:table-cell office:value-type="float" office:value="0.0131387" calcext:value-type="float">
            <text:p>0.0131387</text:p>
          </table:table-cell>
          <table:table-cell office:value-type="float" office:value="0.0135691" calcext:value-type="float">
            <text:p>0.0135691</text:p>
          </table:table-cell>
          <table:table-cell office:value-type="float" office:value="0.0137275" calcext:value-type="float">
            <text:p>0.0137275</text:p>
          </table:table-cell>
          <table:table-cell office:value-type="float" office:value="0.0395352" calcext:value-type="float">
            <text:p>0.0395352</text:p>
          </table:table-cell>
          <table:table-cell office:value-type="float" office:value="0.0230942" calcext:value-type="float">
            <text:p>0.0230942</text:p>
          </table:table-cell>
          <table:table-cell office:value-type="float" office:value="0.0366648" calcext:value-type="float">
            <text:p>0.0366648</text:p>
          </table:table-cell>
          <table:table-cell office:value-type="float" office:value="0.0145976" calcext:value-type="float">
            <text:p>0.0145976</text:p>
          </table:table-cell>
          <table:table-cell office:value-type="float" office:value="0.0130124" calcext:value-type="float">
            <text:p>0.0130124</text:p>
          </table:table-cell>
          <table:table-cell office:value-type="float" office:value="0.0213489" calcext:value-type="float">
            <text:p>0.0213489</text:p>
          </table:table-cell>
          <table:table-cell office:value-type="float" office:value="0.0122272" calcext:value-type="float">
            <text:p>0.0122272</text:p>
          </table:table-cell>
          <table:table-cell office:value-type="float" office:value="0.0111727" calcext:value-type="float">
            <text:p>0.0111727</text:p>
          </table:table-cell>
          <table:table-cell office:value-type="float" office:value="0.0392775" calcext:value-type="float">
            <text:p>0.0392775</text:p>
          </table:table-cell>
          <table:table-cell office:value-type="float" office:value="0.0260152" calcext:value-type="float">
            <text:p>0.0260152</text:p>
          </table:table-cell>
          <table:table-cell office:value-type="float" office:value="0.0162517" calcext:value-type="float">
            <text:p>0.0162517</text:p>
          </table:table-cell>
          <table:table-cell office:value-type="float" office:value="0.0301813" calcext:value-type="float">
            <text:p>0.0301813</text:p>
          </table:table-cell>
          <table:table-cell office:value-type="float" office:value="0.0144573" calcext:value-type="float">
            <text:p>0.0144573</text:p>
          </table:table-cell>
          <table:table-cell office:value-type="float" office:value="0.0107831" calcext:value-type="float">
            <text:p>0.0107831</text:p>
          </table:table-cell>
          <table:table-cell office:value-type="float" office:value="0.0116084" calcext:value-type="float">
            <text:p>0.0116084</text:p>
          </table:table-cell>
          <table:table-cell office:value-type="float" office:value="0.00905689" calcext:value-type="float">
            <text:p>0.00905689</text:p>
          </table:table-cell>
          <table:table-cell office:value-type="float" office:value="0.013668" calcext:value-type="float">
            <text:p>0.013668</text:p>
          </table:table-cell>
          <table:table-cell office:value-type="float" office:value="0.0171587" calcext:value-type="float">
            <text:p>0.0171587</text:p>
          </table:table-cell>
          <table:table-cell office:value-type="float" office:value="0.0282075" calcext:value-type="float">
            <text:p>0.0282075</text:p>
          </table:table-cell>
          <table:table-cell office:value-type="float" office:value="0.0181741" calcext:value-type="float">
            <text:p>0.0181741</text:p>
          </table:table-cell>
          <table:table-cell office:value-type="float" office:value="0.027618" calcext:value-type="float">
            <text:p>0.027618</text:p>
          </table:table-cell>
          <table:table-cell office:value-type="float" office:value="0.0130467" calcext:value-type="float">
            <text:p>0.0130467</text:p>
          </table:table-cell>
          <table:table-cell office:value-type="float" office:value="0.0340542" calcext:value-type="float">
            <text:p>0.0340542</text:p>
          </table:table-cell>
          <table:table-cell office:value-type="float" office:value="0.0148122" calcext:value-type="float">
            <text:p>0.0148122</text:p>
          </table:table-cell>
          <table:table-cell table:number-columns-repeated="238"/>
        </table:table-row>
        <table:table-row table:style-name="ro1">
          <table:table-cell office:value-type="string" calcext:value-type="string">
            <text:p>Alignment 3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office:value-type="float" office:value="0.648933" calcext:value-type="float">
            <text:p>0.64893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94599" calcext:value-type="float">
            <text:p>0.00049459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223692" calcext:value-type="float">
            <text:p>0.22369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56164" calcext:value-type="float">
            <text:p>0.025616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156847" calcext:value-type="float">
            <text:p>0.0156847</text:p>
          </table:table-cell>
          <table:table-cell office:value-type="float" office:value="0.0130374" calcext:value-type="float">
            <text:p>0.0130374</text:p>
          </table:table-cell>
          <table:table-cell office:value-type="float" office:value="0.0146009" calcext:value-type="float">
            <text:p>0.0146009</text:p>
          </table:table-cell>
          <table:table-cell office:value-type="float" office:value="0.0317762" calcext:value-type="float">
            <text:p>0.0317762</text:p>
          </table:table-cell>
          <table:table-cell office:value-type="float" office:value="0.0291382" calcext:value-type="float">
            <text:p>0.0291382</text:p>
          </table:table-cell>
          <table:table-cell office:value-type="float" office:value="0.0218759" calcext:value-type="float">
            <text:p>0.0218759</text:p>
          </table:table-cell>
          <table:table-cell office:value-type="float" office:value="0.0135124" calcext:value-type="float">
            <text:p>0.0135124</text:p>
          </table:table-cell>
          <table:table-cell office:value-type="float" office:value="0.0196187" calcext:value-type="float">
            <text:p>0.0196187</text:p>
          </table:table-cell>
          <table:table-cell office:value-type="float" office:value="0.0258052" calcext:value-type="float">
            <text:p>0.0258052</text:p>
          </table:table-cell>
          <table:table-cell office:value-type="float" office:value="0.0342935" calcext:value-type="float">
            <text:p>0.0342935</text:p>
          </table:table-cell>
          <table:table-cell office:value-type="float" office:value="0.0183549" calcext:value-type="float">
            <text:p>0.0183549</text:p>
          </table:table-cell>
          <table:table-cell office:value-type="float" office:value="0.0267094" calcext:value-type="float">
            <text:p>0.0267094</text:p>
          </table:table-cell>
          <table:table-cell office:value-type="float" office:value="0.0215071" calcext:value-type="float">
            <text:p>0.0215071</text:p>
          </table:table-cell>
          <table:table-cell office:value-type="float" office:value="0.0234115" calcext:value-type="float">
            <text:p>0.0234115</text:p>
          </table:table-cell>
          <table:table-cell office:value-type="float" office:value="0.0399836" calcext:value-type="float">
            <text:p>0.0399836</text:p>
          </table:table-cell>
          <table:table-cell office:value-type="float" office:value="0.032664" calcext:value-type="float">
            <text:p>0.032664</text:p>
          </table:table-cell>
          <table:table-cell office:value-type="float" office:value="0.0387761" calcext:value-type="float">
            <text:p>0.0387761</text:p>
          </table:table-cell>
          <table:table-cell office:value-type="float" office:value="0.027828" calcext:value-type="float">
            <text:p>0.027828</text:p>
          </table:table-cell>
          <table:table-cell office:value-type="float" office:value="0.0362315" calcext:value-type="float">
            <text:p>0.0362315</text:p>
          </table:table-cell>
          <table:table-cell office:value-type="float" office:value="0.0392066" calcext:value-type="float">
            <text:p>0.0392066</text:p>
          </table:table-cell>
          <table:table-cell office:value-type="float" office:value="0.0278911" calcext:value-type="float">
            <text:p>0.0278911</text:p>
          </table:table-cell>
          <table:table-cell office:value-type="float" office:value="0.0379517" calcext:value-type="float">
            <text:p>0.0379517</text:p>
          </table:table-cell>
          <table:table-cell office:value-type="float" office:value="0.0361695" calcext:value-type="float">
            <text:p>0.0361695</text:p>
          </table:table-cell>
          <table:table-cell office:value-type="float" office:value="0.0140341" calcext:value-type="float">
            <text:p>0.0140341</text:p>
          </table:table-cell>
          <table:table-cell office:value-type="float" office:value="0.0363065" calcext:value-type="float">
            <text:p>0.0363065</text:p>
          </table:table-cell>
          <table:table-cell office:value-type="float" office:value="0.0176408" calcext:value-type="float">
            <text:p>0.0176408</text:p>
          </table:table-cell>
          <table:table-cell office:value-type="float" office:value="0.0200413" calcext:value-type="float">
            <text:p>0.0200413</text:p>
          </table:table-cell>
          <table:table-cell office:value-type="float" office:value="0.0138302" calcext:value-type="float">
            <text:p>0.0138302</text:p>
          </table:table-cell>
          <table:table-cell office:value-type="float" office:value="0.0163003" calcext:value-type="float">
            <text:p>0.0163003</text:p>
          </table:table-cell>
          <table:table-cell office:value-type="float" office:value="0.0193746" calcext:value-type="float">
            <text:p>0.0193746</text:p>
          </table:table-cell>
          <table:table-cell office:value-type="float" office:value="0.024069" calcext:value-type="float">
            <text:p>0.024069</text:p>
          </table:table-cell>
          <table:table-cell office:value-type="float" office:value="0.0273774" calcext:value-type="float">
            <text:p>0.0273774</text:p>
          </table:table-cell>
          <table:table-cell office:value-type="float" office:value="0.0244032" calcext:value-type="float">
            <text:p>0.0244032</text:p>
          </table:table-cell>
          <table:table-cell office:value-type="float" office:value="0.0164214" calcext:value-type="float">
            <text:p>0.0164214</text:p>
          </table:table-cell>
          <table:table-cell office:value-type="float" office:value="0.0164843" calcext:value-type="float">
            <text:p>0.0164843</text:p>
          </table:table-cell>
          <table:table-cell office:value-type="float" office:value="0.0306227" calcext:value-type="float">
            <text:p>0.0306227</text:p>
          </table:table-cell>
          <table:table-cell office:value-type="float" office:value="0.0143405" calcext:value-type="float">
            <text:p>0.0143405</text:p>
          </table:table-cell>
          <table:table-cell office:value-type="float" office:value="0.0177113" calcext:value-type="float">
            <text:p>0.0177113</text:p>
          </table:table-cell>
          <table:table-cell office:value-type="float" office:value="0.0397701" calcext:value-type="float">
            <text:p>0.0397701</text:p>
          </table:table-cell>
          <table:table-cell office:value-type="float" office:value="0.0126165" calcext:value-type="float">
            <text:p>0.0126165</text:p>
          </table:table-cell>
          <table:table-cell office:value-type="float" office:value="0.0374688" calcext:value-type="float">
            <text:p>0.0374688</text:p>
          </table:table-cell>
          <table:table-cell office:value-type="float" office:value="0.0162698" calcext:value-type="float">
            <text:p>0.0162698</text:p>
          </table:table-cell>
          <table:table-cell office:value-type="float" office:value="0.0245788" calcext:value-type="float">
            <text:p>0.0245788</text:p>
          </table:table-cell>
          <table:table-cell office:value-type="float" office:value="0.0132636" calcext:value-type="float">
            <text:p>0.0132636</text:p>
          </table:table-cell>
          <table:table-cell office:value-type="float" office:value="0.0151683" calcext:value-type="float">
            <text:p>0.0151683</text:p>
          </table:table-cell>
          <table:table-cell office:value-type="float" office:value="0.0134807" calcext:value-type="float">
            <text:p>0.0134807</text:p>
          </table:table-cell>
          <table:table-cell office:value-type="float" office:value="0.0125424" calcext:value-type="float">
            <text:p>0.0125424</text:p>
          </table:table-cell>
          <table:table-cell office:value-type="float" office:value="0.0430065" calcext:value-type="float">
            <text:p>0.0430065</text:p>
          </table:table-cell>
          <table:table-cell office:value-type="float" office:value="0.0398688" calcext:value-type="float">
            <text:p>0.0398688</text:p>
          </table:table-cell>
          <table:table-cell office:value-type="float" office:value="0.0220943" calcext:value-type="float">
            <text:p>0.0220943</text:p>
          </table:table-cell>
          <table:table-cell office:value-type="float" office:value="0.0266289" calcext:value-type="float">
            <text:p>0.0266289</text:p>
          </table:table-cell>
          <table:table-cell office:value-type="float" office:value="0.0174251" calcext:value-type="float">
            <text:p>0.0174251</text:p>
          </table:table-cell>
          <table:table-cell office:value-type="float" office:value="0.0178537" calcext:value-type="float">
            <text:p>0.0178537</text:p>
          </table:table-cell>
          <table:table-cell office:value-type="float" office:value="0.0282272" calcext:value-type="float">
            <text:p>0.0282272</text:p>
          </table:table-cell>
          <table:table-cell office:value-type="float" office:value="0.0272165" calcext:value-type="float">
            <text:p>0.0272165</text:p>
          </table:table-cell>
          <table:table-cell office:value-type="float" office:value="0.0343352" calcext:value-type="float">
            <text:p>0.0343352</text:p>
          </table:table-cell>
          <table:table-cell office:value-type="float" office:value="0.02222" calcext:value-type="float">
            <text:p>0.02222</text:p>
          </table:table-cell>
          <table:table-cell office:value-type="float" office:value="0.0421756" calcext:value-type="float">
            <text:p>0.0421756</text:p>
          </table:table-cell>
          <table:table-cell office:value-type="float" office:value="0.0189667" calcext:value-type="float">
            <text:p>0.0189667</text:p>
          </table:table-cell>
          <table:table-cell office:value-type="float" office:value="0.0402022" calcext:value-type="float">
            <text:p>0.0402022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421158" calcext:value-type="float">
            <text:p>0.0421158</text:p>
          </table:table-cell>
          <table:table-cell office:value-type="float" office:value="0.0291497" calcext:value-type="float">
            <text:p>0.0291497</text:p>
          </table:table-cell>
          <table:table-cell office:value-type="float" office:value="0.0354883" calcext:value-type="float">
            <text:p>0.0354883</text:p>
          </table:table-cell>
          <table:table-cell office:value-type="float" office:value="0.0204269" calcext:value-type="float">
            <text:p>0.0204269</text:p>
          </table:table-cell>
          <table:table-cell office:value-type="float" office:value="0.0352918" calcext:value-type="float">
            <text:p>0.0352918</text:p>
          </table:table-cell>
          <table:table-cell office:value-type="float" office:value="0.0213538" calcext:value-type="float">
            <text:p>0.0213538</text:p>
          </table:table-cell>
          <table:table-cell office:value-type="float" office:value="0.0394312" calcext:value-type="float">
            <text:p>0.0394312</text:p>
          </table:table-cell>
          <table:table-cell office:value-type="float" office:value="0.0354427" calcext:value-type="float">
            <text:p>0.0354427</text:p>
          </table:table-cell>
          <table:table-cell office:value-type="float" office:value="0.0289453" calcext:value-type="float">
            <text:p>0.0289453</text:p>
          </table:table-cell>
          <table:table-cell office:value-type="float" office:value="0.0301945" calcext:value-type="float">
            <text:p>0.0301945</text:p>
          </table:table-cell>
          <table:table-cell office:value-type="float" office:value="0.0368873" calcext:value-type="float">
            <text:p>0.0368873</text:p>
          </table:table-cell>
          <table:table-cell office:value-type="float" office:value="0.0417568" calcext:value-type="float">
            <text:p>0.0417568</text:p>
          </table:table-cell>
          <table:table-cell office:value-type="float" office:value="0.0156262" calcext:value-type="float">
            <text:p>0.0156262</text:p>
          </table:table-cell>
          <table:table-cell office:value-type="float" office:value="0.0150417" calcext:value-type="float">
            <text:p>0.0150417</text:p>
          </table:table-cell>
          <table:table-cell office:value-type="float" office:value="0.0215415" calcext:value-type="float">
            <text:p>0.0215415</text:p>
          </table:table-cell>
          <table:table-cell office:value-type="float" office:value="0.0268172" calcext:value-type="float">
            <text:p>0.0268172</text:p>
          </table:table-cell>
          <table:table-cell office:value-type="float" office:value="0.0421761" calcext:value-type="float">
            <text:p>0.0421761</text:p>
          </table:table-cell>
          <table:table-cell office:value-type="float" office:value="0.0206566" calcext:value-type="float">
            <text:p>0.0206566</text:p>
          </table:table-cell>
          <table:table-cell office:value-type="float" office:value="0.0285603" calcext:value-type="float">
            <text:p>0.0285603</text:p>
          </table:table-cell>
          <table:table-cell office:value-type="float" office:value="0.0302895" calcext:value-type="float">
            <text:p>0.0302895</text:p>
          </table:table-cell>
          <table:table-cell office:value-type="float" office:value="0.0257971" calcext:value-type="float">
            <text:p>0.0257971</text:p>
          </table:table-cell>
          <table:table-cell office:value-type="float" office:value="0.0136048" calcext:value-type="float">
            <text:p>0.0136048</text:p>
          </table:table-cell>
          <table:table-cell office:value-type="float" office:value="0.0332366" calcext:value-type="float">
            <text:p>0.0332366</text:p>
          </table:table-cell>
          <table:table-cell office:value-type="float" office:value="0.0116881" calcext:value-type="float">
            <text:p>0.0116881</text:p>
          </table:table-cell>
          <table:table-cell office:value-type="float" office:value="0.0133078" calcext:value-type="float">
            <text:p>0.0133078</text:p>
          </table:table-cell>
          <table:table-cell office:value-type="float" office:value="0.0142607" calcext:value-type="float">
            <text:p>0.0142607</text:p>
          </table:table-cell>
          <table:table-cell office:value-type="float" office:value="0.0296073" calcext:value-type="float">
            <text:p>0.0296073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363343" calcext:value-type="float">
            <text:p>0.0363343</text:p>
          </table:table-cell>
          <table:table-cell office:value-type="float" office:value="0.0315015" calcext:value-type="float">
            <text:p>0.0315015</text:p>
          </table:table-cell>
          <table:table-cell office:value-type="float" office:value="0.0140804" calcext:value-type="float">
            <text:p>0.0140804</text:p>
          </table:table-cell>
          <table:table-cell office:value-type="float" office:value="0.0391462" calcext:value-type="float">
            <text:p>0.0391462</text:p>
          </table:table-cell>
          <table:table-cell office:value-type="float" office:value="0.0426469" calcext:value-type="float">
            <text:p>0.0426469</text:p>
          </table:table-cell>
          <table:table-cell office:value-type="float" office:value="0.0234907" calcext:value-type="float">
            <text:p>0.0234907</text:p>
          </table:table-cell>
          <table:table-cell office:value-type="float" office:value="0.0353981" calcext:value-type="float">
            <text:p>0.0353981</text:p>
          </table:table-cell>
          <table:table-cell office:value-type="float" office:value="0.0330772" calcext:value-type="float">
            <text:p>0.0330772</text:p>
          </table:table-cell>
          <table:table-cell office:value-type="float" office:value="0.0149325" calcext:value-type="float">
            <text:p>0.0149325</text:p>
          </table:table-cell>
          <table:table-cell office:value-type="float" office:value="0.0309768" calcext:value-type="float">
            <text:p>0.0309768</text:p>
          </table:table-cell>
          <table:table-cell office:value-type="float" office:value="0.0277026" calcext:value-type="float">
            <text:p>0.0277026</text:p>
          </table:table-cell>
          <table:table-cell office:value-type="float" office:value="0.0431667" calcext:value-type="float">
            <text:p>0.0431667</text:p>
          </table:table-cell>
          <table:table-cell office:value-type="float" office:value="0.0188336" calcext:value-type="float">
            <text:p>0.0188336</text:p>
          </table:table-cell>
          <table:table-cell office:value-type="float" office:value="0.0195226" calcext:value-type="float">
            <text:p>0.0195226</text:p>
          </table:table-cell>
          <table:table-cell office:value-type="float" office:value="0.014271" calcext:value-type="float">
            <text:p>0.014271</text:p>
          </table:table-cell>
          <table:table-cell office:value-type="float" office:value="0.0416577" calcext:value-type="float">
            <text:p>0.0416577</text:p>
          </table:table-cell>
          <table:table-cell office:value-type="float" office:value="0.0181526" calcext:value-type="float">
            <text:p>0.0181526</text:p>
          </table:table-cell>
          <table:table-cell office:value-type="float" office:value="0.0144919" calcext:value-type="float">
            <text:p>0.0144919</text:p>
          </table:table-cell>
          <table:table-cell office:value-type="float" office:value="0.0308976" calcext:value-type="float">
            <text:p>0.0308976</text:p>
          </table:table-cell>
          <table:table-cell office:value-type="float" office:value="0.0141079" calcext:value-type="float">
            <text:p>0.0141079</text:p>
          </table:table-cell>
          <table:table-cell office:value-type="float" office:value="0.0215563" calcext:value-type="float">
            <text:p>0.0215563</text:p>
          </table:table-cell>
          <table:table-cell office:value-type="float" office:value="0.014117" calcext:value-type="float">
            <text:p>0.014117</text:p>
          </table:table-cell>
          <table:table-cell office:value-type="float" office:value="0.0150558" calcext:value-type="float">
            <text:p>0.0150558</text:p>
          </table:table-cell>
          <table:table-cell office:value-type="float" office:value="0.0225901" calcext:value-type="float">
            <text:p>0.0225901</text:p>
          </table:table-cell>
          <table:table-cell office:value-type="float" office:value="0.0244475" calcext:value-type="float">
            <text:p>0.0244475</text:p>
          </table:table-cell>
          <table:table-cell office:value-type="float" office:value="0.0138299" calcext:value-type="float">
            <text:p>0.0138299</text:p>
          </table:table-cell>
          <table:table-cell office:value-type="float" office:value="0.0331845" calcext:value-type="float">
            <text:p>0.0331845</text:p>
          </table:table-cell>
          <table:table-cell office:value-type="float" office:value="0.0268073" calcext:value-type="float">
            <text:p>0.0268073</text:p>
          </table:table-cell>
          <table:table-cell office:value-type="float" office:value="0.0146315" calcext:value-type="float">
            <text:p>0.0146315</text:p>
          </table:table-cell>
          <table:table-cell office:value-type="float" office:value="0.0141809" calcext:value-type="float">
            <text:p>0.0141809</text:p>
          </table:table-cell>
          <table:table-cell office:value-type="float" office:value="0.0204136" calcext:value-type="float">
            <text:p>0.0204136</text:p>
          </table:table-cell>
          <table:table-cell office:value-type="float" office:value="0.0218008" calcext:value-type="float">
            <text:p>0.0218008</text:p>
          </table:table-cell>
          <table:table-cell office:value-type="float" office:value="0.0150477" calcext:value-type="float">
            <text:p>0.0150477</text:p>
          </table:table-cell>
          <table:table-cell office:value-type="float" office:value="0.0384518" calcext:value-type="float">
            <text:p>0.0384518</text:p>
          </table:table-cell>
          <table:table-cell office:value-type="float" office:value="0.0385799" calcext:value-type="float">
            <text:p>0.0385799</text:p>
          </table:table-cell>
          <table:table-cell office:value-type="float" office:value="0.0165821" calcext:value-type="float">
            <text:p>0.0165821</text:p>
          </table:table-cell>
          <table:table-cell office:value-type="float" office:value="0.0315253" calcext:value-type="float">
            <text:p>0.0315253</text:p>
          </table:table-cell>
          <table:table-cell office:value-type="float" office:value="0.0307564" calcext:value-type="float">
            <text:p>0.0307564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0.0250392" calcext:value-type="float">
            <text:p>0.0250392</text:p>
          </table:table-cell>
          <table:table-cell office:value-type="float" office:value="0.0392352" calcext:value-type="float">
            <text:p>0.0392352</text:p>
          </table:table-cell>
          <table:table-cell office:value-type="float" office:value="0.0223489" calcext:value-type="float">
            <text:p>0.0223489</text:p>
          </table:table-cell>
          <table:table-cell office:value-type="float" office:value="0.0396575" calcext:value-type="float">
            <text:p>0.0396575</text:p>
          </table:table-cell>
          <table:table-cell office:value-type="float" office:value="0.0318863" calcext:value-type="float">
            <text:p>0.0318863</text:p>
          </table:table-cell>
          <table:table-cell office:value-type="float" office:value="0.0412442" calcext:value-type="float">
            <text:p>0.0412442</text:p>
          </table:table-cell>
          <table:table-cell office:value-type="float" office:value="0.0196838" calcext:value-type="float">
            <text:p>0.0196838</text:p>
          </table:table-cell>
          <table:table-cell office:value-type="float" office:value="0.0441197" calcext:value-type="float">
            <text:p>0.0441197</text:p>
          </table:table-cell>
          <table:table-cell office:value-type="float" office:value="0.0400916" calcext:value-type="float">
            <text:p>0.0400916</text:p>
          </table:table-cell>
          <table:table-cell office:value-type="float" office:value="0.0163765" calcext:value-type="float">
            <text:p>0.0163765</text:p>
          </table:table-cell>
          <table:table-cell office:value-type="float" office:value="0.0153469" calcext:value-type="float">
            <text:p>0.0153469</text:p>
          </table:table-cell>
          <table:table-cell office:value-type="float" office:value="0.0151939" calcext:value-type="float">
            <text:p>0.0151939</text:p>
          </table:table-cell>
          <table:table-cell office:value-type="float" office:value="0.0304064" calcext:value-type="float">
            <text:p>0.0304064</text:p>
          </table:table-cell>
          <table:table-cell office:value-type="float" office:value="0.0170431" calcext:value-type="float">
            <text:p>0.0170431</text:p>
          </table:table-cell>
          <table:table-cell office:value-type="float" office:value="0.0281968" calcext:value-type="float">
            <text:p>0.0281968</text:p>
          </table:table-cell>
          <table:table-cell office:value-type="float" office:value="0.0220153" calcext:value-type="float">
            <text:p>0.0220153</text:p>
          </table:table-cell>
          <table:table-cell office:value-type="float" office:value="0.0146871" calcext:value-type="float">
            <text:p>0.0146871</text:p>
          </table:table-cell>
          <table:table-cell office:value-type="float" office:value="0.0154693" calcext:value-type="float">
            <text:p>0.0154693</text:p>
          </table:table-cell>
          <table:table-cell office:value-type="float" office:value="0.0154922" calcext:value-type="float">
            <text:p>0.0154922</text:p>
          </table:table-cell>
          <table:table-cell office:value-type="float" office:value="0.0157053" calcext:value-type="float">
            <text:p>0.0157053</text:p>
          </table:table-cell>
          <table:table-cell office:value-type="float" office:value="0.029243" calcext:value-type="float">
            <text:p>0.029243</text:p>
          </table:table-cell>
          <table:table-cell office:value-type="float" office:value="0.0162181" calcext:value-type="float">
            <text:p>0.0162181</text:p>
          </table:table-cell>
          <table:table-cell office:value-type="float" office:value="0.0422324" calcext:value-type="float">
            <text:p>0.0422324</text:p>
          </table:table-cell>
          <table:table-cell office:value-type="float" office:value="0.0268892" calcext:value-type="float">
            <text:p>0.0268892</text:p>
          </table:table-cell>
          <table:table-cell office:value-type="float" office:value="0.0300105" calcext:value-type="float">
            <text:p>0.0300105</text:p>
          </table:table-cell>
          <table:table-cell office:value-type="float" office:value="0.0207285" calcext:value-type="float">
            <text:p>0.0207285</text:p>
          </table:table-cell>
          <table:table-cell office:value-type="float" office:value="0.0468387" calcext:value-type="float">
            <text:p>0.0468387</text:p>
          </table:table-cell>
          <table:table-cell office:value-type="float" office:value="0.042222" calcext:value-type="float">
            <text:p>0.042222</text:p>
          </table:table-cell>
          <table:table-cell office:value-type="float" office:value="0.028358" calcext:value-type="float">
            <text:p>0.028358</text:p>
          </table:table-cell>
          <table:table-cell office:value-type="float" office:value="0.0271423" calcext:value-type="float">
            <text:p>0.0271423</text:p>
          </table:table-cell>
          <table:table-cell office:value-type="float" office:value="0.0279793" calcext:value-type="float">
            <text:p>0.0279793</text:p>
          </table:table-cell>
          <table:table-cell office:value-type="float" office:value="0.034221" calcext:value-type="float">
            <text:p>0.034221</text:p>
          </table:table-cell>
          <table:table-cell office:value-type="float" office:value="0.0224508" calcext:value-type="float">
            <text:p>0.0224508</text:p>
          </table:table-cell>
          <table:table-cell office:value-type="float" office:value="0.034265" calcext:value-type="float">
            <text:p>0.034265</text:p>
          </table:table-cell>
          <table:table-cell office:value-type="float" office:value="0.0226275" calcext:value-type="float">
            <text:p>0.0226275</text:p>
          </table:table-cell>
          <table:table-cell office:value-type="float" office:value="0.0150679" calcext:value-type="float">
            <text:p>0.0150679</text:p>
          </table:table-cell>
          <table:table-cell office:value-type="float" office:value="0.0290282" calcext:value-type="float">
            <text:p>0.0290282</text:p>
          </table:table-cell>
          <table:table-cell office:value-type="float" office:value="0.0383069" calcext:value-type="float">
            <text:p>0.0383069</text:p>
          </table:table-cell>
          <table:table-cell office:value-type="float" office:value="0.038888" calcext:value-type="float">
            <text:p>0.038888</text:p>
          </table:table-cell>
          <table:table-cell office:value-type="float" office:value="0.030353" calcext:value-type="float">
            <text:p>0.030353</text:p>
          </table:table-cell>
          <table:table-cell office:value-type="float" office:value="0.0221287" calcext:value-type="float">
            <text:p>0.0221287</text:p>
          </table:table-cell>
          <table:table-cell office:value-type="float" office:value="0.0405449" calcext:value-type="float">
            <text:p>0.0405449</text:p>
          </table:table-cell>
          <table:table-cell office:value-type="float" office:value="0.0419632" calcext:value-type="float">
            <text:p>0.0419632</text:p>
          </table:table-cell>
          <table:table-cell office:value-type="float" office:value="0.0371462" calcext:value-type="float">
            <text:p>0.0371462</text:p>
          </table:table-cell>
          <table:table-cell office:value-type="float" office:value="0.0142783" calcext:value-type="float">
            <text:p>0.0142783</text:p>
          </table:table-cell>
          <table:table-cell office:value-type="float" office:value="0.0339684" calcext:value-type="float">
            <text:p>0.0339684</text:p>
          </table:table-cell>
          <table:table-cell office:value-type="float" office:value="0.0139742" calcext:value-type="float">
            <text:p>0.0139742</text:p>
          </table:table-cell>
          <table:table-cell office:value-type="float" office:value="0.0218705" calcext:value-type="float">
            <text:p>0.0218705</text:p>
          </table:table-cell>
          <table:table-cell office:value-type="float" office:value="0.0141256" calcext:value-type="float">
            <text:p>0.0141256</text:p>
          </table:table-cell>
          <table:table-cell office:value-type="float" office:value="0.0317792" calcext:value-type="float">
            <text:p>0.0317792</text:p>
          </table:table-cell>
          <table:table-cell office:value-type="float" office:value="0.0139407" calcext:value-type="float">
            <text:p>0.0139407</text:p>
          </table:table-cell>
          <table:table-cell office:value-type="float" office:value="0.040872" calcext:value-type="float">
            <text:p>0.040872</text:p>
          </table:table-cell>
          <table:table-cell office:value-type="float" office:value="0.0213467" calcext:value-type="float">
            <text:p>0.0213467</text:p>
          </table:table-cell>
          <table:table-cell office:value-type="float" office:value="0.0395778" calcext:value-type="float">
            <text:p>0.0395778</text:p>
          </table:table-cell>
          <table:table-cell office:value-type="float" office:value="0.0214173" calcext:value-type="float">
            <text:p>0.0214173</text:p>
          </table:table-cell>
          <table:table-cell office:value-type="float" office:value="0.0150999" calcext:value-type="float">
            <text:p>0.0150999</text:p>
          </table:table-cell>
          <table:table-cell office:value-type="float" office:value="0.0194768" calcext:value-type="float">
            <text:p>0.0194768</text:p>
          </table:table-cell>
          <table:table-cell office:value-type="float" office:value="0.0305983" calcext:value-type="float">
            <text:p>0.0305983</text:p>
          </table:table-cell>
          <table:table-cell office:value-type="float" office:value="0.0327843" calcext:value-type="float">
            <text:p>0.0327843</text:p>
          </table:table-cell>
          <table:table-cell office:value-type="float" office:value="0.0246478" calcext:value-type="float">
            <text:p>0.0246478</text:p>
          </table:table-cell>
          <table:table-cell office:value-type="float" office:value="0.0236256" calcext:value-type="float">
            <text:p>0.0236256</text:p>
          </table:table-cell>
          <table:table-cell office:value-type="float" office:value="0.0379049" calcext:value-type="float">
            <text:p>0.0379049</text:p>
          </table:table-cell>
          <table:table-cell office:value-type="float" office:value="0.0149002" calcext:value-type="float">
            <text:p>0.0149002</text:p>
          </table:table-cell>
          <table:table-cell office:value-type="float" office:value="0.0203944" calcext:value-type="float">
            <text:p>0.0203944</text:p>
          </table:table-cell>
          <table:table-cell office:value-type="float" office:value="0.0139884" calcext:value-type="float">
            <text:p>0.0139884</text:p>
          </table:table-cell>
          <table:table-cell office:value-type="float" office:value="0.0142919" calcext:value-type="float">
            <text:p>0.0142919</text:p>
          </table:table-cell>
          <table:table-cell office:value-type="float" office:value="0.0139557" calcext:value-type="float">
            <text:p>0.0139557</text:p>
          </table:table-cell>
          <table:table-cell office:value-type="float" office:value="0.0226369" calcext:value-type="float">
            <text:p>0.0226369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0156647" calcext:value-type="float">
            <text:p>0.0156647</text:p>
          </table:table-cell>
          <table:table-cell office:value-type="float" office:value="0.0151535" calcext:value-type="float">
            <text:p>0.0151535</text:p>
          </table:table-cell>
          <table:table-cell office:value-type="float" office:value="0.0412612" calcext:value-type="float">
            <text:p>0.0412612</text:p>
          </table:table-cell>
          <table:table-cell office:value-type="float" office:value="0.0184208" calcext:value-type="float">
            <text:p>0.0184208</text:p>
          </table:table-cell>
          <table:table-cell office:value-type="float" office:value="0.0134207" calcext:value-type="float">
            <text:p>0.0134207</text:p>
          </table:table-cell>
          <table:table-cell office:value-type="float" office:value="0.026387" calcext:value-type="float">
            <text:p>0.026387</text:p>
          </table:table-cell>
          <table:table-cell office:value-type="float" office:value="0.0401835" calcext:value-type="float">
            <text:p>0.0401835</text:p>
          </table:table-cell>
          <table:table-cell office:value-type="float" office:value="0.0394616" calcext:value-type="float">
            <text:p>0.0394616</text:p>
          </table:table-cell>
          <table:table-cell office:value-type="float" office:value="0.0396887" calcext:value-type="float">
            <text:p>0.0396887</text:p>
          </table:table-cell>
          <table:table-cell office:value-type="float" office:value="0.0147894" calcext:value-type="float">
            <text:p>0.0147894</text:p>
          </table:table-cell>
          <table:table-cell office:value-type="float" office:value="0.0399013" calcext:value-type="float">
            <text:p>0.0399013</text:p>
          </table:table-cell>
          <table:table-cell office:value-type="float" office:value="0.03855" calcext:value-type="float">
            <text:p>0.03855</text:p>
          </table:table-cell>
          <table:table-cell office:value-type="float" office:value="0.0270676" calcext:value-type="float">
            <text:p>0.0270676</text:p>
          </table:table-cell>
          <table:table-cell office:value-type="float" office:value="0.0225463" calcext:value-type="float">
            <text:p>0.0225463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418105" calcext:value-type="float">
            <text:p>0.0418105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0.0404598" calcext:value-type="float">
            <text:p>0.0404598</text:p>
          </table:table-cell>
          <table:table-cell office:value-type="float" office:value="0.0214428" calcext:value-type="float">
            <text:p>0.0214428</text:p>
          </table:table-cell>
          <table:table-cell office:value-type="float" office:value="0.0415351" calcext:value-type="float">
            <text:p>0.0415351</text:p>
          </table:table-cell>
          <table:table-cell office:value-type="float" office:value="0.0392162" calcext:value-type="float">
            <text:p>0.0392162</text:p>
          </table:table-cell>
          <table:table-cell office:value-type="float" office:value="0.0143761" calcext:value-type="float">
            <text:p>0.0143761</text:p>
          </table:table-cell>
          <table:table-cell office:value-type="float" office:value="0.015313" calcext:value-type="float">
            <text:p>0.015313</text:p>
          </table:table-cell>
          <table:table-cell office:value-type="float" office:value="0.0147345" calcext:value-type="float">
            <text:p>0.0147345</text:p>
          </table:table-cell>
          <table:table-cell office:value-type="float" office:value="0.0437178" calcext:value-type="float">
            <text:p>0.0437178</text:p>
          </table:table-cell>
          <table:table-cell office:value-type="float" office:value="0.0263026" calcext:value-type="float">
            <text:p>0.0263026</text:p>
          </table:table-cell>
          <table:table-cell office:value-type="float" office:value="0.0408266" calcext:value-type="float">
            <text:p>0.0408266</text:p>
          </table:table-cell>
          <table:table-cell office:value-type="float" office:value="0.0154471" calcext:value-type="float">
            <text:p>0.0154471</text:p>
          </table:table-cell>
          <table:table-cell office:value-type="float" office:value="0.0145868" calcext:value-type="float">
            <text:p>0.0145868</text:p>
          </table:table-cell>
          <table:table-cell office:value-type="float" office:value="0.0222906" calcext:value-type="float">
            <text:p>0.0222906</text:p>
          </table:table-cell>
          <table:table-cell office:value-type="float" office:value="0.013392" calcext:value-type="float">
            <text:p>0.013392</text:p>
          </table:table-cell>
          <table:table-cell office:value-type="float" office:value="0.0140582" calcext:value-type="float">
            <text:p>0.0140582</text:p>
          </table:table-cell>
          <table:table-cell office:value-type="float" office:value="0.0434499" calcext:value-type="float">
            <text:p>0.0434499</text:p>
          </table:table-cell>
          <table:table-cell office:value-type="float" office:value="0.0294523" calcext:value-type="float">
            <text:p>0.0294523</text:p>
          </table:table-cell>
          <table:table-cell office:value-type="float" office:value="0.0182753" calcext:value-type="float">
            <text:p>0.0182753</text:p>
          </table:table-cell>
          <table:table-cell office:value-type="float" office:value="0.033794" calcext:value-type="float">
            <text:p>0.033794</text:p>
          </table:table-cell>
          <table:table-cell office:value-type="float" office:value="0.0153521" calcext:value-type="float">
            <text:p>0.0153521</text:p>
          </table:table-cell>
          <table:table-cell office:value-type="float" office:value="0.012085" calcext:value-type="float">
            <text:p>0.012085</text:p>
          </table:table-cell>
          <table:table-cell office:value-type="float" office:value="0.0145287" calcext:value-type="float">
            <text:p>0.0145287</text:p>
          </table:table-cell>
          <table:table-cell office:value-type="float" office:value="0.0117229" calcext:value-type="float">
            <text:p>0.0117229</text:p>
          </table:table-cell>
          <table:table-cell office:value-type="float" office:value="0.0145449" calcext:value-type="float">
            <text:p>0.0145449</text:p>
          </table:table-cell>
          <table:table-cell office:value-type="float" office:value="0.0193327" calcext:value-type="float">
            <text:p>0.0193327</text:p>
          </table:table-cell>
          <table:table-cell office:value-type="float" office:value="0.0314398" calcext:value-type="float">
            <text:p>0.0314398</text:p>
          </table:table-cell>
          <table:table-cell office:value-type="float" office:value="0.0209089" calcext:value-type="float">
            <text:p>0.0209089</text:p>
          </table:table-cell>
          <table:table-cell office:value-type="float" office:value="0.0308357" calcext:value-type="float">
            <text:p>0.0308357</text:p>
          </table:table-cell>
          <table:table-cell office:value-type="float" office:value="0.0141272" calcext:value-type="float">
            <text:p>0.0141272</text:p>
          </table:table-cell>
          <table:table-cell office:value-type="float" office:value="0.0378838" calcext:value-type="float">
            <text:p>0.0378838</text:p>
          </table:table-cell>
          <table:table-cell office:value-type="float" office:value="0.0160323" calcext:value-type="float">
            <text:p>0.0160323</text:p>
          </table:table-cell>
          <table:table-cell table:number-columns-repeated="240"/>
        </table:table-row>
        <table:table-row table:style-name="ro1">
          <table:table-cell office:value-type="string" calcext:value-type="string">
            <text:p>Alignment 4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office:value-type="float" office:value="0.421648" calcext:value-type="float">
            <text:p>0.421648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125382" calcext:value-type="float">
            <text:p>0.00012538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772803" calcext:value-type="float">
            <text:p>0.077280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129777" calcext:value-type="float">
            <text:p>0.012977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0815666" calcext:value-type="float">
            <text:p>0.00815666</text:p>
          </table:table-cell>
          <table:table-cell office:value-type="float" office:value="0.00889954" calcext:value-type="float">
            <text:p>0.00889954</text:p>
          </table:table-cell>
          <table:table-cell office:value-type="float" office:value="0.0156889" calcext:value-type="float">
            <text:p>0.0156889</text:p>
          </table:table-cell>
          <table:table-cell office:value-type="float" office:value="0.00946804" calcext:value-type="float">
            <text:p>0.00946804</text:p>
          </table:table-cell>
          <table:table-cell office:value-type="float" office:value="0.00675006" calcext:value-type="float">
            <text:p>0.00675006</text:p>
          </table:table-cell>
          <table:table-cell office:value-type="float" office:value="0.00928667" calcext:value-type="float">
            <text:p>0.00928667</text:p>
          </table:table-cell>
          <table:table-cell office:value-type="float" office:value="0.0052389" calcext:value-type="float">
            <text:p>0.0052389</text:p>
          </table:table-cell>
          <table:table-cell office:value-type="float" office:value="0.0155247" calcext:value-type="float">
            <text:p>0.0155247</text:p>
          </table:table-cell>
          <table:table-cell office:value-type="float" office:value="0.00408628" calcext:value-type="float">
            <text:p>0.00408628</text:p>
          </table:table-cell>
          <table:table-cell office:value-type="float" office:value="0.0129045" calcext:value-type="float">
            <text:p>0.0129045</text:p>
          </table:table-cell>
          <table:table-cell office:value-type="float" office:value="0.0120996" calcext:value-type="float">
            <text:p>0.0120996</text:p>
          </table:table-cell>
          <table:table-cell office:value-type="float" office:value="0.0099359" calcext:value-type="float">
            <text:p>0.0099359</text:p>
          </table:table-cell>
          <table:table-cell office:value-type="float" office:value="0.0114635" calcext:value-type="float">
            <text:p>0.0114635</text:p>
          </table:table-cell>
          <table:table-cell office:value-type="float" office:value="0.0121027" calcext:value-type="float">
            <text:p>0.0121027</text:p>
          </table:table-cell>
          <table:table-cell office:value-type="float" office:value="0.0038548" calcext:value-type="float">
            <text:p>0.0038548</text:p>
          </table:table-cell>
          <table:table-cell office:value-type="float" office:value="0.0107346" calcext:value-type="float">
            <text:p>0.0107346</text:p>
          </table:table-cell>
          <table:table-cell office:value-type="float" office:value="0.011104" calcext:value-type="float">
            <text:p>0.011104</text:p>
          </table:table-cell>
          <table:table-cell office:value-type="float" office:value="0.0162542" calcext:value-type="float">
            <text:p>0.0162542</text:p>
          </table:table-cell>
          <table:table-cell office:value-type="float" office:value="0.00496652" calcext:value-type="float">
            <text:p>0.00496652</text:p>
          </table:table-cell>
          <table:table-cell office:value-type="float" office:value="0.015041" calcext:value-type="float">
            <text:p>0.015041</text:p>
          </table:table-cell>
          <table:table-cell office:value-type="float" office:value="0.0143416" calcext:value-type="float">
            <text:p>0.0143416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829636" calcext:value-type="float">
            <text:p>0.00829636</text:p>
          </table:table-cell>
          <table:table-cell office:value-type="float" office:value="0.0119552" calcext:value-type="float">
            <text:p>0.0119552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0.0124065" calcext:value-type="float">
            <text:p>0.0124065</text:p>
          </table:table-cell>
          <table:table-cell office:value-type="float" office:value="0.0151688" calcext:value-type="float">
            <text:p>0.0151688</text:p>
          </table:table-cell>
          <table:table-cell office:value-type="float" office:value="0.0139378" calcext:value-type="float">
            <text:p>0.0139378</text:p>
          </table:table-cell>
          <table:table-cell office:value-type="float" office:value="0.0059657" calcext:value-type="float">
            <text:p>0.0059657</text:p>
          </table:table-cell>
          <table:table-cell office:value-type="float" office:value="0.00410731" calcext:value-type="float">
            <text:p>0.00410731</text:p>
          </table:table-cell>
          <table:table-cell office:value-type="float" office:value="0.00883146" calcext:value-type="float">
            <text:p>0.00883146</text:p>
          </table:table-cell>
          <table:table-cell office:value-type="float" office:value="0.0171207" calcext:value-type="float">
            <text:p>0.0171207</text:p>
          </table:table-cell>
          <table:table-cell office:value-type="float" office:value="0.0130726" calcext:value-type="float">
            <text:p>0.0130726</text:p>
          </table:table-cell>
          <table:table-cell office:value-type="float" office:value="0.0103895" calcext:value-type="float">
            <text:p>0.0103895</text:p>
          </table:table-cell>
          <table:table-cell office:value-type="float" office:value="0.00207341" calcext:value-type="float">
            <text:p>0.00207341</text:p>
          </table:table-cell>
          <table:table-cell office:value-type="float" office:value="0.0177408" calcext:value-type="float">
            <text:p>0.0177408</text:p>
          </table:table-cell>
          <table:table-cell office:value-type="float" office:value="0.0217533" calcext:value-type="float">
            <text:p>0.0217533</text:p>
          </table:table-cell>
          <table:table-cell office:value-type="float" office:value="0.0219745" calcext:value-type="float">
            <text:p>0.0219745</text:p>
          </table:table-cell>
          <table:table-cell office:value-type="float" office:value="0.0208015" calcext:value-type="float">
            <text:p>0.0208015</text:p>
          </table:table-cell>
          <table:table-cell office:value-type="float" office:value="0.00211564" calcext:value-type="float">
            <text:p>0.00211564</text:p>
          </table:table-cell>
          <table:table-cell office:value-type="float" office:value="0.0147565" calcext:value-type="float">
            <text:p>0.0147565</text:p>
          </table:table-cell>
          <table:table-cell office:value-type="float" office:value="0.00209396" calcext:value-type="float">
            <text:p>0.00209396</text:p>
          </table:table-cell>
          <table:table-cell office:value-type="float" office:value="0.00997867" calcext:value-type="float">
            <text:p>0.00997867</text:p>
          </table:table-cell>
          <table:table-cell office:value-type="float" office:value="0.0179534" calcext:value-type="float">
            <text:p>0.0179534</text:p>
          </table:table-cell>
          <table:table-cell office:value-type="float" office:value="0.00976396" calcext:value-type="float">
            <text:p>0.00976396</text:p>
          </table:table-cell>
          <table:table-cell office:value-type="float" office:value="0.0179541" calcext:value-type="float">
            <text:p>0.0179541</text:p>
          </table:table-cell>
          <table:table-cell office:value-type="float" office:value="0.0170498" calcext:value-type="float">
            <text:p>0.0170498</text:p>
          </table:table-cell>
          <table:table-cell office:value-type="float" office:value="0.0154408" calcext:value-type="float">
            <text:p>0.0154408</text:p>
          </table:table-cell>
          <table:table-cell office:value-type="float" office:value="0.0169738" calcext:value-type="float">
            <text:p>0.0169738</text:p>
          </table:table-cell>
          <table:table-cell office:value-type="float" office:value="0.0176667" calcext:value-type="float">
            <text:p>0.0176667</text:p>
          </table:table-cell>
          <table:table-cell office:value-type="float" office:value="0.0207165" calcext:value-type="float">
            <text:p>0.0207165</text:p>
          </table:table-cell>
          <table:table-cell office:value-type="float" office:value="0.00201838" calcext:value-type="float">
            <text:p>0.00201838</text:p>
          </table:table-cell>
          <table:table-cell office:value-type="float" office:value="0.0021077" calcext:value-type="float">
            <text:p>0.0021077</text:p>
          </table:table-cell>
          <table:table-cell office:value-type="float" office:value="0.0140305" calcext:value-type="float">
            <text:p>0.0140305</text:p>
          </table:table-cell>
          <table:table-cell office:value-type="float" office:value="0.00903192" calcext:value-type="float">
            <text:p>0.00903192</text:p>
          </table:table-cell>
          <table:table-cell office:value-type="float" office:value="0.0183777" calcext:value-type="float">
            <text:p>0.0183777</text:p>
          </table:table-cell>
          <table:table-cell office:value-type="float" office:value="0.0180453" calcext:value-type="float">
            <text:p>0.0180453</text:p>
          </table:table-cell>
          <table:table-cell office:value-type="float" office:value="0.00888556" calcext:value-type="float">
            <text:p>0.00888556</text:p>
          </table:table-cell>
          <table:table-cell office:value-type="float" office:value="0.0214381" calcext:value-type="float">
            <text:p>0.0214381</text:p>
          </table:table-cell>
          <table:table-cell office:value-type="float" office:value="0.0174176" calcext:value-type="float">
            <text:p>0.0174176</text:p>
          </table:table-cell>
          <table:table-cell office:value-type="float" office:value="0.0103314" calcext:value-type="float">
            <text:p>0.0103314</text:p>
          </table:table-cell>
          <table:table-cell office:value-type="float" office:value="0.0168314" calcext:value-type="float">
            <text:p>0.0168314</text:p>
          </table:table-cell>
          <table:table-cell office:value-type="float" office:value="0.0146337" calcext:value-type="float">
            <text:p>0.0146337</text:p>
          </table:table-cell>
          <table:table-cell office:value-type="float" office:value="0.0171298" calcext:value-type="float">
            <text:p>0.0171298</text:p>
          </table:table-cell>
          <table:table-cell office:value-type="float" office:value="0.0140021" calcext:value-type="float">
            <text:p>0.0140021</text:p>
          </table:table-cell>
          <table:table-cell office:value-type="float" office:value="0.0106499" calcext:value-type="float">
            <text:p>0.0106499</text:p>
          </table:table-cell>
          <table:table-cell office:value-type="float" office:value="0.0141341" calcext:value-type="float">
            <text:p>0.0141341</text:p>
          </table:table-cell>
          <table:table-cell office:value-type="float" office:value="0.0207997" calcext:value-type="float">
            <text:p>0.0207997</text:p>
          </table:table-cell>
          <table:table-cell office:value-type="float" office:value="0.00925177" calcext:value-type="float">
            <text:p>0.00925177</text:p>
          </table:table-cell>
          <table:table-cell office:value-type="float" office:value="0.0141779" calcext:value-type="float">
            <text:p>0.0141779</text:p>
          </table:table-cell>
          <table:table-cell office:value-type="float" office:value="0.0106091" calcext:value-type="float">
            <text:p>0.0106091</text:p>
          </table:table-cell>
          <table:table-cell office:value-type="float" office:value="0.0070091" calcext:value-type="float">
            <text:p>0.0070091</text:p>
          </table:table-cell>
          <table:table-cell office:value-type="float" office:value="0.00548309" calcext:value-type="float">
            <text:p>0.00548309</text:p>
          </table:table-cell>
          <table:table-cell office:value-type="float" office:value="0.00554052" calcext:value-type="float">
            <text:p>0.00554052</text:p>
          </table:table-cell>
          <table:table-cell office:value-type="float" office:value="0.00524121" calcext:value-type="float">
            <text:p>0.00524121</text:p>
          </table:table-cell>
          <table:table-cell office:value-type="float" office:value="0.00215662" calcext:value-type="float">
            <text:p>0.00215662</text:p>
          </table:table-cell>
          <table:table-cell office:value-type="float" office:value="0.00223916" calcext:value-type="float">
            <text:p>0.00223916</text:p>
          </table:table-cell>
          <table:table-cell office:value-type="float" office:value="0.0170654" calcext:value-type="float">
            <text:p>0.0170654</text:p>
          </table:table-cell>
          <table:table-cell office:value-type="float" office:value="0.00690131" calcext:value-type="float">
            <text:p>0.00690131</text:p>
          </table:table-cell>
          <table:table-cell office:value-type="float" office:value="0.00767299" calcext:value-type="float">
            <text:p>0.00767299</text:p>
          </table:table-cell>
          <table:table-cell office:value-type="float" office:value="0.0130718" calcext:value-type="float">
            <text:p>0.0130718</text:p>
          </table:table-cell>
          <table:table-cell office:value-type="float" office:value="0.0202776" calcext:value-type="float">
            <text:p>0.0202776</text:p>
          </table:table-cell>
          <table:table-cell office:value-type="float" office:value="0.00706223" calcext:value-type="float">
            <text:p>0.00706223</text:p>
          </table:table-cell>
          <table:table-cell office:value-type="float" office:value="0.0163956" calcext:value-type="float">
            <text:p>0.0163956</text:p>
          </table:table-cell>
          <table:table-cell office:value-type="float" office:value="0.0096497" calcext:value-type="float">
            <text:p>0.0096497</text:p>
          </table:table-cell>
          <table:table-cell office:value-type="float" office:value="0.0213031" calcext:value-type="float">
            <text:p>0.0213031</text:p>
          </table:table-cell>
          <table:table-cell office:value-type="float" office:value="0.0059943" calcext:value-type="float">
            <text:p>0.0059943</text:p>
          </table:table-cell>
          <table:table-cell office:value-type="float" office:value="0.0164942" calcext:value-type="float">
            <text:p>0.0164942</text:p>
          </table:table-cell>
          <table:table-cell office:value-type="float" office:value="0.0186633" calcext:value-type="float">
            <text:p>0.0186633</text:p>
          </table:table-cell>
          <table:table-cell office:value-type="float" office:value="0.00830373" calcext:value-type="float">
            <text:p>0.00830373</text:p>
          </table:table-cell>
          <table:table-cell office:value-type="float" office:value="0.0203406" calcext:value-type="float">
            <text:p>0.0203406</text:p>
          </table:table-cell>
          <table:table-cell office:value-type="float" office:value="0.00792435" calcext:value-type="float">
            <text:p>0.00792435</text:p>
          </table:table-cell>
          <table:table-cell office:value-type="float" office:value="0.0118202" calcext:value-type="float">
            <text:p>0.0118202</text:p>
          </table:table-cell>
          <table:table-cell office:value-type="float" office:value="0.00700091" calcext:value-type="float">
            <text:p>0.00700091</text:p>
          </table:table-cell>
          <table:table-cell office:value-type="float" office:value="0.00688738" calcext:value-type="float">
            <text:p>0.00688738</text:p>
          </table:table-cell>
          <table:table-cell office:value-type="float" office:value="0.0177117" calcext:value-type="float">
            <text:p>0.0177117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0.00957066" calcext:value-type="float">
            <text:p>0.00957066</text:p>
          </table:table-cell>
          <table:table-cell office:value-type="float" office:value="0.0139066" calcext:value-type="float">
            <text:p>0.0139066</text:p>
          </table:table-cell>
          <table:table-cell office:value-type="float" office:value="0.0103381" calcext:value-type="float">
            <text:p>0.0103381</text:p>
          </table:table-cell>
          <table:table-cell office:value-type="float" office:value="0.0194512" calcext:value-type="float">
            <text:p>0.0194512</text:p>
          </table:table-cell>
          <table:table-cell office:value-type="float" office:value="0.0221656" calcext:value-type="float">
            <text:p>0.0221656</text:p>
          </table:table-cell>
          <table:table-cell office:value-type="float" office:value="0.017051" calcext:value-type="float">
            <text:p>0.017051</text:p>
          </table:table-cell>
          <table:table-cell office:value-type="float" office:value="0.0170909" calcext:value-type="float">
            <text:p>0.0170909</text:p>
          </table:table-cell>
          <table:table-cell office:value-type="float" office:value="0.017335" calcext:value-type="float">
            <text:p>0.017335</text:p>
          </table:table-cell>
          <table:table-cell office:value-type="float" office:value="0.00954459" calcext:value-type="float">
            <text:p>0.00954459</text:p>
          </table:table-cell>
          <table:table-cell office:value-type="float" office:value="0.00944538" calcext:value-type="float">
            <text:p>0.00944538</text:p>
          </table:table-cell>
          <table:table-cell office:value-type="float" office:value="0.0141135" calcext:value-type="float">
            <text:p>0.0141135</text:p>
          </table:table-cell>
          <table:table-cell office:value-type="float" office:value="0.00795104" calcext:value-type="float">
            <text:p>0.00795104</text:p>
          </table:table-cell>
          <table:table-cell office:value-type="float" office:value="0.0106457" calcext:value-type="float">
            <text:p>0.0106457</text:p>
          </table:table-cell>
          <table:table-cell office:value-type="float" office:value="0.00830668" calcext:value-type="float">
            <text:p>0.00830668</text:p>
          </table:table-cell>
          <table:table-cell office:value-type="float" office:value="0.0196395" calcext:value-type="float">
            <text:p>0.0196395</text:p>
          </table:table-cell>
          <table:table-cell office:value-type="float" office:value="0.0202874" calcext:value-type="float">
            <text:p>0.0202874</text:p>
          </table:table-cell>
          <table:table-cell office:value-type="float" office:value="0.0107445" calcext:value-type="float">
            <text:p>0.0107445</text:p>
          </table:table-cell>
          <table:table-cell office:value-type="float" office:value="0.0153836" calcext:value-type="float">
            <text:p>0.0153836</text:p>
          </table:table-cell>
          <table:table-cell office:value-type="float" office:value="0.0167725" calcext:value-type="float">
            <text:p>0.0167725</text:p>
          </table:table-cell>
          <table:table-cell office:value-type="float" office:value="0.0165389" calcext:value-type="float">
            <text:p>0.0165389</text:p>
          </table:table-cell>
          <table:table-cell office:value-type="float" office:value="0.0169454" calcext:value-type="float">
            <text:p>0.0169454</text:p>
          </table:table-cell>
          <table:table-cell office:value-type="float" office:value="0.0217095" calcext:value-type="float">
            <text:p>0.0217095</text:p>
          </table:table-cell>
          <table:table-cell office:value-type="float" office:value="0.0109228" calcext:value-type="float">
            <text:p>0.0109228</text:p>
          </table:table-cell>
          <table:table-cell office:value-type="float" office:value="0.0113655" calcext:value-type="float">
            <text:p>0.0113655</text:p>
          </table:table-cell>
          <table:table-cell office:value-type="float" office:value="0.0111663" calcext:value-type="float">
            <text:p>0.0111663</text:p>
          </table:table-cell>
          <table:table-cell office:value-type="float" office:value="0.0177824" calcext:value-type="float">
            <text:p>0.0177824</text:p>
          </table:table-cell>
          <table:table-cell office:value-type="float" office:value="0.0179909" calcext:value-type="float">
            <text:p>0.0179909</text:p>
          </table:table-cell>
          <table:table-cell office:value-type="float" office:value="0.00928013" calcext:value-type="float">
            <text:p>0.00928013</text:p>
          </table:table-cell>
          <table:table-cell office:value-type="float" office:value="0.0170737" calcext:value-type="float">
            <text:p>0.0170737</text:p>
          </table:table-cell>
          <table:table-cell office:value-type="float" office:value="0.0172199" calcext:value-type="float">
            <text:p>0.0172199</text:p>
          </table:table-cell>
          <table:table-cell office:value-type="float" office:value="0.00863162" calcext:value-type="float">
            <text:p>0.00863162</text:p>
          </table:table-cell>
          <table:table-cell office:value-type="float" office:value="0.0104768" calcext:value-type="float">
            <text:p>0.0104768</text:p>
          </table:table-cell>
          <table:table-cell office:value-type="float" office:value="0.0194325" calcext:value-type="float">
            <text:p>0.0194325</text:p>
          </table:table-cell>
          <table:table-cell office:value-type="float" office:value="0.00897042" calcext:value-type="float">
            <text:p>0.00897042</text:p>
          </table:table-cell>
          <table:table-cell office:value-type="float" office:value="0.0199318" calcext:value-type="float">
            <text:p>0.0199318</text:p>
          </table:table-cell>
          <table:table-cell office:value-type="float" office:value="0.00519366" calcext:value-type="float">
            <text:p>0.00519366</text:p>
          </table:table-cell>
          <table:table-cell office:value-type="float" office:value="0.0100829" calcext:value-type="float">
            <text:p>0.0100829</text:p>
          </table:table-cell>
          <table:table-cell office:value-type="float" office:value="0.0100596" calcext:value-type="float">
            <text:p>0.0100596</text:p>
          </table:table-cell>
          <table:table-cell office:value-type="float" office:value="0.0115871" calcext:value-type="float">
            <text:p>0.0115871</text:p>
          </table:table-cell>
          <table:table-cell office:value-type="float" office:value="0.0115558" calcext:value-type="float">
            <text:p>0.0115558</text:p>
          </table:table-cell>
          <table:table-cell office:value-type="float" office:value="0.010921" calcext:value-type="float">
            <text:p>0.010921</text:p>
          </table:table-cell>
          <table:table-cell office:value-type="float" office:value="0.0111532" calcext:value-type="float">
            <text:p>0.0111532</text:p>
          </table:table-cell>
          <table:table-cell office:value-type="float" office:value="0.0116637" calcext:value-type="float">
            <text:p>0.0116637</text:p>
          </table:table-cell>
          <table:table-cell office:value-type="float" office:value="0.011839" calcext:value-type="float">
            <text:p>0.011839</text:p>
          </table:table-cell>
          <table:table-cell office:value-type="float" office:value="0.00968274" calcext:value-type="float">
            <text:p>0.00968274</text:p>
          </table:table-cell>
          <table:table-cell office:value-type="float" office:value="0.0167751" calcext:value-type="float">
            <text:p>0.0167751</text:p>
          </table:table-cell>
          <table:table-cell office:value-type="float" office:value="0.017708" calcext:value-type="float">
            <text:p>0.017708</text:p>
          </table:table-cell>
          <table:table-cell office:value-type="float" office:value="0.0109029" calcext:value-type="float">
            <text:p>0.0109029</text:p>
          </table:table-cell>
          <table:table-cell office:value-type="float" office:value="0.0111214" calcext:value-type="float">
            <text:p>0.0111214</text:p>
          </table:table-cell>
          <table:table-cell office:value-type="float" office:value="0.0173892" calcext:value-type="float">
            <text:p>0.0173892</text:p>
          </table:table-cell>
          <table:table-cell office:value-type="float" office:value="0.00948579" calcext:value-type="float">
            <text:p>0.00948579</text:p>
          </table:table-cell>
          <table:table-cell office:value-type="float" office:value="0.0204281" calcext:value-type="float">
            <text:p>0.0204281</text:p>
          </table:table-cell>
          <table:table-cell office:value-type="float" office:value="0.0200394" calcext:value-type="float">
            <text:p>0.0200394</text:p>
          </table:table-cell>
          <table:table-cell office:value-type="float" office:value="0.0206978" calcext:value-type="float">
            <text:p>0.0206978</text:p>
          </table:table-cell>
          <table:table-cell office:value-type="float" office:value="0.0147253" calcext:value-type="float">
            <text:p>0.0147253</text:p>
          </table:table-cell>
          <table:table-cell office:value-type="float" office:value="0.0139741" calcext:value-type="float">
            <text:p>0.0139741</text:p>
          </table:table-cell>
          <table:table-cell office:value-type="float" office:value="0.0157813" calcext:value-type="float">
            <text:p>0.0157813</text:p>
          </table:table-cell>
          <table:table-cell office:value-type="float" office:value="0.0197152" calcext:value-type="float">
            <text:p>0.0197152</text:p>
          </table:table-cell>
          <table:table-cell office:value-type="float" office:value="0.017321" calcext:value-type="float">
            <text:p>0.017321</text:p>
          </table:table-cell>
          <table:table-cell office:value-type="float" office:value="0.0143976" calcext:value-type="float">
            <text:p>0.0143976</text:p>
          </table:table-cell>
          <table:table-cell office:value-type="float" office:value="0.0150758" calcext:value-type="float">
            <text:p>0.0150758</text:p>
          </table:table-cell>
          <table:table-cell office:value-type="float" office:value="0.0154524" calcext:value-type="float">
            <text:p>0.0154524</text:p>
          </table:table-cell>
          <table:table-cell office:value-type="float" office:value="0.0148363" calcext:value-type="float">
            <text:p>0.0148363</text:p>
          </table:table-cell>
          <table:table-cell office:value-type="float" office:value="0.00828402" calcext:value-type="float">
            <text:p>0.00828402</text:p>
          </table:table-cell>
          <table:table-cell office:value-type="float" office:value="0.0177234" calcext:value-type="float">
            <text:p>0.0177234</text:p>
          </table:table-cell>
          <table:table-cell office:value-type="float" office:value="0.0172625" calcext:value-type="float">
            <text:p>0.0172625</text:p>
          </table:table-cell>
          <table:table-cell office:value-type="float" office:value="0.0167328" calcext:value-type="float">
            <text:p>0.0167328</text:p>
          </table:table-cell>
          <table:table-cell office:value-type="float" office:value="0.0173539" calcext:value-type="float">
            <text:p>0.0173539</text:p>
          </table:table-cell>
          <table:table-cell office:value-type="float" office:value="0.00485891" calcext:value-type="float">
            <text:p>0.00485891</text:p>
          </table:table-cell>
          <table:table-cell office:value-type="float" office:value="0.0182967" calcext:value-type="float">
            <text:p>0.0182967</text:p>
          </table:table-cell>
          <table:table-cell office:value-type="float" office:value="0.0182125" calcext:value-type="float">
            <text:p>0.0182125</text:p>
          </table:table-cell>
          <table:table-cell office:value-type="float" office:value="0.00532059" calcext:value-type="float">
            <text:p>0.00532059</text:p>
          </table:table-cell>
          <table:table-cell office:value-type="float" office:value="0.00492963" calcext:value-type="float">
            <text:p>0.00492963</text:p>
          </table:table-cell>
          <table:table-cell office:value-type="float" office:value="0.017537" calcext:value-type="float">
            <text:p>0.017537</text:p>
          </table:table-cell>
          <table:table-cell office:value-type="float" office:value="0.0167059" calcext:value-type="float">
            <text:p>0.0167059</text:p>
          </table:table-cell>
          <table:table-cell office:value-type="float" office:value="0.0146689" calcext:value-type="float">
            <text:p>0.0146689</text:p>
          </table:table-cell>
          <table:table-cell office:value-type="float" office:value="0.0150003" calcext:value-type="float">
            <text:p>0.0150003</text:p>
          </table:table-cell>
          <table:table-cell office:value-type="float" office:value="0.0143376" calcext:value-type="float">
            <text:p>0.0143376</text:p>
          </table:table-cell>
          <table:table-cell office:value-type="float" office:value="0.0152642" calcext:value-type="float">
            <text:p>0.0152642</text:p>
          </table:table-cell>
          <table:table-cell office:value-type="float" office:value="0.0156069" calcext:value-type="float">
            <text:p>0.0156069</text:p>
          </table:table-cell>
          <table:table-cell office:value-type="float" office:value="0.0198175" calcext:value-type="float">
            <text:p>0.0198175</text:p>
          </table:table-cell>
          <table:table-cell office:value-type="float" office:value="0.0152873" calcext:value-type="float">
            <text:p>0.0152873</text:p>
          </table:table-cell>
          <table:table-cell office:value-type="float" office:value="0.0150553" calcext:value-type="float">
            <text:p>0.0150553</text:p>
          </table:table-cell>
          <table:table-cell office:value-type="float" office:value="0.0156088" calcext:value-type="float">
            <text:p>0.0156088</text:p>
          </table:table-cell>
          <table:table-cell office:value-type="float" office:value="0.0143351" calcext:value-type="float">
            <text:p>0.0143351</text:p>
          </table:table-cell>
          <table:table-cell office:value-type="float" office:value="0.0146612" calcext:value-type="float">
            <text:p>0.0146612</text:p>
          </table:table-cell>
          <table:table-cell office:value-type="float" office:value="0.0185823" calcext:value-type="float">
            <text:p>0.0185823</text:p>
          </table:table-cell>
          <table:table-cell office:value-type="float" office:value="0.00918341" calcext:value-type="float">
            <text:p>0.00918341</text:p>
          </table:table-cell>
          <table:table-cell office:value-type="float" office:value="0.00593683" calcext:value-type="float">
            <text:p>0.00593683</text:p>
          </table:table-cell>
          <table:table-cell office:value-type="float" office:value="0.00807165" calcext:value-type="float">
            <text:p>0.00807165</text:p>
          </table:table-cell>
          <table:table-cell office:value-type="float" office:value="0.0100054" calcext:value-type="float">
            <text:p>0.0100054</text:p>
          </table:table-cell>
          <table:table-cell office:value-type="float" office:value="0.0173037" calcext:value-type="float">
            <text:p>0.0173037</text:p>
          </table:table-cell>
          <table:table-cell office:value-type="float" office:value="0.00995235" calcext:value-type="float">
            <text:p>0.00995235</text:p>
          </table:table-cell>
          <table:table-cell office:value-type="float" office:value="0.0114659" calcext:value-type="float">
            <text:p>0.0114659</text:p>
          </table:table-cell>
          <table:table-cell office:value-type="float" office:value="0.0179189" calcext:value-type="float">
            <text:p>0.0179189</text:p>
          </table:table-cell>
          <table:table-cell table:number-columns-repeated="293"/>
        </table:table-row>
        <table:table-row table:style-name="ro1">
          <table:table-cell office:value-type="string" calcext:value-type="string">
            <text:p>Alignment 5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5" calcext:value-type="float">
            <text:p>195</text:p>
          </table:table-cell>
          <table:table-cell office:value-type="float" office:value="0.453553" calcext:value-type="float">
            <text:p>0.45355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12039" calcext:value-type="float">
            <text:p>0.00041203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307127" calcext:value-type="float">
            <text:p>0.30712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50225" calcext:value-type="float">
            <text:p>0.025022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0944059" calcext:value-type="float">
            <text:p>0.00944059</text:p>
          </table:table-cell>
          <table:table-cell office:value-type="float" office:value="0.0114021" calcext:value-type="float">
            <text:p>0.0114021</text:p>
          </table:table-cell>
          <table:table-cell office:value-type="float" office:value="0.019286" calcext:value-type="float">
            <text:p>0.019286</text:p>
          </table:table-cell>
          <table:table-cell office:value-type="float" office:value="0.0094069" calcext:value-type="float">
            <text:p>0.0094069</text:p>
          </table:table-cell>
          <table:table-cell office:value-type="float" office:value="0.00926907" calcext:value-type="float">
            <text:p>0.00926907</text:p>
          </table:table-cell>
          <table:table-cell office:value-type="float" office:value="0.0184655" calcext:value-type="float">
            <text:p>0.0184655</text:p>
          </table:table-cell>
          <table:table-cell office:value-type="float" office:value="0.0193724" calcext:value-type="float">
            <text:p>0.0193724</text:p>
          </table:table-cell>
          <table:table-cell office:value-type="float" office:value="0.022414" calcext:value-type="float">
            <text:p>0.022414</text:p>
          </table:table-cell>
          <table:table-cell office:value-type="float" office:value="0.0198834" calcext:value-type="float">
            <text:p>0.0198834</text:p>
          </table:table-cell>
          <table:table-cell office:value-type="float" office:value="0.0118813" calcext:value-type="float">
            <text:p>0.0118813</text:p>
          </table:table-cell>
          <table:table-cell office:value-type="float" office:value="0.0131092" calcext:value-type="float">
            <text:p>0.0131092</text:p>
          </table:table-cell>
          <table:table-cell office:value-type="float" office:value="0.00541618" calcext:value-type="float">
            <text:p>0.00541618</text:p>
          </table:table-cell>
          <table:table-cell office:value-type="float" office:value="0.00507366" calcext:value-type="float">
            <text:p>0.00507366</text:p>
          </table:table-cell>
          <table:table-cell office:value-type="float" office:value="0.0115036" calcext:value-type="float">
            <text:p>0.0115036</text:p>
          </table:table-cell>
          <table:table-cell office:value-type="float" office:value="0.0239134" calcext:value-type="float">
            <text:p>0.0239134</text:p>
          </table:table-cell>
          <table:table-cell office:value-type="float" office:value="0.00732748" calcext:value-type="float">
            <text:p>0.00732748</text:p>
          </table:table-cell>
          <table:table-cell office:value-type="float" office:value="0.0136111" calcext:value-type="float">
            <text:p>0.0136111</text:p>
          </table:table-cell>
          <table:table-cell office:value-type="float" office:value="0.0236827" calcext:value-type="float">
            <text:p>0.0236827</text:p>
          </table:table-cell>
          <table:table-cell office:value-type="float" office:value="0.0179619" calcext:value-type="float">
            <text:p>0.0179619</text:p>
          </table:table-cell>
          <table:table-cell office:value-type="float" office:value="0.018162" calcext:value-type="float">
            <text:p>0.018162</text:p>
          </table:table-cell>
          <table:table-cell office:value-type="float" office:value="0.0199816" calcext:value-type="float">
            <text:p>0.0199816</text:p>
          </table:table-cell>
          <table:table-cell office:value-type="float" office:value="0.0334726" calcext:value-type="float">
            <text:p>0.0334726</text:p>
          </table:table-cell>
          <table:table-cell office:value-type="float" office:value="0.0163968" calcext:value-type="float">
            <text:p>0.0163968</text:p>
          </table:table-cell>
          <table:table-cell office:value-type="float" office:value="0.0161915" calcext:value-type="float">
            <text:p>0.0161915</text:p>
          </table:table-cell>
          <table:table-cell office:value-type="float" office:value="0.00742018" calcext:value-type="float">
            <text:p>0.00742018</text:p>
          </table:table-cell>
          <table:table-cell office:value-type="float" office:value="0.00984399" calcext:value-type="float">
            <text:p>0.00984399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0.0166076" calcext:value-type="float">
            <text:p>0.0166076</text:p>
          </table:table-cell>
          <table:table-cell office:value-type="float" office:value="0.0252688" calcext:value-type="float">
            <text:p>0.0252688</text:p>
          </table:table-cell>
          <table:table-cell office:value-type="float" office:value="0.0192588" calcext:value-type="float">
            <text:p>0.0192588</text:p>
          </table:table-cell>
          <table:table-cell office:value-type="float" office:value="0.0354231" calcext:value-type="float">
            <text:p>0.0354231</text:p>
          </table:table-cell>
          <table:table-cell office:value-type="float" office:value="0.0241878" calcext:value-type="float">
            <text:p>0.0241878</text:p>
          </table:table-cell>
          <table:table-cell office:value-type="float" office:value="0.015657" calcext:value-type="float">
            <text:p>0.015657</text:p>
          </table:table-cell>
          <table:table-cell office:value-type="float" office:value="0.0310838" calcext:value-type="float">
            <text:p>0.0310838</text:p>
          </table:table-cell>
          <table:table-cell office:value-type="float" office:value="0.0310486" calcext:value-type="float">
            <text:p>0.0310486</text:p>
          </table:table-cell>
          <table:table-cell office:value-type="float" office:value="0.0285489" calcext:value-type="float">
            <text:p>0.0285489</text:p>
          </table:table-cell>
          <table:table-cell office:value-type="float" office:value="0.0445565" calcext:value-type="float">
            <text:p>0.0445565</text:p>
          </table:table-cell>
          <table:table-cell office:value-type="float" office:value="0.0429751" calcext:value-type="float">
            <text:p>0.0429751</text:p>
          </table:table-cell>
          <table:table-cell office:value-type="float" office:value="0.0302537" calcext:value-type="float">
            <text:p>0.0302537</text:p>
          </table:table-cell>
          <table:table-cell office:value-type="float" office:value="0.0196234" calcext:value-type="float">
            <text:p>0.0196234</text:p>
          </table:table-cell>
          <table:table-cell office:value-type="float" office:value="0.0305836" calcext:value-type="float">
            <text:p>0.030583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0344765" calcext:value-type="float">
            <text:p>0.0344765</text:p>
          </table:table-cell>
          <table:table-cell office:value-type="float" office:value="0.0363472" calcext:value-type="float">
            <text:p>0.0363472</text:p>
          </table:table-cell>
          <table:table-cell office:value-type="float" office:value="0.0298568" calcext:value-type="float">
            <text:p>0.0298568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0.0223776" calcext:value-type="float">
            <text:p>0.0223776</text:p>
          </table:table-cell>
          <table:table-cell office:value-type="float" office:value="0.0269718" calcext:value-type="float">
            <text:p>0.0269718</text:p>
          </table:table-cell>
          <table:table-cell office:value-type="float" office:value="0.0291344" calcext:value-type="float">
            <text:p>0.0291344</text:p>
          </table:table-cell>
          <table:table-cell office:value-type="float" office:value="0.0421161" calcext:value-type="float">
            <text:p>0.0421161</text:p>
          </table:table-cell>
          <table:table-cell office:value-type="float" office:value="0.0280909" calcext:value-type="float">
            <text:p>0.0280909</text:p>
          </table:table-cell>
          <table:table-cell office:value-type="float" office:value="0.0312651" calcext:value-type="float">
            <text:p>0.0312651</text:p>
          </table:table-cell>
          <table:table-cell office:value-type="float" office:value="0.0158601" calcext:value-type="float">
            <text:p>0.0158601</text:p>
          </table:table-cell>
          <table:table-cell office:value-type="float" office:value="0.0350669" calcext:value-type="float">
            <text:p>0.0350669</text:p>
          </table:table-cell>
          <table:table-cell office:value-type="float" office:value="0.0367703" calcext:value-type="float">
            <text:p>0.0367703</text:p>
          </table:table-cell>
          <table:table-cell office:value-type="float" office:value="0.0360086" calcext:value-type="float">
            <text:p>0.0360086</text:p>
          </table:table-cell>
          <table:table-cell office:value-type="float" office:value="0.0364121" calcext:value-type="float">
            <text:p>0.0364121</text:p>
          </table:table-cell>
          <table:table-cell office:value-type="float" office:value="0.0452334" calcext:value-type="float">
            <text:p>0.0452334</text:p>
          </table:table-cell>
          <table:table-cell office:value-type="float" office:value="0.0345113" calcext:value-type="float">
            <text:p>0.0345113</text:p>
          </table:table-cell>
          <table:table-cell office:value-type="float" office:value="0.0283753" calcext:value-type="float">
            <text:p>0.0283753</text:p>
          </table:table-cell>
          <table:table-cell office:value-type="float" office:value="0.027458" calcext:value-type="float">
            <text:p>0.027458</text:p>
          </table:table-cell>
          <table:table-cell office:value-type="float" office:value="0.0216332" calcext:value-type="float">
            <text:p>0.0216332</text:p>
          </table:table-cell>
          <table:table-cell office:value-type="float" office:value="0.0289372" calcext:value-type="float">
            <text:p>0.0289372</text:p>
          </table:table-cell>
          <table:table-cell office:value-type="float" office:value="0.018669" calcext:value-type="float">
            <text:p>0.018669</text:p>
          </table:table-cell>
          <table:table-cell office:value-type="float" office:value="0.00809798" calcext:value-type="float">
            <text:p>0.00809798</text:p>
          </table:table-cell>
          <table:table-cell office:value-type="float" office:value="0.0197869" calcext:value-type="float">
            <text:p>0.0197869</text:p>
          </table:table-cell>
          <table:table-cell office:value-type="float" office:value="0.0416197" calcext:value-type="float">
            <text:p>0.0416197</text:p>
          </table:table-cell>
          <table:table-cell office:value-type="float" office:value="0.0338319" calcext:value-type="float">
            <text:p>0.0338319</text:p>
          </table:table-cell>
          <table:table-cell office:value-type="float" office:value="0.0179829" calcext:value-type="float">
            <text:p>0.0179829</text:p>
          </table:table-cell>
          <table:table-cell office:value-type="float" office:value="0.0320053" calcext:value-type="float">
            <text:p>0.0320053</text:p>
          </table:table-cell>
          <table:table-cell office:value-type="float" office:value="0.0292791" calcext:value-type="float">
            <text:p>0.0292791</text:p>
          </table:table-cell>
          <table:table-cell office:value-type="float" office:value="0.0155367" calcext:value-type="float">
            <text:p>0.0155367</text:p>
          </table:table-cell>
          <table:table-cell office:value-type="float" office:value="0.0164388" calcext:value-type="float">
            <text:p>0.0164388</text:p>
          </table:table-cell>
          <table:table-cell office:value-type="float" office:value="0.015441" calcext:value-type="float">
            <text:p>0.015441</text:p>
          </table:table-cell>
          <table:table-cell office:value-type="float" office:value="0.0332463" calcext:value-type="float">
            <text:p>0.0332463</text:p>
          </table:table-cell>
          <table:table-cell office:value-type="float" office:value="0.0275422" calcext:value-type="float">
            <text:p>0.0275422</text:p>
          </table:table-cell>
          <table:table-cell office:value-type="float" office:value="0.0264393" calcext:value-type="float">
            <text:p>0.0264393</text:p>
          </table:table-cell>
          <table:table-cell office:value-type="float" office:value="0.0295223" calcext:value-type="float">
            <text:p>0.0295223</text:p>
          </table:table-cell>
          <table:table-cell office:value-type="float" office:value="0.0331564" calcext:value-type="float">
            <text:p>0.0331564</text:p>
          </table:table-cell>
          <table:table-cell office:value-type="float" office:value="0.0155725" calcext:value-type="float">
            <text:p>0.0155725</text:p>
          </table:table-cell>
          <table:table-cell office:value-type="float" office:value="0.0383174" calcext:value-type="float">
            <text:p>0.0383174</text:p>
          </table:table-cell>
          <table:table-cell office:value-type="float" office:value="0.0283839" calcext:value-type="float">
            <text:p>0.0283839</text:p>
          </table:table-cell>
          <table:table-cell office:value-type="float" office:value="0.0235745" calcext:value-type="float">
            <text:p>0.0235745</text:p>
          </table:table-cell>
          <table:table-cell office:value-type="float" office:value="0.0317715" calcext:value-type="float">
            <text:p>0.0317715</text:p>
          </table:table-cell>
          <table:table-cell office:value-type="float" office:value="0.0440667" calcext:value-type="float">
            <text:p>0.0440667</text:p>
          </table:table-cell>
          <table:table-cell office:value-type="float" office:value="0.0142966" calcext:value-type="float">
            <text:p>0.0142966</text:p>
          </table:table-cell>
          <table:table-cell office:value-type="float" office:value="0.0234257" calcext:value-type="float">
            <text:p>0.0234257</text:p>
          </table:table-cell>
          <table:table-cell office:value-type="float" office:value="0.0369904" calcext:value-type="float">
            <text:p>0.0369904</text:p>
          </table:table-cell>
          <table:table-cell office:value-type="float" office:value="0.0330828" calcext:value-type="float">
            <text:p>0.0330828</text:p>
          </table:table-cell>
          <table:table-cell office:value-type="float" office:value="0.0390259" calcext:value-type="float">
            <text:p>0.0390259</text:p>
          </table:table-cell>
          <table:table-cell office:value-type="float" office:value="0.0331711" calcext:value-type="float">
            <text:p>0.0331711</text:p>
          </table:table-cell>
          <table:table-cell office:value-type="float" office:value="0.0100998" calcext:value-type="float">
            <text:p>0.0100998</text:p>
          </table:table-cell>
          <table:table-cell office:value-type="float" office:value="0.0282223" calcext:value-type="float">
            <text:p>0.0282223</text:p>
          </table:table-cell>
          <table:table-cell office:value-type="float" office:value="0.02875" calcext:value-type="float">
            <text:p>0.02875</text:p>
          </table:table-cell>
          <table:table-cell office:value-type="float" office:value="0.0298309" calcext:value-type="float">
            <text:p>0.0298309</text:p>
          </table:table-cell>
          <table:table-cell office:value-type="float" office:value="0.0130878" calcext:value-type="float">
            <text:p>0.0130878</text:p>
          </table:table-cell>
          <table:table-cell office:value-type="float" office:value="0.0345394" calcext:value-type="float">
            <text:p>0.0345394</text:p>
          </table:table-cell>
          <table:table-cell office:value-type="float" office:value="0.0155982" calcext:value-type="float">
            <text:p>0.0155982</text:p>
          </table:table-cell>
          <table:table-cell office:value-type="float" office:value="0.0083313" calcext:value-type="float">
            <text:p>0.0083313</text:p>
          </table:table-cell>
          <table:table-cell office:value-type="float" office:value="0.0373103" calcext:value-type="float">
            <text:p>0.0373103</text:p>
          </table:table-cell>
          <table:table-cell office:value-type="float" office:value="0.0466729" calcext:value-type="float">
            <text:p>0.0466729</text:p>
          </table:table-cell>
          <table:table-cell office:value-type="float" office:value="0.0247223" calcext:value-type="float">
            <text:p>0.0247223</text:p>
          </table:table-cell>
          <table:table-cell office:value-type="float" office:value="0.034964" calcext:value-type="float">
            <text:p>0.034964</text:p>
          </table:table-cell>
          <table:table-cell office:value-type="float" office:value="0.0257436" calcext:value-type="float">
            <text:p>0.0257436</text:p>
          </table:table-cell>
          <table:table-cell office:value-type="float" office:value="0.0289059" calcext:value-type="float">
            <text:p>0.0289059</text:p>
          </table:table-cell>
          <table:table-cell office:value-type="float" office:value="0.0269632" calcext:value-type="float">
            <text:p>0.0269632</text:p>
          </table:table-cell>
          <table:table-cell office:value-type="float" office:value="0.017528" calcext:value-type="float">
            <text:p>0.017528</text:p>
          </table:table-cell>
          <table:table-cell office:value-type="float" office:value="0.035326" calcext:value-type="float">
            <text:p>0.035326</text:p>
          </table:table-cell>
          <table:table-cell office:value-type="float" office:value="0.00777242" calcext:value-type="float">
            <text:p>0.00777242</text:p>
          </table:table-cell>
          <table:table-cell office:value-type="float" office:value="0.032939" calcext:value-type="float">
            <text:p>0.032939</text:p>
          </table:table-cell>
          <table:table-cell office:value-type="float" office:value="0.0372842" calcext:value-type="float">
            <text:p>0.0372842</text:p>
          </table:table-cell>
          <table:table-cell office:value-type="float" office:value="0.0383317" calcext:value-type="float">
            <text:p>0.0383317</text:p>
          </table:table-cell>
          <table:table-cell office:value-type="float" office:value="0.00809045" calcext:value-type="float">
            <text:p>0.00809045</text:p>
          </table:table-cell>
          <table:table-cell office:value-type="float" office:value="0.0230336" calcext:value-type="float">
            <text:p>0.0230336</text:p>
          </table:table-cell>
          <table:table-cell office:value-type="float" office:value="0.0345504" calcext:value-type="float">
            <text:p>0.0345504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249228" calcext:value-type="float">
            <text:p>0.0249228</text:p>
          </table:table-cell>
          <table:table-cell office:value-type="float" office:value="0.0453193" calcext:value-type="float">
            <text:p>0.0453193</text:p>
          </table:table-cell>
          <table:table-cell office:value-type="float" office:value="0.0306957" calcext:value-type="float">
            <text:p>0.0306957</text:p>
          </table:table-cell>
          <table:table-cell office:value-type="float" office:value="0.0127526" calcext:value-type="float">
            <text:p>0.0127526</text:p>
          </table:table-cell>
          <table:table-cell office:value-type="float" office:value="0.00936637" calcext:value-type="float">
            <text:p>0.00936637</text:p>
          </table:table-cell>
          <table:table-cell office:value-type="float" office:value="0.0266989" calcext:value-type="float">
            <text:p>0.0266989</text:p>
          </table:table-cell>
          <table:table-cell office:value-type="float" office:value="0.0343615" calcext:value-type="float">
            <text:p>0.0343615</text:p>
          </table:table-cell>
          <table:table-cell office:value-type="float" office:value="0.030236" calcext:value-type="float">
            <text:p>0.030236</text:p>
          </table:table-cell>
          <table:table-cell office:value-type="float" office:value="0.0350659" calcext:value-type="float">
            <text:p>0.0350659</text:p>
          </table:table-cell>
          <table:table-cell office:value-type="float" office:value="0.0328751" calcext:value-type="float">
            <text:p>0.0328751</text:p>
          </table:table-cell>
          <table:table-cell office:value-type="float" office:value="0.0330516" calcext:value-type="float">
            <text:p>0.0330516</text:p>
          </table:table-cell>
          <table:table-cell office:value-type="float" office:value="0.00899442" calcext:value-type="float">
            <text:p>0.00899442</text:p>
          </table:table-cell>
          <table:table-cell office:value-type="float" office:value="0.0367353" calcext:value-type="float">
            <text:p>0.0367353</text:p>
          </table:table-cell>
          <table:table-cell office:value-type="float" office:value="0.0343372" calcext:value-type="float">
            <text:p>0.0343372</text:p>
          </table:table-cell>
          <table:table-cell office:value-type="float" office:value="0.0334028" calcext:value-type="float">
            <text:p>0.0334028</text:p>
          </table:table-cell>
          <table:table-cell office:value-type="float" office:value="0.0378505" calcext:value-type="float">
            <text:p>0.0378505</text:p>
          </table:table-cell>
          <table:table-cell office:value-type="float" office:value="0.0205557" calcext:value-type="float">
            <text:p>0.0205557</text:p>
          </table:table-cell>
          <table:table-cell office:value-type="float" office:value="0.00958116" calcext:value-type="float">
            <text:p>0.00958116</text:p>
          </table:table-cell>
          <table:table-cell office:value-type="float" office:value="0.00742932" calcext:value-type="float">
            <text:p>0.00742932</text:p>
          </table:table-cell>
          <table:table-cell office:value-type="float" office:value="0.00997682" calcext:value-type="float">
            <text:p>0.00997682</text:p>
          </table:table-cell>
          <table:table-cell office:value-type="float" office:value="0.0108619" calcext:value-type="float">
            <text:p>0.0108619</text:p>
          </table:table-cell>
          <table:table-cell office:value-type="float" office:value="0.00844764" calcext:value-type="float">
            <text:p>0.00844764</text:p>
          </table:table-cell>
          <table:table-cell office:value-type="float" office:value="0.00972531" calcext:value-type="float">
            <text:p>0.00972531</text:p>
          </table:table-cell>
          <table:table-cell office:value-type="float" office:value="0.0145053" calcext:value-type="float">
            <text:p>0.0145053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0.029046" calcext:value-type="float">
            <text:p>0.029046</text:p>
          </table:table-cell>
          <table:table-cell office:value-type="float" office:value="0.0344736" calcext:value-type="float">
            <text:p>0.0344736</text:p>
          </table:table-cell>
          <table:table-cell office:value-type="float" office:value="0.0293303" calcext:value-type="float">
            <text:p>0.0293303</text:p>
          </table:table-cell>
          <table:table-cell office:value-type="float" office:value="0.00909389" calcext:value-type="float">
            <text:p>0.00909389</text:p>
          </table:table-cell>
          <table:table-cell office:value-type="float" office:value="0.00918118" calcext:value-type="float">
            <text:p>0.00918118</text:p>
          </table:table-cell>
          <table:table-cell office:value-type="float" office:value="0.032139" calcext:value-type="float">
            <text:p>0.032139</text:p>
          </table:table-cell>
          <table:table-cell office:value-type="float" office:value="0.0279672" calcext:value-type="float">
            <text:p>0.0279672</text:p>
          </table:table-cell>
          <table:table-cell office:value-type="float" office:value="0.0393931" calcext:value-type="float">
            <text:p>0.0393931</text:p>
          </table:table-cell>
          <table:table-cell office:value-type="float" office:value="0.0373692" calcext:value-type="float">
            <text:p>0.0373692</text:p>
          </table:table-cell>
          <table:table-cell office:value-type="float" office:value="0.0396465" calcext:value-type="float">
            <text:p>0.0396465</text:p>
          </table:table-cell>
          <table:table-cell office:value-type="float" office:value="0.0213172" calcext:value-type="float">
            <text:p>0.0213172</text:p>
          </table:table-cell>
          <table:table-cell office:value-type="float" office:value="0.0175547" calcext:value-type="float">
            <text:p>0.0175547</text:p>
          </table:table-cell>
          <table:table-cell office:value-type="float" office:value="0.0227991" calcext:value-type="float">
            <text:p>0.0227991</text:p>
          </table:table-cell>
          <table:table-cell office:value-type="float" office:value="0.0378833" calcext:value-type="float">
            <text:p>0.0378833</text:p>
          </table:table-cell>
          <table:table-cell office:value-type="float" office:value="0.0353567" calcext:value-type="float">
            <text:p>0.0353567</text:p>
          </table:table-cell>
          <table:table-cell office:value-type="float" office:value="0.0209378" calcext:value-type="float">
            <text:p>0.0209378</text:p>
          </table:table-cell>
          <table:table-cell office:value-type="float" office:value="0.021914" calcext:value-type="float">
            <text:p>0.021914</text:p>
          </table:table-cell>
          <table:table-cell office:value-type="float" office:value="0.0196347" calcext:value-type="float">
            <text:p>0.0196347</text:p>
          </table:table-cell>
          <table:table-cell office:value-type="float" office:value="0.018687" calcext:value-type="float">
            <text:p>0.018687</text:p>
          </table:table-cell>
          <table:table-cell office:value-type="float" office:value="0.0353595" calcext:value-type="float">
            <text:p>0.0353595</text:p>
          </table:table-cell>
          <table:table-cell office:value-type="float" office:value="0.0334454" calcext:value-type="float">
            <text:p>0.0334454</text:p>
          </table:table-cell>
          <table:table-cell office:value-type="float" office:value="0.0258104" calcext:value-type="float">
            <text:p>0.0258104</text:p>
          </table:table-cell>
          <table:table-cell office:value-type="float" office:value="0.0333665" calcext:value-type="float">
            <text:p>0.0333665</text:p>
          </table:table-cell>
          <table:table-cell office:value-type="float" office:value="0.0363889" calcext:value-type="float">
            <text:p>0.0363889</text:p>
          </table:table-cell>
          <table:table-cell office:value-type="float" office:value="0.0211466" calcext:value-type="float">
            <text:p>0.0211466</text:p>
          </table:table-cell>
          <table:table-cell office:value-type="float" office:value="0.030957" calcext:value-type="float">
            <text:p>0.030957</text:p>
          </table:table-cell>
          <table:table-cell office:value-type="float" office:value="0.0350242" calcext:value-type="float">
            <text:p>0.0350242</text:p>
          </table:table-cell>
          <table:table-cell office:value-type="float" office:value="0.0210243" calcext:value-type="float">
            <text:p>0.0210243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0262514" calcext:value-type="float">
            <text:p>0.0262514</text:p>
          </table:table-cell>
          <table:table-cell office:value-type="float" office:value="0.0304075" calcext:value-type="float">
            <text:p>0.0304075</text:p>
          </table:table-cell>
          <table:table-cell office:value-type="float" office:value="0.0205459" calcext:value-type="float">
            <text:p>0.0205459</text:p>
          </table:table-cell>
          <table:table-cell office:value-type="float" office:value="0.0192516" calcext:value-type="float">
            <text:p>0.0192516</text:p>
          </table:table-cell>
          <table:table-cell office:value-type="float" office:value="0.0182883" calcext:value-type="float">
            <text:p>0.0182883</text:p>
          </table:table-cell>
          <table:table-cell office:value-type="float" office:value="0.0225184" calcext:value-type="float">
            <text:p>0.0225184</text:p>
          </table:table-cell>
          <table:table-cell office:value-type="float" office:value="0.0214919" calcext:value-type="float">
            <text:p>0.0214919</text:p>
          </table:table-cell>
          <table:table-cell office:value-type="float" office:value="0.0372571" calcext:value-type="float">
            <text:p>0.0372571</text:p>
          </table:table-cell>
          <table:table-cell office:value-type="float" office:value="0.0218081" calcext:value-type="float">
            <text:p>0.0218081</text:p>
          </table:table-cell>
          <table:table-cell office:value-type="float" office:value="0.0208028" calcext:value-type="float">
            <text:p>0.0208028</text:p>
          </table:table-cell>
          <table:table-cell office:value-type="float" office:value="0.0195741" calcext:value-type="float">
            <text:p>0.0195741</text:p>
          </table:table-cell>
          <table:table-cell office:value-type="float" office:value="0.0186505" calcext:value-type="float">
            <text:p>0.0186505</text:p>
          </table:table-cell>
          <table:table-cell office:value-type="float" office:value="0.022809" calcext:value-type="float">
            <text:p>0.022809</text:p>
          </table:table-cell>
          <table:table-cell office:value-type="float" office:value="0.0360767" calcext:value-type="float">
            <text:p>0.0360767</text:p>
          </table:table-cell>
          <table:table-cell office:value-type="float" office:value="0.0336251" calcext:value-type="float">
            <text:p>0.0336251</text:p>
          </table:table-cell>
          <table:table-cell office:value-type="float" office:value="0.0271389" calcext:value-type="float">
            <text:p>0.0271389</text:p>
          </table:table-cell>
          <table:table-cell office:value-type="float" office:value="0.0309838" calcext:value-type="float">
            <text:p>0.0309838</text:p>
          </table:table-cell>
          <table:table-cell office:value-type="float" office:value="0.0293899" calcext:value-type="float">
            <text:p>0.0293899</text:p>
          </table:table-cell>
          <table:table-cell office:value-type="float" office:value="0.0265075" calcext:value-type="float">
            <text:p>0.0265075</text:p>
          </table:table-cell>
          <table:table-cell office:value-type="float" office:value="0.0104693" calcext:value-type="float">
            <text:p>0.0104693</text:p>
          </table:table-cell>
          <table:table-cell office:value-type="float" office:value="0.00540721" calcext:value-type="float">
            <text:p>0.00540721</text:p>
          </table:table-cell>
          <table:table-cell office:value-type="float" office:value="0.0275109" calcext:value-type="float">
            <text:p>0.0275109</text:p>
          </table:table-cell>
          <table:table-cell table:number-columns-repeated="293"/>
        </table:table-row>
        <table:table-row table:style-name="ro1">
          <table:table-cell office:value-type="string" calcext:value-type="string">
            <text:p>Alignment 6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5" calcext:value-type="float">
            <text:p>195</text:p>
          </table:table-cell>
          <table:table-cell office:value-type="float" office:value="0.339744" calcext:value-type="float">
            <text:p>0.339744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11972" calcext:value-type="float">
            <text:p>0.00041197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307339" calcext:value-type="float">
            <text:p>0.30733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50144" calcext:value-type="float">
            <text:p>0.025014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0958807" calcext:value-type="float">
            <text:p>0.00958807</text:p>
          </table:table-cell>
          <table:table-cell office:value-type="float" office:value="0.0114183" calcext:value-type="float">
            <text:p>0.0114183</text:p>
          </table:table-cell>
          <table:table-cell office:value-type="float" office:value="0.0192308" calcext:value-type="float">
            <text:p>0.0192308</text:p>
          </table:table-cell>
          <table:table-cell office:value-type="float" office:value="0.00940433" calcext:value-type="float">
            <text:p>0.00940433</text:p>
          </table:table-cell>
          <table:table-cell office:value-type="float" office:value="0.00936646" calcext:value-type="float">
            <text:p>0.00936646</text:p>
          </table:table-cell>
          <table:table-cell office:value-type="float" office:value="0.0186696" calcext:value-type="float">
            <text:p>0.0186696</text:p>
          </table:table-cell>
          <table:table-cell office:value-type="float" office:value="0.0194401" calcext:value-type="float">
            <text:p>0.0194401</text:p>
          </table:table-cell>
          <table:table-cell office:value-type="float" office:value="0.022233" calcext:value-type="float">
            <text:p>0.022233</text:p>
          </table:table-cell>
          <table:table-cell office:value-type="float" office:value="0.0199111" calcext:value-type="float">
            <text:p>0.0199111</text:p>
          </table:table-cell>
          <table:table-cell office:value-type="float" office:value="0.0119394" calcext:value-type="float">
            <text:p>0.0119394</text:p>
          </table:table-cell>
          <table:table-cell office:value-type="float" office:value="0.0130194" calcext:value-type="float">
            <text:p>0.0130194</text:p>
          </table:table-cell>
          <table:table-cell office:value-type="float" office:value="0.00531505" calcext:value-type="float">
            <text:p>0.00531505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11393" calcext:value-type="float">
            <text:p>0.011393</text:p>
          </table:table-cell>
          <table:table-cell office:value-type="float" office:value="0.023901" calcext:value-type="float">
            <text:p>0.023901</text:p>
          </table:table-cell>
          <table:table-cell office:value-type="float" office:value="0.00734384" calcext:value-type="float">
            <text:p>0.00734384</text:p>
          </table:table-cell>
          <table:table-cell office:value-type="float" office:value="0.0134985" calcext:value-type="float">
            <text:p>0.0134985</text:p>
          </table:table-cell>
          <table:table-cell office:value-type="float" office:value="0.0234488" calcext:value-type="float">
            <text:p>0.0234488</text:p>
          </table:table-cell>
          <table:table-cell office:value-type="float" office:value="0.0180207" calcext:value-type="float">
            <text:p>0.0180207</text:p>
          </table:table-cell>
          <table:table-cell office:value-type="float" office:value="0.0180193" calcext:value-type="float">
            <text:p>0.0180193</text:p>
          </table:table-cell>
          <table:table-cell office:value-type="float" office:value="0.0197616" calcext:value-type="float">
            <text:p>0.0197616</text:p>
          </table:table-cell>
          <table:table-cell office:value-type="float" office:value="0.0163886" calcext:value-type="float">
            <text:p>0.0163886</text:p>
          </table:table-cell>
          <table:table-cell office:value-type="float" office:value="0.0334958" calcext:value-type="float">
            <text:p>0.0334958</text:p>
          </table:table-cell>
          <table:table-cell office:value-type="float" office:value="0.0162448" calcext:value-type="float">
            <text:p>0.0162448</text:p>
          </table:table-cell>
          <table:table-cell office:value-type="float" office:value="0.00733783" calcext:value-type="float">
            <text:p>0.00733783</text:p>
          </table:table-cell>
          <table:table-cell office:value-type="float" office:value="0.0097933" calcext:value-type="float">
            <text:p>0.0097933</text:p>
          </table:table-cell>
          <table:table-cell office:value-type="float" office:value="0.0208858" calcext:value-type="float">
            <text:p>0.0208858</text:p>
          </table:table-cell>
          <table:table-cell office:value-type="float" office:value="0.0166086" calcext:value-type="float">
            <text:p>0.0166086</text:p>
          </table:table-cell>
          <table:table-cell office:value-type="float" office:value="0.025298" calcext:value-type="float">
            <text:p>0.025298</text:p>
          </table:table-cell>
          <table:table-cell office:value-type="float" office:value="0.019362" calcext:value-type="float">
            <text:p>0.019362</text:p>
          </table:table-cell>
          <table:table-cell office:value-type="float" office:value="0.0353854" calcext:value-type="float">
            <text:p>0.0353854</text:p>
          </table:table-cell>
          <table:table-cell office:value-type="float" office:value="0.0241849" calcext:value-type="float">
            <text:p>0.0241849</text:p>
          </table:table-cell>
          <table:table-cell office:value-type="float" office:value="0.0156946" calcext:value-type="float">
            <text:p>0.0156946</text:p>
          </table:table-cell>
          <table:table-cell office:value-type="float" office:value="0.0311572" calcext:value-type="float">
            <text:p>0.0311572</text:p>
          </table:table-cell>
          <table:table-cell office:value-type="float" office:value="0.0311619" calcext:value-type="float">
            <text:p>0.0311619</text:p>
          </table:table-cell>
          <table:table-cell office:value-type="float" office:value="0.0284759" calcext:value-type="float">
            <text:p>0.0284759</text:p>
          </table:table-cell>
          <table:table-cell office:value-type="float" office:value="0.0444909" calcext:value-type="float">
            <text:p>0.0444909</text:p>
          </table:table-cell>
          <table:table-cell office:value-type="float" office:value="0.0429021" calcext:value-type="float">
            <text:p>0.0429021</text:p>
          </table:table-cell>
          <table:table-cell office:value-type="float" office:value="0.0302871" calcext:value-type="float">
            <text:p>0.0302871</text:p>
          </table:table-cell>
          <table:table-cell office:value-type="float" office:value="0.0195162" calcext:value-type="float">
            <text:p>0.0195162</text:p>
          </table:table-cell>
          <table:table-cell office:value-type="float" office:value="0.0306516" calcext:value-type="float">
            <text:p>0.0306516</text:p>
          </table:table-cell>
          <table:table-cell office:value-type="float" office:value="0.0297833" calcext:value-type="float">
            <text:p>0.0297833</text:p>
          </table:table-cell>
          <table:table-cell office:value-type="float" office:value="0.0344495" calcext:value-type="float">
            <text:p>0.0344495</text:p>
          </table:table-cell>
          <table:table-cell office:value-type="float" office:value="0.036518" calcext:value-type="float">
            <text:p>0.036518</text:p>
          </table:table-cell>
          <table:table-cell office:value-type="float" office:value="0.0297906" calcext:value-type="float">
            <text:p>0.0297906</text:p>
          </table:table-cell>
          <table:table-cell office:value-type="float" office:value="0.0252275" calcext:value-type="float">
            <text:p>0.0252275</text:p>
          </table:table-cell>
          <table:table-cell office:value-type="float" office:value="0.0222503" calcext:value-type="float">
            <text:p>0.0222503</text:p>
          </table:table-cell>
          <table:table-cell office:value-type="float" office:value="0.0269282" calcext:value-type="float">
            <text:p>0.0269282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0421887" calcext:value-type="float">
            <text:p>0.0421887</text:p>
          </table:table-cell>
          <table:table-cell office:value-type="float" office:value="0.0280847" calcext:value-type="float">
            <text:p>0.0280847</text:p>
          </table:table-cell>
          <table:table-cell office:value-type="float" office:value="0.0313461" calcext:value-type="float">
            <text:p>0.0313461</text:p>
          </table:table-cell>
          <table:table-cell office:value-type="float" office:value="0.0157975" calcext:value-type="float">
            <text:p>0.0157975</text:p>
          </table:table-cell>
          <table:table-cell office:value-type="float" office:value="0.0351374" calcext:value-type="float">
            <text:p>0.0351374</text:p>
          </table:table-cell>
          <table:table-cell office:value-type="float" office:value="0.0367714" calcext:value-type="float">
            <text:p>0.0367714</text:p>
          </table:table-cell>
          <table:table-cell office:value-type="float" office:value="0.0360548" calcext:value-type="float">
            <text:p>0.0360548</text:p>
          </table:table-cell>
          <table:table-cell office:value-type="float" office:value="0.0365045" calcext:value-type="float">
            <text:p>0.0365045</text:p>
          </table:table-cell>
          <table:table-cell office:value-type="float" office:value="0.0452625" calcext:value-type="float">
            <text:p>0.0452625</text:p>
          </table:table-cell>
          <table:table-cell office:value-type="float" office:value="0.0344801" calcext:value-type="float">
            <text:p>0.0344801</text:p>
          </table:table-cell>
          <table:table-cell office:value-type="float" office:value="0.0285687" calcext:value-type="float">
            <text:p>0.0285687</text:p>
          </table:table-cell>
          <table:table-cell office:value-type="float" office:value="0.0274244" calcext:value-type="float">
            <text:p>0.0274244</text:p>
          </table:table-cell>
          <table:table-cell office:value-type="float" office:value="0.0215665" calcext:value-type="float">
            <text:p>0.0215665</text:p>
          </table:table-cell>
          <table:table-cell office:value-type="float" office:value="0.0288834" calcext:value-type="float">
            <text:p>0.0288834</text:p>
          </table:table-cell>
          <table:table-cell office:value-type="float" office:value="0.0185827" calcext:value-type="float">
            <text:p>0.0185827</text:p>
          </table:table-cell>
          <table:table-cell office:value-type="float" office:value="0.00798774" calcext:value-type="float">
            <text:p>0.00798774</text:p>
          </table:table-cell>
          <table:table-cell office:value-type="float" office:value="0.0197273" calcext:value-type="float">
            <text:p>0.0197273</text:p>
          </table:table-cell>
          <table:table-cell office:value-type="float" office:value="0.0416257" calcext:value-type="float">
            <text:p>0.0416257</text:p>
          </table:table-cell>
          <table:table-cell office:value-type="float" office:value="0.0339012" calcext:value-type="float">
            <text:p>0.0339012</text:p>
          </table:table-cell>
          <table:table-cell office:value-type="float" office:value="0.0178839" calcext:value-type="float">
            <text:p>0.0178839</text:p>
          </table:table-cell>
          <table:table-cell office:value-type="float" office:value="0.0321449" calcext:value-type="float">
            <text:p>0.0321449</text:p>
          </table:table-cell>
          <table:table-cell office:value-type="float" office:value="0.029408" calcext:value-type="float">
            <text:p>0.029408</text:p>
          </table:table-cell>
          <table:table-cell office:value-type="float" office:value="0.0155603" calcext:value-type="float">
            <text:p>0.0155603</text:p>
          </table:table-cell>
          <table:table-cell office:value-type="float" office:value="0.0165437" calcext:value-type="float">
            <text:p>0.0165437</text:p>
          </table:table-cell>
          <table:table-cell office:value-type="float" office:value="0.0155299" calcext:value-type="float">
            <text:p>0.0155299</text:p>
          </table:table-cell>
          <table:table-cell office:value-type="float" office:value="0.0333319" calcext:value-type="float">
            <text:p>0.0333319</text:p>
          </table:table-cell>
          <table:table-cell office:value-type="float" office:value="0.0276896" calcext:value-type="float">
            <text:p>0.0276896</text:p>
          </table:table-cell>
          <table:table-cell office:value-type="float" office:value="0.0263961" calcext:value-type="float">
            <text:p>0.0263961</text:p>
          </table:table-cell>
          <table:table-cell office:value-type="float" office:value="0.0296521" calcext:value-type="float">
            <text:p>0.0296521</text:p>
          </table:table-cell>
          <table:table-cell office:value-type="float" office:value="0.033349" calcext:value-type="float">
            <text:p>0.033349</text:p>
          </table:table-cell>
          <table:table-cell office:value-type="float" office:value="0.0153738" calcext:value-type="float">
            <text:p>0.0153738</text:p>
          </table:table-cell>
          <table:table-cell office:value-type="float" office:value="0.0381993" calcext:value-type="float">
            <text:p>0.0381993</text:p>
          </table:table-cell>
          <table:table-cell office:value-type="float" office:value="0.0284552" calcext:value-type="float">
            <text:p>0.0284552</text:p>
          </table:table-cell>
          <table:table-cell office:value-type="float" office:value="0.0233698" calcext:value-type="float">
            <text:p>0.0233698</text:p>
          </table:table-cell>
          <table:table-cell office:value-type="float" office:value="0.031978" calcext:value-type="float">
            <text:p>0.031978</text:p>
          </table:table-cell>
          <table:table-cell office:value-type="float" office:value="0.0440724" calcext:value-type="float">
            <text:p>0.0440724</text:p>
          </table:table-cell>
          <table:table-cell office:value-type="float" office:value="0.014335" calcext:value-type="float">
            <text:p>0.014335</text:p>
          </table:table-cell>
          <table:table-cell office:value-type="float" office:value="0.0232321" calcext:value-type="float">
            <text:p>0.0232321</text:p>
          </table:table-cell>
          <table:table-cell office:value-type="float" office:value="0.0370107" calcext:value-type="float">
            <text:p>0.0370107</text:p>
          </table:table-cell>
          <table:table-cell office:value-type="float" office:value="0.0332849" calcext:value-type="float">
            <text:p>0.0332849</text:p>
          </table:table-cell>
          <table:table-cell office:value-type="float" office:value="0.0389821" calcext:value-type="float">
            <text:p>0.0389821</text:p>
          </table:table-cell>
          <table:table-cell office:value-type="float" office:value="0.0333792" calcext:value-type="float">
            <text:p>0.0333792</text:p>
          </table:table-cell>
          <table:table-cell office:value-type="float" office:value="0.0100966" calcext:value-type="float">
            <text:p>0.0100966</text:p>
          </table:table-cell>
          <table:table-cell office:value-type="float" office:value="0.0284144" calcext:value-type="float">
            <text:p>0.0284144</text:p>
          </table:table-cell>
          <table:table-cell office:value-type="float" office:value="0.028993" calcext:value-type="float">
            <text:p>0.028993</text:p>
          </table:table-cell>
          <table:table-cell office:value-type="float" office:value="0.0298402" calcext:value-type="float">
            <text:p>0.0298402</text:p>
          </table:table-cell>
          <table:table-cell office:value-type="float" office:value="0.0129067" calcext:value-type="float">
            <text:p>0.0129067</text:p>
          </table:table-cell>
          <table:table-cell office:value-type="float" office:value="0.0346913" calcext:value-type="float">
            <text:p>0.0346913</text:p>
          </table:table-cell>
          <table:table-cell office:value-type="float" office:value="0.0155404" calcext:value-type="float">
            <text:p>0.0155404</text:p>
          </table:table-cell>
          <table:table-cell office:value-type="float" office:value="0.00822369" calcext:value-type="float">
            <text:p>0.00822369</text:p>
          </table:table-cell>
          <table:table-cell office:value-type="float" office:value="0.0372478" calcext:value-type="float">
            <text:p>0.0372478</text:p>
          </table:table-cell>
          <table:table-cell office:value-type="float" office:value="0.0465878" calcext:value-type="float">
            <text:p>0.0465878</text:p>
          </table:table-cell>
          <table:table-cell office:value-type="float" office:value="0.0244912" calcext:value-type="float">
            <text:p>0.0244912</text:p>
          </table:table-cell>
          <table:table-cell office:value-type="float" office:value="0.0350571" calcext:value-type="float">
            <text:p>0.0350571</text:p>
          </table:table-cell>
          <table:table-cell office:value-type="float" office:value="0.0255939" calcext:value-type="float">
            <text:p>0.0255939</text:p>
          </table:table-cell>
          <table:table-cell office:value-type="float" office:value="0.0292104" calcext:value-type="float">
            <text:p>0.0292104</text:p>
          </table:table-cell>
          <table:table-cell office:value-type="float" office:value="0.0271595" calcext:value-type="float">
            <text:p>0.0271595</text:p>
          </table:table-cell>
          <table:table-cell office:value-type="float" office:value="0.0174081" calcext:value-type="float">
            <text:p>0.0174081</text:p>
          </table:table-cell>
          <table:table-cell office:value-type="float" office:value="0.0352815" calcext:value-type="float">
            <text:p>0.0352815</text:p>
          </table:table-cell>
          <table:table-cell office:value-type="float" office:value="0.00767286" calcext:value-type="float">
            <text:p>0.00767286</text:p>
          </table:table-cell>
          <table:table-cell office:value-type="float" office:value="0.0330716" calcext:value-type="float">
            <text:p>0.0330716</text:p>
          </table:table-cell>
          <table:table-cell office:value-type="float" office:value="0.0372458" calcext:value-type="float">
            <text:p>0.0372458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0.00796797" calcext:value-type="float">
            <text:p>0.00796797</text:p>
          </table:table-cell>
          <table:table-cell office:value-type="float" office:value="0.0229672" calcext:value-type="float">
            <text:p>0.0229672</text:p>
          </table:table-cell>
          <table:table-cell office:value-type="float" office:value="0.0346035" calcext:value-type="float">
            <text:p>0.0346035</text:p>
          </table:table-cell>
          <table:table-cell office:value-type="float" office:value="0.0306105" calcext:value-type="float">
            <text:p>0.0306105</text:p>
          </table:table-cell>
          <table:table-cell office:value-type="float" office:value="0.0247551" calcext:value-type="float">
            <text:p>0.0247551</text:p>
          </table:table-cell>
          <table:table-cell office:value-type="float" office:value="0.0452704" calcext:value-type="float">
            <text:p>0.0452704</text:p>
          </table:table-cell>
          <table:table-cell office:value-type="float" office:value="0.0308425" calcext:value-type="float">
            <text:p>0.0308425</text:p>
          </table:table-cell>
          <table:table-cell office:value-type="float" office:value="0.0126461" calcext:value-type="float">
            <text:p>0.0126461</text:p>
          </table:table-cell>
          <table:table-cell office:value-type="float" office:value="0.00932206" calcext:value-type="float">
            <text:p>0.00932206</text:p>
          </table:table-cell>
          <table:table-cell office:value-type="float" office:value="0.0266879" calcext:value-type="float">
            <text:p>0.0266879</text:p>
          </table:table-cell>
          <table:table-cell office:value-type="float" office:value="0.034334" calcext:value-type="float">
            <text:p>0.034334</text:p>
          </table:table-cell>
          <table:table-cell office:value-type="float" office:value="0.0303612" calcext:value-type="float">
            <text:p>0.0303612</text:p>
          </table:table-cell>
          <table:table-cell office:value-type="float" office:value="0.0351674" calcext:value-type="float">
            <text:p>0.0351674</text:p>
          </table:table-cell>
          <table:table-cell office:value-type="float" office:value="0.0328032" calcext:value-type="float">
            <text:p>0.0328032</text:p>
          </table:table-cell>
          <table:table-cell office:value-type="float" office:value="0.0332515" calcext:value-type="float">
            <text:p>0.0332515</text:p>
          </table:table-cell>
          <table:table-cell office:value-type="float" office:value="0.00894639" calcext:value-type="float">
            <text:p>0.00894639</text:p>
          </table:table-cell>
          <table:table-cell office:value-type="float" office:value="0.0366825" calcext:value-type="float">
            <text:p>0.0366825</text:p>
          </table:table-cell>
          <table:table-cell office:value-type="float" office:value="0.0343224" calcext:value-type="float">
            <text:p>0.0343224</text:p>
          </table:table-cell>
          <table:table-cell office:value-type="float" office:value="0.0336006" calcext:value-type="float">
            <text:p>0.0336006</text:p>
          </table:table-cell>
          <table:table-cell office:value-type="float" office:value="0.037807" calcext:value-type="float">
            <text:p>0.037807</text:p>
          </table:table-cell>
          <table:table-cell office:value-type="float" office:value="0.0205534" calcext:value-type="float">
            <text:p>0.0205534</text:p>
          </table:table-cell>
          <table:table-cell office:value-type="float" office:value="0.00942486" calcext:value-type="float">
            <text:p>0.00942486</text:p>
          </table:table-cell>
          <table:table-cell office:value-type="float" office:value="0.00735266" calcext:value-type="float">
            <text:p>0.00735266</text:p>
          </table:table-cell>
          <table:table-cell office:value-type="float" office:value="0.00986091" calcext:value-type="float">
            <text:p>0.00986091</text:p>
          </table:table-cell>
          <table:table-cell office:value-type="float" office:value="0.0108845" calcext:value-type="float">
            <text:p>0.0108845</text:p>
          </table:table-cell>
          <table:table-cell office:value-type="float" office:value="0.00852883" calcext:value-type="float">
            <text:p>0.00852883</text:p>
          </table:table-cell>
          <table:table-cell office:value-type="float" office:value="0.00977754" calcext:value-type="float">
            <text:p>0.00977754</text:p>
          </table:table-cell>
          <table:table-cell office:value-type="float" office:value="0.0123256" calcext:value-type="float">
            <text:p>0.0123256</text:p>
          </table:table-cell>
          <table:table-cell office:value-type="float" office:value="0.0143453" calcext:value-type="float">
            <text:p>0.0143453</text:p>
          </table:table-cell>
          <table:table-cell office:value-type="float" office:value="0.0292322" calcext:value-type="float">
            <text:p>0.0292322</text:p>
          </table:table-cell>
          <table:table-cell office:value-type="float" office:value="0.0345423" calcext:value-type="float">
            <text:p>0.0345423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0.00914419" calcext:value-type="float">
            <text:p>0.00914419</text:p>
          </table:table-cell>
          <table:table-cell office:value-type="float" office:value="0.00918356" calcext:value-type="float">
            <text:p>0.00918356</text:p>
          </table:table-cell>
          <table:table-cell office:value-type="float" office:value="0.0321441" calcext:value-type="float">
            <text:p>0.0321441</text:p>
          </table:table-cell>
          <table:table-cell office:value-type="float" office:value="0.0282404" calcext:value-type="float">
            <text:p>0.0282404</text:p>
          </table:table-cell>
          <table:table-cell office:value-type="float" office:value="0.0393173" calcext:value-type="float">
            <text:p>0.0393173</text:p>
          </table:table-cell>
          <table:table-cell office:value-type="float" office:value="0.0373116" calcext:value-type="float">
            <text:p>0.0373116</text:p>
          </table:table-cell>
          <table:table-cell office:value-type="float" office:value="0.0395624" calcext:value-type="float">
            <text:p>0.0395624</text:p>
          </table:table-cell>
          <table:table-cell office:value-type="float" office:value="0.021253" calcext:value-type="float">
            <text:p>0.021253</text:p>
          </table:table-cell>
          <table:table-cell office:value-type="float" office:value="0.0175404" calcext:value-type="float">
            <text:p>0.0175404</text:p>
          </table:table-cell>
          <table:table-cell office:value-type="float" office:value="0.0227206" calcext:value-type="float">
            <text:p>0.0227206</text:p>
          </table:table-cell>
          <table:table-cell office:value-type="float" office:value="0.0378347" calcext:value-type="float">
            <text:p>0.0378347</text:p>
          </table:table-cell>
          <table:table-cell office:value-type="float" office:value="0.0353895" calcext:value-type="float">
            <text:p>0.0353895</text:p>
          </table:table-cell>
          <table:table-cell office:value-type="float" office:value="0.0218659" calcext:value-type="float">
            <text:p>0.0218659</text:p>
          </table:table-cell>
          <table:table-cell office:value-type="float" office:value="0.0208658" calcext:value-type="float">
            <text:p>0.0208658</text:p>
          </table:table-cell>
          <table:table-cell office:value-type="float" office:value="0.0195212" calcext:value-type="float">
            <text:p>0.0195212</text:p>
          </table:table-cell>
          <table:table-cell office:value-type="float" office:value="0.0185478" calcext:value-type="float">
            <text:p>0.0185478</text:p>
          </table:table-cell>
          <table:table-cell office:value-type="float" office:value="0.0355018" calcext:value-type="float">
            <text:p>0.0355018</text:p>
          </table:table-cell>
          <table:table-cell office:value-type="float" office:value="0.0334102" calcext:value-type="float">
            <text:p>0.0334102</text:p>
          </table:table-cell>
          <table:table-cell office:value-type="float" office:value="0.0257296" calcext:value-type="float">
            <text:p>0.0257296</text:p>
          </table:table-cell>
          <table:table-cell office:value-type="float" office:value="0.0334541" calcext:value-type="float">
            <text:p>0.0334541</text:p>
          </table:table-cell>
          <table:table-cell office:value-type="float" office:value="0.0364565" calcext:value-type="float">
            <text:p>0.0364565</text:p>
          </table:table-cell>
          <table:table-cell office:value-type="float" office:value="0.0211378" calcext:value-type="float">
            <text:p>0.0211378</text:p>
          </table:table-cell>
          <table:table-cell office:value-type="float" office:value="0.0308821" calcext:value-type="float">
            <text:p>0.0308821</text:p>
          </table:table-cell>
          <table:table-cell office:value-type="float" office:value="0.0349827" calcext:value-type="float">
            <text:p>0.0349827</text:p>
          </table:table-cell>
          <table:table-cell office:value-type="float" office:value="0.0210299" calcext:value-type="float">
            <text:p>0.0210299</text:p>
          </table:table-cell>
          <table:table-cell office:value-type="float" office:value="0.019731" calcext:value-type="float">
            <text:p>0.019731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30449" calcext:value-type="float">
            <text:p>0.030449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0.0182077" calcext:value-type="float">
            <text:p>0.0182077</text:p>
          </table:table-cell>
          <table:table-cell office:value-type="float" office:value="0.0204064" calcext:value-type="float">
            <text:p>0.0204064</text:p>
          </table:table-cell>
          <table:table-cell office:value-type="float" office:value="0.0214984" calcext:value-type="float">
            <text:p>0.0214984</text:p>
          </table:table-cell>
          <table:table-cell office:value-type="float" office:value="0.0224509" calcext:value-type="float">
            <text:p>0.0224509</text:p>
          </table:table-cell>
          <table:table-cell office:value-type="float" office:value="0.0371622" calcext:value-type="float">
            <text:p>0.0371622</text:p>
          </table:table-cell>
          <table:table-cell office:value-type="float" office:value="0.0217117" calcext:value-type="float">
            <text:p>0.0217117</text:p>
          </table:table-cell>
          <table:table-cell office:value-type="float" office:value="0.0207001" calcext:value-type="float">
            <text:p>0.0207001</text:p>
          </table:table-cell>
          <table:table-cell office:value-type="float" office:value="0.0194953" calcext:value-type="float">
            <text:p>0.0194953</text:p>
          </table:table-cell>
          <table:table-cell office:value-type="float" office:value="0.0226968" calcext:value-type="float">
            <text:p>0.0226968</text:p>
          </table:table-cell>
          <table:table-cell office:value-type="float" office:value="0.0184822" calcext:value-type="float">
            <text:p>0.0184822</text:p>
          </table:table-cell>
          <table:table-cell office:value-type="float" office:value="0.0360725" calcext:value-type="float">
            <text:p>0.0360725</text:p>
          </table:table-cell>
          <table:table-cell office:value-type="float" office:value="0.0337659" calcext:value-type="float">
            <text:p>0.0337659</text:p>
          </table:table-cell>
          <table:table-cell office:value-type="float" office:value="0.0273291" calcext:value-type="float">
            <text:p>0.0273291</text:p>
          </table:table-cell>
          <table:table-cell office:value-type="float" office:value="0.0310011" calcext:value-type="float">
            <text:p>0.0310011</text:p>
          </table:table-cell>
          <table:table-cell office:value-type="float" office:value="0.0295572" calcext:value-type="float">
            <text:p>0.0295572</text:p>
          </table:table-cell>
          <table:table-cell office:value-type="float" office:value="0.0263153" calcext:value-type="float">
            <text:p>0.0263153</text:p>
          </table:table-cell>
          <table:table-cell office:value-type="float" office:value="0.0052341" calcext:value-type="float">
            <text:p>0.0052341</text:p>
          </table:table-cell>
          <table:table-cell office:value-type="float" office:value="0.0103157" calcext:value-type="float">
            <text:p>0.0103157</text:p>
          </table:table-cell>
          <table:table-cell office:value-type="float" office:value="0.0273008" calcext:value-type="float">
            <text:p>0.0273008</text:p>
          </table:table-cell>
          <table:table-cell table:number-columns-repeated="293"/>
        </table:table-row>
        <table:table-row table:style-name="ro1">
          <table:table-cell office:value-type="string" calcext:value-type="string">
            <text:p>Alignment 7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office:value-type="float" office:value="0.434796" calcext:value-type="float">
            <text:p>0.434796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13113" calcext:value-type="float">
            <text:p>1.31E-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101145" calcext:value-type="float">
            <text:p>0.0010114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00351251" calcext:value-type="float">
            <text:p>0.00035125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00324406" calcext:value-type="float">
            <text:p>0.000324406</text:p>
          </table:table-cell>
          <table:table-cell office:value-type="float" office:value="0.000341197" calcext:value-type="float">
            <text:p>0.000341197</text:p>
          </table:table-cell>
          <table:table-cell office:value-type="float" office:value="0.000349623" calcext:value-type="float">
            <text:p>0.000349623</text:p>
          </table:table-cell>
          <table:table-cell office:value-type="float" office:value="0.000392005" calcext:value-type="float">
            <text:p>0.000392005</text:p>
          </table:table-cell>
          <table:table-cell office:value-type="float" office:value="0.000328684" calcext:value-type="float">
            <text:p>0.000328684</text:p>
          </table:table-cell>
          <table:table-cell office:value-type="float" office:value="0.000251654" calcext:value-type="float">
            <text:p>0.000251654</text:p>
          </table:table-cell>
          <table:table-cell office:value-type="float" office:value="0.000289616" calcext:value-type="float">
            <text:p>0.000289616</text:p>
          </table:table-cell>
          <table:table-cell office:value-type="float" office:value="0.000382384" calcext:value-type="float">
            <text:p>0.000382384</text:p>
          </table:table-cell>
          <table:table-cell office:value-type="float" office:value="0.000331506" calcext:value-type="float">
            <text:p>0.000331506</text:p>
          </table:table-cell>
          <table:table-cell office:value-type="float" office:value="0.000369455" calcext:value-type="float">
            <text:p>0.000369455</text:p>
          </table:table-cell>
          <table:table-cell office:value-type="float" office:value="0.000325839" calcext:value-type="float">
            <text:p>0.000325839</text:p>
          </table:table-cell>
          <table:table-cell office:value-type="float" office:value="0.00037384" calcext:value-type="float">
            <text:p>0.00037384</text:p>
          </table:table-cell>
          <table:table-cell office:value-type="float" office:value="0.000305557" calcext:value-type="float">
            <text:p>0.000305557</text:p>
          </table:table-cell>
          <table:table-cell office:value-type="float" office:value="0.000359878" calcext:value-type="float">
            <text:p>0.000359878</text:p>
          </table:table-cell>
          <table:table-cell office:value-type="float" office:value="0.000295977" calcext:value-type="float">
            <text:p>0.000295977</text:p>
          </table:table-cell>
          <table:table-cell office:value-type="float" office:value="0.000315768" calcext:value-type="float">
            <text:p>0.000315768</text:p>
          </table:table-cell>
          <table:table-cell office:value-type="float" office:value="0.000388725" calcext:value-type="float">
            <text:p>0.000388725</text:p>
          </table:table-cell>
          <table:table-cell office:value-type="float" office:value="0.00037779" calcext:value-type="float">
            <text:p>0.00037779</text:p>
          </table:table-cell>
          <table:table-cell office:value-type="float" office:value="0.00037384" calcext:value-type="float">
            <text:p>0.00037384</text:p>
          </table:table-cell>
          <table:table-cell office:value-type="float" office:value="0.00035532" calcext:value-type="float">
            <text:p>0.00035532</text:p>
          </table:table-cell>
          <table:table-cell office:value-type="float" office:value="0.000380247" calcext:value-type="float">
            <text:p>0.000380247</text:p>
          </table:table-cell>
          <table:table-cell office:value-type="float" office:value="0.000317148" calcext:value-type="float">
            <text:p>0.000317148</text:p>
          </table:table-cell>
          <table:table-cell office:value-type="float" office:value="0.000441187" calcext:value-type="float">
            <text:p>0.000441187</text:p>
          </table:table-cell>
          <table:table-cell office:value-type="float" office:value="0.000341197" calcext:value-type="float">
            <text:p>0.000341197</text:p>
          </table:table-cell>
          <table:table-cell office:value-type="float" office:value="0.000390816" calcext:value-type="float">
            <text:p>0.000390816</text:p>
          </table:table-cell>
          <table:table-cell office:value-type="float" office:value="0.000359878" calcext:value-type="float">
            <text:p>0.000359878</text:p>
          </table:table-cell>
          <table:table-cell office:value-type="float" office:value="0.000446694" calcext:value-type="float">
            <text:p>0.000446694</text:p>
          </table:table-cell>
          <table:table-cell office:value-type="float" office:value="0.000294696" calcext:value-type="float">
            <text:p>0.000294696</text:p>
          </table:table-cell>
          <table:table-cell office:value-type="float" office:value="0.000291219" calcext:value-type="float">
            <text:p>0.000291219</text:p>
          </table:table-cell>
          <table:table-cell office:value-type="float" office:value="0.000390816" calcext:value-type="float">
            <text:p>0.000390816</text:p>
          </table:table-cell>
          <table:table-cell office:value-type="float" office:value="0.000357525" calcext:value-type="float">
            <text:p>0.000357525</text:p>
          </table:table-cell>
          <table:table-cell office:value-type="float" office:value="0.00032762" calcext:value-type="float">
            <text:p>0.00032762</text:p>
          </table:table-cell>
          <table:table-cell office:value-type="float" office:value="0.000399361" calcext:value-type="float">
            <text:p>0.000399361</text:p>
          </table:table-cell>
          <table:table-cell office:value-type="float" office:value="0.000388725" calcext:value-type="float">
            <text:p>0.000388725</text:p>
          </table:table-cell>
          <table:table-cell office:value-type="float" office:value="0.000343323" calcext:value-type="float">
            <text:p>0.000343323</text:p>
          </table:table-cell>
          <table:table-cell office:value-type="float" office:value="0.000320435" calcext:value-type="float">
            <text:p>0.000320435</text:p>
          </table:table-cell>
          <table:table-cell office:value-type="float" office:value="0.000382384" calcext:value-type="float">
            <text:p>0.000382384</text:p>
          </table:table-cell>
          <table:table-cell office:value-type="float" office:value="0.000341197" calcext:value-type="float">
            <text:p>0.000341197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Alignment 8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office:value-type="float" office:value="1.34471" calcext:value-type="float">
            <text:p>1.34471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26774" calcext:value-type="float">
            <text:p>0.22677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38.953" calcext:value-type="float">
            <text:p>138.95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8.0264" calcext:value-type="float">
            <text:p>48.026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12.9252" calcext:value-type="float">
            <text:p>12.9252</text:p>
          </table:table-cell>
          <table:table-cell office:value-type="float" office:value="22.3951" calcext:value-type="float">
            <text:p>22.3951</text:p>
          </table:table-cell>
          <table:table-cell office:value-type="float" office:value="12.3938" calcext:value-type="float">
            <text:p>12.3938</text:p>
          </table:table-cell>
          <table:table-cell office:value-type="float" office:value="74.2514" calcext:value-type="float">
            <text:p>74.2514</text:p>
          </table:table-cell>
          <table:table-cell office:value-type="float" office:value="17.8821" calcext:value-type="float">
            <text:p>17.8821</text:p>
          </table:table-cell>
          <table:table-cell office:value-type="float" office:value="23.0274" calcext:value-type="float">
            <text:p>23.0274</text:p>
          </table:table-cell>
          <table:table-cell office:value-type="float" office:value="18.9607" calcext:value-type="float">
            <text:p>18.9607</text:p>
          </table:table-cell>
          <table:table-cell office:value-type="float" office:value="30.0731" calcext:value-type="float">
            <text:p>30.0731</text:p>
          </table:table-cell>
          <table:table-cell office:value-type="float" office:value="32.2027" calcext:value-type="float">
            <text:p>32.2027</text:p>
          </table:table-cell>
          <table:table-cell office:value-type="float" office:value="17.5771" calcext:value-type="float">
            <text:p>17.5771</text:p>
          </table:table-cell>
          <table:table-cell office:value-type="float" office:value="34.1422" calcext:value-type="float">
            <text:p>34.1422</text:p>
          </table:table-cell>
          <table:table-cell office:value-type="float" office:value="109.794" calcext:value-type="float">
            <text:p>109.794</text:p>
          </table:table-cell>
          <table:table-cell office:value-type="float" office:value="25.2116" calcext:value-type="float">
            <text:p>25.2116</text:p>
          </table:table-cell>
          <table:table-cell office:value-type="float" office:value="35.0386" calcext:value-type="float">
            <text:p>35.0386</text:p>
          </table:table-cell>
          <table:table-cell office:value-type="float" office:value="113.654" calcext:value-type="float">
            <text:p>113.654</text:p>
          </table:table-cell>
          <table:table-cell office:value-type="float" office:value="21.0133" calcext:value-type="float">
            <text:p>21.0133</text:p>
          </table:table-cell>
          <table:table-cell office:value-type="float" office:value="50.1248" calcext:value-type="float">
            <text:p>50.1248</text:p>
          </table:table-cell>
          <table:table-cell office:value-type="float" office:value="19.4454" calcext:value-type="float">
            <text:p>19.4454</text:p>
          </table:table-cell>
          <table:table-cell office:value-type="float" office:value="14.026" calcext:value-type="float">
            <text:p>14.026</text:p>
          </table:table-cell>
          <table:table-cell office:value-type="float" office:value="72.5095" calcext:value-type="float">
            <text:p>72.5095</text:p>
          </table:table-cell>
          <table:table-cell office:value-type="float" office:value="93.2268" calcext:value-type="float">
            <text:p>93.2268</text:p>
          </table:table-cell>
          <table:table-cell office:value-type="float" office:value="12.0788" calcext:value-type="float">
            <text:p>12.0788</text:p>
          </table:table-cell>
          <table:table-cell office:value-type="float" office:value="20.1542" calcext:value-type="float">
            <text:p>20.1542</text:p>
          </table:table-cell>
          <table:table-cell office:value-type="float" office:value="21.4282" calcext:value-type="float">
            <text:p>21.4282</text:p>
          </table:table-cell>
          <table:table-cell office:value-type="float" office:value="20.9404" calcext:value-type="float">
            <text:p>20.9404</text:p>
          </table:table-cell>
          <table:table-cell office:value-type="float" office:value="92.569" calcext:value-type="float">
            <text:p>92.569</text:p>
          </table:table-cell>
          <table:table-cell office:value-type="float" office:value="105.659" calcext:value-type="float">
            <text:p>105.659</text:p>
          </table:table-cell>
          <table:table-cell office:value-type="float" office:value="29.0519" calcext:value-type="float">
            <text:p>29.0519</text:p>
          </table:table-cell>
          <table:table-cell office:value-type="float" office:value="46.1285" calcext:value-type="float">
            <text:p>46.1285</text:p>
          </table:table-cell>
          <table:table-cell office:value-type="float" office:value="91.4088" calcext:value-type="float">
            <text:p>91.4088</text:p>
          </table:table-cell>
          <table:table-cell office:value-type="float" office:value="30.0844" calcext:value-type="float">
            <text:p>30.0844</text:p>
          </table:table-cell>
          <table:table-cell office:value-type="float" office:value="16.5723" calcext:value-type="float">
            <text:p>16.5723</text:p>
          </table:table-cell>
          <table:table-cell office:value-type="float" office:value="19.5187" calcext:value-type="float">
            <text:p>19.5187</text:p>
          </table:table-cell>
          <table:table-cell office:value-type="float" office:value="100.651" calcext:value-type="float">
            <text:p>100.651</text:p>
          </table:table-cell>
          <table:table-cell office:value-type="float" office:value="19.4622" calcext:value-type="float">
            <text:p>19.4622</text:p>
          </table:table-cell>
          <table:table-cell office:value-type="float" office:value="25.6292" calcext:value-type="float">
            <text:p>25.6292</text:p>
          </table:table-cell>
          <table:table-cell office:value-type="float" office:value="16.0695" calcext:value-type="float">
            <text:p>16.0695</text:p>
          </table:table-cell>
          <table:table-cell office:value-type="float" office:value="117.62" calcext:value-type="float">
            <text:p>117.62</text:p>
          </table:table-cell>
          <table:table-cell office:value-type="float" office:value="20.8569" calcext:value-type="float">
            <text:p>20.8569</text:p>
          </table:table-cell>
          <table:table-cell office:value-type="float" office:value="63.9968" calcext:value-type="float">
            <text:p>63.9968</text:p>
          </table:table-cell>
          <table:table-cell office:value-type="float" office:value="61.7371" calcext:value-type="float">
            <text:p>61.7371</text:p>
          </table:table-cell>
          <table:table-cell office:value-type="float" office:value="116.125" calcext:value-type="float">
            <text:p>116.125</text:p>
          </table:table-cell>
          <table:table-cell office:value-type="float" office:value="58.5004" calcext:value-type="float">
            <text:p>58.5004</text:p>
          </table:table-cell>
          <table:table-cell office:value-type="float" office:value="20.2782" calcext:value-type="float">
            <text:p>20.2782</text:p>
          </table:table-cell>
          <table:table-cell office:value-type="float" office:value="20.3383" calcext:value-type="float">
            <text:p>20.3383</text:p>
          </table:table-cell>
          <table:table-cell office:value-type="float" office:value="14.4949" calcext:value-type="float">
            <text:p>14.4949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20.8275" calcext:value-type="float">
            <text:p>20.8275</text:p>
          </table:table-cell>
          <table:table-cell office:value-type="float" office:value="12.4789" calcext:value-type="float">
            <text:p>12.4789</text:p>
          </table:table-cell>
          <table:table-cell office:value-type="float" office:value="72.0315" calcext:value-type="float">
            <text:p>72.0315</text:p>
          </table:table-cell>
          <table:table-cell office:value-type="float" office:value="51.8804" calcext:value-type="float">
            <text:p>51.8804</text:p>
          </table:table-cell>
          <table:table-cell office:value-type="float" office:value="98.9786" calcext:value-type="float">
            <text:p>98.9786</text:p>
          </table:table-cell>
          <table:table-cell office:value-type="float" office:value="83.9123" calcext:value-type="float">
            <text:p>83.9123</text:p>
          </table:table-cell>
          <table:table-cell office:value-type="float" office:value="114.66" calcext:value-type="float">
            <text:p>114.66</text:p>
          </table:table-cell>
          <table:table-cell office:value-type="float" office:value="99.5372" calcext:value-type="float">
            <text:p>99.5372</text:p>
          </table:table-cell>
          <table:table-cell office:value-type="float" office:value="39.3825" calcext:value-type="float">
            <text:p>39.3825</text:p>
          </table:table-cell>
          <table:table-cell office:value-type="float" office:value="11.9621" calcext:value-type="float">
            <text:p>11.9621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Alignment 9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5" calcext:value-type="float">
            <text:p>195</text:p>
          </table:table-cell>
          <table:table-cell office:value-type="float" office:value="1.33713" calcext:value-type="float">
            <text:p>1.3371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16213" calcext:value-type="float">
            <text:p>0.21621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31.926" calcext:value-type="float">
            <text:p>131.92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8.145" calcext:value-type="float">
            <text:p>48.14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16.7906" calcext:value-type="float">
            <text:p>16.7906</text:p>
          </table:table-cell>
          <table:table-cell office:value-type="float" office:value="21.3199" calcext:value-type="float">
            <text:p>21.3199</text:p>
          </table:table-cell>
          <table:table-cell office:value-type="float" office:value="11.681" calcext:value-type="float">
            <text:p>11.681</text:p>
          </table:table-cell>
          <table:table-cell office:value-type="float" office:value="75.3323" calcext:value-type="float">
            <text:p>75.3323</text:p>
          </table:table-cell>
          <table:table-cell office:value-type="float" office:value="16.9914" calcext:value-type="float">
            <text:p>16.9914</text:p>
          </table:table-cell>
          <table:table-cell office:value-type="float" office:value="21.8642" calcext:value-type="float">
            <text:p>21.8642</text:p>
          </table:table-cell>
          <table:table-cell office:value-type="float" office:value="17.9707" calcext:value-type="float">
            <text:p>17.9707</text:p>
          </table:table-cell>
          <table:table-cell office:value-type="float" office:value="30.6147" calcext:value-type="float">
            <text:p>30.6147</text:p>
          </table:table-cell>
          <table:table-cell office:value-type="float" office:value="31.2715" calcext:value-type="float">
            <text:p>31.2715</text:p>
          </table:table-cell>
          <table:table-cell office:value-type="float" office:value="33.4444" calcext:value-type="float">
            <text:p>33.4444</text:p>
          </table:table-cell>
          <table:table-cell office:value-type="float" office:value="110.57" calcext:value-type="float">
            <text:p>110.57</text:p>
          </table:table-cell>
          <table:table-cell office:value-type="float" office:value="23.9728" calcext:value-type="float">
            <text:p>23.9728</text:p>
          </table:table-cell>
          <table:table-cell office:value-type="float" office:value="35.7907" calcext:value-type="float">
            <text:p>35.7907</text:p>
          </table:table-cell>
          <table:table-cell office:value-type="float" office:value="114.478" calcext:value-type="float">
            <text:p>114.478</text:p>
          </table:table-cell>
          <table:table-cell office:value-type="float" office:value="19.9864" calcext:value-type="float">
            <text:p>19.9864</text:p>
          </table:table-cell>
          <table:table-cell office:value-type="float" office:value="51.2892" calcext:value-type="float">
            <text:p>51.2892</text:p>
          </table:table-cell>
          <table:table-cell office:value-type="float" office:value="18.55" calcext:value-type="float">
            <text:p>18.55</text:p>
          </table:table-cell>
          <table:table-cell office:value-type="float" office:value="13.4255" calcext:value-type="float">
            <text:p>13.4255</text:p>
          </table:table-cell>
          <table:table-cell office:value-type="float" office:value="72.637" calcext:value-type="float">
            <text:p>72.637</text:p>
          </table:table-cell>
          <table:table-cell office:value-type="float" office:value="93.3691" calcext:value-type="float">
            <text:p>93.3691</text:p>
          </table:table-cell>
          <table:table-cell office:value-type="float" office:value="11.3312" calcext:value-type="float">
            <text:p>11.3312</text:p>
          </table:table-cell>
          <table:table-cell office:value-type="float" office:value="19.2226" calcext:value-type="float">
            <text:p>19.2226</text:p>
          </table:table-cell>
          <table:table-cell office:value-type="float" office:value="20.8797" calcext:value-type="float">
            <text:p>20.8797</text:p>
          </table:table-cell>
          <table:table-cell office:value-type="float" office:value="19.9156" calcext:value-type="float">
            <text:p>19.9156</text:p>
          </table:table-cell>
          <table:table-cell office:value-type="float" office:value="92.6591" calcext:value-type="float">
            <text:p>92.6591</text:p>
          </table:table-cell>
          <table:table-cell office:value-type="float" office:value="105.744" calcext:value-type="float">
            <text:p>105.744</text:p>
          </table:table-cell>
          <table:table-cell office:value-type="float" office:value="28.1085" calcext:value-type="float">
            <text:p>28.1085</text:p>
          </table:table-cell>
          <table:table-cell office:value-type="float" office:value="46.0453" calcext:value-type="float">
            <text:p>46.0453</text:p>
          </table:table-cell>
          <table:table-cell office:value-type="float" office:value="92.2858" calcext:value-type="float">
            <text:p>92.2858</text:p>
          </table:table-cell>
          <table:table-cell office:value-type="float" office:value="28.9796" calcext:value-type="float">
            <text:p>28.9796</text:p>
          </table:table-cell>
          <table:table-cell office:value-type="float" office:value="15.6393" calcext:value-type="float">
            <text:p>15.6393</text:p>
          </table:table-cell>
          <table:table-cell office:value-type="float" office:value="18.6091" calcext:value-type="float">
            <text:p>18.6091</text:p>
          </table:table-cell>
          <table:table-cell office:value-type="float" office:value="118.445" calcext:value-type="float">
            <text:p>118.445</text:p>
          </table:table-cell>
          <table:table-cell office:value-type="float" office:value="100.877" calcext:value-type="float">
            <text:p>100.877</text:p>
          </table:table-cell>
          <table:table-cell office:value-type="float" office:value="18.5562" calcext:value-type="float">
            <text:p>18.5562</text:p>
          </table:table-cell>
          <table:table-cell office:value-type="float" office:value="24.7812" calcext:value-type="float">
            <text:p>24.7812</text:p>
          </table:table-cell>
          <table:table-cell office:value-type="float" office:value="15.1361" calcext:value-type="float">
            <text:p>15.1361</text:p>
          </table:table-cell>
          <table:table-cell office:value-type="float" office:value="118.262" calcext:value-type="float">
            <text:p>118.262</text:p>
          </table:table-cell>
          <table:table-cell office:value-type="float" office:value="19.8344" calcext:value-type="float">
            <text:p>19.8344</text:p>
          </table:table-cell>
          <table:table-cell office:value-type="float" office:value="19.4002" calcext:value-type="float">
            <text:p>19.4002</text:p>
          </table:table-cell>
          <table:table-cell office:value-type="float" office:value="63.7656" calcext:value-type="float">
            <text:p>63.7656</text:p>
          </table:table-cell>
          <table:table-cell office:value-type="float" office:value="62.2359" calcext:value-type="float">
            <text:p>62.2359</text:p>
          </table:table-cell>
          <table:table-cell office:value-type="float" office:value="116.831" calcext:value-type="float">
            <text:p>116.831</text:p>
          </table:table-cell>
          <table:table-cell office:value-type="float" office:value="58.6805" calcext:value-type="float">
            <text:p>58.6805</text:p>
          </table:table-cell>
          <table:table-cell office:value-type="float" office:value="19.3984" calcext:value-type="float">
            <text:p>19.3984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21.353" calcext:value-type="float">
            <text:p>121.353</text:p>
          </table:table-cell>
          <table:table-cell office:value-type="float" office:value="8.35802" calcext:value-type="float">
            <text:p>8.35802</text:p>
          </table:table-cell>
          <table:table-cell office:value-type="float" office:value="11.7138" calcext:value-type="float">
            <text:p>11.7138</text:p>
          </table:table-cell>
          <table:table-cell office:value-type="float" office:value="71.9192" calcext:value-type="float">
            <text:p>71.9192</text:p>
          </table:table-cell>
          <table:table-cell office:value-type="float" office:value="51.4067" calcext:value-type="float">
            <text:p>51.4067</text:p>
          </table:table-cell>
          <table:table-cell office:value-type="float" office:value="27.9273" calcext:value-type="float">
            <text:p>27.9273</text:p>
          </table:table-cell>
          <table:table-cell office:value-type="float" office:value="84.1449" calcext:value-type="float">
            <text:p>84.1449</text:p>
          </table:table-cell>
          <table:table-cell office:value-type="float" office:value="115.543" calcext:value-type="float">
            <text:p>115.543</text:p>
          </table:table-cell>
          <table:table-cell office:value-type="float" office:value="101.015" calcext:value-type="float">
            <text:p>101.015</text:p>
          </table:table-cell>
          <table:table-cell office:value-type="float" office:value="38.4412" calcext:value-type="float">
            <text:p>38.4412</text:p>
          </table:table-cell>
          <table:table-cell office:value-type="float" office:value="11.2209" calcext:value-type="float">
            <text:p>11.220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Alignment 10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office:value-type="float" office:value="1.22156" calcext:value-type="float">
            <text:p>1.22156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28702" calcext:value-type="float">
            <text:p>0.22870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40.214" calcext:value-type="float">
            <text:p>140.21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8.6846" calcext:value-type="float">
            <text:p>48.684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17.4422" calcext:value-type="float">
            <text:p>17.4422</text:p>
          </table:table-cell>
          <table:table-cell office:value-type="float" office:value="22.6645" calcext:value-type="float">
            <text:p>22.6645</text:p>
          </table:table-cell>
          <table:table-cell office:value-type="float" office:value="12.5385" calcext:value-type="float">
            <text:p>12.5385</text:p>
          </table:table-cell>
          <table:table-cell office:value-type="float" office:value="73.9833" calcext:value-type="float">
            <text:p>73.9833</text:p>
          </table:table-cell>
          <table:table-cell office:value-type="float" office:value="18.1052" calcext:value-type="float">
            <text:p>18.1052</text:p>
          </table:table-cell>
          <table:table-cell office:value-type="float" office:value="23.2876" calcext:value-type="float">
            <text:p>23.2876</text:p>
          </table:table-cell>
          <table:table-cell office:value-type="float" office:value="19.1774" calcext:value-type="float">
            <text:p>19.1774</text:p>
          </table:table-cell>
          <table:table-cell office:value-type="float" office:value="30.0108" calcext:value-type="float">
            <text:p>30.0108</text:p>
          </table:table-cell>
          <table:table-cell office:value-type="float" office:value="17.7411" calcext:value-type="float">
            <text:p>17.7411</text:p>
          </table:table-cell>
          <table:table-cell office:value-type="float" office:value="22.6599" calcext:value-type="float">
            <text:p>22.6599</text:p>
          </table:table-cell>
          <table:table-cell office:value-type="float" office:value="34.2639" calcext:value-type="float">
            <text:p>34.2639</text:p>
          </table:table-cell>
          <table:table-cell office:value-type="float" office:value="109.609" calcext:value-type="float">
            <text:p>109.609</text:p>
          </table:table-cell>
          <table:table-cell office:value-type="float" office:value="25.4978" calcext:value-type="float">
            <text:p>25.4978</text:p>
          </table:table-cell>
          <table:table-cell office:value-type="float" office:value="34.8997" calcext:value-type="float">
            <text:p>34.8997</text:p>
          </table:table-cell>
          <table:table-cell office:value-type="float" office:value="113.46" calcext:value-type="float">
            <text:p>113.46</text:p>
          </table:table-cell>
          <table:table-cell office:value-type="float" office:value="21.2657" calcext:value-type="float">
            <text:p>21.2657</text:p>
          </table:table-cell>
          <table:table-cell office:value-type="float" office:value="49.8569" calcext:value-type="float">
            <text:p>49.8569</text:p>
          </table:table-cell>
          <table:table-cell office:value-type="float" office:value="19.6939" calcext:value-type="float">
            <text:p>19.6939</text:p>
          </table:table-cell>
          <table:table-cell office:value-type="float" office:value="14.2284" calcext:value-type="float">
            <text:p>14.2284</text:p>
          </table:table-cell>
          <table:table-cell office:value-type="float" office:value="72.48" calcext:value-type="float">
            <text:p>72.48</text:p>
          </table:table-cell>
          <table:table-cell office:value-type="float" office:value="93.0963" calcext:value-type="float">
            <text:p>93.0963</text:p>
          </table:table-cell>
          <table:table-cell office:value-type="float" office:value="12.14" calcext:value-type="float">
            <text:p>12.14</text:p>
          </table:table-cell>
          <table:table-cell office:value-type="float" office:value="20.4077" calcext:value-type="float">
            <text:p>20.4077</text:p>
          </table:table-cell>
          <table:table-cell office:value-type="float" office:value="21.6098" calcext:value-type="float">
            <text:p>21.6098</text:p>
          </table:table-cell>
          <table:table-cell office:value-type="float" office:value="21.1924" calcext:value-type="float">
            <text:p>21.1924</text:p>
          </table:table-cell>
          <table:table-cell office:value-type="float" office:value="92.482" calcext:value-type="float">
            <text:p>92.482</text:p>
          </table:table-cell>
          <table:table-cell office:value-type="float" office:value="105.672" calcext:value-type="float">
            <text:p>105.672</text:p>
          </table:table-cell>
          <table:table-cell office:value-type="float" office:value="29.1612" calcext:value-type="float">
            <text:p>29.1612</text:p>
          </table:table-cell>
          <table:table-cell office:value-type="float" office:value="46.1011" calcext:value-type="float">
            <text:p>46.1011</text:p>
          </table:table-cell>
          <table:table-cell office:value-type="float" office:value="91.3353" calcext:value-type="float">
            <text:p>91.3353</text:p>
          </table:table-cell>
          <table:table-cell office:value-type="float" office:value="30.3036" calcext:value-type="float">
            <text:p>30.3036</text:p>
          </table:table-cell>
          <table:table-cell office:value-type="float" office:value="16.6807" calcext:value-type="float">
            <text:p>16.6807</text:p>
          </table:table-cell>
          <table:table-cell office:value-type="float" office:value="19.7656" calcext:value-type="float">
            <text:p>19.7656</text:p>
          </table:table-cell>
          <table:table-cell office:value-type="float" office:value="118.17" calcext:value-type="float">
            <text:p>118.17</text:p>
          </table:table-cell>
          <table:table-cell office:value-type="float" office:value="100.711" calcext:value-type="float">
            <text:p>100.711</text:p>
          </table:table-cell>
          <table:table-cell office:value-type="float" office:value="19.7093" calcext:value-type="float">
            <text:p>19.7093</text:p>
          </table:table-cell>
          <table:table-cell office:value-type="float" office:value="25.8682" calcext:value-type="float">
            <text:p>25.8682</text:p>
          </table:table-cell>
          <table:table-cell office:value-type="float" office:value="16.1779" calcext:value-type="float">
            <text:p>16.1779</text:p>
          </table:table-cell>
          <table:table-cell office:value-type="float" office:value="117.504" calcext:value-type="float">
            <text:p>117.504</text:p>
          </table:table-cell>
          <table:table-cell office:value-type="float" office:value="21.1078" calcext:value-type="float">
            <text:p>21.1078</text:p>
          </table:table-cell>
          <table:table-cell office:value-type="float" office:value="20.6875" calcext:value-type="float">
            <text:p>20.6875</text:p>
          </table:table-cell>
          <table:table-cell office:value-type="float" office:value="64.0509" calcext:value-type="float">
            <text:p>64.0509</text:p>
          </table:table-cell>
          <table:table-cell office:value-type="float" office:value="61.7462" calcext:value-type="float">
            <text:p>61.7462</text:p>
          </table:table-cell>
          <table:table-cell office:value-type="float" office:value="115.993" calcext:value-type="float">
            <text:p>115.993</text:p>
          </table:table-cell>
          <table:table-cell office:value-type="float" office:value="58.4173" calcext:value-type="float">
            <text:p>58.4173</text:p>
          </table:table-cell>
          <table:table-cell office:value-type="float" office:value="20.4813" calcext:value-type="float">
            <text:p>20.4813</text:p>
          </table:table-cell>
          <table:table-cell office:value-type="float" office:value="14.6126" calcext:value-type="float">
            <text:p>14.6126</text:p>
          </table:table-cell>
          <table:table-cell office:value-type="float" office:value="120.502" calcext:value-type="float">
            <text:p>120.502</text:p>
          </table:table-cell>
          <table:table-cell office:value-type="float" office:value="12.5448" calcext:value-type="float">
            <text:p>12.5448</text:p>
          </table:table-cell>
          <table:table-cell office:value-type="float" office:value="71.9907" calcext:value-type="float">
            <text:p>71.9907</text:p>
          </table:table-cell>
          <table:table-cell office:value-type="float" office:value="29.0991" calcext:value-type="float">
            <text:p>29.0991</text:p>
          </table:table-cell>
          <table:table-cell office:value-type="float" office:value="83.836" calcext:value-type="float">
            <text:p>83.836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68.8353" calcext:value-type="float">
            <text:p>68.8353</text:p>
          </table:table-cell>
          <table:table-cell office:value-type="float" office:value="99.5771" calcext:value-type="float">
            <text:p>99.5771</text:p>
          </table:table-cell>
          <table:table-cell office:value-type="float" office:value="39.4797" calcext:value-type="float">
            <text:p>39.4797</text:p>
          </table:table-cell>
          <table:table-cell office:value-type="float" office:value="12.0224" calcext:value-type="float">
            <text:p>12.0224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Alignment 11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office:value-type="float" office:value="1.35685" calcext:value-type="float">
            <text:p>1.35685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60714" calcext:value-type="float">
            <text:p>0.26071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61.673" calcext:value-type="float">
            <text:p>161.67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1.175" calcext:value-type="float">
            <text:p>51.17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19.3494" calcext:value-type="float">
            <text:p>19.3494</text:p>
          </table:table-cell>
          <table:table-cell office:value-type="float" office:value="25.8756" calcext:value-type="float">
            <text:p>25.8756</text:p>
          </table:table-cell>
          <table:table-cell office:value-type="float" office:value="14.9606" calcext:value-type="float">
            <text:p>14.9606</text:p>
          </table:table-cell>
          <table:table-cell office:value-type="float" office:value="70.7494" calcext:value-type="float">
            <text:p>70.7494</text:p>
          </table:table-cell>
          <table:table-cell office:value-type="float" office:value="20.843" calcext:value-type="float">
            <text:p>20.843</text:p>
          </table:table-cell>
          <table:table-cell office:value-type="float" office:value="26.9178" calcext:value-type="float">
            <text:p>26.9178</text:p>
          </table:table-cell>
          <table:table-cell office:value-type="float" office:value="22.3487" calcext:value-type="float">
            <text:p>22.3487</text:p>
          </table:table-cell>
          <table:table-cell office:value-type="float" office:value="28.0274" calcext:value-type="float">
            <text:p>28.0274</text:p>
          </table:table-cell>
          <table:table-cell office:value-type="float" office:value="35.2493" calcext:value-type="float">
            <text:p>35.2493</text:p>
          </table:table-cell>
          <table:table-cell office:value-type="float" office:value="36.7835" calcext:value-type="float">
            <text:p>36.7835</text:p>
          </table:table-cell>
          <table:table-cell office:value-type="float" office:value="107.131" calcext:value-type="float">
            <text:p>107.131</text:p>
          </table:table-cell>
          <table:table-cell office:value-type="float" office:value="32.3549" calcext:value-type="float">
            <text:p>32.3549</text:p>
          </table:table-cell>
          <table:table-cell office:value-type="float" office:value="110.843" calcext:value-type="float">
            <text:p>110.843</text:p>
          </table:table-cell>
          <table:table-cell office:value-type="float" office:value="24.3918" calcext:value-type="float">
            <text:p>24.3918</text:p>
          </table:table-cell>
          <table:table-cell office:value-type="float" office:value="46.2696" calcext:value-type="float">
            <text:p>46.2696</text:p>
          </table:table-cell>
          <table:table-cell office:value-type="float" office:value="22.2653" calcext:value-type="float">
            <text:p>22.2653</text:p>
          </table:table-cell>
          <table:table-cell office:value-type="float" office:value="15.8177" calcext:value-type="float">
            <text:p>15.8177</text:p>
          </table:table-cell>
          <table:table-cell office:value-type="float" office:value="72.4176" calcext:value-type="float">
            <text:p>72.4176</text:p>
          </table:table-cell>
          <table:table-cell office:value-type="float" office:value="93.0818" calcext:value-type="float">
            <text:p>93.0818</text:p>
          </table:table-cell>
          <table:table-cell office:value-type="float" office:value="14.8837" calcext:value-type="float">
            <text:p>14.8837</text:p>
          </table:table-cell>
          <table:table-cell office:value-type="float" office:value="23.1039" calcext:value-type="float">
            <text:p>23.1039</text:p>
          </table:table-cell>
          <table:table-cell office:value-type="float" office:value="23.0064" calcext:value-type="float">
            <text:p>23.0064</text:p>
          </table:table-cell>
          <table:table-cell office:value-type="float" office:value="24.3089" calcext:value-type="float">
            <text:p>24.3089</text:p>
          </table:table-cell>
          <table:table-cell office:value-type="float" office:value="92.6718" calcext:value-type="float">
            <text:p>92.6718</text:p>
          </table:table-cell>
          <table:table-cell office:value-type="float" office:value="105.068" calcext:value-type="float">
            <text:p>105.068</text:p>
          </table:table-cell>
          <table:table-cell office:value-type="float" office:value="32.4355" calcext:value-type="float">
            <text:p>32.4355</text:p>
          </table:table-cell>
          <table:table-cell office:value-type="float" office:value="46.7978" calcext:value-type="float">
            <text:p>46.7978</text:p>
          </table:table-cell>
          <table:table-cell office:value-type="float" office:value="88.2231" calcext:value-type="float">
            <text:p>88.2231</text:p>
          </table:table-cell>
          <table:table-cell office:value-type="float" office:value="33.8236" calcext:value-type="float">
            <text:p>33.8236</text:p>
          </table:table-cell>
          <table:table-cell office:value-type="float" office:value="19.9463" calcext:value-type="float">
            <text:p>19.9463</text:p>
          </table:table-cell>
          <table:table-cell office:value-type="float" office:value="22.416" calcext:value-type="float">
            <text:p>22.416</text:p>
          </table:table-cell>
          <table:table-cell office:value-type="float" office:value="99.7614" calcext:value-type="float">
            <text:p>99.7614</text:p>
          </table:table-cell>
          <table:table-cell office:value-type="float" office:value="22.3436" calcext:value-type="float">
            <text:p>22.3436</text:p>
          </table:table-cell>
          <table:table-cell office:value-type="float" office:value="28.4252" calcext:value-type="float">
            <text:p>28.4252</text:p>
          </table:table-cell>
          <table:table-cell office:value-type="float" office:value="19.5575" calcext:value-type="float">
            <text:p>19.5575</text:p>
          </table:table-cell>
          <table:table-cell office:value-type="float" office:value="115.21" calcext:value-type="float">
            <text:p>115.21</text:p>
          </table:table-cell>
          <table:table-cell office:value-type="float" office:value="24.223" calcext:value-type="float">
            <text:p>24.223</text:p>
          </table:table-cell>
          <table:table-cell office:value-type="float" office:value="24.0484" calcext:value-type="float">
            <text:p>24.0484</text:p>
          </table:table-cell>
          <table:table-cell office:value-type="float" office:value="64.4422" calcext:value-type="float">
            <text:p>64.4422</text:p>
          </table:table-cell>
          <table:table-cell office:value-type="float" office:value="59.9023" calcext:value-type="float">
            <text:p>59.9023</text:p>
          </table:table-cell>
          <table:table-cell office:value-type="float" office:value="113.519" calcext:value-type="float">
            <text:p>113.519</text:p>
          </table:table-cell>
          <table:table-cell office:value-type="float" office:value="57.7902" calcext:value-type="float">
            <text:p>57.7902</text:p>
          </table:table-cell>
          <table:table-cell office:value-type="float" office:value="23.2442" calcext:value-type="float">
            <text:p>23.2442</text:p>
          </table:table-cell>
          <table:table-cell office:value-type="float" office:value="14.9594" calcext:value-type="float">
            <text:p>14.9594</text:p>
          </table:table-cell>
          <table:table-cell office:value-type="float" office:value="117.926" calcext:value-type="float">
            <text:p>117.926</text:p>
          </table:table-cell>
          <table:table-cell office:value-type="float" office:value="12.91" calcext:value-type="float">
            <text:p>12.91</text:p>
          </table:table-cell>
          <table:table-cell office:value-type="float" office:value="15.3387" calcext:value-type="float">
            <text:p>15.3387</text:p>
          </table:table-cell>
          <table:table-cell office:value-type="float" office:value="72.7962" calcext:value-type="float">
            <text:p>72.7962</text:p>
          </table:table-cell>
          <table:table-cell office:value-type="float" office:value="53.1519" calcext:value-type="float">
            <text:p>53.1519</text:p>
          </table:table-cell>
          <table:table-cell office:value-type="float" office:value="96.6818" calcext:value-type="float">
            <text:p>96.6818</text:p>
          </table:table-cell>
          <table:table-cell office:value-type="float" office:value="82.9639" calcext:value-type="float">
            <text:p>82.9639</text:p>
          </table:table-cell>
          <table:table-cell office:value-type="float" office:value="109.313" calcext:value-type="float">
            <text:p>109.313</text:p>
          </table:table-cell>
          <table:table-cell office:value-type="float" office:value="109.314" calcext:value-type="float">
            <text:p>109.314</text:p>
          </table:table-cell>
          <table:table-cell office:value-type="float" office:value="68.2523" calcext:value-type="float">
            <text:p>68.2523</text:p>
          </table:table-cell>
          <table:table-cell office:value-type="float" office:value="100.96" calcext:value-type="float">
            <text:p>100.96</text:p>
          </table:table-cell>
          <table:table-cell office:value-type="float" office:value="42.8342" calcext:value-type="float">
            <text:p>42.8342</text:p>
          </table:table-cell>
          <table:table-cell office:value-type="float" office:value="14.7448" calcext:value-type="float">
            <text:p>14.7448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Alignment 12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office:value-type="float" office:value="0.365462" calcext:value-type="float">
            <text:p>0.365462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0715256" calcext:value-type="float">
            <text:p>7.15E-0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107503" calcext:value-type="float">
            <text:p>0.00010750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307551" calcext:value-type="float">
            <text:p>3.08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307551" calcext:value-type="float">
            <text:p>3.08E-05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Alignment 13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office:value-type="float" office:value="0.298119" calcext:value-type="float">
            <text:p>0.298119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0625849" calcext:value-type="float">
            <text:p>6.26E-0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table:style-name="ce1" office:value-type="float" office:value="0.000048645" calcext:value-type="float">
            <text:p>4.86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143079" calcext:value-type="float">
            <text:p>1.43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21768" calcext:value-type="float">
            <text:p>2.18E-05</text:p>
          </table:table-cell>
          <table:table-cell table:style-name="ce1" office:value-type="float" office:value="0.0000078642" calcext:value-type="float">
            <text:p>7.86E-06</text:p>
          </table:table-cell>
          <table:table-cell table:style-name="ce1" office:value-type="float" office:value="0.00000190735" calcext:value-type="float">
            <text:p>1.91E-06</text:p>
          </table:table-cell>
          <table:table-cell table:style-name="ce1" office:value-type="float" office:value="0.0000159865" calcext:value-type="float">
            <text:p>1.60E-05</text:p>
          </table:table-cell>
          <table:table-cell table:style-name="ce1" office:value-type="float" office:value="0.0000170598" calcext:value-type="float">
            <text:p>1.71E-05</text:p>
          </table:table-cell>
          <table:table-cell table:style-name="ce1" office:value-type="float" office:value="0.0000176107" calcext:value-type="float">
            <text:p>1.76E-05</text:p>
          </table:table-cell>
          <table:table-cell table:style-name="ce1" office:value-type="float" office:value="0.0000157573" calcext:value-type="float">
            <text:p>1.58E-05</text:p>
          </table:table-cell>
          <table:table-cell table:style-name="ce1" office:value-type="float" office:value="0.0000171661" calcext:value-type="float">
            <text:p>1.72E-05</text:p>
          </table:table-cell>
          <table:table-cell table:style-name="ce1" office:value-type="float" office:value="0.0000370463" calcext:value-type="float">
            <text:p>3.70E-05</text:p>
          </table:table-cell>
          <table:table-cell table:style-name="ce1" office:value-type="float" office:value="0.0000153775" calcext:value-type="float">
            <text:p>1.54E-05</text:p>
          </table:table-cell>
          <table:table-cell table:style-name="ce1" office:value-type="float" office:value="0.000000953674" calcext:value-type="float">
            <text:p>9.54E-07</text:p>
          </table:table-cell>
          <table:table-cell table:style-name="ce1" office:value-type="float" office:value="0.00000286102" calcext:value-type="float">
            <text:p>2.86E-06</text:p>
          </table:table-cell>
          <table:table-cell table:style-name="ce1" office:value-type="float" office:value="0.0000170865" calcext:value-type="float">
            <text:p>1.71E-05</text:p>
          </table:table-cell>
          <table:table-cell table:style-name="ce1" office:value-type="float" office:value="0.0000152886" calcext:value-type="float">
            <text:p>1.53E-05</text:p>
          </table:table-cell>
          <table:table-cell table:style-name="ce1" office:value-type="float" office:value="0.0000078642" calcext:value-type="float">
            <text:p>7.86E-06</text:p>
          </table:table-cell>
          <table:table-cell table:style-name="ce1" office:value-type="float" office:value="0.0000232235" calcext:value-type="float">
            <text:p>2.32E-05</text:p>
          </table:table-cell>
          <table:table-cell table:style-name="ce1" office:value-type="float" office:value="0.0000061065" calcext:value-type="float">
            <text:p>6.11E-06</text:p>
          </table:table-cell>
          <table:table-cell table:style-name="ce1" office:value-type="float" office:value="0.00000899695" calcext:value-type="float">
            <text:p>9.00E-06</text:p>
          </table:table-cell>
          <table:table-cell table:style-name="ce1" office:value-type="float" office:value="0.0000155247" calcext:value-type="float">
            <text:p>1.55E-05</text:p>
          </table:table-cell>
          <table:table-cell table:style-name="ce1" office:value-type="float" office:value="0.0000219138" calcext:value-type="float">
            <text:p>2.19E-05</text:p>
          </table:table-cell>
          <table:table-cell table:style-name="ce1" office:value-type="float" office:value="0.00000768877" calcext:value-type="float">
            <text:p>7.69E-06</text:p>
          </table:table-cell>
          <table:table-cell table:style-name="ce1" office:value-type="float" office:value="0.00000762939" calcext:value-type="float">
            <text:p>7.63E-06</text:p>
          </table:table-cell>
          <table:table-cell table:style-name="ce1" office:value-type="float" office:value="0.0000216002" calcext:value-type="float">
            <text:p>2.16E-05</text:p>
          </table:table-cell>
          <table:table-cell table:style-name="ce1" office:value-type="float" office:value="0.0000171661" calcext:value-type="float">
            <text:p>1.72E-05</text:p>
          </table:table-cell>
          <table:table-cell table:style-name="ce1" office:value-type="float" office:value="0.0000152886" calcext:value-type="float">
            <text:p>1.53E-05</text:p>
          </table:table-cell>
          <table:table-cell table:style-name="ce1" office:value-type="float" office:value="0.0000078642" calcext:value-type="float">
            <text:p>7.86E-06</text:p>
          </table:table-cell>
          <table:table-cell table:style-name="ce1" office:value-type="float" office:value="0.00000762939" calcext:value-type="float">
            <text:p>7.63E-06</text:p>
          </table:table-cell>
          <table:table-cell table:style-name="ce1" office:value-type="float" office:value="0.0000155247" calcext:value-type="float">
            <text:p>1.55E-05</text:p>
          </table:table-cell>
          <table:table-cell table:style-name="ce1" office:value-type="float" office:value="0.0000152886" calcext:value-type="float">
            <text:p>1.53E-05</text:p>
          </table:table-cell>
          <table:table-cell table:style-name="ce1" office:value-type="float" office:value="0.0000170598" calcext:value-type="float">
            <text:p>1.71E-05</text:p>
          </table:table-cell>
          <table:table-cell table:style-name="ce1" office:value-type="float" office:value="0.0000157284" calcext:value-type="float">
            <text:p>1.57E-05</text:p>
          </table:table-cell>
          <table:table-cell table:style-name="ce1" office:value-type="float" office:value="0.0000137541" calcext:value-type="float">
            <text:p>1.38E-05</text:p>
          </table:table-cell>
          <table:table-cell table:style-name="ce1" office:value-type="float" office:value="0.0000177137" calcext:value-type="float">
            <text:p>1.77E-05</text:p>
          </table:table-cell>
          <table:table-cell table:style-name="ce1" office:value-type="float" office:value="0.0000191686" calcext:value-type="float">
            <text:p>1.92E-05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Alignment 14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office:value-type="float" office:value="0.338119" calcext:value-type="float">
            <text:p>0.338119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0305474" calcext:value-type="float">
            <text:p>3.05E-0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179005" calcext:value-type="float">
            <text:p>0.0001790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422865" calcext:value-type="float">
            <text:p>4.23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620988" calcext:value-type="float">
            <text:p>6.21E-05</text:p>
          </table:table-cell>
          <table:table-cell table:style-name="ce1" office:value-type="float" office:value="0.000034133" calcext:value-type="float">
            <text:p>3.41E-05</text:p>
          </table:table-cell>
          <table:table-cell table:style-name="ce1" office:value-type="float" office:value="0.000037034" calcext:value-type="float">
            <text:p>3.70E-05</text:p>
          </table:table-cell>
          <table:table-cell table:style-name="ce1" office:value-type="float" office:value="0.0000466521" calcext:value-type="float">
            <text:p>4.67E-05</text:p>
          </table:table-cell>
          <table:table-cell table:style-name="ce1" office:value-type="float" office:value="0.0000315146" calcext:value-type="float">
            <text:p>3.15E-05</text:p>
          </table:table-cell>
          <table:table-cell table:number-columns-repeated="480"/>
        </table:table-row>
        <table:table-row table:style-name="ro1">
          <table:table-cell office:value-type="string" calcext:value-type="string">
            <text:p>Alignment 15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office:value-type="float" office:value="0.39336" calcext:value-type="float">
            <text:p>0.39336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0566244" calcext:value-type="float">
            <text:p>5.66E-0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table:style-name="ce1" office:value-type="float" office:value="0.0000662501" calcext:value-type="float">
            <text:p>6.63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172886" calcext:value-type="float">
            <text:p>1.73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129714" calcext:value-type="float">
            <text:p>1.30E-05</text:p>
          </table:table-cell>
          <table:table-cell table:style-name="ce1" office:value-type="float" office:value="0.0000137541" calcext:value-type="float">
            <text:p>1.38E-05</text:p>
          </table:table-cell>
          <table:table-cell table:style-name="ce1" office:value-type="float" office:value="0.0000102714" calcext:value-type="float">
            <text:p>1.03E-05</text:p>
          </table:table-cell>
          <table:table-cell table:style-name="ce1" office:value-type="float" office:value="0.0000321574" calcext:value-type="float">
            <text:p>3.22E-05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Alignment 16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592" calcext:value-type="float">
            <text:p>14592</text:p>
          </table:table-cell>
          <table:table-cell office:value-type="float" office:value="488" calcext:value-type="float">
            <text:p>488</text:p>
          </table:table-cell>
          <table:table-cell office:value-type="float" office:value="3.07786" calcext:value-type="float">
            <text:p>3.07786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288129" calcext:value-type="float">
            <text:p>0.00028812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865981" calcext:value-type="float">
            <text:p>0.086598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185727" calcext:value-type="float">
            <text:p>0.018572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271692" calcext:value-type="float">
            <text:p>0.0271692</text:p>
          </table:table-cell>
          <table:table-cell office:value-type="float" office:value="0.0281559" calcext:value-type="float">
            <text:p>0.0281559</text:p>
          </table:table-cell>
          <table:table-cell office:value-type="float" office:value="0.0277428" calcext:value-type="float">
            <text:p>0.0277428</text:p>
          </table:table-cell>
          <table:table-cell office:value-type="float" office:value="0.0263841" calcext:value-type="float">
            <text:p>0.0263841</text:p>
          </table:table-cell>
          <table:table-cell office:value-type="float" office:value="0.0326546" calcext:value-type="float">
            <text:p>0.0326546</text:p>
          </table:table-cell>
          <table:table-cell office:value-type="float" office:value="0.0079077" calcext:value-type="float">
            <text:p>0.0079077</text:p>
          </table:table-cell>
          <table:table-cell office:value-type="float" office:value="0.0227022" calcext:value-type="float">
            <text:p>0.0227022</text:p>
          </table:table-cell>
          <table:table-cell office:value-type="float" office:value="0.0272151" calcext:value-type="float">
            <text:p>0.0272151</text:p>
          </table:table-cell>
          <table:table-cell office:value-type="float" office:value="0.0244961" calcext:value-type="float">
            <text:p>0.0244961</text:p>
          </table:table-cell>
          <table:table-cell office:value-type="float" office:value="0.0120759" calcext:value-type="float">
            <text:p>0.0120759</text:p>
          </table:table-cell>
          <table:table-cell office:value-type="float" office:value="0.0312033" calcext:value-type="float">
            <text:p>0.0312033</text:p>
          </table:table-cell>
          <table:table-cell office:value-type="float" office:value="0.027562" calcext:value-type="float">
            <text:p>0.027562</text:p>
          </table:table-cell>
          <table:table-cell office:value-type="float" office:value="0.0332527" calcext:value-type="float">
            <text:p>0.0332527</text:p>
          </table:table-cell>
          <table:table-cell office:value-type="float" office:value="0.0291135" calcext:value-type="float">
            <text:p>0.0291135</text:p>
          </table:table-cell>
          <table:table-cell office:value-type="float" office:value="0.0219289" calcext:value-type="float">
            <text:p>0.0219289</text:p>
          </table:table-cell>
          <table:table-cell office:value-type="float" office:value="0.0245799" calcext:value-type="float">
            <text:p>0.0245799</text:p>
          </table:table-cell>
          <table:table-cell office:value-type="float" office:value="0.0222802" calcext:value-type="float">
            <text:p>0.0222802</text:p>
          </table:table-cell>
          <table:table-cell office:value-type="float" office:value="0.0067266" calcext:value-type="float">
            <text:p>0.0067266</text:p>
          </table:table-cell>
          <table:table-cell office:value-type="float" office:value="0.0211137" calcext:value-type="float">
            <text:p>0.0211137</text:p>
          </table:table-cell>
          <table:table-cell office:value-type="float" office:value="0.0208926" calcext:value-type="float">
            <text:p>0.0208926</text:p>
          </table:table-cell>
          <table:table-cell office:value-type="float" office:value="0.0122766" calcext:value-type="float">
            <text:p>0.0122766</text:p>
          </table:table-cell>
          <table:table-cell office:value-type="float" office:value="0.0101109" calcext:value-type="float">
            <text:p>0.0101109</text:p>
          </table:table-cell>
          <table:table-cell office:value-type="float" office:value="0.0279531" calcext:value-type="float">
            <text:p>0.0279531</text:p>
          </table:table-cell>
          <table:table-cell office:value-type="float" office:value="0.0197163" calcext:value-type="float">
            <text:p>0.0197163</text:p>
          </table:table-cell>
          <table:table-cell office:value-type="float" office:value="0.0304758" calcext:value-type="float">
            <text:p>0.0304758</text:p>
          </table:table-cell>
          <table:table-cell office:value-type="float" office:value="0.0134452" calcext:value-type="float">
            <text:p>0.0134452</text:p>
          </table:table-cell>
          <table:table-cell office:value-type="float" office:value="0.00498228" calcext:value-type="float">
            <text:p>0.00498228</text:p>
          </table:table-cell>
          <table:table-cell office:value-type="float" office:value="0.024209" calcext:value-type="float">
            <text:p>0.024209</text:p>
          </table:table-cell>
          <table:table-cell office:value-type="float" office:value="0.440676" calcext:value-type="float">
            <text:p>0.440676</text:p>
          </table:table-cell>
          <table:table-cell office:value-type="float" office:value="0.0140478" calcext:value-type="float">
            <text:p>0.0140478</text:p>
          </table:table-cell>
          <table:table-cell office:value-type="float" office:value="0.0191291" calcext:value-type="float">
            <text:p>0.0191291</text:p>
          </table:table-cell>
          <table:table-cell office:value-type="float" office:value="0.0220147" calcext:value-type="float">
            <text:p>0.0220147</text:p>
          </table:table-cell>
          <table:table-cell office:value-type="float" office:value="0.0269854" calcext:value-type="float">
            <text:p>0.0269854</text:p>
          </table:table-cell>
          <table:table-cell office:value-type="float" office:value="0.0233017" calcext:value-type="float">
            <text:p>0.0233017</text:p>
          </table:table-cell>
          <table:table-cell office:value-type="float" office:value="0.0240291" calcext:value-type="float">
            <text:p>0.0240291</text:p>
          </table:table-cell>
          <table:table-cell office:value-type="float" office:value="0.00911826" calcext:value-type="float">
            <text:p>0.00911826</text:p>
          </table:table-cell>
          <table:table-cell office:value-type="float" office:value="0.00995817" calcext:value-type="float">
            <text:p>0.00995817</text:p>
          </table:table-cell>
          <table:table-cell office:value-type="float" office:value="0.0305461" calcext:value-type="float">
            <text:p>0.0305461</text:p>
          </table:table-cell>
          <table:table-cell office:value-type="float" office:value="0.0113492" calcext:value-type="float">
            <text:p>0.0113492</text:p>
          </table:table-cell>
          <table:table-cell office:value-type="float" office:value="0.00756519" calcext:value-type="float">
            <text:p>0.00756519</text:p>
          </table:table-cell>
          <table:table-cell office:value-type="float" office:value="0.0102776" calcext:value-type="float">
            <text:p>0.0102776</text:p>
          </table:table-cell>
          <table:table-cell office:value-type="float" office:value="0.0280896" calcext:value-type="float">
            <text:p>0.0280896</text:p>
          </table:table-cell>
          <table:table-cell office:value-type="float" office:value="0.0183467" calcext:value-type="float">
            <text:p>0.0183467</text:p>
          </table:table-cell>
          <table:table-cell office:value-type="float" office:value="0.0235063" calcext:value-type="float">
            <text:p>0.0235063</text:p>
          </table:table-cell>
          <table:table-cell office:value-type="float" office:value="0.0153021" calcext:value-type="float">
            <text:p>0.0153021</text:p>
          </table:table-cell>
          <table:table-cell office:value-type="float" office:value="0.0248277" calcext:value-type="float">
            <text:p>0.0248277</text:p>
          </table:table-cell>
          <table:table-cell office:value-type="float" office:value="0.0291042" calcext:value-type="float">
            <text:p>0.0291042</text:p>
          </table:table-cell>
          <table:table-cell office:value-type="float" office:value="0.0247129" calcext:value-type="float">
            <text:p>0.0247129</text:p>
          </table:table-cell>
          <table:table-cell office:value-type="float" office:value="0.0163378" calcext:value-type="float">
            <text:p>0.0163378</text:p>
          </table:table-cell>
          <table:table-cell office:value-type="float" office:value="0.0244454" calcext:value-type="float">
            <text:p>0.0244454</text:p>
          </table:table-cell>
          <table:table-cell office:value-type="float" office:value="0.0159893" calcext:value-type="float">
            <text:p>0.0159893</text:p>
          </table:table-cell>
          <table:table-cell office:value-type="float" office:value="0.0261525" calcext:value-type="float">
            <text:p>0.0261525</text:p>
          </table:table-cell>
          <table:table-cell office:value-type="float" office:value="0.0109136" calcext:value-type="float">
            <text:p>0.0109136</text:p>
          </table:table-cell>
          <table:table-cell office:value-type="float" office:value="0.0272538" calcext:value-type="float">
            <text:p>0.0272538</text:p>
          </table:table-cell>
          <table:table-cell office:value-type="float" office:value="0.0327042" calcext:value-type="float">
            <text:p>0.0327042</text:p>
          </table:table-cell>
          <table:table-cell office:value-type="float" office:value="0.0297565" calcext:value-type="float">
            <text:p>0.0297565</text:p>
          </table:table-cell>
          <table:table-cell office:value-type="float" office:value="0.0195741" calcext:value-type="float">
            <text:p>0.0195741</text:p>
          </table:table-cell>
          <table:table-cell office:value-type="float" office:value="0.0259645" calcext:value-type="float">
            <text:p>0.0259645</text:p>
          </table:table-cell>
          <table:table-cell office:value-type="float" office:value="0.0126552" calcext:value-type="float">
            <text:p>0.0126552</text:p>
          </table:table-cell>
          <table:table-cell office:value-type="float" office:value="0.00687729" calcext:value-type="float">
            <text:p>0.00687729</text:p>
          </table:table-cell>
          <table:table-cell office:value-type="float" office:value="0.0183982" calcext:value-type="float">
            <text:p>0.0183982</text:p>
          </table:table-cell>
          <table:table-cell office:value-type="float" office:value="0.0100176" calcext:value-type="float">
            <text:p>0.0100176</text:p>
          </table:table-cell>
          <table:table-cell office:value-type="float" office:value="0.0276493" calcext:value-type="float">
            <text:p>0.0276493</text:p>
          </table:table-cell>
          <table:table-cell office:value-type="float" office:value="0.00474452" calcext:value-type="float">
            <text:p>0.00474452</text:p>
          </table:table-cell>
          <table:table-cell office:value-type="float" office:value="0.0101366" calcext:value-type="float">
            <text:p>0.0101366</text:p>
          </table:table-cell>
          <table:table-cell office:value-type="float" office:value="0.00524798" calcext:value-type="float">
            <text:p>0.00524798</text:p>
          </table:table-cell>
          <table:table-cell office:value-type="float" office:value="0.0212909" calcext:value-type="float">
            <text:p>0.0212909</text:p>
          </table:table-cell>
          <table:table-cell office:value-type="float" office:value="0.0233277" calcext:value-type="float">
            <text:p>0.0233277</text:p>
          </table:table-cell>
          <table:table-cell office:value-type="float" office:value="0.0129208" calcext:value-type="float">
            <text:p>0.0129208</text:p>
          </table:table-cell>
          <table:table-cell office:value-type="float" office:value="0.0264243" calcext:value-type="float">
            <text:p>0.0264243</text:p>
          </table:table-cell>
          <table:table-cell office:value-type="float" office:value="0.0260359" calcext:value-type="float">
            <text:p>0.0260359</text:p>
          </table:table-cell>
          <table:table-cell office:value-type="float" office:value="0.00692518" calcext:value-type="float">
            <text:p>0.00692518</text:p>
          </table:table-cell>
          <table:table-cell office:value-type="float" office:value="0.00633072" calcext:value-type="float">
            <text:p>0.00633072</text:p>
          </table:table-cell>
          <table:table-cell office:value-type="float" office:value="0.0337369" calcext:value-type="float">
            <text:p>0.0337369</text:p>
          </table:table-cell>
          <table:table-cell office:value-type="float" office:value="0.0103834" calcext:value-type="float">
            <text:p>0.0103834</text:p>
          </table:table-cell>
          <table:table-cell office:value-type="float" office:value="0.0294485" calcext:value-type="float">
            <text:p>0.0294485</text:p>
          </table:table-cell>
          <table:table-cell office:value-type="float" office:value="0.00862689" calcext:value-type="float">
            <text:p>0.00862689</text:p>
          </table:table-cell>
          <table:table-cell office:value-type="float" office:value="0.0139383" calcext:value-type="float">
            <text:p>0.0139383</text:p>
          </table:table-cell>
          <table:table-cell office:value-type="float" office:value="0.0322155" calcext:value-type="float">
            <text:p>0.0322155</text:p>
          </table:table-cell>
          <table:table-cell office:value-type="float" office:value="0.0165076" calcext:value-type="float">
            <text:p>0.0165076</text:p>
          </table:table-cell>
          <table:table-cell office:value-type="float" office:value="0.0278322" calcext:value-type="float">
            <text:p>0.0278322</text:p>
          </table:table-cell>
          <table:table-cell office:value-type="float" office:value="0.00742248" calcext:value-type="float">
            <text:p>0.00742248</text:p>
          </table:table-cell>
          <table:table-cell office:value-type="float" office:value="0.0204778" calcext:value-type="float">
            <text:p>0.0204778</text:p>
          </table:table-cell>
          <table:table-cell office:value-type="float" office:value="0.00974755" calcext:value-type="float">
            <text:p>0.00974755</text:p>
          </table:table-cell>
          <table:table-cell office:value-type="float" office:value="0.00939945" calcext:value-type="float">
            <text:p>0.00939945</text:p>
          </table:table-cell>
          <table:table-cell office:value-type="float" office:value="0.0101231" calcext:value-type="float">
            <text:p>0.0101231</text:p>
          </table:table-cell>
          <table:table-cell office:value-type="float" office:value="0.0141483" calcext:value-type="float">
            <text:p>0.0141483</text:p>
          </table:table-cell>
          <table:table-cell office:value-type="float" office:value="0.0191104" calcext:value-type="float">
            <text:p>0.0191104</text:p>
          </table:table-cell>
          <table:table-cell office:value-type="float" office:value="0.0153213" calcext:value-type="float">
            <text:p>0.0153213</text:p>
          </table:table-cell>
          <table:table-cell office:value-type="float" office:value="0.0164382" calcext:value-type="float">
            <text:p>0.0164382</text:p>
          </table:table-cell>
          <table:table-cell office:value-type="float" office:value="0.00880114" calcext:value-type="float">
            <text:p>0.00880114</text:p>
          </table:table-cell>
          <table:table-cell office:value-type="float" office:value="0.0171962" calcext:value-type="float">
            <text:p>0.0171962</text:p>
          </table:table-cell>
          <table:table-cell office:value-type="float" office:value="0.0118805" calcext:value-type="float">
            <text:p>0.0118805</text:p>
          </table:table-cell>
          <table:table-cell office:value-type="float" office:value="0.0206389" calcext:value-type="float">
            <text:p>0.0206389</text:p>
          </table:table-cell>
          <table:table-cell office:value-type="float" office:value="0.0146024" calcext:value-type="float">
            <text:p>0.0146024</text:p>
          </table:table-cell>
          <table:table-cell office:value-type="float" office:value="0.0140257" calcext:value-type="float">
            <text:p>0.0140257</text:p>
          </table:table-cell>
          <table:table-cell office:value-type="float" office:value="0.0121266" calcext:value-type="float">
            <text:p>0.0121266</text:p>
          </table:table-cell>
          <table:table-cell office:value-type="float" office:value="0.00944854" calcext:value-type="float">
            <text:p>0.00944854</text:p>
          </table:table-cell>
          <table:table-cell office:value-type="float" office:value="0.0245451" calcext:value-type="float">
            <text:p>0.0245451</text:p>
          </table:table-cell>
          <table:table-cell office:value-type="float" office:value="0.0123871" calcext:value-type="float">
            <text:p>0.0123871</text:p>
          </table:table-cell>
          <table:table-cell office:value-type="float" office:value="0.0217114" calcext:value-type="float">
            <text:p>0.0217114</text:p>
          </table:table-cell>
          <table:table-cell office:value-type="float" office:value="0.0277285" calcext:value-type="float">
            <text:p>0.0277285</text:p>
          </table:table-cell>
          <table:table-cell office:value-type="float" office:value="0.0155929" calcext:value-type="float">
            <text:p>0.0155929</text:p>
          </table:table-cell>
          <table:table-cell office:value-type="float" office:value="0.0113097" calcext:value-type="float">
            <text:p>0.0113097</text:p>
          </table:table-cell>
          <table:table-cell office:value-type="float" office:value="0.0205754" calcext:value-type="float">
            <text:p>0.0205754</text:p>
          </table:table-cell>
          <table:table-cell office:value-type="float" office:value="0.0282891" calcext:value-type="float">
            <text:p>0.0282891</text:p>
          </table:table-cell>
          <table:table-cell office:value-type="float" office:value="0.0165112" calcext:value-type="float">
            <text:p>0.0165112</text:p>
          </table:table-cell>
          <table:table-cell office:value-type="float" office:value="0.00574993" calcext:value-type="float">
            <text:p>0.00574993</text:p>
          </table:table-cell>
          <table:table-cell office:value-type="float" office:value="0.0277368" calcext:value-type="float">
            <text:p>0.0277368</text:p>
          </table:table-cell>
          <table:table-cell office:value-type="float" office:value="0.0143977" calcext:value-type="float">
            <text:p>0.0143977</text:p>
          </table:table-cell>
          <table:table-cell office:value-type="float" office:value="0.0289646" calcext:value-type="float">
            <text:p>0.0289646</text:p>
          </table:table-cell>
          <table:table-cell office:value-type="float" office:value="0.0246733" calcext:value-type="float">
            <text:p>0.0246733</text:p>
          </table:table-cell>
          <table:table-cell office:value-type="float" office:value="0.0242033" calcext:value-type="float">
            <text:p>0.0242033</text:p>
          </table:table-cell>
          <table:table-cell office:value-type="float" office:value="0.0235071" calcext:value-type="float">
            <text:p>0.0235071</text:p>
          </table:table-cell>
          <table:table-cell office:value-type="float" office:value="0.0262531" calcext:value-type="float">
            <text:p>0.0262531</text:p>
          </table:table-cell>
          <table:table-cell office:value-type="float" office:value="0.0258373" calcext:value-type="float">
            <text:p>0.0258373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0.0221104" calcext:value-type="float">
            <text:p>0.0221104</text:p>
          </table:table-cell>
          <table:table-cell office:value-type="float" office:value="0.00828646" calcext:value-type="float">
            <text:p>0.00828646</text:p>
          </table:table-cell>
          <table:table-cell office:value-type="float" office:value="0.0078667" calcext:value-type="float">
            <text:p>0.0078667</text:p>
          </table:table-cell>
          <table:table-cell office:value-type="float" office:value="0.0290238" calcext:value-type="float">
            <text:p>0.0290238</text:p>
          </table:table-cell>
          <table:table-cell office:value-type="float" office:value="0.0160782" calcext:value-type="float">
            <text:p>0.0160782</text:p>
          </table:table-cell>
          <table:table-cell office:value-type="float" office:value="0.0117561" calcext:value-type="float">
            <text:p>0.0117561</text:p>
          </table:table-cell>
          <table:table-cell office:value-type="float" office:value="0.0328426" calcext:value-type="float">
            <text:p>0.0328426</text:p>
          </table:table-cell>
          <table:table-cell office:value-type="float" office:value="0.020222" calcext:value-type="float">
            <text:p>0.020222</text:p>
          </table:table-cell>
          <table:table-cell office:value-type="float" office:value="0.0140495" calcext:value-type="float">
            <text:p>0.0140495</text:p>
          </table:table-cell>
          <table:table-cell office:value-type="float" office:value="0.00470708" calcext:value-type="float">
            <text:p>0.00470708</text:p>
          </table:table-cell>
          <table:table-cell office:value-type="float" office:value="0.0262911" calcext:value-type="float">
            <text:p>0.0262911</text:p>
          </table:table-cell>
          <table:table-cell office:value-type="float" office:value="0.028916" calcext:value-type="float">
            <text:p>0.028916</text:p>
          </table:table-cell>
          <table:table-cell office:value-type="float" office:value="0.0125006" calcext:value-type="float">
            <text:p>0.0125006</text:p>
          </table:table-cell>
          <table:table-cell office:value-type="float" office:value="0.0061203" calcext:value-type="float">
            <text:p>0.0061203</text:p>
          </table:table-cell>
          <table:table-cell office:value-type="float" office:value="0.0120938" calcext:value-type="float">
            <text:p>0.0120938</text:p>
          </table:table-cell>
          <table:table-cell office:value-type="float" office:value="0.0119295" calcext:value-type="float">
            <text:p>0.0119295</text:p>
          </table:table-cell>
          <table:table-cell office:value-type="float" office:value="0.0176712" calcext:value-type="float">
            <text:p>0.0176712</text:p>
          </table:table-cell>
          <table:table-cell office:value-type="float" office:value="0.0145373" calcext:value-type="float">
            <text:p>0.0145373</text:p>
          </table:table-cell>
          <table:table-cell office:value-type="float" office:value="0.0188548" calcext:value-type="float">
            <text:p>0.0188548</text:p>
          </table:table-cell>
          <table:table-cell office:value-type="float" office:value="0.00472345" calcext:value-type="float">
            <text:p>0.00472345</text:p>
          </table:table-cell>
          <table:table-cell office:value-type="float" office:value="0.021135" calcext:value-type="float">
            <text:p>0.021135</text:p>
          </table:table-cell>
          <table:table-cell office:value-type="float" office:value="0.0194858" calcext:value-type="float">
            <text:p>0.0194858</text:p>
          </table:table-cell>
          <table:table-cell office:value-type="float" office:value="0.0266649" calcext:value-type="float">
            <text:p>0.0266649</text:p>
          </table:table-cell>
          <table:table-cell office:value-type="float" office:value="0.0247958" calcext:value-type="float">
            <text:p>0.0247958</text:p>
          </table:table-cell>
          <table:table-cell office:value-type="float" office:value="0.0121345" calcext:value-type="float">
            <text:p>0.0121345</text:p>
          </table:table-cell>
          <table:table-cell office:value-type="float" office:value="0.0147015" calcext:value-type="float">
            <text:p>0.0147015</text:p>
          </table:table-cell>
          <table:table-cell office:value-type="float" office:value="0.00754137" calcext:value-type="float">
            <text:p>0.00754137</text:p>
          </table:table-cell>
          <table:table-cell office:value-type="float" office:value="0.0304193" calcext:value-type="float">
            <text:p>0.0304193</text:p>
          </table:table-cell>
          <table:table-cell office:value-type="float" office:value="0.0127712" calcext:value-type="float">
            <text:p>0.0127712</text:p>
          </table:table-cell>
          <table:table-cell office:value-type="float" office:value="0.00809975" calcext:value-type="float">
            <text:p>0.00809975</text:p>
          </table:table-cell>
          <table:table-cell office:value-type="float" office:value="0.0167781" calcext:value-type="float">
            <text:p>0.0167781</text:p>
          </table:table-cell>
          <table:table-cell office:value-type="float" office:value="0.0105655" calcext:value-type="float">
            <text:p>0.0105655</text:p>
          </table:table-cell>
          <table:table-cell office:value-type="float" office:value="0.0301516" calcext:value-type="float">
            <text:p>0.0301516</text:p>
          </table:table-cell>
          <table:table-cell office:value-type="float" office:value="0.0209775" calcext:value-type="float">
            <text:p>0.0209775</text:p>
          </table:table-cell>
          <table:table-cell office:value-type="float" office:value="0.0164224" calcext:value-type="float">
            <text:p>0.0164224</text:p>
          </table:table-cell>
          <table:table-cell office:value-type="float" office:value="0.0291902" calcext:value-type="float">
            <text:p>0.0291902</text:p>
          </table:table-cell>
          <table:table-cell office:value-type="float" office:value="0.00577186" calcext:value-type="float">
            <text:p>0.00577186</text:p>
          </table:table-cell>
          <table:table-cell office:value-type="float" office:value="0.0213363" calcext:value-type="float">
            <text:p>0.0213363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0.0078513" calcext:value-type="float">
            <text:p>0.0078513</text:p>
          </table:table-cell>
          <table:table-cell office:value-type="float" office:value="0.00642145" calcext:value-type="float">
            <text:p>0.00642145</text:p>
          </table:table-cell>
          <table:table-cell office:value-type="float" office:value="0.0184791" calcext:value-type="float">
            <text:p>0.0184791</text:p>
          </table:table-cell>
          <table:table-cell office:value-type="float" office:value="0.015574" calcext:value-type="float">
            <text:p>0.015574</text:p>
          </table:table-cell>
          <table:table-cell office:value-type="float" office:value="0.0237997" calcext:value-type="float">
            <text:p>0.0237997</text:p>
          </table:table-cell>
          <table:table-cell office:value-type="float" office:value="0.0253157" calcext:value-type="float">
            <text:p>0.0253157</text:p>
          </table:table-cell>
          <table:table-cell office:value-type="float" office:value="0.0261285" calcext:value-type="float">
            <text:p>0.0261285</text:p>
          </table:table-cell>
          <table:table-cell office:value-type="float" office:value="0.0184449" calcext:value-type="float">
            <text:p>0.0184449</text:p>
          </table:table-cell>
          <table:table-cell office:value-type="float" office:value="0.0207142" calcext:value-type="float">
            <text:p>0.0207142</text:p>
          </table:table-cell>
          <table:table-cell office:value-type="float" office:value="0.0144364" calcext:value-type="float">
            <text:p>0.0144364</text:p>
          </table:table-cell>
          <table:table-cell office:value-type="float" office:value="0.0165779" calcext:value-type="float">
            <text:p>0.0165779</text:p>
          </table:table-cell>
          <table:table-cell office:value-type="float" office:value="0.0072074" calcext:value-type="float">
            <text:p>0.0072074</text:p>
          </table:table-cell>
          <table:table-cell office:value-type="float" office:value="0.0257086" calcext:value-type="float">
            <text:p>0.0257086</text:p>
          </table:table-cell>
          <table:table-cell office:value-type="float" office:value="0.0201485" calcext:value-type="float">
            <text:p>0.0201485</text:p>
          </table:table-cell>
          <table:table-cell office:value-type="float" office:value="0.0176877" calcext:value-type="float">
            <text:p>0.0176877</text:p>
          </table:table-cell>
          <table:table-cell office:value-type="float" office:value="0.00948685" calcext:value-type="float">
            <text:p>0.00948685</text:p>
          </table:table-cell>
          <table:table-cell office:value-type="float" office:value="0.0149433" calcext:value-type="float">
            <text:p>0.0149433</text:p>
          </table:table-cell>
          <table:table-cell office:value-type="float" office:value="0.0203694" calcext:value-type="float">
            <text:p>0.0203694</text:p>
          </table:table-cell>
          <table:table-cell office:value-type="float" office:value="0.0107159" calcext:value-type="float">
            <text:p>0.0107159</text:p>
          </table:table-cell>
          <table:table-cell office:value-type="float" office:value="0.00813965" calcext:value-type="float">
            <text:p>0.00813965</text:p>
          </table:table-cell>
          <table:table-cell office:value-type="float" office:value="0.0120674" calcext:value-type="float">
            <text:p>0.0120674</text:p>
          </table:table-cell>
          <table:table-cell office:value-type="float" office:value="0.0155213" calcext:value-type="float">
            <text:p>0.0155213</text:p>
          </table:table-cell>
          <table:table-cell office:value-type="float" office:value="0.00516901" calcext:value-type="float">
            <text:p>0.00516901</text:p>
          </table:table-cell>
          <table:table-cell office:value-type="float" office:value="0.0182006" calcext:value-type="float">
            <text:p>0.0182006</text:p>
          </table:table-cell>
          <table:table-cell office:value-type="float" office:value="0.0171749" calcext:value-type="float">
            <text:p>0.0171749</text:p>
          </table:table-cell>
          <table:table-cell office:value-type="float" office:value="0.0155257" calcext:value-type="float">
            <text:p>0.0155257</text:p>
          </table:table-cell>
          <table:table-cell office:value-type="float" office:value="0.00370908" calcext:value-type="float">
            <text:p>0.00370908</text:p>
          </table:table-cell>
          <table:table-cell office:value-type="float" office:value="0.0136676" calcext:value-type="float">
            <text:p>0.0136676</text:p>
          </table:table-cell>
          <table:table-cell office:value-type="float" office:value="0.0144263" calcext:value-type="float">
            <text:p>0.0144263</text:p>
          </table:table-cell>
          <table:table-cell office:value-type="float" office:value="0.0175066" calcext:value-type="float">
            <text:p>0.0175066</text:p>
          </table:table-cell>
          <table:table-cell office:value-type="float" office:value="0.0286139" calcext:value-type="float">
            <text:p>0.0286139</text:p>
          </table:table-cell>
          <table:table-cell office:value-type="float" office:value="0.0108554" calcext:value-type="float">
            <text:p>0.0108554</text:p>
          </table:table-cell>
          <table:table-cell office:value-type="float" office:value="0.0108403" calcext:value-type="float">
            <text:p>0.0108403</text:p>
          </table:table-cell>
          <table:table-cell office:value-type="float" office:value="0.0160627" calcext:value-type="float">
            <text:p>0.0160627</text:p>
          </table:table-cell>
          <table:table-cell office:value-type="float" office:value="0.00890698" calcext:value-type="float">
            <text:p>0.00890698</text:p>
          </table:table-cell>
          <table:table-cell office:value-type="float" office:value="0.0270373" calcext:value-type="float">
            <text:p>0.0270373</text:p>
          </table:table-cell>
          <table:table-cell office:value-type="float" office:value="0.00329005" calcext:value-type="float">
            <text:p>0.00329005</text:p>
          </table:table-cell>
          <table:table-cell office:value-type="float" office:value="0.018404" calcext:value-type="float">
            <text:p>0.018404</text:p>
          </table:table-cell>
          <table:table-cell office:value-type="float" office:value="0.0126466" calcext:value-type="float">
            <text:p>0.0126466</text:p>
          </table:table-cell>
          <table:table-cell office:value-type="float" office:value="0.00371204" calcext:value-type="float">
            <text:p>0.00371204</text:p>
          </table:table-cell>
          <table:table-cell office:value-type="float" office:value="0.0189271" calcext:value-type="float">
            <text:p>0.0189271</text:p>
          </table:table-cell>
          <table:table-cell office:value-type="float" office:value="0.0192855" calcext:value-type="float">
            <text:p>0.0192855</text:p>
          </table:table-cell>
          <table:table-cell office:value-type="float" office:value="0.0152807" calcext:value-type="float">
            <text:p>0.0152807</text:p>
          </table:table-cell>
          <table:table-cell office:value-type="float" office:value="0.0262243" calcext:value-type="float">
            <text:p>0.0262243</text:p>
          </table:table-cell>
          <table:table-cell office:value-type="float" office:value="0.0183242" calcext:value-type="float">
            <text:p>0.0183242</text:p>
          </table:table-cell>
          <table:table-cell office:value-type="float" office:value="0.0122976" calcext:value-type="float">
            <text:p>0.0122976</text:p>
          </table:table-cell>
          <table:table-cell office:value-type="float" office:value="0.0069836" calcext:value-type="float">
            <text:p>0.0069836</text:p>
          </table:table-cell>
          <table:table-cell office:value-type="float" office:value="0.0100166" calcext:value-type="float">
            <text:p>0.0100166</text:p>
          </table:table-cell>
          <table:table-cell office:value-type="float" office:value="0.0201634" calcext:value-type="float">
            <text:p>0.0201634</text:p>
          </table:table-cell>
          <table:table-cell office:value-type="float" office:value="0.0168861" calcext:value-type="float">
            <text:p>0.0168861</text:p>
          </table:table-cell>
          <table:table-cell office:value-type="float" office:value="0.022089" calcext:value-type="float">
            <text:p>0.022089</text:p>
          </table:table-cell>
          <table:table-cell office:value-type="float" office:value="0.0248237" calcext:value-type="float">
            <text:p>0.0248237</text:p>
          </table:table-cell>
          <table:table-cell office:value-type="float" office:value="0.0249844" calcext:value-type="float">
            <text:p>0.0249844</text:p>
          </table:table-cell>
          <table:table-cell office:value-type="float" office:value="0.0131764" calcext:value-type="float">
            <text:p>0.0131764</text:p>
          </table:table-cell>
          <table:table-cell office:value-type="float" office:value="0.0235869" calcext:value-type="float">
            <text:p>0.0235869</text:p>
          </table:table-cell>
          <table:table-cell office:value-type="float" office:value="0.0193115" calcext:value-type="float">
            <text:p>0.0193115</text:p>
          </table:table-cell>
          <table:table-cell office:value-type="float" office:value="0.0289958" calcext:value-type="float">
            <text:p>0.0289958</text:p>
          </table:table-cell>
          <table:table-cell office:value-type="float" office:value="0.0201979" calcext:value-type="float">
            <text:p>0.0201979</text:p>
          </table:table-cell>
          <table:table-cell office:value-type="float" office:value="0.0239631" calcext:value-type="float">
            <text:p>0.0239631</text:p>
          </table:table-cell>
          <table:table-cell office:value-type="float" office:value="0.0131198" calcext:value-type="float">
            <text:p>0.0131198</text:p>
          </table:table-cell>
          <table:table-cell office:value-type="float" office:value="0.0273967" calcext:value-type="float">
            <text:p>0.0273967</text:p>
          </table:table-cell>
          <table:table-cell office:value-type="float" office:value="0.0115269" calcext:value-type="float">
            <text:p>0.0115269</text:p>
          </table:table-cell>
          <table:table-cell office:value-type="float" office:value="0.0202009" calcext:value-type="float">
            <text:p>0.0202009</text:p>
          </table:table-cell>
          <table:table-cell office:value-type="float" office:value="0.032701" calcext:value-type="float">
            <text:p>0.032701</text:p>
          </table:table-cell>
          <table:table-cell office:value-type="float" office:value="0.021147" calcext:value-type="float">
            <text:p>0.021147</text:p>
          </table:table-cell>
          <table:table-cell office:value-type="float" office:value="0.0111937" calcext:value-type="float">
            <text:p>0.0111937</text:p>
          </table:table-cell>
          <table:table-cell office:value-type="float" office:value="0.0068682" calcext:value-type="float">
            <text:p>0.0068682</text:p>
          </table:table-cell>
          <table:table-cell office:value-type="float" office:value="0.0199461" calcext:value-type="float">
            <text:p>0.0199461</text:p>
          </table:table-cell>
          <table:table-cell office:value-type="float" office:value="0.0183806" calcext:value-type="float">
            <text:p>0.0183806</text:p>
          </table:table-cell>
          <table:table-cell office:value-type="float" office:value="0.0150955" calcext:value-type="float">
            <text:p>0.0150955</text:p>
          </table:table-cell>
          <table:table-cell office:value-type="float" office:value="0.0275931" calcext:value-type="float">
            <text:p>0.0275931</text:p>
          </table:table-cell>
          <table:table-cell office:value-type="float" office:value="0.0287384" calcext:value-type="float">
            <text:p>0.0287384</text:p>
          </table:table-cell>
          <table:table-cell office:value-type="float" office:value="0.0204112" calcext:value-type="float">
            <text:p>0.0204112</text:p>
          </table:table-cell>
          <table:table-cell office:value-type="float" office:value="0.015042" calcext:value-type="float">
            <text:p>0.015042</text:p>
          </table:table-cell>
          <table:table-cell office:value-type="float" office:value="0.0128026" calcext:value-type="float">
            <text:p>0.0128026</text:p>
          </table:table-cell>
          <table:table-cell office:value-type="float" office:value="0.0234442" calcext:value-type="float">
            <text:p>0.0234442</text:p>
          </table:table-cell>
          <table:table-cell office:value-type="float" office:value="0.0286014" calcext:value-type="float">
            <text:p>0.0286014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0178254" calcext:value-type="float">
            <text:p>0.0178254</text:p>
          </table:table-cell>
          <table:table-cell office:value-type="float" office:value="0.0312407" calcext:value-type="float">
            <text:p>0.0312407</text:p>
          </table:table-cell>
          <table:table-cell office:value-type="float" office:value="0.0195034" calcext:value-type="float">
            <text:p>0.0195034</text:p>
          </table:table-cell>
          <table:table-cell office:value-type="float" office:value="0.0202716" calcext:value-type="float">
            <text:p>0.0202716</text:p>
          </table:table-cell>
          <table:table-cell office:value-type="float" office:value="0.0181985" calcext:value-type="float">
            <text:p>0.0181985</text:p>
          </table:table-cell>
          <table:table-cell office:value-type="float" office:value="0.0188477" calcext:value-type="float">
            <text:p>0.0188477</text:p>
          </table:table-cell>
          <table:table-cell office:value-type="float" office:value="0.00904747" calcext:value-type="float">
            <text:p>0.00904747</text:p>
          </table:table-cell>
          <table:table-cell office:value-type="float" office:value="0.00747546" calcext:value-type="float">
            <text:p>0.00747546</text:p>
          </table:table-cell>
          <table:table-cell office:value-type="float" office:value="0.0104268" calcext:value-type="float">
            <text:p>0.0104268</text:p>
          </table:table-cell>
          <table:table-cell office:value-type="float" office:value="0.0124829" calcext:value-type="float">
            <text:p>0.0124829</text:p>
          </table:table-cell>
          <table:table-cell office:value-type="float" office:value="0.0251883" calcext:value-type="float">
            <text:p>0.0251883</text:p>
          </table:table-cell>
          <table:table-cell office:value-type="float" office:value="0.0150673" calcext:value-type="float">
            <text:p>0.0150673</text:p>
          </table:table-cell>
          <table:table-cell office:value-type="float" office:value="0.0166383" calcext:value-type="float">
            <text:p>0.0166383</text:p>
          </table:table-cell>
          <table:table-cell office:value-type="float" office:value="0.0102005" calcext:value-type="float">
            <text:p>0.0102005</text:p>
          </table:table-cell>
          <table:table-cell office:value-type="float" office:value="0.0271272" calcext:value-type="float">
            <text:p>0.0271272</text:p>
          </table:table-cell>
          <table:table-cell office:value-type="float" office:value="0.0108525" calcext:value-type="float">
            <text:p>0.0108525</text:p>
          </table:table-cell>
          <table:table-cell office:value-type="float" office:value="0.0255368" calcext:value-type="float">
            <text:p>0.0255368</text:p>
          </table:table-cell>
          <table:table-cell office:value-type="float" office:value="0.0133407" calcext:value-type="float">
            <text:p>0.0133407</text:p>
          </table:table-cell>
          <table:table-cell office:value-type="float" office:value="0.017194" calcext:value-type="float">
            <text:p>0.017194</text:p>
          </table:table-cell>
          <table:table-cell office:value-type="float" office:value="0.00739362" calcext:value-type="float">
            <text:p>0.00739362</text:p>
          </table:table-cell>
          <table:table-cell office:value-type="float" office:value="0.0100699" calcext:value-type="float">
            <text:p>0.0100699</text:p>
          </table:table-cell>
          <table:table-cell office:value-type="float" office:value="0.00394452" calcext:value-type="float">
            <text:p>0.00394452</text:p>
          </table:table-cell>
          <table:table-cell office:value-type="float" office:value="0.0193286" calcext:value-type="float">
            <text:p>0.0193286</text:p>
          </table:table-cell>
          <table:table-cell office:value-type="float" office:value="0.0183617" calcext:value-type="float">
            <text:p>0.0183617</text:p>
          </table:table-cell>
          <table:table-cell office:value-type="float" office:value="0.0103837" calcext:value-type="float">
            <text:p>0.0103837</text:p>
          </table:table-cell>
          <table:table-cell office:value-type="float" office:value="0.0278117" calcext:value-type="float">
            <text:p>0.0278117</text:p>
          </table:table-cell>
          <table:table-cell office:value-type="float" office:value="0.0259833" calcext:value-type="float">
            <text:p>0.0259833</text:p>
          </table:table-cell>
          <table:table-cell office:value-type="float" office:value="0.0257771" calcext:value-type="float">
            <text:p>0.0257771</text:p>
          </table:table-cell>
          <table:table-cell office:value-type="float" office:value="0.00851395" calcext:value-type="float">
            <text:p>0.00851395</text:p>
          </table:table-cell>
          <table:table-cell office:value-type="float" office:value="0.00723765" calcext:value-type="float">
            <text:p>0.00723765</text:p>
          </table:table-cell>
          <table:table-cell office:value-type="float" office:value="0.0114241" calcext:value-type="float">
            <text:p>0.0114241</text:p>
          </table:table-cell>
          <table:table-cell office:value-type="float" office:value="0.0288456" calcext:value-type="float">
            <text:p>0.0288456</text:p>
          </table:table-cell>
          <table:table-cell office:value-type="float" office:value="0.00706039" calcext:value-type="float">
            <text:p>0.00706039</text:p>
          </table:table-cell>
          <table:table-cell office:value-type="float" office:value="0.0064592" calcext:value-type="float">
            <text:p>0.0064592</text:p>
          </table:table-cell>
          <table:table-cell office:value-type="float" office:value="0.0190265" calcext:value-type="float">
            <text:p>0.0190265</text:p>
          </table:table-cell>
          <table:table-cell office:value-type="float" office:value="0.0151608" calcext:value-type="float">
            <text:p>0.0151608</text:p>
          </table:table-cell>
          <table:table-cell office:value-type="float" office:value="0.0261046" calcext:value-type="float">
            <text:p>0.0261046</text:p>
          </table:table-cell>
          <table:table-cell office:value-type="float" office:value="0.00875644" calcext:value-type="float">
            <text:p>0.00875644</text:p>
          </table:table-cell>
          <table:table-cell office:value-type="float" office:value="0.0170512" calcext:value-type="float">
            <text:p>0.0170512</text:p>
          </table:table-cell>
          <table:table-cell office:value-type="float" office:value="0.0197783" calcext:value-type="float">
            <text:p>0.0197783</text:p>
          </table:table-cell>
          <table:table-cell office:value-type="float" office:value="0.00444716" calcext:value-type="float">
            <text:p>0.00444716</text:p>
          </table:table-cell>
          <table:table-cell office:value-type="float" office:value="0.00906607" calcext:value-type="float">
            <text:p>0.00906607</text:p>
          </table:table-cell>
          <table:table-cell office:value-type="float" office:value="0.0292363" calcext:value-type="float">
            <text:p>0.0292363</text:p>
          </table:table-cell>
          <table:table-cell office:value-type="float" office:value="0.0151847" calcext:value-type="float">
            <text:p>0.0151847</text:p>
          </table:table-cell>
          <table:table-cell office:value-type="float" office:value="0.0147251" calcext:value-type="float">
            <text:p>0.0147251</text:p>
          </table:table-cell>
          <table:table-cell office:value-type="float" office:value="0.0314378" calcext:value-type="float">
            <text:p>0.0314378</text:p>
          </table:table-cell>
          <table:table-cell office:value-type="float" office:value="0.0245931" calcext:value-type="float">
            <text:p>0.0245931</text:p>
          </table:table-cell>
          <table:table-cell office:value-type="float" office:value="0.0146337" calcext:value-type="float">
            <text:p>0.0146337</text:p>
          </table:table-cell>
          <table:table-cell office:value-type="float" office:value="0.0126493" calcext:value-type="float">
            <text:p>0.0126493</text:p>
          </table:table-cell>
          <table:table-cell office:value-type="float" office:value="0.0113244" calcext:value-type="float">
            <text:p>0.0113244</text:p>
          </table:table-cell>
          <table:table-cell office:value-type="float" office:value="0.0184142" calcext:value-type="float">
            <text:p>0.0184142</text:p>
          </table:table-cell>
          <table:table-cell office:value-type="float" office:value="0.022827" calcext:value-type="float">
            <text:p>0.022827</text:p>
          </table:table-cell>
          <table:table-cell office:value-type="float" office:value="0.0240307" calcext:value-type="float">
            <text:p>0.0240307</text:p>
          </table:table-cell>
          <table:table-cell office:value-type="float" office:value="0.0239289" calcext:value-type="float">
            <text:p>0.0239289</text:p>
          </table:table-cell>
          <table:table-cell office:value-type="float" office:value="0.0157119" calcext:value-type="float">
            <text:p>0.0157119</text:p>
          </table:table-cell>
          <table:table-cell office:value-type="float" office:value="0.015283" calcext:value-type="float">
            <text:p>0.015283</text:p>
          </table:table-cell>
          <table:table-cell office:value-type="float" office:value="0.0180493" calcext:value-type="float">
            <text:p>0.0180493</text:p>
          </table:table-cell>
          <table:table-cell office:value-type="float" office:value="0.00822118" calcext:value-type="float">
            <text:p>0.00822118</text:p>
          </table:table-cell>
          <table:table-cell office:value-type="float" office:value="0.0273024" calcext:value-type="float">
            <text:p>0.0273024</text:p>
          </table:table-cell>
          <table:table-cell office:value-type="float" office:value="0.00922363" calcext:value-type="float">
            <text:p>0.00922363</text:p>
          </table:table-cell>
          <table:table-cell office:value-type="float" office:value="0.0269258" calcext:value-type="float">
            <text:p>0.0269258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102478" calcext:value-type="float">
            <text:p>0.0102478</text:p>
          </table:table-cell>
          <table:table-cell office:value-type="float" office:value="0.00717233" calcext:value-type="float">
            <text:p>0.00717233</text:p>
          </table:table-cell>
          <table:table-cell office:value-type="float" office:value="0.00738315" calcext:value-type="float">
            <text:p>0.00738315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0.0159897" calcext:value-type="float">
            <text:p>0.0159897</text:p>
          </table:table-cell>
          <table:table-cell office:value-type="float" office:value="0.0298082" calcext:value-type="float">
            <text:p>0.0298082</text:p>
          </table:table-cell>
          <table:table-cell office:value-type="float" office:value="0.0287502" calcext:value-type="float">
            <text:p>0.0287502</text:p>
          </table:table-cell>
          <table:table-cell office:value-type="float" office:value="0.0187655" calcext:value-type="float">
            <text:p>0.0187655</text:p>
          </table:table-cell>
          <table:table-cell office:value-type="float" office:value="0.0275769" calcext:value-type="float">
            <text:p>0.0275769</text:p>
          </table:table-cell>
          <table:table-cell office:value-type="float" office:value="0.0287404" calcext:value-type="float">
            <text:p>0.0287404</text:p>
          </table:table-cell>
          <table:table-cell office:value-type="float" office:value="0.0288072" calcext:value-type="float">
            <text:p>0.0288072</text:p>
          </table:table-cell>
          <table:table-cell office:value-type="float" office:value="0.0261149" calcext:value-type="float">
            <text:p>0.0261149</text:p>
          </table:table-cell>
          <table:table-cell office:value-type="float" office:value="0.00957112" calcext:value-type="float">
            <text:p>0.00957112</text:p>
          </table:table-cell>
          <table:table-cell office:value-type="float" office:value="0.0242859" calcext:value-type="float">
            <text:p>0.0242859</text:p>
          </table:table-cell>
          <table:table-cell office:value-type="float" office:value="0.0284701" calcext:value-type="float">
            <text:p>0.0284701</text:p>
          </table:table-cell>
          <table:table-cell office:value-type="float" office:value="0.0235524" calcext:value-type="float">
            <text:p>0.0235524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0243992" calcext:value-type="float">
            <text:p>0.0243992</text:p>
          </table:table-cell>
          <table:table-cell office:value-type="float" office:value="0.0117936" calcext:value-type="float">
            <text:p>0.0117936</text:p>
          </table:table-cell>
          <table:table-cell office:value-type="float" office:value="0.028773" calcext:value-type="float">
            <text:p>0.028773</text:p>
          </table:table-cell>
          <table:table-cell office:value-type="float" office:value="0.0243251" calcext:value-type="float">
            <text:p>0.0243251</text:p>
          </table:table-cell>
          <table:table-cell office:value-type="float" office:value="0.0100557" calcext:value-type="float">
            <text:p>0.0100557</text:p>
          </table:table-cell>
          <table:table-cell office:value-type="float" office:value="0.0229312" calcext:value-type="float">
            <text:p>0.0229312</text:p>
          </table:table-cell>
          <table:table-cell office:value-type="float" office:value="0.0270918" calcext:value-type="float">
            <text:p>0.0270918</text:p>
          </table:table-cell>
          <table:table-cell office:value-type="float" office:value="0.0248864" calcext:value-type="float">
            <text:p>0.0248864</text:p>
          </table:table-cell>
          <table:table-cell office:value-type="float" office:value="0.0204814" calcext:value-type="float">
            <text:p>0.0204814</text:p>
          </table:table-cell>
          <table:table-cell office:value-type="float" office:value="0.0240588" calcext:value-type="float">
            <text:p>0.0240588</text:p>
          </table:table-cell>
          <table:table-cell office:value-type="float" office:value="0.00757143" calcext:value-type="float">
            <text:p>0.00757143</text:p>
          </table:table-cell>
          <table:table-cell office:value-type="float" office:value="0.0124415" calcext:value-type="float">
            <text:p>0.0124415</text:p>
          </table:table-cell>
          <table:table-cell office:value-type="float" office:value="0.0118843" calcext:value-type="float">
            <text:p>0.0118843</text:p>
          </table:table-cell>
          <table:table-cell office:value-type="float" office:value="0.0157731" calcext:value-type="float">
            <text:p>0.0157731</text:p>
          </table:table-cell>
          <table:table-cell office:value-type="float" office:value="0.0113398" calcext:value-type="float">
            <text:p>0.0113398</text:p>
          </table:table-cell>
          <table:table-cell office:value-type="float" office:value="0.00744383" calcext:value-type="float">
            <text:p>0.00744383</text:p>
          </table:table-cell>
          <table:table-cell office:value-type="float" office:value="0.0232363" calcext:value-type="float">
            <text:p>0.0232363</text:p>
          </table:table-cell>
          <table:table-cell office:value-type="float" office:value="0.00896271" calcext:value-type="float">
            <text:p>0.00896271</text:p>
          </table:table-cell>
          <table:table-cell office:value-type="float" office:value="0.0152953" calcext:value-type="float">
            <text:p>0.0152953</text:p>
          </table:table-cell>
          <table:table-cell office:value-type="float" office:value="0.0176253" calcext:value-type="float">
            <text:p>0.0176253</text:p>
          </table:table-cell>
          <table:table-cell office:value-type="float" office:value="0.013956" calcext:value-type="float">
            <text:p>0.013956</text:p>
          </table:table-cell>
          <table:table-cell office:value-type="float" office:value="0.00946021" calcext:value-type="float">
            <text:p>0.00946021</text:p>
          </table:table-cell>
          <table:table-cell office:value-type="float" office:value="0.0112126" calcext:value-type="float">
            <text:p>0.0112126</text:p>
          </table:table-cell>
          <table:table-cell office:value-type="float" office:value="0.00959151" calcext:value-type="float">
            <text:p>0.00959151</text:p>
          </table:table-cell>
          <table:table-cell office:value-type="float" office:value="0.0128102" calcext:value-type="float">
            <text:p>0.0128102</text:p>
          </table:table-cell>
          <table:table-cell office:value-type="float" office:value="0.0180763" calcext:value-type="float">
            <text:p>0.0180763</text:p>
          </table:table-cell>
          <table:table-cell office:value-type="float" office:value="0.0103799" calcext:value-type="float">
            <text:p>0.0103799</text:p>
          </table:table-cell>
          <table:table-cell office:value-type="float" office:value="0.00979433" calcext:value-type="float">
            <text:p>0.00979433</text:p>
          </table:table-cell>
          <table:table-cell office:value-type="float" office:value="0.0180684" calcext:value-type="float">
            <text:p>0.0180684</text:p>
          </table:table-cell>
          <table:table-cell office:value-type="float" office:value="0.00860117" calcext:value-type="float">
            <text:p>0.00860117</text:p>
          </table:table-cell>
          <table:table-cell office:value-type="float" office:value="0.0164615" calcext:value-type="float">
            <text:p>0.0164615</text:p>
          </table:table-cell>
          <table:table-cell office:value-type="float" office:value="0.00877764" calcext:value-type="float">
            <text:p>0.00877764</text:p>
          </table:table-cell>
          <table:table-cell office:value-type="float" office:value="0.0137446" calcext:value-type="float">
            <text:p>0.0137446</text:p>
          </table:table-cell>
          <table:table-cell office:value-type="float" office:value="0.00848349" calcext:value-type="float">
            <text:p>0.00848349</text:p>
          </table:table-cell>
          <table:table-cell office:value-type="float" office:value="0.00919594" calcext:value-type="float">
            <text:p>0.00919594</text:p>
          </table:table-cell>
          <table:table-cell office:value-type="float" office:value="0.00595548" calcext:value-type="float">
            <text:p>0.00595548</text:p>
          </table:table-cell>
          <table:table-cell office:value-type="float" office:value="0.0123272" calcext:value-type="float">
            <text:p>0.0123272</text:p>
          </table:table-cell>
          <table:table-cell office:value-type="float" office:value="0.0179177" calcext:value-type="float">
            <text:p>0.0179177</text:p>
          </table:table-cell>
          <table:table-cell office:value-type="float" office:value="0.0271791" calcext:value-type="float">
            <text:p>0.0271791</text:p>
          </table:table-cell>
          <table:table-cell office:value-type="float" office:value="0.0189922" calcext:value-type="float">
            <text:p>0.0189922</text:p>
          </table:table-cell>
          <table:table-cell office:value-type="float" office:value="0.0208202" calcext:value-type="float">
            <text:p>0.0208202</text:p>
          </table:table-cell>
          <table:table-cell office:value-type="float" office:value="0.011817" calcext:value-type="float">
            <text:p>0.011817</text:p>
          </table:table-cell>
          <table:table-cell office:value-type="float" office:value="0.0253659" calcext:value-type="float">
            <text:p>0.0253659</text:p>
          </table:table-cell>
          <table:table-cell office:value-type="float" office:value="0.00994787" calcext:value-type="float">
            <text:p>0.00994787</text:p>
          </table:table-cell>
          <table:table-cell office:value-type="float" office:value="0.0172229" calcext:value-type="float">
            <text:p>0.0172229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0760226" calcext:value-type="float">
            <text:p>0.00760226</text:p>
          </table:table-cell>
          <table:table-cell office:value-type="float" office:value="0.00931893" calcext:value-type="float">
            <text:p>0.00931893</text:p>
          </table:table-cell>
          <table:table-cell office:value-type="float" office:value="0.0224503" calcext:value-type="float">
            <text:p>0.0224503</text:p>
          </table:table-cell>
          <table:table-cell office:value-type="float" office:value="0.0089168" calcext:value-type="float">
            <text:p>0.0089168</text:p>
          </table:table-cell>
          <table:table-cell office:value-type="float" office:value="0.00635282" calcext:value-type="float">
            <text:p>0.00635282</text:p>
          </table:table-cell>
          <table:table-cell office:value-type="float" office:value="0.0093311" calcext:value-type="float">
            <text:p>0.0093311</text:p>
          </table:table-cell>
          <table:table-cell office:value-type="float" office:value="0.0183882" calcext:value-type="float">
            <text:p>0.0183882</text:p>
          </table:table-cell>
          <table:table-cell office:value-type="float" office:value="0.0117065" calcext:value-type="float">
            <text:p>0.0117065</text:p>
          </table:table-cell>
          <table:table-cell office:value-type="float" office:value="0.0122615" calcext:value-type="float">
            <text:p>0.0122615</text:p>
          </table:table-cell>
          <table:table-cell office:value-type="float" office:value="0.00781688" calcext:value-type="float">
            <text:p>0.00781688</text:p>
          </table:table-cell>
          <table:table-cell office:value-type="float" office:value="0.0158934" calcext:value-type="float">
            <text:p>0.0158934</text:p>
          </table:table-cell>
          <table:table-cell office:value-type="float" office:value="0.0287857" calcext:value-type="float">
            <text:p>0.0287857</text:p>
          </table:table-cell>
          <table:table-cell office:value-type="float" office:value="0.0122775" calcext:value-type="float">
            <text:p>0.0122775</text:p>
          </table:table-cell>
          <table:table-cell office:value-type="float" office:value="0.00963066" calcext:value-type="float">
            <text:p>0.00963066</text:p>
          </table:table-cell>
          <table:table-cell office:value-type="float" office:value="0.00710066" calcext:value-type="float">
            <text:p>0.00710066</text:p>
          </table:table-cell>
          <table:table-cell office:value-type="float" office:value="0.0242317" calcext:value-type="float">
            <text:p>0.0242317</text:p>
          </table:table-cell>
          <table:table-cell office:value-type="float" office:value="0.00920115" calcext:value-type="float">
            <text:p>0.00920115</text:p>
          </table:table-cell>
          <table:table-cell office:value-type="float" office:value="0.0217499" calcext:value-type="float">
            <text:p>0.0217499</text:p>
          </table:table-cell>
          <table:table-cell office:value-type="float" office:value="0.0228737" calcext:value-type="float">
            <text:p>0.0228737</text:p>
          </table:table-cell>
          <table:table-cell office:value-type="float" office:value="0.0117178" calcext:value-type="float">
            <text:p>0.0117178</text:p>
          </table:table-cell>
          <table:table-cell office:value-type="float" office:value="0.0150701" calcext:value-type="float">
            <text:p>0.0150701</text:p>
          </table:table-cell>
          <table:table-cell office:value-type="float" office:value="0.0174503" calcext:value-type="float">
            <text:p>0.0174503</text:p>
          </table:table-cell>
          <table:table-cell office:value-type="float" office:value="0.00794719" calcext:value-type="float">
            <text:p>0.00794719</text:p>
          </table:table-cell>
          <table:table-cell office:value-type="float" office:value="0.0152438" calcext:value-type="float">
            <text:p>0.0152438</text:p>
          </table:table-cell>
          <table:table-cell office:value-type="float" office:value="0.0120877" calcext:value-type="float">
            <text:p>0.0120877</text:p>
          </table:table-cell>
          <table:table-cell office:value-type="float" office:value="0.0228053" calcext:value-type="float">
            <text:p>0.0228053</text:p>
          </table:table-cell>
          <table:table-cell office:value-type="float" office:value="0.0159697" calcext:value-type="float">
            <text:p>0.0159697</text:p>
          </table:table-cell>
          <table:table-cell office:value-type="float" office:value="0.0154586" calcext:value-type="float">
            <text:p>0.0154586</text:p>
          </table:table-cell>
          <table:table-cell office:value-type="float" office:value="0.0177735" calcext:value-type="float">
            <text:p>0.0177735</text:p>
          </table:table-cell>
          <table:table-cell office:value-type="float" office:value="0.0121694" calcext:value-type="float">
            <text:p>0.0121694</text:p>
          </table:table-cell>
          <table:table-cell office:value-type="float" office:value="0.0311221" calcext:value-type="float">
            <text:p>0.0311221</text:p>
          </table:table-cell>
          <table:table-cell office:value-type="float" office:value="0.0177431" calcext:value-type="float">
            <text:p>0.0177431</text:p>
          </table:table-cell>
          <table:table-cell office:value-type="float" office:value="0.0123073" calcext:value-type="float">
            <text:p>0.0123073</text:p>
          </table:table-cell>
          <table:table-cell office:value-type="float" office:value="0.0237788" calcext:value-type="float">
            <text:p>0.0237788</text:p>
          </table:table-cell>
          <table:table-cell office:value-type="float" office:value="0.0186388" calcext:value-type="float">
            <text:p>0.0186388</text:p>
          </table:table-cell>
          <table:table-cell office:value-type="float" office:value="0.0121251" calcext:value-type="float">
            <text:p>0.0121251</text:p>
          </table:table-cell>
          <table:table-cell office:value-type="float" office:value="0.0192354" calcext:value-type="float">
            <text:p>0.0192354</text:p>
          </table:table-cell>
          <table:table-cell office:value-type="float" office:value="0.0223299" calcext:value-type="float">
            <text:p>0.0223299</text:p>
          </table:table-cell>
          <table:table-cell office:value-type="float" office:value="0.0259045" calcext:value-type="float">
            <text:p>0.0259045</text:p>
          </table:table-cell>
          <table:table-cell office:value-type="float" office:value="0.00741482" calcext:value-type="float">
            <text:p>0.00741482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17172" calcext:value-type="float">
            <text:p>0.0117172</text:p>
          </table:table-cell>
          <table:table-cell office:value-type="float" office:value="0.0239939" calcext:value-type="float">
            <text:p>0.0239939</text:p>
          </table:table-cell>
          <table:table-cell office:value-type="float" office:value="0.0246249" calcext:value-type="float">
            <text:p>0.0246249</text:p>
          </table:table-cell>
          <table:table-cell office:value-type="float" office:value="0.0114814" calcext:value-type="float">
            <text:p>0.0114814</text:p>
          </table:table-cell>
          <table:table-cell office:value-type="float" office:value="0.01098" calcext:value-type="float">
            <text:p>0.01098</text:p>
          </table:table-cell>
          <table:table-cell office:value-type="float" office:value="0.0190001" calcext:value-type="float">
            <text:p>0.0190001</text:p>
          </table:table-cell>
          <table:table-cell office:value-type="float" office:value="0.00588488" calcext:value-type="float">
            <text:p>0.00588488</text:p>
          </table:table-cell>
          <table:table-cell office:value-type="float" office:value="0.0289563" calcext:value-type="float">
            <text:p>0.0289563</text:p>
          </table:table-cell>
          <table:table-cell office:value-type="float" office:value="0.0227822" calcext:value-type="float">
            <text:p>0.0227822</text:p>
          </table:table-cell>
          <table:table-cell office:value-type="float" office:value="0.0178566" calcext:value-type="float">
            <text:p>0.0178566</text:p>
          </table:table-cell>
          <table:table-cell office:value-type="float" office:value="0.0285706" calcext:value-type="float">
            <text:p>0.0285706</text:p>
          </table:table-cell>
          <table:table-cell office:value-type="float" office:value="0.00894717" calcext:value-type="float">
            <text:p>0.00894717</text:p>
          </table:table-cell>
          <table:table-cell office:value-type="float" office:value="0.00986163" calcext:value-type="float">
            <text:p>0.00986163</text:p>
          </table:table-cell>
          <table:table-cell office:value-type="float" office:value="0.00929706" calcext:value-type="float">
            <text:p>0.00929706</text:p>
          </table:table-cell>
          <table:table-cell office:value-type="float" office:value="0.0200002" calcext:value-type="float">
            <text:p>0.0200002</text:p>
          </table:table-cell>
          <table:table-cell office:value-type="float" office:value="0.00529717" calcext:value-type="float">
            <text:p>0.00529717</text:p>
          </table:table-cell>
          <table:table-cell office:value-type="float" office:value="0.0179784" calcext:value-type="float">
            <text:p>0.0179784</text:p>
          </table:table-cell>
          <table:table-cell office:value-type="float" office:value="0.0215105" calcext:value-type="float">
            <text:p>0.0215105</text:p>
          </table:table-cell>
          <table:table-cell office:value-type="float" office:value="0.0192121" calcext:value-type="float">
            <text:p>0.0192121</text:p>
          </table:table-cell>
          <table:table-cell office:value-type="float" office:value="0.0112973" calcext:value-type="float">
            <text:p>0.0112973</text:p>
          </table:table-cell>
          <table:table-cell office:value-type="float" office:value="0.0193331" calcext:value-type="float">
            <text:p>0.0193331</text:p>
          </table:table-cell>
          <table:table-cell office:value-type="float" office:value="0.0159721" calcext:value-type="float">
            <text:p>0.0159721</text:p>
          </table:table-cell>
          <table:table-cell office:value-type="float" office:value="0.0226506" calcext:value-type="float">
            <text:p>0.0226506</text:p>
          </table:table-cell>
          <table:table-cell office:value-type="float" office:value="0.0227761" calcext:value-type="float">
            <text:p>0.0227761</text:p>
          </table:table-cell>
          <table:table-cell office:value-type="float" office:value="0.0175151" calcext:value-type="float">
            <text:p>0.0175151</text:p>
          </table:table-cell>
          <table:table-cell office:value-type="float" office:value="0.0264759" calcext:value-type="float">
            <text:p>0.0264759</text:p>
          </table:table-cell>
          <table:table-cell office:value-type="float" office:value="0.00969634" calcext:value-type="float">
            <text:p>0.00969634</text:p>
          </table:table-cell>
          <table:table-cell office:value-type="float" office:value="0.00912772" calcext:value-type="float">
            <text:p>0.00912772</text:p>
          </table:table-cell>
          <table:table-cell office:value-type="float" office:value="0.0233988" calcext:value-type="float">
            <text:p>0.0233988</text:p>
          </table:table-cell>
          <table:table-cell office:value-type="float" office:value="0.0229407" calcext:value-type="float">
            <text:p>0.0229407</text:p>
          </table:table-cell>
          <table:table-cell office:value-type="float" office:value="0.0228853" calcext:value-type="float">
            <text:p>0.0228853</text:p>
          </table:table-cell>
          <table:table-cell office:value-type="float" office:value="0.0239814" calcext:value-type="float">
            <text:p>0.0239814</text:p>
          </table:table-cell>
          <table:table-cell office:value-type="float" office:value="0.0121235" calcext:value-type="float">
            <text:p>0.0121235</text:p>
          </table:table-cell>
          <table:table-cell office:value-type="float" office:value="0.00915685" calcext:value-type="float">
            <text:p>0.00915685</text:p>
          </table:table-cell>
          <table:table-cell office:value-type="float" office:value="0.0153878" calcext:value-type="float">
            <text:p>0.0153878</text:p>
          </table:table-cell>
          <table:table-cell office:value-type="float" office:value="0.0123655" calcext:value-type="float">
            <text:p>0.0123655</text:p>
          </table:table-cell>
          <table:table-cell office:value-type="float" office:value="0.0159701" calcext:value-type="float">
            <text:p>0.0159701</text:p>
          </table:table-cell>
          <table:table-cell office:value-type="float" office:value="0.0130697" calcext:value-type="float">
            <text:p>0.0130697</text:p>
          </table:table-cell>
          <table:table-cell office:value-type="float" office:value="0.0168667" calcext:value-type="float">
            <text:p>0.0168667</text:p>
          </table:table-cell>
          <table:table-cell office:value-type="float" office:value="0.0175709" calcext:value-type="float">
            <text:p>0.0175709</text:p>
          </table:table-cell>
          <table:table-cell office:value-type="float" office:value="0.0167028" calcext:value-type="float">
            <text:p>0.0167028</text:p>
          </table:table-cell>
          <table:table-cell office:value-type="float" office:value="0.0233256" calcext:value-type="float">
            <text:p>0.0233256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17661" calcext:value-type="float">
            <text:p>0.017661</text:p>
          </table:table-cell>
          <table:table-cell office:value-type="float" office:value="0.0229809" calcext:value-type="float">
            <text:p>0.0229809</text:p>
          </table:table-cell>
          <table:table-cell office:value-type="float" office:value="0.0305027" calcext:value-type="float">
            <text:p>0.0305027</text:p>
          </table:table-cell>
          <table:table-cell office:value-type="float" office:value="0.0200478" calcext:value-type="float">
            <text:p>0.0200478</text:p>
          </table:table-cell>
          <table:table-cell office:value-type="float" office:value="0.0207113" calcext:value-type="float">
            <text:p>0.0207113</text:p>
          </table:table-cell>
          <table:table-cell office:value-type="float" office:value="0.0258345" calcext:value-type="float">
            <text:p>0.0258345</text:p>
          </table:table-cell>
          <table:table-cell office:value-type="float" office:value="0.0228657" calcext:value-type="float">
            <text:p>0.0228657</text:p>
          </table:table-cell>
          <table:table-cell office:value-type="float" office:value="0.0107285" calcext:value-type="float">
            <text:p>0.0107285</text:p>
          </table:table-cell>
          <table:table-cell office:value-type="float" office:value="0.00482546" calcext:value-type="float">
            <text:p>0.00482546</text:p>
          </table:table-cell>
          <table:table-cell office:value-type="float" office:value="0.0188962" calcext:value-type="float">
            <text:p>0.0188962</text:p>
          </table:table-cell>
          <table:table-cell office:value-type="float" office:value="0.0194224" calcext:value-type="float">
            <text:p>0.0194224</text:p>
          </table:table-cell>
          <table:table-cell office:value-type="float" office:value="0.00722909" calcext:value-type="float">
            <text:p>0.00722909</text:p>
          </table:table-cell>
          <table:table-cell office:value-type="float" office:value="0.00713123" calcext:value-type="float">
            <text:p>0.00713123</text:p>
          </table:table-cell>
          <table:table-cell office:value-type="float" office:value="0.0303352" calcext:value-type="float">
            <text:p>0.0303352</text:p>
          </table:table-cell>
          <table:table-cell office:value-type="float" office:value="0.00845918" calcext:value-type="float">
            <text:p>0.00845918</text:p>
          </table:table-cell>
          <table:table-cell office:value-type="float" office:value="0.0221276" calcext:value-type="float">
            <text:p>0.0221276</text:p>
          </table:table-cell>
          <table:table-cell office:value-type="float" office:value="0.0308772" calcext:value-type="float">
            <text:p>0.0308772</text:p>
          </table:table-cell>
          <table:table-cell office:value-type="float" office:value="0.0302813" calcext:value-type="float">
            <text:p>0.0302813</text:p>
          </table:table-cell>
          <table:table-cell office:value-type="float" office:value="0.0316275" calcext:value-type="float">
            <text:p>0.0316275</text:p>
          </table:table-cell>
          <table:table-cell office:value-type="float" office:value="0.00838075" calcext:value-type="float">
            <text:p>0.00838075</text:p>
          </table:table-cell>
          <table:table-cell office:value-type="float" office:value="0.00748975" calcext:value-type="float">
            <text:p>0.00748975</text:p>
          </table:table-cell>
          <table:table-cell office:value-type="float" office:value="0.0179836" calcext:value-type="float">
            <text:p>0.0179836</text:p>
          </table:table-cell>
          <table:table-cell office:value-type="float" office:value="0.0147866" calcext:value-type="float">
            <text:p>0.0147866</text:p>
          </table:table-cell>
          <table:table-cell office:value-type="float" office:value="0.0152656" calcext:value-type="float">
            <text:p>0.0152656</text:p>
          </table:table-cell>
          <table:table-cell office:value-type="float" office:value="0.0287124" calcext:value-type="float">
            <text:p>0.0287124</text:p>
          </table:table-cell>
          <table:table-cell office:value-type="float" office:value="0.0229948" calcext:value-type="float">
            <text:p>0.0229948</text:p>
          </table:table-cell>
          <table:table-cell office:value-type="float" office:value="0.0231243" calcext:value-type="float">
            <text:p>0.0231243</text:p>
          </table:table-cell>
          <table:table-cell office:value-type="float" office:value="0.0243469" calcext:value-type="float">
            <text:p>0.0243469</text:p>
          </table:table-cell>
          <table:table-cell office:value-type="float" office:value="0.00457973" calcext:value-type="float">
            <text:p>0.00457973</text:p>
          </table:table-cell>
          <table:table-cell office:value-type="float" office:value="0.024968" calcext:value-type="float">
            <text:p>0.024968</text:p>
          </table:table-cell>
          <table:table-cell office:value-type="float" office:value="0.0307321" calcext:value-type="float">
            <text:p>0.0307321</text:p>
          </table:table-cell>
          <table:table-cell office:value-type="float" office:value="0.019612" calcext:value-type="float">
            <text:p>0.019612</text:p>
          </table:table-cell>
          <table:table-cell office:value-type="float" office:value="0.00795798" calcext:value-type="float">
            <text:p>0.00795798</text:p>
          </table:table-cell>
          <table:table-cell office:value-type="float" office:value="0.0184854" calcext:value-type="float">
            <text:p>0.0184854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185381" calcext:value-type="float">
            <text:p>0.0185381</text:p>
          </table:table-cell>
          <table:table-cell office:value-type="float" office:value="0.0202833" calcext:value-type="float">
            <text:p>0.0202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gnment 17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office:value-type="float" office:value="3.03379" calcext:value-type="float">
            <text:p>3.03379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48922" calcext:value-type="float">
            <text:p>0.0004892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37296" calcext:value-type="float">
            <text:p>0.13729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36319" calcext:value-type="float">
            <text:p>0.023631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420708" calcext:value-type="float">
            <text:p>0.0420708</text:p>
          </table:table-cell>
          <table:table-cell office:value-type="float" office:value="0.0275121" calcext:value-type="float">
            <text:p>0.0275121</text:p>
          </table:table-cell>
          <table:table-cell office:value-type="float" office:value="0.0308447" calcext:value-type="float">
            <text:p>0.0308447</text:p>
          </table:table-cell>
          <table:table-cell office:value-type="float" office:value="0.04104" calcext:value-type="float">
            <text:p>0.04104</text:p>
          </table:table-cell>
          <table:table-cell office:value-type="float" office:value="0.0377087" calcext:value-type="float">
            <text:p>0.0377087</text:p>
          </table:table-cell>
          <table:table-cell office:value-type="float" office:value="0.0446038" calcext:value-type="float">
            <text:p>0.0446038</text:p>
          </table:table-cell>
          <table:table-cell office:value-type="float" office:value="0.00850204" calcext:value-type="float">
            <text:p>0.00850204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0.0221862" calcext:value-type="float">
            <text:p>0.0221862</text:p>
          </table:table-cell>
          <table:table-cell office:value-type="float" office:value="0.0230622" calcext:value-type="float">
            <text:p>0.0230622</text:p>
          </table:table-cell>
          <table:table-cell office:value-type="float" office:value="0.00959883" calcext:value-type="float">
            <text:p>0.00959883</text:p>
          </table:table-cell>
          <table:table-cell office:value-type="float" office:value="0.0489048" calcext:value-type="float">
            <text:p>0.0489048</text:p>
          </table:table-cell>
          <table:table-cell office:value-type="float" office:value="0.0430625" calcext:value-type="float">
            <text:p>0.0430625</text:p>
          </table:table-cell>
          <table:table-cell office:value-type="float" office:value="0.0400993" calcext:value-type="float">
            <text:p>0.0400993</text:p>
          </table:table-cell>
          <table:table-cell office:value-type="float" office:value="0.0371306" calcext:value-type="float">
            <text:p>0.0371306</text:p>
          </table:table-cell>
          <table:table-cell office:value-type="float" office:value="0.0215688" calcext:value-type="float">
            <text:p>0.0215688</text:p>
          </table:table-cell>
          <table:table-cell office:value-type="float" office:value="0.0368732" calcext:value-type="float">
            <text:p>0.0368732</text:p>
          </table:table-cell>
          <table:table-cell office:value-type="float" office:value="0.0146887" calcext:value-type="float">
            <text:p>0.0146887</text:p>
          </table:table-cell>
          <table:table-cell office:value-type="float" office:value="0.00581477" calcext:value-type="float">
            <text:p>0.00581477</text:p>
          </table:table-cell>
          <table:table-cell office:value-type="float" office:value="0.0178396" calcext:value-type="float">
            <text:p>0.0178396</text:p>
          </table:table-cell>
          <table:table-cell office:value-type="float" office:value="0.0194556" calcext:value-type="float">
            <text:p>0.0194556</text:p>
          </table:table-cell>
          <table:table-cell office:value-type="float" office:value="0.0175894" calcext:value-type="float">
            <text:p>0.0175894</text:p>
          </table:table-cell>
          <table:table-cell office:value-type="float" office:value="0.0116888" calcext:value-type="float">
            <text:p>0.0116888</text:p>
          </table:table-cell>
          <table:table-cell office:value-type="float" office:value="0.041328" calcext:value-type="float">
            <text:p>0.041328</text:p>
          </table:table-cell>
          <table:table-cell office:value-type="float" office:value="0.0203656" calcext:value-type="float">
            <text:p>0.0203656</text:p>
          </table:table-cell>
          <table:table-cell office:value-type="float" office:value="0.0478139" calcext:value-type="float">
            <text:p>0.0478139</text:p>
          </table:table-cell>
          <table:table-cell office:value-type="float" office:value="0.0225763" calcext:value-type="float">
            <text:p>0.0225763</text:p>
          </table:table-cell>
          <table:table-cell office:value-type="float" office:value="0.00740623" calcext:value-type="float">
            <text:p>0.00740623</text:p>
          </table:table-cell>
          <table:table-cell office:value-type="float" office:value="0.0299473" calcext:value-type="float">
            <text:p>0.0299473</text:p>
          </table:table-cell>
          <table:table-cell office:value-type="float" office:value="0.0403872" calcext:value-type="float">
            <text:p>0.0403872</text:p>
          </table:table-cell>
          <table:table-cell office:value-type="float" office:value="0.0184953" calcext:value-type="float">
            <text:p>0.0184953</text:p>
          </table:table-cell>
          <table:table-cell office:value-type="float" office:value="0.0318282" calcext:value-type="float">
            <text:p>0.0318282</text:p>
          </table:table-cell>
          <table:table-cell office:value-type="float" office:value="0.0340129" calcext:value-type="float">
            <text:p>0.0340129</text:p>
          </table:table-cell>
          <table:table-cell office:value-type="float" office:value="0.0383309" calcext:value-type="float">
            <text:p>0.0383309</text:p>
          </table:table-cell>
          <table:table-cell office:value-type="float" office:value="0.0336238" calcext:value-type="float">
            <text:p>0.0336238</text:p>
          </table:table-cell>
          <table:table-cell office:value-type="float" office:value="0.0318991" calcext:value-type="float">
            <text:p>0.0318991</text:p>
          </table:table-cell>
          <table:table-cell office:value-type="float" office:value="0.0131416" calcext:value-type="float">
            <text:p>0.0131416</text:p>
          </table:table-cell>
          <table:table-cell office:value-type="float" office:value="0.00733475" calcext:value-type="float">
            <text:p>0.00733475</text:p>
          </table:table-cell>
          <table:table-cell office:value-type="float" office:value="0.0357469" calcext:value-type="float">
            <text:p>0.0357469</text:p>
          </table:table-cell>
          <table:table-cell office:value-type="float" office:value="0.0176198" calcext:value-type="float">
            <text:p>0.0176198</text:p>
          </table:table-cell>
          <table:table-cell office:value-type="float" office:value="0.00327621" calcext:value-type="float">
            <text:p>0.00327621</text:p>
          </table:table-cell>
          <table:table-cell office:value-type="float" office:value="0.0147738" calcext:value-type="float">
            <text:p>0.0147738</text:p>
          </table:table-cell>
          <table:table-cell office:value-type="float" office:value="0.0321414" calcext:value-type="float">
            <text:p>0.0321414</text:p>
          </table:table-cell>
          <table:table-cell office:value-type="float" office:value="0.0131764" calcext:value-type="float">
            <text:p>0.0131764</text:p>
          </table:table-cell>
          <table:table-cell office:value-type="float" office:value="0.0326933" calcext:value-type="float">
            <text:p>0.0326933</text:p>
          </table:table-cell>
          <table:table-cell office:value-type="float" office:value="0.0235359" calcext:value-type="float">
            <text:p>0.0235359</text:p>
          </table:table-cell>
          <table:table-cell office:value-type="float" office:value="0.0364057" calcext:value-type="float">
            <text:p>0.0364057</text:p>
          </table:table-cell>
          <table:table-cell office:value-type="float" office:value="0.0454823" calcext:value-type="float">
            <text:p>0.0454823</text:p>
          </table:table-cell>
          <table:table-cell office:value-type="float" office:value="0.0276597" calcext:value-type="float">
            <text:p>0.0276597</text:p>
          </table:table-cell>
          <table:table-cell office:value-type="float" office:value="0.010005" calcext:value-type="float">
            <text:p>0.010005</text:p>
          </table:table-cell>
          <table:table-cell office:value-type="float" office:value="0.030098" calcext:value-type="float">
            <text:p>0.030098</text:p>
          </table:table-cell>
          <table:table-cell office:value-type="float" office:value="0.0114241" calcext:value-type="float">
            <text:p>0.0114241</text:p>
          </table:table-cell>
          <table:table-cell office:value-type="float" office:value="0.0413898" calcext:value-type="float">
            <text:p>0.0413898</text:p>
          </table:table-cell>
          <table:table-cell office:value-type="float" office:value="0.0173806" calcext:value-type="float">
            <text:p>0.0173806</text:p>
          </table:table-cell>
          <table:table-cell office:value-type="float" office:value="0.041449" calcext:value-type="float">
            <text:p>0.041449</text:p>
          </table:table-cell>
          <table:table-cell office:value-type="float" office:value="0.0513564" calcext:value-type="float">
            <text:p>0.0513564</text:p>
          </table:table-cell>
          <table:table-cell office:value-type="float" office:value="0.0335045" calcext:value-type="float">
            <text:p>0.0335045</text:p>
          </table:table-cell>
          <table:table-cell office:value-type="float" office:value="0.0318985" calcext:value-type="float">
            <text:p>0.0318985</text:p>
          </table:table-cell>
          <table:table-cell office:value-type="float" office:value="0.0404643" calcext:value-type="float">
            <text:p>0.0404643</text:p>
          </table:table-cell>
          <table:table-cell office:value-type="float" office:value="0.0188826" calcext:value-type="float">
            <text:p>0.0188826</text:p>
          </table:table-cell>
          <table:table-cell office:value-type="float" office:value="0.00759152" calcext:value-type="float">
            <text:p>0.00759152</text:p>
          </table:table-cell>
          <table:table-cell office:value-type="float" office:value="0.0297191" calcext:value-type="float">
            <text:p>0.0297191</text:p>
          </table:table-cell>
          <table:table-cell office:value-type="float" office:value="0.0155108" calcext:value-type="float">
            <text:p>0.0155108</text:p>
          </table:table-cell>
          <table:table-cell office:value-type="float" office:value="0.0405074" calcext:value-type="float">
            <text:p>0.0405074</text:p>
          </table:table-cell>
          <table:table-cell office:value-type="float" office:value="0.00349689" calcext:value-type="float">
            <text:p>0.00349689</text:p>
          </table:table-cell>
          <table:table-cell office:value-type="float" office:value="0.0166736" calcext:value-type="float">
            <text:p>0.0166736</text:p>
          </table:table-cell>
          <table:table-cell office:value-type="float" office:value="0.00324059" calcext:value-type="float">
            <text:p>0.00324059</text:p>
          </table:table-cell>
          <table:table-cell office:value-type="float" office:value="0.0349092" calcext:value-type="float">
            <text:p>0.0349092</text:p>
          </table:table-cell>
          <table:table-cell office:value-type="float" office:value="0.0308344" calcext:value-type="float">
            <text:p>0.0308344</text:p>
          </table:table-cell>
          <table:table-cell office:value-type="float" office:value="0.0195304" calcext:value-type="float">
            <text:p>0.0195304</text:p>
          </table:table-cell>
          <table:table-cell office:value-type="float" office:value="0.0392037" calcext:value-type="float">
            <text:p>0.0392037</text:p>
          </table:table-cell>
          <table:table-cell office:value-type="float" office:value="0.0336589" calcext:value-type="float">
            <text:p>0.0336589</text:p>
          </table:table-cell>
          <table:table-cell office:value-type="float" office:value="0.00672993" calcext:value-type="float">
            <text:p>0.00672993</text:p>
          </table:table-cell>
          <table:table-cell office:value-type="float" office:value="0.00680141" calcext:value-type="float">
            <text:p>0.00680141</text:p>
          </table:table-cell>
          <table:table-cell office:value-type="float" office:value="0.0529301" calcext:value-type="float">
            <text:p>0.0529301</text:p>
          </table:table-cell>
          <table:table-cell office:value-type="float" office:value="0.0151644" calcext:value-type="float">
            <text:p>0.0151644</text:p>
          </table:table-cell>
          <table:table-cell office:value-type="float" office:value="0.0340725" calcext:value-type="float">
            <text:p>0.0340725</text:p>
          </table:table-cell>
          <table:table-cell office:value-type="float" office:value="0.0127589" calcext:value-type="float">
            <text:p>0.0127589</text:p>
          </table:table-cell>
          <table:table-cell office:value-type="float" office:value="0.0230164" calcext:value-type="float">
            <text:p>0.0230164</text:p>
          </table:table-cell>
          <table:table-cell office:value-type="float" office:value="0.0506151" calcext:value-type="float">
            <text:p>0.0506151</text:p>
          </table:table-cell>
          <table:table-cell office:value-type="float" office:value="0.0272697" calcext:value-type="float">
            <text:p>0.0272697</text:p>
          </table:table-cell>
          <table:table-cell office:value-type="float" office:value="0.0443049" calcext:value-type="float">
            <text:p>0.0443049</text:p>
          </table:table-cell>
          <table:table-cell office:value-type="float" office:value="0.0115087" calcext:value-type="float">
            <text:p>0.0115087</text:p>
          </table:table-cell>
          <table:table-cell office:value-type="float" office:value="0.0313187" calcext:value-type="float">
            <text:p>0.0313187</text:p>
          </table:table-cell>
          <table:table-cell office:value-type="float" office:value="0.0135627" calcext:value-type="float">
            <text:p>0.0135627</text:p>
          </table:table-cell>
          <table:table-cell office:value-type="float" office:value="0.0147124" calcext:value-type="float">
            <text:p>0.0147124</text:p>
          </table:table-cell>
          <table:table-cell office:value-type="float" office:value="0.0195931" calcext:value-type="float">
            <text:p>0.0195931</text:p>
          </table:table-cell>
          <table:table-cell office:value-type="float" office:value="0.0207435" calcext:value-type="float">
            <text:p>0.0207435</text:p>
          </table:table-cell>
          <table:table-cell office:value-type="float" office:value="0.0254877" calcext:value-type="float">
            <text:p>0.0254877</text:p>
          </table:table-cell>
          <table:table-cell office:value-type="float" office:value="0.0250311" calcext:value-type="float">
            <text:p>0.0250311</text:p>
          </table:table-cell>
          <table:table-cell office:value-type="float" office:value="0.0134266" calcext:value-type="float">
            <text:p>0.0134266</text:p>
          </table:table-cell>
          <table:table-cell office:value-type="float" office:value="0.0171432" calcext:value-type="float">
            <text:p>0.0171432</text:p>
          </table:table-cell>
          <table:table-cell office:value-type="float" office:value="0.00675887" calcext:value-type="float">
            <text:p>0.00675887</text:p>
          </table:table-cell>
          <table:table-cell office:value-type="float" office:value="0.033318" calcext:value-type="float">
            <text:p>0.033318</text:p>
          </table:table-cell>
          <table:table-cell office:value-type="float" office:value="0.0210564" calcext:value-type="float">
            <text:p>0.0210564</text:p>
          </table:table-cell>
          <table:table-cell office:value-type="float" office:value="0.0063882" calcext:value-type="float">
            <text:p>0.0063882</text:p>
          </table:table-cell>
          <table:table-cell office:value-type="float" office:value="0.00853003" calcext:value-type="float">
            <text:p>0.00853003</text:p>
          </table:table-cell>
          <table:table-cell office:value-type="float" office:value="0.00597037" calcext:value-type="float">
            <text:p>0.00597037</text:p>
          </table:table-cell>
          <table:table-cell office:value-type="float" office:value="0.0305514" calcext:value-type="float">
            <text:p>0.0305514</text:p>
          </table:table-cell>
          <table:table-cell office:value-type="float" office:value="0.0146994" calcext:value-type="float">
            <text:p>0.0146994</text:p>
          </table:table-cell>
          <table:table-cell office:value-type="float" office:value="0.0330386" calcext:value-type="float">
            <text:p>0.0330386</text:p>
          </table:table-cell>
          <table:table-cell office:value-type="float" office:value="0.0437484" calcext:value-type="float">
            <text:p>0.0437484</text:p>
          </table:table-cell>
          <table:table-cell office:value-type="float" office:value="0.0221918" calcext:value-type="float">
            <text:p>0.0221918</text:p>
          </table:table-cell>
          <table:table-cell office:value-type="float" office:value="0.0187957" calcext:value-type="float">
            <text:p>0.0187957</text:p>
          </table:table-cell>
          <table:table-cell office:value-type="float" office:value="0.0316648" calcext:value-type="float">
            <text:p>0.0316648</text:p>
          </table:table-cell>
          <table:table-cell office:value-type="float" office:value="0.044277" calcext:value-type="float">
            <text:p>0.044277</text:p>
          </table:table-cell>
          <table:table-cell office:value-type="float" office:value="0.0228274" calcext:value-type="float">
            <text:p>0.0228274</text:p>
          </table:table-cell>
          <table:table-cell office:value-type="float" office:value="0.00775636" calcext:value-type="float">
            <text:p>0.00775636</text:p>
          </table:table-cell>
          <table:table-cell office:value-type="float" office:value="0.0321137" calcext:value-type="float">
            <text:p>0.0321137</text:p>
          </table:table-cell>
          <table:table-cell office:value-type="float" office:value="0.00929963" calcext:value-type="float">
            <text:p>0.00929963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0.0309829" calcext:value-type="float">
            <text:p>0.0309829</text:p>
          </table:table-cell>
          <table:table-cell office:value-type="float" office:value="0.0237049" calcext:value-type="float">
            <text:p>0.0237049</text:p>
          </table:table-cell>
          <table:table-cell office:value-type="float" office:value="0.0313995" calcext:value-type="float">
            <text:p>0.0313995</text:p>
          </table:table-cell>
          <table:table-cell office:value-type="float" office:value="0.0232386" calcext:value-type="float">
            <text:p>0.0232386</text:p>
          </table:table-cell>
          <table:table-cell office:value-type="float" office:value="0.0342012" calcext:value-type="float">
            <text:p>0.0342012</text:p>
          </table:table-cell>
          <table:table-cell office:value-type="float" office:value="0.041015" calcext:value-type="float">
            <text:p>0.041015</text:p>
          </table:table-cell>
          <table:table-cell office:value-type="float" office:value="0.0081843" calcext:value-type="float">
            <text:p>0.0081843</text:p>
          </table:table-cell>
          <table:table-cell office:value-type="float" office:value="0.0349966" calcext:value-type="float">
            <text:p>0.0349966</text:p>
          </table:table-cell>
          <table:table-cell office:value-type="float" office:value="0.011086" calcext:value-type="float">
            <text:p>0.011086</text:p>
          </table:table-cell>
          <table:table-cell office:value-type="float" office:value="0.00974796" calcext:value-type="float">
            <text:p>0.00974796</text:p>
          </table:table-cell>
          <table:table-cell office:value-type="float" office:value="0.039008" calcext:value-type="float">
            <text:p>0.039008</text:p>
          </table:table-cell>
          <table:table-cell office:value-type="float" office:value="0.0137045" calcext:value-type="float">
            <text:p>0.0137045</text:p>
          </table:table-cell>
          <table:table-cell office:value-type="float" office:value="0.0183354" calcext:value-type="float">
            <text:p>0.0183354</text:p>
          </table:table-cell>
          <table:table-cell office:value-type="float" office:value="0.0515895" calcext:value-type="float">
            <text:p>0.0515895</text:p>
          </table:table-cell>
          <table:table-cell office:value-type="float" office:value="0.0316437" calcext:value-type="float">
            <text:p>0.0316437</text:p>
          </table:table-cell>
          <table:table-cell office:value-type="float" office:value="0.0228522" calcext:value-type="float">
            <text:p>0.0228522</text:p>
          </table:table-cell>
          <table:table-cell office:value-type="float" office:value="0.0376418" calcext:value-type="float">
            <text:p>0.0376418</text:p>
          </table:table-cell>
          <table:table-cell office:value-type="float" office:value="0.00608155" calcext:value-type="float">
            <text:p>0.00608155</text:p>
          </table:table-cell>
          <table:table-cell office:value-type="float" office:value="0.0266075" calcext:value-type="float">
            <text:p>0.0266075</text:p>
          </table:table-cell>
          <table:table-cell office:value-type="float" office:value="0.0403896" calcext:value-type="float">
            <text:p>0.0403896</text:p>
          </table:table-cell>
          <table:table-cell office:value-type="float" office:value="0.0210944" calcext:value-type="float">
            <text:p>0.0210944</text:p>
          </table:table-cell>
          <table:table-cell office:value-type="float" office:value="0.00775031" calcext:value-type="float">
            <text:p>0.00775031</text:p>
          </table:table-cell>
          <table:table-cell office:value-type="float" office:value="0.0108508" calcext:value-type="float">
            <text:p>0.0108508</text:p>
          </table:table-cell>
          <table:table-cell office:value-type="float" office:value="0.0194329" calcext:value-type="float">
            <text:p>0.0194329</text:p>
          </table:table-cell>
          <table:table-cell office:value-type="float" office:value="0.0291548" calcext:value-type="float">
            <text:p>0.0291548</text:p>
          </table:table-cell>
          <table:table-cell office:value-type="float" office:value="0.0195846" calcext:value-type="float">
            <text:p>0.0195846</text:p>
          </table:table-cell>
          <table:table-cell office:value-type="float" office:value="0.01898" calcext:value-type="float">
            <text:p>0.01898</text:p>
          </table:table-cell>
          <table:table-cell office:value-type="float" office:value="0.00541629" calcext:value-type="float">
            <text:p>0.00541629</text:p>
          </table:table-cell>
          <table:table-cell office:value-type="float" office:value="0.0244524" calcext:value-type="float">
            <text:p>0.0244524</text:p>
          </table:table-cell>
          <table:table-cell office:value-type="float" office:value="0.0211259" calcext:value-type="float">
            <text:p>0.0211259</text:p>
          </table:table-cell>
          <table:table-cell office:value-type="float" office:value="0.0414015" calcext:value-type="float">
            <text:p>0.0414015</text:p>
          </table:table-cell>
          <table:table-cell office:value-type="float" office:value="0.0384634" calcext:value-type="float">
            <text:p>0.0384634</text:p>
          </table:table-cell>
          <table:table-cell office:value-type="float" office:value="0.0208558" calcext:value-type="float">
            <text:p>0.0208558</text:p>
          </table:table-cell>
          <table:table-cell office:value-type="float" office:value="0.0224193" calcext:value-type="float">
            <text:p>0.0224193</text:p>
          </table:table-cell>
          <table:table-cell office:value-type="float" office:value="0.0109627" calcext:value-type="float">
            <text:p>0.0109627</text:p>
          </table:table-cell>
          <table:table-cell office:value-type="float" office:value="0.0372739" calcext:value-type="float">
            <text:p>0.0372739</text:p>
          </table:table-cell>
          <table:table-cell office:value-type="float" office:value="0.0210963" calcext:value-type="float">
            <text:p>0.0210963</text:p>
          </table:table-cell>
          <table:table-cell office:value-type="float" office:value="0.0121449" calcext:value-type="float">
            <text:p>0.0121449</text:p>
          </table:table-cell>
          <table:table-cell office:value-type="float" office:value="0.0258011" calcext:value-type="float">
            <text:p>0.0258011</text:p>
          </table:table-cell>
          <table:table-cell office:value-type="float" office:value="0.0150948" calcext:value-type="float">
            <text:p>0.0150948</text:p>
          </table:table-cell>
          <table:table-cell office:value-type="float" office:value="0.0479271" calcext:value-type="float">
            <text:p>0.0479271</text:p>
          </table:table-cell>
          <table:table-cell office:value-type="float" office:value="0.0231039" calcext:value-type="float">
            <text:p>0.0231039</text:p>
          </table:table-cell>
          <table:table-cell office:value-type="float" office:value="0.00859156" calcext:value-type="float">
            <text:p>0.00859156</text:p>
          </table:table-cell>
          <table:table-cell office:value-type="float" office:value="0.0451351" calcext:value-type="float">
            <text:p>0.0451351</text:p>
          </table:table-cell>
          <table:table-cell office:value-type="float" office:value="0.00801074" calcext:value-type="float">
            <text:p>0.00801074</text:p>
          </table:table-cell>
          <table:table-cell office:value-type="float" office:value="0.0240515" calcext:value-type="float">
            <text:p>0.0240515</text:p>
          </table:table-cell>
          <table:table-cell office:value-type="float" office:value="0.0320051" calcext:value-type="float">
            <text:p>0.0320051</text:p>
          </table:table-cell>
          <table:table-cell office:value-type="float" office:value="0.0117712" calcext:value-type="float">
            <text:p>0.0117712</text:p>
          </table:table-cell>
          <table:table-cell office:value-type="float" office:value="0.00954332" calcext:value-type="float">
            <text:p>0.00954332</text:p>
          </table:table-cell>
          <table:table-cell office:value-type="float" office:value="0.0257522" calcext:value-type="float">
            <text:p>0.0257522</text:p>
          </table:table-cell>
          <table:table-cell office:value-type="float" office:value="0.0255635" calcext:value-type="float">
            <text:p>0.0255635</text:p>
          </table:table-cell>
          <table:table-cell office:value-type="float" office:value="0.0371175" calcext:value-type="float">
            <text:p>0.0371175</text:p>
          </table:table-cell>
          <table:table-cell office:value-type="float" office:value="0.0391321" calcext:value-type="float">
            <text:p>0.0391321</text:p>
          </table:table-cell>
          <table:table-cell office:value-type="float" office:value="0.0408618" calcext:value-type="float">
            <text:p>0.0408618</text:p>
          </table:table-cell>
          <table:table-cell office:value-type="float" office:value="0.019152" calcext:value-type="float">
            <text:p>0.019152</text:p>
          </table:table-cell>
          <table:table-cell office:value-type="float" office:value="0.0140237" calcext:value-type="float">
            <text:p>0.0140237</text:p>
          </table:table-cell>
          <table:table-cell office:value-type="float" office:value="0.0231934" calcext:value-type="float">
            <text:p>0.0231934</text:p>
          </table:table-cell>
          <table:table-cell office:value-type="float" office:value="0.027506" calcext:value-type="float">
            <text:p>0.027506</text:p>
          </table:table-cell>
          <table:table-cell office:value-type="float" office:value="0.0104279" calcext:value-type="float">
            <text:p>0.0104279</text:p>
          </table:table-cell>
          <table:table-cell office:value-type="float" office:value="0.0388769" calcext:value-type="float">
            <text:p>0.0388769</text:p>
          </table:table-cell>
          <table:table-cell office:value-type="float" office:value="0.0144936" calcext:value-type="float">
            <text:p>0.0144936</text:p>
          </table:table-cell>
          <table:table-cell office:value-type="float" office:value="0.0252569" calcext:value-type="float">
            <text:p>0.0252569</text:p>
          </table:table-cell>
          <table:table-cell office:value-type="float" office:value="0.014688" calcext:value-type="float">
            <text:p>0.014688</text:p>
          </table:table-cell>
          <table:table-cell office:value-type="float" office:value="0.0196459" calcext:value-type="float">
            <text:p>0.0196459</text:p>
          </table:table-cell>
          <table:table-cell office:value-type="float" office:value="0.0303541" calcext:value-type="float">
            <text:p>0.0303541</text:p>
          </table:table-cell>
          <table:table-cell office:value-type="float" office:value="0.00596988" calcext:value-type="float">
            <text:p>0.00596988</text:p>
          </table:table-cell>
          <table:table-cell office:value-type="float" office:value="0.00458709" calcext:value-type="float">
            <text:p>0.00458709</text:p>
          </table:table-cell>
          <table:table-cell office:value-type="float" office:value="0.0172212" calcext:value-type="float">
            <text:p>0.0172212</text:p>
          </table:table-cell>
          <table:table-cell office:value-type="float" office:value="0.00790587" calcext:value-type="float">
            <text:p>0.00790587</text:p>
          </table:table-cell>
          <table:table-cell office:value-type="float" office:value="0.00701026" calcext:value-type="float">
            <text:p>0.00701026</text:p>
          </table:table-cell>
          <table:table-cell office:value-type="float" office:value="0.0291362" calcext:value-type="float">
            <text:p>0.0291362</text:p>
          </table:table-cell>
          <table:table-cell office:value-type="float" office:value="0.0095296" calcext:value-type="float">
            <text:p>0.0095296</text:p>
          </table:table-cell>
          <table:table-cell office:value-type="float" office:value="0.0128326" calcext:value-type="float">
            <text:p>0.0128326</text:p>
          </table:table-cell>
          <table:table-cell office:value-type="float" office:value="0.0056222" calcext:value-type="float">
            <text:p>0.0056222</text:p>
          </table:table-cell>
          <table:table-cell office:value-type="float" office:value="0.0205345" calcext:value-type="float">
            <text:p>0.0205345</text:p>
          </table:table-cell>
          <table:table-cell office:value-type="float" office:value="0.0240638" calcext:value-type="float">
            <text:p>0.0240638</text:p>
          </table:table-cell>
          <table:table-cell office:value-type="float" office:value="0.0239097" calcext:value-type="float">
            <text:p>0.0239097</text:p>
          </table:table-cell>
          <table:table-cell office:value-type="float" office:value="0.0446288" calcext:value-type="float">
            <text:p>0.0446288</text:p>
          </table:table-cell>
          <table:table-cell office:value-type="float" office:value="0.00689122" calcext:value-type="float">
            <text:p>0.00689122</text:p>
          </table:table-cell>
          <table:table-cell office:value-type="float" office:value="0.00865078" calcext:value-type="float">
            <text:p>0.00865078</text:p>
          </table:table-cell>
          <table:table-cell office:value-type="float" office:value="0.0124904" calcext:value-type="float">
            <text:p>0.0124904</text:p>
          </table:table-cell>
          <table:table-cell office:value-type="float" office:value="0.0111533" calcext:value-type="float">
            <text:p>0.0111533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0352038" calcext:value-type="float">
            <text:p>0.00352038</text:p>
          </table:table-cell>
          <table:table-cell office:value-type="float" office:value="0.0177522" calcext:value-type="float">
            <text:p>0.0177522</text:p>
          </table:table-cell>
          <table:table-cell office:value-type="float" office:value="0.0178977" calcext:value-type="float">
            <text:p>0.0178977</text:p>
          </table:table-cell>
          <table:table-cell office:value-type="float" office:value="0.00394435" calcext:value-type="float">
            <text:p>0.00394435</text:p>
          </table:table-cell>
          <table:table-cell office:value-type="float" office:value="0.0286531" calcext:value-type="float">
            <text:p>0.0286531</text:p>
          </table:table-cell>
          <table:table-cell office:value-type="float" office:value="0.0205544" calcext:value-type="float">
            <text:p>0.0205544</text:p>
          </table:table-cell>
          <table:table-cell office:value-type="float" office:value="0.0249594" calcext:value-type="float">
            <text:p>0.0249594</text:p>
          </table:table-cell>
          <table:table-cell office:value-type="float" office:value="0.0392305" calcext:value-type="float">
            <text:p>0.0392305</text:p>
          </table:table-cell>
          <table:table-cell office:value-type="float" office:value="0.027941" calcext:value-type="float">
            <text:p>0.027941</text:p>
          </table:table-cell>
          <table:table-cell office:value-type="float" office:value="0.0144317" calcext:value-type="float">
            <text:p>0.0144317</text:p>
          </table:table-cell>
          <table:table-cell office:value-type="float" office:value="0.00289357" calcext:value-type="float">
            <text:p>0.00289357</text:p>
          </table:table-cell>
          <table:table-cell office:value-type="float" office:value="0.0140101" calcext:value-type="float">
            <text:p>0.0140101</text:p>
          </table:table-cell>
          <table:table-cell office:value-type="float" office:value="0.0298746" calcext:value-type="float">
            <text:p>0.0298746</text:p>
          </table:table-cell>
          <table:table-cell office:value-type="float" office:value="0.0276049" calcext:value-type="float">
            <text:p>0.0276049</text:p>
          </table:table-cell>
          <table:table-cell office:value-type="float" office:value="0.032715" calcext:value-type="float">
            <text:p>0.032715</text:p>
          </table:table-cell>
          <table:table-cell office:value-type="float" office:value="0.034375" calcext:value-type="float">
            <text:p>0.034375</text:p>
          </table:table-cell>
          <table:table-cell office:value-type="float" office:value="0.0389481" calcext:value-type="float">
            <text:p>0.0389481</text:p>
          </table:table-cell>
          <table:table-cell office:value-type="float" office:value="0.0210709" calcext:value-type="float">
            <text:p>0.0210709</text:p>
          </table:table-cell>
          <table:table-cell office:value-type="float" office:value="0.0204641" calcext:value-type="float">
            <text:p>0.0204641</text:p>
          </table:table-cell>
          <table:table-cell office:value-type="float" office:value="0.0298501" calcext:value-type="float">
            <text:p>0.0298501</text:p>
          </table:table-cell>
          <table:table-cell office:value-type="float" office:value="0.041674" calcext:value-type="float">
            <text:p>0.041674</text:p>
          </table:table-cell>
          <table:table-cell office:value-type="float" office:value="0.0206582" calcext:value-type="float">
            <text:p>0.0206582</text:p>
          </table:table-cell>
          <table:table-cell office:value-type="float" office:value="0.0369361" calcext:value-type="float">
            <text:p>0.0369361</text:p>
          </table:table-cell>
          <table:table-cell office:value-type="float" office:value="0.0193091" calcext:value-type="float">
            <text:p>0.0193091</text:p>
          </table:table-cell>
          <table:table-cell office:value-type="float" office:value="0.0341639" calcext:value-type="float">
            <text:p>0.0341639</text:p>
          </table:table-cell>
          <table:table-cell office:value-type="float" office:value="0.0154074" calcext:value-type="float">
            <text:p>0.0154074</text:p>
          </table:table-cell>
          <table:table-cell office:value-type="float" office:value="0.0307901" calcext:value-type="float">
            <text:p>0.0307901</text:p>
          </table:table-cell>
          <table:table-cell office:value-type="float" office:value="0.0399449" calcext:value-type="float">
            <text:p>0.0399449</text:p>
          </table:table-cell>
          <table:table-cell office:value-type="float" office:value="0.0321513" calcext:value-type="float">
            <text:p>0.0321513</text:p>
          </table:table-cell>
          <table:table-cell office:value-type="float" office:value="0.017976" calcext:value-type="float">
            <text:p>0.017976</text:p>
          </table:table-cell>
          <table:table-cell office:value-type="float" office:value="0.0109662" calcext:value-type="float">
            <text:p>0.0109662</text:p>
          </table:table-cell>
          <table:table-cell office:value-type="float" office:value="0.0229613" calcext:value-type="float">
            <text:p>0.0229613</text:p>
          </table:table-cell>
          <table:table-cell office:value-type="float" office:value="0.0283554" calcext:value-type="float">
            <text:p>0.0283554</text:p>
          </table:table-cell>
          <table:table-cell office:value-type="float" office:value="0.0229341" calcext:value-type="float">
            <text:p>0.0229341</text:p>
          </table:table-cell>
          <table:table-cell office:value-type="float" office:value="0.0427231" calcext:value-type="float">
            <text:p>0.0427231</text:p>
          </table:table-cell>
          <table:table-cell office:value-type="float" office:value="0.0444817" calcext:value-type="float">
            <text:p>0.0444817</text:p>
          </table:table-cell>
          <table:table-cell office:value-type="float" office:value="0.0210615" calcext:value-type="float">
            <text:p>0.0210615</text:p>
          </table:table-cell>
          <table:table-cell office:value-type="float" office:value="0.00739553" calcext:value-type="float">
            <text:p>0.00739553</text:p>
          </table:table-cell>
          <table:table-cell office:value-type="float" office:value="0.0192298" calcext:value-type="float">
            <text:p>0.0192298</text:p>
          </table:table-cell>
          <table:table-cell office:value-type="float" office:value="0.0213723" calcext:value-type="float">
            <text:p>0.0213723</text:p>
          </table:table-cell>
          <table:table-cell office:value-type="float" office:value="0.0442007" calcext:value-type="float">
            <text:p>0.0442007</text:p>
          </table:table-cell>
          <table:table-cell office:value-type="float" office:value="0.0435975" calcext:value-type="float">
            <text:p>0.0435975</text:p>
          </table:table-cell>
          <table:table-cell office:value-type="float" office:value="0.0100714" calcext:value-type="float">
            <text:p>0.0100714</text:p>
          </table:table-cell>
          <table:table-cell office:value-type="float" office:value="0.0489064" calcext:value-type="float">
            <text:p>0.0489064</text:p>
          </table:table-cell>
          <table:table-cell office:value-type="float" office:value="0.0296024" calcext:value-type="float">
            <text:p>0.0296024</text:p>
          </table:table-cell>
          <table:table-cell office:value-type="float" office:value="0.0307387" calcext:value-type="float">
            <text:p>0.0307387</text:p>
          </table:table-cell>
          <table:table-cell office:value-type="float" office:value="0.0275936" calcext:value-type="float">
            <text:p>0.0275936</text:p>
          </table:table-cell>
          <table:table-cell office:value-type="float" office:value="0.0292167" calcext:value-type="float">
            <text:p>0.0292167</text:p>
          </table:table-cell>
          <table:table-cell office:value-type="float" office:value="0.0157834" calcext:value-type="float">
            <text:p>0.0157834</text:p>
          </table:table-cell>
          <table:table-cell office:value-type="float" office:value="0.0124588" calcext:value-type="float">
            <text:p>0.0124588</text:p>
          </table:table-cell>
          <table:table-cell office:value-type="float" office:value="0.0163668" calcext:value-type="float">
            <text:p>0.0163668</text:p>
          </table:table-cell>
          <table:table-cell office:value-type="float" office:value="0.0212246" calcext:value-type="float">
            <text:p>0.0212246</text:p>
          </table:table-cell>
          <table:table-cell office:value-type="float" office:value="0.0390154" calcext:value-type="float">
            <text:p>0.0390154</text:p>
          </table:table-cell>
          <table:table-cell office:value-type="float" office:value="0.0193183" calcext:value-type="float">
            <text:p>0.0193183</text:p>
          </table:table-cell>
          <table:table-cell office:value-type="float" office:value="0.0248412" calcext:value-type="float">
            <text:p>0.0248412</text:p>
          </table:table-cell>
          <table:table-cell office:value-type="float" office:value="0.0133123" calcext:value-type="float">
            <text:p>0.0133123</text:p>
          </table:table-cell>
          <table:table-cell office:value-type="float" office:value="0.0419861" calcext:value-type="float">
            <text:p>0.0419861</text:p>
          </table:table-cell>
          <table:table-cell office:value-type="float" office:value="0.0175102" calcext:value-type="float">
            <text:p>0.0175102</text:p>
          </table:table-cell>
          <table:table-cell office:value-type="float" office:value="0.0249851" calcext:value-type="float">
            <text:p>0.0249851</text:p>
          </table:table-cell>
          <table:table-cell office:value-type="float" office:value="0.0197325" calcext:value-type="float">
            <text:p>0.0197325</text:p>
          </table:table-cell>
          <table:table-cell office:value-type="float" office:value="0.0259216" calcext:value-type="float">
            <text:p>0.0259216</text:p>
          </table:table-cell>
          <table:table-cell office:value-type="float" office:value="0.0119436" calcext:value-type="float">
            <text:p>0.0119436</text:p>
          </table:table-cell>
          <table:table-cell office:value-type="float" office:value="0.0158765" calcext:value-type="float">
            <text:p>0.0158765</text:p>
          </table:table-cell>
          <table:table-cell office:value-type="float" office:value="0.00671304" calcext:value-type="float">
            <text:p>0.00671304</text:p>
          </table:table-cell>
          <table:table-cell office:value-type="float" office:value="0.029795" calcext:value-type="float">
            <text:p>0.029795</text:p>
          </table:table-cell>
          <table:table-cell office:value-type="float" office:value="0.029728" calcext:value-type="float">
            <text:p>0.029728</text:p>
          </table:table-cell>
          <table:table-cell office:value-type="float" office:value="0.0116691" calcext:value-type="float">
            <text:p>0.0116691</text:p>
          </table:table-cell>
          <table:table-cell office:value-type="float" office:value="0.0302145" calcext:value-type="float">
            <text:p>0.0302145</text:p>
          </table:table-cell>
          <table:table-cell office:value-type="float" office:value="0.0371235" calcext:value-type="float">
            <text:p>0.0371235</text:p>
          </table:table-cell>
          <table:table-cell office:value-type="float" office:value="0.0401427" calcext:value-type="float">
            <text:p>0.0401427</text:p>
          </table:table-cell>
          <table:table-cell office:value-type="float" office:value="0.0146141" calcext:value-type="float">
            <text:p>0.0146141</text:p>
          </table:table-cell>
          <table:table-cell office:value-type="float" office:value="0.0121584" calcext:value-type="float">
            <text:p>0.0121584</text:p>
          </table:table-cell>
          <table:table-cell office:value-type="float" office:value="0.0141629" calcext:value-type="float">
            <text:p>0.0141629</text:p>
          </table:table-cell>
          <table:table-cell office:value-type="float" office:value="0.0457462" calcext:value-type="float">
            <text:p>0.0457462</text:p>
          </table:table-cell>
          <table:table-cell office:value-type="float" office:value="0.0127236" calcext:value-type="float">
            <text:p>0.0127236</text:p>
          </table:table-cell>
          <table:table-cell office:value-type="float" office:value="0.0109802" calcext:value-type="float">
            <text:p>0.0109802</text:p>
          </table:table-cell>
          <table:table-cell office:value-type="float" office:value="0.0175658" calcext:value-type="float">
            <text:p>0.0175658</text:p>
          </table:table-cell>
          <table:table-cell office:value-type="float" office:value="0.022538" calcext:value-type="float">
            <text:p>0.022538</text:p>
          </table:table-cell>
          <table:table-cell office:value-type="float" office:value="0.0260349" calcext:value-type="float">
            <text:p>0.0260349</text:p>
          </table:table-cell>
          <table:table-cell office:value-type="float" office:value="0.0125663" calcext:value-type="float">
            <text:p>0.0125663</text:p>
          </table:table-cell>
          <table:table-cell office:value-type="float" office:value="0.0263091" calcext:value-type="float">
            <text:p>0.0263091</text:p>
          </table:table-cell>
          <table:table-cell office:value-type="float" office:value="0.0306019" calcext:value-type="float">
            <text:p>0.0306019</text:p>
          </table:table-cell>
          <table:table-cell office:value-type="float" office:value="0.00609236" calcext:value-type="float">
            <text:p>0.00609236</text:p>
          </table:table-cell>
          <table:table-cell office:value-type="float" office:value="0.0028657" calcext:value-type="float">
            <text:p>0.0028657</text:p>
          </table:table-cell>
          <table:table-cell office:value-type="float" office:value="0.0453715" calcext:value-type="float">
            <text:p>0.0453715</text:p>
          </table:table-cell>
          <table:table-cell office:value-type="float" office:value="0.012305" calcext:value-type="float">
            <text:p>0.012305</text:p>
          </table:table-cell>
          <table:table-cell office:value-type="float" office:value="0.0217323" calcext:value-type="float">
            <text:p>0.0217323</text:p>
          </table:table-cell>
          <table:table-cell office:value-type="float" office:value="0.0493437" calcext:value-type="float">
            <text:p>0.0493437</text:p>
          </table:table-cell>
          <table:table-cell office:value-type="float" office:value="0.0377463" calcext:value-type="float">
            <text:p>0.0377463</text:p>
          </table:table-cell>
          <table:table-cell office:value-type="float" office:value="0.0191522" calcext:value-type="float">
            <text:p>0.0191522</text:p>
          </table:table-cell>
          <table:table-cell office:value-type="float" office:value="0.00553032" calcext:value-type="float">
            <text:p>0.00553032</text:p>
          </table:table-cell>
          <table:table-cell office:value-type="float" office:value="0.0159558" calcext:value-type="float">
            <text:p>0.0159558</text:p>
          </table:table-cell>
          <table:table-cell office:value-type="float" office:value="0.0283553" calcext:value-type="float">
            <text:p>0.0283553</text:p>
          </table:table-cell>
          <table:table-cell office:value-type="float" office:value="0.0261408" calcext:value-type="float">
            <text:p>0.0261408</text:p>
          </table:table-cell>
          <table:table-cell office:value-type="float" office:value="0.0344244" calcext:value-type="float">
            <text:p>0.0344244</text:p>
          </table:table-cell>
          <table:table-cell office:value-type="float" office:value="0.0198423" calcext:value-type="float">
            <text:p>0.0198423</text:p>
          </table:table-cell>
          <table:table-cell office:value-type="float" office:value="0.0115157" calcext:value-type="float">
            <text:p>0.0115157</text:p>
          </table:table-cell>
          <table:table-cell office:value-type="float" office:value="0.0229215" calcext:value-type="float">
            <text:p>0.0229215</text:p>
          </table:table-cell>
          <table:table-cell office:value-type="float" office:value="0.0143472" calcext:value-type="float">
            <text:p>0.0143472</text:p>
          </table:table-cell>
          <table:table-cell office:value-type="float" office:value="0.0141183" calcext:value-type="float">
            <text:p>0.0141183</text:p>
          </table:table-cell>
          <table:table-cell office:value-type="float" office:value="0.042645" calcext:value-type="float">
            <text:p>0.042645</text:p>
          </table:table-cell>
          <table:table-cell office:value-type="float" office:value="0.0159048" calcext:value-type="float">
            <text:p>0.0159048</text:p>
          </table:table-cell>
          <table:table-cell office:value-type="float" office:value="0.0418315" calcext:value-type="float">
            <text:p>0.0418315</text:p>
          </table:table-cell>
          <table:table-cell office:value-type="float" office:value="0.01256" calcext:value-type="float">
            <text:p>0.01256</text:p>
          </table:table-cell>
          <table:table-cell office:value-type="float" office:value="0.0125535" calcext:value-type="float">
            <text:p>0.0125535</text:p>
          </table:table-cell>
          <table:table-cell office:value-type="float" office:value="0.0120741" calcext:value-type="float">
            <text:p>0.0120741</text:p>
          </table:table-cell>
          <table:table-cell office:value-type="float" office:value="0.0125992" calcext:value-type="float">
            <text:p>0.0125992</text:p>
          </table:table-cell>
          <table:table-cell office:value-type="float" office:value="0.0327334" calcext:value-type="float">
            <text:p>0.0327334</text:p>
          </table:table-cell>
          <table:table-cell office:value-type="float" office:value="0.0100504" calcext:value-type="float">
            <text:p>0.0100504</text:p>
          </table:table-cell>
          <table:table-cell office:value-type="float" office:value="0.046413" calcext:value-type="float">
            <text:p>0.046413</text:p>
          </table:table-cell>
          <table:table-cell office:value-type="float" office:value="0.0398025" calcext:value-type="float">
            <text:p>0.0398025</text:p>
          </table:table-cell>
          <table:table-cell office:value-type="float" office:value="0.0185765" calcext:value-type="float">
            <text:p>0.0185765</text:p>
          </table:table-cell>
          <table:table-cell office:value-type="float" office:value="0.0346346" calcext:value-type="float">
            <text:p>0.0346346</text:p>
          </table:table-cell>
          <table:table-cell office:value-type="float" office:value="0.0414808" calcext:value-type="float">
            <text:p>0.0414808</text:p>
          </table:table-cell>
          <table:table-cell office:value-type="float" office:value="0.0402823" calcext:value-type="float">
            <text:p>0.0402823</text:p>
          </table:table-cell>
          <table:table-cell office:value-type="float" office:value="0.0402927" calcext:value-type="float">
            <text:p>0.0402927</text:p>
          </table:table-cell>
          <table:table-cell office:value-type="float" office:value="0.0127029" calcext:value-type="float">
            <text:p>0.0127029</text:p>
          </table:table-cell>
          <table:table-cell office:value-type="float" office:value="0.0327927" calcext:value-type="float">
            <text:p>0.0327927</text:p>
          </table:table-cell>
          <table:table-cell office:value-type="float" office:value="0.0427011" calcext:value-type="float">
            <text:p>0.0427011</text:p>
          </table:table-cell>
          <table:table-cell office:value-type="float" office:value="0.0358168" calcext:value-type="float">
            <text:p>0.0358168</text:p>
          </table:table-cell>
          <table:table-cell office:value-type="float" office:value="0.0389404" calcext:value-type="float">
            <text:p>0.0389404</text:p>
          </table:table-cell>
          <table:table-cell office:value-type="float" office:value="0.0314697" calcext:value-type="float">
            <text:p>0.0314697</text:p>
          </table:table-cell>
          <table:table-cell office:value-type="float" office:value="0.0167715" calcext:value-type="float">
            <text:p>0.0167715</text:p>
          </table:table-cell>
          <table:table-cell office:value-type="float" office:value="0.0412288" calcext:value-type="float">
            <text:p>0.0412288</text:p>
          </table:table-cell>
          <table:table-cell office:value-type="float" office:value="0.032017" calcext:value-type="float">
            <text:p>0.032017</text:p>
          </table:table-cell>
          <table:table-cell office:value-type="float" office:value="0.0157916" calcext:value-type="float">
            <text:p>0.0157916</text:p>
          </table:table-cell>
          <table:table-cell office:value-type="float" office:value="0.0344548" calcext:value-type="float">
            <text:p>0.0344548</text:p>
          </table:table-cell>
          <table:table-cell office:value-type="float" office:value="0.033449" calcext:value-type="float">
            <text:p>0.033449</text:p>
          </table:table-cell>
          <table:table-cell office:value-type="float" office:value="0.0382741" calcext:value-type="float">
            <text:p>0.0382741</text:p>
          </table:table-cell>
          <table:table-cell office:value-type="float" office:value="0.0229509" calcext:value-type="float">
            <text:p>0.0229509</text:p>
          </table:table-cell>
          <table:table-cell office:value-type="float" office:value="0.0222407" calcext:value-type="float">
            <text:p>0.0222407</text:p>
          </table:table-cell>
          <table:table-cell office:value-type="float" office:value="0.00558408" calcext:value-type="float">
            <text:p>0.00558408</text:p>
          </table:table-cell>
          <table:table-cell office:value-type="float" office:value="0.00880756" calcext:value-type="float">
            <text:p>0.00880756</text:p>
          </table:table-cell>
          <table:table-cell office:value-type="float" office:value="0.0168646" calcext:value-type="float">
            <text:p>0.0168646</text:p>
          </table:table-cell>
          <table:table-cell office:value-type="float" office:value="0.0217745" calcext:value-type="float">
            <text:p>0.0217745</text:p>
          </table:table-cell>
          <table:table-cell office:value-type="float" office:value="0.0193759" calcext:value-type="float">
            <text:p>0.0193759</text:p>
          </table:table-cell>
          <table:table-cell office:value-type="float" office:value="0.00557208" calcext:value-type="float">
            <text:p>0.00557208</text:p>
          </table:table-cell>
          <table:table-cell office:value-type="float" office:value="0.0351326" calcext:value-type="float">
            <text:p>0.0351326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23274" calcext:value-type="float">
            <text:p>0.0123274</text:p>
          </table:table-cell>
          <table:table-cell office:value-type="float" office:value="0.0271265" calcext:value-type="float">
            <text:p>0.0271265</text:p>
          </table:table-cell>
          <table:table-cell office:value-type="float" office:value="0.0236094" calcext:value-type="float">
            <text:p>0.0236094</text:p>
          </table:table-cell>
          <table:table-cell office:value-type="float" office:value="0.00562478" calcext:value-type="float">
            <text:p>0.00562478</text:p>
          </table:table-cell>
          <table:table-cell office:value-type="float" office:value="0.00876961" calcext:value-type="float">
            <text:p>0.00876961</text:p>
          </table:table-cell>
          <table:table-cell office:value-type="float" office:value="0.0137629" calcext:value-type="float">
            <text:p>0.0137629</text:p>
          </table:table-cell>
          <table:table-cell office:value-type="float" office:value="0.0190402" calcext:value-type="float">
            <text:p>0.0190402</text:p>
          </table:table-cell>
          <table:table-cell office:value-type="float" office:value="0.0289357" calcext:value-type="float">
            <text:p>0.0289357</text:p>
          </table:table-cell>
          <table:table-cell office:value-type="float" office:value="0.00601206" calcext:value-type="float">
            <text:p>0.00601206</text:p>
          </table:table-cell>
          <table:table-cell office:value-type="float" office:value="0.0134129" calcext:value-type="float">
            <text:p>0.0134129</text:p>
          </table:table-cell>
          <table:table-cell office:value-type="float" office:value="0.0271823" calcext:value-type="float">
            <text:p>0.0271823</text:p>
          </table:table-cell>
          <table:table-cell office:value-type="float" office:value="0.0135705" calcext:value-type="float">
            <text:p>0.0135705</text:p>
          </table:table-cell>
          <table:table-cell office:value-type="float" office:value="0.0247143" calcext:value-type="float">
            <text:p>0.0247143</text:p>
          </table:table-cell>
          <table:table-cell office:value-type="float" office:value="0.0152695" calcext:value-type="float">
            <text:p>0.0152695</text:p>
          </table:table-cell>
          <table:table-cell office:value-type="float" office:value="0.0232039" calcext:value-type="float">
            <text:p>0.0232039</text:p>
          </table:table-cell>
          <table:table-cell office:value-type="float" office:value="0.0123509" calcext:value-type="float">
            <text:p>0.0123509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101268" calcext:value-type="float">
            <text:p>0.0101268</text:p>
          </table:table-cell>
          <table:table-cell office:value-type="float" office:value="0.0184347" calcext:value-type="float">
            <text:p>0.0184347</text:p>
          </table:table-cell>
          <table:table-cell office:value-type="float" office:value="0.0136719" calcext:value-type="float">
            <text:p>0.0136719</text:p>
          </table:table-cell>
          <table:table-cell office:value-type="float" office:value="0.0424849" calcext:value-type="float">
            <text:p>0.0424849</text:p>
          </table:table-cell>
          <table:table-cell office:value-type="float" office:value="0.0306566" calcext:value-type="float">
            <text:p>0.0306566</text:p>
          </table:table-cell>
          <table:table-cell office:value-type="float" office:value="0.0319607" calcext:value-type="float">
            <text:p>0.0319607</text:p>
          </table:table-cell>
          <table:table-cell office:value-type="float" office:value="0.0159331" calcext:value-type="float">
            <text:p>0.0159331</text:p>
          </table:table-cell>
          <table:table-cell office:value-type="float" office:value="0.0394896" calcext:value-type="float">
            <text:p>0.0394896</text:p>
          </table:table-cell>
          <table:table-cell office:value-type="float" office:value="0.00535587" calcext:value-type="float">
            <text:p>0.00535587</text:p>
          </table:table-cell>
          <table:table-cell office:value-type="float" office:value="0.0264983" calcext:value-type="float">
            <text:p>0.0264983</text:p>
          </table:table-cell>
          <table:table-cell office:value-type="float" office:value="0.0360531" calcext:value-type="float">
            <text:p>0.0360531</text:p>
          </table:table-cell>
          <table:table-cell office:value-type="float" office:value="0.00302871" calcext:value-type="float">
            <text:p>0.00302871</text:p>
          </table:table-cell>
          <table:table-cell office:value-type="float" office:value="0.0120098" calcext:value-type="float">
            <text:p>0.0120098</text:p>
          </table:table-cell>
          <table:table-cell office:value-type="float" office:value="0.031643" calcext:value-type="float">
            <text:p>0.031643</text:p>
          </table:table-cell>
          <table:table-cell office:value-type="float" office:value="0.00602622" calcext:value-type="float">
            <text:p>0.00602622</text:p>
          </table:table-cell>
          <table:table-cell office:value-type="float" office:value="0.00987352" calcext:value-type="float">
            <text:p>0.00987352</text:p>
          </table:table-cell>
          <table:table-cell office:value-type="float" office:value="0.0145343" calcext:value-type="float">
            <text:p>0.0145343</text:p>
          </table:table-cell>
          <table:table-cell office:value-type="float" office:value="0.0283617" calcext:value-type="float">
            <text:p>0.0283617</text:p>
          </table:table-cell>
          <table:table-cell office:value-type="float" office:value="0.0200185" calcext:value-type="float">
            <text:p>0.0200185</text:p>
          </table:table-cell>
          <table:table-cell office:value-type="float" office:value="0.00914442" calcext:value-type="float">
            <text:p>0.00914442</text:p>
          </table:table-cell>
          <table:table-cell office:value-type="float" office:value="0.00350095" calcext:value-type="float">
            <text:p>0.00350095</text:p>
          </table:table-cell>
          <table:table-cell office:value-type="float" office:value="0.0244634" calcext:value-type="float">
            <text:p>0.0244634</text:p>
          </table:table-cell>
          <table:table-cell office:value-type="float" office:value="0.0382572" calcext:value-type="float">
            <text:p>0.0382572</text:p>
          </table:table-cell>
          <table:table-cell office:value-type="float" office:value="0.0187696" calcext:value-type="float">
            <text:p>0.0187696</text:p>
          </table:table-cell>
          <table:table-cell office:value-type="float" office:value="0.0159951" calcext:value-type="float">
            <text:p>0.0159951</text:p>
          </table:table-cell>
          <table:table-cell office:value-type="float" office:value="0.0113575" calcext:value-type="float">
            <text:p>0.0113575</text:p>
          </table:table-cell>
          <table:table-cell office:value-type="float" office:value="0.0360504" calcext:value-type="float">
            <text:p>0.0360504</text:p>
          </table:table-cell>
          <table:table-cell office:value-type="float" office:value="0.0158394" calcext:value-type="float">
            <text:p>0.0158394</text:p>
          </table:table-cell>
          <table:table-cell office:value-type="float" office:value="0.0214476" calcext:value-type="float">
            <text:p>0.0214476</text:p>
          </table:table-cell>
          <table:table-cell office:value-type="float" office:value="0.0354491" calcext:value-type="float">
            <text:p>0.0354491</text:p>
          </table:table-cell>
          <table:table-cell office:value-type="float" office:value="0.0182952" calcext:value-type="float">
            <text:p>0.0182952</text:p>
          </table:table-cell>
          <table:table-cell office:value-type="float" office:value="0.0103073" calcext:value-type="float">
            <text:p>0.0103073</text:p>
          </table:table-cell>
          <table:table-cell office:value-type="float" office:value="0.026938" calcext:value-type="float">
            <text:p>0.026938</text:p>
          </table:table-cell>
          <table:table-cell office:value-type="float" office:value="0.0132286" calcext:value-type="float">
            <text:p>0.0132286</text:p>
          </table:table-cell>
          <table:table-cell office:value-type="float" office:value="0.00891079" calcext:value-type="float">
            <text:p>0.00891079</text:p>
          </table:table-cell>
          <table:table-cell office:value-type="float" office:value="0.0152045" calcext:value-type="float">
            <text:p>0.0152045</text:p>
          </table:table-cell>
          <table:table-cell office:value-type="float" office:value="0.0327098" calcext:value-type="float">
            <text:p>0.0327098</text:p>
          </table:table-cell>
          <table:table-cell office:value-type="float" office:value="0.00931345" calcext:value-type="float">
            <text:p>0.00931345</text:p>
          </table:table-cell>
          <table:table-cell office:value-type="float" office:value="0.0108748" calcext:value-type="float">
            <text:p>0.0108748</text:p>
          </table:table-cell>
          <table:table-cell office:value-type="float" office:value="0.0137157" calcext:value-type="float">
            <text:p>0.0137157</text:p>
          </table:table-cell>
          <table:table-cell office:value-type="float" office:value="0.0171497" calcext:value-type="float">
            <text:p>0.0171497</text:p>
          </table:table-cell>
          <table:table-cell office:value-type="float" office:value="0.0371181" calcext:value-type="float">
            <text:p>0.0371181</text:p>
          </table:table-cell>
          <table:table-cell office:value-type="float" office:value="0.0291344" calcext:value-type="float">
            <text:p>0.0291344</text:p>
          </table:table-cell>
          <table:table-cell office:value-type="float" office:value="0.0157819" calcext:value-type="float">
            <text:p>0.0157819</text:p>
          </table:table-cell>
          <table:table-cell office:value-type="float" office:value="0.0366269" calcext:value-type="float">
            <text:p>0.0366269</text:p>
          </table:table-cell>
          <table:table-cell office:value-type="float" office:value="0.0165604" calcext:value-type="float">
            <text:p>0.0165604</text:p>
          </table:table-cell>
          <table:table-cell office:value-type="float" office:value="0.0161545" calcext:value-type="float">
            <text:p>0.0161545</text:p>
          </table:table-cell>
          <table:table-cell office:value-type="float" office:value="0.0287359" calcext:value-type="float">
            <text:p>0.0287359</text:p>
          </table:table-cell>
          <table:table-cell office:value-type="float" office:value="0.0314261" calcext:value-type="float">
            <text:p>0.0314261</text:p>
          </table:table-cell>
          <table:table-cell office:value-type="float" office:value="0.0405885" calcext:value-type="float">
            <text:p>0.0405885</text:p>
          </table:table-cell>
          <table:table-cell office:value-type="float" office:value="0.0116024" calcext:value-type="float">
            <text:p>0.0116024</text:p>
          </table:table-cell>
          <table:table-cell office:value-type="float" office:value="0.0142761" calcext:value-type="float">
            <text:p>0.0142761</text:p>
          </table:table-cell>
          <table:table-cell office:value-type="float" office:value="0.0168423" calcext:value-type="float">
            <text:p>0.0168423</text:p>
          </table:table-cell>
          <table:table-cell office:value-type="float" office:value="0.0354746" calcext:value-type="float">
            <text:p>0.0354746</text:p>
          </table:table-cell>
          <table:table-cell office:value-type="float" office:value="0.0365552" calcext:value-type="float">
            <text:p>0.0365552</text:p>
          </table:table-cell>
          <table:table-cell office:value-type="float" office:value="0.0147522" calcext:value-type="float">
            <text:p>0.0147522</text:p>
          </table:table-cell>
          <table:table-cell office:value-type="float" office:value="0.0141203" calcext:value-type="float">
            <text:p>0.0141203</text:p>
          </table:table-cell>
          <table:table-cell office:value-type="float" office:value="0.0176718" calcext:value-type="float">
            <text:p>0.0176718</text:p>
          </table:table-cell>
          <table:table-cell office:value-type="float" office:value="0.0103503" calcext:value-type="float">
            <text:p>0.0103503</text:p>
          </table:table-cell>
          <table:table-cell office:value-type="float" office:value="0.0386066" calcext:value-type="float">
            <text:p>0.0386066</text:p>
          </table:table-cell>
          <table:table-cell office:value-type="float" office:value="0.0316987" calcext:value-type="float">
            <text:p>0.0316987</text:p>
          </table:table-cell>
          <table:table-cell office:value-type="float" office:value="0.0275076" calcext:value-type="float">
            <text:p>0.0275076</text:p>
          </table:table-cell>
          <table:table-cell office:value-type="float" office:value="0.0446987" calcext:value-type="float">
            <text:p>0.0446987</text:p>
          </table:table-cell>
          <table:table-cell office:value-type="float" office:value="0.0059533" calcext:value-type="float">
            <text:p>0.0059533</text:p>
          </table:table-cell>
          <table:table-cell office:value-type="float" office:value="0.0165033" calcext:value-type="float">
            <text:p>0.0165033</text:p>
          </table:table-cell>
          <table:table-cell office:value-type="float" office:value="0.0114183" calcext:value-type="float">
            <text:p>0.0114183</text:p>
          </table:table-cell>
          <table:table-cell office:value-type="float" office:value="0.029613" calcext:value-type="float">
            <text:p>0.029613</text:p>
          </table:table-cell>
          <table:table-cell office:value-type="float" office:value="0.00703649" calcext:value-type="float">
            <text:p>0.00703649</text:p>
          </table:table-cell>
          <table:table-cell office:value-type="float" office:value="0.0277701" calcext:value-type="float">
            <text:p>0.0277701</text:p>
          </table:table-cell>
          <table:table-cell office:value-type="float" office:value="0.0329585" calcext:value-type="float">
            <text:p>0.0329585</text:p>
          </table:table-cell>
          <table:table-cell office:value-type="float" office:value="0.0177842" calcext:value-type="float">
            <text:p>0.0177842</text:p>
          </table:table-cell>
          <table:table-cell office:value-type="float" office:value="0.0155064" calcext:value-type="float">
            <text:p>0.0155064</text:p>
          </table:table-cell>
          <table:table-cell office:value-type="float" office:value="0.0296178" calcext:value-type="float">
            <text:p>0.0296178</text:p>
          </table:table-cell>
          <table:table-cell office:value-type="float" office:value="0.00820564" calcext:value-type="float">
            <text:p>0.00820564</text:p>
          </table:table-cell>
          <table:table-cell office:value-type="float" office:value="0.0309782" calcext:value-type="float">
            <text:p>0.0309782</text:p>
          </table:table-cell>
          <table:table-cell office:value-type="float" office:value="0.0321257" calcext:value-type="float">
            <text:p>0.0321257</text:p>
          </table:table-cell>
          <table:table-cell office:value-type="float" office:value="0.0286534" calcext:value-type="float">
            <text:p>0.0286534</text:p>
          </table:table-cell>
          <table:table-cell office:value-type="float" office:value="0.0414704" calcext:value-type="float">
            <text:p>0.0414704</text:p>
          </table:table-cell>
          <table:table-cell office:value-type="float" office:value="0.0164505" calcext:value-type="float">
            <text:p>0.0164505</text:p>
          </table:table-cell>
          <table:table-cell office:value-type="float" office:value="0.0117684" calcext:value-type="float">
            <text:p>0.0117684</text:p>
          </table:table-cell>
          <table:table-cell office:value-type="float" office:value="0.0361536" calcext:value-type="float">
            <text:p>0.0361536</text:p>
          </table:table-cell>
          <table:table-cell office:value-type="float" office:value="0.0353807" calcext:value-type="float">
            <text:p>0.0353807</text:p>
          </table:table-cell>
          <table:table-cell office:value-type="float" office:value="0.0323368" calcext:value-type="float">
            <text:p>0.0323368</text:p>
          </table:table-cell>
          <table:table-cell office:value-type="float" office:value="0.0291967" calcext:value-type="float">
            <text:p>0.0291967</text:p>
          </table:table-cell>
          <table:table-cell office:value-type="float" office:value="0.0189098" calcext:value-type="float">
            <text:p>0.0189098</text:p>
          </table:table-cell>
          <table:table-cell office:value-type="float" office:value="0.015568" calcext:value-type="float">
            <text:p>0.015568</text:p>
          </table:table-cell>
          <table:table-cell office:value-type="float" office:value="0.0108837" calcext:value-type="float">
            <text:p>0.0108837</text:p>
          </table:table-cell>
          <table:table-cell office:value-type="float" office:value="0.0185952" calcext:value-type="float">
            <text:p>0.0185952</text:p>
          </table:table-cell>
          <table:table-cell office:value-type="float" office:value="0.0243593" calcext:value-type="float">
            <text:p>0.0243593</text:p>
          </table:table-cell>
          <table:table-cell office:value-type="float" office:value="0.00771587" calcext:value-type="float">
            <text:p>0.00771587</text:p>
          </table:table-cell>
          <table:table-cell office:value-type="float" office:value="0.00907091" calcext:value-type="float">
            <text:p>0.00907091</text:p>
          </table:table-cell>
          <table:table-cell office:value-type="float" office:value="0.00989775" calcext:value-type="float">
            <text:p>0.00989775</text:p>
          </table:table-cell>
          <table:table-cell office:value-type="float" office:value="0.0104152" calcext:value-type="float">
            <text:p>0.0104152</text:p>
          </table:table-cell>
          <table:table-cell office:value-type="float" office:value="0.0202424" calcext:value-type="float">
            <text:p>0.0202424</text:p>
          </table:table-cell>
          <table:table-cell office:value-type="float" office:value="0.0151405" calcext:value-type="float">
            <text:p>0.0151405</text:p>
          </table:table-cell>
          <table:table-cell office:value-type="float" office:value="0.0144973" calcext:value-type="float">
            <text:p>0.0144973</text:p>
          </table:table-cell>
          <table:table-cell office:value-type="float" office:value="0.0342472" calcext:value-type="float">
            <text:p>0.0342472</text:p>
          </table:table-cell>
          <table:table-cell office:value-type="float" office:value="0.0348651" calcext:value-type="float">
            <text:p>0.0348651</text:p>
          </table:table-cell>
          <table:table-cell office:value-type="float" office:value="0.0300624" calcext:value-type="float">
            <text:p>0.0300624</text:p>
          </table:table-cell>
          <table:table-cell office:value-type="float" office:value="0.0151576" calcext:value-type="float">
            <text:p>0.0151576</text:p>
          </table:table-cell>
          <table:table-cell office:value-type="float" office:value="0.0401909" calcext:value-type="float">
            <text:p>0.0401909</text:p>
          </table:table-cell>
          <table:table-cell office:value-type="float" office:value="0.0333274" calcext:value-type="float">
            <text:p>0.0333274</text:p>
          </table:table-cell>
          <table:table-cell office:value-type="float" office:value="0.0143461" calcext:value-type="float">
            <text:p>0.0143461</text:p>
          </table:table-cell>
          <table:table-cell office:value-type="float" office:value="0.00786124" calcext:value-type="float">
            <text:p>0.00786124</text:p>
          </table:table-cell>
          <table:table-cell office:value-type="float" office:value="0.0283866" calcext:value-type="float">
            <text:p>0.0283866</text:p>
          </table:table-cell>
          <table:table-cell office:value-type="float" office:value="0.0293582" calcext:value-type="float">
            <text:p>0.0293582</text:p>
          </table:table-cell>
          <table:table-cell office:value-type="float" office:value="0.00848537" calcext:value-type="float">
            <text:p>0.00848537</text:p>
          </table:table-cell>
          <table:table-cell office:value-type="float" office:value="0.0121727" calcext:value-type="float">
            <text:p>0.0121727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14189" calcext:value-type="float">
            <text:p>0.014189</text:p>
          </table:table-cell>
          <table:table-cell office:value-type="float" office:value="0.0334055" calcext:value-type="float">
            <text:p>0.0334055</text:p>
          </table:table-cell>
          <table:table-cell office:value-type="float" office:value="0.0362512" calcext:value-type="float">
            <text:p>0.0362512</text:p>
          </table:table-cell>
          <table:table-cell office:value-type="float" office:value="0.0374669" calcext:value-type="float">
            <text:p>0.0374669</text:p>
          </table:table-cell>
          <table:table-cell office:value-type="float" office:value="0.0496385" calcext:value-type="float">
            <text:p>0.0496385</text:p>
          </table:table-cell>
          <table:table-cell office:value-type="float" office:value="0.0144594" calcext:value-type="float">
            <text:p>0.0144594</text:p>
          </table:table-cell>
          <table:table-cell office:value-type="float" office:value="0.0129896" calcext:value-type="float">
            <text:p>0.0129896</text:p>
          </table:table-cell>
          <table:table-cell office:value-type="float" office:value="0.0276981" calcext:value-type="float">
            <text:p>0.0276981</text:p>
          </table:table-cell>
          <table:table-cell office:value-type="float" office:value="0.00719144" calcext:value-type="float">
            <text:p>0.00719144</text:p>
          </table:table-cell>
          <table:table-cell office:value-type="float" office:value="0.00761306" calcext:value-type="float">
            <text:p>0.00761306</text:p>
          </table:table-cell>
          <table:table-cell office:value-type="float" office:value="0.0432063" calcext:value-type="float">
            <text:p>0.0432063</text:p>
          </table:table-cell>
          <table:table-cell office:value-type="float" office:value="0.033527" calcext:value-type="float">
            <text:p>0.033527</text:p>
          </table:table-cell>
          <table:table-cell office:value-type="float" office:value="0.0344757" calcext:value-type="float">
            <text:p>0.0344757</text:p>
          </table:table-cell>
          <table:table-cell office:value-type="float" office:value="0.0357122" calcext:value-type="float">
            <text:p>0.0357122</text:p>
          </table:table-cell>
          <table:table-cell office:value-type="float" office:value="0.00730092" calcext:value-type="float">
            <text:p>0.00730092</text:p>
          </table:table-cell>
          <table:table-cell office:value-type="float" office:value="0.0381162" calcext:value-type="float">
            <text:p>0.0381162</text:p>
          </table:table-cell>
          <table:table-cell office:value-type="float" office:value="0.0479915" calcext:value-type="float">
            <text:p>0.0479915</text:p>
          </table:table-cell>
          <table:table-cell office:value-type="float" office:value="0.0292038" calcext:value-type="float">
            <text:p>0.0292038</text:p>
          </table:table-cell>
          <table:table-cell office:value-type="float" office:value="0.0137183" calcext:value-type="float">
            <text:p>0.0137183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421046" calcext:value-type="float">
            <text:p>0.0421046</text:p>
          </table:table-cell>
          <table:table-cell office:value-type="float" office:value="0.0258978" calcext:value-type="float">
            <text:p>0.0258978</text:p>
          </table:table-cell>
          <table:table-cell office:value-type="float" office:value="0.0302091" calcext:value-type="float">
            <text:p>0.0302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gnment 18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592" calcext:value-type="float">
            <text:p>14592</text:p>
          </table:table-cell>
          <table:table-cell office:value-type="float" office:value="488" calcext:value-type="float">
            <text:p>488</text:p>
          </table:table-cell>
          <table:table-cell office:value-type="float" office:value="3.05923" calcext:value-type="float">
            <text:p>3.0592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387037" calcext:value-type="float">
            <text:p>0.00038703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88397" calcext:value-type="float">
            <text:p>0.08839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871" calcext:value-type="float">
            <text:p>0.0287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359912" calcext:value-type="float">
            <text:p>0.0359912</text:p>
          </table:table-cell>
          <table:table-cell office:value-type="float" office:value="0.0591543" calcext:value-type="float">
            <text:p>0.0591543</text:p>
          </table:table-cell>
          <table:table-cell office:value-type="float" office:value="0.0693016" calcext:value-type="float">
            <text:p>0.0693016</text:p>
          </table:table-cell>
          <table:table-cell office:value-type="float" office:value="0.037075" calcext:value-type="float">
            <text:p>0.037075</text:p>
          </table:table-cell>
          <table:table-cell office:value-type="float" office:value="0.0688038" calcext:value-type="float">
            <text:p>0.0688038</text:p>
          </table:table-cell>
          <table:table-cell office:value-type="float" office:value="0.0500535" calcext:value-type="float">
            <text:p>0.0500535</text:p>
          </table:table-cell>
          <table:table-cell office:value-type="float" office:value="0.00352068" calcext:value-type="float">
            <text:p>0.00352068</text:p>
          </table:table-cell>
          <table:table-cell office:value-type="float" office:value="0.0516354" calcext:value-type="float">
            <text:p>0.0516354</text:p>
          </table:table-cell>
          <table:table-cell office:value-type="float" office:value="0.0622814" calcext:value-type="float">
            <text:p>0.0622814</text:p>
          </table:table-cell>
          <table:table-cell office:value-type="float" office:value="0.0501918" calcext:value-type="float">
            <text:p>0.0501918</text:p>
          </table:table-cell>
          <table:table-cell office:value-type="float" office:value="0.0142878" calcext:value-type="float">
            <text:p>0.0142878</text:p>
          </table:table-cell>
          <table:table-cell office:value-type="float" office:value="0.042962" calcext:value-type="float">
            <text:p>0.042962</text:p>
          </table:table-cell>
          <table:table-cell office:value-type="float" office:value="0.0430592" calcext:value-type="float">
            <text:p>0.0430592</text:p>
          </table:table-cell>
          <table:table-cell office:value-type="float" office:value="0.0727707" calcext:value-type="float">
            <text:p>0.0727707</text:p>
          </table:table-cell>
          <table:table-cell office:value-type="float" office:value="0.0556888" calcext:value-type="float">
            <text:p>0.0556888</text:p>
          </table:table-cell>
          <table:table-cell office:value-type="float" office:value="0.0512026" calcext:value-type="float">
            <text:p>0.0512026</text:p>
          </table:table-cell>
          <table:table-cell office:value-type="float" office:value="0.0439032" calcext:value-type="float">
            <text:p>0.0439032</text:p>
          </table:table-cell>
          <table:table-cell office:value-type="float" office:value="0.0488089" calcext:value-type="float">
            <text:p>0.0488089</text:p>
          </table:table-cell>
          <table:table-cell office:value-type="float" office:value="0.00685594" calcext:value-type="float">
            <text:p>0.00685594</text:p>
          </table:table-cell>
          <table:table-cell office:value-type="float" office:value="0.0528582" calcext:value-type="float">
            <text:p>0.0528582</text:p>
          </table:table-cell>
          <table:table-cell office:value-type="float" office:value="0.0478237" calcext:value-type="float">
            <text:p>0.0478237</text:p>
          </table:table-cell>
          <table:table-cell office:value-type="float" office:value="0.00922574" calcext:value-type="float">
            <text:p>0.00922574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0461835" calcext:value-type="float">
            <text:p>0.0461835</text:p>
          </table:table-cell>
          <table:table-cell office:value-type="float" office:value="0.0379399" calcext:value-type="float">
            <text:p>0.0379399</text:p>
          </table:table-cell>
          <table:table-cell office:value-type="float" office:value="0.0357304" calcext:value-type="float">
            <text:p>0.0357304</text:p>
          </table:table-cell>
          <table:table-cell office:value-type="float" office:value="0.0220322" calcext:value-type="float">
            <text:p>0.0220322</text:p>
          </table:table-cell>
          <table:table-cell office:value-type="float" office:value="0.00341943" calcext:value-type="float">
            <text:p>0.00341943</text:p>
          </table:table-cell>
          <table:table-cell office:value-type="float" office:value="0.0561112" calcext:value-type="float">
            <text:p>0.0561112</text:p>
          </table:table-cell>
          <table:table-cell office:value-type="float" office:value="0.0438869" calcext:value-type="float">
            <text:p>0.0438869</text:p>
          </table:table-cell>
          <table:table-cell office:value-type="float" office:value="0.0207029" calcext:value-type="float">
            <text:p>0.0207029</text:p>
          </table:table-cell>
          <table:table-cell office:value-type="float" office:value="0.040593" calcext:value-type="float">
            <text:p>0.040593</text:p>
          </table:table-cell>
          <table:table-cell office:value-type="float" office:value="0.0296981" calcext:value-type="float">
            <text:p>0.0296981</text:p>
          </table:table-cell>
          <table:table-cell office:value-type="float" office:value="0.060601" calcext:value-type="float">
            <text:p>0.060601</text:p>
          </table:table-cell>
          <table:table-cell office:value-type="float" office:value="0.0563144" calcext:value-type="float">
            <text:p>0.0563144</text:p>
          </table:table-cell>
          <table:table-cell office:value-type="float" office:value="0.0560525" calcext:value-type="float">
            <text:p>0.0560525</text:p>
          </table:table-cell>
          <table:table-cell office:value-type="float" office:value="0.00826832" calcext:value-type="float">
            <text:p>0.00826832</text:p>
          </table:table-cell>
          <table:table-cell office:value-type="float" office:value="0.016183" calcext:value-type="float">
            <text:p>0.016183</text:p>
          </table:table-cell>
          <table:table-cell office:value-type="float" office:value="0.0681534" calcext:value-type="float">
            <text:p>0.0681534</text:p>
          </table:table-cell>
          <table:table-cell office:value-type="float" office:value="0.0119082" calcext:value-type="float">
            <text:p>0.0119082</text:p>
          </table:table-cell>
          <table:table-cell office:value-type="float" office:value="0.0176062" calcext:value-type="float">
            <text:p>0.0176062</text:p>
          </table:table-cell>
          <table:table-cell office:value-type="float" office:value="0.00885095" calcext:value-type="float">
            <text:p>0.00885095</text:p>
          </table:table-cell>
          <table:table-cell office:value-type="float" office:value="0.0618495" calcext:value-type="float">
            <text:p>0.0618495</text:p>
          </table:table-cell>
          <table:table-cell office:value-type="float" office:value="0.0330423" calcext:value-type="float">
            <text:p>0.0330423</text:p>
          </table:table-cell>
          <table:table-cell office:value-type="float" office:value="0.0508391" calcext:value-type="float">
            <text:p>0.0508391</text:p>
          </table:table-cell>
          <table:table-cell office:value-type="float" office:value="0.00892901" calcext:value-type="float">
            <text:p>0.00892901</text:p>
          </table:table-cell>
          <table:table-cell office:value-type="float" office:value="0.0531591" calcext:value-type="float">
            <text:p>0.0531591</text:p>
          </table:table-cell>
          <table:table-cell office:value-type="float" office:value="0.0378775" calcext:value-type="float">
            <text:p>0.0378775</text:p>
          </table:table-cell>
          <table:table-cell office:value-type="float" office:value="0.056424" calcext:value-type="float">
            <text:p>0.056424</text:p>
          </table:table-cell>
          <table:table-cell office:value-type="float" office:value="0.0336095" calcext:value-type="float">
            <text:p>0.0336095</text:p>
          </table:table-cell>
          <table:table-cell office:value-type="float" office:value="0.0562332" calcext:value-type="float">
            <text:p>0.0562332</text:p>
          </table:table-cell>
          <table:table-cell office:value-type="float" office:value="0.0345932" calcext:value-type="float">
            <text:p>0.0345932</text:p>
          </table:table-cell>
          <table:table-cell office:value-type="float" office:value="0.0471067" calcext:value-type="float">
            <text:p>0.0471067</text:p>
          </table:table-cell>
          <table:table-cell office:value-type="float" office:value="0.0139811" calcext:value-type="float">
            <text:p>0.0139811</text:p>
          </table:table-cell>
          <table:table-cell office:value-type="float" office:value="0.0479907" calcext:value-type="float">
            <text:p>0.0479907</text:p>
          </table:table-cell>
          <table:table-cell office:value-type="float" office:value="0.0379187" calcext:value-type="float">
            <text:p>0.0379187</text:p>
          </table:table-cell>
          <table:table-cell office:value-type="float" office:value="0.0649354" calcext:value-type="float">
            <text:p>0.0649354</text:p>
          </table:table-cell>
          <table:table-cell office:value-type="float" office:value="0.0398151" calcext:value-type="float">
            <text:p>0.0398151</text:p>
          </table:table-cell>
          <table:table-cell office:value-type="float" office:value="0.0218387" calcext:value-type="float">
            <text:p>0.0218387</text:p>
          </table:table-cell>
          <table:table-cell office:value-type="float" office:value="0.0137651" calcext:value-type="float">
            <text:p>0.0137651</text:p>
          </table:table-cell>
          <table:table-cell office:value-type="float" office:value="0.00410963" calcext:value-type="float">
            <text:p>0.00410963</text:p>
          </table:table-cell>
          <table:table-cell office:value-type="float" office:value="0.0399538" calcext:value-type="float">
            <text:p>0.0399538</text:p>
          </table:table-cell>
          <table:table-cell office:value-type="float" office:value="0.0115458" calcext:value-type="float">
            <text:p>0.0115458</text:p>
          </table:table-cell>
          <table:table-cell office:value-type="float" office:value="0.0569072" calcext:value-type="float">
            <text:p>0.0569072</text:p>
          </table:table-cell>
          <table:table-cell office:value-type="float" office:value="0.00646492" calcext:value-type="float">
            <text:p>0.00646492</text:p>
          </table:table-cell>
          <table:table-cell office:value-type="float" office:value="0.0154671" calcext:value-type="float">
            <text:p>0.0154671</text:p>
          </table:table-cell>
          <table:table-cell office:value-type="float" office:value="0.00819976" calcext:value-type="float">
            <text:p>0.00819976</text:p>
          </table:table-cell>
          <table:table-cell office:value-type="float" office:value="0.0412152" calcext:value-type="float">
            <text:p>0.0412152</text:p>
          </table:table-cell>
          <table:table-cell office:value-type="float" office:value="0.0537744" calcext:value-type="float">
            <text:p>0.0537744</text:p>
          </table:table-cell>
          <table:table-cell office:value-type="float" office:value="0.0123108" calcext:value-type="float">
            <text:p>0.0123108</text:p>
          </table:table-cell>
          <table:table-cell office:value-type="float" office:value="0.0492781" calcext:value-type="float">
            <text:p>0.0492781</text:p>
          </table:table-cell>
          <table:table-cell office:value-type="float" office:value="0.0607507" calcext:value-type="float">
            <text:p>0.0607507</text:p>
          </table:table-cell>
          <table:table-cell office:value-type="float" office:value="0.00472698" calcext:value-type="float">
            <text:p>0.00472698</text:p>
          </table:table-cell>
          <table:table-cell office:value-type="float" office:value="0.00667116" calcext:value-type="float">
            <text:p>0.00667116</text:p>
          </table:table-cell>
          <table:table-cell office:value-type="float" office:value="0.04367" calcext:value-type="float">
            <text:p>0.04367</text:p>
          </table:table-cell>
          <table:table-cell office:value-type="float" office:value="0.0106495" calcext:value-type="float">
            <text:p>0.0106495</text:p>
          </table:table-cell>
          <table:table-cell office:value-type="float" office:value="0.0609995" calcext:value-type="float">
            <text:p>0.0609995</text:p>
          </table:table-cell>
          <table:table-cell office:value-type="float" office:value="0.00434386" calcext:value-type="float">
            <text:p>0.00434386</text:p>
          </table:table-cell>
          <table:table-cell office:value-type="float" office:value="0.0221808" calcext:value-type="float">
            <text:p>0.0221808</text:p>
          </table:table-cell>
          <table:table-cell office:value-type="float" office:value="0.0413736" calcext:value-type="float">
            <text:p>0.0413736</text:p>
          </table:table-cell>
          <table:table-cell office:value-type="float" office:value="0.0265226" calcext:value-type="float">
            <text:p>0.0265226</text:p>
          </table:table-cell>
          <table:table-cell office:value-type="float" office:value="0.0423361" calcext:value-type="float">
            <text:p>0.0423361</text:p>
          </table:table-cell>
          <table:table-cell office:value-type="float" office:value="0.000439457" calcext:value-type="float">
            <text:p>0.000439457</text:p>
          </table:table-cell>
          <table:table-cell office:value-type="float" office:value="0.0108753" calcext:value-type="float">
            <text:p>0.0108753</text:p>
          </table:table-cell>
          <table:table-cell office:value-type="float" office:value="0.0114534" calcext:value-type="float">
            <text:p>0.0114534</text:p>
          </table:table-cell>
          <table:table-cell office:value-type="float" office:value="0.0100723" calcext:value-type="float">
            <text:p>0.0100723</text:p>
          </table:table-cell>
          <table:table-cell office:value-type="float" office:value="0.0123005" calcext:value-type="float">
            <text:p>0.0123005</text:p>
          </table:table-cell>
          <table:table-cell office:value-type="float" office:value="0.0239316" calcext:value-type="float">
            <text:p>0.0239316</text:p>
          </table:table-cell>
          <table:table-cell office:value-type="float" office:value="0.0510388" calcext:value-type="float">
            <text:p>0.0510388</text:p>
          </table:table-cell>
          <table:table-cell office:value-type="float" office:value="0.0266043" calcext:value-type="float">
            <text:p>0.0266043</text:p>
          </table:table-cell>
          <table:table-cell office:value-type="float" office:value="0.00927877" calcext:value-type="float">
            <text:p>0.00927877</text:p>
          </table:table-cell>
          <table:table-cell office:value-type="float" office:value="0.00396132" calcext:value-type="float">
            <text:p>0.00396132</text:p>
          </table:table-cell>
          <table:table-cell office:value-type="float" office:value="0.0344066" calcext:value-type="float">
            <text:p>0.0344066</text:p>
          </table:table-cell>
          <table:table-cell office:value-type="float" office:value="0.0178131" calcext:value-type="float">
            <text:p>0.0178131</text:p>
          </table:table-cell>
          <table:table-cell office:value-type="float" office:value="0.044401" calcext:value-type="float">
            <text:p>0.044401</text:p>
          </table:table-cell>
          <table:table-cell office:value-type="float" office:value="0.0221371" calcext:value-type="float">
            <text:p>0.0221371</text:p>
          </table:table-cell>
          <table:table-cell office:value-type="float" office:value="0.0338965" calcext:value-type="float">
            <text:p>0.0338965</text:p>
          </table:table-cell>
          <table:table-cell office:value-type="float" office:value="0.014144" calcext:value-type="float">
            <text:p>0.014144</text:p>
          </table:table-cell>
          <table:table-cell office:value-type="float" office:value="0.0178275" calcext:value-type="float">
            <text:p>0.0178275</text:p>
          </table:table-cell>
          <table:table-cell office:value-type="float" office:value="0.054587" calcext:value-type="float">
            <text:p>0.054587</text:p>
          </table:table-cell>
          <table:table-cell office:value-type="float" office:value="0.021997" calcext:value-type="float">
            <text:p>0.021997</text:p>
          </table:table-cell>
          <table:table-cell office:value-type="float" office:value="0.012768" calcext:value-type="float">
            <text:p>0.012768</text:p>
          </table:table-cell>
          <table:table-cell office:value-type="float" office:value="0.049925" calcext:value-type="float">
            <text:p>0.049925</text:p>
          </table:table-cell>
          <table:table-cell office:value-type="float" office:value="0.00332565" calcext:value-type="float">
            <text:p>0.00332565</text:p>
          </table:table-cell>
          <table:table-cell office:value-type="float" office:value="0.0186615" calcext:value-type="float">
            <text:p>0.0186615</text:p>
          </table:table-cell>
          <table:table-cell office:value-type="float" office:value="0.0257516" calcext:value-type="float">
            <text:p>0.0257516</text:p>
          </table:table-cell>
          <table:table-cell office:value-type="float" office:value="0.0315496" calcext:value-type="float">
            <text:p>0.0315496</text:p>
          </table:table-cell>
          <table:table-cell office:value-type="float" office:value="0.00152369" calcext:value-type="float">
            <text:p>0.00152369</text:p>
          </table:table-cell>
          <table:table-cell office:value-type="float" office:value="0.00558909" calcext:value-type="float">
            <text:p>0.00558909</text:p>
          </table:table-cell>
          <table:table-cell office:value-type="float" office:value="0.0589306" calcext:value-type="float">
            <text:p>0.0589306</text:p>
          </table:table-cell>
          <table:table-cell office:value-type="float" office:value="0.0355166" calcext:value-type="float">
            <text:p>0.0355166</text:p>
          </table:table-cell>
          <table:table-cell office:value-type="float" office:value="0.0385545" calcext:value-type="float">
            <text:p>0.0385545</text:p>
          </table:table-cell>
          <table:table-cell office:value-type="float" office:value="0.0623276" calcext:value-type="float">
            <text:p>0.0623276</text:p>
          </table:table-cell>
          <table:table-cell office:value-type="float" office:value="0.057393" calcext:value-type="float">
            <text:p>0.057393</text:p>
          </table:table-cell>
          <table:table-cell office:value-type="float" office:value="0.0514801" calcext:value-type="float">
            <text:p>0.0514801</text:p>
          </table:table-cell>
          <table:table-cell office:value-type="float" office:value="0.0544047" calcext:value-type="float">
            <text:p>0.0544047</text:p>
          </table:table-cell>
          <table:table-cell office:value-type="float" office:value="0.0572471" calcext:value-type="float">
            <text:p>0.0572471</text:p>
          </table:table-cell>
          <table:table-cell office:value-type="float" office:value="0.0401476" calcext:value-type="float">
            <text:p>0.0401476</text:p>
          </table:table-cell>
          <table:table-cell office:value-type="float" office:value="0.028414" calcext:value-type="float">
            <text:p>0.028414</text:p>
          </table:table-cell>
          <table:table-cell office:value-type="float" office:value="0.0436027" calcext:value-type="float">
            <text:p>0.0436027</text:p>
          </table:table-cell>
          <table:table-cell office:value-type="float" office:value="0.00900095" calcext:value-type="float">
            <text:p>0.00900095</text:p>
          </table:table-cell>
          <table:table-cell office:value-type="float" office:value="0.0072252" calcext:value-type="float">
            <text:p>0.0072252</text:p>
          </table:table-cell>
          <table:table-cell office:value-type="float" office:value="0.0613201" calcext:value-type="float">
            <text:p>0.0613201</text:p>
          </table:table-cell>
          <table:table-cell office:value-type="float" office:value="0.0324955" calcext:value-type="float">
            <text:p>0.0324955</text:p>
          </table:table-cell>
          <table:table-cell office:value-type="float" office:value="0.0144575" calcext:value-type="float">
            <text:p>0.0144575</text:p>
          </table:table-cell>
          <table:table-cell office:value-type="float" office:value="0.0373943" calcext:value-type="float">
            <text:p>0.0373943</text:p>
          </table:table-cell>
          <table:table-cell office:value-type="float" office:value="0.0420325" calcext:value-type="float">
            <text:p>0.0420325</text:p>
          </table:table-cell>
          <table:table-cell office:value-type="float" office:value="0.0210378" calcext:value-type="float">
            <text:p>0.0210378</text:p>
          </table:table-cell>
          <table:table-cell office:value-type="float" office:value="0.0448105" calcext:value-type="float">
            <text:p>0.0448105</text:p>
          </table:table-cell>
          <table:table-cell office:value-type="float" office:value="0.00331507" calcext:value-type="float">
            <text:p>0.00331507</text:p>
          </table:table-cell>
          <table:table-cell office:value-type="float" office:value="0.0619392" calcext:value-type="float">
            <text:p>0.0619392</text:p>
          </table:table-cell>
          <table:table-cell office:value-type="float" office:value="0.0589029" calcext:value-type="float">
            <text:p>0.0589029</text:p>
          </table:table-cell>
          <table:table-cell office:value-type="float" office:value="0.0271804" calcext:value-type="float">
            <text:p>0.0271804</text:p>
          </table:table-cell>
          <table:table-cell office:value-type="float" office:value="0.00302744" calcext:value-type="float">
            <text:p>0.00302744</text:p>
          </table:table-cell>
          <table:table-cell office:value-type="float" office:value="0.0198221" calcext:value-type="float">
            <text:p>0.0198221</text:p>
          </table:table-cell>
          <table:table-cell office:value-type="float" office:value="0.0194172" calcext:value-type="float">
            <text:p>0.0194172</text:p>
          </table:table-cell>
          <table:table-cell office:value-type="float" office:value="0.0345521" calcext:value-type="float">
            <text:p>0.0345521</text:p>
          </table:table-cell>
          <table:table-cell office:value-type="float" office:value="0.00374217" calcext:value-type="float">
            <text:p>0.00374217</text:p>
          </table:table-cell>
          <table:table-cell office:value-type="float" office:value="0.0374689" calcext:value-type="float">
            <text:p>0.0374689</text:p>
          </table:table-cell>
          <table:table-cell office:value-type="float" office:value="0.0033124" calcext:value-type="float">
            <text:p>0.0033124</text:p>
          </table:table-cell>
          <table:table-cell office:value-type="float" office:value="0.0556315" calcext:value-type="float">
            <text:p>0.0556315</text:p>
          </table:table-cell>
          <table:table-cell office:value-type="float" office:value="0.0380443" calcext:value-type="float">
            <text:p>0.0380443</text:p>
          </table:table-cell>
          <table:table-cell office:value-type="float" office:value="0.0226373" calcext:value-type="float">
            <text:p>0.0226373</text:p>
          </table:table-cell>
          <table:table-cell office:value-type="float" office:value="0.020178" calcext:value-type="float">
            <text:p>0.020178</text:p>
          </table:table-cell>
          <table:table-cell office:value-type="float" office:value="0.0268898" calcext:value-type="float">
            <text:p>0.0268898</text:p>
          </table:table-cell>
          <table:table-cell office:value-type="float" office:value="0.0139085" calcext:value-type="float">
            <text:p>0.0139085</text:p>
          </table:table-cell>
          <table:table-cell office:value-type="float" office:value="0.00697707" calcext:value-type="float">
            <text:p>0.00697707</text:p>
          </table:table-cell>
          <table:table-cell office:value-type="float" office:value="0.0640934" calcext:value-type="float">
            <text:p>0.0640934</text:p>
          </table:table-cell>
          <table:table-cell office:value-type="float" office:value="0.022556" calcext:value-type="float">
            <text:p>0.022556</text:p>
          </table:table-cell>
          <table:table-cell office:value-type="float" office:value="0.00282426" calcext:value-type="float">
            <text:p>0.00282426</text:p>
          </table:table-cell>
          <table:table-cell office:value-type="float" office:value="0.0127818" calcext:value-type="float">
            <text:p>0.0127818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.0498516" calcext:value-type="float">
            <text:p>0.0498516</text:p>
          </table:table-cell>
          <table:table-cell office:value-type="float" office:value="0.0436922" calcext:value-type="float">
            <text:p>0.0436922</text:p>
          </table:table-cell>
          <table:table-cell office:value-type="float" office:value="0.042027" calcext:value-type="float">
            <text:p>0.042027</text:p>
          </table:table-cell>
          <table:table-cell office:value-type="float" office:value="0.0319638" calcext:value-type="float">
            <text:p>0.0319638</text:p>
          </table:table-cell>
          <table:table-cell office:value-type="float" office:value="0.0477564" calcext:value-type="float">
            <text:p>0.0477564</text:p>
          </table:table-cell>
          <table:table-cell office:value-type="float" office:value="0.00222005" calcext:value-type="float">
            <text:p>0.00222005</text:p>
          </table:table-cell>
          <table:table-cell office:value-type="float" office:value="0.0446582" calcext:value-type="float">
            <text:p>0.0446582</text:p>
          </table:table-cell>
          <table:table-cell office:value-type="float" office:value="0.0385966" calcext:value-type="float">
            <text:p>0.0385966</text:p>
          </table:table-cell>
          <table:table-cell office:value-type="float" office:value="0.00116549" calcext:value-type="float">
            <text:p>0.00116549</text:p>
          </table:table-cell>
          <table:table-cell office:value-type="float" office:value="0.00220673" calcext:value-type="float">
            <text:p>0.00220673</text:p>
          </table:table-cell>
          <table:table-cell office:value-type="float" office:value="0.00117896" calcext:value-type="float">
            <text:p>0.00117896</text:p>
          </table:table-cell>
          <table:table-cell office:value-type="float" office:value="0.0254002" calcext:value-type="float">
            <text:p>0.0254002</text:p>
          </table:table-cell>
          <table:table-cell office:value-type="float" office:value="0.0459641" calcext:value-type="float">
            <text:p>0.0459641</text:p>
          </table:table-cell>
          <table:table-cell office:value-type="float" office:value="0.0358306" calcext:value-type="float">
            <text:p>0.0358306</text:p>
          </table:table-cell>
          <table:table-cell office:value-type="float" office:value="0.0359153" calcext:value-type="float">
            <text:p>0.0359153</text:p>
          </table:table-cell>
          <table:table-cell office:value-type="float" office:value="0.0517025" calcext:value-type="float">
            <text:p>0.0517025</text:p>
          </table:table-cell>
          <table:table-cell office:value-type="float" office:value="0.0451012" calcext:value-type="float">
            <text:p>0.0451012</text:p>
          </table:table-cell>
          <table:table-cell office:value-type="float" office:value="0.0183517" calcext:value-type="float">
            <text:p>0.0183517</text:p>
          </table:table-cell>
          <table:table-cell office:value-type="float" office:value="0.0305227" calcext:value-type="float">
            <text:p>0.0305227</text:p>
          </table:table-cell>
          <table:table-cell office:value-type="float" office:value="0.00358291" calcext:value-type="float">
            <text:p>0.00358291</text:p>
          </table:table-cell>
          <table:table-cell office:value-type="float" office:value="0.0458856" calcext:value-type="float">
            <text:p>0.0458856</text:p>
          </table:table-cell>
          <table:table-cell office:value-type="float" office:value="0.0452729" calcext:value-type="float">
            <text:p>0.0452729</text:p>
          </table:table-cell>
          <table:table-cell office:value-type="float" office:value="0.00216143" calcext:value-type="float">
            <text:p>0.00216143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245451" calcext:value-type="float">
            <text:p>0.0245451</text:p>
          </table:table-cell>
          <table:table-cell office:value-type="float" office:value="0.00897015" calcext:value-type="float">
            <text:p>0.00897015</text:p>
          </table:table-cell>
          <table:table-cell office:value-type="float" office:value="0.0178897" calcext:value-type="float">
            <text:p>0.0178897</text:p>
          </table:table-cell>
          <table:table-cell office:value-type="float" office:value="0.0184268" calcext:value-type="float">
            <text:p>0.0184268</text:p>
          </table:table-cell>
          <table:table-cell office:value-type="float" office:value="0.0226144" calcext:value-type="float">
            <text:p>0.0226144</text:p>
          </table:table-cell>
          <table:table-cell office:value-type="float" office:value="0.0298013" calcext:value-type="float">
            <text:p>0.0298013</text:p>
          </table:table-cell>
          <table:table-cell office:value-type="float" office:value="0.00331563" calcext:value-type="float">
            <text:p>0.00331563</text:p>
          </table:table-cell>
          <table:table-cell office:value-type="float" office:value="0.0370666" calcext:value-type="float">
            <text:p>0.0370666</text:p>
          </table:table-cell>
          <table:table-cell office:value-type="float" office:value="0.0346104" calcext:value-type="float">
            <text:p>0.0346104</text:p>
          </table:table-cell>
          <table:table-cell office:value-type="float" office:value="0.0284818" calcext:value-type="float">
            <text:p>0.0284818</text:p>
          </table:table-cell>
          <table:table-cell office:value-type="float" office:value="0.00714701" calcext:value-type="float">
            <text:p>0.00714701</text:p>
          </table:table-cell>
          <table:table-cell office:value-type="float" office:value="0.00586873" calcext:value-type="float">
            <text:p>0.00586873</text:p>
          </table:table-cell>
          <table:table-cell office:value-type="float" office:value="0.0273673" calcext:value-type="float">
            <text:p>0.0273673</text:p>
          </table:table-cell>
          <table:table-cell office:value-type="float" office:value="0.00148035" calcext:value-type="float">
            <text:p>0.00148035</text:p>
          </table:table-cell>
          <table:table-cell office:value-type="float" office:value="0.0263939" calcext:value-type="float">
            <text:p>0.0263939</text:p>
          </table:table-cell>
          <table:table-cell office:value-type="float" office:value="0.0175197" calcext:value-type="float">
            <text:p>0.0175197</text:p>
          </table:table-cell>
          <table:table-cell office:value-type="float" office:value="0.0109558" calcext:value-type="float">
            <text:p>0.0109558</text:p>
          </table:table-cell>
          <table:table-cell office:value-type="float" office:value="0.0291953" calcext:value-type="float">
            <text:p>0.0291953</text:p>
          </table:table-cell>
          <table:table-cell office:value-type="float" office:value="0.00875498" calcext:value-type="float">
            <text:p>0.00875498</text:p>
          </table:table-cell>
          <table:table-cell office:value-type="float" office:value="0.0350972" calcext:value-type="float">
            <text:p>0.0350972</text:p>
          </table:table-cell>
          <table:table-cell office:value-type="float" office:value="0.00539092" calcext:value-type="float">
            <text:p>0.00539092</text:p>
          </table:table-cell>
          <table:table-cell office:value-type="float" office:value="0.038657" calcext:value-type="float">
            <text:p>0.038657</text:p>
          </table:table-cell>
          <table:table-cell office:value-type="float" office:value="0.0237452" calcext:value-type="float">
            <text:p>0.0237452</text:p>
          </table:table-cell>
          <table:table-cell office:value-type="float" office:value="0.00410921" calcext:value-type="float">
            <text:p>0.00410921</text:p>
          </table:table-cell>
          <table:table-cell office:value-type="float" office:value="0.0258903" calcext:value-type="float">
            <text:p>0.0258903</text:p>
          </table:table-cell>
          <table:table-cell office:value-type="float" office:value="0.0403931" calcext:value-type="float">
            <text:p>0.0403931</text:p>
          </table:table-cell>
          <table:table-cell office:value-type="float" office:value="0.0282547" calcext:value-type="float">
            <text:p>0.0282547</text:p>
          </table:table-cell>
          <table:table-cell office:value-type="float" office:value="0.0583418" calcext:value-type="float">
            <text:p>0.0583418</text:p>
          </table:table-cell>
          <table:table-cell office:value-type="float" office:value="0.0120782" calcext:value-type="float">
            <text:p>0.0120782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0152293" calcext:value-type="float">
            <text:p>0.0152293</text:p>
          </table:table-cell>
          <table:table-cell office:value-type="float" office:value="0.0053551" calcext:value-type="float">
            <text:p>0.0053551</text:p>
          </table:table-cell>
          <table:table-cell office:value-type="float" office:value="0.0101713" calcext:value-type="float">
            <text:p>0.0101713</text:p>
          </table:table-cell>
          <table:table-cell office:value-type="float" office:value="0.0295066" calcext:value-type="float">
            <text:p>0.0295066</text:p>
          </table:table-cell>
          <table:table-cell office:value-type="float" office:value="0.0113857" calcext:value-type="float">
            <text:p>0.0113857</text:p>
          </table:table-cell>
          <table:table-cell office:value-type="float" office:value="0.0500401" calcext:value-type="float">
            <text:p>0.0500401</text:p>
          </table:table-cell>
          <table:table-cell office:value-type="float" office:value="0.0291135" calcext:value-type="float">
            <text:p>0.0291135</text:p>
          </table:table-cell>
          <table:table-cell office:value-type="float" office:value="0.0174331" calcext:value-type="float">
            <text:p>0.0174331</text:p>
          </table:table-cell>
          <table:table-cell office:value-type="float" office:value="0.0606184" calcext:value-type="float">
            <text:p>0.0606184</text:p>
          </table:table-cell>
          <table:table-cell office:value-type="float" office:value="0.0184728" calcext:value-type="float">
            <text:p>0.0184728</text:p>
          </table:table-cell>
          <table:table-cell office:value-type="float" office:value="0.05671" calcext:value-type="float">
            <text:p>0.05671</text:p>
          </table:table-cell>
          <table:table-cell office:value-type="float" office:value="0.0411308" calcext:value-type="float">
            <text:p>0.0411308</text:p>
          </table:table-cell>
          <table:table-cell office:value-type="float" office:value="0.0182077" calcext:value-type="float">
            <text:p>0.0182077</text:p>
          </table:table-cell>
          <table:table-cell office:value-type="float" office:value="0.00229012" calcext:value-type="float">
            <text:p>0.00229012</text:p>
          </table:table-cell>
          <table:table-cell office:value-type="float" office:value="0.060471" calcext:value-type="float">
            <text:p>0.060471</text:p>
          </table:table-cell>
          <table:table-cell office:value-type="float" office:value="0.00367881" calcext:value-type="float">
            <text:p>0.00367881</text:p>
          </table:table-cell>
          <table:table-cell office:value-type="float" office:value="0.0123646" calcext:value-type="float">
            <text:p>0.0123646</text:p>
          </table:table-cell>
          <table:table-cell office:value-type="float" office:value="0.0693475" calcext:value-type="float">
            <text:p>0.0693475</text:p>
          </table:table-cell>
          <table:table-cell office:value-type="float" office:value="0.0297643" calcext:value-type="float">
            <text:p>0.0297643</text:p>
          </table:table-cell>
          <table:table-cell office:value-type="float" office:value="0.0159111" calcext:value-type="float">
            <text:p>0.0159111</text:p>
          </table:table-cell>
          <table:table-cell office:value-type="float" office:value="0.00980151" calcext:value-type="float">
            <text:p>0.00980151</text:p>
          </table:table-cell>
          <table:table-cell office:value-type="float" office:value="0.0541544" calcext:value-type="float">
            <text:p>0.0541544</text:p>
          </table:table-cell>
          <table:table-cell office:value-type="float" office:value="0.0184536" calcext:value-type="float">
            <text:p>0.0184536</text:p>
          </table:table-cell>
          <table:table-cell office:value-type="float" office:value="0.00976866" calcext:value-type="float">
            <text:p>0.00976866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0.0249872" calcext:value-type="float">
            <text:p>0.0249872</text:p>
          </table:table-cell>
          <table:table-cell office:value-type="float" office:value="0.0544965" calcext:value-type="float">
            <text:p>0.0544965</text:p>
          </table:table-cell>
          <table:table-cell office:value-type="float" office:value="0.027763" calcext:value-type="float">
            <text:p>0.027763</text:p>
          </table:table-cell>
          <table:table-cell office:value-type="float" office:value="0.00522378" calcext:value-type="float">
            <text:p>0.00522378</text:p>
          </table:table-cell>
          <table:table-cell office:value-type="float" office:value="0.0616002" calcext:value-type="float">
            <text:p>0.0616002</text:p>
          </table:table-cell>
          <table:table-cell office:value-type="float" office:value="0.0470237" calcext:value-type="float">
            <text:p>0.0470237</text:p>
          </table:table-cell>
          <table:table-cell office:value-type="float" office:value="0.0465326" calcext:value-type="float">
            <text:p>0.0465326</text:p>
          </table:table-cell>
          <table:table-cell office:value-type="float" office:value="0.0361565" calcext:value-type="float">
            <text:p>0.0361565</text:p>
          </table:table-cell>
          <table:table-cell office:value-type="float" office:value="0.0442055" calcext:value-type="float">
            <text:p>0.0442055</text:p>
          </table:table-cell>
          <table:table-cell office:value-type="float" office:value="0.0104187" calcext:value-type="float">
            <text:p>0.0104187</text:p>
          </table:table-cell>
          <table:table-cell office:value-type="float" office:value="0.0111047" calcext:value-type="float">
            <text:p>0.0111047</text:p>
          </table:table-cell>
          <table:table-cell office:value-type="float" office:value="0.0100167" calcext:value-type="float">
            <text:p>0.0100167</text:p>
          </table:table-cell>
          <table:table-cell office:value-type="float" office:value="0.0180686" calcext:value-type="float">
            <text:p>0.0180686</text:p>
          </table:table-cell>
          <table:table-cell office:value-type="float" office:value="0.0181647" calcext:value-type="float">
            <text:p>0.0181647</text:p>
          </table:table-cell>
          <table:table-cell office:value-type="float" office:value="0.0203129" calcext:value-type="float">
            <text:p>0.0203129</text:p>
          </table:table-cell>
          <table:table-cell office:value-type="float" office:value="0.0141718" calcext:value-type="float">
            <text:p>0.0141718</text:p>
          </table:table-cell>
          <table:table-cell office:value-type="float" office:value="0.0272697" calcext:value-type="float">
            <text:p>0.0272697</text:p>
          </table:table-cell>
          <table:table-cell office:value-type="float" office:value="0.0500256" calcext:value-type="float">
            <text:p>0.0500256</text:p>
          </table:table-cell>
          <table:table-cell office:value-type="float" office:value="0.00436342" calcext:value-type="float">
            <text:p>0.00436342</text:p>
          </table:table-cell>
          <table:table-cell office:value-type="float" office:value="0.0107518" calcext:value-type="float">
            <text:p>0.0107518</text:p>
          </table:table-cell>
          <table:table-cell office:value-type="float" office:value="0.0491416" calcext:value-type="float">
            <text:p>0.0491416</text:p>
          </table:table-cell>
          <table:table-cell office:value-type="float" office:value="0.00468671" calcext:value-type="float">
            <text:p>0.00468671</text:p>
          </table:table-cell>
          <table:table-cell office:value-type="float" office:value="0.0224571" calcext:value-type="float">
            <text:p>0.0224571</text:p>
          </table:table-cell>
          <table:table-cell office:value-type="float" office:value="0.0148985" calcext:value-type="float">
            <text:p>0.0148985</text:p>
          </table:table-cell>
          <table:table-cell office:value-type="float" office:value="0.0555519" calcext:value-type="float">
            <text:p>0.0555519</text:p>
          </table:table-cell>
          <table:table-cell office:value-type="float" office:value="0.00222754" calcext:value-type="float">
            <text:p>0.00222754</text:p>
          </table:table-cell>
          <table:table-cell office:value-type="float" office:value="0.0126088" calcext:value-type="float">
            <text:p>0.0126088</text:p>
          </table:table-cell>
          <table:table-cell office:value-type="float" office:value="0.00990683" calcext:value-type="float">
            <text:p>0.00990683</text:p>
          </table:table-cell>
          <table:table-cell office:value-type="float" office:value="0.0125379" calcext:value-type="float">
            <text:p>0.0125379</text:p>
          </table:table-cell>
          <table:table-cell office:value-type="float" office:value="0.00725848" calcext:value-type="float">
            <text:p>0.00725848</text:p>
          </table:table-cell>
          <table:table-cell office:value-type="float" office:value="0.0193313" calcext:value-type="float">
            <text:p>0.0193313</text:p>
          </table:table-cell>
          <table:table-cell office:value-type="float" office:value="0.0417325" calcext:value-type="float">
            <text:p>0.0417325</text:p>
          </table:table-cell>
          <table:table-cell office:value-type="float" office:value="0.0209979" calcext:value-type="float">
            <text:p>0.0209979</text:p>
          </table:table-cell>
          <table:table-cell office:value-type="float" office:value="0.0612368" calcext:value-type="float">
            <text:p>0.0612368</text:p>
          </table:table-cell>
          <table:table-cell office:value-type="float" office:value="0.0617939" calcext:value-type="float">
            <text:p>0.0617939</text:p>
          </table:table-cell>
          <table:table-cell office:value-type="float" office:value="0.0228592" calcext:value-type="float">
            <text:p>0.0228592</text:p>
          </table:table-cell>
          <table:table-cell office:value-type="float" office:value="0.0187715" calcext:value-type="float">
            <text:p>0.0187715</text:p>
          </table:table-cell>
          <table:table-cell office:value-type="float" office:value="0.0128051" calcext:value-type="float">
            <text:p>0.0128051</text:p>
          </table:table-cell>
          <table:table-cell office:value-type="float" office:value="0.0220421" calcext:value-type="float">
            <text:p>0.0220421</text:p>
          </table:table-cell>
          <table:table-cell office:value-type="float" office:value="0.0397404" calcext:value-type="float">
            <text:p>0.0397404</text:p>
          </table:table-cell>
          <table:table-cell office:value-type="float" office:value="0.0193537" calcext:value-type="float">
            <text:p>0.0193537</text:p>
          </table:table-cell>
          <table:table-cell office:value-type="float" office:value="0.018222" calcext:value-type="float">
            <text:p>0.018222</text:p>
          </table:table-cell>
          <table:table-cell office:value-type="float" office:value="0.0376788" calcext:value-type="float">
            <text:p>0.0376788</text:p>
          </table:table-cell>
          <table:table-cell office:value-type="float" office:value="0.0082581" calcext:value-type="float">
            <text:p>0.0082581</text:p>
          </table:table-cell>
          <table:table-cell office:value-type="float" office:value="0.0558066" calcext:value-type="float">
            <text:p>0.0558066</text:p>
          </table:table-cell>
          <table:table-cell office:value-type="float" office:value="0.00751441" calcext:value-type="float">
            <text:p>0.00751441</text:p>
          </table:table-cell>
          <table:table-cell office:value-type="float" office:value="0.0138772" calcext:value-type="float">
            <text:p>0.0138772</text:p>
          </table:table-cell>
          <table:table-cell office:value-type="float" office:value="0.0206967" calcext:value-type="float">
            <text:p>0.0206967</text:p>
          </table:table-cell>
          <table:table-cell office:value-type="float" office:value="0.00254842" calcext:value-type="float">
            <text:p>0.00254842</text:p>
          </table:table-cell>
          <table:table-cell office:value-type="float" office:value="0.0189421" calcext:value-type="float">
            <text:p>0.0189421</text:p>
          </table:table-cell>
          <table:table-cell office:value-type="float" office:value="0.0250733" calcext:value-type="float">
            <text:p>0.0250733</text:p>
          </table:table-cell>
          <table:table-cell office:value-type="float" office:value="0.0280695" calcext:value-type="float">
            <text:p>0.0280695</text:p>
          </table:table-cell>
          <table:table-cell office:value-type="float" office:value="0.00721461" calcext:value-type="float">
            <text:p>0.00721461</text:p>
          </table:table-cell>
          <table:table-cell office:value-type="float" office:value="0.0412481" calcext:value-type="float">
            <text:p>0.0412481</text:p>
          </table:table-cell>
          <table:table-cell office:value-type="float" office:value="0.0188028" calcext:value-type="float">
            <text:p>0.0188028</text:p>
          </table:table-cell>
          <table:table-cell office:value-type="float" office:value="0.00521774" calcext:value-type="float">
            <text:p>0.00521774</text:p>
          </table:table-cell>
          <table:table-cell office:value-type="float" office:value="0.0300226" calcext:value-type="float">
            <text:p>0.0300226</text:p>
          </table:table-cell>
          <table:table-cell office:value-type="float" office:value="0.00234691" calcext:value-type="float">
            <text:p>0.00234691</text:p>
          </table:table-cell>
          <table:table-cell office:value-type="float" office:value="0.0187067" calcext:value-type="float">
            <text:p>0.0187067</text:p>
          </table:table-cell>
          <table:table-cell office:value-type="float" office:value="0.0464521" calcext:value-type="float">
            <text:p>0.0464521</text:p>
          </table:table-cell>
          <table:table-cell office:value-type="float" office:value="0.0513193" calcext:value-type="float">
            <text:p>0.0513193</text:p>
          </table:table-cell>
          <table:table-cell office:value-type="float" office:value="0.0598963" calcext:value-type="float">
            <text:p>0.0598963</text:p>
          </table:table-cell>
          <table:table-cell office:value-type="float" office:value="0.0325101" calcext:value-type="float">
            <text:p>0.0325101</text:p>
          </table:table-cell>
          <table:table-cell office:value-type="float" office:value="0.0102507" calcext:value-type="float">
            <text:p>0.0102507</text:p>
          </table:table-cell>
          <table:table-cell office:value-type="float" office:value="0.0386538" calcext:value-type="float">
            <text:p>0.0386538</text:p>
          </table:table-cell>
          <table:table-cell office:value-type="float" office:value="0.0143432" calcext:value-type="float">
            <text:p>0.0143432</text:p>
          </table:table-cell>
          <table:table-cell office:value-type="float" office:value="0.0356367" calcext:value-type="float">
            <text:p>0.0356367</text:p>
          </table:table-cell>
          <table:table-cell office:value-type="float" office:value="0.0185615" calcext:value-type="float">
            <text:p>0.0185615</text:p>
          </table:table-cell>
          <table:table-cell office:value-type="float" office:value="0.0239891" calcext:value-type="float">
            <text:p>0.0239891</text:p>
          </table:table-cell>
          <table:table-cell office:value-type="float" office:value="0.0131003" calcext:value-type="float">
            <text:p>0.0131003</text:p>
          </table:table-cell>
          <table:table-cell office:value-type="float" office:value="0.0221703" calcext:value-type="float">
            <text:p>0.0221703</text:p>
          </table:table-cell>
          <table:table-cell office:value-type="float" office:value="0.0122973" calcext:value-type="float">
            <text:p>0.0122973</text:p>
          </table:table-cell>
          <table:table-cell office:value-type="float" office:value="0.0126483" calcext:value-type="float">
            <text:p>0.0126483</text:p>
          </table:table-cell>
          <table:table-cell office:value-type="float" office:value="0.0528496" calcext:value-type="float">
            <text:p>0.0528496</text:p>
          </table:table-cell>
          <table:table-cell office:value-type="float" office:value="0.0390279" calcext:value-type="float">
            <text:p>0.0390279</text:p>
          </table:table-cell>
          <table:table-cell office:value-type="float" office:value="0.0251048" calcext:value-type="float">
            <text:p>0.0251048</text:p>
          </table:table-cell>
          <table:table-cell office:value-type="float" office:value="0.0590158" calcext:value-type="float">
            <text:p>0.0590158</text:p>
          </table:table-cell>
          <table:table-cell office:value-type="float" office:value="0.0525583" calcext:value-type="float">
            <text:p>0.0525583</text:p>
          </table:table-cell>
          <table:table-cell office:value-type="float" office:value="0.060623" calcext:value-type="float">
            <text:p>0.060623</text:p>
          </table:table-cell>
          <table:table-cell office:value-type="float" office:value="0.0581953" calcext:value-type="float">
            <text:p>0.0581953</text:p>
          </table:table-cell>
          <table:table-cell office:value-type="float" office:value="0.0562135" calcext:value-type="float">
            <text:p>0.0562135</text:p>
          </table:table-cell>
          <table:table-cell office:value-type="float" office:value="0.0202323" calcext:value-type="float">
            <text:p>0.0202323</text:p>
          </table:table-cell>
          <table:table-cell office:value-type="float" office:value="0.00622152" calcext:value-type="float">
            <text:p>0.00622152</text:p>
          </table:table-cell>
          <table:table-cell office:value-type="float" office:value="0.0610021" calcext:value-type="float">
            <text:p>0.0610021</text:p>
          </table:table-cell>
          <table:table-cell office:value-type="float" office:value="0.052107" calcext:value-type="float">
            <text:p>0.052107</text:p>
          </table:table-cell>
          <table:table-cell office:value-type="float" office:value="0.0126457" calcext:value-type="float">
            <text:p>0.0126457</text:p>
          </table:table-cell>
          <table:table-cell office:value-type="float" office:value="0.0606207" calcext:value-type="float">
            <text:p>0.0606207</text:p>
          </table:table-cell>
          <table:table-cell office:value-type="float" office:value="0.0521871" calcext:value-type="float">
            <text:p>0.0521871</text:p>
          </table:table-cell>
          <table:table-cell office:value-type="float" office:value="0.0207265" calcext:value-type="float">
            <text:p>0.0207265</text:p>
          </table:table-cell>
          <table:table-cell office:value-type="float" office:value="0.0566415" calcext:value-type="float">
            <text:p>0.0566415</text:p>
          </table:table-cell>
          <table:table-cell office:value-type="float" office:value="0.0512722" calcext:value-type="float">
            <text:p>0.0512722</text:p>
          </table:table-cell>
          <table:table-cell office:value-type="float" office:value="0.0142467" calcext:value-type="float">
            <text:p>0.0142467</text:p>
          </table:table-cell>
          <table:table-cell office:value-type="float" office:value="0.0120622" calcext:value-type="float">
            <text:p>0.0120622</text:p>
          </table:table-cell>
          <table:table-cell office:value-type="float" office:value="0.0598727" calcext:value-type="float">
            <text:p>0.0598727</text:p>
          </table:table-cell>
          <table:table-cell office:value-type="float" office:value="0.0199464" calcext:value-type="float">
            <text:p>0.0199464</text:p>
          </table:table-cell>
          <table:table-cell office:value-type="float" office:value="0.041214" calcext:value-type="float">
            <text:p>0.041214</text:p>
          </table:table-cell>
          <table:table-cell office:value-type="float" office:value="0.062235" calcext:value-type="float">
            <text:p>0.062235</text:p>
          </table:table-cell>
          <table:table-cell office:value-type="float" office:value="0.0156894" calcext:value-type="float">
            <text:p>0.0156894</text:p>
          </table:table-cell>
          <table:table-cell office:value-type="float" office:value="0.0187658" calcext:value-type="float">
            <text:p>0.0187658</text:p>
          </table:table-cell>
          <table:table-cell office:value-type="float" office:value="0.0202364" calcext:value-type="float">
            <text:p>0.0202364</text:p>
          </table:table-cell>
          <table:table-cell office:value-type="float" office:value="0.0249023" calcext:value-type="float">
            <text:p>0.0249023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0163509" calcext:value-type="float">
            <text:p>0.0163509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00926964" calcext:value-type="float">
            <text:p>0.000926964</text:p>
          </table:table-cell>
          <table:table-cell office:value-type="float" office:value="0.0271421" calcext:value-type="float">
            <text:p>0.0271421</text:p>
          </table:table-cell>
          <table:table-cell office:value-type="float" office:value="0.0142383" calcext:value-type="float">
            <text:p>0.0142383</text:p>
          </table:table-cell>
          <table:table-cell office:value-type="float" office:value="0.0285981" calcext:value-type="float">
            <text:p>0.0285981</text:p>
          </table:table-cell>
          <table:table-cell office:value-type="float" office:value="0.0153344" calcext:value-type="float">
            <text:p>0.0153344</text:p>
          </table:table-cell>
          <table:table-cell office:value-type="float" office:value="0.0120801" calcext:value-type="float">
            <text:p>0.0120801</text:p>
          </table:table-cell>
          <table:table-cell office:value-type="float" office:value="0.00741461" calcext:value-type="float">
            <text:p>0.00741461</text:p>
          </table:table-cell>
          <table:table-cell office:value-type="float" office:value="0.00251816" calcext:value-type="float">
            <text:p>0.00251816</text:p>
          </table:table-cell>
          <table:table-cell office:value-type="float" office:value="0.0355683" calcext:value-type="float">
            <text:p>0.0355683</text:p>
          </table:table-cell>
          <table:table-cell office:value-type="float" office:value="0.0158143" calcext:value-type="float">
            <text:p>0.0158143</text:p>
          </table:table-cell>
          <table:table-cell office:value-type="float" office:value="0.00466796" calcext:value-type="float">
            <text:p>0.00466796</text:p>
          </table:table-cell>
          <table:table-cell office:value-type="float" office:value="0.0122656" calcext:value-type="float">
            <text:p>0.0122656</text:p>
          </table:table-cell>
          <table:table-cell office:value-type="float" office:value="0.0106826" calcext:value-type="float">
            <text:p>0.0106826</text:p>
          </table:table-cell>
          <table:table-cell office:value-type="float" office:value="0.00848168" calcext:value-type="float">
            <text:p>0.00848168</text:p>
          </table:table-cell>
          <table:table-cell office:value-type="float" office:value="0.0194044" calcext:value-type="float">
            <text:p>0.0194044</text:p>
          </table:table-cell>
          <table:table-cell office:value-type="float" office:value="0.0301517" calcext:value-type="float">
            <text:p>0.0301517</text:p>
          </table:table-cell>
          <table:table-cell office:value-type="float" office:value="0.00121608" calcext:value-type="float">
            <text:p>0.00121608</text:p>
          </table:table-cell>
          <table:table-cell office:value-type="float" office:value="0.0126565" calcext:value-type="float">
            <text:p>0.0126565</text:p>
          </table:table-cell>
          <table:table-cell office:value-type="float" office:value="0.0183542" calcext:value-type="float">
            <text:p>0.0183542</text:p>
          </table:table-cell>
          <table:table-cell office:value-type="float" office:value="0.00325519" calcext:value-type="float">
            <text:p>0.00325519</text:p>
          </table:table-cell>
          <table:table-cell office:value-type="float" office:value="0.0469003" calcext:value-type="float">
            <text:p>0.0469003</text:p>
          </table:table-cell>
          <table:table-cell office:value-type="float" office:value="0.0340578" calcext:value-type="float">
            <text:p>0.0340578</text:p>
          </table:table-cell>
          <table:table-cell office:value-type="float" office:value="0.0361735" calcext:value-type="float">
            <text:p>0.0361735</text:p>
          </table:table-cell>
          <table:table-cell office:value-type="float" office:value="0.0135218" calcext:value-type="float">
            <text:p>0.0135218</text:p>
          </table:table-cell>
          <table:table-cell office:value-type="float" office:value="0.00703321" calcext:value-type="float">
            <text:p>0.00703321</text:p>
          </table:table-cell>
          <table:table-cell office:value-type="float" office:value="0.0327008" calcext:value-type="float">
            <text:p>0.0327008</text:p>
          </table:table-cell>
          <table:table-cell office:value-type="float" office:value="0.0162473" calcext:value-type="float">
            <text:p>0.0162473</text:p>
          </table:table-cell>
          <table:table-cell office:value-type="float" office:value="0.0145745" calcext:value-type="float">
            <text:p>0.0145745</text:p>
          </table:table-cell>
          <table:table-cell office:value-type="float" office:value="0.0466134" calcext:value-type="float">
            <text:p>0.0466134</text:p>
          </table:table-cell>
          <table:table-cell office:value-type="float" office:value="0.0140736" calcext:value-type="float">
            <text:p>0.0140736</text:p>
          </table:table-cell>
          <table:table-cell office:value-type="float" office:value="0.0188937" calcext:value-type="float">
            <text:p>0.0188937</text:p>
          </table:table-cell>
          <table:table-cell office:value-type="float" office:value="0.0533908" calcext:value-type="float">
            <text:p>0.0533908</text:p>
          </table:table-cell>
          <table:table-cell office:value-type="float" office:value="0.013691" calcext:value-type="float">
            <text:p>0.013691</text:p>
          </table:table-cell>
          <table:table-cell office:value-type="float" office:value="0.0184362" calcext:value-type="float">
            <text:p>0.0184362</text:p>
          </table:table-cell>
          <table:table-cell office:value-type="float" office:value="0.0105343" calcext:value-type="float">
            <text:p>0.0105343</text:p>
          </table:table-cell>
          <table:table-cell office:value-type="float" office:value="0.0169844" calcext:value-type="float">
            <text:p>0.0169844</text:p>
          </table:table-cell>
          <table:table-cell office:value-type="float" office:value="0.025429" calcext:value-type="float">
            <text:p>0.025429</text:p>
          </table:table-cell>
          <table:table-cell office:value-type="float" office:value="0.0190649" calcext:value-type="float">
            <text:p>0.0190649</text:p>
          </table:table-cell>
          <table:table-cell office:value-type="float" office:value="0.0135865" calcext:value-type="float">
            <text:p>0.0135865</text:p>
          </table:table-cell>
          <table:table-cell office:value-type="float" office:value="0.0126245" calcext:value-type="float">
            <text:p>0.0126245</text:p>
          </table:table-cell>
          <table:table-cell office:value-type="float" office:value="0.0613206" calcext:value-type="float">
            <text:p>0.0613206</text:p>
          </table:table-cell>
          <table:table-cell office:value-type="float" office:value="0.00689027" calcext:value-type="float">
            <text:p>0.00689027</text:p>
          </table:table-cell>
          <table:table-cell office:value-type="float" office:value="0.015465" calcext:value-type="float">
            <text:p>0.015465</text:p>
          </table:table-cell>
          <table:table-cell office:value-type="float" office:value="0.0191137" calcext:value-type="float">
            <text:p>0.0191137</text:p>
          </table:table-cell>
          <table:table-cell office:value-type="float" office:value="0.0573602" calcext:value-type="float">
            <text:p>0.0573602</text:p>
          </table:table-cell>
          <table:table-cell office:value-type="float" office:value="0.0181683" calcext:value-type="float">
            <text:p>0.0181683</text:p>
          </table:table-cell>
          <table:table-cell office:value-type="float" office:value="0.0513091" calcext:value-type="float">
            <text:p>0.0513091</text:p>
          </table:table-cell>
          <table:table-cell office:value-type="float" office:value="0.0186452" calcext:value-type="float">
            <text:p>0.0186452</text:p>
          </table:table-cell>
          <table:table-cell office:value-type="float" office:value="0.0146165" calcext:value-type="float">
            <text:p>0.0146165</text:p>
          </table:table-cell>
          <table:table-cell office:value-type="float" office:value="0.032916" calcext:value-type="float">
            <text:p>0.032916</text:p>
          </table:table-cell>
          <table:table-cell office:value-type="float" office:value="0.0149799" calcext:value-type="float">
            <text:p>0.0149799</text:p>
          </table:table-cell>
          <table:table-cell office:value-type="float" office:value="0.0200793" calcext:value-type="float">
            <text:p>0.0200793</text:p>
          </table:table-cell>
          <table:table-cell office:value-type="float" office:value="0.0342206" calcext:value-type="float">
            <text:p>0.0342206</text:p>
          </table:table-cell>
          <table:table-cell office:value-type="float" office:value="0.00730561" calcext:value-type="float">
            <text:p>0.00730561</text:p>
          </table:table-cell>
          <table:table-cell office:value-type="float" office:value="0.0544159" calcext:value-type="float">
            <text:p>0.0544159</text:p>
          </table:table-cell>
          <table:table-cell office:value-type="float" office:value="0.0249716" calcext:value-type="float">
            <text:p>0.0249716</text:p>
          </table:table-cell>
          <table:table-cell office:value-type="float" office:value="0.0316497" calcext:value-type="float">
            <text:p>0.0316497</text:p>
          </table:table-cell>
          <table:table-cell office:value-type="float" office:value="0.0378478" calcext:value-type="float">
            <text:p>0.0378478</text:p>
          </table:table-cell>
          <table:table-cell office:value-type="float" office:value="0.00279488" calcext:value-type="float">
            <text:p>0.00279488</text:p>
          </table:table-cell>
          <table:table-cell office:value-type="float" office:value="0.0678265" calcext:value-type="float">
            <text:p>0.0678265</text:p>
          </table:table-cell>
          <table:table-cell office:value-type="float" office:value="0.040493" calcext:value-type="float">
            <text:p>0.040493</text:p>
          </table:table-cell>
          <table:table-cell office:value-type="float" office:value="0.00642639" calcext:value-type="float">
            <text:p>0.00642639</text:p>
          </table:table-cell>
          <table:table-cell office:value-type="float" office:value="0.0188028" calcext:value-type="float">
            <text:p>0.0188028</text:p>
          </table:table-cell>
          <table:table-cell office:value-type="float" office:value="0.0508188" calcext:value-type="float">
            <text:p>0.0508188</text:p>
          </table:table-cell>
          <table:table-cell office:value-type="float" office:value="0.00619928" calcext:value-type="float">
            <text:p>0.00619928</text:p>
          </table:table-cell>
          <table:table-cell office:value-type="float" office:value="0.0089669" calcext:value-type="float">
            <text:p>0.0089669</text:p>
          </table:table-cell>
          <table:table-cell office:value-type="float" office:value="0.0548017" calcext:value-type="float">
            <text:p>0.0548017</text:p>
          </table:table-cell>
          <table:table-cell office:value-type="float" office:value="0.0370478" calcext:value-type="float">
            <text:p>0.0370478</text:p>
          </table:table-cell>
          <table:table-cell office:value-type="float" office:value="0.00916519" calcext:value-type="float">
            <text:p>0.00916519</text:p>
          </table:table-cell>
          <table:table-cell office:value-type="float" office:value="0.0389721" calcext:value-type="float">
            <text:p>0.0389721</text:p>
          </table:table-cell>
          <table:table-cell office:value-type="float" office:value="0.0211128" calcext:value-type="float">
            <text:p>0.0211128</text:p>
          </table:table-cell>
          <table:table-cell office:value-type="float" office:value="0.0568514" calcext:value-type="float">
            <text:p>0.0568514</text:p>
          </table:table-cell>
          <table:table-cell office:value-type="float" office:value="0.057654" calcext:value-type="float">
            <text:p>0.057654</text:p>
          </table:table-cell>
          <table:table-cell office:value-type="float" office:value="0.00800544" calcext:value-type="float">
            <text:p>0.00800544</text:p>
          </table:table-cell>
          <table:table-cell office:value-type="float" office:value="0.00769895" calcext:value-type="float">
            <text:p>0.00769895</text:p>
          </table:table-cell>
          <table:table-cell office:value-type="float" office:value="0.0515169" calcext:value-type="float">
            <text:p>0.0515169</text:p>
          </table:table-cell>
          <table:table-cell office:value-type="float" office:value="0.0154712" calcext:value-type="float">
            <text:p>0.0154712</text:p>
          </table:table-cell>
          <table:table-cell office:value-type="float" office:value="0.0616297" calcext:value-type="float">
            <text:p>0.0616297</text:p>
          </table:table-cell>
          <table:table-cell office:value-type="float" office:value="0.056053" calcext:value-type="float">
            <text:p>0.056053</text:p>
          </table:table-cell>
          <table:table-cell office:value-type="float" office:value="0.0169232" calcext:value-type="float">
            <text:p>0.0169232</text:p>
          </table:table-cell>
          <table:table-cell office:value-type="float" office:value="0.0365747" calcext:value-type="float">
            <text:p>0.0365747</text:p>
          </table:table-cell>
          <table:table-cell office:value-type="float" office:value="0.0132277" calcext:value-type="float">
            <text:p>0.0132277</text:p>
          </table:table-cell>
          <table:table-cell office:value-type="float" office:value="0.0159238" calcext:value-type="float">
            <text:p>0.0159238</text:p>
          </table:table-cell>
          <table:table-cell office:value-type="float" office:value="0.0211592" calcext:value-type="float">
            <text:p>0.0211592</text:p>
          </table:table-cell>
          <table:table-cell office:value-type="float" office:value="0.00617304" calcext:value-type="float">
            <text:p>0.00617304</text:p>
          </table:table-cell>
          <table:table-cell office:value-type="float" office:value="0.00265563" calcext:value-type="float">
            <text:p>0.00265563</text:p>
          </table:table-cell>
          <table:table-cell office:value-type="float" office:value="0.0143909" calcext:value-type="float">
            <text:p>0.0143909</text:p>
          </table:table-cell>
          <table:table-cell office:value-type="float" office:value="0.0133417" calcext:value-type="float">
            <text:p>0.0133417</text:p>
          </table:table-cell>
          <table:table-cell office:value-type="float" office:value="0.0520469" calcext:value-type="float">
            <text:p>0.0520469</text:p>
          </table:table-cell>
          <table:table-cell office:value-type="float" office:value="0.0042949" calcext:value-type="float">
            <text:p>0.0042949</text:p>
          </table:table-cell>
          <table:table-cell office:value-type="float" office:value="0.0118932" calcext:value-type="float">
            <text:p>0.0118932</text:p>
          </table:table-cell>
          <table:table-cell office:value-type="float" office:value="0.0307464" calcext:value-type="float">
            <text:p>0.0307464</text:p>
          </table:table-cell>
          <table:table-cell office:value-type="float" office:value="0.0553335" calcext:value-type="float">
            <text:p>0.0553335</text:p>
          </table:table-cell>
          <table:table-cell office:value-type="float" office:value="0.0571656" calcext:value-type="float">
            <text:p>0.0571656</text:p>
          </table:table-cell>
          <table:table-cell office:value-type="float" office:value="0.0411254" calcext:value-type="float">
            <text:p>0.0411254</text:p>
          </table:table-cell>
          <table:table-cell office:value-type="float" office:value="0.0356885" calcext:value-type="float">
            <text:p>0.0356885</text:p>
          </table:table-cell>
          <table:table-cell office:value-type="float" office:value="0.0183739" calcext:value-type="float">
            <text:p>0.0183739</text:p>
          </table:table-cell>
          <table:table-cell office:value-type="float" office:value="0.00720669" calcext:value-type="float">
            <text:p>0.00720669</text:p>
          </table:table-cell>
          <table:table-cell office:value-type="float" office:value="0.0188789" calcext:value-type="float">
            <text:p>0.0188789</text:p>
          </table:table-cell>
          <table:table-cell office:value-type="float" office:value="0.0178882" calcext:value-type="float">
            <text:p>0.0178882</text:p>
          </table:table-cell>
          <table:table-cell office:value-type="float" office:value="0.0572879" calcext:value-type="float">
            <text:p>0.0572879</text:p>
          </table:table-cell>
          <table:table-cell office:value-type="float" office:value="0.0537909" calcext:value-type="float">
            <text:p>0.0537909</text:p>
          </table:table-cell>
          <table:table-cell office:value-type="float" office:value="0.0146366" calcext:value-type="float">
            <text:p>0.0146366</text:p>
          </table:table-cell>
          <table:table-cell office:value-type="float" office:value="0.0179539" calcext:value-type="float">
            <text:p>0.0179539</text:p>
          </table:table-cell>
          <table:table-cell office:value-type="float" office:value="0.038736" calcext:value-type="float">
            <text:p>0.038736</text:p>
          </table:table-cell>
          <table:table-cell office:value-type="float" office:value="0.00304894" calcext:value-type="float">
            <text:p>0.00304894</text:p>
          </table:table-cell>
          <table:table-cell office:value-type="float" office:value="0.0119692" calcext:value-type="float">
            <text:p>0.0119692</text:p>
          </table:table-cell>
          <table:table-cell office:value-type="float" office:value="0.0326529" calcext:value-type="float">
            <text:p>0.0326529</text:p>
          </table:table-cell>
          <table:table-cell office:value-type="float" office:value="0.0355721" calcext:value-type="float">
            <text:p>0.0355721</text:p>
          </table:table-cell>
          <table:table-cell office:value-type="float" office:value="0.0334107" calcext:value-type="float">
            <text:p>0.0334107</text:p>
          </table:table-cell>
          <table:table-cell office:value-type="float" office:value="0.0248413" calcext:value-type="float">
            <text:p>0.0248413</text:p>
          </table:table-cell>
          <table:table-cell office:value-type="float" office:value="0.0602028" calcext:value-type="float">
            <text:p>0.0602028</text:p>
          </table:table-cell>
          <table:table-cell office:value-type="float" office:value="0.0464593" calcext:value-type="float">
            <text:p>0.0464593</text:p>
          </table:table-cell>
          <table:table-cell office:value-type="float" office:value="0.0473693" calcext:value-type="float">
            <text:p>0.0473693</text:p>
          </table:table-cell>
          <table:table-cell office:value-type="float" office:value="0.0537478" calcext:value-type="float">
            <text:p>0.0537478</text:p>
          </table:table-cell>
          <table:table-cell office:value-type="float" office:value="0.0673159" calcext:value-type="float">
            <text:p>0.0673159</text:p>
          </table:table-cell>
          <table:table-cell office:value-type="float" office:value="0.00681826" calcext:value-type="float">
            <text:p>0.00681826</text:p>
          </table:table-cell>
          <table:table-cell office:value-type="float" office:value="0.0461577" calcext:value-type="float">
            <text:p>0.0461577</text:p>
          </table:table-cell>
          <table:table-cell office:value-type="float" office:value="0.0344266" calcext:value-type="float">
            <text:p>0.0344266</text:p>
          </table:table-cell>
          <table:table-cell office:value-type="float" office:value="0.055277" calcext:value-type="float">
            <text:p>0.055277</text:p>
          </table:table-cell>
          <table:table-cell office:value-type="float" office:value="0.00507147" calcext:value-type="float">
            <text:p>0.00507147</text:p>
          </table:table-cell>
          <table:table-cell office:value-type="float" office:value="0.0197493" calcext:value-type="float">
            <text:p>0.0197493</text:p>
          </table:table-cell>
          <table:table-cell office:value-type="float" office:value="0.00864297" calcext:value-type="float">
            <text:p>0.00864297</text:p>
          </table:table-cell>
          <table:table-cell office:value-type="float" office:value="0.00968211" calcext:value-type="float">
            <text:p>0.00968211</text:p>
          </table:table-cell>
          <table:table-cell office:value-type="float" office:value="0.0121208" calcext:value-type="float">
            <text:p>0.0121208</text:p>
          </table:table-cell>
          <table:table-cell office:value-type="float" office:value="0.0138139" calcext:value-type="float">
            <text:p>0.0138139</text:p>
          </table:table-cell>
          <table:table-cell office:value-type="float" office:value="0.0756713" calcext:value-type="float">
            <text:p>0.0756713</text:p>
          </table:table-cell>
          <table:table-cell office:value-type="float" office:value="0.0148304" calcext:value-type="float">
            <text:p>0.0148304</text:p>
          </table:table-cell>
          <table:table-cell office:value-type="float" office:value="0.0102882" calcext:value-type="float">
            <text:p>0.0102882</text:p>
          </table:table-cell>
          <table:table-cell office:value-type="float" office:value="0.0750741" calcext:value-type="float">
            <text:p>0.0750741</text:p>
          </table:table-cell>
          <table:table-cell office:value-type="float" office:value="0.0760574" calcext:value-type="float">
            <text:p>0.0760574</text:p>
          </table:table-cell>
          <table:table-cell office:value-type="float" office:value="0.0418166" calcext:value-type="float">
            <text:p>0.0418166</text:p>
          </table:table-cell>
          <table:table-cell office:value-type="float" office:value="0.0207529" calcext:value-type="float">
            <text:p>0.0207529</text:p>
          </table:table-cell>
          <table:table-cell office:value-type="float" office:value="0.0193953" calcext:value-type="float">
            <text:p>0.0193953</text:p>
          </table:table-cell>
          <table:table-cell office:value-type="float" office:value="0.0168825" calcext:value-type="float">
            <text:p>0.0168825</text:p>
          </table:table-cell>
          <table:table-cell office:value-type="float" office:value="0.0271061" calcext:value-type="float">
            <text:p>0.0271061</text:p>
          </table:table-cell>
          <table:table-cell office:value-type="float" office:value="0.0285771" calcext:value-type="float">
            <text:p>0.0285771</text:p>
          </table:table-cell>
          <table:table-cell office:value-type="float" office:value="0.0521759" calcext:value-type="float">
            <text:p>0.0521759</text:p>
          </table:table-cell>
          <table:table-cell office:value-type="float" office:value="0.0554065" calcext:value-type="float">
            <text:p>0.0554065</text:p>
          </table:table-cell>
          <table:table-cell office:value-type="float" office:value="0.0538943" calcext:value-type="float">
            <text:p>0.0538943</text:p>
          </table:table-cell>
          <table:table-cell office:value-type="float" office:value="0.0460278" calcext:value-type="float">
            <text:p>0.0460278</text:p>
          </table:table-cell>
          <table:table-cell office:value-type="float" office:value="0.00727715" calcext:value-type="float">
            <text:p>0.00727715</text:p>
          </table:table-cell>
          <table:table-cell office:value-type="float" office:value="0.0419573" calcext:value-type="float">
            <text:p>0.0419573</text:p>
          </table:table-cell>
          <table:table-cell office:value-type="float" office:value="0.0274439" calcext:value-type="float">
            <text:p>0.0274439</text:p>
          </table:table-cell>
          <table:table-cell office:value-type="float" office:value="0.00613516" calcext:value-type="float">
            <text:p>0.00613516</text:p>
          </table:table-cell>
          <table:table-cell office:value-type="float" office:value="0.0200693" calcext:value-type="float">
            <text:p>0.0200693</text:p>
          </table:table-cell>
          <table:table-cell office:value-type="float" office:value="0.00820357" calcext:value-type="float">
            <text:p>0.00820357</text:p>
          </table:table-cell>
          <table:table-cell office:value-type="float" office:value="0.0354801" calcext:value-type="float">
            <text:p>0.0354801</text:p>
          </table:table-cell>
          <table:table-cell office:value-type="float" office:value="0.0012321" calcext:value-type="float">
            <text:p>0.0012321</text:p>
          </table:table-cell>
          <table:table-cell office:value-type="float" office:value="0.00658482" calcext:value-type="float">
            <text:p>0.00658482</text:p>
          </table:table-cell>
        </table:table-row>
        <table:table-row table:style-name="ro1">
          <table:table-cell office:value-type="string" calcext:value-type="string">
            <text:p>Alignment 19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592" calcext:value-type="float">
            <text:p>14592</text:p>
          </table:table-cell>
          <table:table-cell office:value-type="float" office:value="488" calcext:value-type="float">
            <text:p>488</text:p>
          </table:table-cell>
          <table:table-cell office:value-type="float" office:value="3.0327" calcext:value-type="float">
            <text:p>3.0327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290185" calcext:value-type="float">
            <text:p>0.00029018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715175" calcext:value-type="float">
            <text:p>0.071517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48738" calcext:value-type="float">
            <text:p>0.0248738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173776" calcext:value-type="float">
            <text:p>0.0173776</text:p>
          </table:table-cell>
          <table:table-cell office:value-type="float" office:value="0.0577213" calcext:value-type="float">
            <text:p>0.0577213</text:p>
          </table:table-cell>
          <table:table-cell office:value-type="float" office:value="0.060018" calcext:value-type="float">
            <text:p>0.060018</text:p>
          </table:table-cell>
          <table:table-cell office:value-type="float" office:value="0.0150707" calcext:value-type="float">
            <text:p>0.0150707</text:p>
          </table:table-cell>
          <table:table-cell office:value-type="float" office:value="0.0571493" calcext:value-type="float">
            <text:p>0.0571493</text:p>
          </table:table-cell>
          <table:table-cell office:value-type="float" office:value="0.0159408" calcext:value-type="float">
            <text:p>0.0159408</text:p>
          </table:table-cell>
          <table:table-cell office:value-type="float" office:value="0.0533641" calcext:value-type="float">
            <text:p>0.0533641</text:p>
          </table:table-cell>
          <table:table-cell office:value-type="float" office:value="0.0656137" calcext:value-type="float">
            <text:p>0.0656137</text:p>
          </table:table-cell>
          <table:table-cell office:value-type="float" office:value="0.0514174" calcext:value-type="float">
            <text:p>0.0514174</text:p>
          </table:table-cell>
          <table:table-cell office:value-type="float" office:value="0.0271711" calcext:value-type="float">
            <text:p>0.0271711</text:p>
          </table:table-cell>
          <table:table-cell office:value-type="float" office:value="0.0165568" calcext:value-type="float">
            <text:p>0.0165568</text:p>
          </table:table-cell>
          <table:table-cell office:value-type="float" office:value="0.0155338" calcext:value-type="float">
            <text:p>0.0155338</text:p>
          </table:table-cell>
          <table:table-cell office:value-type="float" office:value="0.0573297" calcext:value-type="float">
            <text:p>0.0573297</text:p>
          </table:table-cell>
          <table:table-cell office:value-type="float" office:value="0.0417233" calcext:value-type="float">
            <text:p>0.0417233</text:p>
          </table:table-cell>
          <table:table-cell office:value-type="float" office:value="0.0494572" calcext:value-type="float">
            <text:p>0.0494572</text:p>
          </table:table-cell>
          <table:table-cell office:value-type="float" office:value="0.0218783" calcext:value-type="float">
            <text:p>0.0218783</text:p>
          </table:table-cell>
          <table:table-cell office:value-type="float" office:value="0.0576508" calcext:value-type="float">
            <text:p>0.0576508</text:p>
          </table:table-cell>
          <table:table-cell office:value-type="float" office:value="0.0158351" calcext:value-type="float">
            <text:p>0.0158351</text:p>
          </table:table-cell>
          <table:table-cell office:value-type="float" office:value="0.054622" calcext:value-type="float">
            <text:p>0.054622</text:p>
          </table:table-cell>
          <table:table-cell office:value-type="float" office:value="0.0481104" calcext:value-type="float">
            <text:p>0.0481104</text:p>
          </table:table-cell>
          <table:table-cell office:value-type="float" office:value="0.0203633" calcext:value-type="float">
            <text:p>0.0203633</text:p>
          </table:table-cell>
          <table:table-cell office:value-type="float" office:value="0.0176288" calcext:value-type="float">
            <text:p>0.0176288</text:p>
          </table:table-cell>
          <table:table-cell office:value-type="float" office:value="0.0243291" calcext:value-type="float">
            <text:p>0.0243291</text:p>
          </table:table-cell>
          <table:table-cell office:value-type="float" office:value="0.0381153" calcext:value-type="float">
            <text:p>0.0381153</text:p>
          </table:table-cell>
          <table:table-cell office:value-type="float" office:value="0.0180166" calcext:value-type="float">
            <text:p>0.0180166</text:p>
          </table:table-cell>
          <table:table-cell office:value-type="float" office:value="0.00772532" calcext:value-type="float">
            <text:p>0.00772532</text:p>
          </table:table-cell>
          <table:table-cell office:value-type="float" office:value="0.00887052" calcext:value-type="float">
            <text:p>0.00887052</text:p>
          </table:table-cell>
          <table:table-cell office:value-type="float" office:value="0.0443316" calcext:value-type="float">
            <text:p>0.0443316</text:p>
          </table:table-cell>
          <table:table-cell office:value-type="float" office:value="0.0186302" calcext:value-type="float">
            <text:p>0.0186302</text:p>
          </table:table-cell>
          <table:table-cell office:value-type="float" office:value="0.018576" calcext:value-type="float">
            <text:p>0.018576</text:p>
          </table:table-cell>
          <table:table-cell office:value-type="float" office:value="0.00793461" calcext:value-type="float">
            <text:p>0.00793461</text:p>
          </table:table-cell>
          <table:table-cell office:value-type="float" office:value="0.0133599" calcext:value-type="float">
            <text:p>0.0133599</text:p>
          </table:table-cell>
          <table:table-cell office:value-type="float" office:value="0.0385638" calcext:value-type="float">
            <text:p>0.0385638</text:p>
          </table:table-cell>
          <table:table-cell office:value-type="float" office:value="0.0368549" calcext:value-type="float">
            <text:p>0.0368549</text:p>
          </table:table-cell>
          <table:table-cell office:value-type="float" office:value="0.0407395" calcext:value-type="float">
            <text:p>0.0407395</text:p>
          </table:table-cell>
          <table:table-cell office:value-type="float" office:value="0.00930649" calcext:value-type="float">
            <text:p>0.00930649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558843" calcext:value-type="float">
            <text:p>0.0558843</text:p>
          </table:table-cell>
          <table:table-cell office:value-type="float" office:value="0.0139334" calcext:value-type="float">
            <text:p>0.0139334</text:p>
          </table:table-cell>
          <table:table-cell office:value-type="float" office:value="0.0241108" calcext:value-type="float">
            <text:p>0.0241108</text:p>
          </table:table-cell>
          <table:table-cell office:value-type="float" office:value="0.0173871" calcext:value-type="float">
            <text:p>0.0173871</text:p>
          </table:table-cell>
          <table:table-cell office:value-type="float" office:value="0.0522802" calcext:value-type="float">
            <text:p>0.0522802</text:p>
          </table:table-cell>
          <table:table-cell office:value-type="float" office:value="0.0434166" calcext:value-type="float">
            <text:p>0.0434166</text:p>
          </table:table-cell>
          <table:table-cell office:value-type="float" office:value="0.0337214" calcext:value-type="float">
            <text:p>0.0337214</text:p>
          </table:table-cell>
          <table:table-cell office:value-type="float" office:value="0.0162813" calcext:value-type="float">
            <text:p>0.0162813</text:p>
          </table:table-cell>
          <table:table-cell office:value-type="float" office:value="0.0311937" calcext:value-type="float">
            <text:p>0.0311937</text:p>
          </table:table-cell>
          <table:table-cell office:value-type="float" office:value="0.0165184" calcext:value-type="float">
            <text:p>0.0165184</text:p>
          </table:table-cell>
          <table:table-cell office:value-type="float" office:value="0.0491252" calcext:value-type="float">
            <text:p>0.0491252</text:p>
          </table:table-cell>
          <table:table-cell office:value-type="float" office:value="0.0432065" calcext:value-type="float">
            <text:p>0.0432065</text:p>
          </table:table-cell>
          <table:table-cell office:value-type="float" office:value="0.0446619" calcext:value-type="float">
            <text:p>0.0446619</text:p>
          </table:table-cell>
          <table:table-cell office:value-type="float" office:value="0.0412074" calcext:value-type="float">
            <text:p>0.0412074</text:p>
          </table:table-cell>
          <table:table-cell office:value-type="float" office:value="0.017131" calcext:value-type="float">
            <text:p>0.017131</text:p>
          </table:table-cell>
          <table:table-cell office:value-type="float" office:value="0.0120097" calcext:value-type="float">
            <text:p>0.0120097</text:p>
          </table:table-cell>
          <table:table-cell office:value-type="float" office:value="0.0211463" calcext:value-type="float">
            <text:p>0.0211463</text:p>
          </table:table-cell>
          <table:table-cell office:value-type="float" office:value="0.0555933" calcext:value-type="float">
            <text:p>0.0555933</text:p>
          </table:table-cell>
          <table:table-cell office:value-type="float" office:value="0.00766999" calcext:value-type="float">
            <text:p>0.00766999</text:p>
          </table:table-cell>
          <table:table-cell office:value-type="float" office:value="0.0229353" calcext:value-type="float">
            <text:p>0.0229353</text:p>
          </table:table-cell>
          <table:table-cell office:value-type="float" office:value="0.0106385" calcext:value-type="float">
            <text:p>0.0106385</text:p>
          </table:table-cell>
          <table:table-cell office:value-type="float" office:value="0.0151743" calcext:value-type="float">
            <text:p>0.0151743</text:p>
          </table:table-cell>
          <table:table-cell office:value-type="float" office:value="0.0097777" calcext:value-type="float">
            <text:p>0.0097777</text:p>
          </table:table-cell>
          <table:table-cell office:value-type="float" office:value="0.0129617" calcext:value-type="float">
            <text:p>0.0129617</text:p>
          </table:table-cell>
          <table:table-cell office:value-type="float" office:value="0.0322219" calcext:value-type="float">
            <text:p>0.0322219</text:p>
          </table:table-cell>
          <table:table-cell office:value-type="float" office:value="0.0129636" calcext:value-type="float">
            <text:p>0.0129636</text:p>
          </table:table-cell>
          <table:table-cell office:value-type="float" office:value="0.00887651" calcext:value-type="float">
            <text:p>0.00887651</text:p>
          </table:table-cell>
          <table:table-cell office:value-type="float" office:value="0.0142559" calcext:value-type="float">
            <text:p>0.0142559</text:p>
          </table:table-cell>
          <table:table-cell office:value-type="float" office:value="0.00693978" calcext:value-type="float">
            <text:p>0.00693978</text:p>
          </table:table-cell>
          <table:table-cell office:value-type="float" office:value="0.0393311" calcext:value-type="float">
            <text:p>0.0393311</text:p>
          </table:table-cell>
          <table:table-cell office:value-type="float" office:value="0.0119239" calcext:value-type="float">
            <text:p>0.0119239</text:p>
          </table:table-cell>
          <table:table-cell office:value-type="float" office:value="0.025806" calcext:value-type="float">
            <text:p>0.025806</text:p>
          </table:table-cell>
          <table:table-cell office:value-type="float" office:value="0.0453262" calcext:value-type="float">
            <text:p>0.0453262</text:p>
          </table:table-cell>
          <table:table-cell office:value-type="float" office:value="0.0161134" calcext:value-type="float">
            <text:p>0.0161134</text:p>
          </table:table-cell>
          <table:table-cell office:value-type="float" office:value="0.0121626" calcext:value-type="float">
            <text:p>0.0121626</text:p>
          </table:table-cell>
          <table:table-cell office:value-type="float" office:value="0.0190993" calcext:value-type="float">
            <text:p>0.0190993</text:p>
          </table:table-cell>
          <table:table-cell office:value-type="float" office:value="0.00983567" calcext:value-type="float">
            <text:p>0.00983567</text:p>
          </table:table-cell>
          <table:table-cell office:value-type="float" office:value="0.0511822" calcext:value-type="float">
            <text:p>0.0511822</text:p>
          </table:table-cell>
          <table:table-cell office:value-type="float" office:value="0.00951488" calcext:value-type="float">
            <text:p>0.00951488</text:p>
          </table:table-cell>
          <table:table-cell office:value-type="float" office:value="0.00862648" calcext:value-type="float">
            <text:p>0.00862648</text:p>
          </table:table-cell>
          <table:table-cell office:value-type="float" office:value="0.0175199" calcext:value-type="float">
            <text:p>0.0175199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0.0113939" calcext:value-type="float">
            <text:p>0.0113939</text:p>
          </table:table-cell>
          <table:table-cell office:value-type="float" office:value="0.0108506" calcext:value-type="float">
            <text:p>0.0108506</text:p>
          </table:table-cell>
          <table:table-cell office:value-type="float" office:value="0.0236383" calcext:value-type="float">
            <text:p>0.0236383</text:p>
          </table:table-cell>
          <table:table-cell office:value-type="float" office:value="0.0254573" calcext:value-type="float">
            <text:p>0.0254573</text:p>
          </table:table-cell>
          <table:table-cell office:value-type="float" office:value="0.0079036" calcext:value-type="float">
            <text:p>0.0079036</text:p>
          </table:table-cell>
          <table:table-cell office:value-type="float" office:value="0.0085434" calcext:value-type="float">
            <text:p>0.0085434</text:p>
          </table:table-cell>
          <table:table-cell office:value-type="float" office:value="0.0171864" calcext:value-type="float">
            <text:p>0.0171864</text:p>
          </table:table-cell>
          <table:table-cell office:value-type="float" office:value="0.0464867" calcext:value-type="float">
            <text:p>0.0464867</text:p>
          </table:table-cell>
          <table:table-cell office:value-type="float" office:value="0.00657667" calcext:value-type="float">
            <text:p>0.00657667</text:p>
          </table:table-cell>
          <table:table-cell office:value-type="float" office:value="0.0174855" calcext:value-type="float">
            <text:p>0.0174855</text:p>
          </table:table-cell>
          <table:table-cell office:value-type="float" office:value="0.0103973" calcext:value-type="float">
            <text:p>0.0103973</text:p>
          </table:table-cell>
          <table:table-cell office:value-type="float" office:value="0.0353446" calcext:value-type="float">
            <text:p>0.0353446</text:p>
          </table:table-cell>
          <table:table-cell office:value-type="float" office:value="0.0323134" calcext:value-type="float">
            <text:p>0.0323134</text:p>
          </table:table-cell>
          <table:table-cell office:value-type="float" office:value="0.0111185" calcext:value-type="float">
            <text:p>0.0111185</text:p>
          </table:table-cell>
          <table:table-cell office:value-type="float" office:value="0.0144972" calcext:value-type="float">
            <text:p>0.0144972</text:p>
          </table:table-cell>
          <table:table-cell office:value-type="float" office:value="0.0431653" calcext:value-type="float">
            <text:p>0.0431653</text:p>
          </table:table-cell>
          <table:table-cell office:value-type="float" office:value="0.0319053" calcext:value-type="float">
            <text:p>0.0319053</text:p>
          </table:table-cell>
          <table:table-cell office:value-type="float" office:value="0.0253356" calcext:value-type="float">
            <text:p>0.0253356</text:p>
          </table:table-cell>
          <table:table-cell office:value-type="float" office:value="0.0426587" calcext:value-type="float">
            <text:p>0.0426587</text:p>
          </table:table-cell>
          <table:table-cell office:value-type="float" office:value="0.0210586" calcext:value-type="float">
            <text:p>0.0210586</text:p>
          </table:table-cell>
          <table:table-cell office:value-type="float" office:value="0.0233258" calcext:value-type="float">
            <text:p>0.0233258</text:p>
          </table:table-cell>
          <table:table-cell office:value-type="float" office:value="0.0183696" calcext:value-type="float">
            <text:p>0.0183696</text:p>
          </table:table-cell>
          <table:table-cell office:value-type="float" office:value="0.0272083" calcext:value-type="float">
            <text:p>0.0272083</text:p>
          </table:table-cell>
          <table:table-cell office:value-type="float" office:value="0.00777374" calcext:value-type="float">
            <text:p>0.00777374</text:p>
          </table:table-cell>
          <table:table-cell office:value-type="float" office:value="0.0136079" calcext:value-type="float">
            <text:p>0.0136079</text:p>
          </table:table-cell>
          <table:table-cell office:value-type="float" office:value="0.0184175" calcext:value-type="float">
            <text:p>0.0184175</text:p>
          </table:table-cell>
          <table:table-cell office:value-type="float" office:value="0.0271386" calcext:value-type="float">
            <text:p>0.0271386</text:p>
          </table:table-cell>
          <table:table-cell office:value-type="float" office:value="0.0106382" calcext:value-type="float">
            <text:p>0.0106382</text:p>
          </table:table-cell>
          <table:table-cell office:value-type="float" office:value="0.0495361" calcext:value-type="float">
            <text:p>0.0495361</text:p>
          </table:table-cell>
          <table:table-cell office:value-type="float" office:value="0.0416269" calcext:value-type="float">
            <text:p>0.0416269</text:p>
          </table:table-cell>
          <table:table-cell office:value-type="float" office:value="0.0469033" calcext:value-type="float">
            <text:p>0.0469033</text:p>
          </table:table-cell>
          <table:table-cell office:value-type="float" office:value="0.0561832" calcext:value-type="float">
            <text:p>0.0561832</text:p>
          </table:table-cell>
          <table:table-cell office:value-type="float" office:value="0.0556659" calcext:value-type="float">
            <text:p>0.0556659</text:p>
          </table:table-cell>
          <table:table-cell office:value-type="float" office:value="0.0379618" calcext:value-type="float">
            <text:p>0.0379618</text:p>
          </table:table-cell>
          <table:table-cell office:value-type="float" office:value="0.0521795" calcext:value-type="float">
            <text:p>0.0521795</text:p>
          </table:table-cell>
          <table:table-cell office:value-type="float" office:value="0.0417868" calcext:value-type="float">
            <text:p>0.0417868</text:p>
          </table:table-cell>
          <table:table-cell office:value-type="float" office:value="0.0115302" calcext:value-type="float">
            <text:p>0.0115302</text:p>
          </table:table-cell>
          <table:table-cell office:value-type="float" office:value="0.0102011" calcext:value-type="float">
            <text:p>0.0102011</text:p>
          </table:table-cell>
          <table:table-cell office:value-type="float" office:value="0.0185955" calcext:value-type="float">
            <text:p>0.0185955</text:p>
          </table:table-cell>
          <table:table-cell office:value-type="float" office:value="0.0178215" calcext:value-type="float">
            <text:p>0.0178215</text:p>
          </table:table-cell>
          <table:table-cell office:value-type="float" office:value="0.0419368" calcext:value-type="float">
            <text:p>0.0419368</text:p>
          </table:table-cell>
          <table:table-cell office:value-type="float" office:value="0.0368989" calcext:value-type="float">
            <text:p>0.0368989</text:p>
          </table:table-cell>
          <table:table-cell office:value-type="float" office:value="0.0165088" calcext:value-type="float">
            <text:p>0.0165088</text:p>
          </table:table-cell>
          <table:table-cell office:value-type="float" office:value="0.0208454" calcext:value-type="float">
            <text:p>0.0208454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0.0109542" calcext:value-type="float">
            <text:p>0.0109542</text:p>
          </table:table-cell>
          <table:table-cell office:value-type="float" office:value="0.0220185" calcext:value-type="float">
            <text:p>0.0220185</text:p>
          </table:table-cell>
          <table:table-cell office:value-type="float" office:value="0.00894288" calcext:value-type="float">
            <text:p>0.00894288</text:p>
          </table:table-cell>
          <table:table-cell office:value-type="float" office:value="0.0577678" calcext:value-type="float">
            <text:p>0.0577678</text:p>
          </table:table-cell>
          <table:table-cell office:value-type="float" office:value="0.0372095" calcext:value-type="float">
            <text:p>0.0372095</text:p>
          </table:table-cell>
          <table:table-cell office:value-type="float" office:value="0.00494492" calcext:value-type="float">
            <text:p>0.00494492</text:p>
          </table:table-cell>
          <table:table-cell office:value-type="float" office:value="0.0118064" calcext:value-type="float">
            <text:p>0.0118064</text:p>
          </table:table-cell>
          <table:table-cell office:value-type="float" office:value="0.0259517" calcext:value-type="float">
            <text:p>0.0259517</text:p>
          </table:table-cell>
          <table:table-cell office:value-type="float" office:value="0.00873476" calcext:value-type="float">
            <text:p>0.00873476</text:p>
          </table:table-cell>
          <table:table-cell office:value-type="float" office:value="0.00547033" calcext:value-type="float">
            <text:p>0.00547033</text:p>
          </table:table-cell>
          <table:table-cell office:value-type="float" office:value="0.0257053" calcext:value-type="float">
            <text:p>0.0257053</text:p>
          </table:table-cell>
          <table:table-cell office:value-type="float" office:value="0.0379603" calcext:value-type="float">
            <text:p>0.0379603</text:p>
          </table:table-cell>
          <table:table-cell office:value-type="float" office:value="0.00960478" calcext:value-type="float">
            <text:p>0.00960478</text:p>
          </table:table-cell>
          <table:table-cell office:value-type="float" office:value="0.0479952" calcext:value-type="float">
            <text:p>0.0479952</text:p>
          </table:table-cell>
          <table:table-cell office:value-type="float" office:value="0.0363092" calcext:value-type="float">
            <text:p>0.0363092</text:p>
          </table:table-cell>
          <table:table-cell office:value-type="float" office:value="0.0228699" calcext:value-type="float">
            <text:p>0.0228699</text:p>
          </table:table-cell>
          <table:table-cell office:value-type="float" office:value="0.0220716" calcext:value-type="float">
            <text:p>0.0220716</text:p>
          </table:table-cell>
          <table:table-cell office:value-type="float" office:value="0.00502863" calcext:value-type="float">
            <text:p>0.00502863</text:p>
          </table:table-cell>
          <table:table-cell office:value-type="float" office:value="0.0115949" calcext:value-type="float">
            <text:p>0.0115949</text:p>
          </table:table-cell>
          <table:table-cell office:value-type="float" office:value="0.0119988" calcext:value-type="float">
            <text:p>0.0119988</text:p>
          </table:table-cell>
          <table:table-cell office:value-type="float" office:value="0.0500171" calcext:value-type="float">
            <text:p>0.0500171</text:p>
          </table:table-cell>
          <table:table-cell office:value-type="float" office:value="0.00648447" calcext:value-type="float">
            <text:p>0.00648447</text:p>
          </table:table-cell>
          <table:table-cell office:value-type="float" office:value="0.00981905" calcext:value-type="float">
            <text:p>0.00981905</text:p>
          </table:table-cell>
          <table:table-cell office:value-type="float" office:value="0.0151713" calcext:value-type="float">
            <text:p>0.0151713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.0120436" calcext:value-type="float">
            <text:p>0.0120436</text:p>
          </table:table-cell>
          <table:table-cell office:value-type="float" office:value="0.0387881" calcext:value-type="float">
            <text:p>0.0387881</text:p>
          </table:table-cell>
          <table:table-cell office:value-type="float" office:value="0.0446083" calcext:value-type="float">
            <text:p>0.0446083</text:p>
          </table:table-cell>
          <table:table-cell office:value-type="float" office:value="0.0191023" calcext:value-type="float">
            <text:p>0.0191023</text:p>
          </table:table-cell>
          <table:table-cell office:value-type="float" office:value="0.00832686" calcext:value-type="float">
            <text:p>0.00832686</text:p>
          </table:table-cell>
          <table:table-cell office:value-type="float" office:value="0.039719" calcext:value-type="float">
            <text:p>0.039719</text:p>
          </table:table-cell>
          <table:table-cell office:value-type="float" office:value="0.00766906" calcext:value-type="float">
            <text:p>0.00766906</text:p>
          </table:table-cell>
          <table:table-cell office:value-type="float" office:value="0.0104557" calcext:value-type="float">
            <text:p>0.0104557</text:p>
          </table:table-cell>
          <table:table-cell office:value-type="float" office:value="0.0104969" calcext:value-type="float">
            <text:p>0.0104969</text:p>
          </table:table-cell>
          <table:table-cell office:value-type="float" office:value="0.0278209" calcext:value-type="float">
            <text:p>0.0278209</text:p>
          </table:table-cell>
          <table:table-cell office:value-type="float" office:value="0.00867962" calcext:value-type="float">
            <text:p>0.00867962</text:p>
          </table:table-cell>
          <table:table-cell office:value-type="float" office:value="0.0202238" calcext:value-type="float">
            <text:p>0.0202238</text:p>
          </table:table-cell>
          <table:table-cell office:value-type="float" office:value="0.0154968" calcext:value-type="float">
            <text:p>0.0154968</text:p>
          </table:table-cell>
          <table:table-cell office:value-type="float" office:value="0.0136881" calcext:value-type="float">
            <text:p>0.0136881</text:p>
          </table:table-cell>
          <table:table-cell office:value-type="float" office:value="0.0486576" calcext:value-type="float">
            <text:p>0.0486576</text:p>
          </table:table-cell>
          <table:table-cell office:value-type="float" office:value="0.0532032" calcext:value-type="float">
            <text:p>0.0532032</text:p>
          </table:table-cell>
          <table:table-cell office:value-type="float" office:value="0.0135422" calcext:value-type="float">
            <text:p>0.0135422</text:p>
          </table:table-cell>
          <table:table-cell office:value-type="float" office:value="0.00534542" calcext:value-type="float">
            <text:p>0.00534542</text:p>
          </table:table-cell>
          <table:table-cell office:value-type="float" office:value="0.00899287" calcext:value-type="float">
            <text:p>0.00899287</text:p>
          </table:table-cell>
          <table:table-cell office:value-type="float" office:value="0.0218984" calcext:value-type="float">
            <text:p>0.0218984</text:p>
          </table:table-cell>
          <table:table-cell office:value-type="float" office:value="0.0517293" calcext:value-type="float">
            <text:p>0.0517293</text:p>
          </table:table-cell>
          <table:table-cell office:value-type="float" office:value="0.0260014" calcext:value-type="float">
            <text:p>0.0260014</text:p>
          </table:table-cell>
          <table:table-cell office:value-type="float" office:value="0.0138448" calcext:value-type="float">
            <text:p>0.0138448</text:p>
          </table:table-cell>
          <table:table-cell office:value-type="float" office:value="0.0202156" calcext:value-type="float">
            <text:p>0.0202156</text:p>
          </table:table-cell>
          <table:table-cell office:value-type="float" office:value="0.0242448" calcext:value-type="float">
            <text:p>0.0242448</text:p>
          </table:table-cell>
          <table:table-cell office:value-type="float" office:value="0.0290993" calcext:value-type="float">
            <text:p>0.0290993</text:p>
          </table:table-cell>
          <table:table-cell office:value-type="float" office:value="0.024268" calcext:value-type="float">
            <text:p>0.024268</text:p>
          </table:table-cell>
          <table:table-cell office:value-type="float" office:value="0.0149245" calcext:value-type="float">
            <text:p>0.0149245</text:p>
          </table:table-cell>
          <table:table-cell office:value-type="float" office:value="0.042589" calcext:value-type="float">
            <text:p>0.042589</text:p>
          </table:table-cell>
          <table:table-cell office:value-type="float" office:value="0.00843532" calcext:value-type="float">
            <text:p>0.00843532</text:p>
          </table:table-cell>
          <table:table-cell office:value-type="float" office:value="0.00790756" calcext:value-type="float">
            <text:p>0.00790756</text:p>
          </table:table-cell>
          <table:table-cell office:value-type="float" office:value="0.0460885" calcext:value-type="float">
            <text:p>0.0460885</text:p>
          </table:table-cell>
          <table:table-cell office:value-type="float" office:value="0.0350265" calcext:value-type="float">
            <text:p>0.0350265</text:p>
          </table:table-cell>
          <table:table-cell office:value-type="float" office:value="0.00637418" calcext:value-type="float">
            <text:p>0.00637418</text:p>
          </table:table-cell>
          <table:table-cell office:value-type="float" office:value="0.0156921" calcext:value-type="float">
            <text:p>0.0156921</text:p>
          </table:table-cell>
          <table:table-cell office:value-type="float" office:value="0.00487318" calcext:value-type="float">
            <text:p>0.00487318</text:p>
          </table:table-cell>
          <table:table-cell office:value-type="float" office:value="0.0262059" calcext:value-type="float">
            <text:p>0.0262059</text:p>
          </table:table-cell>
          <table:table-cell office:value-type="float" office:value="0.0228815" calcext:value-type="float">
            <text:p>0.0228815</text:p>
          </table:table-cell>
          <table:table-cell office:value-type="float" office:value="0.0278286" calcext:value-type="float">
            <text:p>0.0278286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037157" calcext:value-type="float">
            <text:p>0.037157</text:p>
          </table:table-cell>
          <table:table-cell office:value-type="float" office:value="0.0213897" calcext:value-type="float">
            <text:p>0.0213897</text:p>
          </table:table-cell>
          <table:table-cell office:value-type="float" office:value="0.0158218" calcext:value-type="float">
            <text:p>0.0158218</text:p>
          </table:table-cell>
          <table:table-cell office:value-type="float" office:value="0.0063144" calcext:value-type="float">
            <text:p>0.0063144</text:p>
          </table:table-cell>
          <table:table-cell office:value-type="float" office:value="0.0395854" calcext:value-type="float">
            <text:p>0.0395854</text:p>
          </table:table-cell>
          <table:table-cell office:value-type="float" office:value="0.0160697" calcext:value-type="float">
            <text:p>0.0160697</text:p>
          </table:table-cell>
          <table:table-cell office:value-type="float" office:value="0.00701858" calcext:value-type="float">
            <text:p>0.00701858</text:p>
          </table:table-cell>
          <table:table-cell office:value-type="float" office:value="0.0139599" calcext:value-type="float">
            <text:p>0.0139599</text:p>
          </table:table-cell>
          <table:table-cell office:value-type="float" office:value="0.0381693" calcext:value-type="float">
            <text:p>0.0381693</text:p>
          </table:table-cell>
          <table:table-cell office:value-type="float" office:value="0.00589077" calcext:value-type="float">
            <text:p>0.00589077</text:p>
          </table:table-cell>
          <table:table-cell office:value-type="float" office:value="0.0332388" calcext:value-type="float">
            <text:p>0.0332388</text:p>
          </table:table-cell>
          <table:table-cell office:value-type="float" office:value="0.0179471" calcext:value-type="float">
            <text:p>0.0179471</text:p>
          </table:table-cell>
          <table:table-cell office:value-type="float" office:value="0.0212522" calcext:value-type="float">
            <text:p>0.0212522</text:p>
          </table:table-cell>
          <table:table-cell office:value-type="float" office:value="0.0220018" calcext:value-type="float">
            <text:p>0.0220018</text:p>
          </table:table-cell>
          <table:table-cell office:value-type="float" office:value="0.0196905" calcext:value-type="float">
            <text:p>0.0196905</text:p>
          </table:table-cell>
          <table:table-cell office:value-type="float" office:value="0.0222282" calcext:value-type="float">
            <text:p>0.0222282</text:p>
          </table:table-cell>
          <table:table-cell office:value-type="float" office:value="0.00707911" calcext:value-type="float">
            <text:p>0.00707911</text:p>
          </table:table-cell>
          <table:table-cell office:value-type="float" office:value="0.0243374" calcext:value-type="float">
            <text:p>0.0243374</text:p>
          </table:table-cell>
          <table:table-cell office:value-type="float" office:value="0.0325984" calcext:value-type="float">
            <text:p>0.0325984</text:p>
          </table:table-cell>
          <table:table-cell office:value-type="float" office:value="0.0158635" calcext:value-type="float">
            <text:p>0.0158635</text:p>
          </table:table-cell>
          <table:table-cell office:value-type="float" office:value="0.0132576" calcext:value-type="float">
            <text:p>0.0132576</text:p>
          </table:table-cell>
          <table:table-cell office:value-type="float" office:value="0.0612272" calcext:value-type="float">
            <text:p>0.0612272</text:p>
          </table:table-cell>
          <table:table-cell office:value-type="float" office:value="0.0146446" calcext:value-type="float">
            <text:p>0.0146446</text:p>
          </table:table-cell>
          <table:table-cell office:value-type="float" office:value="0.0329417" calcext:value-type="float">
            <text:p>0.0329417</text:p>
          </table:table-cell>
          <table:table-cell office:value-type="float" office:value="0.0405058" calcext:value-type="float">
            <text:p>0.0405058</text:p>
          </table:table-cell>
          <table:table-cell office:value-type="float" office:value="0.0221709" calcext:value-type="float">
            <text:p>0.0221709</text:p>
          </table:table-cell>
          <table:table-cell office:value-type="float" office:value="0.0180527" calcext:value-type="float">
            <text:p>0.0180527</text:p>
          </table:table-cell>
          <table:table-cell office:value-type="float" office:value="0.0466499" calcext:value-type="float">
            <text:p>0.0466499</text:p>
          </table:table-cell>
          <table:table-cell office:value-type="float" office:value="0.0201281" calcext:value-type="float">
            <text:p>0.0201281</text:p>
          </table:table-cell>
          <table:table-cell office:value-type="float" office:value="0.0210412" calcext:value-type="float">
            <text:p>0.0210412</text:p>
          </table:table-cell>
          <table:table-cell office:value-type="float" office:value="0.0540009" calcext:value-type="float">
            <text:p>0.0540009</text:p>
          </table:table-cell>
          <table:table-cell office:value-type="float" office:value="0.0150076" calcext:value-type="float">
            <text:p>0.0150076</text:p>
          </table:table-cell>
          <table:table-cell office:value-type="float" office:value="0.0111416" calcext:value-type="float">
            <text:p>0.0111416</text:p>
          </table:table-cell>
          <table:table-cell office:value-type="float" office:value="0.0086986" calcext:value-type="float">
            <text:p>0.0086986</text:p>
          </table:table-cell>
          <table:table-cell office:value-type="float" office:value="0.0473287" calcext:value-type="float">
            <text:p>0.0473287</text:p>
          </table:table-cell>
          <table:table-cell office:value-type="float" office:value="0.0135239" calcext:value-type="float">
            <text:p>0.0135239</text:p>
          </table:table-cell>
          <table:table-cell office:value-type="float" office:value="0.0146762" calcext:value-type="float">
            <text:p>0.0146762</text:p>
          </table:table-cell>
          <table:table-cell office:value-type="float" office:value="0.0220465" calcext:value-type="float">
            <text:p>0.0220465</text:p>
          </table:table-cell>
          <table:table-cell office:value-type="float" office:value="0.023528" calcext:value-type="float">
            <text:p>0.023528</text:p>
          </table:table-cell>
          <table:table-cell office:value-type="float" office:value="0.0509038" calcext:value-type="float">
            <text:p>0.0509038</text:p>
          </table:table-cell>
          <table:table-cell office:value-type="float" office:value="0.0414725" calcext:value-type="float">
            <text:p>0.0414725</text:p>
          </table:table-cell>
          <table:table-cell office:value-type="float" office:value="0.0148551" calcext:value-type="float">
            <text:p>0.0148551</text:p>
          </table:table-cell>
          <table:table-cell office:value-type="float" office:value="0.0607421" calcext:value-type="float">
            <text:p>0.0607421</text:p>
          </table:table-cell>
          <table:table-cell office:value-type="float" office:value="0.0188654" calcext:value-type="float">
            <text:p>0.0188654</text:p>
          </table:table-cell>
          <table:table-cell office:value-type="float" office:value="0.0188055" calcext:value-type="float">
            <text:p>0.0188055</text:p>
          </table:table-cell>
          <table:table-cell office:value-type="float" office:value="0.0167185" calcext:value-type="float">
            <text:p>0.0167185</text:p>
          </table:table-cell>
          <table:table-cell office:value-type="float" office:value="0.0217724" calcext:value-type="float">
            <text:p>0.0217724</text:p>
          </table:table-cell>
          <table:table-cell office:value-type="float" office:value="0.0223702" calcext:value-type="float">
            <text:p>0.0223702</text:p>
          </table:table-cell>
          <table:table-cell office:value-type="float" office:value="0.0196978" calcext:value-type="float">
            <text:p>0.0196978</text:p>
          </table:table-cell>
          <table:table-cell office:value-type="float" office:value="0.0149562" calcext:value-type="float">
            <text:p>0.0149562</text:p>
          </table:table-cell>
          <table:table-cell office:value-type="float" office:value="0.00528918" calcext:value-type="float">
            <text:p>0.00528918</text:p>
          </table:table-cell>
          <table:table-cell office:value-type="float" office:value="0.00642576" calcext:value-type="float">
            <text:p>0.00642576</text:p>
          </table:table-cell>
          <table:table-cell office:value-type="float" office:value="0.0150718" calcext:value-type="float">
            <text:p>0.0150718</text:p>
          </table:table-cell>
          <table:table-cell office:value-type="float" office:value="0.00494557" calcext:value-type="float">
            <text:p>0.00494557</text:p>
          </table:table-cell>
          <table:table-cell office:value-type="float" office:value="0.0232209" calcext:value-type="float">
            <text:p>0.0232209</text:p>
          </table:table-cell>
          <table:table-cell office:value-type="float" office:value="0.0261389" calcext:value-type="float">
            <text:p>0.0261389</text:p>
          </table:table-cell>
          <table:table-cell office:value-type="float" office:value="0.0156867" calcext:value-type="float">
            <text:p>0.0156867</text:p>
          </table:table-cell>
          <table:table-cell office:value-type="float" office:value="0.0185896" calcext:value-type="float">
            <text:p>0.0185896</text:p>
          </table:table-cell>
          <table:table-cell office:value-type="float" office:value="0.0235327" calcext:value-type="float">
            <text:p>0.0235327</text:p>
          </table:table-cell>
          <table:table-cell office:value-type="float" office:value="0.0108021" calcext:value-type="float">
            <text:p>0.0108021</text:p>
          </table:table-cell>
          <table:table-cell office:value-type="float" office:value="0.0539601" calcext:value-type="float">
            <text:p>0.0539601</text:p>
          </table:table-cell>
          <table:table-cell office:value-type="float" office:value="0.0187273" calcext:value-type="float">
            <text:p>0.0187273</text:p>
          </table:table-cell>
          <table:table-cell office:value-type="float" office:value="0.0149994" calcext:value-type="float">
            <text:p>0.0149994</text:p>
          </table:table-cell>
          <table:table-cell office:value-type="float" office:value="0.00921906" calcext:value-type="float">
            <text:p>0.00921906</text:p>
          </table:table-cell>
          <table:table-cell office:value-type="float" office:value="0.0117032" calcext:value-type="float">
            <text:p>0.0117032</text:p>
          </table:table-cell>
          <table:table-cell office:value-type="float" office:value="0.00683928" calcext:value-type="float">
            <text:p>0.00683928</text:p>
          </table:table-cell>
          <table:table-cell office:value-type="float" office:value="0.0134309" calcext:value-type="float">
            <text:p>0.0134309</text:p>
          </table:table-cell>
          <table:table-cell office:value-type="float" office:value="0.0117046" calcext:value-type="float">
            <text:p>0.0117046</text:p>
          </table:table-cell>
          <table:table-cell office:value-type="float" office:value="0.0206805" calcext:value-type="float">
            <text:p>0.0206805</text:p>
          </table:table-cell>
          <table:table-cell office:value-type="float" office:value="0.0542812" calcext:value-type="float">
            <text:p>0.0542812</text:p>
          </table:table-cell>
          <table:table-cell office:value-type="float" office:value="0.0402793" calcext:value-type="float">
            <text:p>0.0402793</text:p>
          </table:table-cell>
          <table:table-cell office:value-type="float" office:value="0.0214453" calcext:value-type="float">
            <text:p>0.0214453</text:p>
          </table:table-cell>
          <table:table-cell office:value-type="float" office:value="0.00459217" calcext:value-type="float">
            <text:p>0.00459217</text:p>
          </table:table-cell>
          <table:table-cell office:value-type="float" office:value="0.00688282" calcext:value-type="float">
            <text:p>0.00688282</text:p>
          </table:table-cell>
          <table:table-cell office:value-type="float" office:value="0.0194008" calcext:value-type="float">
            <text:p>0.0194008</text:p>
          </table:table-cell>
          <table:table-cell office:value-type="float" office:value="0.0116023" calcext:value-type="float">
            <text:p>0.0116023</text:p>
          </table:table-cell>
          <table:table-cell office:value-type="float" office:value="0.00630275" calcext:value-type="float">
            <text:p>0.00630275</text:p>
          </table:table-cell>
          <table:table-cell office:value-type="float" office:value="0.00623315" calcext:value-type="float">
            <text:p>0.00623315</text:p>
          </table:table-cell>
          <table:table-cell office:value-type="float" office:value="0.0405568" calcext:value-type="float">
            <text:p>0.0405568</text:p>
          </table:table-cell>
          <table:table-cell office:value-type="float" office:value="0.015622" calcext:value-type="float">
            <text:p>0.015622</text:p>
          </table:table-cell>
          <table:table-cell office:value-type="float" office:value="0.0536669" calcext:value-type="float">
            <text:p>0.0536669</text:p>
          </table:table-cell>
          <table:table-cell office:value-type="float" office:value="0.0141336" calcext:value-type="float">
            <text:p>0.0141336</text:p>
          </table:table-cell>
          <table:table-cell office:value-type="float" office:value="0.0148733" calcext:value-type="float">
            <text:p>0.0148733</text:p>
          </table:table-cell>
          <table:table-cell office:value-type="float" office:value="0.0139795" calcext:value-type="float">
            <text:p>0.0139795</text:p>
          </table:table-cell>
          <table:table-cell office:value-type="float" office:value="0.00743229" calcext:value-type="float">
            <text:p>0.00743229</text:p>
          </table:table-cell>
          <table:table-cell office:value-type="float" office:value="0.0289738" calcext:value-type="float">
            <text:p>0.0289738</text:p>
          </table:table-cell>
          <table:table-cell office:value-type="float" office:value="0.0248124" calcext:value-type="float">
            <text:p>0.0248124</text:p>
          </table:table-cell>
          <table:table-cell office:value-type="float" office:value="0.0347446" calcext:value-type="float">
            <text:p>0.0347446</text:p>
          </table:table-cell>
          <table:table-cell office:value-type="float" office:value="0.0158176" calcext:value-type="float">
            <text:p>0.0158176</text:p>
          </table:table-cell>
          <table:table-cell office:value-type="float" office:value="0.0170477" calcext:value-type="float">
            <text:p>0.0170477</text:p>
          </table:table-cell>
          <table:table-cell office:value-type="float" office:value="0.0222161" calcext:value-type="float">
            <text:p>0.0222161</text:p>
          </table:table-cell>
          <table:table-cell office:value-type="float" office:value="0.0270837" calcext:value-type="float">
            <text:p>0.0270837</text:p>
          </table:table-cell>
          <table:table-cell office:value-type="float" office:value="0.0391059" calcext:value-type="float">
            <text:p>0.0391059</text:p>
          </table:table-cell>
          <table:table-cell office:value-type="float" office:value="0.0190467" calcext:value-type="float">
            <text:p>0.0190467</text:p>
          </table:table-cell>
          <table:table-cell office:value-type="float" office:value="0.0126916" calcext:value-type="float">
            <text:p>0.0126916</text:p>
          </table:table-cell>
          <table:table-cell office:value-type="float" office:value="0.0407127" calcext:value-type="float">
            <text:p>0.0407127</text:p>
          </table:table-cell>
          <table:table-cell office:value-type="float" office:value="0.0318456" calcext:value-type="float">
            <text:p>0.0318456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.0392081" calcext:value-type="float">
            <text:p>0.0392081</text:p>
          </table:table-cell>
          <table:table-cell office:value-type="float" office:value="0.0140959" calcext:value-type="float">
            <text:p>0.0140959</text:p>
          </table:table-cell>
          <table:table-cell office:value-type="float" office:value="0.0437057" calcext:value-type="float">
            <text:p>0.0437057</text:p>
          </table:table-cell>
          <table:table-cell office:value-type="float" office:value="0.00698356" calcext:value-type="float">
            <text:p>0.00698356</text:p>
          </table:table-cell>
          <table:table-cell office:value-type="float" office:value="0.0154395" calcext:value-type="float">
            <text:p>0.0154395</text:p>
          </table:table-cell>
          <table:table-cell office:value-type="float" office:value="0.00513377" calcext:value-type="float">
            <text:p>0.00513377</text:p>
          </table:table-cell>
          <table:table-cell office:value-type="float" office:value="0.0218226" calcext:value-type="float">
            <text:p>0.0218226</text:p>
          </table:table-cell>
          <table:table-cell office:value-type="float" office:value="0.00683921" calcext:value-type="float">
            <text:p>0.00683921</text:p>
          </table:table-cell>
          <table:table-cell office:value-type="float" office:value="0.0195241" calcext:value-type="float">
            <text:p>0.0195241</text:p>
          </table:table-cell>
          <table:table-cell office:value-type="float" office:value="0.00718521" calcext:value-type="float">
            <text:p>0.00718521</text:p>
          </table:table-cell>
          <table:table-cell office:value-type="float" office:value="0.00719819" calcext:value-type="float">
            <text:p>0.00719819</text:p>
          </table:table-cell>
          <table:table-cell office:value-type="float" office:value="0.0335974" calcext:value-type="float">
            <text:p>0.0335974</text:p>
          </table:table-cell>
          <table:table-cell office:value-type="float" office:value="0.0457903" calcext:value-type="float">
            <text:p>0.0457903</text:p>
          </table:table-cell>
          <table:table-cell office:value-type="float" office:value="0.0263993" calcext:value-type="float">
            <text:p>0.0263993</text:p>
          </table:table-cell>
          <table:table-cell office:value-type="float" office:value="0.0379875" calcext:value-type="float">
            <text:p>0.0379875</text:p>
          </table:table-cell>
          <table:table-cell office:value-type="float" office:value="0.0505368" calcext:value-type="float">
            <text:p>0.0505368</text:p>
          </table:table-cell>
          <table:table-cell office:value-type="float" office:value="0.0462511" calcext:value-type="float">
            <text:p>0.0462511</text:p>
          </table:table-cell>
          <table:table-cell office:value-type="float" office:value="0.0325451" calcext:value-type="float">
            <text:p>0.0325451</text:p>
          </table:table-cell>
          <table:table-cell office:value-type="float" office:value="0.036394" calcext:value-type="float">
            <text:p>0.036394</text:p>
          </table:table-cell>
          <table:table-cell office:value-type="float" office:value="0.023949" calcext:value-type="float">
            <text:p>0.023949</text:p>
          </table:table-cell>
          <table:table-cell office:value-type="float" office:value="0.0193708" calcext:value-type="float">
            <text:p>0.0193708</text:p>
          </table:table-cell>
          <table:table-cell office:value-type="float" office:value="0.0443702" calcext:value-type="float">
            <text:p>0.0443702</text:p>
          </table:table-cell>
          <table:table-cell office:value-type="float" office:value="0.0256515" calcext:value-type="float">
            <text:p>0.0256515</text:p>
          </table:table-cell>
          <table:table-cell office:value-type="float" office:value="0.027128" calcext:value-type="float">
            <text:p>0.027128</text:p>
          </table:table-cell>
          <table:table-cell office:value-type="float" office:value="0.0411144" calcext:value-type="float">
            <text:p>0.0411144</text:p>
          </table:table-cell>
          <table:table-cell office:value-type="float" office:value="0.0388726" calcext:value-type="float">
            <text:p>0.0388726</text:p>
          </table:table-cell>
          <table:table-cell office:value-type="float" office:value="0.0137736" calcext:value-type="float">
            <text:p>0.0137736</text:p>
          </table:table-cell>
          <table:table-cell office:value-type="float" office:value="0.0333468" calcext:value-type="float">
            <text:p>0.0333468</text:p>
          </table:table-cell>
          <table:table-cell office:value-type="float" office:value="0.036977" calcext:value-type="float">
            <text:p>0.036977</text:p>
          </table:table-cell>
          <table:table-cell office:value-type="float" office:value="0.0133459" calcext:value-type="float">
            <text:p>0.0133459</text:p>
          </table:table-cell>
          <table:table-cell office:value-type="float" office:value="0.0257985" calcext:value-type="float">
            <text:p>0.0257985</text:p>
          </table:table-cell>
          <table:table-cell office:value-type="float" office:value="0.0467584" calcext:value-type="float">
            <text:p>0.0467584</text:p>
          </table:table-cell>
          <table:table-cell office:value-type="float" office:value="0.0216032" calcext:value-type="float">
            <text:p>0.0216032</text:p>
          </table:table-cell>
          <table:table-cell office:value-type="float" office:value="0.037423" calcext:value-type="float">
            <text:p>0.037423</text:p>
          </table:table-cell>
          <table:table-cell office:value-type="float" office:value="0.0609073" calcext:value-type="float">
            <text:p>0.0609073</text:p>
          </table:table-cell>
          <table:table-cell office:value-type="float" office:value="0.0201942" calcext:value-type="float">
            <text:p>0.0201942</text:p>
          </table:table-cell>
          <table:table-cell office:value-type="float" office:value="0.0300652" calcext:value-type="float">
            <text:p>0.0300652</text:p>
          </table:table-cell>
          <table:table-cell office:value-type="float" office:value="0.0136779" calcext:value-type="float">
            <text:p>0.0136779</text:p>
          </table:table-cell>
          <table:table-cell office:value-type="float" office:value="0.0184032" calcext:value-type="float">
            <text:p>0.0184032</text:p>
          </table:table-cell>
          <table:table-cell office:value-type="float" office:value="0.00585733" calcext:value-type="float">
            <text:p>0.00585733</text:p>
          </table:table-cell>
          <table:table-cell office:value-type="float" office:value="0.020298" calcext:value-type="float">
            <text:p>0.020298</text:p>
          </table:table-cell>
          <table:table-cell office:value-type="float" office:value="0.0264261" calcext:value-type="float">
            <text:p>0.0264261</text:p>
          </table:table-cell>
          <table:table-cell office:value-type="float" office:value="0.0123016" calcext:value-type="float">
            <text:p>0.0123016</text:p>
          </table:table-cell>
          <table:table-cell office:value-type="float" office:value="0.0346202" calcext:value-type="float">
            <text:p>0.0346202</text:p>
          </table:table-cell>
          <table:table-cell office:value-type="float" office:value="0.0152403" calcext:value-type="float">
            <text:p>0.0152403</text:p>
          </table:table-cell>
          <table:table-cell office:value-type="float" office:value="0.00450332" calcext:value-type="float">
            <text:p>0.00450332</text:p>
          </table:table-cell>
          <table:table-cell office:value-type="float" office:value="0.0298623" calcext:value-type="float">
            <text:p>0.0298623</text:p>
          </table:table-cell>
          <table:table-cell office:value-type="float" office:value="0.0298656" calcext:value-type="float">
            <text:p>0.0298656</text:p>
          </table:table-cell>
          <table:table-cell office:value-type="float" office:value="0.0151052" calcext:value-type="float">
            <text:p>0.0151052</text:p>
          </table:table-cell>
          <table:table-cell office:value-type="float" office:value="0.0174777" calcext:value-type="float">
            <text:p>0.0174777</text:p>
          </table:table-cell>
          <table:table-cell office:value-type="float" office:value="0.00724061" calcext:value-type="float">
            <text:p>0.00724061</text:p>
          </table:table-cell>
          <table:table-cell office:value-type="float" office:value="0.0311971" calcext:value-type="float">
            <text:p>0.0311971</text:p>
          </table:table-cell>
          <table:table-cell office:value-type="float" office:value="0.0184575" calcext:value-type="float">
            <text:p>0.0184575</text:p>
          </table:table-cell>
          <table:table-cell office:value-type="float" office:value="0.0167368" calcext:value-type="float">
            <text:p>0.0167368</text:p>
          </table:table-cell>
          <table:table-cell office:value-type="float" office:value="0.0106431" calcext:value-type="float">
            <text:p>0.0106431</text:p>
          </table:table-cell>
          <table:table-cell office:value-type="float" office:value="0.0178559" calcext:value-type="float">
            <text:p>0.0178559</text:p>
          </table:table-cell>
          <table:table-cell office:value-type="float" office:value="0.0046727" calcext:value-type="float">
            <text:p>0.0046727</text:p>
          </table:table-cell>
          <table:table-cell office:value-type="float" office:value="0.00568158" calcext:value-type="float">
            <text:p>0.00568158</text:p>
          </table:table-cell>
          <table:table-cell office:value-type="float" office:value="0.0114719" calcext:value-type="float">
            <text:p>0.0114719</text:p>
          </table:table-cell>
          <table:table-cell office:value-type="float" office:value="0.013515" calcext:value-type="float">
            <text:p>0.013515</text:p>
          </table:table-cell>
          <table:table-cell office:value-type="float" office:value="0.00740876" calcext:value-type="float">
            <text:p>0.00740876</text:p>
          </table:table-cell>
          <table:table-cell office:value-type="float" office:value="0.0158744" calcext:value-type="float">
            <text:p>0.0158744</text:p>
          </table:table-cell>
          <table:table-cell office:value-type="float" office:value="0.0505854" calcext:value-type="float">
            <text:p>0.0505854</text:p>
          </table:table-cell>
          <table:table-cell office:value-type="float" office:value="0.0156916" calcext:value-type="float">
            <text:p>0.0156916</text:p>
          </table:table-cell>
          <table:table-cell office:value-type="float" office:value="0.00692806" calcext:value-type="float">
            <text:p>0.00692806</text:p>
          </table:table-cell>
          <table:table-cell office:value-type="float" office:value="0.0213545" calcext:value-type="float">
            <text:p>0.0213545</text:p>
          </table:table-cell>
          <table:table-cell office:value-type="float" office:value="0.0243549" calcext:value-type="float">
            <text:p>0.0243549</text:p>
          </table:table-cell>
          <table:table-cell office:value-type="float" office:value="0.0147829" calcext:value-type="float">
            <text:p>0.0147829</text:p>
          </table:table-cell>
          <table:table-cell office:value-type="float" office:value="0.0308852" calcext:value-type="float">
            <text:p>0.0308852</text:p>
          </table:table-cell>
          <table:table-cell office:value-type="float" office:value="0.0143865" calcext:value-type="float">
            <text:p>0.0143865</text:p>
          </table:table-cell>
          <table:table-cell office:value-type="float" office:value="0.0258105" calcext:value-type="float">
            <text:p>0.0258105</text:p>
          </table:table-cell>
          <table:table-cell office:value-type="float" office:value="0.0242488" calcext:value-type="float">
            <text:p>0.0242488</text:p>
          </table:table-cell>
          <table:table-cell office:value-type="float" office:value="0.0158378" calcext:value-type="float">
            <text:p>0.0158378</text:p>
          </table:table-cell>
          <table:table-cell office:value-type="float" office:value="0.0361318" calcext:value-type="float">
            <text:p>0.0361318</text:p>
          </table:table-cell>
          <table:table-cell office:value-type="float" office:value="0.0278384" calcext:value-type="float">
            <text:p>0.0278384</text:p>
          </table:table-cell>
          <table:table-cell office:value-type="float" office:value="0.00693903" calcext:value-type="float">
            <text:p>0.00693903</text:p>
          </table:table-cell>
          <table:table-cell office:value-type="float" office:value="0.0120474" calcext:value-type="float">
            <text:p>0.0120474</text:p>
          </table:table-cell>
          <table:table-cell office:value-type="float" office:value="0.0142906" calcext:value-type="float">
            <text:p>0.0142906</text:p>
          </table:table-cell>
          <table:table-cell office:value-type="float" office:value="0.00467358" calcext:value-type="float">
            <text:p>0.00467358</text:p>
          </table:table-cell>
          <table:table-cell office:value-type="float" office:value="0.0288636" calcext:value-type="float">
            <text:p>0.0288636</text:p>
          </table:table-cell>
          <table:table-cell office:value-type="float" office:value="0.0241944" calcext:value-type="float">
            <text:p>0.0241944</text:p>
          </table:table-cell>
          <table:table-cell office:value-type="float" office:value="0.014122" calcext:value-type="float">
            <text:p>0.014122</text:p>
          </table:table-cell>
          <table:table-cell office:value-type="float" office:value="0.0427998" calcext:value-type="float">
            <text:p>0.0427998</text:p>
          </table:table-cell>
          <table:table-cell office:value-type="float" office:value="0.012982" calcext:value-type="float">
            <text:p>0.012982</text:p>
          </table:table-cell>
          <table:table-cell office:value-type="float" office:value="0.00798289" calcext:value-type="float">
            <text:p>0.00798289</text:p>
          </table:table-cell>
          <table:table-cell office:value-type="float" office:value="0.00604531" calcext:value-type="float">
            <text:p>0.00604531</text:p>
          </table:table-cell>
          <table:table-cell office:value-type="float" office:value="0.034963" calcext:value-type="float">
            <text:p>0.034963</text:p>
          </table:table-cell>
          <table:table-cell office:value-type="float" office:value="0.00530807" calcext:value-type="float">
            <text:p>0.00530807</text:p>
          </table:table-cell>
          <table:table-cell office:value-type="float" office:value="0.0493557" calcext:value-type="float">
            <text:p>0.0493557</text:p>
          </table:table-cell>
          <table:table-cell office:value-type="float" office:value="0.0201992" calcext:value-type="float">
            <text:p>0.0201992</text:p>
          </table:table-cell>
          <table:table-cell office:value-type="float" office:value="0.0165341" calcext:value-type="float">
            <text:p>0.0165341</text:p>
          </table:table-cell>
          <table:table-cell office:value-type="float" office:value="0.0397361" calcext:value-type="float">
            <text:p>0.0397361</text:p>
          </table:table-cell>
          <table:table-cell office:value-type="float" office:value="0.0146944" calcext:value-type="float">
            <text:p>0.0146944</text:p>
          </table:table-cell>
          <table:table-cell office:value-type="float" office:value="0.00540514" calcext:value-type="float">
            <text:p>0.00540514</text:p>
          </table:table-cell>
          <table:table-cell office:value-type="float" office:value="0.0426591" calcext:value-type="float">
            <text:p>0.0426591</text:p>
          </table:table-cell>
          <table:table-cell office:value-type="float" office:value="0.0244213" calcext:value-type="float">
            <text:p>0.0244213</text:p>
          </table:table-cell>
          <table:table-cell office:value-type="float" office:value="0.0358273" calcext:value-type="float">
            <text:p>0.0358273</text:p>
          </table:table-cell>
          <table:table-cell office:value-type="float" office:value="0.0413792" calcext:value-type="float">
            <text:p>0.0413792</text:p>
          </table:table-cell>
          <table:table-cell office:value-type="float" office:value="0.0435049" calcext:value-type="float">
            <text:p>0.0435049</text:p>
          </table:table-cell>
          <table:table-cell office:value-type="float" office:value="0.0209953" calcext:value-type="float">
            <text:p>0.0209953</text:p>
          </table:table-cell>
          <table:table-cell office:value-type="float" office:value="0.0544499" calcext:value-type="float">
            <text:p>0.0544499</text:p>
          </table:table-cell>
          <table:table-cell office:value-type="float" office:value="0.010804" calcext:value-type="float">
            <text:p>0.010804</text:p>
          </table:table-cell>
          <table:table-cell office:value-type="float" office:value="0.0240805" calcext:value-type="float">
            <text:p>0.0240805</text:p>
          </table:table-cell>
          <table:table-cell office:value-type="float" office:value="0.0210092" calcext:value-type="float">
            <text:p>0.0210092</text:p>
          </table:table-cell>
          <table:table-cell office:value-type="float" office:value="0.0513684" calcext:value-type="float">
            <text:p>0.0513684</text:p>
          </table:table-cell>
          <table:table-cell office:value-type="float" office:value="0.0239507" calcext:value-type="float">
            <text:p>0.0239507</text:p>
          </table:table-cell>
          <table:table-cell office:value-type="float" office:value="0.0221925" calcext:value-type="float">
            <text:p>0.0221925</text:p>
          </table:table-cell>
          <table:table-cell office:value-type="float" office:value="0.0377378" calcext:value-type="float">
            <text:p>0.0377378</text:p>
          </table:table-cell>
          <table:table-cell office:value-type="float" office:value="0.0132398" calcext:value-type="float">
            <text:p>0.0132398</text:p>
          </table:table-cell>
          <table:table-cell office:value-type="float" office:value="0.00993793" calcext:value-type="float">
            <text:p>0.00993793</text:p>
          </table:table-cell>
          <table:table-cell office:value-type="float" office:value="0.0443315" calcext:value-type="float">
            <text:p>0.0443315</text:p>
          </table:table-cell>
          <table:table-cell office:value-type="float" office:value="0.0135853" calcext:value-type="float">
            <text:p>0.0135853</text:p>
          </table:table-cell>
          <table:table-cell office:value-type="float" office:value="0.035176" calcext:value-type="float">
            <text:p>0.035176</text:p>
          </table:table-cell>
          <table:table-cell office:value-type="float" office:value="0.0349932" calcext:value-type="float">
            <text:p>0.0349932</text:p>
          </table:table-cell>
          <table:table-cell office:value-type="float" office:value="0.0243674" calcext:value-type="float">
            <text:p>0.0243674</text:p>
          </table:table-cell>
          <table:table-cell office:value-type="float" office:value="0.0231676" calcext:value-type="float">
            <text:p>0.0231676</text:p>
          </table:table-cell>
          <table:table-cell office:value-type="float" office:value="0.0510353" calcext:value-type="float">
            <text:p>0.0510353</text:p>
          </table:table-cell>
          <table:table-cell office:value-type="float" office:value="0.00527854" calcext:value-type="float">
            <text:p>0.00527854</text:p>
          </table:table-cell>
          <table:table-cell office:value-type="float" office:value="0.0427934" calcext:value-type="float">
            <text:p>0.0427934</text:p>
          </table:table-cell>
          <table:table-cell office:value-type="float" office:value="0.0392218" calcext:value-type="float">
            <text:p>0.0392218</text:p>
          </table:table-cell>
          <table:table-cell office:value-type="float" office:value="0.0136445" calcext:value-type="float">
            <text:p>0.0136445</text:p>
          </table:table-cell>
          <table:table-cell office:value-type="float" office:value="0.0162068" calcext:value-type="float">
            <text:p>0.0162068</text:p>
          </table:table-cell>
          <table:table-cell office:value-type="float" office:value="0.0227604" calcext:value-type="float">
            <text:p>0.0227604</text:p>
          </table:table-cell>
          <table:table-cell office:value-type="float" office:value="0.00790453" calcext:value-type="float">
            <text:p>0.00790453</text:p>
          </table:table-cell>
          <table:table-cell office:value-type="float" office:value="0.0187026" calcext:value-type="float">
            <text:p>0.0187026</text:p>
          </table:table-cell>
          <table:table-cell office:value-type="float" office:value="0.0268854" calcext:value-type="float">
            <text:p>0.0268854</text:p>
          </table:table-cell>
          <table:table-cell office:value-type="float" office:value="0.00779116" calcext:value-type="float">
            <text:p>0.00779116</text:p>
          </table:table-cell>
          <table:table-cell office:value-type="float" office:value="0.0158872" calcext:value-type="float">
            <text:p>0.0158872</text:p>
          </table:table-cell>
          <table:table-cell office:value-type="float" office:value="0.0227389" calcext:value-type="float">
            <text:p>0.0227389</text:p>
          </table:table-cell>
          <table:table-cell office:value-type="float" office:value="0.0516074" calcext:value-type="float">
            <text:p>0.0516074</text:p>
          </table:table-cell>
          <table:table-cell office:value-type="float" office:value="0.0207661" calcext:value-type="float">
            <text:p>0.0207661</text:p>
          </table:table-cell>
          <table:table-cell office:value-type="float" office:value="0.0202496" calcext:value-type="float">
            <text:p>0.0202496</text:p>
          </table:table-cell>
          <table:table-cell office:value-type="float" office:value="0.0435099" calcext:value-type="float">
            <text:p>0.0435099</text:p>
          </table:table-cell>
          <table:table-cell office:value-type="float" office:value="0.0395119" calcext:value-type="float">
            <text:p>0.0395119</text:p>
          </table:table-cell>
          <table:table-cell office:value-type="float" office:value="0.0396092" calcext:value-type="float">
            <text:p>0.0396092</text:p>
          </table:table-cell>
          <table:table-cell office:value-type="float" office:value="0.0121506" calcext:value-type="float">
            <text:p>0.0121506</text:p>
          </table:table-cell>
          <table:table-cell office:value-type="float" office:value="0.0137127" calcext:value-type="float">
            <text:p>0.0137127</text:p>
          </table:table-cell>
          <table:table-cell office:value-type="float" office:value="0.00563271" calcext:value-type="float">
            <text:p>0.00563271</text:p>
          </table:table-cell>
          <table:table-cell office:value-type="float" office:value="0.0193765" calcext:value-type="float">
            <text:p>0.0193765</text:p>
          </table:table-cell>
          <table:table-cell office:value-type="float" office:value="0.0205532" calcext:value-type="float">
            <text:p>0.0205532</text:p>
          </table:table-cell>
          <table:table-cell office:value-type="float" office:value="0.0206632" calcext:value-type="float">
            <text:p>0.0206632</text:p>
          </table:table-cell>
          <table:table-cell office:value-type="float" office:value="0.0395667" calcext:value-type="float">
            <text:p>0.0395667</text:p>
          </table:table-cell>
          <table:table-cell office:value-type="float" office:value="0.0432241" calcext:value-type="float">
            <text:p>0.0432241</text:p>
          </table:table-cell>
          <table:table-cell office:value-type="float" office:value="0.0168913" calcext:value-type="float">
            <text:p>0.0168913</text:p>
          </table:table-cell>
          <table:table-cell office:value-type="float" office:value="0.00527596" calcext:value-type="float">
            <text:p>0.00527596</text:p>
          </table:table-cell>
          <table:table-cell office:value-type="float" office:value="0.0437142" calcext:value-type="float">
            <text:p>0.0437142</text:p>
          </table:table-cell>
          <table:table-cell office:value-type="float" office:value="0.0163251" calcext:value-type="float">
            <text:p>0.0163251</text:p>
          </table:table-cell>
          <table:table-cell office:value-type="float" office:value="0.0142075" calcext:value-type="float">
            <text:p>0.0142075</text:p>
          </table:table-cell>
          <table:table-cell office:value-type="float" office:value="0.0392213" calcext:value-type="float">
            <text:p>0.0392213</text:p>
          </table:table-cell>
          <table:table-cell office:value-type="float" office:value="0.046993" calcext:value-type="float">
            <text:p>0.046993</text:p>
          </table:table-cell>
          <table:table-cell office:value-type="float" office:value="0.0454342" calcext:value-type="float">
            <text:p>0.0454342</text:p>
          </table:table-cell>
          <table:table-cell office:value-type="float" office:value="0.0416246" calcext:value-type="float">
            <text:p>0.0416246</text:p>
          </table:table-cell>
          <table:table-cell office:value-type="float" office:value="0.0607997" calcext:value-type="float">
            <text:p>0.0607997</text:p>
          </table:table-cell>
          <table:table-cell office:value-type="float" office:value="0.0524162" calcext:value-type="float">
            <text:p>0.0524162</text:p>
          </table:table-cell>
          <table:table-cell office:value-type="float" office:value="0.0496355" calcext:value-type="float">
            <text:p>0.0496355</text:p>
          </table:table-cell>
          <table:table-cell office:value-type="float" office:value="0.0325611" calcext:value-type="float">
            <text:p>0.0325611</text:p>
          </table:table-cell>
          <table:table-cell office:value-type="float" office:value="0.0565903" calcext:value-type="float">
            <text:p>0.0565903</text:p>
          </table:table-cell>
          <table:table-cell office:value-type="float" office:value="0.0270316" calcext:value-type="float">
            <text:p>0.0270316</text:p>
          </table:table-cell>
          <table:table-cell office:value-type="float" office:value="0.0524688" calcext:value-type="float">
            <text:p>0.0524688</text:p>
          </table:table-cell>
          <table:table-cell office:value-type="float" office:value="0.0150386" calcext:value-type="float">
            <text:p>0.0150386</text:p>
          </table:table-cell>
          <table:table-cell office:value-type="float" office:value="0.0356658" calcext:value-type="float">
            <text:p>0.0356658</text:p>
          </table:table-cell>
          <table:table-cell office:value-type="float" office:value="0.0202959" calcext:value-type="float">
            <text:p>0.0202959</text:p>
          </table:table-cell>
          <table:table-cell office:value-type="float" office:value="0.0129912" calcext:value-type="float">
            <text:p>0.0129912</text:p>
          </table:table-cell>
          <table:table-cell office:value-type="float" office:value="0.0222403" calcext:value-type="float">
            <text:p>0.0222403</text:p>
          </table:table-cell>
          <table:table-cell office:value-type="float" office:value="0.0222859" calcext:value-type="float">
            <text:p>0.0222859</text:p>
          </table:table-cell>
          <table:table-cell office:value-type="float" office:value="0.0201997" calcext:value-type="float">
            <text:p>0.0201997</text:p>
          </table:table-cell>
          <table:table-cell office:value-type="float" office:value="0.00600604" calcext:value-type="float">
            <text:p>0.00600604</text:p>
          </table:table-cell>
          <table:table-cell office:value-type="float" office:value="0.0605328" calcext:value-type="float">
            <text:p>0.0605328</text:p>
          </table:table-cell>
          <table:table-cell office:value-type="float" office:value="0.00689805" calcext:value-type="float">
            <text:p>0.00689805</text:p>
          </table:table-cell>
          <table:table-cell office:value-type="float" office:value="0.0268445" calcext:value-type="float">
            <text:p>0.0268445</text:p>
          </table:table-cell>
          <table:table-cell office:value-type="float" office:value="0.0606088" calcext:value-type="float">
            <text:p>0.0606088</text:p>
          </table:table-cell>
          <table:table-cell office:value-type="float" office:value="0.0607564" calcext:value-type="float">
            <text:p>0.0607564</text:p>
          </table:table-cell>
          <table:table-cell office:value-type="float" office:value="0.0170861" calcext:value-type="float">
            <text:p>0.0170861</text:p>
          </table:table-cell>
          <table:table-cell office:value-type="float" office:value="0.00557869" calcext:value-type="float">
            <text:p>0.00557869</text:p>
          </table:table-cell>
          <table:table-cell office:value-type="float" office:value="0.00532082" calcext:value-type="float">
            <text:p>0.00532082</text:p>
          </table:table-cell>
          <table:table-cell office:value-type="float" office:value="0.0137386" calcext:value-type="float">
            <text:p>0.0137386</text:p>
          </table:table-cell>
          <table:table-cell office:value-type="float" office:value="0.0407984" calcext:value-type="float">
            <text:p>0.0407984</text:p>
          </table:table-cell>
          <table:table-cell office:value-type="float" office:value="0.0419171" calcext:value-type="float">
            <text:p>0.0419171</text:p>
          </table:table-cell>
          <table:table-cell office:value-type="float" office:value="0.0252635" calcext:value-type="float">
            <text:p>0.0252635</text:p>
          </table:table-cell>
          <table:table-cell office:value-type="float" office:value="0.0356391" calcext:value-type="float">
            <text:p>0.0356391</text:p>
          </table:table-cell>
          <table:table-cell office:value-type="float" office:value="0.0325272" calcext:value-type="float">
            <text:p>0.0325272</text:p>
          </table:table-cell>
          <table:table-cell office:value-type="float" office:value="0.0254853" calcext:value-type="float">
            <text:p>0.0254853</text:p>
          </table:table-cell>
          <table:table-cell office:value-type="float" office:value="0.00724318" calcext:value-type="float">
            <text:p>0.00724318</text:p>
          </table:table-cell>
          <table:table-cell office:value-type="float" office:value="0.0187824" calcext:value-type="float">
            <text:p>0.0187824</text:p>
          </table:table-cell>
          <table:table-cell office:value-type="float" office:value="0.0258341" calcext:value-type="float">
            <text:p>0.0258341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0.0054466" calcext:value-type="float">
            <text:p>0.0054466</text:p>
          </table:table-cell>
          <table:table-cell office:value-type="float" office:value="0.0222163" calcext:value-type="float">
            <text:p>0.0222163</text:p>
          </table:table-cell>
          <table:table-cell office:value-type="float" office:value="0.0153531" calcext:value-type="float">
            <text:p>0.0153531</text:p>
          </table:table-cell>
          <table:table-cell office:value-type="float" office:value="0.0279116" calcext:value-type="float">
            <text:p>0.0279116</text:p>
          </table:table-cell>
          <table:table-cell office:value-type="float" office:value="0.0273418" calcext:value-type="float">
            <text:p>0.0273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gnment 20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0679" calcext:value-type="float">
            <text:p>20679</text:p>
          </table:table-cell>
          <table:table-cell office:value-type="float" office:value="434" calcext:value-type="float">
            <text:p>434</text:p>
          </table:table-cell>
          <table:table-cell office:value-type="float" office:value="1.93371" calcext:value-type="float">
            <text:p>1.93371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922382" calcext:value-type="float">
            <text:p>9.22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74647" calcext:value-type="float">
            <text:p>0.07464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399801" calcext:value-type="float">
            <text:p>0.039980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43115" calcext:value-type="float">
            <text:p>0.043115</text:p>
          </table:table-cell>
          <table:table-cell office:value-type="float" office:value="0.04463" calcext:value-type="float">
            <text:p>0.04463</text:p>
          </table:table-cell>
          <table:table-cell office:value-type="float" office:value="0.0428472" calcext:value-type="float">
            <text:p>0.0428472</text:p>
          </table:table-cell>
          <table:table-cell office:value-type="float" office:value="0.0399012" calcext:value-type="float">
            <text:p>0.0399012</text:p>
          </table:table-cell>
          <table:table-cell office:value-type="float" office:value="0.0429617" calcext:value-type="float">
            <text:p>0.0429617</text:p>
          </table:table-cell>
          <table:table-cell office:value-type="float" office:value="0.0379332" calcext:value-type="float">
            <text:p>0.0379332</text:p>
          </table:table-cell>
          <table:table-cell office:value-type="float" office:value="0.690618" calcext:value-type="float">
            <text:p>0.690618</text:p>
          </table:table-cell>
          <table:table-cell office:value-type="float" office:value="0.533116" calcext:value-type="float">
            <text:p>0.533116</text:p>
          </table:table-cell>
          <table:table-cell office:value-type="float" office:value="0.0357207" calcext:value-type="float">
            <text:p>0.0357207</text:p>
          </table:table-cell>
          <table:table-cell office:value-type="float" office:value="0.0388797" calcext:value-type="float">
            <text:p>0.0388797</text:p>
          </table:table-cell>
          <table:table-cell office:value-type="float" office:value="0.0354501" calcext:value-type="float">
            <text:p>0.0354501</text:p>
          </table:table-cell>
          <table:table-cell office:value-type="float" office:value="0.0355371" calcext:value-type="float">
            <text:p>0.0355371</text:p>
          </table:table-cell>
          <table:table-cell office:value-type="float" office:value="0.0358354" calcext:value-type="float">
            <text:p>0.0358354</text:p>
          </table:table-cell>
          <table:table-cell office:value-type="float" office:value="0.0314062" calcext:value-type="float">
            <text:p>0.0314062</text:p>
          </table:table-cell>
          <table:table-cell office:value-type="float" office:value="0.0312418" calcext:value-type="float">
            <text:p>0.0312418</text:p>
          </table:table-cell>
          <table:table-cell office:value-type="float" office:value="0.0342569" calcext:value-type="float">
            <text:p>0.0342569</text:p>
          </table:table-cell>
          <table:table-cell office:value-type="float" office:value="0.0314153" calcext:value-type="float">
            <text:p>0.0314153</text:p>
          </table:table-cell>
          <table:table-cell office:value-type="float" office:value="0.0353546" calcext:value-type="float">
            <text:p>0.0353546</text:p>
          </table:table-cell>
          <table:table-cell office:value-type="float" office:value="0.0386311" calcext:value-type="float">
            <text:p>0.0386311</text:p>
          </table:table-cell>
          <table:table-cell office:value-type="float" office:value="0.0345698" calcext:value-type="float">
            <text:p>0.0345698</text:p>
          </table:table-cell>
          <table:table-cell office:value-type="float" office:value="0.0317054" calcext:value-type="float">
            <text:p>0.0317054</text:p>
          </table:table-cell>
          <table:table-cell office:value-type="float" office:value="0.0456145" calcext:value-type="float">
            <text:p>0.0456145</text:p>
          </table:table-cell>
          <table:table-cell office:value-type="float" office:value="0.0316112" calcext:value-type="float">
            <text:p>0.0316112</text:p>
          </table:table-cell>
          <table:table-cell office:value-type="float" office:value="0.0315065" calcext:value-type="float">
            <text:p>0.0315065</text:p>
          </table:table-cell>
          <table:table-cell office:value-type="float" office:value="0.031525" calcext:value-type="float">
            <text:p>0.031525</text:p>
          </table:table-cell>
          <table:table-cell office:value-type="float" office:value="0.0311246" calcext:value-type="float">
            <text:p>0.0311246</text:p>
          </table:table-cell>
          <table:table-cell office:value-type="float" office:value="0.0349992" calcext:value-type="float">
            <text:p>0.0349992</text:p>
          </table:table-cell>
          <table:table-cell office:value-type="float" office:value="0.0361588" calcext:value-type="float">
            <text:p>0.0361588</text:p>
          </table:table-cell>
          <table:table-cell office:value-type="float" office:value="0.0346942" calcext:value-type="float">
            <text:p>0.0346942</text:p>
          </table:table-cell>
          <table:table-cell office:value-type="float" office:value="0.045339" calcext:value-type="float">
            <text:p>0.045339</text:p>
          </table:table-cell>
          <table:table-cell office:value-type="float" office:value="0.0361869" calcext:value-type="float">
            <text:p>0.0361869</text:p>
          </table:table-cell>
          <table:table-cell office:value-type="float" office:value="0.031917" calcext:value-type="float">
            <text:p>0.031917</text:p>
          </table:table-cell>
          <table:table-cell office:value-type="float" office:value="0.0357604" calcext:value-type="float">
            <text:p>0.0357604</text:p>
          </table:table-cell>
          <table:table-cell office:value-type="float" office:value="0.0336705" calcext:value-type="float">
            <text:p>0.0336705</text:p>
          </table:table-cell>
          <table:table-cell office:value-type="float" office:value="0.0331001" calcext:value-type="float">
            <text:p>0.0331001</text:p>
          </table:table-cell>
          <table:table-cell office:value-type="float" office:value="0.0345721" calcext:value-type="float">
            <text:p>0.0345721</text:p>
          </table:table-cell>
          <table:table-cell office:value-type="float" office:value="0.0396567" calcext:value-type="float">
            <text:p>0.0396567</text:p>
          </table:table-cell>
          <table:table-cell office:value-type="float" office:value="0.0318115" calcext:value-type="float">
            <text:p>0.0318115</text:p>
          </table:table-cell>
          <table:table-cell office:value-type="float" office:value="0.0466277" calcext:value-type="float">
            <text:p>0.0466277</text:p>
          </table:table-cell>
          <table:table-cell office:value-type="float" office:value="0.0349394" calcext:value-type="float">
            <text:p>0.0349394</text:p>
          </table:table-cell>
          <table:table-cell office:value-type="float" office:value="0.0426647" calcext:value-type="float">
            <text:p>0.0426647</text:p>
          </table:table-cell>
          <table:table-cell office:value-type="float" office:value="0.0351705" calcext:value-type="float">
            <text:p>0.0351705</text:p>
          </table:table-cell>
          <table:table-cell office:value-type="float" office:value="0.0423867" calcext:value-type="float">
            <text:p>0.0423867</text:p>
          </table:table-cell>
          <table:table-cell office:value-type="float" office:value="0.0433521" calcext:value-type="float">
            <text:p>0.0433521</text:p>
          </table:table-cell>
          <table:table-cell office:value-type="float" office:value="0.0357623" calcext:value-type="float">
            <text:p>0.0357623</text:p>
          </table:table-cell>
          <table:table-cell office:value-type="float" office:value="0.0409924" calcext:value-type="float">
            <text:p>0.0409924</text:p>
          </table:table-cell>
          <table:table-cell office:value-type="float" office:value="0.0400109" calcext:value-type="float">
            <text:p>0.0400109</text:p>
          </table:table-cell>
          <table:table-cell office:value-type="float" office:value="0.0350303" calcext:value-type="float">
            <text:p>0.0350303</text:p>
          </table:table-cell>
          <table:table-cell office:value-type="float" office:value="0.0378767" calcext:value-type="float">
            <text:p>0.0378767</text:p>
          </table:table-cell>
          <table:table-cell office:value-type="float" office:value="0.041841" calcext:value-type="float">
            <text:p>0.041841</text:p>
          </table:table-cell>
          <table:table-cell office:value-type="float" office:value="0.0412753" calcext:value-type="float">
            <text:p>0.0412753</text:p>
          </table:table-cell>
          <table:table-cell office:value-type="float" office:value="0.0372313" calcext:value-type="float">
            <text:p>0.0372313</text:p>
          </table:table-cell>
          <table:table-cell office:value-type="float" office:value="0.0351757" calcext:value-type="float">
            <text:p>0.0351757</text:p>
          </table:table-cell>
          <table:table-cell office:value-type="float" office:value="0.0408394" calcext:value-type="float">
            <text:p>0.0408394</text:p>
          </table:table-cell>
          <table:table-cell office:value-type="float" office:value="0.0351445" calcext:value-type="float">
            <text:p>0.0351445</text:p>
          </table:table-cell>
          <table:table-cell office:value-type="float" office:value="0.0314991" calcext:value-type="float">
            <text:p>0.0314991</text:p>
          </table:table-cell>
          <table:table-cell office:value-type="float" office:value="0.0338356" calcext:value-type="float">
            <text:p>0.0338356</text:p>
          </table:table-cell>
          <table:table-cell office:value-type="float" office:value="0.0421289" calcext:value-type="float">
            <text:p>0.0421289</text:p>
          </table:table-cell>
          <table:table-cell office:value-type="float" office:value="0.0367021" calcext:value-type="float">
            <text:p>0.0367021</text:p>
          </table:table-cell>
          <table:table-cell office:value-type="float" office:value="0.038579" calcext:value-type="float">
            <text:p>0.038579</text:p>
          </table:table-cell>
          <table:table-cell office:value-type="float" office:value="0.0318264" calcext:value-type="float">
            <text:p>0.0318264</text:p>
          </table:table-cell>
          <table:table-cell office:value-type="float" office:value="0.0382941" calcext:value-type="float">
            <text:p>0.0382941</text:p>
          </table:table-cell>
          <table:table-cell office:value-type="float" office:value="0.0313685" calcext:value-type="float">
            <text:p>0.0313685</text:p>
          </table:table-cell>
          <table:table-cell office:value-type="float" office:value="0.0354637" calcext:value-type="float">
            <text:p>0.0354637</text:p>
          </table:table-cell>
          <table:table-cell office:value-type="float" office:value="0.0375209" calcext:value-type="float">
            <text:p>0.0375209</text:p>
          </table:table-cell>
          <table:table-cell office:value-type="float" office:value="0.0386132" calcext:value-type="float">
            <text:p>0.0386132</text:p>
          </table:table-cell>
          <table:table-cell office:value-type="float" office:value="0.0359603" calcext:value-type="float">
            <text:p>0.0359603</text:p>
          </table:table-cell>
          <table:table-cell office:value-type="float" office:value="0.0311295" calcext:value-type="float">
            <text:p>0.0311295</text:p>
          </table:table-cell>
          <table:table-cell office:value-type="float" office:value="0.0327286" calcext:value-type="float">
            <text:p>0.0327286</text:p>
          </table:table-cell>
          <table:table-cell office:value-type="float" office:value="0.0424427" calcext:value-type="float">
            <text:p>0.0424427</text:p>
          </table:table-cell>
          <table:table-cell office:value-type="float" office:value="0.0312144" calcext:value-type="float">
            <text:p>0.0312144</text:p>
          </table:table-cell>
          <table:table-cell office:value-type="float" office:value="0.0318478" calcext:value-type="float">
            <text:p>0.0318478</text:p>
          </table:table-cell>
          <table:table-cell office:value-type="float" office:value="0.0372642" calcext:value-type="float">
            <text:p>0.0372642</text:p>
          </table:table-cell>
          <table:table-cell office:value-type="float" office:value="0.0379426" calcext:value-type="float">
            <text:p>0.0379426</text:p>
          </table:table-cell>
          <table:table-cell office:value-type="float" office:value="0.0403894" calcext:value-type="float">
            <text:p>0.0403894</text:p>
          </table:table-cell>
          <table:table-cell office:value-type="float" office:value="0.0454218" calcext:value-type="float">
            <text:p>0.0454218</text:p>
          </table:table-cell>
          <table:table-cell office:value-type="float" office:value="0.0363311" calcext:value-type="float">
            <text:p>0.0363311</text:p>
          </table:table-cell>
          <table:table-cell office:value-type="float" office:value="0.0344364" calcext:value-type="float">
            <text:p>0.0344364</text:p>
          </table:table-cell>
          <table:table-cell office:value-type="float" office:value="0.0381128" calcext:value-type="float">
            <text:p>0.0381128</text:p>
          </table:table-cell>
          <table:table-cell office:value-type="float" office:value="0.0310422" calcext:value-type="float">
            <text:p>0.0310422</text:p>
          </table:table-cell>
          <table:table-cell office:value-type="float" office:value="0.0320705" calcext:value-type="float">
            <text:p>0.0320705</text:p>
          </table:table-cell>
          <table:table-cell office:value-type="float" office:value="0.038503" calcext:value-type="float">
            <text:p>0.038503</text:p>
          </table:table-cell>
          <table:table-cell office:value-type="float" office:value="0.0313397" calcext:value-type="float">
            <text:p>0.0313397</text:p>
          </table:table-cell>
          <table:table-cell office:value-type="float" office:value="0.0379859" calcext:value-type="float">
            <text:p>0.0379859</text:p>
          </table:table-cell>
          <table:table-cell office:value-type="float" office:value="0.0348501" calcext:value-type="float">
            <text:p>0.0348501</text:p>
          </table:table-cell>
          <table:table-cell office:value-type="float" office:value="0.034923" calcext:value-type="float">
            <text:p>0.034923</text:p>
          </table:table-cell>
          <table:table-cell office:value-type="float" office:value="0.0333967" calcext:value-type="float">
            <text:p>0.0333967</text:p>
          </table:table-cell>
          <table:table-cell office:value-type="float" office:value="0.0363499" calcext:value-type="float">
            <text:p>0.0363499</text:p>
          </table:table-cell>
          <table:table-cell office:value-type="float" office:value="0.0361935" calcext:value-type="float">
            <text:p>0.0361935</text:p>
          </table:table-cell>
          <table:table-cell office:value-type="float" office:value="0.040882" calcext:value-type="float">
            <text:p>0.040882</text:p>
          </table:table-cell>
          <table:table-cell office:value-type="float" office:value="0.0340175" calcext:value-type="float">
            <text:p>0.0340175</text:p>
          </table:table-cell>
          <table:table-cell office:value-type="float" office:value="0.0440154" calcext:value-type="float">
            <text:p>0.0440154</text:p>
          </table:table-cell>
          <table:table-cell office:value-type="float" office:value="0.0477611" calcext:value-type="float">
            <text:p>0.0477611</text:p>
          </table:table-cell>
          <table:table-cell office:value-type="float" office:value="0.0327057" calcext:value-type="float">
            <text:p>0.0327057</text:p>
          </table:table-cell>
          <table:table-cell office:value-type="float" office:value="0.0423019" calcext:value-type="float">
            <text:p>0.0423019</text:p>
          </table:table-cell>
          <table:table-cell office:value-type="float" office:value="0.0400585" calcext:value-type="float">
            <text:p>0.0400585</text:p>
          </table:table-cell>
          <table:table-cell office:value-type="float" office:value="0.0330466" calcext:value-type="float">
            <text:p>0.0330466</text:p>
          </table:table-cell>
          <table:table-cell office:value-type="float" office:value="0.0321081" calcext:value-type="float">
            <text:p>0.0321081</text:p>
          </table:table-cell>
          <table:table-cell office:value-type="float" office:value="0.0392042" calcext:value-type="float">
            <text:p>0.0392042</text:p>
          </table:table-cell>
          <table:table-cell office:value-type="float" office:value="0.0411887" calcext:value-type="float">
            <text:p>0.0411887</text:p>
          </table:table-cell>
          <table:table-cell office:value-type="float" office:value="0.0414447" calcext:value-type="float">
            <text:p>0.0414447</text:p>
          </table:table-cell>
          <table:table-cell office:value-type="float" office:value="0.0349072" calcext:value-type="float">
            <text:p>0.0349072</text:p>
          </table:table-cell>
          <table:table-cell office:value-type="float" office:value="0.0430847" calcext:value-type="float">
            <text:p>0.0430847</text:p>
          </table:table-cell>
          <table:table-cell office:value-type="float" office:value="0.0312785" calcext:value-type="float">
            <text:p>0.0312785</text:p>
          </table:table-cell>
          <table:table-cell office:value-type="float" office:value="0.0457142" calcext:value-type="float">
            <text:p>0.0457142</text:p>
          </table:table-cell>
          <table:table-cell office:value-type="float" office:value="0.0346781" calcext:value-type="float">
            <text:p>0.0346781</text:p>
          </table:table-cell>
          <table:table-cell office:value-type="float" office:value="0.0422539" calcext:value-type="float">
            <text:p>0.0422539</text:p>
          </table:table-cell>
          <table:table-cell office:value-type="float" office:value="0.0318317" calcext:value-type="float">
            <text:p>0.0318317</text:p>
          </table:table-cell>
          <table:table-cell office:value-type="float" office:value="0.0338119" calcext:value-type="float">
            <text:p>0.0338119</text:p>
          </table:table-cell>
          <table:table-cell office:value-type="float" office:value="0.0332929" calcext:value-type="float">
            <text:p>0.0332929</text:p>
          </table:table-cell>
          <table:table-cell office:value-type="float" office:value="0.0414712" calcext:value-type="float">
            <text:p>0.0414712</text:p>
          </table:table-cell>
          <table:table-cell office:value-type="float" office:value="0.0390093" calcext:value-type="float">
            <text:p>0.0390093</text:p>
          </table:table-cell>
          <table:table-cell office:value-type="float" office:value="0.0319457" calcext:value-type="float">
            <text:p>0.0319457</text:p>
          </table:table-cell>
          <table:table-cell office:value-type="float" office:value="0.034652" calcext:value-type="float">
            <text:p>0.034652</text:p>
          </table:table-cell>
          <table:table-cell office:value-type="float" office:value="0.041264" calcext:value-type="float">
            <text:p>0.041264</text:p>
          </table:table-cell>
          <table:table-cell office:value-type="float" office:value="0.0386081" calcext:value-type="float">
            <text:p>0.0386081</text:p>
          </table:table-cell>
          <table:table-cell office:value-type="float" office:value="0.0337844" calcext:value-type="float">
            <text:p>0.0337844</text:p>
          </table:table-cell>
          <table:table-cell office:value-type="float" office:value="0.032704" calcext:value-type="float">
            <text:p>0.032704</text:p>
          </table:table-cell>
          <table:table-cell office:value-type="float" office:value="0.033636" calcext:value-type="float">
            <text:p>0.033636</text:p>
          </table:table-cell>
          <table:table-cell office:value-type="float" office:value="0.0429818" calcext:value-type="float">
            <text:p>0.0429818</text:p>
          </table:table-cell>
          <table:table-cell office:value-type="float" office:value="0.0425007" calcext:value-type="float">
            <text:p>0.0425007</text:p>
          </table:table-cell>
          <table:table-cell office:value-type="float" office:value="0.0351656" calcext:value-type="float">
            <text:p>0.0351656</text:p>
          </table:table-cell>
          <table:table-cell office:value-type="float" office:value="0.0338564" calcext:value-type="float">
            <text:p>0.0338564</text:p>
          </table:table-cell>
          <table:table-cell office:value-type="float" office:value="0.0380635" calcext:value-type="float">
            <text:p>0.0380635</text:p>
          </table:table-cell>
          <table:table-cell office:value-type="float" office:value="0.0355322" calcext:value-type="float">
            <text:p>0.0355322</text:p>
          </table:table-cell>
          <table:table-cell office:value-type="float" office:value="0.0324209" calcext:value-type="float">
            <text:p>0.0324209</text:p>
          </table:table-cell>
          <table:table-cell office:value-type="float" office:value="0.0334533" calcext:value-type="float">
            <text:p>0.0334533</text:p>
          </table:table-cell>
          <table:table-cell office:value-type="float" office:value="0.0327834" calcext:value-type="float">
            <text:p>0.0327834</text:p>
          </table:table-cell>
          <table:table-cell office:value-type="float" office:value="0.0311721" calcext:value-type="float">
            <text:p>0.0311721</text:p>
          </table:table-cell>
          <table:table-cell office:value-type="float" office:value="0.0359571" calcext:value-type="float">
            <text:p>0.0359571</text:p>
          </table:table-cell>
          <table:table-cell office:value-type="float" office:value="0.032931" calcext:value-type="float">
            <text:p>0.032931</text:p>
          </table:table-cell>
          <table:table-cell office:value-type="float" office:value="0.0362419" calcext:value-type="float">
            <text:p>0.0362419</text:p>
          </table:table-cell>
          <table:table-cell office:value-type="float" office:value="0.0349864" calcext:value-type="float">
            <text:p>0.0349864</text:p>
          </table:table-cell>
          <table:table-cell office:value-type="float" office:value="0.0364361" calcext:value-type="float">
            <text:p>0.0364361</text:p>
          </table:table-cell>
          <table:table-cell office:value-type="float" office:value="0.0364091" calcext:value-type="float">
            <text:p>0.0364091</text:p>
          </table:table-cell>
          <table:table-cell office:value-type="float" office:value="0.0350579" calcext:value-type="float">
            <text:p>0.0350579</text:p>
          </table:table-cell>
          <table:table-cell office:value-type="float" office:value="0.0415411" calcext:value-type="float">
            <text:p>0.0415411</text:p>
          </table:table-cell>
          <table:table-cell office:value-type="float" office:value="0.0353596" calcext:value-type="float">
            <text:p>0.0353596</text:p>
          </table:table-cell>
          <table:table-cell office:value-type="float" office:value="0.043422" calcext:value-type="float">
            <text:p>0.043422</text:p>
          </table:table-cell>
          <table:table-cell office:value-type="float" office:value="0.0343751" calcext:value-type="float">
            <text:p>0.0343751</text:p>
          </table:table-cell>
          <table:table-cell office:value-type="float" office:value="0.0370185" calcext:value-type="float">
            <text:p>0.0370185</text:p>
          </table:table-cell>
          <table:table-cell office:value-type="float" office:value="0.0359458" calcext:value-type="float">
            <text:p>0.0359458</text:p>
          </table:table-cell>
          <table:table-cell office:value-type="float" office:value="0.0396981" calcext:value-type="float">
            <text:p>0.0396981</text:p>
          </table:table-cell>
          <table:table-cell office:value-type="float" office:value="0.0330727" calcext:value-type="float">
            <text:p>0.0330727</text:p>
          </table:table-cell>
          <table:table-cell office:value-type="float" office:value="0.0414926" calcext:value-type="float">
            <text:p>0.0414926</text:p>
          </table:table-cell>
          <table:table-cell office:value-type="float" office:value="0.0444163" calcext:value-type="float">
            <text:p>0.0444163</text:p>
          </table:table-cell>
          <table:table-cell office:value-type="float" office:value="0.0351248" calcext:value-type="float">
            <text:p>0.0351248</text:p>
          </table:table-cell>
          <table:table-cell office:value-type="float" office:value="0.0442592" calcext:value-type="float">
            <text:p>0.0442592</text:p>
          </table:table-cell>
          <table:table-cell office:value-type="float" office:value="0.0420392" calcext:value-type="float">
            <text:p>0.0420392</text:p>
          </table:table-cell>
          <table:table-cell office:value-type="float" office:value="0.0409052" calcext:value-type="float">
            <text:p>0.0409052</text:p>
          </table:table-cell>
          <table:table-cell office:value-type="float" office:value="0.04327" calcext:value-type="float">
            <text:p>0.04327</text:p>
          </table:table-cell>
          <table:table-cell office:value-type="float" office:value="0.0420191" calcext:value-type="float">
            <text:p>0.0420191</text:p>
          </table:table-cell>
          <table:table-cell office:value-type="float" office:value="0.0322851" calcext:value-type="float">
            <text:p>0.0322851</text:p>
          </table:table-cell>
          <table:table-cell office:value-type="float" office:value="0.0419148" calcext:value-type="float">
            <text:p>0.0419148</text:p>
          </table:table-cell>
          <table:table-cell office:value-type="float" office:value="0.038428" calcext:value-type="float">
            <text:p>0.038428</text:p>
          </table:table-cell>
          <table:table-cell office:value-type="float" office:value="0.0459881" calcext:value-type="float">
            <text:p>0.0459881</text:p>
          </table:table-cell>
          <table:table-cell office:value-type="float" office:value="0.0319119" calcext:value-type="float">
            <text:p>0.0319119</text:p>
          </table:table-cell>
          <table:table-cell office:value-type="float" office:value="0.0363378" calcext:value-type="float">
            <text:p>0.0363378</text:p>
          </table:table-cell>
          <table:table-cell office:value-type="float" office:value="0.0354458" calcext:value-type="float">
            <text:p>0.0354458</text:p>
          </table:table-cell>
          <table:table-cell office:value-type="float" office:value="0.0371723" calcext:value-type="float">
            <text:p>0.0371723</text:p>
          </table:table-cell>
          <table:table-cell office:value-type="float" office:value="0.042861" calcext:value-type="float">
            <text:p>0.042861</text:p>
          </table:table-cell>
          <table:table-cell office:value-type="float" office:value="0.0417099" calcext:value-type="float">
            <text:p>0.0417099</text:p>
          </table:table-cell>
          <table:table-cell office:value-type="float" office:value="0.0360068" calcext:value-type="float">
            <text:p>0.0360068</text:p>
          </table:table-cell>
          <table:table-cell office:value-type="float" office:value="0.0349436" calcext:value-type="float">
            <text:p>0.0349436</text:p>
          </table:table-cell>
          <table:table-cell office:value-type="float" office:value="0.0315319" calcext:value-type="float">
            <text:p>0.0315319</text:p>
          </table:table-cell>
          <table:table-cell office:value-type="float" office:value="0.0324089" calcext:value-type="float">
            <text:p>0.0324089</text:p>
          </table:table-cell>
          <table:table-cell office:value-type="float" office:value="0.0376162" calcext:value-type="float">
            <text:p>0.0376162</text:p>
          </table:table-cell>
          <table:table-cell office:value-type="float" office:value="0.0360205" calcext:value-type="float">
            <text:p>0.0360205</text:p>
          </table:table-cell>
          <table:table-cell office:value-type="float" office:value="0.0335441" calcext:value-type="float">
            <text:p>0.0335441</text:p>
          </table:table-cell>
          <table:table-cell office:value-type="float" office:value="0.0340205" calcext:value-type="float">
            <text:p>0.0340205</text:p>
          </table:table-cell>
          <table:table-cell office:value-type="float" office:value="0.0336314" calcext:value-type="float">
            <text:p>0.0336314</text:p>
          </table:table-cell>
          <table:table-cell office:value-type="float" office:value="0.0328937" calcext:value-type="float">
            <text:p>0.0328937</text:p>
          </table:table-cell>
          <table:table-cell office:value-type="float" office:value="0.0322552" calcext:value-type="float">
            <text:p>0.0322552</text:p>
          </table:table-cell>
          <table:table-cell office:value-type="float" office:value="0.0381511" calcext:value-type="float">
            <text:p>0.0381511</text:p>
          </table:table-cell>
          <table:table-cell office:value-type="float" office:value="0.177568" calcext:value-type="float">
            <text:p>0.177568</text:p>
          </table:table-cell>
          <table:table-cell office:value-type="float" office:value="0.0333281" calcext:value-type="float">
            <text:p>0.0333281</text:p>
          </table:table-cell>
          <table:table-cell office:value-type="float" office:value="0.0328456" calcext:value-type="float">
            <text:p>0.0328456</text:p>
          </table:table-cell>
          <table:table-cell office:value-type="float" office:value="0.0455311" calcext:value-type="float">
            <text:p>0.0455311</text:p>
          </table:table-cell>
          <table:table-cell office:value-type="float" office:value="0.0322967" calcext:value-type="float">
            <text:p>0.0322967</text:p>
          </table:table-cell>
          <table:table-cell office:value-type="float" office:value="0.0351685" calcext:value-type="float">
            <text:p>0.0351685</text:p>
          </table:table-cell>
          <table:table-cell office:value-type="float" office:value="0.0345609" calcext:value-type="float">
            <text:p>0.0345609</text:p>
          </table:table-cell>
          <table:table-cell office:value-type="float" office:value="0.0396009" calcext:value-type="float">
            <text:p>0.0396009</text:p>
          </table:table-cell>
          <table:table-cell office:value-type="float" office:value="0.0353149" calcext:value-type="float">
            <text:p>0.0353149</text:p>
          </table:table-cell>
          <table:table-cell office:value-type="float" office:value="0.0347722" calcext:value-type="float">
            <text:p>0.0347722</text:p>
          </table:table-cell>
          <table:table-cell office:value-type="float" office:value="0.0389748" calcext:value-type="float">
            <text:p>0.0389748</text:p>
          </table:table-cell>
          <table:table-cell office:value-type="float" office:value="0.0444639" calcext:value-type="float">
            <text:p>0.0444639</text:p>
          </table:table-cell>
          <table:table-cell office:value-type="float" office:value="0.0437227" calcext:value-type="float">
            <text:p>0.0437227</text:p>
          </table:table-cell>
          <table:table-cell office:value-type="float" office:value="0.0380704" calcext:value-type="float">
            <text:p>0.0380704</text:p>
          </table:table-cell>
          <table:table-cell office:value-type="float" office:value="0.0411229" calcext:value-type="float">
            <text:p>0.0411229</text:p>
          </table:table-cell>
          <table:table-cell office:value-type="float" office:value="0.0417974" calcext:value-type="float">
            <text:p>0.0417974</text:p>
          </table:table-cell>
          <table:table-cell office:value-type="float" office:value="0.0440467" calcext:value-type="float">
            <text:p>0.0440467</text:p>
          </table:table-cell>
          <table:table-cell office:value-type="float" office:value="0.0346997" calcext:value-type="float">
            <text:p>0.0346997</text:p>
          </table:table-cell>
          <table:table-cell office:value-type="float" office:value="0.0354929" calcext:value-type="float">
            <text:p>0.0354929</text:p>
          </table:table-cell>
          <table:table-cell office:value-type="float" office:value="0.0332458" calcext:value-type="float">
            <text:p>0.0332458</text:p>
          </table:table-cell>
          <table:table-cell office:value-type="float" office:value="0.0385622" calcext:value-type="float">
            <text:p>0.0385622</text:p>
          </table:table-cell>
          <table:table-cell office:value-type="float" office:value="0.0329574" calcext:value-type="float">
            <text:p>0.0329574</text:p>
          </table:table-cell>
          <table:table-cell office:value-type="float" office:value="0.0321477" calcext:value-type="float">
            <text:p>0.0321477</text:p>
          </table:table-cell>
          <table:table-cell office:value-type="float" office:value="0.0343797" calcext:value-type="float">
            <text:p>0.0343797</text:p>
          </table:table-cell>
          <table:table-cell office:value-type="float" office:value="0.0347483" calcext:value-type="float">
            <text:p>0.0347483</text:p>
          </table:table-cell>
          <table:table-cell office:value-type="float" office:value="0.0347488" calcext:value-type="float">
            <text:p>0.0347488</text:p>
          </table:table-cell>
          <table:table-cell office:value-type="float" office:value="0.043801" calcext:value-type="float">
            <text:p>0.043801</text:p>
          </table:table-cell>
          <table:table-cell office:value-type="float" office:value="0.0344162" calcext:value-type="float">
            <text:p>0.0344162</text:p>
          </table:table-cell>
          <table:table-cell office:value-type="float" office:value="0.0332226" calcext:value-type="float">
            <text:p>0.0332226</text:p>
          </table:table-cell>
          <table:table-cell office:value-type="float" office:value="0.0336013" calcext:value-type="float">
            <text:p>0.0336013</text:p>
          </table:table-cell>
          <table:table-cell office:value-type="float" office:value="0.0322991" calcext:value-type="float">
            <text:p>0.0322991</text:p>
          </table:table-cell>
          <table:table-cell office:value-type="float" office:value="0.0347144" calcext:value-type="float">
            <text:p>0.0347144</text:p>
          </table:table-cell>
          <table:table-cell office:value-type="float" office:value="0.0441287" calcext:value-type="float">
            <text:p>0.0441287</text:p>
          </table:table-cell>
          <table:table-cell office:value-type="float" office:value="0.0417045" calcext:value-type="float">
            <text:p>0.0417045</text:p>
          </table:table-cell>
          <table:table-cell office:value-type="float" office:value="0.0375308" calcext:value-type="float">
            <text:p>0.0375308</text:p>
          </table:table-cell>
          <table:table-cell office:value-type="float" office:value="0.033748" calcext:value-type="float">
            <text:p>0.033748</text:p>
          </table:table-cell>
          <table:table-cell office:value-type="float" office:value="0.0312234" calcext:value-type="float">
            <text:p>0.0312234</text:p>
          </table:table-cell>
          <table:table-cell office:value-type="float" office:value="0.0336494" calcext:value-type="float">
            <text:p>0.0336494</text:p>
          </table:table-cell>
          <table:table-cell office:value-type="float" office:value="0.0416938" calcext:value-type="float">
            <text:p>0.0416938</text:p>
          </table:table-cell>
          <table:table-cell office:value-type="float" office:value="0.0308979" calcext:value-type="float">
            <text:p>0.0308979</text:p>
          </table:table-cell>
          <table:table-cell office:value-type="float" office:value="0.0347154" calcext:value-type="float">
            <text:p>0.0347154</text:p>
          </table:table-cell>
          <table:table-cell office:value-type="float" office:value="0.0365194" calcext:value-type="float">
            <text:p>0.0365194</text:p>
          </table:table-cell>
          <table:table-cell office:value-type="float" office:value="0.0454511" calcext:value-type="float">
            <text:p>0.0454511</text:p>
          </table:table-cell>
          <table:table-cell office:value-type="float" office:value="0.0318668" calcext:value-type="float">
            <text:p>0.0318668</text:p>
          </table:table-cell>
          <table:table-cell office:value-type="float" office:value="0.0325358" calcext:value-type="float">
            <text:p>0.0325358</text:p>
          </table:table-cell>
          <table:table-cell office:value-type="float" office:value="0.0317598" calcext:value-type="float">
            <text:p>0.0317598</text:p>
          </table:table-cell>
          <table:table-cell office:value-type="float" office:value="0.0346616" calcext:value-type="float">
            <text:p>0.0346616</text:p>
          </table:table-cell>
          <table:table-cell office:value-type="float" office:value="0.0354945" calcext:value-type="float">
            <text:p>0.0354945</text:p>
          </table:table-cell>
          <table:table-cell office:value-type="float" office:value="0.0313468" calcext:value-type="float">
            <text:p>0.0313468</text:p>
          </table:table-cell>
          <table:table-cell office:value-type="float" office:value="0.0443498" calcext:value-type="float">
            <text:p>0.0443498</text:p>
          </table:table-cell>
          <table:table-cell office:value-type="float" office:value="0.0347704" calcext:value-type="float">
            <text:p>0.0347704</text:p>
          </table:table-cell>
          <table:table-cell office:value-type="float" office:value="0.0368817" calcext:value-type="float">
            <text:p>0.0368817</text:p>
          </table:table-cell>
          <table:table-cell office:value-type="float" office:value="0.0413024" calcext:value-type="float">
            <text:p>0.0413024</text:p>
          </table:table-cell>
          <table:table-cell office:value-type="float" office:value="0.0435997" calcext:value-type="float">
            <text:p>0.0435997</text:p>
          </table:table-cell>
          <table:table-cell office:value-type="float" office:value="0.0349377" calcext:value-type="float">
            <text:p>0.0349377</text:p>
          </table:table-cell>
          <table:table-cell office:value-type="float" office:value="0.0409239" calcext:value-type="float">
            <text:p>0.0409239</text:p>
          </table:table-cell>
          <table:table-cell office:value-type="float" office:value="0.034706" calcext:value-type="float">
            <text:p>0.034706</text:p>
          </table:table-cell>
          <table:table-cell office:value-type="float" office:value="0.0314389" calcext:value-type="float">
            <text:p>0.0314389</text:p>
          </table:table-cell>
          <table:table-cell office:value-type="float" office:value="0.0347393" calcext:value-type="float">
            <text:p>0.0347393</text:p>
          </table:table-cell>
          <table:table-cell office:value-type="float" office:value="0.0438688" calcext:value-type="float">
            <text:p>0.0438688</text:p>
          </table:table-cell>
          <table:table-cell office:value-type="float" office:value="0.0359244" calcext:value-type="float">
            <text:p>0.0359244</text:p>
          </table:table-cell>
          <table:table-cell office:value-type="float" office:value="0.0328833" calcext:value-type="float">
            <text:p>0.0328833</text:p>
          </table:table-cell>
          <table:table-cell office:value-type="float" office:value="0.0356416" calcext:value-type="float">
            <text:p>0.0356416</text:p>
          </table:table-cell>
          <table:table-cell office:value-type="float" office:value="0.0380993" calcext:value-type="float">
            <text:p>0.0380993</text:p>
          </table:table-cell>
          <table:table-cell office:value-type="float" office:value="0.0332943" calcext:value-type="float">
            <text:p>0.0332943</text:p>
          </table:table-cell>
          <table:table-cell office:value-type="float" office:value="0.0377369" calcext:value-type="float">
            <text:p>0.0377369</text:p>
          </table:table-cell>
          <table:table-cell office:value-type="float" office:value="0.0416456" calcext:value-type="float">
            <text:p>0.0416456</text:p>
          </table:table-cell>
          <table:table-cell office:value-type="float" office:value="0.0382554" calcext:value-type="float">
            <text:p>0.0382554</text:p>
          </table:table-cell>
          <table:table-cell office:value-type="float" office:value="0.031153" calcext:value-type="float">
            <text:p>0.031153</text:p>
          </table:table-cell>
          <table:table-cell office:value-type="float" office:value="0.039161" calcext:value-type="float">
            <text:p>0.039161</text:p>
          </table:table-cell>
          <table:table-cell office:value-type="float" office:value="0.04391" calcext:value-type="float">
            <text:p>0.04391</text:p>
          </table:table-cell>
          <table:table-cell office:value-type="float" office:value="0.0344628" calcext:value-type="float">
            <text:p>0.0344628</text:p>
          </table:table-cell>
          <table:table-cell office:value-type="float" office:value="0.0372998" calcext:value-type="float">
            <text:p>0.0372998</text:p>
          </table:table-cell>
          <table:table-cell office:value-type="float" office:value="0.0375311" calcext:value-type="float">
            <text:p>0.0375311</text:p>
          </table:table-cell>
          <table:table-cell office:value-type="float" office:value="0.0362512" calcext:value-type="float">
            <text:p>0.0362512</text:p>
          </table:table-cell>
          <table:table-cell office:value-type="float" office:value="0.0425497" calcext:value-type="float">
            <text:p>0.0425497</text:p>
          </table:table-cell>
          <table:table-cell office:value-type="float" office:value="0.0398847" calcext:value-type="float">
            <text:p>0.0398847</text:p>
          </table:table-cell>
          <table:table-cell office:value-type="float" office:value="0.0436678" calcext:value-type="float">
            <text:p>0.0436678</text:p>
          </table:table-cell>
          <table:table-cell office:value-type="float" office:value="0.0344867" calcext:value-type="float">
            <text:p>0.0344867</text:p>
          </table:table-cell>
          <table:table-cell office:value-type="float" office:value="0.0349187" calcext:value-type="float">
            <text:p>0.0349187</text:p>
          </table:table-cell>
          <table:table-cell office:value-type="float" office:value="0.0425439" calcext:value-type="float">
            <text:p>0.0425439</text:p>
          </table:table-cell>
          <table:table-cell office:value-type="float" office:value="0.0349429" calcext:value-type="float">
            <text:p>0.0349429</text:p>
          </table:table-cell>
          <table:table-cell office:value-type="float" office:value="0.0351213" calcext:value-type="float">
            <text:p>0.0351213</text:p>
          </table:table-cell>
          <table:table-cell office:value-type="float" office:value="0.0347615" calcext:value-type="float">
            <text:p>0.0347615</text:p>
          </table:table-cell>
          <table:table-cell office:value-type="float" office:value="0.0347734" calcext:value-type="float">
            <text:p>0.0347734</text:p>
          </table:table-cell>
          <table:table-cell office:value-type="float" office:value="0.0360546" calcext:value-type="float">
            <text:p>0.0360546</text:p>
          </table:table-cell>
          <table:table-cell office:value-type="float" office:value="0.036962" calcext:value-type="float">
            <text:p>0.036962</text:p>
          </table:table-cell>
          <table:table-cell office:value-type="float" office:value="0.0395797" calcext:value-type="float">
            <text:p>0.0395797</text:p>
          </table:table-cell>
          <table:table-cell office:value-type="float" office:value="0.0438652" calcext:value-type="float">
            <text:p>0.0438652</text:p>
          </table:table-cell>
          <table:table-cell office:value-type="float" office:value="0.0308305" calcext:value-type="float">
            <text:p>0.0308305</text:p>
          </table:table-cell>
          <table:table-cell office:value-type="float" office:value="0.0344858" calcext:value-type="float">
            <text:p>0.0344858</text:p>
          </table:table-cell>
          <table:table-cell office:value-type="float" office:value="0.0363731" calcext:value-type="float">
            <text:p>0.0363731</text:p>
          </table:table-cell>
          <table:table-cell office:value-type="float" office:value="0.0316002" calcext:value-type="float">
            <text:p>0.0316002</text:p>
          </table:table-cell>
          <table:table-cell office:value-type="float" office:value="0.040753" calcext:value-type="float">
            <text:p>0.040753</text:p>
          </table:table-cell>
          <table:table-cell office:value-type="float" office:value="0.0413168" calcext:value-type="float">
            <text:p>0.0413168</text:p>
          </table:table-cell>
          <table:table-cell office:value-type="float" office:value="0.0371367" calcext:value-type="float">
            <text:p>0.0371367</text:p>
          </table:table-cell>
          <table:table-cell office:value-type="float" office:value="0.0385214" calcext:value-type="float">
            <text:p>0.0385214</text:p>
          </table:table-cell>
          <table:table-cell office:value-type="float" office:value="0.0343708" calcext:value-type="float">
            <text:p>0.0343708</text:p>
          </table:table-cell>
          <table:table-cell office:value-type="float" office:value="0.0411984" calcext:value-type="float">
            <text:p>0.0411984</text:p>
          </table:table-cell>
          <table:table-cell office:value-type="float" office:value="0.0334363" calcext:value-type="float">
            <text:p>0.0334363</text:p>
          </table:table-cell>
          <table:table-cell office:value-type="float" office:value="0.0383269" calcext:value-type="float">
            <text:p>0.0383269</text:p>
          </table:table-cell>
          <table:table-cell office:value-type="float" office:value="0.0320109" calcext:value-type="float">
            <text:p>0.0320109</text:p>
          </table:table-cell>
          <table:table-cell office:value-type="float" office:value="0.0317303" calcext:value-type="float">
            <text:p>0.0317303</text:p>
          </table:table-cell>
          <table:table-cell office:value-type="float" office:value="0.0401087" calcext:value-type="float">
            <text:p>0.0401087</text:p>
          </table:table-cell>
          <table:table-cell office:value-type="float" office:value="0.0326447" calcext:value-type="float">
            <text:p>0.0326447</text:p>
          </table:table-cell>
          <table:table-cell office:value-type="float" office:value="0.0430093" calcext:value-type="float">
            <text:p>0.0430093</text:p>
          </table:table-cell>
          <table:table-cell office:value-type="float" office:value="0.0325964" calcext:value-type="float">
            <text:p>0.0325964</text:p>
          </table:table-cell>
          <table:table-cell office:value-type="float" office:value="0.0315015" calcext:value-type="float">
            <text:p>0.0315015</text:p>
          </table:table-cell>
          <table:table-cell office:value-type="float" office:value="0.0345317" calcext:value-type="float">
            <text:p>0.0345317</text:p>
          </table:table-cell>
          <table:table-cell office:value-type="float" office:value="0.0417337" calcext:value-type="float">
            <text:p>0.0417337</text:p>
          </table:table-cell>
          <table:table-cell office:value-type="float" office:value="0.0310811" calcext:value-type="float">
            <text:p>0.0310811</text:p>
          </table:table-cell>
          <table:table-cell office:value-type="float" office:value="0.0316452" calcext:value-type="float">
            <text:p>0.0316452</text:p>
          </table:table-cell>
          <table:table-cell office:value-type="float" office:value="0.0312387" calcext:value-type="float">
            <text:p>0.0312387</text:p>
          </table:table-cell>
          <table:table-cell office:value-type="float" office:value="0.0346469" calcext:value-type="float">
            <text:p>0.0346469</text:p>
          </table:table-cell>
          <table:table-cell office:value-type="float" office:value="0.0412806" calcext:value-type="float">
            <text:p>0.0412806</text:p>
          </table:table-cell>
          <table:table-cell office:value-type="float" office:value="0.0340783" calcext:value-type="float">
            <text:p>0.0340783</text:p>
          </table:table-cell>
          <table:table-cell office:value-type="float" office:value="0.0413661" calcext:value-type="float">
            <text:p>0.0413661</text:p>
          </table:table-cell>
          <table:table-cell office:value-type="float" office:value="0.0377888" calcext:value-type="float">
            <text:p>0.0377888</text:p>
          </table:table-cell>
          <table:table-cell office:value-type="float" office:value="0.0310586" calcext:value-type="float">
            <text:p>0.0310586</text:p>
          </table:table-cell>
          <table:table-cell office:value-type="float" office:value="0.0331667" calcext:value-type="float">
            <text:p>0.0331667</text:p>
          </table:table-cell>
          <table:table-cell office:value-type="float" office:value="0.0416129" calcext:value-type="float">
            <text:p>0.0416129</text:p>
          </table:table-cell>
          <table:table-cell office:value-type="float" office:value="0.0456945" calcext:value-type="float">
            <text:p>0.0456945</text:p>
          </table:table-cell>
          <table:table-cell office:value-type="float" office:value="0.0453422" calcext:value-type="float">
            <text:p>0.0453422</text:p>
          </table:table-cell>
          <table:table-cell office:value-type="float" office:value="0.0337331" calcext:value-type="float">
            <text:p>0.0337331</text:p>
          </table:table-cell>
          <table:table-cell office:value-type="float" office:value="0.041708" calcext:value-type="float">
            <text:p>0.041708</text:p>
          </table:table-cell>
          <table:table-cell office:value-type="float" office:value="0.0388037" calcext:value-type="float">
            <text:p>0.0388037</text:p>
          </table:table-cell>
          <table:table-cell office:value-type="float" office:value="0.0389468" calcext:value-type="float">
            <text:p>0.0389468</text:p>
          </table:table-cell>
          <table:table-cell office:value-type="float" office:value="0.0410967" calcext:value-type="float">
            <text:p>0.0410967</text:p>
          </table:table-cell>
          <table:table-cell office:value-type="float" office:value="0.0385802" calcext:value-type="float">
            <text:p>0.0385802</text:p>
          </table:table-cell>
          <table:table-cell office:value-type="float" office:value="0.0425591" calcext:value-type="float">
            <text:p>0.0425591</text:p>
          </table:table-cell>
          <table:table-cell office:value-type="float" office:value="0.0360725" calcext:value-type="float">
            <text:p>0.0360725</text:p>
          </table:table-cell>
          <table:table-cell office:value-type="float" office:value="0.041835" calcext:value-type="float">
            <text:p>0.041835</text:p>
          </table:table-cell>
          <table:table-cell office:value-type="float" office:value="0.0358085" calcext:value-type="float">
            <text:p>0.0358085</text:p>
          </table:table-cell>
          <table:table-cell office:value-type="float" office:value="0.030949" calcext:value-type="float">
            <text:p>0.030949</text:p>
          </table:table-cell>
          <table:table-cell office:value-type="float" office:value="0.0359469" calcext:value-type="float">
            <text:p>0.0359469</text:p>
          </table:table-cell>
          <table:table-cell office:value-type="float" office:value="0.0362168" calcext:value-type="float">
            <text:p>0.0362168</text:p>
          </table:table-cell>
          <table:table-cell office:value-type="float" office:value="0.0411592" calcext:value-type="float">
            <text:p>0.0411592</text:p>
          </table:table-cell>
          <table:table-cell office:value-type="float" office:value="0.039164" calcext:value-type="float">
            <text:p>0.039164</text:p>
          </table:table-cell>
          <table:table-cell office:value-type="float" office:value="0.0344506" calcext:value-type="float">
            <text:p>0.0344506</text:p>
          </table:table-cell>
          <table:table-cell office:value-type="float" office:value="0.0345049" calcext:value-type="float">
            <text:p>0.0345049</text:p>
          </table:table-cell>
          <table:table-cell office:value-type="float" office:value="0.0309695" calcext:value-type="float">
            <text:p>0.0309695</text:p>
          </table:table-cell>
          <table:table-cell office:value-type="float" office:value="0.031081" calcext:value-type="float">
            <text:p>0.031081</text:p>
          </table:table-cell>
          <table:table-cell office:value-type="float" office:value="0.0315874" calcext:value-type="float">
            <text:p>0.0315874</text:p>
          </table:table-cell>
          <table:table-cell office:value-type="float" office:value="0.0311669" calcext:value-type="float">
            <text:p>0.0311669</text:p>
          </table:table-cell>
          <table:table-cell office:value-type="float" office:value="0.0391976" calcext:value-type="float">
            <text:p>0.0391976</text:p>
          </table:table-cell>
          <table:table-cell office:value-type="float" office:value="0.0423858" calcext:value-type="float">
            <text:p>0.0423858</text:p>
          </table:table-cell>
          <table:table-cell office:value-type="float" office:value="0.0362947" calcext:value-type="float">
            <text:p>0.0362947</text:p>
          </table:table-cell>
          <table:table-cell office:value-type="float" office:value="0.0313055" calcext:value-type="float">
            <text:p>0.0313055</text:p>
          </table:table-cell>
          <table:table-cell office:value-type="float" office:value="0.0341651" calcext:value-type="float">
            <text:p>0.0341651</text:p>
          </table:table-cell>
          <table:table-cell office:value-type="float" office:value="0.0345621" calcext:value-type="float">
            <text:p>0.0345621</text:p>
          </table:table-cell>
          <table:table-cell office:value-type="float" office:value="0.0416375" calcext:value-type="float">
            <text:p>0.0416375</text:p>
          </table:table-cell>
          <table:table-cell office:value-type="float" office:value="0.036349" calcext:value-type="float">
            <text:p>0.036349</text:p>
          </table:table-cell>
          <table:table-cell office:value-type="float" office:value="0.0415411" calcext:value-type="float">
            <text:p>0.0415411</text:p>
          </table:table-cell>
          <table:table-cell office:value-type="float" office:value="0.0350724" calcext:value-type="float">
            <text:p>0.0350724</text:p>
          </table:table-cell>
          <table:table-cell office:value-type="float" office:value="0.0379335" calcext:value-type="float">
            <text:p>0.0379335</text:p>
          </table:table-cell>
          <table:table-cell office:value-type="float" office:value="0.0308512" calcext:value-type="float">
            <text:p>0.0308512</text:p>
          </table:table-cell>
          <table:table-cell office:value-type="float" office:value="0.0312989" calcext:value-type="float">
            <text:p>0.0312989</text:p>
          </table:table-cell>
          <table:table-cell office:value-type="float" office:value="0.0348402" calcext:value-type="float">
            <text:p>0.0348402</text:p>
          </table:table-cell>
          <table:table-cell office:value-type="float" office:value="0.0355344" calcext:value-type="float">
            <text:p>0.0355344</text:p>
          </table:table-cell>
          <table:table-cell office:value-type="float" office:value="0.0327317" calcext:value-type="float">
            <text:p>0.0327317</text:p>
          </table:table-cell>
          <table:table-cell office:value-type="float" office:value="0.0345213" calcext:value-type="float">
            <text:p>0.0345213</text:p>
          </table:table-cell>
          <table:table-cell office:value-type="float" office:value="0.0315261" calcext:value-type="float">
            <text:p>0.0315261</text:p>
          </table:table-cell>
          <table:table-cell office:value-type="float" office:value="0.0317502" calcext:value-type="float">
            <text:p>0.0317502</text:p>
          </table:table-cell>
          <table:table-cell office:value-type="float" office:value="0.0378983" calcext:value-type="float">
            <text:p>0.0378983</text:p>
          </table:table-cell>
          <table:table-cell office:value-type="float" office:value="0.0377488" calcext:value-type="float">
            <text:p>0.0377488</text:p>
          </table:table-cell>
          <table:table-cell office:value-type="float" office:value="0.0350273" calcext:value-type="float">
            <text:p>0.0350273</text:p>
          </table:table-cell>
          <table:table-cell office:value-type="float" office:value="0.0359696" calcext:value-type="float">
            <text:p>0.0359696</text:p>
          </table:table-cell>
          <table:table-cell office:value-type="float" office:value="0.0405672" calcext:value-type="float">
            <text:p>0.0405672</text:p>
          </table:table-cell>
          <table:table-cell office:value-type="float" office:value="0.0317149" calcext:value-type="float">
            <text:p>0.0317149</text:p>
          </table:table-cell>
          <table:table-cell office:value-type="float" office:value="0.0349289" calcext:value-type="float">
            <text:p>0.0349289</text:p>
          </table:table-cell>
          <table:table-cell office:value-type="float" office:value="0.038699" calcext:value-type="float">
            <text:p>0.038699</text:p>
          </table:table-cell>
          <table:table-cell office:value-type="float" office:value="0.0346505" calcext:value-type="float">
            <text:p>0.0346505</text:p>
          </table:table-cell>
          <table:table-cell office:value-type="float" office:value="0.0329649" calcext:value-type="float">
            <text:p>0.0329649</text:p>
          </table:table-cell>
          <table:table-cell office:value-type="float" office:value="0.0313806" calcext:value-type="float">
            <text:p>0.0313806</text:p>
          </table:table-cell>
          <table:table-cell office:value-type="float" office:value="0.0409637" calcext:value-type="float">
            <text:p>0.0409637</text:p>
          </table:table-cell>
          <table:table-cell office:value-type="float" office:value="0.034047" calcext:value-type="float">
            <text:p>0.034047</text:p>
          </table:table-cell>
          <table:table-cell office:value-type="float" office:value="0.0424882" calcext:value-type="float">
            <text:p>0.0424882</text:p>
          </table:table-cell>
          <table:table-cell office:value-type="float" office:value="0.035697" calcext:value-type="float">
            <text:p>0.035697</text:p>
          </table:table-cell>
          <table:table-cell office:value-type="float" office:value="0.0359919" calcext:value-type="float">
            <text:p>0.0359919</text:p>
          </table:table-cell>
          <table:table-cell office:value-type="float" office:value="0.0417057" calcext:value-type="float">
            <text:p>0.0417057</text:p>
          </table:table-cell>
          <table:table-cell office:value-type="float" office:value="0.0308716" calcext:value-type="float">
            <text:p>0.0308716</text:p>
          </table:table-cell>
          <table:table-cell office:value-type="float" office:value="0.035409" calcext:value-type="float">
            <text:p>0.035409</text:p>
          </table:table-cell>
          <table:table-cell office:value-type="float" office:value="0.0412609" calcext:value-type="float">
            <text:p>0.0412609</text:p>
          </table:table-cell>
          <table:table-cell office:value-type="float" office:value="0.042326" calcext:value-type="float">
            <text:p>0.042326</text:p>
          </table:table-cell>
          <table:table-cell office:value-type="float" office:value="0.0367677" calcext:value-type="float">
            <text:p>0.0367677</text:p>
          </table:table-cell>
          <table:table-cell office:value-type="float" office:value="0.0361889" calcext:value-type="float">
            <text:p>0.0361889</text:p>
          </table:table-cell>
          <table:table-cell office:value-type="float" office:value="0.042391" calcext:value-type="float">
            <text:p>0.042391</text:p>
          </table:table-cell>
          <table:table-cell office:value-type="float" office:value="0.0421654" calcext:value-type="float">
            <text:p>0.0421654</text:p>
          </table:table-cell>
          <table:table-cell office:value-type="float" office:value="0.0349537" calcext:value-type="float">
            <text:p>0.0349537</text:p>
          </table:table-cell>
          <table:table-cell office:value-type="float" office:value="0.0308346" calcext:value-type="float">
            <text:p>0.0308346</text:p>
          </table:table-cell>
          <table:table-cell office:value-type="float" office:value="0.0341907" calcext:value-type="float">
            <text:p>0.0341907</text:p>
          </table:table-cell>
          <table:table-cell office:value-type="float" office:value="0.0409086" calcext:value-type="float">
            <text:p>0.0409086</text:p>
          </table:table-cell>
          <table:table-cell office:value-type="float" office:value="0.0395488" calcext:value-type="float">
            <text:p>0.0395488</text:p>
          </table:table-cell>
          <table:table-cell office:value-type="float" office:value="0.0418464" calcext:value-type="float">
            <text:p>0.0418464</text:p>
          </table:table-cell>
          <table:table-cell office:value-type="float" office:value="0.03875" calcext:value-type="float">
            <text:p>0.03875</text:p>
          </table:table-cell>
          <table:table-cell office:value-type="float" office:value="0.0412976" calcext:value-type="float">
            <text:p>0.0412976</text:p>
          </table:table-cell>
          <table:table-cell office:value-type="float" office:value="0.0412852" calcext:value-type="float">
            <text:p>0.0412852</text:p>
          </table:table-cell>
          <table:table-cell office:value-type="float" office:value="0.0418281" calcext:value-type="float">
            <text:p>0.0418281</text:p>
          </table:table-cell>
          <table:table-cell office:value-type="float" office:value="0.0353394" calcext:value-type="float">
            <text:p>0.0353394</text:p>
          </table:table-cell>
          <table:table-cell office:value-type="float" office:value="0.0452703" calcext:value-type="float">
            <text:p>0.0452703</text:p>
          </table:table-cell>
          <table:table-cell office:value-type="float" office:value="0.0457986" calcext:value-type="float">
            <text:p>0.0457986</text:p>
          </table:table-cell>
          <table:table-cell office:value-type="float" office:value="0.0375435" calcext:value-type="float">
            <text:p>0.0375435</text:p>
          </table:table-cell>
          <table:table-cell office:value-type="float" office:value="0.0415246" calcext:value-type="float">
            <text:p>0.0415246</text:p>
          </table:table-cell>
          <table:table-cell office:value-type="float" office:value="0.0409776" calcext:value-type="float">
            <text:p>0.0409776</text:p>
          </table:table-cell>
          <table:table-cell office:value-type="float" office:value="0.0396181" calcext:value-type="float">
            <text:p>0.0396181</text:p>
          </table:table-cell>
          <table:table-cell office:value-type="float" office:value="0.0412935" calcext:value-type="float">
            <text:p>0.0412935</text:p>
          </table:table-cell>
          <table:table-cell office:value-type="float" office:value="0.0354785" calcext:value-type="float">
            <text:p>0.0354785</text:p>
          </table:table-cell>
          <table:table-cell office:value-type="float" office:value="0.0347816" calcext:value-type="float">
            <text:p>0.0347816</text:p>
          </table:table-cell>
          <table:table-cell office:value-type="float" office:value="0.0421132" calcext:value-type="float">
            <text:p>0.0421132</text:p>
          </table:table-cell>
          <table:table-cell office:value-type="float" office:value="0.0344969" calcext:value-type="float">
            <text:p>0.0344969</text:p>
          </table:table-cell>
          <table:table-cell office:value-type="float" office:value="0.0314277" calcext:value-type="float">
            <text:p>0.0314277</text:p>
          </table:table-cell>
          <table:table-cell office:value-type="float" office:value="0.0348669" calcext:value-type="float">
            <text:p>0.0348669</text:p>
          </table:table-cell>
          <table:table-cell office:value-type="float" office:value="0.0344331" calcext:value-type="float">
            <text:p>0.0344331</text:p>
          </table:table-cell>
          <table:table-cell office:value-type="float" office:value="0.031002" calcext:value-type="float">
            <text:p>0.031002</text:p>
          </table:table-cell>
          <table:table-cell office:value-type="float" office:value="0.0309567" calcext:value-type="float">
            <text:p>0.0309567</text:p>
          </table:table-cell>
          <table:table-cell office:value-type="float" office:value="0.0345807" calcext:value-type="float">
            <text:p>0.0345807</text:p>
          </table:table-cell>
          <table:table-cell office:value-type="float" office:value="0.0410122" calcext:value-type="float">
            <text:p>0.0410122</text:p>
          </table:table-cell>
          <table:table-cell office:value-type="float" office:value="0.0411062" calcext:value-type="float">
            <text:p>0.0411062</text:p>
          </table:table-cell>
          <table:table-cell office:value-type="float" office:value="0.0407237" calcext:value-type="float">
            <text:p>0.0407237</text:p>
          </table:table-cell>
          <table:table-cell office:value-type="float" office:value="0.0334747" calcext:value-type="float">
            <text:p>0.0334747</text:p>
          </table:table-cell>
          <table:table-cell office:value-type="float" office:value="0.0341976" calcext:value-type="float">
            <text:p>0.0341976</text:p>
          </table:table-cell>
          <table:table-cell office:value-type="float" office:value="0.0350138" calcext:value-type="float">
            <text:p>0.0350138</text:p>
          </table:table-cell>
          <table:table-cell office:value-type="float" office:value="0.0349754" calcext:value-type="float">
            <text:p>0.03497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14514" calcext:value-type="float">
            <text:p>0.0314514</text:p>
          </table:table-cell>
          <table:table-cell office:value-type="float" office:value="0.0385631" calcext:value-type="float">
            <text:p>0.0385631</text:p>
          </table:table-cell>
          <table:table-cell office:value-type="float" office:value="0.0314689" calcext:value-type="float">
            <text:p>0.0314689</text:p>
          </table:table-cell>
          <table:table-cell office:value-type="float" office:value="0.0358555" calcext:value-type="float">
            <text:p>0.0358555</text:p>
          </table:table-cell>
          <table:table-cell office:value-type="float" office:value="0.0423211" calcext:value-type="float">
            <text:p>0.0423211</text:p>
          </table:table-cell>
          <table:table-cell office:value-type="float" office:value="0.0350261" calcext:value-type="float">
            <text:p>0.0350261</text:p>
          </table:table-cell>
          <table:table-cell office:value-type="float" office:value="0.0349364" calcext:value-type="float">
            <text:p>0.0349364</text:p>
          </table:table-cell>
          <table:table-cell office:value-type="float" office:value="0.0360309" calcext:value-type="float">
            <text:p>0.0360309</text:p>
          </table:table-cell>
          <table:table-cell office:value-type="float" office:value="0.0357095" calcext:value-type="float">
            <text:p>0.0357095</text:p>
          </table:table-cell>
          <table:table-cell office:value-type="float" office:value="0.0347043" calcext:value-type="float">
            <text:p>0.0347043</text:p>
          </table:table-cell>
          <table:table-cell office:value-type="float" office:value="0.0347424" calcext:value-type="float">
            <text:p>0.0347424</text:p>
          </table:table-cell>
          <table:table-cell office:value-type="float" office:value="0.0384389" calcext:value-type="float">
            <text:p>0.0384389</text:p>
          </table:table-cell>
          <table:table-cell office:value-type="float" office:value="0.038495" calcext:value-type="float">
            <text:p>0.038495</text:p>
          </table:table-cell>
          <table:table-cell office:value-type="float" office:value="0.0409831" calcext:value-type="float">
            <text:p>0.0409831</text:p>
          </table:table-cell>
          <table:table-cell office:value-type="float" office:value="0.0385383" calcext:value-type="float">
            <text:p>0.0385383</text:p>
          </table:table-cell>
          <table:table-cell office:value-type="float" office:value="0.0413467" calcext:value-type="float">
            <text:p>0.0413467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Alignment 21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0679" calcext:value-type="float">
            <text:p>20679</text:p>
          </table:table-cell>
          <table:table-cell office:value-type="float" office:value="434" calcext:value-type="float">
            <text:p>434</text:p>
          </table:table-cell>
          <table:table-cell office:value-type="float" office:value="1.98553" calcext:value-type="float">
            <text:p>1.9855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775419" calcext:value-type="float">
            <text:p>7.75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575719" calcext:value-type="float">
            <text:p>0.057571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365755" calcext:value-type="float">
            <text:p>0.036575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329241" calcext:value-type="float">
            <text:p>0.0329241</text:p>
          </table:table-cell>
          <table:table-cell office:value-type="float" office:value="0.0334973" calcext:value-type="float">
            <text:p>0.0334973</text:p>
          </table:table-cell>
          <table:table-cell office:value-type="float" office:value="0.032863" calcext:value-type="float">
            <text:p>0.032863</text:p>
          </table:table-cell>
          <table:table-cell office:value-type="float" office:value="0.0316138" calcext:value-type="float">
            <text:p>0.0316138</text:p>
          </table:table-cell>
          <table:table-cell office:value-type="float" office:value="0.0324786" calcext:value-type="float">
            <text:p>0.0324786</text:p>
          </table:table-cell>
          <table:table-cell office:value-type="float" office:value="0.0309311" calcext:value-type="float">
            <text:p>0.0309311</text:p>
          </table:table-cell>
          <table:table-cell office:value-type="float" office:value="0.683903" calcext:value-type="float">
            <text:p>0.683903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0306335" calcext:value-type="float">
            <text:p>0.0306335</text:p>
          </table:table-cell>
          <table:table-cell office:value-type="float" office:value="0.0327633" calcext:value-type="float">
            <text:p>0.0327633</text:p>
          </table:table-cell>
          <table:table-cell office:value-type="float" office:value="0.0339423" calcext:value-type="float">
            <text:p>0.0339423</text:p>
          </table:table-cell>
          <table:table-cell office:value-type="float" office:value="0.0335139" calcext:value-type="float">
            <text:p>0.0335139</text:p>
          </table:table-cell>
          <table:table-cell office:value-type="float" office:value="0.0334091" calcext:value-type="float">
            <text:p>0.0334091</text:p>
          </table:table-cell>
          <table:table-cell office:value-type="float" office:value="0.0335605" calcext:value-type="float">
            <text:p>0.0335605</text:p>
          </table:table-cell>
          <table:table-cell office:value-type="float" office:value="0.0323325" calcext:value-type="float">
            <text:p>0.0323325</text:p>
          </table:table-cell>
          <table:table-cell office:value-type="float" office:value="0.0341648" calcext:value-type="float">
            <text:p>0.0341648</text:p>
          </table:table-cell>
          <table:table-cell office:value-type="float" office:value="0.0331187" calcext:value-type="float">
            <text:p>0.0331187</text:p>
          </table:table-cell>
          <table:table-cell office:value-type="float" office:value="0.0329369" calcext:value-type="float">
            <text:p>0.0329369</text:p>
          </table:table-cell>
          <table:table-cell office:value-type="float" office:value="0.0306272" calcext:value-type="float">
            <text:p>0.0306272</text:p>
          </table:table-cell>
          <table:table-cell office:value-type="float" office:value="0.0330223" calcext:value-type="float">
            <text:p>0.0330223</text:p>
          </table:table-cell>
          <table:table-cell office:value-type="float" office:value="0.0337664" calcext:value-type="float">
            <text:p>0.0337664</text:p>
          </table:table-cell>
          <table:table-cell office:value-type="float" office:value="0.031951" calcext:value-type="float">
            <text:p>0.031951</text:p>
          </table:table-cell>
          <table:table-cell office:value-type="float" office:value="0.480387" calcext:value-type="float">
            <text:p>0.480387</text:p>
          </table:table-cell>
          <table:table-cell office:value-type="float" office:value="0.0327271" calcext:value-type="float">
            <text:p>0.0327271</text:p>
          </table:table-cell>
          <table:table-cell office:value-type="float" office:value="0.0319284" calcext:value-type="float">
            <text:p>0.0319284</text:p>
          </table:table-cell>
          <table:table-cell office:value-type="float" office:value="0.0327245" calcext:value-type="float">
            <text:p>0.0327245</text:p>
          </table:table-cell>
          <table:table-cell office:value-type="float" office:value="0.0346641" calcext:value-type="float">
            <text:p>0.0346641</text:p>
          </table:table-cell>
          <table:table-cell office:value-type="float" office:value="0.0305149" calcext:value-type="float">
            <text:p>0.0305149</text:p>
          </table:table-cell>
          <table:table-cell office:value-type="float" office:value="0.032536" calcext:value-type="float">
            <text:p>0.032536</text:p>
          </table:table-cell>
          <table:table-cell office:value-type="float" office:value="0.0334563" calcext:value-type="float">
            <text:p>0.0334563</text:p>
          </table:table-cell>
          <table:table-cell office:value-type="float" office:value="0.0306318" calcext:value-type="float">
            <text:p>0.0306318</text:p>
          </table:table-cell>
          <table:table-cell office:value-type="float" office:value="0.0329138" calcext:value-type="float">
            <text:p>0.0329138</text:p>
          </table:table-cell>
          <table:table-cell office:value-type="float" office:value="0.0336004" calcext:value-type="float">
            <text:p>0.0336004</text:p>
          </table:table-cell>
          <table:table-cell office:value-type="float" office:value="0.0307603" calcext:value-type="float">
            <text:p>0.0307603</text:p>
          </table:table-cell>
          <table:table-cell office:value-type="float" office:value="0.0347428" calcext:value-type="float">
            <text:p>0.0347428</text:p>
          </table:table-cell>
          <table:table-cell office:value-type="float" office:value="0.0351317" calcext:value-type="float">
            <text:p>0.0351317</text:p>
          </table:table-cell>
          <table:table-cell office:value-type="float" office:value="0.0344238" calcext:value-type="float">
            <text:p>0.0344238</text:p>
          </table:table-cell>
          <table:table-cell office:value-type="float" office:value="0.0313714" calcext:value-type="float">
            <text:p>0.0313714</text:p>
          </table:table-cell>
          <table:table-cell office:value-type="float" office:value="0.0341197" calcext:value-type="float">
            <text:p>0.0341197</text:p>
          </table:table-cell>
          <table:table-cell office:value-type="float" office:value="0.0344441" calcext:value-type="float">
            <text:p>0.0344441</text:p>
          </table:table-cell>
          <table:table-cell office:value-type="float" office:value="0.0332997" calcext:value-type="float">
            <text:p>0.0332997</text:p>
          </table:table-cell>
          <table:table-cell office:value-type="float" office:value="0.0331959" calcext:value-type="float">
            <text:p>0.0331959</text:p>
          </table:table-cell>
          <table:table-cell office:value-type="float" office:value="0.0341884" calcext:value-type="float">
            <text:p>0.0341884</text:p>
          </table:table-cell>
          <table:table-cell office:value-type="float" office:value="0.0325516" calcext:value-type="float">
            <text:p>0.0325516</text:p>
          </table:table-cell>
          <table:table-cell office:value-type="float" office:value="0.0331932" calcext:value-type="float">
            <text:p>0.0331932</text:p>
          </table:table-cell>
          <table:table-cell office:value-type="float" office:value="0.0324566" calcext:value-type="float">
            <text:p>0.0324566</text:p>
          </table:table-cell>
          <table:table-cell office:value-type="float" office:value="0.0332152" calcext:value-type="float">
            <text:p>0.0332152</text:p>
          </table:table-cell>
          <table:table-cell office:value-type="float" office:value="0.031535" calcext:value-type="float">
            <text:p>0.031535</text:p>
          </table:table-cell>
          <table:table-cell office:value-type="float" office:value="0.0305457" calcext:value-type="float">
            <text:p>0.0305457</text:p>
          </table:table-cell>
          <table:table-cell office:value-type="float" office:value="0.0333287" calcext:value-type="float">
            <text:p>0.0333287</text:p>
          </table:table-cell>
          <table:table-cell office:value-type="float" office:value="0.0326054" calcext:value-type="float">
            <text:p>0.0326054</text:p>
          </table:table-cell>
          <table:table-cell office:value-type="float" office:value="0.0327917" calcext:value-type="float">
            <text:p>0.0327917</text:p>
          </table:table-cell>
          <table:table-cell office:value-type="float" office:value="0.0321864" calcext:value-type="float">
            <text:p>0.0321864</text:p>
          </table:table-cell>
          <table:table-cell office:value-type="float" office:value="0.0321153" calcext:value-type="float">
            <text:p>0.0321153</text:p>
          </table:table-cell>
          <table:table-cell office:value-type="float" office:value="0.033351" calcext:value-type="float">
            <text:p>0.033351</text:p>
          </table:table-cell>
          <table:table-cell office:value-type="float" office:value="0.0339729" calcext:value-type="float">
            <text:p>0.0339729</text:p>
          </table:table-cell>
          <table:table-cell office:value-type="float" office:value="0.0316877" calcext:value-type="float">
            <text:p>0.0316877</text:p>
          </table:table-cell>
          <table:table-cell office:value-type="float" office:value="0.0353058" calcext:value-type="float">
            <text:p>0.0353058</text:p>
          </table:table-cell>
          <table:table-cell office:value-type="float" office:value="0.0322869" calcext:value-type="float">
            <text:p>0.0322869</text:p>
          </table:table-cell>
          <table:table-cell office:value-type="float" office:value="0.0306642" calcext:value-type="float">
            <text:p>0.0306642</text:p>
          </table:table-cell>
          <table:table-cell office:value-type="float" office:value="0.0323561" calcext:value-type="float">
            <text:p>0.0323561</text:p>
          </table:table-cell>
          <table:table-cell office:value-type="float" office:value="0.0339716" calcext:value-type="float">
            <text:p>0.0339716</text:p>
          </table:table-cell>
          <table:table-cell office:value-type="float" office:value="0.0325426" calcext:value-type="float">
            <text:p>0.0325426</text:p>
          </table:table-cell>
          <table:table-cell office:value-type="float" office:value="0.0338829" calcext:value-type="float">
            <text:p>0.0338829</text:p>
          </table:table-cell>
          <table:table-cell office:value-type="float" office:value="0.0322717" calcext:value-type="float">
            <text:p>0.0322717</text:p>
          </table:table-cell>
          <table:table-cell office:value-type="float" office:value="0.0308291" calcext:value-type="float">
            <text:p>0.0308291</text:p>
          </table:table-cell>
          <table:table-cell office:value-type="float" office:value="0.0343464" calcext:value-type="float">
            <text:p>0.0343464</text:p>
          </table:table-cell>
          <table:table-cell office:value-type="float" office:value="0.0328161" calcext:value-type="float">
            <text:p>0.0328161</text:p>
          </table:table-cell>
          <table:table-cell office:value-type="float" office:value="0.0356866" calcext:value-type="float">
            <text:p>0.0356866</text:p>
          </table:table-cell>
          <table:table-cell office:value-type="float" office:value="0.0323209" calcext:value-type="float">
            <text:p>0.0323209</text:p>
          </table:table-cell>
          <table:table-cell office:value-type="float" office:value="0.0333454" calcext:value-type="float">
            <text:p>0.0333454</text:p>
          </table:table-cell>
          <table:table-cell office:value-type="float" office:value="0.033217" calcext:value-type="float">
            <text:p>0.033217</text:p>
          </table:table-cell>
          <table:table-cell office:value-type="float" office:value="0.0311259" calcext:value-type="float">
            <text:p>0.0311259</text:p>
          </table:table-cell>
          <table:table-cell office:value-type="float" office:value="0.0312298" calcext:value-type="float">
            <text:p>0.0312298</text:p>
          </table:table-cell>
          <table:table-cell office:value-type="float" office:value="0.0328787" calcext:value-type="float">
            <text:p>0.0328787</text:p>
          </table:table-cell>
          <table:table-cell office:value-type="float" office:value="0.033276" calcext:value-type="float">
            <text:p>0.033276</text:p>
          </table:table-cell>
          <table:table-cell office:value-type="float" office:value="0.0308863" calcext:value-type="float">
            <text:p>0.0308863</text:p>
          </table:table-cell>
          <table:table-cell office:value-type="float" office:value="0.0307513" calcext:value-type="float">
            <text:p>0.0307513</text:p>
          </table:table-cell>
          <table:table-cell office:value-type="float" office:value="0.0332025" calcext:value-type="float">
            <text:p>0.0332025</text:p>
          </table:table-cell>
          <table:table-cell office:value-type="float" office:value="0.0322455" calcext:value-type="float">
            <text:p>0.0322455</text:p>
          </table:table-cell>
          <table:table-cell office:value-type="float" office:value="0.0351294" calcext:value-type="float">
            <text:p>0.0351294</text:p>
          </table:table-cell>
          <table:table-cell office:value-type="float" office:value="0.0314372" calcext:value-type="float">
            <text:p>0.0314372</text:p>
          </table:table-cell>
          <table:table-cell office:value-type="float" office:value="0.0339853" calcext:value-type="float">
            <text:p>0.0339853</text:p>
          </table:table-cell>
          <table:table-cell office:value-type="float" office:value="0.0310082" calcext:value-type="float">
            <text:p>0.0310082</text:p>
          </table:table-cell>
          <table:table-cell office:value-type="float" office:value="0.0337525" calcext:value-type="float">
            <text:p>0.0337525</text:p>
          </table:table-cell>
          <table:table-cell office:value-type="float" office:value="0.0328018" calcext:value-type="float">
            <text:p>0.0328018</text:p>
          </table:table-cell>
          <table:table-cell office:value-type="float" office:value="0.0337271" calcext:value-type="float">
            <text:p>0.0337271</text:p>
          </table:table-cell>
          <table:table-cell office:value-type="float" office:value="0.0308316" calcext:value-type="float">
            <text:p>0.0308316</text:p>
          </table:table-cell>
          <table:table-cell office:value-type="float" office:value="0.0336069" calcext:value-type="float">
            <text:p>0.0336069</text:p>
          </table:table-cell>
          <table:table-cell office:value-type="float" office:value="0.0330735" calcext:value-type="float">
            <text:p>0.0330735</text:p>
          </table:table-cell>
          <table:table-cell office:value-type="float" office:value="0.0350544" calcext:value-type="float">
            <text:p>0.0350544</text:p>
          </table:table-cell>
          <table:table-cell office:value-type="float" office:value="0.0329707" calcext:value-type="float">
            <text:p>0.0329707</text:p>
          </table:table-cell>
          <table:table-cell office:value-type="float" office:value="0.0344187" calcext:value-type="float">
            <text:p>0.0344187</text:p>
          </table:table-cell>
          <table:table-cell office:value-type="float" office:value="0.0337111" calcext:value-type="float">
            <text:p>0.0337111</text:p>
          </table:table-cell>
          <table:table-cell office:value-type="float" office:value="0.0320533" calcext:value-type="float">
            <text:p>0.0320533</text:p>
          </table:table-cell>
          <table:table-cell office:value-type="float" office:value="0.0318609" calcext:value-type="float">
            <text:p>0.0318609</text:p>
          </table:table-cell>
          <table:table-cell office:value-type="float" office:value="0.0351459" calcext:value-type="float">
            <text:p>0.0351459</text:p>
          </table:table-cell>
          <table:table-cell office:value-type="float" office:value="0.0354737" calcext:value-type="float">
            <text:p>0.0354737</text:p>
          </table:table-cell>
          <table:table-cell office:value-type="float" office:value="0.0315203" calcext:value-type="float">
            <text:p>0.0315203</text:p>
          </table:table-cell>
          <table:table-cell office:value-type="float" office:value="0.033005" calcext:value-type="float">
            <text:p>0.033005</text:p>
          </table:table-cell>
          <table:table-cell office:value-type="float" office:value="0.0325146" calcext:value-type="float">
            <text:p>0.0325146</text:p>
          </table:table-cell>
          <table:table-cell office:value-type="float" office:value="0.0326044" calcext:value-type="float">
            <text:p>0.0326044</text:p>
          </table:table-cell>
          <table:table-cell office:value-type="float" office:value="0.0332144" calcext:value-type="float">
            <text:p>0.0332144</text:p>
          </table:table-cell>
          <table:table-cell office:value-type="float" office:value="0.0325009" calcext:value-type="float">
            <text:p>0.0325009</text:p>
          </table:table-cell>
          <table:table-cell office:value-type="float" office:value="0.0337912" calcext:value-type="float">
            <text:p>0.0337912</text:p>
          </table:table-cell>
          <table:table-cell office:value-type="float" office:value="0.0339971" calcext:value-type="float">
            <text:p>0.0339971</text:p>
          </table:table-cell>
          <table:table-cell office:value-type="float" office:value="0.030624" calcext:value-type="float">
            <text:p>0.030624</text:p>
          </table:table-cell>
          <table:table-cell office:value-type="float" office:value="0.0324156" calcext:value-type="float">
            <text:p>0.0324156</text:p>
          </table:table-cell>
          <table:table-cell office:value-type="float" office:value="0.0314247" calcext:value-type="float">
            <text:p>0.0314247</text:p>
          </table:table-cell>
          <table:table-cell office:value-type="float" office:value="0.0346854" calcext:value-type="float">
            <text:p>0.0346854</text:p>
          </table:table-cell>
          <table:table-cell office:value-type="float" office:value="0.0354959" calcext:value-type="float">
            <text:p>0.0354959</text:p>
          </table:table-cell>
          <table:table-cell office:value-type="float" office:value="0.0331761" calcext:value-type="float">
            <text:p>0.0331761</text:p>
          </table:table-cell>
          <table:table-cell office:value-type="float" office:value="0.0312578" calcext:value-type="float">
            <text:p>0.0312578</text:p>
          </table:table-cell>
          <table:table-cell office:value-type="float" office:value="0.0342564" calcext:value-type="float">
            <text:p>0.0342564</text:p>
          </table:table-cell>
          <table:table-cell office:value-type="float" office:value="0.030639" calcext:value-type="float">
            <text:p>0.030639</text:p>
          </table:table-cell>
          <table:table-cell office:value-type="float" office:value="0.0323727" calcext:value-type="float">
            <text:p>0.0323727</text:p>
          </table:table-cell>
          <table:table-cell office:value-type="float" office:value="0.0313747" calcext:value-type="float">
            <text:p>0.0313747</text:p>
          </table:table-cell>
          <table:table-cell office:value-type="float" office:value="0.0309561" calcext:value-type="float">
            <text:p>0.0309561</text:p>
          </table:table-cell>
          <table:table-cell office:value-type="float" office:value="0.0357482" calcext:value-type="float">
            <text:p>0.0357482</text:p>
          </table:table-cell>
          <table:table-cell office:value-type="float" office:value="0.0308055" calcext:value-type="float">
            <text:p>0.0308055</text:p>
          </table:table-cell>
          <table:table-cell office:value-type="float" office:value="0.0329071" calcext:value-type="float">
            <text:p>0.0329071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0308161" calcext:value-type="float">
            <text:p>0.0308161</text:p>
          </table:table-cell>
          <table:table-cell office:value-type="float" office:value="0.0342614" calcext:value-type="float">
            <text:p>0.0342614</text:p>
          </table:table-cell>
          <table:table-cell office:value-type="float" office:value="0.0308437" calcext:value-type="float">
            <text:p>0.0308437</text:p>
          </table:table-cell>
          <table:table-cell office:value-type="float" office:value="0.0329204" calcext:value-type="float">
            <text:p>0.0329204</text:p>
          </table:table-cell>
          <table:table-cell office:value-type="float" office:value="0.0354365" calcext:value-type="float">
            <text:p>0.0354365</text:p>
          </table:table-cell>
          <table:table-cell office:value-type="float" office:value="0.0344922" calcext:value-type="float">
            <text:p>0.0344922</text:p>
          </table:table-cell>
          <table:table-cell office:value-type="float" office:value="0.0349526" calcext:value-type="float">
            <text:p>0.0349526</text:p>
          </table:table-cell>
          <table:table-cell office:value-type="float" office:value="0.0336263" calcext:value-type="float">
            <text:p>0.0336263</text:p>
          </table:table-cell>
          <table:table-cell office:value-type="float" office:value="0.0329213" calcext:value-type="float">
            <text:p>0.0329213</text:p>
          </table:table-cell>
          <table:table-cell office:value-type="float" office:value="0.0350674" calcext:value-type="float">
            <text:p>0.0350674</text:p>
          </table:table-cell>
          <table:table-cell office:value-type="float" office:value="0.0309478" calcext:value-type="float">
            <text:p>0.0309478</text:p>
          </table:table-cell>
          <table:table-cell office:value-type="float" office:value="0.0332747" calcext:value-type="float">
            <text:p>0.0332747</text:p>
          </table:table-cell>
          <table:table-cell office:value-type="float" office:value="0.0339977" calcext:value-type="float">
            <text:p>0.0339977</text:p>
          </table:table-cell>
          <table:table-cell office:value-type="float" office:value="0.034215" calcext:value-type="float">
            <text:p>0.034215</text:p>
          </table:table-cell>
          <table:table-cell office:value-type="float" office:value="0.0345557" calcext:value-type="float">
            <text:p>0.034555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4747" calcext:value-type="float">
            <text:p>0.0344747</text:p>
          </table:table-cell>
          <table:table-cell office:value-type="float" office:value="0.0331027" calcext:value-type="float">
            <text:p>0.0331027</text:p>
          </table:table-cell>
          <table:table-cell office:value-type="float" office:value="0.0305326" calcext:value-type="float">
            <text:p>0.0305326</text:p>
          </table:table-cell>
          <table:table-cell office:value-type="float" office:value="0.0309805" calcext:value-type="float">
            <text:p>0.0309805</text:p>
          </table:table-cell>
          <table:table-cell office:value-type="float" office:value="0.0340947" calcext:value-type="float">
            <text:p>0.0340947</text:p>
          </table:table-cell>
          <table:table-cell office:value-type="float" office:value="0.0330229" calcext:value-type="float">
            <text:p>0.0330229</text:p>
          </table:table-cell>
          <table:table-cell office:value-type="float" office:value="0.0336561" calcext:value-type="float">
            <text:p>0.0336561</text:p>
          </table:table-cell>
          <table:table-cell office:value-type="float" office:value="0.0324128" calcext:value-type="float">
            <text:p>0.0324128</text:p>
          </table:table-cell>
          <table:table-cell office:value-type="float" office:value="0.0332712" calcext:value-type="float">
            <text:p>0.0332712</text:p>
          </table:table-cell>
          <table:table-cell office:value-type="float" office:value="0.0308773" calcext:value-type="float">
            <text:p>0.0308773</text:p>
          </table:table-cell>
          <table:table-cell office:value-type="float" office:value="0.0332441" calcext:value-type="float">
            <text:p>0.0332441</text:p>
          </table:table-cell>
          <table:table-cell office:value-type="float" office:value="0.0331071" calcext:value-type="float">
            <text:p>0.0331071</text:p>
          </table:table-cell>
          <table:table-cell office:value-type="float" office:value="0.0327096" calcext:value-type="float">
            <text:p>0.0327096</text:p>
          </table:table-cell>
          <table:table-cell office:value-type="float" office:value="0.0330842" calcext:value-type="float">
            <text:p>0.0330842</text:p>
          </table:table-cell>
          <table:table-cell office:value-type="float" office:value="0.0334376" calcext:value-type="float">
            <text:p>0.0334376</text:p>
          </table:table-cell>
          <table:table-cell office:value-type="float" office:value="0.0333776" calcext:value-type="float">
            <text:p>0.0333776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0.0323979" calcext:value-type="float">
            <text:p>0.0323979</text:p>
          </table:table-cell>
          <table:table-cell office:value-type="float" office:value="0.0341602" calcext:value-type="float">
            <text:p>0.0341602</text:p>
          </table:table-cell>
          <table:table-cell office:value-type="float" office:value="0.0314222" calcext:value-type="float">
            <text:p>0.0314222</text:p>
          </table:table-cell>
          <table:table-cell office:value-type="float" office:value="0.0308247" calcext:value-type="float">
            <text:p>0.0308247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0330449" calcext:value-type="float">
            <text:p>0.0330449</text:p>
          </table:table-cell>
          <table:table-cell office:value-type="float" office:value="0.0335594" calcext:value-type="float">
            <text:p>0.0335594</text:p>
          </table:table-cell>
          <table:table-cell office:value-type="float" office:value="0.0326995" calcext:value-type="float">
            <text:p>0.0326995</text:p>
          </table:table-cell>
          <table:table-cell office:value-type="float" office:value="0.0332257" calcext:value-type="float">
            <text:p>0.0332257</text:p>
          </table:table-cell>
          <table:table-cell office:value-type="float" office:value="0.0306219" calcext:value-type="float">
            <text:p>0.0306219</text:p>
          </table:table-cell>
          <table:table-cell office:value-type="float" office:value="0.0329752" calcext:value-type="float">
            <text:p>0.0329752</text:p>
          </table:table-cell>
          <table:table-cell office:value-type="float" office:value="0.0341801" calcext:value-type="float">
            <text:p>0.0341801</text:p>
          </table:table-cell>
          <table:table-cell office:value-type="float" office:value="0.0328682" calcext:value-type="float">
            <text:p>0.0328682</text:p>
          </table:table-cell>
          <table:table-cell office:value-type="float" office:value="0.0306148" calcext:value-type="float">
            <text:p>0.0306148</text:p>
          </table:table-cell>
          <table:table-cell office:value-type="float" office:value="0.0308349" calcext:value-type="float">
            <text:p>0.0308349</text:p>
          </table:table-cell>
          <table:table-cell office:value-type="float" office:value="0.0308567" calcext:value-type="float">
            <text:p>0.0308567</text:p>
          </table:table-cell>
          <table:table-cell office:value-type="float" office:value="0.030907" calcext:value-type="float">
            <text:p>0.030907</text:p>
          </table:table-cell>
          <table:table-cell office:value-type="float" office:value="0.0334158" calcext:value-type="float">
            <text:p>0.033415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0326867" calcext:value-type="float">
            <text:p>0.0326867</text:p>
          </table:table-cell>
          <table:table-cell office:value-type="float" office:value="0.0342549" calcext:value-type="float">
            <text:p>0.0342549</text:p>
          </table:table-cell>
          <table:table-cell office:value-type="float" office:value="0.0333117" calcext:value-type="float">
            <text:p>0.0333117</text:p>
          </table:table-cell>
          <table:table-cell office:value-type="float" office:value="0.0334189" calcext:value-type="float">
            <text:p>0.0334189</text:p>
          </table:table-cell>
          <table:table-cell office:value-type="float" office:value="0.0337087" calcext:value-type="float">
            <text:p>0.0337087</text:p>
          </table:table-cell>
          <table:table-cell office:value-type="float" office:value="0.0309557" calcext:value-type="float">
            <text:p>0.0309557</text:p>
          </table:table-cell>
          <table:table-cell office:value-type="float" office:value="0.0326507" calcext:value-type="float">
            <text:p>0.0326507</text:p>
          </table:table-cell>
          <table:table-cell office:value-type="float" office:value="0.0330983" calcext:value-type="float">
            <text:p>0.0330983</text:p>
          </table:table-cell>
          <table:table-cell office:value-type="float" office:value="0.0307305" calcext:value-type="float">
            <text:p>0.0307305</text:p>
          </table:table-cell>
          <table:table-cell office:value-type="float" office:value="0.0337148" calcext:value-type="float">
            <text:p>0.0337148</text:p>
          </table:table-cell>
          <table:table-cell office:value-type="float" office:value="0.0316268" calcext:value-type="float">
            <text:p>0.0316268</text:p>
          </table:table-cell>
          <table:table-cell office:value-type="float" office:value="0.0331799" calcext:value-type="float">
            <text:p>0.0331799</text:p>
          </table:table-cell>
          <table:table-cell office:value-type="float" office:value="0.0331646" calcext:value-type="float">
            <text:p>0.0331646</text:p>
          </table:table-cell>
          <table:table-cell office:value-type="float" office:value="0.0334663" calcext:value-type="float">
            <text:p>0.0334663</text:p>
          </table:table-cell>
          <table:table-cell office:value-type="float" office:value="0.0334268" calcext:value-type="float">
            <text:p>0.0334268</text:p>
          </table:table-cell>
          <table:table-cell office:value-type="float" office:value="0.0333515" calcext:value-type="float">
            <text:p>0.0333515</text:p>
          </table:table-cell>
          <table:table-cell office:value-type="float" office:value="0.0332214" calcext:value-type="float">
            <text:p>0.0332214</text:p>
          </table:table-cell>
          <table:table-cell office:value-type="float" office:value="0.0338607" calcext:value-type="float">
            <text:p>0.0338607</text:p>
          </table:table-cell>
          <table:table-cell office:value-type="float" office:value="0.0309295" calcext:value-type="float">
            <text:p>0.0309295</text:p>
          </table:table-cell>
          <table:table-cell office:value-type="float" office:value="0.0355512" calcext:value-type="float">
            <text:p>0.0355512</text:p>
          </table:table-cell>
          <table:table-cell office:value-type="float" office:value="0.0325443" calcext:value-type="float">
            <text:p>0.0325443</text:p>
          </table:table-cell>
          <table:table-cell office:value-type="float" office:value="0.0343675" calcext:value-type="float">
            <text:p>0.0343675</text:p>
          </table:table-cell>
          <table:table-cell office:value-type="float" office:value="0.0339724" calcext:value-type="float">
            <text:p>0.0339724</text:p>
          </table:table-cell>
          <table:table-cell office:value-type="float" office:value="0.0356596" calcext:value-type="float">
            <text:p>0.0356596</text:p>
          </table:table-cell>
          <table:table-cell office:value-type="float" office:value="0.0305655" calcext:value-type="float">
            <text:p>0.0305655</text:p>
          </table:table-cell>
          <table:table-cell office:value-type="float" office:value="0.0341692" calcext:value-type="float">
            <text:p>0.0341692</text:p>
          </table:table-cell>
          <table:table-cell office:value-type="float" office:value="0.0305883" calcext:value-type="float">
            <text:p>0.0305883</text:p>
          </table:table-cell>
          <table:table-cell office:value-type="float" office:value="0.0331836" calcext:value-type="float">
            <text:p>0.0331836</text:p>
          </table:table-cell>
          <table:table-cell office:value-type="float" office:value="0.0345729" calcext:value-type="float">
            <text:p>0.0345729</text:p>
          </table:table-cell>
          <table:table-cell office:value-type="float" office:value="0.0333858" calcext:value-type="float">
            <text:p>0.0333858</text:p>
          </table:table-cell>
          <table:table-cell office:value-type="float" office:value="0.033741" calcext:value-type="float">
            <text:p>0.033741</text:p>
          </table:table-cell>
          <table:table-cell office:value-type="float" office:value="0.0332203" calcext:value-type="float">
            <text:p>0.0332203</text:p>
          </table:table-cell>
          <table:table-cell office:value-type="float" office:value="0.0342171" calcext:value-type="float">
            <text:p>0.0342171</text:p>
          </table:table-cell>
          <table:table-cell office:value-type="float" office:value="0.0332476" calcext:value-type="float">
            <text:p>0.0332476</text:p>
          </table:table-cell>
          <table:table-cell office:value-type="float" office:value="0.0323617" calcext:value-type="float">
            <text:p>0.0323617</text:p>
          </table:table-cell>
          <table:table-cell office:value-type="float" office:value="0.0309604" calcext:value-type="float">
            <text:p>0.0309604</text:p>
          </table:table-cell>
          <table:table-cell office:value-type="float" office:value="0.0340193" calcext:value-type="float">
            <text:p>0.0340193</text:p>
          </table:table-cell>
          <table:table-cell office:value-type="float" office:value="0.0321192" calcext:value-type="float">
            <text:p>0.0321192</text:p>
          </table:table-cell>
          <table:table-cell office:value-type="float" office:value="0.0341965" calcext:value-type="float">
            <text:p>0.0341965</text:p>
          </table:table-cell>
          <table:table-cell office:value-type="float" office:value="0.032414" calcext:value-type="float">
            <text:p>0.032414</text:p>
          </table:table-cell>
          <table:table-cell office:value-type="float" office:value="0.0328342" calcext:value-type="float">
            <text:p>0.0328342</text:p>
          </table:table-cell>
          <table:table-cell office:value-type="float" office:value="0.0309181" calcext:value-type="float">
            <text:p>0.0309181</text:p>
          </table:table-cell>
          <table:table-cell office:value-type="float" office:value="0.0341372" calcext:value-type="float">
            <text:p>0.0341372</text:p>
          </table:table-cell>
          <table:table-cell office:value-type="float" office:value="0.0336697" calcext:value-type="float">
            <text:p>0.0336697</text:p>
          </table:table-cell>
          <table:table-cell office:value-type="float" office:value="0.0314669" calcext:value-type="float">
            <text:p>0.0314669</text:p>
          </table:table-cell>
          <table:table-cell office:value-type="float" office:value="0.0335702" calcext:value-type="float">
            <text:p>0.0335702</text:p>
          </table:table-cell>
          <table:table-cell office:value-type="float" office:value="0.0315005" calcext:value-type="float">
            <text:p>0.0315005</text:p>
          </table:table-cell>
          <table:table-cell office:value-type="float" office:value="0.0306876" calcext:value-type="float">
            <text:p>0.0306876</text:p>
          </table:table-cell>
          <table:table-cell office:value-type="float" office:value="0.0333776" calcext:value-type="float">
            <text:p>0.0333776</text:p>
          </table:table-cell>
          <table:table-cell office:value-type="float" office:value="0.0327566" calcext:value-type="float">
            <text:p>0.0327566</text:p>
          </table:table-cell>
          <table:table-cell office:value-type="float" office:value="0.0331212" calcext:value-type="float">
            <text:p>0.0331212</text:p>
          </table:table-cell>
          <table:table-cell office:value-type="float" office:value="0.0333191" calcext:value-type="float">
            <text:p>0.0333191</text:p>
          </table:table-cell>
          <table:table-cell office:value-type="float" office:value="0.0308505" calcext:value-type="float">
            <text:p>0.0308505</text:p>
          </table:table-cell>
          <table:table-cell office:value-type="float" office:value="0.032624" calcext:value-type="float">
            <text:p>0.032624</text:p>
          </table:table-cell>
          <table:table-cell office:value-type="float" office:value="0.033155" calcext:value-type="float">
            <text:p>0.033155</text:p>
          </table:table-cell>
          <table:table-cell office:value-type="float" office:value="0.030556" calcext:value-type="float">
            <text:p>0.030556</text:p>
          </table:table-cell>
          <table:table-cell office:value-type="float" office:value="0.0333268" calcext:value-type="float">
            <text:p>0.0333268</text:p>
          </table:table-cell>
          <table:table-cell office:value-type="float" office:value="0.034132" calcext:value-type="float">
            <text:p>0.034132</text:p>
          </table:table-cell>
          <table:table-cell office:value-type="float" office:value="0.0342212" calcext:value-type="float">
            <text:p>0.0342212</text:p>
          </table:table-cell>
          <table:table-cell office:value-type="float" office:value="0.0305329" calcext:value-type="float">
            <text:p>0.0305329</text:p>
          </table:table-cell>
          <table:table-cell office:value-type="float" office:value="0.0331774" calcext:value-type="float">
            <text:p>0.0331774</text:p>
          </table:table-cell>
          <table:table-cell office:value-type="float" office:value="0.0327903" calcext:value-type="float">
            <text:p>0.0327903</text:p>
          </table:table-cell>
          <table:table-cell office:value-type="float" office:value="0.033918" calcext:value-type="float">
            <text:p>0.033918</text:p>
          </table:table-cell>
          <table:table-cell office:value-type="float" office:value="0.0333162" calcext:value-type="float">
            <text:p>0.0333162</text:p>
          </table:table-cell>
          <table:table-cell office:value-type="float" office:value="0.0308398" calcext:value-type="float">
            <text:p>0.0308398</text:p>
          </table:table-cell>
          <table:table-cell office:value-type="float" office:value="0.0340039" calcext:value-type="float">
            <text:p>0.0340039</text:p>
          </table:table-cell>
          <table:table-cell office:value-type="float" office:value="0.0310557" calcext:value-type="float">
            <text:p>0.0310557</text:p>
          </table:table-cell>
          <table:table-cell office:value-type="float" office:value="0.0325414" calcext:value-type="float">
            <text:p>0.0325414</text:p>
          </table:table-cell>
          <table:table-cell office:value-type="float" office:value="0.0332292" calcext:value-type="float">
            <text:p>0.0332292</text:p>
          </table:table-cell>
          <table:table-cell office:value-type="float" office:value="0.0340265" calcext:value-type="float">
            <text:p>0.0340265</text:p>
          </table:table-cell>
          <table:table-cell office:value-type="float" office:value="0.0311064" calcext:value-type="float">
            <text:p>0.0311064</text:p>
          </table:table-cell>
          <table:table-cell office:value-type="float" office:value="0.0332051" calcext:value-type="float">
            <text:p>0.0332051</text:p>
          </table:table-cell>
          <table:table-cell office:value-type="float" office:value="0.034336" calcext:value-type="float">
            <text:p>0.034336</text:p>
          </table:table-cell>
          <table:table-cell office:value-type="float" office:value="0.031129" calcext:value-type="float">
            <text:p>0.031129</text:p>
          </table:table-cell>
          <table:table-cell office:value-type="float" office:value="0.0334353" calcext:value-type="float">
            <text:p>0.0334353</text:p>
          </table:table-cell>
          <table:table-cell office:value-type="float" office:value="0.0309276" calcext:value-type="float">
            <text:p>0.0309276</text:p>
          </table:table-cell>
          <table:table-cell office:value-type="float" office:value="0.0334019" calcext:value-type="float">
            <text:p>0.0334019</text:p>
          </table:table-cell>
          <table:table-cell office:value-type="float" office:value="0.0329534" calcext:value-type="float">
            <text:p>0.0329534</text:p>
          </table:table-cell>
          <table:table-cell office:value-type="float" office:value="0.0328504" calcext:value-type="float">
            <text:p>0.0328504</text:p>
          </table:table-cell>
          <table:table-cell office:value-type="float" office:value="0.030723" calcext:value-type="float">
            <text:p>0.030723</text:p>
          </table:table-cell>
          <table:table-cell office:value-type="float" office:value="0.0339715" calcext:value-type="float">
            <text:p>0.0339715</text:p>
          </table:table-cell>
          <table:table-cell office:value-type="float" office:value="0.0334111" calcext:value-type="float">
            <text:p>0.0334111</text:p>
          </table:table-cell>
          <table:table-cell office:value-type="float" office:value="0.0306697" calcext:value-type="float">
            <text:p>0.0306697</text:p>
          </table:table-cell>
          <table:table-cell office:value-type="float" office:value="0.0346534" calcext:value-type="float">
            <text:p>0.0346534</text:p>
          </table:table-cell>
          <table:table-cell office:value-type="float" office:value="0.0323364" calcext:value-type="float">
            <text:p>0.0323364</text:p>
          </table:table-cell>
          <table:table-cell office:value-type="float" office:value="0.0328911" calcext:value-type="float">
            <text:p>0.0328911</text:p>
          </table:table-cell>
          <table:table-cell office:value-type="float" office:value="0.0333358" calcext:value-type="float">
            <text:p>0.0333358</text:p>
          </table:table-cell>
          <table:table-cell office:value-type="float" office:value="0.032255" calcext:value-type="float">
            <text:p>0.032255</text:p>
          </table:table-cell>
          <table:table-cell office:value-type="float" office:value="0.0327349" calcext:value-type="float">
            <text:p>0.0327349</text:p>
          </table:table-cell>
          <table:table-cell office:value-type="float" office:value="0.0331998" calcext:value-type="float">
            <text:p>0.0331998</text:p>
          </table:table-cell>
          <table:table-cell office:value-type="float" office:value="0.0323416" calcext:value-type="float">
            <text:p>0.0323416</text:p>
          </table:table-cell>
          <table:table-cell office:value-type="float" office:value="0.0342183" calcext:value-type="float">
            <text:p>0.0342183</text:p>
          </table:table-cell>
          <table:table-cell office:value-type="float" office:value="0.0305938" calcext:value-type="float">
            <text:p>0.0305938</text:p>
          </table:table-cell>
          <table:table-cell office:value-type="float" office:value="0.0343906" calcext:value-type="float">
            <text:p>0.0343906</text:p>
          </table:table-cell>
          <table:table-cell office:value-type="float" office:value="0.0328926" calcext:value-type="float">
            <text:p>0.0328926</text:p>
          </table:table-cell>
          <table:table-cell office:value-type="float" office:value="0.0333566" calcext:value-type="float">
            <text:p>0.0333566</text:p>
          </table:table-cell>
          <table:table-cell office:value-type="float" office:value="0.0307288" calcext:value-type="float">
            <text:p>0.0307288</text:p>
          </table:table-cell>
          <table:table-cell office:value-type="float" office:value="0.0333241" calcext:value-type="float">
            <text:p>0.0333241</text:p>
          </table:table-cell>
          <table:table-cell office:value-type="float" office:value="0.0309038" calcext:value-type="float">
            <text:p>0.0309038</text:p>
          </table:table-cell>
          <table:table-cell office:value-type="float" office:value="0.0326853" calcext:value-type="float">
            <text:p>0.0326853</text:p>
          </table:table-cell>
          <table:table-cell office:value-type="float" office:value="0.0338514" calcext:value-type="float">
            <text:p>0.0338514</text:p>
          </table:table-cell>
          <table:table-cell office:value-type="float" office:value="0.0314004" calcext:value-type="float">
            <text:p>0.0314004</text:p>
          </table:table-cell>
          <table:table-cell office:value-type="float" office:value="0.0313564" calcext:value-type="float">
            <text:p>0.0313564</text:p>
          </table:table-cell>
          <table:table-cell office:value-type="float" office:value="0.0315866" calcext:value-type="float">
            <text:p>0.0315866</text:p>
          </table:table-cell>
          <table:table-cell office:value-type="float" office:value="0.0313557" calcext:value-type="float">
            <text:p>0.0313557</text:p>
          </table:table-cell>
          <table:table-cell office:value-type="float" office:value="0.0334045" calcext:value-type="float">
            <text:p>0.0334045</text:p>
          </table:table-cell>
          <table:table-cell office:value-type="float" office:value="0.0326084" calcext:value-type="float">
            <text:p>0.0326084</text:p>
          </table:table-cell>
          <table:table-cell office:value-type="float" office:value="0.0337711" calcext:value-type="float">
            <text:p>0.0337711</text:p>
          </table:table-cell>
          <table:table-cell office:value-type="float" office:value="0.0319796" calcext:value-type="float">
            <text:p>0.0319796</text:p>
          </table:table-cell>
          <table:table-cell office:value-type="float" office:value="0.0306398" calcext:value-type="float">
            <text:p>0.0306398</text:p>
          </table:table-cell>
          <table:table-cell office:value-type="float" office:value="0.0326035" calcext:value-type="float">
            <text:p>0.0326035</text:p>
          </table:table-cell>
          <table:table-cell office:value-type="float" office:value="0.0319576" calcext:value-type="float">
            <text:p>0.0319576</text:p>
          </table:table-cell>
          <table:table-cell office:value-type="float" office:value="0.0342015" calcext:value-type="float">
            <text:p>0.0342015</text:p>
          </table:table-cell>
          <table:table-cell office:value-type="float" office:value="0.0337146" calcext:value-type="float">
            <text:p>0.0337146</text:p>
          </table:table-cell>
          <table:table-cell office:value-type="float" office:value="0.030491" calcext:value-type="float">
            <text:p>0.030491</text:p>
          </table:table-cell>
          <table:table-cell office:value-type="float" office:value="0.0329375" calcext:value-type="float">
            <text:p>0.0329375</text:p>
          </table:table-cell>
          <table:table-cell office:value-type="float" office:value="0.0306698" calcext:value-type="float">
            <text:p>0.0306698</text:p>
          </table:table-cell>
          <table:table-cell office:value-type="float" office:value="0.0323464" calcext:value-type="float">
            <text:p>0.0323464</text:p>
          </table:table-cell>
          <table:table-cell office:value-type="float" office:value="0.0312442" calcext:value-type="float">
            <text:p>0.0312442</text:p>
          </table:table-cell>
          <table:table-cell office:value-type="float" office:value="0.0335301" calcext:value-type="float">
            <text:p>0.0335301</text:p>
          </table:table-cell>
          <table:table-cell office:value-type="float" office:value="0.0356118" calcext:value-type="float">
            <text:p>0.0356118</text:p>
          </table:table-cell>
          <table:table-cell office:value-type="float" office:value="0.0327874" calcext:value-type="float">
            <text:p>0.0327874</text:p>
          </table:table-cell>
          <table:table-cell office:value-type="float" office:value="0.0336501" calcext:value-type="float">
            <text:p>0.0336501</text:p>
          </table:table-cell>
          <table:table-cell office:value-type="float" office:value="0.033727" calcext:value-type="float">
            <text:p>0.033727</text:p>
          </table:table-cell>
          <table:table-cell office:value-type="float" office:value="0.0344252" calcext:value-type="float">
            <text:p>0.0344252</text:p>
          </table:table-cell>
          <table:table-cell office:value-type="float" office:value="0.0324768" calcext:value-type="float">
            <text:p>0.0324768</text:p>
          </table:table-cell>
          <table:table-cell office:value-type="float" office:value="0.0312098" calcext:value-type="float">
            <text:p>0.0312098</text:p>
          </table:table-cell>
          <table:table-cell office:value-type="float" office:value="0.0315732" calcext:value-type="float">
            <text:p>0.0315732</text:p>
          </table:table-cell>
          <table:table-cell office:value-type="float" office:value="0.0329517" calcext:value-type="float">
            <text:p>0.0329517</text:p>
          </table:table-cell>
          <table:table-cell office:value-type="float" office:value="0.0334024" calcext:value-type="float">
            <text:p>0.0334024</text:p>
          </table:table-cell>
          <table:table-cell office:value-type="float" office:value="0.0330772" calcext:value-type="float">
            <text:p>0.0330772</text:p>
          </table:table-cell>
          <table:table-cell office:value-type="float" office:value="0.0334021" calcext:value-type="float">
            <text:p>0.0334021</text:p>
          </table:table-cell>
          <table:table-cell office:value-type="float" office:value="0.0330088" calcext:value-type="float">
            <text:p>0.0330088</text:p>
          </table:table-cell>
          <table:table-cell office:value-type="float" office:value="0.0306491" calcext:value-type="float">
            <text:p>0.0306491</text:p>
          </table:table-cell>
          <table:table-cell office:value-type="float" office:value="0.0329146" calcext:value-type="float">
            <text:p>0.0329146</text:p>
          </table:table-cell>
          <table:table-cell office:value-type="float" office:value="0.0331519" calcext:value-type="float">
            <text:p>0.0331519</text:p>
          </table:table-cell>
          <table:table-cell office:value-type="float" office:value="0.0307662" calcext:value-type="float">
            <text:p>0.0307662</text:p>
          </table:table-cell>
          <table:table-cell office:value-type="float" office:value="0.0323767" calcext:value-type="float">
            <text:p>0.0323767</text:p>
          </table:table-cell>
          <table:table-cell office:value-type="float" office:value="0.031463" calcext:value-type="float">
            <text:p>0.031463</text:p>
          </table:table-cell>
          <table:table-cell office:value-type="float" office:value="0.0305653" calcext:value-type="float">
            <text:p>0.0305653</text:p>
          </table:table-cell>
          <table:table-cell office:value-type="float" office:value="0.0330168" calcext:value-type="float">
            <text:p>0.0330168</text:p>
          </table:table-cell>
          <table:table-cell office:value-type="float" office:value="0.0335166" calcext:value-type="float">
            <text:p>0.0335166</text:p>
          </table:table-cell>
          <table:table-cell office:value-type="float" office:value="0.0333647" calcext:value-type="float">
            <text:p>0.0333647</text:p>
          </table:table-cell>
          <table:table-cell office:value-type="float" office:value="0.0319161" calcext:value-type="float">
            <text:p>0.0319161</text:p>
          </table:table-cell>
          <table:table-cell office:value-type="float" office:value="0.0313572" calcext:value-type="float">
            <text:p>0.0313572</text:p>
          </table:table-cell>
          <table:table-cell office:value-type="float" office:value="0.0323789" calcext:value-type="float">
            <text:p>0.0323789</text:p>
          </table:table-cell>
          <table:table-cell office:value-type="float" office:value="0.0342605" calcext:value-type="float">
            <text:p>0.0342605</text:p>
          </table:table-cell>
          <table:table-cell office:value-type="float" office:value="0.0339838" calcext:value-type="float">
            <text:p>0.0339838</text:p>
          </table:table-cell>
          <table:table-cell office:value-type="float" office:value="0.0308543" calcext:value-type="float">
            <text:p>0.0308543</text:p>
          </table:table-cell>
          <table:table-cell office:value-type="float" office:value="0.0306292" calcext:value-type="float">
            <text:p>0.0306292</text:p>
          </table:table-cell>
          <table:table-cell office:value-type="float" office:value="0.0332438" calcext:value-type="float">
            <text:p>0.0332438</text:p>
          </table:table-cell>
          <table:table-cell office:value-type="float" office:value="0.0338636" calcext:value-type="float">
            <text:p>0.0338636</text:p>
          </table:table-cell>
          <table:table-cell office:value-type="float" office:value="0.0325368" calcext:value-type="float">
            <text:p>0.0325368</text:p>
          </table:table-cell>
          <table:table-cell office:value-type="float" office:value="0.0345703" calcext:value-type="float">
            <text:p>0.0345703</text:p>
          </table:table-cell>
          <table:table-cell office:value-type="float" office:value="0.0309762" calcext:value-type="float">
            <text:p>0.0309762</text:p>
          </table:table-cell>
          <table:table-cell office:value-type="float" office:value="0.0321834" calcext:value-type="float">
            <text:p>0.0321834</text:p>
          </table:table-cell>
          <table:table-cell office:value-type="float" office:value="0.0319424" calcext:value-type="float">
            <text:p>0.0319424</text:p>
          </table:table-cell>
          <table:table-cell office:value-type="float" office:value="0.0304987" calcext:value-type="float">
            <text:p>0.0304987</text:p>
          </table:table-cell>
          <table:table-cell office:value-type="float" office:value="0.0305901" calcext:value-type="float">
            <text:p>0.0305901</text:p>
          </table:table-cell>
          <table:table-cell office:value-type="float" office:value="0.0331289" calcext:value-type="float">
            <text:p>0.0331289</text:p>
          </table:table-cell>
          <table:table-cell office:value-type="float" office:value="0.0306606" calcext:value-type="float">
            <text:p>0.0306606</text:p>
          </table:table-cell>
          <table:table-cell office:value-type="float" office:value="0.0344921" calcext:value-type="float">
            <text:p>0.0344921</text:p>
          </table:table-cell>
          <table:table-cell office:value-type="float" office:value="0.0338242" calcext:value-type="float">
            <text:p>0.0338242</text:p>
          </table:table-cell>
          <table:table-cell office:value-type="float" office:value="0.0341901" calcext:value-type="float">
            <text:p>0.0341901</text:p>
          </table:table-cell>
          <table:table-cell office:value-type="float" office:value="0.0312557" calcext:value-type="float">
            <text:p>0.0312557</text:p>
          </table:table-cell>
          <table:table-cell office:value-type="float" office:value="0.0312024" calcext:value-type="float">
            <text:p>0.0312024</text:p>
          </table:table-cell>
          <table:table-cell office:value-type="float" office:value="0.030671" calcext:value-type="float">
            <text:p>0.030671</text:p>
          </table:table-cell>
          <table:table-cell office:value-type="float" office:value="0.030812" calcext:value-type="float">
            <text:p>0.030812</text:p>
          </table:table-cell>
          <table:table-cell office:value-type="float" office:value="0.0330714" calcext:value-type="float">
            <text:p>0.0330714</text:p>
          </table:table-cell>
          <table:table-cell office:value-type="float" office:value="0.0329254" calcext:value-type="float">
            <text:p>0.0329254</text:p>
          </table:table-cell>
          <table:table-cell office:value-type="float" office:value="0.0328871" calcext:value-type="float">
            <text:p>0.0328871</text:p>
          </table:table-cell>
          <table:table-cell office:value-type="float" office:value="0.0314487" calcext:value-type="float">
            <text:p>0.0314487</text:p>
          </table:table-cell>
          <table:table-cell office:value-type="float" office:value="0.0306497" calcext:value-type="float">
            <text:p>0.0306497</text:p>
          </table:table-cell>
          <table:table-cell office:value-type="float" office:value="0.0348912" calcext:value-type="float">
            <text:p>0.0348912</text:p>
          </table:table-cell>
          <table:table-cell office:value-type="float" office:value="0.0340418" calcext:value-type="float">
            <text:p>0.0340418</text:p>
          </table:table-cell>
          <table:table-cell office:value-type="float" office:value="0.0333115" calcext:value-type="float">
            <text:p>0.0333115</text:p>
          </table:table-cell>
          <table:table-cell office:value-type="float" office:value="0.0341844" calcext:value-type="float">
            <text:p>0.0341844</text:p>
          </table:table-cell>
          <table:table-cell office:value-type="float" office:value="0.032712" calcext:value-type="float">
            <text:p>0.032712</text:p>
          </table:table-cell>
          <table:table-cell office:value-type="float" office:value="0.0306986" calcext:value-type="float">
            <text:p>0.0306986</text:p>
          </table:table-cell>
          <table:table-cell office:value-type="float" office:value="0.0308233" calcext:value-type="float">
            <text:p>0.0308233</text:p>
          </table:table-cell>
          <table:table-cell office:value-type="float" office:value="0.0329784" calcext:value-type="float">
            <text:p>0.0329784</text:p>
          </table:table-cell>
          <table:table-cell office:value-type="float" office:value="0.0326909" calcext:value-type="float">
            <text:p>0.0326909</text:p>
          </table:table-cell>
          <table:table-cell office:value-type="float" office:value="0.0345097" calcext:value-type="float">
            <text:p>0.0345097</text:p>
          </table:table-cell>
          <table:table-cell office:value-type="float" office:value="0.0333742" calcext:value-type="float">
            <text:p>0.0333742</text:p>
          </table:table-cell>
          <table:table-cell office:value-type="float" office:value="0.0326077" calcext:value-type="float">
            <text:p>0.0326077</text:p>
          </table:table-cell>
          <table:table-cell office:value-type="float" office:value="0.0306888" calcext:value-type="float">
            <text:p>0.0306888</text:p>
          </table:table-cell>
          <table:table-cell office:value-type="float" office:value="0.0308037" calcext:value-type="float">
            <text:p>0.0308037</text:p>
          </table:table-cell>
          <table:table-cell office:value-type="float" office:value="0.0330196" calcext:value-type="float">
            <text:p>0.0330196</text:p>
          </table:table-cell>
          <table:table-cell office:value-type="float" office:value="0.0326964" calcext:value-type="float">
            <text:p>0.0326964</text:p>
          </table:table-cell>
          <table:table-cell office:value-type="float" office:value="0.0337798" calcext:value-type="float">
            <text:p>0.0337798</text:p>
          </table:table-cell>
          <table:table-cell office:value-type="float" office:value="0.0324663" calcext:value-type="float">
            <text:p>0.0324663</text:p>
          </table:table-cell>
          <table:table-cell office:value-type="float" office:value="0.0306485" calcext:value-type="float">
            <text:p>0.0306485</text:p>
          </table:table-cell>
          <table:table-cell office:value-type="float" office:value="0.0332526" calcext:value-type="float">
            <text:p>0.0332526</text:p>
          </table:table-cell>
          <table:table-cell office:value-type="float" office:value="0.0327401" calcext:value-type="float">
            <text:p>0.0327401</text:p>
          </table:table-cell>
          <table:table-cell office:value-type="float" office:value="0.0328443" calcext:value-type="float">
            <text:p>0.0328443</text:p>
          </table:table-cell>
          <table:table-cell office:value-type="float" office:value="0.0333733" calcext:value-type="float">
            <text:p>0.0333733</text:p>
          </table:table-cell>
          <table:table-cell office:value-type="float" office:value="0.0324105" calcext:value-type="float">
            <text:p>0.0324105</text:p>
          </table:table-cell>
          <table:table-cell office:value-type="float" office:value="0.0329911" calcext:value-type="float">
            <text:p>0.0329911</text:p>
          </table:table-cell>
          <table:table-cell office:value-type="float" office:value="0.0325624" calcext:value-type="float">
            <text:p>0.0325624</text:p>
          </table:table-cell>
          <table:table-cell office:value-type="float" office:value="0.0340157" calcext:value-type="float">
            <text:p>0.0340157</text:p>
          </table:table-cell>
          <table:table-cell office:value-type="float" office:value="0.0338624" calcext:value-type="float">
            <text:p>0.0338624</text:p>
          </table:table-cell>
          <table:table-cell office:value-type="float" office:value="0.0335073" calcext:value-type="float">
            <text:p>0.0335073</text:p>
          </table:table-cell>
          <table:table-cell office:value-type="float" office:value="0.0324295" calcext:value-type="float">
            <text:p>0.0324295</text:p>
          </table:table-cell>
          <table:table-cell office:value-type="float" office:value="0.032753" calcext:value-type="float">
            <text:p>0.032753</text:p>
          </table:table-cell>
          <table:table-cell office:value-type="float" office:value="0.0329049" calcext:value-type="float">
            <text:p>0.0329049</text:p>
          </table:table-cell>
          <table:table-cell office:value-type="float" office:value="0.031239" calcext:value-type="float">
            <text:p>0.031239</text:p>
          </table:table-cell>
          <table:table-cell office:value-type="float" office:value="0.0333669" calcext:value-type="float">
            <text:p>0.0333669</text:p>
          </table:table-cell>
          <table:table-cell office:value-type="float" office:value="0.033993" calcext:value-type="float">
            <text:p>0.033993</text:p>
          </table:table-cell>
          <table:table-cell office:value-type="float" office:value="0.0328425" calcext:value-type="float">
            <text:p>0.0328425</text:p>
          </table:table-cell>
          <table:table-cell office:value-type="float" office:value="0.0330138" calcext:value-type="float">
            <text:p>0.0330138</text:p>
          </table:table-cell>
          <table:table-cell office:value-type="float" office:value="0.0305828" calcext:value-type="float">
            <text:p>0.0305828</text:p>
          </table:table-cell>
          <table:table-cell office:value-type="float" office:value="0.032438" calcext:value-type="float">
            <text:p>0.032438</text:p>
          </table:table-cell>
          <table:table-cell office:value-type="float" office:value="0.0344378" calcext:value-type="float">
            <text:p>0.0344378</text:p>
          </table:table-cell>
          <table:table-cell office:value-type="float" office:value="0.0306347" calcext:value-type="float">
            <text:p>0.0306347</text:p>
          </table:table-cell>
          <table:table-cell office:value-type="float" office:value="0.0331553" calcext:value-type="float">
            <text:p>0.0331553</text:p>
          </table:table-cell>
          <table:table-cell office:value-type="float" office:value="0.0326785" calcext:value-type="float">
            <text:p>0.0326785</text:p>
          </table:table-cell>
          <table:table-cell office:value-type="float" office:value="0.0306182" calcext:value-type="float">
            <text:p>0.0306182</text:p>
          </table:table-cell>
          <table:table-cell office:value-type="float" office:value="0.0334331" calcext:value-type="float">
            <text:p>0.0334331</text:p>
          </table:table-cell>
          <table:table-cell office:value-type="float" office:value="0.0333094" calcext:value-type="float">
            <text:p>0.0333094</text:p>
          </table:table-cell>
          <table:table-cell office:value-type="float" office:value="0.0334055" calcext:value-type="float">
            <text:p>0.0334055</text:p>
          </table:table-cell>
          <table:table-cell office:value-type="float" office:value="0.0344042" calcext:value-type="float">
            <text:p>0.0344042</text:p>
          </table:table-cell>
          <table:table-cell office:value-type="float" office:value="0.0309126" calcext:value-type="float">
            <text:p>0.0309126</text:p>
          </table:table-cell>
          <table:table-cell office:value-type="float" office:value="0.0306014" calcext:value-type="float">
            <text:p>0.0306014</text:p>
          </table:table-cell>
          <table:table-cell office:value-type="float" office:value="0.0305418" calcext:value-type="float">
            <text:p>0.0305418</text:p>
          </table:table-cell>
          <table:table-cell office:value-type="float" office:value="0.0343642" calcext:value-type="float">
            <text:p>0.0343642</text:p>
          </table:table-cell>
          <table:table-cell office:value-type="float" office:value="0.0340217" calcext:value-type="float">
            <text:p>0.0340217</text:p>
          </table:table-cell>
          <table:table-cell office:value-type="float" office:value="0.0343988" calcext:value-type="float">
            <text:p>0.0343988</text:p>
          </table:table-cell>
          <table:table-cell office:value-type="float" office:value="0.0332076" calcext:value-type="float">
            <text:p>0.0332076</text:p>
          </table:table-cell>
          <table:table-cell office:value-type="float" office:value="0.0333607" calcext:value-type="float">
            <text:p>0.0333607</text:p>
          </table:table-cell>
          <table:table-cell office:value-type="float" office:value="0.0329969" calcext:value-type="float">
            <text:p>0.0329969</text:p>
          </table:table-cell>
          <table:table-cell office:value-type="float" office:value="0.032825" calcext:value-type="float">
            <text:p>0.032825</text:p>
          </table:table-cell>
          <table:table-cell office:value-type="float" office:value="0.0333455" calcext:value-type="float">
            <text:p>0.0333455</text:p>
          </table:table-cell>
          <table:table-cell office:value-type="float" office:value="0.0332061" calcext:value-type="float">
            <text:p>0.0332061</text:p>
          </table:table-cell>
          <table:table-cell office:value-type="float" office:value="0.0340531" calcext:value-type="float">
            <text:p>0.0340531</text:p>
          </table:table-cell>
          <table:table-cell office:value-type="float" office:value="0.0322093" calcext:value-type="float">
            <text:p>0.0322093</text:p>
          </table:table-cell>
          <table:table-cell office:value-type="float" office:value="0.0323412" calcext:value-type="float">
            <text:p>0.0323412</text:p>
          </table:table-cell>
          <table:table-cell office:value-type="float" office:value="0.0343662" calcext:value-type="float">
            <text:p>0.0343662</text:p>
          </table:table-cell>
          <table:table-cell office:value-type="float" office:value="0.0326716" calcext:value-type="float">
            <text:p>0.0326716</text:p>
          </table:table-cell>
          <table:table-cell office:value-type="float" office:value="0.0314234" calcext:value-type="float">
            <text:p>0.0314234</text:p>
          </table:table-cell>
          <table:table-cell office:value-type="float" office:value="0.0327128" calcext:value-type="float">
            <text:p>0.0327128</text:p>
          </table:table-cell>
          <table:table-cell office:value-type="float" office:value="0.0312992" calcext:value-type="float">
            <text:p>0.0312992</text:p>
          </table:table-cell>
          <table:table-cell office:value-type="float" office:value="0.0325583" calcext:value-type="float">
            <text:p>0.0325583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lignment 22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0679" calcext:value-type="float">
            <text:p>20679</text:p>
          </table:table-cell>
          <table:table-cell office:value-type="float" office:value="434" calcext:value-type="float">
            <text:p>434</text:p>
          </table:table-cell>
          <table:table-cell office:value-type="float" office:value="1.90474" calcext:value-type="float">
            <text:p>1.90474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234187" calcext:value-type="float">
            <text:p>0.00023418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648312" calcext:value-type="float">
            <text:p>0.064831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461691" calcext:value-type="float">
            <text:p>0.046169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637527" calcext:value-type="float">
            <text:p>0.0637527</text:p>
          </table:table-cell>
          <table:table-cell office:value-type="float" office:value="0.0678687" calcext:value-type="float">
            <text:p>0.0678687</text:p>
          </table:table-cell>
          <table:table-cell office:value-type="float" office:value="0.0643907" calcext:value-type="float">
            <text:p>0.0643907</text:p>
          </table:table-cell>
          <table:table-cell office:value-type="float" office:value="0.057821" calcext:value-type="float">
            <text:p>0.057821</text:p>
          </table:table-cell>
          <table:table-cell office:value-type="float" office:value="0.0670125" calcext:value-type="float">
            <text:p>0.0670125</text:p>
          </table:table-cell>
          <table:table-cell office:value-type="float" office:value="0.052575" calcext:value-type="float">
            <text:p>0.052575</text:p>
          </table:table-cell>
          <table:table-cell office:value-type="float" office:value="0.0491044" calcext:value-type="float">
            <text:p>0.0491044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546158" calcext:value-type="float">
            <text:p>0.546158</text:p>
          </table:table-cell>
          <table:table-cell office:value-type="float" office:value="0.0466684" calcext:value-type="float">
            <text:p>0.0466684</text:p>
          </table:table-cell>
          <table:table-cell office:value-type="float" office:value="0.0477545" calcext:value-type="float">
            <text:p>0.0477545</text:p>
          </table:table-cell>
          <table:table-cell office:value-type="float" office:value="0.0285999" calcext:value-type="float">
            <text:p>0.0285999</text:p>
          </table:table-cell>
          <table:table-cell office:value-type="float" office:value="0.0309504" calcext:value-type="float">
            <text:p>0.0309504</text:p>
          </table:table-cell>
          <table:table-cell office:value-type="float" office:value="0.0313785" calcext:value-type="float">
            <text:p>0.0313785</text:p>
          </table:table-cell>
          <table:table-cell office:value-type="float" office:value="0.022055" calcext:value-type="float">
            <text:p>0.022055</text:p>
          </table:table-cell>
          <table:table-cell office:value-type="float" office:value="0.0227122" calcext:value-type="float">
            <text:p>0.0227122</text:p>
          </table:table-cell>
          <table:table-cell office:value-type="float" office:value="0.246795" calcext:value-type="float">
            <text:p>0.246795</text:p>
          </table:table-cell>
          <table:table-cell office:value-type="float" office:value="0.0192675" calcext:value-type="float">
            <text:p>0.0192675</text:p>
          </table:table-cell>
          <table:table-cell office:value-type="float" office:value="0.0330977" calcext:value-type="float">
            <text:p>0.0330977</text:p>
          </table:table-cell>
          <table:table-cell office:value-type="float" office:value="0.0210494" calcext:value-type="float">
            <text:p>0.0210494</text:p>
          </table:table-cell>
          <table:table-cell office:value-type="float" office:value="0.0404506" calcext:value-type="float">
            <text:p>0.0404506</text:p>
          </table:table-cell>
          <table:table-cell office:value-type="float" office:value="0.0206306" calcext:value-type="float">
            <text:p>0.0206306</text:p>
          </table:table-cell>
          <table:table-cell office:value-type="float" office:value="0.0720446" calcext:value-type="float">
            <text:p>0.0720446</text:p>
          </table:table-cell>
          <table:table-cell office:value-type="float" office:value="0.0248972" calcext:value-type="float">
            <text:p>0.0248972</text:p>
          </table:table-cell>
          <table:table-cell office:value-type="float" office:value="0.0211725" calcext:value-type="float">
            <text:p>0.0211725</text:p>
          </table:table-cell>
          <table:table-cell office:value-type="float" office:value="0.024532" calcext:value-type="float">
            <text:p>0.024532</text:p>
          </table:table-cell>
          <table:table-cell office:value-type="float" office:value="0.0199805" calcext:value-type="float">
            <text:p>0.0199805</text:p>
          </table:table-cell>
          <table:table-cell office:value-type="float" office:value="0.0228204" calcext:value-type="float">
            <text:p>0.0228204</text:p>
          </table:table-cell>
          <table:table-cell office:value-type="float" office:value="0.0486216" calcext:value-type="float">
            <text:p>0.0486216</text:p>
          </table:table-cell>
          <table:table-cell office:value-type="float" office:value="0.0328065" calcext:value-type="float">
            <text:p>0.0328065</text:p>
          </table:table-cell>
          <table:table-cell office:value-type="float" office:value="0.0716361" calcext:value-type="float">
            <text:p>0.0716361</text:p>
          </table:table-cell>
          <table:table-cell office:value-type="float" office:value="0.0471244" calcext:value-type="float">
            <text:p>0.0471244</text:p>
          </table:table-cell>
          <table:table-cell office:value-type="float" office:value="0.0520655" calcext:value-type="float">
            <text:p>0.0520655</text:p>
          </table:table-cell>
          <table:table-cell office:value-type="float" office:value="0.0183679" calcext:value-type="float">
            <text:p>0.0183679</text:p>
          </table:table-cell>
          <table:table-cell office:value-type="float" office:value="0.0463413" calcext:value-type="float">
            <text:p>0.0463413</text:p>
          </table:table-cell>
          <table:table-cell office:value-type="float" office:value="0.0181143" calcext:value-type="float">
            <text:p>0.0181143</text:p>
          </table:table-cell>
          <table:table-cell office:value-type="float" office:value="0.0150173" calcext:value-type="float">
            <text:p>0.0150173</text:p>
          </table:table-cell>
          <table:table-cell office:value-type="float" office:value="0.0226942" calcext:value-type="float">
            <text:p>0.0226942</text:p>
          </table:table-cell>
          <table:table-cell office:value-type="float" office:value="0.0574371" calcext:value-type="float">
            <text:p>0.0574371</text:p>
          </table:table-cell>
          <table:table-cell office:value-type="float" office:value="0.0163491" calcext:value-type="float">
            <text:p>0.0163491</text:p>
          </table:table-cell>
          <table:table-cell office:value-type="float" office:value="0.0715467" calcext:value-type="float">
            <text:p>0.0715467</text:p>
          </table:table-cell>
          <table:table-cell office:value-type="float" office:value="0.0298098" calcext:value-type="float">
            <text:p>0.0298098</text:p>
          </table:table-cell>
          <table:table-cell office:value-type="float" office:value="0.0610603" calcext:value-type="float">
            <text:p>0.0610603</text:p>
          </table:table-cell>
          <table:table-cell office:value-type="float" office:value="0.02524" calcext:value-type="float">
            <text:p>0.02524</text:p>
          </table:table-cell>
          <table:table-cell office:value-type="float" office:value="0.0636912" calcext:value-type="float">
            <text:p>0.0636912</text:p>
          </table:table-cell>
          <table:table-cell office:value-type="float" office:value="0.0640514" calcext:value-type="float">
            <text:p>0.0640514</text:p>
          </table:table-cell>
          <table:table-cell office:value-type="float" office:value="0.0370056" calcext:value-type="float">
            <text:p>0.0370056</text:p>
          </table:table-cell>
          <table:table-cell office:value-type="float" office:value="0.0540297" calcext:value-type="float">
            <text:p>0.0540297</text:p>
          </table:table-cell>
          <table:table-cell office:value-type="float" office:value="0.0586567" calcext:value-type="float">
            <text:p>0.0586567</text:p>
          </table:table-cell>
          <table:table-cell office:value-type="float" office:value="0.04392" calcext:value-type="float">
            <text:p>0.04392</text:p>
          </table:table-cell>
          <table:table-cell office:value-type="float" office:value="0.0400308" calcext:value-type="float">
            <text:p>0.0400308</text:p>
          </table:table-cell>
          <table:table-cell office:value-type="float" office:value="0.0607862" calcext:value-type="float">
            <text:p>0.0607862</text:p>
          </table:table-cell>
          <table:table-cell office:value-type="float" office:value="0.0573748" calcext:value-type="float">
            <text:p>0.0573748</text:p>
          </table:table-cell>
          <table:table-cell office:value-type="float" office:value="0.0442386" calcext:value-type="float">
            <text:p>0.0442386</text:p>
          </table:table-cell>
          <table:table-cell office:value-type="float" office:value="0.036486" calcext:value-type="float">
            <text:p>0.036486</text:p>
          </table:table-cell>
          <table:table-cell office:value-type="float" office:value="0.0525105" calcext:value-type="float">
            <text:p>0.0525105</text:p>
          </table:table-cell>
          <table:table-cell office:value-type="float" office:value="0.0281196" calcext:value-type="float">
            <text:p>0.0281196</text:p>
          </table:table-cell>
          <table:table-cell office:value-type="float" office:value="0.0255339" calcext:value-type="float">
            <text:p>0.0255339</text:p>
          </table:table-cell>
          <table:table-cell office:value-type="float" office:value="0.0163483" calcext:value-type="float">
            <text:p>0.0163483</text:p>
          </table:table-cell>
          <table:table-cell office:value-type="float" office:value="0.064245" calcext:value-type="float">
            <text:p>0.064245</text:p>
          </table:table-cell>
          <table:table-cell office:value-type="float" office:value="0.0506178" calcext:value-type="float">
            <text:p>0.0506178</text:p>
          </table:table-cell>
          <table:table-cell office:value-type="float" office:value="0.0473787" calcext:value-type="float">
            <text:p>0.0473787</text:p>
          </table:table-cell>
          <table:table-cell office:value-type="float" office:value="0.0171949" calcext:value-type="float">
            <text:p>0.0171949</text:p>
          </table:table-cell>
          <table:table-cell office:value-type="float" office:value="0.0483314" calcext:value-type="float">
            <text:p>0.0483314</text:p>
          </table:table-cell>
          <table:table-cell office:value-type="float" office:value="0.015929" calcext:value-type="float">
            <text:p>0.015929</text:p>
          </table:table-cell>
          <table:table-cell office:value-type="float" office:value="0.0360068" calcext:value-type="float">
            <text:p>0.0360068</text:p>
          </table:table-cell>
          <table:table-cell office:value-type="float" office:value="0.0531252" calcext:value-type="float">
            <text:p>0.0531252</text:p>
          </table:table-cell>
          <table:table-cell office:value-type="float" office:value="0.0478817" calcext:value-type="float">
            <text:p>0.0478817</text:p>
          </table:table-cell>
          <table:table-cell office:value-type="float" office:value="0.0280269" calcext:value-type="float">
            <text:p>0.0280269</text:p>
          </table:table-cell>
          <table:table-cell office:value-type="float" office:value="0.0196086" calcext:value-type="float">
            <text:p>0.0196086</text:p>
          </table:table-cell>
          <table:table-cell office:value-type="float" office:value="0.0127205" calcext:value-type="float">
            <text:p>0.0127205</text:p>
          </table:table-cell>
          <table:table-cell office:value-type="float" office:value="0.0649278" calcext:value-type="float">
            <text:p>0.0649278</text:p>
          </table:table-cell>
          <table:table-cell office:value-type="float" office:value="0.0177969" calcext:value-type="float">
            <text:p>0.0177969</text:p>
          </table:table-cell>
          <table:table-cell office:value-type="float" office:value="0.019828" calcext:value-type="float">
            <text:p>0.019828</text:p>
          </table:table-cell>
          <table:table-cell office:value-type="float" office:value="0.0511137" calcext:value-type="float">
            <text:p>0.0511137</text:p>
          </table:table-cell>
          <table:table-cell office:value-type="float" office:value="0.0545064" calcext:value-type="float">
            <text:p>0.0545064</text:p>
          </table:table-cell>
          <table:table-cell office:value-type="float" office:value="0.0534321" calcext:value-type="float">
            <text:p>0.0534321</text:p>
          </table:table-cell>
          <table:table-cell office:value-type="float" office:value="0.0732205" calcext:value-type="float">
            <text:p>0.0732205</text:p>
          </table:table-cell>
          <table:table-cell office:value-type="float" office:value="0.0483382" calcext:value-type="float">
            <text:p>0.0483382</text:p>
          </table:table-cell>
          <table:table-cell office:value-type="float" office:value="0.0399035" calcext:value-type="float">
            <text:p>0.0399035</text:p>
          </table:table-cell>
          <table:table-cell office:value-type="float" office:value="0.0410462" calcext:value-type="float">
            <text:p>0.0410462</text:p>
          </table:table-cell>
          <table:table-cell office:value-type="float" office:value="0.0218774" calcext:value-type="float">
            <text:p>0.0218774</text:p>
          </table:table-cell>
          <table:table-cell office:value-type="float" office:value="0.0134773" calcext:value-type="float">
            <text:p>0.0134773</text:p>
          </table:table-cell>
          <table:table-cell office:value-type="float" office:value="0.0544916" calcext:value-type="float">
            <text:p>0.0544916</text:p>
          </table:table-cell>
          <table:table-cell office:value-type="float" office:value="0.0157215" calcext:value-type="float">
            <text:p>0.0157215</text:p>
          </table:table-cell>
          <table:table-cell office:value-type="float" office:value="0.055012" calcext:value-type="float">
            <text:p>0.055012</text:p>
          </table:table-cell>
          <table:table-cell office:value-type="float" office:value="0.0271423" calcext:value-type="float">
            <text:p>0.0271423</text:p>
          </table:table-cell>
          <table:table-cell office:value-type="float" office:value="0.033566" calcext:value-type="float">
            <text:p>0.033566</text:p>
          </table:table-cell>
          <table:table-cell office:value-type="float" office:value="0.021635" calcext:value-type="float">
            <text:p>0.021635</text:p>
          </table:table-cell>
          <table:table-cell office:value-type="float" office:value="0.0499844" calcext:value-type="float">
            <text:p>0.0499844</text:p>
          </table:table-cell>
          <table:table-cell office:value-type="float" office:value="0.032678" calcext:value-type="float">
            <text:p>0.032678</text:p>
          </table:table-cell>
          <table:table-cell office:value-type="float" office:value="0.0547554" calcext:value-type="float">
            <text:p>0.0547554</text:p>
          </table:table-cell>
          <table:table-cell office:value-type="float" office:value="0.0182354" calcext:value-type="float">
            <text:p>0.0182354</text:p>
          </table:table-cell>
          <table:table-cell office:value-type="float" office:value="0.0705817" calcext:value-type="float">
            <text:p>0.0705817</text:p>
          </table:table-cell>
          <table:table-cell office:value-type="float" office:value="0.0773893" calcext:value-type="float">
            <text:p>0.0773893</text:p>
          </table:table-cell>
          <table:table-cell office:value-type="float" office:value="0.0199212" calcext:value-type="float">
            <text:p>0.0199212</text:p>
          </table:table-cell>
          <table:table-cell office:value-type="float" office:value="0.0656442" calcext:value-type="float">
            <text:p>0.0656442</text:p>
          </table:table-cell>
          <table:table-cell office:value-type="float" office:value="0.0567585" calcext:value-type="float">
            <text:p>0.0567585</text:p>
          </table:table-cell>
          <table:table-cell office:value-type="float" office:value="0.0149411" calcext:value-type="float">
            <text:p>0.0149411</text:p>
          </table:table-cell>
          <table:table-cell office:value-type="float" office:value="0.0128037" calcext:value-type="float">
            <text:p>0.0128037</text:p>
          </table:table-cell>
          <table:table-cell office:value-type="float" office:value="0.0571412" calcext:value-type="float">
            <text:p>0.0571412</text:p>
          </table:table-cell>
          <table:table-cell office:value-type="float" office:value="0.0581228" calcext:value-type="float">
            <text:p>0.0581228</text:p>
          </table:table-cell>
          <table:table-cell office:value-type="float" office:value="0.0592892" calcext:value-type="float">
            <text:p>0.0592892</text:p>
          </table:table-cell>
          <table:table-cell office:value-type="float" office:value="0.0342366" calcext:value-type="float">
            <text:p>0.0342366</text:p>
          </table:table-cell>
          <table:table-cell office:value-type="float" office:value="0.0625045" calcext:value-type="float">
            <text:p>0.0625045</text:p>
          </table:table-cell>
          <table:table-cell office:value-type="float" office:value="0.0462812" calcext:value-type="float">
            <text:p>0.0462812</text:p>
          </table:table-cell>
          <table:table-cell office:value-type="float" office:value="0.016009" calcext:value-type="float">
            <text:p>0.016009</text:p>
          </table:table-cell>
          <table:table-cell office:value-type="float" office:value="0.0696188" calcext:value-type="float">
            <text:p>0.069618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640389" calcext:value-type="float">
            <text:p>0.0640389</text:p>
          </table:table-cell>
          <table:table-cell office:value-type="float" office:value="0.0276938" calcext:value-type="float">
            <text:p>0.0276938</text:p>
          </table:table-cell>
          <table:table-cell office:value-type="float" office:value="0.0192896" calcext:value-type="float">
            <text:p>0.0192896</text:p>
          </table:table-cell>
          <table:table-cell office:value-type="float" office:value="0.0142055" calcext:value-type="float">
            <text:p>0.0142055</text:p>
          </table:table-cell>
          <table:table-cell office:value-type="float" office:value="0.0556263" calcext:value-type="float">
            <text:p>0.0556263</text:p>
          </table:table-cell>
          <table:table-cell office:value-type="float" office:value="0.057595" calcext:value-type="float">
            <text:p>0.057595</text:p>
          </table:table-cell>
          <table:table-cell office:value-type="float" office:value="0.0162323" calcext:value-type="float">
            <text:p>0.0162323</text:p>
          </table:table-cell>
          <table:table-cell office:value-type="float" office:value="0.0434897" calcext:value-type="float">
            <text:p>0.0434897</text:p>
          </table:table-cell>
          <table:table-cell office:value-type="float" office:value="0.0590982" calcext:value-type="float">
            <text:p>0.0590982</text:p>
          </table:table-cell>
          <table:table-cell office:value-type="float" office:value="0.0561629" calcext:value-type="float">
            <text:p>0.0561629</text:p>
          </table:table-cell>
          <table:table-cell office:value-type="float" office:value="0.0365735" calcext:value-type="float">
            <text:p>0.0365735</text:p>
          </table:table-cell>
          <table:table-cell office:value-type="float" office:value="0.0121283" calcext:value-type="float">
            <text:p>0.0121283</text:p>
          </table:table-cell>
          <table:table-cell office:value-type="float" office:value="0.036619" calcext:value-type="float">
            <text:p>0.036619</text:p>
          </table:table-cell>
          <table:table-cell office:value-type="float" office:value="0.0682096" calcext:value-type="float">
            <text:p>0.0682096</text:p>
          </table:table-cell>
          <table:table-cell office:value-type="float" office:value="0.0582195" calcext:value-type="float">
            <text:p>0.0582195</text:p>
          </table:table-cell>
          <table:table-cell office:value-type="float" office:value="0.0422061" calcext:value-type="float">
            <text:p>0.0422061</text:p>
          </table:table-cell>
          <table:table-cell office:value-type="float" office:value="0.0209322" calcext:value-type="float">
            <text:p>0.0209322</text:p>
          </table:table-cell>
          <table:table-cell office:value-type="float" office:value="0.0541525" calcext:value-type="float">
            <text:p>0.0541525</text:p>
          </table:table-cell>
          <table:table-cell office:value-type="float" office:value="0.0345839" calcext:value-type="float">
            <text:p>0.0345839</text:p>
          </table:table-cell>
          <table:table-cell office:value-type="float" office:value="0.0125818" calcext:value-type="float">
            <text:p>0.0125818</text:p>
          </table:table-cell>
          <table:table-cell office:value-type="float" office:value="0.0185935" calcext:value-type="float">
            <text:p>0.0185935</text:p>
          </table:table-cell>
          <table:table-cell office:value-type="float" office:value="0.0149867" calcext:value-type="float">
            <text:p>0.0149867</text:p>
          </table:table-cell>
          <table:table-cell office:value-type="float" office:value="0.016723" calcext:value-type="float">
            <text:p>0.016723</text:p>
          </table:table-cell>
          <table:table-cell office:value-type="float" office:value="0.0353848" calcext:value-type="float">
            <text:p>0.0353848</text:p>
          </table:table-cell>
          <table:table-cell office:value-type="float" office:value="0.0150246" calcext:value-type="float">
            <text:p>0.0150246</text:p>
          </table:table-cell>
          <table:table-cell office:value-type="float" office:value="0.0485172" calcext:value-type="float">
            <text:p>0.0485172</text:p>
          </table:table-cell>
          <table:table-cell office:value-type="float" office:value="0.0311742" calcext:value-type="float">
            <text:p>0.0311742</text:p>
          </table:table-cell>
          <table:table-cell office:value-type="float" office:value="0.0315701" calcext:value-type="float">
            <text:p>0.0315701</text:p>
          </table:table-cell>
          <table:table-cell office:value-type="float" office:value="0.0304306" calcext:value-type="float">
            <text:p>0.0304306</text:p>
          </table:table-cell>
          <table:table-cell office:value-type="float" office:value="0.0247673" calcext:value-type="float">
            <text:p>0.0247673</text:p>
          </table:table-cell>
          <table:table-cell office:value-type="float" office:value="0.0557644" calcext:value-type="float">
            <text:p>0.0557644</text:p>
          </table:table-cell>
          <table:table-cell office:value-type="float" office:value="0.0263723" calcext:value-type="float">
            <text:p>0.0263723</text:p>
          </table:table-cell>
          <table:table-cell office:value-type="float" office:value="0.0669162" calcext:value-type="float">
            <text:p>0.0669162</text:p>
          </table:table-cell>
          <table:table-cell office:value-type="float" office:value="0.0403861" calcext:value-type="float">
            <text:p>0.0403861</text:p>
          </table:table-cell>
          <table:table-cell office:value-type="float" office:value="0.0486005" calcext:value-type="float">
            <text:p>0.0486005</text:p>
          </table:table-cell>
          <table:table-cell office:value-type="float" office:value="0.0305794" calcext:value-type="float">
            <text:p>0.0305794</text:p>
          </table:table-cell>
          <table:table-cell office:value-type="float" office:value="0.0515401" calcext:value-type="float">
            <text:p>0.0515401</text:p>
          </table:table-cell>
          <table:table-cell office:value-type="float" office:value="0.0212401" calcext:value-type="float">
            <text:p>0.0212401</text:p>
          </table:table-cell>
          <table:table-cell office:value-type="float" office:value="0.0646622" calcext:value-type="float">
            <text:p>0.0646622</text:p>
          </table:table-cell>
          <table:table-cell office:value-type="float" office:value="0.0704318" calcext:value-type="float">
            <text:p>0.0704318</text:p>
          </table:table-cell>
          <table:table-cell office:value-type="float" office:value="0.0421404" calcext:value-type="float">
            <text:p>0.0421404</text:p>
          </table:table-cell>
          <table:table-cell office:value-type="float" office:value="0.0698917" calcext:value-type="float">
            <text:p>0.0698917</text:p>
          </table:table-cell>
          <table:table-cell office:value-type="float" office:value="0.0608382" calcext:value-type="float">
            <text:p>0.0608382</text:p>
          </table:table-cell>
          <table:table-cell office:value-type="float" office:value="0.0582245" calcext:value-type="float">
            <text:p>0.0582245</text:p>
          </table:table-cell>
          <table:table-cell office:value-type="float" office:value="0.0663563" calcext:value-type="float">
            <text:p>0.0663563</text:p>
          </table:table-cell>
          <table:table-cell office:value-type="float" office:value="0.0575401" calcext:value-type="float">
            <text:p>0.0575401</text:p>
          </table:table-cell>
          <table:table-cell office:value-type="float" office:value="0.0202776" calcext:value-type="float">
            <text:p>0.0202776</text:p>
          </table:table-cell>
          <table:table-cell office:value-type="float" office:value="0.0654234" calcext:value-type="float">
            <text:p>0.0654234</text:p>
          </table:table-cell>
          <table:table-cell office:value-type="float" office:value="0.0494853" calcext:value-type="float">
            <text:p>0.0494853</text:p>
          </table:table-cell>
          <table:table-cell office:value-type="float" office:value="0.070672" calcext:value-type="float">
            <text:p>0.070672</text:p>
          </table:table-cell>
          <table:table-cell office:value-type="float" office:value="0.0279704" calcext:value-type="float">
            <text:p>0.0279704</text:p>
          </table:table-cell>
          <table:table-cell office:value-type="float" office:value="0.0471001" calcext:value-type="float">
            <text:p>0.0471001</text:p>
          </table:table-cell>
          <table:table-cell office:value-type="float" office:value="0.0254509" calcext:value-type="float">
            <text:p>0.0254509</text:p>
          </table:table-cell>
          <table:table-cell office:value-type="float" office:value="0.038496" calcext:value-type="float">
            <text:p>0.038496</text:p>
          </table:table-cell>
          <table:table-cell office:value-type="float" office:value="0.0595721" calcext:value-type="float">
            <text:p>0.0595721</text:p>
          </table:table-cell>
          <table:table-cell office:value-type="float" office:value="0.0621574" calcext:value-type="float">
            <text:p>0.0621574</text:p>
          </table:table-cell>
          <table:table-cell office:value-type="float" office:value="0.0338118" calcext:value-type="float">
            <text:p>0.0338118</text:p>
          </table:table-cell>
          <table:table-cell office:value-type="float" office:value="0.0432201" calcext:value-type="float">
            <text:p>0.0432201</text:p>
          </table:table-cell>
          <table:table-cell office:value-type="float" office:value="0.0201789" calcext:value-type="float">
            <text:p>0.0201789</text:p>
          </table:table-cell>
          <table:table-cell office:value-type="float" office:value="0.0173118" calcext:value-type="float">
            <text:p>0.0173118</text:p>
          </table:table-cell>
          <table:table-cell office:value-type="float" office:value="0.0410006" calcext:value-type="float">
            <text:p>0.0410006</text:p>
          </table:table-cell>
          <table:table-cell office:value-type="float" office:value="0.0492868" calcext:value-type="float">
            <text:p>0.0492868</text:p>
          </table:table-cell>
          <table:table-cell office:value-type="float" office:value="0.0382049" calcext:value-type="float">
            <text:p>0.0382049</text:p>
          </table:table-cell>
          <table:table-cell office:value-type="float" office:value="0.036436" calcext:value-type="float">
            <text:p>0.036436</text:p>
          </table:table-cell>
          <table:table-cell office:value-type="float" office:value="0.0382482" calcext:value-type="float">
            <text:p>0.0382482</text:p>
          </table:table-cell>
          <table:table-cell office:value-type="float" office:value="0.0364329" calcext:value-type="float">
            <text:p>0.0364329</text:p>
          </table:table-cell>
          <table:table-cell office:value-type="float" office:value="0.0216709" calcext:value-type="float">
            <text:p>0.0216709</text:p>
          </table:table-cell>
          <table:table-cell office:value-type="float" office:value="0.0165592" calcext:value-type="float">
            <text:p>0.0165592</text:p>
          </table:table-cell>
          <table:table-cell office:value-type="float" office:value="0.0470014" calcext:value-type="float">
            <text:p>0.0470014</text:p>
          </table:table-cell>
          <table:table-cell office:value-type="float" office:value="0.0389649" calcext:value-type="float">
            <text:p>0.0389649</text:p>
          </table:table-cell>
          <table:table-cell office:value-type="float" office:value="0.0194007" calcext:value-type="float">
            <text:p>0.0194007</text:p>
          </table:table-cell>
          <table:table-cell office:value-type="float" office:value="0.0220604" calcext:value-type="float">
            <text:p>0.0220604</text:p>
          </table:table-cell>
          <table:table-cell office:value-type="float" office:value="0.0733608" calcext:value-type="float">
            <text:p>0.0733608</text:p>
          </table:table-cell>
          <table:table-cell office:value-type="float" office:value="0.0189964" calcext:value-type="float">
            <text:p>0.0189964</text:p>
          </table:table-cell>
          <table:table-cell office:value-type="float" office:value="0.0414693" calcext:value-type="float">
            <text:p>0.0414693</text:p>
          </table:table-cell>
          <table:table-cell office:value-type="float" office:value="0.0327259" calcext:value-type="float">
            <text:p>0.0327259</text:p>
          </table:table-cell>
          <table:table-cell office:value-type="float" office:value="0.0503988" calcext:value-type="float">
            <text:p>0.0503988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28031" calcext:value-type="float">
            <text:p>0.028031</text:p>
          </table:table-cell>
          <table:table-cell office:value-type="float" office:value="0.0556515" calcext:value-type="float">
            <text:p>0.0556515</text:p>
          </table:table-cell>
          <table:table-cell office:value-type="float" office:value="0.0714401" calcext:value-type="float">
            <text:p>0.0714401</text:p>
          </table:table-cell>
          <table:table-cell office:value-type="float" office:value="0.0677291" calcext:value-type="float">
            <text:p>0.0677291</text:p>
          </table:table-cell>
          <table:table-cell office:value-type="float" office:value="0.0398424" calcext:value-type="float">
            <text:p>0.0398424</text:p>
          </table:table-cell>
          <table:table-cell office:value-type="float" office:value="0.0542231" calcext:value-type="float">
            <text:p>0.0542231</text:p>
          </table:table-cell>
          <table:table-cell office:value-type="float" office:value="0.0566971" calcext:value-type="float">
            <text:p>0.0566971</text:p>
          </table:table-cell>
          <table:table-cell office:value-type="float" office:value="0.0688854" calcext:value-type="float">
            <text:p>0.0688854</text:p>
          </table:table-cell>
          <table:table-cell office:value-type="float" office:value="0.0259724" calcext:value-type="float">
            <text:p>0.0259724</text:p>
          </table:table-cell>
          <table:table-cell office:value-type="float" office:value="0.0429215" calcext:value-type="float">
            <text:p>0.0429215</text:p>
          </table:table-cell>
          <table:table-cell office:value-type="float" office:value="0.0138447" calcext:value-type="float">
            <text:p>0.0138447</text:p>
          </table:table-cell>
          <table:table-cell office:value-type="float" office:value="0.0482573" calcext:value-type="float">
            <text:p>0.0482573</text:p>
          </table:table-cell>
          <table:table-cell office:value-type="float" office:value="0.0178179" calcext:value-type="float">
            <text:p>0.0178179</text:p>
          </table:table-cell>
          <table:table-cell office:value-type="float" office:value="0.0118199" calcext:value-type="float">
            <text:p>0.0118199</text:p>
          </table:table-cell>
          <table:table-cell office:value-type="float" office:value="0.0401303" calcext:value-type="float">
            <text:p>0.0401303</text:p>
          </table:table-cell>
          <table:table-cell office:value-type="float" office:value="0.0254711" calcext:value-type="float">
            <text:p>0.0254711</text:p>
          </table:table-cell>
          <table:table-cell office:value-type="float" office:value="0.0447998" calcext:value-type="float">
            <text:p>0.0447998</text:p>
          </table:table-cell>
          <table:table-cell office:value-type="float" office:value="0.0680788" calcext:value-type="float">
            <text:p>0.0680788</text:p>
          </table:table-cell>
          <table:table-cell office:value-type="float" office:value="0.0218127" calcext:value-type="float">
            <text:p>0.0218127</text:p>
          </table:table-cell>
          <table:table-cell office:value-type="float" office:value="0.0228011" calcext:value-type="float">
            <text:p>0.0228011</text:p>
          </table:table-cell>
          <table:table-cell office:value-type="float" office:value="0.0223967" calcext:value-type="float">
            <text:p>0.0223967</text:p>
          </table:table-cell>
          <table:table-cell office:value-type="float" office:value="0.0209611" calcext:value-type="float">
            <text:p>0.0209611</text:p>
          </table:table-cell>
          <table:table-cell office:value-type="float" office:value="0.0250101" calcext:value-type="float">
            <text:p>0.0250101</text:p>
          </table:table-cell>
          <table:table-cell office:value-type="float" office:value="0.0692374" calcext:value-type="float">
            <text:p>0.0692374</text:p>
          </table:table-cell>
          <table:table-cell office:value-type="float" office:value="0.0660666" calcext:value-type="float">
            <text:p>0.0660666</text:p>
          </table:table-cell>
          <table:table-cell office:value-type="float" office:value="0.054008" calcext:value-type="float">
            <text:p>0.054008</text:p>
          </table:table-cell>
          <table:table-cell office:value-type="float" office:value="0.0215238" calcext:value-type="float">
            <text:p>0.0215238</text:p>
          </table:table-cell>
          <table:table-cell office:value-type="float" office:value="0.0231829" calcext:value-type="float">
            <text:p>0.0231829</text:p>
          </table:table-cell>
          <table:table-cell office:value-type="float" office:value="0.0204111" calcext:value-type="float">
            <text:p>0.0204111</text:p>
          </table:table-cell>
          <table:table-cell office:value-type="float" office:value="0.0659368" calcext:value-type="float">
            <text:p>0.0659368</text:p>
          </table:table-cell>
          <table:table-cell office:value-type="float" office:value="0.0190115" calcext:value-type="float">
            <text:p>0.0190115</text:p>
          </table:table-cell>
          <table:table-cell office:value-type="float" office:value="0.0398725" calcext:value-type="float">
            <text:p>0.0398725</text:p>
          </table:table-cell>
          <table:table-cell office:value-type="float" office:value="0.0312205" calcext:value-type="float">
            <text:p>0.0312205</text:p>
          </table:table-cell>
          <table:table-cell office:value-type="float" office:value="0.0721289" calcext:value-type="float">
            <text:p>0.0721289</text:p>
          </table:table-cell>
          <table:table-cell office:value-type="float" office:value="0.0278875" calcext:value-type="float">
            <text:p>0.0278875</text:p>
          </table:table-cell>
          <table:table-cell office:value-type="float" office:value="0.0201081" calcext:value-type="float">
            <text:p>0.0201081</text:p>
          </table:table-cell>
          <table:table-cell office:value-type="float" office:value="0.0273073" calcext:value-type="float">
            <text:p>0.0273073</text:p>
          </table:table-cell>
          <table:table-cell office:value-type="float" office:value="0.0438917" calcext:value-type="float">
            <text:p>0.0438917</text:p>
          </table:table-cell>
          <table:table-cell office:value-type="float" office:value="0.0325482" calcext:value-type="float">
            <text:p>0.0325482</text:p>
          </table:table-cell>
          <table:table-cell office:value-type="float" office:value="0.020609" calcext:value-type="float">
            <text:p>0.020609</text:p>
          </table:table-cell>
          <table:table-cell office:value-type="float" office:value="0.0713063" calcext:value-type="float">
            <text:p>0.0713063</text:p>
          </table:table-cell>
          <table:table-cell office:value-type="float" office:value="0.0301241" calcext:value-type="float">
            <text:p>0.0301241</text:p>
          </table:table-cell>
          <table:table-cell office:value-type="float" office:value="0.0519538" calcext:value-type="float">
            <text:p>0.0519538</text:p>
          </table:table-cell>
          <table:table-cell office:value-type="float" office:value="0.0584706" calcext:value-type="float">
            <text:p>0.0584706</text:p>
          </table:table-cell>
          <table:table-cell office:value-type="float" office:value="0.0674058" calcext:value-type="float">
            <text:p>0.0674058</text:p>
          </table:table-cell>
          <table:table-cell office:value-type="float" office:value="0.0454437" calcext:value-type="float">
            <text:p>0.0454437</text:p>
          </table:table-cell>
          <table:table-cell office:value-type="float" office:value="0.0549268" calcext:value-type="float">
            <text:p>0.0549268</text:p>
          </table:table-cell>
          <table:table-cell office:value-type="float" office:value="0.0253131" calcext:value-type="float">
            <text:p>0.0253131</text:p>
          </table:table-cell>
          <table:table-cell office:value-type="float" office:value="0.0150619" calcext:value-type="float">
            <text:p>0.0150619</text:p>
          </table:table-cell>
          <table:table-cell office:value-type="float" office:value="0.0418152" calcext:value-type="float">
            <text:p>0.0418152</text:p>
          </table:table-cell>
          <table:table-cell office:value-type="float" office:value="0.0692208" calcext:value-type="float">
            <text:p>0.0692208</text:p>
          </table:table-cell>
          <table:table-cell office:value-type="float" office:value="0.0358758" calcext:value-type="float">
            <text:p>0.0358758</text:p>
          </table:table-cell>
          <table:table-cell office:value-type="float" office:value="0.0195856" calcext:value-type="float">
            <text:p>0.0195856</text:p>
          </table:table-cell>
          <table:table-cell office:value-type="float" office:value="0.0333086" calcext:value-type="float">
            <text:p>0.0333086</text:p>
          </table:table-cell>
          <table:table-cell office:value-type="float" office:value="0.0541147" calcext:value-type="float">
            <text:p>0.0541147</text:p>
          </table:table-cell>
          <table:table-cell office:value-type="float" office:value="0.0202455" calcext:value-type="float">
            <text:p>0.0202455</text:p>
          </table:table-cell>
          <table:table-cell office:value-type="float" office:value="0.0544496" calcext:value-type="float">
            <text:p>0.0544496</text:p>
          </table:table-cell>
          <table:table-cell office:value-type="float" office:value="0.0652218" calcext:value-type="float">
            <text:p>0.0652218</text:p>
          </table:table-cell>
          <table:table-cell office:value-type="float" office:value="0.0419755" calcext:value-type="float">
            <text:p>0.0419755</text:p>
          </table:table-cell>
          <table:table-cell office:value-type="float" office:value="0.0149682" calcext:value-type="float">
            <text:p>0.0149682</text:p>
          </table:table-cell>
          <table:table-cell office:value-type="float" office:value="0.0571652" calcext:value-type="float">
            <text:p>0.0571652</text:p>
          </table:table-cell>
          <table:table-cell office:value-type="float" office:value="0.0685417" calcext:value-type="float">
            <text:p>0.0685417</text:p>
          </table:table-cell>
          <table:table-cell office:value-type="float" office:value="0.0235433" calcext:value-type="float">
            <text:p>0.0235433</text:p>
          </table:table-cell>
          <table:table-cell office:value-type="float" office:value="0.0521107" calcext:value-type="float">
            <text:p>0.0521107</text:p>
          </table:table-cell>
          <table:table-cell office:value-type="float" office:value="0.0379349" calcext:value-type="float">
            <text:p>0.0379349</text:p>
          </table:table-cell>
          <table:table-cell office:value-type="float" office:value="0.0488369" calcext:value-type="float">
            <text:p>0.0488369</text:p>
          </table:table-cell>
          <table:table-cell office:value-type="float" office:value="0.0591388" calcext:value-type="float">
            <text:p>0.0591388</text:p>
          </table:table-cell>
          <table:table-cell office:value-type="float" office:value="0.0526524" calcext:value-type="float">
            <text:p>0.0526524</text:p>
          </table:table-cell>
          <table:table-cell office:value-type="float" office:value="0.0697015" calcext:value-type="float">
            <text:p>0.0697015</text:p>
          </table:table-cell>
          <table:table-cell office:value-type="float" office:value="0.693645" calcext:value-type="float">
            <text:p>0.693645</text:p>
          </table:table-cell>
          <table:table-cell office:value-type="float" office:value="0.027476" calcext:value-type="float">
            <text:p>0.027476</text:p>
          </table:table-cell>
          <table:table-cell office:value-type="float" office:value="0.0589205" calcext:value-type="float">
            <text:p>0.0589205</text:p>
          </table:table-cell>
          <table:table-cell office:value-type="float" office:value="0.0452027" calcext:value-type="float">
            <text:p>0.0452027</text:p>
          </table:table-cell>
          <table:table-cell office:value-type="float" office:value="0.0241295" calcext:value-type="float">
            <text:p>0.0241295</text:p>
          </table:table-cell>
          <table:table-cell office:value-type="float" office:value="0.0352803" calcext:value-type="float">
            <text:p>0.0352803</text:p>
          </table:table-cell>
          <table:table-cell office:value-type="float" office:value="0.0310951" calcext:value-type="float">
            <text:p>0.0310951</text:p>
          </table:table-cell>
          <table:table-cell office:value-type="float" office:value="0.0335208" calcext:value-type="float">
            <text:p>0.0335208</text:p>
          </table:table-cell>
          <table:table-cell office:value-type="float" office:value="0.0442506" calcext:value-type="float">
            <text:p>0.0442506</text:p>
          </table:table-cell>
          <table:table-cell office:value-type="float" office:value="0.0522111" calcext:value-type="float">
            <text:p>0.0522111</text:p>
          </table:table-cell>
          <table:table-cell office:value-type="float" office:value="0.0683347" calcext:value-type="float">
            <text:p>0.0683347</text:p>
          </table:table-cell>
          <table:table-cell office:value-type="float" office:value="0.0209884" calcext:value-type="float">
            <text:p>0.0209884</text:p>
          </table:table-cell>
          <table:table-cell office:value-type="float" office:value="0.0240416" calcext:value-type="float">
            <text:p>0.0240416</text:p>
          </table:table-cell>
          <table:table-cell office:value-type="float" office:value="0.0495223" calcext:value-type="float">
            <text:p>0.0495223</text:p>
          </table:table-cell>
          <table:table-cell office:value-type="float" office:value="0.0145073" calcext:value-type="float">
            <text:p>0.0145073</text:p>
          </table:table-cell>
          <table:table-cell office:value-type="float" office:value="0.0566306" calcext:value-type="float">
            <text:p>0.0566306</text:p>
          </table:table-cell>
          <table:table-cell office:value-type="float" office:value="0.0549886" calcext:value-type="float">
            <text:p>0.0549886</text:p>
          </table:table-cell>
          <table:table-cell office:value-type="float" office:value="0.0519684" calcext:value-type="float">
            <text:p>0.0519684</text:p>
          </table:table-cell>
          <table:table-cell office:value-type="float" office:value="0.0423575" calcext:value-type="float">
            <text:p>0.0423575</text:p>
          </table:table-cell>
          <table:table-cell office:value-type="float" office:value="0.0386712" calcext:value-type="float">
            <text:p>0.0386712</text:p>
          </table:table-cell>
          <table:table-cell office:value-type="float" office:value="0.0598237" calcext:value-type="float">
            <text:p>0.0598237</text:p>
          </table:table-cell>
          <table:table-cell office:value-type="float" office:value="0.0214534" calcext:value-type="float">
            <text:p>0.0214534</text:p>
          </table:table-cell>
          <table:table-cell office:value-type="float" office:value="0.0547845" calcext:value-type="float">
            <text:p>0.0547845</text:p>
          </table:table-cell>
          <table:table-cell office:value-type="float" office:value="0.0285352" calcext:value-type="float">
            <text:p>0.0285352</text:p>
          </table:table-cell>
          <table:table-cell office:value-type="float" office:value="0.0270908" calcext:value-type="float">
            <text:p>0.0270908</text:p>
          </table:table-cell>
          <table:table-cell office:value-type="float" office:value="0.0598067" calcext:value-type="float">
            <text:p>0.0598067</text:p>
          </table:table-cell>
          <table:table-cell office:value-type="float" office:value="0.0209775" calcext:value-type="float">
            <text:p>0.0209775</text:p>
          </table:table-cell>
          <table:table-cell office:value-type="float" office:value="0.0681089" calcext:value-type="float">
            <text:p>0.0681089</text:p>
          </table:table-cell>
          <table:table-cell office:value-type="float" office:value="0.0194069" calcext:value-type="float">
            <text:p>0.0194069</text:p>
          </table:table-cell>
          <table:table-cell office:value-type="float" office:value="0.0246516" calcext:value-type="float">
            <text:p>0.0246516</text:p>
          </table:table-cell>
          <table:table-cell office:value-type="float" office:value="0.0404604" calcext:value-type="float">
            <text:p>0.0404604</text:p>
          </table:table-cell>
          <table:table-cell office:value-type="float" office:value="0.064884" calcext:value-type="float">
            <text:p>0.064884</text:p>
          </table:table-cell>
          <table:table-cell office:value-type="float" office:value="0.0235032" calcext:value-type="float">
            <text:p>0.0235032</text:p>
          </table:table-cell>
          <table:table-cell office:value-type="float" office:value="0.0161678" calcext:value-type="float">
            <text:p>0.0161678</text:p>
          </table:table-cell>
          <table:table-cell office:value-type="float" office:value="0.0163557" calcext:value-type="float">
            <text:p>0.0163557</text:p>
          </table:table-cell>
          <table:table-cell office:value-type="float" office:value="0.041468" calcext:value-type="float">
            <text:p>0.041468</text:p>
          </table:table-cell>
          <table:table-cell office:value-type="float" office:value="0.0557065" calcext:value-type="float">
            <text:p>0.0557065</text:p>
          </table:table-cell>
          <table:table-cell office:value-type="float" office:value="0.0386552" calcext:value-type="float">
            <text:p>0.0386552</text:p>
          </table:table-cell>
          <table:table-cell office:value-type="float" office:value="0.0649097" calcext:value-type="float">
            <text:p>0.0649097</text:p>
          </table:table-cell>
          <table:table-cell office:value-type="float" office:value="0.052728" calcext:value-type="float">
            <text:p>0.052728</text:p>
          </table:table-cell>
          <table:table-cell office:value-type="float" office:value="0.0165333" calcext:value-type="float">
            <text:p>0.0165333</text:p>
          </table:table-cell>
          <table:table-cell office:value-type="float" office:value="0.0135493" calcext:value-type="float">
            <text:p>0.0135493</text:p>
          </table:table-cell>
          <table:table-cell office:value-type="float" office:value="0.061697" calcext:value-type="float">
            <text:p>0.061697</text:p>
          </table:table-cell>
          <table:table-cell office:value-type="float" office:value="0.0715226" calcext:value-type="float">
            <text:p>0.0715226</text:p>
          </table:table-cell>
          <table:table-cell office:value-type="float" office:value="0.0728155" calcext:value-type="float">
            <text:p>0.0728155</text:p>
          </table:table-cell>
          <table:table-cell office:value-type="float" office:value="0.0201744" calcext:value-type="float">
            <text:p>0.0201744</text:p>
          </table:table-cell>
          <table:table-cell office:value-type="float" office:value="0.0656217" calcext:value-type="float">
            <text:p>0.0656217</text:p>
          </table:table-cell>
          <table:table-cell office:value-type="float" office:value="0.0571977" calcext:value-type="float">
            <text:p>0.0571977</text:p>
          </table:table-cell>
          <table:table-cell office:value-type="float" office:value="0.0555137" calcext:value-type="float">
            <text:p>0.0555137</text:p>
          </table:table-cell>
          <table:table-cell office:value-type="float" office:value="0.0583207" calcext:value-type="float">
            <text:p>0.0583207</text:p>
          </table:table-cell>
          <table:table-cell office:value-type="float" office:value="0.0420574" calcext:value-type="float">
            <text:p>0.0420574</text:p>
          </table:table-cell>
          <table:table-cell office:value-type="float" office:value="0.0615924" calcext:value-type="float">
            <text:p>0.0615924</text:p>
          </table:table-cell>
          <table:table-cell office:value-type="float" office:value="0.0333787" calcext:value-type="float">
            <text:p>0.0333787</text:p>
          </table:table-cell>
          <table:table-cell office:value-type="float" office:value="0.0606674" calcext:value-type="float">
            <text:p>0.0606674</text:p>
          </table:table-cell>
          <table:table-cell office:value-type="float" office:value="0.0485367" calcext:value-type="float">
            <text:p>0.0485367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341139" calcext:value-type="float">
            <text:p>0.0341139</text:p>
          </table:table-cell>
          <table:table-cell office:value-type="float" office:value="0.0467148" calcext:value-type="float">
            <text:p>0.0467148</text:p>
          </table:table-cell>
          <table:table-cell office:value-type="float" office:value="0.0633269" calcext:value-type="float">
            <text:p>0.0633269</text:p>
          </table:table-cell>
          <table:table-cell office:value-type="float" office:value="0.0574197" calcext:value-type="float">
            <text:p>0.0574197</text:p>
          </table:table-cell>
          <table:table-cell office:value-type="float" office:value="0.0406914" calcext:value-type="float">
            <text:p>0.0406914</text:p>
          </table:table-cell>
          <table:table-cell office:value-type="float" office:value="0.043291" calcext:value-type="float">
            <text:p>0.043291</text:p>
          </table:table-cell>
          <table:table-cell office:value-type="float" office:value="0.0185285" calcext:value-type="float">
            <text:p>0.0185285</text:p>
          </table:table-cell>
          <table:table-cell office:value-type="float" office:value="0.0184899" calcext:value-type="float">
            <text:p>0.0184899</text:p>
          </table:table-cell>
          <table:table-cell office:value-type="float" office:value="0.0165581" calcext:value-type="float">
            <text:p>0.0165581</text:p>
          </table:table-cell>
          <table:table-cell office:value-type="float" office:value="0.0238779" calcext:value-type="float">
            <text:p>0.0238779</text:p>
          </table:table-cell>
          <table:table-cell office:value-type="float" office:value="0.0583571" calcext:value-type="float">
            <text:p>0.0583571</text:p>
          </table:table-cell>
          <table:table-cell office:value-type="float" office:value="0.0665091" calcext:value-type="float">
            <text:p>0.0665091</text:p>
          </table:table-cell>
          <table:table-cell office:value-type="float" office:value="0.0297885" calcext:value-type="float">
            <text:p>0.0297885</text:p>
          </table:table-cell>
          <table:table-cell office:value-type="float" office:value="0.015135" calcext:value-type="float">
            <text:p>0.015135</text:p>
          </table:table-cell>
          <table:table-cell office:value-type="float" office:value="0.0385667" calcext:value-type="float">
            <text:p>0.0385667</text:p>
          </table:table-cell>
          <table:table-cell office:value-type="float" office:value="0.0407023" calcext:value-type="float">
            <text:p>0.0407023</text:p>
          </table:table-cell>
          <table:table-cell office:value-type="float" office:value="0.0583136" calcext:value-type="float">
            <text:p>0.0583136</text:p>
          </table:table-cell>
          <table:table-cell office:value-type="float" office:value="0.0320012" calcext:value-type="float">
            <text:p>0.0320012</text:p>
          </table:table-cell>
          <table:table-cell office:value-type="float" office:value="0.0649822" calcext:value-type="float">
            <text:p>0.0649822</text:p>
          </table:table-cell>
          <table:table-cell office:value-type="float" office:value="0.0247276" calcext:value-type="float">
            <text:p>0.0247276</text:p>
          </table:table-cell>
          <table:table-cell office:value-type="float" office:value="0.0547181" calcext:value-type="float">
            <text:p>0.0547181</text:p>
          </table:table-cell>
          <table:table-cell office:value-type="float" office:value="0.0218308" calcext:value-type="float">
            <text:p>0.0218308</text:p>
          </table:table-cell>
          <table:table-cell office:value-type="float" office:value="0.0242548" calcext:value-type="float">
            <text:p>0.0242548</text:p>
          </table:table-cell>
          <table:table-cell office:value-type="float" office:value="0.0421479" calcext:value-type="float">
            <text:p>0.0421479</text:p>
          </table:table-cell>
          <table:table-cell office:value-type="float" office:value="0.0476226" calcext:value-type="float">
            <text:p>0.0476226</text:p>
          </table:table-cell>
          <table:table-cell office:value-type="float" office:value="0.022566" calcext:value-type="float">
            <text:p>0.022566</text:p>
          </table:table-cell>
          <table:table-cell office:value-type="float" office:value="0.0431308" calcext:value-type="float">
            <text:p>0.0431308</text:p>
          </table:table-cell>
          <table:table-cell office:value-type="float" office:value="0.0261079" calcext:value-type="float">
            <text:p>0.0261079</text:p>
          </table:table-cell>
          <table:table-cell office:value-type="float" office:value="0.0165561" calcext:value-type="float">
            <text:p>0.0165561</text:p>
          </table:table-cell>
          <table:table-cell office:value-type="float" office:value="0.0155747" calcext:value-type="float">
            <text:p>0.0155747</text:p>
          </table:table-cell>
          <table:table-cell office:value-type="float" office:value="0.0534179" calcext:value-type="float">
            <text:p>0.0534179</text:p>
          </table:table-cell>
          <table:table-cell office:value-type="float" office:value="0.0507151" calcext:value-type="float">
            <text:p>0.0507151</text:p>
          </table:table-cell>
          <table:table-cell office:value-type="float" office:value="0.0434871" calcext:value-type="float">
            <text:p>0.0434871</text:p>
          </table:table-cell>
          <table:table-cell office:value-type="float" office:value="0.0471497" calcext:value-type="float">
            <text:p>0.0471497</text:p>
          </table:table-cell>
          <table:table-cell office:value-type="float" office:value="0.054833" calcext:value-type="float">
            <text:p>0.054833</text:p>
          </table:table-cell>
          <table:table-cell office:value-type="float" office:value="0.0206295" calcext:value-type="float">
            <text:p>0.0206295</text:p>
          </table:table-cell>
          <table:table-cell office:value-type="float" office:value="0.0316655" calcext:value-type="float">
            <text:p>0.0316655</text:p>
          </table:table-cell>
          <table:table-cell office:value-type="float" office:value="0.0562055" calcext:value-type="float">
            <text:p>0.0562055</text:p>
          </table:table-cell>
          <table:table-cell office:value-type="float" office:value="0.0442553" calcext:value-type="float">
            <text:p>0.0442553</text:p>
          </table:table-cell>
          <table:table-cell office:value-type="float" office:value="0.0156546" calcext:value-type="float">
            <text:p>0.0156546</text:p>
          </table:table-cell>
          <table:table-cell office:value-type="float" office:value="0.015161" calcext:value-type="float">
            <text:p>0.015161</text:p>
          </table:table-cell>
          <table:table-cell office:value-type="float" office:value="0.0539046" calcext:value-type="float">
            <text:p>0.0539046</text:p>
          </table:table-cell>
          <table:table-cell office:value-type="float" office:value="0.0217797" calcext:value-type="float">
            <text:p>0.0217797</text:p>
          </table:table-cell>
          <table:table-cell office:value-type="float" office:value="0.0677011" calcext:value-type="float">
            <text:p>0.0677011</text:p>
          </table:table-cell>
          <table:table-cell office:value-type="float" office:value="0.045657" calcext:value-type="float">
            <text:p>0.045657</text:p>
          </table:table-cell>
          <table:table-cell office:value-type="float" office:value="0.0478556" calcext:value-type="float">
            <text:p>0.0478556</text:p>
          </table:table-cell>
          <table:table-cell office:value-type="float" office:value="0.0605416" calcext:value-type="float">
            <text:p>0.0605416</text:p>
          </table:table-cell>
          <table:table-cell office:value-type="float" office:value="0.0197257" calcext:value-type="float">
            <text:p>0.0197257</text:p>
          </table:table-cell>
          <table:table-cell office:value-type="float" office:value="0.0250956" calcext:value-type="float">
            <text:p>0.0250956</text:p>
          </table:table-cell>
          <table:table-cell office:value-type="float" office:value="0.0546608" calcext:value-type="float">
            <text:p>0.0546608</text:p>
          </table:table-cell>
          <table:table-cell office:value-type="float" office:value="0.0675817" calcext:value-type="float">
            <text:p>0.0675817</text:p>
          </table:table-cell>
          <table:table-cell office:value-type="float" office:value="0.050385" calcext:value-type="float">
            <text:p>0.050385</text:p>
          </table:table-cell>
          <table:table-cell office:value-type="float" office:value="0.0463283" calcext:value-type="float">
            <text:p>0.0463283</text:p>
          </table:table-cell>
          <table:table-cell office:value-type="float" office:value="0.0630749" calcext:value-type="float">
            <text:p>0.0630749</text:p>
          </table:table-cell>
          <table:table-cell office:value-type="float" office:value="0.0664511" calcext:value-type="float">
            <text:p>0.0664511</text:p>
          </table:table-cell>
          <table:table-cell office:value-type="float" office:value="0.0285355" calcext:value-type="float">
            <text:p>0.0285355</text:p>
          </table:table-cell>
          <table:table-cell office:value-type="float" office:value="0.0206075" calcext:value-type="float">
            <text:p>0.0206075</text:p>
          </table:table-cell>
          <table:table-cell office:value-type="float" office:value="0.0391851" calcext:value-type="float">
            <text:p>0.0391851</text:p>
          </table:table-cell>
          <table:table-cell office:value-type="float" office:value="0.0551065" calcext:value-type="float">
            <text:p>0.0551065</text:p>
          </table:table-cell>
          <table:table-cell office:value-type="float" office:value="0.0517645" calcext:value-type="float">
            <text:p>0.0517645</text:p>
          </table:table-cell>
          <table:table-cell office:value-type="float" office:value="0.0621431" calcext:value-type="float">
            <text:p>0.0621431</text:p>
          </table:table-cell>
          <table:table-cell office:value-type="float" office:value="0.0427857" calcext:value-type="float">
            <text:p>0.0427857</text:p>
          </table:table-cell>
          <table:table-cell office:value-type="float" office:value="0.0642009" calcext:value-type="float">
            <text:p>0.0642009</text:p>
          </table:table-cell>
          <table:table-cell office:value-type="float" office:value="0.0587502" calcext:value-type="float">
            <text:p>0.0587502</text:p>
          </table:table-cell>
          <table:table-cell office:value-type="float" office:value="0.0624701" calcext:value-type="float">
            <text:p>0.0624701</text:p>
          </table:table-cell>
          <table:table-cell office:value-type="float" office:value="0.0291782" calcext:value-type="float">
            <text:p>0.0291782</text:p>
          </table:table-cell>
          <table:table-cell office:value-type="float" office:value="0.0720717" calcext:value-type="float">
            <text:p>0.0720717</text:p>
          </table:table-cell>
          <table:table-cell office:value-type="float" office:value="0.0723075" calcext:value-type="float">
            <text:p>0.0723075</text:p>
          </table:table-cell>
          <table:table-cell office:value-type="float" office:value="0.0463173" calcext:value-type="float">
            <text:p>0.0463173</text:p>
          </table:table-cell>
          <table:table-cell office:value-type="float" office:value="0.0579717" calcext:value-type="float">
            <text:p>0.0579717</text:p>
          </table:table-cell>
          <table:table-cell office:value-type="float" office:value="0.0613341" calcext:value-type="float">
            <text:p>0.0613341</text:p>
          </table:table-cell>
          <table:table-cell office:value-type="float" office:value="0.0583363" calcext:value-type="float">
            <text:p>0.0583363</text:p>
          </table:table-cell>
          <table:table-cell office:value-type="float" office:value="0.05479" calcext:value-type="float">
            <text:p>0.05479</text:p>
          </table:table-cell>
          <table:table-cell office:value-type="float" office:value="0.0297023" calcext:value-type="float">
            <text:p>0.0297023</text:p>
          </table:table-cell>
          <table:table-cell office:value-type="float" office:value="0.0330393" calcext:value-type="float">
            <text:p>0.0330393</text:p>
          </table:table-cell>
          <table:table-cell office:value-type="float" office:value="0.0617935" calcext:value-type="float">
            <text:p>0.0617935</text:p>
          </table:table-cell>
          <table:table-cell office:value-type="float" office:value="0.04368" calcext:value-type="float">
            <text:p>0.04368</text:p>
          </table:table-cell>
          <table:table-cell office:value-type="float" office:value="0.0223514" calcext:value-type="float">
            <text:p>0.0223514</text:p>
          </table:table-cell>
          <table:table-cell office:value-type="float" office:value="0.0250289" calcext:value-type="float">
            <text:p>0.0250289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0.0178362" calcext:value-type="float">
            <text:p>0.0178362</text:p>
          </table:table-cell>
          <table:table-cell office:value-type="float" office:value="0.0197279" calcext:value-type="float">
            <text:p>0.0197279</text:p>
          </table:table-cell>
          <table:table-cell office:value-type="float" office:value="0.0406797" calcext:value-type="float">
            <text:p>0.0406797</text:p>
          </table:table-cell>
          <table:table-cell office:value-type="float" office:value="0.0522453" calcext:value-type="float">
            <text:p>0.0522453</text:p>
          </table:table-cell>
          <table:table-cell office:value-type="float" office:value="0.0532949" calcext:value-type="float">
            <text:p>0.0532949</text:p>
          </table:table-cell>
          <table:table-cell office:value-type="float" office:value="0.053058" calcext:value-type="float">
            <text:p>0.053058</text:p>
          </table:table-cell>
          <table:table-cell office:value-type="float" office:value="0.0189105" calcext:value-type="float">
            <text:p>0.0189105</text:p>
          </table:table-cell>
          <table:table-cell office:value-type="float" office:value="0.0379971" calcext:value-type="float">
            <text:p>0.0379971</text:p>
          </table:table-cell>
          <table:table-cell office:value-type="float" office:value="0.0436315" calcext:value-type="float">
            <text:p>0.0436315</text:p>
          </table:table-cell>
          <table:table-cell office:value-type="float" office:value="0.0440989" calcext:value-type="float">
            <text:p>0.0440989</text:p>
          </table:table-cell>
          <table:table-cell office:value-type="float" office:value="0.0157694" calcext:value-type="float">
            <text:p>0.0157694</text:p>
          </table:table-cell>
          <table:table-cell office:value-type="float" office:value="0.0153797" calcext:value-type="float">
            <text:p>0.0153797</text:p>
          </table:table-cell>
          <table:table-cell office:value-type="float" office:value="0.0270927" calcext:value-type="float">
            <text:p>0.0270927</text:p>
          </table:table-cell>
          <table:table-cell office:value-type="float" office:value="0.0429857" calcext:value-type="float">
            <text:p>0.0429857</text:p>
          </table:table-cell>
          <table:table-cell office:value-type="float" office:value="0.0183961" calcext:value-type="float">
            <text:p>0.0183961</text:p>
          </table:table-cell>
          <table:table-cell office:value-type="float" office:value="0.0345965" calcext:value-type="float">
            <text:p>0.0345965</text:p>
          </table:table-cell>
          <table:table-cell office:value-type="float" office:value="0.0661687" calcext:value-type="float">
            <text:p>0.0661687</text:p>
          </table:table-cell>
          <table:table-cell office:value-type="float" office:value="0.0296535" calcext:value-type="float">
            <text:p>0.0296535</text:p>
          </table:table-cell>
          <table:table-cell office:value-type="float" office:value="0.0300447" calcext:value-type="float">
            <text:p>0.0300447</text:p>
          </table:table-cell>
          <table:table-cell office:value-type="float" office:value="0.0311979" calcext:value-type="float">
            <text:p>0.0311979</text:p>
          </table:table-cell>
          <table:table-cell office:value-type="float" office:value="0.0340995" calcext:value-type="float">
            <text:p>0.0340995</text:p>
          </table:table-cell>
          <table:table-cell office:value-type="float" office:value="0.0374801" calcext:value-type="float">
            <text:p>0.0374801</text:p>
          </table:table-cell>
          <table:table-cell office:value-type="float" office:value="0.0251916" calcext:value-type="float">
            <text:p>0.0251916</text:p>
          </table:table-cell>
          <table:table-cell office:value-type="float" office:value="0.047588" calcext:value-type="float">
            <text:p>0.047588</text:p>
          </table:table-cell>
          <table:table-cell office:value-type="float" office:value="0.0554367" calcext:value-type="float">
            <text:p>0.0554367</text:p>
          </table:table-cell>
          <table:table-cell office:value-type="float" office:value="0.0586112" calcext:value-type="float">
            <text:p>0.0586112</text:p>
          </table:table-cell>
          <table:table-cell office:value-type="float" office:value="0.0565257" calcext:value-type="float">
            <text:p>0.0565257</text:p>
          </table:table-cell>
          <table:table-cell office:value-type="float" office:value="0.0631214" calcext:value-type="float">
            <text:p>0.063121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lignment 23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0679" calcext:value-type="float">
            <text:p>20679</text:p>
          </table:table-cell>
          <table:table-cell office:value-type="float" office:value="434" calcext:value-type="float">
            <text:p>434</text:p>
          </table:table-cell>
          <table:table-cell office:value-type="float" office:value="1.91555" calcext:value-type="float">
            <text:p>1.91555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128701" calcext:value-type="float">
            <text:p>0.00012870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411424" calcext:value-type="float">
            <text:p>0.041142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262623" calcext:value-type="float">
            <text:p>0.026262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299406" calcext:value-type="float">
            <text:p>0.0299406</text:p>
          </table:table-cell>
          <table:table-cell office:value-type="float" office:value="0.031857" calcext:value-type="float">
            <text:p>0.031857</text:p>
          </table:table-cell>
          <table:table-cell office:value-type="float" office:value="0.0307352" calcext:value-type="float">
            <text:p>0.0307352</text:p>
          </table:table-cell>
          <table:table-cell office:value-type="float" office:value="0.0294851" calcext:value-type="float">
            <text:p>0.0294851</text:p>
          </table:table-cell>
          <table:table-cell office:value-type="float" office:value="0.0332893" calcext:value-type="float">
            <text:p>0.0332893</text:p>
          </table:table-cell>
          <table:table-cell office:value-type="float" office:value="0.0288894" calcext:value-type="float">
            <text:p>0.0288894</text:p>
          </table:table-cell>
          <table:table-cell office:value-type="float" office:value="0.0280193" calcext:value-type="float">
            <text:p>0.0280193</text:p>
          </table:table-cell>
          <table:table-cell office:value-type="float" office:value="0.685881" calcext:value-type="float">
            <text:p>0.685881</text:p>
          </table:table-cell>
          <table:table-cell office:value-type="float" office:value="0.75304" calcext:value-type="float">
            <text:p>0.75304</text:p>
          </table:table-cell>
          <table:table-cell office:value-type="float" office:value="0.0279998" calcext:value-type="float">
            <text:p>0.0279998</text:p>
          </table:table-cell>
          <table:table-cell office:value-type="float" office:value="0.0210377" calcext:value-type="float">
            <text:p>0.0210377</text:p>
          </table:table-cell>
          <table:table-cell office:value-type="float" office:value="0.0116056" calcext:value-type="float">
            <text:p>0.0116056</text:p>
          </table:table-cell>
          <table:table-cell office:value-type="float" office:value="0.0128387" calcext:value-type="float">
            <text:p>0.0128387</text:p>
          </table:table-cell>
          <table:table-cell office:value-type="float" office:value="0.012955" calcext:value-type="float">
            <text:p>0.012955</text:p>
          </table:table-cell>
          <table:table-cell office:value-type="float" office:value="0.0141167" calcext:value-type="float">
            <text:p>0.0141167</text:p>
          </table:table-cell>
          <table:table-cell office:value-type="float" office:value="0.0173637" calcext:value-type="float">
            <text:p>0.0173637</text:p>
          </table:table-cell>
          <table:table-cell office:value-type="float" office:value="0.0110113" calcext:value-type="float">
            <text:p>0.0110113</text:p>
          </table:table-cell>
          <table:table-cell office:value-type="float" office:value="0.0229049" calcext:value-type="float">
            <text:p>0.0229049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45456" calcext:value-type="float">
            <text:p>0.0145456</text:p>
          </table:table-cell>
          <table:table-cell office:value-type="float" office:value="0.0189981" calcext:value-type="float">
            <text:p>0.0189981</text:p>
          </table:table-cell>
          <table:table-cell office:value-type="float" office:value="0.0260665" calcext:value-type="float">
            <text:p>0.0260665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0343807" calcext:value-type="float">
            <text:p>0.0343807</text:p>
          </table:table-cell>
          <table:table-cell office:value-type="float" office:value="0.0227369" calcext:value-type="float">
            <text:p>0.0227369</text:p>
          </table:table-cell>
          <table:table-cell office:value-type="float" office:value="0.0194164" calcext:value-type="float">
            <text:p>0.0194164</text:p>
          </table:table-cell>
          <table:table-cell office:value-type="float" office:value="0.0154054" calcext:value-type="float">
            <text:p>0.0154054</text:p>
          </table:table-cell>
          <table:table-cell office:value-type="float" office:value="0.0187044" calcext:value-type="float">
            <text:p>0.0187044</text:p>
          </table:table-cell>
          <table:table-cell office:value-type="float" office:value="0.0166673" calcext:value-type="float">
            <text:p>0.0166673</text:p>
          </table:table-cell>
          <table:table-cell office:value-type="float" office:value="0.0195808" calcext:value-type="float">
            <text:p>0.0195808</text:p>
          </table:table-cell>
          <table:table-cell office:value-type="float" office:value="0.0102979" calcext:value-type="float">
            <text:p>0.0102979</text:p>
          </table:table-cell>
          <table:table-cell office:value-type="float" office:value="0.0294799" calcext:value-type="float">
            <text:p>0.0294799</text:p>
          </table:table-cell>
          <table:table-cell office:value-type="float" office:value="0.0154874" calcext:value-type="float">
            <text:p>0.0154874</text:p>
          </table:table-cell>
          <table:table-cell office:value-type="float" office:value="0.0344834" calcext:value-type="float">
            <text:p>0.0344834</text:p>
          </table:table-cell>
          <table:table-cell office:value-type="float" office:value="0.0282075" calcext:value-type="float">
            <text:p>0.0282075</text:p>
          </table:table-cell>
          <table:table-cell office:value-type="float" office:value="0.0227964" calcext:value-type="float">
            <text:p>0.0227964</text:p>
          </table:table-cell>
          <table:table-cell office:value-type="float" office:value="0.0138276" calcext:value-type="float">
            <text:p>0.0138276</text:p>
          </table:table-cell>
          <table:table-cell office:value-type="float" office:value="0.0268618" calcext:value-type="float">
            <text:p>0.0268618</text:p>
          </table:table-cell>
          <table:table-cell office:value-type="float" office:value="0.0112336" calcext:value-type="float">
            <text:p>0.0112336</text:p>
          </table:table-cell>
          <table:table-cell office:value-type="float" office:value="0.0118589" calcext:value-type="float">
            <text:p>0.0118589</text:p>
          </table:table-cell>
          <table:table-cell office:value-type="float" office:value="0.0105075" calcext:value-type="float">
            <text:p>0.0105075</text:p>
          </table:table-cell>
          <table:table-cell office:value-type="float" office:value="0.0299114" calcext:value-type="float">
            <text:p>0.0299114</text:p>
          </table:table-cell>
          <table:table-cell office:value-type="float" office:value="0.0139832" calcext:value-type="float">
            <text:p>0.0139832</text:p>
          </table:table-cell>
          <table:table-cell office:value-type="float" office:value="0.0328837" calcext:value-type="float">
            <text:p>0.0328837</text:p>
          </table:table-cell>
          <table:table-cell office:value-type="float" office:value="0.013061" calcext:value-type="float">
            <text:p>0.013061</text:p>
          </table:table-cell>
          <table:table-cell office:value-type="float" office:value="0.0279408" calcext:value-type="float">
            <text:p>0.0279408</text:p>
          </table:table-cell>
          <table:table-cell office:value-type="float" office:value="0.0110225" calcext:value-type="float">
            <text:p>0.0110225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308751" calcext:value-type="float">
            <text:p>0.0308751</text:p>
          </table:table-cell>
          <table:table-cell office:value-type="float" office:value="0.0298462" calcext:value-type="float">
            <text:p>0.0298462</text:p>
          </table:table-cell>
          <table:table-cell office:value-type="float" office:value="0.016834" calcext:value-type="float">
            <text:p>0.016834</text:p>
          </table:table-cell>
          <table:table-cell office:value-type="float" office:value="0.0237881" calcext:value-type="float">
            <text:p>0.0237881</text:p>
          </table:table-cell>
          <table:table-cell office:value-type="float" office:value="0.0301152" calcext:value-type="float">
            <text:p>0.0301152</text:p>
          </table:table-cell>
          <table:table-cell office:value-type="float" office:value="0.0278084" calcext:value-type="float">
            <text:p>0.0278084</text:p>
          </table:table-cell>
          <table:table-cell office:value-type="float" office:value="0.0161709" calcext:value-type="float">
            <text:p>0.0161709</text:p>
          </table:table-cell>
          <table:table-cell office:value-type="float" office:value="0.0288373" calcext:value-type="float">
            <text:p>0.0288373</text:p>
          </table:table-cell>
          <table:table-cell office:value-type="float" office:value="0.0263846" calcext:value-type="float">
            <text:p>0.0263846</text:p>
          </table:table-cell>
          <table:table-cell office:value-type="float" office:value="0.0205614" calcext:value-type="float">
            <text:p>0.0205614</text:p>
          </table:table-cell>
          <table:table-cell office:value-type="float" office:value="0.0176579" calcext:value-type="float">
            <text:p>0.0176579</text:p>
          </table:table-cell>
          <table:table-cell office:value-type="float" office:value="0.0226566" calcext:value-type="float">
            <text:p>0.0226566</text:p>
          </table:table-cell>
          <table:table-cell office:value-type="float" office:value="0.0115336" calcext:value-type="float">
            <text:p>0.0115336</text:p>
          </table:table-cell>
          <table:table-cell office:value-type="float" office:value="0.0209114" calcext:value-type="float">
            <text:p>0.0209114</text:p>
          </table:table-cell>
          <table:table-cell office:value-type="float" office:value="0.0110325" calcext:value-type="float">
            <text:p>0.0110325</text:p>
          </table:table-cell>
          <table:table-cell office:value-type="float" office:value="0.0318822" calcext:value-type="float">
            <text:p>0.0318822</text:p>
          </table:table-cell>
          <table:table-cell office:value-type="float" office:value="0.0295767" calcext:value-type="float">
            <text:p>0.0295767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.0146904" calcext:value-type="float">
            <text:p>0.0146904</text:p>
          </table:table-cell>
          <table:table-cell office:value-type="float" office:value="0.0221347" calcext:value-type="float">
            <text:p>0.0221347</text:p>
          </table:table-cell>
          <table:table-cell office:value-type="float" office:value="0.0134184" calcext:value-type="float">
            <text:p>0.0134184</text:p>
          </table:table-cell>
          <table:table-cell office:value-type="float" office:value="0.0169791" calcext:value-type="float">
            <text:p>0.0169791</text:p>
          </table:table-cell>
          <table:table-cell office:value-type="float" office:value="0.0298434" calcext:value-type="float">
            <text:p>0.0298434</text:p>
          </table:table-cell>
          <table:table-cell office:value-type="float" office:value="0.0214233" calcext:value-type="float">
            <text:p>0.0214233</text:p>
          </table:table-cell>
          <table:table-cell office:value-type="float" office:value="0.0109303" calcext:value-type="float">
            <text:p>0.0109303</text:p>
          </table:table-cell>
          <table:table-cell office:value-type="float" office:value="0.0154114" calcext:value-type="float">
            <text:p>0.0154114</text:p>
          </table:table-cell>
          <table:table-cell office:value-type="float" office:value="0.0139468" calcext:value-type="float">
            <text:p>0.0139468</text:p>
          </table:table-cell>
          <table:table-cell office:value-type="float" office:value="0.032162" calcext:value-type="float">
            <text:p>0.032162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0.0142912" calcext:value-type="float">
            <text:p>0.0142912</text:p>
          </table:table-cell>
          <table:table-cell office:value-type="float" office:value="0.0273727" calcext:value-type="float">
            <text:p>0.0273727</text:p>
          </table:table-cell>
          <table:table-cell office:value-type="float" office:value="0.0289943" calcext:value-type="float">
            <text:p>0.0289943</text:p>
          </table:table-cell>
          <table:table-cell office:value-type="float" office:value="0.0239668" calcext:value-type="float">
            <text:p>0.0239668</text:p>
          </table:table-cell>
          <table:table-cell office:value-type="float" office:value="0.0359075" calcext:value-type="float">
            <text:p>0.0359075</text:p>
          </table:table-cell>
          <table:table-cell office:value-type="float" office:value="0.0269865" calcext:value-type="float">
            <text:p>0.0269865</text:p>
          </table:table-cell>
          <table:table-cell office:value-type="float" office:value="0.0250877" calcext:value-type="float">
            <text:p>0.0250877</text:p>
          </table:table-cell>
          <table:table-cell office:value-type="float" office:value="0.0166921" calcext:value-type="float">
            <text:p>0.0166921</text:p>
          </table:table-cell>
          <table:table-cell office:value-type="float" office:value="0.0180723" calcext:value-type="float">
            <text:p>0.0180723</text:p>
          </table:table-cell>
          <table:table-cell office:value-type="float" office:value="0.0142976" calcext:value-type="float">
            <text:p>0.0142976</text:p>
          </table:table-cell>
          <table:table-cell office:value-type="float" office:value="0.0280707" calcext:value-type="float">
            <text:p>0.0280707</text:p>
          </table:table-cell>
          <table:table-cell office:value-type="float" office:value="0.0145348" calcext:value-type="float">
            <text:p>0.0145348</text:p>
          </table:table-cell>
          <table:table-cell office:value-type="float" office:value="0.0300613" calcext:value-type="float">
            <text:p>0.0300613</text:p>
          </table:table-cell>
          <table:table-cell office:value-type="float" office:value="0.0116939" calcext:value-type="float">
            <text:p>0.0116939</text:p>
          </table:table-cell>
          <table:table-cell office:value-type="float" office:value="0.0151921" calcext:value-type="float">
            <text:p>0.0151921</text:p>
          </table:table-cell>
          <table:table-cell office:value-type="float" office:value="0.0124275" calcext:value-type="float">
            <text:p>0.0124275</text:p>
          </table:table-cell>
          <table:table-cell office:value-type="float" office:value="0.0282868" calcext:value-type="float">
            <text:p>0.0282868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0245063" calcext:value-type="float">
            <text:p>0.0245063</text:p>
          </table:table-cell>
          <table:table-cell office:value-type="float" office:value="0.0104602" calcext:value-type="float">
            <text:p>0.0104602</text:p>
          </table:table-cell>
          <table:table-cell office:value-type="float" office:value="0.0348875" calcext:value-type="float">
            <text:p>0.0348875</text:p>
          </table:table-cell>
          <table:table-cell office:value-type="float" office:value="0.0369796" calcext:value-type="float">
            <text:p>0.0369796</text:p>
          </table:table-cell>
          <table:table-cell office:value-type="float" office:value="0.0132742" calcext:value-type="float">
            <text:p>0.0132742</text:p>
          </table:table-cell>
          <table:table-cell office:value-type="float" office:value="0.0333482" calcext:value-type="float">
            <text:p>0.0333482</text:p>
          </table:table-cell>
          <table:table-cell office:value-type="float" office:value="0.0279678" calcext:value-type="float">
            <text:p>0.0279678</text:p>
          </table:table-cell>
          <table:table-cell office:value-type="float" office:value="0.0115973" calcext:value-type="float">
            <text:p>0.0115973</text:p>
          </table:table-cell>
          <table:table-cell office:value-type="float" office:value="0.0148295" calcext:value-type="float">
            <text:p>0.0148295</text:p>
          </table:table-cell>
          <table:table-cell office:value-type="float" office:value="0.0294587" calcext:value-type="float">
            <text:p>0.0294587</text:p>
          </table:table-cell>
          <table:table-cell office:value-type="float" office:value="0.026939" calcext:value-type="float">
            <text:p>0.026939</text:p>
          </table:table-cell>
          <table:table-cell office:value-type="float" office:value="0.0280402" calcext:value-type="float">
            <text:p>0.0280402</text:p>
          </table:table-cell>
          <table:table-cell office:value-type="float" office:value="0.0158652" calcext:value-type="float">
            <text:p>0.0158652</text:p>
          </table:table-cell>
          <table:table-cell office:value-type="float" office:value="0.0287607" calcext:value-type="float">
            <text:p>0.0287607</text:p>
          </table:table-cell>
          <table:table-cell office:value-type="float" office:value="0.0211246" calcext:value-type="float">
            <text:p>0.0211246</text:p>
          </table:table-cell>
          <table:table-cell office:value-type="float" office:value="0.0138544" calcext:value-type="float">
            <text:p>0.0138544</text:p>
          </table:table-cell>
          <table:table-cell office:value-type="float" office:value="0.0322003" calcext:value-type="float">
            <text:p>0.0322003</text:p>
          </table:table-cell>
          <table:table-cell office:value-type="float" office:value="0.0272021" calcext:value-type="float">
            <text:p>0.0272021</text:p>
          </table:table-cell>
          <table:table-cell office:value-type="float" office:value="0.0314126" calcext:value-type="float">
            <text:p>0.0314126</text:p>
          </table:table-cell>
          <table:table-cell office:value-type="float" office:value="0.0240188" calcext:value-type="float">
            <text:p>0.0240188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116839" calcext:value-type="float">
            <text:p>0.0116839</text:p>
          </table:table-cell>
          <table:table-cell office:value-type="float" office:value="0.0245645" calcext:value-type="float">
            <text:p>0.0245645</text:p>
          </table:table-cell>
          <table:table-cell office:value-type="float" office:value="0.0306346" calcext:value-type="float">
            <text:p>0.0306346</text:p>
          </table:table-cell>
          <table:table-cell office:value-type="float" office:value="0.0139908" calcext:value-type="float">
            <text:p>0.0139908</text:p>
          </table:table-cell>
          <table:table-cell office:value-type="float" office:value="0.0269597" calcext:value-type="float">
            <text:p>0.0269597</text:p>
          </table:table-cell>
          <table:table-cell office:value-type="float" office:value="0.0282306" calcext:value-type="float">
            <text:p>0.0282306</text:p>
          </table:table-cell>
          <table:table-cell office:value-type="float" office:value="0.0294001" calcext:value-type="float">
            <text:p>0.0294001</text:p>
          </table:table-cell>
          <table:table-cell office:value-type="float" office:value="0.0233201" calcext:value-type="float">
            <text:p>0.0233201</text:p>
          </table:table-cell>
          <table:table-cell office:value-type="float" office:value="0.0132055" calcext:value-type="float">
            <text:p>0.0132055</text:p>
          </table:table-cell>
          <table:table-cell office:value-type="float" office:value="0.0246262" calcext:value-type="float">
            <text:p>0.0246262</text:p>
          </table:table-cell>
          <table:table-cell office:value-type="float" office:value="0.0336595" calcext:value-type="float">
            <text:p>0.0336595</text:p>
          </table:table-cell>
          <table:table-cell office:value-type="float" office:value="0.0256673" calcext:value-type="float">
            <text:p>0.0256673</text:p>
          </table:table-cell>
          <table:table-cell office:value-type="float" office:value="0.0249305" calcext:value-type="float">
            <text:p>0.0249305</text:p>
          </table:table-cell>
          <table:table-cell office:value-type="float" office:value="0.0112912" calcext:value-type="float">
            <text:p>0.0112912</text:p>
          </table:table-cell>
          <table:table-cell office:value-type="float" office:value="0.0302806" calcext:value-type="float">
            <text:p>0.0302806</text:p>
          </table:table-cell>
          <table:table-cell office:value-type="float" office:value="0.0184941" calcext:value-type="float">
            <text:p>0.0184941</text:p>
          </table:table-cell>
          <table:table-cell office:value-type="float" office:value="0.0151333" calcext:value-type="float">
            <text:p>0.0151333</text:p>
          </table:table-cell>
          <table:table-cell office:value-type="float" office:value="0.0131506" calcext:value-type="float">
            <text:p>0.0131506</text:p>
          </table:table-cell>
          <table:table-cell office:value-type="float" office:value="0.0117001" calcext:value-type="float">
            <text:p>0.0117001</text:p>
          </table:table-cell>
          <table:table-cell office:value-type="float" office:value="0.0127132" calcext:value-type="float">
            <text:p>0.0127132</text:p>
          </table:table-cell>
          <table:table-cell office:value-type="float" office:value="0.0150805" calcext:value-type="float">
            <text:p>0.0150805</text:p>
          </table:table-cell>
          <table:table-cell office:value-type="float" office:value="0.0152698" calcext:value-type="float">
            <text:p>0.01526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270898" calcext:value-type="float">
            <text:p>0.0270898</text:p>
          </table:table-cell>
          <table:table-cell office:value-type="float" office:value="0.0134833" calcext:value-type="float">
            <text:p>0.0134833</text:p>
          </table:table-cell>
          <table:table-cell office:value-type="float" office:value="0.0121749" calcext:value-type="float">
            <text:p>0.0121749</text:p>
          </table:table-cell>
          <table:table-cell office:value-type="float" office:value="0.0115932" calcext:value-type="float">
            <text:p>0.0115932</text:p>
          </table:table-cell>
          <table:table-cell office:value-type="float" office:value="0.0103761" calcext:value-type="float">
            <text:p>0.0103761</text:p>
          </table:table-cell>
          <table:table-cell office:value-type="float" office:value="0.0245808" calcext:value-type="float">
            <text:p>0.0245808</text:p>
          </table:table-cell>
          <table:table-cell office:value-type="float" office:value="0.010631" calcext:value-type="float">
            <text:p>0.010631</text:p>
          </table:table-cell>
          <table:table-cell office:value-type="float" office:value="0.0321889" calcext:value-type="float">
            <text:p>0.0321889</text:p>
          </table:table-cell>
          <table:table-cell office:value-type="float" office:value="0.0277449" calcext:value-type="float">
            <text:p>0.0277449</text:p>
          </table:table-cell>
          <table:table-cell office:value-type="float" office:value="0.0265288" calcext:value-type="float">
            <text:p>0.0265288</text:p>
          </table:table-cell>
          <table:table-cell office:value-type="float" office:value="0.0120096" calcext:value-type="float">
            <text:p>0.0120096</text:p>
          </table:table-cell>
          <table:table-cell office:value-type="float" office:value="0.0230287" calcext:value-type="float">
            <text:p>0.0230287</text:p>
          </table:table-cell>
          <table:table-cell office:value-type="float" office:value="0.0126565" calcext:value-type="float">
            <text:p>0.0126565</text:p>
          </table:table-cell>
          <table:table-cell office:value-type="float" office:value="0.0322461" calcext:value-type="float">
            <text:p>0.0322461</text:p>
          </table:table-cell>
          <table:table-cell office:value-type="float" office:value="0.0342424" calcext:value-type="float">
            <text:p>0.0342424</text:p>
          </table:table-cell>
          <table:table-cell office:value-type="float" office:value="0.0245199" calcext:value-type="float">
            <text:p>0.0245199</text:p>
          </table:table-cell>
          <table:table-cell office:value-type="float" office:value="0.0339296" calcext:value-type="float">
            <text:p>0.0339296</text:p>
          </table:table-cell>
          <table:table-cell office:value-type="float" office:value="0.0283192" calcext:value-type="float">
            <text:p>0.0283192</text:p>
          </table:table-cell>
          <table:table-cell office:value-type="float" office:value="0.0274209" calcext:value-type="float">
            <text:p>0.0274209</text:p>
          </table:table-cell>
          <table:table-cell office:value-type="float" office:value="0.0318423" calcext:value-type="float">
            <text:p>0.0318423</text:p>
          </table:table-cell>
          <table:table-cell office:value-type="float" office:value="0.025571" calcext:value-type="float">
            <text:p>0.025571</text:p>
          </table:table-cell>
          <table:table-cell office:value-type="float" office:value="0.0139833" calcext:value-type="float">
            <text:p>0.0139833</text:p>
          </table:table-cell>
          <table:table-cell office:value-type="float" office:value="0.0323021" calcext:value-type="float">
            <text:p>0.0323021</text:p>
          </table:table-cell>
          <table:table-cell office:value-type="float" office:value="0.0229724" calcext:value-type="float">
            <text:p>0.0229724</text:p>
          </table:table-cell>
          <table:table-cell office:value-type="float" office:value="0.0328019" calcext:value-type="float">
            <text:p>0.0328019</text:p>
          </table:table-cell>
          <table:table-cell office:value-type="float" office:value="0.0239705" calcext:value-type="float">
            <text:p>0.0239705</text:p>
          </table:table-cell>
          <table:table-cell office:value-type="float" office:value="0.0266638" calcext:value-type="float">
            <text:p>0.0266638</text:p>
          </table:table-cell>
          <table:table-cell office:value-type="float" office:value="0.0104345" calcext:value-type="float">
            <text:p>0.010434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264305" calcext:value-type="float">
            <text:p>0.0264305</text:p>
          </table:table-cell>
          <table:table-cell office:value-type="float" office:value="0.0298814" calcext:value-type="float">
            <text:p>0.0298814</text:p>
          </table:table-cell>
          <table:table-cell office:value-type="float" office:value="0.0141152" calcext:value-type="float">
            <text:p>0.0141152</text:p>
          </table:table-cell>
          <table:table-cell office:value-type="float" office:value="0.0267392" calcext:value-type="float">
            <text:p>0.0267392</text:p>
          </table:table-cell>
          <table:table-cell office:value-type="float" office:value="0.0145878" calcext:value-type="float">
            <text:p>0.0145878</text:p>
          </table:table-cell>
          <table:table-cell office:value-type="float" office:value="0.0134415" calcext:value-type="float">
            <text:p>0.0134415</text:p>
          </table:table-cell>
          <table:table-cell office:value-type="float" office:value="0.0173165" calcext:value-type="float">
            <text:p>0.0173165</text:p>
          </table:table-cell>
          <table:table-cell office:value-type="float" office:value="0.0290275" calcext:value-type="float">
            <text:p>0.0290275</text:p>
          </table:table-cell>
          <table:table-cell office:value-type="float" office:value="0.0250455" calcext:value-type="float">
            <text:p>0.0250455</text:p>
          </table:table-cell>
          <table:table-cell office:value-type="float" office:value="0.0243206" calcext:value-type="float">
            <text:p>0.0243206</text:p>
          </table:table-cell>
          <table:table-cell office:value-type="float" office:value="0.024194" calcext:value-type="float">
            <text:p>0.024194</text:p>
          </table:table-cell>
          <table:table-cell office:value-type="float" office:value="0.023464" calcext:value-type="float">
            <text:p>0.023464</text:p>
          </table:table-cell>
          <table:table-cell office:value-type="float" office:value="0.0133185" calcext:value-type="float">
            <text:p>0.0133185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.0211779" calcext:value-type="float">
            <text:p>0.0211779</text:p>
          </table:table-cell>
          <table:table-cell office:value-type="float" office:value="0.0119143" calcext:value-type="float">
            <text:p>0.0119143</text:p>
          </table:table-cell>
          <table:table-cell office:value-type="float" office:value="0.0132811" calcext:value-type="float">
            <text:p>0.0132811</text:p>
          </table:table-cell>
          <table:table-cell office:value-type="float" office:value="0.0357922" calcext:value-type="float">
            <text:p>0.0357922</text:p>
          </table:table-cell>
          <table:table-cell office:value-type="float" office:value="0.0136233" calcext:value-type="float">
            <text:p>0.0136233</text:p>
          </table:table-cell>
          <table:table-cell office:value-type="float" office:value="0.0237978" calcext:value-type="float">
            <text:p>0.0237978</text:p>
          </table:table-cell>
          <table:table-cell office:value-type="float" office:value="0.0153431" calcext:value-type="float">
            <text:p>0.0153431</text:p>
          </table:table-cell>
          <table:table-cell office:value-type="float" office:value="0.02221" calcext:value-type="float">
            <text:p>0.02221</text:p>
          </table:table-cell>
          <table:table-cell office:value-type="float" office:value="0.0269401" calcext:value-type="float">
            <text:p>0.0269401</text:p>
          </table:table-cell>
          <table:table-cell office:value-type="float" office:value="0.0120033" calcext:value-type="float">
            <text:p>0.0120033</text:p>
          </table:table-cell>
          <table:table-cell office:value-type="float" office:value="0.0282718" calcext:value-type="float">
            <text:p>0.0282718</text:p>
          </table:table-cell>
          <table:table-cell office:value-type="float" office:value="0.0350935" calcext:value-type="float">
            <text:p>0.0350935</text:p>
          </table:table-cell>
          <table:table-cell office:value-type="float" office:value="0.0325989" calcext:value-type="float">
            <text:p>0.0325989</text:p>
          </table:table-cell>
          <table:table-cell office:value-type="float" office:value="0.0158102" calcext:value-type="float">
            <text:p>0.0158102</text:p>
          </table:table-cell>
          <table:table-cell office:value-type="float" office:value="0.0237673" calcext:value-type="float">
            <text:p>0.0237673</text:p>
          </table:table-cell>
          <table:table-cell office:value-type="float" office:value="0.0250965" calcext:value-type="float">
            <text:p>0.0250965</text:p>
          </table:table-cell>
          <table:table-cell office:value-type="float" office:value="0.0332701" calcext:value-type="float">
            <text:p>0.0332701</text:p>
          </table:table-cell>
          <table:table-cell office:value-type="float" office:value="0.0113924" calcext:value-type="float">
            <text:p>0.0113924</text:p>
          </table:table-cell>
          <table:table-cell office:value-type="float" office:value="0.0244217" calcext:value-type="float">
            <text:p>0.0244217</text:p>
          </table:table-cell>
          <table:table-cell office:value-type="float" office:value="0.0127395" calcext:value-type="float">
            <text:p>0.0127395</text:p>
          </table:table-cell>
          <table:table-cell office:value-type="float" office:value="0.021845" calcext:value-type="float">
            <text:p>0.021845</text:p>
          </table:table-cell>
          <table:table-cell office:value-type="float" office:value="0.0126286" calcext:value-type="float">
            <text:p>0.0126286</text:p>
          </table:table-cell>
          <table:table-cell office:value-type="float" office:value="0.0141384" calcext:value-type="float">
            <text:p>0.0141384</text:p>
          </table:table-cell>
          <table:table-cell office:value-type="float" office:value="0.0275973" calcext:value-type="float">
            <text:p>0.0275973</text:p>
          </table:table-cell>
          <table:table-cell office:value-type="float" office:value="0.0108656" calcext:value-type="float">
            <text:p>0.0108656</text:p>
          </table:table-cell>
          <table:table-cell office:value-type="float" office:value="0.0279861" calcext:value-type="float">
            <text:p>0.0279861</text:p>
          </table:table-cell>
          <table:table-cell office:value-type="float" office:value="0.0327953" calcext:value-type="float">
            <text:p>0.0327953</text:p>
          </table:table-cell>
          <table:table-cell office:value-type="float" office:value="0.0103138" calcext:value-type="float">
            <text:p>0.0103138</text:p>
          </table:table-cell>
          <table:table-cell office:value-type="float" office:value="0.0121045" calcext:value-type="float">
            <text:p>0.0121045</text:p>
          </table:table-cell>
          <table:table-cell office:value-type="float" office:value="0.0129992" calcext:value-type="float">
            <text:p>0.0129992</text:p>
          </table:table-cell>
          <table:table-cell office:value-type="float" office:value="0.014301" calcext:value-type="float">
            <text:p>0.014301</text:p>
          </table:table-cell>
          <table:table-cell office:value-type="float" office:value="0.0107394" calcext:value-type="float">
            <text:p>0.0107394</text:p>
          </table:table-cell>
          <table:table-cell office:value-type="float" office:value="0.0334632" calcext:value-type="float">
            <text:p>0.0334632</text:p>
          </table:table-cell>
          <table:table-cell office:value-type="float" office:value="0.0332769" calcext:value-type="float">
            <text:p>0.0332769</text:p>
          </table:table-cell>
          <table:table-cell office:value-type="float" office:value="0.0298148" calcext:value-type="float">
            <text:p>0.0298148</text:p>
          </table:table-cell>
          <table:table-cell office:value-type="float" office:value="0.0116591" calcext:value-type="float">
            <text:p>0.0116591</text:p>
          </table:table-cell>
          <table:table-cell office:value-type="float" office:value="0.0181455" calcext:value-type="float">
            <text:p>0.0181455</text:p>
          </table:table-cell>
          <table:table-cell office:value-type="float" office:value="0.0118608" calcext:value-type="float">
            <text:p>0.0118608</text:p>
          </table:table-cell>
          <table:table-cell office:value-type="float" office:value="0.0331418" calcext:value-type="float">
            <text:p>0.0331418</text:p>
          </table:table-cell>
          <table:table-cell office:value-type="float" office:value="0.016179" calcext:value-type="float">
            <text:p>0.016179</text:p>
          </table:table-cell>
          <table:table-cell office:value-type="float" office:value="0.0235988" calcext:value-type="float">
            <text:p>0.0235988</text:p>
          </table:table-cell>
          <table:table-cell office:value-type="float" office:value="0.0119276" calcext:value-type="float">
            <text:p>0.0119276</text:p>
          </table:table-cell>
          <table:table-cell office:value-type="float" office:value="0.0346574" calcext:value-type="float">
            <text:p>0.0346574</text:p>
          </table:table-cell>
          <table:table-cell office:value-type="float" office:value="0.0243894" calcext:value-type="float">
            <text:p>0.0243894</text:p>
          </table:table-cell>
          <table:table-cell office:value-type="float" office:value="0.0133261" calcext:value-type="float">
            <text:p>0.0133261</text:p>
          </table:table-cell>
          <table:table-cell office:value-type="float" office:value="0.0234044" calcext:value-type="float">
            <text:p>0.0234044</text:p>
          </table:table-cell>
          <table:table-cell office:value-type="float" office:value="0.0269335" calcext:value-type="float">
            <text:p>0.0269335</text:p>
          </table:table-cell>
          <table:table-cell office:value-type="float" office:value="0.0136938" calcext:value-type="float">
            <text:p>0.0136938</text:p>
          </table:table-cell>
          <table:table-cell office:value-type="float" office:value="0.0152674" calcext:value-type="float">
            <text:p>0.0152674</text:p>
          </table:table-cell>
          <table:table-cell office:value-type="float" office:value="0.0351244" calcext:value-type="float">
            <text:p>0.0351244</text:p>
          </table:table-cell>
          <table:table-cell office:value-type="float" office:value="0.0131966" calcext:value-type="float">
            <text:p>0.0131966</text:p>
          </table:table-cell>
          <table:table-cell office:value-type="float" office:value="0.0292304" calcext:value-type="float">
            <text:p>0.0292304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0.0324352" calcext:value-type="float">
            <text:p>0.0324352</text:p>
          </table:table-cell>
          <table:table-cell office:value-type="float" office:value="0.0285055" calcext:value-type="float">
            <text:p>0.0285055</text:p>
          </table:table-cell>
          <table:table-cell office:value-type="float" office:value="0.0245038" calcext:value-type="float">
            <text:p>0.0245038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43716" calcext:value-type="float">
            <text:p>0.0143716</text:p>
          </table:table-cell>
          <table:table-cell office:value-type="float" office:value="0.027815" calcext:value-type="float">
            <text:p>0.027815</text:p>
          </table:table-cell>
          <table:table-cell office:value-type="float" office:value="0.03368" calcext:value-type="float">
            <text:p>0.03368</text:p>
          </table:table-cell>
          <table:table-cell office:value-type="float" office:value="0.0157207" calcext:value-type="float">
            <text:p>0.0157207</text:p>
          </table:table-cell>
          <table:table-cell office:value-type="float" office:value="0.0125369" calcext:value-type="float">
            <text:p>0.0125369</text:p>
          </table:table-cell>
          <table:table-cell office:value-type="float" office:value="0.0139778" calcext:value-type="float">
            <text:p>0.0139778</text:p>
          </table:table-cell>
          <table:table-cell office:value-type="float" office:value="0.0303066" calcext:value-type="float">
            <text:p>0.0303066</text:p>
          </table:table-cell>
          <table:table-cell office:value-type="float" office:value="0.0120936" calcext:value-type="float">
            <text:p>0.012093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0324316" calcext:value-type="float">
            <text:p>0.0324316</text:p>
          </table:table-cell>
          <table:table-cell office:value-type="float" office:value="0.0171694" calcext:value-type="float">
            <text:p>0.0171694</text:p>
          </table:table-cell>
          <table:table-cell office:value-type="float" office:value="0.0138654" calcext:value-type="float">
            <text:p>0.0138654</text:p>
          </table:table-cell>
          <table:table-cell office:value-type="float" office:value="0.0309138" calcext:value-type="float">
            <text:p>0.0309138</text:p>
          </table:table-cell>
          <table:table-cell office:value-type="float" office:value="0.0330809" calcext:value-type="float">
            <text:p>0.0330809</text:p>
          </table:table-cell>
          <table:table-cell office:value-type="float" office:value="0.0105105" calcext:value-type="float">
            <text:p>0.0105105</text:p>
          </table:table-cell>
          <table:table-cell office:value-type="float" office:value="0.0278896" calcext:value-type="float">
            <text:p>0.0278896</text:p>
          </table:table-cell>
          <table:table-cell office:value-type="float" office:value="0.0150386" calcext:value-type="float">
            <text:p>0.0150386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0.0264165" calcext:value-type="float">
            <text:p>0.0264165</text:p>
          </table:table-cell>
          <table:table-cell office:value-type="float" office:value="0.0237693" calcext:value-type="float">
            <text:p>0.0237693</text:p>
          </table:table-cell>
          <table:table-cell office:value-type="float" office:value="0.0345189" calcext:value-type="float">
            <text:p>0.0345189</text:p>
          </table:table-cell>
          <table:table-cell office:value-type="float" office:value="0.0252565" calcext:value-type="float">
            <text:p>0.0252565</text:p>
          </table:table-cell>
          <table:table-cell office:value-type="float" office:value="0.0115157" calcext:value-type="float">
            <text:p>0.0115157</text:p>
          </table:table-cell>
          <table:table-cell office:value-type="float" office:value="0.0262328" calcext:value-type="float">
            <text:p>0.0262328</text:p>
          </table:table-cell>
          <table:table-cell office:value-type="float" office:value="0.0274992" calcext:value-type="float">
            <text:p>0.0274992</text:p>
          </table:table-cell>
          <table:table-cell office:value-type="float" office:value="0.0102019" calcext:value-type="float">
            <text:p>0.0102019</text:p>
          </table:table-cell>
          <table:table-cell office:value-type="float" office:value="0.0169537" calcext:value-type="float">
            <text:p>0.0169537</text:p>
          </table:table-cell>
          <table:table-cell office:value-type="float" office:value="0.0141871" calcext:value-type="float">
            <text:p>0.0141871</text:p>
          </table:table-cell>
          <table:table-cell office:value-type="float" office:value="0.0138301" calcext:value-type="float">
            <text:p>0.0138301</text:p>
          </table:table-cell>
          <table:table-cell office:value-type="float" office:value="0.0206424" calcext:value-type="float">
            <text:p>0.0206424</text:p>
          </table:table-cell>
          <table:table-cell office:value-type="float" office:value="0.023819" calcext:value-type="float">
            <text:p>0.023819</text:p>
          </table:table-cell>
          <table:table-cell office:value-type="float" office:value="0.0329521" calcext:value-type="float">
            <text:p>0.0329521</text:p>
          </table:table-cell>
          <table:table-cell office:value-type="float" office:value="0.0181644" calcext:value-type="float">
            <text:p>0.0181644</text:p>
          </table:table-cell>
          <table:table-cell office:value-type="float" office:value="0.0107091" calcext:value-type="float">
            <text:p>0.0107091</text:p>
          </table:table-cell>
          <table:table-cell office:value-type="float" office:value="0.0295089" calcext:value-type="float">
            <text:p>0.0295089</text:p>
          </table:table-cell>
          <table:table-cell office:value-type="float" office:value="0.0129031" calcext:value-type="float">
            <text:p>0.0129031</text:p>
          </table:table-cell>
          <table:table-cell office:value-type="float" office:value="0.0261555" calcext:value-type="float">
            <text:p>0.0261555</text:p>
          </table:table-cell>
          <table:table-cell office:value-type="float" office:value="0.0241993" calcext:value-type="float">
            <text:p>0.0241993</text:p>
          </table:table-cell>
          <table:table-cell office:value-type="float" office:value="0.0296906" calcext:value-type="float">
            <text:p>0.0296906</text:p>
          </table:table-cell>
          <table:table-cell office:value-type="float" office:value="0.0171379" calcext:value-type="float">
            <text:p>0.0171379</text:p>
          </table:table-cell>
          <table:table-cell office:value-type="float" office:value="0.0235313" calcext:value-type="float">
            <text:p>0.0235313</text:p>
          </table:table-cell>
          <table:table-cell office:value-type="float" office:value="0.028427" calcext:value-type="float">
            <text:p>0.028427</text:p>
          </table:table-cell>
          <table:table-cell office:value-type="float" office:value="0.0120908" calcext:value-type="float">
            <text:p>0.0120908</text:p>
          </table:table-cell>
          <table:table-cell office:value-type="float" office:value="0.0284487" calcext:value-type="float">
            <text:p>0.0284487</text:p>
          </table:table-cell>
          <table:table-cell office:value-type="float" office:value="0.0237326" calcext:value-type="float">
            <text:p>0.0237326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0315616" calcext:value-type="float">
            <text:p>0.0315616</text:p>
          </table:table-cell>
          <table:table-cell office:value-type="float" office:value="0.0134125" calcext:value-type="float">
            <text:p>0.0134125</text:p>
          </table:table-cell>
          <table:table-cell office:value-type="float" office:value="0.0339072" calcext:value-type="float">
            <text:p>0.0339072</text:p>
          </table:table-cell>
          <table:table-cell office:value-type="float" office:value="0.0130709" calcext:value-type="float">
            <text:p>0.0130709</text:p>
          </table:table-cell>
          <table:table-cell office:value-type="float" office:value="0.0188391" calcext:value-type="float">
            <text:p>0.0188391</text:p>
          </table:table-cell>
          <table:table-cell office:value-type="float" office:value="0.0260555" calcext:value-type="float">
            <text:p>0.0260555</text:p>
          </table:table-cell>
          <table:table-cell office:value-type="float" office:value="0.0320685" calcext:value-type="float">
            <text:p>0.0320685</text:p>
          </table:table-cell>
          <table:table-cell office:value-type="float" office:value="0.0196687" calcext:value-type="float">
            <text:p>0.0196687</text:p>
          </table:table-cell>
          <table:table-cell office:value-type="float" office:value="0.0149491" calcext:value-type="float">
            <text:p>0.0149491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0.0286589" calcext:value-type="float">
            <text:p>0.0286589</text:p>
          </table:table-cell>
          <table:table-cell office:value-type="float" office:value="0.0249255" calcext:value-type="float">
            <text:p>0.0249255</text:p>
          </table:table-cell>
          <table:table-cell office:value-type="float" office:value="0.0261649" calcext:value-type="float">
            <text:p>0.0261649</text:p>
          </table:table-cell>
          <table:table-cell office:value-type="float" office:value="0.0326164" calcext:value-type="float">
            <text:p>0.0326164</text:p>
          </table:table-cell>
          <table:table-cell office:value-type="float" office:value="0.0278023" calcext:value-type="float">
            <text:p>0.0278023</text:p>
          </table:table-cell>
          <table:table-cell office:value-type="float" office:value="0.0143021" calcext:value-type="float">
            <text:p>0.0143021</text:p>
          </table:table-cell>
          <table:table-cell office:value-type="float" office:value="0.012977" calcext:value-type="float">
            <text:p>0.012977</text:p>
          </table:table-cell>
          <table:table-cell office:value-type="float" office:value="0.0295311" calcext:value-type="float">
            <text:p>0.0295311</text:p>
          </table:table-cell>
          <table:table-cell office:value-type="float" office:value="0.0342244" calcext:value-type="float">
            <text:p>0.0342244</text:p>
          </table:table-cell>
          <table:table-cell office:value-type="float" office:value="0.0350324" calcext:value-type="float">
            <text:p>0.0350324</text:p>
          </table:table-cell>
          <table:table-cell office:value-type="float" office:value="0.0109161" calcext:value-type="float">
            <text:p>0.0109161</text:p>
          </table:table-cell>
          <table:table-cell office:value-type="float" office:value="0.0328012" calcext:value-type="float">
            <text:p>0.0328012</text:p>
          </table:table-cell>
          <table:table-cell office:value-type="float" office:value="0.0305773" calcext:value-type="float">
            <text:p>0.0305773</text:p>
          </table:table-cell>
          <table:table-cell office:value-type="float" office:value="0.0282772" calcext:value-type="float">
            <text:p>0.0282772</text:p>
          </table:table-cell>
          <table:table-cell office:value-type="float" office:value="0.0271957" calcext:value-type="float">
            <text:p>0.0271957</text:p>
          </table:table-cell>
          <table:table-cell office:value-type="float" office:value="0.0168565" calcext:value-type="float">
            <text:p>0.0168565</text:p>
          </table:table-cell>
          <table:table-cell office:value-type="float" office:value="0.028557" calcext:value-type="float">
            <text:p>0.028557</text:p>
          </table:table-cell>
          <table:table-cell office:value-type="float" office:value="0.0136834" calcext:value-type="float">
            <text:p>0.0136834</text:p>
          </table:table-cell>
          <table:table-cell office:value-type="float" office:value="0.0284203" calcext:value-type="float">
            <text:p>0.0284203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157672" calcext:value-type="float">
            <text:p>0.0157672</text:p>
          </table:table-cell>
          <table:table-cell office:value-type="float" office:value="0.0143754" calcext:value-type="float">
            <text:p>0.0143754</text:p>
          </table:table-cell>
          <table:table-cell office:value-type="float" office:value="0.0268956" calcext:value-type="float">
            <text:p>0.0268956</text:p>
          </table:table-cell>
          <table:table-cell office:value-type="float" office:value="0.0314826" calcext:value-type="float">
            <text:p>0.0314826</text:p>
          </table:table-cell>
          <table:table-cell office:value-type="float" office:value="0.458851" calcext:value-type="float">
            <text:p>0.458851</text:p>
          </table:table-cell>
          <table:table-cell office:value-type="float" office:value="0.0270922" calcext:value-type="float">
            <text:p>0.0270922</text:p>
          </table:table-cell>
          <table:table-cell office:value-type="float" office:value="0.0155474" calcext:value-type="float">
            <text:p>0.0155474</text:p>
          </table:table-cell>
          <table:table-cell office:value-type="float" office:value="0.0136658" calcext:value-type="float">
            <text:p>0.0136658</text:p>
          </table:table-cell>
          <table:table-cell office:value-type="float" office:value="0.0144324" calcext:value-type="float">
            <text:p>0.0144324</text:p>
          </table:table-cell>
          <table:table-cell office:value-type="float" office:value="0.0198529" calcext:value-type="float">
            <text:p>0.0198529</text:p>
          </table:table-cell>
          <table:table-cell office:value-type="float" office:value="0.0307243" calcext:value-type="float">
            <text:p>0.0307243</text:p>
          </table:table-cell>
          <table:table-cell office:value-type="float" office:value="0.0333063" calcext:value-type="float">
            <text:p>0.0333063</text:p>
          </table:table-cell>
          <table:table-cell office:value-type="float" office:value="0.0114215" calcext:value-type="float">
            <text:p>0.0114215</text:p>
          </table:table-cell>
          <table:table-cell office:value-type="float" office:value="0.013346" calcext:value-type="float">
            <text:p>0.013346</text:p>
          </table:table-cell>
          <table:table-cell office:value-type="float" office:value="0.0240434" calcext:value-type="float">
            <text:p>0.0240434</text:p>
          </table:table-cell>
          <table:table-cell office:value-type="float" office:value="0.0266101" calcext:value-type="float">
            <text:p>0.0266101</text:p>
          </table:table-cell>
          <table:table-cell office:value-type="float" office:value="0.0266222" calcext:value-type="float">
            <text:p>0.0266222</text:p>
          </table:table-cell>
          <table:table-cell office:value-type="float" office:value="0.0125011" calcext:value-type="float">
            <text:p>0.0125011</text:p>
          </table:table-cell>
          <table:table-cell office:value-type="float" office:value="0.0323511" calcext:value-type="float">
            <text:p>0.0323511</text:p>
          </table:table-cell>
          <table:table-cell office:value-type="float" office:value="0.0103273" calcext:value-type="float">
            <text:p>0.0103273</text:p>
          </table:table-cell>
          <table:table-cell office:value-type="float" office:value="0.0300984" calcext:value-type="float">
            <text:p>0.0300984</text:p>
          </table:table-cell>
          <table:table-cell office:value-type="float" office:value="0.0189327" calcext:value-type="float">
            <text:p>0.0189327</text:p>
          </table:table-cell>
          <table:table-cell office:value-type="float" office:value="0.0189709" calcext:value-type="float">
            <text:p>0.0189709</text:p>
          </table:table-cell>
          <table:table-cell office:value-type="float" office:value="0.0284425" calcext:value-type="float">
            <text:p>0.0284425</text:p>
          </table:table-cell>
          <table:table-cell office:value-type="float" office:value="0.0287459" calcext:value-type="float">
            <text:p>0.0287459</text:p>
          </table:table-cell>
          <table:table-cell office:value-type="float" office:value="0.0139391" calcext:value-type="float">
            <text:p>0.0139391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0.0105521" calcext:value-type="float">
            <text:p>0.0105521</text:p>
          </table:table-cell>
          <table:table-cell office:value-type="float" office:value="0.0126395" calcext:value-type="float">
            <text:p>0.0126395</text:p>
          </table:table-cell>
          <table:table-cell office:value-type="float" office:value="0.0132142" calcext:value-type="float">
            <text:p>0.0132142</text:p>
          </table:table-cell>
          <table:table-cell office:value-type="float" office:value="0.0281848" calcext:value-type="float">
            <text:p>0.0281848</text:p>
          </table:table-cell>
          <table:table-cell office:value-type="float" office:value="0.0267021" calcext:value-type="float">
            <text:p>0.0267021</text:p>
          </table:table-cell>
          <table:table-cell office:value-type="float" office:value="0.0267145" calcext:value-type="float">
            <text:p>0.0267145</text:p>
          </table:table-cell>
          <table:table-cell office:value-type="float" office:value="0.0268647" calcext:value-type="float">
            <text:p>0.0268647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149722" calcext:value-type="float">
            <text:p>0.0149722</text:p>
          </table:table-cell>
          <table:table-cell office:value-type="float" office:value="0.014346" calcext:value-type="float">
            <text:p>0.014346</text:p>
          </table:table-cell>
          <table:table-cell office:value-type="float" office:value="0.0291943" calcext:value-type="float">
            <text:p>0.0291943</text:p>
          </table:table-cell>
          <table:table-cell office:value-type="float" office:value="0.0274328" calcext:value-type="float">
            <text:p>0.0274328</text:p>
          </table:table-cell>
          <table:table-cell office:value-type="float" office:value="0.0123357" calcext:value-type="float">
            <text:p>0.0123357</text:p>
          </table:table-cell>
          <table:table-cell office:value-type="float" office:value="0.0130158" calcext:value-type="float">
            <text:p>0.0130158</text:p>
          </table:table-cell>
          <table:table-cell office:value-type="float" office:value="0.0236393" calcext:value-type="float">
            <text:p>0.0236393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337153" calcext:value-type="float">
            <text:p>0.0337153</text:p>
          </table:table-cell>
          <table:table-cell office:value-type="float" office:value="0.026941" calcext:value-type="float">
            <text:p>0.026941</text:p>
          </table:table-cell>
          <table:table-cell office:value-type="float" office:value="0.0272694" calcext:value-type="float">
            <text:p>0.0272694</text:p>
          </table:table-cell>
          <table:table-cell office:value-type="float" office:value="0.0284194" calcext:value-type="float">
            <text:p>0.0284194</text:p>
          </table:table-cell>
          <table:table-cell office:value-type="float" office:value="0.0166647" calcext:value-type="float">
            <text:p>0.0166647</text:p>
          </table:table-cell>
          <table:table-cell office:value-type="float" office:value="0.0104287" calcext:value-type="float">
            <text:p>0.0104287</text:p>
          </table:table-cell>
          <table:table-cell office:value-type="float" office:value="0.0239711" calcext:value-type="float">
            <text:p>0.0239711</text:p>
          </table:table-cell>
          <table:table-cell office:value-type="float" office:value="0.0338328" calcext:value-type="float">
            <text:p>0.0338328</text:p>
          </table:table-cell>
          <table:table-cell office:value-type="float" office:value="0.0291662" calcext:value-type="float">
            <text:p>0.0291662</text:p>
          </table:table-cell>
          <table:table-cell office:value-type="float" office:value="0.0263696" calcext:value-type="float">
            <text:p>0.0263696</text:p>
          </table:table-cell>
          <table:table-cell office:value-type="float" office:value="0.0299038" calcext:value-type="float">
            <text:p>0.0299038</text:p>
          </table:table-cell>
          <table:table-cell office:value-type="float" office:value="0.032899" calcext:value-type="float">
            <text:p>0.032899</text:p>
          </table:table-cell>
          <table:table-cell office:value-type="float" office:value="0.0119879" calcext:value-type="float">
            <text:p>0.0119879</text:p>
          </table:table-cell>
          <table:table-cell office:value-type="float" office:value="0.0177655" calcext:value-type="float">
            <text:p>0.0177655</text:p>
          </table:table-cell>
          <table:table-cell office:value-type="float" office:value="0.0265882" calcext:value-type="float">
            <text:p>0.0265882</text:p>
          </table:table-cell>
          <table:table-cell office:value-type="float" office:value="0.0246978" calcext:value-type="float">
            <text:p>0.0246978</text:p>
          </table:table-cell>
          <table:table-cell office:value-type="float" office:value="0.0234964" calcext:value-type="float">
            <text:p>0.0234964</text:p>
          </table:table-cell>
          <table:table-cell office:value-type="float" office:value="0.0296829" calcext:value-type="float">
            <text:p>0.0296829</text:p>
          </table:table-cell>
          <table:table-cell office:value-type="float" office:value="0.0172266" calcext:value-type="float">
            <text:p>0.0172266</text:p>
          </table:table-cell>
          <table:table-cell office:value-type="float" office:value="0.0319987" calcext:value-type="float">
            <text:p>0.0319987</text:p>
          </table:table-cell>
          <table:table-cell office:value-type="float" office:value="0.0273394" calcext:value-type="float">
            <text:p>0.0273394</text:p>
          </table:table-cell>
          <table:table-cell office:value-type="float" office:value="0.030207" calcext:value-type="float">
            <text:p>0.030207</text:p>
          </table:table-cell>
          <table:table-cell office:value-type="float" office:value="0.0118323" calcext:value-type="float">
            <text:p>0.0118323</text:p>
          </table:table-cell>
          <table:table-cell office:value-type="float" office:value="0.0344353" calcext:value-type="float">
            <text:p>0.0344353</text:p>
          </table:table-cell>
          <table:table-cell office:value-type="float" office:value="0.0348083" calcext:value-type="float">
            <text:p>0.0348083</text:p>
          </table:table-cell>
          <table:table-cell office:value-type="float" office:value="0.0214147" calcext:value-type="float">
            <text:p>0.0214147</text:p>
          </table:table-cell>
          <table:table-cell office:value-type="float" office:value="0.0293916" calcext:value-type="float">
            <text:p>0.0293916</text:p>
          </table:table-cell>
          <table:table-cell office:value-type="float" office:value="0.0270335" calcext:value-type="float">
            <text:p>0.0270335</text:p>
          </table:table-cell>
          <table:table-cell office:value-type="float" office:value="0.031016" calcext:value-type="float">
            <text:p>0.031016</text:p>
          </table:table-cell>
          <table:table-cell office:value-type="float" office:value="0.0240458" calcext:value-type="float">
            <text:p>0.0240458</text:p>
          </table:table-cell>
          <table:table-cell office:value-type="float" office:value="0.0119525" calcext:value-type="float">
            <text:p>0.0119525</text:p>
          </table:table-cell>
          <table:table-cell office:value-type="float" office:value="0.0150242" calcext:value-type="float">
            <text:p>0.0150242</text:p>
          </table:table-cell>
          <table:table-cell office:value-type="float" office:value="0.0291266" calcext:value-type="float">
            <text:p>0.0291266</text:p>
          </table:table-cell>
          <table:table-cell office:value-type="float" office:value="0.0277553" calcext:value-type="float">
            <text:p>0.0277553</text:p>
          </table:table-cell>
          <table:table-cell office:value-type="float" office:value="0.016476" calcext:value-type="float">
            <text:p>0.016476</text:p>
          </table:table-cell>
          <table:table-cell office:value-type="float" office:value="0.0105176" calcext:value-type="float">
            <text:p>0.0105176</text:p>
          </table:table-cell>
          <table:table-cell office:value-type="float" office:value="0.0269262" calcext:value-type="float">
            <text:p>0.0269262</text:p>
          </table:table-cell>
          <table:table-cell office:value-type="float" office:value="0.0166399" calcext:value-type="float">
            <text:p>0.0166399</text:p>
          </table:table-cell>
          <table:table-cell office:value-type="float" office:value="0.0149631" calcext:value-type="float">
            <text:p>0.0149631</text:p>
          </table:table-cell>
          <table:table-cell office:value-type="float" office:value="0.0263564" calcext:value-type="float">
            <text:p>0.0263564</text:p>
          </table:table-cell>
          <table:table-cell office:value-type="float" office:value="0.0229204" calcext:value-type="float">
            <text:p>0.0229204</text:p>
          </table:table-cell>
          <table:table-cell office:value-type="float" office:value="0.0230287" calcext:value-type="float">
            <text:p>0.0230287</text:p>
          </table:table-cell>
          <table:table-cell office:value-type="float" office:value="0.0225887" calcext:value-type="float">
            <text:p>0.0225887</text:p>
          </table:table-cell>
          <table:table-cell office:value-type="float" office:value="0.0116089" calcext:value-type="float">
            <text:p>0.0116089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0085" calcext:value-type="float">
            <text:p>0.0280085</text:p>
          </table:table-cell>
          <table:table-cell office:value-type="float" office:value="0.0274651" calcext:value-type="float">
            <text:p>0.0274651</text:p>
          </table:table-cell>
          <table:table-cell office:value-type="float" office:value="0.0148078" calcext:value-type="float">
            <text:p>0.0148078</text:p>
          </table:table-cell>
          <table:table-cell office:value-type="float" office:value="0.012993" calcext:value-type="float">
            <text:p>0.012993</text:p>
          </table:table-cell>
          <table:table-cell office:value-type="float" office:value="0.0107274" calcext:value-type="float">
            <text:p>0.0107274</text:p>
          </table:table-cell>
          <table:table-cell office:value-type="float" office:value="0.0176281" calcext:value-type="float">
            <text:p>0.0176281</text:p>
          </table:table-cell>
          <table:table-cell office:value-type="float" office:value="0.0137449" calcext:value-type="float">
            <text:p>0.0137449</text:p>
          </table:table-cell>
          <table:table-cell office:value-type="float" office:value="0.0148495" calcext:value-type="float">
            <text:p>0.0148495</text:p>
          </table:table-cell>
          <table:table-cell office:value-type="float" office:value="0.0324986" calcext:value-type="float">
            <text:p>0.0324986</text:p>
          </table:table-cell>
          <table:table-cell office:value-type="float" office:value="0.0128696" calcext:value-type="float">
            <text:p>0.0128696</text:p>
          </table:table-cell>
          <table:table-cell office:value-type="float" office:value="0.0132097" calcext:value-type="float">
            <text:p>0.0132097</text:p>
          </table:table-cell>
          <table:table-cell office:value-type="float" office:value="0.0122702" calcext:value-type="float">
            <text:p>0.0122702</text:p>
          </table:table-cell>
          <table:table-cell office:value-type="float" office:value="0.0167275" calcext:value-type="float">
            <text:p>0.0167275</text:p>
          </table:table-cell>
          <table:table-cell office:value-type="float" office:value="0.0173488" calcext:value-type="float">
            <text:p>0.0173488</text:p>
          </table:table-cell>
          <table:table-cell office:value-type="float" office:value="0.0106277" calcext:value-type="float">
            <text:p>0.0106277</text:p>
          </table:table-cell>
          <table:table-cell office:value-type="float" office:value="0.0213717" calcext:value-type="float">
            <text:p>0.0213717</text:p>
          </table:table-cell>
          <table:table-cell office:value-type="float" office:value="0.0287733" calcext:value-type="float">
            <text:p>0.0287733</text:p>
          </table:table-cell>
          <table:table-cell office:value-type="float" office:value="0.0276407" calcext:value-type="float">
            <text:p>0.0276407</text:p>
          </table:table-cell>
          <table:table-cell office:value-type="float" office:value="0.0218407" calcext:value-type="float">
            <text:p>0.0218407</text:p>
          </table:table-cell>
          <table:table-cell office:value-type="float" office:value="0.029883" calcext:value-type="float">
            <text:p>0.029883</text:p>
          </table:table-cell>
          <table:table-cell office:value-type="float" office:value="0.0309976" calcext:value-type="float">
            <text:p>0.03099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Alignment 24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0831922" calcext:value-type="float">
            <text:p>0.0831922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226498" calcext:value-type="float">
            <text:p>2.26E-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922459" calcext:value-type="float">
            <text:p>0.00092245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00194867" calcext:value-type="float">
            <text:p>0.00019486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00139849" calcext:value-type="float">
            <text:p>0.000139849</text:p>
          </table:table-cell>
          <table:table-cell office:value-type="float" office:value="0.000210466" calcext:value-type="float">
            <text:p>0.000210466</text:p>
          </table:table-cell>
          <table:table-cell office:value-type="float" office:value="0.000278969" calcext:value-type="float">
            <text:p>0.000278969</text:p>
          </table:table-cell>
          <table:table-cell office:value-type="float" office:value="0.000116458" calcext:value-type="float">
            <text:p>0.000116458</text:p>
          </table:table-cell>
          <table:table-cell office:value-type="float" office:value="0.000136479" calcext:value-type="float">
            <text:p>0.000136479</text:p>
          </table:table-cell>
          <table:table-cell office:value-type="float" office:value="0.000125827" calcext:value-type="float">
            <text:p>0.000125827</text:p>
          </table:table-cell>
          <table:table-cell office:value-type="float" office:value="0.000156356" calcext:value-type="float">
            <text:p>0.000156356</text:p>
          </table:table-cell>
          <table:table-cell office:value-type="float" office:value="0.000110297" calcext:value-type="float">
            <text:p>0.000110297</text:p>
          </table:table-cell>
          <table:table-cell office:value-type="float" office:value="0.000125827" calcext:value-type="float">
            <text:p>0.000125827</text:p>
          </table:table-cell>
          <table:table-cell office:value-type="float" office:value="0.000161664" calcext:value-type="float">
            <text:p>0.000161664</text:p>
          </table:table-cell>
          <table:table-cell office:value-type="float" office:value="0.00020698" calcext:value-type="float">
            <text:p>0.00020698</text:p>
          </table:table-cell>
          <table:table-cell office:value-type="float" office:value="0.00024898" calcext:value-type="float">
            <text:p>0.00024898</text:p>
          </table:table-cell>
          <table:table-cell office:value-type="float" office:value="0.000261188" calcext:value-type="float">
            <text:p>0.000261188</text:p>
          </table:table-cell>
          <table:table-cell office:value-type="float" office:value="0.000125827" calcext:value-type="float">
            <text:p>0.000125827</text:p>
          </table:table-cell>
          <table:table-cell office:value-type="float" office:value="0.000153349" calcext:value-type="float">
            <text:p>0.000153349</text:p>
          </table:table-cell>
          <table:table-cell office:value-type="float" office:value="0.000281772" calcext:value-type="float">
            <text:p>0.000281772</text:p>
          </table:table-cell>
          <table:table-cell office:value-type="float" office:value="0.000209774" calcext:value-type="float">
            <text:p>0.000209774</text:p>
          </table:table-cell>
          <table:table-cell office:value-type="float" office:value="0.000307551" calcext:value-type="float">
            <text:p>0.000307551</text:p>
          </table:table-cell>
          <table:table-cell office:value-type="float" office:value="0.000164342" calcext:value-type="float">
            <text:p>0.000164342</text:p>
          </table:table-cell>
          <table:table-cell office:value-type="float" office:value="0.000262522" calcext:value-type="float">
            <text:p>0.000262522</text:p>
          </table:table-cell>
          <table:table-cell office:value-type="float" office:value="0.000133895" calcext:value-type="float">
            <text:p>0.000133895</text:p>
          </table:table-cell>
          <table:table-cell office:value-type="float" office:value="0.000294301" calcext:value-type="float">
            <text:p>0.000294301</text:p>
          </table:table-cell>
          <table:table-cell table:style-name="ce1" office:value-type="float" office:value="0.0000863167" calcext:value-type="float">
            <text:p>8.63E-05</text:p>
          </table:table-cell>
          <table:table-cell office:value-type="float" office:value="0.000183105" calcext:value-type="float">
            <text:p>0.000183105</text:p>
          </table:table-cell>
          <table:table-cell office:value-type="float" office:value="0.000218473" calcext:value-type="float">
            <text:p>0.000218473</text:p>
          </table:table-cell>
          <table:table-cell office:value-type="float" office:value="0.000324406" calcext:value-type="float">
            <text:p>0.000324406</text:p>
          </table:table-cell>
          <table:table-cell office:value-type="float" office:value="0.000129475" calcext:value-type="float">
            <text:p>0.000129475</text:p>
          </table:table-cell>
          <table:table-cell office:value-type="float" office:value="0.000246513" calcext:value-type="float">
            <text:p>0.000246513</text:p>
          </table:table-cell>
          <table:table-cell office:value-type="float" office:value="0.000152779" calcext:value-type="float">
            <text:p>0.000152779</text:p>
          </table:table-cell>
          <table:table-cell office:value-type="float" office:value="0.000252117" calcext:value-type="float">
            <text:p>0.000252117</text:p>
          </table:table-cell>
          <table:table-cell office:value-type="float" office:value="0.000114186" calcext:value-type="float">
            <text:p>0.000114186</text:p>
          </table:table-cell>
          <table:table-cell office:value-type="float" office:value="0.000257598" calcext:value-type="float">
            <text:p>0.000257598</text:p>
          </table:table-cell>
          <table:table-cell table:style-name="ce1" office:value-type="float" office:value="0.0000915527" calcext:value-type="float">
            <text:p>9.16E-05</text:p>
          </table:table-cell>
          <table:table-cell office:value-type="float" office:value="0.000154295" calcext:value-type="float">
            <text:p>0.000154295</text:p>
          </table:table-cell>
          <table:table-cell office:value-type="float" office:value="0.000290418" calcext:value-type="float">
            <text:p>0.000290418</text:p>
          </table:table-cell>
          <table:table-cell office:value-type="float" office:value="0.000308212" calcext:value-type="float">
            <text:p>0.000308212</text:p>
          </table:table-cell>
          <table:table-cell office:value-type="float" office:value="0.000213623" calcext:value-type="float">
            <text:p>0.000213623</text:p>
          </table:table-cell>
          <table:table-cell office:value-type="float" office:value="0.000261188" calcext:value-type="float">
            <text:p>0.000261188</text:p>
          </table:table-cell>
          <table:table-cell office:value-type="float" office:value="0.000156356" calcext:value-type="float">
            <text:p>0.000156356</text:p>
          </table:table-cell>
          <table:table-cell office:value-type="float" office:value="0.000193161" calcext:value-type="float">
            <text:p>0.000193161</text:p>
          </table:table-cell>
          <table:table-cell office:value-type="float" office:value="0.000164342" calcext:value-type="float">
            <text:p>0.000164342</text:p>
          </table:table-cell>
          <table:table-cell office:value-type="float" office:value="0.000185788" calcext:value-type="float">
            <text:p>0.000185788</text:p>
          </table:table-cell>
          <table:table-cell office:value-type="float" office:value="0.000230907" calcext:value-type="float">
            <text:p>0.000230907</text:p>
          </table:table-cell>
          <table:table-cell office:value-type="float" office:value="0.000136692" calcext:value-type="float">
            <text:p>0.000136692</text:p>
          </table:table-cell>
          <table:table-cell office:value-type="float" office:value="0.00025996" calcext:value-type="float">
            <text:p>0.00025996</text:p>
          </table:table-cell>
          <table:table-cell office:value-type="float" office:value="0.000337423" calcext:value-type="float">
            <text:p>0.000337423</text:p>
          </table:table-cell>
          <table:table-cell office:value-type="float" office:value="0.00015561" calcext:value-type="float">
            <text:p>0.00015561</text:p>
          </table:table-cell>
          <table:table-cell office:value-type="float" office:value="0.000202431" calcext:value-type="float">
            <text:p>0.000202431</text:p>
          </table:table-cell>
          <table:table-cell office:value-type="float" office:value="0.000185631" calcext:value-type="float">
            <text:p>0.000185631</text:p>
          </table:table-cell>
          <table:table-cell office:value-type="float" office:value="0.000137329" calcext:value-type="float">
            <text:p>0.000137329</text:p>
          </table:table-cell>
          <table:table-cell office:value-type="float" office:value="0.000238838" calcext:value-type="float">
            <text:p>0.000238838</text:p>
          </table:table-cell>
          <table:table-cell office:value-type="float" office:value="0.000246513" calcext:value-type="float">
            <text:p>0.000246513</text:p>
          </table:table-cell>
          <table:table-cell office:value-type="float" office:value="0.000193161" calcext:value-type="float">
            <text:p>0.000193161</text:p>
          </table:table-cell>
          <table:table-cell office:value-type="float" office:value="0.000320435" calcext:value-type="float">
            <text:p>0.000320435</text:p>
          </table:table-cell>
          <table:table-cell office:value-type="float" office:value="0.00020698" calcext:value-type="float">
            <text:p>0.00020698</text:p>
          </table:table-cell>
          <table:table-cell office:value-type="float" office:value="0.000224387" calcext:value-type="float">
            <text:p>0.000224387</text:p>
          </table:table-cell>
          <table:table-cell office:value-type="float" office:value="0.000161664" calcext:value-type="float">
            <text:p>0.000161664</text:p>
          </table:table-cell>
          <table:table-cell office:value-type="float" office:value="0.00025996" calcext:value-type="float">
            <text:p>0.00025996</text:p>
          </table:table-cell>
          <table:table-cell office:value-type="float" office:value="0.000205286" calcext:value-type="float">
            <text:p>0.000205286</text:p>
          </table:table-cell>
          <table:table-cell office:value-type="float" office:value="0.000180706" calcext:value-type="float">
            <text:p>0.000180706</text:p>
          </table:table-cell>
          <table:table-cell office:value-type="float" office:value="0.000250263" calcext:value-type="float">
            <text:p>0.000250263</text:p>
          </table:table-cell>
          <table:table-cell office:value-type="float" office:value="0.000136692" calcext:value-type="float">
            <text:p>0.000136692</text:p>
          </table:table-cell>
          <table:table-cell office:value-type="float" office:value="0.000116458" calcext:value-type="float">
            <text:p>0.000116458</text:p>
          </table:table-cell>
          <table:table-cell office:value-type="float" office:value="0.000193612" calcext:value-type="float">
            <text:p>0.000193612</text:p>
          </table:table-cell>
          <table:table-cell office:value-type="float" office:value="0.000204718" calcext:value-type="float">
            <text:p>0.000204718</text:p>
          </table:table-cell>
          <table:table-cell office:value-type="float" office:value="0.000152779" calcext:value-type="float">
            <text:p>0.000152779</text:p>
          </table:table-cell>
          <table:table-cell office:value-type="float" office:value="0.000137329" calcext:value-type="float">
            <text:p>0.000137329</text:p>
          </table:table-cell>
          <table:table-cell table:style-name="ce1" office:value-type="float" office:value="0.0000651856" calcext:value-type="float">
            <text:p>6.52E-05</text:p>
          </table:table-cell>
          <table:table-cell office:value-type="float" office:value="0.000165049" calcext:value-type="float">
            <text:p>0.000165049</text:p>
          </table:table-cell>
          <table:table-cell office:value-type="float" office:value="0.000188741" calcext:value-type="float">
            <text:p>0.000188741</text:p>
          </table:table-cell>
          <table:table-cell office:value-type="float" office:value="0.000214167" calcext:value-type="float">
            <text:p>0.000214167</text:p>
          </table:table-cell>
          <table:table-cell table:style-name="ce1" office:value-type="float" office:value="0.0000866533" calcext:value-type="float">
            <text:p>8.67E-05</text:p>
          </table:table-cell>
          <table:table-cell office:value-type="float" office:value="0.000153349" calcext:value-type="float">
            <text:p>0.000153349</text:p>
          </table:table-cell>
          <table:table-cell office:value-type="float" office:value="0.000274658" calcext:value-type="float">
            <text:p>0.000274658</text:p>
          </table:table-cell>
          <table:table-cell table:number-columns-repeated="411"/>
        </table:table-row>
        <table:table-row table:style-name="ro1">
          <table:table-cell office:value-type="string" calcext:value-type="string">
            <text:p>Alignment 25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0888898" calcext:value-type="float">
            <text:p>0.0888898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0596046" calcext:value-type="float">
            <text:p>5.96E-0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386152" calcext:value-type="float">
            <text:p>0.00038615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811561" calcext:value-type="float">
            <text:p>8.12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00111086" calcext:value-type="float">
            <text:p>0.000111086</text:p>
          </table:table-cell>
          <table:table-cell table:style-name="ce1" office:value-type="float" office:value="0.0000610352" calcext:value-type="float">
            <text:p>6.10E-05</text:p>
          </table:table-cell>
          <table:table-cell table:style-name="ce1" office:value-type="float" office:value="0.0000747525" calcext:value-type="float">
            <text:p>7.48E-05</text:p>
          </table:table-cell>
          <table:table-cell table:style-name="ce1" office:value-type="float" office:value="0.0000915527" calcext:value-type="float">
            <text:p>9.16E-05</text:p>
          </table:table-cell>
          <table:table-cell table:style-name="ce1" office:value-type="float" office:value="0.0000876551" calcext:value-type="float">
            <text:p>8.77E-05</text:p>
          </table:table-cell>
          <table:table-cell table:style-name="ce1" office:value-type="float" office:value="0.0000228882" calcext:value-type="float">
            <text:p>2.29E-05</text:p>
          </table:table-cell>
          <table:table-cell table:style-name="ce1" office:value-type="float" office:value="0.0000866533" calcext:value-type="float">
            <text:p>8.67E-05</text:p>
          </table:table-cell>
          <table:table-cell office:value-type="float" office:value="0.000111086" calcext:value-type="float">
            <text:p>0.000111086</text:p>
          </table:table-cell>
          <table:table-cell office:value-type="float" office:value="0.000122308" calcext:value-type="float">
            <text:p>0.000122308</text:p>
          </table:table-cell>
          <table:table-cell table:style-name="ce1" office:value-type="float" office:value="0.000048852" calcext:value-type="float">
            <text:p>4.89E-05</text:p>
          </table:table-cell>
          <table:table-cell table:style-name="ce1" office:value-type="float" office:value="0.0000876551" calcext:value-type="float">
            <text:p>8.77E-05</text:p>
          </table:table-cell>
          <table:table-cell table:number-columns-repeated="2" table:style-name="ce1" office:value-type="float" office:value="0.0000747525" calcext:value-type="float">
            <text:p>7.48E-05</text:p>
          </table:table-cell>
          <table:table-cell table:number-columns-repeated="472"/>
        </table:table-row>
        <table:table-row table:style-name="ro1">
          <table:table-cell office:value-type="string" calcext:value-type="string">
            <text:p>Alignment 26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0927536" calcext:value-type="float">
            <text:p>0.0927536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808626" calcext:value-type="float">
            <text:p>0.00080862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554825" calcext:value-type="float">
            <text:p>0.55482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513221" calcext:value-type="float">
            <text:p>0.051322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38904" calcext:value-type="float">
            <text:p>0.038904</text:p>
          </table:table-cell>
          <table:table-cell office:value-type="float" office:value="0.0434776" calcext:value-type="float">
            <text:p>0.0434776</text:p>
          </table:table-cell>
          <table:table-cell office:value-type="float" office:value="0.044933" calcext:value-type="float">
            <text:p>0.044933</text:p>
          </table:table-cell>
          <table:table-cell office:value-type="float" office:value="0.0343813" calcext:value-type="float">
            <text:p>0.0343813</text:p>
          </table:table-cell>
          <table:table-cell office:value-type="float" office:value="0.0539228" calcext:value-type="float">
            <text:p>0.0539228</text:p>
          </table:table-cell>
          <table:table-cell office:value-type="float" office:value="0.0553623" calcext:value-type="float">
            <text:p>0.0553623</text:p>
          </table:table-cell>
          <table:table-cell office:value-type="float" office:value="0.0224729" calcext:value-type="float">
            <text:p>0.0224729</text:p>
          </table:table-cell>
          <table:table-cell office:value-type="float" office:value="0.0336001" calcext:value-type="float">
            <text:p>0.0336001</text:p>
          </table:table-cell>
          <table:table-cell office:value-type="float" office:value="0.0259231" calcext:value-type="float">
            <text:p>0.0259231</text:p>
          </table:table-cell>
          <table:table-cell office:value-type="float" office:value="0.0337305" calcext:value-type="float">
            <text:p>0.0337305</text:p>
          </table:table-cell>
          <table:table-cell office:value-type="float" office:value="0.0609911" calcext:value-type="float">
            <text:p>0.0609911</text:p>
          </table:table-cell>
          <table:table-cell office:value-type="float" office:value="0.082074" calcext:value-type="float">
            <text:p>0.082074</text:p>
          </table:table-cell>
          <table:table-cell office:value-type="float" office:value="0.0492493" calcext:value-type="float">
            <text:p>0.0492493</text:p>
          </table:table-cell>
          <table:table-cell office:value-type="float" office:value="0.0144936" calcext:value-type="float">
            <text:p>0.0144936</text:p>
          </table:table-cell>
          <table:table-cell office:value-type="float" office:value="0.0416621" calcext:value-type="float">
            <text:p>0.0416621</text:p>
          </table:table-cell>
          <table:table-cell office:value-type="float" office:value="0.0232787" calcext:value-type="float">
            <text:p>0.0232787</text:p>
          </table:table-cell>
          <table:table-cell office:value-type="float" office:value="0.0783607" calcext:value-type="float">
            <text:p>0.0783607</text:p>
          </table:table-cell>
          <table:table-cell office:value-type="float" office:value="0.0818634" calcext:value-type="float">
            <text:p>0.0818634</text:p>
          </table:table-cell>
          <table:table-cell office:value-type="float" office:value="0.0839301" calcext:value-type="float">
            <text:p>0.0839301</text:p>
          </table:table-cell>
          <table:table-cell office:value-type="float" office:value="0.0638759" calcext:value-type="float">
            <text:p>0.0638759</text:p>
          </table:table-cell>
          <table:table-cell office:value-type="float" office:value="0.0636526" calcext:value-type="float">
            <text:p>0.0636526</text:p>
          </table:table-cell>
          <table:table-cell office:value-type="float" office:value="0.047248" calcext:value-type="float">
            <text:p>0.047248</text:p>
          </table:table-cell>
          <table:table-cell office:value-type="float" office:value="0.0419345" calcext:value-type="float">
            <text:p>0.0419345</text:p>
          </table:table-cell>
          <table:table-cell office:value-type="float" office:value="0.0876315" calcext:value-type="float">
            <text:p>0.0876315</text:p>
          </table:table-cell>
          <table:table-cell office:value-type="float" office:value="0.0624519" calcext:value-type="float">
            <text:p>0.0624519</text:p>
          </table:table-cell>
          <table:table-cell office:value-type="float" office:value="0.0394643" calcext:value-type="float">
            <text:p>0.0394643</text:p>
          </table:table-cell>
          <table:table-cell office:value-type="float" office:value="0.0455811" calcext:value-type="float">
            <text:p>0.0455811</text:p>
          </table:table-cell>
          <table:table-cell office:value-type="float" office:value="0.0705542" calcext:value-type="float">
            <text:p>0.0705542</text:p>
          </table:table-cell>
          <table:table-cell office:value-type="float" office:value="0.0293396" calcext:value-type="float">
            <text:p>0.0293396</text:p>
          </table:table-cell>
          <table:table-cell office:value-type="float" office:value="0.0605493" calcext:value-type="float">
            <text:p>0.0605493</text:p>
          </table:table-cell>
          <table:table-cell office:value-type="float" office:value="0.0378432" calcext:value-type="float">
            <text:p>0.0378432</text:p>
          </table:table-cell>
          <table:table-cell office:value-type="float" office:value="0.0781381" calcext:value-type="float">
            <text:p>0.0781381</text:p>
          </table:table-cell>
          <table:table-cell office:value-type="float" office:value="0.0489112" calcext:value-type="float">
            <text:p>0.0489112</text:p>
          </table:table-cell>
          <table:table-cell office:value-type="float" office:value="0.0267389" calcext:value-type="float">
            <text:p>0.0267389</text:p>
          </table:table-cell>
          <table:table-cell office:value-type="float" office:value="0.0473079" calcext:value-type="float">
            <text:p>0.0473079</text:p>
          </table:table-cell>
          <table:table-cell office:value-type="float" office:value="0.0865808" calcext:value-type="float">
            <text:p>0.0865808</text:p>
          </table:table-cell>
          <table:table-cell office:value-type="float" office:value="0.0114357" calcext:value-type="float">
            <text:p>0.0114357</text:p>
          </table:table-cell>
          <table:table-cell office:value-type="float" office:value="0.0877307" calcext:value-type="float">
            <text:p>0.0877307</text:p>
          </table:table-cell>
          <table:table-cell office:value-type="float" office:value="0.0834815" calcext:value-type="float">
            <text:p>0.0834815</text:p>
          </table:table-cell>
          <table:table-cell office:value-type="float" office:value="0.0332653" calcext:value-type="float">
            <text:p>0.0332653</text:p>
          </table:table-cell>
          <table:table-cell office:value-type="float" office:value="0.0575308" calcext:value-type="float">
            <text:p>0.0575308</text:p>
          </table:table-cell>
          <table:table-cell office:value-type="float" office:value="0.0881349" calcext:value-type="float">
            <text:p>0.0881349</text:p>
          </table:table-cell>
          <table:table-cell office:value-type="float" office:value="0.0137389" calcext:value-type="float">
            <text:p>0.0137389</text:p>
          </table:table-cell>
          <table:table-cell office:value-type="float" office:value="0.0564555" calcext:value-type="float">
            <text:p>0.0564555</text:p>
          </table:table-cell>
          <table:table-cell office:value-type="float" office:value="0.033318" calcext:value-type="float">
            <text:p>0.033318</text:p>
          </table:table-cell>
          <table:table-cell office:value-type="float" office:value="0.0876459" calcext:value-type="float">
            <text:p>0.0876459</text:p>
          </table:table-cell>
          <table:table-cell office:value-type="float" office:value="0.0535581" calcext:value-type="float">
            <text:p>0.0535581</text:p>
          </table:table-cell>
          <table:table-cell office:value-type="float" office:value="0.0265134" calcext:value-type="float">
            <text:p>0.0265134</text:p>
          </table:table-cell>
          <table:table-cell office:value-type="float" office:value="0.0427587" calcext:value-type="float">
            <text:p>0.0427587</text:p>
          </table:table-cell>
          <table:table-cell office:value-type="float" office:value="0.0848574" calcext:value-type="float">
            <text:p>0.0848574</text:p>
          </table:table-cell>
          <table:table-cell office:value-type="float" office:value="0.0158826" calcext:value-type="float">
            <text:p>0.0158826</text:p>
          </table:table-cell>
          <table:table-cell office:value-type="float" office:value="0.0832193" calcext:value-type="float">
            <text:p>0.0832193</text:p>
          </table:table-cell>
          <table:table-cell office:value-type="float" office:value="0.0358464" calcext:value-type="float">
            <text:p>0.0358464</text:p>
          </table:table-cell>
          <table:table-cell office:value-type="float" office:value="0.044196" calcext:value-type="float">
            <text:p>0.044196</text:p>
          </table:table-cell>
          <table:table-cell office:value-type="float" office:value="0.0143159" calcext:value-type="float">
            <text:p>0.0143159</text:p>
          </table:table-cell>
          <table:table-cell office:value-type="float" office:value="0.0437269" calcext:value-type="float">
            <text:p>0.0437269</text:p>
          </table:table-cell>
          <table:table-cell office:value-type="float" office:value="0.0488917" calcext:value-type="float">
            <text:p>0.0488917</text:p>
          </table:table-cell>
          <table:table-cell office:value-type="float" office:value="0.0245767" calcext:value-type="float">
            <text:p>0.0245767</text:p>
          </table:table-cell>
          <table:table-cell office:value-type="float" office:value="0.0905881" calcext:value-type="float">
            <text:p>0.0905881</text:p>
          </table:table-cell>
          <table:table-cell office:value-type="float" office:value="0.0366076" calcext:value-type="float">
            <text:p>0.0366076</text:p>
          </table:table-cell>
          <table:table-cell office:value-type="float" office:value="0.0483645" calcext:value-type="float">
            <text:p>0.0483645</text:p>
          </table:table-cell>
          <table:table-cell office:value-type="float" office:value="0.0901426" calcext:value-type="float">
            <text:p>0.0901426</text:p>
          </table:table-cell>
          <table:table-cell office:value-type="float" office:value="0.0870338" calcext:value-type="float">
            <text:p>0.0870338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0.040353" calcext:value-type="float">
            <text:p>0.040353</text:p>
          </table:table-cell>
          <table:table-cell office:value-type="float" office:value="0.0442833" calcext:value-type="float">
            <text:p>0.0442833</text:p>
          </table:table-cell>
          <table:table-cell office:value-type="float" office:value="0.0858515" calcext:value-type="float">
            <text:p>0.0858515</text:p>
          </table:table-cell>
          <table:table-cell office:value-type="float" office:value="0.0848004" calcext:value-type="float">
            <text:p>0.0848004</text:p>
          </table:table-cell>
          <table:table-cell office:value-type="float" office:value="0.0172451" calcext:value-type="float">
            <text:p>0.0172451</text:p>
          </table:table-cell>
          <table:table-cell office:value-type="float" office:value="0.0297082" calcext:value-type="float">
            <text:p>0.0297082</text:p>
          </table:table-cell>
          <table:table-cell office:value-type="float" office:value="0.0490025" calcext:value-type="float">
            <text:p>0.0490025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Alignment 27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0931211" calcext:value-type="float">
            <text:p>0.0931211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808328" calcext:value-type="float">
            <text:p>0.000808328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554123" calcext:value-type="float">
            <text:p>0.55412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513085" calcext:value-type="float">
            <text:p>0.051308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390735" calcext:value-type="float">
            <text:p>0.0390735</text:p>
          </table:table-cell>
          <table:table-cell office:value-type="float" office:value="0.0433993" calcext:value-type="float">
            <text:p>0.0433993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343869" calcext:value-type="float">
            <text:p>0.0343869</text:p>
          </table:table-cell>
          <table:table-cell office:value-type="float" office:value="0.0538202" calcext:value-type="float">
            <text:p>0.0538202</text:p>
          </table:table-cell>
          <table:table-cell office:value-type="float" office:value="0.0553456" calcext:value-type="float">
            <text:p>0.0553456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0337744" calcext:value-type="float">
            <text:p>0.0337744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0337008" calcext:value-type="float">
            <text:p>0.0337008</text:p>
          </table:table-cell>
          <table:table-cell office:value-type="float" office:value="0.0609804" calcext:value-type="float">
            <text:p>0.0609804</text:p>
          </table:table-cell>
          <table:table-cell office:value-type="float" office:value="0.0819681" calcext:value-type="float">
            <text:p>0.0819681</text:p>
          </table:table-cell>
          <table:table-cell office:value-type="float" office:value="0.0491109" calcext:value-type="float">
            <text:p>0.0491109</text:p>
          </table:table-cell>
          <table:table-cell office:value-type="float" office:value="0.0145056" calcext:value-type="float">
            <text:p>0.0145056</text:p>
          </table:table-cell>
          <table:table-cell office:value-type="float" office:value="0.0416459" calcext:value-type="float">
            <text:p>0.0416459</text:p>
          </table:table-cell>
          <table:table-cell office:value-type="float" office:value="0.0231843" calcext:value-type="float">
            <text:p>0.0231843</text:p>
          </table:table-cell>
          <table:table-cell office:value-type="float" office:value="0.0783509" calcext:value-type="float">
            <text:p>0.0783509</text:p>
          </table:table-cell>
          <table:table-cell office:value-type="float" office:value="0.0817519" calcext:value-type="float">
            <text:p>0.0817519</text:p>
          </table:table-cell>
          <table:table-cell office:value-type="float" office:value="0.0838637" calcext:value-type="float">
            <text:p>0.0838637</text:p>
          </table:table-cell>
          <table:table-cell office:value-type="float" office:value="0.0638594" calcext:value-type="float">
            <text:p>0.0638594</text:p>
          </table:table-cell>
          <table:table-cell office:value-type="float" office:value="0.0636523" calcext:value-type="float">
            <text:p>0.0636523</text:p>
          </table:table-cell>
          <table:table-cell office:value-type="float" office:value="0.047212" calcext:value-type="float">
            <text:p>0.047212</text:p>
          </table:table-cell>
          <table:table-cell office:value-type="float" office:value="0.0420101" calcext:value-type="float">
            <text:p>0.0420101</text:p>
          </table:table-cell>
          <table:table-cell office:value-type="float" office:value="0.0875132" calcext:value-type="float">
            <text:p>0.0875132</text:p>
          </table:table-cell>
          <table:table-cell office:value-type="float" office:value="0.0624142" calcext:value-type="float">
            <text:p>0.0624142</text:p>
          </table:table-cell>
          <table:table-cell office:value-type="float" office:value="0.0394056" calcext:value-type="float">
            <text:p>0.0394056</text:p>
          </table:table-cell>
          <table:table-cell office:value-type="float" office:value="0.0456474" calcext:value-type="float">
            <text:p>0.0456474</text:p>
          </table:table-cell>
          <table:table-cell office:value-type="float" office:value="0.0704929" calcext:value-type="float">
            <text:p>0.0704929</text:p>
          </table:table-cell>
          <table:table-cell office:value-type="float" office:value="0.0292837" calcext:value-type="float">
            <text:p>0.0292837</text:p>
          </table:table-cell>
          <table:table-cell office:value-type="float" office:value="0.0605505" calcext:value-type="float">
            <text:p>0.0605505</text:p>
          </table:table-cell>
          <table:table-cell office:value-type="float" office:value="0.0379045" calcext:value-type="float">
            <text:p>0.0379045</text:p>
          </table:table-cell>
          <table:table-cell office:value-type="float" office:value="0.0780883" calcext:value-type="float">
            <text:p>0.0780883</text:p>
          </table:table-cell>
          <table:table-cell office:value-type="float" office:value="0.0489818" calcext:value-type="float">
            <text:p>0.0489818</text:p>
          </table:table-cell>
          <table:table-cell office:value-type="float" office:value="0.026789" calcext:value-type="float">
            <text:p>0.026789</text:p>
          </table:table-cell>
          <table:table-cell office:value-type="float" office:value="0.0472512" calcext:value-type="float">
            <text:p>0.0472512</text:p>
          </table:table-cell>
          <table:table-cell office:value-type="float" office:value="0.0865519" calcext:value-type="float">
            <text:p>0.0865519</text:p>
          </table:table-cell>
          <table:table-cell office:value-type="float" office:value="0.0115879" calcext:value-type="float">
            <text:p>0.0115879</text:p>
          </table:table-cell>
          <table:table-cell office:value-type="float" office:value="0.0876695" calcext:value-type="float">
            <text:p>0.0876695</text:p>
          </table:table-cell>
          <table:table-cell office:value-type="float" office:value="0.0833172" calcext:value-type="float">
            <text:p>0.0833172</text:p>
          </table:table-cell>
          <table:table-cell office:value-type="float" office:value="0.0333147" calcext:value-type="float">
            <text:p>0.0333147</text:p>
          </table:table-cell>
          <table:table-cell office:value-type="float" office:value="0.0574769" calcext:value-type="float">
            <text:p>0.0574769</text:p>
          </table:table-cell>
          <table:table-cell office:value-type="float" office:value="0.0882022" calcext:value-type="float">
            <text:p>0.0882022</text:p>
          </table:table-cell>
          <table:table-cell office:value-type="float" office:value="0.013802" calcext:value-type="float">
            <text:p>0.013802</text:p>
          </table:table-cell>
          <table:table-cell office:value-type="float" office:value="0.056411" calcext:value-type="float">
            <text:p>0.056411</text:p>
          </table:table-cell>
          <table:table-cell office:value-type="float" office:value="0.0332578" calcext:value-type="float">
            <text:p>0.0332578</text:p>
          </table:table-cell>
          <table:table-cell office:value-type="float" office:value="0.0876269" calcext:value-type="float">
            <text:p>0.0876269</text:p>
          </table:table-cell>
          <table:table-cell office:value-type="float" office:value="0.0535043" calcext:value-type="float">
            <text:p>0.0535043</text:p>
          </table:table-cell>
          <table:table-cell office:value-type="float" office:value="0.0265348" calcext:value-type="float">
            <text:p>0.0265348</text:p>
          </table:table-cell>
          <table:table-cell office:value-type="float" office:value="0.0426843" calcext:value-type="float">
            <text:p>0.0426843</text:p>
          </table:table-cell>
          <table:table-cell office:value-type="float" office:value="0.0849445" calcext:value-type="float">
            <text:p>0.0849445</text:p>
          </table:table-cell>
          <table:table-cell office:value-type="float" office:value="0.0159791" calcext:value-type="float">
            <text:p>0.0159791</text:p>
          </table:table-cell>
          <table:table-cell office:value-type="float" office:value="0.0831629" calcext:value-type="float">
            <text:p>0.0831629</text:p>
          </table:table-cell>
          <table:table-cell office:value-type="float" office:value="0.0359823" calcext:value-type="float">
            <text:p>0.0359823</text:p>
          </table:table-cell>
          <table:table-cell office:value-type="float" office:value="0.0441702" calcext:value-type="float">
            <text:p>0.0441702</text:p>
          </table:table-cell>
          <table:table-cell office:value-type="float" office:value="0.0142429" calcext:value-type="float">
            <text:p>0.0142429</text:p>
          </table:table-cell>
          <table:table-cell office:value-type="float" office:value="0.0436481" calcext:value-type="float">
            <text:p>0.0436481</text:p>
          </table:table-cell>
          <table:table-cell office:value-type="float" office:value="0.0488771" calcext:value-type="float">
            <text:p>0.0488771</text:p>
          </table:table-cell>
          <table:table-cell office:value-type="float" office:value="0.0246112" calcext:value-type="float">
            <text:p>0.0246112</text:p>
          </table:table-cell>
          <table:table-cell office:value-type="float" office:value="0.0904326" calcext:value-type="float">
            <text:p>0.0904326</text:p>
          </table:table-cell>
          <table:table-cell office:value-type="float" office:value="0.0483699" calcext:value-type="float">
            <text:p>0.0483699</text:p>
          </table:table-cell>
          <table:table-cell office:value-type="float" office:value="0.0367181" calcext:value-type="float">
            <text:p>0.0367181</text:p>
          </table:table-cell>
          <table:table-cell office:value-type="float" office:value="0.0900621" calcext:value-type="float">
            <text:p>0.0900621</text:p>
          </table:table-cell>
          <table:table-cell office:value-type="float" office:value="0.0869725" calcext:value-type="float">
            <text:p>0.0869725</text:p>
          </table:table-cell>
          <table:table-cell office:value-type="float" office:value="0.0284656" calcext:value-type="float">
            <text:p>0.0284656</text:p>
          </table:table-cell>
          <table:table-cell office:value-type="float" office:value="0.044312" calcext:value-type="float">
            <text:p>0.044312</text:p>
          </table:table-cell>
          <table:table-cell office:value-type="float" office:value="0.0403772" calcext:value-type="float">
            <text:p>0.0403772</text:p>
          </table:table-cell>
          <table:table-cell office:value-type="float" office:value="0.0856569" calcext:value-type="float">
            <text:p>0.0856569</text:p>
          </table:table-cell>
          <table:table-cell office:value-type="float" office:value="0.0846652" calcext:value-type="float">
            <text:p>0.0846652</text:p>
          </table:table-cell>
          <table:table-cell office:value-type="float" office:value="0.0172808" calcext:value-type="float">
            <text:p>0.0172808</text:p>
          </table:table-cell>
          <table:table-cell office:value-type="float" office:value="0.0297335" calcext:value-type="float">
            <text:p>0.0297335</text:p>
          </table:table-cell>
          <table:table-cell office:value-type="float" office:value="0.0489928" calcext:value-type="float">
            <text:p>0.0489928</text:p>
          </table:table-cell>
          <table:table-cell table:number-columns-repeated="414"/>
        </table:table-row>
        <table:table-row table:style-name="ro1">
          <table:table-cell office:value-type="string" calcext:value-type="string">
            <text:p>Alignment 28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212358" calcext:value-type="float">
            <text:p>0.212358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980717" calcext:value-type="float">
            <text:p>0.0098071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.01521" calcext:value-type="float">
            <text:p>5.0152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1189" calcext:value-type="float">
            <text:p>18.118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368106" calcext:value-type="float">
            <text:p>0.368106</text:p>
          </table:table-cell>
          <table:table-cell office:value-type="float" office:value="0.390115" calcext:value-type="float">
            <text:p>0.390115</text:p>
          </table:table-cell>
          <table:table-cell office:value-type="float" office:value="0.418183" calcext:value-type="float">
            <text:p>0.418183</text:p>
          </table:table-cell>
          <table:table-cell office:value-type="float" office:value="0.522164" calcext:value-type="float">
            <text:p>0.522164</text:p>
          </table:table-cell>
          <table:table-cell office:value-type="float" office:value="0.565811" calcext:value-type="float">
            <text:p>0.565811</text:p>
          </table:table-cell>
          <table:table-cell office:value-type="float" office:value="0.102246" calcext:value-type="float">
            <text:p>0.102246</text:p>
          </table:table-cell>
          <table:table-cell office:value-type="float" office:value="0.451529" calcext:value-type="float">
            <text:p>0.451529</text:p>
          </table:table-cell>
          <table:table-cell office:value-type="float" office:value="0.251573" calcext:value-type="float">
            <text:p>0.251573</text:p>
          </table:table-cell>
          <table:table-cell office:value-type="float" office:value="0.268982" calcext:value-type="float">
            <text:p>0.268982</text:p>
          </table:table-cell>
          <table:table-cell office:value-type="float" office:value="0.640532" calcext:value-type="float">
            <text:p>0.640532</text:p>
          </table:table-cell>
          <table:table-cell office:value-type="float" office:value="0.887853" calcext:value-type="float">
            <text:p>0.887853</text:p>
          </table:table-cell>
          <table:table-cell office:value-type="float" office:value="0.0564775" calcext:value-type="float">
            <text:p>0.0564775</text:p>
          </table:table-cell>
          <table:table-cell office:value-type="float" office:value="0.416112" calcext:value-type="float">
            <text:p>0.416112</text:p>
          </table:table-cell>
          <table:table-cell office:value-type="float" office:value="0.214882" calcext:value-type="float">
            <text:p>0.214882</text:p>
          </table:table-cell>
          <table:table-cell office:value-type="float" office:value="111.672" calcext:value-type="float">
            <text:p>111.672</text:p>
          </table:table-cell>
          <table:table-cell office:value-type="float" office:value="70.3027" calcext:value-type="float">
            <text:p>70.3027</text:p>
          </table:table-cell>
          <table:table-cell office:value-type="float" office:value="18.1307" calcext:value-type="float">
            <text:p>18.1307</text:p>
          </table:table-cell>
          <table:table-cell office:value-type="float" office:value="0.469628" calcext:value-type="float">
            <text:p>0.469628</text:p>
          </table:table-cell>
          <table:table-cell office:value-type="float" office:value="21.984" calcext:value-type="float">
            <text:p>21.984</text:p>
          </table:table-cell>
          <table:table-cell office:value-type="float" office:value="18.1766" calcext:value-type="float">
            <text:p>18.1766</text:p>
          </table:table-cell>
          <table:table-cell office:value-type="float" office:value="0.167911" calcext:value-type="float">
            <text:p>0.167911</text:p>
          </table:table-cell>
          <table:table-cell office:value-type="float" office:value="37.5325" calcext:value-type="float">
            <text:p>37.5325</text:p>
          </table:table-cell>
          <table:table-cell office:value-type="float" office:value="0.896516" calcext:value-type="float">
            <text:p>0.896516</text:p>
          </table:table-cell>
          <table:table-cell office:value-type="float" office:value="18.0936" calcext:value-type="float">
            <text:p>18.0936</text:p>
          </table:table-cell>
          <table:table-cell office:value-type="float" office:value="29.8234" calcext:value-type="float">
            <text:p>29.8234</text:p>
          </table:table-cell>
          <table:table-cell office:value-type="float" office:value="0.96683" calcext:value-type="float">
            <text:p>0.96683</text:p>
          </table:table-cell>
          <table:table-cell office:value-type="float" office:value="15.0829" calcext:value-type="float">
            <text:p>15.0829</text:p>
          </table:table-cell>
          <table:table-cell office:value-type="float" office:value="0.930739" calcext:value-type="float">
            <text:p>0.930739</text:p>
          </table:table-cell>
          <table:table-cell office:value-type="float" office:value="0.228371" calcext:value-type="float">
            <text:p>0.228371</text:p>
          </table:table-cell>
          <table:table-cell office:value-type="float" office:value="0.39453" calcext:value-type="float">
            <text:p>0.39453</text:p>
          </table:table-cell>
          <table:table-cell office:value-type="float" office:value="0.104381" calcext:value-type="float">
            <text:p>0.104381</text:p>
          </table:table-cell>
          <table:table-cell office:value-type="float" office:value="97.2164" calcext:value-type="float">
            <text:p>97.2164</text:p>
          </table:table-cell>
          <table:table-cell office:value-type="float" office:value="0.340787" calcext:value-type="float">
            <text:p>0.340787</text:p>
          </table:table-cell>
          <table:table-cell office:value-type="float" office:value="0.495512" calcext:value-type="float">
            <text:p>0.495512</text:p>
          </table:table-cell>
          <table:table-cell office:value-type="float" office:value="40.3491" calcext:value-type="float">
            <text:p>40.3491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5.58253" calcext:value-type="float">
            <text:p>5.58253</text:p>
          </table:table-cell>
          <table:table-cell office:value-type="float" office:value="107.774" calcext:value-type="float">
            <text:p>107.774</text:p>
          </table:table-cell>
          <table:table-cell office:value-type="float" office:value="21.7183" calcext:value-type="float">
            <text:p>21.7183</text:p>
          </table:table-cell>
          <table:table-cell office:value-type="float" office:value="0.368309" calcext:value-type="float">
            <text:p>0.368309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Alignment 29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206564" calcext:value-type="float">
            <text:p>0.206564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307023" calcext:value-type="float">
            <text:p>0.30702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89.685" calcext:value-type="float">
            <text:p>189.68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7.6262" calcext:value-type="float">
            <text:p>27.626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9.40006" calcext:value-type="float">
            <text:p>9.40006</text:p>
          </table:table-cell>
          <table:table-cell office:value-type="float" office:value="23.0617" calcext:value-type="float">
            <text:p>23.0617</text:p>
          </table:table-cell>
          <table:table-cell office:value-type="float" office:value="3.51795" calcext:value-type="float">
            <text:p>3.51795</text:p>
          </table:table-cell>
          <table:table-cell office:value-type="float" office:value="19.2667" calcext:value-type="float">
            <text:p>19.2667</text:p>
          </table:table-cell>
          <table:table-cell office:value-type="float" office:value="14.1522" calcext:value-type="float">
            <text:p>14.1522</text:p>
          </table:table-cell>
          <table:table-cell office:value-type="float" office:value="16.2383" calcext:value-type="float">
            <text:p>16.2383</text:p>
          </table:table-cell>
          <table:table-cell office:value-type="float" office:value="3.36401" calcext:value-type="float">
            <text:p>3.36401</text:p>
          </table:table-cell>
          <table:table-cell office:value-type="float" office:value="6.14931" calcext:value-type="float">
            <text:p>6.14931</text:p>
          </table:table-cell>
          <table:table-cell office:value-type="float" office:value="11.971" calcext:value-type="float">
            <text:p>11.971</text:p>
          </table:table-cell>
          <table:table-cell office:value-type="float" office:value="23.9588" calcext:value-type="float">
            <text:p>23.9588</text:p>
          </table:table-cell>
          <table:table-cell office:value-type="float" office:value="36.0297" calcext:value-type="float">
            <text:p>36.0297</text:p>
          </table:table-cell>
          <table:table-cell office:value-type="float" office:value="100.51" calcext:value-type="float">
            <text:p>100.51</text:p>
          </table:table-cell>
          <table:table-cell office:value-type="float" office:value="10.9044" calcext:value-type="float">
            <text:p>10.9044</text:p>
          </table:table-cell>
          <table:table-cell office:value-type="float" office:value="8.75417" calcext:value-type="float">
            <text:p>8.75417</text:p>
          </table:table-cell>
          <table:table-cell office:value-type="float" office:value="18.7053" calcext:value-type="float">
            <text:p>18.7053</text:p>
          </table:table-cell>
          <table:table-cell office:value-type="float" office:value="71.411" calcext:value-type="float">
            <text:p>71.411</text:p>
          </table:table-cell>
          <table:table-cell office:value-type="float" office:value="13.962" calcext:value-type="float">
            <text:p>13.962</text:p>
          </table:table-cell>
          <table:table-cell office:value-type="float" office:value="8.50003" calcext:value-type="float">
            <text:p>8.50003</text:p>
          </table:table-cell>
          <table:table-cell office:value-type="float" office:value="47.648" calcext:value-type="float">
            <text:p>47.648</text:p>
          </table:table-cell>
          <table:table-cell office:value-type="float" office:value="6.59454" calcext:value-type="float">
            <text:p>6.59454</text:p>
          </table:table-cell>
          <table:table-cell office:value-type="float" office:value="106.137" calcext:value-type="float">
            <text:p>106.137</text:p>
          </table:table-cell>
          <table:table-cell office:value-type="float" office:value="50.9571" calcext:value-type="float">
            <text:p>50.9571</text:p>
          </table:table-cell>
          <table:table-cell office:value-type="float" office:value="18.5498" calcext:value-type="float">
            <text:p>18.5498</text:p>
          </table:table-cell>
          <table:table-cell office:value-type="float" office:value="27.1741" calcext:value-type="float">
            <text:p>27.1741</text:p>
          </table:table-cell>
          <table:table-cell office:value-type="float" office:value="24.1099" calcext:value-type="float">
            <text:p>24.1099</text:p>
          </table:table-cell>
          <table:table-cell office:value-type="float" office:value="89.7622" calcext:value-type="float">
            <text:p>89.7622</text:p>
          </table:table-cell>
          <table:table-cell office:value-type="float" office:value="22.6991" calcext:value-type="float">
            <text:p>22.6991</text:p>
          </table:table-cell>
          <table:table-cell office:value-type="float" office:value="5.9369" calcext:value-type="float">
            <text:p>5.9369</text:p>
          </table:table-cell>
          <table:table-cell office:value-type="float" office:value="2.49654" calcext:value-type="float">
            <text:p>2.49654</text:p>
          </table:table-cell>
          <table:table-cell office:value-type="float" office:value="8.71049" calcext:value-type="float">
            <text:p>8.71049</text:p>
          </table:table-cell>
          <table:table-cell office:value-type="float" office:value="83.9369" calcext:value-type="float">
            <text:p>83.9369</text:p>
          </table:table-cell>
          <table:table-cell office:value-type="float" office:value="4.09608" calcext:value-type="float">
            <text:p>4.09608</text:p>
          </table:table-cell>
          <table:table-cell office:value-type="float" office:value="6.24998" calcext:value-type="float">
            <text:p>6.24998</text:p>
          </table:table-cell>
          <table:table-cell office:value-type="float" office:value="17.8982" calcext:value-type="float">
            <text:p>17.8982</text:p>
          </table:table-cell>
          <table:table-cell office:value-type="float" office:value="42.0139" calcext:value-type="float">
            <text:p>42.0139</text:p>
          </table:table-cell>
          <table:table-cell office:value-type="float" office:value="1.24547" calcext:value-type="float">
            <text:p>1.24547</text:p>
          </table:table-cell>
          <table:table-cell office:value-type="float" office:value="82.8779" calcext:value-type="float">
            <text:p>82.8779</text:p>
          </table:table-cell>
          <table:table-cell office:value-type="float" office:value="0.845829" calcext:value-type="float">
            <text:p>0.845829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Alignment 30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208773" calcext:value-type="float">
            <text:p>0.20877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39396" calcext:value-type="float">
            <text:p>0.43939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64.687" calcext:value-type="float">
            <text:p>264.68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2.4126" calcext:value-type="float">
            <text:p>32.412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13.5429" calcext:value-type="float">
            <text:p>13.5429</text:p>
          </table:table-cell>
          <table:table-cell office:value-type="float" office:value="26.5572" calcext:value-type="float">
            <text:p>26.5572</text:p>
          </table:table-cell>
          <table:table-cell office:value-type="float" office:value="10.9069" calcext:value-type="float">
            <text:p>10.9069</text:p>
          </table:table-cell>
          <table:table-cell office:value-type="float" office:value="24.9293" calcext:value-type="float">
            <text:p>24.9293</text:p>
          </table:table-cell>
          <table:table-cell office:value-type="float" office:value="21.1289" calcext:value-type="float">
            <text:p>21.1289</text:p>
          </table:table-cell>
          <table:table-cell office:value-type="float" office:value="15.6507" calcext:value-type="float">
            <text:p>15.6507</text:p>
          </table:table-cell>
          <table:table-cell office:value-type="float" office:value="10.7161" calcext:value-type="float">
            <text:p>10.7161</text:p>
          </table:table-cell>
          <table:table-cell office:value-type="float" office:value="4.90208" calcext:value-type="float">
            <text:p>4.90208</text:p>
          </table:table-cell>
          <table:table-cell office:value-type="float" office:value="12.6334" calcext:value-type="float">
            <text:p>12.6334</text:p>
          </table:table-cell>
          <table:table-cell office:value-type="float" office:value="31.4013" calcext:value-type="float">
            <text:p>31.4013</text:p>
          </table:table-cell>
          <table:table-cell office:value-type="float" office:value="46.6483" calcext:value-type="float">
            <text:p>46.6483</text:p>
          </table:table-cell>
          <table:table-cell office:value-type="float" office:value="96.5096" calcext:value-type="float">
            <text:p>96.5096</text:p>
          </table:table-cell>
          <table:table-cell office:value-type="float" office:value="8.15534" calcext:value-type="float">
            <text:p>8.15534</text:p>
          </table:table-cell>
          <table:table-cell office:value-type="float" office:value="13.2791" calcext:value-type="float">
            <text:p>13.2791</text:p>
          </table:table-cell>
          <table:table-cell office:value-type="float" office:value="19.3553" calcext:value-type="float">
            <text:p>19.3553</text:p>
          </table:table-cell>
          <table:table-cell office:value-type="float" office:value="76.3367" calcext:value-type="float">
            <text:p>76.3367</text:p>
          </table:table-cell>
          <table:table-cell office:value-type="float" office:value="64.2485" calcext:value-type="float">
            <text:p>64.2485</text:p>
          </table:table-cell>
          <table:table-cell office:value-type="float" office:value="14.7082" calcext:value-type="float">
            <text:p>14.7082</text:p>
          </table:table-cell>
          <table:table-cell office:value-type="float" office:value="73.7873" calcext:value-type="float">
            <text:p>73.7873</text:p>
          </table:table-cell>
          <table:table-cell office:value-type="float" office:value="15.2001" calcext:value-type="float">
            <text:p>15.2001</text:p>
          </table:table-cell>
          <table:table-cell office:value-type="float" office:value="54.3199" calcext:value-type="float">
            <text:p>54.3199</text:p>
          </table:table-cell>
          <table:table-cell office:value-type="float" office:value="16.9878" calcext:value-type="float">
            <text:p>16.9878</text:p>
          </table:table-cell>
          <table:table-cell office:value-type="float" office:value="93.8737" calcext:value-type="float">
            <text:p>93.8737</text:p>
          </table:table-cell>
          <table:table-cell office:value-type="float" office:value="90.148" calcext:value-type="float">
            <text:p>90.148</text:p>
          </table:table-cell>
          <table:table-cell office:value-type="float" office:value="53.7084" calcext:value-type="float">
            <text:p>53.7084</text:p>
          </table:table-cell>
          <table:table-cell office:value-type="float" office:value="39.5568" calcext:value-type="float">
            <text:p>39.5568</text:p>
          </table:table-cell>
          <table:table-cell office:value-type="float" office:value="27.7643" calcext:value-type="float">
            <text:p>27.7643</text:p>
          </table:table-cell>
          <table:table-cell office:value-type="float" office:value="26.9748" calcext:value-type="float">
            <text:p>26.9748</text:p>
          </table:table-cell>
          <table:table-cell office:value-type="float" office:value="42.2087" calcext:value-type="float">
            <text:p>42.2087</text:p>
          </table:table-cell>
          <table:table-cell office:value-type="float" office:value="19.2987" calcext:value-type="float">
            <text:p>19.2987</text:p>
          </table:table-cell>
          <table:table-cell office:value-type="float" office:value="2.61692" calcext:value-type="float">
            <text:p>2.61692</text:p>
          </table:table-cell>
          <table:table-cell office:value-type="float" office:value="9.55433" calcext:value-type="float">
            <text:p>9.55433</text:p>
          </table:table-cell>
          <table:table-cell office:value-type="float" office:value="5.07514" calcext:value-type="float">
            <text:p>5.07514</text:p>
          </table:table-cell>
          <table:table-cell office:value-type="float" office:value="86.9435" calcext:value-type="float">
            <text:p>86.9435</text:p>
          </table:table-cell>
          <table:table-cell office:value-type="float" office:value="7.07432" calcext:value-type="float">
            <text:p>7.07432</text:p>
          </table:table-cell>
          <table:table-cell office:value-type="float" office:value="13.9061" calcext:value-type="float">
            <text:p>13.9061</text:p>
          </table:table-cell>
          <table:table-cell office:value-type="float" office:value="11.8491" calcext:value-type="float">
            <text:p>11.8491</text:p>
          </table:table-cell>
          <table:table-cell office:value-type="float" office:value="10.8369" calcext:value-type="float">
            <text:p>10.8369</text:p>
          </table:table-cell>
          <table:table-cell office:value-type="float" office:value="32.4549" calcext:value-type="float">
            <text:p>32.4549</text:p>
          </table:table-cell>
          <table:table-cell office:value-type="float" office:value="76.5711" calcext:value-type="float">
            <text:p>76.5711</text:p>
          </table:table-cell>
          <table:table-cell office:value-type="float" office:value="6.5948" calcext:value-type="float">
            <text:p>6.5948</text:p>
          </table:table-cell>
          <table:table-cell table:number-columns-repeated="444"/>
        </table:table-row>
        <table:table-row table:style-name="ro1">
          <table:table-cell office:value-type="string" calcext:value-type="string">
            <text:p>Alignment 31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office:value-type="float" office:value="0.203285" calcext:value-type="float">
            <text:p>0.203285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3149" calcext:value-type="float">
            <text:p>0.1314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69.5976" calcext:value-type="float">
            <text:p>69.597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2732" calcext:value-type="float">
            <text:p>25.2732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3.0037" calcext:value-type="float">
            <text:p>3.0037</text:p>
          </table:table-cell>
          <table:table-cell office:value-type="float" office:value="7.8856" calcext:value-type="float">
            <text:p>7.8856</text:p>
          </table:table-cell>
          <table:table-cell office:value-type="float" office:value="2.95906" calcext:value-type="float">
            <text:p>2.95906</text:p>
          </table:table-cell>
          <table:table-cell office:value-type="float" office:value="6.58102" calcext:value-type="float">
            <text:p>6.58102</text:p>
          </table:table-cell>
          <table:table-cell office:value-type="float" office:value="4.95727" calcext:value-type="float">
            <text:p>4.95727</text:p>
          </table:table-cell>
          <table:table-cell office:value-type="float" office:value="5.10922" calcext:value-type="float">
            <text:p>5.10922</text:p>
          </table:table-cell>
          <table:table-cell office:value-type="float" office:value="3.14015" calcext:value-type="float">
            <text:p>3.14015</text:p>
          </table:table-cell>
          <table:table-cell office:value-type="float" office:value="0.66862" calcext:value-type="float">
            <text:p>0.66862</text:p>
          </table:table-cell>
          <table:table-cell office:value-type="float" office:value="3.07465" calcext:value-type="float">
            <text:p>3.07465</text:p>
          </table:table-cell>
          <table:table-cell office:value-type="float" office:value="8.77228" calcext:value-type="float">
            <text:p>8.77228</text:p>
          </table:table-cell>
          <table:table-cell office:value-type="float" office:value="13.589" calcext:value-type="float">
            <text:p>13.589</text:p>
          </table:table-cell>
          <table:table-cell office:value-type="float" office:value="111.076" calcext:value-type="float">
            <text:p>111.076</text:p>
          </table:table-cell>
          <table:table-cell office:value-type="float" office:value="3.05722" calcext:value-type="float">
            <text:p>3.05722</text:p>
          </table:table-cell>
          <table:table-cell office:value-type="float" office:value="2.67756" calcext:value-type="float">
            <text:p>2.67756</text:p>
          </table:table-cell>
          <table:table-cell office:value-type="float" office:value="6.46635" calcext:value-type="float">
            <text:p>6.46635</text:p>
          </table:table-cell>
          <table:table-cell office:value-type="float" office:value="103.516" calcext:value-type="float">
            <text:p>103.516</text:p>
          </table:table-cell>
          <table:table-cell office:value-type="float" office:value="69.8082" calcext:value-type="float">
            <text:p>69.8082</text:p>
          </table:table-cell>
          <table:table-cell office:value-type="float" office:value="15.5853" calcext:value-type="float">
            <text:p>15.5853</text:p>
          </table:table-cell>
          <table:table-cell office:value-type="float" office:value="80.5139" calcext:value-type="float">
            <text:p>80.5139</text:p>
          </table:table-cell>
          <table:table-cell office:value-type="float" office:value="3.24555" calcext:value-type="float">
            <text:p>3.24555</text:p>
          </table:table-cell>
          <table:table-cell office:value-type="float" office:value="30.8445" calcext:value-type="float">
            <text:p>30.8445</text:p>
          </table:table-cell>
          <table:table-cell office:value-type="float" office:value="106.567" calcext:value-type="float">
            <text:p>106.567</text:p>
          </table:table-cell>
          <table:table-cell office:value-type="float" office:value="4.15515" calcext:value-type="float">
            <text:p>4.15515</text:p>
          </table:table-cell>
          <table:table-cell office:value-type="float" office:value="2.3518" calcext:value-type="float">
            <text:p>2.3518</text:p>
          </table:table-cell>
          <table:table-cell office:value-type="float" office:value="90.5904" calcext:value-type="float">
            <text:p>90.5904</text:p>
          </table:table-cell>
          <table:table-cell office:value-type="float" office:value="40.7544" calcext:value-type="float">
            <text:p>40.7544</text:p>
          </table:table-cell>
          <table:table-cell office:value-type="float" office:value="10.5503" calcext:value-type="float">
            <text:p>10.5503</text:p>
          </table:table-cell>
          <table:table-cell office:value-type="float" office:value="14.2049" calcext:value-type="float">
            <text:p>14.2049</text:p>
          </table:table-cell>
          <table:table-cell office:value-type="float" office:value="24.7357" calcext:value-type="float">
            <text:p>24.7357</text:p>
          </table:table-cell>
          <table:table-cell office:value-type="float" office:value="16.9637" calcext:value-type="float">
            <text:p>16.9637</text:p>
          </table:table-cell>
          <table:table-cell office:value-type="float" office:value="1.94325" calcext:value-type="float">
            <text:p>1.94325</text:p>
          </table:table-cell>
          <table:table-cell office:value-type="float" office:value="1.8462" calcext:value-type="float">
            <text:p>1.8462</text:p>
          </table:table-cell>
          <table:table-cell office:value-type="float" office:value="2.25026" calcext:value-type="float">
            <text:p>2.25026</text:p>
          </table:table-cell>
          <table:table-cell office:value-type="float" office:value="93.1795" calcext:value-type="float">
            <text:p>93.1795</text:p>
          </table:table-cell>
          <table:table-cell office:value-type="float" office:value="2.51272" calcext:value-type="float">
            <text:p>2.51272</text:p>
          </table:table-cell>
          <table:table-cell office:value-type="float" office:value="13.3774" calcext:value-type="float">
            <text:p>13.3774</text:p>
          </table:table-cell>
          <table:table-cell office:value-type="float" office:value="91.1674" calcext:value-type="float">
            <text:p>91.1674</text:p>
          </table:table-cell>
          <table:table-cell office:value-type="float" office:value="2.13458" calcext:value-type="float">
            <text:p>2.13458</text:p>
          </table:table-cell>
          <table:table-cell office:value-type="float" office:value="3.49028" calcext:value-type="float">
            <text:p>3.49028</text:p>
          </table:table-cell>
          <table:table-cell office:value-type="float" office:value="1.6218" calcext:value-type="float">
            <text:p>1.6218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Alignment 32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525979" calcext:value-type="float">
            <text:p>0.0525979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272691" calcext:value-type="float">
            <text:p>2.73E-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924191" calcext:value-type="float">
            <text:p>0.00092419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693543" calcext:value-type="float">
            <text:p>6.94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771475" calcext:value-type="float">
            <text:p>7.71E-05</text:p>
          </table:table-cell>
          <table:table-cell table:style-name="ce1" office:value-type="float" office:value="0.0000495911" calcext:value-type="float">
            <text:p>4.96E-05</text:p>
          </table:table-cell>
          <table:table-cell table:style-name="ce1" office:value-type="float" office:value="0.0000307551" calcext:value-type="float">
            <text:p>3.08E-05</text:p>
          </table:table-cell>
          <table:table-cell table:style-name="ce1" office:value-type="float" office:value="0.0000763893" calcext:value-type="float">
            <text:p>7.64E-05</text:p>
          </table:table-cell>
          <table:table-cell table:style-name="ce1" office:value-type="float" office:value="0.0000307551" calcext:value-type="float">
            <text:p>3.08E-05</text:p>
          </table:table-cell>
          <table:table-cell table:style-name="ce1" office:value-type="float" office:value="0.0000555428" calcext:value-type="float">
            <text:p>5.55E-05</text:p>
          </table:table-cell>
          <table:table-cell table:style-name="ce1" office:value-type="float" office:value="0.0000410855" calcext:value-type="float">
            <text:p>4.11E-05</text:p>
          </table:table-cell>
          <table:table-cell table:style-name="ce1" office:value-type="float" office:value="0.0000325928" calcext:value-type="float">
            <text:p>3.26E-05</text:p>
          </table:table-cell>
          <table:table-cell table:style-name="ce1" office:value-type="float" office:value="0.0000683459" calcext:value-type="float">
            <text:p>6.83E-05</text:p>
          </table:table-cell>
          <table:table-cell table:style-name="ce1" office:value-type="float" office:value="0.0000866533" calcext:value-type="float">
            <text:p>8.67E-05</text:p>
          </table:table-cell>
          <table:table-cell table:style-name="ce1" office:value-type="float" office:value="0.0000551484" calcext:value-type="float">
            <text:p>5.51E-05</text:p>
          </table:table-cell>
          <table:table-cell table:style-name="ce1" office:value-type="float" office:value="0.0000821711" calcext:value-type="float">
            <text:p>8.22E-05</text:p>
          </table:table-cell>
          <table:table-cell table:style-name="ce1" office:value-type="float" office:value="0.0000683459" calcext:value-type="float">
            <text:p>6.83E-05</text:p>
          </table:table-cell>
          <table:table-cell office:value-type="float" office:value="0.000152636" calcext:value-type="float">
            <text:p>0.000152636</text:p>
          </table:table-cell>
          <table:table-cell office:value-type="float" office:value="0.000141966" calcext:value-type="float">
            <text:p>0.000141966</text:p>
          </table:table-cell>
          <table:table-cell table:style-name="ce1" office:value-type="float" office:value="0.0000825245" calcext:value-type="float">
            <text:p>8.25E-05</text:p>
          </table:table-cell>
          <table:table-cell table:style-name="ce1" office:value-type="float" office:value="0.0000691923" calcext:value-type="float">
            <text:p>6.92E-05</text:p>
          </table:table-cell>
          <table:table-cell table:style-name="ce1" office:value-type="float" office:value="0.0000314568" calcext:value-type="float">
            <text:p>3.15E-05</text:p>
          </table:table-cell>
          <table:table-cell table:style-name="ce1" office:value-type="float" office:value="0.0000674889" calcext:value-type="float">
            <text:p>6.75E-05</text:p>
          </table:table-cell>
          <table:table-cell office:value-type="float" office:value="0.000144153" calcext:value-type="float">
            <text:p>0.000144153</text:p>
          </table:table-cell>
          <table:table-cell table:style-name="ce1" office:value-type="float" office:value="0.0000683459" calcext:value-type="float">
            <text:p>6.83E-05</text:p>
          </table:table-cell>
          <table:table-cell table:style-name="ce1" office:value-type="float" office:value="0.0000555428" calcext:value-type="float">
            <text:p>5.55E-05</text:p>
          </table:table-cell>
          <table:table-cell table:style-name="ce1" office:value-type="float" office:value="0.0000359878" calcext:value-type="float">
            <text:p>3.60E-05</text:p>
          </table:table-cell>
          <table:table-cell table:style-name="ce1" office:value-type="float" office:value="0.0000314568" calcext:value-type="float">
            <text:p>3.15E-05</text:p>
          </table:table-cell>
          <table:table-cell table:style-name="ce1" office:value-type="float" office:value="0.0000438275" calcext:value-type="float">
            <text:p>4.38E-05</text:p>
          </table:table-cell>
          <table:table-cell table:style-name="ce1" office:value-type="float" office:value="0.0000762939" calcext:value-type="float">
            <text:p>7.63E-05</text:p>
          </table:table-cell>
          <table:table-cell table:style-name="ce1" office:value-type="float" office:value="0.0000977784" calcext:value-type="float">
            <text:p>9.78E-05</text:p>
          </table:table-cell>
          <table:table-cell table:style-name="ce1" office:value-type="float" office:value="0.0000566132" calcext:value-type="float">
            <text:p>5.66E-05</text:p>
          </table:table-cell>
          <table:table-cell table:style-name="ce1" office:value-type="float" office:value="0.0000766745" calcext:value-type="float">
            <text:p>7.67E-05</text:p>
          </table:table-cell>
          <table:table-cell table:style-name="ce1" office:value-type="float" office:value="0.0000699246" calcext:value-type="float">
            <text:p>6.99E-05</text:p>
          </table:table-cell>
          <table:table-cell table:style-name="ce1" office:value-type="float" office:value="0.0000825245" calcext:value-type="float">
            <text:p>8.25E-05</text:p>
          </table:table-cell>
          <table:table-cell table:style-name="ce1" office:value-type="float" office:value="0.0000719756" calcext:value-type="float">
            <text:p>7.20E-05</text:p>
          </table:table-cell>
          <table:table-cell table:style-name="ce1" office:value-type="float" office:value="0.0000778049" calcext:value-type="float">
            <text:p>7.78E-05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Alignment 33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444551" calcext:value-type="float">
            <text:p>0.0444551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286102" calcext:value-type="float">
            <text:p>2.86E-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639209" calcext:value-type="float">
            <text:p>0.00063920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925083" calcext:value-type="float">
            <text:p>9.25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940615" calcext:value-type="float">
            <text:p>9.41E-05</text:p>
          </table:table-cell>
          <table:table-cell office:value-type="float" office:value="0.000155048" calcext:value-type="float">
            <text:p>0.000155048</text:p>
          </table:table-cell>
          <table:table-cell office:value-type="float" office:value="0.000110626" calcext:value-type="float">
            <text:p>0.000110626</text:p>
          </table:table-cell>
          <table:table-cell table:style-name="ce1" office:value-type="float" office:value="0.0000464078" calcext:value-type="float">
            <text:p>4.64E-05</text:p>
          </table:table-cell>
          <table:table-cell office:value-type="float" office:value="0.000153349" calcext:value-type="float">
            <text:p>0.000153349</text:p>
          </table:table-cell>
          <table:table-cell table:style-name="ce1" office:value-type="float" office:value="0.0000373762" calcext:value-type="float">
            <text:p>3.74E-05</text:p>
          </table:table-cell>
          <table:table-cell table:style-name="ce1" office:value-type="float" office:value="0.0000876551" calcext:value-type="float">
            <text:p>8.77E-05</text:p>
          </table:table-cell>
          <table:table-cell table:style-name="ce1" office:value-type="float" office:value="0.0000555428" calcext:value-type="float">
            <text:p>5.55E-05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Alignment 34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426618" calcext:value-type="float">
            <text:p>0.0426618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205822" calcext:value-type="float">
            <text:p>2.06E-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712426" calcext:value-type="float">
            <text:p>0.00071242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87067" calcext:value-type="float">
            <text:p>8.71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708549" calcext:value-type="float">
            <text:p>7.09E-05</text:p>
          </table:table-cell>
          <table:table-cell table:style-name="ce1" office:value-type="float" office:value="0.0000771475" calcext:value-type="float">
            <text:p>7.71E-05</text:p>
          </table:table-cell>
          <table:table-cell office:value-type="float" office:value="0.000136705" calcext:value-type="float">
            <text:p>0.000136705</text:p>
          </table:table-cell>
          <table:table-cell table:style-name="ce1" office:value-type="float" office:value="0.0000835758" calcext:value-type="float">
            <text:p>8.36E-05</text:p>
          </table:table-cell>
          <table:table-cell table:style-name="ce1" office:value-type="float" office:value="0.0000843557" calcext:value-type="float">
            <text:p>8.44E-05</text:p>
          </table:table-cell>
          <table:table-cell table:style-name="ce1" office:value-type="float" office:value="0.0000968062" calcext:value-type="float">
            <text:p>9.68E-05</text:p>
          </table:table-cell>
          <table:table-cell table:style-name="ce1" office:value-type="float" office:value="0.0000778983" calcext:value-type="float">
            <text:p>7.79E-05</text:p>
          </table:table-cell>
          <table:table-cell table:style-name="ce1" office:value-type="float" office:value="0.0000691923" calcext:value-type="float">
            <text:p>6.92E-05</text:p>
          </table:table-cell>
          <table:table-cell table:number-columns-repeated="477"/>
        </table:table-row>
        <table:table-row table:style-name="ro1">
          <table:table-cell office:value-type="string" calcext:value-type="string">
            <text:p>Alignment 35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459677" calcext:value-type="float">
            <text:p>0.0459677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table:style-name="ce1" office:value-type="float" office:value="0.00000226498" calcext:value-type="float">
            <text:p>2.26E-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000530029" calcext:value-type="float">
            <text:p>0.000530029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table:style-name="ce1" office:value-type="float" office:value="0.0000790982" calcext:value-type="float">
            <text:p>7.91E-05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table:style-name="ce1" office:value-type="float" office:value="0.0000190735" calcext:value-type="float">
            <text:p>1.91E-05</text:p>
          </table:table-cell>
          <table:table-cell office:value-type="float" office:value="0.000103226" calcext:value-type="float">
            <text:p>0.000103226</text:p>
          </table:table-cell>
          <table:table-cell office:value-type="float" office:value="0.000125827" calcext:value-type="float">
            <text:p>0.000125827</text:p>
          </table:table-cell>
          <table:table-cell table:style-name="ce1" office:value-type="float" office:value="0.000068266" calcext:value-type="float">
            <text:p>6.83E-05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Alignment 36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580143" calcext:value-type="float">
            <text:p>0.0580143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62114" calcext:value-type="float">
            <text:p>0.00062114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3297" calcext:value-type="float">
            <text:p>0.1329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822723" calcext:value-type="float">
            <text:p>0.082272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801163" calcext:value-type="float">
            <text:p>0.0801163</text:p>
          </table:table-cell>
          <table:table-cell office:value-type="float" office:value="0.0847631" calcext:value-type="float">
            <text:p>0.0847631</text:p>
          </table:table-cell>
          <table:table-cell office:value-type="float" office:value="0.0764937" calcext:value-type="float">
            <text:p>0.0764937</text:p>
          </table:table-cell>
          <table:table-cell office:value-type="float" office:value="0.077485" calcext:value-type="float">
            <text:p>0.077485</text:p>
          </table:table-cell>
          <table:table-cell office:value-type="float" office:value="0.0774902" calcext:value-type="float">
            <text:p>0.0774902</text:p>
          </table:table-cell>
          <table:table-cell office:value-type="float" office:value="0.0736241" calcext:value-type="float">
            <text:p>0.0736241</text:p>
          </table:table-cell>
          <table:table-cell office:value-type="float" office:value="0.0922537" calcext:value-type="float">
            <text:p>0.0922537</text:p>
          </table:table-cell>
          <table:table-cell office:value-type="float" office:value="0.0795246" calcext:value-type="float">
            <text:p>0.0795246</text:p>
          </table:table-cell>
          <table:table-cell office:value-type="float" office:value="0.0879825" calcext:value-type="float">
            <text:p>0.0879825</text:p>
          </table:table-cell>
          <table:table-cell office:value-type="float" office:value="0.0816493" calcext:value-type="float">
            <text:p>0.0816493</text:p>
          </table:table-cell>
          <table:table-cell office:value-type="float" office:value="0.0799126" calcext:value-type="float">
            <text:p>0.0799126</text:p>
          </table:table-cell>
          <table:table-cell office:value-type="float" office:value="0.0898607" calcext:value-type="float">
            <text:p>0.0898607</text:p>
          </table:table-cell>
          <table:table-cell office:value-type="float" office:value="0.0798277" calcext:value-type="float">
            <text:p>0.0798277</text:p>
          </table:table-cell>
          <table:table-cell office:value-type="float" office:value="0.0869671" calcext:value-type="float">
            <text:p>0.0869671</text:p>
          </table:table-cell>
          <table:table-cell office:value-type="float" office:value="0.0776457" calcext:value-type="float">
            <text:p>0.0776457</text:p>
          </table:table-cell>
          <table:table-cell office:value-type="float" office:value="0.0850158" calcext:value-type="float">
            <text:p>0.0850158</text:p>
          </table:table-cell>
          <table:table-cell office:value-type="float" office:value="0.082876" calcext:value-type="float">
            <text:p>0.082876</text:p>
          </table:table-cell>
          <table:table-cell office:value-type="float" office:value="0.0811554" calcext:value-type="float">
            <text:p>0.0811554</text:p>
          </table:table-cell>
          <table:table-cell office:value-type="float" office:value="0.0851883" calcext:value-type="float">
            <text:p>0.0851883</text:p>
          </table:table-cell>
          <table:table-cell office:value-type="float" office:value="0.0767168" calcext:value-type="float">
            <text:p>0.0767168</text:p>
          </table:table-cell>
          <table:table-cell office:value-type="float" office:value="0.0899641" calcext:value-type="float">
            <text:p>0.0899641</text:p>
          </table:table-cell>
          <table:table-cell office:value-type="float" office:value="0.0837832" calcext:value-type="float">
            <text:p>0.0837832</text:p>
          </table:table-cell>
          <table:table-cell office:value-type="float" office:value="0.0777982" calcext:value-type="float">
            <text:p>0.0777982</text:p>
          </table:table-cell>
          <table:table-cell office:value-type="float" office:value="0.0895893" calcext:value-type="float">
            <text:p>0.0895893</text:p>
          </table:table-cell>
          <table:table-cell office:value-type="float" office:value="0.0813223" calcext:value-type="float">
            <text:p>0.0813223</text:p>
          </table:table-cell>
          <table:table-cell office:value-type="float" office:value="0.0787711" calcext:value-type="float">
            <text:p>0.0787711</text:p>
          </table:table-cell>
          <table:table-cell office:value-type="float" office:value="0.0792263" calcext:value-type="float">
            <text:p>0.0792263</text:p>
          </table:table-cell>
          <table:table-cell office:value-type="float" office:value="0.0783171" calcext:value-type="float">
            <text:p>0.0783171</text:p>
          </table:table-cell>
          <table:table-cell office:value-type="float" office:value="0.080117" calcext:value-type="float">
            <text:p>0.080117</text:p>
          </table:table-cell>
          <table:table-cell office:value-type="float" office:value="0.0895242" calcext:value-type="float">
            <text:p>0.0895242</text:p>
          </table:table-cell>
          <table:table-cell office:value-type="float" office:value="0.0903116" calcext:value-type="float">
            <text:p>0.0903116</text:p>
          </table:table-cell>
          <table:table-cell office:value-type="float" office:value="0.0778556" calcext:value-type="float">
            <text:p>0.0778556</text:p>
          </table:table-cell>
          <table:table-cell office:value-type="float" office:value="0.0829336" calcext:value-type="float">
            <text:p>0.0829336</text:p>
          </table:table-cell>
          <table:table-cell office:value-type="float" office:value="0.0891718" calcext:value-type="float">
            <text:p>0.0891718</text:p>
          </table:table-cell>
          <table:table-cell office:value-type="float" office:value="0.0807921" calcext:value-type="float">
            <text:p>0.0807921</text:p>
          </table:table-cell>
          <table:table-cell office:value-type="float" office:value="0.0865119" calcext:value-type="float">
            <text:p>0.0865119</text:p>
          </table:table-cell>
          <table:table-cell office:value-type="float" office:value="0.0851412" calcext:value-type="float">
            <text:p>0.0851412</text:p>
          </table:table-cell>
          <table:table-cell office:value-type="float" office:value="0.0798666" calcext:value-type="float">
            <text:p>0.0798666</text:p>
          </table:table-cell>
          <table:table-cell office:value-type="float" office:value="0.0755488" calcext:value-type="float">
            <text:p>0.0755488</text:p>
          </table:table-cell>
          <table:table-cell office:value-type="float" office:value="0.0777992" calcext:value-type="float">
            <text:p>0.0777992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Alignment 37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491179" calcext:value-type="float">
            <text:p>0.0491179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621307" calcext:value-type="float">
            <text:p>0.000621307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32983" calcext:value-type="float">
            <text:p>0.13298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823346" calcext:value-type="float">
            <text:p>0.082334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802179" calcext:value-type="float">
            <text:p>0.0802179</text:p>
          </table:table-cell>
          <table:table-cell office:value-type="float" office:value="0.0848371" calcext:value-type="float">
            <text:p>0.0848371</text:p>
          </table:table-cell>
          <table:table-cell office:value-type="float" office:value="0.0765457" calcext:value-type="float">
            <text:p>0.0765457</text:p>
          </table:table-cell>
          <table:table-cell office:value-type="float" office:value="0.0775723" calcext:value-type="float">
            <text:p>0.0775723</text:p>
          </table:table-cell>
          <table:table-cell office:value-type="float" office:value="0.0775416" calcext:value-type="float">
            <text:p>0.0775416</text:p>
          </table:table-cell>
          <table:table-cell office:value-type="float" office:value="0.0736916" calcext:value-type="float">
            <text:p>0.0736916</text:p>
          </table:table-cell>
          <table:table-cell office:value-type="float" office:value="0.092355" calcext:value-type="float">
            <text:p>0.092355</text:p>
          </table:table-cell>
          <table:table-cell office:value-type="float" office:value="0.0796348" calcext:value-type="float">
            <text:p>0.0796348</text:p>
          </table:table-cell>
          <table:table-cell office:value-type="float" office:value="0.0880248" calcext:value-type="float">
            <text:p>0.0880248</text:p>
          </table:table-cell>
          <table:table-cell office:value-type="float" office:value="0.0817074" calcext:value-type="float">
            <text:p>0.0817074</text:p>
          </table:table-cell>
          <table:table-cell office:value-type="float" office:value="0.0799637" calcext:value-type="float">
            <text:p>0.0799637</text:p>
          </table:table-cell>
          <table:table-cell office:value-type="float" office:value="0.0898928" calcext:value-type="float">
            <text:p>0.0898928</text:p>
          </table:table-cell>
          <table:table-cell office:value-type="float" office:value="0.079877" calcext:value-type="float">
            <text:p>0.079877</text:p>
          </table:table-cell>
          <table:table-cell office:value-type="float" office:value="0.0870196" calcext:value-type="float">
            <text:p>0.0870196</text:p>
          </table:table-cell>
          <table:table-cell office:value-type="float" office:value="0.0776621" calcext:value-type="float">
            <text:p>0.0776621</text:p>
          </table:table-cell>
          <table:table-cell office:value-type="float" office:value="0.085038" calcext:value-type="float">
            <text:p>0.085038</text:p>
          </table:table-cell>
          <table:table-cell office:value-type="float" office:value="0.0829569" calcext:value-type="float">
            <text:p>0.0829569</text:p>
          </table:table-cell>
          <table:table-cell office:value-type="float" office:value="0.0812258" calcext:value-type="float">
            <text:p>0.0812258</text:p>
          </table:table-cell>
          <table:table-cell office:value-type="float" office:value="0.0852384" calcext:value-type="float">
            <text:p>0.0852384</text:p>
          </table:table-cell>
          <table:table-cell office:value-type="float" office:value="0.0767955" calcext:value-type="float">
            <text:p>0.0767955</text:p>
          </table:table-cell>
          <table:table-cell office:value-type="float" office:value="0.0900209" calcext:value-type="float">
            <text:p>0.0900209</text:p>
          </table:table-cell>
          <table:table-cell office:value-type="float" office:value="0.0838566" calcext:value-type="float">
            <text:p>0.0838566</text:p>
          </table:table-cell>
          <table:table-cell office:value-type="float" office:value="0.0778359" calcext:value-type="float">
            <text:p>0.0778359</text:p>
          </table:table-cell>
          <table:table-cell office:value-type="float" office:value="0.0895991" calcext:value-type="float">
            <text:p>0.0895991</text:p>
          </table:table-cell>
          <table:table-cell office:value-type="float" office:value="0.0813861" calcext:value-type="float">
            <text:p>0.0813861</text:p>
          </table:table-cell>
          <table:table-cell office:value-type="float" office:value="0.0788359" calcext:value-type="float">
            <text:p>0.0788359</text:p>
          </table:table-cell>
          <table:table-cell office:value-type="float" office:value="0.079262" calcext:value-type="float">
            <text:p>0.079262</text:p>
          </table:table-cell>
          <table:table-cell office:value-type="float" office:value="0.0783801" calcext:value-type="float">
            <text:p>0.0783801</text:p>
          </table:table-cell>
          <table:table-cell office:value-type="float" office:value="0.0801741" calcext:value-type="float">
            <text:p>0.0801741</text:p>
          </table:table-cell>
          <table:table-cell office:value-type="float" office:value="0.0895484" calcext:value-type="float">
            <text:p>0.0895484</text:p>
          </table:table-cell>
          <table:table-cell office:value-type="float" office:value="0.090399" calcext:value-type="float">
            <text:p>0.090399</text:p>
          </table:table-cell>
          <table:table-cell office:value-type="float" office:value="0.0779818" calcext:value-type="float">
            <text:p>0.0779818</text:p>
          </table:table-cell>
          <table:table-cell office:value-type="float" office:value="0.082978" calcext:value-type="float">
            <text:p>0.082978</text:p>
          </table:table-cell>
          <table:table-cell office:value-type="float" office:value="0.0892563" calcext:value-type="float">
            <text:p>0.0892563</text:p>
          </table:table-cell>
          <table:table-cell office:value-type="float" office:value="0.0808117" calcext:value-type="float">
            <text:p>0.0808117</text:p>
          </table:table-cell>
          <table:table-cell office:value-type="float" office:value="0.086602" calcext:value-type="float">
            <text:p>0.086602</text:p>
          </table:table-cell>
          <table:table-cell office:value-type="float" office:value="0.0852214" calcext:value-type="float">
            <text:p>0.0852214</text:p>
          </table:table-cell>
          <table:table-cell office:value-type="float" office:value="0.0799212" calcext:value-type="float">
            <text:p>0.0799212</text:p>
          </table:table-cell>
          <table:table-cell office:value-type="float" office:value="0.0756522" calcext:value-type="float">
            <text:p>0.0756522</text:p>
          </table:table-cell>
          <table:table-cell office:value-type="float" office:value="0.0778613" calcext:value-type="float">
            <text:p>0.0778613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Alignment 38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535444" calcext:value-type="float">
            <text:p>0.0535444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620906" calcext:value-type="float">
            <text:p>0.000620906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32933" calcext:value-type="float">
            <text:p>0.13293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823103" calcext:value-type="float">
            <text:p>0.082310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801927" calcext:value-type="float">
            <text:p>0.0801927</text:p>
          </table:table-cell>
          <table:table-cell office:value-type="float" office:value="0.084801" calcext:value-type="float">
            <text:p>0.084801</text:p>
          </table:table-cell>
          <table:table-cell office:value-type="float" office:value="0.0764868" calcext:value-type="float">
            <text:p>0.0764868</text:p>
          </table:table-cell>
          <table:table-cell office:value-type="float" office:value="0.0775884" calcext:value-type="float">
            <text:p>0.0775884</text:p>
          </table:table-cell>
          <table:table-cell office:value-type="float" office:value="0.0775751" calcext:value-type="float">
            <text:p>0.0775751</text:p>
          </table:table-cell>
          <table:table-cell office:value-type="float" office:value="0.0736418" calcext:value-type="float">
            <text:p>0.0736418</text:p>
          </table:table-cell>
          <table:table-cell office:value-type="float" office:value="0.0923394" calcext:value-type="float">
            <text:p>0.0923394</text:p>
          </table:table-cell>
          <table:table-cell office:value-type="float" office:value="0.0796004" calcext:value-type="float">
            <text:p>0.0796004</text:p>
          </table:table-cell>
          <table:table-cell office:value-type="float" office:value="0.0880321" calcext:value-type="float">
            <text:p>0.0880321</text:p>
          </table:table-cell>
          <table:table-cell office:value-type="float" office:value="0.081698" calcext:value-type="float">
            <text:p>0.081698</text:p>
          </table:table-cell>
          <table:table-cell office:value-type="float" office:value="0.0800219" calcext:value-type="float">
            <text:p>0.0800219</text:p>
          </table:table-cell>
          <table:table-cell office:value-type="float" office:value="0.0898333" calcext:value-type="float">
            <text:p>0.0898333</text:p>
          </table:table-cell>
          <table:table-cell office:value-type="float" office:value="0.0798375" calcext:value-type="float">
            <text:p>0.0798375</text:p>
          </table:table-cell>
          <table:table-cell office:value-type="float" office:value="0.0870259" calcext:value-type="float">
            <text:p>0.0870259</text:p>
          </table:table-cell>
          <table:table-cell office:value-type="float" office:value="0.0776616" calcext:value-type="float">
            <text:p>0.0776616</text:p>
          </table:table-cell>
          <table:table-cell office:value-type="float" office:value="0.0850566" calcext:value-type="float">
            <text:p>0.0850566</text:p>
          </table:table-cell>
          <table:table-cell office:value-type="float" office:value="0.0829367" calcext:value-type="float">
            <text:p>0.0829367</text:p>
          </table:table-cell>
          <table:table-cell office:value-type="float" office:value="0.0811916" calcext:value-type="float">
            <text:p>0.0811916</text:p>
          </table:table-cell>
          <table:table-cell office:value-type="float" office:value="0.0851745" calcext:value-type="float">
            <text:p>0.0851745</text:p>
          </table:table-cell>
          <table:table-cell office:value-type="float" office:value="0.0767629" calcext:value-type="float">
            <text:p>0.0767629</text:p>
          </table:table-cell>
          <table:table-cell office:value-type="float" office:value="0.089977" calcext:value-type="float">
            <text:p>0.089977</text:p>
          </table:table-cell>
          <table:table-cell office:value-type="float" office:value="0.0837952" calcext:value-type="float">
            <text:p>0.0837952</text:p>
          </table:table-cell>
          <table:table-cell office:value-type="float" office:value="0.0778576" calcext:value-type="float">
            <text:p>0.0778576</text:p>
          </table:table-cell>
          <table:table-cell office:value-type="float" office:value="0.0895879" calcext:value-type="float">
            <text:p>0.0895879</text:p>
          </table:table-cell>
          <table:table-cell office:value-type="float" office:value="0.0813717" calcext:value-type="float">
            <text:p>0.0813717</text:p>
          </table:table-cell>
          <table:table-cell office:value-type="float" office:value="0.0788376" calcext:value-type="float">
            <text:p>0.0788376</text:p>
          </table:table-cell>
          <table:table-cell office:value-type="float" office:value="0.0792813" calcext:value-type="float">
            <text:p>0.0792813</text:p>
          </table:table-cell>
          <table:table-cell office:value-type="float" office:value="0.078347" calcext:value-type="float">
            <text:p>0.078347</text:p>
          </table:table-cell>
          <table:table-cell office:value-type="float" office:value="0.080136" calcext:value-type="float">
            <text:p>0.080136</text:p>
          </table:table-cell>
          <table:table-cell office:value-type="float" office:value="0.0895317" calcext:value-type="float">
            <text:p>0.0895317</text:p>
          </table:table-cell>
          <table:table-cell office:value-type="float" office:value="0.0903289" calcext:value-type="float">
            <text:p>0.0903289</text:p>
          </table:table-cell>
          <table:table-cell office:value-type="float" office:value="0.0779235" calcext:value-type="float">
            <text:p>0.0779235</text:p>
          </table:table-cell>
          <table:table-cell office:value-type="float" office:value="0.0829158" calcext:value-type="float">
            <text:p>0.0829158</text:p>
          </table:table-cell>
          <table:table-cell office:value-type="float" office:value="0.0892488" calcext:value-type="float">
            <text:p>0.0892488</text:p>
          </table:table-cell>
          <table:table-cell office:value-type="float" office:value="0.080782" calcext:value-type="float">
            <text:p>0.080782</text:p>
          </table:table-cell>
          <table:table-cell office:value-type="float" office:value="0.0865639" calcext:value-type="float">
            <text:p>0.0865639</text:p>
          </table:table-cell>
          <table:table-cell office:value-type="float" office:value="0.0851797" calcext:value-type="float">
            <text:p>0.0851797</text:p>
          </table:table-cell>
          <table:table-cell office:value-type="float" office:value="0.0798904" calcext:value-type="float">
            <text:p>0.0798904</text:p>
          </table:table-cell>
          <table:table-cell office:value-type="float" office:value="0.0755737" calcext:value-type="float">
            <text:p>0.0755737</text:p>
          </table:table-cell>
          <table:table-cell office:value-type="float" office:value="0.0778246" calcext:value-type="float">
            <text:p>0.0778246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Alignment 39</text:p>
          </table:table-cell>
          <table:table-cell table:number-columns-repeated="484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482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office:value-type="float" office:value="0.0520584" calcext:value-type="float">
            <text:p>0.0520584</text:p>
          </table:table-cell>
          <table:table-cell table:number-columns-repeated="481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621133" calcext:value-type="float">
            <text:p>0.00062113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132973" calcext:value-type="float">
            <text:p>0.132973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0.0823611" calcext:value-type="float">
            <text:p>0.0823611</text:p>
          </table:table-cell>
          <table:table-cell table:number-columns-repeated="483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484"/>
        </table:table-row>
        <table:table-row table:style-name="ro1">
          <table:table-cell office:value-type="float" office:value="0.0802688" calcext:value-type="float">
            <text:p>0.0802688</text:p>
          </table:table-cell>
          <table:table-cell office:value-type="float" office:value="0.0848564" calcext:value-type="float">
            <text:p>0.0848564</text:p>
          </table:table-cell>
          <table:table-cell office:value-type="float" office:value="0.076537" calcext:value-type="float">
            <text:p>0.076537</text:p>
          </table:table-cell>
          <table:table-cell office:value-type="float" office:value="0.0776149" calcext:value-type="float">
            <text:p>0.0776149</text:p>
          </table:table-cell>
          <table:table-cell office:value-type="float" office:value="0.0775753" calcext:value-type="float">
            <text:p>0.0775753</text:p>
          </table:table-cell>
          <table:table-cell office:value-type="float" office:value="0.0737015" calcext:value-type="float">
            <text:p>0.0737015</text:p>
          </table:table-cell>
          <table:table-cell office:value-type="float" office:value="0.0923636" calcext:value-type="float">
            <text:p>0.0923636</text:p>
          </table:table-cell>
          <table:table-cell office:value-type="float" office:value="0.0796179" calcext:value-type="float">
            <text:p>0.0796179</text:p>
          </table:table-cell>
          <table:table-cell office:value-type="float" office:value="0.088084" calcext:value-type="float">
            <text:p>0.088084</text:p>
          </table:table-cell>
          <table:table-cell office:value-type="float" office:value="0.0817834" calcext:value-type="float">
            <text:p>0.0817834</text:p>
          </table:table-cell>
          <table:table-cell office:value-type="float" office:value="0.0800047" calcext:value-type="float">
            <text:p>0.0800047</text:p>
          </table:table-cell>
          <table:table-cell office:value-type="float" office:value="0.0899163" calcext:value-type="float">
            <text:p>0.0899163</text:p>
          </table:table-cell>
          <table:table-cell office:value-type="float" office:value="0.0798888" calcext:value-type="float">
            <text:p>0.0798888</text:p>
          </table:table-cell>
          <table:table-cell office:value-type="float" office:value="0.0870544" calcext:value-type="float">
            <text:p>0.0870544</text:p>
          </table:table-cell>
          <table:table-cell office:value-type="float" office:value="0.0777033" calcext:value-type="float">
            <text:p>0.0777033</text:p>
          </table:table-cell>
          <table:table-cell office:value-type="float" office:value="0.0850699" calcext:value-type="float">
            <text:p>0.0850699</text:p>
          </table:table-cell>
          <table:table-cell office:value-type="float" office:value="0.0830129" calcext:value-type="float">
            <text:p>0.0830129</text:p>
          </table:table-cell>
          <table:table-cell office:value-type="float" office:value="0.0812555" calcext:value-type="float">
            <text:p>0.0812555</text:p>
          </table:table-cell>
          <table:table-cell office:value-type="float" office:value="0.085275" calcext:value-type="float">
            <text:p>0.085275</text:p>
          </table:table-cell>
          <table:table-cell office:value-type="float" office:value="0.0767883" calcext:value-type="float">
            <text:p>0.0767883</text:p>
          </table:table-cell>
          <table:table-cell office:value-type="float" office:value="0.0900289" calcext:value-type="float">
            <text:p>0.0900289</text:p>
          </table:table-cell>
          <table:table-cell office:value-type="float" office:value="0.0838497" calcext:value-type="float">
            <text:p>0.0838497</text:p>
          </table:table-cell>
          <table:table-cell office:value-type="float" office:value="0.0779044" calcext:value-type="float">
            <text:p>0.0779044</text:p>
          </table:table-cell>
          <table:table-cell office:value-type="float" office:value="0.0896479" calcext:value-type="float">
            <text:p>0.0896479</text:p>
          </table:table-cell>
          <table:table-cell office:value-type="float" office:value="0.0814486" calcext:value-type="float">
            <text:p>0.0814486</text:p>
          </table:table-cell>
          <table:table-cell office:value-type="float" office:value="0.0788798" calcext:value-type="float">
            <text:p>0.0788798</text:p>
          </table:table-cell>
          <table:table-cell office:value-type="float" office:value="0.0793348" calcext:value-type="float">
            <text:p>0.0793348</text:p>
          </table:table-cell>
          <table:table-cell office:value-type="float" office:value="0.0783857" calcext:value-type="float">
            <text:p>0.0783857</text:p>
          </table:table-cell>
          <table:table-cell office:value-type="float" office:value="0.0801896" calcext:value-type="float">
            <text:p>0.0801896</text:p>
          </table:table-cell>
          <table:table-cell office:value-type="float" office:value="0.0895904" calcext:value-type="float">
            <text:p>0.0895904</text:p>
          </table:table-cell>
          <table:table-cell office:value-type="float" office:value="0.0903968" calcext:value-type="float">
            <text:p>0.0903968</text:p>
          </table:table-cell>
          <table:table-cell office:value-type="float" office:value="0.0779896" calcext:value-type="float">
            <text:p>0.0779896</text:p>
          </table:table-cell>
          <table:table-cell office:value-type="float" office:value="0.082981" calcext:value-type="float">
            <text:p>0.082981</text:p>
          </table:table-cell>
          <table:table-cell office:value-type="float" office:value="0.0892987" calcext:value-type="float">
            <text:p>0.0892987</text:p>
          </table:table-cell>
          <table:table-cell office:value-type="float" office:value="0.0808611" calcext:value-type="float">
            <text:p>0.0808611</text:p>
          </table:table-cell>
          <table:table-cell office:value-type="float" office:value="0.0865552" calcext:value-type="float">
            <text:p>0.0865552</text:p>
          </table:table-cell>
          <table:table-cell office:value-type="float" office:value="0.0852321" calcext:value-type="float">
            <text:p>0.0852321</text:p>
          </table:table-cell>
          <table:table-cell office:value-type="float" office:value="0.0799775" calcext:value-type="float">
            <text:p>0.0799775</text:p>
          </table:table-cell>
          <table:table-cell office:value-type="float" office:value="0.075686" calcext:value-type="float">
            <text:p>0.075686</text:p>
          </table:table-cell>
          <table:table-cell office:value-type="float" office:value="0.0778326" calcext:value-type="float">
            <text:p>0.0778326</text:p>
          </table:table-cell>
          <table:table-cell table:number-columns-repeated="445"/>
        </table:table-row>
      </table:table>
      <table:table table:name="Cloud-Mesh" table:style-name="ta1">
        <table:table-column table:style-name="co2" table:number-columns-repeated="59" table:default-cell-style-name="Default"/>
        <table:table-row table:style-name="ro1">
          <table:table-cell office:value-type="string" calcext:value-type="string">
            <text:p>Alignment 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7314" calcext:value-type="float">
            <text:p>37314</text:p>
          </table:table-cell>
          <table:table-cell office:value-type="float" office:value="83" calcext:value-type="float">
            <text:p>83</text:p>
          </table:table-cell>
          <table:table-cell office:value-type="float" office:value="3.18611" calcext:value-type="float">
            <text:p>3.1861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16539" calcext:value-type="float">
            <text:p>0.4165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24.553" calcext:value-type="float">
            <text:p>924.5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7838" calcext:value-type="float">
            <text:p>25.78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0.8205" calcext:value-type="float">
            <text:p>20.8205</text:p>
          </table:table-cell>
          <table:table-cell office:value-type="float" office:value="18.6279" calcext:value-type="float">
            <text:p>18.6279</text:p>
          </table:table-cell>
          <table:table-cell office:value-type="float" office:value="39.5704" calcext:value-type="float">
            <text:p>39.5704</text:p>
          </table:table-cell>
          <table:table-cell office:value-type="float" office:value="22.1905" calcext:value-type="float">
            <text:p>22.1905</text:p>
          </table:table-cell>
          <table:table-cell office:value-type="float" office:value="13.0488" calcext:value-type="float">
            <text:p>13.0488</text:p>
          </table:table-cell>
          <table:table-cell office:value-type="float" office:value="30.3921" calcext:value-type="float">
            <text:p>30.3921</text:p>
          </table:table-cell>
          <table:table-cell office:value-type="float" office:value="29.5928" calcext:value-type="float">
            <text:p>29.5928</text:p>
          </table:table-cell>
          <table:table-cell office:value-type="float" office:value="32.0275" calcext:value-type="float">
            <text:p>32.027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ignment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5076" calcext:value-type="float">
            <text:p>35076</text:p>
          </table:table-cell>
          <table:table-cell office:value-type="float" office:value="72" calcext:value-type="float">
            <text:p>72</text:p>
          </table:table-cell>
          <table:table-cell office:value-type="float" office:value="2.64512" calcext:value-type="float">
            <text:p>2.645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679889" calcext:value-type="float">
            <text:p>0.6798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31.845" calcext:value-type="float">
            <text:p>931.8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6499" calcext:value-type="float">
            <text:p>25.64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5.2944" calcext:value-type="float">
            <text:p>35.2944</text:p>
          </table:table-cell>
          <table:table-cell office:value-type="float" office:value="25.1345" calcext:value-type="float">
            <text:p>25.1345</text:p>
          </table:table-cell>
          <table:table-cell office:value-type="float" office:value="31.5079" calcext:value-type="float">
            <text:p>31.5079</text:p>
          </table:table-cell>
          <table:table-cell office:value-type="float" office:value="13.8514" calcext:value-type="float">
            <text:p>13.8514</text:p>
          </table:table-cell>
          <table:table-cell office:value-type="float" office:value="6.81986" calcext:value-type="float">
            <text:p>6.81986</text:p>
          </table:table-cell>
          <table:table-cell office:value-type="float" office:value="31.2448" calcext:value-type="float">
            <text:p>31.2448</text:p>
          </table:table-cell>
          <table:table-cell office:value-type="float" office:value="30.2043" calcext:value-type="float">
            <text:p>30.2043</text:p>
          </table:table-cell>
          <table:table-cell office:value-type="float" office:value="14.8953" calcext:value-type="float">
            <text:p>14.8953</text:p>
          </table:table-cell>
          <table:table-cell office:value-type="float" office:value="37.2122" calcext:value-type="float">
            <text:p>37.2122</text:p>
          </table:table-cell>
          <table:table-cell office:value-type="float" office:value="30.3349" calcext:value-type="float">
            <text:p>30.33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lignment 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9581" calcext:value-type="float">
            <text:p>39581</text:p>
          </table:table-cell>
          <table:table-cell office:value-type="float" office:value="87" calcext:value-type="float">
            <text:p>87</text:p>
          </table:table-cell>
          <table:table-cell office:value-type="float" office:value="3.64689" calcext:value-type="float">
            <text:p>3.6468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83211" calcext:value-type="float">
            <text:p>0.8832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16.86" calcext:value-type="float">
            <text:p>1016.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9.0946" calcext:value-type="float">
            <text:p>29.09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17.2965" calcext:value-type="float">
            <text:p>17.2965</text:p>
          </table:table-cell>
          <table:table-cell office:value-type="float" office:value="20.1617" calcext:value-type="float">
            <text:p>20.1617</text:p>
          </table:table-cell>
          <table:table-cell office:value-type="float" office:value="56.1153" calcext:value-type="float">
            <text:p>56.1153</text:p>
          </table:table-cell>
          <table:table-cell office:value-type="float" office:value="47.9743" calcext:value-type="float">
            <text:p>47.9743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13.3764" calcext:value-type="float">
            <text:p>13.3764</text:p>
          </table:table-cell>
          <table:table-cell office:value-type="float" office:value="63.7413" calcext:value-type="float">
            <text:p>63.7413</text:p>
          </table:table-cell>
          <table:table-cell office:value-type="float" office:value="12.3003" calcext:value-type="float">
            <text:p>12.3003</text:p>
          </table:table-cell>
          <table:table-cell office:value-type="float" office:value="12.469" calcext:value-type="float">
            <text:p>12.469</text:p>
          </table:table-cell>
          <table:table-cell office:value-type="float" office:value="6.20882" calcext:value-type="float">
            <text:p>6.20882</text:p>
          </table:table-cell>
          <table:table-cell office:value-type="float" office:value="35.2244" calcext:value-type="float">
            <text:p>35.2244</text:p>
          </table:table-cell>
          <table:table-cell office:value-type="float" office:value="23.6539" calcext:value-type="float">
            <text:p>23.6539</text:p>
          </table:table-cell>
          <table:table-cell office:value-type="float" office:value="42.2957" calcext:value-type="float">
            <text:p>42.2957</text:p>
          </table:table-cell>
          <table:table-cell office:value-type="float" office:value="25.6554" calcext:value-type="float">
            <text:p>25.6554</text:p>
          </table:table-cell>
          <table:table-cell office:value-type="float" office:value="18.1594" calcext:value-type="float">
            <text:p>18.159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lignment 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80" calcext:value-type="float">
            <text:p>318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6635" calcext:value-type="float">
            <text:p>36635</text:p>
          </table:table-cell>
          <table:table-cell office:value-type="float" office:value="88" calcext:value-type="float">
            <text:p>88</text:p>
          </table:table-cell>
          <table:table-cell office:value-type="float" office:value="3.12614" calcext:value-type="float">
            <text:p>3.1261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96409" calcext:value-type="float">
            <text:p>0.9964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55.767" calcext:value-type="float">
            <text:p>855.7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4.7926" calcext:value-type="float">
            <text:p>34.79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3.1248" calcext:value-type="float">
            <text:p>53.1248</text:p>
          </table:table-cell>
          <table:table-cell office:value-type="float" office:value="61.0172" calcext:value-type="float">
            <text:p>61.0172</text:p>
          </table:table-cell>
          <table:table-cell office:value-type="float" office:value="25.5611" calcext:value-type="float">
            <text:p>25.5611</text:p>
          </table:table-cell>
          <table:table-cell office:value-type="float" office:value="17.649" calcext:value-type="float">
            <text:p>17.649</text:p>
          </table:table-cell>
          <table:table-cell office:value-type="float" office:value="33.0044" calcext:value-type="float">
            <text:p>33.0044</text:p>
          </table:table-cell>
          <table:table-cell office:value-type="float" office:value="49.8985" calcext:value-type="float">
            <text:p>49.8985</text:p>
          </table:table-cell>
          <table:table-cell office:value-type="float" office:value="26.6645" calcext:value-type="float">
            <text:p>26.6645</text:p>
          </table:table-cell>
          <table:table-cell office:value-type="float" office:value="34.8538" calcext:value-type="float">
            <text:p>34.8538</text:p>
          </table:table-cell>
          <table:table-cell office:value-type="float" office:value="65.7776" calcext:value-type="float">
            <text:p>65.7776</text:p>
          </table:table-cell>
          <table:table-cell office:value-type="float" office:value="36.4227" calcext:value-type="float">
            <text:p>36.4227</text:p>
          </table:table-cell>
          <table:table-cell office:value-type="float" office:value="4.77974" calcext:value-type="float">
            <text:p>4.77974</text:p>
          </table:table-cell>
          <table:table-cell office:value-type="float" office:value="25.7426" calcext:value-type="float">
            <text:p>25.7426</text:p>
          </table:table-cell>
          <table:table-cell office:value-type="float" office:value="43.5635" calcext:value-type="float">
            <text:p>43.5635</text:p>
          </table:table-cell>
          <table:table-cell office:value-type="float" office:value="53.9953" calcext:value-type="float">
            <text:p>53.9953</text:p>
          </table:table-cell>
          <table:table-cell office:value-type="float" office:value="43.233" calcext:value-type="float">
            <text:p>43.233</text:p>
          </table:table-cell>
          <table:table-cell office:value-type="float" office:value="9.94305" calcext:value-type="float">
            <text:p>9.94305</text:p>
          </table:table-cell>
          <table:table-cell office:value-type="float" office:value="23.7482" calcext:value-type="float">
            <text:p>23.7482</text:p>
          </table:table-cell>
          <table:table-cell office:value-type="float" office:value="37.0631" calcext:value-type="float">
            <text:p>37.0631</text:p>
          </table:table-cell>
          <table:table-cell office:value-type="float" office:value="15.0164" calcext:value-type="float">
            <text:p>15.016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lignment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373" calcext:value-type="float">
            <text:p>13373</text:p>
          </table:table-cell>
          <table:table-cell office:value-type="float" office:value="36" calcext:value-type="float">
            <text:p>36</text:p>
          </table:table-cell>
          <table:table-cell office:value-type="float" office:value="0.580065" calcext:value-type="float">
            <text:p>0.58006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810066" calcext:value-type="float">
            <text:p>0.08100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48.389" calcext:value-type="float">
            <text:p>348.3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7.2729" calcext:value-type="float">
            <text:p>17.2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9.21277" calcext:value-type="float">
            <text:p>9.21277</text:p>
          </table:table-cell>
          <table:table-cell office:value-type="float" office:value="27.3166" calcext:value-type="float">
            <text:p>27.3166</text:p>
          </table:table-cell>
          <table:table-cell office:value-type="float" office:value="16.2441" calcext:value-type="float">
            <text:p>16.2441</text:p>
          </table:table-cell>
          <table:table-cell office:value-type="float" office:value="16.3182" calcext:value-type="float">
            <text:p>16.318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ignment 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893" calcext:value-type="float">
            <text:p>13893</text:p>
          </table:table-cell>
          <table:table-cell office:value-type="float" office:value="35" calcext:value-type="float">
            <text:p>35</text:p>
          </table:table-cell>
          <table:table-cell office:value-type="float" office:value="0.623631" calcext:value-type="float">
            <text:p>0.6236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816597" calcext:value-type="float">
            <text:p>0.08165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91.401" calcext:value-type="float">
            <text:p>291.4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9.9019" calcext:value-type="float">
            <text:p>19.90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8.2643" calcext:value-type="float">
            <text:p>28.2643</text:p>
          </table:table-cell>
          <table:table-cell office:value-type="float" office:value="11.5216" calcext:value-type="float">
            <text:p>11.5216</text:p>
          </table:table-cell>
          <table:table-cell office:value-type="float" office:value="19.2743" calcext:value-type="float">
            <text:p>19.2743</text:p>
          </table:table-cell>
          <table:table-cell office:value-type="float" office:value="26.2792" calcext:value-type="float">
            <text:p>26.2792</text:p>
          </table:table-cell>
          <table:table-cell office:value-type="float" office:value="20.7796" calcext:value-type="float">
            <text:p>20.7796</text:p>
          </table:table-cell>
          <table:table-cell office:value-type="float" office:value="26.2001" calcext:value-type="float">
            <text:p>26.2001</text:p>
          </table:table-cell>
          <table:table-cell office:value-type="float" office:value="15.0913" calcext:value-type="float">
            <text:p>15.0913</text:p>
          </table:table-cell>
          <table:table-cell office:value-type="float" office:value="11.8046" calcext:value-type="float">
            <text:p>11.804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ignment 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927" calcext:value-type="float">
            <text:p>13927</text:p>
          </table:table-cell>
          <table:table-cell office:value-type="float" office:value="44" calcext:value-type="float">
            <text:p>44</text:p>
          </table:table-cell>
          <table:table-cell office:value-type="float" office:value="0.659642" calcext:value-type="float">
            <text:p>0.6596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77326" calcext:value-type="float">
            <text:p>0.773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631.54" calcext:value-type="float">
            <text:p>631.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5074" calcext:value-type="float">
            <text:p>18.50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16.7086" calcext:value-type="float">
            <text:p>16.7086</text:p>
          </table:table-cell>
          <table:table-cell office:value-type="float" office:value="24.9334" calcext:value-type="float">
            <text:p>24.9334</text:p>
          </table:table-cell>
          <table:table-cell office:value-type="float" office:value="21.801" calcext:value-type="float">
            <text:p>21.801</text:p>
          </table:table-cell>
          <table:table-cell office:value-type="float" office:value="18.5536" calcext:value-type="float">
            <text:p>18.5536</text:p>
          </table:table-cell>
          <table:table-cell office:value-type="float" office:value="23.3528" calcext:value-type="float">
            <text:p>23.3528</text:p>
          </table:table-cell>
          <table:table-cell office:value-type="float" office:value="11.2756" calcext:value-type="float">
            <text:p>11.2756</text:p>
          </table:table-cell>
          <table:table-cell office:value-type="float" office:value="31.1367" calcext:value-type="float">
            <text:p>31.1367</text:p>
          </table:table-cell>
          <table:table-cell office:value-type="float" office:value="4.04684" calcext:value-type="float">
            <text:p>4.04684</text:p>
          </table:table-cell>
          <table:table-cell office:value-type="float" office:value="14.7583" calcext:value-type="float">
            <text:p>14.758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lignment 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97" calcext:value-type="float">
            <text:p>1197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668" calcext:value-type="float">
            <text:p>13668</text:p>
          </table:table-cell>
          <table:table-cell office:value-type="float" office:value="34" calcext:value-type="float">
            <text:p>34</text:p>
          </table:table-cell>
          <table:table-cell office:value-type="float" office:value="0.550565" calcext:value-type="float">
            <text:p>0.55056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04102" calcext:value-type="float">
            <text:p>0.104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4.3275" calcext:value-type="float">
            <text:p>34.3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0719" calcext:value-type="float">
            <text:p>18.07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1.223" calcext:value-type="float">
            <text:p>21.223</text:p>
          </table:table-cell>
          <table:table-cell office:value-type="float" office:value="15.3616" calcext:value-type="float">
            <text:p>15.3616</text:p>
          </table:table-cell>
          <table:table-cell office:value-type="float" office:value="20.2306" calcext:value-type="float">
            <text:p>20.2306</text:p>
          </table:table-cell>
          <table:table-cell office:value-type="float" office:value="15.4723" calcext:value-type="float">
            <text:p>15.47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ignment 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9307" calcext:value-type="float">
            <text:p>39307</text:p>
          </table:table-cell>
          <table:table-cell office:value-type="float" office:value="80" calcext:value-type="float">
            <text:p>80</text:p>
          </table:table-cell>
          <table:table-cell office:value-type="float" office:value="3.49073" calcext:value-type="float">
            <text:p>3.490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992379" calcext:value-type="float">
            <text:p>0.0992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52.29" calcext:value-type="float">
            <text:p>1052.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9.0527" calcext:value-type="float">
            <text:p>39.05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9.1162" calcext:value-type="float">
            <text:p>39.1162</text:p>
          </table:table-cell>
          <table:table-cell office:value-type="float" office:value="65.7365" calcext:value-type="float">
            <text:p>65.7365</text:p>
          </table:table-cell>
          <table:table-cell office:value-type="float" office:value="20.5931" calcext:value-type="float">
            <text:p>20.5931</text:p>
          </table:table-cell>
          <table:table-cell office:value-type="float" office:value="34.7983" calcext:value-type="float">
            <text:p>34.7983</text:p>
          </table:table-cell>
          <table:table-cell office:value-type="float" office:value="25.2824" calcext:value-type="float">
            <text:p>25.2824</text:p>
          </table:table-cell>
          <table:table-cell office:value-type="float" office:value="13.4846" calcext:value-type="float">
            <text:p>13.4846</text:p>
          </table:table-cell>
          <table:table-cell office:value-type="float" office:value="31.1851" calcext:value-type="float">
            <text:p>31.1851</text:p>
          </table:table-cell>
          <table:table-cell office:value-type="float" office:value="23.5792" calcext:value-type="float">
            <text:p>23.5792</text:p>
          </table:table-cell>
          <table:table-cell office:value-type="float" office:value="50.0082" calcext:value-type="float">
            <text:p>50.0082</text:p>
          </table:table-cell>
          <table:table-cell office:value-type="float" office:value="70.9881" calcext:value-type="float">
            <text:p>70.9881</text:p>
          </table:table-cell>
          <table:table-cell office:value-type="float" office:value="59.2681" calcext:value-type="float">
            <text:p>59.2681</text:p>
          </table:table-cell>
          <table:table-cell office:value-type="float" office:value="47.7221" calcext:value-type="float">
            <text:p>47.7221</text:p>
          </table:table-cell>
          <table:table-cell office:value-type="float" office:value="25.923" calcext:value-type="float">
            <text:p>25.9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lignment 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7758" calcext:value-type="float">
            <text:p>37758</text:p>
          </table:table-cell>
          <table:table-cell office:value-type="float" office:value="79" calcext:value-type="float">
            <text:p>79</text:p>
          </table:table-cell>
          <table:table-cell office:value-type="float" office:value="3.10749" calcext:value-type="float">
            <text:p>3.1074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23576" calcext:value-type="float">
            <text:p>0.82357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99.542" calcext:value-type="float">
            <text:p>599.5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5139" calcext:value-type="float">
            <text:p>38.5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78.4747" calcext:value-type="float">
            <text:p>78.4747</text:p>
          </table:table-cell>
          <table:table-cell office:value-type="float" office:value="34.7748" calcext:value-type="float">
            <text:p>34.7748</text:p>
          </table:table-cell>
          <table:table-cell office:value-type="float" office:value="25.3764" calcext:value-type="float">
            <text:p>25.3764</text:p>
          </table:table-cell>
          <table:table-cell office:value-type="float" office:value="43.8359" calcext:value-type="float">
            <text:p>43.8359</text:p>
          </table:table-cell>
          <table:table-cell office:value-type="float" office:value="10.1637" calcext:value-type="float">
            <text:p>10.1637</text:p>
          </table:table-cell>
          <table:table-cell office:value-type="float" office:value="59.0017" calcext:value-type="float">
            <text:p>59.0017</text:p>
          </table:table-cell>
          <table:table-cell office:value-type="float" office:value="22.3181" calcext:value-type="float">
            <text:p>22.3181</text:p>
          </table:table-cell>
          <table:table-cell office:value-type="float" office:value="35.9856" calcext:value-type="float">
            <text:p>35.9856</text:p>
          </table:table-cell>
          <table:table-cell office:value-type="float" office:value="38.8739" calcext:value-type="float">
            <text:p>38.8739</text:p>
          </table:table-cell>
          <table:table-cell office:value-type="float" office:value="42.6838" calcext:value-type="float">
            <text:p>42.6838</text:p>
          </table:table-cell>
          <table:table-cell office:value-type="float" office:value="46.9231" calcext:value-type="float">
            <text:p>46.9231</text:p>
          </table:table-cell>
          <table:table-cell office:value-type="float" office:value="42.5936" calcext:value-type="float">
            <text:p>42.5936</text:p>
          </table:table-cell>
          <table:table-cell office:value-type="float" office:value="19.2347" calcext:value-type="float">
            <text:p>19.2347</text:p>
          </table:table-cell>
          <table:table-cell office:value-type="float" office:value="47.2233" calcext:value-type="float">
            <text:p>47.2233</text:p>
          </table:table-cell>
          <table:table-cell office:value-type="float" office:value="20.2074" calcext:value-type="float">
            <text:p>20.2074</text:p>
          </table:table-cell>
          <table:table-cell office:value-type="float" office:value="42.3935" calcext:value-type="float">
            <text:p>42.3935</text:p>
          </table:table-cell>
          <table:table-cell office:value-type="float" office:value="44.6726" calcext:value-type="float">
            <text:p>44.672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lignment 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9725" calcext:value-type="float">
            <text:p>39725</text:p>
          </table:table-cell>
          <table:table-cell office:value-type="float" office:value="105" calcext:value-type="float">
            <text:p>105</text:p>
          </table:table-cell>
          <table:table-cell office:value-type="float" office:value="3.51701" calcext:value-type="float">
            <text:p>3.517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304609" calcext:value-type="float">
            <text:p>0.3046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437.74" calcext:value-type="float">
            <text:p>1437.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1.1402" calcext:value-type="float">
            <text:p>51.14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2.9084" calcext:value-type="float">
            <text:p>52.9084</text:p>
          </table:table-cell>
          <table:table-cell office:value-type="float" office:value="30.6939" calcext:value-type="float">
            <text:p>30.6939</text:p>
          </table:table-cell>
          <table:table-cell office:value-type="float" office:value="55.444" calcext:value-type="float">
            <text:p>55.444</text:p>
          </table:table-cell>
          <table:table-cell office:value-type="float" office:value="34.3447" calcext:value-type="float">
            <text:p>34.3447</text:p>
          </table:table-cell>
          <table:table-cell office:value-type="float" office:value="41.7094" calcext:value-type="float">
            <text:p>41.7094</text:p>
          </table:table-cell>
          <table:table-cell office:value-type="float" office:value="80.215" calcext:value-type="float">
            <text:p>80.215</text:p>
          </table:table-cell>
          <table:table-cell office:value-type="float" office:value="62.6661" calcext:value-type="float">
            <text:p>62.666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lignment 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943" calcext:value-type="float">
            <text:p>5943</text:p>
          </table:table-cell>
          <table:table-cell office:value-type="float" office:value="221" calcext:value-type="float">
            <text:p>22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5325" calcext:value-type="float">
            <text:p>35325</text:p>
          </table:table-cell>
          <table:table-cell office:value-type="float" office:value="72" calcext:value-type="float">
            <text:p>72</text:p>
          </table:table-cell>
          <table:table-cell office:value-type="float" office:value="3.40454" calcext:value-type="float">
            <text:p>3.404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97991" calcext:value-type="float">
            <text:p>0.9979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93.445" calcext:value-type="float">
            <text:p>893.4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9.3948" calcext:value-type="float">
            <text:p>39.39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8.4823" calcext:value-type="float">
            <text:p>58.4823</text:p>
          </table:table-cell>
          <table:table-cell office:value-type="float" office:value="10.9316" calcext:value-type="float">
            <text:p>10.9316</text:p>
          </table:table-cell>
          <table:table-cell office:value-type="float" office:value="44.9858" calcext:value-type="float">
            <text:p>44.9858</text:p>
          </table:table-cell>
          <table:table-cell office:value-type="float" office:value="38.6997" calcext:value-type="float">
            <text:p>38.6997</text:p>
          </table:table-cell>
          <table:table-cell office:value-type="float" office:value="37.7921" calcext:value-type="float">
            <text:p>37.7921</text:p>
          </table:table-cell>
          <table:table-cell office:value-type="float" office:value="91.3167" calcext:value-type="float">
            <text:p>91.3167</text:p>
          </table:table-cell>
          <table:table-cell office:value-type="float" office:value="9.61023" calcext:value-type="float">
            <text:p>9.61023</text:p>
          </table:table-cell>
          <table:table-cell office:value-type="float" office:value="23.3401" calcext:value-type="float">
            <text:p>23.340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ignment 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932" calcext:value-type="float">
            <text:p>13932</text:p>
          </table:table-cell>
          <table:table-cell office:value-type="float" office:value="41" calcext:value-type="float">
            <text:p>41</text:p>
          </table:table-cell>
          <table:table-cell office:value-type="float" office:value="0.665372" calcext:value-type="float">
            <text:p>0.66537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865851" calcext:value-type="float">
            <text:p>0.08658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3.3985" calcext:value-type="float">
            <text:p>33.39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6.6624" calcext:value-type="float">
            <text:p>16.66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7.30371" calcext:value-type="float">
            <text:p>7.30371</text:p>
          </table:table-cell>
          <table:table-cell office:value-type="float" office:value="4.48612" calcext:value-type="float">
            <text:p>4.48612</text:p>
          </table:table-cell>
          <table:table-cell office:value-type="float" office:value="25.227" calcext:value-type="float">
            <text:p>25.227</text:p>
          </table:table-cell>
          <table:table-cell office:value-type="float" office:value="29.6327" calcext:value-type="float">
            <text:p>29.632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ignment 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827" calcext:value-type="float">
            <text:p>13827</text:p>
          </table:table-cell>
          <table:table-cell office:value-type="float" office:value="32" calcext:value-type="float">
            <text:p>32</text:p>
          </table:table-cell>
          <table:table-cell office:value-type="float" office:value="0.686999" calcext:value-type="float">
            <text:p>0.6869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685512" calcext:value-type="float">
            <text:p>0.0685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48.521" calcext:value-type="float">
            <text:p>348.5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7.7859" calcext:value-type="float">
            <text:p>17.78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3.6393" calcext:value-type="float">
            <text:p>23.6393</text:p>
          </table:table-cell>
          <table:table-cell office:value-type="float" office:value="30.1853" calcext:value-type="float">
            <text:p>30.1853</text:p>
          </table:table-cell>
          <table:table-cell office:value-type="float" office:value="11.9185" calcext:value-type="float">
            <text:p>11.9185</text:p>
          </table:table-cell>
          <table:table-cell office:value-type="float" office:value="10.5054" calcext:value-type="float">
            <text:p>10.5054</text:p>
          </table:table-cell>
          <table:table-cell office:value-type="float" office:value="12.6812" calcext:value-type="float">
            <text:p>12.68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lignment 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127" calcext:value-type="float">
            <text:p>14127</text:p>
          </table:table-cell>
          <table:table-cell office:value-type="float" office:value="37" calcext:value-type="float">
            <text:p>37</text:p>
          </table:table-cell>
          <table:table-cell office:value-type="float" office:value="0.802446" calcext:value-type="float">
            <text:p>0.8024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80035" calcext:value-type="float">
            <text:p>0.9800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20.478" calcext:value-type="float">
            <text:p>520.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9557" calcext:value-type="float">
            <text:p>25.95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2.0451" calcext:value-type="float">
            <text:p>32.0451</text:p>
          </table:table-cell>
          <table:table-cell office:value-type="float" office:value="20.993" calcext:value-type="float">
            <text:p>20.993</text:p>
          </table:table-cell>
          <table:table-cell office:value-type="float" office:value="27.135" calcext:value-type="float">
            <text:p>27.135</text:p>
          </table:table-cell>
          <table:table-cell office:value-type="float" office:value="6.96358" calcext:value-type="float">
            <text:p>6.96358</text:p>
          </table:table-cell>
          <table:table-cell office:value-type="float" office:value="25.8654" calcext:value-type="float">
            <text:p>25.8654</text:p>
          </table:table-cell>
          <table:table-cell office:value-type="float" office:value="31.8358" calcext:value-type="float">
            <text:p>31.8358</text:p>
          </table:table-cell>
          <table:table-cell office:value-type="float" office:value="42.9726" calcext:value-type="float">
            <text:p>42.9726</text:p>
          </table:table-cell>
          <table:table-cell office:value-type="float" office:value="10.6481" calcext:value-type="float">
            <text:p>10.6481</text:p>
          </table:table-cell>
          <table:table-cell office:value-type="float" office:value="35.1634" calcext:value-type="float">
            <text:p>35.1634</text:p>
          </table:table-cell>
          <table:table-cell office:value-type="float" office:value="20.1741" calcext:value-type="float">
            <text:p>20.1741</text:p>
          </table:table-cell>
          <table:table-cell office:value-type="float" office:value="31.7167" calcext:value-type="float">
            <text:p>31.716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ignment 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6" calcext:value-type="float">
            <text:p>1296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776" calcext:value-type="float">
            <text:p>13776</text:p>
          </table:table-cell>
          <table:table-cell office:value-type="float" office:value="37" calcext:value-type="float">
            <text:p>37</text:p>
          </table:table-cell>
          <table:table-cell office:value-type="float" office:value="0.699068" calcext:value-type="float">
            <text:p>0.69906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00903" calcext:value-type="float">
            <text:p>0.4009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52.325" calcext:value-type="float">
            <text:p>152.3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7.317" calcext:value-type="float">
            <text:p>27.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44.0065" calcext:value-type="float">
            <text:p>44.0065</text:p>
          </table:table-cell>
          <table:table-cell office:value-type="float" office:value="22.2517" calcext:value-type="float">
            <text:p>22.2517</text:p>
          </table:table-cell>
          <table:table-cell office:value-type="float" office:value="27.1669" calcext:value-type="float">
            <text:p>27.1669</text:p>
          </table:table-cell>
          <table:table-cell office:value-type="float" office:value="18.8567" calcext:value-type="float">
            <text:p>18.8567</text:p>
          </table:table-cell>
          <table:table-cell office:value-type="float" office:value="5.97429" calcext:value-type="float">
            <text:p>5.97429</text:p>
          </table:table-cell>
          <table:table-cell office:value-type="float" office:value="12.3139" calcext:value-type="float">
            <text:p>12.3139</text:p>
          </table:table-cell>
          <table:table-cell office:value-type="float" office:value="19.9739" calcext:value-type="float">
            <text:p>19.9739</text:p>
          </table:table-cell>
          <table:table-cell office:value-type="float" office:value="57.0087" calcext:value-type="float">
            <text:p>57.0087</text:p>
          </table:table-cell>
          <table:table-cell office:value-type="float" office:value="42.2274" calcext:value-type="float">
            <text:p>42.2274</text:p>
          </table:table-cell>
          <table:table-cell office:value-type="float" office:value="18.3869" calcext:value-type="float">
            <text:p>18.3869</text:p>
          </table:table-cell>
          <table:table-cell office:value-type="float" office:value="32.3205" calcext:value-type="float">
            <text:p>32.32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ignment 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97646" calcext:value-type="float">
            <text:p>97646</text:p>
          </table:table-cell>
          <table:table-cell office:value-type="float" office:value="205" calcext:value-type="float">
            <text:p>205</text:p>
          </table:table-cell>
          <table:table-cell office:value-type="float" office:value="22.7099" calcext:value-type="float">
            <text:p>22.70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09637" calcext:value-type="float">
            <text:p>0.8096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77.346" calcext:value-type="float">
            <text:p>877.3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2.7262" calcext:value-type="float">
            <text:p>42.72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9.9935" calcext:value-type="float">
            <text:p>39.9935</text:p>
          </table:table-cell>
          <table:table-cell office:value-type="float" office:value="29.8253" calcext:value-type="float">
            <text:p>29.8253</text:p>
          </table:table-cell>
          <table:table-cell office:value-type="float" office:value="41.711" calcext:value-type="float">
            <text:p>41.711</text:p>
          </table:table-cell>
          <table:table-cell office:value-type="float" office:value="30.2193" calcext:value-type="float">
            <text:p>30.2193</text:p>
          </table:table-cell>
          <table:table-cell office:value-type="float" office:value="35.799" calcext:value-type="float">
            <text:p>35.799</text:p>
          </table:table-cell>
          <table:table-cell office:value-type="float" office:value="40.486" calcext:value-type="float">
            <text:p>40.486</text:p>
          </table:table-cell>
          <table:table-cell office:value-type="float" office:value="56.7372" calcext:value-type="float">
            <text:p>56.7372</text:p>
          </table:table-cell>
          <table:table-cell office:value-type="float" office:value="28.6282" calcext:value-type="float">
            <text:p>28.6282</text:p>
          </table:table-cell>
          <table:table-cell office:value-type="float" office:value="80.6842" calcext:value-type="float">
            <text:p>80.6842</text:p>
          </table:table-cell>
          <table:table-cell office:value-type="float" office:value="63.8987" calcext:value-type="float">
            <text:p>63.8987</text:p>
          </table:table-cell>
          <table:table-cell office:value-type="float" office:value="15.2652" calcext:value-type="float">
            <text:p>15.2652</text:p>
          </table:table-cell>
          <table:table-cell office:value-type="float" office:value="49.4664" calcext:value-type="float">
            <text:p>49.46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lignment 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00126" calcext:value-type="float">
            <text:p>100126</text:p>
          </table:table-cell>
          <table:table-cell office:value-type="float" office:value="237" calcext:value-type="float">
            <text:p>237</text:p>
          </table:table-cell>
          <table:table-cell office:value-type="float" office:value="21.8126" calcext:value-type="float">
            <text:p>21.812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79021" calcext:value-type="float">
            <text:p>0.8790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82.271" calcext:value-type="float">
            <text:p>982.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6.4602" calcext:value-type="float">
            <text:p>46.46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9.1429" calcext:value-type="float">
            <text:p>29.1429</text:p>
          </table:table-cell>
          <table:table-cell office:value-type="float" office:value="67.7424" calcext:value-type="float">
            <text:p>67.7424</text:p>
          </table:table-cell>
          <table:table-cell office:value-type="float" office:value="17.5593" calcext:value-type="float">
            <text:p>17.5593</text:p>
          </table:table-cell>
          <table:table-cell office:value-type="float" office:value="77.8928" calcext:value-type="float">
            <text:p>77.8928</text:p>
          </table:table-cell>
          <table:table-cell office:value-type="float" office:value="25.5223" calcext:value-type="float">
            <text:p>25.5223</text:p>
          </table:table-cell>
          <table:table-cell office:value-type="float" office:value="24.2633" calcext:value-type="float">
            <text:p>24.2633</text:p>
          </table:table-cell>
          <table:table-cell office:value-type="float" office:value="81.7488" calcext:value-type="float">
            <text:p>81.7488</text:p>
          </table:table-cell>
          <table:table-cell office:value-type="float" office:value="38.3375" calcext:value-type="float">
            <text:p>38.3375</text:p>
          </table:table-cell>
          <table:table-cell office:value-type="float" office:value="37.6866" calcext:value-type="float">
            <text:p>37.6866</text:p>
          </table:table-cell>
          <table:table-cell office:value-type="float" office:value="32.0955" calcext:value-type="float">
            <text:p>32.0955</text:p>
          </table:table-cell>
          <table:table-cell office:value-type="float" office:value="42.3421" calcext:value-type="float">
            <text:p>42.3421</text:p>
          </table:table-cell>
          <table:table-cell office:value-type="float" office:value="44.3652" calcext:value-type="float">
            <text:p>44.3652</text:p>
          </table:table-cell>
          <table:table-cell office:value-type="float" office:value="56.7585" calcext:value-type="float">
            <text:p>56.7585</text:p>
          </table:table-cell>
          <table:table-cell office:value-type="float" office:value="69.8023" calcext:value-type="float">
            <text:p>69.8023</text:p>
          </table:table-cell>
          <table:table-cell office:value-type="float" office:value="59.0703" calcext:value-type="float">
            <text:p>59.0703</text:p>
          </table:table-cell>
          <table:table-cell office:value-type="float" office:value="61.3355" calcext:value-type="float">
            <text:p>61.3355</text:p>
          </table:table-cell>
          <table:table-cell office:value-type="float" office:value="41.7684" calcext:value-type="float">
            <text:p>41.7684</text:p>
          </table:table-cell>
          <table:table-cell office:value-type="float" office:value="20.6431" calcext:value-type="float">
            <text:p>20.6431</text:p>
          </table:table-cell>
          <table:table-cell office:value-type="float" office:value="73.0117" calcext:value-type="float">
            <text:p>73.0117</text:p>
          </table:table-cell>
          <table:table-cell office:value-type="float" office:value="25.9982" calcext:value-type="float">
            <text:p>25.9982</text:p>
          </table:table-cell>
          <table:table-cell office:value-type="float" office:value="61.4925" calcext:value-type="float">
            <text:p>61.4925</text:p>
          </table:table-cell>
          <table:table-cell office:value-type="float" office:value="55.6192" calcext:value-type="float">
            <text:p>55.6192</text:p>
          </table:table-cell>
          <table:table-cell office:value-type="float" office:value="24.3859" calcext:value-type="float">
            <text:p>24.385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ignment 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96532" calcext:value-type="float">
            <text:p>96532</text:p>
          </table:table-cell>
          <table:table-cell office:value-type="float" office:value="224" calcext:value-type="float">
            <text:p>224</text:p>
          </table:table-cell>
          <table:table-cell office:value-type="float" office:value="22.3142" calcext:value-type="float">
            <text:p>22.31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40101" calcext:value-type="float">
            <text:p>0.0340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525.92" calcext:value-type="float">
            <text:p>1525.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6.0242" calcext:value-type="float">
            <text:p>36.02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79.8774" calcext:value-type="float">
            <text:p>79.8774</text:p>
          </table:table-cell>
          <table:table-cell office:value-type="float" office:value="28.088" calcext:value-type="float">
            <text:p>28.088</text:p>
          </table:table-cell>
          <table:table-cell office:value-type="float" office:value="86.2486" calcext:value-type="float">
            <text:p>86.2486</text:p>
          </table:table-cell>
          <table:table-cell office:value-type="float" office:value="34.2543" calcext:value-type="float">
            <text:p>34.2543</text:p>
          </table:table-cell>
          <table:table-cell office:value-type="float" office:value="16.6615" calcext:value-type="float">
            <text:p>16.6615</text:p>
          </table:table-cell>
          <table:table-cell office:value-type="float" office:value="30.8767" calcext:value-type="float">
            <text:p>30.8767</text:p>
          </table:table-cell>
          <table:table-cell office:value-type="float" office:value="52.9091" calcext:value-type="float">
            <text:p>52.9091</text:p>
          </table:table-cell>
          <table:table-cell office:value-type="float" office:value="38.8772" calcext:value-type="float">
            <text:p>38.8772</text:p>
          </table:table-cell>
          <table:table-cell office:value-type="float" office:value="9.24645" calcext:value-type="float">
            <text:p>9.24645</text:p>
          </table:table-cell>
          <table:table-cell office:value-type="float" office:value="21.3271" calcext:value-type="float">
            <text:p>21.3271</text:p>
          </table:table-cell>
          <table:table-cell office:value-type="float" office:value="20.979" calcext:value-type="float">
            <text:p>20.979</text:p>
          </table:table-cell>
          <table:table-cell office:value-type="float" office:value="25.1536" calcext:value-type="float">
            <text:p>25.1536</text:p>
          </table:table-cell>
          <table:table-cell office:value-type="float" office:value="45.4193" calcext:value-type="float">
            <text:p>45.4193</text:p>
          </table:table-cell>
          <table:table-cell office:value-type="float" office:value="14.4212" calcext:value-type="float">
            <text:p>14.421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lignment 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99805" calcext:value-type="float">
            <text:p>99805</text:p>
          </table:table-cell>
          <table:table-cell office:value-type="float" office:value="199" calcext:value-type="float">
            <text:p>199</text:p>
          </table:table-cell>
          <table:table-cell office:value-type="float" office:value="25.0824" calcext:value-type="float">
            <text:p>25.08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15325" calcext:value-type="float">
            <text:p>0.4153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887.78" calcext:value-type="float">
            <text:p>1887.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1.205" calcext:value-type="float">
            <text:p>51.2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45.7163" calcext:value-type="float">
            <text:p>45.7163</text:p>
          </table:table-cell>
          <table:table-cell office:value-type="float" office:value="87.3561" calcext:value-type="float">
            <text:p>87.3561</text:p>
          </table:table-cell>
          <table:table-cell office:value-type="float" office:value="32.2275" calcext:value-type="float">
            <text:p>32.2275</text:p>
          </table:table-cell>
          <table:table-cell office:value-type="float" office:value="90.1288" calcext:value-type="float">
            <text:p>90.1288</text:p>
          </table:table-cell>
          <table:table-cell office:value-type="float" office:value="57.7943" calcext:value-type="float">
            <text:p>57.7943</text:p>
          </table:table-cell>
          <table:table-cell office:value-type="float" office:value="26.952" calcext:value-type="float">
            <text:p>26.952</text:p>
          </table:table-cell>
          <table:table-cell office:value-type="float" office:value="36.3176" calcext:value-type="float">
            <text:p>36.3176</text:p>
          </table:table-cell>
          <table:table-cell office:value-type="float" office:value="78.0372" calcext:value-type="float">
            <text:p>78.0372</text:p>
          </table:table-cell>
          <table:table-cell office:value-type="float" office:value="77.0303" calcext:value-type="float">
            <text:p>77.0303</text:p>
          </table:table-cell>
          <table:table-cell office:value-type="float" office:value="59.0549" calcext:value-type="float">
            <text:p>59.0549</text:p>
          </table:table-cell>
          <table:table-cell office:value-type="float" office:value="11.3762" calcext:value-type="float">
            <text:p>11.3762</text:p>
          </table:table-cell>
          <table:table-cell office:value-type="float" office:value="40.0037" calcext:value-type="float">
            <text:p>40.0037</text:p>
          </table:table-cell>
          <table:table-cell office:value-type="float" office:value="59.6652" calcext:value-type="float">
            <text:p>59.6652</text:p>
          </table:table-cell>
          <table:table-cell office:value-type="float" office:value="21.8694" calcext:value-type="float">
            <text:p>21.8694</text:p>
          </table:table-cell>
          <table:table-cell office:value-type="float" office:value="79.4086" calcext:value-type="float">
            <text:p>79.4086</text:p>
          </table:table-cell>
          <table:table-cell office:value-type="float" office:value="17.1161" calcext:value-type="float">
            <text:p>17.1161</text:p>
          </table:table-cell>
          <table:table-cell office:value-type="float" office:value="40.6486" calcext:value-type="float">
            <text:p>40.6486</text:p>
          </table:table-cell>
          <table:table-cell office:value-type="float" office:value="61.8375" calcext:value-type="float">
            <text:p>61.8375</text:p>
          </table:table-cell>
          <table:table-cell office:value-type="float" office:value="51.8345" calcext:value-type="float">
            <text:p>51.8345</text:p>
          </table:table-cell>
          <table:table-cell office:value-type="float" office:value="49.7243" calcext:value-type="float">
            <text:p>49.72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lignment 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6368" calcext:value-type="float">
            <text:p>26368</text:p>
          </table:table-cell>
          <table:table-cell office:value-type="float" office:value="86" calcext:value-type="float">
            <text:p>86</text:p>
          </table:table-cell>
          <table:table-cell office:value-type="float" office:value="3.87431" calcext:value-type="float">
            <text:p>3.8743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22174" calcext:value-type="float">
            <text:p>0.9221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70.52" calcext:value-type="float">
            <text:p>1070.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3.5604" calcext:value-type="float">
            <text:p>33.56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40.4073" calcext:value-type="float">
            <text:p>40.4073</text:p>
          </table:table-cell>
          <table:table-cell office:value-type="float" office:value="28.3728" calcext:value-type="float">
            <text:p>28.3728</text:p>
          </table:table-cell>
          <table:table-cell office:value-type="float" office:value="26.3682" calcext:value-type="float">
            <text:p>26.3682</text:p>
          </table:table-cell>
          <table:table-cell office:value-type="float" office:value="43.8197" calcext:value-type="float">
            <text:p>43.8197</text:p>
          </table:table-cell>
          <table:table-cell office:value-type="float" office:value="28.6031" calcext:value-type="float">
            <text:p>28.6031</text:p>
          </table:table-cell>
          <table:table-cell office:value-type="float" office:value="21.9355" calcext:value-type="float">
            <text:p>21.9355</text:p>
          </table:table-cell>
          <table:table-cell office:value-type="float" office:value="19.6743" calcext:value-type="float">
            <text:p>19.6743</text:p>
          </table:table-cell>
          <table:table-cell office:value-type="float" office:value="60.1899" calcext:value-type="float">
            <text:p>60.1899</text:p>
          </table:table-cell>
          <table:table-cell office:value-type="float" office:value="77.822" calcext:value-type="float">
            <text:p>77.822</text:p>
          </table:table-cell>
          <table:table-cell office:value-type="float" office:value="11.3757" calcext:value-type="float">
            <text:p>11.3757</text:p>
          </table:table-cell>
          <table:table-cell office:value-type="float" office:value="53.228" calcext:value-type="float">
            <text:p>53.228</text:p>
          </table:table-cell>
          <table:table-cell office:value-type="float" office:value="11.011" calcext:value-type="float">
            <text:p>11.011</text:p>
          </table:table-cell>
          <table:table-cell office:value-type="float" office:value="20.1783" calcext:value-type="float">
            <text:p>20.1783</text:p>
          </table:table-cell>
          <table:table-cell office:value-type="float" office:value="26.0021" calcext:value-type="float">
            <text:p>26.0021</text:p>
          </table:table-cell>
          <table:table-cell office:value-type="float" office:value="8.55577" calcext:value-type="float">
            <text:p>8.55577</text:p>
          </table:table-cell>
          <table:table-cell office:value-type="float" office:value="30.4843" calcext:value-type="float">
            <text:p>30.4843</text:p>
          </table:table-cell>
          <table:table-cell office:value-type="float" office:value="34.0988" calcext:value-type="float">
            <text:p>34.0988</text:p>
          </table:table-cell>
          <table:table-cell office:value-type="float" office:value="22.508" calcext:value-type="float">
            <text:p>22.508</text:p>
          </table:table-cell>
          <table:table-cell office:value-type="float" office:value="48.2671" calcext:value-type="float">
            <text:p>48.2671</text:p>
          </table:table-cell>
          <table:table-cell office:value-type="float" office:value="52.1675" calcext:value-type="float">
            <text:p>52.1675</text:p>
          </table:table-cell>
          <table:table-cell office:value-type="float" office:value="28.9321" calcext:value-type="float">
            <text:p>28.9321</text:p>
          </table:table-cell>
          <table:table-cell office:value-type="float" office:value="63.1332" calcext:value-type="float">
            <text:p>63.1332</text:p>
          </table:table-cell>
          <table:table-cell office:value-type="float" office:value="14.7541" calcext:value-type="float">
            <text:p>14.754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ignment 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5422" calcext:value-type="float">
            <text:p>25422</text:p>
          </table:table-cell>
          <table:table-cell office:value-type="float" office:value="83" calcext:value-type="float">
            <text:p>83</text:p>
          </table:table-cell>
          <table:table-cell office:value-type="float" office:value="3.26223" calcext:value-type="float">
            <text:p>3.262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583256" calcext:value-type="float">
            <text:p>0.583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857.88" calcext:value-type="float">
            <text:p>1857.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9.0131" calcext:value-type="float">
            <text:p>29.01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0.1517" calcext:value-type="float">
            <text:p>20.1517</text:p>
          </table:table-cell>
          <table:table-cell office:value-type="float" office:value="17.1316" calcext:value-type="float">
            <text:p>17.1316</text:p>
          </table:table-cell>
          <table:table-cell office:value-type="float" office:value="38.2462" calcext:value-type="float">
            <text:p>38.2462</text:p>
          </table:table-cell>
          <table:table-cell office:value-type="float" office:value="45.1463" calcext:value-type="float">
            <text:p>45.1463</text:p>
          </table:table-cell>
          <table:table-cell office:value-type="float" office:value="14.9923" calcext:value-type="float">
            <text:p>14.9923</text:p>
          </table:table-cell>
          <table:table-cell office:value-type="float" office:value="38.4106" calcext:value-type="float">
            <text:p>38.41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lignment 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4122" calcext:value-type="float">
            <text:p>24122</text:p>
          </table:table-cell>
          <table:table-cell office:value-type="float" office:value="72" calcext:value-type="float">
            <text:p>72</text:p>
          </table:table-cell>
          <table:table-cell office:value-type="float" office:value="3.50566" calcext:value-type="float">
            <text:p>3.5056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64975" calcext:value-type="float">
            <text:p>0.8649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53.113" calcext:value-type="float">
            <text:p>953.1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2.0575" calcext:value-type="float">
            <text:p>32.05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10.477" calcext:value-type="float">
            <text:p>10.477</text:p>
          </table:table-cell>
          <table:table-cell office:value-type="float" office:value="40.7955" calcext:value-type="float">
            <text:p>40.7955</text:p>
          </table:table-cell>
          <table:table-cell office:value-type="float" office:value="75.4774" calcext:value-type="float">
            <text:p>75.4774</text:p>
          </table:table-cell>
          <table:table-cell office:value-type="float" office:value="19.4728" calcext:value-type="float">
            <text:p>19.4728</text:p>
          </table:table-cell>
          <table:table-cell office:value-type="float" office:value="19.0713" calcext:value-type="float">
            <text:p>19.0713</text:p>
          </table:table-cell>
          <table:table-cell office:value-type="float" office:value="30.7722" calcext:value-type="float">
            <text:p>30.7722</text:p>
          </table:table-cell>
          <table:table-cell office:value-type="float" office:value="39.6451" calcext:value-type="float">
            <text:p>39.6451</text:p>
          </table:table-cell>
          <table:table-cell office:value-type="float" office:value="26.8975" calcext:value-type="float">
            <text:p>26.8975</text:p>
          </table:table-cell>
          <table:table-cell office:value-type="float" office:value="41.2355" calcext:value-type="float">
            <text:p>41.2355</text:p>
          </table:table-cell>
          <table:table-cell office:value-type="float" office:value="18.3441" calcext:value-type="float">
            <text:p>18.3441</text:p>
          </table:table-cell>
          <table:table-cell office:value-type="float" office:value="20.5967" calcext:value-type="float">
            <text:p>20.5967</text:p>
          </table:table-cell>
          <table:table-cell office:value-type="float" office:value="24.5547" calcext:value-type="float">
            <text:p>24.5547</text:p>
          </table:table-cell>
          <table:table-cell office:value-type="float" office:value="26.4693" calcext:value-type="float">
            <text:p>26.4693</text:p>
          </table:table-cell>
          <table:table-cell office:value-type="float" office:value="49.9507" calcext:value-type="float">
            <text:p>49.9507</text:p>
          </table:table-cell>
          <table:table-cell office:value-type="float" office:value="40.4445" calcext:value-type="float">
            <text:p>40.4445</text:p>
          </table:table-cell>
          <table:table-cell office:value-type="float" office:value="43.1882" calcext:value-type="float">
            <text:p>43.1882</text:p>
          </table:table-cell>
          <table:table-cell office:value-type="float" office:value="17.5841" calcext:value-type="float">
            <text:p>17.58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lignment 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579" calcext:value-type="float">
            <text:p>12579</text:p>
          </table:table-cell>
          <table:table-cell office:value-type="float" office:value="397" calcext:value-type="float">
            <text:p>39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5643" calcext:value-type="float">
            <text:p>25643</text:p>
          </table:table-cell>
          <table:table-cell office:value-type="float" office:value="72" calcext:value-type="float">
            <text:p>72</text:p>
          </table:table-cell>
          <table:table-cell office:value-type="float" office:value="3.38109" calcext:value-type="float">
            <text:p>3.3810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43287" calcext:value-type="float">
            <text:p>0.8432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41.221" calcext:value-type="float">
            <text:p>941.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5.1658" calcext:value-type="float">
            <text:p>35.16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4.9845" calcext:value-type="float">
            <text:p>34.9845</text:p>
          </table:table-cell>
          <table:table-cell office:value-type="float" office:value="40.2618" calcext:value-type="float">
            <text:p>40.2618</text:p>
          </table:table-cell>
          <table:table-cell office:value-type="float" office:value="31.7775" calcext:value-type="float">
            <text:p>31.7775</text:p>
          </table:table-cell>
          <table:table-cell office:value-type="float" office:value="60.052" calcext:value-type="float">
            <text:p>60.052</text:p>
          </table:table-cell>
          <table:table-cell office:value-type="float" office:value="52.6086" calcext:value-type="float">
            <text:p>52.6086</text:p>
          </table:table-cell>
          <table:table-cell office:value-type="float" office:value="24.5788" calcext:value-type="float">
            <text:p>24.5788</text:p>
          </table:table-cell>
          <table:table-cell office:value-type="float" office:value="31.2583" calcext:value-type="float">
            <text:p>31.2583</text:p>
          </table:table-cell>
          <table:table-cell office:value-type="float" office:value="22.3797" calcext:value-type="float">
            <text:p>22.3797</text:p>
          </table:table-cell>
          <table:table-cell office:value-type="float" office:value="20.4955" calcext:value-type="float">
            <text:p>20.4955</text:p>
          </table:table-cell>
          <table:table-cell office:value-type="float" office:value="13.4975" calcext:value-type="float">
            <text:p>13.4975</text:p>
          </table:table-cell>
          <table:table-cell office:value-type="float" office:value="39.7094" calcext:value-type="float">
            <text:p>39.7094</text:p>
          </table:table-cell>
          <table:table-cell office:value-type="float" office:value="27.5261" calcext:value-type="float">
            <text:p>27.5261</text:p>
          </table:table-cell>
          <table:table-cell office:value-type="float" office:value="27.8072" calcext:value-type="float">
            <text:p>27.8072</text:p>
          </table:table-cell>
          <table:table-cell office:value-type="float" office:value="45.0752" calcext:value-type="float">
            <text:p>45.0752</text:p>
          </table:table-cell>
          <table:table-cell office:value-type="float" office:value="43.2412" calcext:value-type="float">
            <text:p>43.2412</text:p>
          </table:table-cell>
          <table:table-cell office:value-type="float" office:value="33.8975" calcext:value-type="float">
            <text:p>33.8975</text:p>
          </table:table-cell>
          <table:table-cell office:value-type="float" office:value="43.7466" calcext:value-type="float">
            <text:p>43.7466</text:p>
          </table:table-cell>
          <table:table-cell office:value-type="float" office:value="45.4515" calcext:value-type="float">
            <text:p>45.4515</text:p>
          </table:table-cell>
          <table:table-cell office:value-type="float" office:value="53.7322" calcext:value-type="float">
            <text:p>53.7322</text:p>
          </table:table-cell>
          <table:table-cell office:value-type="float" office:value="63.1942" calcext:value-type="float">
            <text:p>63.1942</text:p>
          </table:table-cell>
          <table:table-cell office:value-type="float" office:value="13.3755" calcext:value-type="float">
            <text:p>13.3755</text:p>
          </table:table-cell>
          <table:table-cell office:value-type="float" office:value="9.65278" calcext:value-type="float">
            <text:p>9.65278</text:p>
          </table:table-cell>
          <table:table-cell office:value-type="float" office:value="62.5219" calcext:value-type="float">
            <text:p>62.5219</text:p>
          </table:table-cell>
          <table:table-cell office:value-type="float" office:value="33.9394" calcext:value-type="float">
            <text:p>33.9394</text:p>
          </table:table-cell>
          <table:table-cell office:value-type="float" office:value="4.38033" calcext:value-type="float">
            <text:p>4.3803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ignment 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465" calcext:value-type="float">
            <text:p>3465</text:p>
          </table:table-cell>
          <table:table-cell office:value-type="float" office:value="209" calcext:value-type="float">
            <text:p>2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7690" calcext:value-type="float">
            <text:p>117690</text:p>
          </table:table-cell>
          <table:table-cell office:value-type="float" office:value="173" calcext:value-type="float">
            <text:p>173</text:p>
          </table:table-cell>
          <table:table-cell office:value-type="float" office:value="22.2363" calcext:value-type="float">
            <text:p>22.236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558081" calcext:value-type="float">
            <text:p>0.05580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694.18" calcext:value-type="float">
            <text:p>1694.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4.5217" calcext:value-type="float">
            <text:p>54.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93.5026" calcext:value-type="float">
            <text:p>93.5026</text:p>
          </table:table-cell>
          <table:table-cell office:value-type="float" office:value="16.8575" calcext:value-type="float">
            <text:p>16.8575</text:p>
          </table:table-cell>
          <table:table-cell office:value-type="float" office:value="32.8195" calcext:value-type="float">
            <text:p>32.8195</text:p>
          </table:table-cell>
          <table:table-cell office:value-type="float" office:value="72.333" calcext:value-type="float">
            <text:p>72.333</text:p>
          </table:table-cell>
          <table:table-cell office:value-type="float" office:value="31.1703" calcext:value-type="float">
            <text:p>31.1703</text:p>
          </table:table-cell>
          <table:table-cell office:value-type="float" office:value="49.6115" calcext:value-type="float">
            <text:p>49.6115</text:p>
          </table:table-cell>
          <table:table-cell office:value-type="float" office:value="25.4781" calcext:value-type="float">
            <text:p>25.4781</text:p>
          </table:table-cell>
          <table:table-cell office:value-type="float" office:value="19.3461" calcext:value-type="float">
            <text:p>19.3461</text:p>
          </table:table-cell>
          <table:table-cell office:value-type="float" office:value="60.8845" calcext:value-type="float">
            <text:p>60.8845</text:p>
          </table:table-cell>
          <table:table-cell office:value-type="float" office:value="53.77" calcext:value-type="float">
            <text:p>53.77</text:p>
          </table:table-cell>
          <table:table-cell office:value-type="float" office:value="72.4321" calcext:value-type="float">
            <text:p>72.4321</text:p>
          </table:table-cell>
          <table:table-cell office:value-type="float" office:value="87.4678" calcext:value-type="float">
            <text:p>87.4678</text:p>
          </table:table-cell>
          <table:table-cell office:value-type="float" office:value="39.5727" calcext:value-type="float">
            <text:p>39.5727</text:p>
          </table:table-cell>
          <table:table-cell office:value-type="float" office:value="99.2637" calcext:value-type="float">
            <text:p>99.2637</text:p>
          </table:table-cell>
          <table:table-cell office:value-type="float" office:value="33.3636" calcext:value-type="float">
            <text:p>33.3636</text:p>
          </table:table-cell>
          <table:table-cell office:value-type="float" office:value="30.3295" calcext:value-type="float">
            <text:p>30.3295</text:p>
          </table:table-cell>
          <table:table-cell office:value-type="float" office:value="98.6779" calcext:value-type="float">
            <text:p>98.6779</text:p>
          </table:table-cell>
          <table:table-cell office:value-type="float" office:value="50.8526" calcext:value-type="float">
            <text:p>50.8526</text:p>
          </table:table-cell>
          <table:table-cell office:value-type="float" office:value="27.8627" calcext:value-type="float">
            <text:p>27.8627</text:p>
          </table:table-cell>
          <table:table-cell office:value-type="float" office:value="29.7947" calcext:value-type="float">
            <text:p>29.7947</text:p>
          </table:table-cell>
          <table:table-cell office:value-type="float" office:value="39.9715" calcext:value-type="float">
            <text:p>39.9715</text:p>
          </table:table-cell>
          <table:table-cell office:value-type="float" office:value="7.61349" calcext:value-type="float">
            <text:p>7.61349</text:p>
          </table:table-cell>
          <table:table-cell office:value-type="float" office:value="51.1264" calcext:value-type="float">
            <text:p>51.1264</text:p>
          </table:table-cell>
          <table:table-cell office:value-type="float" office:value="28.2886" calcext:value-type="float">
            <text:p>28.2886</text:p>
          </table:table-cell>
          <table:table-cell office:value-type="float" office:value="88.6008" calcext:value-type="float">
            <text:p>88.6008</text:p>
          </table:table-cell>
          <table:table-cell office:value-type="float" office:value="91.5498" calcext:value-type="float">
            <text:p>91.5498</text:p>
          </table:table-cell>
          <table:table-cell office:value-type="float" office:value="100.487" calcext:value-type="float">
            <text:p>100.487</text:p>
          </table:table-cell>
          <table:table-cell office:value-type="float" office:value="51.0449" calcext:value-type="float">
            <text:p>51.0449</text:p>
          </table:table-cell>
          <table:table-cell office:value-type="float" office:value="68.7189" calcext:value-type="float">
            <text:p>68.7189</text:p>
          </table:table-cell>
          <table:table-cell office:value-type="float" office:value="82.859" calcext:value-type="float">
            <text:p>82.8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Alignment 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465" calcext:value-type="float">
            <text:p>3465</text:p>
          </table:table-cell>
          <table:table-cell office:value-type="float" office:value="209" calcext:value-type="float">
            <text:p>2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8634" calcext:value-type="float">
            <text:p>118634</text:p>
          </table:table-cell>
          <table:table-cell office:value-type="float" office:value="156" calcext:value-type="float">
            <text:p>156</text:p>
          </table:table-cell>
          <table:table-cell office:value-type="float" office:value="23.5073" calcext:value-type="float">
            <text:p>23.50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369852" calcext:value-type="float">
            <text:p>0.3698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692.29" calcext:value-type="float">
            <text:p>1692.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1.7985" calcext:value-type="float">
            <text:p>61.79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61.4412" calcext:value-type="float">
            <text:p>61.4412</text:p>
          </table:table-cell>
          <table:table-cell office:value-type="float" office:value="72.6282" calcext:value-type="float">
            <text:p>72.6282</text:p>
          </table:table-cell>
          <table:table-cell office:value-type="float" office:value="72.4171" calcext:value-type="float">
            <text:p>72.4171</text:p>
          </table:table-cell>
          <table:table-cell office:value-type="float" office:value="56.1772" calcext:value-type="float">
            <text:p>56.1772</text:p>
          </table:table-cell>
          <table:table-cell office:value-type="float" office:value="84.1336" calcext:value-type="float">
            <text:p>84.1336</text:p>
          </table:table-cell>
          <table:table-cell office:value-type="float" office:value="8.44663" calcext:value-type="float">
            <text:p>8.44663</text:p>
          </table:table-cell>
          <table:table-cell office:value-type="float" office:value="88.8045" calcext:value-type="float">
            <text:p>88.8045</text:p>
          </table:table-cell>
          <table:table-cell office:value-type="float" office:value="79.7877" calcext:value-type="float">
            <text:p>79.7877</text:p>
          </table:table-cell>
          <table:table-cell office:value-type="float" office:value="57.399" calcext:value-type="float">
            <text:p>57.399</text:p>
          </table:table-cell>
          <table:table-cell office:value-type="float" office:value="36.279" calcext:value-type="float">
            <text:p>36.279</text:p>
          </table:table-cell>
          <table:table-cell office:value-type="float" office:value="125.536" calcext:value-type="float">
            <text:p>125.536</text:p>
          </table:table-cell>
          <table:table-cell office:value-type="float" office:value="17.9968" calcext:value-type="float">
            <text:p>17.9968</text:p>
          </table:table-cell>
          <table:table-cell office:value-type="float" office:value="54.6529" calcext:value-type="float">
            <text:p>54.6529</text:p>
          </table:table-cell>
          <table:table-cell office:value-type="float" office:value="34.8074" calcext:value-type="float">
            <text:p>34.8074</text:p>
          </table:table-cell>
          <table:table-cell office:value-type="float" office:value="41.0918" calcext:value-type="float">
            <text:p>41.0918</text:p>
          </table:table-cell>
          <table:table-cell office:value-type="float" office:value="57.3338" calcext:value-type="float">
            <text:p>57.3338</text:p>
          </table:table-cell>
          <table:table-cell office:value-type="float" office:value="81.9825" calcext:value-type="float">
            <text:p>81.9825</text:p>
          </table:table-cell>
          <table:table-cell office:value-type="float" office:value="82.906" calcext:value-type="float">
            <text:p>82.906</text:p>
          </table:table-cell>
          <table:table-cell office:value-type="float" office:value="27.5189" calcext:value-type="float">
            <text:p>27.5189</text:p>
          </table:table-cell>
          <table:table-cell office:value-type="float" office:value="87.6007" calcext:value-type="float">
            <text:p>87.6007</text:p>
          </table:table-cell>
          <table:table-cell office:value-type="float" office:value="97.0222" calcext:value-type="float">
            <text:p>97.0222</text:p>
          </table:table-cell>
          <table:table-cell office:value-type="float" office:value="33.6043" calcext:value-type="float">
            <text:p>33.604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ignment 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465" calcext:value-type="float">
            <text:p>3465</text:p>
          </table:table-cell>
          <table:table-cell office:value-type="float" office:value="209" calcext:value-type="float">
            <text:p>2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7431" calcext:value-type="float">
            <text:p>117431</text:p>
          </table:table-cell>
          <table:table-cell office:value-type="float" office:value="143" calcext:value-type="float">
            <text:p>143</text:p>
          </table:table-cell>
          <table:table-cell office:value-type="float" office:value="25.0803" calcext:value-type="float">
            <text:p>25.08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10245" calcext:value-type="float">
            <text:p>0.2102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706.98" calcext:value-type="float">
            <text:p>1706.9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5.7872" calcext:value-type="float">
            <text:p>45.78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80.5861" calcext:value-type="float">
            <text:p>80.5861</text:p>
          </table:table-cell>
          <table:table-cell office:value-type="float" office:value="52.7296" calcext:value-type="float">
            <text:p>52.7296</text:p>
          </table:table-cell>
          <table:table-cell office:value-type="float" office:value="47.3919" calcext:value-type="float">
            <text:p>47.3919</text:p>
          </table:table-cell>
          <table:table-cell office:value-type="float" office:value="61.8465" calcext:value-type="float">
            <text:p>61.8465</text:p>
          </table:table-cell>
          <table:table-cell office:value-type="float" office:value="7.638" calcext:value-type="float">
            <text:p>7.638</text:p>
          </table:table-cell>
          <table:table-cell office:value-type="float" office:value="70.2468" calcext:value-type="float">
            <text:p>70.2468</text:p>
          </table:table-cell>
          <table:table-cell office:value-type="float" office:value="32.7063" calcext:value-type="float">
            <text:p>32.7063</text:p>
          </table:table-cell>
          <table:table-cell office:value-type="float" office:value="36.394" calcext:value-type="float">
            <text:p>36.394</text:p>
          </table:table-cell>
          <table:table-cell office:value-type="float" office:value="85.6806" calcext:value-type="float">
            <text:p>85.6806</text:p>
          </table:table-cell>
          <table:table-cell office:value-type="float" office:value="66.8712" calcext:value-type="float">
            <text:p>66.8712</text:p>
          </table:table-cell>
          <table:table-cell office:value-type="float" office:value="28.5128" calcext:value-type="float">
            <text:p>28.5128</text:p>
          </table:table-cell>
          <table:table-cell office:value-type="float" office:value="12.1011" calcext:value-type="float">
            <text:p>12.1011</text:p>
          </table:table-cell>
          <table:table-cell office:value-type="float" office:value="19.0695" calcext:value-type="float">
            <text:p>19.0695</text:p>
          </table:table-cell>
          <table:table-cell office:value-type="float" office:value="46.6337" calcext:value-type="float">
            <text:p>46.6337</text:p>
          </table:table-cell>
          <table:table-cell office:value-type="float" office:value="37.8175" calcext:value-type="float">
            <text:p>37.8175</text:p>
          </table:table-cell>
          <table:table-cell office:value-type="float" office:value="38.5099" calcext:value-type="float">
            <text:p>38.5099</text:p>
          </table:table-cell>
          <table:table-cell office:value-type="float" office:value="53.6475" calcext:value-type="float">
            <text:p>53.647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lignment 2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465" calcext:value-type="float">
            <text:p>3465</text:p>
          </table:table-cell>
          <table:table-cell office:value-type="float" office:value="209" calcext:value-type="float">
            <text:p>2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6825" calcext:value-type="float">
            <text:p>116825</text:p>
          </table:table-cell>
          <table:table-cell office:value-type="float" office:value="145" calcext:value-type="float">
            <text:p>145</text:p>
          </table:table-cell>
          <table:table-cell office:value-type="float" office:value="21.2145" calcext:value-type="float">
            <text:p>21.21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3214" calcext:value-type="float">
            <text:p>0.3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691.52" calcext:value-type="float">
            <text:p>1691.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5.4329" calcext:value-type="float">
            <text:p>55.43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84.5017" calcext:value-type="float">
            <text:p>84.5017</text:p>
          </table:table-cell>
          <table:table-cell office:value-type="float" office:value="70.1554" calcext:value-type="float">
            <text:p>70.1554</text:p>
          </table:table-cell>
          <table:table-cell office:value-type="float" office:value="40.5423" calcext:value-type="float">
            <text:p>40.5423</text:p>
          </table:table-cell>
          <table:table-cell office:value-type="float" office:value="64.1777" calcext:value-type="float">
            <text:p>64.1777</text:p>
          </table:table-cell>
          <table:table-cell office:value-type="float" office:value="100.275" calcext:value-type="float">
            <text:p>100.275</text:p>
          </table:table-cell>
          <table:table-cell office:value-type="float" office:value="34.4333" calcext:value-type="float">
            <text:p>34.4333</text:p>
          </table:table-cell>
          <table:table-cell office:value-type="float" office:value="50.4441" calcext:value-type="float">
            <text:p>50.4441</text:p>
          </table:table-cell>
          <table:table-cell office:value-type="float" office:value="45.3391" calcext:value-type="float">
            <text:p>45.3391</text:p>
          </table:table-cell>
          <table:table-cell office:value-type="float" office:value="44.6202" calcext:value-type="float">
            <text:p>44.6202</text:p>
          </table:table-cell>
          <table:table-cell office:value-type="float" office:value="90.21" calcext:value-type="float">
            <text:p>90.21</text:p>
          </table:table-cell>
          <table:table-cell office:value-type="float" office:value="62.7011" calcext:value-type="float">
            <text:p>62.7011</text:p>
          </table:table-cell>
          <table:table-cell office:value-type="float" office:value="68.8136" calcext:value-type="float">
            <text:p>68.8136</text:p>
          </table:table-cell>
          <table:table-cell office:value-type="float" office:value="100.413" calcext:value-type="float">
            <text:p>100.413</text:p>
          </table:table-cell>
          <table:table-cell office:value-type="float" office:value="22.8534" calcext:value-type="float">
            <text:p>22.8534</text:p>
          </table:table-cell>
          <table:table-cell office:value-type="float" office:value="83.1807" calcext:value-type="float">
            <text:p>83.1807</text:p>
          </table:table-cell>
          <table:table-cell office:value-type="float" office:value="85.7565" calcext:value-type="float">
            <text:p>85.7565</text:p>
          </table:table-cell>
          <table:table-cell office:value-type="float" office:value="97.473" calcext:value-type="float">
            <text:p>97.473</text:p>
          </table:table-cell>
          <table:table-cell office:value-type="float" office:value="75.875" calcext:value-type="float">
            <text:p>75.875</text:p>
          </table:table-cell>
          <table:table-cell office:value-type="float" office:value="65.3668" calcext:value-type="float">
            <text:p>65.3668</text:p>
          </table:table-cell>
          <table:table-cell office:value-type="float" office:value="74.1823" calcext:value-type="float">
            <text:p>74.1823</text:p>
          </table:table-cell>
          <table:table-cell office:value-type="float" office:value="28.9735" calcext:value-type="float">
            <text:p>28.9735</text:p>
          </table:table-cell>
          <table:table-cell office:value-type="float" office:value="17.9952" calcext:value-type="float">
            <text:p>17.9952</text:p>
          </table:table-cell>
          <table:table-cell office:value-type="float" office:value="49.9883" calcext:value-type="float">
            <text:p>49.9883</text:p>
          </table:table-cell>
          <table:table-cell office:value-type="float" office:value="30.726" calcext:value-type="float">
            <text:p>30.726</text:p>
          </table:table-cell>
          <table:table-cell office:value-type="float" office:value="32.9839" calcext:value-type="float">
            <text:p>32.9839</text:p>
          </table:table-cell>
          <table:table-cell office:value-type="float" office:value="7.39351" calcext:value-type="float">
            <text:p>7.39351</text:p>
          </table:table-cell>
          <table:table-cell office:value-type="float" office:value="77.7222" calcext:value-type="float">
            <text:p>77.7222</text:p>
          </table:table-cell>
          <table:table-cell office:value-type="float" office:value="19.716" calcext:value-type="float">
            <text:p>19.716</text:p>
          </table:table-cell>
          <table:table-cell office:value-type="float" office:value="41.1885" calcext:value-type="float">
            <text:p>41.1885</text:p>
          </table:table-cell>
          <table:table-cell office:value-type="float" office:value="33.6027" calcext:value-type="float">
            <text:p>33.6027</text:p>
          </table:table-cell>
          <table:table-cell office:value-type="float" office:value="16.8171" calcext:value-type="float">
            <text:p>16.81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Alignment 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0026" calcext:value-type="float">
            <text:p>70026</text:p>
          </table:table-cell>
          <table:table-cell office:value-type="float" office:value="137" calcext:value-type="float">
            <text:p>137</text:p>
          </table:table-cell>
          <table:table-cell office:value-type="float" office:value="11.5225" calcext:value-type="float">
            <text:p>11.522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74091" calcext:value-type="float">
            <text:p>0.4740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3.2551" calcext:value-type="float">
            <text:p>83.25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3.7819" calcext:value-type="float">
            <text:p>43.78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7.1384" calcext:value-type="float">
            <text:p>37.1384</text:p>
          </table:table-cell>
          <table:table-cell office:value-type="float" office:value="30.8233" calcext:value-type="float">
            <text:p>30.8233</text:p>
          </table:table-cell>
          <table:table-cell office:value-type="float" office:value="59.5477" calcext:value-type="float">
            <text:p>59.5477</text:p>
          </table:table-cell>
          <table:table-cell office:value-type="float" office:value="51.1253" calcext:value-type="float">
            <text:p>51.1253</text:p>
          </table:table-cell>
          <table:table-cell office:value-type="float" office:value="42.6064" calcext:value-type="float">
            <text:p>42.6064</text:p>
          </table:table-cell>
          <table:table-cell office:value-type="float" office:value="26.7082" calcext:value-type="float">
            <text:p>26.7082</text:p>
          </table:table-cell>
          <table:table-cell office:value-type="float" office:value="23.5718" calcext:value-type="float">
            <text:p>23.5718</text:p>
          </table:table-cell>
          <table:table-cell office:value-type="float" office:value="30.6358" calcext:value-type="float">
            <text:p>30.6358</text:p>
          </table:table-cell>
          <table:table-cell office:value-type="float" office:value="25.7363" calcext:value-type="float">
            <text:p>25.7363</text:p>
          </table:table-cell>
          <table:table-cell office:value-type="float" office:value="58.8438" calcext:value-type="float">
            <text:p>58.8438</text:p>
          </table:table-cell>
          <table:table-cell office:value-type="float" office:value="51.3157" calcext:value-type="float">
            <text:p>51.3157</text:p>
          </table:table-cell>
          <table:table-cell office:value-type="float" office:value="52.1046" calcext:value-type="float">
            <text:p>52.1046</text:p>
          </table:table-cell>
          <table:table-cell office:value-type="float" office:value="62.381" calcext:value-type="float">
            <text:p>62.381</text:p>
          </table:table-cell>
          <table:table-cell office:value-type="float" office:value="54.7065" calcext:value-type="float">
            <text:p>54.7065</text:p>
          </table:table-cell>
          <table:table-cell office:value-type="float" office:value="36.7762" calcext:value-type="float">
            <text:p>36.7762</text:p>
          </table:table-cell>
          <table:table-cell office:value-type="float" office:value="22.0556" calcext:value-type="float">
            <text:p>22.0556</text:p>
          </table:table-cell>
          <table:table-cell office:value-type="float" office:value="54.5292" calcext:value-type="float">
            <text:p>54.5292</text:p>
          </table:table-cell>
          <table:table-cell office:value-type="float" office:value="47.6661" calcext:value-type="float">
            <text:p>47.6661</text:p>
          </table:table-cell>
          <table:table-cell office:value-type="float" office:value="66.1376" calcext:value-type="float">
            <text:p>66.1376</text:p>
          </table:table-cell>
          <table:table-cell office:value-type="float" office:value="41.2285" calcext:value-type="float">
            <text:p>41.22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lignment 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1861" calcext:value-type="float">
            <text:p>71861</text:p>
          </table:table-cell>
          <table:table-cell office:value-type="float" office:value="124" calcext:value-type="float">
            <text:p>124</text:p>
          </table:table-cell>
          <table:table-cell office:value-type="float" office:value="13.5375" calcext:value-type="float">
            <text:p>13.53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66699" calcext:value-type="float">
            <text:p>0.2666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49.7283" calcext:value-type="float">
            <text:p>49.72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7.3214" calcext:value-type="float">
            <text:p>47.3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1.1947" calcext:value-type="float">
            <text:p>21.1947</text:p>
          </table:table-cell>
          <table:table-cell office:value-type="float" office:value="36.893" calcext:value-type="float">
            <text:p>36.893</text:p>
          </table:table-cell>
          <table:table-cell office:value-type="float" office:value="45.1513" calcext:value-type="float">
            <text:p>45.1513</text:p>
          </table:table-cell>
          <table:table-cell office:value-type="float" office:value="12.2867" calcext:value-type="float">
            <text:p>12.2867</text:p>
          </table:table-cell>
          <table:table-cell office:value-type="float" office:value="42.6412" calcext:value-type="float">
            <text:p>42.6412</text:p>
          </table:table-cell>
          <table:table-cell office:value-type="float" office:value="93.522" calcext:value-type="float">
            <text:p>93.522</text:p>
          </table:table-cell>
          <table:table-cell office:value-type="float" office:value="8.55591" calcext:value-type="float">
            <text:p>8.55591</text:p>
          </table:table-cell>
          <table:table-cell office:value-type="float" office:value="108.301" calcext:value-type="float">
            <text:p>108.301</text:p>
          </table:table-cell>
          <table:table-cell office:value-type="float" office:value="15.783" calcext:value-type="float">
            <text:p>15.783</text:p>
          </table:table-cell>
          <table:table-cell office:value-type="float" office:value="18.9531" calcext:value-type="float">
            <text:p>18.9531</text:p>
          </table:table-cell>
          <table:table-cell office:value-type="float" office:value="45.5497" calcext:value-type="float">
            <text:p>45.5497</text:p>
          </table:table-cell>
          <table:table-cell office:value-type="float" office:value="45.7332" calcext:value-type="float">
            <text:p>45.7332</text:p>
          </table:table-cell>
          <table:table-cell office:value-type="float" office:value="14.5268" calcext:value-type="float">
            <text:p>14.5268</text:p>
          </table:table-cell>
          <table:table-cell office:value-type="float" office:value="78.3034" calcext:value-type="float">
            <text:p>78.3034</text:p>
          </table:table-cell>
          <table:table-cell office:value-type="float" office:value="54.288" calcext:value-type="float">
            <text:p>54.288</text:p>
          </table:table-cell>
          <table:table-cell office:value-type="float" office:value="70.7485" calcext:value-type="float">
            <text:p>70.7485</text:p>
          </table:table-cell>
          <table:table-cell office:value-type="float" office:value="59.5183" calcext:value-type="float">
            <text:p>59.5183</text:p>
          </table:table-cell>
          <table:table-cell office:value-type="float" office:value="52.0029" calcext:value-type="float">
            <text:p>52.0029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31.9658" calcext:value-type="float">
            <text:p>31.9658</text:p>
          </table:table-cell>
          <table:table-cell office:value-type="float" office:value="67.8815" calcext:value-type="float">
            <text:p>67.8815</text:p>
          </table:table-cell>
          <table:table-cell office:value-type="float" office:value="50.7054" calcext:value-type="float">
            <text:p>50.7054</text:p>
          </table:table-cell>
          <table:table-cell office:value-type="float" office:value="87.2116" calcext:value-type="float">
            <text:p>87.2116</text:p>
          </table:table-cell>
          <table:table-cell office:value-type="float" office:value="78.2033" calcext:value-type="float">
            <text:p>78.2033</text:p>
          </table:table-cell>
          <table:table-cell office:value-type="float" office:value="17.7168" calcext:value-type="float">
            <text:p>17.7168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lignment 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7896" calcext:value-type="float">
            <text:p>67896</text:p>
          </table:table-cell>
          <table:table-cell office:value-type="float" office:value="132" calcext:value-type="float">
            <text:p>132</text:p>
          </table:table-cell>
          <table:table-cell office:value-type="float" office:value="13.7005" calcext:value-type="float">
            <text:p>13.700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92492" calcext:value-type="float">
            <text:p>0.1924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8.1153" calcext:value-type="float">
            <text:p>38.11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2.7399" calcext:value-type="float">
            <text:p>42.7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11.7403" calcext:value-type="float">
            <text:p>11.7403</text:p>
          </table:table-cell>
          <table:table-cell office:value-type="float" office:value="20.7821" calcext:value-type="float">
            <text:p>20.7821</text:p>
          </table:table-cell>
          <table:table-cell office:value-type="float" office:value="23.7932" calcext:value-type="float">
            <text:p>23.7932</text:p>
          </table:table-cell>
          <table:table-cell office:value-type="float" office:value="24.0332" calcext:value-type="float">
            <text:p>24.0332</text:p>
          </table:table-cell>
          <table:table-cell office:value-type="float" office:value="57.0512" calcext:value-type="float">
            <text:p>57.0512</text:p>
          </table:table-cell>
          <table:table-cell office:value-type="float" office:value="90.0436" calcext:value-type="float">
            <text:p>90.0436</text:p>
          </table:table-cell>
          <table:table-cell office:value-type="float" office:value="18.181" calcext:value-type="float">
            <text:p>18.181</text:p>
          </table:table-cell>
          <table:table-cell office:value-type="float" office:value="68.5798" calcext:value-type="float">
            <text:p>68.5798</text:p>
          </table:table-cell>
          <table:table-cell office:value-type="float" office:value="39.1179" calcext:value-type="float">
            <text:p>39.1179</text:p>
          </table:table-cell>
          <table:table-cell office:value-type="float" office:value="50.3087" calcext:value-type="float">
            <text:p>50.3087</text:p>
          </table:table-cell>
          <table:table-cell office:value-type="float" office:value="17.5865" calcext:value-type="float">
            <text:p>17.5865</text:p>
          </table:table-cell>
          <table:table-cell office:value-type="float" office:value="65.3592" calcext:value-type="float">
            <text:p>65.3592</text:p>
          </table:table-cell>
          <table:table-cell office:value-type="float" office:value="71.4948" calcext:value-type="float">
            <text:p>71.4948</text:p>
          </table:table-cell>
          <table:table-cell office:value-type="float" office:value="45.6819" calcext:value-type="float">
            <text:p>45.6819</text:p>
          </table:table-cell>
          <table:table-cell office:value-type="float" office:value="54.0768" calcext:value-type="float">
            <text:p>54.0768</text:p>
          </table:table-cell>
          <table:table-cell office:value-type="float" office:value="26.0086" calcext:value-type="float">
            <text:p>26.00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lignment 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7755" calcext:value-type="float">
            <text:p>7755</text:p>
          </table:table-cell>
          <table:table-cell office:value-type="float" office:value="249" calcext:value-type="float">
            <text:p>24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9289" calcext:value-type="float">
            <text:p>69289</text:p>
          </table:table-cell>
          <table:table-cell office:value-type="float" office:value="118" calcext:value-type="float">
            <text:p>118</text:p>
          </table:table-cell>
          <table:table-cell office:value-type="float" office:value="14.9101" calcext:value-type="float">
            <text:p>14.910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97815" calcext:value-type="float">
            <text:p>0.03978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62.783" calcext:value-type="float">
            <text:p>862.7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1.64" calcext:value-type="float">
            <text:p>41.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61.2247" calcext:value-type="float">
            <text:p>61.2247</text:p>
          </table:table-cell>
          <table:table-cell office:value-type="float" office:value="45.6671" calcext:value-type="float">
            <text:p>45.6671</text:p>
          </table:table-cell>
          <table:table-cell office:value-type="float" office:value="19.5739" calcext:value-type="float">
            <text:p>19.5739</text:p>
          </table:table-cell>
          <table:table-cell office:value-type="float" office:value="9.43932" calcext:value-type="float">
            <text:p>9.43932</text:p>
          </table:table-cell>
          <table:table-cell office:value-type="float" office:value="42.9536" calcext:value-type="float">
            <text:p>42.9536</text:p>
          </table:table-cell>
          <table:table-cell office:value-type="float" office:value="44.9718" calcext:value-type="float">
            <text:p>44.9718</text:p>
          </table:table-cell>
          <table:table-cell office:value-type="float" office:value="18.274" calcext:value-type="float">
            <text:p>18.274</text:p>
          </table:table-cell>
          <table:table-cell office:value-type="float" office:value="42.6591" calcext:value-type="float">
            <text:p>42.6591</text:p>
          </table:table-cell>
          <table:table-cell office:value-type="float" office:value="63.2642" calcext:value-type="float">
            <text:p>63.2642</text:p>
          </table:table-cell>
          <table:table-cell office:value-type="float" office:value="13.0832" calcext:value-type="float">
            <text:p>13.0832</text:p>
          </table:table-cell>
          <table:table-cell office:value-type="float" office:value="41.4286" calcext:value-type="float">
            <text:p>41.4286</text:p>
          </table:table-cell>
          <table:table-cell office:value-type="float" office:value="64.8964" calcext:value-type="float">
            <text:p>64.8964</text:p>
          </table:table-cell>
          <table:table-cell office:value-type="float" office:value="46.7803" calcext:value-type="float">
            <text:p>46.7803</text:p>
          </table:table-cell>
          <table:table-cell office:value-type="float" office:value="48.0976" calcext:value-type="float">
            <text:p>48.0976</text:p>
          </table:table-cell>
          <table:table-cell office:value-type="float" office:value="41.9073" calcext:value-type="float">
            <text:p>41.9073</text:p>
          </table:table-cell>
          <table:table-cell office:value-type="float" office:value="46.6295" calcext:value-type="float">
            <text:p>46.6295</text:p>
          </table:table-cell>
          <table:table-cell office:value-type="float" office:value="22.9457" calcext:value-type="float">
            <text:p>22.9457</text:p>
          </table:table-cell>
          <table:table-cell office:value-type="float" office:value="66.4131" calcext:value-type="float">
            <text:p>66.4131</text:p>
          </table:table-cell>
          <table:table-cell office:value-type="float" office:value="34.5246" calcext:value-type="float">
            <text:p>34.5246</text:p>
          </table:table-cell>
          <table:table-cell office:value-type="float" office:value="31.5929" calcext:value-type="float">
            <text:p>31.5929</text:p>
          </table:table-cell>
          <table:table-cell office:value-type="float" office:value="41.6978" calcext:value-type="float">
            <text:p>41.6978</text:p>
          </table:table-cell>
          <table:table-cell office:value-type="float" office:value="54.5432" calcext:value-type="float">
            <text:p>54.5432</text:p>
          </table:table-cell>
          <table:table-cell office:value-type="float" office:value="45.492" calcext:value-type="float">
            <text:p>45.492</text:p>
          </table:table-cell>
          <table:table-cell office:value-type="float" office:value="30.3427" calcext:value-type="float">
            <text:p>30.3427</text:p>
          </table:table-cell>
          <table:table-cell office:value-type="float" office:value="69.144" calcext:value-type="float">
            <text:p>69.144</text:p>
          </table:table-cell>
          <table:table-cell office:value-type="float" office:value="35.0971" calcext:value-type="float">
            <text:p>35.0971</text:p>
          </table:table-cell>
          <table:table-cell office:value-type="float" office:value="45.1108" calcext:value-type="float">
            <text:p>45.1108</text:p>
          </table:table-cell>
          <table:table-cell office:value-type="float" office:value="29.761" calcext:value-type="float">
            <text:p>29.761</text:p>
          </table:table-cell>
          <table:table-cell office:value-type="float" office:value="30.6243" calcext:value-type="float">
            <text:p>30.6243</text:p>
          </table:table-cell>
          <table:table-cell office:value-type="float" office:value="57.248" calcext:value-type="float">
            <text:p>57.248</text:p>
          </table:table-cell>
          <table:table-cell office:value-type="float" office:value="56.8975" calcext:value-type="float">
            <text:p>56.8975</text:p>
          </table:table-cell>
          <table:table-cell office:value-type="float" office:value="21.2917" calcext:value-type="float">
            <text:p>21.2917</text:p>
          </table:table-cell>
          <table:table-cell office:value-type="float" office:value="46.3955" calcext:value-type="float">
            <text:p>46.3955</text:p>
          </table:table-cell>
          <table:table-cell office:value-type="float" office:value="45.7889" calcext:value-type="float">
            <text:p>45.78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ignment 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9874" calcext:value-type="float">
            <text:p>49874</text:p>
          </table:table-cell>
          <table:table-cell office:value-type="float" office:value="74" calcext:value-type="float">
            <text:p>74</text:p>
          </table:table-cell>
          <table:table-cell office:value-type="float" office:value="9.27815" calcext:value-type="float">
            <text:p>9.2781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37352" calcext:value-type="float">
            <text:p>0.013735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166.81" calcext:value-type="float">
            <text:p>1166.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7.6467" calcext:value-type="float">
            <text:p>47.64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3.2567" calcext:value-type="float">
            <text:p>23.2567</text:p>
          </table:table-cell>
          <table:table-cell office:value-type="float" office:value="40.7011" calcext:value-type="float">
            <text:p>40.7011</text:p>
          </table:table-cell>
          <table:table-cell office:value-type="float" office:value="22.2412" calcext:value-type="float">
            <text:p>22.2412</text:p>
          </table:table-cell>
          <table:table-cell office:value-type="float" office:value="33.3997" calcext:value-type="float">
            <text:p>33.3997</text:p>
          </table:table-cell>
          <table:table-cell office:value-type="float" office:value="33.4781" calcext:value-type="float">
            <text:p>33.4781</text:p>
          </table:table-cell>
          <table:table-cell office:value-type="float" office:value="52.1183" calcext:value-type="float">
            <text:p>52.1183</text:p>
          </table:table-cell>
          <table:table-cell office:value-type="float" office:value="70.9309" calcext:value-type="float">
            <text:p>70.9309</text:p>
          </table:table-cell>
          <table:table-cell office:value-type="float" office:value="62.6659" calcext:value-type="float">
            <text:p>62.6659</text:p>
          </table:table-cell>
          <table:table-cell office:value-type="float" office:value="82.356" calcext:value-type="float">
            <text:p>82.356</text:p>
          </table:table-cell>
          <table:table-cell office:value-type="float" office:value="35.8939" calcext:value-type="float">
            <text:p>35.8939</text:p>
          </table:table-cell>
          <table:table-cell office:value-type="float" office:value="44.8889" calcext:value-type="float">
            <text:p>44.8889</text:p>
          </table:table-cell>
          <table:table-cell office:value-type="float" office:value="65.8726" calcext:value-type="float">
            <text:p>65.8726</text:p>
          </table:table-cell>
          <table:table-cell office:value-type="float" office:value="19.098" calcext:value-type="float">
            <text:p>19.098</text:p>
          </table:table-cell>
          <table:table-cell office:value-type="float" office:value="84.4968" calcext:value-type="float">
            <text:p>84.4968</text:p>
          </table:table-cell>
          <table:table-cell office:value-type="float" office:value="77.2873" calcext:value-type="float">
            <text:p>77.2873</text:p>
          </table:table-cell>
          <table:table-cell office:value-type="float" office:value="63.881" calcext:value-type="float">
            <text:p>63.881</text:p>
          </table:table-cell>
          <table:table-cell office:value-type="float" office:value="57.4548" calcext:value-type="float">
            <text:p>57.4548</text:p>
          </table:table-cell>
          <table:table-cell office:value-type="float" office:value="63.0589" calcext:value-type="float">
            <text:p>63.0589</text:p>
          </table:table-cell>
          <table:table-cell office:value-type="float" office:value="11.1197" calcext:value-type="float">
            <text:p>11.1197</text:p>
          </table:table-cell>
          <table:table-cell office:value-type="float" office:value="19.5225" calcext:value-type="float">
            <text:p>19.5225</text:p>
          </table:table-cell>
          <table:table-cell office:value-type="float" office:value="16.1875" calcext:value-type="float">
            <text:p>16.1875</text:p>
          </table:table-cell>
          <table:table-cell office:value-type="float" office:value="53.8162" calcext:value-type="float">
            <text:p>53.8162</text:p>
          </table:table-cell>
          <table:table-cell office:value-type="float" office:value="62.1486" calcext:value-type="float">
            <text:p>62.148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ignment 3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7266" calcext:value-type="float">
            <text:p>47266</text:p>
          </table:table-cell>
          <table:table-cell office:value-type="float" office:value="80" calcext:value-type="float">
            <text:p>80</text:p>
          </table:table-cell>
          <table:table-cell office:value-type="float" office:value="8.6598" calcext:value-type="float">
            <text:p>8.659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77033" calcext:value-type="float">
            <text:p>0.9770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10.535" calcext:value-type="float">
            <text:p>910.5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9.2585" calcext:value-type="float">
            <text:p>29.25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6.4909" calcext:value-type="float">
            <text:p>26.4909</text:p>
          </table:table-cell>
          <table:table-cell office:value-type="float" office:value="40.0521" calcext:value-type="float">
            <text:p>40.0521</text:p>
          </table:table-cell>
          <table:table-cell office:value-type="float" office:value="33.6397" calcext:value-type="float">
            <text:p>33.6397</text:p>
          </table:table-cell>
          <table:table-cell office:value-type="float" office:value="3.90117" calcext:value-type="float">
            <text:p>3.90117</text:p>
          </table:table-cell>
          <table:table-cell office:value-type="float" office:value="29.1077" calcext:value-type="float">
            <text:p>29.1077</text:p>
          </table:table-cell>
          <table:table-cell office:value-type="float" office:value="26.5186" calcext:value-type="float">
            <text:p>26.5186</text:p>
          </table:table-cell>
          <table:table-cell office:value-type="float" office:value="23.6048" calcext:value-type="float">
            <text:p>23.6048</text:p>
          </table:table-cell>
          <table:table-cell office:value-type="float" office:value="49.0054" calcext:value-type="float">
            <text:p>49.0054</text:p>
          </table:table-cell>
          <table:table-cell office:value-type="float" office:value="16.2228" calcext:value-type="float">
            <text:p>16.2228</text:p>
          </table:table-cell>
          <table:table-cell office:value-type="float" office:value="9.03713" calcext:value-type="float">
            <text:p>9.03713</text:p>
          </table:table-cell>
          <table:table-cell office:value-type="float" office:value="28.1685" calcext:value-type="float">
            <text:p>28.1685</text:p>
          </table:table-cell>
          <table:table-cell office:value-type="float" office:value="15.6166" calcext:value-type="float">
            <text:p>15.6166</text:p>
          </table:table-cell>
          <table:table-cell office:value-type="float" office:value="47.8282" calcext:value-type="float">
            <text:p>47.8282</text:p>
          </table:table-cell>
          <table:table-cell office:value-type="float" office:value="27.7628" calcext:value-type="float">
            <text:p>27.7628</text:p>
          </table:table-cell>
          <table:table-cell office:value-type="float" office:value="26.9004" calcext:value-type="float">
            <text:p>26.9004</text:p>
          </table:table-cell>
          <table:table-cell office:value-type="float" office:value="29.2204" calcext:value-type="float">
            <text:p>29.2204</text:p>
          </table:table-cell>
          <table:table-cell office:value-type="float" office:value="47.6639" calcext:value-type="float">
            <text:p>47.6639</text:p>
          </table:table-cell>
          <table:table-cell office:value-type="float" office:value="45.9124" calcext:value-type="float">
            <text:p>45.912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ignment 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9251" calcext:value-type="float">
            <text:p>49251</text:p>
          </table:table-cell>
          <table:table-cell office:value-type="float" office:value="104" calcext:value-type="float">
            <text:p>104</text:p>
          </table:table-cell>
          <table:table-cell office:value-type="float" office:value="9.48745" calcext:value-type="float">
            <text:p>9.487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59624" calcext:value-type="float">
            <text:p>0.9596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702.616" calcext:value-type="float">
            <text:p>702.6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3.2544" calcext:value-type="float">
            <text:p>33.25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7.1255" calcext:value-type="float">
            <text:p>37.1255</text:p>
          </table:table-cell>
          <table:table-cell office:value-type="float" office:value="23.2515" calcext:value-type="float">
            <text:p>23.2515</text:p>
          </table:table-cell>
          <table:table-cell office:value-type="float" office:value="38.1084" calcext:value-type="float">
            <text:p>38.1084</text:p>
          </table:table-cell>
          <table:table-cell office:value-type="float" office:value="51.1936" calcext:value-type="float">
            <text:p>51.1936</text:p>
          </table:table-cell>
          <table:table-cell office:value-type="float" office:value="35.9319" calcext:value-type="float">
            <text:p>35.9319</text:p>
          </table:table-cell>
          <table:table-cell office:value-type="float" office:value="27.9755" calcext:value-type="float">
            <text:p>27.9755</text:p>
          </table:table-cell>
          <table:table-cell office:value-type="float" office:value="26.8742" calcext:value-type="float">
            <text:p>26.8742</text:p>
          </table:table-cell>
          <table:table-cell office:value-type="float" office:value="24.5707" calcext:value-type="float">
            <text:p>24.5707</text:p>
          </table:table-cell>
          <table:table-cell office:value-type="float" office:value="30.2751" calcext:value-type="float">
            <text:p>30.2751</text:p>
          </table:table-cell>
          <table:table-cell office:value-type="float" office:value="28.8738" calcext:value-type="float">
            <text:p>28.8738</text:p>
          </table:table-cell>
          <table:table-cell office:value-type="float" office:value="51.089" calcext:value-type="float">
            <text:p>51.089</text:p>
          </table:table-cell>
          <table:table-cell office:value-type="float" office:value="30.206" calcext:value-type="float">
            <text:p>30.206</text:p>
          </table:table-cell>
          <table:table-cell office:value-type="float" office:value="26.8318" calcext:value-type="float">
            <text:p>26.83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lignment 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164" calcext:value-type="float">
            <text:p>4164</text:p>
          </table:table-cell>
          <table:table-cell office:value-type="float" office:value="194" calcext:value-type="float">
            <text:p>19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0024" calcext:value-type="float">
            <text:p>50024</text:p>
          </table:table-cell>
          <table:table-cell office:value-type="float" office:value="72" calcext:value-type="float">
            <text:p>72</text:p>
          </table:table-cell>
          <table:table-cell office:value-type="float" office:value="10.0121" calcext:value-type="float">
            <text:p>10.01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54901" calcext:value-type="float">
            <text:p>0.1549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3.3293" calcext:value-type="float">
            <text:p>93.32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4.58" calcext:value-type="float">
            <text:p>34.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12.3256" calcext:value-type="float">
            <text:p>12.3256</text:p>
          </table:table-cell>
          <table:table-cell office:value-type="float" office:value="40.4062" calcext:value-type="float">
            <text:p>40.4062</text:p>
          </table:table-cell>
          <table:table-cell office:value-type="float" office:value="60.6889" calcext:value-type="float">
            <text:p>60.6889</text:p>
          </table:table-cell>
          <table:table-cell office:value-type="float" office:value="16.0229" calcext:value-type="float">
            <text:p>16.0229</text:p>
          </table:table-cell>
          <table:table-cell office:value-type="float" office:value="36.5642" calcext:value-type="float">
            <text:p>36.5642</text:p>
          </table:table-cell>
          <table:table-cell office:value-type="float" office:value="17.0334" calcext:value-type="float">
            <text:p>17.0334</text:p>
          </table:table-cell>
          <table:table-cell office:value-type="float" office:value="16.8041" calcext:value-type="float">
            <text:p>16.8041</text:p>
          </table:table-cell>
          <table:table-cell office:value-type="float" office:value="19.9257" calcext:value-type="float">
            <text:p>19.9257</text:p>
          </table:table-cell>
          <table:table-cell office:value-type="float" office:value="13.3059" calcext:value-type="float">
            <text:p>13.3059</text:p>
          </table:table-cell>
          <table:table-cell office:value-type="float" office:value="77.1695" calcext:value-type="float">
            <text:p>77.1695</text:p>
          </table:table-cell>
          <table:table-cell office:value-type="float" office:value="23.1097" calcext:value-type="float">
            <text:p>23.1097</text:p>
          </table:table-cell>
          <table:table-cell office:value-type="float" office:value="83.4151" calcext:value-type="float">
            <text:p>83.4151</text:p>
          </table:table-cell>
          <table:table-cell office:value-type="float" office:value="27.888" calcext:value-type="float">
            <text:p>27.888</text:p>
          </table:table-cell>
          <table:table-cell office:value-type="float" office:value="39.4609" calcext:value-type="float">
            <text:p>39.460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lignment 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6049" calcext:value-type="float">
            <text:p>46049</text:p>
          </table:table-cell>
          <table:table-cell office:value-type="float" office:value="86" calcext:value-type="float">
            <text:p>86</text:p>
          </table:table-cell>
          <table:table-cell office:value-type="float" office:value="8.64544" calcext:value-type="float">
            <text:p>8.6454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534259" calcext:value-type="float">
            <text:p>0.5342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130.67" calcext:value-type="float">
            <text:p>1130.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1.9492" calcext:value-type="float">
            <text:p>51.94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7.8794" calcext:value-type="float">
            <text:p>57.8794</text:p>
          </table:table-cell>
          <table:table-cell office:value-type="float" office:value="78.9974" calcext:value-type="float">
            <text:p>78.9974</text:p>
          </table:table-cell>
          <table:table-cell office:value-type="float" office:value="47.6915" calcext:value-type="float">
            <text:p>47.6915</text:p>
          </table:table-cell>
          <table:table-cell office:value-type="float" office:value="34.8029" calcext:value-type="float">
            <text:p>34.8029</text:p>
          </table:table-cell>
          <table:table-cell office:value-type="float" office:value="85.1825" calcext:value-type="float">
            <text:p>85.1825</text:p>
          </table:table-cell>
          <table:table-cell office:value-type="float" office:value="12.1265" calcext:value-type="float">
            <text:p>12.1265</text:p>
          </table:table-cell>
          <table:table-cell office:value-type="float" office:value="46.8965" calcext:value-type="float">
            <text:p>46.8965</text:p>
          </table:table-cell>
          <table:table-cell office:value-type="float" office:value="65.5795" calcext:value-type="float">
            <text:p>65.5795</text:p>
          </table:table-cell>
          <table:table-cell office:value-type="float" office:value="49.1226" calcext:value-type="float">
            <text:p>49.1226</text:p>
          </table:table-cell>
          <table:table-cell office:value-type="float" office:value="39.3648" calcext:value-type="float">
            <text:p>39.3648</text:p>
          </table:table-cell>
          <table:table-cell office:value-type="float" office:value="47.123" calcext:value-type="float">
            <text:p>47.123</text:p>
          </table:table-cell>
          <table:table-cell office:value-type="float" office:value="74.5595" calcext:value-type="float">
            <text:p>74.5595</text:p>
          </table:table-cell>
          <table:table-cell office:value-type="float" office:value="36.0136" calcext:value-type="float">
            <text:p>36.01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lignment 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0935" calcext:value-type="float">
            <text:p>50935</text:p>
          </table:table-cell>
          <table:table-cell office:value-type="float" office:value="74" calcext:value-type="float">
            <text:p>74</text:p>
          </table:table-cell>
          <table:table-cell office:value-type="float" office:value="9.73035" calcext:value-type="float">
            <text:p>9.7303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24606" calcext:value-type="float">
            <text:p>0.01246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80.275" calcext:value-type="float">
            <text:p>980.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0.2664" calcext:value-type="float">
            <text:p>60.26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6.2891" calcext:value-type="float">
            <text:p>36.2891</text:p>
          </table:table-cell>
          <table:table-cell office:value-type="float" office:value="80.8966" calcext:value-type="float">
            <text:p>80.8966</text:p>
          </table:table-cell>
          <table:table-cell office:value-type="float" office:value="113.454" calcext:value-type="float">
            <text:p>113.454</text:p>
          </table:table-cell>
          <table:table-cell office:value-type="float" office:value="65.07" calcext:value-type="float">
            <text:p>65.07</text:p>
          </table:table-cell>
          <table:table-cell office:value-type="float" office:value="71.6623" calcext:value-type="float">
            <text:p>71.6623</text:p>
          </table:table-cell>
          <table:table-cell office:value-type="float" office:value="49.0113" calcext:value-type="float">
            <text:p>49.0113</text:p>
          </table:table-cell>
          <table:table-cell office:value-type="float" office:value="7.5362" calcext:value-type="float">
            <text:p>7.5362</text:p>
          </table:table-cell>
          <table:table-cell office:value-type="float" office:value="82.0121" calcext:value-type="float">
            <text:p>82.0121</text:p>
          </table:table-cell>
          <table:table-cell office:value-type="float" office:value="64.874" calcext:value-type="float">
            <text:p>64.874</text:p>
          </table:table-cell>
          <table:table-cell office:value-type="float" office:value="46.6558" calcext:value-type="float">
            <text:p>46.6558</text:p>
          </table:table-cell>
          <table:table-cell office:value-type="float" office:value="45.4697" calcext:value-type="float">
            <text:p>45.469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ignment 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0715" calcext:value-type="float">
            <text:p>50715</text:p>
          </table:table-cell>
          <table:table-cell office:value-type="float" office:value="91" calcext:value-type="float">
            <text:p>91</text:p>
          </table:table-cell>
          <table:table-cell office:value-type="float" office:value="9.69152" calcext:value-type="float">
            <text:p>9.6915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26956" calcext:value-type="float">
            <text:p>0.03269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197.84" calcext:value-type="float">
            <text:p>1197.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4.6642" calcext:value-type="float">
            <text:p>54.66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80.9333" calcext:value-type="float">
            <text:p>80.9333</text:p>
          </table:table-cell>
          <table:table-cell office:value-type="float" office:value="68.3366" calcext:value-type="float">
            <text:p>68.3366</text:p>
          </table:table-cell>
          <table:table-cell office:value-type="float" office:value="80.5604" calcext:value-type="float">
            <text:p>80.5604</text:p>
          </table:table-cell>
          <table:table-cell office:value-type="float" office:value="65.2023" calcext:value-type="float">
            <text:p>65.2023</text:p>
          </table:table-cell>
          <table:table-cell office:value-type="float" office:value="12.4421" calcext:value-type="float">
            <text:p>12.4421</text:p>
          </table:table-cell>
          <table:table-cell office:value-type="float" office:value="52.1351" calcext:value-type="float">
            <text:p>52.1351</text:p>
          </table:table-cell>
          <table:table-cell office:value-type="float" office:value="19.0361" calcext:value-type="float">
            <text:p>19.0361</text:p>
          </table:table-cell>
          <table:table-cell office:value-type="float" office:value="64.0608" calcext:value-type="float">
            <text:p>64.0608</text:p>
          </table:table-cell>
          <table:table-cell office:value-type="float" office:value="43.3091" calcext:value-type="float">
            <text:p>43.3091</text:p>
          </table:table-cell>
          <table:table-cell office:value-type="float" office:value="90.6548" calcext:value-type="float">
            <text:p>90.6548</text:p>
          </table:table-cell>
          <table:table-cell office:value-type="float" office:value="24.636" calcext:value-type="float">
            <text:p>24.63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Alignment 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7109" calcext:value-type="float">
            <text:p>17109</text:p>
          </table:table-cell>
          <table:table-cell office:value-type="float" office:value="685" calcext:value-type="float">
            <text:p>68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0137" calcext:value-type="float">
            <text:p>50137</text:p>
          </table:table-cell>
          <table:table-cell office:value-type="float" office:value="79" calcext:value-type="float">
            <text:p>79</text:p>
          </table:table-cell>
          <table:table-cell office:value-type="float" office:value="9.96624" calcext:value-type="float">
            <text:p>9.9662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25513" calcext:value-type="float">
            <text:p>0.1255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36.2" calcext:value-type="float">
            <text:p>936.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7.949" calcext:value-type="float">
            <text:p>67.9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46.7383" calcext:value-type="float">
            <text:p>46.7383</text:p>
          </table:table-cell>
          <table:table-cell office:value-type="float" office:value="69.7951" calcext:value-type="float">
            <text:p>69.7951</text:p>
          </table:table-cell>
          <table:table-cell office:value-type="float" office:value="101.302" calcext:value-type="float">
            <text:p>101.302</text:p>
          </table:table-cell>
          <table:table-cell office:value-type="float" office:value="64.8351" calcext:value-type="float">
            <text:p>64.8351</text:p>
          </table:table-cell>
          <table:table-cell office:value-type="float" office:value="55.0295" calcext:value-type="float">
            <text:p>55.0295</text:p>
          </table:table-cell>
          <table:table-cell office:value-type="float" office:value="49.5073" calcext:value-type="float">
            <text:p>49.5073</text:p>
          </table:table-cell>
          <table:table-cell office:value-type="float" office:value="75.8007" calcext:value-type="float">
            <text:p>75.8007</text:p>
          </table:table-cell>
          <table:table-cell office:value-type="float" office:value="90.1125" calcext:value-type="float">
            <text:p>90.1125</text:p>
          </table:table-cell>
          <table:table-cell office:value-type="float" office:value="56.2402" calcext:value-type="float">
            <text:p>56.2402</text:p>
          </table:table-cell>
          <table:table-cell office:value-type="float" office:value="36.3172" calcext:value-type="float">
            <text:p>36.3172</text:p>
          </table:table-cell>
          <table:table-cell office:value-type="float" office:value="86.5569" calcext:value-type="float">
            <text:p>86.5569</text:p>
          </table:table-cell>
          <table:table-cell office:value-type="float" office:value="38.9016" calcext:value-type="float">
            <text:p>38.9016</text:p>
          </table:table-cell>
          <table:table-cell office:value-type="float" office:value="119.648" calcext:value-type="float">
            <text:p>119.648</text:p>
          </table:table-cell>
          <table:table-cell office:value-type="float" office:value="82.7158" calcext:value-type="float">
            <text:p>82.7158</text:p>
          </table:table-cell>
          <table:table-cell office:value-type="float" office:value="74.059" calcext:value-type="float">
            <text:p>74.059</text:p>
          </table:table-cell>
          <table:table-cell office:value-type="float" office:value="70.3278" calcext:value-type="float">
            <text:p>70.3278</text:p>
          </table:table-cell>
          <table:table-cell office:value-type="float" office:value="6.92585" calcext:value-type="float">
            <text:p>6.92585</text:p>
          </table:table-cell>
          <table:table-cell office:value-type="float" office:value="71.8475" calcext:value-type="float">
            <text:p>71.8475</text:p>
          </table:table-cell>
          <table:table-cell office:value-type="float" office:value="94.37" calcext:value-type="float">
            <text:p>94.3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lignment 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5506" calcext:value-type="float">
            <text:p>45506</text:p>
          </table:table-cell>
          <table:table-cell office:value-type="float" office:value="108" calcext:value-type="float">
            <text:p>108</text:p>
          </table:table-cell>
          <table:table-cell office:value-type="float" office:value="7.70851" calcext:value-type="float">
            <text:p>7.7085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79071" calcext:value-type="float">
            <text:p>0.02790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7.8322" calcext:value-type="float">
            <text:p>7.83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6.497" calcext:value-type="float">
            <text:p>26.4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67.3564" calcext:value-type="float">
            <text:p>67.3564</text:p>
          </table:table-cell>
          <table:table-cell office:value-type="float" office:value="16.6906" calcext:value-type="float">
            <text:p>16.6906</text:p>
          </table:table-cell>
          <table:table-cell office:value-type="float" office:value="59.6449" calcext:value-type="float">
            <text:p>59.6449</text:p>
          </table:table-cell>
          <table:table-cell office:value-type="float" office:value="7.04103" calcext:value-type="float">
            <text:p>7.04103</text:p>
          </table:table-cell>
          <table:table-cell office:value-type="float" office:value="69.2493" calcext:value-type="float">
            <text:p>69.2493</text:p>
          </table:table-cell>
          <table:table-cell office:value-type="float" office:value="6.39904" calcext:value-type="float">
            <text:p>6.39904</text:p>
          </table:table-cell>
          <table:table-cell office:value-type="float" office:value="19.3953" calcext:value-type="float">
            <text:p>19.3953</text:p>
          </table:table-cell>
          <table:table-cell office:value-type="float" office:value="8.7882" calcext:value-type="float">
            <text:p>8.7882</text:p>
          </table:table-cell>
          <table:table-cell office:value-type="float" office:value="41.6902" calcext:value-type="float">
            <text:p>41.6902</text:p>
          </table:table-cell>
          <table:table-cell office:value-type="float" office:value="22.4019" calcext:value-type="float">
            <text:p>22.4019</text:p>
          </table:table-cell>
          <table:table-cell office:value-type="float" office:value="55.3109" calcext:value-type="float">
            <text:p>55.3109</text:p>
          </table:table-cell>
          <table:table-cell office:value-type="float" office:value="25.8298" calcext:value-type="float">
            <text:p>25.8298</text:p>
          </table:table-cell>
          <table:table-cell office:value-type="float" office:value="14.6182" calcext:value-type="float">
            <text:p>14.6182</text:p>
          </table:table-cell>
          <table:table-cell office:value-type="float" office:value="31.2783" calcext:value-type="float">
            <text:p>31.2783</text:p>
          </table:table-cell>
          <table:table-cell office:value-type="float" office:value="10.4081" calcext:value-type="float">
            <text:p>10.4081</text:p>
          </table:table-cell>
          <table:table-cell office:value-type="float" office:value="6.60388" calcext:value-type="float">
            <text:p>6.60388</text:p>
          </table:table-cell>
          <table:table-cell office:value-type="float" office:value="15.9251" calcext:value-type="float">
            <text:p>15.9251</text:p>
          </table:table-cell>
          <table:table-cell office:value-type="float" office:value="23.8449" calcext:value-type="float">
            <text:p>23.8449</text:p>
          </table:table-cell>
          <table:table-cell office:value-type="float" office:value="27.9803" calcext:value-type="float">
            <text:p>27.9803</text:p>
          </table:table-cell>
          <table:table-cell office:value-type="float" office:value="10.3473" calcext:value-type="float">
            <text:p>10.3473</text:p>
          </table:table-cell>
          <table:table-cell office:value-type="float" office:value="23.0328" calcext:value-type="float">
            <text:p>23.0328</text:p>
          </table:table-cell>
          <table:table-cell office:value-type="float" office:value="9.70086" calcext:value-type="float">
            <text:p>9.70086</text:p>
          </table:table-cell>
          <table:table-cell office:value-type="float" office:value="35.893" calcext:value-type="float">
            <text:p>35.89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ignment 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4708" calcext:value-type="float">
            <text:p>44708</text:p>
          </table:table-cell>
          <table:table-cell office:value-type="float" office:value="104" calcext:value-type="float">
            <text:p>104</text:p>
          </table:table-cell>
          <table:table-cell office:value-type="float" office:value="8.1548" calcext:value-type="float">
            <text:p>8.154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91502" calcext:value-type="float">
            <text:p>0.01915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94.966" calcext:value-type="float">
            <text:p>394.9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5.14" calcext:value-type="float">
            <text:p>35.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4.4113" calcext:value-type="float">
            <text:p>24.4113</text:p>
          </table:table-cell>
          <table:table-cell office:value-type="float" office:value="62.0882" calcext:value-type="float">
            <text:p>62.0882</text:p>
          </table:table-cell>
          <table:table-cell office:value-type="float" office:value="20.1219" calcext:value-type="float">
            <text:p>20.1219</text:p>
          </table:table-cell>
          <table:table-cell office:value-type="float" office:value="22.2407" calcext:value-type="float">
            <text:p>22.2407</text:p>
          </table:table-cell>
          <table:table-cell office:value-type="float" office:value="44.4656" calcext:value-type="float">
            <text:p>44.4656</text:p>
          </table:table-cell>
          <table:table-cell office:value-type="float" office:value="28.084" calcext:value-type="float">
            <text:p>28.084</text:p>
          </table:table-cell>
          <table:table-cell office:value-type="float" office:value="39.7563" calcext:value-type="float">
            <text:p>39.7563</text:p>
          </table:table-cell>
          <table:table-cell office:value-type="float" office:value="35.7987" calcext:value-type="float">
            <text:p>35.7987</text:p>
          </table:table-cell>
          <table:table-cell office:value-type="float" office:value="54.1886" calcext:value-type="float">
            <text:p>54.1886</text:p>
          </table:table-cell>
          <table:table-cell office:value-type="float" office:value="9.14168" calcext:value-type="float">
            <text:p>9.14168</text:p>
          </table:table-cell>
          <table:table-cell office:value-type="float" office:value="65.7507" calcext:value-type="float">
            <text:p>65.7507</text:p>
          </table:table-cell>
          <table:table-cell office:value-type="float" office:value="49.1052" calcext:value-type="float">
            <text:p>49.1052</text:p>
          </table:table-cell>
          <table:table-cell office:value-type="float" office:value="34.8642" calcext:value-type="float">
            <text:p>34.8642</text:p>
          </table:table-cell>
          <table:table-cell office:value-type="float" office:value="16.566" calcext:value-type="float">
            <text:p>16.566</text:p>
          </table:table-cell>
          <table:table-cell office:value-type="float" office:value="20.5165" calcext:value-type="float">
            <text:p>20.516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Alignment 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5858" calcext:value-type="float">
            <text:p>45858</text:p>
          </table:table-cell>
          <table:table-cell office:value-type="float" office:value="108" calcext:value-type="float">
            <text:p>108</text:p>
          </table:table-cell>
          <table:table-cell office:value-type="float" office:value="7.48128" calcext:value-type="float">
            <text:p>7.4812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58271" calcext:value-type="float">
            <text:p>0.058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.6072" calcext:value-type="float">
            <text:p>10.60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1.1915" calcext:value-type="float">
            <text:p>31.19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6.67666" calcext:value-type="float">
            <text:p>6.67666</text:p>
          </table:table-cell>
          <table:table-cell office:value-type="float" office:value="38.645" calcext:value-type="float">
            <text:p>38.645</text:p>
          </table:table-cell>
          <table:table-cell office:value-type="float" office:value="33.3602" calcext:value-type="float">
            <text:p>33.3602</text:p>
          </table:table-cell>
          <table:table-cell office:value-type="float" office:value="55.9633" calcext:value-type="float">
            <text:p>55.9633</text:p>
          </table:table-cell>
          <table:table-cell office:value-type="float" office:value="33.6988" calcext:value-type="float">
            <text:p>33.6988</text:p>
          </table:table-cell>
          <table:table-cell office:value-type="float" office:value="24.7203" calcext:value-type="float">
            <text:p>24.7203</text:p>
          </table:table-cell>
          <table:table-cell office:value-type="float" office:value="44.7945" calcext:value-type="float">
            <text:p>44.7945</text:p>
          </table:table-cell>
          <table:table-cell office:value-type="float" office:value="28.3078" calcext:value-type="float">
            <text:p>28.3078</text:p>
          </table:table-cell>
          <table:table-cell office:value-type="float" office:value="46.6253" calcext:value-type="float">
            <text:p>46.6253</text:p>
          </table:table-cell>
          <table:table-cell office:value-type="float" office:value="37.0379" calcext:value-type="float">
            <text:p>37.0379</text:p>
          </table:table-cell>
          <table:table-cell office:value-type="float" office:value="27.6202" calcext:value-type="float">
            <text:p>27.6202</text:p>
          </table:table-cell>
          <table:table-cell office:value-type="float" office:value="25.1416" calcext:value-type="float">
            <text:p>25.1416</text:p>
          </table:table-cell>
          <table:table-cell office:value-type="float" office:value="8.81889" calcext:value-type="float">
            <text:p>8.81889</text:p>
          </table:table-cell>
          <table:table-cell office:value-type="float" office:value="12.9568" calcext:value-type="float">
            <text:p>12.9568</text:p>
          </table:table-cell>
          <table:table-cell office:value-type="float" office:value="38.4324" calcext:value-type="float">
            <text:p>38.4324</text:p>
          </table:table-cell>
          <table:table-cell office:value-type="float" office:value="36.2644" calcext:value-type="float">
            <text:p>36.264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lignment 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349" calcext:value-type="float">
            <text:p>2349</text:p>
          </table:table-cell>
          <table:table-cell office:value-type="float" office:value="187" calcext:value-type="float">
            <text:p>1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6005" calcext:value-type="float">
            <text:p>46005</text:p>
          </table:table-cell>
          <table:table-cell office:value-type="float" office:value="104" calcext:value-type="float">
            <text:p>104</text:p>
          </table:table-cell>
          <table:table-cell office:value-type="float" office:value="7.7999" calcext:value-type="float">
            <text:p>7.79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48547" calcext:value-type="float">
            <text:p>0.02485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.98733" calcext:value-type="float">
            <text:p>5.9873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2.6512" calcext:value-type="float">
            <text:p>32.6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6.62044" calcext:value-type="float">
            <text:p>6.62044</text:p>
          </table:table-cell>
          <table:table-cell office:value-type="float" office:value="9.98111" calcext:value-type="float">
            <text:p>9.98111</text:p>
          </table:table-cell>
          <table:table-cell office:value-type="float" office:value="43.302" calcext:value-type="float">
            <text:p>43.302</text:p>
          </table:table-cell>
          <table:table-cell office:value-type="float" office:value="63.35" calcext:value-type="float">
            <text:p>63.35</text:p>
          </table:table-cell>
          <table:table-cell office:value-type="float" office:value="52.8535" calcext:value-type="float">
            <text:p>52.8535</text:p>
          </table:table-cell>
          <table:table-cell office:value-type="float" office:value="54.944" calcext:value-type="float">
            <text:p>54.944</text:p>
          </table:table-cell>
          <table:table-cell office:value-type="float" office:value="3.60927" calcext:value-type="float">
            <text:p>3.60927</text:p>
          </table:table-cell>
          <table:table-cell office:value-type="float" office:value="26.5492" calcext:value-type="float">
            <text:p>26.549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lignment 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4790" calcext:value-type="float">
            <text:p>134790</text:p>
          </table:table-cell>
          <table:table-cell office:value-type="float" office:value="254" calcext:value-type="float">
            <text:p>254</text:p>
          </table:table-cell>
          <table:table-cell office:value-type="float" office:value="55.9347" calcext:value-type="float">
            <text:p>55.934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57887" calcext:value-type="float">
            <text:p>0.02578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.8075" calcext:value-type="float">
            <text:p>10.80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9.3593" calcext:value-type="float">
            <text:p>59.35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1.1811" calcext:value-type="float">
            <text:p>51.1811</text:p>
          </table:table-cell>
          <table:table-cell office:value-type="float" office:value="31.8322" calcext:value-type="float">
            <text:p>31.8322</text:p>
          </table:table-cell>
          <table:table-cell office:value-type="float" office:value="15.7432" calcext:value-type="float">
            <text:p>15.7432</text:p>
          </table:table-cell>
          <table:table-cell office:value-type="float" office:value="69.8245" calcext:value-type="float">
            <text:p>69.8245</text:p>
          </table:table-cell>
          <table:table-cell office:value-type="float" office:value="15.895" calcext:value-type="float">
            <text:p>15.895</text:p>
          </table:table-cell>
          <table:table-cell office:value-type="float" office:value="33.0696" calcext:value-type="float">
            <text:p>33.0696</text:p>
          </table:table-cell>
          <table:table-cell office:value-type="float" office:value="19.6437" calcext:value-type="float">
            <text:p>19.6437</text:p>
          </table:table-cell>
          <table:table-cell office:value-type="float" office:value="8.97549" calcext:value-type="float">
            <text:p>8.97549</text:p>
          </table:table-cell>
          <table:table-cell office:value-type="float" office:value="81.5511" calcext:value-type="float">
            <text:p>81.5511</text:p>
          </table:table-cell>
          <table:table-cell office:value-type="float" office:value="58.2203" calcext:value-type="float">
            <text:p>58.2203</text:p>
          </table:table-cell>
          <table:table-cell office:value-type="float" office:value="60.3632" calcext:value-type="float">
            <text:p>60.3632</text:p>
          </table:table-cell>
          <table:table-cell office:value-type="float" office:value="24.4687" calcext:value-type="float">
            <text:p>24.4687</text:p>
          </table:table-cell>
          <table:table-cell office:value-type="float" office:value="113.196" calcext:value-type="float">
            <text:p>113.196</text:p>
          </table:table-cell>
          <table:table-cell office:value-type="float" office:value="34.6368" calcext:value-type="float">
            <text:p>34.6368</text:p>
          </table:table-cell>
          <table:table-cell office:value-type="float" office:value="55.6693" calcext:value-type="float">
            <text:p>55.6693</text:p>
          </table:table-cell>
          <table:table-cell office:value-type="float" office:value="60.0497" calcext:value-type="float">
            <text:p>60.0497</text:p>
          </table:table-cell>
          <table:table-cell office:value-type="float" office:value="97.8572" calcext:value-type="float">
            <text:p>97.8572</text:p>
          </table:table-cell>
          <table:table-cell office:value-type="float" office:value="102.715" calcext:value-type="float">
            <text:p>102.715</text:p>
          </table:table-cell>
          <table:table-cell office:value-type="float" office:value="77.3975" calcext:value-type="float">
            <text:p>77.3975</text:p>
          </table:table-cell>
          <table:table-cell office:value-type="float" office:value="4.92751" calcext:value-type="float">
            <text:p>4.92751</text:p>
          </table:table-cell>
          <table:table-cell office:value-type="float" office:value="39.1889" calcext:value-type="float">
            <text:p>39.1889</text:p>
          </table:table-cell>
          <table:table-cell office:value-type="float" office:value="110.872" calcext:value-type="float">
            <text:p>110.872</text:p>
          </table:table-cell>
          <table:table-cell office:value-type="float" office:value="36.9339" calcext:value-type="float">
            <text:p>36.9339</text:p>
          </table:table-cell>
          <table:table-cell office:value-type="float" office:value="69.5272" calcext:value-type="float">
            <text:p>69.5272</text:p>
          </table:table-cell>
          <table:table-cell office:value-type="float" office:value="75.4153" calcext:value-type="float">
            <text:p>75.4153</text:p>
          </table:table-cell>
          <table:table-cell office:value-type="float" office:value="90.4197" calcext:value-type="float">
            <text:p>90.4197</text:p>
          </table:table-cell>
          <table:table-cell office:value-type="float" office:value="44.1412" calcext:value-type="float">
            <text:p>44.1412</text:p>
          </table:table-cell>
          <table:table-cell office:value-type="float" office:value="64.9536" calcext:value-type="float">
            <text:p>64.9536</text:p>
          </table:table-cell>
          <table:table-cell office:value-type="float" office:value="103.577" calcext:value-type="float">
            <text:p>103.577</text:p>
          </table:table-cell>
          <table:table-cell office:value-type="float" office:value="48.0899" calcext:value-type="float">
            <text:p>48.0899</text:p>
          </table:table-cell>
          <table:table-cell office:value-type="float" office:value="126.603" calcext:value-type="float">
            <text:p>126.603</text:p>
          </table:table-cell>
          <table:table-cell office:value-type="float" office:value="34.9361" calcext:value-type="float">
            <text:p>34.9361</text:p>
          </table:table-cell>
          <table:table-cell office:value-type="float" office:value="51.8152" calcext:value-type="float">
            <text:p>51.8152</text:p>
          </table:table-cell>
          <table:table-cell office:value-type="float" office:value="66.4481" calcext:value-type="float">
            <text:p>66.4481</text:p>
          </table:table-cell>
          <table:table-cell office:value-type="float" office:value="40.4362" calcext:value-type="float">
            <text:p>40.4362</text:p>
          </table:table-cell>
          <table:table-cell office:value-type="float" office:value="146.751" calcext:value-type="float">
            <text:p>146.751</text:p>
          </table:table-cell>
          <table:table-cell office:value-type="float" office:value="77.6489" calcext:value-type="float">
            <text:p>77.6489</text:p>
          </table:table-cell>
          <table:table-cell office:value-type="float" office:value="10.6777" calcext:value-type="float">
            <text:p>10.67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ignment 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6053" calcext:value-type="float">
            <text:p>136053</text:p>
          </table:table-cell>
          <table:table-cell office:value-type="float" office:value="272" calcext:value-type="float">
            <text:p>272</text:p>
          </table:table-cell>
          <table:table-cell office:value-type="float" office:value="44.7418" calcext:value-type="float">
            <text:p>44.74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76725" calcext:value-type="float">
            <text:p>0.037672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1.8773" calcext:value-type="float">
            <text:p>21.87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4.6629" calcext:value-type="float">
            <text:p>54.66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27.8193" calcext:value-type="float">
            <text:p>27.8193</text:p>
          </table:table-cell>
          <table:table-cell office:value-type="float" office:value="36.4031" calcext:value-type="float">
            <text:p>36.4031</text:p>
          </table:table-cell>
          <table:table-cell office:value-type="float" office:value="116.009" calcext:value-type="float">
            <text:p>116.009</text:p>
          </table:table-cell>
          <table:table-cell office:value-type="float" office:value="102.634" calcext:value-type="float">
            <text:p>102.634</text:p>
          </table:table-cell>
          <table:table-cell office:value-type="float" office:value="16.5569" calcext:value-type="float">
            <text:p>16.5569</text:p>
          </table:table-cell>
          <table:table-cell office:value-type="float" office:value="53.1173" calcext:value-type="float">
            <text:p>53.1173</text:p>
          </table:table-cell>
          <table:table-cell office:value-type="float" office:value="86.2737" calcext:value-type="float">
            <text:p>86.2737</text:p>
          </table:table-cell>
          <table:table-cell office:value-type="float" office:value="39.121" calcext:value-type="float">
            <text:p>39.121</text:p>
          </table:table-cell>
          <table:table-cell office:value-type="float" office:value="38.8955" calcext:value-type="float">
            <text:p>38.8955</text:p>
          </table:table-cell>
          <table:table-cell office:value-type="float" office:value="20.8943" calcext:value-type="float">
            <text:p>20.8943</text:p>
          </table:table-cell>
          <table:table-cell office:value-type="float" office:value="38.816" calcext:value-type="float">
            <text:p>38.816</text:p>
          </table:table-cell>
          <table:table-cell office:value-type="float" office:value="66.3537" calcext:value-type="float">
            <text:p>66.3537</text:p>
          </table:table-cell>
          <table:table-cell office:value-type="float" office:value="22.8831" calcext:value-type="float">
            <text:p>22.8831</text:p>
          </table:table-cell>
          <table:table-cell office:value-type="float" office:value="9.73642" calcext:value-type="float">
            <text:p>9.73642</text:p>
          </table:table-cell>
          <table:table-cell office:value-type="float" office:value="50.6481" calcext:value-type="float">
            <text:p>50.6481</text:p>
          </table:table-cell>
          <table:table-cell office:value-type="float" office:value="54.556" calcext:value-type="float">
            <text:p>54.556</text:p>
          </table:table-cell>
          <table:table-cell office:value-type="float" office:value="66.7089" calcext:value-type="float">
            <text:p>66.7089</text:p>
          </table:table-cell>
          <table:table-cell office:value-type="float" office:value="97.2718" calcext:value-type="float">
            <text:p>97.2718</text:p>
          </table:table-cell>
          <table:table-cell office:value-type="float" office:value="95.2703" calcext:value-type="float">
            <text:p>95.2703</text:p>
          </table:table-cell>
          <table:table-cell office:value-type="float" office:value="58.2204" calcext:value-type="float">
            <text:p>58.2204</text:p>
          </table:table-cell>
          <table:table-cell office:value-type="float" office:value="17.8832" calcext:value-type="float">
            <text:p>17.8832</text:p>
          </table:table-cell>
          <table:table-cell office:value-type="float" office:value="109.89" calcext:value-type="float">
            <text:p>109.89</text:p>
          </table:table-cell>
          <table:table-cell office:value-type="float" office:value="21.2132" calcext:value-type="float">
            <text:p>21.2132</text:p>
          </table:table-cell>
          <table:table-cell office:value-type="float" office:value="91.5568" calcext:value-type="float">
            <text:p>91.5568</text:p>
          </table:table-cell>
          <table:table-cell office:value-type="float" office:value="21.1907" calcext:value-type="float">
            <text:p>21.1907</text:p>
          </table:table-cell>
          <table:table-cell office:value-type="float" office:value="21.4268" calcext:value-type="float">
            <text:p>21.4268</text:p>
          </table:table-cell>
          <table:table-cell office:value-type="float" office:value="83.7701" calcext:value-type="float">
            <text:p>83.7701</text:p>
          </table:table-cell>
          <table:table-cell office:value-type="float" office:value="124.245" calcext:value-type="float">
            <text:p>124.245</text:p>
          </table:table-cell>
          <table:table-cell office:value-type="float" office:value="62.073" calcext:value-type="float">
            <text:p>62.073</text:p>
          </table:table-cell>
          <table:table-cell office:value-type="float" office:value="52.8489" calcext:value-type="float">
            <text:p>52.8489</text:p>
          </table:table-cell>
          <table:table-cell office:value-type="float" office:value="24.0614" calcext:value-type="float">
            <text:p>24.0614</text:p>
          </table:table-cell>
          <table:table-cell office:value-type="float" office:value="63.2331" calcext:value-type="float">
            <text:p>63.2331</text:p>
          </table:table-cell>
          <table:table-cell office:value-type="float" office:value="49.5513" calcext:value-type="float">
            <text:p>49.5513</text:p>
          </table:table-cell>
          <table:table-cell office:value-type="float" office:value="23.4373" calcext:value-type="float">
            <text:p>23.4373</text:p>
          </table:table-cell>
          <table:table-cell office:value-type="float" office:value="15.8954" calcext:value-type="float">
            <text:p>15.8954</text:p>
          </table:table-cell>
          <table:table-cell office:value-type="float" office:value="52.8277" calcext:value-type="float">
            <text:p>52.8277</text:p>
          </table:table-cell>
          <table:table-cell office:value-type="float" office:value="66.6567" calcext:value-type="float">
            <text:p>66.6567</text:p>
          </table:table-cell>
          <table:table-cell office:value-type="float" office:value="79.3949" calcext:value-type="float">
            <text:p>79.3949</text:p>
          </table:table-cell>
          <table:table-cell office:value-type="float" office:value="61.0162" calcext:value-type="float">
            <text:p>61.0162</text:p>
          </table:table-cell>
          <table:table-cell office:value-type="float" office:value="34.426" calcext:value-type="float">
            <text:p>34.426</text:p>
          </table:table-cell>
          <table:table-cell office:value-type="float" office:value="129.849" calcext:value-type="float">
            <text:p>129.849</text:p>
          </table:table-cell>
          <table:table-cell office:value-type="float" office:value="28.4343" calcext:value-type="float">
            <text:p>28.4343</text:p>
          </table:table-cell>
          <table:table-cell office:value-type="float" office:value="53.3046" calcext:value-type="float">
            <text:p>53.3046</text:p>
          </table:table-cell>
          <table:table-cell office:value-type="float" office:value="87.6087" calcext:value-type="float">
            <text:p>87.6087</text:p>
          </table:table-cell>
          <table:table-cell office:value-type="float" office:value="62.4645" calcext:value-type="float">
            <text:p>62.4645</text:p>
          </table:table-cell>
          <table:table-cell office:value-type="float" office:value="11.8709" calcext:value-type="float">
            <text:p>11.8709</text:p>
          </table:table-cell>
          <table:table-cell office:value-type="float" office:value="9.40073" calcext:value-type="float">
            <text:p>9.40073</text:p>
          </table:table-cell>
          <table:table-cell office:value-type="float" office:value="18.2445" calcext:value-type="float">
            <text:p>18.2445</text:p>
          </table:table-cell>
          <table:table-cell office:value-type="float" office:value="43.2285" calcext:value-type="float">
            <text:p>43.2285</text:p>
          </table:table-cell>
          <table:table-cell office:value-type="float" office:value="60.1009" calcext:value-type="float">
            <text:p>60.1009</text:p>
          </table:table-cell>
          <table:table-cell office:value-type="float" office:value="34.7507" calcext:value-type="float">
            <text:p>34.7507</text:p>
          </table:table-cell>
          <table:table-cell office:value-type="float" office:value="128.425" calcext:value-type="float">
            <text:p>128.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gnment 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7395" calcext:value-type="float">
            <text:p>137395</text:p>
          </table:table-cell>
          <table:table-cell office:value-type="float" office:value="306" calcext:value-type="float">
            <text:p>306</text:p>
          </table:table-cell>
          <table:table-cell office:value-type="float" office:value="51.202" calcext:value-type="float">
            <text:p>51.2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589111" calcext:value-type="float">
            <text:p>0.589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32.47" calcext:value-type="float">
            <text:p>532.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3.9099" calcext:value-type="float">
            <text:p>63.90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119.28" calcext:value-type="float">
            <text:p>119.28</text:p>
          </table:table-cell>
          <table:table-cell office:value-type="float" office:value="64.5137" calcext:value-type="float">
            <text:p>64.5137</text:p>
          </table:table-cell>
          <table:table-cell office:value-type="float" office:value="63.8255" calcext:value-type="float">
            <text:p>63.8255</text:p>
          </table:table-cell>
          <table:table-cell office:value-type="float" office:value="59.8806" calcext:value-type="float">
            <text:p>59.8806</text:p>
          </table:table-cell>
          <table:table-cell office:value-type="float" office:value="47.0413" calcext:value-type="float">
            <text:p>47.0413</text:p>
          </table:table-cell>
          <table:table-cell office:value-type="float" office:value="54.7045" calcext:value-type="float">
            <text:p>54.7045</text:p>
          </table:table-cell>
          <table:table-cell office:value-type="float" office:value="74.8257" calcext:value-type="float">
            <text:p>74.8257</text:p>
          </table:table-cell>
          <table:table-cell office:value-type="float" office:value="41.7325" calcext:value-type="float">
            <text:p>41.7325</text:p>
          </table:table-cell>
          <table:table-cell office:value-type="float" office:value="46.2888" calcext:value-type="float">
            <text:p>46.2888</text:p>
          </table:table-cell>
          <table:table-cell office:value-type="float" office:value="30.5148" calcext:value-type="float">
            <text:p>30.5148</text:p>
          </table:table-cell>
          <table:table-cell office:value-type="float" office:value="25.076" calcext:value-type="float">
            <text:p>25.076</text:p>
          </table:table-cell>
          <table:table-cell office:value-type="float" office:value="56.4319" calcext:value-type="float">
            <text:p>56.4319</text:p>
          </table:table-cell>
          <table:table-cell office:value-type="float" office:value="125.489" calcext:value-type="float">
            <text:p>125.489</text:p>
          </table:table-cell>
          <table:table-cell office:value-type="float" office:value="104.3" calcext:value-type="float">
            <text:p>104.3</text:p>
          </table:table-cell>
          <table:table-cell office:value-type="float" office:value="51.1933" calcext:value-type="float">
            <text:p>51.1933</text:p>
          </table:table-cell>
          <table:table-cell office:value-type="float" office:value="87.0794" calcext:value-type="float">
            <text:p>87.0794</text:p>
          </table:table-cell>
          <table:table-cell office:value-type="float" office:value="122.14" calcext:value-type="float">
            <text:p>122.14</text:p>
          </table:table-cell>
          <table:table-cell office:value-type="float" office:value="32.542" calcext:value-type="float">
            <text:p>32.542</text:p>
          </table:table-cell>
          <table:table-cell office:value-type="float" office:value="114.031" calcext:value-type="float">
            <text:p>114.031</text:p>
          </table:table-cell>
          <table:table-cell office:value-type="float" office:value="69.7011" calcext:value-type="float">
            <text:p>69.7011</text:p>
          </table:table-cell>
          <table:table-cell office:value-type="float" office:value="35.8412" calcext:value-type="float">
            <text:p>35.8412</text:p>
          </table:table-cell>
          <table:table-cell office:value-type="float" office:value="74.5792" calcext:value-type="float">
            <text:p>74.5792</text:p>
          </table:table-cell>
          <table:table-cell office:value-type="float" office:value="40.3029" calcext:value-type="float">
            <text:p>40.3029</text:p>
          </table:table-cell>
          <table:table-cell office:value-type="float" office:value="17.2918" calcext:value-type="float">
            <text:p>17.2918</text:p>
          </table:table-cell>
          <table:table-cell office:value-type="float" office:value="53.1156" calcext:value-type="float">
            <text:p>53.1156</text:p>
          </table:table-cell>
          <table:table-cell office:value-type="float" office:value="80.4464" calcext:value-type="float">
            <text:p>80.4464</text:p>
          </table:table-cell>
          <table:table-cell office:value-type="float" office:value="62.0169" calcext:value-type="float">
            <text:p>62.0169</text:p>
          </table:table-cell>
          <table:table-cell office:value-type="float" office:value="83.5109" calcext:value-type="float">
            <text:p>83.5109</text:p>
          </table:table-cell>
          <table:table-cell office:value-type="float" office:value="42.671" calcext:value-type="float">
            <text:p>42.671</text:p>
          </table:table-cell>
          <table:table-cell office:value-type="float" office:value="61.3313" calcext:value-type="float">
            <text:p>61.3313</text:p>
          </table:table-cell>
          <table:table-cell office:value-type="float" office:value="25.0099" calcext:value-type="float">
            <text:p>25.0099</text:p>
          </table:table-cell>
          <table:table-cell office:value-type="float" office:value="6.16623" calcext:value-type="float">
            <text:p>6.16623</text:p>
          </table:table-cell>
          <table:table-cell office:value-type="float" office:value="74.6971" calcext:value-type="float">
            <text:p>74.6971</text:p>
          </table:table-cell>
          <table:table-cell office:value-type="float" office:value="82.1982" calcext:value-type="float">
            <text:p>82.1982</text:p>
          </table:table-cell>
          <table:table-cell office:value-type="float" office:value="82.0638" calcext:value-type="float">
            <text:p>82.0638</text:p>
          </table:table-cell>
          <table:table-cell office:value-type="float" office:value="30.6459" calcext:value-type="float">
            <text:p>30.6459</text:p>
          </table:table-cell>
          <table:table-cell office:value-type="float" office:value="66.6417" calcext:value-type="float">
            <text:p>66.6417</text:p>
          </table:table-cell>
          <table:table-cell office:value-type="float" office:value="31.2138" calcext:value-type="float">
            <text:p>31.2138</text:p>
          </table:table-cell>
          <table:table-cell office:value-type="float" office:value="69.025" calcext:value-type="float">
            <text:p>69.025</text:p>
          </table:table-cell>
          <table:table-cell office:value-type="float" office:value="79.9549" calcext:value-type="float">
            <text:p>79.9549</text:p>
          </table:table-cell>
          <table:table-cell office:value-type="float" office:value="64.4441" calcext:value-type="float">
            <text:p>64.4441</text:p>
          </table:table-cell>
          <table:table-cell office:value-type="float" office:value="30.9657" calcext:value-type="float">
            <text:p>30.9657</text:p>
          </table:table-cell>
          <table:table-cell office:value-type="float" office:value="46.3876" calcext:value-type="float">
            <text:p>46.3876</text:p>
          </table:table-cell>
          <table:table-cell office:value-type="float" office:value="69.1754" calcext:value-type="float">
            <text:p>69.1754</text:p>
          </table:table-cell>
          <table:table-cell office:value-type="float" office:value="88.7888" calcext:value-type="float">
            <text:p>88.7888</text:p>
          </table:table-cell>
          <table:table-cell office:value-type="float" office:value="30.0931" calcext:value-type="float">
            <text:p>30.0931</text:p>
          </table:table-cell>
          <table:table-cell office:value-type="float" office:value="123.732" calcext:value-type="float">
            <text:p>123.732</text:p>
          </table:table-cell>
          <table:table-cell office:value-type="float" office:value="114.99" calcext:value-type="float">
            <text:p>114.99</text:p>
          </table:table-cell>
          <table:table-cell office:value-type="float" office:value="73.6949" calcext:value-type="float">
            <text:p>73.69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ignment 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4592" calcext:value-type="float">
            <text:p>14592</text:p>
          </table:table-cell>
          <table:table-cell office:value-type="float" office:value="487" calcext:value-type="float">
            <text:p>48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4717" calcext:value-type="float">
            <text:p>134717</text:p>
          </table:table-cell>
          <table:table-cell office:value-type="float" office:value="291" calcext:value-type="float">
            <text:p>291</text:p>
          </table:table-cell>
          <table:table-cell office:value-type="float" office:value="62.3965" calcext:value-type="float">
            <text:p>62.396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593134" calcext:value-type="float">
            <text:p>0.5931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30.821" calcext:value-type="float">
            <text:p>530.8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5.6764" calcext:value-type="float">
            <text:p>65.67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71.8991" calcext:value-type="float">
            <text:p>71.8991</text:p>
          </table:table-cell>
          <table:table-cell office:value-type="float" office:value="66.3455" calcext:value-type="float">
            <text:p>66.3455</text:p>
          </table:table-cell>
          <table:table-cell office:value-type="float" office:value="41.4991" calcext:value-type="float">
            <text:p>41.4991</text:p>
          </table:table-cell>
          <table:table-cell office:value-type="float" office:value="57.2661" calcext:value-type="float">
            <text:p>57.2661</text:p>
          </table:table-cell>
          <table:table-cell office:value-type="float" office:value="9.98993" calcext:value-type="float">
            <text:p>9.98993</text:p>
          </table:table-cell>
          <table:table-cell office:value-type="float" office:value="13.191" calcext:value-type="float">
            <text:p>13.191</text:p>
          </table:table-cell>
          <table:table-cell office:value-type="float" office:value="91.1235" calcext:value-type="float">
            <text:p>91.1235</text:p>
          </table:table-cell>
          <table:table-cell office:value-type="float" office:value="64.7678" calcext:value-type="float">
            <text:p>64.7678</text:p>
          </table:table-cell>
          <table:table-cell office:value-type="float" office:value="20.516" calcext:value-type="float">
            <text:p>20.516</text:p>
          </table:table-cell>
          <table:table-cell office:value-type="float" office:value="54.4248" calcext:value-type="float">
            <text:p>54.4248</text:p>
          </table:table-cell>
          <table:table-cell office:value-type="float" office:value="7.11565" calcext:value-type="float">
            <text:p>7.11565</text:p>
          </table:table-cell>
          <table:table-cell office:value-type="float" office:value="44.725" calcext:value-type="float">
            <text:p>44.725</text:p>
          </table:table-cell>
          <table:table-cell office:value-type="float" office:value="101.932" calcext:value-type="float">
            <text:p>101.932</text:p>
          </table:table-cell>
          <table:table-cell office:value-type="float" office:value="109.666" calcext:value-type="float">
            <text:p>109.666</text:p>
          </table:table-cell>
          <table:table-cell office:value-type="float" office:value="26.2524" calcext:value-type="float">
            <text:p>26.2524</text:p>
          </table:table-cell>
          <table:table-cell office:value-type="float" office:value="44.314" calcext:value-type="float">
            <text:p>44.314</text:p>
          </table:table-cell>
          <table:table-cell office:value-type="float" office:value="42.27" calcext:value-type="float">
            <text:p>42.27</text:p>
          </table:table-cell>
          <table:table-cell office:value-type="float" office:value="105.431" calcext:value-type="float">
            <text:p>105.431</text:p>
          </table:table-cell>
          <table:table-cell office:value-type="float" office:value="66.1566" calcext:value-type="float">
            <text:p>66.1566</text:p>
          </table:table-cell>
          <table:table-cell office:value-type="float" office:value="67.3647" calcext:value-type="float">
            <text:p>67.3647</text:p>
          </table:table-cell>
          <table:table-cell office:value-type="float" office:value="52.1167" calcext:value-type="float">
            <text:p>52.1167</text:p>
          </table:table-cell>
          <table:table-cell office:value-type="float" office:value="37.5808" calcext:value-type="float">
            <text:p>37.5808</text:p>
          </table:table-cell>
          <table:table-cell office:value-type="float" office:value="11.5765" calcext:value-type="float">
            <text:p>11.5765</text:p>
          </table:table-cell>
          <table:table-cell office:value-type="float" office:value="75.2396" calcext:value-type="float">
            <text:p>75.2396</text:p>
          </table:table-cell>
          <table:table-cell office:value-type="float" office:value="108.06" calcext:value-type="float">
            <text:p>108.06</text:p>
          </table:table-cell>
          <table:table-cell office:value-type="float" office:value="48.5125" calcext:value-type="float">
            <text:p>48.5125</text:p>
          </table:table-cell>
          <table:table-cell office:value-type="float" office:value="50.0142" calcext:value-type="float">
            <text:p>50.0142</text:p>
          </table:table-cell>
          <table:table-cell office:value-type="float" office:value="43.1062" calcext:value-type="float">
            <text:p>43.1062</text:p>
          </table:table-cell>
          <table:table-cell office:value-type="float" office:value="38.5568" calcext:value-type="float">
            <text:p>38.5568</text:p>
          </table:table-cell>
          <table:table-cell office:value-type="float" office:value="69.0235" calcext:value-type="float">
            <text:p>69.0235</text:p>
          </table:table-cell>
          <table:table-cell office:value-type="float" office:value="89.3175" calcext:value-type="float">
            <text:p>89.3175</text:p>
          </table:table-cell>
          <table:table-cell office:value-type="float" office:value="46.3796" calcext:value-type="float">
            <text:p>46.3796</text:p>
          </table:table-cell>
          <table:table-cell office:value-type="float" office:value="105.612" calcext:value-type="float">
            <text:p>105.612</text:p>
          </table:table-cell>
          <table:table-cell office:value-type="float" office:value="104.902" calcext:value-type="float">
            <text:p>104.902</text:p>
          </table:table-cell>
          <table:table-cell office:value-type="float" office:value="87.98" calcext:value-type="float">
            <text:p>87.98</text:p>
          </table:table-cell>
          <table:table-cell office:value-type="float" office:value="153.12" calcext:value-type="float">
            <text:p>153.12</text:p>
          </table:table-cell>
          <table:table-cell office:value-type="float" office:value="85.6893" calcext:value-type="float">
            <text:p>85.6893</text:p>
          </table:table-cell>
          <table:table-cell office:value-type="float" office:value="51.2442" calcext:value-type="float">
            <text:p>51.2442</text:p>
          </table:table-cell>
          <table:table-cell office:value-type="float" office:value="50.0403" calcext:value-type="float">
            <text:p>50.0403</text:p>
          </table:table-cell>
          <table:table-cell office:value-type="float" office:value="41.1887" calcext:value-type="float">
            <text:p>41.1887</text:p>
          </table:table-cell>
          <table:table-cell office:value-type="float" office:value="136.949" calcext:value-type="float">
            <text:p>136.949</text:p>
          </table:table-cell>
          <table:table-cell office:value-type="float" office:value="129.191" calcext:value-type="float">
            <text:p>129.191</text:p>
          </table:table-cell>
          <table:table-cell office:value-type="float" office:value="100.834" calcext:value-type="float">
            <text:p>100.834</text:p>
          </table:table-cell>
          <table:table-cell office:value-type="float" office:value="67.2767" calcext:value-type="float">
            <text:p>67.27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ignment 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031" calcext:value-type="float">
            <text:p>119031</text:p>
          </table:table-cell>
          <table:table-cell office:value-type="float" office:value="212" calcext:value-type="float">
            <text:p>212</text:p>
          </table:table-cell>
          <table:table-cell office:value-type="float" office:value="30.8121" calcext:value-type="float">
            <text:p>30.81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935604" calcext:value-type="float">
            <text:p>0.009356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04884" calcext:value-type="float">
            <text:p>1.048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3.3037" calcext:value-type="float">
            <text:p>63.30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31.9328" calcext:value-type="float">
            <text:p>31.9328</text:p>
          </table:table-cell>
          <table:table-cell office:value-type="float" office:value="36.1165" calcext:value-type="float">
            <text:p>36.1165</text:p>
          </table:table-cell>
          <table:table-cell office:value-type="float" office:value="79.896" calcext:value-type="float">
            <text:p>79.896</text:p>
          </table:table-cell>
          <table:table-cell office:value-type="float" office:value="36.1342" calcext:value-type="float">
            <text:p>36.1342</text:p>
          </table:table-cell>
          <table:table-cell office:value-type="float" office:value="23.3884" calcext:value-type="float">
            <text:p>23.3884</text:p>
          </table:table-cell>
          <table:table-cell office:value-type="float" office:value="22.0545" calcext:value-type="float">
            <text:p>22.0545</text:p>
          </table:table-cell>
          <table:table-cell office:value-type="float" office:value="36.6948" calcext:value-type="float">
            <text:p>36.6948</text:p>
          </table:table-cell>
          <table:table-cell office:value-type="float" office:value="45.2065" calcext:value-type="float">
            <text:p>45.2065</text:p>
          </table:table-cell>
          <table:table-cell office:value-type="float" office:value="44.3281" calcext:value-type="float">
            <text:p>44.3281</text:p>
          </table:table-cell>
          <table:table-cell office:value-type="float" office:value="67.4528" calcext:value-type="float">
            <text:p>67.4528</text:p>
          </table:table-cell>
          <table:table-cell office:value-type="float" office:value="111.655" calcext:value-type="float">
            <text:p>111.655</text:p>
          </table:table-cell>
          <table:table-cell office:value-type="float" office:value="64.1266" calcext:value-type="float">
            <text:p>64.1266</text:p>
          </table:table-cell>
          <table:table-cell office:value-type="float" office:value="90.7165" calcext:value-type="float">
            <text:p>90.7165</text:p>
          </table:table-cell>
          <table:table-cell office:value-type="float" office:value="86.761" calcext:value-type="float">
            <text:p>86.761</text:p>
          </table:table-cell>
          <table:table-cell office:value-type="float" office:value="114.886" calcext:value-type="float">
            <text:p>114.886</text:p>
          </table:table-cell>
          <table:table-cell office:value-type="float" office:value="59.0973" calcext:value-type="float">
            <text:p>59.0973</text:p>
          </table:table-cell>
          <table:table-cell office:value-type="float" office:value="91.2763" calcext:value-type="float">
            <text:p>91.2763</text:p>
          </table:table-cell>
          <table:table-cell office:value-type="float" office:value="52.0094" calcext:value-type="float">
            <text:p>52.0094</text:p>
          </table:table-cell>
          <table:table-cell office:value-type="float" office:value="104.777" calcext:value-type="float">
            <text:p>104.777</text:p>
          </table:table-cell>
          <table:table-cell office:value-type="float" office:value="66.5784" calcext:value-type="float">
            <text:p>66.5784</text:p>
          </table:table-cell>
          <table:table-cell office:value-type="float" office:value="20.1235" calcext:value-type="float">
            <text:p>20.1235</text:p>
          </table:table-cell>
          <table:table-cell office:value-type="float" office:value="115.675" calcext:value-type="float">
            <text:p>115.675</text:p>
          </table:table-cell>
          <table:table-cell office:value-type="float" office:value="76.3414" calcext:value-type="float">
            <text:p>76.3414</text:p>
          </table:table-cell>
          <table:table-cell office:value-type="float" office:value="107.875" calcext:value-type="float">
            <text:p>107.875</text:p>
          </table:table-cell>
          <table:table-cell office:value-type="float" office:value="89.3231" calcext:value-type="float">
            <text:p>89.3231</text:p>
          </table:table-cell>
          <table:table-cell office:value-type="float" office:value="92.916" calcext:value-type="float">
            <text:p>92.916</text:p>
          </table:table-cell>
          <table:table-cell office:value-type="float" office:value="62.1763" calcext:value-type="float">
            <text:p>62.1763</text:p>
          </table:table-cell>
          <table:table-cell office:value-type="float" office:value="38.4085" calcext:value-type="float">
            <text:p>38.4085</text:p>
          </table:table-cell>
          <table:table-cell office:value-type="float" office:value="40.3702" calcext:value-type="float">
            <text:p>40.3702</text:p>
          </table:table-cell>
          <table:table-cell office:value-type="float" office:value="36.5071" calcext:value-type="float">
            <text:p>36.5071</text:p>
          </table:table-cell>
          <table:table-cell office:value-type="float" office:value="101.565" calcext:value-type="float">
            <text:p>101.565</text:p>
          </table:table-cell>
          <table:table-cell office:value-type="float" office:value="79.6398" calcext:value-type="float">
            <text:p>79.6398</text:p>
          </table:table-cell>
          <table:table-cell office:value-type="float" office:value="38.7917" calcext:value-type="float">
            <text:p>38.7917</text:p>
          </table:table-cell>
          <table:table-cell office:value-type="float" office:value="36.0633" calcext:value-type="float">
            <text:p>36.0633</text:p>
          </table:table-cell>
          <table:table-cell office:value-type="float" office:value="91.5424" calcext:value-type="float">
            <text:p>91.5424</text:p>
          </table:table-cell>
          <table:table-cell office:value-type="float" office:value="91.9686" calcext:value-type="float">
            <text:p>91.9686</text:p>
          </table:table-cell>
          <table:table-cell office:value-type="float" office:value="52.8518" calcext:value-type="float">
            <text:p>52.8518</text:p>
          </table:table-cell>
          <table:table-cell office:value-type="float" office:value="70.9563" calcext:value-type="float">
            <text:p>70.9563</text:p>
          </table:table-cell>
          <table:table-cell office:value-type="float" office:value="73.7647" calcext:value-type="float">
            <text:p>73.7647</text:p>
          </table:table-cell>
          <table:table-cell office:value-type="float" office:value="103.984" calcext:value-type="float">
            <text:p>103.984</text:p>
          </table:table-cell>
          <table:table-cell office:value-type="float" office:value="26.4411" calcext:value-type="float">
            <text:p>26.4411</text:p>
          </table:table-cell>
          <table:table-cell office:value-type="float" office:value="86.2384" calcext:value-type="float">
            <text:p>86.2384</text:p>
          </table:table-cell>
          <table:table-cell office:value-type="float" office:value="41.7694" calcext:value-type="float">
            <text:p>41.7694</text:p>
          </table:table-cell>
          <table:table-cell office:value-type="float" office:value="40.5597" calcext:value-type="float">
            <text:p>40.5597</text:p>
          </table:table-cell>
          <table:table-cell office:value-type="float" office:value="25.0199" calcext:value-type="float">
            <text:p>25.0199</text:p>
          </table:table-cell>
          <table:table-cell office:value-type="float" office:value="38.2966" calcext:value-type="float">
            <text:p>38.2966</text:p>
          </table:table-cell>
          <table:table-cell office:value-type="float" office:value="112.376" calcext:value-type="float">
            <text:p>112.376</text:p>
          </table:table-cell>
          <table:table-cell office:value-type="float" office:value="41.0152" calcext:value-type="float">
            <text:p>41.0152</text:p>
          </table:table-cell>
          <table:table-cell office:value-type="float" office:value="52.2444" calcext:value-type="float">
            <text:p>52.2444</text:p>
          </table:table-cell>
          <table:table-cell office:value-type="float" office:value="61.1122" calcext:value-type="float">
            <text:p>61.1122</text:p>
          </table:table-cell>
          <table:table-cell office:value-type="float" office:value="1.55797" calcext:value-type="float">
            <text:p>1.55797</text:p>
          </table:table-cell>
          <table:table-cell office:value-type="float" office:value="85.6507" calcext:value-type="float">
            <text:p>85.6507</text:p>
          </table:table-cell>
          <table:table-cell office:value-type="float" office:value="23.6756" calcext:value-type="float">
            <text:p>23.6756</text:p>
          </table:table-cell>
          <table:table-cell office:value-type="float" office:value="19.1617" calcext:value-type="float">
            <text:p>19.1617</text:p>
          </table:table-cell>
          <table:table-cell office:value-type="float" office:value="102.767" calcext:value-type="float">
            <text:p>102.767</text:p>
          </table:table-cell>
          <table:table-cell office:value-type="float" office:value="101.189" calcext:value-type="float">
            <text:p>101.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gnment 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846" calcext:value-type="float">
            <text:p>119846</text:p>
          </table:table-cell>
          <table:table-cell office:value-type="float" office:value="199" calcext:value-type="float">
            <text:p>199</text:p>
          </table:table-cell>
          <table:table-cell office:value-type="float" office:value="31.6091" calcext:value-type="float">
            <text:p>31.609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74795" calcext:value-type="float">
            <text:p>0.1747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8.6564" calcext:value-type="float">
            <text:p>58.65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4.5983" calcext:value-type="float">
            <text:p>64.59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7.629" calcext:value-type="float">
            <text:p>57.629</text:p>
          </table:table-cell>
          <table:table-cell office:value-type="float" office:value="17.7605" calcext:value-type="float">
            <text:p>17.7605</text:p>
          </table:table-cell>
          <table:table-cell office:value-type="float" office:value="87.6428" calcext:value-type="float">
            <text:p>87.6428</text:p>
          </table:table-cell>
          <table:table-cell office:value-type="float" office:value="121.966" calcext:value-type="float">
            <text:p>121.966</text:p>
          </table:table-cell>
          <table:table-cell office:value-type="float" office:value="69.8118" calcext:value-type="float">
            <text:p>69.8118</text:p>
          </table:table-cell>
          <table:table-cell office:value-type="float" office:value="65.5391" calcext:value-type="float">
            <text:p>65.5391</text:p>
          </table:table-cell>
          <table:table-cell office:value-type="float" office:value="101.205" calcext:value-type="float">
            <text:p>101.205</text:p>
          </table:table-cell>
          <table:table-cell office:value-type="float" office:value="64.5564" calcext:value-type="float">
            <text:p>64.5564</text:p>
          </table:table-cell>
          <table:table-cell office:value-type="float" office:value="109.131" calcext:value-type="float">
            <text:p>109.131</text:p>
          </table:table-cell>
          <table:table-cell office:value-type="float" office:value="82.0302" calcext:value-type="float">
            <text:p>82.0302</text:p>
          </table:table-cell>
          <table:table-cell office:value-type="float" office:value="107.445" calcext:value-type="float">
            <text:p>107.445</text:p>
          </table:table-cell>
          <table:table-cell office:value-type="float" office:value="76.5905" calcext:value-type="float">
            <text:p>76.5905</text:p>
          </table:table-cell>
          <table:table-cell office:value-type="float" office:value="39.6803" calcext:value-type="float">
            <text:p>39.6803</text:p>
          </table:table-cell>
          <table:table-cell office:value-type="float" office:value="32.1078" calcext:value-type="float">
            <text:p>32.1078</text:p>
          </table:table-cell>
          <table:table-cell office:value-type="float" office:value="42.7809" calcext:value-type="float">
            <text:p>42.7809</text:p>
          </table:table-cell>
          <table:table-cell office:value-type="float" office:value="73.0491" calcext:value-type="float">
            <text:p>73.0491</text:p>
          </table:table-cell>
          <table:table-cell office:value-type="float" office:value="95.0591" calcext:value-type="float">
            <text:p>95.0591</text:p>
          </table:table-cell>
          <table:table-cell office:value-type="float" office:value="42.9036" calcext:value-type="float">
            <text:p>42.9036</text:p>
          </table:table-cell>
          <table:table-cell office:value-type="float" office:value="97.7525" calcext:value-type="float">
            <text:p>97.7525</text:p>
          </table:table-cell>
          <table:table-cell office:value-type="float" office:value="48.0681" calcext:value-type="float">
            <text:p>48.0681</text:p>
          </table:table-cell>
          <table:table-cell office:value-type="float" office:value="43.1604" calcext:value-type="float">
            <text:p>43.1604</text:p>
          </table:table-cell>
          <table:table-cell office:value-type="float" office:value="101.834" calcext:value-type="float">
            <text:p>101.834</text:p>
          </table:table-cell>
          <table:table-cell office:value-type="float" office:value="17.8084" calcext:value-type="float">
            <text:p>17.8084</text:p>
          </table:table-cell>
          <table:table-cell office:value-type="float" office:value="13.8937" calcext:value-type="float">
            <text:p>13.8937</text:p>
          </table:table-cell>
          <table:table-cell office:value-type="float" office:value="41.9069" calcext:value-type="float">
            <text:p>41.9069</text:p>
          </table:table-cell>
          <table:table-cell office:value-type="float" office:value="96.9728" calcext:value-type="float">
            <text:p>96.9728</text:p>
          </table:table-cell>
          <table:table-cell office:value-type="float" office:value="17.0249" calcext:value-type="float">
            <text:p>17.0249</text:p>
          </table:table-cell>
          <table:table-cell office:value-type="float" office:value="96.1738" calcext:value-type="float">
            <text:p>96.1738</text:p>
          </table:table-cell>
          <table:table-cell office:value-type="float" office:value="23.4304" calcext:value-type="float">
            <text:p>23.4304</text:p>
          </table:table-cell>
          <table:table-cell office:value-type="float" office:value="90.811" calcext:value-type="float">
            <text:p>90.811</text:p>
          </table:table-cell>
          <table:table-cell office:value-type="float" office:value="93.7673" calcext:value-type="float">
            <text:p>93.7673</text:p>
          </table:table-cell>
          <table:table-cell office:value-type="float" office:value="30.0477" calcext:value-type="float">
            <text:p>30.0477</text:p>
          </table:table-cell>
          <table:table-cell office:value-type="float" office:value="12.7939" calcext:value-type="float">
            <text:p>12.7939</text:p>
          </table:table-cell>
          <table:table-cell office:value-type="float" office:value="62.7142" calcext:value-type="float">
            <text:p>62.7142</text:p>
          </table:table-cell>
          <table:table-cell office:value-type="float" office:value="49.1042" calcext:value-type="float">
            <text:p>49.1042</text:p>
          </table:table-cell>
          <table:table-cell office:value-type="float" office:value="77.4297" calcext:value-type="float">
            <text:p>77.4297</text:p>
          </table:table-cell>
          <table:table-cell office:value-type="float" office:value="88.5539" calcext:value-type="float">
            <text:p>88.553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lignment 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3635" calcext:value-type="float">
            <text:p>123635</text:p>
          </table:table-cell>
          <table:table-cell office:value-type="float" office:value="212" calcext:value-type="float">
            <text:p>212</text:p>
          </table:table-cell>
          <table:table-cell office:value-type="float" office:value="40.2376" calcext:value-type="float">
            <text:p>40.237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662483" calcext:value-type="float">
            <text:p>0.6624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778.549" calcext:value-type="float">
            <text:p>778.5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7.2921" calcext:value-type="float">
            <text:p>67.29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59.8246" calcext:value-type="float">
            <text:p>59.8246</text:p>
          </table:table-cell>
          <table:table-cell office:value-type="float" office:value="104.308" calcext:value-type="float">
            <text:p>104.308</text:p>
          </table:table-cell>
          <table:table-cell office:value-type="float" office:value="31.9961" calcext:value-type="float">
            <text:p>31.9961</text:p>
          </table:table-cell>
          <table:table-cell office:value-type="float" office:value="107.025" calcext:value-type="float">
            <text:p>107.025</text:p>
          </table:table-cell>
          <table:table-cell office:value-type="float" office:value="50.6332" calcext:value-type="float">
            <text:p>50.6332</text:p>
          </table:table-cell>
          <table:table-cell office:value-type="float" office:value="63.1573" calcext:value-type="float">
            <text:p>63.1573</text:p>
          </table:table-cell>
          <table:table-cell office:value-type="float" office:value="8.94008" calcext:value-type="float">
            <text:p>8.94008</text:p>
          </table:table-cell>
          <table:table-cell office:value-type="float" office:value="42.7308" calcext:value-type="float">
            <text:p>42.7308</text:p>
          </table:table-cell>
          <table:table-cell office:value-type="float" office:value="50.9402" calcext:value-type="float">
            <text:p>50.9402</text:p>
          </table:table-cell>
          <table:table-cell office:value-type="float" office:value="114.563" calcext:value-type="float">
            <text:p>114.563</text:p>
          </table:table-cell>
          <table:table-cell office:value-type="float" office:value="39.6331" calcext:value-type="float">
            <text:p>39.6331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54.0169" calcext:value-type="float">
            <text:p>54.0169</text:p>
          </table:table-cell>
          <table:table-cell office:value-type="float" office:value="103.282" calcext:value-type="float">
            <text:p>103.282</text:p>
          </table:table-cell>
          <table:table-cell office:value-type="float" office:value="72.9689" calcext:value-type="float">
            <text:p>72.9689</text:p>
          </table:table-cell>
          <table:table-cell office:value-type="float" office:value="82.7431" calcext:value-type="float">
            <text:p>82.7431</text:p>
          </table:table-cell>
          <table:table-cell office:value-type="float" office:value="34.1187" calcext:value-type="float">
            <text:p>34.1187</text:p>
          </table:table-cell>
          <table:table-cell office:value-type="float" office:value="62.8584" calcext:value-type="float">
            <text:p>62.8584</text:p>
          </table:table-cell>
          <table:table-cell office:value-type="float" office:value="27.3176" calcext:value-type="float">
            <text:p>27.3176</text:p>
          </table:table-cell>
          <table:table-cell office:value-type="float" office:value="86.6681" calcext:value-type="float">
            <text:p>86.6681</text:p>
          </table:table-cell>
          <table:table-cell office:value-type="float" office:value="49.6936" calcext:value-type="float">
            <text:p>49.6936</text:p>
          </table:table-cell>
          <table:table-cell office:value-type="float" office:value="105.948" calcext:value-type="float">
            <text:p>105.948</text:p>
          </table:table-cell>
          <table:table-cell office:value-type="float" office:value="113.942" calcext:value-type="float">
            <text:p>113.942</text:p>
          </table:table-cell>
          <table:table-cell office:value-type="float" office:value="84.4781" calcext:value-type="float">
            <text:p>84.4781</text:p>
          </table:table-cell>
          <table:table-cell office:value-type="float" office:value="57.9153" calcext:value-type="float">
            <text:p>57.9153</text:p>
          </table:table-cell>
          <table:table-cell office:value-type="float" office:value="73.1987" calcext:value-type="float">
            <text:p>73.1987</text:p>
          </table:table-cell>
          <table:table-cell office:value-type="float" office:value="66.0223" calcext:value-type="float">
            <text:p>66.0223</text:p>
          </table:table-cell>
          <table:table-cell office:value-type="float" office:value="50.0998" calcext:value-type="float">
            <text:p>50.0998</text:p>
          </table:table-cell>
          <table:table-cell office:value-type="float" office:value="70.0083" calcext:value-type="float">
            <text:p>70.0083</text:p>
          </table:table-cell>
          <table:table-cell office:value-type="float" office:value="75.322" calcext:value-type="float">
            <text:p>75.322</text:p>
          </table:table-cell>
          <table:table-cell office:value-type="float" office:value="51.2301" calcext:value-type="float">
            <text:p>51.2301</text:p>
          </table:table-cell>
          <table:table-cell office:value-type="float" office:value="58.3014" calcext:value-type="float">
            <text:p>58.3014</text:p>
          </table:table-cell>
          <table:table-cell office:value-type="float" office:value="106.788" calcext:value-type="float">
            <text:p>106.788</text:p>
          </table:table-cell>
          <table:table-cell office:value-type="float" office:value="103.493" calcext:value-type="float">
            <text:p>103.493</text:p>
          </table:table-cell>
          <table:table-cell office:value-type="float" office:value="28.8112" calcext:value-type="float">
            <text:p>28.8112</text:p>
          </table:table-cell>
          <table:table-cell office:value-type="float" office:value="95.57" calcext:value-type="float">
            <text:p>95.57</text:p>
          </table:table-cell>
          <table:table-cell office:value-type="float" office:value="56.5662" calcext:value-type="float">
            <text:p>56.5662</text:p>
          </table:table-cell>
          <table:table-cell office:value-type="float" office:value="56.814" calcext:value-type="float">
            <text:p>56.814</text:p>
          </table:table-cell>
          <table:table-cell office:value-type="float" office:value="49.3418" calcext:value-type="float">
            <text:p>49.3418</text:p>
          </table:table-cell>
          <table:table-cell office:value-type="float" office:value="73.6104" calcext:value-type="float">
            <text:p>73.6104</text:p>
          </table:table-cell>
          <table:table-cell office:value-type="float" office:value="46.6059" calcext:value-type="float">
            <text:p>46.6059</text:p>
          </table:table-cell>
          <table:table-cell office:value-type="float" office:value="8.02388" calcext:value-type="float">
            <text:p>8.02388</text:p>
          </table:table-cell>
          <table:table-cell office:value-type="float" office:value="67.6469" calcext:value-type="float">
            <text:p>67.6469</text:p>
          </table:table-cell>
          <table:table-cell office:value-type="float" office:value="99.8504" calcext:value-type="float">
            <text:p>99.8504</text:p>
          </table:table-cell>
          <table:table-cell office:value-type="float" office:value="74.3114" calcext:value-type="float">
            <text:p>74.31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ignment 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0679" calcext:value-type="float">
            <text:p>20679</text:p>
          </table:table-cell>
          <table:table-cell office:value-type="float" office:value="435" calcext:value-type="float">
            <text:p>43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6506" calcext:value-type="float">
            <text:p>126506</text:p>
          </table:table-cell>
          <table:table-cell office:value-type="float" office:value="206" calcext:value-type="float">
            <text:p>206</text:p>
          </table:table-cell>
          <table:table-cell office:value-type="float" office:value="39.8316" calcext:value-type="float">
            <text:p>39.831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11355" calcext:value-type="float">
            <text:p>0.01113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4.73824" calcext:value-type="float">
            <text:p>4.738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7.2446" calcext:value-type="float">
            <text:p>67.244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58"/>
        </table:table-row>
        <table:table-row table:style-name="ro1">
          <table:table-cell office:value-type="float" office:value="44.2526" calcext:value-type="float">
            <text:p>44.2526</text:p>
          </table:table-cell>
          <table:table-cell office:value-type="float" office:value="23.9062" calcext:value-type="float">
            <text:p>23.9062</text:p>
          </table:table-cell>
          <table:table-cell office:value-type="float" office:value="79.2363" calcext:value-type="float">
            <text:p>79.2363</text:p>
          </table:table-cell>
          <table:table-cell office:value-type="float" office:value="54.895" calcext:value-type="float">
            <text:p>54.895</text:p>
          </table:table-cell>
          <table:table-cell office:value-type="float" office:value="156.268" calcext:value-type="float">
            <text:p>156.268</text:p>
          </table:table-cell>
          <table:table-cell office:value-type="float" office:value="78.5809" calcext:value-type="float">
            <text:p>78.5809</text:p>
          </table:table-cell>
          <table:table-cell office:value-type="float" office:value="64.8944" calcext:value-type="float">
            <text:p>64.8944</text:p>
          </table:table-cell>
          <table:table-cell office:value-type="float" office:value="142.556" calcext:value-type="float">
            <text:p>142.556</text:p>
          </table:table-cell>
          <table:table-cell office:value-type="float" office:value="21.7127" calcext:value-type="float">
            <text:p>21.7127</text:p>
          </table:table-cell>
          <table:table-cell office:value-type="float" office:value="65.5212" calcext:value-type="float">
            <text:p>65.5212</text:p>
          </table:table-cell>
          <table:table-cell office:value-type="float" office:value="63.3126" calcext:value-type="float">
            <text:p>63.3126</text:p>
          </table:table-cell>
          <table:table-cell office:value-type="float" office:value="92.6208" calcext:value-type="float">
            <text:p>92.6208</text:p>
          </table:table-cell>
          <table:table-cell office:value-type="float" office:value="53.7132" calcext:value-type="float">
            <text:p>53.7132</text:p>
          </table:table-cell>
          <table:table-cell office:value-type="float" office:value="33.8247" calcext:value-type="float">
            <text:p>33.8247</text:p>
          </table:table-cell>
          <table:table-cell office:value-type="float" office:value="64.6863" calcext:value-type="float">
            <text:p>64.6863</text:p>
          </table:table-cell>
          <table:table-cell office:value-type="float" office:value="71.7379" calcext:value-type="float">
            <text:p>71.7379</text:p>
          </table:table-cell>
          <table:table-cell office:value-type="float" office:value="70.3918" calcext:value-type="float">
            <text:p>70.3918</text:p>
          </table:table-cell>
          <table:table-cell office:value-type="float" office:value="104.284" calcext:value-type="float">
            <text:p>104.284</text:p>
          </table:table-cell>
          <table:table-cell office:value-type="float" office:value="104.34" calcext:value-type="float">
            <text:p>104.34</text:p>
          </table:table-cell>
          <table:table-cell office:value-type="float" office:value="39.793" calcext:value-type="float">
            <text:p>39.793</text:p>
          </table:table-cell>
          <table:table-cell office:value-type="float" office:value="83.6434" calcext:value-type="float">
            <text:p>83.6434</text:p>
          </table:table-cell>
          <table:table-cell office:value-type="float" office:value="35.1949" calcext:value-type="float">
            <text:p>35.1949</text:p>
          </table:table-cell>
          <table:table-cell office:value-type="float" office:value="74.2958" calcext:value-type="float">
            <text:p>74.2958</text:p>
          </table:table-cell>
          <table:table-cell office:value-type="float" office:value="125.545" calcext:value-type="float">
            <text:p>125.545</text:p>
          </table:table-cell>
          <table:table-cell office:value-type="float" office:value="36.696" calcext:value-type="float">
            <text:p>36.696</text:p>
          </table:table-cell>
          <table:table-cell office:value-type="float" office:value="22.9267" calcext:value-type="float">
            <text:p>22.9267</text:p>
          </table:table-cell>
          <table:table-cell office:value-type="float" office:value="106.221" calcext:value-type="float">
            <text:p>106.221</text:p>
          </table:table-cell>
          <table:table-cell office:value-type="float" office:value="66.2336" calcext:value-type="float">
            <text:p>66.2336</text:p>
          </table:table-cell>
          <table:table-cell office:value-type="float" office:value="41.0055" calcext:value-type="float">
            <text:p>41.0055</text:p>
          </table:table-cell>
          <table:table-cell office:value-type="float" office:value="55.5407" calcext:value-type="float">
            <text:p>55.5407</text:p>
          </table:table-cell>
          <table:table-cell office:value-type="float" office:value="40.568" calcext:value-type="float">
            <text:p>40.568</text:p>
          </table:table-cell>
          <table:table-cell office:value-type="float" office:value="43.0955" calcext:value-type="float">
            <text:p>43.0955</text:p>
          </table:table-cell>
          <table:table-cell office:value-type="float" office:value="79.784" calcext:value-type="float">
            <text:p>79.784</text:p>
          </table:table-cell>
          <table:table-cell office:value-type="float" office:value="43.4006" calcext:value-type="float">
            <text:p>43.4006</text:p>
          </table:table-cell>
          <table:table-cell office:value-type="float" office:value="30.3825" calcext:value-type="float">
            <text:p>30.3825</text:p>
          </table:table-cell>
          <table:table-cell office:value-type="float" office:value="104.45" calcext:value-type="float">
            <text:p>104.45</text:p>
          </table:table-cell>
          <table:table-cell office:value-type="float" office:value="59.4171" calcext:value-type="float">
            <text:p>59.4171</text:p>
          </table:table-cell>
          <table:table-cell office:value-type="float" office:value="84.1304" calcext:value-type="float">
            <text:p>84.1304</text:p>
          </table:table-cell>
          <table:table-cell office:value-type="float" office:value="40.9957" calcext:value-type="float">
            <text:p>40.9957</text:p>
          </table:table-cell>
          <table:table-cell office:value-type="float" office:value="40.3898" calcext:value-type="float">
            <text:p>40.3898</text:p>
          </table:table-cell>
          <table:table-cell office:value-type="float" office:value="112.915" calcext:value-type="float">
            <text:p>112.915</text:p>
          </table:table-cell>
          <table:table-cell office:value-type="float" office:value="101.398" calcext:value-type="float">
            <text:p>101.398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27.8365" calcext:value-type="float">
            <text:p>27.8365</text:p>
          </table:table-cell>
          <table:table-cell office:value-type="float" office:value="21.582" calcext:value-type="float">
            <text:p>21.582</text:p>
          </table:table-cell>
          <table:table-cell office:value-type="float" office:value="43.5796" calcext:value-type="float">
            <text:p>43.5796</text:p>
          </table:table-cell>
          <table:table-cell office:value-type="float" office:value="54.6401" calcext:value-type="float">
            <text:p>54.6401</text:p>
          </table:table-cell>
          <table:table-cell office:value-type="float" office:value="96.4242" calcext:value-type="float">
            <text:p>96.4242</text:p>
          </table:table-cell>
          <table:table-cell office:value-type="float" office:value="29.0479" calcext:value-type="float">
            <text:p>29.0479</text:p>
          </table:table-cell>
          <table:table-cell office:value-type="float" office:value="74.754" calcext:value-type="float">
            <text:p>74.754</text:p>
          </table:table-cell>
          <table:table-cell office:value-type="float" office:value="69.3195" calcext:value-type="float">
            <text:p>69.3195</text:p>
          </table:table-cell>
          <table:table-cell office:value-type="float" office:value="67.6556" calcext:value-type="float">
            <text:p>67.6556</text:p>
          </table:table-cell>
          <table:table-cell office:value-type="float" office:value="18.9554" calcext:value-type="float">
            <text:p>18.9554</text:p>
          </table:table-cell>
          <table:table-cell office:value-type="float" office:value="99.8579" calcext:value-type="float">
            <text:p>99.8579</text:p>
          </table:table-cell>
          <table:table-cell office:value-type="float" office:value="59.5189" calcext:value-type="float">
            <text:p>59.5189</text:p>
          </table:table-cell>
          <table:table-cell office:value-type="float" office:value="83.7917" calcext:value-type="float">
            <text:p>83.7917</text:p>
          </table:table-cell>
          <table:table-cell office:value-type="float" office:value="93.2383" calcext:value-type="float">
            <text:p>93.2383</text:p>
          </table:table-cell>
          <table:table-cell office:value-type="float" office:value="77.6399" calcext:value-type="float">
            <text:p>77.6399</text:p>
          </table:table-cell>
          <table:table-cell office:value-type="float" office:value="54.3274" calcext:value-type="float">
            <text:p>54.3274</text:p>
          </table:table-cell>
        </table:table-row>
      </table:table>
      <table:table table:name="Cloud-Cloud" table:style-name="ta1">
        <table:table-column table:style-name="co2" table:number-columns-repeated="127" table:default-cell-style-name="Default"/>
        <table:table-row table:style-name="ro1">
          <table:table-cell office:value-type="string" calcext:value-type="string">
            <text:p>Alignment 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43396" calcext:value-type="float">
            <text:p>243396</text:p>
          </table:table-cell>
          <table:table-cell office:value-type="float" office:value="300" calcext:value-type="float">
            <text:p>3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77080" calcext:value-type="float">
            <text:p>277080</text:p>
          </table:table-cell>
          <table:table-cell office:value-type="float" office:value="331" calcext:value-type="float">
            <text:p>331</text:p>
          </table:table-cell>
          <table:table-cell office:value-type="float" office:value="367.169" calcext:value-type="float">
            <text:p>367.16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01193" calcext:value-type="float">
            <text:p>0.010119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.8732" calcext:value-type="float">
            <text:p>8.873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6.8606" calcext:value-type="float">
            <text:p>46.860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62.9321" calcext:value-type="float">
            <text:p>62.9321</text:p>
          </table:table-cell>
          <table:table-cell office:value-type="float" office:value="55.7687" calcext:value-type="float">
            <text:p>55.7687</text:p>
          </table:table-cell>
          <table:table-cell office:value-type="float" office:value="56.6645" calcext:value-type="float">
            <text:p>56.6645</text:p>
          </table:table-cell>
          <table:table-cell office:value-type="float" office:value="23.7731" calcext:value-type="float">
            <text:p>23.7731</text:p>
          </table:table-cell>
          <table:table-cell office:value-type="float" office:value="61.4753" calcext:value-type="float">
            <text:p>61.4753</text:p>
          </table:table-cell>
          <table:table-cell office:value-type="float" office:value="108.926" calcext:value-type="float">
            <text:p>108.926</text:p>
          </table:table-cell>
          <table:table-cell office:value-type="float" office:value="3.95068" calcext:value-type="float">
            <text:p>3.95068</text:p>
          </table:table-cell>
          <table:table-cell office:value-type="float" office:value="1.72738" calcext:value-type="float">
            <text:p>1.72738</text:p>
          </table:table-cell>
          <table:table-cell office:value-type="float" office:value="166.473" calcext:value-type="float">
            <text:p>166.473</text:p>
          </table:table-cell>
          <table:table-cell office:value-type="float" office:value="1.88463" calcext:value-type="float">
            <text:p>1.88463</text:p>
          </table:table-cell>
          <table:table-cell office:value-type="float" office:value="16.8431" calcext:value-type="float">
            <text:p>16.8431</text:p>
          </table:table-cell>
          <table:table-cell office:value-type="float" office:value="2.16362" calcext:value-type="float">
            <text:p>2.16362</text:p>
          </table:table-cell>
          <table:table-cell office:value-type="float" office:value="107.38" calcext:value-type="float">
            <text:p>107.38</text:p>
          </table:table-cell>
          <table:table-cell office:value-type="float" office:value="16.2344" calcext:value-type="float">
            <text:p>16.2344</text:p>
          </table:table-cell>
          <table:table-cell office:value-type="float" office:value="19.5886" calcext:value-type="float">
            <text:p>19.5886</text:p>
          </table:table-cell>
          <table:table-cell office:value-type="float" office:value="2.66122" calcext:value-type="float">
            <text:p>2.66122</text:p>
          </table:table-cell>
          <table:table-cell office:value-type="float" office:value="28.7937" calcext:value-type="float">
            <text:p>28.7937</text:p>
          </table:table-cell>
          <table:table-cell office:value-type="float" office:value="2.25599" calcext:value-type="float">
            <text:p>2.25599</text:p>
          </table:table-cell>
          <table:table-cell office:value-type="float" office:value="3.33096" calcext:value-type="float">
            <text:p>3.33096</text:p>
          </table:table-cell>
          <table:table-cell office:value-type="float" office:value="114.573" calcext:value-type="float">
            <text:p>114.573</text:p>
          </table:table-cell>
          <table:table-cell office:value-type="float" office:value="51.9098" calcext:value-type="float">
            <text:p>51.9098</text:p>
          </table:table-cell>
          <table:table-cell office:value-type="float" office:value="1.65719" calcext:value-type="float">
            <text:p>1.65719</text:p>
          </table:table-cell>
          <table:table-cell office:value-type="float" office:value="11.6477" calcext:value-type="float">
            <text:p>11.6477</text:p>
          </table:table-cell>
          <table:table-cell office:value-type="float" office:value="7.39549" calcext:value-type="float">
            <text:p>7.39549</text:p>
          </table:table-cell>
          <table:table-cell office:value-type="float" office:value="12.9144" calcext:value-type="float">
            <text:p>12.9144</text:p>
          </table:table-cell>
          <table:table-cell office:value-type="float" office:value="38.7879" calcext:value-type="float">
            <text:p>38.7879</text:p>
          </table:table-cell>
          <table:table-cell office:value-type="float" office:value="11.4499" calcext:value-type="float">
            <text:p>11.4499</text:p>
          </table:table-cell>
          <table:table-cell office:value-type="float" office:value="2.41041" calcext:value-type="float">
            <text:p>2.41041</text:p>
          </table:table-cell>
          <table:table-cell office:value-type="float" office:value="24.2669" calcext:value-type="float">
            <text:p>24.2669</text:p>
          </table:table-cell>
          <table:table-cell office:value-type="float" office:value="13.3798" calcext:value-type="float">
            <text:p>13.3798</text:p>
          </table:table-cell>
          <table:table-cell office:value-type="float" office:value="27.9018" calcext:value-type="float">
            <text:p>27.9018</text:p>
          </table:table-cell>
          <table:table-cell office:value-type="float" office:value="36.954" calcext:value-type="float">
            <text:p>36.954</text:p>
          </table:table-cell>
          <table:table-cell office:value-type="float" office:value="14.3317" calcext:value-type="float">
            <text:p>14.3317</text:p>
          </table:table-cell>
          <table:table-cell office:value-type="float" office:value="112.056" calcext:value-type="float">
            <text:p>112.056</text:p>
          </table:table-cell>
          <table:table-cell office:value-type="float" office:value="20.3968" calcext:value-type="float">
            <text:p>20.3968</text:p>
          </table:table-cell>
          <table:table-cell office:value-type="float" office:value="69.7722" calcext:value-type="float">
            <text:p>69.7722</text:p>
          </table:table-cell>
          <table:table-cell office:value-type="float" office:value="137.208" calcext:value-type="float">
            <text:p>137.208</text:p>
          </table:table-cell>
          <table:table-cell office:value-type="float" office:value="2.78024" calcext:value-type="float">
            <text:p>2.78024</text:p>
          </table:table-cell>
          <table:table-cell office:value-type="float" office:value="18.8802" calcext:value-type="float">
            <text:p>18.8802</text:p>
          </table:table-cell>
          <table:table-cell office:value-type="float" office:value="86.8129" calcext:value-type="float">
            <text:p>86.8129</text:p>
          </table:table-cell>
          <table:table-cell office:value-type="float" office:value="2.84803" calcext:value-type="float">
            <text:p>2.84803</text:p>
          </table:table-cell>
          <table:table-cell office:value-type="float" office:value="3.90955" calcext:value-type="float">
            <text:p>3.90955</text:p>
          </table:table-cell>
          <table:table-cell office:value-type="float" office:value="122.444" calcext:value-type="float">
            <text:p>122.444</text:p>
          </table:table-cell>
          <table:table-cell office:value-type="float" office:value="1.79994" calcext:value-type="float">
            <text:p>1.79994</text:p>
          </table:table-cell>
          <table:table-cell office:value-type="float" office:value="123.273" calcext:value-type="float">
            <text:p>123.273</text:p>
          </table:table-cell>
          <table:table-cell office:value-type="float" office:value="71.9162" calcext:value-type="float">
            <text:p>71.9162</text:p>
          </table:table-cell>
          <table:table-cell office:value-type="float" office:value="92.5486" calcext:value-type="float">
            <text:p>92.5486</text:p>
          </table:table-cell>
          <table:table-cell office:value-type="float" office:value="6.77967" calcext:value-type="float">
            <text:p>6.77967</text:p>
          </table:table-cell>
          <table:table-cell office:value-type="float" office:value="134.881" calcext:value-type="float">
            <text:p>134.881</text:p>
          </table:table-cell>
          <table:table-cell office:value-type="float" office:value="148.176" calcext:value-type="float">
            <text:p>148.176</text:p>
          </table:table-cell>
          <table:table-cell office:value-type="float" office:value="106.807" calcext:value-type="float">
            <text:p>106.807</text:p>
          </table:table-cell>
          <table:table-cell office:value-type="float" office:value="82.9599" calcext:value-type="float">
            <text:p>82.9599</text:p>
          </table:table-cell>
          <table:table-cell office:value-type="float" office:value="166.008" calcext:value-type="float">
            <text:p>166.008</text:p>
          </table:table-cell>
          <table:table-cell office:value-type="float" office:value="18.6828" calcext:value-type="float">
            <text:p>18.6828</text:p>
          </table:table-cell>
          <table:table-cell office:value-type="float" office:value="12.3631" calcext:value-type="float">
            <text:p>12.3631</text:p>
          </table:table-cell>
          <table:table-cell office:value-type="float" office:value="41.3354" calcext:value-type="float">
            <text:p>41.3354</text:p>
          </table:table-cell>
          <table:table-cell office:value-type="float" office:value="26.9787" calcext:value-type="float">
            <text:p>26.9787</text:p>
          </table:table-cell>
          <table:table-cell office:value-type="float" office:value="3.26905" calcext:value-type="float">
            <text:p>3.26905</text:p>
          </table:table-cell>
          <table:table-cell office:value-type="float" office:value="100.161" calcext:value-type="float">
            <text:p>100.161</text:p>
          </table:table-cell>
          <table:table-cell office:value-type="float" office:value="17.7281" calcext:value-type="float">
            <text:p>17.7281</text:p>
          </table:table-cell>
          <table:table-cell office:value-type="float" office:value="2.40686" calcext:value-type="float">
            <text:p>2.40686</text:p>
          </table:table-cell>
          <table:table-cell office:value-type="float" office:value="72.0233" calcext:value-type="float">
            <text:p>72.0233</text:p>
          </table:table-cell>
          <table:table-cell office:value-type="float" office:value="49.0358" calcext:value-type="float">
            <text:p>49.0358</text:p>
          </table:table-cell>
          <table:table-cell office:value-type="float" office:value="59.1885" calcext:value-type="float">
            <text:p>59.1885</text:p>
          </table:table-cell>
          <table:table-cell office:value-type="float" office:value="56.7518" calcext:value-type="float">
            <text:p>56.7518</text:p>
          </table:table-cell>
          <table:table-cell office:value-type="float" office:value="2.33626" calcext:value-type="float">
            <text:p>2.33626</text:p>
          </table:table-cell>
          <table:table-cell office:value-type="float" office:value="28.2634" calcext:value-type="float">
            <text:p>28.2634</text:p>
          </table:table-cell>
          <table:table-cell office:value-type="float" office:value="79.598" calcext:value-type="float">
            <text:p>79.598</text:p>
          </table:table-cell>
          <table:table-cell office:value-type="float" office:value="35.8355" calcext:value-type="float">
            <text:p>35.8355</text:p>
          </table:table-cell>
          <table:table-cell office:value-type="float" office:value="107.668" calcext:value-type="float">
            <text:p>107.668</text:p>
          </table:table-cell>
          <table:table-cell office:value-type="float" office:value="26.0197" calcext:value-type="float">
            <text:p>26.0197</text:p>
          </table:table-cell>
          <table:table-cell office:value-type="float" office:value="12.3955" calcext:value-type="float">
            <text:p>12.3955</text:p>
          </table:table-cell>
          <table:table-cell office:value-type="float" office:value="8.90605" calcext:value-type="float">
            <text:p>8.90605</text:p>
          </table:table-cell>
          <table:table-cell office:value-type="float" office:value="114.775" calcext:value-type="float">
            <text:p>114.775</text:p>
          </table:table-cell>
          <table:table-cell office:value-type="float" office:value="121.715" calcext:value-type="float">
            <text:p>121.715</text:p>
          </table:table-cell>
          <table:table-cell office:value-type="float" office:value="122.985" calcext:value-type="float">
            <text:p>122.985</text:p>
          </table:table-cell>
          <table:table-cell office:value-type="float" office:value="0.449491" calcext:value-type="float">
            <text:p>0.449491</text:p>
          </table:table-cell>
          <table:table-cell office:value-type="float" office:value="27.1266" calcext:value-type="float">
            <text:p>27.1266</text:p>
          </table:table-cell>
          <table:table-cell office:value-type="float" office:value="48.0858" calcext:value-type="float">
            <text:p>48.0858</text:p>
          </table:table-cell>
          <table:table-cell office:value-type="float" office:value="95.1807" calcext:value-type="float">
            <text:p>95.1807</text:p>
          </table:table-cell>
          <table:table-cell office:value-type="float" office:value="17.0677" calcext:value-type="float">
            <text:p>17.0677</text:p>
          </table:table-cell>
          <table:table-cell office:value-type="float" office:value="47.7158" calcext:value-type="float">
            <text:p>47.7158</text:p>
          </table:table-cell>
          <table:table-cell office:value-type="float" office:value="38.7345" calcext:value-type="float">
            <text:p>38.7345</text:p>
          </table:table-cell>
          <table:table-cell office:value-type="float" office:value="19.2727" calcext:value-type="float">
            <text:p>19.2727</text:p>
          </table:table-cell>
          <table:table-cell office:value-type="float" office:value="16.6752" calcext:value-type="float">
            <text:p>16.6752</text:p>
          </table:table-cell>
          <table:table-cell office:value-type="float" office:value="61.147" calcext:value-type="float">
            <text:p>61.147</text:p>
          </table:table-cell>
          <table:table-cell office:value-type="float" office:value="10.3763" calcext:value-type="float">
            <text:p>10.3763</text:p>
          </table:table-cell>
          <table:table-cell office:value-type="float" office:value="2.47899" calcext:value-type="float">
            <text:p>2.47899</text:p>
          </table:table-cell>
          <table:table-cell office:value-type="float" office:value="19.6654" calcext:value-type="float">
            <text:p>19.6654</text:p>
          </table:table-cell>
          <table:table-cell office:value-type="float" office:value="13.1134" calcext:value-type="float">
            <text:p>13.1134</text:p>
          </table:table-cell>
          <table:table-cell office:value-type="float" office:value="30.742" calcext:value-type="float">
            <text:p>30.742</text:p>
          </table:table-cell>
          <table:table-cell office:value-type="float" office:value="142.192" calcext:value-type="float">
            <text:p>142.192</text:p>
          </table:table-cell>
          <table:table-cell office:value-type="float" office:value="30.0884" calcext:value-type="float">
            <text:p>30.0884</text:p>
          </table:table-cell>
          <table:table-cell office:value-type="float" office:value="82.6249" calcext:value-type="float">
            <text:p>82.6249</text:p>
          </table:table-cell>
          <table:table-cell office:value-type="float" office:value="31.9057" calcext:value-type="float">
            <text:p>31.9057</text:p>
          </table:table-cell>
          <table:table-cell office:value-type="float" office:value="3.09666" calcext:value-type="float">
            <text:p>3.09666</text:p>
          </table:table-cell>
          <table:table-cell office:value-type="float" office:value="65.7927" calcext:value-type="float">
            <text:p>65.7927</text:p>
          </table:table-cell>
          <table:table-cell office:value-type="float" office:value="18.3161" calcext:value-type="float">
            <text:p>18.3161</text:p>
          </table:table-cell>
          <table:table-cell office:value-type="float" office:value="54.0468" calcext:value-type="float">
            <text:p>54.0468</text:p>
          </table:table-cell>
          <table:table-cell office:value-type="float" office:value="2.86101" calcext:value-type="float">
            <text:p>2.86101</text:p>
          </table:table-cell>
          <table:table-cell office:value-type="float" office:value="65.252" calcext:value-type="float">
            <text:p>65.252</text:p>
          </table:table-cell>
          <table:table-cell office:value-type="float" office:value="28.6697" calcext:value-type="float">
            <text:p>28.6697</text:p>
          </table:table-cell>
          <table:table-cell office:value-type="float" office:value="29.3373" calcext:value-type="float">
            <text:p>29.3373</text:p>
          </table:table-cell>
          <table:table-cell office:value-type="float" office:value="14.109" calcext:value-type="float">
            <text:p>14.109</text:p>
          </table:table-cell>
          <table:table-cell office:value-type="float" office:value="185.698" calcext:value-type="float">
            <text:p>185.698</text:p>
          </table:table-cell>
          <table:table-cell office:value-type="float" office:value="25.1771" calcext:value-type="float">
            <text:p>25.1771</text:p>
          </table:table-cell>
          <table:table-cell office:value-type="float" office:value="53.335" calcext:value-type="float">
            <text:p>53.335</text:p>
          </table:table-cell>
          <table:table-cell office:value-type="float" office:value="56.6551" calcext:value-type="float">
            <text:p>56.6551</text:p>
          </table:table-cell>
          <table:table-cell office:value-type="float" office:value="3.53811" calcext:value-type="float">
            <text:p>3.53811</text:p>
          </table:table-cell>
          <table:table-cell office:value-type="float" office:value="69.0462" calcext:value-type="float">
            <text:p>69.04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ignment 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43396" calcext:value-type="float">
            <text:p>243396</text:p>
          </table:table-cell>
          <table:table-cell office:value-type="float" office:value="300" calcext:value-type="float">
            <text:p>3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57876" calcext:value-type="float">
            <text:p>257876</text:p>
          </table:table-cell>
          <table:table-cell office:value-type="float" office:value="302" calcext:value-type="float">
            <text:p>302</text:p>
          </table:table-cell>
          <table:table-cell office:value-type="float" office:value="345.923" calcext:value-type="float">
            <text:p>345.92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24153" calcext:value-type="float">
            <text:p>0.012415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.82579" calcext:value-type="float">
            <text:p>9.8257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8.7069" calcext:value-type="float">
            <text:p>68.706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94.3451" calcext:value-type="float">
            <text:p>94.3451</text:p>
          </table:table-cell>
          <table:table-cell office:value-type="float" office:value="140.223" calcext:value-type="float">
            <text:p>140.223</text:p>
          </table:table-cell>
          <table:table-cell office:value-type="float" office:value="5.14745" calcext:value-type="float">
            <text:p>5.14745</text:p>
          </table:table-cell>
          <table:table-cell office:value-type="float" office:value="2.1554" calcext:value-type="float">
            <text:p>2.1554</text:p>
          </table:table-cell>
          <table:table-cell office:value-type="float" office:value="177.82" calcext:value-type="float">
            <text:p>177.82</text:p>
          </table:table-cell>
          <table:table-cell office:value-type="float" office:value="2.70887" calcext:value-type="float">
            <text:p>2.70887</text:p>
          </table:table-cell>
          <table:table-cell office:value-type="float" office:value="28.2174" calcext:value-type="float">
            <text:p>28.2174</text:p>
          </table:table-cell>
          <table:table-cell office:value-type="float" office:value="2.27423" calcext:value-type="float">
            <text:p>2.27423</text:p>
          </table:table-cell>
          <table:table-cell office:value-type="float" office:value="69.7079" calcext:value-type="float">
            <text:p>69.7079</text:p>
          </table:table-cell>
          <table:table-cell office:value-type="float" office:value="1.75057" calcext:value-type="float">
            <text:p>1.75057</text:p>
          </table:table-cell>
          <table:table-cell office:value-type="float" office:value="166.923" calcext:value-type="float">
            <text:p>166.923</text:p>
          </table:table-cell>
          <table:table-cell office:value-type="float" office:value="226.142" calcext:value-type="float">
            <text:p>226.142</text:p>
          </table:table-cell>
          <table:table-cell office:value-type="float" office:value="5.78387" calcext:value-type="float">
            <text:p>5.78387</text:p>
          </table:table-cell>
          <table:table-cell office:value-type="float" office:value="177.897" calcext:value-type="float">
            <text:p>177.897</text:p>
          </table:table-cell>
          <table:table-cell office:value-type="float" office:value="13.2785" calcext:value-type="float">
            <text:p>13.2785</text:p>
          </table:table-cell>
          <table:table-cell office:value-type="float" office:value="14.2529" calcext:value-type="float">
            <text:p>14.2529</text:p>
          </table:table-cell>
          <table:table-cell office:value-type="float" office:value="15.5396" calcext:value-type="float">
            <text:p>15.5396</text:p>
          </table:table-cell>
          <table:table-cell office:value-type="float" office:value="1.54265" calcext:value-type="float">
            <text:p>1.54265</text:p>
          </table:table-cell>
          <table:table-cell office:value-type="float" office:value="1.34338" calcext:value-type="float">
            <text:p>1.34338</text:p>
          </table:table-cell>
          <table:table-cell office:value-type="float" office:value="193.583" calcext:value-type="float">
            <text:p>193.583</text:p>
          </table:table-cell>
          <table:table-cell office:value-type="float" office:value="12.1695" calcext:value-type="float">
            <text:p>12.1695</text:p>
          </table:table-cell>
          <table:table-cell office:value-type="float" office:value="5.83386" calcext:value-type="float">
            <text:p>5.83386</text:p>
          </table:table-cell>
          <table:table-cell office:value-type="float" office:value="98.6276" calcext:value-type="float">
            <text:p>98.6276</text:p>
          </table:table-cell>
          <table:table-cell office:value-type="float" office:value="131.558" calcext:value-type="float">
            <text:p>131.558</text:p>
          </table:table-cell>
          <table:table-cell office:value-type="float" office:value="23.4622" calcext:value-type="float">
            <text:p>23.4622</text:p>
          </table:table-cell>
          <table:table-cell office:value-type="float" office:value="98.7523" calcext:value-type="float">
            <text:p>98.7523</text:p>
          </table:table-cell>
          <table:table-cell office:value-type="float" office:value="20.0518" calcext:value-type="float">
            <text:p>20.0518</text:p>
          </table:table-cell>
          <table:table-cell office:value-type="float" office:value="55.6" calcext:value-type="float">
            <text:p>55.6</text:p>
          </table:table-cell>
          <table:table-cell office:value-type="float" office:value="33.0788" calcext:value-type="float">
            <text:p>33.0788</text:p>
          </table:table-cell>
          <table:table-cell office:value-type="float" office:value="82.0882" calcext:value-type="float">
            <text:p>82.0882</text:p>
          </table:table-cell>
          <table:table-cell office:value-type="float" office:value="34.6085" calcext:value-type="float">
            <text:p>34.6085</text:p>
          </table:table-cell>
          <table:table-cell office:value-type="float" office:value="156.336" calcext:value-type="float">
            <text:p>156.336</text:p>
          </table:table-cell>
          <table:table-cell office:value-type="float" office:value="127.408" calcext:value-type="float">
            <text:p>127.408</text:p>
          </table:table-cell>
          <table:table-cell office:value-type="float" office:value="9.95903" calcext:value-type="float">
            <text:p>9.95903</text:p>
          </table:table-cell>
          <table:table-cell office:value-type="float" office:value="225.243" calcext:value-type="float">
            <text:p>225.243</text:p>
          </table:table-cell>
          <table:table-cell office:value-type="float" office:value="106.366" calcext:value-type="float">
            <text:p>106.366</text:p>
          </table:table-cell>
          <table:table-cell office:value-type="float" office:value="39.0559" calcext:value-type="float">
            <text:p>39.0559</text:p>
          </table:table-cell>
          <table:table-cell office:value-type="float" office:value="32.5238" calcext:value-type="float">
            <text:p>32.5238</text:p>
          </table:table-cell>
          <table:table-cell office:value-type="float" office:value="28.8148" calcext:value-type="float">
            <text:p>28.8148</text:p>
          </table:table-cell>
          <table:table-cell office:value-type="float" office:value="1.70777" calcext:value-type="float">
            <text:p>1.70777</text:p>
          </table:table-cell>
          <table:table-cell office:value-type="float" office:value="8.81898" calcext:value-type="float">
            <text:p>8.81898</text:p>
          </table:table-cell>
          <table:table-cell office:value-type="float" office:value="65.171" calcext:value-type="float">
            <text:p>65.171</text:p>
          </table:table-cell>
          <table:table-cell office:value-type="float" office:value="98.3093" calcext:value-type="float">
            <text:p>98.3093</text:p>
          </table:table-cell>
          <table:table-cell office:value-type="float" office:value="19.7446" calcext:value-type="float">
            <text:p>19.7446</text:p>
          </table:table-cell>
          <table:table-cell office:value-type="float" office:value="13.4509" calcext:value-type="float">
            <text:p>13.4509</text:p>
          </table:table-cell>
          <table:table-cell office:value-type="float" office:value="54.6471" calcext:value-type="float">
            <text:p>54.6471</text:p>
          </table:table-cell>
          <table:table-cell office:value-type="float" office:value="2.52874" calcext:value-type="float">
            <text:p>2.52874</text:p>
          </table:table-cell>
          <table:table-cell office:value-type="float" office:value="18.5243" calcext:value-type="float">
            <text:p>18.5243</text:p>
          </table:table-cell>
          <table:table-cell office:value-type="float" office:value="5.93999" calcext:value-type="float">
            <text:p>5.93999</text:p>
          </table:table-cell>
          <table:table-cell office:value-type="float" office:value="174.77" calcext:value-type="float">
            <text:p>174.77</text:p>
          </table:table-cell>
          <table:table-cell office:value-type="float" office:value="84.1293" calcext:value-type="float">
            <text:p>84.1293</text:p>
          </table:table-cell>
          <table:table-cell office:value-type="float" office:value="79.6042" calcext:value-type="float">
            <text:p>79.6042</text:p>
          </table:table-cell>
          <table:table-cell office:value-type="float" office:value="4.33747" calcext:value-type="float">
            <text:p>4.33747</text:p>
          </table:table-cell>
          <table:table-cell office:value-type="float" office:value="65.8557" calcext:value-type="float">
            <text:p>65.8557</text:p>
          </table:table-cell>
          <table:table-cell office:value-type="float" office:value="23.9636" calcext:value-type="float">
            <text:p>23.9636</text:p>
          </table:table-cell>
          <table:table-cell office:value-type="float" office:value="43.4708" calcext:value-type="float">
            <text:p>43.4708</text:p>
          </table:table-cell>
          <table:table-cell office:value-type="float" office:value="93.9714" calcext:value-type="float">
            <text:p>93.9714</text:p>
          </table:table-cell>
          <table:table-cell office:value-type="float" office:value="47.1184" calcext:value-type="float">
            <text:p>47.1184</text:p>
          </table:table-cell>
          <table:table-cell office:value-type="float" office:value="19.171" calcext:value-type="float">
            <text:p>19.171</text:p>
          </table:table-cell>
          <table:table-cell office:value-type="float" office:value="110.3" calcext:value-type="float">
            <text:p>110.3</text:p>
          </table:table-cell>
          <table:table-cell office:value-type="float" office:value="118.903" calcext:value-type="float">
            <text:p>118.903</text:p>
          </table:table-cell>
          <table:table-cell office:value-type="float" office:value="91.694" calcext:value-type="float">
            <text:p>91.694</text:p>
          </table:table-cell>
          <table:table-cell office:value-type="float" office:value="94.8327" calcext:value-type="float">
            <text:p>94.8327</text:p>
          </table:table-cell>
          <table:table-cell office:value-type="float" office:value="190.19" calcext:value-type="float">
            <text:p>190.19</text:p>
          </table:table-cell>
          <table:table-cell office:value-type="float" office:value="27.0041" calcext:value-type="float">
            <text:p>27.0041</text:p>
          </table:table-cell>
          <table:table-cell office:value-type="float" office:value="16.233" calcext:value-type="float">
            <text:p>16.233</text:p>
          </table:table-cell>
          <table:table-cell office:value-type="float" office:value="27.9562" calcext:value-type="float">
            <text:p>27.9562</text:p>
          </table:table-cell>
          <table:table-cell office:value-type="float" office:value="156.187" calcext:value-type="float">
            <text:p>156.187</text:p>
          </table:table-cell>
          <table:table-cell office:value-type="float" office:value="192.03" calcext:value-type="float">
            <text:p>192.03</text:p>
          </table:table-cell>
          <table:table-cell office:value-type="float" office:value="31.2273" calcext:value-type="float">
            <text:p>31.2273</text:p>
          </table:table-cell>
          <table:table-cell office:value-type="float" office:value="110.269" calcext:value-type="float">
            <text:p>110.269</text:p>
          </table:table-cell>
          <table:table-cell office:value-type="float" office:value="92.7823" calcext:value-type="float">
            <text:p>92.7823</text:p>
          </table:table-cell>
          <table:table-cell office:value-type="float" office:value="155.633" calcext:value-type="float">
            <text:p>155.633</text:p>
          </table:table-cell>
          <table:table-cell office:value-type="float" office:value="111.649" calcext:value-type="float">
            <text:p>111.649</text:p>
          </table:table-cell>
          <table:table-cell office:value-type="float" office:value="5.75745" calcext:value-type="float">
            <text:p>5.75745</text:p>
          </table:table-cell>
          <table:table-cell office:value-type="float" office:value="44.6195" calcext:value-type="float">
            <text:p>44.6195</text:p>
          </table:table-cell>
          <table:table-cell office:value-type="float" office:value="84.9444" calcext:value-type="float">
            <text:p>84.9444</text:p>
          </table:table-cell>
          <table:table-cell office:value-type="float" office:value="178.597" calcext:value-type="float">
            <text:p>178.597</text:p>
          </table:table-cell>
          <table:table-cell office:value-type="float" office:value="74.0185" calcext:value-type="float">
            <text:p>74.0185</text:p>
          </table:table-cell>
          <table:table-cell office:value-type="float" office:value="39.7508" calcext:value-type="float">
            <text:p>39.7508</text:p>
          </table:table-cell>
          <table:table-cell office:value-type="float" office:value="56.6429" calcext:value-type="float">
            <text:p>56.6429</text:p>
          </table:table-cell>
          <table:table-cell office:value-type="float" office:value="3.03451" calcext:value-type="float">
            <text:p>3.03451</text:p>
          </table:table-cell>
          <table:table-cell office:value-type="float" office:value="52.324" calcext:value-type="float">
            <text:p>52.324</text:p>
          </table:table-cell>
          <table:table-cell office:value-type="float" office:value="125.207" calcext:value-type="float">
            <text:p>125.207</text:p>
          </table:table-cell>
          <table:table-cell office:value-type="float" office:value="46.3194" calcext:value-type="float">
            <text:p>46.3194</text:p>
          </table:table-cell>
          <table:table-cell office:value-type="float" office:value="200.855" calcext:value-type="float">
            <text:p>200.855</text:p>
          </table:table-cell>
          <table:table-cell office:value-type="float" office:value="21.1538" calcext:value-type="float">
            <text:p>21.1538</text:p>
          </table:table-cell>
          <table:table-cell office:value-type="float" office:value="39.4976" calcext:value-type="float">
            <text:p>39.4976</text:p>
          </table:table-cell>
          <table:table-cell office:value-type="float" office:value="27.8891" calcext:value-type="float">
            <text:p>27.889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lignment 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43396" calcext:value-type="float">
            <text:p>243396</text:p>
          </table:table-cell>
          <table:table-cell office:value-type="float" office:value="300" calcext:value-type="float">
            <text:p>3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72567" calcext:value-type="float">
            <text:p>272567</text:p>
          </table:table-cell>
          <table:table-cell office:value-type="float" office:value="309" calcext:value-type="float">
            <text:p>309</text:p>
          </table:table-cell>
          <table:table-cell office:value-type="float" office:value="277.514" calcext:value-type="float">
            <text:p>277.51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519845" calcext:value-type="float">
            <text:p>0.0051984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52572" calcext:value-type="float">
            <text:p>1.5257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6.9073" calcext:value-type="float">
            <text:p>66.907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02.989" calcext:value-type="float">
            <text:p>102.989</text:p>
          </table:table-cell>
          <table:table-cell office:value-type="float" office:value="60.0153" calcext:value-type="float">
            <text:p>60.0153</text:p>
          </table:table-cell>
          <table:table-cell office:value-type="float" office:value="108.312" calcext:value-type="float">
            <text:p>108.312</text:p>
          </table:table-cell>
          <table:table-cell office:value-type="float" office:value="72.7086" calcext:value-type="float">
            <text:p>72.7086</text:p>
          </table:table-cell>
          <table:table-cell office:value-type="float" office:value="3.70267" calcext:value-type="float">
            <text:p>3.70267</text:p>
          </table:table-cell>
          <table:table-cell office:value-type="float" office:value="0.964684" calcext:value-type="float">
            <text:p>0.964684</text:p>
          </table:table-cell>
          <table:table-cell office:value-type="float" office:value="2.30855" calcext:value-type="float">
            <text:p>2.30855</text:p>
          </table:table-cell>
          <table:table-cell office:value-type="float" office:value="2.24849" calcext:value-type="float">
            <text:p>2.24849</text:p>
          </table:table-cell>
          <table:table-cell office:value-type="float" office:value="2.07094" calcext:value-type="float">
            <text:p>2.07094</text:p>
          </table:table-cell>
          <table:table-cell office:value-type="float" office:value="74.5636" calcext:value-type="float">
            <text:p>74.5636</text:p>
          </table:table-cell>
          <table:table-cell office:value-type="float" office:value="33.522" calcext:value-type="float">
            <text:p>33.522</text:p>
          </table:table-cell>
          <table:table-cell office:value-type="float" office:value="119.953" calcext:value-type="float">
            <text:p>119.953</text:p>
          </table:table-cell>
          <table:table-cell office:value-type="float" office:value="109.27" calcext:value-type="float">
            <text:p>109.27</text:p>
          </table:table-cell>
          <table:table-cell office:value-type="float" office:value="1.95402" calcext:value-type="float">
            <text:p>1.95402</text:p>
          </table:table-cell>
          <table:table-cell office:value-type="float" office:value="3.38894" calcext:value-type="float">
            <text:p>3.38894</text:p>
          </table:table-cell>
          <table:table-cell office:value-type="float" office:value="80.2218" calcext:value-type="float">
            <text:p>80.2218</text:p>
          </table:table-cell>
          <table:table-cell office:value-type="float" office:value="1.63575" calcext:value-type="float">
            <text:p>1.63575</text:p>
          </table:table-cell>
          <table:table-cell office:value-type="float" office:value="105.155" calcext:value-type="float">
            <text:p>105.155</text:p>
          </table:table-cell>
          <table:table-cell office:value-type="float" office:value="139.044" calcext:value-type="float">
            <text:p>139.044</text:p>
          </table:table-cell>
          <table:table-cell office:value-type="float" office:value="0.764463" calcext:value-type="float">
            <text:p>0.764463</text:p>
          </table:table-cell>
          <table:table-cell office:value-type="float" office:value="119.553" calcext:value-type="float">
            <text:p>119.553</text:p>
          </table:table-cell>
          <table:table-cell office:value-type="float" office:value="75.7061" calcext:value-type="float">
            <text:p>75.7061</text:p>
          </table:table-cell>
          <table:table-cell office:value-type="float" office:value="11.4299" calcext:value-type="float">
            <text:p>11.4299</text:p>
          </table:table-cell>
          <table:table-cell office:value-type="float" office:value="72.2945" calcext:value-type="float">
            <text:p>72.2945</text:p>
          </table:table-cell>
          <table:table-cell office:value-type="float" office:value="1.61227" calcext:value-type="float">
            <text:p>1.61227</text:p>
          </table:table-cell>
          <table:table-cell office:value-type="float" office:value="30.0135" calcext:value-type="float">
            <text:p>30.0135</text:p>
          </table:table-cell>
          <table:table-cell office:value-type="float" office:value="9.66204" calcext:value-type="float">
            <text:p>9.66204</text:p>
          </table:table-cell>
          <table:table-cell office:value-type="float" office:value="142.097" calcext:value-type="float">
            <text:p>142.097</text:p>
          </table:table-cell>
          <table:table-cell office:value-type="float" office:value="2.38578" calcext:value-type="float">
            <text:p>2.38578</text:p>
          </table:table-cell>
          <table:table-cell office:value-type="float" office:value="69.2738" calcext:value-type="float">
            <text:p>69.2738</text:p>
          </table:table-cell>
          <table:table-cell office:value-type="float" office:value="11.4483" calcext:value-type="float">
            <text:p>11.4483</text:p>
          </table:table-cell>
          <table:table-cell office:value-type="float" office:value="12.8635" calcext:value-type="float">
            <text:p>12.8635</text:p>
          </table:table-cell>
          <table:table-cell office:value-type="float" office:value="93.6188" calcext:value-type="float">
            <text:p>93.6188</text:p>
          </table:table-cell>
          <table:table-cell office:value-type="float" office:value="10.7123" calcext:value-type="float">
            <text:p>10.7123</text:p>
          </table:table-cell>
          <table:table-cell office:value-type="float" office:value="13.213" calcext:value-type="float">
            <text:p>13.213</text:p>
          </table:table-cell>
          <table:table-cell office:value-type="float" office:value="3.77973" calcext:value-type="float">
            <text:p>3.77973</text:p>
          </table:table-cell>
          <table:table-cell office:value-type="float" office:value="126.324" calcext:value-type="float">
            <text:p>126.324</text:p>
          </table:table-cell>
          <table:table-cell office:value-type="float" office:value="30.3418" calcext:value-type="float">
            <text:p>30.3418</text:p>
          </table:table-cell>
          <table:table-cell office:value-type="float" office:value="93.3461" calcext:value-type="float">
            <text:p>93.3461</text:p>
          </table:table-cell>
          <table:table-cell office:value-type="float" office:value="116.605" calcext:value-type="float">
            <text:p>116.605</text:p>
          </table:table-cell>
          <table:table-cell office:value-type="float" office:value="90.3846" calcext:value-type="float">
            <text:p>90.3846</text:p>
          </table:table-cell>
          <table:table-cell office:value-type="float" office:value="95.7911" calcext:value-type="float">
            <text:p>95.7911</text:p>
          </table:table-cell>
          <table:table-cell office:value-type="float" office:value="47.469" calcext:value-type="float">
            <text:p>47.469</text:p>
          </table:table-cell>
          <table:table-cell office:value-type="float" office:value="27.5377" calcext:value-type="float">
            <text:p>27.5377</text:p>
          </table:table-cell>
          <table:table-cell office:value-type="float" office:value="32.1928" calcext:value-type="float">
            <text:p>32.1928</text:p>
          </table:table-cell>
          <table:table-cell office:value-type="float" office:value="84.2985" calcext:value-type="float">
            <text:p>84.2985</text:p>
          </table:table-cell>
          <table:table-cell office:value-type="float" office:value="134.396" calcext:value-type="float">
            <text:p>134.396</text:p>
          </table:table-cell>
          <table:table-cell office:value-type="float" office:value="64.8068" calcext:value-type="float">
            <text:p>64.8068</text:p>
          </table:table-cell>
          <table:table-cell office:value-type="float" office:value="145.323" calcext:value-type="float">
            <text:p>145.323</text:p>
          </table:table-cell>
          <table:table-cell office:value-type="float" office:value="59.7672" calcext:value-type="float">
            <text:p>59.7672</text:p>
          </table:table-cell>
          <table:table-cell office:value-type="float" office:value="162.598" calcext:value-type="float">
            <text:p>162.598</text:p>
          </table:table-cell>
          <table:table-cell office:value-type="float" office:value="34.4055" calcext:value-type="float">
            <text:p>34.4055</text:p>
          </table:table-cell>
          <table:table-cell office:value-type="float" office:value="48.0849" calcext:value-type="float">
            <text:p>48.0849</text:p>
          </table:table-cell>
          <table:table-cell office:value-type="float" office:value="78.1613" calcext:value-type="float">
            <text:p>78.1613</text:p>
          </table:table-cell>
          <table:table-cell office:value-type="float" office:value="103.83" calcext:value-type="float">
            <text:p>103.83</text:p>
          </table:table-cell>
          <table:table-cell office:value-type="float" office:value="99.3416" calcext:value-type="float">
            <text:p>99.3416</text:p>
          </table:table-cell>
          <table:table-cell office:value-type="float" office:value="1.19907" calcext:value-type="float">
            <text:p>1.19907</text:p>
          </table:table-cell>
          <table:table-cell office:value-type="float" office:value="176.687" calcext:value-type="float">
            <text:p>176.687</text:p>
          </table:table-cell>
          <table:table-cell office:value-type="float" office:value="15.4591" calcext:value-type="float">
            <text:p>15.4591</text:p>
          </table:table-cell>
          <table:table-cell office:value-type="float" office:value="29.7828" calcext:value-type="float">
            <text:p>29.7828</text:p>
          </table:table-cell>
          <table:table-cell office:value-type="float" office:value="132.694" calcext:value-type="float">
            <text:p>132.694</text:p>
          </table:table-cell>
          <table:table-cell office:value-type="float" office:value="29.544" calcext:value-type="float">
            <text:p>29.544</text:p>
          </table:table-cell>
          <table:table-cell office:value-type="float" office:value="16.2627" calcext:value-type="float">
            <text:p>16.2627</text:p>
          </table:table-cell>
          <table:table-cell office:value-type="float" office:value="15.086" calcext:value-type="float">
            <text:p>15.086</text:p>
          </table:table-cell>
          <table:table-cell office:value-type="float" office:value="3.60801" calcext:value-type="float">
            <text:p>3.60801</text:p>
          </table:table-cell>
          <table:table-cell office:value-type="float" office:value="123.976" calcext:value-type="float">
            <text:p>123.976</text:p>
          </table:table-cell>
          <table:table-cell office:value-type="float" office:value="31.5158" calcext:value-type="float">
            <text:p>31.5158</text:p>
          </table:table-cell>
          <table:table-cell office:value-type="float" office:value="73.1337" calcext:value-type="float">
            <text:p>73.1337</text:p>
          </table:table-cell>
          <table:table-cell office:value-type="float" office:value="84.1569" calcext:value-type="float">
            <text:p>84.1569</text:p>
          </table:table-cell>
          <table:table-cell office:value-type="float" office:value="180.9" calcext:value-type="float">
            <text:p>180.9</text:p>
          </table:table-cell>
          <table:table-cell office:value-type="float" office:value="169.506" calcext:value-type="float">
            <text:p>169.506</text:p>
          </table:table-cell>
          <table:table-cell office:value-type="float" office:value="72.4031" calcext:value-type="float">
            <text:p>72.4031</text:p>
          </table:table-cell>
          <table:table-cell office:value-type="float" office:value="23.726" calcext:value-type="float">
            <text:p>23.726</text:p>
          </table:table-cell>
          <table:table-cell office:value-type="float" office:value="39.01" calcext:value-type="float">
            <text:p>39.01</text:p>
          </table:table-cell>
          <table:table-cell office:value-type="float" office:value="37.0451" calcext:value-type="float">
            <text:p>37.0451</text:p>
          </table:table-cell>
          <table:table-cell office:value-type="float" office:value="20.8506" calcext:value-type="float">
            <text:p>20.8506</text:p>
          </table:table-cell>
          <table:table-cell office:value-type="float" office:value="2.69011" calcext:value-type="float">
            <text:p>2.69011</text:p>
          </table:table-cell>
          <table:table-cell office:value-type="float" office:value="35.7146" calcext:value-type="float">
            <text:p>35.7146</text:p>
          </table:table-cell>
          <table:table-cell office:value-type="float" office:value="44.6251" calcext:value-type="float">
            <text:p>44.6251</text:p>
          </table:table-cell>
          <table:table-cell office:value-type="float" office:value="6.98334" calcext:value-type="float">
            <text:p>6.98334</text:p>
          </table:table-cell>
          <table:table-cell office:value-type="float" office:value="107.263" calcext:value-type="float">
            <text:p>107.263</text:p>
          </table:table-cell>
          <table:table-cell office:value-type="float" office:value="165.712" calcext:value-type="float">
            <text:p>165.712</text:p>
          </table:table-cell>
          <table:table-cell office:value-type="float" office:value="82.2492" calcext:value-type="float">
            <text:p>82.2492</text:p>
          </table:table-cell>
          <table:table-cell office:value-type="float" office:value="90.4958" calcext:value-type="float">
            <text:p>90.4958</text:p>
          </table:table-cell>
          <table:table-cell office:value-type="float" office:value="117.577" calcext:value-type="float">
            <text:p>117.577</text:p>
          </table:table-cell>
          <table:table-cell office:value-type="float" office:value="92.0507" calcext:value-type="float">
            <text:p>92.0507</text:p>
          </table:table-cell>
          <table:table-cell office:value-type="float" office:value="10.4741" calcext:value-type="float">
            <text:p>10.4741</text:p>
          </table:table-cell>
          <table:table-cell office:value-type="float" office:value="41.1473" calcext:value-type="float">
            <text:p>41.1473</text:p>
          </table:table-cell>
          <table:table-cell office:value-type="float" office:value="137.166" calcext:value-type="float">
            <text:p>137.166</text:p>
          </table:table-cell>
          <table:table-cell office:value-type="float" office:value="159.846" calcext:value-type="float">
            <text:p>159.846</text:p>
          </table:table-cell>
          <table:table-cell office:value-type="float" office:value="77.8592" calcext:value-type="float">
            <text:p>77.8592</text:p>
          </table:table-cell>
          <table:table-cell office:value-type="float" office:value="126.771" calcext:value-type="float">
            <text:p>126.771</text:p>
          </table:table-cell>
          <table:table-cell office:value-type="float" office:value="46.1641" calcext:value-type="float">
            <text:p>46.1641</text:p>
          </table:table-cell>
          <table:table-cell office:value-type="float" office:value="70.1306" calcext:value-type="float">
            <text:p>70.1306</text:p>
          </table:table-cell>
          <table:table-cell office:value-type="float" office:value="59.6611" calcext:value-type="float">
            <text:p>59.6611</text:p>
          </table:table-cell>
          <table:table-cell office:value-type="float" office:value="26.5873" calcext:value-type="float">
            <text:p>26.5873</text:p>
          </table:table-cell>
          <table:table-cell office:value-type="float" office:value="101.695" calcext:value-type="float">
            <text:p>101.695</text:p>
          </table:table-cell>
          <table:table-cell office:value-type="float" office:value="97.2311" calcext:value-type="float">
            <text:p>97.2311</text:p>
          </table:table-cell>
          <table:table-cell office:value-type="float" office:value="108.374" calcext:value-type="float">
            <text:p>108.374</text:p>
          </table:table-cell>
          <table:table-cell office:value-type="float" office:value="184.177" calcext:value-type="float">
            <text:p>184.177</text:p>
          </table:table-cell>
          <table:table-cell office:value-type="float" office:value="18.0458" calcext:value-type="float">
            <text:p>18.0458</text:p>
          </table:table-cell>
          <table:table-cell office:value-type="float" office:value="157.85" calcext:value-type="float">
            <text:p>157.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lignment 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243396" calcext:value-type="float">
            <text:p>243396</text:p>
          </table:table-cell>
          <table:table-cell office:value-type="float" office:value="300" calcext:value-type="float">
            <text:p>30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275428" calcext:value-type="float">
            <text:p>275428</text:p>
          </table:table-cell>
          <table:table-cell office:value-type="float" office:value="312" calcext:value-type="float">
            <text:p>312</text:p>
          </table:table-cell>
          <table:table-cell office:value-type="float" office:value="320.833" calcext:value-type="float">
            <text:p>320.83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406551" calcext:value-type="float">
            <text:p>0.0040655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31391" calcext:value-type="float">
            <text:p>2.3139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65.6883" calcext:value-type="float">
            <text:p>65.688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31.007" calcext:value-type="float">
            <text:p>131.007</text:p>
          </table:table-cell>
          <table:table-cell office:value-type="float" office:value="49.9288" calcext:value-type="float">
            <text:p>49.9288</text:p>
          </table:table-cell>
          <table:table-cell office:value-type="float" office:value="79.6148" calcext:value-type="float">
            <text:p>79.6148</text:p>
          </table:table-cell>
          <table:table-cell office:value-type="float" office:value="6.2328" calcext:value-type="float">
            <text:p>6.2328</text:p>
          </table:table-cell>
          <table:table-cell office:value-type="float" office:value="0.94109" calcext:value-type="float">
            <text:p>0.94109</text:p>
          </table:table-cell>
          <table:table-cell office:value-type="float" office:value="109.52" calcext:value-type="float">
            <text:p>109.52</text:p>
          </table:table-cell>
          <table:table-cell office:value-type="float" office:value="22.9373" calcext:value-type="float">
            <text:p>22.9373</text:p>
          </table:table-cell>
          <table:table-cell office:value-type="float" office:value="14.0811" calcext:value-type="float">
            <text:p>14.0811</text:p>
          </table:table-cell>
          <table:table-cell office:value-type="float" office:value="162.551" calcext:value-type="float">
            <text:p>162.551</text:p>
          </table:table-cell>
          <table:table-cell office:value-type="float" office:value="19.5437" calcext:value-type="float">
            <text:p>19.5437</text:p>
          </table:table-cell>
          <table:table-cell office:value-type="float" office:value="40.2384" calcext:value-type="float">
            <text:p>40.2384</text:p>
          </table:table-cell>
          <table:table-cell office:value-type="float" office:value="184.821" calcext:value-type="float">
            <text:p>184.821</text:p>
          </table:table-cell>
          <table:table-cell office:value-type="float" office:value="3.87596" calcext:value-type="float">
            <text:p>3.87596</text:p>
          </table:table-cell>
          <table:table-cell office:value-type="float" office:value="3.01255" calcext:value-type="float">
            <text:p>3.01255</text:p>
          </table:table-cell>
          <table:table-cell office:value-type="float" office:value="0.918474" calcext:value-type="float">
            <text:p>0.918474</text:p>
          </table:table-cell>
          <table:table-cell office:value-type="float" office:value="111.312" calcext:value-type="float">
            <text:p>111.312</text:p>
          </table:table-cell>
          <table:table-cell office:value-type="float" office:value="144.648" calcext:value-type="float">
            <text:p>144.648</text:p>
          </table:table-cell>
          <table:table-cell office:value-type="float" office:value="20.3279" calcext:value-type="float">
            <text:p>20.3279</text:p>
          </table:table-cell>
          <table:table-cell office:value-type="float" office:value="96.4924" calcext:value-type="float">
            <text:p>96.4924</text:p>
          </table:table-cell>
          <table:table-cell office:value-type="float" office:value="0.608782" calcext:value-type="float">
            <text:p>0.608782</text:p>
          </table:table-cell>
          <table:table-cell office:value-type="float" office:value="96.1192" calcext:value-type="float">
            <text:p>96.1192</text:p>
          </table:table-cell>
          <table:table-cell office:value-type="float" office:value="134.399" calcext:value-type="float">
            <text:p>134.399</text:p>
          </table:table-cell>
          <table:table-cell office:value-type="float" office:value="70.1795" calcext:value-type="float">
            <text:p>70.1795</text:p>
          </table:table-cell>
          <table:table-cell office:value-type="float" office:value="75.2356" calcext:value-type="float">
            <text:p>75.2356</text:p>
          </table:table-cell>
          <table:table-cell office:value-type="float" office:value="145.614" calcext:value-type="float">
            <text:p>145.614</text:p>
          </table:table-cell>
          <table:table-cell office:value-type="float" office:value="56.6958" calcext:value-type="float">
            <text:p>56.6958</text:p>
          </table:table-cell>
          <table:table-cell office:value-type="float" office:value="94.5405" calcext:value-type="float">
            <text:p>94.5405</text:p>
          </table:table-cell>
          <table:table-cell office:value-type="float" office:value="126.817" calcext:value-type="float">
            <text:p>126.817</text:p>
          </table:table-cell>
          <table:table-cell office:value-type="float" office:value="85.0677" calcext:value-type="float">
            <text:p>85.0677</text:p>
          </table:table-cell>
          <table:table-cell office:value-type="float" office:value="60.0841" calcext:value-type="float">
            <text:p>60.0841</text:p>
          </table:table-cell>
          <table:table-cell office:value-type="float" office:value="56.672" calcext:value-type="float">
            <text:p>56.672</text:p>
          </table:table-cell>
          <table:table-cell office:value-type="float" office:value="87.5289" calcext:value-type="float">
            <text:p>87.5289</text:p>
          </table:table-cell>
          <table:table-cell office:value-type="float" office:value="77.1852" calcext:value-type="float">
            <text:p>77.1852</text:p>
          </table:table-cell>
          <table:table-cell office:value-type="float" office:value="34.6313" calcext:value-type="float">
            <text:p>34.6313</text:p>
          </table:table-cell>
          <table:table-cell office:value-type="float" office:value="33.1411" calcext:value-type="float">
            <text:p>33.1411</text:p>
          </table:table-cell>
          <table:table-cell office:value-type="float" office:value="102.866" calcext:value-type="float">
            <text:p>102.866</text:p>
          </table:table-cell>
          <table:table-cell office:value-type="float" office:value="11.2412" calcext:value-type="float">
            <text:p>11.2412</text:p>
          </table:table-cell>
          <table:table-cell office:value-type="float" office:value="16.1109" calcext:value-type="float">
            <text:p>16.1109</text:p>
          </table:table-cell>
          <table:table-cell office:value-type="float" office:value="13.4814" calcext:value-type="float">
            <text:p>13.4814</text:p>
          </table:table-cell>
          <table:table-cell office:value-type="float" office:value="31.2981" calcext:value-type="float">
            <text:p>31.2981</text:p>
          </table:table-cell>
          <table:table-cell office:value-type="float" office:value="22.2245" calcext:value-type="float">
            <text:p>22.2245</text:p>
          </table:table-cell>
          <table:table-cell office:value-type="float" office:value="101.824" calcext:value-type="float">
            <text:p>101.824</text:p>
          </table:table-cell>
          <table:table-cell office:value-type="float" office:value="60.6599" calcext:value-type="float">
            <text:p>60.6599</text:p>
          </table:table-cell>
          <table:table-cell office:value-type="float" office:value="106.104" calcext:value-type="float">
            <text:p>106.104</text:p>
          </table:table-cell>
          <table:table-cell office:value-type="float" office:value="132.596" calcext:value-type="float">
            <text:p>132.596</text:p>
          </table:table-cell>
          <table:table-cell office:value-type="float" office:value="2.64071" calcext:value-type="float">
            <text:p>2.64071</text:p>
          </table:table-cell>
          <table:table-cell office:value-type="float" office:value="63.1367" calcext:value-type="float">
            <text:p>63.1367</text:p>
          </table:table-cell>
          <table:table-cell office:value-type="float" office:value="49.536" calcext:value-type="float">
            <text:p>49.536</text:p>
          </table:table-cell>
          <table:table-cell office:value-type="float" office:value="53.1514" calcext:value-type="float">
            <text:p>53.1514</text:p>
          </table:table-cell>
          <table:table-cell office:value-type="float" office:value="35.7004" calcext:value-type="float">
            <text:p>35.7004</text:p>
          </table:table-cell>
          <table:table-cell office:value-type="float" office:value="68.113" calcext:value-type="float">
            <text:p>68.113</text:p>
          </table:table-cell>
          <table:table-cell office:value-type="float" office:value="101.98" calcext:value-type="float">
            <text:p>101.98</text:p>
          </table:table-cell>
          <table:table-cell office:value-type="float" office:value="56.1786" calcext:value-type="float">
            <text:p>56.1786</text:p>
          </table:table-cell>
          <table:table-cell office:value-type="float" office:value="43.3928" calcext:value-type="float">
            <text:p>43.3928</text:p>
          </table:table-cell>
          <table:table-cell office:value-type="float" office:value="133.386" calcext:value-type="float">
            <text:p>133.386</text:p>
          </table:table-cell>
          <table:table-cell office:value-type="float" office:value="69.4841" calcext:value-type="float">
            <text:p>69.4841</text:p>
          </table:table-cell>
          <table:table-cell office:value-type="float" office:value="111.039" calcext:value-type="float">
            <text:p>111.039</text:p>
          </table:table-cell>
          <table:table-cell office:value-type="float" office:value="120.932" calcext:value-type="float">
            <text:p>120.932</text:p>
          </table:table-cell>
          <table:table-cell office:value-type="float" office:value="23.9889" calcext:value-type="float">
            <text:p>23.9889</text:p>
          </table:table-cell>
          <table:table-cell office:value-type="float" office:value="93.2059" calcext:value-type="float">
            <text:p>93.2059</text:p>
          </table:table-cell>
          <table:table-cell office:value-type="float" office:value="18.2677" calcext:value-type="float">
            <text:p>18.2677</text:p>
          </table:table-cell>
          <table:table-cell office:value-type="float" office:value="20.9071" calcext:value-type="float">
            <text:p>20.9071</text:p>
          </table:table-cell>
          <table:table-cell office:value-type="float" office:value="27.6971" calcext:value-type="float">
            <text:p>27.6971</text:p>
          </table:table-cell>
          <table:table-cell office:value-type="float" office:value="89.6467" calcext:value-type="float">
            <text:p>89.6467</text:p>
          </table:table-cell>
          <table:table-cell office:value-type="float" office:value="77.1157" calcext:value-type="float">
            <text:p>77.1157</text:p>
          </table:table-cell>
          <table:table-cell office:value-type="float" office:value="74.9145" calcext:value-type="float">
            <text:p>74.9145</text:p>
          </table:table-cell>
          <table:table-cell office:value-type="float" office:value="112.264" calcext:value-type="float">
            <text:p>112.264</text:p>
          </table:table-cell>
          <table:table-cell office:value-type="float" office:value="92.3939" calcext:value-type="float">
            <text:p>92.3939</text:p>
          </table:table-cell>
          <table:table-cell office:value-type="float" office:value="62.1166" calcext:value-type="float">
            <text:p>62.1166</text:p>
          </table:table-cell>
          <table:table-cell office:value-type="float" office:value="90.921" calcext:value-type="float">
            <text:p>90.921</text:p>
          </table:table-cell>
          <table:table-cell office:value-type="float" office:value="134.09" calcext:value-type="float">
            <text:p>134.09</text:p>
          </table:table-cell>
          <table:table-cell office:value-type="float" office:value="55.7013" calcext:value-type="float">
            <text:p>55.7013</text:p>
          </table:table-cell>
          <table:table-cell office:value-type="float" office:value="27.8157" calcext:value-type="float">
            <text:p>27.8157</text:p>
          </table:table-cell>
          <table:table-cell office:value-type="float" office:value="123.261" calcext:value-type="float">
            <text:p>123.261</text:p>
          </table:table-cell>
          <table:table-cell office:value-type="float" office:value="110.414" calcext:value-type="float">
            <text:p>110.414</text:p>
          </table:table-cell>
          <table:table-cell office:value-type="float" office:value="47.8675" calcext:value-type="float">
            <text:p>47.8675</text:p>
          </table:table-cell>
          <table:table-cell office:value-type="float" office:value="4.58852" calcext:value-type="float">
            <text:p>4.58852</text:p>
          </table:table-cell>
          <table:table-cell office:value-type="float" office:value="111.65" calcext:value-type="float">
            <text:p>111.65</text:p>
          </table:table-cell>
          <table:table-cell office:value-type="float" office:value="149.374" calcext:value-type="float">
            <text:p>149.374</text:p>
          </table:table-cell>
          <table:table-cell office:value-type="float" office:value="36.1408" calcext:value-type="float">
            <text:p>36.1408</text:p>
          </table:table-cell>
          <table:table-cell office:value-type="float" office:value="23.5905" calcext:value-type="float">
            <text:p>23.5905</text:p>
          </table:table-cell>
          <table:table-cell office:value-type="float" office:value="18.6494" calcext:value-type="float">
            <text:p>18.6494</text:p>
          </table:table-cell>
          <table:table-cell office:value-type="float" office:value="128.239" calcext:value-type="float">
            <text:p>128.239</text:p>
          </table:table-cell>
          <table:table-cell office:value-type="float" office:value="1.47258" calcext:value-type="float">
            <text:p>1.47258</text:p>
          </table:table-cell>
          <table:table-cell office:value-type="float" office:value="57.0662" calcext:value-type="float">
            <text:p>57.0662</text:p>
          </table:table-cell>
          <table:table-cell office:value-type="float" office:value="98.405" calcext:value-type="float">
            <text:p>98.405</text:p>
          </table:table-cell>
          <table:table-cell office:value-type="float" office:value="25.9011" calcext:value-type="float">
            <text:p>25.9011</text:p>
          </table:table-cell>
          <table:table-cell office:value-type="float" office:value="25.8212" calcext:value-type="float">
            <text:p>25.8212</text:p>
          </table:table-cell>
          <table:table-cell office:value-type="float" office:value="135.843" calcext:value-type="float">
            <text:p>135.843</text:p>
          </table:table-cell>
          <table:table-cell office:value-type="float" office:value="149.353" calcext:value-type="float">
            <text:p>149.353</text:p>
          </table:table-cell>
          <table:table-cell office:value-type="float" office:value="28.8478" calcext:value-type="float">
            <text:p>28.8478</text:p>
          </table:table-cell>
          <table:table-cell office:value-type="float" office:value="52.8268" calcext:value-type="float">
            <text:p>52.8268</text:p>
          </table:table-cell>
          <table:table-cell office:value-type="float" office:value="47.1667" calcext:value-type="float">
            <text:p>47.1667</text:p>
          </table:table-cell>
          <table:table-cell office:value-type="float" office:value="8.43757" calcext:value-type="float">
            <text:p>8.43757</text:p>
          </table:table-cell>
          <table:table-cell office:value-type="float" office:value="47.7423" calcext:value-type="float">
            <text:p>47.7423</text:p>
          </table:table-cell>
          <table:table-cell office:value-type="float" office:value="46.787" calcext:value-type="float">
            <text:p>46.787</text:p>
          </table:table-cell>
          <table:table-cell office:value-type="float" office:value="5.40574" calcext:value-type="float">
            <text:p>5.40574</text:p>
          </table:table-cell>
          <table:table-cell office:value-type="float" office:value="60.0435" calcext:value-type="float">
            <text:p>60.0435</text:p>
          </table:table-cell>
          <table:table-cell office:value-type="float" office:value="11.9642" calcext:value-type="float">
            <text:p>11.9642</text:p>
          </table:table-cell>
          <table:table-cell office:value-type="float" office:value="67.3288" calcext:value-type="float">
            <text:p>67.32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ignment 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2535" calcext:value-type="float">
            <text:p>32535</text:p>
          </table:table-cell>
          <table:table-cell office:value-type="float" office:value="71" calcext:value-type="float">
            <text:p>7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5768" calcext:value-type="float">
            <text:p>35768</text:p>
          </table:table-cell>
          <table:table-cell office:value-type="float" office:value="93" calcext:value-type="float">
            <text:p>93</text:p>
          </table:table-cell>
          <table:table-cell office:value-type="float" office:value="10.6136" calcext:value-type="float">
            <text:p>10.613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32167" calcext:value-type="float">
            <text:p>0.03321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1.2002" calcext:value-type="float">
            <text:p>21.200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719" calcext:value-type="float">
            <text:p>25.71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8.7784" calcext:value-type="float">
            <text:p>48.7784</text:p>
          </table:table-cell>
          <table:table-cell office:value-type="float" office:value="27.0551" calcext:value-type="float">
            <text:p>27.0551</text:p>
          </table:table-cell>
          <table:table-cell office:value-type="float" office:value="37.4068" calcext:value-type="float">
            <text:p>37.4068</text:p>
          </table:table-cell>
          <table:table-cell office:value-type="float" office:value="35.366" calcext:value-type="float">
            <text:p>35.366</text:p>
          </table:table-cell>
          <table:table-cell office:value-type="float" office:value="3.25502" calcext:value-type="float">
            <text:p>3.25502</text:p>
          </table:table-cell>
          <table:table-cell office:value-type="float" office:value="45.9147" calcext:value-type="float">
            <text:p>45.9147</text:p>
          </table:table-cell>
          <table:table-cell office:value-type="float" office:value="61.0975" calcext:value-type="float">
            <text:p>61.0975</text:p>
          </table:table-cell>
          <table:table-cell office:value-type="float" office:value="1.24393" calcext:value-type="float">
            <text:p>1.24393</text:p>
          </table:table-cell>
          <table:table-cell office:value-type="float" office:value="38.5234" calcext:value-type="float">
            <text:p>38.5234</text:p>
          </table:table-cell>
          <table:table-cell office:value-type="float" office:value="2.31906" calcext:value-type="float">
            <text:p>2.31906</text:p>
          </table:table-cell>
          <table:table-cell office:value-type="float" office:value="9.29902" calcext:value-type="float">
            <text:p>9.29902</text:p>
          </table:table-cell>
          <table:table-cell office:value-type="float" office:value="7.11704" calcext:value-type="float">
            <text:p>7.11704</text:p>
          </table:table-cell>
          <table:table-cell office:value-type="float" office:value="25.0121" calcext:value-type="float">
            <text:p>25.0121</text:p>
          </table:table-cell>
          <table:table-cell office:value-type="float" office:value="18.6833" calcext:value-type="float">
            <text:p>18.6833</text:p>
          </table:table-cell>
          <table:table-cell office:value-type="float" office:value="45.4432" calcext:value-type="float">
            <text:p>45.4432</text:p>
          </table:table-cell>
          <table:table-cell office:value-type="float" office:value="26.169" calcext:value-type="float">
            <text:p>26.169</text:p>
          </table:table-cell>
          <table:table-cell office:value-type="float" office:value="24.0614" calcext:value-type="float">
            <text:p>24.0614</text:p>
          </table:table-cell>
          <table:table-cell office:value-type="float" office:value="10.8912" calcext:value-type="float">
            <text:p>10.8912</text:p>
          </table:table-cell>
          <table:table-cell office:value-type="float" office:value="25.909" calcext:value-type="float">
            <text:p>25.909</text:p>
          </table:table-cell>
          <table:table-cell office:value-type="float" office:value="33.9756" calcext:value-type="float">
            <text:p>33.9756</text:p>
          </table:table-cell>
          <table:table-cell office:value-type="float" office:value="12.5777" calcext:value-type="float">
            <text:p>12.577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Alignment 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2535" calcext:value-type="float">
            <text:p>32535</text:p>
          </table:table-cell>
          <table:table-cell office:value-type="float" office:value="71" calcext:value-type="float">
            <text:p>7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9501" calcext:value-type="float">
            <text:p>39501</text:p>
          </table:table-cell>
          <table:table-cell office:value-type="float" office:value="85" calcext:value-type="float">
            <text:p>85</text:p>
          </table:table-cell>
          <table:table-cell office:value-type="float" office:value="9.53139" calcext:value-type="float">
            <text:p>9.5313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3152" calcext:value-type="float">
            <text:p>0.01315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6.9999" calcext:value-type="float">
            <text:p>6.999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2.0208" calcext:value-type="float">
            <text:p>32.020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8.2474" calcext:value-type="float">
            <text:p>58.2474</text:p>
          </table:table-cell>
          <table:table-cell office:value-type="float" office:value="8.14841" calcext:value-type="float">
            <text:p>8.14841</text:p>
          </table:table-cell>
          <table:table-cell office:value-type="float" office:value="0.584023" calcext:value-type="float">
            <text:p>0.584023</text:p>
          </table:table-cell>
          <table:table-cell office:value-type="float" office:value="0.89759" calcext:value-type="float">
            <text:p>0.89759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43.6043" calcext:value-type="float">
            <text:p>43.6043</text:p>
          </table:table-cell>
          <table:table-cell office:value-type="float" office:value="21.5462" calcext:value-type="float">
            <text:p>21.5462</text:p>
          </table:table-cell>
          <table:table-cell office:value-type="float" office:value="59.3601" calcext:value-type="float">
            <text:p>59.3601</text:p>
          </table:table-cell>
          <table:table-cell office:value-type="float" office:value="40.8905" calcext:value-type="float">
            <text:p>40.8905</text:p>
          </table:table-cell>
          <table:table-cell office:value-type="float" office:value="37.2466" calcext:value-type="float">
            <text:p>37.2466</text:p>
          </table:table-cell>
          <table:table-cell office:value-type="float" office:value="50.2867" calcext:value-type="float">
            <text:p>50.2867</text:p>
          </table:table-cell>
          <table:table-cell office:value-type="float" office:value="1.61914" calcext:value-type="float">
            <text:p>1.61914</text:p>
          </table:table-cell>
          <table:table-cell office:value-type="float" office:value="64.5223" calcext:value-type="float">
            <text:p>64.5223</text:p>
          </table:table-cell>
          <table:table-cell office:value-type="float" office:value="44.2831" calcext:value-type="float">
            <text:p>44.2831</text:p>
          </table:table-cell>
          <table:table-cell office:value-type="float" office:value="21.682" calcext:value-type="float">
            <text:p>21.682</text:p>
          </table:table-cell>
          <table:table-cell office:value-type="float" office:value="35.0863" calcext:value-type="float">
            <text:p>35.0863</text:p>
          </table:table-cell>
          <table:table-cell office:value-type="float" office:value="59.9698" calcext:value-type="float">
            <text:p>59.9698</text:p>
          </table:table-cell>
          <table:table-cell office:value-type="float" office:value="48.7453" calcext:value-type="float">
            <text:p>48.7453</text:p>
          </table:table-cell>
          <table:table-cell office:value-type="float" office:value="11.8269" calcext:value-type="float">
            <text:p>11.8269</text:p>
          </table:table-cell>
          <table:table-cell office:value-type="float" office:value="11.331" calcext:value-type="float">
            <text:p>11.331</text:p>
          </table:table-cell>
          <table:table-cell office:value-type="float" office:value="59.8691" calcext:value-type="float">
            <text:p>59.8691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19.1046" calcext:value-type="float">
            <text:p>19.1046</text:p>
          </table:table-cell>
          <table:table-cell office:value-type="float" office:value="28.728" calcext:value-type="float">
            <text:p>28.728</text:p>
          </table:table-cell>
          <table:table-cell office:value-type="float" office:value="53.9808" calcext:value-type="float">
            <text:p>53.9808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Alignment 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2535" calcext:value-type="float">
            <text:p>32535</text:p>
          </table:table-cell>
          <table:table-cell office:value-type="float" office:value="71" calcext:value-type="float">
            <text:p>7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8617" calcext:value-type="float">
            <text:p>38617</text:p>
          </table:table-cell>
          <table:table-cell office:value-type="float" office:value="77" calcext:value-type="float">
            <text:p>77</text:p>
          </table:table-cell>
          <table:table-cell office:value-type="float" office:value="10.1757" calcext:value-type="float">
            <text:p>10.175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68219" calcext:value-type="float">
            <text:p>0.26821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62.407" calcext:value-type="float">
            <text:p>162.40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6559" calcext:value-type="float">
            <text:p>25.655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5.047" calcext:value-type="float">
            <text:p>15.047</text:p>
          </table:table-cell>
          <table:table-cell office:value-type="float" office:value="50.7505" calcext:value-type="float">
            <text:p>50.7505</text:p>
          </table:table-cell>
          <table:table-cell office:value-type="float" office:value="42.3996" calcext:value-type="float">
            <text:p>42.3996</text:p>
          </table:table-cell>
          <table:table-cell office:value-type="float" office:value="36.4311" calcext:value-type="float">
            <text:p>36.4311</text:p>
          </table:table-cell>
          <table:table-cell office:value-type="float" office:value="51.9159" calcext:value-type="float">
            <text:p>51.9159</text:p>
          </table:table-cell>
          <table:table-cell office:value-type="float" office:value="11.1709" calcext:value-type="float">
            <text:p>11.1709</text:p>
          </table:table-cell>
          <table:table-cell office:value-type="float" office:value="16.9733" calcext:value-type="float">
            <text:p>16.9733</text:p>
          </table:table-cell>
          <table:table-cell office:value-type="float" office:value="26.4131" calcext:value-type="float">
            <text:p>26.4131</text:p>
          </table:table-cell>
          <table:table-cell office:value-type="float" office:value="38.6707" calcext:value-type="float">
            <text:p>38.6707</text:p>
          </table:table-cell>
          <table:table-cell office:value-type="float" office:value="35.5661" calcext:value-type="float">
            <text:p>35.5661</text:p>
          </table:table-cell>
          <table:table-cell office:value-type="float" office:value="5.3942" calcext:value-type="float">
            <text:p>5.3942</text:p>
          </table:table-cell>
          <table:table-cell office:value-type="float" office:value="7.53344" calcext:value-type="float">
            <text:p>7.53344</text:p>
          </table:table-cell>
          <table:table-cell office:value-type="float" office:value="25.2809" calcext:value-type="float">
            <text:p>25.2809</text:p>
          </table:table-cell>
          <table:table-cell office:value-type="float" office:value="29.7352" calcext:value-type="float">
            <text:p>29.7352</text:p>
          </table:table-cell>
          <table:table-cell office:value-type="float" office:value="15.9615" calcext:value-type="float">
            <text:p>15.9615</text:p>
          </table:table-cell>
          <table:table-cell office:value-type="float" office:value="18.517" calcext:value-type="float">
            <text:p>18.517</text:p>
          </table:table-cell>
          <table:table-cell office:value-type="float" office:value="8.53645" calcext:value-type="float">
            <text:p>8.53645</text:p>
          </table:table-cell>
          <table:table-cell office:value-type="float" office:value="25.5092" calcext:value-type="float">
            <text:p>25.509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Alignment 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2535" calcext:value-type="float">
            <text:p>32535</text:p>
          </table:table-cell>
          <table:table-cell office:value-type="float" office:value="71" calcext:value-type="float">
            <text:p>7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6351" calcext:value-type="float">
            <text:p>36351</text:p>
          </table:table-cell>
          <table:table-cell office:value-type="float" office:value="80" calcext:value-type="float">
            <text:p>80</text:p>
          </table:table-cell>
          <table:table-cell office:value-type="float" office:value="9.55488" calcext:value-type="float">
            <text:p>9.5548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613342" calcext:value-type="float">
            <text:p>0.061334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8.5501" calcext:value-type="float">
            <text:p>38.550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1.0766" calcext:value-type="float">
            <text:p>31.076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6.84111" calcext:value-type="float">
            <text:p>6.84111</text:p>
          </table:table-cell>
          <table:table-cell office:value-type="float" office:value="45.3334" calcext:value-type="float">
            <text:p>45.3334</text:p>
          </table:table-cell>
          <table:table-cell office:value-type="float" office:value="1.42918" calcext:value-type="float">
            <text:p>1.42918</text:p>
          </table:table-cell>
          <table:table-cell office:value-type="float" office:value="37.216" calcext:value-type="float">
            <text:p>37.216</text:p>
          </table:table-cell>
          <table:table-cell office:value-type="float" office:value="47.4465" calcext:value-type="float">
            <text:p>47.4465</text:p>
          </table:table-cell>
          <table:table-cell office:value-type="float" office:value="49.3811" calcext:value-type="float">
            <text:p>49.3811</text:p>
          </table:table-cell>
          <table:table-cell office:value-type="float" office:value="6.14681" calcext:value-type="float">
            <text:p>6.14681</text:p>
          </table:table-cell>
          <table:table-cell office:value-type="float" office:value="41.9508" calcext:value-type="float">
            <text:p>41.9508</text:p>
          </table:table-cell>
          <table:table-cell office:value-type="float" office:value="21.4454" calcext:value-type="float">
            <text:p>21.4454</text:p>
          </table:table-cell>
          <table:table-cell office:value-type="float" office:value="44.5672" calcext:value-type="float">
            <text:p>44.5672</text:p>
          </table:table-cell>
          <table:table-cell office:value-type="float" office:value="45.1276" calcext:value-type="float">
            <text:p>45.1276</text:p>
          </table:table-cell>
          <table:table-cell office:value-type="float" office:value="47.8076" calcext:value-type="float">
            <text:p>47.8076</text:p>
          </table:table-cell>
          <table:table-cell office:value-type="float" office:value="28.7897" calcext:value-type="float">
            <text:p>28.7897</text:p>
          </table:table-cell>
          <table:table-cell office:value-type="float" office:value="17.3046" calcext:value-type="float">
            <text:p>17.3046</text:p>
          </table:table-cell>
          <table:table-cell office:value-type="float" office:value="34.6976" calcext:value-type="float">
            <text:p>34.6976</text:p>
          </table:table-cell>
          <table:table-cell office:value-type="float" office:value="39.3959" calcext:value-type="float">
            <text:p>39.3959</text:p>
          </table:table-cell>
          <table:table-cell office:value-type="float" office:value="18.7733" calcext:value-type="float">
            <text:p>18.7733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24.4569" calcext:value-type="float">
            <text:p>24.4569</text:p>
          </table:table-cell>
          <table:table-cell office:value-type="float" office:value="62.3347" calcext:value-type="float">
            <text:p>62.3347</text:p>
          </table:table-cell>
          <table:table-cell office:value-type="float" office:value="63.5311" calcext:value-type="float">
            <text:p>63.5311</text:p>
          </table:table-cell>
          <table:table-cell office:value-type="float" office:value="11.8932" calcext:value-type="float">
            <text:p>11.8932</text:p>
          </table:table-cell>
          <table:table-cell office:value-type="float" office:value="55.0233" calcext:value-type="float">
            <text:p>55.0233</text:p>
          </table:table-cell>
          <table:table-cell office:value-type="float" office:value="3.37877" calcext:value-type="float">
            <text:p>3.37877</text:p>
          </table:table-cell>
          <table:table-cell office:value-type="float" office:value="3.79925" calcext:value-type="float">
            <text:p>3.79925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Alignment 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7566" calcext:value-type="float">
            <text:p>67566</text:p>
          </table:table-cell>
          <table:table-cell office:value-type="float" office:value="135" calcext:value-type="float">
            <text:p>13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8434" calcext:value-type="float">
            <text:p>38434</text:p>
          </table:table-cell>
          <table:table-cell office:value-type="float" office:value="87" calcext:value-type="float">
            <text:p>87</text:p>
          </table:table-cell>
          <table:table-cell office:value-type="float" office:value="18.7066" calcext:value-type="float">
            <text:p>18.706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33342" calcext:value-type="float">
            <text:p>0.23334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74.895" calcext:value-type="float">
            <text:p>974.89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9477" calcext:value-type="float">
            <text:p>38.947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96.8979" calcext:value-type="float">
            <text:p>96.8979</text:p>
          </table:table-cell>
          <table:table-cell office:value-type="float" office:value="37.676" calcext:value-type="float">
            <text:p>37.676</text:p>
          </table:table-cell>
          <table:table-cell office:value-type="float" office:value="34.6219" calcext:value-type="float">
            <text:p>34.6219</text:p>
          </table:table-cell>
          <table:table-cell office:value-type="float" office:value="27.6662" calcext:value-type="float">
            <text:p>27.6662</text:p>
          </table:table-cell>
          <table:table-cell office:value-type="float" office:value="24.7575" calcext:value-type="float">
            <text:p>24.7575</text:p>
          </table:table-cell>
          <table:table-cell office:value-type="float" office:value="26.4832" calcext:value-type="float">
            <text:p>26.4832</text:p>
          </table:table-cell>
          <table:table-cell office:value-type="float" office:value="68.6567" calcext:value-type="float">
            <text:p>68.6567</text:p>
          </table:table-cell>
          <table:table-cell office:value-type="float" office:value="28.8898" calcext:value-type="float">
            <text:p>28.889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28.0962" calcext:value-type="float">
            <text:p>28.0962</text:p>
          </table:table-cell>
          <table:table-cell office:value-type="float" office:value="21.8652" calcext:value-type="float">
            <text:p>21.8652</text:p>
          </table:table-cell>
          <table:table-cell office:value-type="float" office:value="51.8947" calcext:value-type="float">
            <text:p>51.8947</text:p>
          </table:table-cell>
          <table:table-cell office:value-type="float" office:value="26.4033" calcext:value-type="float">
            <text:p>26.4033</text:p>
          </table:table-cell>
          <table:table-cell office:value-type="float" office:value="26.1143" calcext:value-type="float">
            <text:p>26.1143</text:p>
          </table:table-cell>
          <table:table-cell office:value-type="float" office:value="22.2095" calcext:value-type="float">
            <text:p>22.2095</text:p>
          </table:table-cell>
          <table:table-cell office:value-type="float" office:value="74.5126" calcext:value-type="float">
            <text:p>74.5126</text:p>
          </table:table-cell>
          <table:table-cell office:value-type="float" office:value="47.0364" calcext:value-type="float">
            <text:p>47.0364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Alignment 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7566" calcext:value-type="float">
            <text:p>67566</text:p>
          </table:table-cell>
          <table:table-cell office:value-type="float" office:value="135" calcext:value-type="float">
            <text:p>13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8166" calcext:value-type="float">
            <text:p>38166</text:p>
          </table:table-cell>
          <table:table-cell office:value-type="float" office:value="84" calcext:value-type="float">
            <text:p>84</text:p>
          </table:table-cell>
          <table:table-cell office:value-type="float" office:value="18.4451" calcext:value-type="float">
            <text:p>18.445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86119" calcext:value-type="float">
            <text:p>0.018611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77.71" calcext:value-type="float">
            <text:p>977.7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0.3052" calcext:value-type="float">
            <text:p>30.305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8.1583" calcext:value-type="float">
            <text:p>48.1583</text:p>
          </table:table-cell>
          <table:table-cell office:value-type="float" office:value="69.4134" calcext:value-type="float">
            <text:p>69.4134</text:p>
          </table:table-cell>
          <table:table-cell office:value-type="float" office:value="37.3223" calcext:value-type="float">
            <text:p>37.3223</text:p>
          </table:table-cell>
          <table:table-cell office:value-type="float" office:value="1.37121" calcext:value-type="float">
            <text:p>1.37121</text:p>
          </table:table-cell>
          <table:table-cell office:value-type="float" office:value="42.6766" calcext:value-type="float">
            <text:p>42.6766</text:p>
          </table:table-cell>
          <table:table-cell office:value-type="float" office:value="13.0152" calcext:value-type="float">
            <text:p>13.0152</text:p>
          </table:table-cell>
          <table:table-cell office:value-type="float" office:value="22.1381" calcext:value-type="float">
            <text:p>22.1381</text:p>
          </table:table-cell>
          <table:table-cell office:value-type="float" office:value="52.0553" calcext:value-type="float">
            <text:p>52.0553</text:p>
          </table:table-cell>
          <table:table-cell office:value-type="float" office:value="13.5975" calcext:value-type="float">
            <text:p>13.5975</text:p>
          </table:table-cell>
          <table:table-cell office:value-type="float" office:value="56.6149" calcext:value-type="float">
            <text:p>56.6149</text:p>
          </table:table-cell>
          <table:table-cell office:value-type="float" office:value="35.5182" calcext:value-type="float">
            <text:p>35.5182</text:p>
          </table:table-cell>
          <table:table-cell office:value-type="float" office:value="55.8711" calcext:value-type="float">
            <text:p>55.8711</text:p>
          </table:table-cell>
          <table:table-cell office:value-type="float" office:value="10.7666" calcext:value-type="float">
            <text:p>10.7666</text:p>
          </table:table-cell>
          <table:table-cell office:value-type="float" office:value="19.2003" calcext:value-type="float">
            <text:p>19.2003</text:p>
          </table:table-cell>
          <table:table-cell office:value-type="float" office:value="3.72836" calcext:value-type="float">
            <text:p>3.72836</text:p>
          </table:table-cell>
          <table:table-cell office:value-type="float" office:value="13.3934" calcext:value-type="float">
            <text:p>13.3934</text:p>
          </table:table-cell>
          <table:table-cell office:value-type="float" office:value="1.22476" calcext:value-type="float">
            <text:p>1.22476</text:p>
          </table:table-cell>
          <table:table-cell office:value-type="float" office:value="14.3002" calcext:value-type="float">
            <text:p>14.3002</text:p>
          </table:table-cell>
          <table:table-cell office:value-type="float" office:value="79.7153" calcext:value-type="float">
            <text:p>79.7153</text:p>
          </table:table-cell>
          <table:table-cell office:value-type="float" office:value="17.305" calcext:value-type="float">
            <text:p>17.305</text:p>
          </table:table-cell>
          <table:table-cell office:value-type="float" office:value="15.8557" calcext:value-type="float">
            <text:p>15.8557</text:p>
          </table:table-cell>
          <table:table-cell office:value-type="float" office:value="20.3869" calcext:value-type="float">
            <text:p>20.3869</text:p>
          </table:table-cell>
          <table:table-cell office:value-type="float" office:value="58.8621" calcext:value-type="float">
            <text:p>58.8621</text:p>
          </table:table-cell>
          <table:table-cell office:value-type="float" office:value="21.4453" calcext:value-type="float">
            <text:p>21.4453</text:p>
          </table:table-cell>
          <table:table-cell office:value-type="float" office:value="33.6933" calcext:value-type="float">
            <text:p>33.6933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Alignment 1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7566" calcext:value-type="float">
            <text:p>67566</text:p>
          </table:table-cell>
          <table:table-cell office:value-type="float" office:value="135" calcext:value-type="float">
            <text:p>13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9243" calcext:value-type="float">
            <text:p>39243</text:p>
          </table:table-cell>
          <table:table-cell office:value-type="float" office:value="88" calcext:value-type="float">
            <text:p>88</text:p>
          </table:table-cell>
          <table:table-cell office:value-type="float" office:value="18.6123" calcext:value-type="float">
            <text:p>18.612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53804" calcext:value-type="float">
            <text:p>0.95380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43.79" calcext:value-type="float">
            <text:p>1043.7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4.6067" calcext:value-type="float">
            <text:p>34.60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66.826" calcext:value-type="float">
            <text:p>66.826</text:p>
          </table:table-cell>
          <table:table-cell office:value-type="float" office:value="24.3382" calcext:value-type="float">
            <text:p>24.3382</text:p>
          </table:table-cell>
          <table:table-cell office:value-type="float" office:value="22.0347" calcext:value-type="float">
            <text:p>22.0347</text:p>
          </table:table-cell>
          <table:table-cell office:value-type="float" office:value="33.3564" calcext:value-type="float">
            <text:p>33.3564</text:p>
          </table:table-cell>
          <table:table-cell office:value-type="float" office:value="66.5556" calcext:value-type="float">
            <text:p>66.5556</text:p>
          </table:table-cell>
          <table:table-cell office:value-type="float" office:value="12.8167" calcext:value-type="float">
            <text:p>12.8167</text:p>
          </table:table-cell>
          <table:table-cell office:value-type="float" office:value="34.237" calcext:value-type="float">
            <text:p>34.237</text:p>
          </table:table-cell>
          <table:table-cell office:value-type="float" office:value="39.7957" calcext:value-type="float">
            <text:p>39.7957</text:p>
          </table:table-cell>
          <table:table-cell office:value-type="float" office:value="43.9748" calcext:value-type="float">
            <text:p>43.9748</text:p>
          </table:table-cell>
          <table:table-cell office:value-type="float" office:value="6.42985" calcext:value-type="float">
            <text:p>6.42985</text:p>
          </table:table-cell>
          <table:table-cell office:value-type="float" office:value="30.3091" calcext:value-type="float">
            <text:p>30.3091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lignment 1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7566" calcext:value-type="float">
            <text:p>67566</text:p>
          </table:table-cell>
          <table:table-cell office:value-type="float" office:value="135" calcext:value-type="float">
            <text:p>13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6987" calcext:value-type="float">
            <text:p>36987</text:p>
          </table:table-cell>
          <table:table-cell office:value-type="float" office:value="92" calcext:value-type="float">
            <text:p>92</text:p>
          </table:table-cell>
          <table:table-cell office:value-type="float" office:value="18.3574" calcext:value-type="float">
            <text:p>18.357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95595" calcext:value-type="float">
            <text:p>0.99559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20.72" calcext:value-type="float">
            <text:p>1020.7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2.202" calcext:value-type="float">
            <text:p>42.20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9.8307" calcext:value-type="float">
            <text:p>59.8307</text:p>
          </table:table-cell>
          <table:table-cell office:value-type="float" office:value="6.87465" calcext:value-type="float">
            <text:p>6.87465</text:p>
          </table:table-cell>
          <table:table-cell office:value-type="float" office:value="87.8277" calcext:value-type="float">
            <text:p>87.8277</text:p>
          </table:table-cell>
          <table:table-cell office:value-type="float" office:value="36.6939" calcext:value-type="float">
            <text:p>36.6939</text:p>
          </table:table-cell>
          <table:table-cell office:value-type="float" office:value="36.9851" calcext:value-type="float">
            <text:p>36.9851</text:p>
          </table:table-cell>
          <table:table-cell office:value-type="float" office:value="17.0573" calcext:value-type="float">
            <text:p>17.0573</text:p>
          </table:table-cell>
          <table:table-cell office:value-type="float" office:value="24.9178" calcext:value-type="float">
            <text:p>24.9178</text:p>
          </table:table-cell>
          <table:table-cell office:value-type="float" office:value="39.4584" calcext:value-type="float">
            <text:p>39.4584</text:p>
          </table:table-cell>
          <table:table-cell office:value-type="float" office:value="35.1464" calcext:value-type="float">
            <text:p>35.1464</text:p>
          </table:table-cell>
          <table:table-cell office:value-type="float" office:value="50.0289" calcext:value-type="float">
            <text:p>50.0289</text:p>
          </table:table-cell>
          <table:table-cell office:value-type="float" office:value="14.8774" calcext:value-type="float">
            <text:p>14.8774</text:p>
          </table:table-cell>
          <table:table-cell office:value-type="float" office:value="38.8177" calcext:value-type="float">
            <text:p>38.8177</text:p>
          </table:table-cell>
          <table:table-cell office:value-type="float" office:value="71.0035" calcext:value-type="float">
            <text:p>71.0035</text:p>
          </table:table-cell>
          <table:table-cell office:value-type="float" office:value="30.8323" calcext:value-type="float">
            <text:p>30.8323</text:p>
          </table:table-cell>
          <table:table-cell office:value-type="float" office:value="5.38027" calcext:value-type="float">
            <text:p>5.38027</text:p>
          </table:table-cell>
          <table:table-cell office:value-type="float" office:value="77.8752" calcext:value-type="float">
            <text:p>77.8752</text:p>
          </table:table-cell>
          <table:table-cell office:value-type="float" office:value="72.2695" calcext:value-type="float">
            <text:p>72.2695</text:p>
          </table:table-cell>
          <table:table-cell office:value-type="float" office:value="65.2218" calcext:value-type="float">
            <text:p>65.2218</text:p>
          </table:table-cell>
          <table:table-cell office:value-type="float" office:value="69.1533" calcext:value-type="float">
            <text:p>69.1533</text:p>
          </table:table-cell>
          <table:table-cell office:value-type="float" office:value="9.19211" calcext:value-type="float">
            <text:p>9.19211</text:p>
          </table:table-cell>
          <table:table-cell office:value-type="float" office:value="47.7758" calcext:value-type="float">
            <text:p>47.7758</text:p>
          </table:table-cell>
          <table:table-cell office:value-type="float" office:value="59.9415" calcext:value-type="float">
            <text:p>59.9415</text:p>
          </table:table-cell>
          <table:table-cell office:value-type="float" office:value="13.484" calcext:value-type="float">
            <text:p>13.484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Alignment 1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59" calcext:value-type="float">
            <text:p>12959</text:p>
          </table:table-cell>
          <table:table-cell office:value-type="float" office:value="37" calcext:value-type="float">
            <text:p>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160" calcext:value-type="float">
            <text:p>14160</text:p>
          </table:table-cell>
          <table:table-cell office:value-type="float" office:value="42" calcext:value-type="float">
            <text:p>42</text:p>
          </table:table-cell>
          <table:table-cell office:value-type="float" office:value="2.51806" calcext:value-type="float">
            <text:p>2.5180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19762" calcext:value-type="float">
            <text:p>0.021976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.9782" calcext:value-type="float">
            <text:p>10.978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8.69396" calcext:value-type="float">
            <text:p>8.693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0.814584" calcext:value-type="float">
            <text:p>0.814584</text:p>
          </table:table-cell>
          <table:table-cell office:value-type="float" office:value="0.857867" calcext:value-type="float">
            <text:p>0.857867</text:p>
          </table:table-cell>
          <table:table-cell office:value-type="float" office:value="12.8899" calcext:value-type="float">
            <text:p>12.8899</text:p>
          </table:table-cell>
          <table:table-cell office:value-type="float" office:value="3.61949" calcext:value-type="float">
            <text:p>3.61949</text:p>
          </table:table-cell>
          <table:table-cell office:value-type="float" office:value="11.823" calcext:value-type="float">
            <text:p>11.823</text:p>
          </table:table-cell>
          <table:table-cell office:value-type="float" office:value="3.98841" calcext:value-type="float">
            <text:p>3.98841</text:p>
          </table:table-cell>
          <table:table-cell office:value-type="float" office:value="22.4292" calcext:value-type="float">
            <text:p>22.4292</text:p>
          </table:table-cell>
          <table:table-cell office:value-type="float" office:value="19.4517" calcext:value-type="float">
            <text:p>19.4517</text:p>
          </table:table-cell>
          <table:table-cell office:value-type="float" office:value="16.9432" calcext:value-type="float">
            <text:p>16.9432</text:p>
          </table:table-cell>
          <table:table-cell office:value-type="float" office:value="0.965619" calcext:value-type="float">
            <text:p>0.965619</text:p>
          </table:table-cell>
          <table:table-cell office:value-type="float" office:value="1.85065" calcext:value-type="float">
            <text:p>1.85065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lignment 1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59" calcext:value-type="float">
            <text:p>12959</text:p>
          </table:table-cell>
          <table:table-cell office:value-type="float" office:value="37" calcext:value-type="float">
            <text:p>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534" calcext:value-type="float">
            <text:p>14534</text:p>
          </table:table-cell>
          <table:table-cell office:value-type="float" office:value="50" calcext:value-type="float">
            <text:p>50</text:p>
          </table:table-cell>
          <table:table-cell office:value-type="float" office:value="1.92184" calcext:value-type="float">
            <text:p>1.9218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65007" calcext:value-type="float">
            <text:p>0.26500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1.7497" calcext:value-type="float">
            <text:p>91.749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9664" calcext:value-type="float">
            <text:p>18.966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8.43458" calcext:value-type="float">
            <text:p>8.43458</text:p>
          </table:table-cell>
          <table:table-cell office:value-type="float" office:value="31.3747" calcext:value-type="float">
            <text:p>31.3747</text:p>
          </table:table-cell>
          <table:table-cell office:value-type="float" office:value="11.1299" calcext:value-type="float">
            <text:p>11.1299</text:p>
          </table:table-cell>
          <table:table-cell office:value-type="float" office:value="10.908" calcext:value-type="float">
            <text:p>10.908</text:p>
          </table:table-cell>
          <table:table-cell office:value-type="float" office:value="34.0773" calcext:value-type="float">
            <text:p>34.0773</text:p>
          </table:table-cell>
          <table:table-cell office:value-type="float" office:value="30.2442" calcext:value-type="float">
            <text:p>30.2442</text:p>
          </table:table-cell>
          <table:table-cell office:value-type="float" office:value="11.2335" calcext:value-type="float">
            <text:p>11.2335</text:p>
          </table:table-cell>
          <table:table-cell office:value-type="float" office:value="3.13135" calcext:value-type="float">
            <text:p>3.13135</text:p>
          </table:table-cell>
          <table:table-cell office:value-type="float" office:value="16.5176" calcext:value-type="float">
            <text:p>16.5176</text:p>
          </table:table-cell>
          <table:table-cell office:value-type="float" office:value="33.0793" calcext:value-type="float">
            <text:p>33.0793</text:p>
          </table:table-cell>
          <table:table-cell office:value-type="float" office:value="31.9486" calcext:value-type="float">
            <text:p>31.9486</text:p>
          </table:table-cell>
          <table:table-cell office:value-type="float" office:value="12.4522" calcext:value-type="float">
            <text:p>12.4522</text:p>
          </table:table-cell>
          <table:table-cell office:value-type="float" office:value="25.1298" calcext:value-type="float">
            <text:p>25.1298</text:p>
          </table:table-cell>
          <table:table-cell office:value-type="float" office:value="5.081" calcext:value-type="float">
            <text:p>5.081</text:p>
          </table:table-cell>
          <table:table-cell office:value-type="float" office:value="19.754" calcext:value-type="float">
            <text:p>19.754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Alignment 1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59" calcext:value-type="float">
            <text:p>12959</text:p>
          </table:table-cell>
          <table:table-cell office:value-type="float" office:value="37" calcext:value-type="float">
            <text:p>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853" calcext:value-type="float">
            <text:p>13853</text:p>
          </table:table-cell>
          <table:table-cell office:value-type="float" office:value="52" calcext:value-type="float">
            <text:p>52</text:p>
          </table:table-cell>
          <table:table-cell office:value-type="float" office:value="2.04665" calcext:value-type="float">
            <text:p>2.0466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42075" calcext:value-type="float">
            <text:p>0.24207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5.7859" calcext:value-type="float">
            <text:p>85.785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9164" calcext:value-type="float">
            <text:p>18.916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.03648" calcext:value-type="float">
            <text:p>4.03648</text:p>
          </table:table-cell>
          <table:table-cell office:value-type="float" office:value="47.5575" calcext:value-type="float">
            <text:p>47.5575</text:p>
          </table:table-cell>
          <table:table-cell office:value-type="float" office:value="23.8206" calcext:value-type="float">
            <text:p>23.8206</text:p>
          </table:table-cell>
          <table:table-cell office:value-type="float" office:value="4.0997" calcext:value-type="float">
            <text:p>4.0997</text:p>
          </table:table-cell>
          <table:table-cell office:value-type="float" office:value="10.9271" calcext:value-type="float">
            <text:p>10.9271</text:p>
          </table:table-cell>
          <table:table-cell office:value-type="float" office:value="22.3583" calcext:value-type="float">
            <text:p>22.3583</text:p>
          </table:table-cell>
          <table:table-cell office:value-type="float" office:value="27.2987" calcext:value-type="float">
            <text:p>27.2987</text:p>
          </table:table-cell>
          <table:table-cell office:value-type="float" office:value="11.2326" calcext:value-type="float">
            <text:p>11.2326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Alignment 1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959" calcext:value-type="float">
            <text:p>12959</text:p>
          </table:table-cell>
          <table:table-cell office:value-type="float" office:value="37" calcext:value-type="float">
            <text:p>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133" calcext:value-type="float">
            <text:p>14133</text:p>
          </table:table-cell>
          <table:table-cell office:value-type="float" office:value="33" calcext:value-type="float">
            <text:p>33</text:p>
          </table:table-cell>
          <table:table-cell office:value-type="float" office:value="1.71221" calcext:value-type="float">
            <text:p>1.7122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76247" calcext:value-type="float">
            <text:p>0.87624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605.208" calcext:value-type="float">
            <text:p>605.20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2.0701" calcext:value-type="float">
            <text:p>12.070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.89697" calcext:value-type="float">
            <text:p>3.89697</text:p>
          </table:table-cell>
          <table:table-cell office:value-type="float" office:value="7.23653" calcext:value-type="float">
            <text:p>7.23653</text:p>
          </table:table-cell>
          <table:table-cell office:value-type="float" office:value="6.76335" calcext:value-type="float">
            <text:p>6.76335</text:p>
          </table:table-cell>
          <table:table-cell office:value-type="float" office:value="22.2819" calcext:value-type="float">
            <text:p>22.2819</text:p>
          </table:table-cell>
          <table:table-cell office:value-type="float" office:value="20.7877" calcext:value-type="float">
            <text:p>20.7877</text:p>
          </table:table-cell>
          <table:table-cell office:value-type="float" office:value="11.4539" calcext:value-type="float">
            <text:p>11.4539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Alignment 1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0037" calcext:value-type="float">
            <text:p>50037</text:p>
          </table:table-cell>
          <table:table-cell office:value-type="float" office:value="58" calcext:value-type="float">
            <text:p>5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343" calcext:value-type="float">
            <text:p>14343</text:p>
          </table:table-cell>
          <table:table-cell office:value-type="float" office:value="44" calcext:value-type="float">
            <text:p>44</text:p>
          </table:table-cell>
          <table:table-cell office:value-type="float" office:value="8.53445" calcext:value-type="float">
            <text:p>8.5344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96074" calcext:value-type="float">
            <text:p>0.89607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83.5" calcext:value-type="float">
            <text:p>383.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4.9567" calcext:value-type="float">
            <text:p>24.95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3.3261" calcext:value-type="float">
            <text:p>33.3261</text:p>
          </table:table-cell>
          <table:table-cell office:value-type="float" office:value="15.4193" calcext:value-type="float">
            <text:p>15.4193</text:p>
          </table:table-cell>
          <table:table-cell office:value-type="float" office:value="11.4313" calcext:value-type="float">
            <text:p>11.4313</text:p>
          </table:table-cell>
          <table:table-cell office:value-type="float" office:value="39.6499" calcext:value-type="float">
            <text:p>39.649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lignment 1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0037" calcext:value-type="float">
            <text:p>50037</text:p>
          </table:table-cell>
          <table:table-cell office:value-type="float" office:value="58" calcext:value-type="float">
            <text:p>5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4140" calcext:value-type="float">
            <text:p>14140</text:p>
          </table:table-cell>
          <table:table-cell office:value-type="float" office:value="39" calcext:value-type="float">
            <text:p>39</text:p>
          </table:table-cell>
          <table:table-cell office:value-type="float" office:value="8.64117" calcext:value-type="float">
            <text:p>8.6411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686638" calcext:value-type="float">
            <text:p>0.68663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63.653" calcext:value-type="float">
            <text:p>263.65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6.6498" calcext:value-type="float">
            <text:p>26.649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.23215" calcext:value-type="float">
            <text:p>4.23215</text:p>
          </table:table-cell>
          <table:table-cell office:value-type="float" office:value="77.3315" calcext:value-type="float">
            <text:p>77.3315</text:p>
          </table:table-cell>
          <table:table-cell office:value-type="float" office:value="51.7435" calcext:value-type="float">
            <text:p>51.7435</text:p>
          </table:table-cell>
          <table:table-cell office:value-type="float" office:value="25.4212" calcext:value-type="float">
            <text:p>25.4212</text:p>
          </table:table-cell>
          <table:table-cell office:value-type="float" office:value="9.99982" calcext:value-type="float">
            <text:p>9.99982</text:p>
          </table:table-cell>
          <table:table-cell office:value-type="float" office:value="32.6038" calcext:value-type="float">
            <text:p>32.6038</text:p>
          </table:table-cell>
          <table:table-cell office:value-type="float" office:value="2.7923" calcext:value-type="float">
            <text:p>2.7923</text:p>
          </table:table-cell>
          <table:table-cell office:value-type="float" office:value="27.5087" calcext:value-type="float">
            <text:p>27.5087</text:p>
          </table:table-cell>
          <table:table-cell office:value-type="float" office:value="12.1197" calcext:value-type="float">
            <text:p>12.1197</text:p>
          </table:table-cell>
          <table:table-cell office:value-type="float" office:value="22.7452" calcext:value-type="float">
            <text:p>22.7452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Alignment 1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0037" calcext:value-type="float">
            <text:p>50037</text:p>
          </table:table-cell>
          <table:table-cell office:value-type="float" office:value="58" calcext:value-type="float">
            <text:p>5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654" calcext:value-type="float">
            <text:p>13654</text:p>
          </table:table-cell>
          <table:table-cell office:value-type="float" office:value="39" calcext:value-type="float">
            <text:p>39</text:p>
          </table:table-cell>
          <table:table-cell office:value-type="float" office:value="8.48503" calcext:value-type="float">
            <text:p>8.4850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586796" calcext:value-type="float">
            <text:p>0.5867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634.991" calcext:value-type="float">
            <text:p>634.99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0.7445" calcext:value-type="float">
            <text:p>30.744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8.7817" calcext:value-type="float">
            <text:p>28.7817</text:p>
          </table:table-cell>
          <table:table-cell office:value-type="float" office:value="39.6985" calcext:value-type="float">
            <text:p>39.6985</text:p>
          </table:table-cell>
          <table:table-cell office:value-type="float" office:value="37.7634" calcext:value-type="float">
            <text:p>37.7634</text:p>
          </table:table-cell>
          <table:table-cell office:value-type="float" office:value="33.16" calcext:value-type="float">
            <text:p>33.16</text:p>
          </table:table-cell>
          <table:table-cell office:value-type="float" office:value="19.7257" calcext:value-type="float">
            <text:p>19.7257</text:p>
          </table:table-cell>
          <table:table-cell office:value-type="float" office:value="34.0703" calcext:value-type="float">
            <text:p>34.0703</text:p>
          </table:table-cell>
          <table:table-cell office:value-type="float" office:value="22.0117" calcext:value-type="float">
            <text:p>22.0117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lignment 1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0037" calcext:value-type="float">
            <text:p>50037</text:p>
          </table:table-cell>
          <table:table-cell office:value-type="float" office:value="58" calcext:value-type="float">
            <text:p>5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029" calcext:value-type="float">
            <text:p>13029</text:p>
          </table:table-cell>
          <table:table-cell office:value-type="float" office:value="36" calcext:value-type="float">
            <text:p>36</text:p>
          </table:table-cell>
          <table:table-cell office:value-type="float" office:value="8.14176" calcext:value-type="float">
            <text:p>8.1417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00173" calcext:value-type="float">
            <text:p>0.10017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21.759" calcext:value-type="float">
            <text:p>121.75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9.4282" calcext:value-type="float">
            <text:p>29.428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2.9507" calcext:value-type="float">
            <text:p>12.9507</text:p>
          </table:table-cell>
          <table:table-cell office:value-type="float" office:value="29.0691" calcext:value-type="float">
            <text:p>29.0691</text:p>
          </table:table-cell>
          <table:table-cell office:value-type="float" office:value="13.0555" calcext:value-type="float">
            <text:p>13.0555</text:p>
          </table:table-cell>
          <table:table-cell office:value-type="float" office:value="11.4077" calcext:value-type="float">
            <text:p>11.4077</text:p>
          </table:table-cell>
          <table:table-cell office:value-type="float" office:value="34.0786" calcext:value-type="float">
            <text:p>34.0786</text:p>
          </table:table-cell>
          <table:table-cell office:value-type="float" office:value="36.4365" calcext:value-type="float">
            <text:p>36.4365</text:p>
          </table:table-cell>
          <table:table-cell office:value-type="float" office:value="42.5845" calcext:value-type="float">
            <text:p>42.5845</text:p>
          </table:table-cell>
          <table:table-cell office:value-type="float" office:value="31.3364" calcext:value-type="float">
            <text:p>31.3364</text:p>
          </table:table-cell>
          <table:table-cell office:value-type="float" office:value="53.9345" calcext:value-type="float">
            <text:p>53.934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lignment 2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7404" calcext:value-type="float">
            <text:p>37404</text:p>
          </table:table-cell>
          <table:table-cell office:value-type="float" office:value="90" calcext:value-type="float">
            <text:p>9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2231" calcext:value-type="float">
            <text:p>42231</text:p>
          </table:table-cell>
          <table:table-cell office:value-type="float" office:value="106" calcext:value-type="float">
            <text:p>106</text:p>
          </table:table-cell>
          <table:table-cell office:value-type="float" office:value="11.2227" calcext:value-type="float">
            <text:p>11.222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28914" calcext:value-type="float">
            <text:p>0.012891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7.75847" calcext:value-type="float">
            <text:p>7.7584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6.0648" calcext:value-type="float">
            <text:p>36.064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6.5532" calcext:value-type="float">
            <text:p>46.5532</text:p>
          </table:table-cell>
          <table:table-cell office:value-type="float" office:value="48.7778" calcext:value-type="float">
            <text:p>48.7778</text:p>
          </table:table-cell>
          <table:table-cell office:value-type="float" office:value="50.6046" calcext:value-type="float">
            <text:p>50.6046</text:p>
          </table:table-cell>
          <table:table-cell office:value-type="float" office:value="65.8143" calcext:value-type="float">
            <text:p>65.8143</text:p>
          </table:table-cell>
          <table:table-cell office:value-type="float" office:value="45.5287" calcext:value-type="float">
            <text:p>45.5287</text:p>
          </table:table-cell>
          <table:table-cell office:value-type="float" office:value="31.1066" calcext:value-type="float">
            <text:p>31.1066</text:p>
          </table:table-cell>
          <table:table-cell office:value-type="float" office:value="36.4699" calcext:value-type="float">
            <text:p>36.4699</text:p>
          </table:table-cell>
          <table:table-cell office:value-type="float" office:value="57.9173" calcext:value-type="float">
            <text:p>57.9173</text:p>
          </table:table-cell>
          <table:table-cell office:value-type="float" office:value="1.64066" calcext:value-type="float">
            <text:p>1.64066</text:p>
          </table:table-cell>
          <table:table-cell office:value-type="float" office:value="47.145" calcext:value-type="float">
            <text:p>47.145</text:p>
          </table:table-cell>
          <table:table-cell office:value-type="float" office:value="1.06178" calcext:value-type="float">
            <text:p>1.06178</text:p>
          </table:table-cell>
          <table:table-cell office:value-type="float" office:value="28.546" calcext:value-type="float">
            <text:p>28.546</text:p>
          </table:table-cell>
          <table:table-cell office:value-type="float" office:value="19.0977" calcext:value-type="float">
            <text:p>19.0977</text:p>
          </table:table-cell>
          <table:table-cell office:value-type="float" office:value="51.391" calcext:value-type="float">
            <text:p>51.391</text:p>
          </table:table-cell>
          <table:table-cell office:value-type="float" office:value="20.8005" calcext:value-type="float">
            <text:p>20.8005</text:p>
          </table:table-cell>
          <table:table-cell office:value-type="float" office:value="48.7739" calcext:value-type="float">
            <text:p>48.7739</text:p>
          </table:table-cell>
          <table:table-cell office:value-type="float" office:value="14.7312" calcext:value-type="float">
            <text:p>14.7312</text:p>
          </table:table-cell>
          <table:table-cell office:value-type="float" office:value="63.618" calcext:value-type="float">
            <text:p>63.618</text:p>
          </table:table-cell>
          <table:table-cell office:value-type="float" office:value="10.3063" calcext:value-type="float">
            <text:p>10.3063</text:p>
          </table:table-cell>
          <table:table-cell office:value-type="float" office:value="40.8502" calcext:value-type="float">
            <text:p>40.8502</text:p>
          </table:table-cell>
          <table:table-cell office:value-type="float" office:value="46.35" calcext:value-type="float">
            <text:p>46.35</text:p>
          </table:table-cell>
          <table:table-cell office:value-type="float" office:value="45.2721" calcext:value-type="float">
            <text:p>45.2721</text:p>
          </table:table-cell>
          <table:table-cell office:value-type="float" office:value="70.4129" calcext:value-type="float">
            <text:p>70.4129</text:p>
          </table:table-cell>
          <table:table-cell office:value-type="float" office:value="20.306" calcext:value-type="float">
            <text:p>20.306</text:p>
          </table:table-cell>
          <table:table-cell office:value-type="float" office:value="41.26" calcext:value-type="float">
            <text:p>41.26</text:p>
          </table:table-cell>
          <table:table-cell office:value-type="float" office:value="0.551499" calcext:value-type="float">
            <text:p>0.551499</text:p>
          </table:table-cell>
          <table:table-cell office:value-type="float" office:value="61.4562" calcext:value-type="float">
            <text:p>61.4562</text:p>
          </table:table-cell>
          <table:table-cell office:value-type="float" office:value="7.21078" calcext:value-type="float">
            <text:p>7.21078</text:p>
          </table:table-cell>
          <table:table-cell office:value-type="float" office:value="34.1807" calcext:value-type="float">
            <text:p>34.1807</text:p>
          </table:table-cell>
          <table:table-cell office:value-type="float" office:value="24.208" calcext:value-type="float">
            <text:p>24.208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Alignment 2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7404" calcext:value-type="float">
            <text:p>37404</text:p>
          </table:table-cell>
          <table:table-cell office:value-type="float" office:value="90" calcext:value-type="float">
            <text:p>9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089" calcext:value-type="float">
            <text:p>41089</text:p>
          </table:table-cell>
          <table:table-cell office:value-type="float" office:value="106" calcext:value-type="float">
            <text:p>106</text:p>
          </table:table-cell>
          <table:table-cell office:value-type="float" office:value="9.48817" calcext:value-type="float">
            <text:p>9.4881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4894" calcext:value-type="float">
            <text:p>0.03489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7.3257" calcext:value-type="float">
            <text:p>17.325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9.599" calcext:value-type="float">
            <text:p>19.59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.28641" calcext:value-type="float">
            <text:p>1.28641</text:p>
          </table:table-cell>
          <table:table-cell office:value-type="float" office:value="21.3512" calcext:value-type="float">
            <text:p>21.3512</text:p>
          </table:table-cell>
          <table:table-cell office:value-type="float" office:value="2.78295" calcext:value-type="float">
            <text:p>2.78295</text:p>
          </table:table-cell>
          <table:table-cell office:value-type="float" office:value="14.8756" calcext:value-type="float">
            <text:p>14.8756</text:p>
          </table:table-cell>
          <table:table-cell office:value-type="float" office:value="1.48662" calcext:value-type="float">
            <text:p>1.48662</text:p>
          </table:table-cell>
          <table:table-cell office:value-type="float" office:value="1.3339" calcext:value-type="float">
            <text:p>1.3339</text:p>
          </table:table-cell>
          <table:table-cell office:value-type="float" office:value="48.4947" calcext:value-type="float">
            <text:p>48.4947</text:p>
          </table:table-cell>
          <table:table-cell office:value-type="float" office:value="13.6948" calcext:value-type="float">
            <text:p>13.6948</text:p>
          </table:table-cell>
          <table:table-cell office:value-type="float" office:value="17.8911" calcext:value-type="float">
            <text:p>17.8911</text:p>
          </table:table-cell>
          <table:table-cell office:value-type="float" office:value="2.93588" calcext:value-type="float">
            <text:p>2.93588</text:p>
          </table:table-cell>
          <table:table-cell office:value-type="float" office:value="7.72741" calcext:value-type="float">
            <text:p>7.72741</text:p>
          </table:table-cell>
          <table:table-cell office:value-type="float" office:value="12.0234" calcext:value-type="float">
            <text:p>12.0234</text:p>
          </table:table-cell>
          <table:table-cell office:value-type="float" office:value="29.9522" calcext:value-type="float">
            <text:p>29.9522</text:p>
          </table:table-cell>
          <table:table-cell office:value-type="float" office:value="31.9415" calcext:value-type="float">
            <text:p>31.9415</text:p>
          </table:table-cell>
          <table:table-cell office:value-type="float" office:value="20.3109" calcext:value-type="float">
            <text:p>20.3109</text:p>
          </table:table-cell>
          <table:table-cell office:value-type="float" office:value="32.779" calcext:value-type="float">
            <text:p>32.779</text:p>
          </table:table-cell>
          <table:table-cell office:value-type="float" office:value="16.6487" calcext:value-type="float">
            <text:p>16.6487</text:p>
          </table:table-cell>
          <table:table-cell office:value-type="float" office:value="20.819" calcext:value-type="float">
            <text:p>20.819</text:p>
          </table:table-cell>
          <table:table-cell office:value-type="float" office:value="20.535" calcext:value-type="float">
            <text:p>20.535</text:p>
          </table:table-cell>
          <table:table-cell office:value-type="float" office:value="3.09128" calcext:value-type="float">
            <text:p>3.09128</text:p>
          </table:table-cell>
          <table:table-cell office:value-type="float" office:value="36.9076" calcext:value-type="float">
            <text:p>36.9076</text:p>
          </table:table-cell>
          <table:table-cell office:value-type="float" office:value="15.9507" calcext:value-type="float">
            <text:p>15.9507</text:p>
          </table:table-cell>
          <table:table-cell office:value-type="float" office:value="1.3603" calcext:value-type="float">
            <text:p>1.3603</text:p>
          </table:table-cell>
          <table:table-cell office:value-type="float" office:value="39.729" calcext:value-type="float">
            <text:p>39.729</text:p>
          </table:table-cell>
          <table:table-cell office:value-type="float" office:value="4.9548" calcext:value-type="float">
            <text:p>4.9548</text:p>
          </table:table-cell>
          <table:table-cell office:value-type="float" office:value="1.41053" calcext:value-type="float">
            <text:p>1.41053</text:p>
          </table:table-cell>
          <table:table-cell office:value-type="float" office:value="75.3898" calcext:value-type="float">
            <text:p>75.3898</text:p>
          </table:table-cell>
          <table:table-cell office:value-type="float" office:value="51.1065" calcext:value-type="float">
            <text:p>51.106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lignment 2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7404" calcext:value-type="float">
            <text:p>37404</text:p>
          </table:table-cell>
          <table:table-cell office:value-type="float" office:value="90" calcext:value-type="float">
            <text:p>9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2975" calcext:value-type="float">
            <text:p>42975</text:p>
          </table:table-cell>
          <table:table-cell office:value-type="float" office:value="93" calcext:value-type="float">
            <text:p>93</text:p>
          </table:table-cell>
          <table:table-cell office:value-type="float" office:value="10.1718" calcext:value-type="float">
            <text:p>10.171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946891" calcext:value-type="float">
            <text:p>0.0094689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4.48597" calcext:value-type="float">
            <text:p>4.4859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6.1451" calcext:value-type="float">
            <text:p>26.145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.17291" calcext:value-type="float">
            <text:p>1.17291</text:p>
          </table:table-cell>
          <table:table-cell office:value-type="float" office:value="1.67281" calcext:value-type="float">
            <text:p>1.67281</text:p>
          </table:table-cell>
          <table:table-cell office:value-type="float" office:value="0.620204" calcext:value-type="float">
            <text:p>0.620204</text:p>
          </table:table-cell>
          <table:table-cell office:value-type="float" office:value="74.814" calcext:value-type="float">
            <text:p>74.814</text:p>
          </table:table-cell>
          <table:table-cell office:value-type="float" office:value="0.755118" calcext:value-type="float">
            <text:p>0.755118</text:p>
          </table:table-cell>
          <table:table-cell office:value-type="float" office:value="51.3683" calcext:value-type="float">
            <text:p>51.3683</text:p>
          </table:table-cell>
          <table:table-cell office:value-type="float" office:value="51.3967" calcext:value-type="float">
            <text:p>51.3967</text:p>
          </table:table-cell>
          <table:table-cell office:value-type="float" office:value="11.8248" calcext:value-type="float">
            <text:p>11.8248</text:p>
          </table:table-cell>
          <table:table-cell office:value-type="float" office:value="49.1277" calcext:value-type="float">
            <text:p>49.1277</text:p>
          </table:table-cell>
          <table:table-cell office:value-type="float" office:value="30.6889" calcext:value-type="float">
            <text:p>30.6889</text:p>
          </table:table-cell>
          <table:table-cell office:value-type="float" office:value="15.3276" calcext:value-type="float">
            <text:p>15.3276</text:p>
          </table:table-cell>
          <table:table-cell office:value-type="float" office:value="57.4531" calcext:value-type="float">
            <text:p>57.4531</text:p>
          </table:table-cell>
          <table:table-cell office:value-type="float" office:value="12.8079" calcext:value-type="float">
            <text:p>12.8079</text:p>
          </table:table-cell>
          <table:table-cell office:value-type="float" office:value="36.253" calcext:value-type="float">
            <text:p>36.253</text:p>
          </table:table-cell>
          <table:table-cell office:value-type="float" office:value="0.520142" calcext:value-type="float">
            <text:p>0.520142</text:p>
          </table:table-cell>
          <table:table-cell office:value-type="float" office:value="16.9712" calcext:value-type="float">
            <text:p>16.9712</text:p>
          </table:table-cell>
          <table:table-cell office:value-type="float" office:value="16.7605" calcext:value-type="float">
            <text:p>16.7605</text:p>
          </table:table-cell>
          <table:table-cell office:value-type="float" office:value="22.919" calcext:value-type="float">
            <text:p>22.919</text:p>
          </table:table-cell>
          <table:table-cell office:value-type="float" office:value="1.21547" calcext:value-type="float">
            <text:p>1.21547</text:p>
          </table:table-cell>
          <table:table-cell office:value-type="float" office:value="35.1993" calcext:value-type="float">
            <text:p>35.1993</text:p>
          </table:table-cell>
          <table:table-cell office:value-type="float" office:value="24.2195" calcext:value-type="float">
            <text:p>24.2195</text:p>
          </table:table-cell>
          <table:table-cell office:value-type="float" office:value="17.1787" calcext:value-type="float">
            <text:p>17.1787</text:p>
          </table:table-cell>
          <table:table-cell office:value-type="float" office:value="9.29738" calcext:value-type="float">
            <text:p>9.29738</text:p>
          </table:table-cell>
          <table:table-cell office:value-type="float" office:value="85.9032" calcext:value-type="float">
            <text:p>85.9032</text:p>
          </table:table-cell>
          <table:table-cell office:value-type="float" office:value="48.3684" calcext:value-type="float">
            <text:p>48.3684</text:p>
          </table:table-cell>
          <table:table-cell office:value-type="float" office:value="19.2001" calcext:value-type="float">
            <text:p>19.2001</text:p>
          </table:table-cell>
          <table:table-cell office:value-type="float" office:value="47.9006" calcext:value-type="float">
            <text:p>47.9006</text:p>
          </table:table-cell>
          <table:table-cell office:value-type="float" office:value="0.418712" calcext:value-type="float">
            <text:p>0.418712</text:p>
          </table:table-cell>
          <table:table-cell office:value-type="float" office:value="18.6934" calcext:value-type="float">
            <text:p>18.6934</text:p>
          </table:table-cell>
          <table:table-cell office:value-type="float" office:value="28.5686" calcext:value-type="float">
            <text:p>28.5686</text:p>
          </table:table-cell>
          <table:table-cell office:value-type="float" office:value="24.4679" calcext:value-type="float">
            <text:p>24.4679</text:p>
          </table:table-cell>
          <table:table-cell office:value-type="float" office:value="10.3208" calcext:value-type="float">
            <text:p>10.3208</text:p>
          </table:table-cell>
          <table:table-cell office:value-type="float" office:value="30.1428" calcext:value-type="float">
            <text:p>30.1428</text:p>
          </table:table-cell>
          <table:table-cell office:value-type="float" office:value="1.23203" calcext:value-type="float">
            <text:p>1.23203</text:p>
          </table:table-cell>
          <table:table-cell office:value-type="float" office:value="26.3007" calcext:value-type="float">
            <text:p>26.3007</text:p>
          </table:table-cell>
          <table:table-cell office:value-type="float" office:value="34.8839" calcext:value-type="float">
            <text:p>34.8839</text:p>
          </table:table-cell>
          <table:table-cell office:value-type="float" office:value="60.1884" calcext:value-type="float">
            <text:p>60.1884</text:p>
          </table:table-cell>
          <table:table-cell office:value-type="float" office:value="17.3604" calcext:value-type="float">
            <text:p>17.3604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Alignment 2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7404" calcext:value-type="float">
            <text:p>37404</text:p>
          </table:table-cell>
          <table:table-cell office:value-type="float" office:value="90" calcext:value-type="float">
            <text:p>9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3110" calcext:value-type="float">
            <text:p>43110</text:p>
          </table:table-cell>
          <table:table-cell office:value-type="float" office:value="108" calcext:value-type="float">
            <text:p>108</text:p>
          </table:table-cell>
          <table:table-cell office:value-type="float" office:value="11.2174" calcext:value-type="float">
            <text:p>11.217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78655" calcext:value-type="float">
            <text:p>0.027865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4.3678" calcext:value-type="float">
            <text:p>14.367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4.4593" calcext:value-type="float">
            <text:p>24.459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0.8921" calcext:value-type="float">
            <text:p>20.8921</text:p>
          </table:table-cell>
          <table:table-cell office:value-type="float" office:value="1.95225" calcext:value-type="float">
            <text:p>1.95225</text:p>
          </table:table-cell>
          <table:table-cell office:value-type="float" office:value="42.5699" calcext:value-type="float">
            <text:p>42.5699</text:p>
          </table:table-cell>
          <table:table-cell office:value-type="float" office:value="50.7769" calcext:value-type="float">
            <text:p>50.7769</text:p>
          </table:table-cell>
          <table:table-cell office:value-type="float" office:value="1.15296" calcext:value-type="float">
            <text:p>1.15296</text:p>
          </table:table-cell>
          <table:table-cell office:value-type="float" office:value="23.3254" calcext:value-type="float">
            <text:p>23.3254</text:p>
          </table:table-cell>
          <table:table-cell office:value-type="float" office:value="38.0238" calcext:value-type="float">
            <text:p>38.0238</text:p>
          </table:table-cell>
          <table:table-cell office:value-type="float" office:value="31.2267" calcext:value-type="float">
            <text:p>31.2267</text:p>
          </table:table-cell>
          <table:table-cell office:value-type="float" office:value="29.7184" calcext:value-type="float">
            <text:p>29.7184</text:p>
          </table:table-cell>
          <table:table-cell office:value-type="float" office:value="44.2179" calcext:value-type="float">
            <text:p>44.2179</text:p>
          </table:table-cell>
          <table:table-cell office:value-type="float" office:value="67.8839" calcext:value-type="float">
            <text:p>67.8839</text:p>
          </table:table-cell>
          <table:table-cell office:value-type="float" office:value="23.9143" calcext:value-type="float">
            <text:p>23.9143</text:p>
          </table:table-cell>
          <table:table-cell office:value-type="float" office:value="32.5727" calcext:value-type="float">
            <text:p>32.5727</text:p>
          </table:table-cell>
          <table:table-cell office:value-type="float" office:value="14.5036" calcext:value-type="float">
            <text:p>14.5036</text:p>
          </table:table-cell>
          <table:table-cell office:value-type="float" office:value="33.4837" calcext:value-type="float">
            <text:p>33.4837</text:p>
          </table:table-cell>
          <table:table-cell office:value-type="float" office:value="17.0189" calcext:value-type="float">
            <text:p>17.0189</text:p>
          </table:table-cell>
          <table:table-cell office:value-type="float" office:value="20.4086" calcext:value-type="float">
            <text:p>20.4086</text:p>
          </table:table-cell>
          <table:table-cell office:value-type="float" office:value="9.86133" calcext:value-type="float">
            <text:p>9.86133</text:p>
          </table:table-cell>
          <table:table-cell office:value-type="float" office:value="0.874904" calcext:value-type="float">
            <text:p>0.874904</text:p>
          </table:table-cell>
          <table:table-cell office:value-type="float" office:value="29.171" calcext:value-type="float">
            <text:p>29.171</text:p>
          </table:table-cell>
          <table:table-cell office:value-type="float" office:value="35.1206" calcext:value-type="float">
            <text:p>35.1206</text:p>
          </table:table-cell>
          <table:table-cell office:value-type="float" office:value="0.75875" calcext:value-type="float">
            <text:p>0.75875</text:p>
          </table:table-cell>
          <table:table-cell office:value-type="float" office:value="24.5975" calcext:value-type="float">
            <text:p>24.5975</text:p>
          </table:table-cell>
          <table:table-cell office:value-type="float" office:value="25.9234" calcext:value-type="float">
            <text:p>25.9234</text:p>
          </table:table-cell>
          <table:table-cell office:value-type="float" office:value="21.4735" calcext:value-type="float">
            <text:p>21.4735</text:p>
          </table:table-cell>
          <table:table-cell office:value-type="float" office:value="7.83861" calcext:value-type="float">
            <text:p>7.83861</text:p>
          </table:table-cell>
          <table:table-cell office:value-type="float" office:value="21.604" calcext:value-type="float">
            <text:p>21.604</text:p>
          </table:table-cell>
          <table:table-cell office:value-type="float" office:value="13.996" calcext:value-type="float">
            <text:p>13.996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lignment 2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3782" calcext:value-type="float">
            <text:p>53782</text:p>
          </table:table-cell>
          <table:table-cell office:value-type="float" office:value="74" calcext:value-type="float">
            <text:p>7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0499" calcext:value-type="float">
            <text:p>60499</text:p>
          </table:table-cell>
          <table:table-cell office:value-type="float" office:value="101" calcext:value-type="float">
            <text:p>101</text:p>
          </table:table-cell>
          <table:table-cell office:value-type="float" office:value="20.3202" calcext:value-type="float">
            <text:p>20.320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749083" calcext:value-type="float">
            <text:p>0.0074908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92356" calcext:value-type="float">
            <text:p>2.9235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8.8556" calcext:value-type="float">
            <text:p>48.855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1.8341" calcext:value-type="float">
            <text:p>51.8341</text:p>
          </table:table-cell>
          <table:table-cell office:value-type="float" office:value="20.9113" calcext:value-type="float">
            <text:p>20.9113</text:p>
          </table:table-cell>
          <table:table-cell office:value-type="float" office:value="47.7732" calcext:value-type="float">
            <text:p>47.7732</text:p>
          </table:table-cell>
          <table:table-cell office:value-type="float" office:value="82.2618" calcext:value-type="float">
            <text:p>82.2618</text:p>
          </table:table-cell>
          <table:table-cell office:value-type="float" office:value="18.0186" calcext:value-type="float">
            <text:p>18.0186</text:p>
          </table:table-cell>
          <table:table-cell office:value-type="float" office:value="16.2843" calcext:value-type="float">
            <text:p>16.2843</text:p>
          </table:table-cell>
          <table:table-cell office:value-type="float" office:value="57.2864" calcext:value-type="float">
            <text:p>57.2864</text:p>
          </table:table-cell>
          <table:table-cell office:value-type="float" office:value="82.1153" calcext:value-type="float">
            <text:p>82.1153</text:p>
          </table:table-cell>
          <table:table-cell office:value-type="float" office:value="11.9117" calcext:value-type="float">
            <text:p>11.9117</text:p>
          </table:table-cell>
          <table:table-cell office:value-type="float" office:value="128.392" calcext:value-type="float">
            <text:p>128.392</text:p>
          </table:table-cell>
          <table:table-cell office:value-type="float" office:value="73.9729" calcext:value-type="float">
            <text:p>73.9729</text:p>
          </table:table-cell>
          <table:table-cell office:value-type="float" office:value="15.2991" calcext:value-type="float">
            <text:p>15.2991</text:p>
          </table:table-cell>
          <table:table-cell office:value-type="float" office:value="1.89522" calcext:value-type="float">
            <text:p>1.89522</text:p>
          </table:table-cell>
          <table:table-cell office:value-type="float" office:value="99.8832" calcext:value-type="float">
            <text:p>99.8832</text:p>
          </table:table-cell>
          <table:table-cell office:value-type="float" office:value="72.5865" calcext:value-type="float">
            <text:p>72.5865</text:p>
          </table:table-cell>
          <table:table-cell office:value-type="float" office:value="70.4171" calcext:value-type="float">
            <text:p>70.4171</text:p>
          </table:table-cell>
          <table:table-cell office:value-type="float" office:value="16.1237" calcext:value-type="float">
            <text:p>16.1237</text:p>
          </table:table-cell>
          <table:table-cell office:value-type="float" office:value="78.1657" calcext:value-type="float">
            <text:p>78.1657</text:p>
          </table:table-cell>
          <table:table-cell office:value-type="float" office:value="15.1915" calcext:value-type="float">
            <text:p>15.1915</text:p>
          </table:table-cell>
          <table:table-cell office:value-type="float" office:value="62.4683" calcext:value-type="float">
            <text:p>62.4683</text:p>
          </table:table-cell>
          <table:table-cell office:value-type="float" office:value="9.69363" calcext:value-type="float">
            <text:p>9.69363</text:p>
          </table:table-cell>
          <table:table-cell office:value-type="float" office:value="1.75526" calcext:value-type="float">
            <text:p>1.75526</text:p>
          </table:table-cell>
          <table:table-cell office:value-type="float" office:value="20.8623" calcext:value-type="float">
            <text:p>20.8623</text:p>
          </table:table-cell>
          <table:table-cell office:value-type="float" office:value="93.4734" calcext:value-type="float">
            <text:p>93.4734</text:p>
          </table:table-cell>
          <table:table-cell office:value-type="float" office:value="72.8133" calcext:value-type="float">
            <text:p>72.8133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Alignment 2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3782" calcext:value-type="float">
            <text:p>53782</text:p>
          </table:table-cell>
          <table:table-cell office:value-type="float" office:value="74" calcext:value-type="float">
            <text:p>7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3548" calcext:value-type="float">
            <text:p>63548</text:p>
          </table:table-cell>
          <table:table-cell office:value-type="float" office:value="85" calcext:value-type="float">
            <text:p>85</text:p>
          </table:table-cell>
          <table:table-cell office:value-type="float" office:value="18.582" calcext:value-type="float">
            <text:p>18.58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92562" calcext:value-type="float">
            <text:p>0.029256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.74027" calcext:value-type="float">
            <text:p>8.7402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9279" calcext:value-type="float">
            <text:p>38.927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3.5624" calcext:value-type="float">
            <text:p>73.5624</text:p>
          </table:table-cell>
          <table:table-cell office:value-type="float" office:value="92.492" calcext:value-type="float">
            <text:p>92.492</text:p>
          </table:table-cell>
          <table:table-cell office:value-type="float" office:value="93.9526" calcext:value-type="float">
            <text:p>93.9526</text:p>
          </table:table-cell>
          <table:table-cell office:value-type="float" office:value="4.10966" calcext:value-type="float">
            <text:p>4.10966</text:p>
          </table:table-cell>
          <table:table-cell office:value-type="float" office:value="16.8274" calcext:value-type="float">
            <text:p>16.8274</text:p>
          </table:table-cell>
          <table:table-cell office:value-type="float" office:value="58.1652" calcext:value-type="float">
            <text:p>58.1652</text:p>
          </table:table-cell>
          <table:table-cell office:value-type="float" office:value="2.21425" calcext:value-type="float">
            <text:p>2.21425</text:p>
          </table:table-cell>
          <table:table-cell office:value-type="float" office:value="0.995353" calcext:value-type="float">
            <text:p>0.995353</text:p>
          </table:table-cell>
          <table:table-cell office:value-type="float" office:value="11.2816" calcext:value-type="float">
            <text:p>11.2816</text:p>
          </table:table-cell>
          <table:table-cell office:value-type="float" office:value="2.23802" calcext:value-type="float">
            <text:p>2.23802</text:p>
          </table:table-cell>
          <table:table-cell office:value-type="float" office:value="78.8027" calcext:value-type="float">
            <text:p>78.8027</text:p>
          </table:table-cell>
          <table:table-cell office:value-type="float" office:value="61.485" calcext:value-type="float">
            <text:p>61.485</text:p>
          </table:table-cell>
          <table:table-cell office:value-type="float" office:value="47.2282" calcext:value-type="float">
            <text:p>47.2282</text:p>
          </table:table-cell>
          <table:table-cell office:value-type="float" office:value="41.4076" calcext:value-type="float">
            <text:p>41.4076</text:p>
          </table:table-cell>
          <table:table-cell office:value-type="float" office:value="3.3441" calcext:value-type="float">
            <text:p>3.3441</text:p>
          </table:table-cell>
          <table:table-cell office:value-type="float" office:value="16.3103" calcext:value-type="float">
            <text:p>16.3103</text:p>
          </table:table-cell>
          <table:table-cell office:value-type="float" office:value="57.1872" calcext:value-type="float">
            <text:p>57.1872</text:p>
          </table:table-cell>
          <table:table-cell office:value-type="float" office:value="1.95788" calcext:value-type="float">
            <text:p>1.95788</text:p>
          </table:table-cell>
          <table:table-cell office:value-type="float" office:value="39.1601" calcext:value-type="float">
            <text:p>39.1601</text:p>
          </table:table-cell>
          <table:table-cell office:value-type="float" office:value="4.38398" calcext:value-type="float">
            <text:p>4.38398</text:p>
          </table:table-cell>
          <table:table-cell office:value-type="float" office:value="54.5681" calcext:value-type="float">
            <text:p>54.5681</text:p>
          </table:table-cell>
          <table:table-cell office:value-type="float" office:value="0.513717" calcext:value-type="float">
            <text:p>0.513717</text:p>
          </table:table-cell>
          <table:table-cell office:value-type="float" office:value="102.799" calcext:value-type="float">
            <text:p>102.799</text:p>
          </table:table-cell>
          <table:table-cell office:value-type="float" office:value="29.2599" calcext:value-type="float">
            <text:p>29.2599</text:p>
          </table:table-cell>
          <table:table-cell office:value-type="float" office:value="59.7067" calcext:value-type="float">
            <text:p>59.7067</text:p>
          </table:table-cell>
          <table:table-cell office:value-type="float" office:value="25.416" calcext:value-type="float">
            <text:p>25.416</text:p>
          </table:table-cell>
          <table:table-cell office:value-type="float" office:value="75.6326" calcext:value-type="float">
            <text:p>75.6326</text:p>
          </table:table-cell>
          <table:table-cell office:value-type="float" office:value="8.82498" calcext:value-type="float">
            <text:p>8.82498</text:p>
          </table:table-cell>
          <table:table-cell office:value-type="float" office:value="12.4511" calcext:value-type="float">
            <text:p>12.4511</text:p>
          </table:table-cell>
          <table:table-cell office:value-type="float" office:value="99.2604" calcext:value-type="float">
            <text:p>99.2604</text:p>
          </table:table-cell>
          <table:table-cell office:value-type="float" office:value="31.2261" calcext:value-type="float">
            <text:p>31.2261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Alignment 2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3782" calcext:value-type="float">
            <text:p>53782</text:p>
          </table:table-cell>
          <table:table-cell office:value-type="float" office:value="74" calcext:value-type="float">
            <text:p>7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1972" calcext:value-type="float">
            <text:p>61972</text:p>
          </table:table-cell>
          <table:table-cell office:value-type="float" office:value="90" calcext:value-type="float">
            <text:p>90</text:p>
          </table:table-cell>
          <table:table-cell office:value-type="float" office:value="17.3529" calcext:value-type="float">
            <text:p>17.352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30012" calcext:value-type="float">
            <text:p>0.013001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36691" calcext:value-type="float">
            <text:p>2.3669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2296" calcext:value-type="float">
            <text:p>38.22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8.1163" calcext:value-type="float">
            <text:p>48.1163</text:p>
          </table:table-cell>
          <table:table-cell office:value-type="float" office:value="2.97441" calcext:value-type="float">
            <text:p>2.97441</text:p>
          </table:table-cell>
          <table:table-cell office:value-type="float" office:value="113.149" calcext:value-type="float">
            <text:p>113.149</text:p>
          </table:table-cell>
          <table:table-cell office:value-type="float" office:value="3.09803" calcext:value-type="float">
            <text:p>3.09803</text:p>
          </table:table-cell>
          <table:table-cell office:value-type="float" office:value="48.4914" calcext:value-type="float">
            <text:p>48.4914</text:p>
          </table:table-cell>
          <table:table-cell office:value-type="float" office:value="13.894" calcext:value-type="float">
            <text:p>13.894</text:p>
          </table:table-cell>
          <table:table-cell office:value-type="float" office:value="11.7445" calcext:value-type="float">
            <text:p>11.7445</text:p>
          </table:table-cell>
          <table:table-cell office:value-type="float" office:value="1.71381" calcext:value-type="float">
            <text:p>1.71381</text:p>
          </table:table-cell>
          <table:table-cell office:value-type="float" office:value="2.67393" calcext:value-type="float">
            <text:p>2.67393</text:p>
          </table:table-cell>
          <table:table-cell office:value-type="float" office:value="37.6685" calcext:value-type="float">
            <text:p>37.6685</text:p>
          </table:table-cell>
          <table:table-cell office:value-type="float" office:value="93.3658" calcext:value-type="float">
            <text:p>93.3658</text:p>
          </table:table-cell>
          <table:table-cell office:value-type="float" office:value="73.5488" calcext:value-type="float">
            <text:p>73.5488</text:p>
          </table:table-cell>
          <table:table-cell office:value-type="float" office:value="1.72259" calcext:value-type="float">
            <text:p>1.72259</text:p>
          </table:table-cell>
          <table:table-cell office:value-type="float" office:value="101.824" calcext:value-type="float">
            <text:p>101.824</text:p>
          </table:table-cell>
          <table:table-cell office:value-type="float" office:value="16.441" calcext:value-type="float">
            <text:p>16.441</text:p>
          </table:table-cell>
          <table:table-cell office:value-type="float" office:value="49.6987" calcext:value-type="float">
            <text:p>49.6987</text:p>
          </table:table-cell>
          <table:table-cell office:value-type="float" office:value="3.40654" calcext:value-type="float">
            <text:p>3.40654</text:p>
          </table:table-cell>
          <table:table-cell office:value-type="float" office:value="1.55273" calcext:value-type="float">
            <text:p>1.55273</text:p>
          </table:table-cell>
          <table:table-cell office:value-type="float" office:value="43.3772" calcext:value-type="float">
            <text:p>43.3772</text:p>
          </table:table-cell>
          <table:table-cell office:value-type="float" office:value="62.9155" calcext:value-type="float">
            <text:p>62.9155</text:p>
          </table:table-cell>
          <table:table-cell office:value-type="float" office:value="34.7914" calcext:value-type="float">
            <text:p>34.7914</text:p>
          </table:table-cell>
          <table:table-cell office:value-type="float" office:value="89.7035" calcext:value-type="float">
            <text:p>89.7035</text:p>
          </table:table-cell>
          <table:table-cell office:value-type="float" office:value="67.5802" calcext:value-type="float">
            <text:p>67.5802</text:p>
          </table:table-cell>
          <table:table-cell office:value-type="float" office:value="4.90025" calcext:value-type="float">
            <text:p>4.90025</text:p>
          </table:table-cell>
          <table:table-cell office:value-type="float" office:value="7.81888" calcext:value-type="float">
            <text:p>7.81888</text:p>
          </table:table-cell>
          <table:table-cell office:value-type="float" office:value="3.63682" calcext:value-type="float">
            <text:p>3.63682</text:p>
          </table:table-cell>
          <table:table-cell office:value-type="float" office:value="78.6503" calcext:value-type="float">
            <text:p>78.6503</text:p>
          </table:table-cell>
          <table:table-cell office:value-type="float" office:value="51.9712" calcext:value-type="float">
            <text:p>51.9712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lignment 2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53782" calcext:value-type="float">
            <text:p>53782</text:p>
          </table:table-cell>
          <table:table-cell office:value-type="float" office:value="74" calcext:value-type="float">
            <text:p>7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9552" calcext:value-type="float">
            <text:p>59552</text:p>
          </table:table-cell>
          <table:table-cell office:value-type="float" office:value="92" calcext:value-type="float">
            <text:p>92</text:p>
          </table:table-cell>
          <table:table-cell office:value-type="float" office:value="16.7983" calcext:value-type="float">
            <text:p>16.798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55784" calcext:value-type="float">
            <text:p>0.25578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76.0154" calcext:value-type="float">
            <text:p>76.015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6.0822" calcext:value-type="float">
            <text:p>36.082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4.2645" calcext:value-type="float">
            <text:p>14.2645</text:p>
          </table:table-cell>
          <table:table-cell office:value-type="float" office:value="17.7216" calcext:value-type="float">
            <text:p>17.7216</text:p>
          </table:table-cell>
          <table:table-cell office:value-type="float" office:value="11.3995" calcext:value-type="float">
            <text:p>11.3995</text:p>
          </table:table-cell>
          <table:table-cell office:value-type="float" office:value="5.08636" calcext:value-type="float">
            <text:p>5.08636</text:p>
          </table:table-cell>
          <table:table-cell office:value-type="float" office:value="40.1018" calcext:value-type="float">
            <text:p>40.1018</text:p>
          </table:table-cell>
          <table:table-cell office:value-type="float" office:value="41.4456" calcext:value-type="float">
            <text:p>41.4456</text:p>
          </table:table-cell>
          <table:table-cell office:value-type="float" office:value="7.299" calcext:value-type="float">
            <text:p>7.299</text:p>
          </table:table-cell>
          <table:table-cell office:value-type="float" office:value="19.356" calcext:value-type="float">
            <text:p>19.356</text:p>
          </table:table-cell>
          <table:table-cell office:value-type="float" office:value="29.2841" calcext:value-type="float">
            <text:p>29.2841</text:p>
          </table:table-cell>
          <table:table-cell office:value-type="float" office:value="13.574" calcext:value-type="float">
            <text:p>13.574</text:p>
          </table:table-cell>
          <table:table-cell office:value-type="float" office:value="56.4938" calcext:value-type="float">
            <text:p>56.4938</text:p>
          </table:table-cell>
          <table:table-cell office:value-type="float" office:value="35.011" calcext:value-type="float">
            <text:p>35.011</text:p>
          </table:table-cell>
          <table:table-cell office:value-type="float" office:value="24.1935" calcext:value-type="float">
            <text:p>24.1935</text:p>
          </table:table-cell>
          <table:table-cell office:value-type="float" office:value="97.86" calcext:value-type="float">
            <text:p>97.86</text:p>
          </table:table-cell>
          <table:table-cell office:value-type="float" office:value="38.1174" calcext:value-type="float">
            <text:p>38.1174</text:p>
          </table:table-cell>
          <table:table-cell office:value-type="float" office:value="50.416" calcext:value-type="float">
            <text:p>50.416</text:p>
          </table:table-cell>
          <table:table-cell office:value-type="float" office:value="73.798" calcext:value-type="float">
            <text:p>73.798</text:p>
          </table:table-cell>
          <table:table-cell office:value-type="float" office:value="33.198" calcext:value-type="float">
            <text:p>33.198</text:p>
          </table:table-cell>
          <table:table-cell office:value-type="float" office:value="10.7289" calcext:value-type="float">
            <text:p>10.7289</text:p>
          </table:table-cell>
          <table:table-cell office:value-type="float" office:value="38.5768" calcext:value-type="float">
            <text:p>38.5768</text:p>
          </table:table-cell>
          <table:table-cell office:value-type="float" office:value="22.4678" calcext:value-type="float">
            <text:p>22.4678</text:p>
          </table:table-cell>
          <table:table-cell office:value-type="float" office:value="51.035" calcext:value-type="float">
            <text:p>51.035</text:p>
          </table:table-cell>
          <table:table-cell office:value-type="float" office:value="45.1067" calcext:value-type="float">
            <text:p>45.1067</text:p>
          </table:table-cell>
          <table:table-cell office:value-type="float" office:value="89.4374" calcext:value-type="float">
            <text:p>89.4374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Alignment 2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96909" calcext:value-type="float">
            <text:p>96909</text:p>
          </table:table-cell>
          <table:table-cell office:value-type="float" office:value="204" calcext:value-type="float">
            <text:p>20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0649" calcext:value-type="float">
            <text:p>110649</text:p>
          </table:table-cell>
          <table:table-cell office:value-type="float" office:value="186" calcext:value-type="float">
            <text:p>186</text:p>
          </table:table-cell>
          <table:table-cell office:value-type="float" office:value="52.6813" calcext:value-type="float">
            <text:p>52.681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73736" calcext:value-type="float">
            <text:p>0.27373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2.6182" calcext:value-type="float">
            <text:p>92.618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9.4495" calcext:value-type="float">
            <text:p>39.449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9.5685" calcext:value-type="float">
            <text:p>19.5685</text:p>
          </table:table-cell>
          <table:table-cell office:value-type="float" office:value="9.33768" calcext:value-type="float">
            <text:p>9.33768</text:p>
          </table:table-cell>
          <table:table-cell office:value-type="float" office:value="24.1541" calcext:value-type="float">
            <text:p>24.1541</text:p>
          </table:table-cell>
          <table:table-cell office:value-type="float" office:value="36.0575" calcext:value-type="float">
            <text:p>36.0575</text:p>
          </table:table-cell>
          <table:table-cell office:value-type="float" office:value="58.156" calcext:value-type="float">
            <text:p>58.156</text:p>
          </table:table-cell>
          <table:table-cell office:value-type="float" office:value="13.6728" calcext:value-type="float">
            <text:p>13.6728</text:p>
          </table:table-cell>
          <table:table-cell office:value-type="float" office:value="26.1541" calcext:value-type="float">
            <text:p>26.1541</text:p>
          </table:table-cell>
          <table:table-cell office:value-type="float" office:value="14.1442" calcext:value-type="float">
            <text:p>14.1442</text:p>
          </table:table-cell>
          <table:table-cell office:value-type="float" office:value="42.4038" calcext:value-type="float">
            <text:p>42.4038</text:p>
          </table:table-cell>
          <table:table-cell office:value-type="float" office:value="19.0114" calcext:value-type="float">
            <text:p>19.0114</text:p>
          </table:table-cell>
          <table:table-cell office:value-type="float" office:value="31.1689" calcext:value-type="float">
            <text:p>31.1689</text:p>
          </table:table-cell>
          <table:table-cell office:value-type="float" office:value="22.4079" calcext:value-type="float">
            <text:p>22.4079</text:p>
          </table:table-cell>
          <table:table-cell office:value-type="float" office:value="63.464" calcext:value-type="float">
            <text:p>63.464</text:p>
          </table:table-cell>
          <table:table-cell office:value-type="float" office:value="21.0359" calcext:value-type="float">
            <text:p>21.0359</text:p>
          </table:table-cell>
          <table:table-cell office:value-type="float" office:value="90.5961" calcext:value-type="float">
            <text:p>90.5961</text:p>
          </table:table-cell>
          <table:table-cell office:value-type="float" office:value="64.2954" calcext:value-type="float">
            <text:p>64.2954</text:p>
          </table:table-cell>
          <table:table-cell office:value-type="float" office:value="4.55223" calcext:value-type="float">
            <text:p>4.55223</text:p>
          </table:table-cell>
          <table:table-cell office:value-type="float" office:value="12.7844" calcext:value-type="float">
            <text:p>12.7844</text:p>
          </table:table-cell>
          <table:table-cell office:value-type="float" office:value="21.0528" calcext:value-type="float">
            <text:p>21.0528</text:p>
          </table:table-cell>
          <table:table-cell office:value-type="float" office:value="49.5565" calcext:value-type="float">
            <text:p>49.5565</text:p>
          </table:table-cell>
          <table:table-cell office:value-type="float" office:value="34.1771" calcext:value-type="float">
            <text:p>34.1771</text:p>
          </table:table-cell>
          <table:table-cell office:value-type="float" office:value="17.3446" calcext:value-type="float">
            <text:p>17.3446</text:p>
          </table:table-cell>
          <table:table-cell office:value-type="float" office:value="63.861" calcext:value-type="float">
            <text:p>63.861</text:p>
          </table:table-cell>
          <table:table-cell office:value-type="float" office:value="23.483" calcext:value-type="float">
            <text:p>23.483</text:p>
          </table:table-cell>
          <table:table-cell office:value-type="float" office:value="18.1692" calcext:value-type="float">
            <text:p>18.1692</text:p>
          </table:table-cell>
          <table:table-cell office:value-type="float" office:value="37.2705" calcext:value-type="float">
            <text:p>37.2705</text:p>
          </table:table-cell>
          <table:table-cell office:value-type="float" office:value="72.655" calcext:value-type="float">
            <text:p>72.655</text:p>
          </table:table-cell>
          <table:table-cell office:value-type="float" office:value="23.5997" calcext:value-type="float">
            <text:p>23.5997</text:p>
          </table:table-cell>
          <table:table-cell office:value-type="float" office:value="22.4176" calcext:value-type="float">
            <text:p>22.4176</text:p>
          </table:table-cell>
          <table:table-cell office:value-type="float" office:value="68.5595" calcext:value-type="float">
            <text:p>68.5595</text:p>
          </table:table-cell>
          <table:table-cell office:value-type="float" office:value="16.5418" calcext:value-type="float">
            <text:p>16.5418</text:p>
          </table:table-cell>
          <table:table-cell office:value-type="float" office:value="65.089" calcext:value-type="float">
            <text:p>65.089</text:p>
          </table:table-cell>
          <table:table-cell office:value-type="float" office:value="31.92" calcext:value-type="float">
            <text:p>31.92</text:p>
          </table:table-cell>
          <table:table-cell office:value-type="float" office:value="40.8978" calcext:value-type="float">
            <text:p>40.8978</text:p>
          </table:table-cell>
          <table:table-cell office:value-type="float" office:value="42.6455" calcext:value-type="float">
            <text:p>42.6455</text:p>
          </table:table-cell>
          <table:table-cell office:value-type="float" office:value="29.2983" calcext:value-type="float">
            <text:p>29.2983</text:p>
          </table:table-cell>
          <table:table-cell office:value-type="float" office:value="22.403" calcext:value-type="float">
            <text:p>22.403</text:p>
          </table:table-cell>
          <table:table-cell office:value-type="float" office:value="57.8945" calcext:value-type="float">
            <text:p>57.8945</text:p>
          </table:table-cell>
          <table:table-cell office:value-type="float" office:value="36.01" calcext:value-type="float">
            <text:p>36.01</text:p>
          </table:table-cell>
          <table:table-cell office:value-type="float" office:value="81.8404" calcext:value-type="float">
            <text:p>81.8404</text:p>
          </table:table-cell>
          <table:table-cell office:value-type="float" office:value="22.9528" calcext:value-type="float">
            <text:p>22.9528</text:p>
          </table:table-cell>
          <table:table-cell office:value-type="float" office:value="73.9688" calcext:value-type="float">
            <text:p>73.9688</text:p>
          </table:table-cell>
          <table:table-cell office:value-type="float" office:value="24.2935" calcext:value-type="float">
            <text:p>24.2935</text:p>
          </table:table-cell>
          <table:table-cell office:value-type="float" office:value="15.8707" calcext:value-type="float">
            <text:p>15.8707</text:p>
          </table:table-cell>
          <table:table-cell office:value-type="float" office:value="33.5337" calcext:value-type="float">
            <text:p>33.5337</text:p>
          </table:table-cell>
          <table:table-cell office:value-type="float" office:value="79.9306" calcext:value-type="float">
            <text:p>79.9306</text:p>
          </table:table-cell>
          <table:table-cell office:value-type="float" office:value="33.5784" calcext:value-type="float">
            <text:p>33.5784</text:p>
          </table:table-cell>
          <table:table-cell office:value-type="float" office:value="89.6365" calcext:value-type="float">
            <text:p>89.6365</text:p>
          </table:table-cell>
          <table:table-cell office:value-type="float" office:value="89.4292" calcext:value-type="float">
            <text:p>89.4292</text:p>
          </table:table-cell>
          <table:table-cell office:value-type="float" office:value="59.6287" calcext:value-type="float">
            <text:p>59.6287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Alignment 2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96909" calcext:value-type="float">
            <text:p>96909</text:p>
          </table:table-cell>
          <table:table-cell office:value-type="float" office:value="204" calcext:value-type="float">
            <text:p>20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07571" calcext:value-type="float">
            <text:p>107571</text:p>
          </table:table-cell>
          <table:table-cell office:value-type="float" office:value="208" calcext:value-type="float">
            <text:p>208</text:p>
          </table:table-cell>
          <table:table-cell office:value-type="float" office:value="41.9729" calcext:value-type="float">
            <text:p>41.972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850767" calcext:value-type="float">
            <text:p>0.008507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.39324" calcext:value-type="float">
            <text:p>3.3932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9.3803" calcext:value-type="float">
            <text:p>39.380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8.7225" calcext:value-type="float">
            <text:p>38.7225</text:p>
          </table:table-cell>
          <table:table-cell office:value-type="float" office:value="0.747397" calcext:value-type="float">
            <text:p>0.747397</text:p>
          </table:table-cell>
          <table:table-cell office:value-type="float" office:value="0.956449" calcext:value-type="float">
            <text:p>0.956449</text:p>
          </table:table-cell>
          <table:table-cell office:value-type="float" office:value="26.4072" calcext:value-type="float">
            <text:p>26.4072</text:p>
          </table:table-cell>
          <table:table-cell office:value-type="float" office:value="81.5289" calcext:value-type="float">
            <text:p>81.5289</text:p>
          </table:table-cell>
          <table:table-cell office:value-type="float" office:value="1.55185" calcext:value-type="float">
            <text:p>1.55185</text:p>
          </table:table-cell>
          <table:table-cell office:value-type="float" office:value="20.4756" calcext:value-type="float">
            <text:p>20.4756</text:p>
          </table:table-cell>
          <table:table-cell office:value-type="float" office:value="74.2616" calcext:value-type="float">
            <text:p>74.2616</text:p>
          </table:table-cell>
          <table:table-cell office:value-type="float" office:value="67.7894" calcext:value-type="float">
            <text:p>67.7894</text:p>
          </table:table-cell>
          <table:table-cell office:value-type="float" office:value="48.8102" calcext:value-type="float">
            <text:p>48.8102</text:p>
          </table:table-cell>
          <table:table-cell office:value-type="float" office:value="53.0356" calcext:value-type="float">
            <text:p>53.0356</text:p>
          </table:table-cell>
          <table:table-cell office:value-type="float" office:value="4.0886" calcext:value-type="float">
            <text:p>4.0886</text:p>
          </table:table-cell>
          <table:table-cell office:value-type="float" office:value="41.6126" calcext:value-type="float">
            <text:p>41.6126</text:p>
          </table:table-cell>
          <table:table-cell office:value-type="float" office:value="86.1867" calcext:value-type="float">
            <text:p>86.1867</text:p>
          </table:table-cell>
          <table:table-cell office:value-type="float" office:value="21.1267" calcext:value-type="float">
            <text:p>21.1267</text:p>
          </table:table-cell>
          <table:table-cell office:value-type="float" office:value="45.3001" calcext:value-type="float">
            <text:p>45.3001</text:p>
          </table:table-cell>
          <table:table-cell office:value-type="float" office:value="10.9404" calcext:value-type="float">
            <text:p>10.9404</text:p>
          </table:table-cell>
          <table:table-cell office:value-type="float" office:value="12.3901" calcext:value-type="float">
            <text:p>12.3901</text:p>
          </table:table-cell>
          <table:table-cell office:value-type="float" office:value="85.6052" calcext:value-type="float">
            <text:p>85.6052</text:p>
          </table:table-cell>
          <table:table-cell office:value-type="float" office:value="70.1053" calcext:value-type="float">
            <text:p>70.1053</text:p>
          </table:table-cell>
          <table:table-cell office:value-type="float" office:value="46.831" calcext:value-type="float">
            <text:p>46.831</text:p>
          </table:table-cell>
          <table:table-cell office:value-type="float" office:value="11.2167" calcext:value-type="float">
            <text:p>11.2167</text:p>
          </table:table-cell>
          <table:table-cell office:value-type="float" office:value="72.6774" calcext:value-type="float">
            <text:p>72.6774</text:p>
          </table:table-cell>
          <table:table-cell office:value-type="float" office:value="16.5755" calcext:value-type="float">
            <text:p>16.5755</text:p>
          </table:table-cell>
          <table:table-cell office:value-type="float" office:value="33.9471" calcext:value-type="float">
            <text:p>33.9471</text:p>
          </table:table-cell>
          <table:table-cell office:value-type="float" office:value="43.3312" calcext:value-type="float">
            <text:p>43.3312</text:p>
          </table:table-cell>
          <table:table-cell office:value-type="float" office:value="38.9573" calcext:value-type="float">
            <text:p>38.9573</text:p>
          </table:table-cell>
          <table:table-cell office:value-type="float" office:value="1.6002" calcext:value-type="float">
            <text:p>1.6002</text:p>
          </table:table-cell>
          <table:table-cell office:value-type="float" office:value="1.766" calcext:value-type="float">
            <text:p>1.766</text:p>
          </table:table-cell>
          <table:table-cell office:value-type="float" office:value="42.5504" calcext:value-type="float">
            <text:p>42.5504</text:p>
          </table:table-cell>
          <table:table-cell office:value-type="float" office:value="26.6682" calcext:value-type="float">
            <text:p>26.6682</text:p>
          </table:table-cell>
          <table:table-cell office:value-type="float" office:value="30.7587" calcext:value-type="float">
            <text:p>30.7587</text:p>
          </table:table-cell>
          <table:table-cell office:value-type="float" office:value="43.7685" calcext:value-type="float">
            <text:p>43.7685</text:p>
          </table:table-cell>
          <table:table-cell office:value-type="float" office:value="10.7639" calcext:value-type="float">
            <text:p>10.7639</text:p>
          </table:table-cell>
          <table:table-cell office:value-type="float" office:value="52.9367" calcext:value-type="float">
            <text:p>52.9367</text:p>
          </table:table-cell>
          <table:table-cell office:value-type="float" office:value="10.4755" calcext:value-type="float">
            <text:p>10.4755</text:p>
          </table:table-cell>
          <table:table-cell office:value-type="float" office:value="14.076" calcext:value-type="float">
            <text:p>14.076</text:p>
          </table:table-cell>
          <table:table-cell office:value-type="float" office:value="57.6989" calcext:value-type="float">
            <text:p>57.6989</text:p>
          </table:table-cell>
          <table:table-cell office:value-type="float" office:value="66.487" calcext:value-type="float">
            <text:p>66.487</text:p>
          </table:table-cell>
          <table:table-cell office:value-type="float" office:value="39.3495" calcext:value-type="float">
            <text:p>39.3495</text:p>
          </table:table-cell>
          <table:table-cell office:value-type="float" office:value="50.9016" calcext:value-type="float">
            <text:p>50.9016</text:p>
          </table:table-cell>
          <table:table-cell office:value-type="float" office:value="32.0942" calcext:value-type="float">
            <text:p>32.0942</text:p>
          </table:table-cell>
          <table:table-cell office:value-type="float" office:value="95.5071" calcext:value-type="float">
            <text:p>95.5071</text:p>
          </table:table-cell>
          <table:table-cell office:value-type="float" office:value="21.9555" calcext:value-type="float">
            <text:p>21.9555</text:p>
          </table:table-cell>
          <table:table-cell office:value-type="float" office:value="56.0474" calcext:value-type="float">
            <text:p>56.0474</text:p>
          </table:table-cell>
          <table:table-cell office:value-type="float" office:value="94.1301" calcext:value-type="float">
            <text:p>94.1301</text:p>
          </table:table-cell>
          <table:table-cell office:value-type="float" office:value="19.6743" calcext:value-type="float">
            <text:p>19.6743</text:p>
          </table:table-cell>
          <table:table-cell office:value-type="float" office:value="13.495" calcext:value-type="float">
            <text:p>13.495</text:p>
          </table:table-cell>
          <table:table-cell office:value-type="float" office:value="1.2019" calcext:value-type="float">
            <text:p>1.2019</text:p>
          </table:table-cell>
          <table:table-cell office:value-type="float" office:value="19.0058" calcext:value-type="float">
            <text:p>19.0058</text:p>
          </table:table-cell>
          <table:table-cell office:value-type="float" office:value="72.7088" calcext:value-type="float">
            <text:p>72.7088</text:p>
          </table:table-cell>
          <table:table-cell office:value-type="float" office:value="76.7183" calcext:value-type="float">
            <text:p>76.7183</text:p>
          </table:table-cell>
          <table:table-cell office:value-type="float" office:value="24.3159" calcext:value-type="float">
            <text:p>24.3159</text:p>
          </table:table-cell>
          <table:table-cell office:value-type="float" office:value="17.1206" calcext:value-type="float">
            <text:p>17.1206</text:p>
          </table:table-cell>
          <table:table-cell office:value-type="float" office:value="12.7343" calcext:value-type="float">
            <text:p>12.7343</text:p>
          </table:table-cell>
          <table:table-cell office:value-type="float" office:value="85.4294" calcext:value-type="float">
            <text:p>85.4294</text:p>
          </table:table-cell>
          <table:table-cell office:value-type="float" office:value="82.9212" calcext:value-type="float">
            <text:p>82.9212</text:p>
          </table:table-cell>
          <table:table-cell office:value-type="float" office:value="20.6518" calcext:value-type="float">
            <text:p>20.6518</text:p>
          </table:table-cell>
          <table:table-cell office:value-type="float" office:value="72.7458" calcext:value-type="float">
            <text:p>72.7458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Alignment 3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96909" calcext:value-type="float">
            <text:p>96909</text:p>
          </table:table-cell>
          <table:table-cell office:value-type="float" office:value="204" calcext:value-type="float">
            <text:p>20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05346" calcext:value-type="float">
            <text:p>105346</text:p>
          </table:table-cell>
          <table:table-cell office:value-type="float" office:value="187" calcext:value-type="float">
            <text:p>187</text:p>
          </table:table-cell>
          <table:table-cell office:value-type="float" office:value="43.8384" calcext:value-type="float">
            <text:p>43.838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643748" calcext:value-type="float">
            <text:p>0.0064374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41783" calcext:value-type="float">
            <text:p>2.4178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4714" calcext:value-type="float">
            <text:p>38.471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92.5358" calcext:value-type="float">
            <text:p>92.5358</text:p>
          </table:table-cell>
          <table:table-cell office:value-type="float" office:value="10.9248" calcext:value-type="float">
            <text:p>10.9248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1.53491" calcext:value-type="float">
            <text:p>1.53491</text:p>
          </table:table-cell>
          <table:table-cell office:value-type="float" office:value="9.0989" calcext:value-type="float">
            <text:p>9.0989</text:p>
          </table:table-cell>
          <table:table-cell office:value-type="float" office:value="20.4238" calcext:value-type="float">
            <text:p>20.4238</text:p>
          </table:table-cell>
          <table:table-cell office:value-type="float" office:value="23.5562" calcext:value-type="float">
            <text:p>23.5562</text:p>
          </table:table-cell>
          <table:table-cell office:value-type="float" office:value="67.8887" calcext:value-type="float">
            <text:p>67.8887</text:p>
          </table:table-cell>
          <table:table-cell office:value-type="float" office:value="15.685" calcext:value-type="float">
            <text:p>15.685</text:p>
          </table:table-cell>
          <table:table-cell office:value-type="float" office:value="59.0622" calcext:value-type="float">
            <text:p>59.0622</text:p>
          </table:table-cell>
          <table:table-cell office:value-type="float" office:value="89.6738" calcext:value-type="float">
            <text:p>89.6738</text:p>
          </table:table-cell>
          <table:table-cell office:value-type="float" office:value="65.5811" calcext:value-type="float">
            <text:p>65.5811</text:p>
          </table:table-cell>
          <table:table-cell office:value-type="float" office:value="82.1104" calcext:value-type="float">
            <text:p>82.1104</text:p>
          </table:table-cell>
          <table:table-cell office:value-type="float" office:value="1.21104" calcext:value-type="float">
            <text:p>1.21104</text:p>
          </table:table-cell>
          <table:table-cell office:value-type="float" office:value="101.487" calcext:value-type="float">
            <text:p>101.487</text:p>
          </table:table-cell>
          <table:table-cell office:value-type="float" office:value="62.951" calcext:value-type="float">
            <text:p>62.951</text:p>
          </table:table-cell>
          <table:table-cell office:value-type="float" office:value="62.7676" calcext:value-type="float">
            <text:p>62.7676</text:p>
          </table:table-cell>
          <table:table-cell office:value-type="float" office:value="73.1517" calcext:value-type="float">
            <text:p>73.1517</text:p>
          </table:table-cell>
          <table:table-cell office:value-type="float" office:value="23.2084" calcext:value-type="float">
            <text:p>23.2084</text:p>
          </table:table-cell>
          <table:table-cell office:value-type="float" office:value="31.9207" calcext:value-type="float">
            <text:p>31.9207</text:p>
          </table:table-cell>
          <table:table-cell office:value-type="float" office:value="38.8168" calcext:value-type="float">
            <text:p>38.8168</text:p>
          </table:table-cell>
          <table:table-cell office:value-type="float" office:value="1.00383" calcext:value-type="float">
            <text:p>1.00383</text:p>
          </table:table-cell>
          <table:table-cell office:value-type="float" office:value="16.5509" calcext:value-type="float">
            <text:p>16.5509</text:p>
          </table:table-cell>
          <table:table-cell office:value-type="float" office:value="32.8995" calcext:value-type="float">
            <text:p>32.8995</text:p>
          </table:table-cell>
          <table:table-cell office:value-type="float" office:value="34.6581" calcext:value-type="float">
            <text:p>34.6581</text:p>
          </table:table-cell>
          <table:table-cell office:value-type="float" office:value="77.5001" calcext:value-type="float">
            <text:p>77.5001</text:p>
          </table:table-cell>
          <table:table-cell office:value-type="float" office:value="21.1496" calcext:value-type="float">
            <text:p>21.1496</text:p>
          </table:table-cell>
          <table:table-cell office:value-type="float" office:value="2.36096" calcext:value-type="float">
            <text:p>2.36096</text:p>
          </table:table-cell>
          <table:table-cell office:value-type="float" office:value="13.4463" calcext:value-type="float">
            <text:p>13.4463</text:p>
          </table:table-cell>
          <table:table-cell office:value-type="float" office:value="67.6275" calcext:value-type="float">
            <text:p>67.6275</text:p>
          </table:table-cell>
          <table:table-cell office:value-type="float" office:value="38.5473" calcext:value-type="float">
            <text:p>38.5473</text:p>
          </table:table-cell>
          <table:table-cell office:value-type="float" office:value="67.5544" calcext:value-type="float">
            <text:p>67.5544</text:p>
          </table:table-cell>
          <table:table-cell office:value-type="float" office:value="58.2155" calcext:value-type="float">
            <text:p>58.2155</text:p>
          </table:table-cell>
          <table:table-cell office:value-type="float" office:value="19.6418" calcext:value-type="float">
            <text:p>19.6418</text:p>
          </table:table-cell>
          <table:table-cell office:value-type="float" office:value="77.3117" calcext:value-type="float">
            <text:p>77.3117</text:p>
          </table:table-cell>
          <table:table-cell office:value-type="float" office:value="35.6695" calcext:value-type="float">
            <text:p>35.6695</text:p>
          </table:table-cell>
          <table:table-cell office:value-type="float" office:value="13.0056" calcext:value-type="float">
            <text:p>13.0056</text:p>
          </table:table-cell>
          <table:table-cell office:value-type="float" office:value="19.2044" calcext:value-type="float">
            <text:p>19.2044</text:p>
          </table:table-cell>
          <table:table-cell office:value-type="float" office:value="15.0691" calcext:value-type="float">
            <text:p>15.0691</text:p>
          </table:table-cell>
          <table:table-cell office:value-type="float" office:value="1.11549" calcext:value-type="float">
            <text:p>1.11549</text:p>
          </table:table-cell>
          <table:table-cell office:value-type="float" office:value="41.2194" calcext:value-type="float">
            <text:p>41.2194</text:p>
          </table:table-cell>
          <table:table-cell office:value-type="float" office:value="7.23936" calcext:value-type="float">
            <text:p>7.23936</text:p>
          </table:table-cell>
          <table:table-cell office:value-type="float" office:value="19.2137" calcext:value-type="float">
            <text:p>19.2137</text:p>
          </table:table-cell>
          <table:table-cell office:value-type="float" office:value="57.0776" calcext:value-type="float">
            <text:p>57.0776</text:p>
          </table:table-cell>
          <table:table-cell office:value-type="float" office:value="90.7174" calcext:value-type="float">
            <text:p>90.7174</text:p>
          </table:table-cell>
          <table:table-cell office:value-type="float" office:value="73.8047" calcext:value-type="float">
            <text:p>73.8047</text:p>
          </table:table-cell>
          <table:table-cell office:value-type="float" office:value="6.15909" calcext:value-type="float">
            <text:p>6.15909</text:p>
          </table:table-cell>
          <table:table-cell office:value-type="float" office:value="12.0964" calcext:value-type="float">
            <text:p>12.0964</text:p>
          </table:table-cell>
          <table:table-cell office:value-type="float" office:value="18.7246" calcext:value-type="float">
            <text:p>18.7246</text:p>
          </table:table-cell>
          <table:table-cell office:value-type="float" office:value="14.6624" calcext:value-type="float">
            <text:p>14.6624</text:p>
          </table:table-cell>
          <table:table-cell office:value-type="float" office:value="41.2653" calcext:value-type="float">
            <text:p>41.2653</text:p>
          </table:table-cell>
          <table:table-cell office:value-type="float" office:value="1.48611" calcext:value-type="float">
            <text:p>1.48611</text:p>
          </table:table-cell>
          <table:table-cell office:value-type="float" office:value="14.5652" calcext:value-type="float">
            <text:p>14.5652</text:p>
          </table:table-cell>
          <table:table-cell office:value-type="float" office:value="71.4061" calcext:value-type="float">
            <text:p>71.4061</text:p>
          </table:table-cell>
          <table:table-cell office:value-type="float" office:value="70.7863" calcext:value-type="float">
            <text:p>70.7863</text:p>
          </table:table-cell>
          <table:table-cell office:value-type="float" office:value="52.5447" calcext:value-type="float">
            <text:p>52.5447</text:p>
          </table:table-cell>
          <table:table-cell office:value-type="float" office:value="15.3106" calcext:value-type="float">
            <text:p>15.3106</text:p>
          </table:table-cell>
          <table:table-cell office:value-type="float" office:value="76.3645" calcext:value-type="float">
            <text:p>76.3645</text:p>
          </table:table-cell>
          <table:table-cell office:value-type="float" office:value="18.0954" calcext:value-type="float">
            <text:p>18.0954</text:p>
          </table:table-cell>
          <table:table-cell office:value-type="float" office:value="16.9086" calcext:value-type="float">
            <text:p>16.908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Alignment 3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96909" calcext:value-type="float">
            <text:p>96909</text:p>
          </table:table-cell>
          <table:table-cell office:value-type="float" office:value="204" calcext:value-type="float">
            <text:p>204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08924" calcext:value-type="float">
            <text:p>108924</text:p>
          </table:table-cell>
          <table:table-cell office:value-type="float" office:value="226" calcext:value-type="float">
            <text:p>226</text:p>
          </table:table-cell>
          <table:table-cell office:value-type="float" office:value="44.5004" calcext:value-type="float">
            <text:p>44.500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89653" calcext:value-type="float">
            <text:p>0.028965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9.31007" calcext:value-type="float">
            <text:p>9.3100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9.4987" calcext:value-type="float">
            <text:p>39.498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0.4899" calcext:value-type="float">
            <text:p>70.4899</text:p>
          </table:table-cell>
          <table:table-cell office:value-type="float" office:value="42.6509" calcext:value-type="float">
            <text:p>42.6509</text:p>
          </table:table-cell>
          <table:table-cell office:value-type="float" office:value="42.6055" calcext:value-type="float">
            <text:p>42.6055</text:p>
          </table:table-cell>
          <table:table-cell office:value-type="float" office:value="20.1274" calcext:value-type="float">
            <text:p>20.1274</text:p>
          </table:table-cell>
          <table:table-cell office:value-type="float" office:value="73.3937" calcext:value-type="float">
            <text:p>73.3937</text:p>
          </table:table-cell>
          <table:table-cell office:value-type="float" office:value="66.1861" calcext:value-type="float">
            <text:p>66.1861</text:p>
          </table:table-cell>
          <table:table-cell office:value-type="float" office:value="82.7656" calcext:value-type="float">
            <text:p>82.7656</text:p>
          </table:table-cell>
          <table:table-cell office:value-type="float" office:value="22.6054" calcext:value-type="float">
            <text:p>22.6054</text:p>
          </table:table-cell>
          <table:table-cell office:value-type="float" office:value="40.4853" calcext:value-type="float">
            <text:p>40.4853</text:p>
          </table:table-cell>
          <table:table-cell office:value-type="float" office:value="23.4014" calcext:value-type="float">
            <text:p>23.4014</text:p>
          </table:table-cell>
          <table:table-cell office:value-type="float" office:value="14.7266" calcext:value-type="float">
            <text:p>14.7266</text:p>
          </table:table-cell>
          <table:table-cell office:value-type="float" office:value="54.3188" calcext:value-type="float">
            <text:p>54.3188</text:p>
          </table:table-cell>
          <table:table-cell office:value-type="float" office:value="39.5884" calcext:value-type="float">
            <text:p>39.5884</text:p>
          </table:table-cell>
          <table:table-cell office:value-type="float" office:value="32.9598" calcext:value-type="float">
            <text:p>32.9598</text:p>
          </table:table-cell>
          <table:table-cell office:value-type="float" office:value="34.3332" calcext:value-type="float">
            <text:p>34.3332</text:p>
          </table:table-cell>
          <table:table-cell office:value-type="float" office:value="12.789" calcext:value-type="float">
            <text:p>12.789</text:p>
          </table:table-cell>
          <table:table-cell office:value-type="float" office:value="53.2598" calcext:value-type="float">
            <text:p>53.2598</text:p>
          </table:table-cell>
          <table:table-cell office:value-type="float" office:value="5.46803" calcext:value-type="float">
            <text:p>5.46803</text:p>
          </table:table-cell>
          <table:table-cell office:value-type="float" office:value="42.4355" calcext:value-type="float">
            <text:p>42.4355</text:p>
          </table:table-cell>
          <table:table-cell office:value-type="float" office:value="13.4318" calcext:value-type="float">
            <text:p>13.4318</text:p>
          </table:table-cell>
          <table:table-cell office:value-type="float" office:value="27.8889" calcext:value-type="float">
            <text:p>27.8889</text:p>
          </table:table-cell>
          <table:table-cell office:value-type="float" office:value="19.3418" calcext:value-type="float">
            <text:p>19.3418</text:p>
          </table:table-cell>
          <table:table-cell office:value-type="float" office:value="36.1743" calcext:value-type="float">
            <text:p>36.1743</text:p>
          </table:table-cell>
          <table:table-cell office:value-type="float" office:value="53.8066" calcext:value-type="float">
            <text:p>53.8066</text:p>
          </table:table-cell>
          <table:table-cell office:value-type="float" office:value="53.2186" calcext:value-type="float">
            <text:p>53.2186</text:p>
          </table:table-cell>
          <table:table-cell office:value-type="float" office:value="49.9773" calcext:value-type="float">
            <text:p>49.9773</text:p>
          </table:table-cell>
          <table:table-cell office:value-type="float" office:value="93.3446" calcext:value-type="float">
            <text:p>93.3446</text:p>
          </table:table-cell>
          <table:table-cell office:value-type="float" office:value="70.72" calcext:value-type="float">
            <text:p>70.72</text:p>
          </table:table-cell>
          <table:table-cell office:value-type="float" office:value="22.0929" calcext:value-type="float">
            <text:p>22.0929</text:p>
          </table:table-cell>
          <table:table-cell office:value-type="float" office:value="2.80152" calcext:value-type="float">
            <text:p>2.80152</text:p>
          </table:table-cell>
          <table:table-cell office:value-type="float" office:value="30.725" calcext:value-type="float">
            <text:p>30.725</text:p>
          </table:table-cell>
          <table:table-cell office:value-type="float" office:value="25.0239" calcext:value-type="float">
            <text:p>25.0239</text:p>
          </table:table-cell>
          <table:table-cell office:value-type="float" office:value="15.51" calcext:value-type="float">
            <text:p>15.51</text:p>
          </table:table-cell>
          <table:table-cell office:value-type="float" office:value="55.5432" calcext:value-type="float">
            <text:p>55.5432</text:p>
          </table:table-cell>
          <table:table-cell office:value-type="float" office:value="92.7727" calcext:value-type="float">
            <text:p>92.7727</text:p>
          </table:table-cell>
          <table:table-cell office:value-type="float" office:value="86.6933" calcext:value-type="float">
            <text:p>86.6933</text:p>
          </table:table-cell>
          <table:table-cell office:value-type="float" office:value="5.62694" calcext:value-type="float">
            <text:p>5.62694</text:p>
          </table:table-cell>
          <table:table-cell office:value-type="float" office:value="32.84" calcext:value-type="float">
            <text:p>32.84</text:p>
          </table:table-cell>
          <table:table-cell office:value-type="float" office:value="6.5428" calcext:value-type="float">
            <text:p>6.5428</text:p>
          </table:table-cell>
          <table:table-cell office:value-type="float" office:value="9.00239" calcext:value-type="float">
            <text:p>9.00239</text:p>
          </table:table-cell>
          <table:table-cell office:value-type="float" office:value="7.6041" calcext:value-type="float">
            <text:p>7.6041</text:p>
          </table:table-cell>
          <table:table-cell office:value-type="float" office:value="23.3895" calcext:value-type="float">
            <text:p>23.3895</text:p>
          </table:table-cell>
          <table:table-cell office:value-type="float" office:value="12.2474" calcext:value-type="float">
            <text:p>12.2474</text:p>
          </table:table-cell>
          <table:table-cell office:value-type="float" office:value="9.37939" calcext:value-type="float">
            <text:p>9.37939</text:p>
          </table:table-cell>
          <table:table-cell office:value-type="float" office:value="75.76" calcext:value-type="float">
            <text:p>75.76</text:p>
          </table:table-cell>
          <table:table-cell office:value-type="float" office:value="63.7495" calcext:value-type="float">
            <text:p>63.7495</text:p>
          </table:table-cell>
          <table:table-cell office:value-type="float" office:value="17.8315" calcext:value-type="float">
            <text:p>17.8315</text:p>
          </table:table-cell>
          <table:table-cell office:value-type="float" office:value="95.8461" calcext:value-type="float">
            <text:p>95.8461</text:p>
          </table:table-cell>
          <table:table-cell office:value-type="float" office:value="16.1506" calcext:value-type="float">
            <text:p>16.1506</text:p>
          </table:table-cell>
          <table:table-cell office:value-type="float" office:value="28.5266" calcext:value-type="float">
            <text:p>28.5266</text:p>
          </table:table-cell>
          <table:table-cell office:value-type="float" office:value="64.2929" calcext:value-type="float">
            <text:p>64.2929</text:p>
          </table:table-cell>
          <table:table-cell office:value-type="float" office:value="61.4859" calcext:value-type="float">
            <text:p>61.4859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Alignment 3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6936" calcext:value-type="float">
            <text:p>66936</text:p>
          </table:table-cell>
          <table:table-cell office:value-type="float" office:value="98" calcext:value-type="float">
            <text:p>9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6628" calcext:value-type="float">
            <text:p>76628</text:p>
          </table:table-cell>
          <table:table-cell office:value-type="float" office:value="101" calcext:value-type="float">
            <text:p>101</text:p>
          </table:table-cell>
          <table:table-cell office:value-type="float" office:value="24.0156" calcext:value-type="float">
            <text:p>24.015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45938" calcext:value-type="float">
            <text:p>0.034593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5.481" calcext:value-type="float">
            <text:p>15.48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2.8292" calcext:value-type="float">
            <text:p>22.829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.00832" calcext:value-type="float">
            <text:p>4.00832</text:p>
          </table:table-cell>
          <table:table-cell office:value-type="float" office:value="2.26869" calcext:value-type="float">
            <text:p>2.26869</text:p>
          </table:table-cell>
          <table:table-cell office:value-type="float" office:value="43.185" calcext:value-type="float">
            <text:p>43.185</text:p>
          </table:table-cell>
          <table:table-cell office:value-type="float" office:value="40.6443" calcext:value-type="float">
            <text:p>40.6443</text:p>
          </table:table-cell>
          <table:table-cell office:value-type="float" office:value="10.1447" calcext:value-type="float">
            <text:p>10.1447</text:p>
          </table:table-cell>
          <table:table-cell office:value-type="float" office:value="0.935953" calcext:value-type="float">
            <text:p>0.935953</text:p>
          </table:table-cell>
          <table:table-cell office:value-type="float" office:value="8.99055" calcext:value-type="float">
            <text:p>8.99055</text:p>
          </table:table-cell>
          <table:table-cell office:value-type="float" office:value="32.8146" calcext:value-type="float">
            <text:p>32.8146</text:p>
          </table:table-cell>
          <table:table-cell office:value-type="float" office:value="19.8187" calcext:value-type="float">
            <text:p>19.8187</text:p>
          </table:table-cell>
          <table:table-cell office:value-type="float" office:value="2.62545" calcext:value-type="float">
            <text:p>2.62545</text:p>
          </table:table-cell>
          <table:table-cell office:value-type="float" office:value="32.9676" calcext:value-type="float">
            <text:p>32.9676</text:p>
          </table:table-cell>
          <table:table-cell office:value-type="float" office:value="1.19225" calcext:value-type="float">
            <text:p>1.19225</text:p>
          </table:table-cell>
          <table:table-cell office:value-type="float" office:value="5.03468" calcext:value-type="float">
            <text:p>5.03468</text:p>
          </table:table-cell>
          <table:table-cell office:value-type="float" office:value="57.1944" calcext:value-type="float">
            <text:p>57.1944</text:p>
          </table:table-cell>
          <table:table-cell office:value-type="float" office:value="24.4422" calcext:value-type="float">
            <text:p>24.4422</text:p>
          </table:table-cell>
          <table:table-cell office:value-type="float" office:value="1.49064" calcext:value-type="float">
            <text:p>1.49064</text:p>
          </table:table-cell>
          <table:table-cell office:value-type="float" office:value="14.1302" calcext:value-type="float">
            <text:p>14.1302</text:p>
          </table:table-cell>
          <table:table-cell office:value-type="float" office:value="17.393" calcext:value-type="float">
            <text:p>17.393</text:p>
          </table:table-cell>
          <table:table-cell office:value-type="float" office:value="9.50509" calcext:value-type="float">
            <text:p>9.50509</text:p>
          </table:table-cell>
          <table:table-cell office:value-type="float" office:value="18.1661" calcext:value-type="float">
            <text:p>18.1661</text:p>
          </table:table-cell>
          <table:table-cell office:value-type="float" office:value="18.1266" calcext:value-type="float">
            <text:p>18.1266</text:p>
          </table:table-cell>
          <table:table-cell office:value-type="float" office:value="37.7211" calcext:value-type="float">
            <text:p>37.7211</text:p>
          </table:table-cell>
          <table:table-cell office:value-type="float" office:value="53.4286" calcext:value-type="float">
            <text:p>53.4286</text:p>
          </table:table-cell>
          <table:table-cell office:value-type="float" office:value="11.6563" calcext:value-type="float">
            <text:p>11.6563</text:p>
          </table:table-cell>
          <table:table-cell office:value-type="float" office:value="20.8402" calcext:value-type="float">
            <text:p>20.8402</text:p>
          </table:table-cell>
          <table:table-cell office:value-type="float" office:value="15.1848" calcext:value-type="float">
            <text:p>15.1848</text:p>
          </table:table-cell>
          <table:table-cell office:value-type="float" office:value="59.223" calcext:value-type="float">
            <text:p>59.223</text:p>
          </table:table-cell>
          <table:table-cell office:value-type="float" office:value="76.0855" calcext:value-type="float">
            <text:p>76.085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lignment 3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6936" calcext:value-type="float">
            <text:p>66936</text:p>
          </table:table-cell>
          <table:table-cell office:value-type="float" office:value="98" calcext:value-type="float">
            <text:p>9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2243" calcext:value-type="float">
            <text:p>72243</text:p>
          </table:table-cell>
          <table:table-cell office:value-type="float" office:value="105" calcext:value-type="float">
            <text:p>105</text:p>
          </table:table-cell>
          <table:table-cell office:value-type="float" office:value="20.4371" calcext:value-type="float">
            <text:p>20.437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45822" calcext:value-type="float">
            <text:p>0.024582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1.4234" calcext:value-type="float">
            <text:p>11.423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0.7853" calcext:value-type="float">
            <text:p>30.785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.38851" calcext:value-type="float">
            <text:p>3.38851</text:p>
          </table:table-cell>
          <table:table-cell office:value-type="float" office:value="1.65377" calcext:value-type="float">
            <text:p>1.65377</text:p>
          </table:table-cell>
          <table:table-cell office:value-type="float" office:value="2.15325" calcext:value-type="float">
            <text:p>2.15325</text:p>
          </table:table-cell>
          <table:table-cell office:value-type="float" office:value="17.0144" calcext:value-type="float">
            <text:p>17.0144</text:p>
          </table:table-cell>
          <table:table-cell office:value-type="float" office:value="34.0052" calcext:value-type="float">
            <text:p>34.0052</text:p>
          </table:table-cell>
          <table:table-cell office:value-type="float" office:value="31.1433" calcext:value-type="float">
            <text:p>31.1433</text:p>
          </table:table-cell>
          <table:table-cell office:value-type="float" office:value="50.1658" calcext:value-type="float">
            <text:p>50.1658</text:p>
          </table:table-cell>
          <table:table-cell office:value-type="float" office:value="4.52921" calcext:value-type="float">
            <text:p>4.52921</text:p>
          </table:table-cell>
          <table:table-cell office:value-type="float" office:value="1.62844" calcext:value-type="float">
            <text:p>1.62844</text:p>
          </table:table-cell>
          <table:table-cell office:value-type="float" office:value="76.7789" calcext:value-type="float">
            <text:p>76.7789</text:p>
          </table:table-cell>
          <table:table-cell office:value-type="float" office:value="84.7357" calcext:value-type="float">
            <text:p>84.7357</text:p>
          </table:table-cell>
          <table:table-cell office:value-type="float" office:value="14.1372" calcext:value-type="float">
            <text:p>14.1372</text:p>
          </table:table-cell>
          <table:table-cell office:value-type="float" office:value="7.19922" calcext:value-type="float">
            <text:p>7.19922</text:p>
          </table:table-cell>
          <table:table-cell office:value-type="float" office:value="9.64275" calcext:value-type="float">
            <text:p>9.64275</text:p>
          </table:table-cell>
          <table:table-cell office:value-type="float" office:value="33.8102" calcext:value-type="float">
            <text:p>33.8102</text:p>
          </table:table-cell>
          <table:table-cell office:value-type="float" office:value="86.8541" calcext:value-type="float">
            <text:p>86.8541</text:p>
          </table:table-cell>
          <table:table-cell office:value-type="float" office:value="84.0857" calcext:value-type="float">
            <text:p>84.0857</text:p>
          </table:table-cell>
          <table:table-cell office:value-type="float" office:value="37.1786" calcext:value-type="float">
            <text:p>37.1786</text:p>
          </table:table-cell>
          <table:table-cell office:value-type="float" office:value="12.9826" calcext:value-type="float">
            <text:p>12.9826</text:p>
          </table:table-cell>
          <table:table-cell office:value-type="float" office:value="38.477" calcext:value-type="float">
            <text:p>38.477</text:p>
          </table:table-cell>
          <table:table-cell office:value-type="float" office:value="35.7135" calcext:value-type="float">
            <text:p>35.7135</text:p>
          </table:table-cell>
          <table:table-cell office:value-type="float" office:value="9.99968" calcext:value-type="float">
            <text:p>9.99968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Alignment 3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6936" calcext:value-type="float">
            <text:p>66936</text:p>
          </table:table-cell>
          <table:table-cell office:value-type="float" office:value="98" calcext:value-type="float">
            <text:p>9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9818" calcext:value-type="float">
            <text:p>69818</text:p>
          </table:table-cell>
          <table:table-cell office:value-type="float" office:value="90" calcext:value-type="float">
            <text:p>90</text:p>
          </table:table-cell>
          <table:table-cell office:value-type="float" office:value="23.3431" calcext:value-type="float">
            <text:p>23.343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31743" calcext:value-type="float">
            <text:p>0.023174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6.99212" calcext:value-type="float">
            <text:p>6.9921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5.6381" calcext:value-type="float">
            <text:p>35.638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.07984" calcext:value-type="float">
            <text:p>3.07984</text:p>
          </table:table-cell>
          <table:table-cell office:value-type="float" office:value="3.42999" calcext:value-type="float">
            <text:p>3.42999</text:p>
          </table:table-cell>
          <table:table-cell office:value-type="float" office:value="70.7454" calcext:value-type="float">
            <text:p>70.7454</text:p>
          </table:table-cell>
          <table:table-cell office:value-type="float" office:value="111.06" calcext:value-type="float">
            <text:p>111.06</text:p>
          </table:table-cell>
          <table:table-cell office:value-type="float" office:value="82.7518" calcext:value-type="float">
            <text:p>82.7518</text:p>
          </table:table-cell>
          <table:table-cell office:value-type="float" office:value="31.4664" calcext:value-type="float">
            <text:p>31.4664</text:p>
          </table:table-cell>
          <table:table-cell office:value-type="float" office:value="30.213" calcext:value-type="float">
            <text:p>30.213</text:p>
          </table:table-cell>
          <table:table-cell office:value-type="float" office:value="45.0191" calcext:value-type="float">
            <text:p>45.0191</text:p>
          </table:table-cell>
          <table:table-cell office:value-type="float" office:value="45.1927" calcext:value-type="float">
            <text:p>45.1927</text:p>
          </table:table-cell>
          <table:table-cell office:value-type="float" office:value="51.0084" calcext:value-type="float">
            <text:p>51.0084</text:p>
          </table:table-cell>
          <table:table-cell office:value-type="float" office:value="18.8766" calcext:value-type="float">
            <text:p>18.8766</text:p>
          </table:table-cell>
          <table:table-cell office:value-type="float" office:value="15.9458" calcext:value-type="float">
            <text:p>15.9458</text:p>
          </table:table-cell>
          <table:table-cell office:value-type="float" office:value="55.3625" calcext:value-type="float">
            <text:p>55.3625</text:p>
          </table:table-cell>
          <table:table-cell office:value-type="float" office:value="1.76754" calcext:value-type="float">
            <text:p>1.76754</text:p>
          </table:table-cell>
          <table:table-cell office:value-type="float" office:value="11.7458" calcext:value-type="float">
            <text:p>11.7458</text:p>
          </table:table-cell>
          <table:table-cell office:value-type="float" office:value="38.2432" calcext:value-type="float">
            <text:p>38.2432</text:p>
          </table:table-cell>
          <table:table-cell office:value-type="float" office:value="106.276" calcext:value-type="float">
            <text:p>106.276</text:p>
          </table:table-cell>
          <table:table-cell office:value-type="float" office:value="3.17652" calcext:value-type="float">
            <text:p>3.17652</text:p>
          </table:table-cell>
          <table:table-cell office:value-type="float" office:value="7.74572" calcext:value-type="float">
            <text:p>7.74572</text:p>
          </table:table-cell>
          <table:table-cell office:value-type="float" office:value="26.8664" calcext:value-type="float">
            <text:p>26.8664</text:p>
          </table:table-cell>
          <table:table-cell office:value-type="float" office:value="14.1384" calcext:value-type="float">
            <text:p>14.1384</text:p>
          </table:table-cell>
          <table:table-cell office:value-type="float" office:value="33.3165" calcext:value-type="float">
            <text:p>33.3165</text:p>
          </table:table-cell>
          <table:table-cell office:value-type="float" office:value="12.249" calcext:value-type="float">
            <text:p>12.249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Alignment 3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6936" calcext:value-type="float">
            <text:p>66936</text:p>
          </table:table-cell>
          <table:table-cell office:value-type="float" office:value="98" calcext:value-type="float">
            <text:p>9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6858" calcext:value-type="float">
            <text:p>76858</text:p>
          </table:table-cell>
          <table:table-cell office:value-type="float" office:value="96" calcext:value-type="float">
            <text:p>96</text:p>
          </table:table-cell>
          <table:table-cell office:value-type="float" office:value="23.9636" calcext:value-type="float">
            <text:p>23.963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14513" calcext:value-type="float">
            <text:p>0.031451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5.7596" calcext:value-type="float">
            <text:p>15.75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0.0435" calcext:value-type="float">
            <text:p>30.043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2.8686" calcext:value-type="float">
            <text:p>42.8686</text:p>
          </table:table-cell>
          <table:table-cell office:value-type="float" office:value="4.09136" calcext:value-type="float">
            <text:p>4.09136</text:p>
          </table:table-cell>
          <table:table-cell office:value-type="float" office:value="33.0953" calcext:value-type="float">
            <text:p>33.0953</text:p>
          </table:table-cell>
          <table:table-cell office:value-type="float" office:value="2.27498" calcext:value-type="float">
            <text:p>2.27498</text:p>
          </table:table-cell>
          <table:table-cell office:value-type="float" office:value="15.8953" calcext:value-type="float">
            <text:p>15.8953</text:p>
          </table:table-cell>
          <table:table-cell office:value-type="float" office:value="8.85183" calcext:value-type="float">
            <text:p>8.85183</text:p>
          </table:table-cell>
          <table:table-cell office:value-type="float" office:value="40.1083" calcext:value-type="float">
            <text:p>40.1083</text:p>
          </table:table-cell>
          <table:table-cell office:value-type="float" office:value="30.3401" calcext:value-type="float">
            <text:p>30.3401</text:p>
          </table:table-cell>
          <table:table-cell office:value-type="float" office:value="78.6488" calcext:value-type="float">
            <text:p>78.6488</text:p>
          </table:table-cell>
          <table:table-cell office:value-type="float" office:value="4.50122" calcext:value-type="float">
            <text:p>4.50122</text:p>
          </table:table-cell>
          <table:table-cell office:value-type="float" office:value="20.2499" calcext:value-type="float">
            <text:p>20.2499</text:p>
          </table:table-cell>
          <table:table-cell office:value-type="float" office:value="52.2457" calcext:value-type="float">
            <text:p>52.2457</text:p>
          </table:table-cell>
          <table:table-cell office:value-type="float" office:value="15.4785" calcext:value-type="float">
            <text:p>15.4785</text:p>
          </table:table-cell>
          <table:table-cell office:value-type="float" office:value="5.31419" calcext:value-type="float">
            <text:p>5.31419</text:p>
          </table:table-cell>
          <table:table-cell office:value-type="float" office:value="11.7199" calcext:value-type="float">
            <text:p>11.7199</text:p>
          </table:table-cell>
          <table:table-cell office:value-type="float" office:value="82.5499" calcext:value-type="float">
            <text:p>82.5499</text:p>
          </table:table-cell>
          <table:table-cell office:value-type="float" office:value="18.692" calcext:value-type="float">
            <text:p>18.692</text:p>
          </table:table-cell>
          <table:table-cell office:value-type="float" office:value="4.45684" calcext:value-type="float">
            <text:p>4.45684</text:p>
          </table:table-cell>
          <table:table-cell office:value-type="float" office:value="64.2066" calcext:value-type="float">
            <text:p>64.2066</text:p>
          </table:table-cell>
          <table:table-cell office:value-type="float" office:value="47.2103" calcext:value-type="float">
            <text:p>47.2103</text:p>
          </table:table-cell>
          <table:table-cell office:value-type="float" office:value="78.8164" calcext:value-type="float">
            <text:p>78.8164</text:p>
          </table:table-cell>
          <table:table-cell office:value-type="float" office:value="38.3675" calcext:value-type="float">
            <text:p>38.3675</text:p>
          </table:table-cell>
          <table:table-cell office:value-type="float" office:value="8.28509" calcext:value-type="float">
            <text:p>8.28509</text:p>
          </table:table-cell>
          <table:table-cell office:value-type="float" office:value="27.4976" calcext:value-type="float">
            <text:p>27.4976</text:p>
          </table:table-cell>
          <table:table-cell office:value-type="float" office:value="17.2859" calcext:value-type="float">
            <text:p>17.2859</text:p>
          </table:table-cell>
          <table:table-cell office:value-type="float" office:value="41.4293" calcext:value-type="float">
            <text:p>41.4293</text:p>
          </table:table-cell>
          <table:table-cell office:value-type="float" office:value="16.6935" calcext:value-type="float">
            <text:p>16.6935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Alignment 3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0088" calcext:value-type="float">
            <text:p>40088</text:p>
          </table:table-cell>
          <table:table-cell office:value-type="float" office:value="108" calcext:value-type="float">
            <text:p>108</text:p>
          </table:table-cell>
          <table:table-cell office:value-type="float" office:value="60.3845" calcext:value-type="float">
            <text:p>60.384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63311" calcext:value-type="float">
            <text:p>0.86331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46.08" calcext:value-type="float">
            <text:p>346.0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6.7396" calcext:value-type="float">
            <text:p>46.73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5.5237" calcext:value-type="float">
            <text:p>45.5237</text:p>
          </table:table-cell>
          <table:table-cell office:value-type="float" office:value="61.2247" calcext:value-type="float">
            <text:p>61.2247</text:p>
          </table:table-cell>
          <table:table-cell office:value-type="float" office:value="45.7486" calcext:value-type="float">
            <text:p>45.7486</text:p>
          </table:table-cell>
          <table:table-cell office:value-type="float" office:value="63.0322" calcext:value-type="float">
            <text:p>63.0322</text:p>
          </table:table-cell>
          <table:table-cell office:value-type="float" office:value="59.5057" calcext:value-type="float">
            <text:p>59.5057</text:p>
          </table:table-cell>
          <table:table-cell office:value-type="float" office:value="15.3728" calcext:value-type="float">
            <text:p>15.3728</text:p>
          </table:table-cell>
          <table:table-cell office:value-type="float" office:value="56.2625" calcext:value-type="float">
            <text:p>56.2625</text:p>
          </table:table-cell>
          <table:table-cell office:value-type="float" office:value="51.5445" calcext:value-type="float">
            <text:p>51.5445</text:p>
          </table:table-cell>
          <table:table-cell office:value-type="float" office:value="26.3672" calcext:value-type="float">
            <text:p>26.3672</text:p>
          </table:table-cell>
          <table:table-cell office:value-type="float" office:value="63.414" calcext:value-type="float">
            <text:p>63.414</text:p>
          </table:table-cell>
          <table:table-cell office:value-type="float" office:value="53.5587" calcext:value-type="float">
            <text:p>53.5587</text:p>
          </table:table-cell>
          <table:table-cell office:value-type="float" office:value="46.5898" calcext:value-type="float">
            <text:p>46.5898</text:p>
          </table:table-cell>
          <table:table-cell office:value-type="float" office:value="61.949" calcext:value-type="float">
            <text:p>61.949</text:p>
          </table:table-cell>
          <table:table-cell office:value-type="float" office:value="29.9306" calcext:value-type="float">
            <text:p>29.9306</text:p>
          </table:table-cell>
          <table:table-cell office:value-type="float" office:value="52.0844" calcext:value-type="float">
            <text:p>52.0844</text:p>
          </table:table-cell>
          <table:table-cell office:value-type="float" office:value="48.9486" calcext:value-type="float">
            <text:p>48.9486</text:p>
          </table:table-cell>
          <table:table-cell office:value-type="float" office:value="33.5584" calcext:value-type="float">
            <text:p>33.5584</text:p>
          </table:table-cell>
          <table:table-cell office:value-type="float" office:value="42.2842" calcext:value-type="float">
            <text:p>42.2842</text:p>
          </table:table-cell>
          <table:table-cell office:value-type="float" office:value="58.0909" calcext:value-type="float">
            <text:p>58.0909</text:p>
          </table:table-cell>
          <table:table-cell office:value-type="float" office:value="33.9246" calcext:value-type="float">
            <text:p>33.9246</text:p>
          </table:table-cell>
          <table:table-cell office:value-type="float" office:value="49.4012" calcext:value-type="float">
            <text:p>49.4012</text:p>
          </table:table-cell>
          <table:table-cell office:value-type="float" office:value="33.0059" calcext:value-type="float">
            <text:p>33.0059</text:p>
          </table:table-cell>
          <table:table-cell office:value-type="float" office:value="22.6672" calcext:value-type="float">
            <text:p>22.6672</text:p>
          </table:table-cell>
          <table:table-cell office:value-type="float" office:value="45.0981" calcext:value-type="float">
            <text:p>45.0981</text:p>
          </table:table-cell>
          <table:table-cell office:value-type="float" office:value="56.8231" calcext:value-type="float">
            <text:p>56.8231</text:p>
          </table:table-cell>
          <table:table-cell office:value-type="float" office:value="61.0061" calcext:value-type="float">
            <text:p>61.0061</text:p>
          </table:table-cell>
          <table:table-cell office:value-type="float" office:value="68.8013" calcext:value-type="float">
            <text:p>68.8013</text:p>
          </table:table-cell>
          <table:table-cell office:value-type="float" office:value="13.6414" calcext:value-type="float">
            <text:p>13.6414</text:p>
          </table:table-cell>
          <table:table-cell office:value-type="float" office:value="62.6807" calcext:value-type="float">
            <text:p>62.6807</text:p>
          </table:table-cell>
          <table:table-cell office:value-type="float" office:value="57.2776" calcext:value-type="float">
            <text:p>57.2776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49.9483" calcext:value-type="float">
            <text:p>49.9483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Alignment 3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0661" calcext:value-type="float">
            <text:p>40661</text:p>
          </table:table-cell>
          <table:table-cell office:value-type="float" office:value="102" calcext:value-type="float">
            <text:p>102</text:p>
          </table:table-cell>
          <table:table-cell office:value-type="float" office:value="62.5427" calcext:value-type="float">
            <text:p>62.542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797971" calcext:value-type="float">
            <text:p>0.79797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19.383" calcext:value-type="float">
            <text:p>219.38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2.1398" calcext:value-type="float">
            <text:p>42.139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9.3931" calcext:value-type="float">
            <text:p>9.3931</text:p>
          </table:table-cell>
          <table:table-cell office:value-type="float" office:value="54.535" calcext:value-type="float">
            <text:p>54.535</text:p>
          </table:table-cell>
          <table:table-cell office:value-type="float" office:value="39.4838" calcext:value-type="float">
            <text:p>39.4838</text:p>
          </table:table-cell>
          <table:table-cell office:value-type="float" office:value="52.2306" calcext:value-type="float">
            <text:p>52.2306</text:p>
          </table:table-cell>
          <table:table-cell office:value-type="float" office:value="60.3359" calcext:value-type="float">
            <text:p>60.3359</text:p>
          </table:table-cell>
          <table:table-cell office:value-type="float" office:value="38.3474" calcext:value-type="float">
            <text:p>38.3474</text:p>
          </table:table-cell>
          <table:table-cell office:value-type="float" office:value="41.7947" calcext:value-type="float">
            <text:p>41.7947</text:p>
          </table:table-cell>
          <table:table-cell office:value-type="float" office:value="32.5213" calcext:value-type="float">
            <text:p>32.5213</text:p>
          </table:table-cell>
          <table:table-cell office:value-type="float" office:value="38.37" calcext:value-type="float">
            <text:p>38.37</text:p>
          </table:table-cell>
          <table:table-cell office:value-type="float" office:value="59.0849" calcext:value-type="float">
            <text:p>59.0849</text:p>
          </table:table-cell>
          <table:table-cell office:value-type="float" office:value="70.4264" calcext:value-type="float">
            <text:p>70.4264</text:p>
          </table:table-cell>
          <table:table-cell office:value-type="float" office:value="40.1726" calcext:value-type="float">
            <text:p>40.1726</text:p>
          </table:table-cell>
          <table:table-cell office:value-type="float" office:value="37.672" calcext:value-type="float">
            <text:p>37.672</text:p>
          </table:table-cell>
          <table:table-cell office:value-type="float" office:value="33.863" calcext:value-type="float">
            <text:p>33.863</text:p>
          </table:table-cell>
          <table:table-cell office:value-type="float" office:value="17.702" calcext:value-type="float">
            <text:p>17.702</text:p>
          </table:table-cell>
          <table:table-cell office:value-type="float" office:value="47.1708" calcext:value-type="float">
            <text:p>47.1708</text:p>
          </table:table-cell>
          <table:table-cell office:value-type="float" office:value="48.8941" calcext:value-type="float">
            <text:p>48.8941</text:p>
          </table:table-cell>
          <table:table-cell office:value-type="float" office:value="50.1207" calcext:value-type="float">
            <text:p>50.1207</text:p>
          </table:table-cell>
          <table:table-cell office:value-type="float" office:value="29.8072" calcext:value-type="float">
            <text:p>29.8072</text:p>
          </table:table-cell>
          <table:table-cell office:value-type="float" office:value="32.8245" calcext:value-type="float">
            <text:p>32.8245</text:p>
          </table:table-cell>
          <table:table-cell office:value-type="float" office:value="39.5829" calcext:value-type="float">
            <text:p>39.5829</text:p>
          </table:table-cell>
          <table:table-cell office:value-type="float" office:value="29.9239" calcext:value-type="float">
            <text:p>29.9239</text:p>
          </table:table-cell>
          <table:table-cell office:value-type="float" office:value="57.0456" calcext:value-type="float">
            <text:p>57.0456</text:p>
          </table:table-cell>
          <table:table-cell office:value-type="float" office:value="7.24714" calcext:value-type="float">
            <text:p>7.24714</text:p>
          </table:table-cell>
          <table:table-cell office:value-type="float" office:value="28.3499" calcext:value-type="float">
            <text:p>28.3499</text:p>
          </table:table-cell>
          <table:table-cell office:value-type="float" office:value="89.5091" calcext:value-type="float">
            <text:p>89.5091</text:p>
          </table:table-cell>
          <table:table-cell office:value-type="float" office:value="8.51339" calcext:value-type="float">
            <text:p>8.51339</text:p>
          </table:table-cell>
          <table:table-cell office:value-type="float" office:value="73.2351" calcext:value-type="float">
            <text:p>73.2351</text:p>
          </table:table-cell>
          <table:table-cell office:value-type="float" office:value="51.7794" calcext:value-type="float">
            <text:p>51.7794</text:p>
          </table:table-cell>
          <table:table-cell office:value-type="float" office:value="44.2574" calcext:value-type="float">
            <text:p>44.2574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Alignment 3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0364" calcext:value-type="float">
            <text:p>40364</text:p>
          </table:table-cell>
          <table:table-cell office:value-type="float" office:value="103" calcext:value-type="float">
            <text:p>103</text:p>
          </table:table-cell>
          <table:table-cell office:value-type="float" office:value="60.2116" calcext:value-type="float">
            <text:p>60.211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70096" calcext:value-type="float">
            <text:p>0.4700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3.6664" calcext:value-type="float">
            <text:p>83.666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4.1465" calcext:value-type="float">
            <text:p>54.146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6.4822" calcext:value-type="float">
            <text:p>46.4822</text:p>
          </table:table-cell>
          <table:table-cell office:value-type="float" office:value="70.7256" calcext:value-type="float">
            <text:p>70.7256</text:p>
          </table:table-cell>
          <table:table-cell office:value-type="float" office:value="46.1656" calcext:value-type="float">
            <text:p>46.1656</text:p>
          </table:table-cell>
          <table:table-cell office:value-type="float" office:value="48.1846" calcext:value-type="float">
            <text:p>48.1846</text:p>
          </table:table-cell>
          <table:table-cell office:value-type="float" office:value="63.2466" calcext:value-type="float">
            <text:p>63.2466</text:p>
          </table:table-cell>
          <table:table-cell office:value-type="float" office:value="33.9437" calcext:value-type="float">
            <text:p>33.9437</text:p>
          </table:table-cell>
          <table:table-cell office:value-type="float" office:value="44.2807" calcext:value-type="float">
            <text:p>44.2807</text:p>
          </table:table-cell>
          <table:table-cell office:value-type="float" office:value="76.5034" calcext:value-type="float">
            <text:p>76.5034</text:p>
          </table:table-cell>
          <table:table-cell office:value-type="float" office:value="53.639" calcext:value-type="float">
            <text:p>53.639</text:p>
          </table:table-cell>
          <table:table-cell office:value-type="float" office:value="18.6176" calcext:value-type="float">
            <text:p>18.6176</text:p>
          </table:table-cell>
          <table:table-cell office:value-type="float" office:value="83.693" calcext:value-type="float">
            <text:p>83.693</text:p>
          </table:table-cell>
          <table:table-cell office:value-type="float" office:value="65.5703" calcext:value-type="float">
            <text:p>65.5703</text:p>
          </table:table-cell>
          <table:table-cell office:value-type="float" office:value="38.7811" calcext:value-type="float">
            <text:p>38.7811</text:p>
          </table:table-cell>
          <table:table-cell office:value-type="float" office:value="55.9274" calcext:value-type="float">
            <text:p>55.9274</text:p>
          </table:table-cell>
          <table:table-cell office:value-type="float" office:value="36.0843" calcext:value-type="float">
            <text:p>36.0843</text:p>
          </table:table-cell>
          <table:table-cell office:value-type="float" office:value="29.1154" calcext:value-type="float">
            <text:p>29.1154</text:p>
          </table:table-cell>
          <table:table-cell office:value-type="float" office:value="54.7669" calcext:value-type="float">
            <text:p>54.7669</text:p>
          </table:table-cell>
          <table:table-cell office:value-type="float" office:value="73.6796" calcext:value-type="float">
            <text:p>73.6796</text:p>
          </table:table-cell>
          <table:table-cell office:value-type="float" office:value="89.0708" calcext:value-type="float">
            <text:p>89.0708</text:p>
          </table:table-cell>
          <table:table-cell office:value-type="float" office:value="49.0074" calcext:value-type="float">
            <text:p>49.0074</text:p>
          </table:table-cell>
          <table:table-cell office:value-type="float" office:value="56.9828" calcext:value-type="float">
            <text:p>56.9828</text:p>
          </table:table-cell>
          <table:table-cell office:value-type="float" office:value="29.4984" calcext:value-type="float">
            <text:p>29.4984</text:p>
          </table:table-cell>
          <table:table-cell office:value-type="float" office:value="31.7052" calcext:value-type="float">
            <text:p>31.7052</text:p>
          </table:table-cell>
          <table:table-cell office:value-type="float" office:value="24.3286" calcext:value-type="float">
            <text:p>24.3286</text:p>
          </table:table-cell>
          <table:table-cell office:value-type="float" office:value="83.6155" calcext:value-type="float">
            <text:p>83.6155</text:p>
          </table:table-cell>
          <table:table-cell office:value-type="float" office:value="55.2454" calcext:value-type="float">
            <text:p>55.2454</text:p>
          </table:table-cell>
          <table:table-cell office:value-type="float" office:value="67.6945" calcext:value-type="float">
            <text:p>67.6945</text:p>
          </table:table-cell>
          <table:table-cell office:value-type="float" office:value="70.1618" calcext:value-type="float">
            <text:p>70.1618</text:p>
          </table:table-cell>
          <table:table-cell office:value-type="float" office:value="83.9691" calcext:value-type="float">
            <text:p>83.9691</text:p>
          </table:table-cell>
          <table:table-cell office:value-type="float" office:value="82.8447" calcext:value-type="float">
            <text:p>82.8447</text:p>
          </table:table-cell>
          <table:table-cell office:value-type="float" office:value="66.7498" calcext:value-type="float">
            <text:p>66.7498</text:p>
          </table:table-cell>
          <table:table-cell office:value-type="float" office:value="53.4642" calcext:value-type="float">
            <text:p>53.4642</text:p>
          </table:table-cell>
          <table:table-cell office:value-type="float" office:value="41.6882" calcext:value-type="float">
            <text:p>41.6882</text:p>
          </table:table-cell>
          <table:table-cell office:value-type="float" office:value="55.0295" calcext:value-type="float">
            <text:p>55.0295</text:p>
          </table:table-cell>
          <table:table-cell office:value-type="float" office:value="14.6639" calcext:value-type="float">
            <text:p>14.6639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Alignment 3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8964" calcext:value-type="float">
            <text:p>38964</text:p>
          </table:table-cell>
          <table:table-cell office:value-type="float" office:value="102" calcext:value-type="float">
            <text:p>102</text:p>
          </table:table-cell>
          <table:table-cell office:value-type="float" office:value="60.4317" calcext:value-type="float">
            <text:p>60.431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90332" calcext:value-type="float">
            <text:p>0.99033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65.588" calcext:value-type="float">
            <text:p>265.58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7.5108" calcext:value-type="float">
            <text:p>47.510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7.728" calcext:value-type="float">
            <text:p>57.728</text:p>
          </table:table-cell>
          <table:table-cell office:value-type="float" office:value="19.7232" calcext:value-type="float">
            <text:p>19.7232</text:p>
          </table:table-cell>
          <table:table-cell office:value-type="float" office:value="69.0728" calcext:value-type="float">
            <text:p>69.0728</text:p>
          </table:table-cell>
          <table:table-cell office:value-type="float" office:value="67.9385" calcext:value-type="float">
            <text:p>67.9385</text:p>
          </table:table-cell>
          <table:table-cell office:value-type="float" office:value="53.3067" calcext:value-type="float">
            <text:p>53.3067</text:p>
          </table:table-cell>
          <table:table-cell office:value-type="float" office:value="36.0963" calcext:value-type="float">
            <text:p>36.0963</text:p>
          </table:table-cell>
          <table:table-cell office:value-type="float" office:value="50.7252" calcext:value-type="float">
            <text:p>50.7252</text:p>
          </table:table-cell>
          <table:table-cell office:value-type="float" office:value="41.6983" calcext:value-type="float">
            <text:p>41.6983</text:p>
          </table:table-cell>
          <table:table-cell office:value-type="float" office:value="35.5719" calcext:value-type="float">
            <text:p>35.5719</text:p>
          </table:table-cell>
          <table:table-cell office:value-type="float" office:value="58.9047" calcext:value-type="float">
            <text:p>58.9047</text:p>
          </table:table-cell>
          <table:table-cell office:value-type="float" office:value="36.8803" calcext:value-type="float">
            <text:p>36.8803</text:p>
          </table:table-cell>
          <table:table-cell office:value-type="float" office:value="33.4744" calcext:value-type="float">
            <text:p>33.4744</text:p>
          </table:table-cell>
          <table:table-cell office:value-type="float" office:value="56.3384" calcext:value-type="float">
            <text:p>56.3384</text:p>
          </table:table-cell>
          <table:table-cell office:value-type="float" office:value="49.707" calcext:value-type="float">
            <text:p>49.707</text:p>
          </table:table-cell>
          <table:table-cell office:value-type="float" office:value="39.9129" calcext:value-type="float">
            <text:p>39.9129</text:p>
          </table:table-cell>
          <table:table-cell office:value-type="float" office:value="15.8385" calcext:value-type="float">
            <text:p>15.8385</text:p>
          </table:table-cell>
          <table:table-cell office:value-type="float" office:value="31.6914" calcext:value-type="float">
            <text:p>31.6914</text:p>
          </table:table-cell>
          <table:table-cell office:value-type="float" office:value="40.591" calcext:value-type="float">
            <text:p>40.591</text:p>
          </table:table-cell>
          <table:table-cell office:value-type="float" office:value="19.9172" calcext:value-type="float">
            <text:p>19.9172</text:p>
          </table:table-cell>
          <table:table-cell office:value-type="float" office:value="70.2623" calcext:value-type="float">
            <text:p>70.2623</text:p>
          </table:table-cell>
          <table:table-cell office:value-type="float" office:value="48.113" calcext:value-type="float">
            <text:p>48.113</text:p>
          </table:table-cell>
          <table:table-cell office:value-type="float" office:value="58.1528" calcext:value-type="float">
            <text:p>58.1528</text:p>
          </table:table-cell>
          <table:table-cell office:value-type="float" office:value="42.6208" calcext:value-type="float">
            <text:p>42.6208</text:p>
          </table:table-cell>
          <table:table-cell office:value-type="float" office:value="62.691" calcext:value-type="float">
            <text:p>62.691</text:p>
          </table:table-cell>
          <table:table-cell office:value-type="float" office:value="50.4302" calcext:value-type="float">
            <text:p>50.4302</text:p>
          </table:table-cell>
          <table:table-cell office:value-type="float" office:value="62.5933" calcext:value-type="float">
            <text:p>62.5933</text:p>
          </table:table-cell>
          <table:table-cell office:value-type="float" office:value="58.0878" calcext:value-type="float">
            <text:p>58.0878</text:p>
          </table:table-cell>
          <table:table-cell office:value-type="float" office:value="62.2349" calcext:value-type="float">
            <text:p>62.2349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lignment 4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2231" calcext:value-type="float">
            <text:p>42231</text:p>
          </table:table-cell>
          <table:table-cell office:value-type="float" office:value="126" calcext:value-type="float">
            <text:p>126</text:p>
          </table:table-cell>
          <table:table-cell office:value-type="float" office:value="85.1977" calcext:value-type="float">
            <text:p>85.197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25433" calcext:value-type="float">
            <text:p>0.92543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401.776" calcext:value-type="float">
            <text:p>401.77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1.8988" calcext:value-type="float">
            <text:p>41.898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8.97759" calcext:value-type="float">
            <text:p>8.97759</text:p>
          </table:table-cell>
          <table:table-cell office:value-type="float" office:value="29.0797" calcext:value-type="float">
            <text:p>29.0797</text:p>
          </table:table-cell>
          <table:table-cell office:value-type="float" office:value="64.8447" calcext:value-type="float">
            <text:p>64.8447</text:p>
          </table:table-cell>
          <table:table-cell office:value-type="float" office:value="107.409" calcext:value-type="float">
            <text:p>107.409</text:p>
          </table:table-cell>
          <table:table-cell office:value-type="float" office:value="68.3617" calcext:value-type="float">
            <text:p>68.3617</text:p>
          </table:table-cell>
          <table:table-cell office:value-type="float" office:value="27.4059" calcext:value-type="float">
            <text:p>27.4059</text:p>
          </table:table-cell>
          <table:table-cell office:value-type="float" office:value="11.7079" calcext:value-type="float">
            <text:p>11.7079</text:p>
          </table:table-cell>
          <table:table-cell office:value-type="float" office:value="17.3627" calcext:value-type="float">
            <text:p>17.3627</text:p>
          </table:table-cell>
          <table:table-cell office:value-type="float" office:value="39.7225" calcext:value-type="float">
            <text:p>39.7225</text:p>
          </table:table-cell>
          <table:table-cell office:value-type="float" office:value="9.33326" calcext:value-type="float">
            <text:p>9.33326</text:p>
          </table:table-cell>
          <table:table-cell office:value-type="float" office:value="24.7174" calcext:value-type="float">
            <text:p>24.7174</text:p>
          </table:table-cell>
          <table:table-cell office:value-type="float" office:value="38.6864" calcext:value-type="float">
            <text:p>38.6864</text:p>
          </table:table-cell>
          <table:table-cell office:value-type="float" office:value="33.2298" calcext:value-type="float">
            <text:p>33.2298</text:p>
          </table:table-cell>
          <table:table-cell office:value-type="float" office:value="37.0449" calcext:value-type="float">
            <text:p>37.0449</text:p>
          </table:table-cell>
          <table:table-cell office:value-type="float" office:value="38.2497" calcext:value-type="float">
            <text:p>38.2497</text:p>
          </table:table-cell>
          <table:table-cell office:value-type="float" office:value="55.2911" calcext:value-type="float">
            <text:p>55.2911</text:p>
          </table:table-cell>
          <table:table-cell office:value-type="float" office:value="93.1313" calcext:value-type="float">
            <text:p>93.1313</text:p>
          </table:table-cell>
          <table:table-cell office:value-type="float" office:value="89.3615" calcext:value-type="float">
            <text:p>89.3615</text:p>
          </table:table-cell>
          <table:table-cell office:value-type="float" office:value="27.2528" calcext:value-type="float">
            <text:p>27.2528</text:p>
          </table:table-cell>
          <table:table-cell office:value-type="float" office:value="20.6118" calcext:value-type="float">
            <text:p>20.6118</text:p>
          </table:table-cell>
          <table:table-cell office:value-type="float" office:value="36.9701" calcext:value-type="float">
            <text:p>36.9701</text:p>
          </table:table-cell>
          <table:table-cell office:value-type="float" office:value="84.0373" calcext:value-type="float">
            <text:p>84.0373</text:p>
          </table:table-cell>
          <table:table-cell office:value-type="float" office:value="72.6353" calcext:value-type="float">
            <text:p>72.6353</text:p>
          </table:table-cell>
          <table:table-cell office:value-type="float" office:value="34.562" calcext:value-type="float">
            <text:p>34.562</text:p>
          </table:table-cell>
          <table:table-cell office:value-type="float" office:value="14.6145" calcext:value-type="float">
            <text:p>14.6145</text:p>
          </table:table-cell>
          <table:table-cell office:value-type="float" office:value="28.1164" calcext:value-type="float">
            <text:p>28.1164</text:p>
          </table:table-cell>
          <table:table-cell office:value-type="float" office:value="89.5798" calcext:value-type="float">
            <text:p>89.5798</text:p>
          </table:table-cell>
          <table:table-cell office:value-type="float" office:value="22.4856" calcext:value-type="float">
            <text:p>22.4856</text:p>
          </table:table-cell>
          <table:table-cell office:value-type="float" office:value="65.8178" calcext:value-type="float">
            <text:p>65.8178</text:p>
          </table:table-cell>
          <table:table-cell office:value-type="float" office:value="21.2539" calcext:value-type="float">
            <text:p>21.2539</text:p>
          </table:table-cell>
          <table:table-cell office:value-type="float" office:value="68.1611" calcext:value-type="float">
            <text:p>68.1611</text:p>
          </table:table-cell>
          <table:table-cell office:value-type="float" office:value="63.1694" calcext:value-type="float">
            <text:p>63.1694</text:p>
          </table:table-cell>
          <table:table-cell office:value-type="float" office:value="20.9782" calcext:value-type="float">
            <text:p>20.9782</text:p>
          </table:table-cell>
          <table:table-cell office:value-type="float" office:value="15.6359" calcext:value-type="float">
            <text:p>15.6359</text:p>
          </table:table-cell>
          <table:table-cell office:value-type="float" office:value="26.996" calcext:value-type="float">
            <text:p>26.996</text:p>
          </table:table-cell>
          <table:table-cell office:value-type="float" office:value="42.398" calcext:value-type="float">
            <text:p>42.398</text:p>
          </table:table-cell>
          <table:table-cell office:value-type="float" office:value="37.0719" calcext:value-type="float">
            <text:p>37.0719</text:p>
          </table:table-cell>
          <table:table-cell office:value-type="float" office:value="47.6388" calcext:value-type="float">
            <text:p>47.6388</text:p>
          </table:table-cell>
          <table:table-cell office:value-type="float" office:value="19.654" calcext:value-type="float">
            <text:p>19.654</text:p>
          </table:table-cell>
          <table:table-cell office:value-type="float" office:value="35.0821" calcext:value-type="float">
            <text:p>35.0821</text:p>
          </table:table-cell>
          <table:table-cell office:value-type="float" office:value="10.0524" calcext:value-type="float">
            <text:p>10.0524</text:p>
          </table:table-cell>
          <table:table-cell office:value-type="float" office:value="79.4534" calcext:value-type="float">
            <text:p>79.4534</text:p>
          </table:table-cell>
          <table:table-cell office:value-type="float" office:value="23.5025" calcext:value-type="float">
            <text:p>23.5025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Alignment 4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934" calcext:value-type="float">
            <text:p>41934</text:p>
          </table:table-cell>
          <table:table-cell office:value-type="float" office:value="113" calcext:value-type="float">
            <text:p>113</text:p>
          </table:table-cell>
          <table:table-cell office:value-type="float" office:value="86.2671" calcext:value-type="float">
            <text:p>86.267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13897" calcext:value-type="float">
            <text:p>0.91389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92.635" calcext:value-type="float">
            <text:p>392.63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9.1824" calcext:value-type="float">
            <text:p>39.182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1.8811" calcext:value-type="float">
            <text:p>31.8811</text:p>
          </table:table-cell>
          <table:table-cell office:value-type="float" office:value="61.8411" calcext:value-type="float">
            <text:p>61.8411</text:p>
          </table:table-cell>
          <table:table-cell office:value-type="float" office:value="60.4595" calcext:value-type="float">
            <text:p>60.4595</text:p>
          </table:table-cell>
          <table:table-cell office:value-type="float" office:value="32.7284" calcext:value-type="float">
            <text:p>32.7284</text:p>
          </table:table-cell>
          <table:table-cell office:value-type="float" office:value="61.9886" calcext:value-type="float">
            <text:p>61.9886</text:p>
          </table:table-cell>
          <table:table-cell office:value-type="float" office:value="53.4334" calcext:value-type="float">
            <text:p>53.4334</text:p>
          </table:table-cell>
          <table:table-cell office:value-type="float" office:value="26.7274" calcext:value-type="float">
            <text:p>26.7274</text:p>
          </table:table-cell>
          <table:table-cell office:value-type="float" office:value="30.784" calcext:value-type="float">
            <text:p>30.784</text:p>
          </table:table-cell>
          <table:table-cell office:value-type="float" office:value="64.5658" calcext:value-type="float">
            <text:p>64.5658</text:p>
          </table:table-cell>
          <table:table-cell office:value-type="float" office:value="70.3501" calcext:value-type="float">
            <text:p>70.3501</text:p>
          </table:table-cell>
          <table:table-cell office:value-type="float" office:value="25.6917" calcext:value-type="float">
            <text:p>25.6917</text:p>
          </table:table-cell>
          <table:table-cell office:value-type="float" office:value="23.6583" calcext:value-type="float">
            <text:p>23.6583</text:p>
          </table:table-cell>
          <table:table-cell office:value-type="float" office:value="35.0878" calcext:value-type="float">
            <text:p>35.0878</text:p>
          </table:table-cell>
          <table:table-cell office:value-type="float" office:value="40.916" calcext:value-type="float">
            <text:p>40.916</text:p>
          </table:table-cell>
          <table:table-cell office:value-type="float" office:value="20.8899" calcext:value-type="float">
            <text:p>20.8899</text:p>
          </table:table-cell>
          <table:table-cell office:value-type="float" office:value="48.4505" calcext:value-type="float">
            <text:p>48.4505</text:p>
          </table:table-cell>
          <table:table-cell office:value-type="float" office:value="50.5946" calcext:value-type="float">
            <text:p>50.5946</text:p>
          </table:table-cell>
          <table:table-cell office:value-type="float" office:value="38.9571" calcext:value-type="float">
            <text:p>38.9571</text:p>
          </table:table-cell>
          <table:table-cell office:value-type="float" office:value="53.579" calcext:value-type="float">
            <text:p>53.579</text:p>
          </table:table-cell>
          <table:table-cell office:value-type="float" office:value="64.3631" calcext:value-type="float">
            <text:p>64.3631</text:p>
          </table:table-cell>
          <table:table-cell office:value-type="float" office:value="46.8909" calcext:value-type="float">
            <text:p>46.8909</text:p>
          </table:table-cell>
          <table:table-cell office:value-type="float" office:value="62.7563" calcext:value-type="float">
            <text:p>62.7563</text:p>
          </table:table-cell>
          <table:table-cell office:value-type="float" office:value="38.5929" calcext:value-type="float">
            <text:p>38.5929</text:p>
          </table:table-cell>
          <table:table-cell office:value-type="float" office:value="38.9147" calcext:value-type="float">
            <text:p>38.9147</text:p>
          </table:table-cell>
          <table:table-cell office:value-type="float" office:value="18.5648" calcext:value-type="float">
            <text:p>18.5648</text:p>
          </table:table-cell>
          <table:table-cell office:value-type="float" office:value="38.7574" calcext:value-type="float">
            <text:p>38.7574</text:p>
          </table:table-cell>
          <table:table-cell office:value-type="float" office:value="12.5712" calcext:value-type="float">
            <text:p>12.5712</text:p>
          </table:table-cell>
          <table:table-cell office:value-type="float" office:value="75.2105" calcext:value-type="float">
            <text:p>75.2105</text:p>
          </table:table-cell>
          <table:table-cell office:value-type="float" office:value="23.4982" calcext:value-type="float">
            <text:p>23.4982</text:p>
          </table:table-cell>
          <table:table-cell office:value-type="float" office:value="50.0742" calcext:value-type="float">
            <text:p>50.0742</text:p>
          </table:table-cell>
          <table:table-cell office:value-type="float" office:value="11.7347" calcext:value-type="float">
            <text:p>11.7347</text:p>
          </table:table-cell>
          <table:table-cell office:value-type="float" office:value="39.0563" calcext:value-type="float">
            <text:p>39.0563</text:p>
          </table:table-cell>
          <table:table-cell office:value-type="float" office:value="59.4997" calcext:value-type="float">
            <text:p>59.4997</text:p>
          </table:table-cell>
          <table:table-cell office:value-type="float" office:value="35.2922" calcext:value-type="float">
            <text:p>35.2922</text:p>
          </table:table-cell>
          <table:table-cell office:value-type="float" office:value="16.7186" calcext:value-type="float">
            <text:p>16.7186</text:p>
          </table:table-cell>
          <table:table-cell office:value-type="float" office:value="34.6647" calcext:value-type="float">
            <text:p>34.6647</text:p>
          </table:table-cell>
          <table:table-cell office:value-type="float" office:value="21.4309" calcext:value-type="float">
            <text:p>21.4309</text:p>
          </table:table-cell>
          <table:table-cell office:value-type="float" office:value="12.2081" calcext:value-type="float">
            <text:p>12.2081</text:p>
          </table:table-cell>
          <table:table-cell office:value-type="float" office:value="15.584" calcext:value-type="float">
            <text:p>15.584</text:p>
          </table:table-cell>
          <table:table-cell office:value-type="float" office:value="28.6223" calcext:value-type="float">
            <text:p>28.6223</text:p>
          </table:table-cell>
          <table:table-cell office:value-type="float" office:value="28.8894" calcext:value-type="float">
            <text:p>28.8894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Alignment 4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104" calcext:value-type="float">
            <text:p>41104</text:p>
          </table:table-cell>
          <table:table-cell office:value-type="float" office:value="118" calcext:value-type="float">
            <text:p>118</text:p>
          </table:table-cell>
          <table:table-cell office:value-type="float" office:value="86.3424" calcext:value-type="float">
            <text:p>86.342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946023" calcext:value-type="float">
            <text:p>0.094602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43.341" calcext:value-type="float">
            <text:p>343.34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8.8074" calcext:value-type="float">
            <text:p>48.807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1.522" calcext:value-type="float">
            <text:p>41.522</text:p>
          </table:table-cell>
          <table:table-cell office:value-type="float" office:value="42.5065" calcext:value-type="float">
            <text:p>42.5065</text:p>
          </table:table-cell>
          <table:table-cell office:value-type="float" office:value="82.0107" calcext:value-type="float">
            <text:p>82.0107</text:p>
          </table:table-cell>
          <table:table-cell office:value-type="float" office:value="55.2881" calcext:value-type="float">
            <text:p>55.2881</text:p>
          </table:table-cell>
          <table:table-cell office:value-type="float" office:value="85.858" calcext:value-type="float">
            <text:p>85.858</text:p>
          </table:table-cell>
          <table:table-cell office:value-type="float" office:value="61.9012" calcext:value-type="float">
            <text:p>61.9012</text:p>
          </table:table-cell>
          <table:table-cell office:value-type="float" office:value="28.0809" calcext:value-type="float">
            <text:p>28.0809</text:p>
          </table:table-cell>
          <table:table-cell office:value-type="float" office:value="22.2564" calcext:value-type="float">
            <text:p>22.2564</text:p>
          </table:table-cell>
          <table:table-cell office:value-type="float" office:value="39.3083" calcext:value-type="float">
            <text:p>39.3083</text:p>
          </table:table-cell>
          <table:table-cell office:value-type="float" office:value="21.9073" calcext:value-type="float">
            <text:p>21.9073</text:p>
          </table:table-cell>
          <table:table-cell office:value-type="float" office:value="31.7162" calcext:value-type="float">
            <text:p>31.7162</text:p>
          </table:table-cell>
          <table:table-cell office:value-type="float" office:value="89.6319" calcext:value-type="float">
            <text:p>89.6319</text:p>
          </table:table-cell>
          <table:table-cell office:value-type="float" office:value="71.6823" calcext:value-type="float">
            <text:p>71.6823</text:p>
          </table:table-cell>
          <table:table-cell office:value-type="float" office:value="13.2937" calcext:value-type="float">
            <text:p>13.2937</text:p>
          </table:table-cell>
          <table:table-cell office:value-type="float" office:value="92.4177" calcext:value-type="float">
            <text:p>92.4177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54.495" calcext:value-type="float">
            <text:p>54.495</text:p>
          </table:table-cell>
          <table:table-cell office:value-type="float" office:value="59.6347" calcext:value-type="float">
            <text:p>59.6347</text:p>
          </table:table-cell>
          <table:table-cell office:value-type="float" office:value="82.7254" calcext:value-type="float">
            <text:p>82.7254</text:p>
          </table:table-cell>
          <table:table-cell office:value-type="float" office:value="17.8006" calcext:value-type="float">
            <text:p>17.8006</text:p>
          </table:table-cell>
          <table:table-cell office:value-type="float" office:value="51.5399" calcext:value-type="float">
            <text:p>51.5399</text:p>
          </table:table-cell>
          <table:table-cell office:value-type="float" office:value="49.1181" calcext:value-type="float">
            <text:p>49.1181</text:p>
          </table:table-cell>
          <table:table-cell office:value-type="float" office:value="16.6812" calcext:value-type="float">
            <text:p>16.6812</text:p>
          </table:table-cell>
          <table:table-cell office:value-type="float" office:value="51.191" calcext:value-type="float">
            <text:p>51.191</text:p>
          </table:table-cell>
          <table:table-cell office:value-type="float" office:value="80.6058" calcext:value-type="float">
            <text:p>80.6058</text:p>
          </table:table-cell>
          <table:table-cell office:value-type="float" office:value="67.4703" calcext:value-type="float">
            <text:p>67.4703</text:p>
          </table:table-cell>
          <table:table-cell office:value-type="float" office:value="19.05" calcext:value-type="float">
            <text:p>19.05</text:p>
          </table:table-cell>
          <table:table-cell office:value-type="float" office:value="28.3506" calcext:value-type="float">
            <text:p>28.3506</text:p>
          </table:table-cell>
          <table:table-cell office:value-type="float" office:value="51.9558" calcext:value-type="float">
            <text:p>51.9558</text:p>
          </table:table-cell>
          <table:table-cell office:value-type="float" office:value="15.1234" calcext:value-type="float">
            <text:p>15.1234</text:p>
          </table:table-cell>
          <table:table-cell office:value-type="float" office:value="30.5438" calcext:value-type="float">
            <text:p>30.5438</text:p>
          </table:table-cell>
          <table:table-cell office:value-type="float" office:value="6.8747" calcext:value-type="float">
            <text:p>6.8747</text:p>
          </table:table-cell>
          <table:table-cell office:value-type="float" office:value="47.2547" calcext:value-type="float">
            <text:p>47.2547</text:p>
          </table:table-cell>
          <table:table-cell office:value-type="float" office:value="60.314" calcext:value-type="float">
            <text:p>60.314</text:p>
          </table:table-cell>
          <table:table-cell office:value-type="float" office:value="17.7806" calcext:value-type="float">
            <text:p>17.7806</text:p>
          </table:table-cell>
          <table:table-cell office:value-type="float" office:value="50.1933" calcext:value-type="float">
            <text:p>50.1933</text:p>
          </table:table-cell>
          <table:table-cell office:value-type="float" office:value="46.7251" calcext:value-type="float">
            <text:p>46.7251</text:p>
          </table:table-cell>
          <table:table-cell office:value-type="float" office:value="28.4436" calcext:value-type="float">
            <text:p>28.4436</text:p>
          </table:table-cell>
          <table:table-cell office:value-type="float" office:value="27.3885" calcext:value-type="float">
            <text:p>27.3885</text:p>
          </table:table-cell>
          <table:table-cell office:value-type="float" office:value="37.466" calcext:value-type="float">
            <text:p>37.466</text:p>
          </table:table-cell>
          <table:table-cell office:value-type="float" office:value="59.8658" calcext:value-type="float">
            <text:p>59.8658</text:p>
          </table:table-cell>
          <table:table-cell office:value-type="float" office:value="57.7434" calcext:value-type="float">
            <text:p>57.7434</text:p>
          </table:table-cell>
          <table:table-cell office:value-type="float" office:value="79.032" calcext:value-type="float">
            <text:p>79.032</text:p>
          </table:table-cell>
          <table:table-cell office:value-type="float" office:value="42.767" calcext:value-type="float">
            <text:p>42.767</text:p>
          </table:table-cell>
          <table:table-cell office:value-type="float" office:value="82.3764" calcext:value-type="float">
            <text:p>82.3764</text:p>
          </table:table-cell>
          <table:table-cell office:value-type="float" office:value="76.6791" calcext:value-type="float">
            <text:p>76.6791</text:p>
          </table:table-cell>
          <table:table-cell office:value-type="float" office:value="46.7775" calcext:value-type="float">
            <text:p>46.7775</text:p>
          </table:table-cell>
          <table:table-cell office:value-type="float" office:value="60.2235" calcext:value-type="float">
            <text:p>60.2235</text:p>
          </table:table-cell>
          <table:table-cell office:value-type="float" office:value="70.4285" calcext:value-type="float">
            <text:p>70.4285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Alignment 4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8261" calcext:value-type="float">
            <text:p>128261</text:p>
          </table:table-cell>
          <table:table-cell office:value-type="float" office:value="368" calcext:value-type="float">
            <text:p>36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747" calcext:value-type="float">
            <text:p>41747</text:p>
          </table:table-cell>
          <table:table-cell office:value-type="float" office:value="122" calcext:value-type="float">
            <text:p>122</text:p>
          </table:table-cell>
          <table:table-cell office:value-type="float" office:value="86.929" calcext:value-type="float">
            <text:p>86.92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985272" calcext:value-type="float">
            <text:p>0.98527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85.885" calcext:value-type="float">
            <text:p>285.88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4.7801" calcext:value-type="float">
            <text:p>44.780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9.2056" calcext:value-type="float">
            <text:p>79.2056</text:p>
          </table:table-cell>
          <table:table-cell office:value-type="float" office:value="36.9551" calcext:value-type="float">
            <text:p>36.9551</text:p>
          </table:table-cell>
          <table:table-cell office:value-type="float" office:value="61.8256" calcext:value-type="float">
            <text:p>61.8256</text:p>
          </table:table-cell>
          <table:table-cell office:value-type="float" office:value="44.5405" calcext:value-type="float">
            <text:p>44.5405</text:p>
          </table:table-cell>
          <table:table-cell office:value-type="float" office:value="43.3614" calcext:value-type="float">
            <text:p>43.3614</text:p>
          </table:table-cell>
          <table:table-cell office:value-type="float" office:value="48.5184" calcext:value-type="float">
            <text:p>48.5184</text:p>
          </table:table-cell>
          <table:table-cell office:value-type="float" office:value="76.4538" calcext:value-type="float">
            <text:p>76.4538</text:p>
          </table:table-cell>
          <table:table-cell office:value-type="float" office:value="32.7681" calcext:value-type="float">
            <text:p>32.7681</text:p>
          </table:table-cell>
          <table:table-cell office:value-type="float" office:value="29.7626" calcext:value-type="float">
            <text:p>29.7626</text:p>
          </table:table-cell>
          <table:table-cell office:value-type="float" office:value="60.4323" calcext:value-type="float">
            <text:p>60.4323</text:p>
          </table:table-cell>
          <table:table-cell office:value-type="float" office:value="17.9819" calcext:value-type="float">
            <text:p>17.9819</text:p>
          </table:table-cell>
          <table:table-cell office:value-type="float" office:value="21.3518" calcext:value-type="float">
            <text:p>21.3518</text:p>
          </table:table-cell>
          <table:table-cell office:value-type="float" office:value="64.2064" calcext:value-type="float">
            <text:p>64.2064</text:p>
          </table:table-cell>
          <table:table-cell office:value-type="float" office:value="23.4446" calcext:value-type="float">
            <text:p>23.4446</text:p>
          </table:table-cell>
          <table:table-cell office:value-type="float" office:value="14.1713" calcext:value-type="float">
            <text:p>14.1713</text:p>
          </table:table-cell>
          <table:table-cell office:value-type="float" office:value="38.0584" calcext:value-type="float">
            <text:p>38.0584</text:p>
          </table:table-cell>
          <table:table-cell office:value-type="float" office:value="68.3783" calcext:value-type="float">
            <text:p>68.3783</text:p>
          </table:table-cell>
          <table:table-cell office:value-type="float" office:value="34.0526" calcext:value-type="float">
            <text:p>34.0526</text:p>
          </table:table-cell>
          <table:table-cell office:value-type="float" office:value="15.154" calcext:value-type="float">
            <text:p>15.154</text:p>
          </table:table-cell>
          <table:table-cell office:value-type="float" office:value="23.3782" calcext:value-type="float">
            <text:p>23.3782</text:p>
          </table:table-cell>
          <table:table-cell office:value-type="float" office:value="56.765" calcext:value-type="float">
            <text:p>56.765</text:p>
          </table:table-cell>
          <table:table-cell office:value-type="float" office:value="64.0606" calcext:value-type="float">
            <text:p>64.0606</text:p>
          </table:table-cell>
          <table:table-cell office:value-type="float" office:value="15.4382" calcext:value-type="float">
            <text:p>15.4382</text:p>
          </table:table-cell>
          <table:table-cell office:value-type="float" office:value="76.7143" calcext:value-type="float">
            <text:p>76.7143</text:p>
          </table:table-cell>
          <table:table-cell office:value-type="float" office:value="21.6314" calcext:value-type="float">
            <text:p>21.6314</text:p>
          </table:table-cell>
          <table:table-cell office:value-type="float" office:value="70.3002" calcext:value-type="float">
            <text:p>70.3002</text:p>
          </table:table-cell>
          <table:table-cell office:value-type="float" office:value="19.8094" calcext:value-type="float">
            <text:p>19.8094</text:p>
          </table:table-cell>
          <table:table-cell office:value-type="float" office:value="64.1792" calcext:value-type="float">
            <text:p>64.1792</text:p>
          </table:table-cell>
          <table:table-cell office:value-type="float" office:value="21.2328" calcext:value-type="float">
            <text:p>21.2328</text:p>
          </table:table-cell>
          <table:table-cell office:value-type="float" office:value="42.1948" calcext:value-type="float">
            <text:p>42.1948</text:p>
          </table:table-cell>
          <table:table-cell office:value-type="float" office:value="68.9961" calcext:value-type="float">
            <text:p>68.9961</text:p>
          </table:table-cell>
          <table:table-cell office:value-type="float" office:value="23.6534" calcext:value-type="float">
            <text:p>23.6534</text:p>
          </table:table-cell>
          <table:table-cell office:value-type="float" office:value="62.0506" calcext:value-type="float">
            <text:p>62.0506</text:p>
          </table:table-cell>
          <table:table-cell office:value-type="float" office:value="81.5846" calcext:value-type="float">
            <text:p>81.5846</text:p>
          </table:table-cell>
          <table:table-cell office:value-type="float" office:value="13.8508" calcext:value-type="float">
            <text:p>13.8508</text:p>
          </table:table-cell>
          <table:table-cell office:value-type="float" office:value="75.619" calcext:value-type="float">
            <text:p>75.619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Alignment 4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256" calcext:value-type="float">
            <text:p>31256</text:p>
          </table:table-cell>
          <table:table-cell office:value-type="float" office:value="92" calcext:value-type="float">
            <text:p>9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4331" calcext:value-type="float">
            <text:p>34331</text:p>
          </table:table-cell>
          <table:table-cell office:value-type="float" office:value="92" calcext:value-type="float">
            <text:p>92</text:p>
          </table:table-cell>
          <table:table-cell office:value-type="float" office:value="13.0445" calcext:value-type="float">
            <text:p>13.044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04182" calcext:value-type="float">
            <text:p>0.020418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.61159" calcext:value-type="float">
            <text:p>3.6115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8648" calcext:value-type="float">
            <text:p>18.864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.90297" calcext:value-type="float">
            <text:p>3.90297</text:p>
          </table:table-cell>
          <table:table-cell office:value-type="float" office:value="1.13461" calcext:value-type="float">
            <text:p>1.13461</text:p>
          </table:table-cell>
          <table:table-cell office:value-type="float" office:value="29.1859" calcext:value-type="float">
            <text:p>29.1859</text:p>
          </table:table-cell>
          <table:table-cell office:value-type="float" office:value="3.31051" calcext:value-type="float">
            <text:p>3.31051</text:p>
          </table:table-cell>
          <table:table-cell office:value-type="float" office:value="41.3926" calcext:value-type="float">
            <text:p>41.3926</text:p>
          </table:table-cell>
          <table:table-cell office:value-type="float" office:value="27.7899" calcext:value-type="float">
            <text:p>27.7899</text:p>
          </table:table-cell>
          <table:table-cell office:value-type="float" office:value="1.20457" calcext:value-type="float">
            <text:p>1.20457</text:p>
          </table:table-cell>
          <table:table-cell office:value-type="float" office:value="28.2235" calcext:value-type="float">
            <text:p>28.2235</text:p>
          </table:table-cell>
          <table:table-cell office:value-type="float" office:value="28.1202" calcext:value-type="float">
            <text:p>28.1202</text:p>
          </table:table-cell>
          <table:table-cell office:value-type="float" office:value="12.9671" calcext:value-type="float">
            <text:p>12.9671</text:p>
          </table:table-cell>
          <table:table-cell office:value-type="float" office:value="15.737" calcext:value-type="float">
            <text:p>15.737</text:p>
          </table:table-cell>
          <table:table-cell office:value-type="float" office:value="0.857904" calcext:value-type="float">
            <text:p>0.857904</text:p>
          </table:table-cell>
          <table:table-cell office:value-type="float" office:value="0.409627" calcext:value-type="float">
            <text:p>0.409627</text:p>
          </table:table-cell>
          <table:table-cell office:value-type="float" office:value="26.1717" calcext:value-type="float">
            <text:p>26.1717</text:p>
          </table:table-cell>
          <table:table-cell office:value-type="float" office:value="7.76528" calcext:value-type="float">
            <text:p>7.76528</text:p>
          </table:table-cell>
          <table:table-cell office:value-type="float" office:value="46.8987" calcext:value-type="float">
            <text:p>46.8987</text:p>
          </table:table-cell>
          <table:table-cell office:value-type="float" office:value="55.5243" calcext:value-type="float">
            <text:p>55.5243</text:p>
          </table:table-cell>
          <table:table-cell office:value-type="float" office:value="22.7988" calcext:value-type="float">
            <text:p>22.7988</text:p>
          </table:table-cell>
          <table:table-cell office:value-type="float" office:value="22.1727" calcext:value-type="float">
            <text:p>22.1727</text:p>
          </table:table-cell>
          <table:table-cell office:value-type="float" office:value="44.4888" calcext:value-type="float">
            <text:p>44.4888</text:p>
          </table:table-cell>
          <table:table-cell office:value-type="float" office:value="14.2095" calcext:value-type="float">
            <text:p>14.2095</text:p>
          </table:table-cell>
          <table:table-cell office:value-type="float" office:value="9.90854" calcext:value-type="float">
            <text:p>9.90854</text:p>
          </table:table-cell>
          <table:table-cell office:value-type="float" office:value="7.82654" calcext:value-type="float">
            <text:p>7.82654</text:p>
          </table:table-cell>
          <table:table-cell office:value-type="float" office:value="1.01033" calcext:value-type="float">
            <text:p>1.01033</text:p>
          </table:table-cell>
          <table:table-cell office:value-type="float" office:value="13.7537" calcext:value-type="float">
            <text:p>13.7537</text:p>
          </table:table-cell>
          <table:table-cell office:value-type="float" office:value="5.85874" calcext:value-type="float">
            <text:p>5.85874</text:p>
          </table:table-cell>
          <table:table-cell office:value-type="float" office:value="23.4677" calcext:value-type="float">
            <text:p>23.4677</text:p>
          </table:table-cell>
          <table:table-cell office:value-type="float" office:value="35.0224" calcext:value-type="float">
            <text:p>35.0224</text:p>
          </table:table-cell>
          <table:table-cell office:value-type="float" office:value="14.6943" calcext:value-type="float">
            <text:p>14.6943</text:p>
          </table:table-cell>
          <table:table-cell office:value-type="float" office:value="20.1359" calcext:value-type="float">
            <text:p>20.1359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Alignment 4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256" calcext:value-type="float">
            <text:p>31256</text:p>
          </table:table-cell>
          <table:table-cell office:value-type="float" office:value="92" calcext:value-type="float">
            <text:p>9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4519" calcext:value-type="float">
            <text:p>34519</text:p>
          </table:table-cell>
          <table:table-cell office:value-type="float" office:value="96" calcext:value-type="float">
            <text:p>96</text:p>
          </table:table-cell>
          <table:table-cell office:value-type="float" office:value="11.2608" calcext:value-type="float">
            <text:p>11.260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18873" calcext:value-type="float">
            <text:p>0.011887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44702" calcext:value-type="float">
            <text:p>1.4470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1.8221" calcext:value-type="float">
            <text:p>21.822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.98615" calcext:value-type="float">
            <text:p>1.98615</text:p>
          </table:table-cell>
          <table:table-cell office:value-type="float" office:value="5.15286" calcext:value-type="float">
            <text:p>5.15286</text:p>
          </table:table-cell>
          <table:table-cell office:value-type="float" office:value="43.464" calcext:value-type="float">
            <text:p>43.464</text:p>
          </table:table-cell>
          <table:table-cell office:value-type="float" office:value="0.579701" calcext:value-type="float">
            <text:p>0.579701</text:p>
          </table:table-cell>
          <table:table-cell office:value-type="float" office:value="29.061" calcext:value-type="float">
            <text:p>29.061</text:p>
          </table:table-cell>
          <table:table-cell office:value-type="float" office:value="1.28414" calcext:value-type="float">
            <text:p>1.28414</text:p>
          </table:table-cell>
          <table:table-cell office:value-type="float" office:value="25.1018" calcext:value-type="float">
            <text:p>25.1018</text:p>
          </table:table-cell>
          <table:table-cell office:value-type="float" office:value="22.3465" calcext:value-type="float">
            <text:p>22.3465</text:p>
          </table:table-cell>
          <table:table-cell office:value-type="float" office:value="49.933" calcext:value-type="float">
            <text:p>49.933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0.4968" calcext:value-type="float">
            <text:p>10.4968</text:p>
          </table:table-cell>
          <table:table-cell office:value-type="float" office:value="0.839687" calcext:value-type="float">
            <text:p>0.839687</text:p>
          </table:table-cell>
          <table:table-cell office:value-type="float" office:value="54.1768" calcext:value-type="float">
            <text:p>54.1768</text:p>
          </table:table-cell>
          <table:table-cell office:value-type="float" office:value="32.746" calcext:value-type="float">
            <text:p>32.746</text:p>
          </table:table-cell>
          <table:table-cell office:value-type="float" office:value="24.5204" calcext:value-type="float">
            <text:p>24.5204</text:p>
          </table:table-cell>
          <table:table-cell office:value-type="float" office:value="24.9807" calcext:value-type="float">
            <text:p>24.9807</text:p>
          </table:table-cell>
          <table:table-cell office:value-type="float" office:value="0.742501" calcext:value-type="float">
            <text:p>0.742501</text:p>
          </table:table-cell>
          <table:table-cell office:value-type="float" office:value="1.0507" calcext:value-type="float">
            <text:p>1.0507</text:p>
          </table:table-cell>
          <table:table-cell office:value-type="float" office:value="13.9803" calcext:value-type="float">
            <text:p>13.9803</text:p>
          </table:table-cell>
          <table:table-cell office:value-type="float" office:value="27.8922" calcext:value-type="float">
            <text:p>27.8922</text:p>
          </table:table-cell>
          <table:table-cell office:value-type="float" office:value="11.4397" calcext:value-type="float">
            <text:p>11.4397</text:p>
          </table:table-cell>
          <table:table-cell office:value-type="float" office:value="56.1655" calcext:value-type="float">
            <text:p>56.1655</text:p>
          </table:table-cell>
          <table:table-cell office:value-type="float" office:value="61.3533" calcext:value-type="float">
            <text:p>61.3533</text:p>
          </table:table-cell>
          <table:table-cell office:value-type="float" office:value="2.59676" calcext:value-type="float">
            <text:p>2.59676</text:p>
          </table:table-cell>
          <table:table-cell office:value-type="float" office:value="61.1533" calcext:value-type="float">
            <text:p>61.1533</text:p>
          </table:table-cell>
          <table:table-cell office:value-type="float" office:value="9.07062" calcext:value-type="float">
            <text:p>9.07062</text:p>
          </table:table-cell>
          <table:table-cell office:value-type="float" office:value="24.8651" calcext:value-type="float">
            <text:p>24.8651</text:p>
          </table:table-cell>
          <table:table-cell office:value-type="float" office:value="22.3497" calcext:value-type="float">
            <text:p>22.3497</text:p>
          </table:table-cell>
          <table:table-cell office:value-type="float" office:value="0.573803" calcext:value-type="float">
            <text:p>0.573803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Alignment 4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256" calcext:value-type="float">
            <text:p>31256</text:p>
          </table:table-cell>
          <table:table-cell office:value-type="float" office:value="92" calcext:value-type="float">
            <text:p>9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4463" calcext:value-type="float">
            <text:p>34463</text:p>
          </table:table-cell>
          <table:table-cell office:value-type="float" office:value="94" calcext:value-type="float">
            <text:p>94</text:p>
          </table:table-cell>
          <table:table-cell office:value-type="float" office:value="11.1709" calcext:value-type="float">
            <text:p>11.170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939102" calcext:value-type="float">
            <text:p>0.0093910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20944" calcext:value-type="float">
            <text:p>1.2094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1.2416" calcext:value-type="float">
            <text:p>21.24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6.6816" calcext:value-type="float">
            <text:p>26.6816</text:p>
          </table:table-cell>
          <table:table-cell office:value-type="float" office:value="36.814" calcext:value-type="float">
            <text:p>36.814</text:p>
          </table:table-cell>
          <table:table-cell office:value-type="float" office:value="0.455716" calcext:value-type="float">
            <text:p>0.455716</text:p>
          </table:table-cell>
          <table:table-cell office:value-type="float" office:value="50.9271" calcext:value-type="float">
            <text:p>50.9271</text:p>
          </table:table-cell>
          <table:table-cell office:value-type="float" office:value="34.5662" calcext:value-type="float">
            <text:p>34.5662</text:p>
          </table:table-cell>
          <table:table-cell office:value-type="float" office:value="37.7416" calcext:value-type="float">
            <text:p>37.7416</text:p>
          </table:table-cell>
          <table:table-cell office:value-type="float" office:value="14.4687" calcext:value-type="float">
            <text:p>14.4687</text:p>
          </table:table-cell>
          <table:table-cell office:value-type="float" office:value="29.284" calcext:value-type="float">
            <text:p>29.284</text:p>
          </table:table-cell>
          <table:table-cell office:value-type="float" office:value="51.3224" calcext:value-type="float">
            <text:p>51.3224</text:p>
          </table:table-cell>
          <table:table-cell office:value-type="float" office:value="11.4213" calcext:value-type="float">
            <text:p>11.4213</text:p>
          </table:table-cell>
          <table:table-cell office:value-type="float" office:value="27.3011" calcext:value-type="float">
            <text:p>27.3011</text:p>
          </table:table-cell>
          <table:table-cell office:value-type="float" office:value="12.929" calcext:value-type="float">
            <text:p>12.929</text:p>
          </table:table-cell>
          <table:table-cell office:value-type="float" office:value="15.4063" calcext:value-type="float">
            <text:p>15.4063</text:p>
          </table:table-cell>
          <table:table-cell office:value-type="float" office:value="2.57525" calcext:value-type="float">
            <text:p>2.57525</text:p>
          </table:table-cell>
          <table:table-cell office:value-type="float" office:value="14.4453" calcext:value-type="float">
            <text:p>14.4453</text:p>
          </table:table-cell>
          <table:table-cell office:value-type="float" office:value="0.32452" calcext:value-type="float">
            <text:p>0.32452</text:p>
          </table:table-cell>
          <table:table-cell office:value-type="float" office:value="0.691225" calcext:value-type="float">
            <text:p>0.691225</text:p>
          </table:table-cell>
          <table:table-cell office:value-type="float" office:value="0.352949" calcext:value-type="float">
            <text:p>0.352949</text:p>
          </table:table-cell>
          <table:table-cell office:value-type="float" office:value="49.4682" calcext:value-type="float">
            <text:p>49.4682</text:p>
          </table:table-cell>
          <table:table-cell office:value-type="float" office:value="48.0781" calcext:value-type="float">
            <text:p>48.0781</text:p>
          </table:table-cell>
          <table:table-cell office:value-type="float" office:value="27.2904" calcext:value-type="float">
            <text:p>27.2904</text:p>
          </table:table-cell>
          <table:table-cell office:value-type="float" office:value="0.787984" calcext:value-type="float">
            <text:p>0.787984</text:p>
          </table:table-cell>
          <table:table-cell office:value-type="float" office:value="2.4797" calcext:value-type="float">
            <text:p>2.4797</text:p>
          </table:table-cell>
          <table:table-cell office:value-type="float" office:value="10.9014" calcext:value-type="float">
            <text:p>10.9014</text:p>
          </table:table-cell>
          <table:table-cell office:value-type="float" office:value="0.345535" calcext:value-type="float">
            <text:p>0.345535</text:p>
          </table:table-cell>
          <table:table-cell office:value-type="float" office:value="1.00852" calcext:value-type="float">
            <text:p>1.00852</text:p>
          </table:table-cell>
          <table:table-cell office:value-type="float" office:value="19.7102" calcext:value-type="float">
            <text:p>19.7102</text:p>
          </table:table-cell>
          <table:table-cell office:value-type="float" office:value="1.14736" calcext:value-type="float">
            <text:p>1.14736</text:p>
          </table:table-cell>
          <table:table-cell office:value-type="float" office:value="40.7695" calcext:value-type="float">
            <text:p>40.7695</text:p>
          </table:table-cell>
          <table:table-cell office:value-type="float" office:value="44.789" calcext:value-type="float">
            <text:p>44.789</text:p>
          </table:table-cell>
          <table:table-cell office:value-type="float" office:value="44.0044" calcext:value-type="float">
            <text:p>44.0044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Alignment 4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1256" calcext:value-type="float">
            <text:p>31256</text:p>
          </table:table-cell>
          <table:table-cell office:value-type="float" office:value="92" calcext:value-type="float">
            <text:p>9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32794" calcext:value-type="float">
            <text:p>32794</text:p>
          </table:table-cell>
          <table:table-cell office:value-type="float" office:value="84" calcext:value-type="float">
            <text:p>84</text:p>
          </table:table-cell>
          <table:table-cell office:value-type="float" office:value="10.7395" calcext:value-type="float">
            <text:p>10.739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687" calcext:value-type="float">
            <text:p>0.0168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9311" calcext:value-type="float">
            <text:p>1.931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0.9938" calcext:value-type="float">
            <text:p>20.993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2.9131" calcext:value-type="float">
            <text:p>52.9131</text:p>
          </table:table-cell>
          <table:table-cell office:value-type="float" office:value="36.8215" calcext:value-type="float">
            <text:p>36.8215</text:p>
          </table:table-cell>
          <table:table-cell office:value-type="float" office:value="32.4873" calcext:value-type="float">
            <text:p>32.4873</text:p>
          </table:table-cell>
          <table:table-cell office:value-type="float" office:value="35.4646" calcext:value-type="float">
            <text:p>35.4646</text:p>
          </table:table-cell>
          <table:table-cell office:value-type="float" office:value="16.5757" calcext:value-type="float">
            <text:p>16.5757</text:p>
          </table:table-cell>
          <table:table-cell office:value-type="float" office:value="39.1687" calcext:value-type="float">
            <text:p>39.1687</text:p>
          </table:table-cell>
          <table:table-cell office:value-type="float" office:value="28.5702" calcext:value-type="float">
            <text:p>28.570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1.3295" calcext:value-type="float">
            <text:p>11.3295</text:p>
          </table:table-cell>
          <table:table-cell office:value-type="float" office:value="1.65007" calcext:value-type="float">
            <text:p>1.65007</text:p>
          </table:table-cell>
          <table:table-cell office:value-type="float" office:value="35.8084" calcext:value-type="float">
            <text:p>35.8084</text:p>
          </table:table-cell>
          <table:table-cell office:value-type="float" office:value="0.871699" calcext:value-type="float">
            <text:p>0.871699</text:p>
          </table:table-cell>
          <table:table-cell office:value-type="float" office:value="17.905" calcext:value-type="float">
            <text:p>17.905</text:p>
          </table:table-cell>
          <table:table-cell office:value-type="float" office:value="0.760067" calcext:value-type="float">
            <text:p>0.760067</text:p>
          </table:table-cell>
          <table:table-cell office:value-type="float" office:value="34.6418" calcext:value-type="float">
            <text:p>34.6418</text:p>
          </table:table-cell>
          <table:table-cell office:value-type="float" office:value="49.8065" calcext:value-type="float">
            <text:p>49.8065</text:p>
          </table:table-cell>
          <table:table-cell office:value-type="float" office:value="16.9062" calcext:value-type="float">
            <text:p>16.9062</text:p>
          </table:table-cell>
          <table:table-cell office:value-type="float" office:value="26.7369" calcext:value-type="float">
            <text:p>26.7369</text:p>
          </table:table-cell>
          <table:table-cell office:value-type="float" office:value="1.3594" calcext:value-type="float">
            <text:p>1.3594</text:p>
          </table:table-cell>
          <table:table-cell office:value-type="float" office:value="10.4523" calcext:value-type="float">
            <text:p>10.4523</text:p>
          </table:table-cell>
          <table:table-cell office:value-type="float" office:value="9.25349" calcext:value-type="float">
            <text:p>9.25349</text:p>
          </table:table-cell>
          <table:table-cell office:value-type="float" office:value="12.2826" calcext:value-type="float">
            <text:p>12.2826</text:p>
          </table:table-cell>
          <table:table-cell office:value-type="float" office:value="11.7376" calcext:value-type="float">
            <text:p>11.7376</text:p>
          </table:table-cell>
          <table:table-cell office:value-type="float" office:value="15.7479" calcext:value-type="float">
            <text:p>15.7479</text:p>
          </table:table-cell>
          <table:table-cell office:value-type="float" office:value="10.3448" calcext:value-type="float">
            <text:p>10.3448</text:p>
          </table:table-cell>
          <table:table-cell office:value-type="float" office:value="17.2818" calcext:value-type="float">
            <text:p>17.2818</text:p>
          </table:table-cell>
          <table:table-cell office:value-type="float" office:value="24.8059" calcext:value-type="float">
            <text:p>24.8059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Alignment 4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05732" calcext:value-type="float">
            <text:p>105732</text:p>
          </table:table-cell>
          <table:table-cell office:value-type="float" office:value="382" calcext:value-type="float">
            <text:p>38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0508" calcext:value-type="float">
            <text:p>110508</text:p>
          </table:table-cell>
          <table:table-cell office:value-type="float" office:value="352" calcext:value-type="float">
            <text:p>352</text:p>
          </table:table-cell>
          <table:table-cell office:value-type="float" office:value="110.661" calcext:value-type="float">
            <text:p>110.66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91825" calcext:value-type="float">
            <text:p>0.09182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5.3522" calcext:value-type="float">
            <text:p>35.352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1.2317" calcext:value-type="float">
            <text:p>41.231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6.4214" calcext:value-type="float">
            <text:p>16.4214</text:p>
          </table:table-cell>
          <table:table-cell office:value-type="float" office:value="95.3459" calcext:value-type="float">
            <text:p>95.3459</text:p>
          </table:table-cell>
          <table:table-cell office:value-type="float" office:value="40.3678" calcext:value-type="float">
            <text:p>40.3678</text:p>
          </table:table-cell>
          <table:table-cell office:value-type="float" office:value="17.6472" calcext:value-type="float">
            <text:p>17.6472</text:p>
          </table:table-cell>
          <table:table-cell office:value-type="float" office:value="72.8399" calcext:value-type="float">
            <text:p>72.8399</text:p>
          </table:table-cell>
          <table:table-cell office:value-type="float" office:value="16.128" calcext:value-type="float">
            <text:p>16.128</text:p>
          </table:table-cell>
          <table:table-cell office:value-type="float" office:value="15.9582" calcext:value-type="float">
            <text:p>15.9582</text:p>
          </table:table-cell>
          <table:table-cell office:value-type="float" office:value="29.2367" calcext:value-type="float">
            <text:p>29.2367</text:p>
          </table:table-cell>
          <table:table-cell office:value-type="float" office:value="41.4148" calcext:value-type="float">
            <text:p>41.4148</text:p>
          </table:table-cell>
          <table:table-cell office:value-type="float" office:value="16.7352" calcext:value-type="float">
            <text:p>16.7352</text:p>
          </table:table-cell>
          <table:table-cell office:value-type="float" office:value="50.699" calcext:value-type="float">
            <text:p>50.699</text:p>
          </table:table-cell>
          <table:table-cell office:value-type="float" office:value="57.4104" calcext:value-type="float">
            <text:p>57.4104</text:p>
          </table:table-cell>
          <table:table-cell office:value-type="float" office:value="21.1689" calcext:value-type="float">
            <text:p>21.1689</text:p>
          </table:table-cell>
          <table:table-cell office:value-type="float" office:value="46.5558" calcext:value-type="float">
            <text:p>46.5558</text:p>
          </table:table-cell>
          <table:table-cell office:value-type="float" office:value="66.0544" calcext:value-type="float">
            <text:p>66.0544</text:p>
          </table:table-cell>
          <table:table-cell office:value-type="float" office:value="40.3268" calcext:value-type="float">
            <text:p>40.3268</text:p>
          </table:table-cell>
          <table:table-cell office:value-type="float" office:value="9.8261" calcext:value-type="float">
            <text:p>9.8261</text:p>
          </table:table-cell>
          <table:table-cell office:value-type="float" office:value="30.8466" calcext:value-type="float">
            <text:p>30.8466</text:p>
          </table:table-cell>
          <table:table-cell office:value-type="float" office:value="16.1821" calcext:value-type="float">
            <text:p>16.1821</text:p>
          </table:table-cell>
          <table:table-cell office:value-type="float" office:value="12.5437" calcext:value-type="float">
            <text:p>12.5437</text:p>
          </table:table-cell>
          <table:table-cell office:value-type="float" office:value="9.40367" calcext:value-type="float">
            <text:p>9.40367</text:p>
          </table:table-cell>
          <table:table-cell office:value-type="float" office:value="22.7352" calcext:value-type="float">
            <text:p>22.7352</text:p>
          </table:table-cell>
          <table:table-cell office:value-type="float" office:value="66.3614" calcext:value-type="float">
            <text:p>66.3614</text:p>
          </table:table-cell>
          <table:table-cell office:value-type="float" office:value="27.9122" calcext:value-type="float">
            <text:p>27.9122</text:p>
          </table:table-cell>
          <table:table-cell office:value-type="float" office:value="16.6045" calcext:value-type="float">
            <text:p>16.6045</text:p>
          </table:table-cell>
          <table:table-cell office:value-type="float" office:value="40.6926" calcext:value-type="float">
            <text:p>40.6926</text:p>
          </table:table-cell>
          <table:table-cell office:value-type="float" office:value="13.3294" calcext:value-type="float">
            <text:p>13.3294</text:p>
          </table:table-cell>
          <table:table-cell office:value-type="float" office:value="71.7722" calcext:value-type="float">
            <text:p>71.7722</text:p>
          </table:table-cell>
          <table:table-cell office:value-type="float" office:value="31.3637" calcext:value-type="float">
            <text:p>31.3637</text:p>
          </table:table-cell>
          <table:table-cell office:value-type="float" office:value="13.3579" calcext:value-type="float">
            <text:p>13.3579</text:p>
          </table:table-cell>
          <table:table-cell office:value-type="float" office:value="22.9754" calcext:value-type="float">
            <text:p>22.9754</text:p>
          </table:table-cell>
          <table:table-cell office:value-type="float" office:value="64.909" calcext:value-type="float">
            <text:p>64.909</text:p>
          </table:table-cell>
          <table:table-cell office:value-type="float" office:value="48.9482" calcext:value-type="float">
            <text:p>48.9482</text:p>
          </table:table-cell>
          <table:table-cell office:value-type="float" office:value="56.6932" calcext:value-type="float">
            <text:p>56.6932</text:p>
          </table:table-cell>
          <table:table-cell office:value-type="float" office:value="96.2054" calcext:value-type="float">
            <text:p>96.2054</text:p>
          </table:table-cell>
          <table:table-cell office:value-type="float" office:value="7.39194" calcext:value-type="float">
            <text:p>7.39194</text:p>
          </table:table-cell>
          <table:table-cell office:value-type="float" office:value="13.6407" calcext:value-type="float">
            <text:p>13.6407</text:p>
          </table:table-cell>
          <table:table-cell office:value-type="float" office:value="20.6869" calcext:value-type="float">
            <text:p>20.6869</text:p>
          </table:table-cell>
          <table:table-cell office:value-type="float" office:value="54.3669" calcext:value-type="float">
            <text:p>54.3669</text:p>
          </table:table-cell>
          <table:table-cell office:value-type="float" office:value="106.665" calcext:value-type="float">
            <text:p>106.665</text:p>
          </table:table-cell>
          <table:table-cell office:value-type="float" office:value="58.6994" calcext:value-type="float">
            <text:p>58.6994</text:p>
          </table:table-cell>
          <table:table-cell office:value-type="float" office:value="31.1494" calcext:value-type="float">
            <text:p>31.1494</text:p>
          </table:table-cell>
          <table:table-cell office:value-type="float" office:value="11.5381" calcext:value-type="float">
            <text:p>11.5381</text:p>
          </table:table-cell>
          <table:table-cell office:value-type="float" office:value="40.3309" calcext:value-type="float">
            <text:p>40.3309</text:p>
          </table:table-cell>
          <table:table-cell office:value-type="float" office:value="20.7893" calcext:value-type="float">
            <text:p>20.7893</text:p>
          </table:table-cell>
          <table:table-cell office:value-type="float" office:value="17.7071" calcext:value-type="float">
            <text:p>17.7071</text:p>
          </table:table-cell>
          <table:table-cell office:value-type="float" office:value="32.7961" calcext:value-type="float">
            <text:p>32.7961</text:p>
          </table:table-cell>
          <table:table-cell office:value-type="float" office:value="27.776" calcext:value-type="float">
            <text:p>27.776</text:p>
          </table:table-cell>
          <table:table-cell office:value-type="float" office:value="81.8672" calcext:value-type="float">
            <text:p>81.8672</text:p>
          </table:table-cell>
          <table:table-cell office:value-type="float" office:value="45.9029" calcext:value-type="float">
            <text:p>45.9029</text:p>
          </table:table-cell>
          <table:table-cell office:value-type="float" office:value="31.7824" calcext:value-type="float">
            <text:p>31.7824</text:p>
          </table:table-cell>
          <table:table-cell office:value-type="float" office:value="58.7292" calcext:value-type="float">
            <text:p>58.7292</text:p>
          </table:table-cell>
          <table:table-cell office:value-type="float" office:value="41.4418" calcext:value-type="float">
            <text:p>41.4418</text:p>
          </table:table-cell>
          <table:table-cell office:value-type="float" office:value="63.7711" calcext:value-type="float">
            <text:p>63.7711</text:p>
          </table:table-cell>
          <table:table-cell office:value-type="float" office:value="96.8381" calcext:value-type="float">
            <text:p>96.8381</text:p>
          </table:table-cell>
          <table:table-cell office:value-type="float" office:value="58.2662" calcext:value-type="float">
            <text:p>58.2662</text:p>
          </table:table-cell>
          <table:table-cell office:value-type="float" office:value="35.0438" calcext:value-type="float">
            <text:p>35.0438</text:p>
          </table:table-cell>
          <table:table-cell office:value-type="float" office:value="42.2972" calcext:value-type="float">
            <text:p>42.2972</text:p>
          </table:table-cell>
          <table:table-cell office:value-type="float" office:value="37.3088" calcext:value-type="float">
            <text:p>37.3088</text:p>
          </table:table-cell>
          <table:table-cell office:value-type="float" office:value="25.6599" calcext:value-type="float">
            <text:p>25.6599</text:p>
          </table:table-cell>
          <table:table-cell office:value-type="float" office:value="34.0508" calcext:value-type="float">
            <text:p>34.0508</text:p>
          </table:table-cell>
          <table:table-cell office:value-type="float" office:value="67.8536" calcext:value-type="float">
            <text:p>67.8536</text:p>
          </table:table-cell>
          <table:table-cell office:value-type="float" office:value="5.48422" calcext:value-type="float">
            <text:p>5.48422</text:p>
          </table:table-cell>
          <table:table-cell office:value-type="float" office:value="33.3649" calcext:value-type="float">
            <text:p>33.3649</text:p>
          </table:table-cell>
          <table:table-cell office:value-type="float" office:value="9.33005" calcext:value-type="float">
            <text:p>9.33005</text:p>
          </table:table-cell>
          <table:table-cell office:value-type="float" office:value="8.60607" calcext:value-type="float">
            <text:p>8.60607</text:p>
          </table:table-cell>
          <table:table-cell office:value-type="float" office:value="82.2188" calcext:value-type="float">
            <text:p>82.2188</text:p>
          </table:table-cell>
          <table:table-cell office:value-type="float" office:value="14.0622" calcext:value-type="float">
            <text:p>14.0622</text:p>
          </table:table-cell>
          <table:table-cell office:value-type="float" office:value="70.0189" calcext:value-type="float">
            <text:p>70.0189</text:p>
          </table:table-cell>
          <table:table-cell office:value-type="float" office:value="39.6975" calcext:value-type="float">
            <text:p>39.6975</text:p>
          </table:table-cell>
          <table:table-cell office:value-type="float" office:value="79.6117" calcext:value-type="float">
            <text:p>79.6117</text:p>
          </table:table-cell>
          <table:table-cell office:value-type="float" office:value="18.8074" calcext:value-type="float">
            <text:p>18.8074</text:p>
          </table:table-cell>
          <table:table-cell office:value-type="float" office:value="32.6242" calcext:value-type="float">
            <text:p>32.6242</text:p>
          </table:table-cell>
          <table:table-cell office:value-type="float" office:value="72.5002" calcext:value-type="float">
            <text:p>72.5002</text:p>
          </table:table-cell>
          <table:table-cell office:value-type="float" office:value="29.2208" calcext:value-type="float">
            <text:p>29.2208</text:p>
          </table:table-cell>
          <table:table-cell office:value-type="float" office:value="68.5883" calcext:value-type="float">
            <text:p>68.5883</text:p>
          </table:table-cell>
          <table:table-cell office:value-type="float" office:value="25.8988" calcext:value-type="float">
            <text:p>25.8988</text:p>
          </table:table-cell>
          <table:table-cell office:value-type="float" office:value="14.3084" calcext:value-type="float">
            <text:p>14.3084</text:p>
          </table:table-cell>
          <table:table-cell office:value-type="float" office:value="78.7042" calcext:value-type="float">
            <text:p>78.7042</text:p>
          </table:table-cell>
          <table:table-cell office:value-type="float" office:value="57.9556" calcext:value-type="float">
            <text:p>57.9556</text:p>
          </table:table-cell>
          <table:table-cell office:value-type="float" office:value="37.9157" calcext:value-type="float">
            <text:p>37.9157</text:p>
          </table:table-cell>
          <table:table-cell office:value-type="float" office:value="68.0496" calcext:value-type="float">
            <text:p>68.0496</text:p>
          </table:table-cell>
          <table:table-cell office:value-type="float" office:value="14.6021" calcext:value-type="float">
            <text:p>14.6021</text:p>
          </table:table-cell>
          <table:table-cell office:value-type="float" office:value="95.8358" calcext:value-type="float">
            <text:p>95.8358</text:p>
          </table:table-cell>
          <table:table-cell office:value-type="float" office:value="11.9244" calcext:value-type="float">
            <text:p>11.9244</text:p>
          </table:table-cell>
          <table:table-cell office:value-type="float" office:value="50.1026" calcext:value-type="float">
            <text:p>50.1026</text:p>
          </table:table-cell>
          <table:table-cell office:value-type="float" office:value="99.8736" calcext:value-type="float">
            <text:p>99.8736</text:p>
          </table:table-cell>
          <table:table-cell office:value-type="float" office:value="47.2064" calcext:value-type="float">
            <text:p>47.2064</text:p>
          </table:table-cell>
          <table:table-cell office:value-type="float" office:value="51.5338" calcext:value-type="float">
            <text:p>51.5338</text:p>
          </table:table-cell>
          <table:table-cell office:value-type="float" office:value="42.2612" calcext:value-type="float">
            <text:p>42.2612</text:p>
          </table:table-cell>
          <table:table-cell office:value-type="float" office:value="70.9434" calcext:value-type="float">
            <text:p>70.9434</text:p>
          </table:table-cell>
          <table:table-cell office:value-type="float" office:value="23.2744" calcext:value-type="float">
            <text:p>23.2744</text:p>
          </table:table-cell>
          <table:table-cell office:value-type="float" office:value="20.5205" calcext:value-type="float">
            <text:p>20.5205</text:p>
          </table:table-cell>
          <table:table-cell office:value-type="float" office:value="17.2698" calcext:value-type="float">
            <text:p>17.2698</text:p>
          </table:table-cell>
          <table:table-cell office:value-type="float" office:value="17.3943" calcext:value-type="float">
            <text:p>17.3943</text:p>
          </table:table-cell>
          <table:table-cell office:value-type="float" office:value="15.8084" calcext:value-type="float">
            <text:p>15.8084</text:p>
          </table:table-cell>
          <table:table-cell office:value-type="float" office:value="13.7048" calcext:value-type="float">
            <text:p>13.7048</text:p>
          </table:table-cell>
          <table:table-cell office:value-type="float" office:value="53.0151" calcext:value-type="float">
            <text:p>53.0151</text:p>
          </table:table-cell>
          <table:table-cell office:value-type="float" office:value="25.0402" calcext:value-type="float">
            <text:p>25.0402</text:p>
          </table:table-cell>
          <table:table-cell office:value-type="float" office:value="36.6153" calcext:value-type="float">
            <text:p>36.6153</text:p>
          </table:table-cell>
          <table:table-cell office:value-type="float" office:value="9.99808" calcext:value-type="float">
            <text:p>9.99808</text:p>
          </table:table-cell>
          <table:table-cell office:value-type="float" office:value="27.1542" calcext:value-type="float">
            <text:p>27.1542</text:p>
          </table:table-cell>
          <table:table-cell office:value-type="float" office:value="97.8239" calcext:value-type="float">
            <text:p>97.8239</text:p>
          </table:table-cell>
          <table:table-cell office:value-type="float" office:value="90.2701" calcext:value-type="float">
            <text:p>90.2701</text:p>
          </table:table-cell>
          <table:table-cell office:value-type="float" office:value="55.8455" calcext:value-type="float">
            <text:p>55.8455</text:p>
          </table:table-cell>
          <table:table-cell office:value-type="float" office:value="54.2547" calcext:value-type="float">
            <text:p>54.254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ignment 4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05732" calcext:value-type="float">
            <text:p>105732</text:p>
          </table:table-cell>
          <table:table-cell office:value-type="float" office:value="382" calcext:value-type="float">
            <text:p>38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5055" calcext:value-type="float">
            <text:p>115055</text:p>
          </table:table-cell>
          <table:table-cell office:value-type="float" office:value="431" calcext:value-type="float">
            <text:p>431</text:p>
          </table:table-cell>
          <table:table-cell office:value-type="float" office:value="102.761" calcext:value-type="float">
            <text:p>102.76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509156" calcext:value-type="float">
            <text:p>0.0050915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53103" calcext:value-type="float">
            <text:p>1.5310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7.2575" calcext:value-type="float">
            <text:p>37.257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7.4132" calcext:value-type="float">
            <text:p>77.4132</text:p>
          </table:table-cell>
          <table:table-cell office:value-type="float" office:value="91.517" calcext:value-type="float">
            <text:p>91.517</text:p>
          </table:table-cell>
          <table:table-cell office:value-type="float" office:value="4.57598" calcext:value-type="float">
            <text:p>4.57598</text:p>
          </table:table-cell>
          <table:table-cell office:value-type="float" office:value="1.95364" calcext:value-type="float">
            <text:p>1.95364</text:p>
          </table:table-cell>
          <table:table-cell office:value-type="float" office:value="65.5155" calcext:value-type="float">
            <text:p>65.5155</text:p>
          </table:table-cell>
          <table:table-cell office:value-type="float" office:value="0.919829" calcext:value-type="float">
            <text:p>0.919829</text:p>
          </table:table-cell>
          <table:table-cell office:value-type="float" office:value="26.8773" calcext:value-type="float">
            <text:p>26.8773</text:p>
          </table:table-cell>
          <table:table-cell office:value-type="float" office:value="118.476" calcext:value-type="float">
            <text:p>118.476</text:p>
          </table:table-cell>
          <table:table-cell office:value-type="float" office:value="69.3978" calcext:value-type="float">
            <text:p>69.3978</text:p>
          </table:table-cell>
          <table:table-cell office:value-type="float" office:value="48.9212" calcext:value-type="float">
            <text:p>48.9212</text:p>
          </table:table-cell>
          <table:table-cell office:value-type="float" office:value="41.9416" calcext:value-type="float">
            <text:p>41.9416</text:p>
          </table:table-cell>
          <table:table-cell office:value-type="float" office:value="11.557" calcext:value-type="float">
            <text:p>11.557</text:p>
          </table:table-cell>
          <table:table-cell office:value-type="float" office:value="26.7554" calcext:value-type="float">
            <text:p>26.7554</text:p>
          </table:table-cell>
          <table:table-cell office:value-type="float" office:value="97.3416" calcext:value-type="float">
            <text:p>97.3416</text:p>
          </table:table-cell>
          <table:table-cell office:value-type="float" office:value="64.2767" calcext:value-type="float">
            <text:p>64.2767</text:p>
          </table:table-cell>
          <table:table-cell office:value-type="float" office:value="93.9205" calcext:value-type="float">
            <text:p>93.9205</text:p>
          </table:table-cell>
          <table:table-cell office:value-type="float" office:value="7.4571" calcext:value-type="float">
            <text:p>7.4571</text:p>
          </table:table-cell>
          <table:table-cell office:value-type="float" office:value="3.89367" calcext:value-type="float">
            <text:p>3.89367</text:p>
          </table:table-cell>
          <table:table-cell office:value-type="float" office:value="21.6265" calcext:value-type="float">
            <text:p>21.6265</text:p>
          </table:table-cell>
          <table:table-cell office:value-type="float" office:value="46.919" calcext:value-type="float">
            <text:p>46.919</text:p>
          </table:table-cell>
          <table:table-cell office:value-type="float" office:value="0.669274" calcext:value-type="float">
            <text:p>0.669274</text:p>
          </table:table-cell>
          <table:table-cell office:value-type="float" office:value="23.4698" calcext:value-type="float">
            <text:p>23.4698</text:p>
          </table:table-cell>
          <table:table-cell office:value-type="float" office:value="35.3863" calcext:value-type="float">
            <text:p>35.3863</text:p>
          </table:table-cell>
          <table:table-cell office:value-type="float" office:value="13.3301" calcext:value-type="float">
            <text:p>13.3301</text:p>
          </table:table-cell>
          <table:table-cell office:value-type="float" office:value="89.763" calcext:value-type="float">
            <text:p>89.763</text:p>
          </table:table-cell>
          <table:table-cell office:value-type="float" office:value="6.58597" calcext:value-type="float">
            <text:p>6.58597</text:p>
          </table:table-cell>
          <table:table-cell office:value-type="float" office:value="12.1893" calcext:value-type="float">
            <text:p>12.1893</text:p>
          </table:table-cell>
          <table:table-cell office:value-type="float" office:value="29.8629" calcext:value-type="float">
            <text:p>29.8629</text:p>
          </table:table-cell>
          <table:table-cell office:value-type="float" office:value="74.3525" calcext:value-type="float">
            <text:p>74.3525</text:p>
          </table:table-cell>
          <table:table-cell office:value-type="float" office:value="92.4638" calcext:value-type="float">
            <text:p>92.4638</text:p>
          </table:table-cell>
          <table:table-cell office:value-type="float" office:value="9.91361" calcext:value-type="float">
            <text:p>9.91361</text:p>
          </table:table-cell>
          <table:table-cell office:value-type="float" office:value="76.7273" calcext:value-type="float">
            <text:p>76.7273</text:p>
          </table:table-cell>
          <table:table-cell office:value-type="float" office:value="59.8703" calcext:value-type="float">
            <text:p>59.8703</text:p>
          </table:table-cell>
          <table:table-cell office:value-type="float" office:value="26.0644" calcext:value-type="float">
            <text:p>26.0644</text:p>
          </table:table-cell>
          <table:table-cell office:value-type="float" office:value="34.0349" calcext:value-type="float">
            <text:p>34.0349</text:p>
          </table:table-cell>
          <table:table-cell office:value-type="float" office:value="36.0995" calcext:value-type="float">
            <text:p>36.0995</text:p>
          </table:table-cell>
          <table:table-cell office:value-type="float" office:value="30.13" calcext:value-type="float">
            <text:p>30.13</text:p>
          </table:table-cell>
          <table:table-cell office:value-type="float" office:value="8.37593" calcext:value-type="float">
            <text:p>8.37593</text:p>
          </table:table-cell>
          <table:table-cell office:value-type="float" office:value="53.9726" calcext:value-type="float">
            <text:p>53.9726</text:p>
          </table:table-cell>
          <table:table-cell office:value-type="float" office:value="43.0646" calcext:value-type="float">
            <text:p>43.0646</text:p>
          </table:table-cell>
          <table:table-cell office:value-type="float" office:value="2.9826" calcext:value-type="float">
            <text:p>2.9826</text:p>
          </table:table-cell>
          <table:table-cell office:value-type="float" office:value="12.8866" calcext:value-type="float">
            <text:p>12.8866</text:p>
          </table:table-cell>
          <table:table-cell office:value-type="float" office:value="38.5154" calcext:value-type="float">
            <text:p>38.5154</text:p>
          </table:table-cell>
          <table:table-cell office:value-type="float" office:value="106.439" calcext:value-type="float">
            <text:p>106.439</text:p>
          </table:table-cell>
          <table:table-cell office:value-type="float" office:value="13.5272" calcext:value-type="float">
            <text:p>13.5272</text:p>
          </table:table-cell>
          <table:table-cell office:value-type="float" office:value="65.739" calcext:value-type="float">
            <text:p>65.739</text:p>
          </table:table-cell>
          <table:table-cell office:value-type="float" office:value="12.2891" calcext:value-type="float">
            <text:p>12.2891</text:p>
          </table:table-cell>
          <table:table-cell office:value-type="float" office:value="64.5927" calcext:value-type="float">
            <text:p>64.5927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82931" calcext:value-type="float">
            <text:p>0.982931</text:p>
          </table:table-cell>
          <table:table-cell office:value-type="float" office:value="12.7111" calcext:value-type="float">
            <text:p>12.7111</text:p>
          </table:table-cell>
          <table:table-cell office:value-type="float" office:value="125.42" calcext:value-type="float">
            <text:p>125.42</text:p>
          </table:table-cell>
          <table:table-cell office:value-type="float" office:value="34.7342" calcext:value-type="float">
            <text:p>34.7342</text:p>
          </table:table-cell>
          <table:table-cell office:value-type="float" office:value="6.49012" calcext:value-type="float">
            <text:p>6.49012</text:p>
          </table:table-cell>
          <table:table-cell office:value-type="float" office:value="59.1553" calcext:value-type="float">
            <text:p>59.1553</text:p>
          </table:table-cell>
          <table:table-cell office:value-type="float" office:value="39.108" calcext:value-type="float">
            <text:p>39.108</text:p>
          </table:table-cell>
          <table:table-cell office:value-type="float" office:value="1.38771" calcext:value-type="float">
            <text:p>1.38771</text:p>
          </table:table-cell>
          <table:table-cell office:value-type="float" office:value="25.3892" calcext:value-type="float">
            <text:p>25.3892</text:p>
          </table:table-cell>
          <table:table-cell office:value-type="float" office:value="14.7786" calcext:value-type="float">
            <text:p>14.7786</text:p>
          </table:table-cell>
          <table:table-cell office:value-type="float" office:value="7.16674" calcext:value-type="float">
            <text:p>7.16674</text:p>
          </table:table-cell>
          <table:table-cell office:value-type="float" office:value="16.4856" calcext:value-type="float">
            <text:p>16.4856</text:p>
          </table:table-cell>
          <table:table-cell office:value-type="float" office:value="30.696" calcext:value-type="float">
            <text:p>30.696</text:p>
          </table:table-cell>
          <table:table-cell office:value-type="float" office:value="0.59481" calcext:value-type="float">
            <text:p>0.59481</text:p>
          </table:table-cell>
          <table:table-cell office:value-type="float" office:value="0.808969" calcext:value-type="float">
            <text:p>0.808969</text:p>
          </table:table-cell>
          <table:table-cell office:value-type="float" office:value="9.92139" calcext:value-type="float">
            <text:p>9.92139</text:p>
          </table:table-cell>
          <table:table-cell office:value-type="float" office:value="25.131" calcext:value-type="float">
            <text:p>25.131</text:p>
          </table:table-cell>
          <table:table-cell office:value-type="float" office:value="78.0843" calcext:value-type="float">
            <text:p>78.0843</text:p>
          </table:table-cell>
          <table:table-cell office:value-type="float" office:value="4.13544" calcext:value-type="float">
            <text:p>4.13544</text:p>
          </table:table-cell>
          <table:table-cell office:value-type="float" office:value="14.8554" calcext:value-type="float">
            <text:p>14.8554</text:p>
          </table:table-cell>
          <table:table-cell office:value-type="float" office:value="97.9076" calcext:value-type="float">
            <text:p>97.9076</text:p>
          </table:table-cell>
          <table:table-cell office:value-type="float" office:value="107.241" calcext:value-type="float">
            <text:p>107.241</text:p>
          </table:table-cell>
          <table:table-cell office:value-type="float" office:value="108.611" calcext:value-type="float">
            <text:p>108.611</text:p>
          </table:table-cell>
          <table:table-cell office:value-type="float" office:value="65.4647" calcext:value-type="float">
            <text:p>65.4647</text:p>
          </table:table-cell>
          <table:table-cell office:value-type="float" office:value="102.784" calcext:value-type="float">
            <text:p>102.784</text:p>
          </table:table-cell>
          <table:table-cell office:value-type="float" office:value="16.0148" calcext:value-type="float">
            <text:p>16.0148</text:p>
          </table:table-cell>
          <table:table-cell office:value-type="float" office:value="15.2115" calcext:value-type="float">
            <text:p>15.2115</text:p>
          </table:table-cell>
          <table:table-cell office:value-type="float" office:value="49.4924" calcext:value-type="float">
            <text:p>49.4924</text:p>
          </table:table-cell>
          <table:table-cell office:value-type="float" office:value="32.4238" calcext:value-type="float">
            <text:p>32.4238</text:p>
          </table:table-cell>
          <table:table-cell office:value-type="float" office:value="38.2469" calcext:value-type="float">
            <text:p>38.2469</text:p>
          </table:table-cell>
          <table:table-cell office:value-type="float" office:value="9.04675" calcext:value-type="float">
            <text:p>9.04675</text:p>
          </table:table-cell>
          <table:table-cell office:value-type="float" office:value="25.5212" calcext:value-type="float">
            <text:p>25.5212</text:p>
          </table:table-cell>
          <table:table-cell office:value-type="float" office:value="32.0502" calcext:value-type="float">
            <text:p>32.0502</text:p>
          </table:table-cell>
          <table:table-cell office:value-type="float" office:value="0.706512" calcext:value-type="float">
            <text:p>0.706512</text:p>
          </table:table-cell>
          <table:table-cell office:value-type="float" office:value="87.8487" calcext:value-type="float">
            <text:p>87.8487</text:p>
          </table:table-cell>
          <table:table-cell office:value-type="float" office:value="20.6845" calcext:value-type="float">
            <text:p>20.6845</text:p>
          </table:table-cell>
          <table:table-cell office:value-type="float" office:value="90.3522" calcext:value-type="float">
            <text:p>90.3522</text:p>
          </table:table-cell>
          <table:table-cell office:value-type="float" office:value="12.372" calcext:value-type="float">
            <text:p>12.372</text:p>
          </table:table-cell>
          <table:table-cell office:value-type="float" office:value="10.3697" calcext:value-type="float">
            <text:p>10.3697</text:p>
          </table:table-cell>
          <table:table-cell office:value-type="float" office:value="15.7269" calcext:value-type="float">
            <text:p>15.7269</text:p>
          </table:table-cell>
          <table:table-cell office:value-type="float" office:value="81.0909" calcext:value-type="float">
            <text:p>81.0909</text:p>
          </table:table-cell>
          <table:table-cell office:value-type="float" office:value="1.04121" calcext:value-type="float">
            <text:p>1.04121</text:p>
          </table:table-cell>
          <table:table-cell office:value-type="float" office:value="81.4253" calcext:value-type="float">
            <text:p>81.4253</text:p>
          </table:table-cell>
          <table:table-cell office:value-type="float" office:value="39.4722" calcext:value-type="float">
            <text:p>39.4722</text:p>
          </table:table-cell>
          <table:table-cell office:value-type="float" office:value="81.6487" calcext:value-type="float">
            <text:p>81.6487</text:p>
          </table:table-cell>
          <table:table-cell office:value-type="float" office:value="42.5099" calcext:value-type="float">
            <text:p>42.5099</text:p>
          </table:table-cell>
          <table:table-cell office:value-type="float" office:value="0.719233" calcext:value-type="float">
            <text:p>0.719233</text:p>
          </table:table-cell>
          <table:table-cell office:value-type="float" office:value="10.2466" calcext:value-type="float">
            <text:p>10.2466</text:p>
          </table:table-cell>
          <table:table-cell office:value-type="float" office:value="9.75623" calcext:value-type="float">
            <text:p>9.75623</text:p>
          </table:table-cell>
          <table:table-cell office:value-type="float" office:value="31.0903" calcext:value-type="float">
            <text:p>31.0903</text:p>
          </table:table-cell>
          <table:table-cell office:value-type="float" office:value="48.9941" calcext:value-type="float">
            <text:p>48.9941</text:p>
          </table:table-cell>
          <table:table-cell office:value-type="float" office:value="26.8775" calcext:value-type="float">
            <text:p>26.8775</text:p>
          </table:table-cell>
          <table:table-cell office:value-type="float" office:value="20.2469" calcext:value-type="float">
            <text:p>20.2469</text:p>
          </table:table-cell>
          <table:table-cell office:value-type="float" office:value="24.4491" calcext:value-type="float">
            <text:p>24.4491</text:p>
          </table:table-cell>
          <table:table-cell office:value-type="float" office:value="22.2219" calcext:value-type="float">
            <text:p>22.2219</text:p>
          </table:table-cell>
          <table:table-cell office:value-type="float" office:value="2.23741" calcext:value-type="float">
            <text:p>2.23741</text:p>
          </table:table-cell>
          <table:table-cell office:value-type="float" office:value="53.3856" calcext:value-type="float">
            <text:p>53.3856</text:p>
          </table:table-cell>
          <table:table-cell office:value-type="float" office:value="6.93953" calcext:value-type="float">
            <text:p>6.93953</text:p>
          </table:table-cell>
          <table:table-cell office:value-type="float" office:value="28.2603" calcext:value-type="float">
            <text:p>28.2603</text:p>
          </table:table-cell>
          <table:table-cell office:value-type="float" office:value="5.66069" calcext:value-type="float">
            <text:p>5.66069</text:p>
          </table:table-cell>
          <table:table-cell office:value-type="float" office:value="10.1245" calcext:value-type="float">
            <text:p>10.1245</text:p>
          </table:table-cell>
          <table:table-cell office:value-type="float" office:value="29.1326" calcext:value-type="float">
            <text:p>29.1326</text:p>
          </table:table-cell>
          <table:table-cell office:value-type="float" office:value="47.2962" calcext:value-type="float">
            <text:p>47.2962</text:p>
          </table:table-cell>
          <table:table-cell office:value-type="float" office:value="33.0997" calcext:value-type="float">
            <text:p>33.0997</text:p>
          </table:table-cell>
          <table:table-cell office:value-type="float" office:value="19.7938" calcext:value-type="float">
            <text:p>19.7938</text:p>
          </table:table-cell>
          <table:table-cell office:value-type="float" office:value="13.7481" calcext:value-type="float">
            <text:p>13.7481</text:p>
          </table:table-cell>
          <table:table-cell office:value-type="float" office:value="26.9114" calcext:value-type="float">
            <text:p>26.9114</text:p>
          </table:table-cell>
          <table:table-cell office:value-type="float" office:value="102.376" calcext:value-type="float">
            <text:p>102.376</text:p>
          </table:table-cell>
          <table:table-cell office:value-type="float" office:value="105.926" calcext:value-type="float">
            <text:p>105.926</text:p>
          </table:table-cell>
          <table:table-cell office:value-type="float" office:value="43.8073" calcext:value-type="float">
            <text:p>43.8073</text:p>
          </table:table-cell>
          <table:table-cell office:value-type="float" office:value="0.782506" calcext:value-type="float">
            <text:p>0.782506</text:p>
          </table:table-cell>
          <table:table-cell office:value-type="float" office:value="29.8905" calcext:value-type="float">
            <text:p>29.8905</text:p>
          </table:table-cell>
          <table:table-cell office:value-type="float" office:value="33.004" calcext:value-type="float">
            <text:p>33.004</text:p>
          </table:table-cell>
          <table:table-cell office:value-type="float" office:value="14.8817" calcext:value-type="float">
            <text:p>14.8817</text:p>
          </table:table-cell>
          <table:table-cell office:value-type="float" office:value="11.4626" calcext:value-type="float">
            <text:p>11.4626</text:p>
          </table:table-cell>
          <table:table-cell office:value-type="float" office:value="44.3841" calcext:value-type="float">
            <text:p>44.3841</text:p>
          </table:table-cell>
          <table:table-cell office:value-type="float" office:value="54.2785" calcext:value-type="float">
            <text:p>54.2785</text:p>
          </table:table-cell>
          <table:table-cell office:value-type="float" office:value="50.9586" calcext:value-type="float">
            <text:p>50.9586</text:p>
          </table:table-cell>
        </table:table-row>
        <table:table-row table:style-name="ro1">
          <table:table-cell office:value-type="string" calcext:value-type="string">
            <text:p>Alignment 5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05732" calcext:value-type="float">
            <text:p>105732</text:p>
          </table:table-cell>
          <table:table-cell office:value-type="float" office:value="382" calcext:value-type="float">
            <text:p>38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2802" calcext:value-type="float">
            <text:p>112802</text:p>
          </table:table-cell>
          <table:table-cell office:value-type="float" office:value="404" calcext:value-type="float">
            <text:p>404</text:p>
          </table:table-cell>
          <table:table-cell office:value-type="float" office:value="98.9446" calcext:value-type="float">
            <text:p>98.9446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876132" calcext:value-type="float">
            <text:p>0.087613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7.697" calcext:value-type="float">
            <text:p>27.69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5.5265" calcext:value-type="float">
            <text:p>35.526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86.2996" calcext:value-type="float">
            <text:p>86.2996</text:p>
          </table:table-cell>
          <table:table-cell office:value-type="float" office:value="9.64677" calcext:value-type="float">
            <text:p>9.64677</text:p>
          </table:table-cell>
          <table:table-cell office:value-type="float" office:value="33.8474" calcext:value-type="float">
            <text:p>33.8474</text:p>
          </table:table-cell>
          <table:table-cell office:value-type="float" office:value="23.0688" calcext:value-type="float">
            <text:p>23.0688</text:p>
          </table:table-cell>
          <table:table-cell office:value-type="float" office:value="8.85022" calcext:value-type="float">
            <text:p>8.85022</text:p>
          </table:table-cell>
          <table:table-cell office:value-type="float" office:value="7.12278" calcext:value-type="float">
            <text:p>7.12278</text:p>
          </table:table-cell>
          <table:table-cell office:value-type="float" office:value="15.2902" calcext:value-type="float">
            <text:p>15.2902</text:p>
          </table:table-cell>
          <table:table-cell office:value-type="float" office:value="43.4008" calcext:value-type="float">
            <text:p>43.4008</text:p>
          </table:table-cell>
          <table:table-cell office:value-type="float" office:value="6.52094" calcext:value-type="float">
            <text:p>6.52094</text:p>
          </table:table-cell>
          <table:table-cell office:value-type="float" office:value="25.4844" calcext:value-type="float">
            <text:p>25.4844</text:p>
          </table:table-cell>
          <table:table-cell office:value-type="float" office:value="19.7505" calcext:value-type="float">
            <text:p>19.7505</text:p>
          </table:table-cell>
          <table:table-cell office:value-type="float" office:value="13.0907" calcext:value-type="float">
            <text:p>13.0907</text:p>
          </table:table-cell>
          <table:table-cell office:value-type="float" office:value="11.7701" calcext:value-type="float">
            <text:p>11.7701</text:p>
          </table:table-cell>
          <table:table-cell office:value-type="float" office:value="64.3424" calcext:value-type="float">
            <text:p>64.3424</text:p>
          </table:table-cell>
          <table:table-cell office:value-type="float" office:value="21.2469" calcext:value-type="float">
            <text:p>21.2469</text:p>
          </table:table-cell>
          <table:table-cell office:value-type="float" office:value="42.1591" calcext:value-type="float">
            <text:p>42.1591</text:p>
          </table:table-cell>
          <table:table-cell office:value-type="float" office:value="6.2313" calcext:value-type="float">
            <text:p>6.2313</text:p>
          </table:table-cell>
          <table:table-cell office:value-type="float" office:value="5.85214" calcext:value-type="float">
            <text:p>5.85214</text:p>
          </table:table-cell>
          <table:table-cell office:value-type="float" office:value="15.3025" calcext:value-type="float">
            <text:p>15.3025</text:p>
          </table:table-cell>
          <table:table-cell office:value-type="float" office:value="80.712" calcext:value-type="float">
            <text:p>80.712</text:p>
          </table:table-cell>
          <table:table-cell office:value-type="float" office:value="47.0438" calcext:value-type="float">
            <text:p>47.0438</text:p>
          </table:table-cell>
          <table:table-cell office:value-type="float" office:value="18.9631" calcext:value-type="float">
            <text:p>18.9631</text:p>
          </table:table-cell>
          <table:table-cell office:value-type="float" office:value="19.4985" calcext:value-type="float">
            <text:p>19.4985</text:p>
          </table:table-cell>
          <table:table-cell office:value-type="float" office:value="23.0886" calcext:value-type="float">
            <text:p>23.0886</text:p>
          </table:table-cell>
          <table:table-cell office:value-type="float" office:value="101.701" calcext:value-type="float">
            <text:p>101.701</text:p>
          </table:table-cell>
          <table:table-cell office:value-type="float" office:value="98.8054" calcext:value-type="float">
            <text:p>98.8054</text:p>
          </table:table-cell>
          <table:table-cell office:value-type="float" office:value="42.868" calcext:value-type="float">
            <text:p>42.868</text:p>
          </table:table-cell>
          <table:table-cell office:value-type="float" office:value="7.4382" calcext:value-type="float">
            <text:p>7.4382</text:p>
          </table:table-cell>
          <table:table-cell office:value-type="float" office:value="5.96296" calcext:value-type="float">
            <text:p>5.96296</text:p>
          </table:table-cell>
          <table:table-cell office:value-type="float" office:value="68.042" calcext:value-type="float">
            <text:p>68.042</text:p>
          </table:table-cell>
          <table:table-cell office:value-type="float" office:value="28.9597" calcext:value-type="float">
            <text:p>28.9597</text:p>
          </table:table-cell>
          <table:table-cell office:value-type="float" office:value="47.9508" calcext:value-type="float">
            <text:p>47.9508</text:p>
          </table:table-cell>
          <table:table-cell office:value-type="float" office:value="5.89314" calcext:value-type="float">
            <text:p>5.89314</text:p>
          </table:table-cell>
          <table:table-cell office:value-type="float" office:value="6.5047" calcext:value-type="float">
            <text:p>6.5047</text:p>
          </table:table-cell>
          <table:table-cell office:value-type="float" office:value="88.1419" calcext:value-type="float">
            <text:p>88.1419</text:p>
          </table:table-cell>
          <table:table-cell office:value-type="float" office:value="15.6682" calcext:value-type="float">
            <text:p>15.6682</text:p>
          </table:table-cell>
          <table:table-cell office:value-type="float" office:value="40.7594" calcext:value-type="float">
            <text:p>40.7594</text:p>
          </table:table-cell>
          <table:table-cell office:value-type="float" office:value="54.6351" calcext:value-type="float">
            <text:p>54.6351</text:p>
          </table:table-cell>
          <table:table-cell office:value-type="float" office:value="56.5724" calcext:value-type="float">
            <text:p>56.5724</text:p>
          </table:table-cell>
          <table:table-cell office:value-type="float" office:value="106.351" calcext:value-type="float">
            <text:p>106.351</text:p>
          </table:table-cell>
          <table:table-cell office:value-type="float" office:value="6.72938" calcext:value-type="float">
            <text:p>6.72938</text:p>
          </table:table-cell>
          <table:table-cell office:value-type="float" office:value="10.2435" calcext:value-type="float">
            <text:p>10.2435</text:p>
          </table:table-cell>
          <table:table-cell office:value-type="float" office:value="24.0926" calcext:value-type="float">
            <text:p>24.0926</text:p>
          </table:table-cell>
          <table:table-cell office:value-type="float" office:value="27.5502" calcext:value-type="float">
            <text:p>27.5502</text:p>
          </table:table-cell>
          <table:table-cell office:value-type="float" office:value="52.5238" calcext:value-type="float">
            <text:p>52.5238</text:p>
          </table:table-cell>
          <table:table-cell office:value-type="float" office:value="14.1679" calcext:value-type="float">
            <text:p>14.1679</text:p>
          </table:table-cell>
          <table:table-cell office:value-type="float" office:value="71.5617" calcext:value-type="float">
            <text:p>71.5617</text:p>
          </table:table-cell>
          <table:table-cell office:value-type="float" office:value="23.908" calcext:value-type="float">
            <text:p>23.908</text:p>
          </table:table-cell>
          <table:table-cell office:value-type="float" office:value="17.505" calcext:value-type="float">
            <text:p>17.505</text:p>
          </table:table-cell>
          <table:table-cell office:value-type="float" office:value="9.69346" calcext:value-type="float">
            <text:p>9.69346</text:p>
          </table:table-cell>
          <table:table-cell office:value-type="float" office:value="112.764" calcext:value-type="float">
            <text:p>112.764</text:p>
          </table:table-cell>
          <table:table-cell office:value-type="float" office:value="60.6444" calcext:value-type="float">
            <text:p>60.6444</text:p>
          </table:table-cell>
          <table:table-cell office:value-type="float" office:value="59.8239" calcext:value-type="float">
            <text:p>59.8239</text:p>
          </table:table-cell>
          <table:table-cell office:value-type="float" office:value="15.0563" calcext:value-type="float">
            <text:p>15.0563</text:p>
          </table:table-cell>
          <table:table-cell office:value-type="float" office:value="13.0682" calcext:value-type="float">
            <text:p>13.0682</text:p>
          </table:table-cell>
          <table:table-cell office:value-type="float" office:value="108.822" calcext:value-type="float">
            <text:p>108.822</text:p>
          </table:table-cell>
          <table:table-cell office:value-type="float" office:value="85.9538" calcext:value-type="float">
            <text:p>85.9538</text:p>
          </table:table-cell>
          <table:table-cell office:value-type="float" office:value="17.4485" calcext:value-type="float">
            <text:p>17.4485</text:p>
          </table:table-cell>
          <table:table-cell office:value-type="float" office:value="76.3468" calcext:value-type="float">
            <text:p>76.3468</text:p>
          </table:table-cell>
          <table:table-cell office:value-type="float" office:value="55.1918" calcext:value-type="float">
            <text:p>55.1918</text:p>
          </table:table-cell>
          <table:table-cell office:value-type="float" office:value="13.1398" calcext:value-type="float">
            <text:p>13.1398</text:p>
          </table:table-cell>
          <table:table-cell office:value-type="float" office:value="32.9225" calcext:value-type="float">
            <text:p>32.9225</text:p>
          </table:table-cell>
          <table:table-cell office:value-type="float" office:value="10.2154" calcext:value-type="float">
            <text:p>10.2154</text:p>
          </table:table-cell>
          <table:table-cell office:value-type="float" office:value="63.0331" calcext:value-type="float">
            <text:p>63.0331</text:p>
          </table:table-cell>
          <table:table-cell office:value-type="float" office:value="13.5559" calcext:value-type="float">
            <text:p>13.5559</text:p>
          </table:table-cell>
          <table:table-cell office:value-type="float" office:value="49.0777" calcext:value-type="float">
            <text:p>49.0777</text:p>
          </table:table-cell>
          <table:table-cell office:value-type="float" office:value="44.4032" calcext:value-type="float">
            <text:p>44.4032</text:p>
          </table:table-cell>
          <table:table-cell office:value-type="float" office:value="46.2641" calcext:value-type="float">
            <text:p>46.2641</text:p>
          </table:table-cell>
          <table:table-cell office:value-type="float" office:value="83.4505" calcext:value-type="float">
            <text:p>83.4505</text:p>
          </table:table-cell>
          <table:table-cell office:value-type="float" office:value="16.4885" calcext:value-type="float">
            <text:p>16.4885</text:p>
          </table:table-cell>
          <table:table-cell office:value-type="float" office:value="19.4047" calcext:value-type="float">
            <text:p>19.4047</text:p>
          </table:table-cell>
          <table:table-cell office:value-type="float" office:value="9.46007" calcext:value-type="float">
            <text:p>9.46007</text:p>
          </table:table-cell>
          <table:table-cell office:value-type="float" office:value="15.1297" calcext:value-type="float">
            <text:p>15.1297</text:p>
          </table:table-cell>
          <table:table-cell office:value-type="float" office:value="13.2354" calcext:value-type="float">
            <text:p>13.2354</text:p>
          </table:table-cell>
          <table:table-cell office:value-type="float" office:value="14.2294" calcext:value-type="float">
            <text:p>14.2294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03.33" calcext:value-type="float">
            <text:p>103.33</text:p>
          </table:table-cell>
          <table:table-cell office:value-type="float" office:value="14.888" calcext:value-type="float">
            <text:p>14.888</text:p>
          </table:table-cell>
          <table:table-cell office:value-type="float" office:value="111.007" calcext:value-type="float">
            <text:p>111.007</text:p>
          </table:table-cell>
          <table:table-cell office:value-type="float" office:value="29.6545" calcext:value-type="float">
            <text:p>29.6545</text:p>
          </table:table-cell>
          <table:table-cell office:value-type="float" office:value="21.8228" calcext:value-type="float">
            <text:p>21.8228</text:p>
          </table:table-cell>
          <table:table-cell office:value-type="float" office:value="6.26262" calcext:value-type="float">
            <text:p>6.26262</text:p>
          </table:table-cell>
          <table:table-cell office:value-type="float" office:value="19.3547" calcext:value-type="float">
            <text:p>19.3547</text:p>
          </table:table-cell>
          <table:table-cell office:value-type="float" office:value="30.574" calcext:value-type="float">
            <text:p>30.574</text:p>
          </table:table-cell>
          <table:table-cell office:value-type="float" office:value="16.7438" calcext:value-type="float">
            <text:p>16.7438</text:p>
          </table:table-cell>
          <table:table-cell office:value-type="float" office:value="91.6032" calcext:value-type="float">
            <text:p>91.6032</text:p>
          </table:table-cell>
          <table:table-cell office:value-type="float" office:value="22.693" calcext:value-type="float">
            <text:p>22.693</text:p>
          </table:table-cell>
          <table:table-cell office:value-type="float" office:value="22.0209" calcext:value-type="float">
            <text:p>22.0209</text:p>
          </table:table-cell>
          <table:table-cell office:value-type="float" office:value="67.3869" calcext:value-type="float">
            <text:p>67.3869</text:p>
          </table:table-cell>
          <table:table-cell office:value-type="float" office:value="40.011" calcext:value-type="float">
            <text:p>40.011</text:p>
          </table:table-cell>
          <table:table-cell office:value-type="float" office:value="9.18927" calcext:value-type="float">
            <text:p>9.18927</text:p>
          </table:table-cell>
          <table:table-cell office:value-type="float" office:value="12.9577" calcext:value-type="float">
            <text:p>12.9577</text:p>
          </table:table-cell>
          <table:table-cell office:value-type="float" office:value="8.22168" calcext:value-type="float">
            <text:p>8.22168</text:p>
          </table:table-cell>
          <table:table-cell office:value-type="float" office:value="18.1264" calcext:value-type="float">
            <text:p>18.1264</text:p>
          </table:table-cell>
          <table:table-cell office:value-type="float" office:value="27.9657" calcext:value-type="float">
            <text:p>27.9657</text:p>
          </table:table-cell>
          <table:table-cell office:value-type="float" office:value="49.6716" calcext:value-type="float">
            <text:p>49.6716</text:p>
          </table:table-cell>
          <table:table-cell office:value-type="float" office:value="18.4728" calcext:value-type="float">
            <text:p>18.4728</text:p>
          </table:table-cell>
          <table:table-cell office:value-type="float" office:value="65.3662" calcext:value-type="float">
            <text:p>65.3662</text:p>
          </table:table-cell>
          <table:table-cell office:value-type="float" office:value="6.56079" calcext:value-type="float">
            <text:p>6.56079</text:p>
          </table:table-cell>
          <table:table-cell office:value-type="float" office:value="35.234" calcext:value-type="float">
            <text:p>35.234</text:p>
          </table:table-cell>
          <table:table-cell office:value-type="float" office:value="12.026" calcext:value-type="float">
            <text:p>12.026</text:p>
          </table:table-cell>
          <table:table-cell office:value-type="float" office:value="19.3003" calcext:value-type="float">
            <text:p>19.3003</text:p>
          </table:table-cell>
          <table:table-cell office:value-type="float" office:value="11.9364" calcext:value-type="float">
            <text:p>11.9364</text:p>
          </table:table-cell>
          <table:table-cell office:value-type="float" office:value="52.1538" calcext:value-type="float">
            <text:p>52.15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ignment 5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05732" calcext:value-type="float">
            <text:p>105732</text:p>
          </table:table-cell>
          <table:table-cell office:value-type="float" office:value="382" calcext:value-type="float">
            <text:p>382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1388" calcext:value-type="float">
            <text:p>111388</text:p>
          </table:table-cell>
          <table:table-cell office:value-type="float" office:value="399" calcext:value-type="float">
            <text:p>399</text:p>
          </table:table-cell>
          <table:table-cell office:value-type="float" office:value="75.9688" calcext:value-type="float">
            <text:p>75.968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609276" calcext:value-type="float">
            <text:p>0.0060927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79904" calcext:value-type="float">
            <text:p>1.7990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0.2644" calcext:value-type="float">
            <text:p>40.264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.39237" calcext:value-type="float">
            <text:p>7.39237</text:p>
          </table:table-cell>
          <table:table-cell office:value-type="float" office:value="10.7896" calcext:value-type="float">
            <text:p>10.7896</text:p>
          </table:table-cell>
          <table:table-cell office:value-type="float" office:value="0.8928" calcext:value-type="float">
            <text:p>0.8928</text:p>
          </table:table-cell>
          <table:table-cell office:value-type="float" office:value="50.5463" calcext:value-type="float">
            <text:p>50.5463</text:p>
          </table:table-cell>
          <table:table-cell office:value-type="float" office:value="20.1169" calcext:value-type="float">
            <text:p>20.1169</text:p>
          </table:table-cell>
          <table:table-cell office:value-type="float" office:value="1.2295" calcext:value-type="float">
            <text:p>1.2295</text:p>
          </table:table-cell>
          <table:table-cell office:value-type="float" office:value="46.8536" calcext:value-type="float">
            <text:p>46.8536</text:p>
          </table:table-cell>
          <table:table-cell office:value-type="float" office:value="89.4864" calcext:value-type="float">
            <text:p>89.4864</text:p>
          </table:table-cell>
          <table:table-cell office:value-type="float" office:value="112.043" calcext:value-type="float">
            <text:p>112.043</text:p>
          </table:table-cell>
          <table:table-cell office:value-type="float" office:value="30.8376" calcext:value-type="float">
            <text:p>30.8376</text:p>
          </table:table-cell>
          <table:table-cell office:value-type="float" office:value="37.3603" calcext:value-type="float">
            <text:p>37.3603</text:p>
          </table:table-cell>
          <table:table-cell office:value-type="float" office:value="9.87626" calcext:value-type="float">
            <text:p>9.87626</text:p>
          </table:table-cell>
          <table:table-cell office:value-type="float" office:value="29.0115" calcext:value-type="float">
            <text:p>29.0115</text:p>
          </table:table-cell>
          <table:table-cell office:value-type="float" office:value="49.828" calcext:value-type="float">
            <text:p>49.828</text:p>
          </table:table-cell>
          <table:table-cell office:value-type="float" office:value="0.764538" calcext:value-type="float">
            <text:p>0.764538</text:p>
          </table:table-cell>
          <table:table-cell office:value-type="float" office:value="48.1526" calcext:value-type="float">
            <text:p>48.1526</text:p>
          </table:table-cell>
          <table:table-cell office:value-type="float" office:value="0.631685" calcext:value-type="float">
            <text:p>0.631685</text:p>
          </table:table-cell>
          <table:table-cell office:value-type="float" office:value="81.1931" calcext:value-type="float">
            <text:p>81.1931</text:p>
          </table:table-cell>
          <table:table-cell office:value-type="float" office:value="32.4501" calcext:value-type="float">
            <text:p>32.4501</text:p>
          </table:table-cell>
          <table:table-cell office:value-type="float" office:value="33.4986" calcext:value-type="float">
            <text:p>33.4986</text:p>
          </table:table-cell>
          <table:table-cell office:value-type="float" office:value="42.7119" calcext:value-type="float">
            <text:p>42.7119</text:p>
          </table:table-cell>
          <table:table-cell office:value-type="float" office:value="73.8694" calcext:value-type="float">
            <text:p>73.8694</text:p>
          </table:table-cell>
          <table:table-cell office:value-type="float" office:value="29.2831" calcext:value-type="float">
            <text:p>29.2831</text:p>
          </table:table-cell>
          <table:table-cell office:value-type="float" office:value="49.2127" calcext:value-type="float">
            <text:p>49.2127</text:p>
          </table:table-cell>
          <table:table-cell office:value-type="float" office:value="0.74062" calcext:value-type="float">
            <text:p>0.74062</text:p>
          </table:table-cell>
          <table:table-cell office:value-type="float" office:value="56.3979" calcext:value-type="float">
            <text:p>56.3979</text:p>
          </table:table-cell>
          <table:table-cell office:value-type="float" office:value="59.4033" calcext:value-type="float">
            <text:p>59.4033</text:p>
          </table:table-cell>
          <table:table-cell office:value-type="float" office:value="21.1933" calcext:value-type="float">
            <text:p>21.1933</text:p>
          </table:table-cell>
          <table:table-cell office:value-type="float" office:value="10.7416" calcext:value-type="float">
            <text:p>10.7416</text:p>
          </table:table-cell>
          <table:table-cell office:value-type="float" office:value="13.362" calcext:value-type="float">
            <text:p>13.362</text:p>
          </table:table-cell>
          <table:table-cell office:value-type="float" office:value="73.5729" calcext:value-type="float">
            <text:p>73.5729</text:p>
          </table:table-cell>
          <table:table-cell office:value-type="float" office:value="89.9217" calcext:value-type="float">
            <text:p>89.9217</text:p>
          </table:table-cell>
          <table:table-cell office:value-type="float" office:value="78.9603" calcext:value-type="float">
            <text:p>78.9603</text:p>
          </table:table-cell>
          <table:table-cell office:value-type="float" office:value="32.9653" calcext:value-type="float">
            <text:p>32.9653</text:p>
          </table:table-cell>
          <table:table-cell office:value-type="float" office:value="20.2248" calcext:value-type="float">
            <text:p>20.2248</text:p>
          </table:table-cell>
          <table:table-cell office:value-type="float" office:value="20.3549" calcext:value-type="float">
            <text:p>20.3549</text:p>
          </table:table-cell>
          <table:table-cell office:value-type="float" office:value="77.475" calcext:value-type="float">
            <text:p>77.475</text:p>
          </table:table-cell>
          <table:table-cell office:value-type="float" office:value="64.5889" calcext:value-type="float">
            <text:p>64.5889</text:p>
          </table:table-cell>
          <table:table-cell office:value-type="float" office:value="102.154" calcext:value-type="float">
            <text:p>102.154</text:p>
          </table:table-cell>
          <table:table-cell office:value-type="float" office:value="2.47191" calcext:value-type="float">
            <text:p>2.47191</text:p>
          </table:table-cell>
          <table:table-cell office:value-type="float" office:value="64.6657" calcext:value-type="float">
            <text:p>64.6657</text:p>
          </table:table-cell>
          <table:table-cell office:value-type="float" office:value="48.4136" calcext:value-type="float">
            <text:p>48.4136</text:p>
          </table:table-cell>
          <table:table-cell office:value-type="float" office:value="69.2208" calcext:value-type="float">
            <text:p>69.2208</text:p>
          </table:table-cell>
          <table:table-cell office:value-type="float" office:value="4.98066" calcext:value-type="float">
            <text:p>4.98066</text:p>
          </table:table-cell>
          <table:table-cell office:value-type="float" office:value="8.62285" calcext:value-type="float">
            <text:p>8.62285</text:p>
          </table:table-cell>
          <table:table-cell office:value-type="float" office:value="38.4455" calcext:value-type="float">
            <text:p>38.4455</text:p>
          </table:table-cell>
          <table:table-cell office:value-type="float" office:value="0.952892" calcext:value-type="float">
            <text:p>0.952892</text:p>
          </table:table-cell>
          <table:table-cell office:value-type="float" office:value="104.83" calcext:value-type="float">
            <text:p>104.83</text:p>
          </table:table-cell>
          <table:table-cell office:value-type="float" office:value="14.9025" calcext:value-type="float">
            <text:p>14.9025</text:p>
          </table:table-cell>
          <table:table-cell office:value-type="float" office:value="1.13488" calcext:value-type="float">
            <text:p>1.13488</text:p>
          </table:table-cell>
          <table:table-cell office:value-type="float" office:value="68.5664" calcext:value-type="float">
            <text:p>68.5664</text:p>
          </table:table-cell>
          <table:table-cell office:value-type="float" office:value="23.1653" calcext:value-type="float">
            <text:p>23.1653</text:p>
          </table:table-cell>
          <table:table-cell office:value-type="float" office:value="26.0076" calcext:value-type="float">
            <text:p>26.0076</text:p>
          </table:table-cell>
          <table:table-cell office:value-type="float" office:value="17.5893" calcext:value-type="float">
            <text:p>17.5893</text:p>
          </table:table-cell>
          <table:table-cell office:value-type="float" office:value="27.8527" calcext:value-type="float">
            <text:p>27.8527</text:p>
          </table:table-cell>
          <table:table-cell office:value-type="float" office:value="13.529" calcext:value-type="float">
            <text:p>13.529</text:p>
          </table:table-cell>
          <table:table-cell office:value-type="float" office:value="65.0381" calcext:value-type="float">
            <text:p>65.0381</text:p>
          </table:table-cell>
          <table:table-cell office:value-type="float" office:value="100.594" calcext:value-type="float">
            <text:p>100.594</text:p>
          </table:table-cell>
          <table:table-cell office:value-type="float" office:value="62.1194" calcext:value-type="float">
            <text:p>62.1194</text:p>
          </table:table-cell>
          <table:table-cell office:value-type="float" office:value="43.7673" calcext:value-type="float">
            <text:p>43.7673</text:p>
          </table:table-cell>
          <table:table-cell office:value-type="float" office:value="7.3615" calcext:value-type="float">
            <text:p>7.3615</text:p>
          </table:table-cell>
          <table:table-cell office:value-type="float" office:value="1.40853" calcext:value-type="float">
            <text:p>1.40853</text:p>
          </table:table-cell>
          <table:table-cell office:value-type="float" office:value="15.5" calcext:value-type="float">
            <text:p>15.5</text:p>
          </table:table-cell>
          <table:table-cell office:value-type="float" office:value="41.3224" calcext:value-type="float">
            <text:p>41.3224</text:p>
          </table:table-cell>
          <table:table-cell office:value-type="float" office:value="20.8606" calcext:value-type="float">
            <text:p>20.8606</text:p>
          </table:table-cell>
          <table:table-cell office:value-type="float" office:value="9.55619" calcext:value-type="float">
            <text:p>9.55619</text:p>
          </table:table-cell>
          <table:table-cell office:value-type="float" office:value="29.6368" calcext:value-type="float">
            <text:p>29.6368</text:p>
          </table:table-cell>
          <table:table-cell office:value-type="float" office:value="10.245" calcext:value-type="float">
            <text:p>10.245</text:p>
          </table:table-cell>
          <table:table-cell office:value-type="float" office:value="19.0399" calcext:value-type="float">
            <text:p>19.0399</text:p>
          </table:table-cell>
          <table:table-cell office:value-type="float" office:value="105.488" calcext:value-type="float">
            <text:p>105.488</text:p>
          </table:table-cell>
          <table:table-cell office:value-type="float" office:value="83.0135" calcext:value-type="float">
            <text:p>83.0135</text:p>
          </table:table-cell>
          <table:table-cell office:value-type="float" office:value="54.8529" calcext:value-type="float">
            <text:p>54.8529</text:p>
          </table:table-cell>
          <table:table-cell office:value-type="float" office:value="10.3323" calcext:value-type="float">
            <text:p>10.3323</text:p>
          </table:table-cell>
          <table:table-cell office:value-type="float" office:value="68.5669" calcext:value-type="float">
            <text:p>68.5669</text:p>
          </table:table-cell>
          <table:table-cell office:value-type="float" office:value="46.4574" calcext:value-type="float">
            <text:p>46.4574</text:p>
          </table:table-cell>
          <table:table-cell office:value-type="float" office:value="13.5203" calcext:value-type="float">
            <text:p>13.5203</text:p>
          </table:table-cell>
          <table:table-cell office:value-type="float" office:value="90.3196" calcext:value-type="float">
            <text:p>90.3196</text:p>
          </table:table-cell>
          <table:table-cell office:value-type="float" office:value="6.8094" calcext:value-type="float">
            <text:p>6.8094</text:p>
          </table:table-cell>
          <table:table-cell office:value-type="float" office:value="36.6682" calcext:value-type="float">
            <text:p>36.6682</text:p>
          </table:table-cell>
          <table:table-cell office:value-type="float" office:value="80.6427" calcext:value-type="float">
            <text:p>80.6427</text:p>
          </table:table-cell>
          <table:table-cell office:value-type="float" office:value="63.8604" calcext:value-type="float">
            <text:p>63.8604</text:p>
          </table:table-cell>
          <table:table-cell office:value-type="float" office:value="46.1375" calcext:value-type="float">
            <text:p>46.1375</text:p>
          </table:table-cell>
          <table:table-cell office:value-type="float" office:value="67.6571" calcext:value-type="float">
            <text:p>67.6571</text:p>
          </table:table-cell>
          <table:table-cell office:value-type="float" office:value="6.66379" calcext:value-type="float">
            <text:p>6.66379</text:p>
          </table:table-cell>
          <table:table-cell office:value-type="float" office:value="10.515" calcext:value-type="float">
            <text:p>10.515</text:p>
          </table:table-cell>
          <table:table-cell office:value-type="float" office:value="21.9184" calcext:value-type="float">
            <text:p>21.9184</text:p>
          </table:table-cell>
          <table:table-cell office:value-type="float" office:value="52.0429" calcext:value-type="float">
            <text:p>52.0429</text:p>
          </table:table-cell>
          <table:table-cell office:value-type="float" office:value="3.70212" calcext:value-type="float">
            <text:p>3.70212</text:p>
          </table:table-cell>
          <table:table-cell office:value-type="float" office:value="114.946" calcext:value-type="float">
            <text:p>114.946</text:p>
          </table:table-cell>
          <table:table-cell office:value-type="float" office:value="19.7853" calcext:value-type="float">
            <text:p>19.7853</text:p>
          </table:table-cell>
          <table:table-cell office:value-type="float" office:value="37.094" calcext:value-type="float">
            <text:p>37.094</text:p>
          </table:table-cell>
          <table:table-cell office:value-type="float" office:value="89.3511" calcext:value-type="float">
            <text:p>89.3511</text:p>
          </table:table-cell>
          <table:table-cell office:value-type="float" office:value="28.4182" calcext:value-type="float">
            <text:p>28.4182</text:p>
          </table:table-cell>
          <table:table-cell office:value-type="float" office:value="80.3194" calcext:value-type="float">
            <text:p>80.3194</text:p>
          </table:table-cell>
          <table:table-cell office:value-type="float" office:value="80.3226" calcext:value-type="float">
            <text:p>80.3226</text:p>
          </table:table-cell>
          <table:table-cell office:value-type="float" office:value="2.7496" calcext:value-type="float">
            <text:p>2.7496</text:p>
          </table:table-cell>
          <table:table-cell office:value-type="float" office:value="10.5473" calcext:value-type="float">
            <text:p>10.5473</text:p>
          </table:table-cell>
          <table:table-cell office:value-type="float" office:value="0.895611" calcext:value-type="float">
            <text:p>0.895611</text:p>
          </table:table-cell>
          <table:table-cell office:value-type="float" office:value="11.3111" calcext:value-type="float">
            <text:p>11.3111</text:p>
          </table:table-cell>
          <table:table-cell office:value-type="float" office:value="65.5047" calcext:value-type="float">
            <text:p>65.5047</text:p>
          </table:table-cell>
          <table:table-cell office:value-type="float" office:value="88.7661" calcext:value-type="float">
            <text:p>88.7661</text:p>
          </table:table-cell>
          <table:table-cell office:value-type="float" office:value="31.0333" calcext:value-type="float">
            <text:p>31.0333</text:p>
          </table:table-cell>
          <table:table-cell office:value-type="float" office:value="15.9709" calcext:value-type="float">
            <text:p>15.9709</text:p>
          </table:table-cell>
          <table:table-cell office:value-type="float" office:value="69.419" calcext:value-type="float">
            <text:p>69.41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ignment 5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85300" calcext:value-type="float">
            <text:p>85300</text:p>
          </table:table-cell>
          <table:table-cell office:value-type="float" office:value="138" calcext:value-type="float">
            <text:p>138</text:p>
          </table:table-cell>
          <table:table-cell office:value-type="float" office:value="29.1772" calcext:value-type="float">
            <text:p>29.1772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42237" calcext:value-type="float">
            <text:p>0.014223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4.41382" calcext:value-type="float">
            <text:p>4.4138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6.5485" calcext:value-type="float">
            <text:p>36.548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.9052" calcext:value-type="float">
            <text:p>5.9052</text:p>
          </table:table-cell>
          <table:table-cell office:value-type="float" office:value="77.9282" calcext:value-type="float">
            <text:p>77.9282</text:p>
          </table:table-cell>
          <table:table-cell office:value-type="float" office:value="2.42162" calcext:value-type="float">
            <text:p>2.42162</text:p>
          </table:table-cell>
          <table:table-cell office:value-type="float" office:value="80.4333" calcext:value-type="float">
            <text:p>80.4333</text:p>
          </table:table-cell>
          <table:table-cell office:value-type="float" office:value="2.53728" calcext:value-type="float">
            <text:p>2.53728</text:p>
          </table:table-cell>
          <table:table-cell office:value-type="float" office:value="89.7447" calcext:value-type="float">
            <text:p>89.7447</text:p>
          </table:table-cell>
          <table:table-cell office:value-type="float" office:value="2.80716" calcext:value-type="float">
            <text:p>2.80716</text:p>
          </table:table-cell>
          <table:table-cell office:value-type="float" office:value="3.83994" calcext:value-type="float">
            <text:p>3.83994</text:p>
          </table:table-cell>
          <table:table-cell office:value-type="float" office:value="20.5902" calcext:value-type="float">
            <text:p>20.5902</text:p>
          </table:table-cell>
          <table:table-cell office:value-type="float" office:value="6.43943" calcext:value-type="float">
            <text:p>6.43943</text:p>
          </table:table-cell>
          <table:table-cell office:value-type="float" office:value="3.1384" calcext:value-type="float">
            <text:p>3.1384</text:p>
          </table:table-cell>
          <table:table-cell office:value-type="float" office:value="29.1007" calcext:value-type="float">
            <text:p>29.1007</text:p>
          </table:table-cell>
          <table:table-cell office:value-type="float" office:value="91.4886" calcext:value-type="float">
            <text:p>91.4886</text:p>
          </table:table-cell>
          <table:table-cell office:value-type="float" office:value="51.1063" calcext:value-type="float">
            <text:p>51.1063</text:p>
          </table:table-cell>
          <table:table-cell office:value-type="float" office:value="63.6715" calcext:value-type="float">
            <text:p>63.6715</text:p>
          </table:table-cell>
          <table:table-cell office:value-type="float" office:value="55.1574" calcext:value-type="float">
            <text:p>55.1574</text:p>
          </table:table-cell>
          <table:table-cell office:value-type="float" office:value="15.2872" calcext:value-type="float">
            <text:p>15.2872</text:p>
          </table:table-cell>
          <table:table-cell office:value-type="float" office:value="16.1939" calcext:value-type="float">
            <text:p>16.1939</text:p>
          </table:table-cell>
          <table:table-cell office:value-type="float" office:value="26.0517" calcext:value-type="float">
            <text:p>26.0517</text:p>
          </table:table-cell>
          <table:table-cell office:value-type="float" office:value="2.67392" calcext:value-type="float">
            <text:p>2.67392</text:p>
          </table:table-cell>
          <table:table-cell office:value-type="float" office:value="36.272" calcext:value-type="float">
            <text:p>36.272</text:p>
          </table:table-cell>
          <table:table-cell office:value-type="float" office:value="60.746" calcext:value-type="float">
            <text:p>60.746</text:p>
          </table:table-cell>
          <table:table-cell office:value-type="float" office:value="4.39949" calcext:value-type="float">
            <text:p>4.39949</text:p>
          </table:table-cell>
          <table:table-cell office:value-type="float" office:value="84.0041" calcext:value-type="float">
            <text:p>84.0041</text:p>
          </table:table-cell>
          <table:table-cell office:value-type="float" office:value="10.8293" calcext:value-type="float">
            <text:p>10.8293</text:p>
          </table:table-cell>
          <table:table-cell office:value-type="float" office:value="13.6696" calcext:value-type="float">
            <text:p>13.6696</text:p>
          </table:table-cell>
          <table:table-cell office:value-type="float" office:value="12.8858" calcext:value-type="float">
            <text:p>12.8858</text:p>
          </table:table-cell>
          <table:table-cell office:value-type="float" office:value="72.2554" calcext:value-type="float">
            <text:p>72.2554</text:p>
          </table:table-cell>
          <table:table-cell office:value-type="float" office:value="20.7166" calcext:value-type="float">
            <text:p>20.7166</text:p>
          </table:table-cell>
          <table:table-cell office:value-type="float" office:value="15.2094" calcext:value-type="float">
            <text:p>15.2094</text:p>
          </table:table-cell>
          <table:table-cell office:value-type="float" office:value="39.8814" calcext:value-type="float">
            <text:p>39.8814</text:p>
          </table:table-cell>
          <table:table-cell office:value-type="float" office:value="30.2785" calcext:value-type="float">
            <text:p>30.2785</text:p>
          </table:table-cell>
          <table:table-cell office:value-type="float" office:value="1.33177" calcext:value-type="float">
            <text:p>1.33177</text:p>
          </table:table-cell>
          <table:table-cell office:value-type="float" office:value="18.0639" calcext:value-type="float">
            <text:p>18.0639</text:p>
          </table:table-cell>
          <table:table-cell office:value-type="float" office:value="76.7635" calcext:value-type="float">
            <text:p>76.7635</text:p>
          </table:table-cell>
          <table:table-cell office:value-type="float" office:value="51.8401" calcext:value-type="float">
            <text:p>51.8401</text:p>
          </table:table-cell>
          <table:table-cell office:value-type="float" office:value="42.4356" calcext:value-type="float">
            <text:p>42.4356</text:p>
          </table:table-cell>
          <table:table-cell office:value-type="float" office:value="33.1368" calcext:value-type="float">
            <text:p>33.1368</text:p>
          </table:table-cell>
          <table:table-cell office:value-type="float" office:value="45.3721" calcext:value-type="float">
            <text:p>45.3721</text:p>
          </table:table-cell>
          <table:table-cell office:value-type="float" office:value="32.2937" calcext:value-type="float">
            <text:p>32.2937</text:p>
          </table:table-cell>
          <table:table-cell office:value-type="float" office:value="52.3612" calcext:value-type="float">
            <text:p>52.3612</text:p>
          </table:table-cell>
          <table:table-cell office:value-type="float" office:value="18.7931" calcext:value-type="float">
            <text:p>18.7931</text:p>
          </table:table-cell>
          <table:table-cell office:value-type="float" office:value="99.322" calcext:value-type="float">
            <text:p>99.322</text:p>
          </table:table-cell>
          <table:table-cell office:value-type="float" office:value="86.3969" calcext:value-type="float">
            <text:p>86.3969</text:p>
          </table:table-cell>
          <table:table-cell office:value-type="float" office:value="14.2066" calcext:value-type="float">
            <text:p>14.2066</text:p>
          </table:table-cell>
          <table:table-cell office:value-type="float" office:value="28.7194" calcext:value-type="float">
            <text:p>28.7194</text:p>
          </table:table-cell>
          <table:table-cell office:value-type="float" office:value="49.9781" calcext:value-type="float">
            <text:p>49.9781</text:p>
          </table:table-cell>
          <table:table-cell office:value-type="float" office:value="58.3954" calcext:value-type="float">
            <text:p>58.3954</text:p>
          </table:table-cell>
          <table:table-cell office:value-type="float" office:value="22.4452" calcext:value-type="float">
            <text:p>22.4452</text:p>
          </table:table-cell>
          <table:table-cell office:value-type="float" office:value="12.9625" calcext:value-type="float">
            <text:p>12.9625</text:p>
          </table:table-cell>
          <table:table-cell office:value-type="float" office:value="71.4924" calcext:value-type="float">
            <text:p>71.4924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Alignment 5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87189" calcext:value-type="float">
            <text:p>87189</text:p>
          </table:table-cell>
          <table:table-cell office:value-type="float" office:value="125" calcext:value-type="float">
            <text:p>125</text:p>
          </table:table-cell>
          <table:table-cell office:value-type="float" office:value="29.9198" calcext:value-type="float">
            <text:p>29.919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859029" calcext:value-type="float">
            <text:p>0.85902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58.349" calcext:value-type="float">
            <text:p>158.34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6.8279" calcext:value-type="float">
            <text:p>46.827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4.5436" calcext:value-type="float">
            <text:p>44.5436</text:p>
          </table:table-cell>
          <table:table-cell office:value-type="float" office:value="88.2954" calcext:value-type="float">
            <text:p>88.2954</text:p>
          </table:table-cell>
          <table:table-cell office:value-type="float" office:value="42.0978" calcext:value-type="float">
            <text:p>42.0978</text:p>
          </table:table-cell>
          <table:table-cell office:value-type="float" office:value="44.8712" calcext:value-type="float">
            <text:p>44.8712</text:p>
          </table:table-cell>
          <table:table-cell office:value-type="float" office:value="58.6156" calcext:value-type="float">
            <text:p>58.6156</text:p>
          </table:table-cell>
          <table:table-cell office:value-type="float" office:value="26.1031" calcext:value-type="float">
            <text:p>26.1031</text:p>
          </table:table-cell>
          <table:table-cell office:value-type="float" office:value="114.275" calcext:value-type="float">
            <text:p>114.275</text:p>
          </table:table-cell>
          <table:table-cell office:value-type="float" office:value="28.4338" calcext:value-type="float">
            <text:p>28.4338</text:p>
          </table:table-cell>
          <table:table-cell office:value-type="float" office:value="79.05" calcext:value-type="float">
            <text:p>79.05</text:p>
          </table:table-cell>
          <table:table-cell office:value-type="float" office:value="16.8803" calcext:value-type="float">
            <text:p>16.8803</text:p>
          </table:table-cell>
          <table:table-cell office:value-type="float" office:value="86.0093" calcext:value-type="float">
            <text:p>86.0093</text:p>
          </table:table-cell>
          <table:table-cell office:value-type="float" office:value="36.2906" calcext:value-type="float">
            <text:p>36.2906</text:p>
          </table:table-cell>
          <table:table-cell office:value-type="float" office:value="56.7571" calcext:value-type="float">
            <text:p>56.7571</text:p>
          </table:table-cell>
          <table:table-cell office:value-type="float" office:value="26.0991" calcext:value-type="float">
            <text:p>26.0991</text:p>
          </table:table-cell>
          <table:table-cell office:value-type="float" office:value="10.8904" calcext:value-type="float">
            <text:p>10.8904</text:p>
          </table:table-cell>
          <table:table-cell office:value-type="float" office:value="47.8324" calcext:value-type="float">
            <text:p>47.8324</text:p>
          </table:table-cell>
          <table:table-cell office:value-type="float" office:value="8.9805" calcext:value-type="float">
            <text:p>8.9805</text:p>
          </table:table-cell>
          <table:table-cell office:value-type="float" office:value="26.8764" calcext:value-type="float">
            <text:p>26.8764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Alignment 5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91545" calcext:value-type="float">
            <text:p>91545</text:p>
          </table:table-cell>
          <table:table-cell office:value-type="float" office:value="145" calcext:value-type="float">
            <text:p>145</text:p>
          </table:table-cell>
          <table:table-cell office:value-type="float" office:value="30.2963" calcext:value-type="float">
            <text:p>30.296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721473" calcext:value-type="float">
            <text:p>0.0072147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63261" calcext:value-type="float">
            <text:p>1.6326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5.884" calcext:value-type="float">
            <text:p>45.88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98.8271" calcext:value-type="float">
            <text:p>98.8271</text:p>
          </table:table-cell>
          <table:table-cell office:value-type="float" office:value="92.1232" calcext:value-type="float">
            <text:p>92.1232</text:p>
          </table:table-cell>
          <table:table-cell office:value-type="float" office:value="61.1511" calcext:value-type="float">
            <text:p>61.1511</text:p>
          </table:table-cell>
          <table:table-cell office:value-type="float" office:value="2.98101" calcext:value-type="float">
            <text:p>2.98101</text:p>
          </table:table-cell>
          <table:table-cell office:value-type="float" office:value="77.329" calcext:value-type="float">
            <text:p>77.329</text:p>
          </table:table-cell>
          <table:table-cell office:value-type="float" office:value="1.63435" calcext:value-type="float">
            <text:p>1.63435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31.4136" calcext:value-type="float">
            <text:p>31.4136</text:p>
          </table:table-cell>
          <table:table-cell office:value-type="float" office:value="1.70183" calcext:value-type="float">
            <text:p>1.70183</text:p>
          </table:table-cell>
          <table:table-cell office:value-type="float" office:value="48.3536" calcext:value-type="float">
            <text:p>48.3536</text:p>
          </table:table-cell>
          <table:table-cell office:value-type="float" office:value="16.1184" calcext:value-type="float">
            <text:p>16.1184</text:p>
          </table:table-cell>
          <table:table-cell office:value-type="float" office:value="47.8367" calcext:value-type="float">
            <text:p>47.8367</text:p>
          </table:table-cell>
          <table:table-cell office:value-type="float" office:value="77.6038" calcext:value-type="float">
            <text:p>77.6038</text:p>
          </table:table-cell>
          <table:table-cell office:value-type="float" office:value="81.9792" calcext:value-type="float">
            <text:p>81.9792</text:p>
          </table:table-cell>
          <table:table-cell office:value-type="float" office:value="29.2048" calcext:value-type="float">
            <text:p>29.2048</text:p>
          </table:table-cell>
          <table:table-cell office:value-type="float" office:value="20.4072" calcext:value-type="float">
            <text:p>20.4072</text:p>
          </table:table-cell>
          <table:table-cell office:value-type="float" office:value="47.1568" calcext:value-type="float">
            <text:p>47.1568</text:p>
          </table:table-cell>
          <table:table-cell office:value-type="float" office:value="4.32172" calcext:value-type="float">
            <text:p>4.32172</text:p>
          </table:table-cell>
          <table:table-cell office:value-type="float" office:value="22.3703" calcext:value-type="float">
            <text:p>22.3703</text:p>
          </table:table-cell>
          <table:table-cell office:value-type="float" office:value="63.1664" calcext:value-type="float">
            <text:p>63.1664</text:p>
          </table:table-cell>
          <table:table-cell office:value-type="float" office:value="21.5504" calcext:value-type="float">
            <text:p>21.5504</text:p>
          </table:table-cell>
          <table:table-cell office:value-type="float" office:value="95.3618" calcext:value-type="float">
            <text:p>95.3618</text:p>
          </table:table-cell>
          <table:table-cell office:value-type="float" office:value="11.4117" calcext:value-type="float">
            <text:p>11.4117</text:p>
          </table:table-cell>
          <table:table-cell office:value-type="float" office:value="97.2305" calcext:value-type="float">
            <text:p>97.2305</text:p>
          </table:table-cell>
          <table:table-cell office:value-type="float" office:value="25.1862" calcext:value-type="float">
            <text:p>25.1862</text:p>
          </table:table-cell>
          <table:table-cell office:value-type="float" office:value="13.9947" calcext:value-type="float">
            <text:p>13.9947</text:p>
          </table:table-cell>
          <table:table-cell office:value-type="float" office:value="80.5881" calcext:value-type="float">
            <text:p>80.5881</text:p>
          </table:table-cell>
          <table:table-cell office:value-type="float" office:value="47.1436" calcext:value-type="float">
            <text:p>47.1436</text:p>
          </table:table-cell>
          <table:table-cell office:value-type="float" office:value="89.0782" calcext:value-type="float">
            <text:p>89.0782</text:p>
          </table:table-cell>
          <table:table-cell office:value-type="float" office:value="58.8731" calcext:value-type="float">
            <text:p>58.8731</text:p>
          </table:table-cell>
          <table:table-cell office:value-type="float" office:value="97.719" calcext:value-type="float">
            <text:p>97.719</text:p>
          </table:table-cell>
          <table:table-cell office:value-type="float" office:value="2.87724" calcext:value-type="float">
            <text:p>2.87724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Alignment 5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89236" calcext:value-type="float">
            <text:p>89236</text:p>
          </table:table-cell>
          <table:table-cell office:value-type="float" office:value="136" calcext:value-type="float">
            <text:p>136</text:p>
          </table:table-cell>
          <table:table-cell office:value-type="float" office:value="27.534" calcext:value-type="float">
            <text:p>27.53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29831" calcext:value-type="float">
            <text:p>0.012983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59062" calcext:value-type="float">
            <text:p>2.5906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3.642" calcext:value-type="float">
            <text:p>33.64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3.6221" calcext:value-type="float">
            <text:p>43.6221</text:p>
          </table:table-cell>
          <table:table-cell office:value-type="float" office:value="16.2338" calcext:value-type="float">
            <text:p>16.2338</text:p>
          </table:table-cell>
          <table:table-cell office:value-type="float" office:value="1.81902" calcext:value-type="float">
            <text:p>1.81902</text:p>
          </table:table-cell>
          <table:table-cell office:value-type="float" office:value="2.8424" calcext:value-type="float">
            <text:p>2.8424</text:p>
          </table:table-cell>
          <table:table-cell office:value-type="float" office:value="25.8467" calcext:value-type="float">
            <text:p>25.8467</text:p>
          </table:table-cell>
          <table:table-cell office:value-type="float" office:value="14.4082" calcext:value-type="float">
            <text:p>14.4082</text:p>
          </table:table-cell>
          <table:table-cell office:value-type="float" office:value="37.7303" calcext:value-type="float">
            <text:p>37.7303</text:p>
          </table:table-cell>
          <table:table-cell office:value-type="float" office:value="11.2093" calcext:value-type="float">
            <text:p>11.2093</text:p>
          </table:table-cell>
          <table:table-cell office:value-type="float" office:value="50.399" calcext:value-type="float">
            <text:p>50.399</text:p>
          </table:table-cell>
          <table:table-cell office:value-type="float" office:value="51.1148" calcext:value-type="float">
            <text:p>51.1148</text:p>
          </table:table-cell>
          <table:table-cell office:value-type="float" office:value="64.2152" calcext:value-type="float">
            <text:p>64.2152</text:p>
          </table:table-cell>
          <table:table-cell office:value-type="float" office:value="66.9181" calcext:value-type="float">
            <text:p>66.9181</text:p>
          </table:table-cell>
          <table:table-cell office:value-type="float" office:value="1.07755" calcext:value-type="float">
            <text:p>1.07755</text:p>
          </table:table-cell>
          <table:table-cell office:value-type="float" office:value="41.5615" calcext:value-type="float">
            <text:p>41.5615</text:p>
          </table:table-cell>
          <table:table-cell office:value-type="float" office:value="9.38802" calcext:value-type="float">
            <text:p>9.38802</text:p>
          </table:table-cell>
          <table:table-cell office:value-type="float" office:value="36.3281" calcext:value-type="float">
            <text:p>36.3281</text:p>
          </table:table-cell>
          <table:table-cell office:value-type="float" office:value="77.5773" calcext:value-type="float">
            <text:p>77.5773</text:p>
          </table:table-cell>
          <table:table-cell office:value-type="float" office:value="47.0764" calcext:value-type="float">
            <text:p>47.0764</text:p>
          </table:table-cell>
          <table:table-cell office:value-type="float" office:value="8.95953" calcext:value-type="float">
            <text:p>8.95953</text:p>
          </table:table-cell>
          <table:table-cell office:value-type="float" office:value="50.2848" calcext:value-type="float">
            <text:p>50.2848</text:p>
          </table:table-cell>
          <table:table-cell office:value-type="float" office:value="47.9148" calcext:value-type="float">
            <text:p>47.9148</text:p>
          </table:table-cell>
          <table:table-cell office:value-type="float" office:value="28.0294" calcext:value-type="float">
            <text:p>28.0294</text:p>
          </table:table-cell>
          <table:table-cell office:value-type="float" office:value="67.4643" calcext:value-type="float">
            <text:p>67.4643</text:p>
          </table:table-cell>
          <table:table-cell office:value-type="float" office:value="14.2656" calcext:value-type="float">
            <text:p>14.2656</text:p>
          </table:table-cell>
          <table:table-cell office:value-type="float" office:value="15.9784" calcext:value-type="float">
            <text:p>15.9784</text:p>
          </table:table-cell>
          <table:table-cell office:value-type="float" office:value="91.1721" calcext:value-type="float">
            <text:p>91.1721</text:p>
          </table:table-cell>
          <table:table-cell office:value-type="float" office:value="26.6187" calcext:value-type="float">
            <text:p>26.6187</text:p>
          </table:table-cell>
          <table:table-cell office:value-type="float" office:value="12.4308" calcext:value-type="float">
            <text:p>12.4308</text:p>
          </table:table-cell>
          <table:table-cell office:value-type="float" office:value="16.5129" calcext:value-type="float">
            <text:p>16.5129</text:p>
          </table:table-cell>
          <table:table-cell office:value-type="float" office:value="11.0526" calcext:value-type="float">
            <text:p>11.0526</text:p>
          </table:table-cell>
          <table:table-cell office:value-type="float" office:value="61.0252" calcext:value-type="float">
            <text:p>61.0252</text:p>
          </table:table-cell>
          <table:table-cell office:value-type="float" office:value="63.4466" calcext:value-type="float">
            <text:p>63.4466</text:p>
          </table:table-cell>
          <table:table-cell office:value-type="float" office:value="53.5537" calcext:value-type="float">
            <text:p>53.5537</text:p>
          </table:table-cell>
          <table:table-cell office:value-type="float" office:value="35.9824" calcext:value-type="float">
            <text:p>35.9824</text:p>
          </table:table-cell>
          <table:table-cell office:value-type="float" office:value="1.95173" calcext:value-type="float">
            <text:p>1.95173</text:p>
          </table:table-cell>
          <table:table-cell office:value-type="float" office:value="5.10051" calcext:value-type="float">
            <text:p>5.10051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Alignment 5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8518" calcext:value-type="float">
            <text:p>18518</text:p>
          </table:table-cell>
          <table:table-cell office:value-type="float" office:value="54" calcext:value-type="float">
            <text:p>54</text:p>
          </table:table-cell>
          <table:table-cell office:value-type="float" office:value="17.8521" calcext:value-type="float">
            <text:p>17.852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511946" calcext:value-type="float">
            <text:p>0.51194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9.513" calcext:value-type="float">
            <text:p>109.51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9.8866" calcext:value-type="float">
            <text:p>29.886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4.7676" calcext:value-type="float">
            <text:p>14.7676</text:p>
          </table:table-cell>
          <table:table-cell office:value-type="float" office:value="18.6212" calcext:value-type="float">
            <text:p>18.6212</text:p>
          </table:table-cell>
          <table:table-cell office:value-type="float" office:value="31.5638" calcext:value-type="float">
            <text:p>31.5638</text:p>
          </table:table-cell>
          <table:table-cell office:value-type="float" office:value="38.8513" calcext:value-type="float">
            <text:p>38.8513</text:p>
          </table:table-cell>
          <table:table-cell office:value-type="float" office:value="29.7292" calcext:value-type="float">
            <text:p>29.7292</text:p>
          </table:table-cell>
          <table:table-cell office:value-type="float" office:value="42.4317" calcext:value-type="float">
            <text:p>42.4317</text:p>
          </table:table-cell>
          <table:table-cell office:value-type="float" office:value="32.3047" calcext:value-type="float">
            <text:p>32.3047</text:p>
          </table:table-cell>
          <table:table-cell office:value-type="float" office:value="46.7813" calcext:value-type="float">
            <text:p>46.7813</text:p>
          </table:table-cell>
          <table:table-cell office:value-type="float" office:value="41.2024" calcext:value-type="float">
            <text:p>41.2024</text:p>
          </table:table-cell>
          <table:table-cell office:value-type="float" office:value="27.8075" calcext:value-type="float">
            <text:p>27.8075</text:p>
          </table:table-cell>
          <table:table-cell office:value-type="float" office:value="8.66883" calcext:value-type="float">
            <text:p>8.66883</text:p>
          </table:table-cell>
          <table:table-cell office:value-type="float" office:value="25.9102" calcext:value-type="float">
            <text:p>25.9102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Alignment 5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8499" calcext:value-type="float">
            <text:p>18499</text:p>
          </table:table-cell>
          <table:table-cell office:value-type="float" office:value="41" calcext:value-type="float">
            <text:p>41</text:p>
          </table:table-cell>
          <table:table-cell office:value-type="float" office:value="17.6731" calcext:value-type="float">
            <text:p>17.673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200444" calcext:value-type="float">
            <text:p>0.20044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07.736" calcext:value-type="float">
            <text:p>207.73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9.5496" calcext:value-type="float">
            <text:p>29.54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3.8009" calcext:value-type="float">
            <text:p>23.8009</text:p>
          </table:table-cell>
          <table:table-cell office:value-type="float" office:value="24.7459" calcext:value-type="float">
            <text:p>24.7459</text:p>
          </table:table-cell>
          <table:table-cell office:value-type="float" office:value="33.455" calcext:value-type="float">
            <text:p>33.455</text:p>
          </table:table-cell>
          <table:table-cell office:value-type="float" office:value="29.5817" calcext:value-type="float">
            <text:p>29.5817</text:p>
          </table:table-cell>
          <table:table-cell office:value-type="float" office:value="15.7935" calcext:value-type="float">
            <text:p>15.7935</text:p>
          </table:table-cell>
          <table:table-cell office:value-type="float" office:value="45.3219" calcext:value-type="float">
            <text:p>45.3219</text:p>
          </table:table-cell>
          <table:table-cell office:value-type="float" office:value="22.4432" calcext:value-type="float">
            <text:p>22.4432</text:p>
          </table:table-cell>
          <table:table-cell office:value-type="float" office:value="31.0862" calcext:value-type="float">
            <text:p>31.0862</text:p>
          </table:table-cell>
          <table:table-cell office:value-type="float" office:value="33.6729" calcext:value-type="float">
            <text:p>33.6729</text:p>
          </table:table-cell>
          <table:table-cell office:value-type="float" office:value="24.947" calcext:value-type="float">
            <text:p>24.947</text:p>
          </table:table-cell>
          <table:table-cell office:value-type="float" office:value="43.8416" calcext:value-type="float">
            <text:p>43.8416</text:p>
          </table:table-cell>
          <table:table-cell office:value-type="float" office:value="19.0892" calcext:value-type="float">
            <text:p>19.0892</text:p>
          </table:table-cell>
          <table:table-cell office:value-type="float" office:value="34.3564" calcext:value-type="float">
            <text:p>34.3564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19.1277" calcext:value-type="float">
            <text:p>19.1277</text:p>
          </table:table-cell>
          <table:table-cell office:value-type="float" office:value="41.7884" calcext:value-type="float">
            <text:p>41.7884</text:p>
          </table:table-cell>
          <table:table-cell office:value-type="float" office:value="39.1621" calcext:value-type="float">
            <text:p>39.1621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Alignment 5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8728" calcext:value-type="float">
            <text:p>18728</text:p>
          </table:table-cell>
          <table:table-cell office:value-type="float" office:value="46" calcext:value-type="float">
            <text:p>46</text:p>
          </table:table-cell>
          <table:table-cell office:value-type="float" office:value="17.7181" calcext:value-type="float">
            <text:p>17.718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340543" calcext:value-type="float">
            <text:p>0.34054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05.452" calcext:value-type="float">
            <text:p>205.45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5.2301" calcext:value-type="float">
            <text:p>35.230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4.3418" calcext:value-type="float">
            <text:p>24.3418</text:p>
          </table:table-cell>
          <table:table-cell office:value-type="float" office:value="37.0398" calcext:value-type="float">
            <text:p>37.0398</text:p>
          </table:table-cell>
          <table:table-cell office:value-type="float" office:value="42.3058" calcext:value-type="float">
            <text:p>42.3058</text:p>
          </table:table-cell>
          <table:table-cell office:value-type="float" office:value="31.3054" calcext:value-type="float">
            <text:p>31.3054</text:p>
          </table:table-cell>
          <table:table-cell office:value-type="float" office:value="18.6345" calcext:value-type="float">
            <text:p>18.6345</text:p>
          </table:table-cell>
          <table:table-cell office:value-type="float" office:value="44.0331" calcext:value-type="float">
            <text:p>44.0331</text:p>
          </table:table-cell>
          <table:table-cell office:value-type="float" office:value="21.1753" calcext:value-type="float">
            <text:p>21.1753</text:p>
          </table:table-cell>
          <table:table-cell office:value-type="float" office:value="14.3184" calcext:value-type="float">
            <text:p>14.3184</text:p>
          </table:table-cell>
          <table:table-cell office:value-type="float" office:value="55.0044" calcext:value-type="float">
            <text:p>55.0044</text:p>
          </table:table-cell>
          <table:table-cell office:value-type="float" office:value="39.7512" calcext:value-type="float">
            <text:p>39.7512</text:p>
          </table:table-cell>
          <table:table-cell office:value-type="float" office:value="51.4205" calcext:value-type="float">
            <text:p>51.4205</text:p>
          </table:table-cell>
          <table:table-cell office:value-type="float" office:value="40.4163" calcext:value-type="float">
            <text:p>40.4163</text:p>
          </table:table-cell>
          <table:table-cell office:value-type="float" office:value="41.1123" calcext:value-type="float">
            <text:p>41.1123</text:p>
          </table:table-cell>
          <table:table-cell office:value-type="float" office:value="32.5191" calcext:value-type="float">
            <text:p>32.5191</text:p>
          </table:table-cell>
          <table:table-cell office:value-type="float" office:value="40.9142" calcext:value-type="float">
            <text:p>40.9142</text:p>
          </table:table-cell>
          <table:table-cell office:value-type="float" office:value="34.1625" calcext:value-type="float">
            <text:p>34.1625</text:p>
          </table:table-cell>
          <table:table-cell office:value-type="float" office:value="30.4576" calcext:value-type="float">
            <text:p>30.4576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Alignment 5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80888" calcext:value-type="float">
            <text:p>80888</text:p>
          </table:table-cell>
          <table:table-cell office:value-type="float" office:value="116" calcext:value-type="float">
            <text:p>11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8982" calcext:value-type="float">
            <text:p>18982</text:p>
          </table:table-cell>
          <table:table-cell office:value-type="float" office:value="54" calcext:value-type="float">
            <text:p>54</text:p>
          </table:table-cell>
          <table:table-cell office:value-type="float" office:value="18.321" calcext:value-type="float">
            <text:p>18.32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505067" calcext:value-type="float">
            <text:p>0.05050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79.1804" calcext:value-type="float">
            <text:p>79.180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6306" calcext:value-type="float">
            <text:p>38.630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9.87668" calcext:value-type="float">
            <text:p>9.87668</text:p>
          </table:table-cell>
          <table:table-cell office:value-type="float" office:value="50.8182" calcext:value-type="float">
            <text:p>50.8182</text:p>
          </table:table-cell>
          <table:table-cell office:value-type="float" office:value="42.1998" calcext:value-type="float">
            <text:p>42.1998</text:p>
          </table:table-cell>
          <table:table-cell office:value-type="float" office:value="56.3486" calcext:value-type="float">
            <text:p>56.3486</text:p>
          </table:table-cell>
          <table:table-cell office:value-type="float" office:value="71.3427" calcext:value-type="float">
            <text:p>71.3427</text:p>
          </table:table-cell>
          <table:table-cell office:value-type="float" office:value="20.1545" calcext:value-type="float">
            <text:p>20.1545</text:p>
          </table:table-cell>
          <table:table-cell office:value-type="float" office:value="50.7448" calcext:value-type="float">
            <text:p>50.7448</text:p>
          </table:table-cell>
          <table:table-cell office:value-type="float" office:value="17.4788" calcext:value-type="float">
            <text:p>17.4788</text:p>
          </table:table-cell>
          <table:table-cell office:value-type="float" office:value="34.289" calcext:value-type="float">
            <text:p>34.289</text:p>
          </table:table-cell>
          <table:table-cell office:value-type="float" office:value="66.4076" calcext:value-type="float">
            <text:p>66.4076</text:p>
          </table:table-cell>
          <table:table-cell office:value-type="float" office:value="18.5333" calcext:value-type="float">
            <text:p>18.5333</text:p>
          </table:table-cell>
          <table:table-cell office:value-type="float" office:value="28.5186" calcext:value-type="float">
            <text:p>28.5186</text:p>
          </table:table-cell>
          <table:table-cell office:value-type="float" office:value="40.3706" calcext:value-type="float">
            <text:p>40.3706</text:p>
          </table:table-cell>
          <table:table-cell office:value-type="float" office:value="33.7459" calcext:value-type="float">
            <text:p>33.7459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lignment 6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4098" calcext:value-type="float">
            <text:p>64098</text:p>
          </table:table-cell>
          <table:table-cell office:value-type="float" office:value="137" calcext:value-type="float">
            <text:p>1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67313" calcext:value-type="float">
            <text:p>67313</text:p>
          </table:table-cell>
          <table:table-cell office:value-type="float" office:value="133" calcext:value-type="float">
            <text:p>133</text:p>
          </table:table-cell>
          <table:table-cell office:value-type="float" office:value="16.7623" calcext:value-type="float">
            <text:p>16.762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419967" calcext:value-type="float">
            <text:p>0.004199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25952" calcext:value-type="float">
            <text:p>2.2595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6.4644" calcext:value-type="float">
            <text:p>36.464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8.97384" calcext:value-type="float">
            <text:p>8.97384</text:p>
          </table:table-cell>
          <table:table-cell office:value-type="float" office:value="43.399" calcext:value-type="float">
            <text:p>43.399</text:p>
          </table:table-cell>
          <table:table-cell office:value-type="float" office:value="15.7006" calcext:value-type="float">
            <text:p>15.7006</text:p>
          </table:table-cell>
          <table:table-cell office:value-type="float" office:value="0.898821" calcext:value-type="float">
            <text:p>0.898821</text:p>
          </table:table-cell>
          <table:table-cell office:value-type="float" office:value="79.4043" calcext:value-type="float">
            <text:p>79.4043</text:p>
          </table:table-cell>
          <table:table-cell office:value-type="float" office:value="1.0868" calcext:value-type="float">
            <text:p>1.0868</text:p>
          </table:table-cell>
          <table:table-cell office:value-type="float" office:value="63.7345" calcext:value-type="float">
            <text:p>63.7345</text:p>
          </table:table-cell>
          <table:table-cell office:value-type="float" office:value="0.600731" calcext:value-type="float">
            <text:p>0.600731</text:p>
          </table:table-cell>
          <table:table-cell office:value-type="float" office:value="68.0385" calcext:value-type="float">
            <text:p>68.0385</text:p>
          </table:table-cell>
          <table:table-cell office:value-type="float" office:value="14.685" calcext:value-type="float">
            <text:p>14.685</text:p>
          </table:table-cell>
          <table:table-cell office:value-type="float" office:value="14.6776" calcext:value-type="float">
            <text:p>14.6776</text:p>
          </table:table-cell>
          <table:table-cell office:value-type="float" office:value="70.6608" calcext:value-type="float">
            <text:p>70.6608</text:p>
          </table:table-cell>
          <table:table-cell office:value-type="float" office:value="29.5117" calcext:value-type="float">
            <text:p>29.5117</text:p>
          </table:table-cell>
          <table:table-cell office:value-type="float" office:value="12.3925" calcext:value-type="float">
            <text:p>12.3925</text:p>
          </table:table-cell>
          <table:table-cell office:value-type="float" office:value="1.78738" calcext:value-type="float">
            <text:p>1.78738</text:p>
          </table:table-cell>
          <table:table-cell office:value-type="float" office:value="46.2884" calcext:value-type="float">
            <text:p>46.2884</text:p>
          </table:table-cell>
          <table:table-cell office:value-type="float" office:value="1.31039" calcext:value-type="float">
            <text:p>1.31039</text:p>
          </table:table-cell>
          <table:table-cell office:value-type="float" office:value="56.6253" calcext:value-type="float">
            <text:p>56.6253</text:p>
          </table:table-cell>
          <table:table-cell office:value-type="float" office:value="0.890169" calcext:value-type="float">
            <text:p>0.890169</text:p>
          </table:table-cell>
          <table:table-cell office:value-type="float" office:value="19.0691" calcext:value-type="float">
            <text:p>19.0691</text:p>
          </table:table-cell>
          <table:table-cell office:value-type="float" office:value="18.061" calcext:value-type="float">
            <text:p>18.061</text:p>
          </table:table-cell>
          <table:table-cell office:value-type="float" office:value="0.869801" calcext:value-type="float">
            <text:p>0.869801</text:p>
          </table:table-cell>
          <table:table-cell office:value-type="float" office:value="37.2465" calcext:value-type="float">
            <text:p>37.2465</text:p>
          </table:table-cell>
          <table:table-cell office:value-type="float" office:value="46.6379" calcext:value-type="float">
            <text:p>46.6379</text:p>
          </table:table-cell>
          <table:table-cell office:value-type="float" office:value="32.9392" calcext:value-type="float">
            <text:p>32.9392</text:p>
          </table:table-cell>
          <table:table-cell office:value-type="float" office:value="66.3199" calcext:value-type="float">
            <text:p>66.3199</text:p>
          </table:table-cell>
          <table:table-cell office:value-type="float" office:value="24.2649" calcext:value-type="float">
            <text:p>24.2649</text:p>
          </table:table-cell>
          <table:table-cell office:value-type="float" office:value="72.3737" calcext:value-type="float">
            <text:p>72.3737</text:p>
          </table:table-cell>
          <table:table-cell office:value-type="float" office:value="72.1809" calcext:value-type="float">
            <text:p>72.1809</text:p>
          </table:table-cell>
          <table:table-cell office:value-type="float" office:value="68.4657" calcext:value-type="float">
            <text:p>68.4657</text:p>
          </table:table-cell>
          <table:table-cell office:value-type="float" office:value="63.1362" calcext:value-type="float">
            <text:p>63.1362</text:p>
          </table:table-cell>
          <table:table-cell office:value-type="float" office:value="69.4561" calcext:value-type="float">
            <text:p>69.4561</text:p>
          </table:table-cell>
          <table:table-cell office:value-type="float" office:value="15.4092" calcext:value-type="float">
            <text:p>15.4092</text:p>
          </table:table-cell>
          <table:table-cell office:value-type="float" office:value="38.434" calcext:value-type="float">
            <text:p>38.434</text:p>
          </table:table-cell>
          <table:table-cell office:value-type="float" office:value="59.1109" calcext:value-type="float">
            <text:p>59.1109</text:p>
          </table:table-cell>
          <table:table-cell office:value-type="float" office:value="54.0974" calcext:value-type="float">
            <text:p>54.0974</text:p>
          </table:table-cell>
          <table:table-cell office:value-type="float" office:value="68.1003" calcext:value-type="float">
            <text:p>68.1003</text:p>
          </table:table-cell>
          <table:table-cell office:value-type="float" office:value="9.84652" calcext:value-type="float">
            <text:p>9.84652</text:p>
          </table:table-cell>
          <table:table-cell office:value-type="float" office:value="68.4421" calcext:value-type="float">
            <text:p>68.4421</text:p>
          </table:table-cell>
          <table:table-cell office:value-type="float" office:value="2.21993" calcext:value-type="float">
            <text:p>2.21993</text:p>
          </table:table-cell>
          <table:table-cell office:value-type="float" office:value="57.6937" calcext:value-type="float">
            <text:p>57.6937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Alignment 6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4098" calcext:value-type="float">
            <text:p>64098</text:p>
          </table:table-cell>
          <table:table-cell office:value-type="float" office:value="137" calcext:value-type="float">
            <text:p>1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3413" calcext:value-type="float">
            <text:p>73413</text:p>
          </table:table-cell>
          <table:table-cell office:value-type="float" office:value="124" calcext:value-type="float">
            <text:p>124</text:p>
          </table:table-cell>
          <table:table-cell office:value-type="float" office:value="16.0135" calcext:value-type="float">
            <text:p>16.013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71871" calcext:value-type="float">
            <text:p>0.007187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.77314" calcext:value-type="float">
            <text:p>3.7731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1.947" calcext:value-type="float">
            <text:p>31.94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54.0688" calcext:value-type="float">
            <text:p>54.0688</text:p>
          </table:table-cell>
          <table:table-cell office:value-type="float" office:value="13.0613" calcext:value-type="float">
            <text:p>13.0613</text:p>
          </table:table-cell>
          <table:table-cell office:value-type="float" office:value="0.841221" calcext:value-type="float">
            <text:p>0.841221</text:p>
          </table:table-cell>
          <table:table-cell office:value-type="float" office:value="0.939163" calcext:value-type="float">
            <text:p>0.939163</text:p>
          </table:table-cell>
          <table:table-cell office:value-type="float" office:value="2.87636" calcext:value-type="float">
            <text:p>2.87636</text:p>
          </table:table-cell>
          <table:table-cell office:value-type="float" office:value="1.60038" calcext:value-type="float">
            <text:p>1.60038</text:p>
          </table:table-cell>
          <table:table-cell office:value-type="float" office:value="0.328154" calcext:value-type="float">
            <text:p>0.328154</text:p>
          </table:table-cell>
          <table:table-cell office:value-type="float" office:value="0.634801" calcext:value-type="float">
            <text:p>0.634801</text:p>
          </table:table-cell>
          <table:table-cell office:value-type="float" office:value="58.2498" calcext:value-type="float">
            <text:p>58.2498</text:p>
          </table:table-cell>
          <table:table-cell office:value-type="float" office:value="19.8626" calcext:value-type="float">
            <text:p>19.8626</text:p>
          </table:table-cell>
          <table:table-cell office:value-type="float" office:value="74.2818" calcext:value-type="float">
            <text:p>74.2818</text:p>
          </table:table-cell>
          <table:table-cell office:value-type="float" office:value="57.0968" calcext:value-type="float">
            <text:p>57.0968</text:p>
          </table:table-cell>
          <table:table-cell office:value-type="float" office:value="12.6669" calcext:value-type="float">
            <text:p>12.6669</text:p>
          </table:table-cell>
          <table:table-cell office:value-type="float" office:value="0.954103" calcext:value-type="float">
            <text:p>0.954103</text:p>
          </table:table-cell>
          <table:table-cell office:value-type="float" office:value="26.3712" calcext:value-type="float">
            <text:p>26.3712</text:p>
          </table:table-cell>
          <table:table-cell office:value-type="float" office:value="10.9029" calcext:value-type="float">
            <text:p>10.9029</text:p>
          </table:table-cell>
          <table:table-cell office:value-type="float" office:value="81.7639" calcext:value-type="float">
            <text:p>81.7639</text:p>
          </table:table-cell>
          <table:table-cell office:value-type="float" office:value="0.719515" calcext:value-type="float">
            <text:p>0.719515</text:p>
          </table:table-cell>
          <table:table-cell office:value-type="float" office:value="67.6828" calcext:value-type="float">
            <text:p>67.6828</text:p>
          </table:table-cell>
          <table:table-cell office:value-type="float" office:value="66.9805" calcext:value-type="float">
            <text:p>66.9805</text:p>
          </table:table-cell>
          <table:table-cell office:value-type="float" office:value="1.64986" calcext:value-type="float">
            <text:p>1.64986</text:p>
          </table:table-cell>
          <table:table-cell office:value-type="float" office:value="36.3744" calcext:value-type="float">
            <text:p>36.3744</text:p>
          </table:table-cell>
          <table:table-cell office:value-type="float" office:value="22.7107" calcext:value-type="float">
            <text:p>22.7107</text:p>
          </table:table-cell>
          <table:table-cell office:value-type="float" office:value="42.4653" calcext:value-type="float">
            <text:p>42.4653</text:p>
          </table:table-cell>
          <table:table-cell office:value-type="float" office:value="22.4487" calcext:value-type="float">
            <text:p>22.4487</text:p>
          </table:table-cell>
          <table:table-cell office:value-type="float" office:value="54.0107" calcext:value-type="float">
            <text:p>54.0107</text:p>
          </table:table-cell>
          <table:table-cell office:value-type="float" office:value="47.2267" calcext:value-type="float">
            <text:p>47.2267</text:p>
          </table:table-cell>
          <table:table-cell office:value-type="float" office:value="10.7763" calcext:value-type="float">
            <text:p>10.7763</text:p>
          </table:table-cell>
          <table:table-cell office:value-type="float" office:value="22.227" calcext:value-type="float">
            <text:p>22.227</text:p>
          </table:table-cell>
          <table:table-cell office:value-type="float" office:value="78.3065" calcext:value-type="float">
            <text:p>78.3065</text:p>
          </table:table-cell>
          <table:table-cell office:value-type="float" office:value="30.9196" calcext:value-type="float">
            <text:p>30.9196</text:p>
          </table:table-cell>
          <table:table-cell office:value-type="float" office:value="7.77319" calcext:value-type="float">
            <text:p>7.77319</text:p>
          </table:table-cell>
          <table:table-cell office:value-type="float" office:value="2.19577" calcext:value-type="float">
            <text:p>2.19577</text:p>
          </table:table-cell>
          <table:table-cell office:value-type="float" office:value="83.4885" calcext:value-type="float">
            <text:p>83.4885</text:p>
          </table:table-cell>
          <table:table-cell office:value-type="float" office:value="28.337" calcext:value-type="float">
            <text:p>28.337</text:p>
          </table:table-cell>
          <table:table-cell office:value-type="float" office:value="34.8009" calcext:value-type="float">
            <text:p>34.8009</text:p>
          </table:table-cell>
          <table:table-cell office:value-type="float" office:value="28.0905" calcext:value-type="float">
            <text:p>28.0905</text:p>
          </table:table-cell>
          <table:table-cell office:value-type="float" office:value="80.8343" calcext:value-type="float">
            <text:p>80.8343</text:p>
          </table:table-cell>
          <table:table-cell office:value-type="float" office:value="33.0333" calcext:value-type="float">
            <text:p>33.0333</text:p>
          </table:table-cell>
          <table:table-cell office:value-type="float" office:value="39.587" calcext:value-type="float">
            <text:p>39.587</text:p>
          </table:table-cell>
          <table:table-cell office:value-type="float" office:value="52.1324" calcext:value-type="float">
            <text:p>52.1324</text:p>
          </table:table-cell>
          <table:table-cell office:value-type="float" office:value="11.2905" calcext:value-type="float">
            <text:p>11.2905</text:p>
          </table:table-cell>
          <table:table-cell office:value-type="float" office:value="51.1576" calcext:value-type="float">
            <text:p>51.1576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Alignment 6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4098" calcext:value-type="float">
            <text:p>64098</text:p>
          </table:table-cell>
          <table:table-cell office:value-type="float" office:value="137" calcext:value-type="float">
            <text:p>1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1478" calcext:value-type="float">
            <text:p>71478</text:p>
          </table:table-cell>
          <table:table-cell office:value-type="float" office:value="135" calcext:value-type="float">
            <text:p>135</text:p>
          </table:table-cell>
          <table:table-cell office:value-type="float" office:value="18.1457" calcext:value-type="float">
            <text:p>18.145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312385" calcext:value-type="float">
            <text:p>0.0031238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893619" calcext:value-type="float">
            <text:p>0.89361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3.6835" calcext:value-type="float">
            <text:p>33.683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2.8847" calcext:value-type="float">
            <text:p>22.8847</text:p>
          </table:table-cell>
          <table:table-cell office:value-type="float" office:value="14.7959" calcext:value-type="float">
            <text:p>14.7959</text:p>
          </table:table-cell>
          <table:table-cell office:value-type="float" office:value="79.9597" calcext:value-type="float">
            <text:p>79.9597</text:p>
          </table:table-cell>
          <table:table-cell office:value-type="float" office:value="57.6345" calcext:value-type="float">
            <text:p>57.6345</text:p>
          </table:table-cell>
          <table:table-cell office:value-type="float" office:value="5.72959" calcext:value-type="float">
            <text:p>5.72959</text:p>
          </table:table-cell>
          <table:table-cell office:value-type="float" office:value="0.99102" calcext:value-type="float">
            <text:p>0.99102</text:p>
          </table:table-cell>
          <table:table-cell office:value-type="float" office:value="77.6689" calcext:value-type="float">
            <text:p>77.6689</text:p>
          </table:table-cell>
          <table:table-cell office:value-type="float" office:value="68.8149" calcext:value-type="float">
            <text:p>68.8149</text:p>
          </table:table-cell>
          <table:table-cell office:value-type="float" office:value="1.01792" calcext:value-type="float">
            <text:p>1.01792</text:p>
          </table:table-cell>
          <table:table-cell office:value-type="float" office:value="51.5172" calcext:value-type="float">
            <text:p>51.5172</text:p>
          </table:table-cell>
          <table:table-cell office:value-type="float" office:value="1.34471" calcext:value-type="float">
            <text:p>1.34471</text:p>
          </table:table-cell>
          <table:table-cell office:value-type="float" office:value="54.5336" calcext:value-type="float">
            <text:p>54.5336</text:p>
          </table:table-cell>
          <table:table-cell office:value-type="float" office:value="67.8407" calcext:value-type="float">
            <text:p>67.8407</text:p>
          </table:table-cell>
          <table:table-cell office:value-type="float" office:value="73.2127" calcext:value-type="float">
            <text:p>73.2127</text:p>
          </table:table-cell>
          <table:table-cell office:value-type="float" office:value="5.08426" calcext:value-type="float">
            <text:p>5.08426</text:p>
          </table:table-cell>
          <table:table-cell office:value-type="float" office:value="11.6388" calcext:value-type="float">
            <text:p>11.6388</text:p>
          </table:table-cell>
          <table:table-cell office:value-type="float" office:value="72.1289" calcext:value-type="float">
            <text:p>72.1289</text:p>
          </table:table-cell>
          <table:table-cell office:value-type="float" office:value="67.1477" calcext:value-type="float">
            <text:p>67.1477</text:p>
          </table:table-cell>
          <table:table-cell office:value-type="float" office:value="2.64786" calcext:value-type="float">
            <text:p>2.64786</text:p>
          </table:table-cell>
          <table:table-cell office:value-type="float" office:value="49.5019" calcext:value-type="float">
            <text:p>49.5019</text:p>
          </table:table-cell>
          <table:table-cell office:value-type="float" office:value="26.145" calcext:value-type="float">
            <text:p>26.145</text:p>
          </table:table-cell>
          <table:table-cell office:value-type="float" office:value="9.61996" calcext:value-type="float">
            <text:p>9.61996</text:p>
          </table:table-cell>
          <table:table-cell office:value-type="float" office:value="10.0496" calcext:value-type="float">
            <text:p>10.0496</text:p>
          </table:table-cell>
          <table:table-cell office:value-type="float" office:value="23.1056" calcext:value-type="float">
            <text:p>23.1056</text:p>
          </table:table-cell>
          <table:table-cell office:value-type="float" office:value="16.0946" calcext:value-type="float">
            <text:p>16.0946</text:p>
          </table:table-cell>
          <table:table-cell office:value-type="float" office:value="43.3916" calcext:value-type="float">
            <text:p>43.3916</text:p>
          </table:table-cell>
          <table:table-cell office:value-type="float" office:value="4.36363" calcext:value-type="float">
            <text:p>4.36363</text:p>
          </table:table-cell>
          <table:table-cell office:value-type="float" office:value="21.2166" calcext:value-type="float">
            <text:p>21.2166</text:p>
          </table:table-cell>
          <table:table-cell office:value-type="float" office:value="37.8585" calcext:value-type="float">
            <text:p>37.8585</text:p>
          </table:table-cell>
          <table:table-cell office:value-type="float" office:value="14.1833" calcext:value-type="float">
            <text:p>14.1833</text:p>
          </table:table-cell>
          <table:table-cell office:value-type="float" office:value="28.6754" calcext:value-type="float">
            <text:p>28.6754</text:p>
          </table:table-cell>
          <table:table-cell office:value-type="float" office:value="47.418" calcext:value-type="float">
            <text:p>47.418</text:p>
          </table:table-cell>
          <table:table-cell office:value-type="float" office:value="3.50773" calcext:value-type="float">
            <text:p>3.50773</text:p>
          </table:table-cell>
          <table:table-cell office:value-type="float" office:value="30.847" calcext:value-type="float">
            <text:p>30.847</text:p>
          </table:table-cell>
          <table:table-cell office:value-type="float" office:value="15.3778" calcext:value-type="float">
            <text:p>15.3778</text:p>
          </table:table-cell>
          <table:table-cell office:value-type="float" office:value="85.9825" calcext:value-type="float">
            <text:p>85.9825</text:p>
          </table:table-cell>
          <table:table-cell office:value-type="float" office:value="1.23323" calcext:value-type="float">
            <text:p>1.23323</text:p>
          </table:table-cell>
          <table:table-cell office:value-type="float" office:value="66.5472" calcext:value-type="float">
            <text:p>66.5472</text:p>
          </table:table-cell>
          <table:table-cell office:value-type="float" office:value="58.9812" calcext:value-type="float">
            <text:p>58.9812</text:p>
          </table:table-cell>
          <table:table-cell office:value-type="float" office:value="1.07782" calcext:value-type="float">
            <text:p>1.07782</text:p>
          </table:table-cell>
          <table:table-cell office:value-type="float" office:value="29.098" calcext:value-type="float">
            <text:p>29.098</text:p>
          </table:table-cell>
          <table:table-cell office:value-type="float" office:value="53.836" calcext:value-type="float">
            <text:p>53.836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Alignment 6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64098" calcext:value-type="float">
            <text:p>64098</text:p>
          </table:table-cell>
          <table:table-cell office:value-type="float" office:value="137" calcext:value-type="float">
            <text:p>137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73047" calcext:value-type="float">
            <text:p>73047</text:p>
          </table:table-cell>
          <table:table-cell office:value-type="float" office:value="140" calcext:value-type="float">
            <text:p>140</text:p>
          </table:table-cell>
          <table:table-cell office:value-type="float" office:value="18.1235" calcext:value-type="float">
            <text:p>18.1235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46361" calcext:value-type="float">
            <text:p>0.014636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82477" calcext:value-type="float">
            <text:p>1.8247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8.8638" calcext:value-type="float">
            <text:p>28.863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9.4642" calcext:value-type="float">
            <text:p>49.4642</text:p>
          </table:table-cell>
          <table:table-cell office:value-type="float" office:value="1.22422" calcext:value-type="float">
            <text:p>1.22422</text:p>
          </table:table-cell>
          <table:table-cell office:value-type="float" office:value="0.541064" calcext:value-type="float">
            <text:p>0.541064</text:p>
          </table:table-cell>
          <table:table-cell office:value-type="float" office:value="1.62543" calcext:value-type="float">
            <text:p>1.62543</text:p>
          </table:table-cell>
          <table:table-cell office:value-type="float" office:value="65.5774" calcext:value-type="float">
            <text:p>65.5774</text:p>
          </table:table-cell>
          <table:table-cell office:value-type="float" office:value="33.8004" calcext:value-type="float">
            <text:p>33.8004</text:p>
          </table:table-cell>
          <table:table-cell office:value-type="float" office:value="1.56035" calcext:value-type="float">
            <text:p>1.56035</text:p>
          </table:table-cell>
          <table:table-cell office:value-type="float" office:value="77.0018" calcext:value-type="float">
            <text:p>77.0018</text:p>
          </table:table-cell>
          <table:table-cell office:value-type="float" office:value="0.904251" calcext:value-type="float">
            <text:p>0.904251</text:p>
          </table:table-cell>
          <table:table-cell office:value-type="float" office:value="1.12713" calcext:value-type="float">
            <text:p>1.12713</text:p>
          </table:table-cell>
          <table:table-cell office:value-type="float" office:value="1.29953" calcext:value-type="float">
            <text:p>1.29953</text:p>
          </table:table-cell>
          <table:table-cell office:value-type="float" office:value="32.6218" calcext:value-type="float">
            <text:p>32.6218</text:p>
          </table:table-cell>
          <table:table-cell office:value-type="float" office:value="69.3302" calcext:value-type="float">
            <text:p>69.3302</text:p>
          </table:table-cell>
          <table:table-cell office:value-type="float" office:value="30.1591" calcext:value-type="float">
            <text:p>30.1591</text:p>
          </table:table-cell>
          <table:table-cell office:value-type="float" office:value="7.05143" calcext:value-type="float">
            <text:p>7.05143</text:p>
          </table:table-cell>
          <table:table-cell office:value-type="float" office:value="80.9784" calcext:value-type="float">
            <text:p>80.9784</text:p>
          </table:table-cell>
          <table:table-cell office:value-type="float" office:value="22.4384" calcext:value-type="float">
            <text:p>22.4384</text:p>
          </table:table-cell>
          <table:table-cell office:value-type="float" office:value="72.918" calcext:value-type="float">
            <text:p>72.918</text:p>
          </table:table-cell>
          <table:table-cell office:value-type="float" office:value="11.6731" calcext:value-type="float">
            <text:p>11.6731</text:p>
          </table:table-cell>
          <table:table-cell office:value-type="float" office:value="0.637026" calcext:value-type="float">
            <text:p>0.637026</text:p>
          </table:table-cell>
          <table:table-cell office:value-type="float" office:value="13.8268" calcext:value-type="float">
            <text:p>13.8268</text:p>
          </table:table-cell>
          <table:table-cell office:value-type="float" office:value="40.2719" calcext:value-type="float">
            <text:p>40.2719</text:p>
          </table:table-cell>
          <table:table-cell office:value-type="float" office:value="22.7776" calcext:value-type="float">
            <text:p>22.7776</text:p>
          </table:table-cell>
          <table:table-cell office:value-type="float" office:value="16.234" calcext:value-type="float">
            <text:p>16.234</text:p>
          </table:table-cell>
          <table:table-cell office:value-type="float" office:value="34.9678" calcext:value-type="float">
            <text:p>34.9678</text:p>
          </table:table-cell>
          <table:table-cell office:value-type="float" office:value="5.47114" calcext:value-type="float">
            <text:p>5.47114</text:p>
          </table:table-cell>
          <table:table-cell office:value-type="float" office:value="29.5955" calcext:value-type="float">
            <text:p>29.5955</text:p>
          </table:table-cell>
          <table:table-cell office:value-type="float" office:value="6.29745" calcext:value-type="float">
            <text:p>6.29745</text:p>
          </table:table-cell>
          <table:table-cell office:value-type="float" office:value="22.7729" calcext:value-type="float">
            <text:p>22.7729</text:p>
          </table:table-cell>
          <table:table-cell office:value-type="float" office:value="1.18295" calcext:value-type="float">
            <text:p>1.18295</text:p>
          </table:table-cell>
          <table:table-cell office:value-type="float" office:value="30.3005" calcext:value-type="float">
            <text:p>30.3005</text:p>
          </table:table-cell>
          <table:table-cell office:value-type="float" office:value="26.665" calcext:value-type="float">
            <text:p>26.665</text:p>
          </table:table-cell>
          <table:table-cell office:value-type="float" office:value="71.1012" calcext:value-type="float">
            <text:p>71.1012</text:p>
          </table:table-cell>
          <table:table-cell office:value-type="float" office:value="66.9081" calcext:value-type="float">
            <text:p>66.9081</text:p>
          </table:table-cell>
          <table:table-cell office:value-type="float" office:value="67.7641" calcext:value-type="float">
            <text:p>67.7641</text:p>
          </table:table-cell>
          <table:table-cell office:value-type="float" office:value="36.8625" calcext:value-type="float">
            <text:p>36.8625</text:p>
          </table:table-cell>
          <table:table-cell office:value-type="float" office:value="15.448" calcext:value-type="float">
            <text:p>15.448</text:p>
          </table:table-cell>
          <table:table-cell office:value-type="float" office:value="0.835534" calcext:value-type="float">
            <text:p>0.835534</text:p>
          </table:table-cell>
          <table:table-cell office:value-type="float" office:value="49.0102" calcext:value-type="float">
            <text:p>49.0102</text:p>
          </table:table-cell>
          <table:table-cell office:value-type="float" office:value="72.7086" calcext:value-type="float">
            <text:p>72.7086</text:p>
          </table:table-cell>
          <table:table-cell office:value-type="float" office:value="33.0817" calcext:value-type="float">
            <text:p>33.0817</text:p>
          </table:table-cell>
          <table:table-cell office:value-type="float" office:value="0.805505" calcext:value-type="float">
            <text:p>0.805505</text:p>
          </table:table-cell>
          <table:table-cell office:value-type="float" office:value="20.3848" calcext:value-type="float">
            <text:p>20.3848</text:p>
          </table:table-cell>
          <table:table-cell office:value-type="float" office:value="25.6116" calcext:value-type="float">
            <text:p>25.6116</text:p>
          </table:table-cell>
          <table:table-cell office:value-type="float" office:value="9.25475" calcext:value-type="float">
            <text:p>9.25475</text:p>
          </table:table-cell>
          <table:table-cell office:value-type="float" office:value="9.02849" calcext:value-type="float">
            <text:p>9.02849</text:p>
          </table:table-cell>
          <table:table-cell office:value-type="float" office:value="65.4949" calcext:value-type="float">
            <text:p>65.4949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Alignment 6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4392" calcext:value-type="float">
            <text:p>44392</text:p>
          </table:table-cell>
          <table:table-cell office:value-type="float" office:value="76" calcext:value-type="float">
            <text:p>7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8598" calcext:value-type="float">
            <text:p>48598</text:p>
          </table:table-cell>
          <table:table-cell office:value-type="float" office:value="95" calcext:value-type="float">
            <text:p>95</text:p>
          </table:table-cell>
          <table:table-cell office:value-type="float" office:value="13.8644" calcext:value-type="float">
            <text:p>13.864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73852" calcext:value-type="float">
            <text:p>0.027385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1.4454" calcext:value-type="float">
            <text:p>21.445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0.3627" calcext:value-type="float">
            <text:p>30.362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.84195" calcext:value-type="float">
            <text:p>1.84195</text:p>
          </table:table-cell>
          <table:table-cell office:value-type="float" office:value="1.16959" calcext:value-type="float">
            <text:p>1.16959</text:p>
          </table:table-cell>
          <table:table-cell office:value-type="float" office:value="59.2066" calcext:value-type="float">
            <text:p>59.2066</text:p>
          </table:table-cell>
          <table:table-cell office:value-type="float" office:value="42.52" calcext:value-type="float">
            <text:p>42.52</text:p>
          </table:table-cell>
          <table:table-cell office:value-type="float" office:value="12.5055" calcext:value-type="float">
            <text:p>12.5055</text:p>
          </table:table-cell>
          <table:table-cell office:value-type="float" office:value="30.6078" calcext:value-type="float">
            <text:p>30.6078</text:p>
          </table:table-cell>
          <table:table-cell office:value-type="float" office:value="35.1007" calcext:value-type="float">
            <text:p>35.1007</text:p>
          </table:table-cell>
          <table:table-cell office:value-type="float" office:value="14.699" calcext:value-type="float">
            <text:p>14.699</text:p>
          </table:table-cell>
          <table:table-cell office:value-type="float" office:value="66.4594" calcext:value-type="float">
            <text:p>66.4594</text:p>
          </table:table-cell>
          <table:table-cell office:value-type="float" office:value="51.3005" calcext:value-type="float">
            <text:p>51.3005</text:p>
          </table:table-cell>
          <table:table-cell office:value-type="float" office:value="25.5012" calcext:value-type="float">
            <text:p>25.5012</text:p>
          </table:table-cell>
          <table:table-cell office:value-type="float" office:value="40.8744" calcext:value-type="float">
            <text:p>40.8744</text:p>
          </table:table-cell>
          <table:table-cell office:value-type="float" office:value="67.922" calcext:value-type="float">
            <text:p>67.922</text:p>
          </table:table-cell>
          <table:table-cell office:value-type="float" office:value="47.8847" calcext:value-type="float">
            <text:p>47.8847</text:p>
          </table:table-cell>
          <table:table-cell office:value-type="float" office:value="20.7078" calcext:value-type="float">
            <text:p>20.7078</text:p>
          </table:table-cell>
          <table:table-cell office:value-type="float" office:value="22.5697" calcext:value-type="float">
            <text:p>22.5697</text:p>
          </table:table-cell>
          <table:table-cell office:value-type="float" office:value="22.0036" calcext:value-type="float">
            <text:p>22.0036</text:p>
          </table:table-cell>
          <table:table-cell office:value-type="float" office:value="26.5503" calcext:value-type="float">
            <text:p>26.5503</text:p>
          </table:table-cell>
          <table:table-cell office:value-type="float" office:value="45.5618" calcext:value-type="float">
            <text:p>45.5618</text:p>
          </table:table-cell>
          <table:table-cell office:value-type="float" office:value="18.6602" calcext:value-type="float">
            <text:p>18.6602</text:p>
          </table:table-cell>
          <table:table-cell office:value-type="float" office:value="8.6355" calcext:value-type="float">
            <text:p>8.6355</text:p>
          </table:table-cell>
          <table:table-cell office:value-type="float" office:value="5.69755" calcext:value-type="float">
            <text:p>5.69755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Alignment 6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4392" calcext:value-type="float">
            <text:p>44392</text:p>
          </table:table-cell>
          <table:table-cell office:value-type="float" office:value="76" calcext:value-type="float">
            <text:p>7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0277" calcext:value-type="float">
            <text:p>50277</text:p>
          </table:table-cell>
          <table:table-cell office:value-type="float" office:value="68" calcext:value-type="float">
            <text:p>68</text:p>
          </table:table-cell>
          <table:table-cell office:value-type="float" office:value="13.3149" calcext:value-type="float">
            <text:p>13.314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84716" calcext:value-type="float">
            <text:p>0.018471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5.9867" calcext:value-type="float">
            <text:p>15.98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5.5954" calcext:value-type="float">
            <text:p>25.595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0.59599" calcext:value-type="float">
            <text:p>0.59599</text:p>
          </table:table-cell>
          <table:table-cell office:value-type="float" office:value="2.78892" calcext:value-type="float">
            <text:p>2.78892</text:p>
          </table:table-cell>
          <table:table-cell office:value-type="float" office:value="0.706271" calcext:value-type="float">
            <text:p>0.706271</text:p>
          </table:table-cell>
          <table:table-cell office:value-type="float" office:value="62.2559" calcext:value-type="float">
            <text:p>62.2559</text:p>
          </table:table-cell>
          <table:table-cell office:value-type="float" office:value="17.4659" calcext:value-type="float">
            <text:p>17.4659</text:p>
          </table:table-cell>
          <table:table-cell office:value-type="float" office:value="16.2069" calcext:value-type="float">
            <text:p>16.2069</text:p>
          </table:table-cell>
          <table:table-cell office:value-type="float" office:value="14.8853" calcext:value-type="float">
            <text:p>14.8853</text:p>
          </table:table-cell>
          <table:table-cell office:value-type="float" office:value="42.969" calcext:value-type="float">
            <text:p>42.969</text:p>
          </table:table-cell>
          <table:table-cell office:value-type="float" office:value="0.693246" calcext:value-type="float">
            <text:p>0.693246</text:p>
          </table:table-cell>
          <table:table-cell office:value-type="float" office:value="23.035" calcext:value-type="float">
            <text:p>23.035</text:p>
          </table:table-cell>
          <table:table-cell office:value-type="float" office:value="20.5846" calcext:value-type="float">
            <text:p>20.5846</text:p>
          </table:table-cell>
          <table:table-cell office:value-type="float" office:value="46.6795" calcext:value-type="float">
            <text:p>46.6795</text:p>
          </table:table-cell>
          <table:table-cell office:value-type="float" office:value="43.7249" calcext:value-type="float">
            <text:p>43.7249</text:p>
          </table:table-cell>
          <table:table-cell office:value-type="float" office:value="63.661" calcext:value-type="float">
            <text:p>63.661</text:p>
          </table:table-cell>
          <table:table-cell office:value-type="float" office:value="22.6511" calcext:value-type="float">
            <text:p>22.6511</text:p>
          </table:table-cell>
          <table:table-cell office:value-type="float" office:value="0.925623" calcext:value-type="float">
            <text:p>0.925623</text:p>
          </table:table-cell>
          <table:table-cell office:value-type="float" office:value="11.8513" calcext:value-type="float">
            <text:p>11.8513</text:p>
          </table:table-cell>
          <table:table-cell office:value-type="float" office:value="51.7668" calcext:value-type="float">
            <text:p>51.7668</text:p>
          </table:table-cell>
          <table:table-cell office:value-type="float" office:value="29.6923" calcext:value-type="float">
            <text:p>29.6923</text:p>
          </table:table-cell>
          <table:table-cell office:value-type="float" office:value="38.768" calcext:value-type="float">
            <text:p>38.768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Alignment 6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4392" calcext:value-type="float">
            <text:p>44392</text:p>
          </table:table-cell>
          <table:table-cell office:value-type="float" office:value="76" calcext:value-type="float">
            <text:p>7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50186" calcext:value-type="float">
            <text:p>50186</text:p>
          </table:table-cell>
          <table:table-cell office:value-type="float" office:value="75" calcext:value-type="float">
            <text:p>75</text:p>
          </table:table-cell>
          <table:table-cell office:value-type="float" office:value="13.9688" calcext:value-type="float">
            <text:p>13.968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304776" calcext:value-type="float">
            <text:p>0.030477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.92882" calcext:value-type="float">
            <text:p>3.9288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2.9371" calcext:value-type="float">
            <text:p>22.937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.66012" calcext:value-type="float">
            <text:p>2.66012</text:p>
          </table:table-cell>
          <table:table-cell office:value-type="float" office:value="2.0783" calcext:value-type="float">
            <text:p>2.0783</text:p>
          </table:table-cell>
          <table:table-cell office:value-type="float" office:value="7.54964" calcext:value-type="float">
            <text:p>7.54964</text:p>
          </table:table-cell>
          <table:table-cell office:value-type="float" office:value="18.7537" calcext:value-type="float">
            <text:p>18.7537</text:p>
          </table:table-cell>
          <table:table-cell office:value-type="float" office:value="38.368" calcext:value-type="float">
            <text:p>38.368</text:p>
          </table:table-cell>
          <table:table-cell office:value-type="float" office:value="53.9468" calcext:value-type="float">
            <text:p>53.9468</text:p>
          </table:table-cell>
          <table:table-cell office:value-type="float" office:value="33.7148" calcext:value-type="float">
            <text:p>33.7148</text:p>
          </table:table-cell>
          <table:table-cell office:value-type="float" office:value="35.0701" calcext:value-type="float">
            <text:p>35.0701</text:p>
          </table:table-cell>
          <table:table-cell office:value-type="float" office:value="9.93184" calcext:value-type="float">
            <text:p>9.93184</text:p>
          </table:table-cell>
          <table:table-cell office:value-type="float" office:value="25.3233" calcext:value-type="float">
            <text:p>25.3233</text:p>
          </table:table-cell>
          <table:table-cell office:value-type="float" office:value="36.8108" calcext:value-type="float">
            <text:p>36.8108</text:p>
          </table:table-cell>
          <table:table-cell office:value-type="float" office:value="19.5028" calcext:value-type="float">
            <text:p>19.5028</text:p>
          </table:table-cell>
          <table:table-cell office:value-type="float" office:value="43.9336" calcext:value-type="float">
            <text:p>43.9336</text:p>
          </table:table-cell>
          <table:table-cell office:value-type="float" office:value="22.9749" calcext:value-type="float">
            <text:p>22.9749</text:p>
          </table:table-cell>
          <table:table-cell office:value-type="float" office:value="5.43824" calcext:value-type="float">
            <text:p>5.43824</text:p>
          </table:table-cell>
          <table:table-cell office:value-type="float" office:value="8.88687" calcext:value-type="float">
            <text:p>8.88687</text:p>
          </table:table-cell>
          <table:table-cell office:value-type="float" office:value="8.21974" calcext:value-type="float">
            <text:p>8.21974</text:p>
          </table:table-cell>
          <table:table-cell office:value-type="float" office:value="47.4099" calcext:value-type="float">
            <text:p>47.4099</text:p>
          </table:table-cell>
          <table:table-cell office:value-type="float" office:value="15.8251" calcext:value-type="float">
            <text:p>15.8251</text:p>
          </table:table-cell>
          <table:table-cell office:value-type="float" office:value="32.6407" calcext:value-type="float">
            <text:p>32.6407</text:p>
          </table:table-cell>
          <table:table-cell office:value-type="float" office:value="29.4082" calcext:value-type="float">
            <text:p>29.4082</text:p>
          </table:table-cell>
          <table:table-cell office:value-type="float" office:value="23.9674" calcext:value-type="float">
            <text:p>23.9674</text:p>
          </table:table-cell>
          <table:table-cell office:value-type="float" office:value="13.6923" calcext:value-type="float">
            <text:p>13.6923</text:p>
          </table:table-cell>
          <table:table-cell office:value-type="float" office:value="14.3831" calcext:value-type="float">
            <text:p>14.3831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Alignment 6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44392" calcext:value-type="float">
            <text:p>44392</text:p>
          </table:table-cell>
          <table:table-cell office:value-type="float" office:value="76" calcext:value-type="float">
            <text:p>76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9314" calcext:value-type="float">
            <text:p>49314</text:p>
          </table:table-cell>
          <table:table-cell office:value-type="float" office:value="71" calcext:value-type="float">
            <text:p>71</text:p>
          </table:table-cell>
          <table:table-cell office:value-type="float" office:value="15.7283" calcext:value-type="float">
            <text:p>15.728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409709" calcext:value-type="float">
            <text:p>0.40970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41.222" calcext:value-type="float">
            <text:p>241.22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2319" calcext:value-type="float">
            <text:p>38.2319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8.113" calcext:value-type="float">
            <text:p>18.113</text:p>
          </table:table-cell>
          <table:table-cell office:value-type="float" office:value="66.6599" calcext:value-type="float">
            <text:p>66.6599</text:p>
          </table:table-cell>
          <table:table-cell office:value-type="float" office:value="24.2221" calcext:value-type="float">
            <text:p>24.2221</text:p>
          </table:table-cell>
          <table:table-cell office:value-type="float" office:value="13.2064" calcext:value-type="float">
            <text:p>13.2064</text:p>
          </table:table-cell>
          <table:table-cell office:value-type="float" office:value="19.1291" calcext:value-type="float">
            <text:p>19.1291</text:p>
          </table:table-cell>
          <table:table-cell office:value-type="float" office:value="67.1433" calcext:value-type="float">
            <text:p>67.1433</text:p>
          </table:table-cell>
          <table:table-cell office:value-type="float" office:value="52.4593" calcext:value-type="float">
            <text:p>52.4593</text:p>
          </table:table-cell>
          <table:table-cell office:value-type="float" office:value="49.9" calcext:value-type="float">
            <text:p>49.9</text:p>
          </table:table-cell>
          <table:table-cell office:value-type="float" office:value="26.7296" calcext:value-type="float">
            <text:p>26.7296</text:p>
          </table:table-cell>
          <table:table-cell office:value-type="float" office:value="56.5347" calcext:value-type="float">
            <text:p>56.5347</text:p>
          </table:table-cell>
          <table:table-cell office:value-type="float" office:value="9.60438" calcext:value-type="float">
            <text:p>9.60438</text:p>
          </table:table-cell>
          <table:table-cell office:value-type="float" office:value="37.8123" calcext:value-type="float">
            <text:p>37.8123</text:p>
          </table:table-cell>
          <table:table-cell office:value-type="float" office:value="59.5159" calcext:value-type="float">
            <text:p>59.5159</text:p>
          </table:table-cell>
          <table:table-cell office:value-type="float" office:value="12.5298" calcext:value-type="float">
            <text:p>12.5298</text:p>
          </table:table-cell>
          <table:table-cell office:value-type="float" office:value="8.77779" calcext:value-type="float">
            <text:p>8.77779</text:p>
          </table:table-cell>
          <table:table-cell office:value-type="float" office:value="68.9449" calcext:value-type="float">
            <text:p>68.9449</text:p>
          </table:table-cell>
          <table:table-cell office:value-type="float" office:value="8.23729" calcext:value-type="float">
            <text:p>8.23729</text:p>
          </table:table-cell>
          <table:table-cell office:value-type="float" office:value="30.9165" calcext:value-type="float">
            <text:p>30.9165</text:p>
          </table:table-cell>
          <table:table-cell office:value-type="float" office:value="57.6391" calcext:value-type="float">
            <text:p>57.6391</text:p>
          </table:table-cell>
          <table:table-cell office:value-type="float" office:value="25.386" calcext:value-type="float">
            <text:p>25.386</text:p>
          </table:table-cell>
          <table:table-cell office:value-type="float" office:value="19.9166" calcext:value-type="float">
            <text:p>19.9166</text:p>
          </table:table-cell>
          <table:table-cell office:value-type="float" office:value="74.6298" calcext:value-type="float">
            <text:p>74.6298</text:p>
          </table:table-cell>
          <table:table-cell office:value-type="float" office:value="8.27019" calcext:value-type="float">
            <text:p>8.27019</text:p>
          </table:table-cell>
          <table:table-cell office:value-type="float" office:value="34.6118" calcext:value-type="float">
            <text:p>34.6118</text:p>
          </table:table-cell>
          <table:table-cell office:value-type="float" office:value="68.9935" calcext:value-type="float">
            <text:p>68.9935</text:p>
          </table:table-cell>
          <table:table-cell office:value-type="float" office:value="65.2123" calcext:value-type="float">
            <text:p>65.2123</text:p>
          </table:table-cell>
          <table:table-cell office:value-type="float" office:value="47.1663" calcext:value-type="float">
            <text:p>47.1663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Alignment 6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9912" calcext:value-type="float">
            <text:p>39912</text:p>
          </table:table-cell>
          <table:table-cell office:value-type="float" office:value="88" calcext:value-type="float">
            <text:p>8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5508" calcext:value-type="float">
            <text:p>45508</text:p>
          </table:table-cell>
          <table:table-cell office:value-type="float" office:value="100" calcext:value-type="float">
            <text:p>100</text:p>
          </table:table-cell>
          <table:table-cell office:value-type="float" office:value="14.3614" calcext:value-type="float">
            <text:p>14.361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22193" calcext:value-type="float">
            <text:p>0.012219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70501" calcext:value-type="float">
            <text:p>2.7050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26.1557" calcext:value-type="float">
            <text:p>26.155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8.8079" calcext:value-type="float">
            <text:p>28.8079</text:p>
          </table:table-cell>
          <table:table-cell office:value-type="float" office:value="20.16" calcext:value-type="float">
            <text:p>20.16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18.8903" calcext:value-type="float">
            <text:p>18.8903</text:p>
          </table:table-cell>
          <table:table-cell office:value-type="float" office:value="23.0187" calcext:value-type="float">
            <text:p>23.0187</text:p>
          </table:table-cell>
          <table:table-cell office:value-type="float" office:value="54.3781" calcext:value-type="float">
            <text:p>54.3781</text:p>
          </table:table-cell>
          <table:table-cell office:value-type="float" office:value="38.989" calcext:value-type="float">
            <text:p>38.989</text:p>
          </table:table-cell>
          <table:table-cell office:value-type="float" office:value="13.0183" calcext:value-type="float">
            <text:p>13.0183</text:p>
          </table:table-cell>
          <table:table-cell office:value-type="float" office:value="16.0338" calcext:value-type="float">
            <text:p>16.0338</text:p>
          </table:table-cell>
          <table:table-cell office:value-type="float" office:value="61.5966" calcext:value-type="float">
            <text:p>61.5966</text:p>
          </table:table-cell>
          <table:table-cell office:value-type="float" office:value="18.0243" calcext:value-type="float">
            <text:p>18.0243</text:p>
          </table:table-cell>
          <table:table-cell office:value-type="float" office:value="6.95138" calcext:value-type="float">
            <text:p>6.95138</text:p>
          </table:table-cell>
          <table:table-cell office:value-type="float" office:value="2.0036" calcext:value-type="float">
            <text:p>2.0036</text:p>
          </table:table-cell>
          <table:table-cell office:value-type="float" office:value="11.6729" calcext:value-type="float">
            <text:p>11.6729</text:p>
          </table:table-cell>
          <table:table-cell office:value-type="float" office:value="34.4161" calcext:value-type="float">
            <text:p>34.4161</text:p>
          </table:table-cell>
          <table:table-cell office:value-type="float" office:value="32.8557" calcext:value-type="float">
            <text:p>32.8557</text:p>
          </table:table-cell>
          <table:table-cell office:value-type="float" office:value="49.1416" calcext:value-type="float">
            <text:p>49.1416</text:p>
          </table:table-cell>
          <table:table-cell office:value-type="float" office:value="8.38682" calcext:value-type="float">
            <text:p>8.38682</text:p>
          </table:table-cell>
          <table:table-cell office:value-type="float" office:value="42.5744" calcext:value-type="float">
            <text:p>42.5744</text:p>
          </table:table-cell>
          <table:table-cell office:value-type="float" office:value="34.9172" calcext:value-type="float">
            <text:p>34.9172</text:p>
          </table:table-cell>
          <table:table-cell office:value-type="float" office:value="13.5896" calcext:value-type="float">
            <text:p>13.5896</text:p>
          </table:table-cell>
          <table:table-cell office:value-type="float" office:value="18.0091" calcext:value-type="float">
            <text:p>18.0091</text:p>
          </table:table-cell>
          <table:table-cell office:value-type="float" office:value="24.7154" calcext:value-type="float">
            <text:p>24.7154</text:p>
          </table:table-cell>
          <table:table-cell office:value-type="float" office:value="42.6474" calcext:value-type="float">
            <text:p>42.6474</text:p>
          </table:table-cell>
          <table:table-cell office:value-type="float" office:value="27.7561" calcext:value-type="float">
            <text:p>27.7561</text:p>
          </table:table-cell>
          <table:table-cell office:value-type="float" office:value="35.7146" calcext:value-type="float">
            <text:p>35.7146</text:p>
          </table:table-cell>
          <table:table-cell office:value-type="float" office:value="24.2572" calcext:value-type="float">
            <text:p>24.2572</text:p>
          </table:table-cell>
          <table:table-cell office:value-type="float" office:value="12.8902" calcext:value-type="float">
            <text:p>12.8902</text:p>
          </table:table-cell>
          <table:table-cell office:value-type="float" office:value="24.1915" calcext:value-type="float">
            <text:p>24.1915</text:p>
          </table:table-cell>
          <table:table-cell office:value-type="float" office:value="48.4859" calcext:value-type="float">
            <text:p>48.4859</text:p>
          </table:table-cell>
          <table:table-cell office:value-type="float" office:value="4.73917" calcext:value-type="float">
            <text:p>4.73917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Alignment 6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9912" calcext:value-type="float">
            <text:p>39912</text:p>
          </table:table-cell>
          <table:table-cell office:value-type="float" office:value="88" calcext:value-type="float">
            <text:p>8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2508" calcext:value-type="float">
            <text:p>42508</text:p>
          </table:table-cell>
          <table:table-cell office:value-type="float" office:value="95" calcext:value-type="float">
            <text:p>95</text:p>
          </table:table-cell>
          <table:table-cell office:value-type="float" office:value="11.7417" calcext:value-type="float">
            <text:p>11.7417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00486" calcext:value-type="float">
            <text:p>0.020048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4.63048" calcext:value-type="float">
            <text:p>4.6304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9.6494" calcext:value-type="float">
            <text:p>19.649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.07657" calcext:value-type="float">
            <text:p>7.07657</text:p>
          </table:table-cell>
          <table:table-cell office:value-type="float" office:value="25.6242" calcext:value-type="float">
            <text:p>25.6242</text:p>
          </table:table-cell>
          <table:table-cell office:value-type="float" office:value="14.2223" calcext:value-type="float">
            <text:p>14.2223</text:p>
          </table:table-cell>
          <table:table-cell office:value-type="float" office:value="47.0294" calcext:value-type="float">
            <text:p>47.0294</text:p>
          </table:table-cell>
          <table:table-cell office:value-type="float" office:value="40.4236" calcext:value-type="float">
            <text:p>40.4236</text:p>
          </table:table-cell>
          <table:table-cell office:value-type="float" office:value="1.02949" calcext:value-type="float">
            <text:p>1.02949</text:p>
          </table:table-cell>
          <table:table-cell office:value-type="float" office:value="5.35582" calcext:value-type="float">
            <text:p>5.35582</text:p>
          </table:table-cell>
          <table:table-cell office:value-type="float" office:value="29.1021" calcext:value-type="float">
            <text:p>29.1021</text:p>
          </table:table-cell>
          <table:table-cell office:value-type="float" office:value="24.1964" calcext:value-type="float">
            <text:p>24.1964</text:p>
          </table:table-cell>
          <table:table-cell office:value-type="float" office:value="17.9061" calcext:value-type="float">
            <text:p>17.9061</text:p>
          </table:table-cell>
          <table:table-cell office:value-type="float" office:value="18.7584" calcext:value-type="float">
            <text:p>18.7584</text:p>
          </table:table-cell>
          <table:table-cell office:value-type="float" office:value="1.40477" calcext:value-type="float">
            <text:p>1.40477</text:p>
          </table:table-cell>
          <table:table-cell office:value-type="float" office:value="4.23229" calcext:value-type="float">
            <text:p>4.23229</text:p>
          </table:table-cell>
          <table:table-cell office:value-type="float" office:value="3.99292" calcext:value-type="float">
            <text:p>3.99292</text:p>
          </table:table-cell>
          <table:table-cell office:value-type="float" office:value="11.0218" calcext:value-type="float">
            <text:p>11.0218</text:p>
          </table:table-cell>
          <table:table-cell office:value-type="float" office:value="12.4591" calcext:value-type="float">
            <text:p>12.4591</text:p>
          </table:table-cell>
          <table:table-cell office:value-type="float" office:value="2.61358" calcext:value-type="float">
            <text:p>2.61358</text:p>
          </table:table-cell>
          <table:table-cell office:value-type="float" office:value="11.9345" calcext:value-type="float">
            <text:p>11.9345</text:p>
          </table:table-cell>
          <table:table-cell office:value-type="float" office:value="41.7474" calcext:value-type="float">
            <text:p>41.7474</text:p>
          </table:table-cell>
          <table:table-cell office:value-type="float" office:value="24.1482" calcext:value-type="float">
            <text:p>24.1482</text:p>
          </table:table-cell>
          <table:table-cell office:value-type="float" office:value="2.25159" calcext:value-type="float">
            <text:p>2.25159</text:p>
          </table:table-cell>
          <table:table-cell office:value-type="float" office:value="40.4724" calcext:value-type="float">
            <text:p>40.4724</text:p>
          </table:table-cell>
          <table:table-cell office:value-type="float" office:value="48.4094" calcext:value-type="float">
            <text:p>48.4094</text:p>
          </table:table-cell>
          <table:table-cell office:value-type="float" office:value="1.82389" calcext:value-type="float">
            <text:p>1.82389</text:p>
          </table:table-cell>
          <table:table-cell office:value-type="float" office:value="9.41642" calcext:value-type="float">
            <text:p>9.41642</text:p>
          </table:table-cell>
          <table:table-cell office:value-type="float" office:value="47.0768" calcext:value-type="float">
            <text:p>47.0768</text:p>
          </table:table-cell>
          <table:table-cell office:value-type="float" office:value="36.8045" calcext:value-type="float">
            <text:p>36.8045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Alignment 7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9912" calcext:value-type="float">
            <text:p>39912</text:p>
          </table:table-cell>
          <table:table-cell office:value-type="float" office:value="88" calcext:value-type="float">
            <text:p>8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1936" calcext:value-type="float">
            <text:p>41936</text:p>
          </table:table-cell>
          <table:table-cell office:value-type="float" office:value="114" calcext:value-type="float">
            <text:p>114</text:p>
          </table:table-cell>
          <table:table-cell office:value-type="float" office:value="12.4259" calcext:value-type="float">
            <text:p>12.425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19022" calcext:value-type="float">
            <text:p>0.021902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5.82958" calcext:value-type="float">
            <text:p>5.8295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8.7526" calcext:value-type="float">
            <text:p>18.752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35.6523" calcext:value-type="float">
            <text:p>35.6523</text:p>
          </table:table-cell>
          <table:table-cell office:value-type="float" office:value="3.01325" calcext:value-type="float">
            <text:p>3.01325</text:p>
          </table:table-cell>
          <table:table-cell office:value-type="float" office:value="4.74604" calcext:value-type="float">
            <text:p>4.74604</text:p>
          </table:table-cell>
          <table:table-cell office:value-type="float" office:value="3.35887" calcext:value-type="float">
            <text:p>3.35887</text:p>
          </table:table-cell>
          <table:table-cell office:value-type="float" office:value="11.5732" calcext:value-type="float">
            <text:p>11.5732</text:p>
          </table:table-cell>
          <table:table-cell office:value-type="float" office:value="14.8621" calcext:value-type="float">
            <text:p>14.8621</text:p>
          </table:table-cell>
          <table:table-cell office:value-type="float" office:value="19.4195" calcext:value-type="float">
            <text:p>19.4195</text:p>
          </table:table-cell>
          <table:table-cell office:value-type="float" office:value="34.0855" calcext:value-type="float">
            <text:p>34.0855</text:p>
          </table:table-cell>
          <table:table-cell office:value-type="float" office:value="7.12699" calcext:value-type="float">
            <text:p>7.12699</text:p>
          </table:table-cell>
          <table:table-cell office:value-type="float" office:value="2.47667" calcext:value-type="float">
            <text:p>2.47667</text:p>
          </table:table-cell>
          <table:table-cell office:value-type="float" office:value="42.5909" calcext:value-type="float">
            <text:p>42.5909</text:p>
          </table:table-cell>
          <table:table-cell office:value-type="float" office:value="14.1909" calcext:value-type="float">
            <text:p>14.1909</text:p>
          </table:table-cell>
          <table:table-cell office:value-type="float" office:value="32.8921" calcext:value-type="float">
            <text:p>32.8921</text:p>
          </table:table-cell>
          <table:table-cell office:value-type="float" office:value="24.1942" calcext:value-type="float">
            <text:p>24.1942</text:p>
          </table:table-cell>
          <table:table-cell office:value-type="float" office:value="29.104" calcext:value-type="float">
            <text:p>29.104</text:p>
          </table:table-cell>
          <table:table-cell office:value-type="float" office:value="19.9004" calcext:value-type="float">
            <text:p>19.9004</text:p>
          </table:table-cell>
          <table:table-cell office:value-type="float" office:value="13.9146" calcext:value-type="float">
            <text:p>13.9146</text:p>
          </table:table-cell>
          <table:table-cell office:value-type="float" office:value="8.83043" calcext:value-type="float">
            <text:p>8.83043</text:p>
          </table:table-cell>
          <table:table-cell office:value-type="float" office:value="34.3672" calcext:value-type="float">
            <text:p>34.3672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Alignment 71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39912" calcext:value-type="float">
            <text:p>39912</text:p>
          </table:table-cell>
          <table:table-cell office:value-type="float" office:value="88" calcext:value-type="float">
            <text:p>88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45095" calcext:value-type="float">
            <text:p>45095</text:p>
          </table:table-cell>
          <table:table-cell office:value-type="float" office:value="102" calcext:value-type="float">
            <text:p>102</text:p>
          </table:table-cell>
          <table:table-cell office:value-type="float" office:value="13.6764" calcext:value-type="float">
            <text:p>13.676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118377" calcext:value-type="float">
            <text:p>0.11837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6.986" calcext:value-type="float">
            <text:p>26.98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17.2835" calcext:value-type="float">
            <text:p>17.283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4.45114" calcext:value-type="float">
            <text:p>4.45114</text:p>
          </table:table-cell>
          <table:table-cell office:value-type="float" office:value="7.77659" calcext:value-type="float">
            <text:p>7.77659</text:p>
          </table:table-cell>
          <table:table-cell office:value-type="float" office:value="38.5204" calcext:value-type="float">
            <text:p>38.5204</text:p>
          </table:table-cell>
          <table:table-cell office:value-type="float" office:value="6.43876" calcext:value-type="float">
            <text:p>6.43876</text:p>
          </table:table-cell>
          <table:table-cell office:value-type="float" office:value="14.017" calcext:value-type="float">
            <text:p>14.017</text:p>
          </table:table-cell>
          <table:table-cell office:value-type="float" office:value="23.8233" calcext:value-type="float">
            <text:p>23.8233</text:p>
          </table:table-cell>
          <table:table-cell office:value-type="float" office:value="34.3514" calcext:value-type="float">
            <text:p>34.3514</text:p>
          </table:table-cell>
          <table:table-cell office:value-type="float" office:value="17.4555" calcext:value-type="float">
            <text:p>17.4555</text:p>
          </table:table-cell>
          <table:table-cell office:value-type="float" office:value="22.0537" calcext:value-type="float">
            <text:p>22.0537</text:p>
          </table:table-cell>
          <table:table-cell office:value-type="float" office:value="19.6151" calcext:value-type="float">
            <text:p>19.6151</text:p>
          </table:table-cell>
          <table:table-cell office:value-type="float" office:value="14.3374" calcext:value-type="float">
            <text:p>14.3374</text:p>
          </table:table-cell>
          <table:table-cell office:value-type="float" office:value="12.2817" calcext:value-type="float">
            <text:p>12.2817</text:p>
          </table:table-cell>
          <table:table-cell office:value-type="float" office:value="19.3553" calcext:value-type="float">
            <text:p>19.3553</text:p>
          </table:table-cell>
          <table:table-cell office:value-type="float" office:value="7.49172" calcext:value-type="float">
            <text:p>7.4917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lignment 72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1621" calcext:value-type="float">
            <text:p>121621</text:p>
          </table:table-cell>
          <table:table-cell office:value-type="float" office:value="281" calcext:value-type="float">
            <text:p>28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4991" calcext:value-type="float">
            <text:p>124991</text:p>
          </table:table-cell>
          <table:table-cell office:value-type="float" office:value="284" calcext:value-type="float">
            <text:p>284</text:p>
          </table:table-cell>
          <table:table-cell office:value-type="float" office:value="126.641" calcext:value-type="float">
            <text:p>126.64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730667" calcext:value-type="float">
            <text:p>0.07306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30.9467" calcext:value-type="float">
            <text:p>30.946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2.3137" calcext:value-type="float">
            <text:p>52.3137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4.9411" calcext:value-type="float">
            <text:p>24.9411</text:p>
          </table:table-cell>
          <table:table-cell office:value-type="float" office:value="132.054" calcext:value-type="float">
            <text:p>132.054</text:p>
          </table:table-cell>
          <table:table-cell office:value-type="float" office:value="59.0916" calcext:value-type="float">
            <text:p>59.0916</text:p>
          </table:table-cell>
          <table:table-cell office:value-type="float" office:value="35.9488" calcext:value-type="float">
            <text:p>35.9488</text:p>
          </table:table-cell>
          <table:table-cell office:value-type="float" office:value="38.1109" calcext:value-type="float">
            <text:p>38.1109</text:p>
          </table:table-cell>
          <table:table-cell office:value-type="float" office:value="20.9619" calcext:value-type="float">
            <text:p>20.9619</text:p>
          </table:table-cell>
          <table:table-cell office:value-type="float" office:value="50.5375" calcext:value-type="float">
            <text:p>50.5375</text:p>
          </table:table-cell>
          <table:table-cell office:value-type="float" office:value="15.9994" calcext:value-type="float">
            <text:p>15.9994</text:p>
          </table:table-cell>
          <table:table-cell office:value-type="float" office:value="112.724" calcext:value-type="float">
            <text:p>112.724</text:p>
          </table:table-cell>
          <table:table-cell office:value-type="float" office:value="16.2465" calcext:value-type="float">
            <text:p>16.2465</text:p>
          </table:table-cell>
          <table:table-cell office:value-type="float" office:value="118.071" calcext:value-type="float">
            <text:p>118.071</text:p>
          </table:table-cell>
          <table:table-cell office:value-type="float" office:value="25.1039" calcext:value-type="float">
            <text:p>25.1039</text:p>
          </table:table-cell>
          <table:table-cell office:value-type="float" office:value="60.0639" calcext:value-type="float">
            <text:p>60.0639</text:p>
          </table:table-cell>
          <table:table-cell office:value-type="float" office:value="32.6513" calcext:value-type="float">
            <text:p>32.6513</text:p>
          </table:table-cell>
          <table:table-cell office:value-type="float" office:value="94.3922" calcext:value-type="float">
            <text:p>94.3922</text:p>
          </table:table-cell>
          <table:table-cell office:value-type="float" office:value="36.7775" calcext:value-type="float">
            <text:p>36.7775</text:p>
          </table:table-cell>
          <table:table-cell office:value-type="float" office:value="56.7453" calcext:value-type="float">
            <text:p>56.7453</text:p>
          </table:table-cell>
          <table:table-cell office:value-type="float" office:value="54.5959" calcext:value-type="float">
            <text:p>54.5959</text:p>
          </table:table-cell>
          <table:table-cell office:value-type="float" office:value="56.785" calcext:value-type="float">
            <text:p>56.785</text:p>
          </table:table-cell>
          <table:table-cell office:value-type="float" office:value="44.7688" calcext:value-type="float">
            <text:p>44.7688</text:p>
          </table:table-cell>
          <table:table-cell office:value-type="float" office:value="73.7994" calcext:value-type="float">
            <text:p>73.7994</text:p>
          </table:table-cell>
          <table:table-cell office:value-type="float" office:value="60.569" calcext:value-type="float">
            <text:p>60.569</text:p>
          </table:table-cell>
          <table:table-cell office:value-type="float" office:value="65.3067" calcext:value-type="float">
            <text:p>65.3067</text:p>
          </table:table-cell>
          <table:table-cell office:value-type="float" office:value="108.4" calcext:value-type="float">
            <text:p>108.4</text:p>
          </table:table-cell>
          <table:table-cell office:value-type="float" office:value="135.545" calcext:value-type="float">
            <text:p>135.545</text:p>
          </table:table-cell>
          <table:table-cell office:value-type="float" office:value="13.0354" calcext:value-type="float">
            <text:p>13.0354</text:p>
          </table:table-cell>
          <table:table-cell office:value-type="float" office:value="39.7894" calcext:value-type="float">
            <text:p>39.7894</text:p>
          </table:table-cell>
          <table:table-cell office:value-type="float" office:value="57.9825" calcext:value-type="float">
            <text:p>57.9825</text:p>
          </table:table-cell>
          <table:table-cell office:value-type="float" office:value="26.4513" calcext:value-type="float">
            <text:p>26.4513</text:p>
          </table:table-cell>
          <table:table-cell office:value-type="float" office:value="11.5821" calcext:value-type="float">
            <text:p>11.5821</text:p>
          </table:table-cell>
          <table:table-cell office:value-type="float" office:value="14.0674" calcext:value-type="float">
            <text:p>14.0674</text:p>
          </table:table-cell>
          <table:table-cell office:value-type="float" office:value="65.9803" calcext:value-type="float">
            <text:p>65.9803</text:p>
          </table:table-cell>
          <table:table-cell office:value-type="float" office:value="80.6168" calcext:value-type="float">
            <text:p>80.6168</text:p>
          </table:table-cell>
          <table:table-cell office:value-type="float" office:value="26.1457" calcext:value-type="float">
            <text:p>26.1457</text:p>
          </table:table-cell>
          <table:table-cell office:value-type="float" office:value="26.9185" calcext:value-type="float">
            <text:p>26.9185</text:p>
          </table:table-cell>
          <table:table-cell office:value-type="float" office:value="50.0914" calcext:value-type="float">
            <text:p>50.0914</text:p>
          </table:table-cell>
          <table:table-cell office:value-type="float" office:value="69.85" calcext:value-type="float">
            <text:p>69.85</text:p>
          </table:table-cell>
          <table:table-cell office:value-type="float" office:value="72.5482" calcext:value-type="float">
            <text:p>72.5482</text:p>
          </table:table-cell>
          <table:table-cell office:value-type="float" office:value="66.833" calcext:value-type="float">
            <text:p>66.833</text:p>
          </table:table-cell>
          <table:table-cell office:value-type="float" office:value="26.9022" calcext:value-type="float">
            <text:p>26.9022</text:p>
          </table:table-cell>
          <table:table-cell office:value-type="float" office:value="30.3698" calcext:value-type="float">
            <text:p>30.3698</text:p>
          </table:table-cell>
          <table:table-cell office:value-type="float" office:value="105.106" calcext:value-type="float">
            <text:p>105.106</text:p>
          </table:table-cell>
          <table:table-cell office:value-type="float" office:value="17.1416" calcext:value-type="float">
            <text:p>17.1416</text:p>
          </table:table-cell>
          <table:table-cell office:value-type="float" office:value="32.0807" calcext:value-type="float">
            <text:p>32.0807</text:p>
          </table:table-cell>
          <table:table-cell office:value-type="float" office:value="37.6856" calcext:value-type="float">
            <text:p>37.6856</text:p>
          </table:table-cell>
          <table:table-cell office:value-type="float" office:value="105.58" calcext:value-type="float">
            <text:p>105.58</text:p>
          </table:table-cell>
          <table:table-cell office:value-type="float" office:value="51.4336" calcext:value-type="float">
            <text:p>51.4336</text:p>
          </table:table-cell>
          <table:table-cell office:value-type="float" office:value="7.52791" calcext:value-type="float">
            <text:p>7.52791</text:p>
          </table:table-cell>
          <table:table-cell office:value-type="float" office:value="62.6884" calcext:value-type="float">
            <text:p>62.6884</text:p>
          </table:table-cell>
          <table:table-cell office:value-type="float" office:value="32.4007" calcext:value-type="float">
            <text:p>32.4007</text:p>
          </table:table-cell>
          <table:table-cell office:value-type="float" office:value="8.08708" calcext:value-type="float">
            <text:p>8.08708</text:p>
          </table:table-cell>
          <table:table-cell office:value-type="float" office:value="104.889" calcext:value-type="float">
            <text:p>104.889</text:p>
          </table:table-cell>
          <table:table-cell office:value-type="float" office:value="30.3474" calcext:value-type="float">
            <text:p>30.3474</text:p>
          </table:table-cell>
          <table:table-cell office:value-type="float" office:value="50.3875" calcext:value-type="float">
            <text:p>50.3875</text:p>
          </table:table-cell>
          <table:table-cell office:value-type="float" office:value="11.9514" calcext:value-type="float">
            <text:p>11.9514</text:p>
          </table:table-cell>
          <table:table-cell office:value-type="float" office:value="13.9329" calcext:value-type="float">
            <text:p>13.9329</text:p>
          </table:table-cell>
          <table:table-cell office:value-type="float" office:value="13.615" calcext:value-type="float">
            <text:p>13.615</text:p>
          </table:table-cell>
          <table:table-cell office:value-type="float" office:value="97.7216" calcext:value-type="float">
            <text:p>97.7216</text:p>
          </table:table-cell>
          <table:table-cell office:value-type="float" office:value="104.186" calcext:value-type="float">
            <text:p>104.186</text:p>
          </table:table-cell>
          <table:table-cell office:value-type="float" office:value="7.10861" calcext:value-type="float">
            <text:p>7.10861</text:p>
          </table:table-cell>
          <table:table-cell office:value-type="float" office:value="26.5275" calcext:value-type="float">
            <text:p>26.5275</text:p>
          </table:table-cell>
          <table:table-cell office:value-type="float" office:value="83.9522" calcext:value-type="float">
            <text:p>83.9522</text:p>
          </table:table-cell>
          <table:table-cell office:value-type="float" office:value="11.2677" calcext:value-type="float">
            <text:p>11.2677</text:p>
          </table:table-cell>
          <table:table-cell office:value-type="float" office:value="13.7131" calcext:value-type="float">
            <text:p>13.7131</text:p>
          </table:table-cell>
          <table:table-cell office:value-type="float" office:value="47.9719" calcext:value-type="float">
            <text:p>47.9719</text:p>
          </table:table-cell>
          <table:table-cell office:value-type="float" office:value="90.817" calcext:value-type="float">
            <text:p>90.817</text:p>
          </table:table-cell>
          <table:table-cell office:value-type="float" office:value="23.5905" calcext:value-type="float">
            <text:p>23.5905</text:p>
          </table:table-cell>
          <table:table-cell office:value-type="float" office:value="2.89133" calcext:value-type="float">
            <text:p>2.89133</text:p>
          </table:table-cell>
          <table:table-cell office:value-type="float" office:value="15.6716" calcext:value-type="float">
            <text:p>15.6716</text:p>
          </table:table-cell>
          <table:table-cell office:value-type="float" office:value="79.9201" calcext:value-type="float">
            <text:p>79.9201</text:p>
          </table:table-cell>
          <table:table-cell office:value-type="float" office:value="88.1545" calcext:value-type="float">
            <text:p>88.1545</text:p>
          </table:table-cell>
          <table:table-cell office:value-type="float" office:value="84.6457" calcext:value-type="float">
            <text:p>84.6457</text:p>
          </table:table-cell>
          <table:table-cell office:value-type="float" office:value="30.2985" calcext:value-type="float">
            <text:p>30.2985</text:p>
          </table:table-cell>
          <table:table-cell office:value-type="float" office:value="103.365" calcext:value-type="float">
            <text:p>103.365</text:p>
          </table:table-cell>
          <table:table-cell office:value-type="float" office:value="79.8347" calcext:value-type="float">
            <text:p>79.8347</text:p>
          </table:table-cell>
          <table:table-cell office:value-type="float" office:value="16.6146" calcext:value-type="float">
            <text:p>16.6146</text:p>
          </table:table-cell>
          <table:table-cell office:value-type="float" office:value="39.2529" calcext:value-type="float">
            <text:p>39.2529</text:p>
          </table:table-cell>
          <table:table-cell office:value-type="float" office:value="126.377" calcext:value-type="float">
            <text:p>126.377</text:p>
          </table:table-cell>
          <table:table-cell office:value-type="float" office:value="56.2232" calcext:value-type="float">
            <text:p>56.2232</text:p>
          </table:table-cell>
          <table:table-cell office:value-type="float" office:value="43.2694" calcext:value-type="float">
            <text:p>43.2694</text:p>
          </table:table-cell>
          <table:table-cell office:value-type="float" office:value="34.2125" calcext:value-type="float">
            <text:p>34.2125</text:p>
          </table:table-cell>
          <table:table-cell office:value-type="float" office:value="28.0887" calcext:value-type="float">
            <text:p>28.0887</text:p>
          </table:table-cell>
          <table:table-cell office:value-type="float" office:value="133.44" calcext:value-type="float">
            <text:p>133.44</text:p>
          </table:table-cell>
          <table:table-cell office:value-type="float" office:value="11.8726" calcext:value-type="float">
            <text:p>11.8726</text:p>
          </table:table-cell>
          <table:table-cell office:value-type="float" office:value="52.4321" calcext:value-type="float">
            <text:p>52.4321</text:p>
          </table:table-cell>
          <table:table-cell office:value-type="float" office:value="71.3515" calcext:value-type="float">
            <text:p>71.35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ignment 73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1621" calcext:value-type="float">
            <text:p>121621</text:p>
          </table:table-cell>
          <table:table-cell office:value-type="float" office:value="281" calcext:value-type="float">
            <text:p>28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2176" calcext:value-type="float">
            <text:p>132176</text:p>
          </table:table-cell>
          <table:table-cell office:value-type="float" office:value="245" calcext:value-type="float">
            <text:p>245</text:p>
          </table:table-cell>
          <table:table-cell office:value-type="float" office:value="98.1284" calcext:value-type="float">
            <text:p>98.1284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0598863" calcext:value-type="float">
            <text:p>0.00059886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707236" calcext:value-type="float">
            <text:p>0.70723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0.5726" calcext:value-type="float">
            <text:p>40.572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20.106" calcext:value-type="float">
            <text:p>120.106</text:p>
          </table:table-cell>
          <table:table-cell office:value-type="float" office:value="38.8105" calcext:value-type="float">
            <text:p>38.8105</text:p>
          </table:table-cell>
          <table:table-cell office:value-type="float" office:value="49.7707" calcext:value-type="float">
            <text:p>49.7707</text:p>
          </table:table-cell>
          <table:table-cell office:value-type="float" office:value="0.587853" calcext:value-type="float">
            <text:p>0.587853</text:p>
          </table:table-cell>
          <table:table-cell office:value-type="float" office:value="0.972235" calcext:value-type="float">
            <text:p>0.972235</text:p>
          </table:table-cell>
          <table:table-cell office:value-type="float" office:value="1.05417" calcext:value-type="float">
            <text:p>1.05417</text:p>
          </table:table-cell>
          <table:table-cell office:value-type="float" office:value="0.624744" calcext:value-type="float">
            <text:p>0.624744</text:p>
          </table:table-cell>
          <table:table-cell office:value-type="float" office:value="1.46342" calcext:value-type="float">
            <text:p>1.46342</text:p>
          </table:table-cell>
          <table:table-cell office:value-type="float" office:value="6.11321" calcext:value-type="float">
            <text:p>6.11321</text:p>
          </table:table-cell>
          <table:table-cell office:value-type="float" office:value="1.03167" calcext:value-type="float">
            <text:p>1.03167</text:p>
          </table:table-cell>
          <table:table-cell office:value-type="float" office:value="101.459" calcext:value-type="float">
            <text:p>101.459</text:p>
          </table:table-cell>
          <table:table-cell office:value-type="float" office:value="0.70072" calcext:value-type="float">
            <text:p>0.70072</text:p>
          </table:table-cell>
          <table:table-cell office:value-type="float" office:value="2.21318" calcext:value-type="float">
            <text:p>2.21318</text:p>
          </table:table-cell>
          <table:table-cell office:value-type="float" office:value="0.723981" calcext:value-type="float">
            <text:p>0.723981</text:p>
          </table:table-cell>
          <table:table-cell office:value-type="float" office:value="7.9032" calcext:value-type="float">
            <text:p>7.9032</text:p>
          </table:table-cell>
          <table:table-cell office:value-type="float" office:value="103.519" calcext:value-type="float">
            <text:p>103.519</text:p>
          </table:table-cell>
          <table:table-cell office:value-type="float" office:value="1.17656" calcext:value-type="float">
            <text:p>1.17656</text:p>
          </table:table-cell>
          <table:table-cell office:value-type="float" office:value="14.5046" calcext:value-type="float">
            <text:p>14.5046</text:p>
          </table:table-cell>
          <table:table-cell office:value-type="float" office:value="1.80116" calcext:value-type="float">
            <text:p>1.80116</text:p>
          </table:table-cell>
          <table:table-cell office:value-type="float" office:value="0.76281" calcext:value-type="float">
            <text:p>0.76281</text:p>
          </table:table-cell>
          <table:table-cell office:value-type="float" office:value="21.8645" calcext:value-type="float">
            <text:p>21.8645</text:p>
          </table:table-cell>
          <table:table-cell office:value-type="float" office:value="80.6625" calcext:value-type="float">
            <text:p>80.6625</text:p>
          </table:table-cell>
          <table:table-cell office:value-type="float" office:value="120.651" calcext:value-type="float">
            <text:p>120.651</text:p>
          </table:table-cell>
          <table:table-cell office:value-type="float" office:value="58.572" calcext:value-type="float">
            <text:p>58.572</text:p>
          </table:table-cell>
          <table:table-cell office:value-type="float" office:value="1.05386" calcext:value-type="float">
            <text:p>1.05386</text:p>
          </table:table-cell>
          <table:table-cell office:value-type="float" office:value="18.9639" calcext:value-type="float">
            <text:p>18.9639</text:p>
          </table:table-cell>
          <table:table-cell office:value-type="float" office:value="55.8686" calcext:value-type="float">
            <text:p>55.8686</text:p>
          </table:table-cell>
          <table:table-cell office:value-type="float" office:value="35.9926" calcext:value-type="float">
            <text:p>35.9926</text:p>
          </table:table-cell>
          <table:table-cell office:value-type="float" office:value="26.651" calcext:value-type="float">
            <text:p>26.651</text:p>
          </table:table-cell>
          <table:table-cell office:value-type="float" office:value="8.52497" calcext:value-type="float">
            <text:p>8.52497</text:p>
          </table:table-cell>
          <table:table-cell office:value-type="float" office:value="49.4066" calcext:value-type="float">
            <text:p>49.4066</text:p>
          </table:table-cell>
          <table:table-cell office:value-type="float" office:value="1.11734" calcext:value-type="float">
            <text:p>1.11734</text:p>
          </table:table-cell>
          <table:table-cell office:value-type="float" office:value="22.6753" calcext:value-type="float">
            <text:p>22.6753</text:p>
          </table:table-cell>
          <table:table-cell office:value-type="float" office:value="15.3015" calcext:value-type="float">
            <text:p>15.3015</text:p>
          </table:table-cell>
          <table:table-cell office:value-type="float" office:value="22.5472" calcext:value-type="float">
            <text:p>22.5472</text:p>
          </table:table-cell>
          <table:table-cell office:value-type="float" office:value="106.486" calcext:value-type="float">
            <text:p>106.486</text:p>
          </table:table-cell>
          <table:table-cell office:value-type="float" office:value="119.571" calcext:value-type="float">
            <text:p>119.571</text:p>
          </table:table-cell>
          <table:table-cell office:value-type="float" office:value="47.9152" calcext:value-type="float">
            <text:p>47.9152</text:p>
          </table:table-cell>
          <table:table-cell office:value-type="float" office:value="9.03284" calcext:value-type="float">
            <text:p>9.03284</text:p>
          </table:table-cell>
          <table:table-cell office:value-type="float" office:value="88.4393" calcext:value-type="float">
            <text:p>88.4393</text:p>
          </table:table-cell>
          <table:table-cell office:value-type="float" office:value="3.24144" calcext:value-type="float">
            <text:p>3.24144</text:p>
          </table:table-cell>
          <table:table-cell office:value-type="float" office:value="29.9545" calcext:value-type="float">
            <text:p>29.9545</text:p>
          </table:table-cell>
          <table:table-cell office:value-type="float" office:value="144.679" calcext:value-type="float">
            <text:p>144.679</text:p>
          </table:table-cell>
          <table:table-cell office:value-type="float" office:value="58.4149" calcext:value-type="float">
            <text:p>58.4149</text:p>
          </table:table-cell>
          <table:table-cell office:value-type="float" office:value="52.1846" calcext:value-type="float">
            <text:p>52.1846</text:p>
          </table:table-cell>
          <table:table-cell office:value-type="float" office:value="71.2159" calcext:value-type="float">
            <text:p>71.2159</text:p>
          </table:table-cell>
          <table:table-cell office:value-type="float" office:value="60.9271" calcext:value-type="float">
            <text:p>60.9271</text:p>
          </table:table-cell>
          <table:table-cell office:value-type="float" office:value="24.6589" calcext:value-type="float">
            <text:p>24.6589</text:p>
          </table:table-cell>
          <table:table-cell office:value-type="float" office:value="5.69221" calcext:value-type="float">
            <text:p>5.69221</text:p>
          </table:table-cell>
          <table:table-cell office:value-type="float" office:value="100.331" calcext:value-type="float">
            <text:p>100.331</text:p>
          </table:table-cell>
          <table:table-cell office:value-type="float" office:value="54.9509" calcext:value-type="float">
            <text:p>54.9509</text:p>
          </table:table-cell>
          <table:table-cell office:value-type="float" office:value="9.7896" calcext:value-type="float">
            <text:p>9.7896</text:p>
          </table:table-cell>
          <table:table-cell office:value-type="float" office:value="108.057" calcext:value-type="float">
            <text:p>108.057</text:p>
          </table:table-cell>
          <table:table-cell office:value-type="float" office:value="129.959" calcext:value-type="float">
            <text:p>129.959</text:p>
          </table:table-cell>
          <table:table-cell office:value-type="float" office:value="30.2072" calcext:value-type="float">
            <text:p>30.2072</text:p>
          </table:table-cell>
          <table:table-cell office:value-type="float" office:value="101.592" calcext:value-type="float">
            <text:p>101.592</text:p>
          </table:table-cell>
          <table:table-cell office:value-type="float" office:value="15.5113" calcext:value-type="float">
            <text:p>15.5113</text:p>
          </table:table-cell>
          <table:table-cell office:value-type="float" office:value="94.3249" calcext:value-type="float">
            <text:p>94.3249</text:p>
          </table:table-cell>
          <table:table-cell office:value-type="float" office:value="49.0683" calcext:value-type="float">
            <text:p>49.0683</text:p>
          </table:table-cell>
          <table:table-cell office:value-type="float" office:value="10.2935" calcext:value-type="float">
            <text:p>10.2935</text:p>
          </table:table-cell>
          <table:table-cell office:value-type="float" office:value="53.0575" calcext:value-type="float">
            <text:p>53.0575</text:p>
          </table:table-cell>
          <table:table-cell office:value-type="float" office:value="23.9423" calcext:value-type="float">
            <text:p>23.9423</text:p>
          </table:table-cell>
          <table:table-cell office:value-type="float" office:value="115.186" calcext:value-type="float">
            <text:p>115.186</text:p>
          </table:table-cell>
          <table:table-cell office:value-type="float" office:value="71.6953" calcext:value-type="float">
            <text:p>71.6953</text:p>
          </table:table-cell>
          <table:table-cell office:value-type="float" office:value="41.3228" calcext:value-type="float">
            <text:p>41.3228</text:p>
          </table:table-cell>
          <table:table-cell office:value-type="float" office:value="36.2433" calcext:value-type="float">
            <text:p>36.2433</text:p>
          </table:table-cell>
          <table:table-cell office:value-type="float" office:value="47.3829" calcext:value-type="float">
            <text:p>47.3829</text:p>
          </table:table-cell>
          <table:table-cell office:value-type="float" office:value="28.4174" calcext:value-type="float">
            <text:p>28.4174</text:p>
          </table:table-cell>
          <table:table-cell office:value-type="float" office:value="45.7808" calcext:value-type="float">
            <text:p>45.7808</text:p>
          </table:table-cell>
          <table:table-cell office:value-type="float" office:value="94.8815" calcext:value-type="float">
            <text:p>94.8815</text:p>
          </table:table-cell>
          <table:table-cell office:value-type="float" office:value="7.16709" calcext:value-type="float">
            <text:p>7.16709</text:p>
          </table:table-cell>
          <table:table-cell office:value-type="float" office:value="13.609" calcext:value-type="float">
            <text:p>13.609</text:p>
          </table:table-cell>
          <table:table-cell office:value-type="float" office:value="32.0031" calcext:value-type="float">
            <text:p>32.0031</text:p>
          </table:table-cell>
          <table:table-cell office:value-type="float" office:value="48.3508" calcext:value-type="float">
            <text:p>48.3508</text:p>
          </table:table-cell>
          <table:table-cell office:value-type="float" office:value="46.5641" calcext:value-type="float">
            <text:p>46.5641</text:p>
          </table:table-cell>
          <table:table-cell office:value-type="float" office:value="1.19003" calcext:value-type="float">
            <text:p>1.19003</text:p>
          </table:table-cell>
          <table:table-cell office:value-type="float" office:value="56.1142" calcext:value-type="float">
            <text:p>56.1142</text:p>
          </table:table-cell>
          <table:table-cell office:value-type="float" office:value="11.3533" calcext:value-type="float">
            <text:p>11.3533</text:p>
          </table:table-cell>
          <table:table-cell office:value-type="float" office:value="44.1636" calcext:value-type="float">
            <text:p>44.1636</text:p>
          </table:table-cell>
          <table:table-cell office:value-type="float" office:value="34.3183" calcext:value-type="float">
            <text:p>34.3183</text:p>
          </table:table-cell>
          <table:table-cell office:value-type="float" office:value="145.356" calcext:value-type="float">
            <text:p>145.356</text:p>
          </table:table-cell>
          <table:table-cell office:value-type="float" office:value="2.91681" calcext:value-type="float">
            <text:p>2.91681</text:p>
          </table:table-cell>
          <table:table-cell office:value-type="float" office:value="16.4383" calcext:value-type="float">
            <text:p>16.4383</text:p>
          </table:table-cell>
          <table:table-cell office:value-type="float" office:value="1.85919" calcext:value-type="float">
            <text:p>1.85919</text:p>
          </table:table-cell>
          <table:table-cell office:value-type="float" office:value="13.527" calcext:value-type="float">
            <text:p>13.527</text:p>
          </table:table-cell>
          <table:table-cell office:value-type="float" office:value="33.6502" calcext:value-type="float">
            <text:p>33.6502</text:p>
          </table:table-cell>
          <table:table-cell office:value-type="float" office:value="24.2434" calcext:value-type="float">
            <text:p>24.2434</text:p>
          </table:table-cell>
          <table:table-cell office:value-type="float" office:value="20.5124" calcext:value-type="float">
            <text:p>20.5124</text:p>
          </table:table-cell>
          <table:table-cell office:value-type="float" office:value="31.7146" calcext:value-type="float">
            <text:p>31.7146</text:p>
          </table:table-cell>
          <table:table-cell office:value-type="float" office:value="14.1371" calcext:value-type="float">
            <text:p>14.1371</text:p>
          </table:table-cell>
          <table:table-cell office:value-type="float" office:value="13.3559" calcext:value-type="float">
            <text:p>13.355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lignment 74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1621" calcext:value-type="float">
            <text:p>121621</text:p>
          </table:table-cell>
          <table:table-cell office:value-type="float" office:value="281" calcext:value-type="float">
            <text:p>28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7853" calcext:value-type="float">
            <text:p>127853</text:p>
          </table:table-cell>
          <table:table-cell office:value-type="float" office:value="271" calcext:value-type="float">
            <text:p>271</text:p>
          </table:table-cell>
          <table:table-cell office:value-type="float" office:value="108.603" calcext:value-type="float">
            <text:p>108.603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444505" calcext:value-type="float">
            <text:p>0.0044450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0.631254" calcext:value-type="float">
            <text:p>0.63125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53.1164" calcext:value-type="float">
            <text:p>53.116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26.034" calcext:value-type="float">
            <text:p>126.034</text:p>
          </table:table-cell>
          <table:table-cell office:value-type="float" office:value="65.6348" calcext:value-type="float">
            <text:p>65.6348</text:p>
          </table:table-cell>
          <table:table-cell office:value-type="float" office:value="0.487046" calcext:value-type="float">
            <text:p>0.487046</text:p>
          </table:table-cell>
          <table:table-cell office:value-type="float" office:value="106.592" calcext:value-type="float">
            <text:p>106.592</text:p>
          </table:table-cell>
          <table:table-cell office:value-type="float" office:value="117.245" calcext:value-type="float">
            <text:p>117.245</text:p>
          </table:table-cell>
          <table:table-cell office:value-type="float" office:value="0.641302" calcext:value-type="float">
            <text:p>0.641302</text:p>
          </table:table-cell>
          <table:table-cell office:value-type="float" office:value="88.119" calcext:value-type="float">
            <text:p>88.119</text:p>
          </table:table-cell>
          <table:table-cell office:value-type="float" office:value="0.884849" calcext:value-type="float">
            <text:p>0.884849</text:p>
          </table:table-cell>
          <table:table-cell office:value-type="float" office:value="97.0979" calcext:value-type="float">
            <text:p>97.0979</text:p>
          </table:table-cell>
          <table:table-cell office:value-type="float" office:value="0.970889" calcext:value-type="float">
            <text:p>0.970889</text:p>
          </table:table-cell>
          <table:table-cell office:value-type="float" office:value="93.4013" calcext:value-type="float">
            <text:p>93.4013</text:p>
          </table:table-cell>
          <table:table-cell office:value-type="float" office:value="0.866201" calcext:value-type="float">
            <text:p>0.866201</text:p>
          </table:table-cell>
          <table:table-cell office:value-type="float" office:value="43.2799" calcext:value-type="float">
            <text:p>43.2799</text:p>
          </table:table-cell>
          <table:table-cell office:value-type="float" office:value="1.40881" calcext:value-type="float">
            <text:p>1.40881</text:p>
          </table:table-cell>
          <table:table-cell office:value-type="float" office:value="8.41833" calcext:value-type="float">
            <text:p>8.41833</text:p>
          </table:table-cell>
          <table:table-cell office:value-type="float" office:value="73.5368" calcext:value-type="float">
            <text:p>73.5368</text:p>
          </table:table-cell>
          <table:table-cell office:value-type="float" office:value="1.13906" calcext:value-type="float">
            <text:p>1.13906</text:p>
          </table:table-cell>
          <table:table-cell office:value-type="float" office:value="0.514481" calcext:value-type="float">
            <text:p>0.514481</text:p>
          </table:table-cell>
          <table:table-cell office:value-type="float" office:value="74.3013" calcext:value-type="float">
            <text:p>74.3013</text:p>
          </table:table-cell>
          <table:table-cell office:value-type="float" office:value="58.9029" calcext:value-type="float">
            <text:p>58.9029</text:p>
          </table:table-cell>
          <table:table-cell office:value-type="float" office:value="22.381" calcext:value-type="float">
            <text:p>22.381</text:p>
          </table:table-cell>
          <table:table-cell office:value-type="float" office:value="33.3069" calcext:value-type="float">
            <text:p>33.3069</text:p>
          </table:table-cell>
          <table:table-cell office:value-type="float" office:value="0.595683" calcext:value-type="float">
            <text:p>0.595683</text:p>
          </table:table-cell>
          <table:table-cell office:value-type="float" office:value="145.889" calcext:value-type="float">
            <text:p>145.889</text:p>
          </table:table-cell>
          <table:table-cell office:value-type="float" office:value="10.7748" calcext:value-type="float">
            <text:p>10.7748</text:p>
          </table:table-cell>
          <table:table-cell office:value-type="float" office:value="53.3182" calcext:value-type="float">
            <text:p>53.3182</text:p>
          </table:table-cell>
          <table:table-cell office:value-type="float" office:value="18.9791" calcext:value-type="float">
            <text:p>18.9791</text:p>
          </table:table-cell>
          <table:table-cell office:value-type="float" office:value="61.9022" calcext:value-type="float">
            <text:p>61.9022</text:p>
          </table:table-cell>
          <table:table-cell office:value-type="float" office:value="46.6114" calcext:value-type="float">
            <text:p>46.6114</text:p>
          </table:table-cell>
          <table:table-cell office:value-type="float" office:value="54.3015" calcext:value-type="float">
            <text:p>54.3015</text:p>
          </table:table-cell>
          <table:table-cell office:value-type="float" office:value="33.7264" calcext:value-type="float">
            <text:p>33.7264</text:p>
          </table:table-cell>
          <table:table-cell office:value-type="float" office:value="123.221" calcext:value-type="float">
            <text:p>123.221</text:p>
          </table:table-cell>
          <table:table-cell office:value-type="float" office:value="17.8548" calcext:value-type="float">
            <text:p>17.8548</text:p>
          </table:table-cell>
          <table:table-cell office:value-type="float" office:value="17.1533" calcext:value-type="float">
            <text:p>17.1533</text:p>
          </table:table-cell>
          <table:table-cell office:value-type="float" office:value="22.8115" calcext:value-type="float">
            <text:p>22.8115</text:p>
          </table:table-cell>
          <table:table-cell office:value-type="float" office:value="107.751" calcext:value-type="float">
            <text:p>107.751</text:p>
          </table:table-cell>
          <table:table-cell office:value-type="float" office:value="57.3071" calcext:value-type="float">
            <text:p>57.3071</text:p>
          </table:table-cell>
          <table:table-cell office:value-type="float" office:value="112.043" calcext:value-type="float">
            <text:p>112.043</text:p>
          </table:table-cell>
          <table:table-cell office:value-type="float" office:value="24.0936" calcext:value-type="float">
            <text:p>24.0936</text:p>
          </table:table-cell>
          <table:table-cell office:value-type="float" office:value="41.2895" calcext:value-type="float">
            <text:p>41.2895</text:p>
          </table:table-cell>
          <table:table-cell office:value-type="float" office:value="49.1193" calcext:value-type="float">
            <text:p>49.1193</text:p>
          </table:table-cell>
          <table:table-cell office:value-type="float" office:value="20.439" calcext:value-type="float">
            <text:p>20.439</text:p>
          </table:table-cell>
          <table:table-cell office:value-type="float" office:value="15.0242" calcext:value-type="float">
            <text:p>15.0242</text:p>
          </table:table-cell>
          <table:table-cell office:value-type="float" office:value="11.1566" calcext:value-type="float">
            <text:p>11.1566</text:p>
          </table:table-cell>
          <table:table-cell office:value-type="float" office:value="37.4363" calcext:value-type="float">
            <text:p>37.4363</text:p>
          </table:table-cell>
          <table:table-cell office:value-type="float" office:value="112.683" calcext:value-type="float">
            <text:p>112.683</text:p>
          </table:table-cell>
          <table:table-cell office:value-type="float" office:value="37.4673" calcext:value-type="float">
            <text:p>37.4673</text:p>
          </table:table-cell>
          <table:table-cell office:value-type="float" office:value="52.0696" calcext:value-type="float">
            <text:p>52.0696</text:p>
          </table:table-cell>
          <table:table-cell office:value-type="float" office:value="61.0531" calcext:value-type="float">
            <text:p>61.0531</text:p>
          </table:table-cell>
          <table:table-cell office:value-type="float" office:value="25.6214" calcext:value-type="float">
            <text:p>25.6214</text:p>
          </table:table-cell>
          <table:table-cell office:value-type="float" office:value="1.9284" calcext:value-type="float">
            <text:p>1.9284</text:p>
          </table:table-cell>
          <table:table-cell office:value-type="float" office:value="16.4444" calcext:value-type="float">
            <text:p>16.4444</text:p>
          </table:table-cell>
          <table:table-cell office:value-type="float" office:value="22.3363" calcext:value-type="float">
            <text:p>22.3363</text:p>
          </table:table-cell>
          <table:table-cell office:value-type="float" office:value="127.202" calcext:value-type="float">
            <text:p>127.202</text:p>
          </table:table-cell>
          <table:table-cell office:value-type="float" office:value="36.9561" calcext:value-type="float">
            <text:p>36.9561</text:p>
          </table:table-cell>
          <table:table-cell office:value-type="float" office:value="112.46" calcext:value-type="float">
            <text:p>112.46</text:p>
          </table:table-cell>
          <table:table-cell office:value-type="float" office:value="8.43756" calcext:value-type="float">
            <text:p>8.43756</text:p>
          </table:table-cell>
          <table:table-cell office:value-type="float" office:value="64.3177" calcext:value-type="float">
            <text:p>64.3177</text:p>
          </table:table-cell>
          <table:table-cell office:value-type="float" office:value="1.39006" calcext:value-type="float">
            <text:p>1.39006</text:p>
          </table:table-cell>
          <table:table-cell office:value-type="float" office:value="5.5868" calcext:value-type="float">
            <text:p>5.5868</text:p>
          </table:table-cell>
          <table:table-cell office:value-type="float" office:value="1.10618" calcext:value-type="float">
            <text:p>1.10618</text:p>
          </table:table-cell>
          <table:table-cell office:value-type="float" office:value="133.406" calcext:value-type="float">
            <text:p>133.406</text:p>
          </table:table-cell>
          <table:table-cell office:value-type="float" office:value="13.6708" calcext:value-type="float">
            <text:p>13.6708</text:p>
          </table:table-cell>
          <table:table-cell office:value-type="float" office:value="45.169" calcext:value-type="float">
            <text:p>45.169</text:p>
          </table:table-cell>
          <table:table-cell office:value-type="float" office:value="68.6297" calcext:value-type="float">
            <text:p>68.6297</text:p>
          </table:table-cell>
          <table:table-cell office:value-type="float" office:value="107.367" calcext:value-type="float">
            <text:p>107.367</text:p>
          </table:table-cell>
          <table:table-cell office:value-type="float" office:value="101.931" calcext:value-type="float">
            <text:p>101.931</text:p>
          </table:table-cell>
          <table:table-cell office:value-type="float" office:value="115.432" calcext:value-type="float">
            <text:p>115.432</text:p>
          </table:table-cell>
          <table:table-cell office:value-type="float" office:value="127.956" calcext:value-type="float">
            <text:p>127.956</text:p>
          </table:table-cell>
          <table:table-cell office:value-type="float" office:value="85.0382" calcext:value-type="float">
            <text:p>85.0382</text:p>
          </table:table-cell>
          <table:table-cell office:value-type="float" office:value="89.8921" calcext:value-type="float">
            <text:p>89.8921</text:p>
          </table:table-cell>
          <table:table-cell office:value-type="float" office:value="19.3783" calcext:value-type="float">
            <text:p>19.3783</text:p>
          </table:table-cell>
          <table:table-cell office:value-type="float" office:value="86.2554" calcext:value-type="float">
            <text:p>86.2554</text:p>
          </table:table-cell>
          <table:table-cell office:value-type="float" office:value="38.463" calcext:value-type="float">
            <text:p>38.463</text:p>
          </table:table-cell>
          <table:table-cell office:value-type="float" office:value="91.0295" calcext:value-type="float">
            <text:p>91.0295</text:p>
          </table:table-cell>
          <table:table-cell office:value-type="float" office:value="41.7794" calcext:value-type="float">
            <text:p>41.7794</text:p>
          </table:table-cell>
          <table:table-cell office:value-type="float" office:value="45.0897" calcext:value-type="float">
            <text:p>45.0897</text:p>
          </table:table-cell>
          <table:table-cell office:value-type="float" office:value="66.2142" calcext:value-type="float">
            <text:p>66.2142</text:p>
          </table:table-cell>
          <table:table-cell office:value-type="float" office:value="103.213" calcext:value-type="float">
            <text:p>103.213</text:p>
          </table:table-cell>
          <table:table-cell office:value-type="float" office:value="72.0144" calcext:value-type="float">
            <text:p>72.0144</text:p>
          </table:table-cell>
          <table:table-cell office:value-type="float" office:value="25.4142" calcext:value-type="float">
            <text:p>25.4142</text:p>
          </table:table-cell>
          <table:table-cell office:value-type="float" office:value="21.0217" calcext:value-type="float">
            <text:p>21.0217</text:p>
          </table:table-cell>
          <table:table-cell office:value-type="float" office:value="17.7159" calcext:value-type="float">
            <text:p>17.7159</text:p>
          </table:table-cell>
          <table:table-cell office:value-type="float" office:value="28.8346" calcext:value-type="float">
            <text:p>28.8346</text:p>
          </table:table-cell>
          <table:table-cell office:value-type="float" office:value="96.2031" calcext:value-type="float">
            <text:p>96.2031</text:p>
          </table:table-cell>
          <table:table-cell office:value-type="float" office:value="74.5815" calcext:value-type="float">
            <text:p>74.5815</text:p>
          </table:table-cell>
          <table:table-cell office:value-type="float" office:value="45.8442" calcext:value-type="float">
            <text:p>45.8442</text:p>
          </table:table-cell>
          <table:table-cell office:value-type="float" office:value="96.853" calcext:value-type="float">
            <text:p>96.853</text:p>
          </table:table-cell>
          <table:table-cell office:value-type="float" office:value="91.2627" calcext:value-type="float">
            <text:p>91.2627</text:p>
          </table:table-cell>
          <table:table-cell office:value-type="float" office:value="29.7998" calcext:value-type="float">
            <text:p>29.7998</text:p>
          </table:table-cell>
          <table:table-cell office:value-type="float" office:value="14.2489" calcext:value-type="float">
            <text:p>14.2489</text:p>
          </table:table-cell>
          <table:table-cell office:value-type="float" office:value="79.4366" calcext:value-type="float">
            <text:p>79.4366</text:p>
          </table:table-cell>
          <table:table-cell office:value-type="float" office:value="14.1979" calcext:value-type="float">
            <text:p>14.1979</text:p>
          </table:table-cell>
          <table:table-cell office:value-type="float" office:value="35.4421" calcext:value-type="float">
            <text:p>35.4421</text:p>
          </table:table-cell>
          <table:table-cell office:value-type="float" office:value="114.074" calcext:value-type="float">
            <text:p>114.074</text:p>
          </table:table-cell>
          <table:table-cell office:value-type="float" office:value="77.2944" calcext:value-type="float">
            <text:p>77.294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ignment 75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21621" calcext:value-type="float">
            <text:p>121621</text:p>
          </table:table-cell>
          <table:table-cell office:value-type="float" office:value="281" calcext:value-type="float">
            <text:p>281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36176" calcext:value-type="float">
            <text:p>136176</text:p>
          </table:table-cell>
          <table:table-cell office:value-type="float" office:value="285" calcext:value-type="float">
            <text:p>285</text:p>
          </table:table-cell>
          <table:table-cell office:value-type="float" office:value="109.061" calcext:value-type="float">
            <text:p>109.061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313228" calcext:value-type="float">
            <text:p>0.0031322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11321" calcext:value-type="float">
            <text:p>1.1132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1.4855" calcext:value-type="float">
            <text:p>41.4855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1.9408" calcext:value-type="float">
            <text:p>21.9408</text:p>
          </table:table-cell>
          <table:table-cell office:value-type="float" office:value="47.7141" calcext:value-type="float">
            <text:p>47.7141</text:p>
          </table:table-cell>
          <table:table-cell office:value-type="float" office:value="0.797151" calcext:value-type="float">
            <text:p>0.797151</text:p>
          </table:table-cell>
          <table:table-cell office:value-type="float" office:value="0.666515" calcext:value-type="float">
            <text:p>0.666515</text:p>
          </table:table-cell>
          <table:table-cell office:value-type="float" office:value="86.4365" calcext:value-type="float">
            <text:p>86.4365</text:p>
          </table:table-cell>
          <table:table-cell office:value-type="float" office:value="24.0141" calcext:value-type="float">
            <text:p>24.0141</text:p>
          </table:table-cell>
          <table:table-cell office:value-type="float" office:value="0.97282" calcext:value-type="float">
            <text:p>0.97282</text:p>
          </table:table-cell>
          <table:table-cell office:value-type="float" office:value="73.3458" calcext:value-type="float">
            <text:p>73.3458</text:p>
          </table:table-cell>
          <table:table-cell office:value-type="float" office:value="28.4649" calcext:value-type="float">
            <text:p>28.4649</text:p>
          </table:table-cell>
          <table:table-cell office:value-type="float" office:value="14.7773" calcext:value-type="float">
            <text:p>14.7773</text:p>
          </table:table-cell>
          <table:table-cell office:value-type="float" office:value="0.886153" calcext:value-type="float">
            <text:p>0.886153</text:p>
          </table:table-cell>
          <table:table-cell office:value-type="float" office:value="54.4994" calcext:value-type="float">
            <text:p>54.4994</text:p>
          </table:table-cell>
          <table:table-cell office:value-type="float" office:value="45.5145" calcext:value-type="float">
            <text:p>45.5145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0.907284" calcext:value-type="float">
            <text:p>0.907284</text:p>
          </table:table-cell>
          <table:table-cell office:value-type="float" office:value="0.530136" calcext:value-type="float">
            <text:p>0.530136</text:p>
          </table:table-cell>
          <table:table-cell office:value-type="float" office:value="60.4005" calcext:value-type="float">
            <text:p>60.4005</text:p>
          </table:table-cell>
          <table:table-cell office:value-type="float" office:value="104.561" calcext:value-type="float">
            <text:p>104.561</text:p>
          </table:table-cell>
          <table:table-cell office:value-type="float" office:value="26.5079" calcext:value-type="float">
            <text:p>26.5079</text:p>
          </table:table-cell>
          <table:table-cell office:value-type="float" office:value="24.2438" calcext:value-type="float">
            <text:p>24.2438</text:p>
          </table:table-cell>
          <table:table-cell office:value-type="float" office:value="52.2644" calcext:value-type="float">
            <text:p>52.2644</text:p>
          </table:table-cell>
          <table:table-cell office:value-type="float" office:value="63.2507" calcext:value-type="float">
            <text:p>63.2507</text:p>
          </table:table-cell>
          <table:table-cell office:value-type="float" office:value="83.8117" calcext:value-type="float">
            <text:p>83.8117</text:p>
          </table:table-cell>
          <table:table-cell office:value-type="float" office:value="24.0378" calcext:value-type="float">
            <text:p>24.0378</text:p>
          </table:table-cell>
          <table:table-cell office:value-type="float" office:value="58.5458" calcext:value-type="float">
            <text:p>58.5458</text:p>
          </table:table-cell>
          <table:table-cell office:value-type="float" office:value="1.75484" calcext:value-type="float">
            <text:p>1.75484</text:p>
          </table:table-cell>
          <table:table-cell office:value-type="float" office:value="13.9958" calcext:value-type="float">
            <text:p>13.9958</text:p>
          </table:table-cell>
          <table:table-cell office:value-type="float" office:value="129.531" calcext:value-type="float">
            <text:p>129.531</text:p>
          </table:table-cell>
          <table:table-cell office:value-type="float" office:value="97.2847" calcext:value-type="float">
            <text:p>97.2847</text:p>
          </table:table-cell>
          <table:table-cell office:value-type="float" office:value="58.2684" calcext:value-type="float">
            <text:p>58.2684</text:p>
          </table:table-cell>
          <table:table-cell office:value-type="float" office:value="30.5145" calcext:value-type="float">
            <text:p>30.5145</text:p>
          </table:table-cell>
          <table:table-cell office:value-type="float" office:value="16.4316" calcext:value-type="float">
            <text:p>16.4316</text:p>
          </table:table-cell>
          <table:table-cell office:value-type="float" office:value="86.4903" calcext:value-type="float">
            <text:p>86.4903</text:p>
          </table:table-cell>
          <table:table-cell office:value-type="float" office:value="72.1833" calcext:value-type="float">
            <text:p>72.1833</text:p>
          </table:table-cell>
          <table:table-cell office:value-type="float" office:value="65.5533" calcext:value-type="float">
            <text:p>65.5533</text:p>
          </table:table-cell>
          <table:table-cell office:value-type="float" office:value="1.02664" calcext:value-type="float">
            <text:p>1.02664</text:p>
          </table:table-cell>
          <table:table-cell office:value-type="float" office:value="101.564" calcext:value-type="float">
            <text:p>101.564</text:p>
          </table:table-cell>
          <table:table-cell office:value-type="float" office:value="1.05305" calcext:value-type="float">
            <text:p>1.05305</text:p>
          </table:table-cell>
          <table:table-cell office:value-type="float" office:value="55.4982" calcext:value-type="float">
            <text:p>55.4982</text:p>
          </table:table-cell>
          <table:table-cell office:value-type="float" office:value="1.04113" calcext:value-type="float">
            <text:p>1.04113</text:p>
          </table:table-cell>
          <table:table-cell office:value-type="float" office:value="10.6067" calcext:value-type="float">
            <text:p>10.6067</text:p>
          </table:table-cell>
          <table:table-cell office:value-type="float" office:value="24.4412" calcext:value-type="float">
            <text:p>24.4412</text:p>
          </table:table-cell>
          <table:table-cell office:value-type="float" office:value="39.375" calcext:value-type="float">
            <text:p>39.375</text:p>
          </table:table-cell>
          <table:table-cell office:value-type="float" office:value="11.437" calcext:value-type="float">
            <text:p>11.437</text:p>
          </table:table-cell>
          <table:table-cell office:value-type="float" office:value="82.1364" calcext:value-type="float">
            <text:p>82.1364</text:p>
          </table:table-cell>
          <table:table-cell office:value-type="float" office:value="0.967899" calcext:value-type="float">
            <text:p>0.967899</text:p>
          </table:table-cell>
          <table:table-cell office:value-type="float" office:value="36.4707" calcext:value-type="float">
            <text:p>36.4707</text:p>
          </table:table-cell>
          <table:table-cell office:value-type="float" office:value="91.9426" calcext:value-type="float">
            <text:p>91.9426</text:p>
          </table:table-cell>
          <table:table-cell office:value-type="float" office:value="26.214" calcext:value-type="float">
            <text:p>26.214</text:p>
          </table:table-cell>
          <table:table-cell office:value-type="float" office:value="37.3855" calcext:value-type="float">
            <text:p>37.3855</text:p>
          </table:table-cell>
          <table:table-cell office:value-type="float" office:value="94.1683" calcext:value-type="float">
            <text:p>94.1683</text:p>
          </table:table-cell>
          <table:table-cell office:value-type="float" office:value="24.5946" calcext:value-type="float">
            <text:p>24.5946</text:p>
          </table:table-cell>
          <table:table-cell office:value-type="float" office:value="19.1286" calcext:value-type="float">
            <text:p>19.1286</text:p>
          </table:table-cell>
          <table:table-cell office:value-type="float" office:value="21.855" calcext:value-type="float">
            <text:p>21.855</text:p>
          </table:table-cell>
          <table:table-cell office:value-type="float" office:value="12.3598" calcext:value-type="float">
            <text:p>12.3598</text:p>
          </table:table-cell>
          <table:table-cell office:value-type="float" office:value="14.7593" calcext:value-type="float">
            <text:p>14.7593</text:p>
          </table:table-cell>
          <table:table-cell office:value-type="float" office:value="74.3067" calcext:value-type="float">
            <text:p>74.3067</text:p>
          </table:table-cell>
          <table:table-cell office:value-type="float" office:value="12.7335" calcext:value-type="float">
            <text:p>12.7335</text:p>
          </table:table-cell>
          <table:table-cell office:value-type="float" office:value="2.63731" calcext:value-type="float">
            <text:p>2.63731</text:p>
          </table:table-cell>
          <table:table-cell office:value-type="float" office:value="60.4095" calcext:value-type="float">
            <text:p>60.4095</text:p>
          </table:table-cell>
          <table:table-cell office:value-type="float" office:value="8.76077" calcext:value-type="float">
            <text:p>8.76077</text:p>
          </table:table-cell>
          <table:table-cell office:value-type="float" office:value="98.9362" calcext:value-type="float">
            <text:p>98.9362</text:p>
          </table:table-cell>
          <table:table-cell office:value-type="float" office:value="7.34308" calcext:value-type="float">
            <text:p>7.34308</text:p>
          </table:table-cell>
          <table:table-cell office:value-type="float" office:value="0.694052" calcext:value-type="float">
            <text:p>0.694052</text:p>
          </table:table-cell>
          <table:table-cell office:value-type="float" office:value="19.957" calcext:value-type="float">
            <text:p>19.957</text:p>
          </table:table-cell>
          <table:table-cell office:value-type="float" office:value="101.963" calcext:value-type="float">
            <text:p>101.963</text:p>
          </table:table-cell>
          <table:table-cell office:value-type="float" office:value="21.0402" calcext:value-type="float">
            <text:p>21.0402</text:p>
          </table:table-cell>
          <table:table-cell office:value-type="float" office:value="4.08862" calcext:value-type="float">
            <text:p>4.08862</text:p>
          </table:table-cell>
          <table:table-cell office:value-type="float" office:value="41.7129" calcext:value-type="float">
            <text:p>41.7129</text:p>
          </table:table-cell>
          <table:table-cell office:value-type="float" office:value="70.1948" calcext:value-type="float">
            <text:p>70.1948</text:p>
          </table:table-cell>
          <table:table-cell office:value-type="float" office:value="28.9801" calcext:value-type="float">
            <text:p>28.9801</text:p>
          </table:table-cell>
          <table:table-cell office:value-type="float" office:value="20.0547" calcext:value-type="float">
            <text:p>20.0547</text:p>
          </table:table-cell>
          <table:table-cell office:value-type="float" office:value="42.1763" calcext:value-type="float">
            <text:p>42.1763</text:p>
          </table:table-cell>
          <table:table-cell office:value-type="float" office:value="38.0643" calcext:value-type="float">
            <text:p>38.0643</text:p>
          </table:table-cell>
          <table:table-cell office:value-type="float" office:value="38.6409" calcext:value-type="float">
            <text:p>38.6409</text:p>
          </table:table-cell>
          <table:table-cell office:value-type="float" office:value="107.813" calcext:value-type="float">
            <text:p>107.813</text:p>
          </table:table-cell>
          <table:table-cell office:value-type="float" office:value="17.6559" calcext:value-type="float">
            <text:p>17.6559</text:p>
          </table:table-cell>
          <table:table-cell office:value-type="float" office:value="37.3712" calcext:value-type="float">
            <text:p>37.3712</text:p>
          </table:table-cell>
          <table:table-cell office:value-type="float" office:value="3.72911" calcext:value-type="float">
            <text:p>3.72911</text:p>
          </table:table-cell>
          <table:table-cell office:value-type="float" office:value="29.7688" calcext:value-type="float">
            <text:p>29.7688</text:p>
          </table:table-cell>
          <table:table-cell office:value-type="float" office:value="1.10647" calcext:value-type="float">
            <text:p>1.10647</text:p>
          </table:table-cell>
          <table:table-cell office:value-type="float" office:value="70.1057" calcext:value-type="float">
            <text:p>70.1057</text:p>
          </table:table-cell>
          <table:table-cell office:value-type="float" office:value="97.7" calcext:value-type="float">
            <text:p>97.7</text:p>
          </table:table-cell>
          <table:table-cell office:value-type="float" office:value="127.365" calcext:value-type="float">
            <text:p>127.365</text:p>
          </table:table-cell>
          <table:table-cell office:value-type="float" office:value="122.228" calcext:value-type="float">
            <text:p>122.228</text:p>
          </table:table-cell>
          <table:table-cell office:value-type="float" office:value="20.8941" calcext:value-type="float">
            <text:p>20.8941</text:p>
          </table:table-cell>
          <table:table-cell office:value-type="float" office:value="94.6838" calcext:value-type="float">
            <text:p>94.6838</text:p>
          </table:table-cell>
          <table:table-cell office:value-type="float" office:value="61.207" calcext:value-type="float">
            <text:p>61.207</text:p>
          </table:table-cell>
          <table:table-cell office:value-type="float" office:value="3.29972" calcext:value-type="float">
            <text:p>3.29972</text:p>
          </table:table-cell>
          <table:table-cell office:value-type="float" office:value="87.1983" calcext:value-type="float">
            <text:p>87.1983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8.92314" calcext:value-type="float">
            <text:p>8.92314</text:p>
          </table:table-cell>
          <table:table-cell office:value-type="float" office:value="68.4628" calcext:value-type="float">
            <text:p>68.4628</text:p>
          </table:table-cell>
          <table:table-cell office:value-type="float" office:value="26.8684" calcext:value-type="float">
            <text:p>26.8684</text:p>
          </table:table-cell>
          <table:table-cell office:value-type="float" office:value="24.0717" calcext:value-type="float">
            <text:p>24.071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ignment 76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0505" calcext:value-type="float">
            <text:p>110505</text:p>
          </table:table-cell>
          <table:table-cell office:value-type="float" office:value="205" calcext:value-type="float">
            <text:p>20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4326" calcext:value-type="float">
            <text:p>124326</text:p>
          </table:table-cell>
          <table:table-cell office:value-type="float" office:value="196" calcext:value-type="float">
            <text:p>196</text:p>
          </table:table-cell>
          <table:table-cell office:value-type="float" office:value="75.9288" calcext:value-type="float">
            <text:p>75.928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207492" calcext:value-type="float">
            <text:p>0.020749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0.4781" calcext:value-type="float">
            <text:p>10.4781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44.9648" calcext:value-type="float">
            <text:p>44.9648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12.441" calcext:value-type="float">
            <text:p>112.441</text:p>
          </table:table-cell>
          <table:table-cell office:value-type="float" office:value="74.9938" calcext:value-type="float">
            <text:p>74.9938</text:p>
          </table:table-cell>
          <table:table-cell office:value-type="float" office:value="83.9051" calcext:value-type="float">
            <text:p>83.9051</text:p>
          </table:table-cell>
          <table:table-cell office:value-type="float" office:value="2.39742" calcext:value-type="float">
            <text:p>2.39742</text:p>
          </table:table-cell>
          <table:table-cell office:value-type="float" office:value="1.90462" calcext:value-type="float">
            <text:p>1.90462</text:p>
          </table:table-cell>
          <table:table-cell office:value-type="float" office:value="16.3334" calcext:value-type="float">
            <text:p>16.3334</text:p>
          </table:table-cell>
          <table:table-cell office:value-type="float" office:value="2.48641" calcext:value-type="float">
            <text:p>2.48641</text:p>
          </table:table-cell>
          <table:table-cell office:value-type="float" office:value="90.7692" calcext:value-type="float">
            <text:p>90.7692</text:p>
          </table:table-cell>
          <table:table-cell office:value-type="float" office:value="77.601" calcext:value-type="float">
            <text:p>77.601</text:p>
          </table:table-cell>
          <table:table-cell office:value-type="float" office:value="25.6332" calcext:value-type="float">
            <text:p>25.6332</text:p>
          </table:table-cell>
          <table:table-cell office:value-type="float" office:value="72.0863" calcext:value-type="float">
            <text:p>72.0863</text:p>
          </table:table-cell>
          <table:table-cell office:value-type="float" office:value="4.93261" calcext:value-type="float">
            <text:p>4.93261</text:p>
          </table:table-cell>
          <table:table-cell office:value-type="float" office:value="15.8321" calcext:value-type="float">
            <text:p>15.8321</text:p>
          </table:table-cell>
          <table:table-cell office:value-type="float" office:value="49.9374" calcext:value-type="float">
            <text:p>49.9374</text:p>
          </table:table-cell>
          <table:table-cell office:value-type="float" office:value="33.8849" calcext:value-type="float">
            <text:p>33.8849</text:p>
          </table:table-cell>
          <table:table-cell office:value-type="float" office:value="24.1344" calcext:value-type="float">
            <text:p>24.1344</text:p>
          </table:table-cell>
          <table:table-cell office:value-type="float" office:value="27.3569" calcext:value-type="float">
            <text:p>27.3569</text:p>
          </table:table-cell>
          <table:table-cell office:value-type="float" office:value="56.7325" calcext:value-type="float">
            <text:p>56.7325</text:p>
          </table:table-cell>
          <table:table-cell office:value-type="float" office:value="1.82271" calcext:value-type="float">
            <text:p>1.82271</text:p>
          </table:table-cell>
          <table:table-cell office:value-type="float" office:value="56.6498" calcext:value-type="float">
            <text:p>56.6498</text:p>
          </table:table-cell>
          <table:table-cell office:value-type="float" office:value="26.6127" calcext:value-type="float">
            <text:p>26.6127</text:p>
          </table:table-cell>
          <table:table-cell office:value-type="float" office:value="21.7007" calcext:value-type="float">
            <text:p>21.7007</text:p>
          </table:table-cell>
          <table:table-cell office:value-type="float" office:value="104.335" calcext:value-type="float">
            <text:p>104.335</text:p>
          </table:table-cell>
          <table:table-cell office:value-type="float" office:value="15.5481" calcext:value-type="float">
            <text:p>15.5481</text:p>
          </table:table-cell>
          <table:table-cell office:value-type="float" office:value="46.7758" calcext:value-type="float">
            <text:p>46.7758</text:p>
          </table:table-cell>
          <table:table-cell office:value-type="float" office:value="95.6586" calcext:value-type="float">
            <text:p>95.6586</text:p>
          </table:table-cell>
          <table:table-cell office:value-type="float" office:value="15.4987" calcext:value-type="float">
            <text:p>15.4987</text:p>
          </table:table-cell>
          <table:table-cell office:value-type="float" office:value="56.797" calcext:value-type="float">
            <text:p>56.797</text:p>
          </table:table-cell>
          <table:table-cell office:value-type="float" office:value="88.9789" calcext:value-type="float">
            <text:p>88.9789</text:p>
          </table:table-cell>
          <table:table-cell office:value-type="float" office:value="27.6252" calcext:value-type="float">
            <text:p>27.6252</text:p>
          </table:table-cell>
          <table:table-cell office:value-type="float" office:value="64.8379" calcext:value-type="float">
            <text:p>64.8379</text:p>
          </table:table-cell>
          <table:table-cell office:value-type="float" office:value="28.4742" calcext:value-type="float">
            <text:p>28.4742</text:p>
          </table:table-cell>
          <table:table-cell office:value-type="float" office:value="2.44112" calcext:value-type="float">
            <text:p>2.44112</text:p>
          </table:table-cell>
          <table:table-cell office:value-type="float" office:value="42.6872" calcext:value-type="float">
            <text:p>42.6872</text:p>
          </table:table-cell>
          <table:table-cell office:value-type="float" office:value="76.1699" calcext:value-type="float">
            <text:p>76.1699</text:p>
          </table:table-cell>
          <table:table-cell office:value-type="float" office:value="83.0056" calcext:value-type="float">
            <text:p>83.0056</text:p>
          </table:table-cell>
          <table:table-cell office:value-type="float" office:value="59.1821" calcext:value-type="float">
            <text:p>59.1821</text:p>
          </table:table-cell>
          <table:table-cell office:value-type="float" office:value="33.3909" calcext:value-type="float">
            <text:p>33.3909</text:p>
          </table:table-cell>
          <table:table-cell office:value-type="float" office:value="7.20403" calcext:value-type="float">
            <text:p>7.20403</text:p>
          </table:table-cell>
          <table:table-cell office:value-type="float" office:value="46.3717" calcext:value-type="float">
            <text:p>46.3717</text:p>
          </table:table-cell>
          <table:table-cell office:value-type="float" office:value="22.8581" calcext:value-type="float">
            <text:p>22.8581</text:p>
          </table:table-cell>
          <table:table-cell office:value-type="float" office:value="103.911" calcext:value-type="float">
            <text:p>103.911</text:p>
          </table:table-cell>
          <table:table-cell office:value-type="float" office:value="24.8184" calcext:value-type="float">
            <text:p>24.8184</text:p>
          </table:table-cell>
          <table:table-cell office:value-type="float" office:value="2.50139" calcext:value-type="float">
            <text:p>2.50139</text:p>
          </table:table-cell>
          <table:table-cell office:value-type="float" office:value="12.0311" calcext:value-type="float">
            <text:p>12.0311</text:p>
          </table:table-cell>
          <table:table-cell office:value-type="float" office:value="6.80358" calcext:value-type="float">
            <text:p>6.80358</text:p>
          </table:table-cell>
          <table:table-cell office:value-type="float" office:value="23.2364" calcext:value-type="float">
            <text:p>23.2364</text:p>
          </table:table-cell>
          <table:table-cell office:value-type="float" office:value="28.4143" calcext:value-type="float">
            <text:p>28.4143</text:p>
          </table:table-cell>
          <table:table-cell office:value-type="float" office:value="64.5657" calcext:value-type="float">
            <text:p>64.5657</text:p>
          </table:table-cell>
          <table:table-cell office:value-type="float" office:value="98.1026" calcext:value-type="float">
            <text:p>98.1026</text:p>
          </table:table-cell>
          <table:table-cell office:value-type="float" office:value="64.4255" calcext:value-type="float">
            <text:p>64.4255</text:p>
          </table:table-cell>
          <table:table-cell office:value-type="float" office:value="69.3926" calcext:value-type="float">
            <text:p>69.3926</text:p>
          </table:table-cell>
          <table:table-cell office:value-type="float" office:value="11.3196" calcext:value-type="float">
            <text:p>11.3196</text:p>
          </table:table-cell>
          <table:table-cell office:value-type="float" office:value="63.254" calcext:value-type="float">
            <text:p>63.254</text:p>
          </table:table-cell>
          <table:table-cell office:value-type="float" office:value="70.7239" calcext:value-type="float">
            <text:p>70.7239</text:p>
          </table:table-cell>
          <table:table-cell office:value-type="float" office:value="24.2855" calcext:value-type="float">
            <text:p>24.2855</text:p>
          </table:table-cell>
          <table:table-cell office:value-type="float" office:value="55.51" calcext:value-type="float">
            <text:p>55.51</text:p>
          </table:table-cell>
          <table:table-cell office:value-type="float" office:value="86.6758" calcext:value-type="float">
            <text:p>86.6758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lignment 7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0505" calcext:value-type="float">
            <text:p>110505</text:p>
          </table:table-cell>
          <table:table-cell office:value-type="float" office:value="205" calcext:value-type="float">
            <text:p>20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4723" calcext:value-type="float">
            <text:p>124723</text:p>
          </table:table-cell>
          <table:table-cell office:value-type="float" office:value="232" calcext:value-type="float">
            <text:p>232</text:p>
          </table:table-cell>
          <table:table-cell office:value-type="float" office:value="71.0728" calcext:value-type="float">
            <text:p>71.072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37584" calcext:value-type="float">
            <text:p>0.003758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1.46596" calcext:value-type="float">
            <text:p>1.46596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5.5834" calcext:value-type="float">
            <text:p>35.583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27.0893" calcext:value-type="float">
            <text:p>27.0893</text:p>
          </table:table-cell>
          <table:table-cell office:value-type="float" office:value="72.6117" calcext:value-type="float">
            <text:p>72.6117</text:p>
          </table:table-cell>
          <table:table-cell office:value-type="float" office:value="85.1915" calcext:value-type="float">
            <text:p>85.1915</text:p>
          </table:table-cell>
          <table:table-cell office:value-type="float" office:value="59.8583" calcext:value-type="float">
            <text:p>59.8583</text:p>
          </table:table-cell>
          <table:table-cell office:value-type="float" office:value="48.7961" calcext:value-type="float">
            <text:p>48.7961</text:p>
          </table:table-cell>
          <table:table-cell office:value-type="float" office:value="19.8869" calcext:value-type="float">
            <text:p>19.8869</text:p>
          </table:table-cell>
          <table:table-cell office:value-type="float" office:value="89.0276" calcext:value-type="float">
            <text:p>89.0276</text:p>
          </table:table-cell>
          <table:table-cell office:value-type="float" office:value="66.7663" calcext:value-type="float">
            <text:p>66.7663</text:p>
          </table:table-cell>
          <table:table-cell office:value-type="float" office:value="31.0924" calcext:value-type="float">
            <text:p>31.0924</text:p>
          </table:table-cell>
          <table:table-cell office:value-type="float" office:value="26.0496" calcext:value-type="float">
            <text:p>26.0496</text:p>
          </table:table-cell>
          <table:table-cell office:value-type="float" office:value="36.247" calcext:value-type="float">
            <text:p>36.247</text:p>
          </table:table-cell>
          <table:table-cell office:value-type="float" office:value="16.3232" calcext:value-type="float">
            <text:p>16.3232</text:p>
          </table:table-cell>
          <table:table-cell office:value-type="float" office:value="14.8602" calcext:value-type="float">
            <text:p>14.8602</text:p>
          </table:table-cell>
          <table:table-cell office:value-type="float" office:value="69.0895" calcext:value-type="float">
            <text:p>69.0895</text:p>
          </table:table-cell>
          <table:table-cell office:value-type="float" office:value="76.9043" calcext:value-type="float">
            <text:p>76.9043</text:p>
          </table:table-cell>
          <table:table-cell office:value-type="float" office:value="54.6255" calcext:value-type="float">
            <text:p>54.6255</text:p>
          </table:table-cell>
          <table:table-cell office:value-type="float" office:value="21.606" calcext:value-type="float">
            <text:p>21.606</text:p>
          </table:table-cell>
          <table:table-cell office:value-type="float" office:value="28.8715" calcext:value-type="float">
            <text:p>28.8715</text:p>
          </table:table-cell>
          <table:table-cell office:value-type="float" office:value="39.5718" calcext:value-type="float">
            <text:p>39.5718</text:p>
          </table:table-cell>
          <table:table-cell office:value-type="float" office:value="67.5267" calcext:value-type="float">
            <text:p>67.5267</text:p>
          </table:table-cell>
          <table:table-cell office:value-type="float" office:value="42.5435" calcext:value-type="float">
            <text:p>42.5435</text:p>
          </table:table-cell>
          <table:table-cell office:value-type="float" office:value="30.382" calcext:value-type="float">
            <text:p>30.382</text:p>
          </table:table-cell>
          <table:table-cell office:value-type="float" office:value="37.966" calcext:value-type="float">
            <text:p>37.966</text:p>
          </table:table-cell>
          <table:table-cell office:value-type="float" office:value="1.12012" calcext:value-type="float">
            <text:p>1.12012</text:p>
          </table:table-cell>
          <table:table-cell office:value-type="float" office:value="24.815" calcext:value-type="float">
            <text:p>24.815</text:p>
          </table:table-cell>
          <table:table-cell office:value-type="float" office:value="66.4677" calcext:value-type="float">
            <text:p>66.4677</text:p>
          </table:table-cell>
          <table:table-cell office:value-type="float" office:value="2.77697" calcext:value-type="float">
            <text:p>2.77697</text:p>
          </table:table-cell>
          <table:table-cell office:value-type="float" office:value="1.06027" calcext:value-type="float">
            <text:p>1.06027</text:p>
          </table:table-cell>
          <table:table-cell office:value-type="float" office:value="92.1474" calcext:value-type="float">
            <text:p>92.1474</text:p>
          </table:table-cell>
          <table:table-cell office:value-type="float" office:value="3.27168" calcext:value-type="float">
            <text:p>3.27168</text:p>
          </table:table-cell>
          <table:table-cell office:value-type="float" office:value="18.0507" calcext:value-type="float">
            <text:p>18.0507</text:p>
          </table:table-cell>
          <table:table-cell office:value-type="float" office:value="7.80572" calcext:value-type="float">
            <text:p>7.80572</text:p>
          </table:table-cell>
          <table:table-cell office:value-type="float" office:value="31.1438" calcext:value-type="float">
            <text:p>31.1438</text:p>
          </table:table-cell>
          <table:table-cell office:value-type="float" office:value="30.7691" calcext:value-type="float">
            <text:p>30.7691</text:p>
          </table:table-cell>
          <table:table-cell office:value-type="float" office:value="45.7325" calcext:value-type="float">
            <text:p>45.7325</text:p>
          </table:table-cell>
          <table:table-cell office:value-type="float" office:value="21.1852" calcext:value-type="float">
            <text:p>21.1852</text:p>
          </table:table-cell>
          <table:table-cell office:value-type="float" office:value="48.8663" calcext:value-type="float">
            <text:p>48.8663</text:p>
          </table:table-cell>
          <table:table-cell office:value-type="float" office:value="17.5685" calcext:value-type="float">
            <text:p>17.5685</text:p>
          </table:table-cell>
          <table:table-cell office:value-type="float" office:value="77.0872" calcext:value-type="float">
            <text:p>77.0872</text:p>
          </table:table-cell>
          <table:table-cell office:value-type="float" office:value="17.883" calcext:value-type="float">
            <text:p>17.883</text:p>
          </table:table-cell>
          <table:table-cell office:value-type="float" office:value="53.5088" calcext:value-type="float">
            <text:p>53.5088</text:p>
          </table:table-cell>
          <table:table-cell office:value-type="float" office:value="10.8998" calcext:value-type="float">
            <text:p>10.8998</text:p>
          </table:table-cell>
          <table:table-cell office:value-type="float" office:value="8.92696" calcext:value-type="float">
            <text:p>8.92696</text:p>
          </table:table-cell>
          <table:table-cell office:value-type="float" office:value="18.7117" calcext:value-type="float">
            <text:p>18.7117</text:p>
          </table:table-cell>
          <table:table-cell office:value-type="float" office:value="48.9054" calcext:value-type="float">
            <text:p>48.9054</text:p>
          </table:table-cell>
          <table:table-cell office:value-type="float" office:value="2.10809" calcext:value-type="float">
            <text:p>2.10809</text:p>
          </table:table-cell>
          <table:table-cell office:value-type="float" office:value="3.72091" calcext:value-type="float">
            <text:p>3.72091</text:p>
          </table:table-cell>
          <table:table-cell office:value-type="float" office:value="9.37559" calcext:value-type="float">
            <text:p>9.37559</text:p>
          </table:table-cell>
          <table:table-cell office:value-type="float" office:value="17.9194" calcext:value-type="float">
            <text:p>17.9194</text:p>
          </table:table-cell>
          <table:table-cell office:value-type="float" office:value="20.2397" calcext:value-type="float">
            <text:p>20.2397</text:p>
          </table:table-cell>
          <table:table-cell office:value-type="float" office:value="84.018" calcext:value-type="float">
            <text:p>84.018</text:p>
          </table:table-cell>
          <table:table-cell office:value-type="float" office:value="17.0137" calcext:value-type="float">
            <text:p>17.0137</text:p>
          </table:table-cell>
          <table:table-cell office:value-type="float" office:value="77.9582" calcext:value-type="float">
            <text:p>77.9582</text:p>
          </table:table-cell>
          <table:table-cell office:value-type="float" office:value="1.70905" calcext:value-type="float">
            <text:p>1.70905</text:p>
          </table:table-cell>
          <table:table-cell office:value-type="float" office:value="52.3915" calcext:value-type="float">
            <text:p>52.3915</text:p>
          </table:table-cell>
          <table:table-cell office:value-type="float" office:value="7.59815" calcext:value-type="float">
            <text:p>7.59815</text:p>
          </table:table-cell>
          <table:table-cell office:value-type="float" office:value="37.0312" calcext:value-type="float">
            <text:p>37.0312</text:p>
          </table:table-cell>
          <table:table-cell office:value-type="float" office:value="7.13659" calcext:value-type="float">
            <text:p>7.13659</text:p>
          </table:table-cell>
          <table:table-cell office:value-type="float" office:value="5.64946" calcext:value-type="float">
            <text:p>5.64946</text:p>
          </table:table-cell>
          <table:table-cell office:value-type="float" office:value="94.2325" calcext:value-type="float">
            <text:p>94.2325</text:p>
          </table:table-cell>
          <table:table-cell office:value-type="float" office:value="16.4701" calcext:value-type="float">
            <text:p>16.4701</text:p>
          </table:table-cell>
          <table:table-cell office:value-type="float" office:value="15.8353" calcext:value-type="float">
            <text:p>15.8353</text:p>
          </table:table-cell>
          <table:table-cell office:value-type="float" office:value="76.3826" calcext:value-type="float">
            <text:p>76.3826</text:p>
          </table:table-cell>
          <table:table-cell office:value-type="float" office:value="5.25177" calcext:value-type="float">
            <text:p>5.25177</text:p>
          </table:table-cell>
          <table:table-cell office:value-type="float" office:value="15.0803" calcext:value-type="float">
            <text:p>15.0803</text:p>
          </table:table-cell>
          <table:table-cell office:value-type="float" office:value="72.2159" calcext:value-type="float">
            <text:p>72.2159</text:p>
          </table:table-cell>
          <table:table-cell office:value-type="float" office:value="33.1603" calcext:value-type="float">
            <text:p>33.16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gnment 78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0505" calcext:value-type="float">
            <text:p>110505</text:p>
          </table:table-cell>
          <table:table-cell office:value-type="float" office:value="205" calcext:value-type="float">
            <text:p>20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25369" calcext:value-type="float">
            <text:p>125369</text:p>
          </table:table-cell>
          <table:table-cell office:value-type="float" office:value="201" calcext:value-type="float">
            <text:p>201</text:p>
          </table:table-cell>
          <table:table-cell office:value-type="float" office:value="63.0188" calcext:value-type="float">
            <text:p>63.0188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0355172" calcext:value-type="float">
            <text:p>0.00355172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2.73234" calcext:value-type="float">
            <text:p>2.7323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8554" calcext:value-type="float">
            <text:p>38.8554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76.5854" calcext:value-type="float">
            <text:p>76.5854</text:p>
          </table:table-cell>
          <table:table-cell office:value-type="float" office:value="97.8504" calcext:value-type="float">
            <text:p>97.8504</text:p>
          </table:table-cell>
          <table:table-cell office:value-type="float" office:value="72.3917" calcext:value-type="float">
            <text:p>72.3917</text:p>
          </table:table-cell>
          <table:table-cell office:value-type="float" office:value="94.9427" calcext:value-type="float">
            <text:p>94.9427</text:p>
          </table:table-cell>
          <table:table-cell office:value-type="float" office:value="75.4561" calcext:value-type="float">
            <text:p>75.4561</text:p>
          </table:table-cell>
          <table:table-cell office:value-type="float" office:value="16.6838" calcext:value-type="float">
            <text:p>16.6838</text:p>
          </table:table-cell>
          <table:table-cell office:value-type="float" office:value="40.8963" calcext:value-type="float">
            <text:p>40.8963</text:p>
          </table:table-cell>
          <table:table-cell office:value-type="float" office:value="0.895929" calcext:value-type="float">
            <text:p>0.895929</text:p>
          </table:table-cell>
          <table:table-cell office:value-type="float" office:value="72.2455" calcext:value-type="float">
            <text:p>72.2455</text:p>
          </table:table-cell>
          <table:table-cell office:value-type="float" office:value="26.2283" calcext:value-type="float">
            <text:p>26.2283</text:p>
          </table:table-cell>
          <table:table-cell office:value-type="float" office:value="54.0814" calcext:value-type="float">
            <text:p>54.0814</text:p>
          </table:table-cell>
          <table:table-cell office:value-type="float" office:value="3.44836" calcext:value-type="float">
            <text:p>3.44836</text:p>
          </table:table-cell>
          <table:table-cell office:value-type="float" office:value="14.87" calcext:value-type="float">
            <text:p>14.87</text:p>
          </table:table-cell>
          <table:table-cell office:value-type="float" office:value="1.16468" calcext:value-type="float">
            <text:p>1.16468</text:p>
          </table:table-cell>
          <table:table-cell office:value-type="float" office:value="26.6685" calcext:value-type="float">
            <text:p>26.6685</text:p>
          </table:table-cell>
          <table:table-cell office:value-type="float" office:value="28.4984" calcext:value-type="float">
            <text:p>28.4984</text:p>
          </table:table-cell>
          <table:table-cell office:value-type="float" office:value="85.4486" calcext:value-type="float">
            <text:p>85.4486</text:p>
          </table:table-cell>
          <table:table-cell office:value-type="float" office:value="18.3001" calcext:value-type="float">
            <text:p>18.3001</text:p>
          </table:table-cell>
          <table:table-cell office:value-type="float" office:value="24.7547" calcext:value-type="float">
            <text:p>24.7547</text:p>
          </table:table-cell>
          <table:table-cell office:value-type="float" office:value="30.3815" calcext:value-type="float">
            <text:p>30.3815</text:p>
          </table:table-cell>
          <table:table-cell office:value-type="float" office:value="20.413" calcext:value-type="float">
            <text:p>20.413</text:p>
          </table:table-cell>
          <table:table-cell office:value-type="float" office:value="13.644" calcext:value-type="float">
            <text:p>13.644</text:p>
          </table:table-cell>
          <table:table-cell office:value-type="float" office:value="1.15944" calcext:value-type="float">
            <text:p>1.15944</text:p>
          </table:table-cell>
          <table:table-cell office:value-type="float" office:value="28.7065" calcext:value-type="float">
            <text:p>28.7065</text:p>
          </table:table-cell>
          <table:table-cell office:value-type="float" office:value="25.0571" calcext:value-type="float">
            <text:p>25.0571</text:p>
          </table:table-cell>
          <table:table-cell office:value-type="float" office:value="61.1318" calcext:value-type="float">
            <text:p>61.1318</text:p>
          </table:table-cell>
          <table:table-cell office:value-type="float" office:value="20.1934" calcext:value-type="float">
            <text:p>20.1934</text:p>
          </table:table-cell>
          <table:table-cell office:value-type="float" office:value="61.6525" calcext:value-type="float">
            <text:p>61.6525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39.7483" calcext:value-type="float">
            <text:p>39.7483</text:p>
          </table:table-cell>
          <table:table-cell office:value-type="float" office:value="17.7806" calcext:value-type="float">
            <text:p>17.7806</text:p>
          </table:table-cell>
          <table:table-cell office:value-type="float" office:value="20.1809" calcext:value-type="float">
            <text:p>20.1809</text:p>
          </table:table-cell>
          <table:table-cell office:value-type="float" office:value="18.3994" calcext:value-type="float">
            <text:p>18.3994</text:p>
          </table:table-cell>
          <table:table-cell office:value-type="float" office:value="17.6549" calcext:value-type="float">
            <text:p>17.6549</text:p>
          </table:table-cell>
          <table:table-cell office:value-type="float" office:value="103.012" calcext:value-type="float">
            <text:p>103.012</text:p>
          </table:table-cell>
          <table:table-cell office:value-type="float" office:value="66.1957" calcext:value-type="float">
            <text:p>66.1957</text:p>
          </table:table-cell>
          <table:table-cell office:value-type="float" office:value="57.3162" calcext:value-type="float">
            <text:p>57.3162</text:p>
          </table:table-cell>
          <table:table-cell office:value-type="float" office:value="18.0699" calcext:value-type="float">
            <text:p>18.0699</text:p>
          </table:table-cell>
          <table:table-cell office:value-type="float" office:value="86.7372" calcext:value-type="float">
            <text:p>86.7372</text:p>
          </table:table-cell>
          <table:table-cell office:value-type="float" office:value="7.2864" calcext:value-type="float">
            <text:p>7.2864</text:p>
          </table:table-cell>
          <table:table-cell office:value-type="float" office:value="8.45264" calcext:value-type="float">
            <text:p>8.45264</text:p>
          </table:table-cell>
          <table:table-cell office:value-type="float" office:value="97.3348" calcext:value-type="float">
            <text:p>97.3348</text:p>
          </table:table-cell>
          <table:table-cell office:value-type="float" office:value="7.63749" calcext:value-type="float">
            <text:p>7.63749</text:p>
          </table:table-cell>
          <table:table-cell office:value-type="float" office:value="33.0999" calcext:value-type="float">
            <text:p>33.0999</text:p>
          </table:table-cell>
          <table:table-cell office:value-type="float" office:value="23.1062" calcext:value-type="float">
            <text:p>23.1062</text:p>
          </table:table-cell>
          <table:table-cell office:value-type="float" office:value="61.7252" calcext:value-type="float">
            <text:p>61.7252</text:p>
          </table:table-cell>
          <table:table-cell office:value-type="float" office:value="45.085" calcext:value-type="float">
            <text:p>45.085</text:p>
          </table:table-cell>
          <table:table-cell office:value-type="float" office:value="58.9068" calcext:value-type="float">
            <text:p>58.9068</text:p>
          </table:table-cell>
          <table:table-cell office:value-type="float" office:value="10.7941" calcext:value-type="float">
            <text:p>10.7941</text:p>
          </table:table-cell>
          <table:table-cell office:value-type="float" office:value="4.25941" calcext:value-type="float">
            <text:p>4.25941</text:p>
          </table:table-cell>
          <table:table-cell office:value-type="float" office:value="89.0153" calcext:value-type="float">
            <text:p>89.0153</text:p>
          </table:table-cell>
          <table:table-cell office:value-type="float" office:value="39.8423" calcext:value-type="float">
            <text:p>39.8423</text:p>
          </table:table-cell>
          <table:table-cell office:value-type="float" office:value="14.9933" calcext:value-type="float">
            <text:p>14.9933</text:p>
          </table:table-cell>
          <table:table-cell office:value-type="float" office:value="29.1634" calcext:value-type="float">
            <text:p>29.1634</text:p>
          </table:table-cell>
          <table:table-cell office:value-type="float" office:value="40.4464" calcext:value-type="float">
            <text:p>40.4464</text:p>
          </table:table-cell>
          <table:table-cell office:value-type="float" office:value="18.3298" calcext:value-type="float">
            <text:p>18.3298</text:p>
          </table:table-cell>
          <table:table-cell office:value-type="float" office:value="23.8744" calcext:value-type="float">
            <text:p>23.8744</text:p>
          </table:table-cell>
          <table:table-cell office:value-type="float" office:value="72.9539" calcext:value-type="float">
            <text:p>72.9539</text:p>
          </table:table-cell>
          <table:table-cell office:value-type="float" office:value="22.0206" calcext:value-type="float">
            <text:p>22.0206</text:p>
          </table:table-cell>
          <table:table-cell office:value-type="float" office:value="21.1461" calcext:value-type="float">
            <text:p>21.1461</text:p>
          </table:table-cell>
          <table:table-cell office:value-type="float" office:value="19.7429" calcext:value-type="float">
            <text:p>19.7429</text:p>
          </table:table-cell>
          <table:table-cell office:value-type="float" office:value="12.6507" calcext:value-type="float">
            <text:p>12.6507</text:p>
          </table:table-cell>
          <table:table-cell office:value-type="float" office:value="46.803" calcext:value-type="float">
            <text:p>46.803</text:p>
          </table:table-cell>
          <table:table-cell office:value-type="float" office:value="25.0198" calcext:value-type="float">
            <text:p>25.0198</text:p>
          </table:table-cell>
          <table:table-cell office:value-type="float" office:value="48.7131" calcext:value-type="float">
            <text:p>48.7131</text:p>
          </table:table-cell>
          <table:table-cell office:value-type="float" office:value="22.3944" calcext:value-type="float">
            <text:p>22.3944</text:p>
          </table:table-cell>
          <table:table-cell office:value-type="float" office:value="8.4662" calcext:value-type="float">
            <text:p>8.4662</text:p>
          </table:table-cell>
          <table:table-cell office:value-type="float" office:value="87.8022" calcext:value-type="float">
            <text:p>87.80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ignment 79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Target nb points and nb planes</text:p>
          </table:table-cell>
          <table:table-cell office:value-type="float" office:value="110505" calcext:value-type="float">
            <text:p>110505</text:p>
          </table:table-cell>
          <table:table-cell office:value-type="float" office:value="205" calcext:value-type="float">
            <text:p>205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Source nb points nb planes and time_elapsed</text:p>
          </table:table-cell>
          <table:table-cell office:value-type="float" office:value="119891" calcext:value-type="float">
            <text:p>119891</text:p>
          </table:table-cell>
          <table:table-cell office:value-type="float" office:value="209" calcext:value-type="float">
            <text:p>209</text:p>
          </table:table-cell>
          <table:table-cell office:value-type="float" office:value="66.3959" calcext:value-type="float">
            <text:p>66.3959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Rotation error</text:p>
          </table:table-cell>
          <table:table-cell office:value-type="float" office:value="0.0143083" calcext:value-type="float">
            <text:p>0.014308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Translation error</text:p>
          </table:table-cell>
          <table:table-cell office:value-type="float" office:value="8.0393" calcext:value-type="float">
            <text:p>8.039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Mean distance between pairs</text:p>
          </table:table-cell>
          <table:table-cell office:value-type="float" office:value="38.383" calcext:value-type="float">
            <text:p>38.383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Pair distance list</text:p>
          </table:table-cell>
          <table:table-cell table:number-columns-repeated="126"/>
        </table:table-row>
        <table:table-row table:style-name="ro1">
          <table:table-cell office:value-type="float" office:value="107.213" calcext:value-type="float">
            <text:p>107.213</text:p>
          </table:table-cell>
          <table:table-cell office:value-type="float" office:value="3.29255" calcext:value-type="float">
            <text:p>3.29255</text:p>
          </table:table-cell>
          <table:table-cell office:value-type="float" office:value="33.0972" calcext:value-type="float">
            <text:p>33.0972</text:p>
          </table:table-cell>
          <table:table-cell office:value-type="float" office:value="35.3315" calcext:value-type="float">
            <text:p>35.3315</text:p>
          </table:table-cell>
          <table:table-cell office:value-type="float" office:value="44.1411" calcext:value-type="float">
            <text:p>44.1411</text:p>
          </table:table-cell>
          <table:table-cell office:value-type="float" office:value="1.89609" calcext:value-type="float">
            <text:p>1.89609</text:p>
          </table:table-cell>
          <table:table-cell office:value-type="float" office:value="95.7251" calcext:value-type="float">
            <text:p>95.7251</text:p>
          </table:table-cell>
          <table:table-cell office:value-type="float" office:value="43.9699" calcext:value-type="float">
            <text:p>43.9699</text:p>
          </table:table-cell>
          <table:table-cell office:value-type="float" office:value="17.3992" calcext:value-type="float">
            <text:p>17.3992</text:p>
          </table:table-cell>
          <table:table-cell office:value-type="float" office:value="54.5469" calcext:value-type="float">
            <text:p>54.5469</text:p>
          </table:table-cell>
          <table:table-cell office:value-type="float" office:value="18.9116" calcext:value-type="float">
            <text:p>18.9116</text:p>
          </table:table-cell>
          <table:table-cell office:value-type="float" office:value="124.636" calcext:value-type="float">
            <text:p>124.636</text:p>
          </table:table-cell>
          <table:table-cell office:value-type="float" office:value="17.5414" calcext:value-type="float">
            <text:p>17.5414</text:p>
          </table:table-cell>
          <table:table-cell office:value-type="float" office:value="93.0045" calcext:value-type="float">
            <text:p>93.0045</text:p>
          </table:table-cell>
          <table:table-cell office:value-type="float" office:value="4.36139" calcext:value-type="float">
            <text:p>4.36139</text:p>
          </table:table-cell>
          <table:table-cell office:value-type="float" office:value="69.2367" calcext:value-type="float">
            <text:p>69.2367</text:p>
          </table:table-cell>
          <table:table-cell office:value-type="float" office:value="31.9627" calcext:value-type="float">
            <text:p>31.9627</text:p>
          </table:table-cell>
          <table:table-cell office:value-type="float" office:value="1.67514" calcext:value-type="float">
            <text:p>1.67514</text:p>
          </table:table-cell>
          <table:table-cell office:value-type="float" office:value="2.78381" calcext:value-type="float">
            <text:p>2.78381</text:p>
          </table:table-cell>
          <table:table-cell office:value-type="float" office:value="30.4388" calcext:value-type="float">
            <text:p>30.4388</text:p>
          </table:table-cell>
          <table:table-cell office:value-type="float" office:value="13.7359" calcext:value-type="float">
            <text:p>13.7359</text:p>
          </table:table-cell>
          <table:table-cell office:value-type="float" office:value="24.7296" calcext:value-type="float">
            <text:p>24.7296</text:p>
          </table:table-cell>
          <table:table-cell office:value-type="float" office:value="15.0464" calcext:value-type="float">
            <text:p>15.0464</text:p>
          </table:table-cell>
          <table:table-cell office:value-type="float" office:value="17.2343" calcext:value-type="float">
            <text:p>17.2343</text:p>
          </table:table-cell>
          <table:table-cell office:value-type="float" office:value="72.4353" calcext:value-type="float">
            <text:p>72.4353</text:p>
          </table:table-cell>
          <table:table-cell office:value-type="float" office:value="23.4122" calcext:value-type="float">
            <text:p>23.4122</text:p>
          </table:table-cell>
          <table:table-cell office:value-type="float" office:value="0.708255" calcext:value-type="float">
            <text:p>0.708255</text:p>
          </table:table-cell>
          <table:table-cell office:value-type="float" office:value="95.638" calcext:value-type="float">
            <text:p>95.638</text:p>
          </table:table-cell>
          <table:table-cell office:value-type="float" office:value="86.5603" calcext:value-type="float">
            <text:p>86.5603</text:p>
          </table:table-cell>
          <table:table-cell office:value-type="float" office:value="21.5484" calcext:value-type="float">
            <text:p>21.5484</text:p>
          </table:table-cell>
          <table:table-cell office:value-type="float" office:value="76.3117" calcext:value-type="float">
            <text:p>76.3117</text:p>
          </table:table-cell>
          <table:table-cell office:value-type="float" office:value="95.2099" calcext:value-type="float">
            <text:p>95.2099</text:p>
          </table:table-cell>
          <table:table-cell office:value-type="float" office:value="3.56655" calcext:value-type="float">
            <text:p>3.56655</text:p>
          </table:table-cell>
          <table:table-cell office:value-type="float" office:value="17.0383" calcext:value-type="float">
            <text:p>17.0383</text:p>
          </table:table-cell>
          <table:table-cell office:value-type="float" office:value="11.2929" calcext:value-type="float">
            <text:p>11.2929</text:p>
          </table:table-cell>
          <table:table-cell office:value-type="float" office:value="32.6465" calcext:value-type="float">
            <text:p>32.6465</text:p>
          </table:table-cell>
          <table:table-cell office:value-type="float" office:value="86.5689" calcext:value-type="float">
            <text:p>86.5689</text:p>
          </table:table-cell>
          <table:table-cell office:value-type="float" office:value="23.1266" calcext:value-type="float">
            <text:p>23.1266</text:p>
          </table:table-cell>
          <table:table-cell office:value-type="float" office:value="18.9735" calcext:value-type="float">
            <text:p>18.9735</text:p>
          </table:table-cell>
          <table:table-cell office:value-type="float" office:value="1.00998" calcext:value-type="float">
            <text:p>1.00998</text:p>
          </table:table-cell>
          <table:table-cell office:value-type="float" office:value="19.7937" calcext:value-type="float">
            <text:p>19.7937</text:p>
          </table:table-cell>
          <table:table-cell office:value-type="float" office:value="19.9348" calcext:value-type="float">
            <text:p>19.9348</text:p>
          </table:table-cell>
          <table:table-cell office:value-type="float" office:value="43.4925" calcext:value-type="float">
            <text:p>43.4925</text:p>
          </table:table-cell>
          <table:table-cell office:value-type="float" office:value="9.19282" calcext:value-type="float">
            <text:p>9.19282</text:p>
          </table:table-cell>
          <table:table-cell office:value-type="float" office:value="122.585" calcext:value-type="float">
            <text:p>122.585</text:p>
          </table:table-cell>
          <table:table-cell office:value-type="float" office:value="2.09288" calcext:value-type="float">
            <text:p>2.09288</text:p>
          </table:table-cell>
          <table:table-cell office:value-type="float" office:value="3.86752" calcext:value-type="float">
            <text:p>3.86752</text:p>
          </table:table-cell>
          <table:table-cell office:value-type="float" office:value="15.3518" calcext:value-type="float">
            <text:p>15.3518</text:p>
          </table:table-cell>
          <table:table-cell office:value-type="float" office:value="6.16722" calcext:value-type="float">
            <text:p>6.16722</text:p>
          </table:table-cell>
          <table:table-cell office:value-type="float" office:value="20.8904" calcext:value-type="float">
            <text:p>20.8904</text:p>
          </table:table-cell>
          <table:table-cell office:value-type="float" office:value="63.8335" calcext:value-type="float">
            <text:p>63.8335</text:p>
          </table:table-cell>
          <table:table-cell office:value-type="float" office:value="11.9737" calcext:value-type="float">
            <text:p>11.9737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29.8166" calcext:value-type="float">
            <text:p>29.8166</text:p>
          </table:table-cell>
          <table:table-cell office:value-type="float" office:value="30.5424" calcext:value-type="float">
            <text:p>30.5424</text:p>
          </table:table-cell>
          <table:table-cell office:value-type="float" office:value="2.62917" calcext:value-type="float">
            <text:p>2.62917</text:p>
          </table:table-cell>
          <table:table-cell office:value-type="float" office:value="119.542" calcext:value-type="float">
            <text:p>119.542</text:p>
          </table:table-cell>
          <table:table-cell office:value-type="float" office:value="12.673" calcext:value-type="float">
            <text:p>12.673</text:p>
          </table:table-cell>
          <table:table-cell office:value-type="float" office:value="112.681" calcext:value-type="float">
            <text:p>112.681</text:p>
          </table:table-cell>
          <table:table-cell office:value-type="float" office:value="15.0322" calcext:value-type="float">
            <text:p>15.0322</text:p>
          </table:table-cell>
          <table:table-cell office:value-type="float" office:value="47.5719" calcext:value-type="float">
            <text:p>47.5719</text:p>
          </table:table-cell>
          <table:table-cell office:value-type="float" office:value="14.3641" calcext:value-type="float">
            <text:p>14.3641</text:p>
          </table:table-cell>
          <table:table-cell office:value-type="float" office:value="32.5725" calcext:value-type="float">
            <text:p>32.5725</text:p>
          </table:table-cell>
          <table:table-cell office:value-type="float" office:value="94.1167" calcext:value-type="float">
            <text:p>94.1167</text:p>
          </table:table-cell>
          <table:table-cell office:value-type="float" office:value="83.1424" calcext:value-type="float">
            <text:p>83.1424</text:p>
          </table:table-cell>
          <table:table-cell office:value-type="float" office:value="19.1278" calcext:value-type="float">
            <text:p>19.1278</text:p>
          </table:table-cell>
          <table:table-cell table:number-columns-repeated="61"/>
        </table:table-row>
      </table:table>
      <table:table table:name="Time-Stats" table:style-name="ta1">
        <table:table-column table:style-name="co2" table:default-cell-style-name="Default"/>
        <table:table-row table:style-name="ro1">
          <table:table-cell/>
        </table:table-row>
      </table:table>
      <table:table table:name="Rotation-Stats" table:style-name="ta1">
        <table:shapes>
          <draw:frame draw:z-index="0" draw:style-name="gr1" draw:text-style-name="P1" svg:width="453.71pt" svg:height="255.23pt" svg:x="374.97pt" svg:y="274.82pt">
            <loext:p draw:notify-on-update-of-ranges="'Rotation-Stats'.J2:'Rotation-Stats'.M2 'Rotation-Stats'.J3:'Rotation-Stats'.M14 'Rotation-Stats'.N2:'Rotation-Stats'.N2 'Rotation-Stats'.N3:'Rotation-Stats'.N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53.43pt" svg:y="276.94pt">
            <loext:p draw:notify-on-update-of-ranges="'Rotation-Stats'.J2:'Rotation-Stats'.J2 'Rotation-Stats'.J3:'Rotation-Stats'.J14 'Rotation-Stats'.O2:'Rotation-Stats'.O2 'Rotation-Stats'.O3:'Rotation-Stats'.O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29.36pt" svg:y="270.91pt">
            <loext:p draw:notify-on-update-of-ranges="'Rotation-Stats'.J2:'Rotation-Stats'.J2 'Rotation-Stats'.J3:'Rotation-Stats'.J14 'Rotation-Stats'.P2:'Rotation-Stats'.P2 'Rotation-Stats'.P3:'Rotation-Stats'.P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490.31pt" svg:y="11.11pt">
            <loext:p draw:notify-on-update-of-ranges="'Rotation-Stats'.J2:'Rotation-Stats'.J2 'Rotation-Stats'.J3:'Rotation-Stats'.J14 'Rotation-Stats'.R2:'Rotation-Stats'.R2 'Rotation-Stats'.R3:'Rotation-Stats'.R14 'Rotation-Stats'.S2:'Rotation-Stats'.S2 'Rotation-Stats'.S3:'Rotation-Stats'.S14 'Rotation-Stats'.T2:'Rotation-Stats'.T2 'Rotation-Stats'.T3:'Rotation-Stats'.T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ROTATION ERRORS</text:p>
          </table:table-cell>
          <table:table-cell table:number-columns-repeated="9"/>
          <table:table-cell table:style-name="ce2"/>
          <table:table-cell table:number-columns-repeated="3"/>
          <table:table-cell table:style-name="ce2" office:value-type="string" calcext:value-type="string">
            <text:p>Frequency</text:p>
          </table:table-cell>
          <table:table-cell table:number-columns-repeated="3"/>
          <table:table-cell table:style-name="ce2" office:value-type="string" calcext:value-type="string">
            <text:p>Frequency Ratio</text:p>
          </table:table-cell>
          <table:table-cell/>
        </table:table-row>
        <table:table-row table:style-name="ro1">
          <table:table-cell office:value-type="string" calcext:value-type="string">
            <text:p>Mesh-Mesh</text:p>
          </table:table-cell>
          <table:table-cell office:value-type="string" calcext:value-type="string">
            <text:p>Cloud-Mesh</text:p>
          </table:table-cell>
          <table:table-cell office:value-type="string" calcext:value-type="string">
            <text:p>Cloud-Cloud</text:p>
          </table:table-cell>
          <table:table-cell table:number-columns-repeated="2"/>
          <table:table-cell table:style-name="ce2" office:value-type="string" calcext:value-type="string">
            <text:p><text:span text:style-name="T1">Column 1</text:span></text:p>
          </table:table-cell>
          <table:table-cell table:style-name="ce2" office:value-type="string" calcext:value-type="string">
            <text:p><text:span text:style-name="T1">Column 2</text:span></text:p>
          </table:table-cell>
          <table:table-cell table:style-name="ce2" office:value-type="string" calcext:value-type="string">
            <text:p><text:span text:style-name="T1">Column 3</text:span></text:p>
          </table:table-cell>
          <table:table-cell/>
          <table:table-cell table:style-name="ce2" office:value-type="string" calcext:value-type="string">
            <text:p>Intervals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Mesh-Mesh</text:p>
          </table:table-cell>
          <table:table-cell table:style-name="ce2" office:value-type="string" calcext:value-type="string">
            <text:p>Cloud-Mesh</text:p>
          </table:table-cell>
          <table:table-cell table:style-name="ce2" office:value-type="string" calcext:value-type="string">
            <text:p>Cloud-Cloud</text:p>
          </table:table-cell>
          <table:table-cell/>
          <table:table-cell table:style-name="ce2" office:value-type="string" calcext:value-type="string">
            <text:p>Mesh-Mesh</text:p>
          </table:table-cell>
          <table:table-cell table:style-name="ce2" office:value-type="string" calcext:value-type="string">
            <text:p>Cloud-Mesh</text:p>
          </table:table-cell>
          <table:table-cell table:style-name="ce2" office:value-type="string" calcext:value-type="string">
            <text:p>Cloud-Cloud</text:p>
          </table:table-cell>
        </table:table-row>
        <table:table-row table:style-name="ro1">
          <table:table-cell office:value-type="float" office:value="0.000424713" calcext:value-type="float">
            <text:p>0.000424713</text:p>
          </table:table-cell>
          <table:table-cell office:value-type="float" office:value="0.416539" calcext:value-type="float">
            <text:p>0.416539</text:p>
          </table:table-cell>
          <table:table-cell office:value-type="float" office:value="0.0101193" calcext:value-type="float">
            <text:p>0.0101193</text:p>
          </table:table-cell>
          <table:table-cell/>
          <table:table-cell office:value-type="string" calcext:value-type="string">
            <text:p>Mean</text:p>
          </table:table-cell>
          <table:table-cell table:formula="of:=AVERAGE([.$A$3:.$A$82])" office:value-type="float" office:value="0.045724230809475" calcext:value-type="float">
            <text:p>0.0457242308</text:p>
          </table:table-cell>
          <table:table-cell table:formula="of:=AVERAGE([.$B$3:.$B$82])" office:value-type="float" office:value="0.386605737307692" calcext:value-type="float">
            <text:p>0.3866057373</text:p>
          </table:table-cell>
          <table:table-cell table:formula="of:=AVERAGE([.$C$3:.$C$82])" office:value-type="float" office:value="0.2025562619125" calcext:value-type="float">
            <text:p>0.202556261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number-matrix-columns-spanned="1" table:number-matrix-rows-spanned="12" table:formula="of:=FREQUENCY([.A3:.A42];[.J3:.J13])" office:value-type="float" office:value="0" calcext:value-type="float">
            <text:p>0</text:p>
          </table:table-cell>
          <table:table-cell table:number-matrix-columns-spanned="1" table:number-matrix-rows-spanned="12" table:formula="of:=FREQUENCY([.B3:.B54];[.J3:.J13])" office:value-type="float" office:value="0" calcext:value-type="float">
            <text:p>0</text:p>
          </table:table-cell>
          <table:table-cell table:number-matrix-columns-spanned="1" table:number-matrix-rows-spanned="12" table:formula="of:=FREQUENCY([.C3:.C82];[.J3:.J13])" office:value-type="float" office:value="0" calcext:value-type="float">
            <text:p>0</text:p>
          </table:table-cell>
          <table:table-cell/>
          <table:table-cell table:formula="of:=[.N3]/[.F$17]" office:value-type="float" office:value="0" calcext:value-type="float">
            <text:p>0</text:p>
          </table:table-cell>
          <table:table-cell table:formula="of:=[.O3]/[.G$17]" office:value-type="float" office:value="0" calcext:value-type="float">
            <text:p>0</text:p>
          </table:table-cell>
          <table:table-cell table:formula="of:=[.P3]/[.H$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13761" calcext:value-type="float">
            <text:p>0.000413761</text:p>
          </table:table-cell>
          <table:table-cell office:value-type="float" office:value="0.679889" calcext:value-type="float">
            <text:p>0.679889</text:p>
          </table:table-cell>
          <table:table-cell office:value-type="float" office:value="0.0124153" calcext:value-type="float">
            <text:p>0.0124153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3:.$A$82])/COUNT([.$A$3:.$A$82]))" office:value-type="float" office:value="0.0167856990022549" calcext:value-type="float">
            <text:p>0.016785699</text:p>
          </table:table-cell>
          <table:table-cell table:formula="of:=SQRT(VAR([.$B$3:.$B$82])/COUNT([.$B$3:.$B$82]))" office:value-type="float" office:value="0.0492029266538695" calcext:value-type="float">
            <text:p>0.0492029267</text:p>
          </table:table-cell>
          <table:table-cell table:formula="of:=SQRT(VAR([.$C$3:.$C$82])/COUNT([.$C$3:.$C$82]))" office:value-type="float" office:value="0.0356832587953997" calcext:value-type="float">
            <text:p>0.035683258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N4]/[.F$17]" office:value-type="float" office:value="0.825" calcext:value-type="float">
            <text:p>0.825</text:p>
          </table:table-cell>
          <table:table-cell table:formula="of:=[.O4]/[.G$17]" office:value-type="float" office:value="0.365384615384615" calcext:value-type="float">
            <text:p>0.3653846154</text:p>
          </table:table-cell>
          <table:table-cell table:formula="of:=[.P4]/[.H$17]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0.000462621" calcext:value-type="float">
            <text:p>0.000462621</text:p>
          </table:table-cell>
          <table:table-cell office:value-type="float" office:value="0.883211" calcext:value-type="float">
            <text:p>0.883211</text:p>
          </table:table-cell>
          <table:table-cell office:value-type="float" office:value="0.00519845" calcext:value-type="float">
            <text:p>0.00519845</text:p>
          </table:table-cell>
          <table:table-cell/>
          <table:table-cell office:value-type="string" calcext:value-type="string">
            <text:p>Mode</text:p>
          </table:table-cell>
          <table:table-cell table:formula="of:=MODE([.$A$3:.$A$82])" office:value-type="float" office:value="0.00000226498" calcext:value-type="float">
            <text:p>0.000002265</text:p>
          </table:table-cell>
          <table:table-cell table:formula="of:=MODE([.$B$3:.$B$54])" office:value-type="string" office:string-value="" calcext:value-type="error">
            <text:p>#VALUE!</text:p>
          </table:table-cell>
          <table:table-cell table:formula="of:=MODE([.$C$3:.$C$82])" office:value-type="string" office:string-value="" calcext:value-type="error">
            <text:p>#VALUE!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5]/[.F$17]" office:value-type="float" office:value="0.025" calcext:value-type="float">
            <text:p>0.025</text:p>
          </table:table-cell>
          <table:table-cell table:formula="of:=[.O5]/[.G$17]" office:value-type="float" office:value="0.0961538461538462" calcext:value-type="float">
            <text:p>0.0961538462</text:p>
          </table:table-cell>
          <table:table-cell table:formula="of:=[.P5]/[.H$17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000494599" calcext:value-type="float">
            <text:p>0.000494599</text:p>
          </table:table-cell>
          <table:table-cell office:value-type="float" office:value="0.996409" calcext:value-type="float">
            <text:p>0.996409</text:p>
          </table:table-cell>
          <table:table-cell office:value-type="float" office:value="0.00406551" calcext:value-type="float">
            <text:p>0.00406551</text:p>
          </table:table-cell>
          <table:table-cell/>
          <table:table-cell office:value-type="string" calcext:value-type="string">
            <text:p>Median</text:p>
          </table:table-cell>
          <table:table-cell table:formula="of:=MEDIAN([.$A$3:.$A$82])" office:value-type="float" office:value="0.0004120055" calcext:value-type="float">
            <text:p>0.0004120055</text:p>
          </table:table-cell>
          <table:table-cell table:formula="of:=MEDIAN([.$B$3:.$B$82])" office:value-type="float" office:value="0.285654" calcext:value-type="float">
            <text:p>0.285654</text:p>
          </table:table-cell>
          <table:table-cell table:formula="of:=MEDIAN([.$C$3:.$C$82])" office:value-type="float" office:value="0.02762535" calcext:value-type="float">
            <text:p>0.02762535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N6]/[.F$17]" office:value-type="float" office:value="0.1" calcext:value-type="float">
            <text:p>0.1</text:p>
          </table:table-cell>
          <table:table-cell table:formula="of:=[.O6]/[.G$17]" office:value-type="float" office:value="0.0384615384615385" calcext:value-type="float">
            <text:p>0.0384615385</text:p>
          </table:table-cell>
          <table:table-cell table:formula="of:=[.P6]/[.H$17]" office:value-type="float" office:value="0.0875" calcext:value-type="float">
            <text:p>0.0875</text:p>
          </table:table-cell>
        </table:table-row>
        <table:table-row table:style-name="ro1">
          <table:table-cell office:value-type="float" office:value="0.000125382" calcext:value-type="float">
            <text:p>0.000125382</text:p>
          </table:table-cell>
          <table:table-cell office:value-type="float" office:value="0.0810066" calcext:value-type="float">
            <text:p>0.0810066</text:p>
          </table:table-cell>
          <table:table-cell office:value-type="float" office:value="0.0332167" calcext:value-type="float">
            <text:p>0.0332167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A$3:.$A$82]; 1)" office:value-type="float" office:value="0.0000028274925" calcext:value-type="float">
            <text:p>2.8274925E-06</text:p>
          </table:table-cell>
          <table:table-cell table:formula="of:=QUARTILE([.$B$3:.$B$82]; 1)" office:value-type="float" office:value="0.057655275" calcext:value-type="float">
            <text:p>0.057655275</text:p>
          </table:table-cell>
          <table:table-cell table:formula="of:=QUARTILE([.$C$3:.$C$82]; 1)" office:value-type="float" office:value="0.0121363" calcext:value-type="float">
            <text:p>0.0121363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7]/[.F$17]" office:value-type="float" office:value="0.025" calcext:value-type="float">
            <text:p>0.025</text:p>
          </table:table-cell>
          <table:table-cell table:formula="of:=[.O7]/[.G$17]" office:value-type="float" office:value="0.0576923076923077" calcext:value-type="float">
            <text:p>0.0576923077</text:p>
          </table:table-cell>
          <table:table-cell table:formula="of:=[.P7]/[.H$17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000412039" calcext:value-type="float">
            <text:p>0.000412039</text:p>
          </table:table-cell>
          <table:table-cell office:value-type="float" office:value="0.0816597" calcext:value-type="float">
            <text:p>0.0816597</text:p>
          </table:table-cell>
          <table:table-cell office:value-type="float" office:value="0.013152" calcext:value-type="float">
            <text:p>0.01315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A$3:.$A$82]; 3)" office:value-type="float" office:value="0.00066806225" calcext:value-type="float">
            <text:p>0.0006680623</text:p>
          </table:table-cell>
          <table:table-cell table:formula="of:=QUARTILE([.$B$3:.$B$82]; 3)" office:value-type="float" office:value="0.70323175" calcext:value-type="float">
            <text:p>0.70323175</text:p>
          </table:table-cell>
          <table:table-cell table:formula="of:=QUARTILE([.$C$3:.$C$82]; 3)" office:value-type="float" office:value="0.25808975" calcext:value-type="float">
            <text:p>0.2580897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8]/[.F$17]" office:value-type="float" office:value="0.025" calcext:value-type="float">
            <text:p>0.025</text:p>
          </table:table-cell>
          <table:table-cell table:formula="of:=[.O8]/[.G$17]" office:value-type="float" office:value="0.0769230769230769" calcext:value-type="float">
            <text:p>0.0769230769</text:p>
          </table:table-cell>
          <table:table-cell table:formula="of:=[.P8]/[.H$17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000411972" calcext:value-type="float">
            <text:p>0.000411972</text:p>
          </table:table-cell>
          <table:table-cell office:value-type="float" office:value="0.77326" calcext:value-type="float">
            <text:p>0.77326</text:p>
          </table:table-cell>
          <table:table-cell office:value-type="float" office:value="0.268219" calcext:value-type="float">
            <text:p>0.268219</text:p>
          </table:table-cell>
          <table:table-cell/>
          <table:table-cell office:value-type="string" calcext:value-type="string">
            <text:p>Variance</text:p>
          </table:table-cell>
          <table:table-cell table:formula="of:=VAR([.$A$3:.$A$82])" office:value-type="float" office:value="0.0112703876397721" calcext:value-type="float">
            <text:p>0.0112703876</text:p>
          </table:table-cell>
          <table:table-cell table:formula="of:=VAR([.$B$3:.$B$82])" office:value-type="float" office:value="0.125888255547915" calcext:value-type="float">
            <text:p>0.1258882555</text:p>
          </table:table-cell>
          <table:table-cell table:formula="of:=VAR([.$C$3:.$C$82])" office:value-type="float" office:value="0.101863596660758" calcext:value-type="float">
            <text:p>0.1018635967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N9]/[.F$17]" office:value-type="float" office:value="0" calcext:value-type="float">
            <text:p>0</text:p>
          </table:table-cell>
          <table:table-cell table:formula="of:=[.O9]/[.G$17]" office:value-type="float" office:value="0.0769230769230769" calcext:value-type="float">
            <text:p>0.0769230769</text:p>
          </table:table-cell>
          <table:table-cell table:formula="of:=[.P9]/[.H$17]" office:value-type="float" office:value="0.025" calcext:value-type="float">
            <text:p>0.025</text:p>
          </table:table-cell>
        </table:table-row>
        <table:table-row table:style-name="ro1">
          <table:table-cell table:style-name="ce1" office:value-type="float" office:value="0.0000013113" calcext:value-type="float">
            <text:p>1.31E-06</text:p>
          </table:table-cell>
          <table:table-cell office:value-type="float" office:value="0.104102" calcext:value-type="float">
            <text:p>0.104102</text:p>
          </table:table-cell>
          <table:table-cell office:value-type="float" office:value="0.0613342" calcext:value-type="float">
            <text:p>0.0613342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3:.$A$82])" office:value-type="float" office:value="0.106162081930283" calcext:value-type="float">
            <text:p>0.1061620819</text:p>
          </table:table-cell>
          <table:table-cell table:formula="of:=STDEV([.$B$3:.$B$82])" office:value-type="float" office:value="0.354807349906841" calcext:value-type="float">
            <text:p>0.3548073499</text:p>
          </table:table-cell>
          <table:table-cell table:formula="of:=STDEV([.$C$3:.$C$82])" office:value-type="float" office:value="0.319160769300924" calcext:value-type="float">
            <text:p>0.319160769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0]/[.F$17]" office:value-type="float" office:value="0" calcext:value-type="float">
            <text:p>0</text:p>
          </table:table-cell>
          <table:table-cell table:formula="of:=[.O10]/[.G$17]" office:value-type="float" office:value="0.0384615384615385" calcext:value-type="float">
            <text:p>0.0384615385</text:p>
          </table:table-cell>
          <table:table-cell table:formula="of:=[.P10]/[.H$17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226774" calcext:value-type="float">
            <text:p>0.226774</text:p>
          </table:table-cell>
          <table:table-cell office:value-type="float" office:value="0.0992379" calcext:value-type="float">
            <text:p>0.0992379</text:p>
          </table:table-cell>
          <table:table-cell office:value-type="float" office:value="0.233342" calcext:value-type="float">
            <text:p>0.233342</text:p>
          </table:table-cell>
          <table:table-cell/>
          <table:table-cell office:value-type="string" calcext:value-type="string">
            <text:p>Kurtosis</text:p>
          </table:table-cell>
          <table:table-cell table:formula="of:=KURT([.$A$3:.$A$82])" office:value-type="float" office:value="4.77171772437859" calcext:value-type="float">
            <text:p>4.7717177244</text:p>
          </table:table-cell>
          <table:table-cell table:formula="of:=KURT([.$B$3:.$B$82])" office:value-type="float" office:value="-1.33145190120947" calcext:value-type="float">
            <text:p>-1.3314519012</text:p>
          </table:table-cell>
          <table:table-cell table:formula="of:=KURT([.$C$3:.$C$82])" office:value-type="float" office:value="0.960543736615385" calcext:value-type="float">
            <text:p>0.960543736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N11]/[.F$17]" office:value-type="float" office:value="0" calcext:value-type="float">
            <text:p>0</text:p>
          </table:table-cell>
          <table:table-cell table:formula="of:=[.O11]/[.G$17]" office:value-type="float" office:value="0.0192307692307692" calcext:value-type="float">
            <text:p>0.0192307692</text:p>
          </table:table-cell>
          <table:table-cell table:formula="of:=[.P11]/[.H$17]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0.216213" calcext:value-type="float">
            <text:p>0.216213</text:p>
          </table:table-cell>
          <table:table-cell office:value-type="float" office:value="0.823576" calcext:value-type="float">
            <text:p>0.823576</text:p>
          </table:table-cell>
          <table:table-cell office:value-type="float" office:value="0.0186119" calcext:value-type="float">
            <text:p>0.0186119</text:p>
          </table:table-cell>
          <table:table-cell/>
          <table:table-cell office:value-type="string" calcext:value-type="string">
            <text:p>Skewness</text:p>
          </table:table-cell>
          <table:table-cell table:formula="of:=SKEW([.$A$3:.$A$82])" office:value-type="float" office:value="2.33216646799978" calcext:value-type="float">
            <text:p>2.332166468</text:p>
          </table:table-cell>
          <table:table-cell table:formula="of:=SKEW([.$B$3:.$B$82])" office:value-type="float" office:value="0.496698899280518" calcext:value-type="float">
            <text:p>0.4966988993</text:p>
          </table:table-cell>
          <table:table-cell table:formula="of:=SKEW([.$C$3:.$C$82])" office:value-type="float" office:value="1.57710329693918" calcext:value-type="float">
            <text:p>1.5771032969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N12]/[.F$17]" office:value-type="float" office:value="0" calcext:value-type="float">
            <text:p>0</text:p>
          </table:table-cell>
          <table:table-cell table:formula="of:=[.O12]/[.G$17]" office:value-type="float" office:value="0.115384615384615" calcext:value-type="float">
            <text:p>0.1153846154</text:p>
          </table:table-cell>
          <table:table-cell table:formula="of:=[.P12]/[.H$17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28702" calcext:value-type="float">
            <text:p>0.228702</text:p>
          </table:table-cell>
          <table:table-cell office:value-type="float" office:value="0.304609" calcext:value-type="float">
            <text:p>0.304609</text:p>
          </table:table-cell>
          <table:table-cell office:value-type="float" office:value="0.953804" calcext:value-type="float">
            <text:p>0.953804</text:p>
          </table:table-cell>
          <table:table-cell/>
          <table:table-cell office:value-type="string" calcext:value-type="string">
            <text:p>Range</text:p>
          </table:table-cell>
          <table:table-cell table:formula="of:=MAX([.$A$3:.$A$82])-MIN([.$A$3:.$A$82])" office:value-type="float" office:value="0.439395694526" calcext:value-type="float">
            <text:p>0.4393956945</text:p>
          </table:table-cell>
          <table:table-cell table:formula="of:=MAX([.$B$3:.$B$82])-MIN([.$B$3:.$B$82])" office:value-type="float" office:value="0.98863496" calcext:value-type="float">
            <text:p>0.98863496</text:p>
          </table:table-cell>
          <table:table-cell table:formula="of:=MAX([.$C$3:.$C$82])-MIN([.$C$3:.$C$82])" office:value-type="float" office:value="0.994996137" calcext:value-type="float">
            <text:p>0.994996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N13]/[.F$17]" office:value-type="float" office:value="0" calcext:value-type="float">
            <text:p>0</text:p>
          </table:table-cell>
          <table:table-cell table:formula="of:=[.O13]/[.G$17]" office:value-type="float" office:value="0.115384615384615" calcext:value-type="float">
            <text:p>0.1153846154</text:p>
          </table:table-cell>
          <table:table-cell table:formula="of:=[.P13]/[.H$17]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0.260714" calcext:value-type="float">
            <text:p>0.260714</text:p>
          </table:table-cell>
          <table:table-cell office:value-type="float" office:value="0.997991" calcext:value-type="float">
            <text:p>0.997991</text:p>
          </table:table-cell>
          <table:table-cell office:value-type="float" office:value="0.995595" calcext:value-type="float">
            <text:p>0.995595</text:p>
          </table:table-cell>
          <table:table-cell/>
          <table:table-cell office:value-type="string" calcext:value-type="string">
            <text:p>Minimum</text:p>
          </table:table-cell>
          <table:table-cell table:formula="of:=MIN([.$A$3:.$A$82])" office:value-type="float" office:value="0.000000305474" calcext:value-type="float">
            <text:p>3.05474E-07</text:p>
          </table:table-cell>
          <table:table-cell table:formula="of:=MIN([.$B$3:.$B$82])" office:value-type="float" office:value="0.00935604" calcext:value-type="float">
            <text:p>0.00935604</text:p>
          </table:table-cell>
          <table:table-cell table:formula="of:=MIN([.$C$3:.$C$82])" office:value-type="float" office:value="0.000598863" calcext:value-type="float">
            <text:p>0.000598863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14]/[.F$17]" office:value-type="float" office:value="0" calcext:value-type="float">
            <text:p>0</text:p>
          </table:table-cell>
          <table:table-cell table:formula="of:=[.O14]/[.G$17]" office:value-type="float" office:value="0" calcext:value-type="float">
            <text:p>0</text:p>
          </table:table-cell>
          <table:table-cell table:formula="of:=[.P14]/[.H$17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.000000715256" calcext:value-type="float">
            <text:p>7.15E-07</text:p>
          </table:table-cell>
          <table:table-cell office:value-type="float" office:value="0.0865851" calcext:value-type="float">
            <text:p>0.0865851</text:p>
          </table:table-cell>
          <table:table-cell office:value-type="float" office:value="0.0219762" calcext:value-type="float">
            <text:p>0.0219762</text:p>
          </table:table-cell>
          <table:table-cell/>
          <table:table-cell office:value-type="string" calcext:value-type="string">
            <text:p>Maximum</text:p>
          </table:table-cell>
          <table:table-cell table:formula="of:=MAX([.$A$3:.$A$82])" office:value-type="float" office:value="0.439396" calcext:value-type="float">
            <text:p>0.439396</text:p>
          </table:table-cell>
          <table:table-cell table:formula="of:=MAX([.$B$3:.$B$82])" office:value-type="float" office:value="0.997991" calcext:value-type="float">
            <text:p>0.997991</text:p>
          </table:table-cell>
          <table:table-cell table:formula="of:=MAX([.$C$3:.$C$82])" office:value-type="float" office:value="0.995595" calcext:value-type="float">
            <text:p>0.995595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625849" calcext:value-type="float">
            <text:p>6.26E-07</text:p>
          </table:table-cell>
          <table:table-cell office:value-type="float" office:value="0.0685512" calcext:value-type="float">
            <text:p>0.0685512</text:p>
          </table:table-cell>
          <table:table-cell office:value-type="float" office:value="0.265007" calcext:value-type="float">
            <text:p>0.265007</text:p>
          </table:table-cell>
          <table:table-cell/>
          <table:table-cell office:value-type="string" calcext:value-type="string">
            <text:p>Sum</text:p>
          </table:table-cell>
          <table:table-cell table:formula="of:=SUM([.$A$3:.$A$82])" office:value-type="float" office:value="1.828969232379" calcext:value-type="float">
            <text:p>1.8289692324</text:p>
          </table:table-cell>
          <table:table-cell table:formula="of:=SUM([.$B$3:.$B$82])" office:value-type="float" office:value="20.10349834" calcext:value-type="float">
            <text:p>20.10349834</text:p>
          </table:table-cell>
          <table:table-cell table:formula="of:=SUM([.$C$3:.$C$82])" office:value-type="float" office:value="16.204500953" calcext:value-type="float">
            <text:p>16.204500953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305474" calcext:value-type="float">
            <text:p>3.05E-07</text:p>
          </table:table-cell>
          <table:table-cell office:value-type="float" office:value="0.980035" calcext:value-type="float">
            <text:p>0.980035</text:p>
          </table:table-cell>
          <table:table-cell office:value-type="float" office:value="0.242075" calcext:value-type="float">
            <text:p>0.242075</text:p>
          </table:table-cell>
          <table:table-cell/>
          <table:table-cell office:value-type="string" calcext:value-type="string">
            <text:p>Count</text:p>
          </table:table-cell>
          <table:table-cell table:formula="of:=COUNT([.$A$3:.$A$82])" office:value-type="float" office:value="40" calcext:value-type="float">
            <text:p>40</text:p>
          </table:table-cell>
          <table:table-cell table:formula="of:=COUNT([.$B$3:.$B$82])" office:value-type="float" office:value="52" calcext:value-type="float">
            <text:p>52</text:p>
          </table:table-cell>
          <table:table-cell table:formula="of:=COUNT([.$C$3:.$C$82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style-name="ce1" office:value-type="float" office:value="0.000000566244" calcext:value-type="float">
            <text:p>5.66E-07</text:p>
          </table:table-cell>
          <table:table-cell office:value-type="float" office:value="0.400903" calcext:value-type="float">
            <text:p>0.400903</text:p>
          </table:table-cell>
          <table:table-cell office:value-type="float" office:value="0.876247" calcext:value-type="float">
            <text:p>0.876247</text:p>
          </table:table-cell>
          <table:table-cell table:number-columns-repeated="17"/>
        </table:table-row>
        <table:table-row table:style-name="ro1">
          <table:table-cell office:value-type="float" office:value="0.000288129" calcext:value-type="float">
            <text:p>0.000288129</text:p>
          </table:table-cell>
          <table:table-cell office:value-type="float" office:value="0.809637" calcext:value-type="float">
            <text:p>0.809637</text:p>
          </table:table-cell>
          <table:table-cell office:value-type="float" office:value="0.896074" calcext:value-type="float">
            <text:p>0.896074</text:p>
          </table:table-cell>
          <table:table-cell table:number-columns-repeated="17"/>
        </table:table-row>
        <table:table-row table:style-name="ro1">
          <table:table-cell office:value-type="float" office:value="0.00048922" calcext:value-type="float">
            <text:p>0.00048922</text:p>
          </table:table-cell>
          <table:table-cell office:value-type="float" office:value="0.879021" calcext:value-type="float">
            <text:p>0.879021</text:p>
          </table:table-cell>
          <table:table-cell office:value-type="float" office:value="0.686638" calcext:value-type="float">
            <text:p>0.686638</text:p>
          </table:table-cell>
          <table:table-cell table:number-columns-repeated="17"/>
        </table:table-row>
        <table:table-row table:style-name="ro1">
          <table:table-cell office:value-type="float" office:value="0.000387037" calcext:value-type="float">
            <text:p>0.000387037</text:p>
          </table:table-cell>
          <table:table-cell office:value-type="float" office:value="0.0340101" calcext:value-type="float">
            <text:p>0.0340101</text:p>
          </table:table-cell>
          <table:table-cell office:value-type="float" office:value="0.586796" calcext:value-type="float">
            <text:p>0.586796</text:p>
          </table:table-cell>
          <table:table-cell table:number-columns-repeated="17"/>
        </table:table-row>
        <table:table-row table:style-name="ro1">
          <table:table-cell office:value-type="float" office:value="0.000290185" calcext:value-type="float">
            <text:p>0.000290185</text:p>
          </table:table-cell>
          <table:table-cell office:value-type="float" office:value="0.415325" calcext:value-type="float">
            <text:p>0.415325</text:p>
          </table:table-cell>
          <table:table-cell office:value-type="float" office:value="0.100173" calcext:value-type="float">
            <text:p>0.100173</text:p>
          </table:table-cell>
          <table:table-cell table:number-columns-repeated="17"/>
        </table:table-row>
        <table:table-row table:style-name="ro1">
          <table:table-cell table:style-name="ce1" office:value-type="float" office:value="0.0000922382" calcext:value-type="float">
            <text:p>9.22E-05</text:p>
          </table:table-cell>
          <table:table-cell office:value-type="float" office:value="0.922174" calcext:value-type="float">
            <text:p>0.922174</text:p>
          </table:table-cell>
          <table:table-cell office:value-type="float" office:value="0.0128914" calcext:value-type="float">
            <text:p>0.0128914</text:p>
          </table:table-cell>
          <table:table-cell table:number-columns-repeated="17"/>
        </table:table-row>
        <table:table-row table:style-name="ro1">
          <table:table-cell table:style-name="ce1" office:value-type="float" office:value="0.0000775419" calcext:value-type="float">
            <text:p>7.75E-05</text:p>
          </table:table-cell>
          <table:table-cell office:value-type="float" office:value="0.583256" calcext:value-type="float">
            <text:p>0.583256</text:p>
          </table:table-cell>
          <table:table-cell office:value-type="float" office:value="0.034894" calcext:value-type="float">
            <text:p>0.034894</text:p>
          </table:table-cell>
          <table:table-cell table:number-columns-repeated="17"/>
        </table:table-row>
        <table:table-row table:style-name="ro1">
          <table:table-cell office:value-type="float" office:value="0.000234187" calcext:value-type="float">
            <text:p>0.000234187</text:p>
          </table:table-cell>
          <table:table-cell office:value-type="float" office:value="0.864975" calcext:value-type="float">
            <text:p>0.864975</text:p>
          </table:table-cell>
          <table:table-cell office:value-type="float" office:value="0.00946891" calcext:value-type="float">
            <text:p>0.00946891</text:p>
          </table:table-cell>
          <table:table-cell table:number-columns-repeated="17"/>
        </table:table-row>
        <table:table-row table:style-name="ro1">
          <table:table-cell office:value-type="float" office:value="0.000128701" calcext:value-type="float">
            <text:p>0.000128701</text:p>
          </table:table-cell>
          <table:table-cell office:value-type="float" office:value="0.843287" calcext:value-type="float">
            <text:p>0.843287</text:p>
          </table:table-cell>
          <table:table-cell office:value-type="float" office:value="0.0278655" calcext:value-type="float">
            <text:p>0.0278655</text:p>
          </table:table-cell>
          <table:table-cell table:number-columns-repeated="17"/>
        </table:table-row>
        <table:table-row table:style-name="ro1">
          <table:table-cell table:style-name="ce1" office:value-type="float" office:value="0.00000226498" calcext:value-type="float">
            <text:p>2.26E-06</text:p>
          </table:table-cell>
          <table:table-cell office:value-type="float" office:value="0.0558081" calcext:value-type="float">
            <text:p>0.0558081</text:p>
          </table:table-cell>
          <table:table-cell office:value-type="float" office:value="0.00749083" calcext:value-type="float">
            <text:p>0.00749083</text:p>
          </table:table-cell>
          <table:table-cell table:number-columns-repeated="17"/>
        </table:table-row>
        <table:table-row table:style-name="ro1">
          <table:table-cell table:style-name="ce1" office:value-type="float" office:value="0.000000596046" calcext:value-type="float">
            <text:p>5.96E-07</text:p>
          </table:table-cell>
          <table:table-cell office:value-type="float" office:value="0.369852" calcext:value-type="float">
            <text:p>0.369852</text:p>
          </table:table-cell>
          <table:table-cell office:value-type="float" office:value="0.0292562" calcext:value-type="float">
            <text:p>0.0292562</text:p>
          </table:table-cell>
          <table:table-cell table:number-columns-repeated="17"/>
        </table:table-row>
        <table:table-row table:style-name="ro1">
          <table:table-cell office:value-type="float" office:value="0.000808626" calcext:value-type="float">
            <text:p>0.000808626</text:p>
          </table:table-cell>
          <table:table-cell office:value-type="float" office:value="0.210245" calcext:value-type="float">
            <text:p>0.210245</text:p>
          </table:table-cell>
          <table:table-cell office:value-type="float" office:value="0.0130012" calcext:value-type="float">
            <text:p>0.0130012</text:p>
          </table:table-cell>
          <table:table-cell table:number-columns-repeated="17"/>
        </table:table-row>
        <table:table-row table:style-name="ro1">
          <table:table-cell office:value-type="float" office:value="0.000808328" calcext:value-type="float">
            <text:p>0.000808328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255784" calcext:value-type="float">
            <text:p>0.255784</text:p>
          </table:table-cell>
          <table:table-cell table:number-columns-repeated="17"/>
        </table:table-row>
        <table:table-row table:style-name="ro1">
          <table:table-cell office:value-type="float" office:value="0.00980717" calcext:value-type="float">
            <text:p>0.00980717</text:p>
          </table:table-cell>
          <table:table-cell office:value-type="float" office:value="0.474091" calcext:value-type="float">
            <text:p>0.474091</text:p>
          </table:table-cell>
          <table:table-cell office:value-type="float" office:value="0.273736" calcext:value-type="float">
            <text:p>0.273736</text:p>
          </table:table-cell>
          <table:table-cell table:number-columns-repeated="17"/>
        </table:table-row>
        <table:table-row table:style-name="ro1">
          <table:table-cell office:value-type="float" office:value="0.307023" calcext:value-type="float">
            <text:p>0.307023</text:p>
          </table:table-cell>
          <table:table-cell office:value-type="float" office:value="0.266699" calcext:value-type="float">
            <text:p>0.266699</text:p>
          </table:table-cell>
          <table:table-cell office:value-type="float" office:value="0.00850767" calcext:value-type="float">
            <text:p>0.00850767</text:p>
          </table:table-cell>
          <table:table-cell table:number-columns-repeated="17"/>
        </table:table-row>
        <table:table-row table:style-name="ro1">
          <table:table-cell office:value-type="float" office:value="0.439396" calcext:value-type="float">
            <text:p>0.439396</text:p>
          </table:table-cell>
          <table:table-cell office:value-type="float" office:value="0.192492" calcext:value-type="float">
            <text:p>0.192492</text:p>
          </table:table-cell>
          <table:table-cell office:value-type="float" office:value="0.00643748" calcext:value-type="float">
            <text:p>0.00643748</text:p>
          </table:table-cell>
          <table:table-cell table:number-columns-repeated="17"/>
        </table:table-row>
        <table:table-row table:style-name="ro1">
          <table:table-cell office:value-type="float" office:value="0.13149" calcext:value-type="float">
            <text:p>0.13149</text:p>
          </table:table-cell>
          <table:table-cell office:value-type="float" office:value="0.0397815" calcext:value-type="float">
            <text:p>0.0397815</text:p>
          </table:table-cell>
          <table:table-cell office:value-type="float" office:value="0.0289653" calcext:value-type="float">
            <text:p>0.0289653</text:p>
          </table:table-cell>
          <table:table-cell table:number-columns-repeated="17"/>
        </table:table-row>
        <table:table-row table:style-name="ro1">
          <table:table-cell table:style-name="ce1" office:value-type="float" office:value="0.00000272691" calcext:value-type="float">
            <text:p>2.73E-06</text:p>
          </table:table-cell>
          <table:table-cell office:value-type="float" office:value="0.0137352" calcext:value-type="float">
            <text:p>0.0137352</text:p>
          </table:table-cell>
          <table:table-cell office:value-type="float" office:value="0.0345938" calcext:value-type="float">
            <text:p>0.0345938</text:p>
          </table:table-cell>
          <table:table-cell table:number-columns-repeated="17"/>
        </table:table-row>
        <table:table-row table:style-name="ro1">
          <table:table-cell table:style-name="ce1" office:value-type="float" office:value="0.00000286102" calcext:value-type="float">
            <text:p>2.86E-06</text:p>
          </table:table-cell>
          <table:table-cell office:value-type="float" office:value="0.977033" calcext:value-type="float">
            <text:p>0.977033</text:p>
          </table:table-cell>
          <table:table-cell office:value-type="float" office:value="0.0245822" calcext:value-type="float">
            <text:p>0.0245822</text:p>
          </table:table-cell>
          <table:table-cell table:number-columns-repeated="17"/>
        </table:table-row>
        <table:table-row table:style-name="ro1">
          <table:table-cell table:style-name="ce1" office:value-type="float" office:value="0.00000205822" calcext:value-type="float">
            <text:p>2.06E-06</text:p>
          </table:table-cell>
          <table:table-cell office:value-type="float" office:value="0.959624" calcext:value-type="float">
            <text:p>0.959624</text:p>
          </table:table-cell>
          <table:table-cell office:value-type="float" office:value="0.0231743" calcext:value-type="float">
            <text:p>0.0231743</text:p>
          </table:table-cell>
          <table:table-cell table:number-columns-repeated="17"/>
        </table:table-row>
        <table:table-row table:style-name="ro1">
          <table:table-cell table:style-name="ce1" office:value-type="float" office:value="0.00000226498" calcext:value-type="float">
            <text:p>2.26E-06</text:p>
          </table:table-cell>
          <table:table-cell office:value-type="float" office:value="0.154901" calcext:value-type="float">
            <text:p>0.154901</text:p>
          </table:table-cell>
          <table:table-cell office:value-type="float" office:value="0.0314513" calcext:value-type="float">
            <text:p>0.0314513</text:p>
          </table:table-cell>
          <table:table-cell table:number-columns-repeated="17"/>
        </table:table-row>
        <table:table-row table:style-name="ro1">
          <table:table-cell office:value-type="float" office:value="0.00062114" calcext:value-type="float">
            <text:p>0.00062114</text:p>
          </table:table-cell>
          <table:table-cell office:value-type="float" office:value="0.534259" calcext:value-type="float">
            <text:p>0.534259</text:p>
          </table:table-cell>
          <table:table-cell office:value-type="float" office:value="0.863311" calcext:value-type="float">
            <text:p>0.863311</text:p>
          </table:table-cell>
          <table:table-cell table:number-columns-repeated="17"/>
        </table:table-row>
        <table:table-row table:style-name="ro1">
          <table:table-cell office:value-type="float" office:value="0.000621307" calcext:value-type="float">
            <text:p>0.000621307</text:p>
          </table:table-cell>
          <table:table-cell office:value-type="float" office:value="0.0124606" calcext:value-type="float">
            <text:p>0.0124606</text:p>
          </table:table-cell>
          <table:table-cell office:value-type="float" office:value="0.797971" calcext:value-type="float">
            <text:p>0.797971</text:p>
          </table:table-cell>
          <table:table-cell table:number-columns-repeated="17"/>
        </table:table-row>
        <table:table-row table:style-name="ro1">
          <table:table-cell office:value-type="float" office:value="0.000620906" calcext:value-type="float">
            <text:p>0.000620906</text:p>
          </table:table-cell>
          <table:table-cell office:value-type="float" office:value="0.0326956" calcext:value-type="float">
            <text:p>0.0326956</text:p>
          </table:table-cell>
          <table:table-cell office:value-type="float" office:value="0.470096" calcext:value-type="float">
            <text:p>0.470096</text:p>
          </table:table-cell>
          <table:table-cell table:number-columns-repeated="17"/>
        </table:table-row>
        <table:table-row table:style-name="ro1">
          <table:table-cell office:value-type="float" office:value="0.000621133" calcext:value-type="float">
            <text:p>0.000621133</text:p>
          </table:table-cell>
          <table:table-cell office:value-type="float" office:value="0.125513" calcext:value-type="float">
            <text:p>0.125513</text:p>
          </table:table-cell>
          <table:table-cell office:value-type="float" office:value="0.990332" calcext:value-type="float">
            <text:p>0.9903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79071" calcext:value-type="float">
            <text:p>0.0279071</text:p>
          </table:table-cell>
          <table:table-cell office:value-type="float" office:value="0.925433" calcext:value-type="float">
            <text:p>0.9254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91502" calcext:value-type="float">
            <text:p>0.0191502</text:p>
          </table:table-cell>
          <table:table-cell office:value-type="float" office:value="0.913897" calcext:value-type="float">
            <text:p>0.9138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58271" calcext:value-type="float">
            <text:p>0.058271</text:p>
          </table:table-cell>
          <table:table-cell office:value-type="float" office:value="0.0946023" calcext:value-type="float">
            <text:p>0.0946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48547" calcext:value-type="float">
            <text:p>0.0248547</text:p>
          </table:table-cell>
          <table:table-cell office:value-type="float" office:value="0.985272" calcext:value-type="float">
            <text:p>0.9852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257887" calcext:value-type="float">
            <text:p>0.0257887</text:p>
          </table:table-cell>
          <table:table-cell office:value-type="float" office:value="0.0204182" calcext:value-type="float">
            <text:p>0.02041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376725" calcext:value-type="float">
            <text:p>0.0376725</text:p>
          </table:table-cell>
          <table:table-cell office:value-type="float" office:value="0.0118873" calcext:value-type="float">
            <text:p>0.01188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89111" calcext:value-type="float">
            <text:p>0.589111</text:p>
          </table:table-cell>
          <table:table-cell office:value-type="float" office:value="0.00939102" calcext:value-type="float">
            <text:p>0.009391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93134" calcext:value-type="float">
            <text:p>0.593134</text:p>
          </table:table-cell>
          <table:table-cell office:value-type="float" office:value="0.01687" calcext:value-type="float">
            <text:p>0.016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0935604" calcext:value-type="float">
            <text:p>0.00935604</text:p>
          </table:table-cell>
          <table:table-cell office:value-type="float" office:value="0.091825" calcext:value-type="float">
            <text:p>0.0918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74795" calcext:value-type="float">
            <text:p>0.174795</text:p>
          </table:table-cell>
          <table:table-cell office:value-type="float" office:value="0.00509156" calcext:value-type="float">
            <text:p>0.00509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2483" calcext:value-type="float">
            <text:p>0.662483</text:p>
          </table:table-cell>
          <table:table-cell office:value-type="float" office:value="0.0876132" calcext:value-type="float">
            <text:p>0.08761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111355" calcext:value-type="float">
            <text:p>0.0111355</text:p>
          </table:table-cell>
          <table:table-cell office:value-type="float" office:value="0.00609276" calcext:value-type="float">
            <text:p>0.0060927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142237" calcext:value-type="float">
            <text:p>0.014223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859029" calcext:value-type="float">
            <text:p>0.85902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721473" calcext:value-type="float">
            <text:p>0.0072147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129831" calcext:value-type="float">
            <text:p>0.012983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11946" calcext:value-type="float">
            <text:p>0.51194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200444" calcext:value-type="float">
            <text:p>0.20044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340543" calcext:value-type="float">
            <text:p>0.34054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505067" calcext:value-type="float">
            <text:p>0.050506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419967" calcext:value-type="float">
            <text:p>0.0041996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71871" calcext:value-type="float">
            <text:p>0.007187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312385" calcext:value-type="float">
            <text:p>0.0031238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146361" calcext:value-type="float">
            <text:p>0.014636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273852" calcext:value-type="float">
            <text:p>0.027385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184716" calcext:value-type="float">
            <text:p>0.018471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304776" calcext:value-type="float">
            <text:p>0.030477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409709" calcext:value-type="float">
            <text:p>0.40970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122193" calcext:value-type="float">
            <text:p>0.012219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200486" calcext:value-type="float">
            <text:p>0.020048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219022" calcext:value-type="float">
            <text:p>0.021902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118377" calcext:value-type="float">
            <text:p>0.11837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730667" calcext:value-type="float">
            <text:p>0.073066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0598863" calcext:value-type="float">
            <text:p>0.00059886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444505" calcext:value-type="float">
            <text:p>0.004445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313228" calcext:value-type="float">
            <text:p>0.003132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207492" calcext:value-type="float">
            <text:p>0.020749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37584" calcext:value-type="float">
            <text:p>0.003758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0355172" calcext:value-type="float">
            <text:p>0.0035517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0143083" calcext:value-type="float">
            <text:p>0.0143083</text:p>
          </table:table-cell>
          <table:table-cell table:number-columns-repeated="17"/>
        </table:table-row>
      </table:table>
      <table:table table:name="Translation-Stats" table:style-name="ta1">
        <table:table-column table:style-name="co2" table:default-cell-style-name="Default"/>
        <table:table-row table:style-name="ro1">
          <table:table-cell/>
        </table:table-row>
      </table:table>
      <table:table table:name="PlanePair-Stat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6:32:03.267215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55:06.539360016</meta:creation-date>
    <meta:generator>LibreOffice/5.1.6.2$Linux_X86_64 LibreOffice_project/10m0$Build-2</meta:generator>
    <dc:date>2019-06-18T17:58:18.203186963</dc:date>
    <meta:editing-duration>PT1H16M32S</meta:editing-duration>
    <meta:editing-cycles>19</meta:editing-cycles>
    <meta:document-statistic meta:table-count="7" meta:cell-count="132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3.925cm" svg:y="0.316cm" chart:style-name="ch2">
          <text:p>Mesh on Mesh Rotation Error Histogram</text:p>
        </chart:title>
        <chart:plot-area chart:style-name="ch3" table:cell-range-address="'Rotation-Stats'.J2:'Rotation-Stats'.N14" chart:data-source-has-labels="both" svg:x="1.331cm" svg:y="1.275cm" svg:width="14.356cm" svg:height="6.569cm">
          <chartooo:coordinate-region svg:x="1.952cm" svg:y="1.474cm" svg:width="13.735cm" svg:height="5.723cm"/>
          <chart:axis chart:dimension="x" chart:name="primary-x" chart:style-name="ch4" chartooo:axis-type="auto">
            <chartooo:date-scale/>
            <chart:title svg:x="6.798cm" svg:y="8.024cm" chart:style-name="ch5">
              <text:p>Rotation Error Intervals</text:p>
            </chart:title>
            <chart:categories table:cell-range-address="'Rotation-Stats'.J3:'Rotation-Stats'.M14"/>
          </chart:axis>
          <chart:axis chart:dimension="y" chart:name="primary-y" chart:style-name="ch6">
            <chart:title svg:x="0.451cm" svg:y="5.053cm" chart:style-name="ch7">
              <text:p>Count</text:p>
            </chart:title>
            <chart:grid chart:style-name="ch8" chart:class="major"/>
          </chart:axis>
          <chart:series chart:style-name="ch9" chart:values-cell-range-address="'Rotation-Stats'.N3:'Rotation-Stats'.N14" chart:label-cell-address="'Rotation-Stats'.N2:'Rotation-Stats'.N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-Mesh</text:p>
                <draw:g>
                  <svg:desc>'Rotation-Stats'.N2:'Rotation-Stats'.N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Rotation-Stats'.J3:'Rotation-Stats'.M14</svg:desc>
                </draw:g>
              </table:table-cell>
              <table:table-cell office:value-type="float" office:value="0">
                <text:p>0</text:p>
                <draw:g>
                  <svg:desc>'Rotation-Stats'.N3:'Rotation-Stats'.N14</svg:desc>
                </draw:g>
              </table:table-cell>
            </table:table-row>
            <table:table-row>
              <table:table-cell office:value-type="float" office:value="0.1">
                <text:p>0.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2">
                <text:p>0.2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.3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.4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>1.1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Cloud on Mesh Rotation Error Histogram</text:p>
        </chart:title>
        <chart:plot-area chart:style-name="ch3" table:cell-range-address="'Rotation-Stats'.J2:'Rotation-Stats'.J14 'Rotation-Stats'.O2:'Rotation-Stats'.O14" chart:data-source-has-labels="both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6.794cm" svg:y="8.019cm" chart:style-name="ch5">
              <text:p>Rotation Error Intervals</text:p>
            </chart:title>
            <chart:categories table:cell-range-address="'Rotation-Stats'.J3:'Rotation-Stats'.J14"/>
          </chart:axis>
          <chart:axis chart:dimension="y" chart:name="primary-y" chart:style-name="ch6">
            <chart:title svg:x="0.451cm" svg:y="5.051cm" chart:style-name="ch7">
              <text:p>Count</text:p>
            </chart:title>
            <chart:grid chart:style-name="ch8" chart:class="major"/>
          </chart:axis>
          <chart:series chart:style-name="ch9" chart:values-cell-range-address="'Rotation-Stats'.O3:'Rotation-Stats'.O14" chart:label-cell-address="'Rotation-Stats'.O2:'Rotation-Stats'.O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ud-Mesh</text:p>
                <draw:g>
                  <svg:desc>'Rotation-Stats'.O2:'Rotation-Stats'.O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otation-Stats'.J3:'Rotation-Stats'.J14</svg:desc>
                </draw:g>
              </table:table-cell>
              <table:table-cell office:value-type="float" office:value="0">
                <text:p>0</text:p>
                <draw:g>
                  <svg:desc>'Rotation-Stats'.O3:'Rotation-Stats'.O1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Cloud on Cloud Rotation Error Histogram</text:p>
        </chart:title>
        <chart:plot-area chart:style-name="ch3" table:cell-range-address="'Rotation-Stats'.J2:'Rotation-Stats'.J14 'Rotation-Stats'.P2:'Rotation-Stats'.P14" chart:data-source-has-labels="both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6.794cm" svg:y="8.019cm" chart:style-name="ch5">
              <text:p>Rotation Error Intervals</text:p>
            </chart:title>
            <chart:categories table:cell-range-address="'Rotation-Stats'.J3:'Rotation-Stats'.J14"/>
          </chart:axis>
          <chart:axis chart:dimension="y" chart:name="primary-y" chart:style-name="ch6">
            <chart:title svg:x="0.451cm" svg:y="5.051cm" chart:style-name="ch7">
              <text:p>Count</text:p>
            </chart:title>
            <chart:grid chart:style-name="ch8" chart:class="major"/>
          </chart:axis>
          <chart:series chart:style-name="ch9" chart:values-cell-range-address="'Rotation-Stats'.P3:'Rotation-Stats'.P14" chart:label-cell-address="'Rotation-Stats'.P2:'Rotation-Stats'.P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ud-Cloud</text:p>
                <draw:g>
                  <svg:desc>'Rotation-Stats'.P2:'Rotation-Stats'.P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otation-Stats'.J3:'Rotation-Stats'.J14</svg:desc>
                </draw:g>
              </table:table-cell>
              <table:table-cell office:value-type="float" office:value="0">
                <text:p>0</text:p>
                <draw:g>
                  <svg:desc>'Rotation-Stats'.P3:'Rotation-Stats'.P1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18cm" svg:y="0.316cm" chart:style-name="ch2">
          <text:p>Normalized Rotation Errors</text:p>
        </chart:title>
        <chart:legend chart:legend-position="end" svg:x="13.393cm" svg:y="3.703cm" style:legend-expansion="high" chart:style-name="ch3"/>
        <chart:plot-area chart:style-name="ch4" table:cell-range-address="'Rotation-Stats'.J2:'Rotation-Stats'.J14 'Rotation-Stats'.R2:'Rotation-Stats'.T14" chart:data-source-has-labels="both" svg:x="1.331cm" svg:y="1.275cm" svg:width="11.742cm" svg:height="6.564cm">
          <chartooo:coordinate-region svg:x="2.058cm" svg:y="1.474cm" svg:width="11.015cm" svg:height="5.718cm"/>
          <chart:axis chart:dimension="x" chart:name="primary-x" chart:style-name="ch5" chartooo:axis-type="auto">
            <chartooo:date-scale/>
            <chart:title svg:x="5.491cm" svg:y="8.019cm" chart:style-name="ch6">
              <text:p>Rotation Error Intervals</text:p>
            </chart:title>
            <chart:categories table:cell-range-address="'Rotation-Stats'.J3:'Rotation-Stats'.J14"/>
          </chart:axis>
          <chart:axis chart:dimension="y" chart:name="primary-y" chart:style-name="ch7">
            <chart:title svg:x="0.451cm" svg:y="4.76cm" chart:style-name="ch8">
              <text:p>%</text:p>
            </chart:title>
            <chart:grid chart:style-name="ch9" chart:class="major"/>
          </chart:axis>
          <chart:series chart:style-name="ch10" chart:values-cell-range-address="'Rotation-Stats'.R3:'Rotation-Stats'.R14" chart:label-cell-address="'Rotation-Stats'.R2:'Rotation-Stats'.R2" chart:class="chart:bar">
            <chart:data-point chart:repeated="12"/>
          </chart:series>
          <chart:series chart:style-name="ch11" chart:values-cell-range-address="'Rotation-Stats'.S3:'Rotation-Stats'.S14" chart:label-cell-address="'Rotation-Stats'.S2:'Rotation-Stats'.S2" chart:class="chart:bar">
            <chart:data-point chart:repeated="12"/>
          </chart:series>
          <chart:series chart:style-name="ch12" chart:values-cell-range-address="'Rotation-Stats'.T3:'Rotation-Stats'.T14" chart:label-cell-address="'Rotation-Stats'.T2:'Rotation-Stats'.T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-Mesh</text:p>
                <draw:g>
                  <svg:desc>'Rotation-Stats'.R2:'Rotation-Stats'.R2</svg:desc>
                </draw:g>
              </table:table-cell>
              <table:table-cell office:value-type="string">
                <text:p>Cloud-Mesh</text:p>
                <draw:g>
                  <svg:desc>'Rotation-Stats'.S2:'Rotation-Stats'.S2</svg:desc>
                </draw:g>
              </table:table-cell>
              <table:table-cell office:value-type="string">
                <text:p>Cloud-Cloud</text:p>
                <draw:g>
                  <svg:desc>'Rotation-Stats'.T2:'Rotation-Stats'.T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Rotation-Stats'.J3:'Rotation-Stats'.J14</svg:desc>
                </draw:g>
              </table:table-cell>
              <table:table-cell office:value-type="float" office:value="0">
                <text:p>0</text:p>
                <draw:g>
                  <svg:desc>'Rotation-Stats'.R3:'Rotation-Stats'.R14</svg:desc>
                </draw:g>
              </table:table-cell>
              <table:table-cell office:value-type="float" office:value="0">
                <text:p>0</text:p>
                <draw:g>
                  <svg:desc>'Rotation-Stats'.S3:'Rotation-Stats'.S14</svg:desc>
                </draw:g>
              </table:table-cell>
              <table:table-cell office:value-type="float" office:value="0">
                <text:p>0</text:p>
                <draw:g>
                  <svg:desc>'Rotation-Stats'.T3:'Rotation-Stats'.T1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25">
                <text:p>0.825</text:p>
              </table:table-cell>
              <table:table-cell office:value-type="float" office:value="0.365384615384615">
                <text:p>0.365384615384615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0961538461538462">
                <text:p>0.096153846153846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875">
                <text:p>0.087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25">
                <text:p>0.025</text:p>
              </table:table-cell>
              <table:table-cell office:value-type="float" office:value="0.0576923076923077">
                <text:p>0.0576923076923077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25">
                <text:p>0.02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